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97cm"/>
    </style:style>
    <style:style style:name="co3" style:family="table-column">
      <style:table-column-properties fo:break-before="auto" style:column-width="2.5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5" style:family="table-cell" style:parent-style-name="Default">
      <style:table-cell-properties fo:border="0.74pt solid #000000"/>
    </style:style>
    <style:style style:name="ce3" style:family="table-cell" style:parent-style-name="Default" style:data-style-name="N49">
      <style:table-cell-properties fo:border="0.74pt solid #000000"/>
    </style:style>
    <style:style style:name="ce6" style:family="table-cell" style:parent-style-name="Default" style:data-style-name="N162">
      <style:table-cell-properties fo:border="0.74pt solid #000000"/>
    </style:style>
    <style:style style:name="ce7" style:family="table-cell" style:parent-style-name="Default" style:data-style-name="N162"/>
    <style:style style:name="ce8" style:family="table-cell" style:parent-style-name="Default" style:data-style-name="N161">
      <style:table-cell-properties fo:border="0.74pt solid #000000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rs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able:cell-range-source table:name="CSV_all" xlink:type="simple" xlink:href="../mars.txt" table:filter-name="Text - txt - csv (StarCalc)" table:filter-options="32,34,76,1,,0,false,false,true,false,false,0,false,false,true" table:last-column-spanned="8" table:last-row-spanned="365"/>
            <text:p>2022-Jan-01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21.41" calcext:value-type="float">
            <text:p>21,41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40.3" calcext:value-type="float">
            <text:p>40,3</text:p>
          </table:table-cell>
        </table:table-row>
        <table:table-row table:style-name="ro1">
          <table:table-cell office:value-type="string" calcext:value-type="string">
            <text:p>2022-Jan-02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24.36" calcext:value-type="float">
            <text:p>24,36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22-Jan-03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27.72" calcext:value-type="float">
            <text:p>27,72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25.3" calcext:value-type="float">
            <text:p>25,3</text:p>
          </table:table-cell>
        </table:table-row>
        <table:table-row table:style-name="ro1">
          <table:table-cell office:value-type="string" calcext:value-type="string">
            <text:p>2022-Jan-04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float" office:value="31.5" calcext:value-type="float">
            <text:p>31,5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22-Jan-05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35.68" calcext:value-type="float">
            <text:p>35,68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22-Jan-0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0.25" calcext:value-type="float">
            <text:p>40,25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office:value-type="float" office:value="28.2" calcext:value-type="float">
            <text:p>28,2</text:p>
          </table:table-cell>
        </table:table-row>
        <table:table-row table:style-name="ro1">
          <table:table-cell office:value-type="string" calcext:value-type="string">
            <text:p>2022-Jan-07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5.2" calcext:value-type="float">
            <text:p>45,2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,5</text:p>
          </table:table-cell>
        </table:table-row>
        <table:table-row table:style-name="ro1">
          <table:table-cell office:value-type="string" calcext:value-type="string">
            <text:p>2022-Jan-08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0.52" calcext:value-type="float">
            <text:p>50,52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5.7" calcext:value-type="float">
            <text:p>5,7</text:p>
          </table:table-cell>
        </table:table-row>
        <table:table-row table:style-name="ro1">
          <table:table-cell office:value-type="string" calcext:value-type="string">
            <text:p>2022-Jan-0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.2" calcext:value-type="float">
            <text:p>56,2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4.9" calcext:value-type="float">
            <text:p>34,9</text:p>
          </table:table-cell>
        </table:table-row>
        <table:table-row table:style-name="ro1">
          <table:table-cell office:value-type="string" calcext:value-type="string">
            <text:p>2022-Jan-1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.25" calcext:value-type="float">
            <text:p>2,25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50.9" calcext:value-type="float">
            <text:p>50,9</text:p>
          </table:table-cell>
        </table:table-row>
        <table:table-row table:style-name="ro1">
          <table:table-cell office:value-type="string" calcext:value-type="string">
            <text:p>2022-Jan-1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.63" calcext:value-type="float">
            <text:p>8,63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53.5" calcext:value-type="float">
            <text:p>53,5</text:p>
          </table:table-cell>
        </table:table-row>
        <table:table-row table:style-name="ro1">
          <table:table-cell office:value-type="string" calcext:value-type="string">
            <text:p>2022-Jan-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5.36" calcext:value-type="float">
            <text:p>15,36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42.9" calcext:value-type="float">
            <text:p>42,9</text:p>
          </table:table-cell>
        </table:table-row>
        <table:table-row table:style-name="ro1">
          <table:table-cell office:value-type="string" calcext:value-type="string">
            <text:p>2022-Jan-1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2.42" calcext:value-type="float">
            <text:p>22,42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8.8" calcext:value-type="float">
            <text:p>18,8</text:p>
          </table:table-cell>
        </table:table-row>
        <table:table-row table:style-name="ro1">
          <table:table-cell office:value-type="string" calcext:value-type="string">
            <text:p>2022-Jan-14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9.79" calcext:value-type="float">
            <text:p>29,79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41.1" calcext:value-type="float">
            <text:p>41,1</text:p>
          </table:table-cell>
        </table:table-row>
        <table:table-row table:style-name="ro1">
          <table:table-cell office:value-type="string" calcext:value-type="string">
            <text:p>2022-Jan-15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7.49" calcext:value-type="float">
            <text:p>37,49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49.9" calcext:value-type="float">
            <text:p>49,9</text:p>
          </table:table-cell>
        </table:table-row>
        <table:table-row table:style-name="ro1">
          <table:table-cell office:value-type="string" calcext:value-type="string">
            <text:p>2022-Jan-16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45.48" calcext:value-type="float">
            <text:p>45,48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22-Jan-17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53.77" calcext:value-type="float">
            <text:p>53,77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26.3" calcext:value-type="float">
            <text:p>26,3</text:p>
          </table:table-cell>
        </table:table-row>
        <table:table-row table:style-name="ro1">
          <table:table-cell office:value-type="string" calcext:value-type="string">
            <text:p>2022-Jan-18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2.35" calcext:value-type="float">
            <text:p>2,35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53.9" calcext:value-type="float">
            <text:p>53,9</text:p>
          </table:table-cell>
        </table:table-row>
        <table:table-row table:style-name="ro1">
          <table:table-cell office:value-type="string" calcext:value-type="string">
            <text:p>2022-Jan-19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11.2" calcext:value-type="float">
            <text:p>11,2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7.5" calcext:value-type="float">
            <text:p>7,5</text:p>
          </table:table-cell>
        </table:table-row>
        <table:table-row table:style-name="ro1">
          <table:table-cell office:value-type="string" calcext:value-type="string">
            <text:p>2022-Jan-20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20.32" calcext:value-type="float">
            <text:p>20,32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7.3" calcext:value-type="float">
            <text:p>7,3</text:p>
          </table:table-cell>
        </table:table-row>
        <table:table-row table:style-name="ro1">
          <table:table-cell office:value-type="string" calcext:value-type="string">
            <text:p>2022-Jan-21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29.69" calcext:value-type="float">
            <text:p>29,69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2022-Jan-22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39.32" calcext:value-type="float">
            <text:p>39,32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24.7" calcext:value-type="float">
            <text:p>24,7</text:p>
          </table:table-cell>
        </table:table-row>
        <table:table-row table:style-name="ro1">
          <table:table-cell office:value-type="string" calcext:value-type="string">
            <text:p>2022-Jan-23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49.17" calcext:value-type="float">
            <text:p>49,17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42.2" calcext:value-type="float">
            <text:p>42,2</text:p>
          </table:table-cell>
        </table:table-row>
        <table:table-row table:style-name="ro1">
          <table:table-cell office:value-type="string" calcext:value-type="string">
            <text:p>2022-Jan-24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59.26" calcext:value-type="float">
            <text:p>59,26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45.6" calcext:value-type="float">
            <text:p>45,6</text:p>
          </table:table-cell>
        </table:table-row>
        <table:table-row table:style-name="ro1">
          <table:table-cell office:value-type="string" calcext:value-type="string">
            <text:p>2022-Jan-2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9.55" calcext:value-type="float">
            <text:p>9,55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34.7" calcext:value-type="float">
            <text:p>34,7</text:p>
          </table:table-cell>
        </table:table-row>
        <table:table-row table:style-name="ro1">
          <table:table-cell office:value-type="string" calcext:value-type="string">
            <text:p>2022-Jan-2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0.05" calcext:value-type="float">
            <text:p>20,05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9.6" calcext:value-type="float">
            <text:p>9,6</text:p>
          </table:table-cell>
        </table:table-row>
        <table:table-row table:style-name="ro1">
          <table:table-cell office:value-type="string" calcext:value-type="string">
            <text:p>2022-Jan-27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0.73" calcext:value-type="float">
            <text:p>30,73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30.2" calcext:value-type="float">
            <text:p>30,2</text:p>
          </table:table-cell>
        </table:table-row>
        <table:table-row table:style-name="ro1">
          <table:table-cell office:value-type="string" calcext:value-type="string">
            <text:p>2022-Jan-28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41.58" calcext:value-type="float">
            <text:p>41,58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36.4" calcext:value-type="float">
            <text:p>36,4</text:p>
          </table:table-cell>
        </table:table-row>
        <table:table-row table:style-name="ro1">
          <table:table-cell office:value-type="string" calcext:value-type="string">
            <text:p>2022-Jan-29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2.59" calcext:value-type="float">
            <text:p>52,59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28.3" calcext:value-type="float">
            <text:p>28,3</text:p>
          </table:table-cell>
        </table:table-row>
        <table:table-row table:style-name="ro1">
          <table:table-cell office:value-type="string" calcext:value-type="string">
            <text:p>2022-Jan-3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.74" calcext:value-type="float">
            <text:p>3,74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5.7" calcext:value-type="float">
            <text:p>5,7</text:p>
          </table:table-cell>
        </table:table-row>
        <table:table-row table:style-name="ro1">
          <table:table-cell office:value-type="string" calcext:value-type="string">
            <text:p>2022-Jan-3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5.03" calcext:value-type="float">
            <text:p>15,03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28.7" calcext:value-type="float">
            <text:p>28,7</text:p>
          </table:table-cell>
        </table:table-row>
        <table:table-row table:style-name="ro1">
          <table:table-cell office:value-type="string" calcext:value-type="string">
            <text:p>2022-Feb-01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.42" calcext:value-type="float">
            <text:p>26,42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37.2" calcext:value-type="float">
            <text:p>37,2</text:p>
          </table:table-cell>
        </table:table-row>
        <table:table-row table:style-name="ro1">
          <table:table-cell office:value-type="string" calcext:value-type="string">
            <text:p>2022-Feb-02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7.91" calcext:value-type="float">
            <text:p>37,91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31.2" calcext:value-type="float">
            <text:p>31,2</text:p>
          </table:table-cell>
        </table:table-row>
        <table:table-row table:style-name="ro1">
          <table:table-cell office:value-type="string" calcext:value-type="string">
            <text:p>2022-Feb-0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49.49" calcext:value-type="float">
            <text:p>49,49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10.7" calcext:value-type="float">
            <text:p>10,7</text:p>
          </table:table-cell>
        </table:table-row>
        <table:table-row table:style-name="ro1">
          <table:table-cell office:value-type="string" calcext:value-type="string">
            <text:p>2022-Feb-04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.13" calcext:value-type="float">
            <text:p>1,13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35.8" calcext:value-type="float">
            <text:p>35,8</text:p>
          </table:table-cell>
        </table:table-row>
        <table:table-row table:style-name="ro1">
          <table:table-cell office:value-type="string" calcext:value-type="string">
            <text:p>2022-Feb-05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12.83" calcext:value-type="float">
            <text:p>12,83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46.3" calcext:value-type="float">
            <text:p>46,3</text:p>
          </table:table-cell>
        </table:table-row>
        <table:table-row table:style-name="ro1">
          <table:table-cell office:value-type="string" calcext:value-type="string">
            <text:p>2022-Feb-06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24.57" calcext:value-type="float">
            <text:p>24,57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42.3" calcext:value-type="float">
            <text:p>42,3</text:p>
          </table:table-cell>
        </table:table-row>
        <table:table-row table:style-name="ro1">
          <table:table-cell office:value-type="string" calcext:value-type="string">
            <text:p>2022-Feb-07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36.34" calcext:value-type="float">
            <text:p>36,34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23.9" calcext:value-type="float">
            <text:p>23,9</text:p>
          </table:table-cell>
        </table:table-row>
        <table:table-row table:style-name="ro1">
          <table:table-cell office:value-type="string" calcext:value-type="string">
            <text:p>2022-Feb-0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48.13" calcext:value-type="float">
            <text:p>48,13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22-Feb-09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59.93" calcext:value-type="float">
            <text:p>59,93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3.6" calcext:value-type="float">
            <text:p>3,6</text:p>
          </table:table-cell>
        </table:table-row>
        <table:table-row table:style-name="ro1">
          <table:table-cell office:value-type="string" calcext:value-type="string">
            <text:p>2022-Feb-10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1.72" calcext:value-type="float">
            <text:p>11,72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1.7" calcext:value-type="float">
            <text:p>1,7</text:p>
          </table:table-cell>
        </table:table-row>
        <table:table-row table:style-name="ro1">
          <table:table-cell office:value-type="string" calcext:value-type="string">
            <text:p>2022-Feb-11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23.5" calcext:value-type="float">
            <text:p>23,5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45.5" calcext:value-type="float">
            <text:p>45,5</text:p>
          </table:table-cell>
        </table:table-row>
        <table:table-row table:style-name="ro1">
          <table:table-cell office:value-type="string" calcext:value-type="string">
            <text:p>2022-Feb-12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35.25" calcext:value-type="float">
            <text:p>35,25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4.8" calcext:value-type="float">
            <text:p>14,8</text:p>
          </table:table-cell>
        </table:table-row>
        <table:table-row table:style-name="ro1">
          <table:table-cell office:value-type="string" calcext:value-type="string">
            <text:p>2022-Feb-1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6.96" calcext:value-type="float">
            <text:p>46,96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9.8" calcext:value-type="float">
            <text:p>29,8</text:p>
          </table:table-cell>
        </table:table-row>
        <table:table-row table:style-name="ro1">
          <table:table-cell office:value-type="string" calcext:value-type="string">
            <text:p>2022-Feb-14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8.63" calcext:value-type="float">
            <text:p>58,63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30.4" calcext:value-type="float">
            <text:p>30,4</text:p>
          </table:table-cell>
        </table:table-row>
        <table:table-row table:style-name="ro1">
          <table:table-cell office:value-type="string" calcext:value-type="string">
            <text:p>2022-Feb-15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0.25" calcext:value-type="float">
            <text:p>10,25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6.8" calcext:value-type="float">
            <text:p>16,8</text:p>
          </table:table-cell>
        </table:table-row>
        <table:table-row table:style-name="ro1">
          <table:table-cell office:value-type="string" calcext:value-type="string">
            <text:p>2022-Feb-16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1.79" calcext:value-type="float">
            <text:p>21,79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48.9" calcext:value-type="float">
            <text:p>48,9</text:p>
          </table:table-cell>
        </table:table-row>
        <table:table-row table:style-name="ro1">
          <table:table-cell office:value-type="string" calcext:value-type="string">
            <text:p>2022-Feb-17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33.26" calcext:value-type="float">
            <text:p>33,26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6.7" calcext:value-type="float">
            <text:p>6,7</text:p>
          </table:table-cell>
        </table:table-row>
        <table:table-row table:style-name="ro1">
          <table:table-cell office:value-type="string" calcext:value-type="string">
            <text:p>2022-Feb-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44.65" calcext:value-type="float">
            <text:p>44,65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office:value-type="float" office:value="10.4" calcext:value-type="float">
            <text:p>10,4</text:p>
          </table:table-cell>
        </table:table-row>
        <table:table-row table:style-name="ro1">
          <table:table-cell office:value-type="string" calcext:value-type="string">
            <text:p>2022-Feb-19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55.94" calcext:value-type="float">
            <text:p>55,94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59.9" calcext:value-type="float">
            <text:p>59,9</text:p>
          </table:table-cell>
        </table:table-row>
        <table:table-row table:style-name="ro1">
          <table:table-cell office:value-type="string" calcext:value-type="string">
            <text:p>2022-Feb-20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.12" calcext:value-type="float">
            <text:p>7,12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35.4" calcext:value-type="float">
            <text:p>35,4</text:p>
          </table:table-cell>
        </table:table-row>
        <table:table-row table:style-name="ro1">
          <table:table-cell office:value-type="string" calcext:value-type="string">
            <text:p>2022-Feb-21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8.19" calcext:value-type="float">
            <text:p>18,19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56.8" calcext:value-type="float">
            <text:p>56,8</text:p>
          </table:table-cell>
        </table:table-row>
        <table:table-row table:style-name="ro1">
          <table:table-cell office:value-type="string" calcext:value-type="string">
            <text:p>2022-Feb-22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29.14" calcext:value-type="float">
            <text:p>29,14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string" calcext:value-type="string">
            <text:p>2022-Feb-23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39.94" calcext:value-type="float">
            <text:p>39,94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57.8" calcext:value-type="float">
            <text:p>57,8</text:p>
          </table:table-cell>
        </table:table-row>
        <table:table-row table:style-name="ro1">
          <table:table-cell office:value-type="string" calcext:value-type="string">
            <text:p>2022-Feb-24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50.6" calcext:value-type="float">
            <text:p>50,6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7.5" calcext:value-type="float">
            <text:p>37,5</text:p>
          </table:table-cell>
        </table:table-row>
        <table:table-row table:style-name="ro1">
          <table:table-cell office:value-type="string" calcext:value-type="string">
            <text:p>2022-Feb-25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3.4" calcext:value-type="float">
            <text:p>3,4</text:p>
          </table:table-cell>
        </table:table-row>
        <table:table-row table:style-name="ro1">
          <table:table-cell office:value-type="string" calcext:value-type="string">
            <text:p>2022-Feb-26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11.43" calcext:value-type="float">
            <text:p>11,43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5.6" calcext:value-type="float">
            <text:p>15,6</text:p>
          </table:table-cell>
        </table:table-row>
        <table:table-row table:style-name="ro1">
          <table:table-cell office:value-type="string" calcext:value-type="string">
            <text:p>2022-Feb-27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21.58" calcext:value-type="float">
            <text:p>21,58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4.2" calcext:value-type="float">
            <text:p>14,2</text:p>
          </table:table-cell>
        </table:table-row>
        <table:table-row table:style-name="ro1">
          <table:table-cell office:value-type="string" calcext:value-type="string">
            <text:p>2022-Feb-28</text:p>
          </table:table-cell>
          <table:table-cell office:value-type="float" office:value="19" calcext:value-type="float">
            <text:p>19</text:p>
          </table:table-cell>
          <table:table-cell office:value-type="float" office:value="48" calcext:value-type="float">
            <text:p>48</text:p>
          </table:table-cell>
          <table:table-cell office:value-type="float" office:value="31.52" calcext:value-type="float">
            <text:p>31,52</text:p>
          </table:table-cell>
          <table:table-cell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59.3" calcext:value-type="float">
            <text:p>59,3</text:p>
          </table:table-cell>
        </table:table-row>
        <table:table-row table:style-name="ro1">
          <table:table-cell office:value-type="string" calcext:value-type="string">
            <text:p>2022-Mar-01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41.27" calcext:value-type="float">
            <text:p>41,27</text:p>
          </table:table-cell>
          <table:table-cell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30.9" calcext:value-type="float">
            <text:p>30,9</text:p>
          </table:table-cell>
        </table:table-row>
        <table:table-row table:style-name="ro1">
          <table:table-cell office:value-type="string" calcext:value-type="string">
            <text:p>2022-Mar-02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50.79" calcext:value-type="float">
            <text:p>50,79</text:p>
          </table:table-cell>
          <table:table-cell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49.2" calcext:value-type="float">
            <text:p>49,2</text:p>
          </table:table-cell>
        </table:table-row>
        <table:table-row table:style-name="ro1">
          <table:table-cell office:value-type="string" calcext:value-type="string">
            <text:p>2022-Mar-03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0.08" calcext:value-type="float">
            <text:p>0,08</text:p>
          </table:table-cell>
          <table:table-cell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54.3" calcext:value-type="float">
            <text:p>54,3</text:p>
          </table:table-cell>
        </table:table-row>
        <table:table-row table:style-name="ro1">
          <table:table-cell office:value-type="string" calcext:value-type="string">
            <text:p>2022-Mar-0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.13" calcext:value-type="float">
            <text:p>9,13</text:p>
          </table:table-cell>
          <table:table-cell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46.2" calcext:value-type="float">
            <text:p>46,2</text:p>
          </table:table-cell>
        </table:table-row>
        <table:table-row table:style-name="ro1">
          <table:table-cell office:value-type="string" calcext:value-type="string">
            <text:p>2022-Mar-0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7.93" calcext:value-type="float">
            <text:p>17,93</text:p>
          </table:table-cell>
          <table:table-cell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5.1" calcext:value-type="float">
            <text:p>25,1</text:p>
          </table:table-cell>
        </table:table-row>
        <table:table-row table:style-name="ro1">
          <table:table-cell office:value-type="string" calcext:value-type="string">
            <text:p>2022-Mar-06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6.47" calcext:value-type="float">
            <text:p>26,47</text:p>
          </table:table-cell>
          <table:table-cell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51.1" calcext:value-type="float">
            <text:p>51,1</text:p>
          </table:table-cell>
        </table:table-row>
        <table:table-row table:style-name="ro1">
          <table:table-cell office:value-type="string" calcext:value-type="string">
            <text:p>2022-Mar-07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4.75" calcext:value-type="float">
            <text:p>34,75</text:p>
          </table:table-cell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4.3" calcext:value-type="float">
            <text:p>4,3</text:p>
          </table:table-cell>
        </table:table-row>
        <table:table-row table:style-name="ro1">
          <table:table-cell office:value-type="string" calcext:value-type="string">
            <text:p>2022-Mar-08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42.75" calcext:value-type="float">
            <text:p>42,75</text:p>
          </table:table-cell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 office:value-type="string" calcext:value-type="string">
            <text:p>2022-Mar-09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50.47" calcext:value-type="float">
            <text:p>50,47</text:p>
          </table:table-cell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2.7" calcext:value-type="float">
            <text:p>52,7</text:p>
          </table:table-cell>
        </table:table-row>
        <table:table-row table:style-name="ro1">
          <table:table-cell office:value-type="string" calcext:value-type="string">
            <text:p>2022-Mar-1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57.9" calcext:value-type="float">
            <text:p>57,9</text:p>
          </table:table-cell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28.2" calcext:value-type="float">
            <text:p>28,2</text:p>
          </table:table-cell>
        </table:table-row>
        <table:table-row table:style-name="ro1">
          <table:table-cell office:value-type="string" calcext:value-type="string">
            <text:p>2022-Mar-1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5.05" calcext:value-type="float">
            <text:p>5,05</text:p>
          </table:table-cell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51.3" calcext:value-type="float">
            <text:p>51,3</text:p>
          </table:table-cell>
        </table:table-row>
        <table:table-row table:style-name="ro1">
          <table:table-cell office:value-type="string" calcext:value-type="string">
            <text:p>2022-Mar-12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1.89" calcext:value-type="float">
            <text:p>11,89</text:p>
          </table:table-cell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.3" calcext:value-type="float">
            <text:p>2,3</text:p>
          </table:table-cell>
        </table:table-row>
        <table:table-row table:style-name="ro1">
          <table:table-cell office:value-type="string" calcext:value-type="string">
            <text:p>2022-Mar-13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18.44" calcext:value-type="float">
            <text:p>18,44</text:p>
          </table:table-cell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 office:value-type="string" calcext:value-type="string">
            <text:p>2022-Mar-14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24.68" calcext:value-type="float">
            <text:p>24,68</text:p>
          </table:table-cell>
          <table:table-cell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47.9" calcext:value-type="float">
            <text:p>47,9</text:p>
          </table:table-cell>
        </table:table-row>
        <table:table-row table:style-name="ro1">
          <table:table-cell office:value-type="string" calcext:value-type="string">
            <text:p>2022-Mar-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30.62" calcext:value-type="float">
            <text:p>30,62</text:p>
          </table:table-cell>
          <table:table-cell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22-Mar-16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36.24" calcext:value-type="float">
            <text:p>36,24</text:p>
          </table:table-cell>
          <table:table-cell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46.3" calcext:value-type="float">
            <text:p>46,3</text:p>
          </table:table-cell>
        </table:table-row>
        <table:table-row table:style-name="ro1">
          <table:table-cell office:value-type="string" calcext:value-type="string">
            <text:p>2022-Mar-17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41.56" calcext:value-type="float">
            <text:p>41,56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022-Mar-18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46.55" calcext:value-type="float">
            <text:p>46,55</text:p>
          </table:table-cell>
          <table:table-cell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58.2" calcext:value-type="float">
            <text:p>58,2</text:p>
          </table:table-cell>
        </table:table-row>
        <table:table-row table:style-name="ro1">
          <table:table-cell office:value-type="string" calcext:value-type="string">
            <text:p>2022-Mar-19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51.23" calcext:value-type="float">
            <text:p>51,23</text:p>
          </table:table-cell>
          <table:table-cell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office:value-type="string" calcext:value-type="string">
            <text:p>2022-Mar-2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55.59" calcext:value-type="float">
            <text:p>55,59</text:p>
          </table:table-cell>
          <table:table-cell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24.8" calcext:value-type="float">
            <text:p>24,8</text:p>
          </table:table-cell>
        </table:table-row>
        <table:table-row table:style-name="ro1">
          <table:table-cell office:value-type="string" calcext:value-type="string">
            <text:p>2022-Mar-21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59.62" calcext:value-type="float">
            <text:p>59,62</text:p>
          </table:table-cell>
          <table:table-cell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51.4" calcext:value-type="float">
            <text:p>51,4</text:p>
          </table:table-cell>
        </table:table-row>
        <table:table-row table:style-name="ro1">
          <table:table-cell office:value-type="string" calcext:value-type="string">
            <text:p>2022-Mar-22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3.33" calcext:value-type="float">
            <text:p>3,33</text:p>
          </table:table-cell>
          <table:table-cell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7.1" calcext:value-type="float">
            <text:p>7,1</text:p>
          </table:table-cell>
        </table:table-row>
        <table:table-row table:style-name="ro1">
          <table:table-cell office:value-type="string" calcext:value-type="string">
            <text:p>2022-Mar-2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.71" calcext:value-type="float">
            <text:p>6,71</text:p>
          </table:table-cell>
          <table:table-cell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22-Mar-24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9.76" calcext:value-type="float">
            <text:p>9,76</text:p>
          </table:table-cell>
          <table:table-cell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6.2" calcext:value-type="float">
            <text:p>6,2</text:p>
          </table:table-cell>
        </table:table-row>
        <table:table-row table:style-name="ro1">
          <table:table-cell office:value-type="string" calcext:value-type="string">
            <text:p>2022-Mar-25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2.48" calcext:value-type="float">
            <text:p>12,48</text:p>
          </table:table-cell>
          <table:table-cell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22-Mar-26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4.86" calcext:value-type="float">
            <text:p>14,86</text:p>
          </table:table-cell>
          <table:table-cell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23.4" calcext:value-type="float">
            <text:p>23,4</text:p>
          </table:table-cell>
        </table:table-row>
        <table:table-row table:style-name="ro1">
          <table:table-cell office:value-type="string" calcext:value-type="string">
            <text:p>2022-Mar-27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6.89" calcext:value-type="float">
            <text:p>16,89</text:p>
          </table:table-cell>
          <table:table-cell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46.6" calcext:value-type="float">
            <text:p>46,6</text:p>
          </table:table-cell>
        </table:table-row>
        <table:table-row table:style-name="ro1">
          <table:table-cell office:value-type="string" calcext:value-type="string">
            <text:p>2022-Mar-28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8.58" calcext:value-type="float">
            <text:p>18,58</text:p>
          </table:table-cell>
          <table:table-cell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59.8" calcext:value-type="float">
            <text:p>59,8</text:p>
          </table:table-cell>
        </table:table-row>
        <table:table-row table:style-name="ro1">
          <table:table-cell office:value-type="string" calcext:value-type="string">
            <text:p>2022-Mar-29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9.91" calcext:value-type="float">
            <text:p>19,91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3.1" calcext:value-type="float">
            <text:p>3,1</text:p>
          </table:table-cell>
        </table:table-row>
        <table:table-row table:style-name="ro1">
          <table:table-cell office:value-type="string" calcext:value-type="string">
            <text:p>2022-Mar-3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0.89" calcext:value-type="float">
            <text:p>20,89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56.8" calcext:value-type="float">
            <text:p>56,8</text:p>
          </table:table-cell>
        </table:table-row>
        <table:table-row table:style-name="ro1">
          <table:table-cell office:value-type="string" calcext:value-type="string">
            <text:p>2022-Mar-31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1.51" calcext:value-type="float">
            <text:p>21,51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40.9" calcext:value-type="float">
            <text:p>40,9</text:p>
          </table:table-cell>
        </table:table-row>
        <table:table-row table:style-name="ro1">
          <table:table-cell office:value-type="string" calcext:value-type="string">
            <text:p>2022-Apr-01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1.77" calcext:value-type="float">
            <text:p>21,77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.8" calcext:value-type="float">
            <text:p>15,8</text:p>
          </table:table-cell>
        </table:table-row>
        <table:table-row table:style-name="ro1">
          <table:table-cell office:value-type="string" calcext:value-type="string">
            <text:p>2022-Apr-02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1.66" calcext:value-type="float">
            <text:p>21,66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1.5" calcext:value-type="float">
            <text:p>41,5</text:p>
          </table:table-cell>
        </table:table-row>
        <table:table-row table:style-name="ro1">
          <table:table-cell office:value-type="string" calcext:value-type="string">
            <text:p>2022-Apr-03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21.19" calcext:value-type="float">
            <text:p>21,19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58.2" calcext:value-type="float">
            <text:p>58,2</text:p>
          </table:table-cell>
        </table:table-row>
        <table:table-row table:style-name="ro1">
          <table:table-cell office:value-type="string" calcext:value-type="string">
            <text:p>2022-Apr-04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20.36" calcext:value-type="float">
            <text:p>20,36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22-Apr-05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19.15" calcext:value-type="float">
            <text:p>19,15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5.3" calcext:value-type="float">
            <text:p>5,3</text:p>
          </table:table-cell>
        </table:table-row>
        <table:table-row table:style-name="ro1">
          <table:table-cell office:value-type="string" calcext:value-type="string">
            <text:p>2022-Apr-06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17.59" calcext:value-type="float">
            <text:p>17,59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6.1" calcext:value-type="float">
            <text:p>56,1</text:p>
          </table:table-cell>
        </table:table-row>
        <table:table-row table:style-name="ro1">
          <table:table-cell office:value-type="string" calcext:value-type="string">
            <text:p>2022-Apr-07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15.66" calcext:value-type="float">
            <text:p>15,66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38.6" calcext:value-type="float">
            <text:p>38,6</text:p>
          </table:table-cell>
        </table:table-row>
        <table:table-row table:style-name="ro1">
          <table:table-cell office:value-type="string" calcext:value-type="string">
            <text:p>2022-Apr-08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13.36" calcext:value-type="float">
            <text:p>13,36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22-Apr-09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10.71" calcext:value-type="float">
            <text:p>10,71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9.5" calcext:value-type="float">
            <text:p>39,5</text:p>
          </table:table-cell>
        </table:table-row>
        <table:table-row table:style-name="ro1">
          <table:table-cell office:value-type="string" calcext:value-type="string">
            <text:p>2022-Apr-10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7.7" calcext:value-type="float">
            <text:p>7,7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58.1" calcext:value-type="float">
            <text:p>58,1</text:p>
          </table:table-cell>
        </table:table-row>
        <table:table-row table:style-name="ro1">
          <table:table-cell office:value-type="string" calcext:value-type="string">
            <text:p>2022-Apr-11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4.34" calcext:value-type="float">
            <text:p>4,34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9.2" calcext:value-type="float">
            <text:p>9,2</text:p>
          </table:table-cell>
        </table:table-row>
        <table:table-row table:style-name="ro1">
          <table:table-cell office:value-type="string" calcext:value-type="string">
            <text:p>2022-Apr-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62" calcext:value-type="float">
            <text:p>0,62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12.8" calcext:value-type="float">
            <text:p>12,8</text:p>
          </table:table-cell>
        </table:table-row>
        <table:table-row table:style-name="ro1">
          <table:table-cell office:value-type="string" calcext:value-type="string">
            <text:p>2022-Apr-13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56.57" calcext:value-type="float">
            <text:p>56,57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9.2" calcext:value-type="float">
            <text:p>9,2</text:p>
          </table:table-cell>
        </table:table-row>
        <table:table-row table:style-name="ro1">
          <table:table-cell office:value-type="string" calcext:value-type="string">
            <text:p>2022-Apr-14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52.16" calcext:value-type="float">
            <text:p>52,16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8.4" calcext:value-type="float">
            <text:p>58,4</text:p>
          </table:table-cell>
        </table:table-row>
        <table:table-row table:style-name="ro1">
          <table:table-cell office:value-type="string" calcext:value-type="string">
            <text:p>2022-Apr-15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.42" calcext:value-type="float">
            <text:p>47,42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40.6" calcext:value-type="float">
            <text:p>40,6</text:p>
          </table:table-cell>
        </table:table-row>
        <table:table-row table:style-name="ro1">
          <table:table-cell office:value-type="string" calcext:value-type="string">
            <text:p>2022-Apr-1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42.35" calcext:value-type="float">
            <text:p>42,35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16.1" calcext:value-type="float">
            <text:p>16,1</text:p>
          </table:table-cell>
        </table:table-row>
        <table:table-row table:style-name="ro1">
          <table:table-cell office:value-type="string" calcext:value-type="string">
            <text:p>2022-Apr-17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36.95" calcext:value-type="float">
            <text:p>36,95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22-Apr-18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31.23" calcext:value-type="float">
            <text:p>31,23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7.4" calcext:value-type="float">
            <text:p>7,4</text:p>
          </table:table-cell>
        </table:table-row>
        <table:table-row table:style-name="ro1">
          <table:table-cell office:value-type="string" calcext:value-type="string">
            <text:p>2022-Apr-19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5.19" calcext:value-type="float">
            <text:p>25,19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23.5" calcext:value-type="float">
            <text:p>23,5</text:p>
          </table:table-cell>
        </table:table-row>
        <table:table-row table:style-name="ro1">
          <table:table-cell office:value-type="string" calcext:value-type="string">
            <text:p>2022-Apr-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8.84" calcext:value-type="float">
            <text:p>18,84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33.4" calcext:value-type="float">
            <text:p>33,4</text:p>
          </table:table-cell>
        </table:table-row>
        <table:table-row table:style-name="ro1">
          <table:table-cell office:value-type="string" calcext:value-type="string">
            <text:p>2022-Apr-2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12.17" calcext:value-type="float">
            <text:p>12,17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7.4" calcext:value-type="float">
            <text:p>37,4</text:p>
          </table:table-cell>
        </table:table-row>
        <table:table-row table:style-name="ro1">
          <table:table-cell office:value-type="string" calcext:value-type="string">
            <text:p>2022-Apr-22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5.19" calcext:value-type="float">
            <text:p>5,19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5.6" calcext:value-type="float">
            <text:p>35,6</text:p>
          </table:table-cell>
        </table:table-row>
        <table:table-row table:style-name="ro1">
          <table:table-cell office:value-type="string" calcext:value-type="string">
            <text:p>2022-Apr-23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57.91" calcext:value-type="float">
            <text:p>57,91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28.3" calcext:value-type="float">
            <text:p>28,3</text:p>
          </table:table-cell>
        </table:table-row>
        <table:table-row table:style-name="ro1">
          <table:table-cell office:value-type="string" calcext:value-type="string">
            <text:p>2022-Apr-24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50.32" calcext:value-type="float">
            <text:p>50,32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5.5" calcext:value-type="float">
            <text:p>15,5</text:p>
          </table:table-cell>
        </table:table-row>
        <table:table-row table:style-name="ro1">
          <table:table-cell office:value-type="string" calcext:value-type="string">
            <text:p>2022-Apr-25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42.42" calcext:value-type="float">
            <text:p>42,42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7.6" calcext:value-type="float">
            <text:p>57,6</text:p>
          </table:table-cell>
        </table:table-row>
        <table:table-row table:style-name="ro1">
          <table:table-cell office:value-type="string" calcext:value-type="string">
            <text:p>2022-Apr-26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34.23" calcext:value-type="float">
            <text:p>34,23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34.6" calcext:value-type="float">
            <text:p>34,6</text:p>
          </table:table-cell>
        </table:table-row>
        <table:table-row table:style-name="ro1">
          <table:table-cell office:value-type="string" calcext:value-type="string">
            <text:p>2022-Apr-27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25.73" calcext:value-type="float">
            <text:p>25,73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6.8" calcext:value-type="float">
            <text:p>6,8</text:p>
          </table:table-cell>
        </table:table-row>
        <table:table-row table:style-name="ro1">
          <table:table-cell office:value-type="string" calcext:value-type="string">
            <text:p>2022-Apr-28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16.92" calcext:value-type="float">
            <text:p>16,92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4.4" calcext:value-type="float">
            <text:p>34,4</text:p>
          </table:table-cell>
        </table:table-row>
        <table:table-row table:style-name="ro1">
          <table:table-cell office:value-type="string" calcext:value-type="string">
            <text:p>2022-Apr-29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7.82" calcext:value-type="float">
            <text:p>7,82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7.6" calcext:value-type="float">
            <text:p>57,6</text:p>
          </table:table-cell>
        </table:table-row>
        <table:table-row table:style-name="ro1">
          <table:table-cell office:value-type="string" calcext:value-type="string">
            <text:p>2022-Apr-30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58.43" calcext:value-type="float">
            <text:p>58,4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6.6" calcext:value-type="float">
            <text:p>16,6</text:p>
          </table:table-cell>
        </table:table-row>
        <table:table-row table:style-name="ro1">
          <table:table-cell office:value-type="string" calcext:value-type="string">
            <text:p>2022-May-01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office:value-type="float" office:value="48.74" calcext:value-type="float">
            <text:p>48,74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31.6" calcext:value-type="float">
            <text:p>31,6</text:p>
          </table:table-cell>
        </table:table-row>
        <table:table-row table:style-name="ro1">
          <table:table-cell office:value-type="string" calcext:value-type="string">
            <text:p>2022-May-02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38.76" calcext:value-type="float">
            <text:p>38,7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2.8" calcext:value-type="float">
            <text:p>42,8</text:p>
          </table:table-cell>
        </table:table-row>
        <table:table-row table:style-name="ro1">
          <table:table-cell office:value-type="string" calcext:value-type="string">
            <text:p>2022-May-0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8.49" calcext:value-type="float">
            <text:p>28,4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0.3" calcext:value-type="float">
            <text:p>50,3</text:p>
          </table:table-cell>
        </table:table-row>
        <table:table-row table:style-name="ro1">
          <table:table-cell office:value-type="string" calcext:value-type="string">
            <text:p>2022-May-04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7.94" calcext:value-type="float">
            <text:p>17,94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54.4" calcext:value-type="float">
            <text:p>54,4</text:p>
          </table:table-cell>
        </table:table-row>
        <table:table-row table:style-name="ro1">
          <table:table-cell office:value-type="string" calcext:value-type="string">
            <text:p>2022-May-05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7.11" calcext:value-type="float">
            <text:p>7,11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55.2" calcext:value-type="float">
            <text:p>55,2</text:p>
          </table:table-cell>
        </table:table-row>
        <table:table-row table:style-name="ro1">
          <table:table-cell office:value-type="string" calcext:value-type="string">
            <text:p>2022-May-06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2.9" calcext:value-type="float">
            <text:p>52,9</text:p>
          </table:table-cell>
        </table:table-row>
        <table:table-row table:style-name="ro1">
          <table:table-cell office:value-type="string" calcext:value-type="string">
            <text:p>2022-May-07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44.63" calcext:value-type="float">
            <text:p>44,6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47.8" calcext:value-type="float">
            <text:p>47,8</text:p>
          </table:table-cell>
        </table:table-row>
        <table:table-row table:style-name="ro1">
          <table:table-cell office:value-type="string" calcext:value-type="string">
            <text:p>2022-May-08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39.9" calcext:value-type="float">
            <text:p>39,9</text:p>
          </table:table-cell>
        </table:table-row>
        <table:table-row table:style-name="ro1">
          <table:table-cell office:value-type="string" calcext:value-type="string">
            <text:p>2022-May-0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1.11" calcext:value-type="float">
            <text:p>21,11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9.5" calcext:value-type="float">
            <text:p>29,5</text:p>
          </table:table-cell>
        </table:table-row>
        <table:table-row table:style-name="ro1">
          <table:table-cell office:value-type="string" calcext:value-type="string">
            <text:p>2022-May-10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8.97" calcext:value-type="float">
            <text:p>8,97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6.8" calcext:value-type="float">
            <text:p>16,8</text:p>
          </table:table-cell>
        </table:table-row>
        <table:table-row table:style-name="ro1">
          <table:table-cell office:value-type="string" calcext:value-type="string">
            <text:p>2022-May-11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56.58" calcext:value-type="float">
            <text:p>56,5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string" calcext:value-type="string">
            <text:p>2022-May-1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3.96" calcext:value-type="float">
            <text:p>43,9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44.8" calcext:value-type="float">
            <text:p>44,8</text:p>
          </table:table-cell>
        </table:table-row>
        <table:table-row table:style-name="ro1">
          <table:table-cell office:value-type="string" calcext:value-type="string">
            <text:p>2022-May-13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1.1" calcext:value-type="float">
            <text:p>31,1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22-May-14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18.03" calcext:value-type="float">
            <text:p>18,03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5.4" calcext:value-type="float">
            <text:p>5,4</text:p>
          </table:table-cell>
        </table:table-row>
        <table:table-row table:style-name="ro1">
          <table:table-cell office:value-type="string" calcext:value-type="string">
            <text:p>2022-May-15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4.74" calcext:value-type="float">
            <text:p>4,7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43.3" calcext:value-type="float">
            <text:p>43,3</text:p>
          </table:table-cell>
        </table:table-row>
        <table:table-row table:style-name="ro1">
          <table:table-cell office:value-type="string" calcext:value-type="string">
            <text:p>2022-May-16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51.24" calcext:value-type="float">
            <text:p>51,2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9.8" calcext:value-type="float">
            <text:p>19,8</text:p>
          </table:table-cell>
        </table:table-row>
        <table:table-row table:style-name="ro1">
          <table:table-cell office:value-type="string" calcext:value-type="string">
            <text:p>2022-May-17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37.54" calcext:value-type="float">
            <text:p>37,5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5.1" calcext:value-type="float">
            <text:p>55,1</text:p>
          </table:table-cell>
        </table:table-row>
        <table:table-row table:style-name="ro1">
          <table:table-cell office:value-type="string" calcext:value-type="string">
            <text:p>2022-May-18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23.64" calcext:value-type="float">
            <text:p>23,6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29.4" calcext:value-type="float">
            <text:p>29,4</text:p>
          </table:table-cell>
        </table:table-row>
        <table:table-row table:style-name="ro1">
          <table:table-cell office:value-type="string" calcext:value-type="string">
            <text:p>2022-May-19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9.55" calcext:value-type="float">
            <text:p>9,5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2.7" calcext:value-type="float">
            <text:p>2,7</text:p>
          </table:table-cell>
        </table:table-row>
        <table:table-row table:style-name="ro1">
          <table:table-cell office:value-type="string" calcext:value-type="string">
            <text:p>2022-May-20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55.28" calcext:value-type="float">
            <text:p>55,2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5.3" calcext:value-type="float">
            <text:p>35,3</text:p>
          </table:table-cell>
        </table:table-row>
        <table:table-row table:style-name="ro1">
          <table:table-cell office:value-type="string" calcext:value-type="string">
            <text:p>2022-May-21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40.83" calcext:value-type="float">
            <text:p>40,8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7.4" calcext:value-type="float">
            <text:p>7,4</text:p>
          </table:table-cell>
        </table:table-row>
        <table:table-row table:style-name="ro1">
          <table:table-cell office:value-type="string" calcext:value-type="string">
            <text:p>2022-May-22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float" office:value="26.19" calcext:value-type="float">
            <text:p>26,19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9.2" calcext:value-type="float">
            <text:p>39,2</text:p>
          </table:table-cell>
        </table:table-row>
        <table:table-row table:style-name="ro1">
          <table:table-cell office:value-type="string" calcext:value-type="string">
            <text:p>2022-May-23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11.38" calcext:value-type="float">
            <text:p>11,38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0.8" calcext:value-type="float">
            <text:p>10,8</text:p>
          </table:table-cell>
        </table:table-row>
        <table:table-row table:style-name="ro1">
          <table:table-cell office:value-type="string" calcext:value-type="string">
            <text:p>2022-May-24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56.39" calcext:value-type="float">
            <text:p>56,39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42.5" calcext:value-type="float">
            <text:p>42,5</text:p>
          </table:table-cell>
        </table:table-row>
        <table:table-row table:style-name="ro1">
          <table:table-cell office:value-type="string" calcext:value-type="string">
            <text:p>2022-May-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.23" calcext:value-type="float">
            <text:p>41,23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4.4" calcext:value-type="float">
            <text:p>14,4</text:p>
          </table:table-cell>
        </table:table-row>
        <table:table-row table:style-name="ro1">
          <table:table-cell office:value-type="string" calcext:value-type="string">
            <text:p>2022-May-2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5.89" calcext:value-type="float">
            <text:p>25,89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46.8" calcext:value-type="float">
            <text:p>46,8</text:p>
          </table:table-cell>
        </table:table-row>
        <table:table-row table:style-name="ro1">
          <table:table-cell office:value-type="string" calcext:value-type="string">
            <text:p>2022-May-2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.39" calcext:value-type="float">
            <text:p>10,39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.8" calcext:value-type="float">
            <text:p>19,8</text:p>
          </table:table-cell>
        </table:table-row>
        <table:table-row table:style-name="ro1">
          <table:table-cell office:value-type="string" calcext:value-type="string">
            <text:p>2022-May-2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4.71" calcext:value-type="float">
            <text:p>54,71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3.6" calcext:value-type="float">
            <text:p>53,6</text:p>
          </table:table-cell>
        </table:table-row>
        <table:table-row table:style-name="ro1">
          <table:table-cell office:value-type="string" calcext:value-type="string">
            <text:p>2022-May-2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8.87" calcext:value-type="float">
            <text:p>38,87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8.5" calcext:value-type="float">
            <text:p>28,5</text:p>
          </table:table-cell>
        </table:table-row>
        <table:table-row table:style-name="ro1">
          <table:table-cell office:value-type="string" calcext:value-type="string">
            <text:p>2022-May-3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2.86" calcext:value-type="float">
            <text:p>22,86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string" calcext:value-type="string">
            <text:p>2022-May-3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.69" calcext:value-type="float">
            <text:p>6,69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2022-Jun-0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.36" calcext:value-type="float">
            <text:p>50,36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22-Jun-0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3.88" calcext:value-type="float">
            <text:p>33,88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58.2" calcext:value-type="float">
            <text:p>58,2</text:p>
          </table:table-cell>
        </table:table-row>
        <table:table-row table:style-name="ro1">
          <table:table-cell office:value-type="string" calcext:value-type="string">
            <text:p>2022-Jun-0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7.24" calcext:value-type="float">
            <text:p>17,24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5.6" calcext:value-type="float">
            <text:p>15,6</text:p>
          </table:table-cell>
        </table:table-row>
        <table:table-row table:style-name="ro1">
          <table:table-cell office:value-type="string" calcext:value-type="string">
            <text:p>2022-Jun-0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.45" calcext:value-type="float">
            <text:p>0,45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0.8" calcext:value-type="float">
            <text:p>30,8</text:p>
          </table:table-cell>
        </table:table-row>
        <table:table-row table:style-name="ro1">
          <table:table-cell office:value-type="string" calcext:value-type="string">
            <text:p>2022-Jun-0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43.52" calcext:value-type="float">
            <text:p>43,52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3.7" calcext:value-type="float">
            <text:p>43,7</text:p>
          </table:table-cell>
        </table:table-row>
        <table:table-row table:style-name="ro1">
          <table:table-cell office:value-type="string" calcext:value-type="string">
            <text:p>2022-Jun-06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6.44" calcext:value-type="float">
            <text:p>26,44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54.3" calcext:value-type="float">
            <text:p>54,3</text:p>
          </table:table-cell>
        </table:table-row>
        <table:table-row table:style-name="ro1">
          <table:table-cell office:value-type="string" calcext:value-type="string">
            <text:p>2022-Jun-0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9.23" calcext:value-type="float">
            <text:p>9,23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string" calcext:value-type="string">
            <text:p>2022-Jun-08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1.88" calcext:value-type="float">
            <text:p>51,88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7.5" calcext:value-type="float">
            <text:p>7,5</text:p>
          </table:table-cell>
        </table:table-row>
        <table:table-row table:style-name="ro1">
          <table:table-cell office:value-type="string" calcext:value-type="string">
            <text:p>2022-Jun-0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4.41" calcext:value-type="float">
            <text:p>34,41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9.8" calcext:value-type="float">
            <text:p>9,8</text:p>
          </table:table-cell>
        </table:table-row>
        <table:table-row table:style-name="ro1">
          <table:table-cell office:value-type="string" calcext:value-type="string">
            <text:p>2022-Jun-1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6.81" calcext:value-type="float">
            <text:p>16,81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9.1" calcext:value-type="float">
            <text:p>9,1</text:p>
          </table:table-cell>
        </table:table-row>
        <table:table-row table:style-name="ro1">
          <table:table-cell office:value-type="string" calcext:value-type="string">
            <text:p>2022-Jun-11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59.09" calcext:value-type="float">
            <text:p>59,09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.3" calcext:value-type="float">
            <text:p>5,3</text:p>
          </table:table-cell>
        </table:table-row>
        <table:table-row table:style-name="ro1">
          <table:table-cell office:value-type="string" calcext:value-type="string">
            <text:p>2022-Jun-1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1.27" calcext:value-type="float">
            <text:p>41,27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58.1" calcext:value-type="float">
            <text:p>58,1</text:p>
          </table:table-cell>
        </table:table-row>
        <table:table-row table:style-name="ro1">
          <table:table-cell office:value-type="string" calcext:value-type="string">
            <text:p>2022-Jun-13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23.33" calcext:value-type="float">
            <text:p>23,33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47.5" calcext:value-type="float">
            <text:p>47,5</text:p>
          </table:table-cell>
        </table:table-row>
        <table:table-row table:style-name="ro1">
          <table:table-cell office:value-type="string" calcext:value-type="string">
            <text:p>2022-Jun-14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.29" calcext:value-type="float">
            <text:p>5,29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3.4" calcext:value-type="float">
            <text:p>33,4</text:p>
          </table:table-cell>
        </table:table-row>
        <table:table-row table:style-name="ro1">
          <table:table-cell office:value-type="string" calcext:value-type="string">
            <text:p>2022-Jun-15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47.15" calcext:value-type="float">
            <text:p>47,15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5.5" calcext:value-type="float">
            <text:p>15,5</text:p>
          </table:table-cell>
        </table:table-row>
        <table:table-row table:style-name="ro1">
          <table:table-cell office:value-type="string" calcext:value-type="string">
            <text:p>2022-Jun-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.92" calcext:value-type="float">
            <text:p>28,92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53.8" calcext:value-type="float">
            <text:p>53,8</text:p>
          </table:table-cell>
        </table:table-row>
        <table:table-row table:style-name="ro1">
          <table:table-cell office:value-type="string" calcext:value-type="string">
            <text:p>2022-Jun-1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.6" calcext:value-type="float">
            <text:p>10,6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28.1" calcext:value-type="float">
            <text:p>28,1</text:p>
          </table:table-cell>
        </table:table-row>
        <table:table-row table:style-name="ro1">
          <table:table-cell office:value-type="string" calcext:value-type="string">
            <text:p>2022-Jun-1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2.18" calcext:value-type="float">
            <text:p>52,1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8.2" calcext:value-type="float">
            <text:p>58,2</text:p>
          </table:table-cell>
        </table:table-row>
        <table:table-row table:style-name="ro1">
          <table:table-cell office:value-type="string" calcext:value-type="string">
            <text:p>2022-Jun-1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3.66" calcext:value-type="float">
            <text:p>33,66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3.9" calcext:value-type="float">
            <text:p>23,9</text:p>
          </table:table-cell>
        </table:table-row>
        <table:table-row table:style-name="ro1">
          <table:table-cell office:value-type="string" calcext:value-type="string">
            <text:p>2022-Jun-2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.06" calcext:value-type="float">
            <text:p>15,06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45.2" calcext:value-type="float">
            <text:p>45,2</text:p>
          </table:table-cell>
        </table:table-row>
        <table:table-row table:style-name="ro1">
          <table:table-cell office:value-type="string" calcext:value-type="string">
            <text:p>2022-Jun-2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6.35" calcext:value-type="float">
            <text:p>56,35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string" calcext:value-type="string">
            <text:p>2022-Jun-2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7.55" calcext:value-type="float">
            <text:p>37,55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3.6" calcext:value-type="float">
            <text:p>13,6</text:p>
          </table:table-cell>
        </table:table-row>
        <table:table-row table:style-name="ro1">
          <table:table-cell office:value-type="string" calcext:value-type="string">
            <text:p>2022-Jun-2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8.64" calcext:value-type="float">
            <text:p>18,64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20.4" calcext:value-type="float">
            <text:p>20,4</text:p>
          </table:table-cell>
        </table:table-row>
        <table:table-row table:style-name="ro1">
          <table:table-cell office:value-type="string" calcext:value-type="string">
            <text:p>2022-Jun-24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59.63" calcext:value-type="float">
            <text:p>59,63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22-Jun-25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0.51" calcext:value-type="float">
            <text:p>40,51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8.3" calcext:value-type="float">
            <text:p>18,3</text:p>
          </table:table-cell>
        </table:table-row>
        <table:table-row table:style-name="ro1">
          <table:table-cell office:value-type="string" calcext:value-type="string">
            <text:p>2022-Jun-26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1.28" calcext:value-type="float">
            <text:p>21,2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9.1" calcext:value-type="float">
            <text:p>9,1</text:p>
          </table:table-cell>
        </table:table-row>
        <table:table-row table:style-name="ro1">
          <table:table-cell office:value-type="string" calcext:value-type="string">
            <text:p>2022-Jun-27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.94" calcext:value-type="float">
            <text:p>1,94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54.2" calcext:value-type="float">
            <text:p>54,2</text:p>
          </table:table-cell>
        </table:table-row>
        <table:table-row table:style-name="ro1">
          <table:table-cell office:value-type="string" calcext:value-type="string">
            <text:p>2022-Jun-28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42.48" calcext:value-type="float">
            <text:p>42,4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3.5" calcext:value-type="float">
            <text:p>33,5</text:p>
          </table:table-cell>
        </table:table-row>
        <table:table-row table:style-name="ro1">
          <table:table-cell office:value-type="string" calcext:value-type="string">
            <text:p>2022-Jun-29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2.9" calcext:value-type="float">
            <text:p>22,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.8" calcext:value-type="float">
            <text:p>6,8</text:p>
          </table:table-cell>
        </table:table-row>
        <table:table-row table:style-name="ro1">
          <table:table-cell office:value-type="string" calcext:value-type="string">
            <text:p>2022-Jun-3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3.2" calcext:value-type="float">
            <text:p>3,2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4.1" calcext:value-type="float">
            <text:p>34,1</text:p>
          </table:table-cell>
        </table:table-row>
        <table:table-row table:style-name="ro1">
          <table:table-cell office:value-type="string" calcext:value-type="string">
            <text:p>2022-Jul-01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3.37" calcext:value-type="float">
            <text:p>43,37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55.1" calcext:value-type="float">
            <text:p>55,1</text:p>
          </table:table-cell>
        </table:table-row>
        <table:table-row table:style-name="ro1">
          <table:table-cell office:value-type="string" calcext:value-type="string">
            <text:p>2022-Jul-02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23.41" calcext:value-type="float">
            <text:p>23,41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9.8" calcext:value-type="float">
            <text:p>9,8</text:p>
          </table:table-cell>
        </table:table-row>
        <table:table-row table:style-name="ro1">
          <table:table-cell office:value-type="string" calcext:value-type="string">
            <text:p>2022-Jul-03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3.33" calcext:value-type="float">
            <text:p>3,33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7.9" calcext:value-type="float">
            <text:p>17,9</text:p>
          </table:table-cell>
        </table:table-row>
        <table:table-row table:style-name="ro1">
          <table:table-cell office:value-type="string" calcext:value-type="string">
            <text:p>2022-Jul-04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43.11" calcext:value-type="float">
            <text:p>43,11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9.4" calcext:value-type="float">
            <text:p>19,4</text:p>
          </table:table-cell>
        </table:table-row>
        <table:table-row table:style-name="ro1">
          <table:table-cell office:value-type="string" calcext:value-type="string">
            <text:p>2022-Jul-05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22.76" calcext:value-type="float">
            <text:p>22,76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14.2" calcext:value-type="float">
            <text:p>14,2</text:p>
          </table:table-cell>
        </table:table-row>
        <table:table-row table:style-name="ro1">
          <table:table-cell office:value-type="string" calcext:value-type="string">
            <text:p>2022-Jul-06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.27" calcext:value-type="float">
            <text:p>2,27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string" calcext:value-type="string">
            <text:p>2022-Jul-07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41.64" calcext:value-type="float">
            <text:p>41,64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3.1" calcext:value-type="float">
            <text:p>43,1</text:p>
          </table:table-cell>
        </table:table-row>
        <table:table-row table:style-name="ro1">
          <table:table-cell office:value-type="string" calcext:value-type="string">
            <text:p>2022-Jul-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.88" calcext:value-type="float">
            <text:p>20,8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2022-Jul-0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9.97" calcext:value-type="float">
            <text:p>59,97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43.8" calcext:value-type="float">
            <text:p>43,8</text:p>
          </table:table-cell>
        </table:table-row>
        <table:table-row table:style-name="ro1">
          <table:table-cell office:value-type="string" calcext:value-type="string">
            <text:p>2022-Jul-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8.92" calcext:value-type="float">
            <text:p>38,92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3.3" calcext:value-type="float">
            <text:p>3,3</text:p>
          </table:table-cell>
        </table:table-row>
        <table:table-row table:style-name="ro1">
          <table:table-cell office:value-type="string" calcext:value-type="string">
            <text:p>2022-Jul-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7.73" calcext:value-type="float">
            <text:p>17,73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5.5" calcext:value-type="float">
            <text:p>15,5</text:p>
          </table:table-cell>
        </table:table-row>
        <table:table-row table:style-name="ro1">
          <table:table-cell office:value-type="string" calcext:value-type="string">
            <text:p>2022-Jul-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6.39" calcext:value-type="float">
            <text:p>56,39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0.2" calcext:value-type="float">
            <text:p>20,2</text:p>
          </table:table-cell>
        </table:table-row>
        <table:table-row table:style-name="ro1">
          <table:table-cell office:value-type="string" calcext:value-type="string">
            <text:p>2022-Jul-1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4.91" calcext:value-type="float">
            <text:p>34,91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7.5" calcext:value-type="float">
            <text:p>17,5</text:p>
          </table:table-cell>
        </table:table-row>
        <table:table-row table:style-name="ro1">
          <table:table-cell office:value-type="string" calcext:value-type="string">
            <text:p>2022-Jul-1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3.28" calcext:value-type="float">
            <text:p>13,28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7.2" calcext:value-type="float">
            <text:p>7,2</text:p>
          </table:table-cell>
        </table:table-row>
        <table:table-row table:style-name="ro1">
          <table:table-cell office:value-type="string" calcext:value-type="string">
            <text:p>2022-Jul-1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1.49" calcext:value-type="float">
            <text:p>51,49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49.2" calcext:value-type="float">
            <text:p>49,2</text:p>
          </table:table-cell>
        </table:table-row>
        <table:table-row table:style-name="ro1">
          <table:table-cell office:value-type="string" calcext:value-type="string">
            <text:p>2022-Jul-16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9.55" calcext:value-type="float">
            <text:p>29,55</text:p>
          </table:table-cell>
          <table:table-cell office:value-type="string" calcext:value-type="string">
            <text:p>+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3.4" calcext:value-type="float">
            <text:p>23,4</text:p>
          </table:table-cell>
        </table:table-row>
        <table:table-row table:style-name="ro1">
          <table:table-cell office:value-type="string" calcext:value-type="string">
            <text:p>2022-Jul-17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7.44" calcext:value-type="float">
            <text:p>7,44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49.8" calcext:value-type="float">
            <text:p>49,8</text:p>
          </table:table-cell>
        </table:table-row>
        <table:table-row table:style-name="ro1">
          <table:table-cell office:value-type="string" calcext:value-type="string">
            <text:p>2022-Jul-18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45.15" calcext:value-type="float">
            <text:p>45,15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8.1" calcext:value-type="float">
            <text:p>8,1</text:p>
          </table:table-cell>
        </table:table-row>
        <table:table-row table:style-name="ro1">
          <table:table-cell office:value-type="string" calcext:value-type="string">
            <text:p>2022-Jul-19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22.68" calcext:value-type="float">
            <text:p>22,68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8.4" calcext:value-type="float">
            <text:p>18,4</text:p>
          </table:table-cell>
        </table:table-row>
        <table:table-row table:style-name="ro1">
          <table:table-cell office:value-type="string" calcext:value-type="string">
            <text:p>2022-Jul-20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0.4" calcext:value-type="float">
            <text:p>20,4</text:p>
          </table:table-cell>
        </table:table-row>
        <table:table-row table:style-name="ro1">
          <table:table-cell office:value-type="string" calcext:value-type="string">
            <text:p>2022-Jul-21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37.12" calcext:value-type="float">
            <text:p>37,12</text:p>
          </table:table-cell>
          <table:table-cell office:value-type="string" calcext:value-type="string">
            <text:p>+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4.1" calcext:value-type="float">
            <text:p>14,1</text:p>
          </table:table-cell>
        </table:table-row>
        <table:table-row table:style-name="ro1">
          <table:table-cell office:value-type="string" calcext:value-type="string">
            <text:p>2022-Jul-22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14.02" calcext:value-type="float">
            <text:p>14,02</text:p>
          </table:table-cell>
          <table:table-cell office:value-type="string" calcext:value-type="string">
            <text:p>+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59.4" calcext:value-type="float">
            <text:p>59,4</text:p>
          </table:table-cell>
        </table:table-row>
        <table:table-row table:style-name="ro1">
          <table:table-cell office:value-type="string" calcext:value-type="string">
            <text:p>2022-Jul-23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50.69" calcext:value-type="float">
            <text:p>50,69</text:p>
          </table:table-cell>
          <table:table-cell office:value-type="string" calcext:value-type="string">
            <text:p>+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36.1" calcext:value-type="float">
            <text:p>36,1</text:p>
          </table:table-cell>
        </table:table-row>
        <table:table-row table:style-name="ro1">
          <table:table-cell office:value-type="string" calcext:value-type="string">
            <text:p>2022-Jul-24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27.11" calcext:value-type="float">
            <text:p>27,11</text:p>
          </table:table-cell>
          <table:table-cell office:value-type="string" calcext:value-type="string">
            <text:p>+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4.3" calcext:value-type="float">
            <text:p>4,3</text:p>
          </table:table-cell>
        </table:table-row>
        <table:table-row table:style-name="ro1">
          <table:table-cell office:value-type="string" calcext:value-type="string">
            <text:p>2022-Jul-25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3.27" calcext:value-type="float">
            <text:p>3,27</text:p>
          </table:table-cell>
          <table:table-cell office:value-type="string" calcext:value-type="string">
            <text:p>+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3.7" calcext:value-type="float">
            <text:p>23,7</text:p>
          </table:table-cell>
        </table:table-row>
        <table:table-row table:style-name="ro1">
          <table:table-cell office:value-type="string" calcext:value-type="string">
            <text:p>2022-Jul-2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39.16" calcext:value-type="float">
            <text:p>39,16</text:p>
          </table:table-cell>
          <table:table-cell office:value-type="string" calcext:value-type="string">
            <text:p>+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34.3" calcext:value-type="float">
            <text:p>34,3</text:p>
          </table:table-cell>
        </table:table-row>
        <table:table-row table:style-name="ro1">
          <table:table-cell office:value-type="string" calcext:value-type="string">
            <text:p>2022-Jul-2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4.77" calcext:value-type="float">
            <text:p>14,77</text:p>
          </table:table-cell>
          <table:table-cell office:value-type="string" calcext:value-type="string">
            <text:p>+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22-Jul-28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50.08" calcext:value-type="float">
            <text:p>50,08</text:p>
          </table:table-cell>
          <table:table-cell office:value-type="string" calcext:value-type="string">
            <text:p>+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28.8" calcext:value-type="float">
            <text:p>28,8</text:p>
          </table:table-cell>
        </table:table-row>
        <table:table-row table:style-name="ro1">
          <table:table-cell office:value-type="string" calcext:value-type="string">
            <text:p>2022-Jul-29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5.08" calcext:value-type="float">
            <text:p>25,08</text:p>
          </table:table-cell>
          <table:table-cell office:value-type="string" calcext:value-type="string">
            <text:p>+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2.6" calcext:value-type="float">
            <text:p>12,6</text:p>
          </table:table-cell>
        </table:table-row>
        <table:table-row table:style-name="ro1">
          <table:table-cell office:value-type="string" calcext:value-type="string">
            <text:p>2022-Jul-30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59.76" calcext:value-type="float">
            <text:p>59,76</text:p>
          </table:table-cell>
          <table:table-cell office:value-type="string" calcext:value-type="string">
            <text:p>+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7.3" calcext:value-type="float">
            <text:p>47,3</text:p>
          </table:table-cell>
        </table:table-row>
        <table:table-row table:style-name="ro1">
          <table:table-cell office:value-type="string" calcext:value-type="string">
            <text:p>2022-Jul-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4.11" calcext:value-type="float">
            <text:p>34,11</text:p>
          </table:table-cell>
          <table:table-cell office:value-type="string" calcext:value-type="string">
            <text:p>+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2.9" calcext:value-type="float">
            <text:p>12,9</text:p>
          </table:table-cell>
        </table:table-row>
        <table:table-row table:style-name="ro1">
          <table:table-cell office:value-type="string" calcext:value-type="string">
            <text:p>2022-Aug-0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.1" calcext:value-type="float">
            <text:p>8,1</text:p>
          </table:table-cell>
          <table:table-cell office:value-type="string" calcext:value-type="string">
            <text:p>+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9.3" calcext:value-type="float">
            <text:p>29,3</text:p>
          </table:table-cell>
        </table:table-row>
        <table:table-row table:style-name="ro1">
          <table:table-cell office:value-type="string" calcext:value-type="string">
            <text:p>2022-Aug-0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1.74" calcext:value-type="float">
            <text:p>41,74</text:p>
          </table:table-cell>
          <table:table-cell office:value-type="string" calcext:value-type="string">
            <text:p>+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36.5" calcext:value-type="float">
            <text:p>36,5</text:p>
          </table:table-cell>
        </table:table-row>
        <table:table-row table:style-name="ro1">
          <table:table-cell office:value-type="string" calcext:value-type="string">
            <text:p>2022-Aug-0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+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34.5" calcext:value-type="float">
            <text:p>34,5</text:p>
          </table:table-cell>
        </table:table-row>
        <table:table-row table:style-name="ro1">
          <table:table-cell office:value-type="string" calcext:value-type="string">
            <text:p>2022-Aug-0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7.88" calcext:value-type="float">
            <text:p>47,88</text:p>
          </table:table-cell>
          <table:table-cell office:value-type="string" calcext:value-type="string">
            <text:p>+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3.2" calcext:value-type="float">
            <text:p>23,2</text:p>
          </table:table-cell>
        </table:table-row>
        <table:table-row table:style-name="ro1">
          <table:table-cell office:value-type="string" calcext:value-type="string">
            <text:p>2022-Aug-0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0.36" calcext:value-type="float">
            <text:p>20,36</text:p>
          </table:table-cell>
          <table:table-cell office:value-type="string" calcext:value-type="string">
            <text:p>+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string" calcext:value-type="string">
            <text:p>2022-Aug-0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2.43" calcext:value-type="float">
            <text:p>52,43</text:p>
          </table:table-cell>
          <table:table-cell office:value-type="string" calcext:value-type="string">
            <text:p>+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2.7" calcext:value-type="float">
            <text:p>32,7</text:p>
          </table:table-cell>
        </table:table-row>
        <table:table-row table:style-name="ro1">
          <table:table-cell office:value-type="string" calcext:value-type="string">
            <text:p>2022-Aug-07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4.08" calcext:value-type="float">
            <text:p>24,08</text:p>
          </table:table-cell>
          <table:table-cell office:value-type="string" calcext:value-type="string">
            <text:p>+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53.6" calcext:value-type="float">
            <text:p>53,6</text:p>
          </table:table-cell>
        </table:table-row>
        <table:table-row table:style-name="ro1">
          <table:table-cell office:value-type="string" calcext:value-type="string">
            <text:p>2022-Aug-0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5.3" calcext:value-type="float">
            <text:p>55,3</text:p>
          </table:table-cell>
          <table:table-cell office:value-type="string" calcext:value-type="string">
            <text:p>+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5.1" calcext:value-type="float">
            <text:p>5,1</text:p>
          </table:table-cell>
        </table:table-row>
        <table:table-row table:style-name="ro1">
          <table:table-cell office:value-type="string" calcext:value-type="string">
            <text:p>2022-Aug-09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6.08" calcext:value-type="float">
            <text:p>26,08</text:p>
          </table:table-cell>
          <table:table-cell office:value-type="string" calcext:value-type="string">
            <text:p>+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7.4" calcext:value-type="float">
            <text:p>7,4</text:p>
          </table:table-cell>
        </table:table-row>
        <table:table-row table:style-name="ro1">
          <table:table-cell office:value-type="string" calcext:value-type="string">
            <text:p>2022-Aug-1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56.4" calcext:value-type="float">
            <text:p>56,4</text:p>
          </table:table-cell>
          <table:table-cell office:value-type="string" calcext:value-type="string">
            <text:p>+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2022-Aug-11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6.26" calcext:value-type="float">
            <text:p>26,26</text:p>
          </table:table-cell>
          <table:table-cell office:value-type="string" calcext:value-type="string">
            <text:p>+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44.1" calcext:value-type="float">
            <text:p>44,1</text:p>
          </table:table-cell>
        </table:table-row>
        <table:table-row table:style-name="ro1">
          <table:table-cell office:value-type="string" calcext:value-type="string">
            <text:p>2022-Aug-1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55.63" calcext:value-type="float">
            <text:p>55,63</text:p>
          </table:table-cell>
          <table:table-cell office:value-type="string" calcext:value-type="string">
            <text:p>+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8.6" calcext:value-type="float">
            <text:p>18,6</text:p>
          </table:table-cell>
        </table:table-row>
        <table:table-row table:style-name="ro1">
          <table:table-cell office:value-type="string" calcext:value-type="string">
            <text:p>2022-Aug-13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24.51" calcext:value-type="float">
            <text:p>24,51</text:p>
          </table:table-cell>
          <table:table-cell office:value-type="string" calcext:value-type="string">
            <text:p>+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3.8" calcext:value-type="float">
            <text:p>43,8</text:p>
          </table:table-cell>
        </table:table-row>
        <table:table-row table:style-name="ro1">
          <table:table-cell office:value-type="string" calcext:value-type="string">
            <text:p>2022-Aug-14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52.86" calcext:value-type="float">
            <text:p>52,86</text:p>
          </table:table-cell>
          <table:table-cell office:value-type="string" calcext:value-type="string">
            <text:p>+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59.8" calcext:value-type="float">
            <text:p>59,8</text:p>
          </table:table-cell>
        </table:table-row>
        <table:table-row table:style-name="ro1">
          <table:table-cell office:value-type="string" calcext:value-type="string">
            <text:p>2022-Aug-15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20.69" calcext:value-type="float">
            <text:p>20,69</text:p>
          </table:table-cell>
          <table:table-cell office:value-type="string" calcext:value-type="string">
            <text:p>+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6.5" calcext:value-type="float">
            <text:p>6,5</text:p>
          </table:table-cell>
        </table:table-row>
        <table:table-row table:style-name="ro1">
          <table:table-cell office:value-type="string" calcext:value-type="string">
            <text:p>2022-Aug-16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47.95" calcext:value-type="float">
            <text:p>47,95</text:p>
          </table:table-cell>
          <table:table-cell office:value-type="string" calcext:value-type="string">
            <text:p>+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string" calcext:value-type="string">
            <text:p>2022-Aug-17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14.63" calcext:value-type="float">
            <text:p>14,63</text:p>
          </table:table-cell>
          <table:table-cell office:value-type="string" calcext:value-type="string">
            <text:p>+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51.9" calcext:value-type="float">
            <text:p>51,9</text:p>
          </table:table-cell>
        </table:table-row>
        <table:table-row table:style-name="ro1">
          <table:table-cell office:value-type="string" calcext:value-type="string">
            <text:p>2022-Aug-18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40.7" calcext:value-type="float">
            <text:p>40,7</text:p>
          </table:table-cell>
          <table:table-cell office:value-type="string" calcext:value-type="string">
            <text:p>+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0.8" calcext:value-type="float">
            <text:p>30,8</text:p>
          </table:table-cell>
        </table:table-row>
        <table:table-row table:style-name="ro1">
          <table:table-cell office:value-type="string" calcext:value-type="string">
            <text:p>2022-Aug-1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6.14" calcext:value-type="float">
            <text:p>6,14</text:p>
          </table:table-cell>
          <table:table-cell office:value-type="string" calcext:value-type="string">
            <text:p>+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2022-Aug-2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30.93" calcext:value-type="float">
            <text:p>30,93</text:p>
          </table:table-cell>
          <table:table-cell office:value-type="string" calcext:value-type="string">
            <text:p>+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office:value-type="float" office:value="20.6" calcext:value-type="float">
            <text:p>20,6</text:p>
          </table:table-cell>
        </table:table-row>
        <table:table-row table:style-name="ro1">
          <table:table-cell office:value-type="string" calcext:value-type="string">
            <text:p>2022-Aug-21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55.03" calcext:value-type="float">
            <text:p>55,03</text:p>
          </table:table-cell>
          <table:table-cell office:value-type="string" calcext:value-type="string">
            <text:p>+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31.6" calcext:value-type="float">
            <text:p>31,6</text:p>
          </table:table-cell>
        </table:table-row>
        <table:table-row table:style-name="ro1">
          <table:table-cell office:value-type="string" calcext:value-type="string">
            <text:p>2022-Aug-22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18.42" calcext:value-type="float">
            <text:p>18,42</text:p>
          </table:table-cell>
          <table:table-cell office:value-type="string" calcext:value-type="string">
            <text:p>+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33.3" calcext:value-type="float">
            <text:p>33,3</text:p>
          </table:table-cell>
        </table:table-row>
        <table:table-row table:style-name="ro1">
          <table:table-cell office:value-type="string" calcext:value-type="string">
            <text:p>2022-Aug-23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41.08" calcext:value-type="float">
            <text:p>41,08</text:p>
          </table:table-cell>
          <table:table-cell office:value-type="string" calcext:value-type="string">
            <text:p>+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25.9" calcext:value-type="float">
            <text:p>25,9</text:p>
          </table:table-cell>
        </table:table-row>
        <table:table-row table:style-name="ro1">
          <table:table-cell office:value-type="string" calcext:value-type="string">
            <text:p>2022-Aug-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.98" calcext:value-type="float">
            <text:p>2,98</text:p>
          </table:table-cell>
          <table:table-cell office:value-type="string" calcext:value-type="string">
            <text:p>+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9.3" calcext:value-type="float">
            <text:p>9,3</text:p>
          </table:table-cell>
        </table:table-row>
        <table:table-row table:style-name="ro1">
          <table:table-cell office:value-type="string" calcext:value-type="string">
            <text:p>2022-Aug-2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4.09" calcext:value-type="float">
            <text:p>24,09</text:p>
          </table:table-cell>
          <table:table-cell office:value-type="string" calcext:value-type="string">
            <text:p>+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43.6" calcext:value-type="float">
            <text:p>43,6</text:p>
          </table:table-cell>
        </table:table-row>
        <table:table-row table:style-name="ro1">
          <table:table-cell office:value-type="string" calcext:value-type="string">
            <text:p>2022-Aug-2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4.38" calcext:value-type="float">
            <text:p>44,38</text:p>
          </table:table-cell>
          <table:table-cell office:value-type="string" calcext:value-type="string">
            <text:p>+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string" calcext:value-type="string">
            <text:p>2022-Aug-2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.82" calcext:value-type="float">
            <text:p>3,82</text:p>
          </table:table-cell>
          <table:table-cell office:value-type="string" calcext:value-type="string">
            <text:p>+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22-Aug-2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2.4" calcext:value-type="float">
            <text:p>22,4</text:p>
          </table:table-cell>
          <table:table-cell office:value-type="string" calcext:value-type="string">
            <text:p>+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32.3" calcext:value-type="float">
            <text:p>32,3</text:p>
          </table:table-cell>
        </table:table-row>
        <table:table-row table:style-name="ro1">
          <table:table-cell office:value-type="string" calcext:value-type="string">
            <text:p>2022-Aug-29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0.08" calcext:value-type="float">
            <text:p>40,08</text:p>
          </table:table-cell>
          <table:table-cell office:value-type="string" calcext:value-type="string">
            <text:p>+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30.7" calcext:value-type="float">
            <text:p>30,7</text:p>
          </table:table-cell>
        </table:table-row>
        <table:table-row table:style-name="ro1">
          <table:table-cell office:value-type="string" calcext:value-type="string">
            <text:p>2022-Aug-3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6.83" calcext:value-type="float">
            <text:p>56,83</text:p>
          </table:table-cell>
          <table:table-cell office:value-type="string" calcext:value-type="string">
            <text:p>+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20.3" calcext:value-type="float">
            <text:p>20,3</text:p>
          </table:table-cell>
        </table:table-row>
        <table:table-row table:style-name="ro1">
          <table:table-cell office:value-type="string" calcext:value-type="string">
            <text:p>2022-Aug-3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2.63" calcext:value-type="float">
            <text:p>12,63</text:p>
          </table:table-cell>
          <table:table-cell office:value-type="string" calcext:value-type="string">
            <text:p>+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2022-Sep-0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27.45" calcext:value-type="float">
            <text:p>27,45</text:p>
          </table:table-cell>
          <table:table-cell office:value-type="string" calcext:value-type="string">
            <text:p>+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33.5" calcext:value-type="float">
            <text:p>33,5</text:p>
          </table:table-cell>
        </table:table-row>
        <table:table-row table:style-name="ro1">
          <table:table-cell office:value-type="string" calcext:value-type="string">
            <text:p>2022-Sep-02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1.27" calcext:value-type="float">
            <text:p>41,27</text:p>
          </table:table-cell>
          <table:table-cell office:value-type="string" calcext:value-type="string">
            <text:p>+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57.4" calcext:value-type="float">
            <text:p>57,4</text:p>
          </table:table-cell>
        </table:table-row>
        <table:table-row table:style-name="ro1">
          <table:table-cell office:value-type="string" calcext:value-type="string">
            <text:p>2022-Sep-0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54.06" calcext:value-type="float">
            <text:p>54,06</text:p>
          </table:table-cell>
          <table:table-cell office:value-type="string" calcext:value-type="string">
            <text:p>+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.9" calcext:value-type="float">
            <text:p>12,9</text:p>
          </table:table-cell>
        </table:table-row>
        <table:table-row table:style-name="ro1">
          <table:table-cell office:value-type="string" calcext:value-type="string">
            <text:p>2022-Sep-04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5.8" calcext:value-type="float">
            <text:p>5,8</text:p>
          </table:table-cell>
          <table:table-cell office:value-type="string" calcext:value-type="string">
            <text:p>+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0.1" calcext:value-type="float">
            <text:p>20,1</text:p>
          </table:table-cell>
        </table:table-row>
        <table:table-row table:style-name="ro1">
          <table:table-cell office:value-type="string" calcext:value-type="string">
            <text:p>2022-Sep-05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6.46" calcext:value-type="float">
            <text:p>16,46</text:p>
          </table:table-cell>
          <table:table-cell office:value-type="string" calcext:value-type="string">
            <text:p>+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19.2" calcext:value-type="float">
            <text:p>19,2</text:p>
          </table:table-cell>
        </table:table-row>
        <table:table-row table:style-name="ro1">
          <table:table-cell office:value-type="string" calcext:value-type="string">
            <text:p>2022-Sep-06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6.01" calcext:value-type="float">
            <text:p>26,01</text:p>
          </table:table-cell>
          <table:table-cell office:value-type="string" calcext:value-type="string">
            <text:p>+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10.4" calcext:value-type="float">
            <text:p>10,4</text:p>
          </table:table-cell>
        </table:table-row>
        <table:table-row table:style-name="ro1">
          <table:table-cell office:value-type="string" calcext:value-type="string">
            <text:p>2022-Sep-07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4.43" calcext:value-type="float">
            <text:p>34,43</text:p>
          </table:table-cell>
          <table:table-cell office:value-type="string" calcext:value-type="string">
            <text:p>+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53.7" calcext:value-type="float">
            <text:p>53,7</text:p>
          </table:table-cell>
        </table:table-row>
        <table:table-row table:style-name="ro1">
          <table:table-cell office:value-type="string" calcext:value-type="string">
            <text:p>2022-Sep-08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41.7" calcext:value-type="float">
            <text:p>41,7</text:p>
          </table:table-cell>
          <table:table-cell office:value-type="string" calcext:value-type="string">
            <text:p>+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9.2" calcext:value-type="float">
            <text:p>29,2</text:p>
          </table:table-cell>
        </table:table-row>
        <table:table-row table:style-name="ro1">
          <table:table-cell office:value-type="string" calcext:value-type="string">
            <text:p>2022-Sep-09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47.78" calcext:value-type="float">
            <text:p>47,78</text:p>
          </table:table-cell>
          <table:table-cell office:value-type="string" calcext:value-type="string">
            <text:p>+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57.2" calcext:value-type="float">
            <text:p>57,2</text:p>
          </table:table-cell>
        </table:table-row>
        <table:table-row table:style-name="ro1">
          <table:table-cell office:value-type="string" calcext:value-type="string">
            <text:p>2022-Sep-10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52.64" calcext:value-type="float">
            <text:p>52,64</text:p>
          </table:table-cell>
          <table:table-cell office:value-type="string" calcext:value-type="string">
            <text:p>+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17.7" calcext:value-type="float">
            <text:p>17,7</text:p>
          </table:table-cell>
        </table:table-row>
        <table:table-row table:style-name="ro1">
          <table:table-cell office:value-type="string" calcext:value-type="string">
            <text:p>2022-Sep-11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56.25" calcext:value-type="float">
            <text:p>56,25</text:p>
          </table:table-cell>
          <table:table-cell office:value-type="string" calcext:value-type="string">
            <text:p>+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0.9" calcext:value-type="float">
            <text:p>30,9</text:p>
          </table:table-cell>
        </table:table-row>
        <table:table-row table:style-name="ro1">
          <table:table-cell office:value-type="string" calcext:value-type="string">
            <text:p>2022-Sep-12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58.57" calcext:value-type="float">
            <text:p>58,57</text:p>
          </table:table-cell>
          <table:table-cell office:value-type="string" calcext:value-type="string">
            <text:p>+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36.9" calcext:value-type="float">
            <text:p>36,9</text:p>
          </table:table-cell>
        </table:table-row>
        <table:table-row table:style-name="ro1">
          <table:table-cell office:value-type="string" calcext:value-type="string">
            <text:p>2022-Sep-13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59.57" calcext:value-type="float">
            <text:p>59,57</text:p>
          </table:table-cell>
          <table:table-cell office:value-type="string" calcext:value-type="string">
            <text:p>+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35.8" calcext:value-type="float">
            <text:p>35,8</text:p>
          </table:table-cell>
        </table:table-row>
        <table:table-row table:style-name="ro1">
          <table:table-cell office:value-type="string" calcext:value-type="string">
            <text:p>2022-Sep-14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59.2" calcext:value-type="float">
            <text:p>59,2</text:p>
          </table:table-cell>
          <table:table-cell office:value-type="string" calcext:value-type="string">
            <text:p>+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27.7" calcext:value-type="float">
            <text:p>27,7</text:p>
          </table:table-cell>
        </table:table-row>
        <table:table-row table:style-name="ro1">
          <table:table-cell office:value-type="string" calcext:value-type="string">
            <text:p>2022-Sep-15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57.42" calcext:value-type="float">
            <text:p>57,42</text:p>
          </table:table-cell>
          <table:table-cell office:value-type="string" calcext:value-type="string">
            <text:p>+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2.8" calcext:value-type="float">
            <text:p>12,8</text:p>
          </table:table-cell>
        </table:table-row>
        <table:table-row table:style-name="ro1">
          <table:table-cell office:value-type="string" calcext:value-type="string">
            <text:p>2022-Sep-16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54.2" calcext:value-type="float">
            <text:p>54,2</text:p>
          </table:table-cell>
          <table:table-cell office:value-type="string" calcext:value-type="string">
            <text:p>+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51.3" calcext:value-type="float">
            <text:p>51,3</text:p>
          </table:table-cell>
        </table:table-row>
        <table:table-row table:style-name="ro1">
          <table:table-cell office:value-type="string" calcext:value-type="string">
            <text:p>2022-Sep-17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49.48" calcext:value-type="float">
            <text:p>49,48</text:p>
          </table:table-cell>
          <table:table-cell office:value-type="string" calcext:value-type="string">
            <text:p>+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3.2" calcext:value-type="float">
            <text:p>23,2</text:p>
          </table:table-cell>
        </table:table-row>
        <table:table-row table:style-name="ro1">
          <table:table-cell office:value-type="string" calcext:value-type="string">
            <text:p>2022-Sep-18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43.22" calcext:value-type="float">
            <text:p>43,22</text:p>
          </table:table-cell>
          <table:table-cell office:value-type="string" calcext:value-type="string">
            <text:p>+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48.7" calcext:value-type="float">
            <text:p>48,7</text:p>
          </table:table-cell>
        </table:table-row>
        <table:table-row table:style-name="ro1">
          <table:table-cell office:value-type="string" calcext:value-type="string">
            <text:p>2022-Sep-19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35.38" calcext:value-type="float">
            <text:p>35,38</text:p>
          </table:table-cell>
          <table:table-cell office:value-type="string" calcext:value-type="string">
            <text:p>+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22-Sep-20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25.91" calcext:value-type="float">
            <text:p>25,91</text:p>
          </table:table-cell>
          <table:table-cell office:value-type="string" calcext:value-type="string">
            <text:p>+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21.2" calcext:value-type="float">
            <text:p>21,2</text:p>
          </table:table-cell>
        </table:table-row>
        <table:table-row table:style-name="ro1">
          <table:table-cell office:value-type="string" calcext:value-type="string">
            <text:p>2022-Sep-21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14.77" calcext:value-type="float">
            <text:p>14,77</text:p>
          </table:table-cell>
          <table:table-cell office:value-type="string" calcext:value-type="string">
            <text:p>+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28.5" calcext:value-type="float">
            <text:p>28,5</text:p>
          </table:table-cell>
        </table:table-row>
        <table:table-row table:style-name="ro1">
          <table:table-cell office:value-type="string" calcext:value-type="string">
            <text:p>2022-Sep-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,9</text:p>
          </table:table-cell>
          <table:table-cell office:value-type="string" calcext:value-type="string">
            <text:p>+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30.1" calcext:value-type="float">
            <text:p>30,1</text:p>
          </table:table-cell>
        </table:table-row>
        <table:table-row table:style-name="ro1">
          <table:table-cell office:value-type="string" calcext:value-type="string">
            <text:p>2022-Sep-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7.26" calcext:value-type="float">
            <text:p>47,26</text:p>
          </table:table-cell>
          <table:table-cell office:value-type="string" calcext:value-type="string">
            <text:p>+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26.2" calcext:value-type="float">
            <text:p>26,2</text:p>
          </table:table-cell>
        </table:table-row>
        <table:table-row table:style-name="ro1">
          <table:table-cell office:value-type="string" calcext:value-type="string">
            <text:p>2022-Sep-2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0.81" calcext:value-type="float">
            <text:p>30,81</text:p>
          </table:table-cell>
          <table:table-cell office:value-type="string" calcext:value-type="string">
            <text:p>+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16.9" calcext:value-type="float">
            <text:p>16,9</text:p>
          </table:table-cell>
        </table:table-row>
        <table:table-row table:style-name="ro1">
          <table:table-cell office:value-type="string" calcext:value-type="string">
            <text:p>2022-Sep-2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.49" calcext:value-type="float">
            <text:p>12,49</text:p>
          </table:table-cell>
          <table:table-cell office:value-type="string" calcext:value-type="string">
            <text:p>+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string" calcext:value-type="string">
            <text:p>2022-Sep-2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2.26" calcext:value-type="float">
            <text:p>52,26</text:p>
          </table:table-cell>
          <table:table-cell office:value-type="string" calcext:value-type="string">
            <text:p>+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42.9" calcext:value-type="float">
            <text:p>42,9</text:p>
          </table:table-cell>
        </table:table-row>
        <table:table-row table:style-name="ro1">
          <table:table-cell office:value-type="string" calcext:value-type="string">
            <text:p>2022-Sep-2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0.06" calcext:value-type="float">
            <text:p>30,06</text:p>
          </table:table-cell>
          <table:table-cell office:value-type="string" calcext:value-type="string">
            <text:p>+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8.7" calcext:value-type="float">
            <text:p>18,7</text:p>
          </table:table-cell>
        </table:table-row>
        <table:table-row table:style-name="ro1">
          <table:table-cell office:value-type="string" calcext:value-type="string">
            <text:p>2022-Sep-28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.86" calcext:value-type="float">
            <text:p>5,86</text:p>
          </table:table-cell>
          <table:table-cell office:value-type="string" calcext:value-type="string">
            <text:p>+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22-Sep-2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9.61" calcext:value-type="float">
            <text:p>39,61</text:p>
          </table:table-cell>
          <table:table-cell office:value-type="string" calcext:value-type="string">
            <text:p>+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6.8" calcext:value-type="float">
            <text:p>16,8</text:p>
          </table:table-cell>
        </table:table-row>
        <table:table-row table:style-name="ro1">
          <table:table-cell office:value-type="string" calcext:value-type="string">
            <text:p>2022-Sep-3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1.25" calcext:value-type="float">
            <text:p>11,25</text:p>
          </table:table-cell>
          <table:table-cell office:value-type="string" calcext:value-type="string">
            <text:p>+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39.6" calcext:value-type="float">
            <text:p>39,6</text:p>
          </table:table-cell>
        </table:table-row>
        <table:table-row table:style-name="ro1">
          <table:table-cell office:value-type="string" calcext:value-type="string">
            <text:p>2022-Oct-0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0.76" calcext:value-type="float">
            <text:p>40,76</text:p>
          </table:table-cell>
          <table:table-cell office:value-type="string" calcext:value-type="string">
            <text:p>+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58.5" calcext:value-type="float">
            <text:p>58,5</text:p>
          </table:table-cell>
        </table:table-row>
        <table:table-row table:style-name="ro1">
          <table:table-cell office:value-type="string" calcext:value-type="string">
            <text:p>2022-Oct-0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8.07" calcext:value-type="float">
            <text:p>8,07</text:p>
          </table:table-cell>
          <table:table-cell office:value-type="string" calcext:value-type="string">
            <text:p>+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13.6" calcext:value-type="float">
            <text:p>13,6</text:p>
          </table:table-cell>
        </table:table-row>
        <table:table-row table:style-name="ro1">
          <table:table-cell office:value-type="string" calcext:value-type="string">
            <text:p>2022-Oct-0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3.15" calcext:value-type="float">
            <text:p>33,15</text:p>
          </table:table-cell>
          <table:table-cell office:value-type="string" calcext:value-type="string">
            <text:p>+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5.3" calcext:value-type="float">
            <text:p>25,3</text:p>
          </table:table-cell>
        </table:table-row>
        <table:table-row table:style-name="ro1">
          <table:table-cell office:value-type="string" calcext:value-type="string">
            <text:p>2022-Oct-0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55.96" calcext:value-type="float">
            <text:p>55,96</text:p>
          </table:table-cell>
          <table:table-cell office:value-type="string" calcext:value-type="string">
            <text:p>+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33.8" calcext:value-type="float">
            <text:p>33,8</text:p>
          </table:table-cell>
        </table:table-row>
        <table:table-row table:style-name="ro1">
          <table:table-cell office:value-type="string" calcext:value-type="string">
            <text:p>2022-Oct-05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6.44" calcext:value-type="float">
            <text:p>16,44</text:p>
          </table:table-cell>
          <table:table-cell office:value-type="string" calcext:value-type="string">
            <text:p>+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39.3" calcext:value-type="float">
            <text:p>39,3</text:p>
          </table:table-cell>
        </table:table-row>
        <table:table-row table:style-name="ro1">
          <table:table-cell office:value-type="string" calcext:value-type="string">
            <text:p>2022-Oct-06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4.55" calcext:value-type="float">
            <text:p>34,55</text:p>
          </table:table-cell>
          <table:table-cell office:value-type="string" calcext:value-type="string">
            <text:p>+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41.9" calcext:value-type="float">
            <text:p>41,9</text:p>
          </table:table-cell>
        </table:table-row>
        <table:table-row table:style-name="ro1">
          <table:table-cell office:value-type="string" calcext:value-type="string">
            <text:p>2022-Oct-07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50.24" calcext:value-type="float">
            <text:p>50,24</text:p>
          </table:table-cell>
          <table:table-cell office:value-type="string" calcext:value-type="string">
            <text:p>+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41.9" calcext:value-type="float">
            <text:p>41,9</text:p>
          </table:table-cell>
        </table:table-row>
        <table:table-row table:style-name="ro1">
          <table:table-cell office:value-type="string" calcext:value-type="string">
            <text:p>2022-Oct-0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.46" calcext:value-type="float">
            <text:p>3,46</text:p>
          </table:table-cell>
          <table:table-cell office:value-type="string" calcext:value-type="string">
            <text:p>+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39.6" calcext:value-type="float">
            <text:p>39,6</text:p>
          </table:table-cell>
        </table:table-row>
        <table:table-row table:style-name="ro1">
          <table:table-cell office:value-type="string" calcext:value-type="string">
            <text:p>2022-Oct-09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4.15" calcext:value-type="float">
            <text:p>14,15</text:p>
          </table:table-cell>
          <table:table-cell office:value-type="string" calcext:value-type="string">
            <text:p>+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22-Oct-1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2.26" calcext:value-type="float">
            <text:p>22,26</text:p>
          </table:table-cell>
          <table:table-cell office:value-type="string" calcext:value-type="string">
            <text:p>+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28.4" calcext:value-type="float">
            <text:p>28,4</text:p>
          </table:table-cell>
        </table:table-row>
        <table:table-row table:style-name="ro1">
          <table:table-cell office:value-type="string" calcext:value-type="string">
            <text:p>2022-Oct-11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27.72" calcext:value-type="float">
            <text:p>27,72</text:p>
          </table:table-cell>
          <table:table-cell office:value-type="string" calcext:value-type="string">
            <text:p>+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office:value-type="float" office:value="19.9" calcext:value-type="float">
            <text:p>19,9</text:p>
          </table:table-cell>
        </table:table-row>
        <table:table-row table:style-name="ro1">
          <table:table-cell office:value-type="string" calcext:value-type="string">
            <text:p>2022-Oct-12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30.47" calcext:value-type="float">
            <text:p>30,47</text:p>
          </table:table-cell>
          <table:table-cell office:value-type="string" calcext:value-type="string">
            <text:p>+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9.8" calcext:value-type="float">
            <text:p>9,8</text:p>
          </table:table-cell>
        </table:table-row>
        <table:table-row table:style-name="ro1">
          <table:table-cell office:value-type="string" calcext:value-type="string">
            <text:p>2022-Oct-1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0.46" calcext:value-type="float">
            <text:p>30,46</text:p>
          </table:table-cell>
          <table:table-cell office:value-type="string" calcext:value-type="string">
            <text:p>+</text:p>
          </table:table-cell>
          <table:table-cell office:value-type="float" office:value="22" calcext:value-type="float">
            <text:p>22</text:p>
          </table:table-cell>
          <table:table-cell office:value-type="float" office:value="59" calcext:value-type="float">
            <text:p>59</text:p>
          </table:table-cell>
          <table:table-cell office:value-type="float" office:value="58.2" calcext:value-type="float">
            <text:p>58,2</text:p>
          </table:table-cell>
        </table:table-row>
        <table:table-row table:style-name="ro1">
          <table:table-cell office:value-type="string" calcext:value-type="string">
            <text:p>2022-Oct-14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27.61" calcext:value-type="float">
            <text:p>27,61</text:p>
          </table:table-cell>
          <table:table-cell office:value-type="string" calcext:value-type="string">
            <text:p>+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5.3" calcext:value-type="float">
            <text:p>45,3</text:p>
          </table:table-cell>
        </table:table-row>
        <table:table-row table:style-name="ro1">
          <table:table-cell office:value-type="string" calcext:value-type="string">
            <text:p>2022-Oct-15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21.87" calcext:value-type="float">
            <text:p>21,87</text:p>
          </table:table-cell>
          <table:table-cell office:value-type="string" calcext:value-type="string">
            <text:p>+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31.2" calcext:value-type="float">
            <text:p>31,2</text:p>
          </table:table-cell>
        </table:table-row>
        <table:table-row table:style-name="ro1">
          <table:table-cell office:value-type="string" calcext:value-type="string">
            <text:p>2022-Oct-16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3.16" calcext:value-type="float">
            <text:p>13,16</text:p>
          </table:table-cell>
          <table:table-cell office:value-type="string" calcext:value-type="string">
            <text:p>+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6.2" calcext:value-type="float">
            <text:p>16,2</text:p>
          </table:table-cell>
        </table:table-row>
        <table:table-row table:style-name="ro1">
          <table:table-cell office:value-type="string" calcext:value-type="string">
            <text:p>2022-Oct-17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1.42" calcext:value-type="float">
            <text:p>1,42</text:p>
          </table:table-cell>
          <table:table-cell office:value-type="string" calcext:value-type="string">
            <text:p>+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2022-Oct-18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46.59" calcext:value-type="float">
            <text:p>46,59</text:p>
          </table:table-cell>
          <table:table-cell office:value-type="string" calcext:value-type="string">
            <text:p>+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43.7" calcext:value-type="float">
            <text:p>43,7</text:p>
          </table:table-cell>
        </table:table-row>
        <table:table-row table:style-name="ro1">
          <table:table-cell office:value-type="string" calcext:value-type="string">
            <text:p>2022-Oct-19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28.6" calcext:value-type="float">
            <text:p>28,6</text:p>
          </table:table-cell>
          <table:table-cell office:value-type="string" calcext:value-type="string">
            <text:p>+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26.5" calcext:value-type="float">
            <text:p>26,5</text:p>
          </table:table-cell>
        </table:table-row>
        <table:table-row table:style-name="ro1">
          <table:table-cell office:value-type="string" calcext:value-type="string">
            <text:p>2022-Oct-20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7.38" calcext:value-type="float">
            <text:p>7,38</text:p>
          </table:table-cell>
          <table:table-cell office:value-type="string" calcext:value-type="string">
            <text:p>+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22-Oct-21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42.88" calcext:value-type="float">
            <text:p>42,88</text:p>
          </table:table-cell>
          <table:table-cell office:value-type="string" calcext:value-type="string">
            <text:p>+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51.1" calcext:value-type="float">
            <text:p>51,1</text:p>
          </table:table-cell>
        </table:table-row>
        <table:table-row table:style-name="ro1">
          <table:table-cell office:value-type="string" calcext:value-type="string">
            <text:p>2022-Oct-22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15.03" calcext:value-type="float">
            <text:p>15,03</text:p>
          </table:table-cell>
          <table:table-cell office:value-type="string" calcext:value-type="string">
            <text:p>+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3.1" calcext:value-type="float">
            <text:p>33,1</text:p>
          </table:table-cell>
        </table:table-row>
        <table:table-row table:style-name="ro1">
          <table:table-cell office:value-type="string" calcext:value-type="string">
            <text:p>2022-Oct-23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43.78" calcext:value-type="float">
            <text:p>43,78</text:p>
          </table:table-cell>
          <table:table-cell office:value-type="string" calcext:value-type="string">
            <text:p>+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22-Oct-24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9.06" calcext:value-type="float">
            <text:p>9,06</text:p>
          </table:table-cell>
          <table:table-cell office:value-type="string" calcext:value-type="string">
            <text:p>+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56.9" calcext:value-type="float">
            <text:p>56,9</text:p>
          </table:table-cell>
        </table:table-row>
        <table:table-row table:style-name="ro1">
          <table:table-cell office:value-type="string" calcext:value-type="string">
            <text:p>2022-Oct-25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30.82" calcext:value-type="float">
            <text:p>30,82</text:p>
          </table:table-cell>
          <table:table-cell office:value-type="string" calcext:value-type="string">
            <text:p>+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8.9" calcext:value-type="float">
            <text:p>38,9</text:p>
          </table:table-cell>
        </table:table-row>
        <table:table-row table:style-name="ro1">
          <table:table-cell office:value-type="string" calcext:value-type="string">
            <text:p>2022-Oct-26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9.02" calcext:value-type="float">
            <text:p>49,02</text:p>
          </table:table-cell>
          <table:table-cell office:value-type="string" calcext:value-type="string">
            <text:p>+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22-Oct-27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3.6" calcext:value-type="float">
            <text:p>3,6</text:p>
          </table:table-cell>
          <table:table-cell office:value-type="string" calcext:value-type="string">
            <text:p>+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3.4" calcext:value-type="float">
            <text:p>3,4</text:p>
          </table:table-cell>
        </table:table-row>
        <table:table-row table:style-name="ro1">
          <table:table-cell office:value-type="string" calcext:value-type="string">
            <text:p>2022-Oct-28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4.53" calcext:value-type="float">
            <text:p>14,53</text:p>
          </table:table-cell>
          <table:table-cell office:value-type="string" calcext:value-type="string">
            <text:p>+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22-Oct-29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21.76" calcext:value-type="float">
            <text:p>21,76</text:p>
          </table:table-cell>
          <table:table-cell office:value-type="string" calcext:value-type="string">
            <text:p>+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28.9" calcext:value-type="float">
            <text:p>28,9</text:p>
          </table:table-cell>
        </table:table-row>
        <table:table-row table:style-name="ro1">
          <table:table-cell office:value-type="string" calcext:value-type="string">
            <text:p>2022-Oct-30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25.27" calcext:value-type="float">
            <text:p>25,27</text:p>
          </table:table-cell>
          <table:table-cell office:value-type="string" calcext:value-type="string">
            <text:p>+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22-Oct-31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25.03" calcext:value-type="float">
            <text:p>25,03</text:p>
          </table:table-cell>
          <table:table-cell office:value-type="string" calcext:value-type="string">
            <text:p>+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55.4" calcext:value-type="float">
            <text:p>55,4</text:p>
          </table:table-cell>
        </table:table-row>
        <table:table-row table:style-name="ro1">
          <table:table-cell office:value-type="string" calcext:value-type="string">
            <text:p>2022-Nov-01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21.01" calcext:value-type="float">
            <text:p>21,01</text:p>
          </table:table-cell>
          <table:table-cell office:value-type="string" calcext:value-type="string">
            <text:p>+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22-Nov-0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3.19" calcext:value-type="float">
            <text:p>13,19</text:p>
          </table:table-cell>
          <table:table-cell office:value-type="string" calcext:value-type="string">
            <text:p>+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float" office:value="22.7" calcext:value-type="float">
            <text:p>22,7</text:p>
          </table:table-cell>
        </table:table-row>
        <table:table-row table:style-name="ro1">
          <table:table-cell office:value-type="string" calcext:value-type="string">
            <text:p>2022-Nov-03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.55" calcext:value-type="float">
            <text:p>1,55</text:p>
          </table:table-cell>
          <table:table-cell office:value-type="string" calcext:value-type="string">
            <text:p>+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6.4" calcext:value-type="float">
            <text:p>6,4</text:p>
          </table:table-cell>
        </table:table-row>
        <table:table-row table:style-name="ro1">
          <table:table-cell office:value-type="string" calcext:value-type="string">
            <text:p>2022-Nov-04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6.08" calcext:value-type="float">
            <text:p>46,08</text:p>
          </table:table-cell>
          <table:table-cell office:value-type="string" calcext:value-type="string">
            <text:p>+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50.1" calcext:value-type="float">
            <text:p>50,1</text:p>
          </table:table-cell>
        </table:table-row>
        <table:table-row table:style-name="ro1">
          <table:table-cell office:value-type="string" calcext:value-type="string">
            <text:p>2022-Nov-05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26.75" calcext:value-type="float">
            <text:p>26,75</text:p>
          </table:table-cell>
          <table:table-cell office:value-type="string" calcext:value-type="string">
            <text:p>+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3.4" calcext:value-type="float">
            <text:p>33,4</text:p>
          </table:table-cell>
        </table:table-row>
        <table:table-row table:style-name="ro1">
          <table:table-cell office:value-type="string" calcext:value-type="string">
            <text:p>2022-Nov-06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3.57" calcext:value-type="float">
            <text:p>3,57</text:p>
          </table:table-cell>
          <table:table-cell office:value-type="string" calcext:value-type="string">
            <text:p>+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6.3" calcext:value-type="float">
            <text:p>16,3</text:p>
          </table:table-cell>
        </table:table-row>
        <table:table-row table:style-name="ro1">
          <table:table-cell office:value-type="string" calcext:value-type="string">
            <text:p>2022-Nov-07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36.52" calcext:value-type="float">
            <text:p>36,52</text:p>
          </table:table-cell>
          <table:table-cell office:value-type="string" calcext:value-type="string">
            <text:p>+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58.6" calcext:value-type="float">
            <text:p>58,6</text:p>
          </table:table-cell>
        </table:table-row>
        <table:table-row table:style-name="ro1">
          <table:table-cell office:value-type="string" calcext:value-type="string">
            <text:p>2022-Nov-08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5.59" calcext:value-type="float">
            <text:p>5,59</text:p>
          </table:table-cell>
          <table:table-cell office:value-type="string" calcext:value-type="string">
            <text:p>+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22-Nov-09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float" office:value="30.8" calcext:value-type="float">
            <text:p>30,8</text:p>
          </table:table-cell>
          <table:table-cell office:value-type="string" calcext:value-type="string">
            <text:p>+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20.3" calcext:value-type="float">
            <text:p>20,3</text:p>
          </table:table-cell>
        </table:table-row>
        <table:table-row table:style-name="ro1">
          <table:table-cell office:value-type="string" calcext:value-type="string">
            <text:p>2022-Nov-1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52.16" calcext:value-type="float">
            <text:p>52,16</text:p>
          </table:table-cell>
          <table:table-cell office:value-type="string" calcext:value-type="string">
            <text:p>+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59.2" calcext:value-type="float">
            <text:p>59,2</text:p>
          </table:table-cell>
        </table:table-row>
        <table:table-row table:style-name="ro1">
          <table:table-cell office:value-type="string" calcext:value-type="string">
            <text:p>2022-Nov-11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9.66" calcext:value-type="float">
            <text:p>9,66</text:p>
          </table:table-cell>
          <table:table-cell office:value-type="string" calcext:value-type="string">
            <text:p>+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36.3" calcext:value-type="float">
            <text:p>36,3</text:p>
          </table:table-cell>
        </table:table-row>
        <table:table-row table:style-name="ro1">
          <table:table-cell office:value-type="string" calcext:value-type="string">
            <text:p>2022-Nov-12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23.36" calcext:value-type="float">
            <text:p>23,36</text:p>
          </table:table-cell>
          <table:table-cell office:value-type="string" calcext:value-type="string">
            <text:p>+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1.5" calcext:value-type="float">
            <text:p>11,5</text:p>
          </table:table-cell>
        </table:table-row>
        <table:table-row table:style-name="ro1">
          <table:table-cell office:value-type="string" calcext:value-type="string">
            <text:p>2022-Nov-13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33.26" calcext:value-type="float">
            <text:p>33,26</text:p>
          </table:table-cell>
          <table:table-cell office:value-type="string" calcext:value-type="string">
            <text:p>+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44.2" calcext:value-type="float">
            <text:p>44,2</text:p>
          </table:table-cell>
        </table:table-row>
        <table:table-row table:style-name="ro1">
          <table:table-cell office:value-type="string" calcext:value-type="string">
            <text:p>2022-Nov-14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39.42" calcext:value-type="float">
            <text:p>39,42</text:p>
          </table:table-cell>
          <table:table-cell office:value-type="string" calcext:value-type="string">
            <text:p>+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4.3" calcext:value-type="float">
            <text:p>14,3</text:p>
          </table:table-cell>
        </table:table-row>
        <table:table-row table:style-name="ro1">
          <table:table-cell office:value-type="string" calcext:value-type="string">
            <text:p>2022-Nov-15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41.89" calcext:value-type="float">
            <text:p>41,89</text:p>
          </table:table-cell>
          <table:table-cell office:value-type="string" calcext:value-type="string">
            <text:p>+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41.2" calcext:value-type="float">
            <text:p>41,2</text:p>
          </table:table-cell>
        </table:table-row>
        <table:table-row table:style-name="ro1">
          <table:table-cell office:value-type="string" calcext:value-type="string">
            <text:p>2022-Nov-1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40.74" calcext:value-type="float">
            <text:p>40,74</text:p>
          </table:table-cell>
          <table:table-cell office:value-type="string" calcext:value-type="string">
            <text:p>+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4.7" calcext:value-type="float">
            <text:p>4,7</text:p>
          </table:table-cell>
        </table:table-row>
        <table:table-row table:style-name="ro1">
          <table:table-cell office:value-type="string" calcext:value-type="string">
            <text:p>2022-Nov-17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36.02" calcext:value-type="float">
            <text:p>36,02</text:p>
          </table:table-cell>
          <table:table-cell office:value-type="string" calcext:value-type="string">
            <text:p>+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24.3" calcext:value-type="float">
            <text:p>24,3</text:p>
          </table:table-cell>
        </table:table-row>
        <table:table-row table:style-name="ro1">
          <table:table-cell office:value-type="string" calcext:value-type="string">
            <text:p>2022-Nov-18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27.84" calcext:value-type="float">
            <text:p>27,84</text:p>
          </table:table-cell>
          <table:table-cell office:value-type="string" calcext:value-type="string">
            <text:p>+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39.7" calcext:value-type="float">
            <text:p>39,7</text:p>
          </table:table-cell>
        </table:table-row>
        <table:table-row table:style-name="ro1">
          <table:table-cell office:value-type="string" calcext:value-type="string">
            <text:p>2022-Nov-19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16.29" calcext:value-type="float">
            <text:p>16,29</text:p>
          </table:table-cell>
          <table:table-cell office:value-type="string" calcext:value-type="string">
            <text:p>+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50.4" calcext:value-type="float">
            <text:p>50,4</text:p>
          </table:table-cell>
        </table:table-row>
        <table:table-row table:style-name="ro1">
          <table:table-cell office:value-type="string" calcext:value-type="string">
            <text:p>2022-Nov-20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1.48" calcext:value-type="float">
            <text:p>1,48</text:p>
          </table:table-cell>
          <table:table-cell office:value-type="string" calcext:value-type="string">
            <text:p>+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022-Nov-2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43.53" calcext:value-type="float">
            <text:p>43,53</text:p>
          </table:table-cell>
          <table:table-cell office:value-type="string" calcext:value-type="string">
            <text:p>+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56.1" calcext:value-type="float">
            <text:p>56,1</text:p>
          </table:table-cell>
        </table:table-row>
        <table:table-row table:style-name="ro1">
          <table:table-cell office:value-type="string" calcext:value-type="string">
            <text:p>2022-Nov-22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2.59" calcext:value-type="float">
            <text:p>22,59</text:p>
          </table:table-cell>
          <table:table-cell office:value-type="string" calcext:value-type="string">
            <text:p>+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50.5" calcext:value-type="float">
            <text:p>50,5</text:p>
          </table:table-cell>
        </table:table-row>
        <table:table-row table:style-name="ro1">
          <table:table-cell office:value-type="string" calcext:value-type="string">
            <text:p>2022-Nov-23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58.79" calcext:value-type="float">
            <text:p>58,79</text:p>
          </table:table-cell>
          <table:table-cell office:value-type="string" calcext:value-type="string">
            <text:p>+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38.6" calcext:value-type="float">
            <text:p>38,6</text:p>
          </table:table-cell>
        </table:table-row>
        <table:table-row table:style-name="ro1">
          <table:table-cell office:value-type="string" calcext:value-type="string">
            <text:p>2022-Nov-24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2.3" calcext:value-type="float">
            <text:p>32,3</text:p>
          </table:table-cell>
          <table:table-cell office:value-type="string" calcext:value-type="string">
            <text:p>+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20.2" calcext:value-type="float">
            <text:p>20,2</text:p>
          </table:table-cell>
        </table:table-row>
        <table:table-row table:style-name="ro1">
          <table:table-cell office:value-type="string" calcext:value-type="string">
            <text:p>2022-Nov-25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3.31" calcext:value-type="float">
            <text:p>3,31</text:p>
          </table:table-cell>
          <table:table-cell office:value-type="string" calcext:value-type="string">
            <text:p>+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54.9" calcext:value-type="float">
            <text:p>54,9</text:p>
          </table:table-cell>
        </table:table-row>
        <table:table-row table:style-name="ro1">
          <table:table-cell office:value-type="string" calcext:value-type="string">
            <text:p>2022-Nov-2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+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22.5" calcext:value-type="float">
            <text:p>22,5</text:p>
          </table:table-cell>
        </table:table-row>
        <table:table-row table:style-name="ro1">
          <table:table-cell office:value-type="string" calcext:value-type="string">
            <text:p>2022-Nov-2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8.57" calcext:value-type="float">
            <text:p>58,57</text:p>
          </table:table-cell>
          <table:table-cell office:value-type="string" calcext:value-type="string">
            <text:p>+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42.7" calcext:value-type="float">
            <text:p>42,7</text:p>
          </table:table-cell>
        </table:table-row>
        <table:table-row table:style-name="ro1">
          <table:table-cell office:value-type="string" calcext:value-type="string">
            <text:p>2022-Nov-2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3.22" calcext:value-type="float">
            <text:p>23,22</text:p>
          </table:table-cell>
          <table:table-cell office:value-type="string" calcext:value-type="string">
            <text:p>+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55.2" calcext:value-type="float">
            <text:p>55,2</text:p>
          </table:table-cell>
        </table:table-row>
        <table:table-row table:style-name="ro1">
          <table:table-cell office:value-type="string" calcext:value-type="string">
            <text:p>2022-Nov-2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6.17" calcext:value-type="float">
            <text:p>46,17</text:p>
          </table:table-cell>
          <table:table-cell office:value-type="string" calcext:value-type="string">
            <text:p>+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59.8" calcext:value-type="float">
            <text:p>59,8</text:p>
          </table:table-cell>
        </table:table-row>
        <table:table-row table:style-name="ro1">
          <table:table-cell office:value-type="string" calcext:value-type="string">
            <text:p>2022-Nov-3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.64" calcext:value-type="float">
            <text:p>7,64</text:p>
          </table:table-cell>
          <table:table-cell office:value-type="string" calcext:value-type="string">
            <text:p>+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56.4" calcext:value-type="float">
            <text:p>56,4</text:p>
          </table:table-cell>
        </table:table-row>
        <table:table-row table:style-name="ro1">
          <table:table-cell office:value-type="string" calcext:value-type="string">
            <text:p>2022-Dec-0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7.84" calcext:value-type="float">
            <text:p>27,84</text:p>
          </table:table-cell>
          <table:table-cell office:value-type="string" calcext:value-type="string">
            <text:p>+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44.9" calcext:value-type="float">
            <text:p>44,9</text:p>
          </table:table-cell>
        </table:table-row>
        <table:table-row table:style-name="ro1">
          <table:table-cell office:value-type="string" calcext:value-type="string">
            <text:p>2022-Dec-0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+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25.1" calcext:value-type="float">
            <text:p>25,1</text:p>
          </table:table-cell>
        </table:table-row>
        <table:table-row table:style-name="ro1">
          <table:table-cell office:value-type="string" calcext:value-type="string">
            <text:p>2022-Dec-0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.35" calcext:value-type="float">
            <text:p>5,35</text:p>
          </table:table-cell>
          <table:table-cell office:value-type="string" calcext:value-type="string">
            <text:p>+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57.1" calcext:value-type="float">
            <text:p>57,1</text:p>
          </table:table-cell>
        </table:table-row>
        <table:table-row table:style-name="ro1">
          <table:table-cell office:value-type="string" calcext:value-type="string">
            <text:p>2022-Dec-0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3.09" calcext:value-type="float">
            <text:p>23,09</text:p>
          </table:table-cell>
          <table:table-cell office:value-type="string" calcext:value-type="string">
            <text:p>+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float" office:value="20.7" calcext:value-type="float">
            <text:p>20,7</text:p>
          </table:table-cell>
        </table:table-row>
        <table:table-row table:style-name="ro1">
          <table:table-cell office:value-type="string" calcext:value-type="string">
            <text:p>2022-Dec-0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0.47" calcext:value-type="float">
            <text:p>40,47</text:p>
          </table:table-cell>
          <table:table-cell office:value-type="string" calcext:value-type="string">
            <text:p>+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float" office:value="36.1" calcext:value-type="float">
            <text:p>36,1</text:p>
          </table:table-cell>
        </table:table-row>
        <table:table-row table:style-name="ro1">
          <table:table-cell office:value-type="string" calcext:value-type="string">
            <text:p>2022-Dec-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7.7" calcext:value-type="float">
            <text:p>57,7</text:p>
          </table:table-cell>
          <table:table-cell office:value-type="string" calcext:value-type="string">
            <text:p>+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float" office:value="43.3" calcext:value-type="float">
            <text:p>43,3</text:p>
          </table:table-cell>
        </table:table-row>
        <table:table-row table:style-name="ro1">
          <table:table-cell office:value-type="string" calcext:value-type="string">
            <text:p>2022-Dec-07</text:p>
          </table:table-cell>
          <table:table-cell office:value-type="float" office:value="4" calcext:value-type="float">
            <text:p>4</text:p>
          </table:table-cell>
          <table:table-cell office:value-type="float" office:value="59" calcext:value-type="float">
            <text:p>59</text:p>
          </table:table-cell>
          <table:table-cell office:value-type="float" office:value="15.01" calcext:value-type="float">
            <text:p>15,01</text:p>
          </table:table-cell>
          <table:table-cell office:value-type="string" calcext:value-type="string">
            <text:p>+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float" office:value="42.4" calcext:value-type="float">
            <text:p>42,4</text:p>
          </table:table-cell>
        </table:table-row>
        <table:table-row table:style-name="ro1">
          <table:table-cell office:value-type="string" calcext:value-type="string">
            <text:p>2022-Dec-08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2.61" calcext:value-type="float">
            <text:p>32,61</text:p>
          </table:table-cell>
          <table:table-cell office:value-type="string" calcext:value-type="string">
            <text:p>+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float" office:value="33.6" calcext:value-type="float">
            <text:p>33,6</text:p>
          </table:table-cell>
        </table:table-row>
        <table:table-row table:style-name="ro1">
          <table:table-cell office:value-type="string" calcext:value-type="string">
            <text:p>2022-Dec-09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50.72" calcext:value-type="float">
            <text:p>50,72</text:p>
          </table:table-cell>
          <table:table-cell office:value-type="string" calcext:value-type="string">
            <text:p>+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float" office:value="17.2" calcext:value-type="float">
            <text:p>17,2</text:p>
          </table:table-cell>
        </table:table-row>
        <table:table-row table:style-name="ro1">
          <table:table-cell office:value-type="string" calcext:value-type="string">
            <text:p>2022-Dec-10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9.57" calcext:value-type="float">
            <text:p>9,57</text:p>
          </table:table-cell>
          <table:table-cell office:value-type="string" calcext:value-type="string">
            <text:p>+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53.3" calcext:value-type="float">
            <text:p>53,3</text:p>
          </table:table-cell>
        </table:table-row>
        <table:table-row table:style-name="ro1">
          <table:table-cell office:value-type="string" calcext:value-type="string">
            <text:p>2022-Dec-11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29.35" calcext:value-type="float">
            <text:p>29,35</text:p>
          </table:table-cell>
          <table:table-cell office:value-type="string" calcext:value-type="string">
            <text:p>+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22.3" calcext:value-type="float">
            <text:p>22,3</text:p>
          </table:table-cell>
        </table:table-row>
        <table:table-row table:style-name="ro1">
          <table:table-cell office:value-type="string" calcext:value-type="string">
            <text:p>2022-Dec-1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50.29" calcext:value-type="float">
            <text:p>50,29</text:p>
          </table:table-cell>
          <table:table-cell office:value-type="string" calcext:value-type="string">
            <text:p>+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44.5" calcext:value-type="float">
            <text:p>44,5</text:p>
          </table:table-cell>
        </table:table-row>
        <table:table-row table:style-name="ro1">
          <table:table-cell office:value-type="string" calcext:value-type="string">
            <text:p>2022-Dec-13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12.58" calcext:value-type="float">
            <text:p>12,58</text:p>
          </table:table-cell>
          <table:table-cell office:value-type="string" calcext:value-type="string">
            <text:p>+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office:value-type="string" calcext:value-type="string">
            <text:p>2022-Dec-14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36.42" calcext:value-type="float">
            <text:p>36,42</text:p>
          </table:table-cell>
          <table:table-cell office:value-type="string" calcext:value-type="string">
            <text:p>+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10.2" calcext:value-type="float">
            <text:p>10,2</text:p>
          </table:table-cell>
        </table:table-row>
        <table:table-row table:style-name="ro1">
          <table:table-cell office:value-type="string" calcext:value-type="string">
            <text:p>2022-Dec-15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2.01" calcext:value-type="float">
            <text:p>2,01</text:p>
          </table:table-cell>
          <table:table-cell office:value-type="string" calcext:value-type="string">
            <text:p>+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14.6" calcext:value-type="float">
            <text:p>14,6</text:p>
          </table:table-cell>
        </table:table-row>
        <table:table-row table:style-name="ro1">
          <table:table-cell office:value-type="string" calcext:value-type="string">
            <text:p>2022-Dec-16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29.52" calcext:value-type="float">
            <text:p>29,52</text:p>
          </table:table-cell>
          <table:table-cell office:value-type="string" calcext:value-type="string">
            <text:p>+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22-Dec-17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59.14" calcext:value-type="float">
            <text:p>59,14</text:p>
          </table:table-cell>
          <table:table-cell office:value-type="string" calcext:value-type="string">
            <text:p>+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8.8" calcext:value-type="float">
            <text:p>8,8</text:p>
          </table:table-cell>
        </table:table-row>
        <table:table-row table:style-name="ro1">
          <table:table-cell office:value-type="string" calcext:value-type="string">
            <text:p>2022-Dec-18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31.03" calcext:value-type="float">
            <text:p>31,03</text:p>
          </table:table-cell>
          <table:table-cell office:value-type="string" calcext:value-type="string">
            <text:p>+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float" office:value="59.6" calcext:value-type="float">
            <text:p>59,6</text:p>
          </table:table-cell>
        </table:table-row>
        <table:table-row table:style-name="ro1">
          <table:table-cell office:value-type="string" calcext:value-type="string">
            <text:p>2022-Dec-19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5.36" calcext:value-type="float">
            <text:p>5,36</text:p>
          </table:table-cell>
          <table:table-cell office:value-type="string" calcext:value-type="string">
            <text:p>+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office:value-type="string" calcext:value-type="string">
            <text:p>2022-Dec-20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42.28" calcext:value-type="float">
            <text:p>42,28</text:p>
          </table:table-cell>
          <table:table-cell office:value-type="string" calcext:value-type="string">
            <text:p>+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31.6" calcext:value-type="float">
            <text:p>31,6</text:p>
          </table:table-cell>
        </table:table-row>
        <table:table-row table:style-name="ro1">
          <table:table-cell office:value-type="string" calcext:value-type="string">
            <text:p>2022-Dec-21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21.94" calcext:value-type="float">
            <text:p>21,94</text:p>
          </table:table-cell>
          <table:table-cell office:value-type="string" calcext:value-type="string">
            <text:p>+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13.9" calcext:value-type="float">
            <text:p>13,9</text:p>
          </table:table-cell>
        </table:table-row>
        <table:table-row table:style-name="ro1">
          <table:table-cell office:value-type="string" calcext:value-type="string">
            <text:p>2022-Dec-22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4.47" calcext:value-type="float">
            <text:p>4,47</text:p>
          </table:table-cell>
          <table:table-cell office:value-type="string" calcext:value-type="string">
            <text:p>+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54.4" calcext:value-type="float">
            <text:p>54,4</text:p>
          </table:table-cell>
        </table:table-row>
        <table:table-row table:style-name="ro1">
          <table:table-cell office:value-type="string" calcext:value-type="string">
            <text:p>2022-Dec-23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50.01" calcext:value-type="float">
            <text:p>50,01</text:p>
          </table:table-cell>
          <table:table-cell office:value-type="string" calcext:value-type="string">
            <text:p>+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33.9" calcext:value-type="float">
            <text:p>33,9</text:p>
          </table:table-cell>
        </table:table-row>
        <table:table-row table:style-name="ro1">
          <table:table-cell office:value-type="string" calcext:value-type="string">
            <text:p>2022-Dec-24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38.66" calcext:value-type="float">
            <text:p>38,66</text:p>
          </table:table-cell>
          <table:table-cell office:value-type="string" calcext:value-type="string">
            <text:p>+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12.8" calcext:value-type="float">
            <text:p>12,8</text:p>
          </table:table-cell>
        </table:table-row>
        <table:table-row table:style-name="ro1">
          <table:table-cell office:value-type="string" calcext:value-type="string">
            <text:p>2022-Dec-2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30.54" calcext:value-type="float">
            <text:p>30,54</text:p>
          </table:table-cell>
          <table:table-cell office:value-type="string" calcext:value-type="string">
            <text:p>+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51.7" calcext:value-type="float">
            <text:p>51,7</text:p>
          </table:table-cell>
        </table:table-row>
        <table:table-row table:style-name="ro1">
          <table:table-cell office:value-type="string" calcext:value-type="string">
            <text:p>2022-Dec-26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25.75" calcext:value-type="float">
            <text:p>25,75</text:p>
          </table:table-cell>
          <table:table-cell office:value-type="string" calcext:value-type="string">
            <text:p>+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31.3" calcext:value-type="float">
            <text:p>31,3</text:p>
          </table:table-cell>
        </table:table-row>
        <table:table-row table:style-name="ro1">
          <table:table-cell office:value-type="string" calcext:value-type="string">
            <text:p>2022-Dec-2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4.34" calcext:value-type="float">
            <text:p>24,34</text:p>
          </table:table-cell>
          <table:table-cell office:value-type="string" calcext:value-type="string">
            <text:p>+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22-Dec-28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6.41" calcext:value-type="float">
            <text:p>26,41</text:p>
          </table:table-cell>
          <table:table-cell office:value-type="string" calcext:value-type="string">
            <text:p>+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54.2" calcext:value-type="float">
            <text:p>54,2</text:p>
          </table:table-cell>
        </table:table-row>
        <table:table-row table:style-name="ro1">
          <table:table-cell office:value-type="string" calcext:value-type="string">
            <text:p>2022-Dec-29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31.99" calcext:value-type="float">
            <text:p>31,99</text:p>
          </table:table-cell>
          <table:table-cell office:value-type="string" calcext:value-type="string">
            <text:p>+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38.6" calcext:value-type="float">
            <text:p>38,6</text:p>
          </table:table-cell>
        </table:table-row>
        <table:table-row table:style-name="ro1">
          <table:table-cell office:value-type="string" calcext:value-type="string">
            <text:p>2022-Dec-30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41.14" calcext:value-type="float">
            <text:p>41,14</text:p>
          </table:table-cell>
          <table:table-cell office:value-type="string" calcext:value-type="string">
            <text:p>+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25.4" calcext:value-type="float">
            <text:p>25,4</text:p>
          </table:table-cell>
        </table:table-row>
        <table:table-row table:style-name="ro1">
          <table:table-cell office:value-type="string" calcext:value-type="string">
            <text:p>2022-Dec-31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53.87" calcext:value-type="float">
            <text:p>53,87</text:p>
          </table:table-cell>
          <table:table-cell office:value-type="string" calcext:value-type="string">
            <text:p>+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15.2" calcext:value-type="float">
            <text:p>15,2</text:p>
          </table:table-cell>
        </table:table-row>
      </table:table>
      <table:table table:name="Vénusz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able:cell-range-source table:name="CSV_all" xlink:type="simple" xlink:href="../venus.txt" table:filter-name="Text - txt - csv (StarCalc)" table:filter-options="32,34,76,1,,0,false,false,true,false,false,0,false,false,true" table:last-column-spanned="8" table:last-row-spanned="365"/>
            <text:p>2022-Jan-01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15.87" calcext:value-type="float">
            <text:p>15,87</text:p>
          </table:table-cell>
          <table:table-cell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55.1" calcext:value-type="float">
            <text:p>55,1</text:p>
          </table:table-cell>
        </table:table-row>
        <table:table-row table:style-name="ro1">
          <table:table-cell office:value-type="string" calcext:value-type="string">
            <text:p>2022-Jan-02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0.39" calcext:value-type="float">
            <text:p>0,39</text:p>
          </table:table-cell>
          <table:table-cell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3.1" calcext:value-type="float">
            <text:p>23,1</text:p>
          </table:table-cell>
        </table:table-row>
        <table:table-row table:style-name="ro1">
          <table:table-cell office:value-type="string" calcext:value-type="string">
            <text:p>2022-Jan-03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38.67" calcext:value-type="float">
            <text:p>38,67</text:p>
          </table:table-cell>
          <table:table-cell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.6" calcext:value-type="float">
            <text:p>6,6</text:p>
          </table:table-cell>
        </table:table-row>
        <table:table-row table:style-name="ro1">
          <table:table-cell office:value-type="string" calcext:value-type="string">
            <text:p>2022-Jan-04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11.56" calcext:value-type="float">
            <text:p>11,56</text:p>
          </table:table-cell>
          <table:table-cell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6.7" calcext:value-type="float">
            <text:p>6,7</text:p>
          </table:table-cell>
        </table:table-row>
        <table:table-row table:style-name="ro1">
          <table:table-cell office:value-type="string" calcext:value-type="string">
            <text:p>2022-Jan-05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39.95" calcext:value-type="float">
            <text:p>39,95</text:p>
          </table:table-cell>
          <table:table-cell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24.5" calcext:value-type="float">
            <text:p>24,5</text:p>
          </table:table-cell>
        </table:table-row>
        <table:table-row table:style-name="ro1">
          <table:table-cell office:value-type="string" calcext:value-type="string">
            <text:p>2022-Jan-0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4.79" calcext:value-type="float">
            <text:p>4,79</text:p>
          </table:table-cell>
          <table:table-cell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 office:value-type="string" calcext:value-type="string">
            <text:p>2022-Jan-0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7.08" calcext:value-type="float">
            <text:p>27,08</text:p>
          </table:table-cell>
          <table:table-cell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57.9" calcext:value-type="float">
            <text:p>57,9</text:p>
          </table:table-cell>
        </table:table-row>
        <table:table-row table:style-name="ro1">
          <table:table-cell office:value-type="string" calcext:value-type="string">
            <text:p>2022-Jan-0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7.87" calcext:value-type="float">
            <text:p>47,87</text:p>
          </table:table-cell>
          <table:table-cell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16.1" calcext:value-type="float">
            <text:p>16,1</text:p>
          </table:table-cell>
        </table:table-row>
        <table:table-row table:style-name="ro1">
          <table:table-cell office:value-type="string" calcext:value-type="string">
            <text:p>2022-Jan-09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8.22" calcext:value-type="float">
            <text:p>8,22</text:p>
          </table:table-cell>
          <table:table-cell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56.9" calcext:value-type="float">
            <text:p>56,9</text:p>
          </table:table-cell>
        </table:table-row>
        <table:table-row table:style-name="ro1">
          <table:table-cell office:value-type="string" calcext:value-type="string">
            <text:p>2022-Jan-10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9.21" calcext:value-type="float">
            <text:p>29,21</text:p>
          </table:table-cell>
          <table:table-cell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office:value-type="string" calcext:value-type="string">
            <text:p>2022-Jan-11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51.89" calcext:value-type="float">
            <text:p>51,89</text:p>
          </table:table-cell>
          <table:table-cell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31.3" calcext:value-type="float">
            <text:p>31,3</text:p>
          </table:table-cell>
        </table:table-row>
        <table:table-row table:style-name="ro1">
          <table:table-cell office:value-type="string" calcext:value-type="string">
            <text:p>2022-Jan-12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17.33" calcext:value-type="float">
            <text:p>17,33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27.2" calcext:value-type="float">
            <text:p>27,2</text:p>
          </table:table-cell>
        </table:table-row>
        <table:table-row table:style-name="ro1">
          <table:table-cell office:value-type="string" calcext:value-type="string">
            <text:p>2022-Jan-13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46.54" calcext:value-type="float">
            <text:p>46,54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50.4" calcext:value-type="float">
            <text:p>50,4</text:p>
          </table:table-cell>
        </table:table-row>
        <table:table-row table:style-name="ro1">
          <table:table-cell office:value-type="string" calcext:value-type="string">
            <text:p>2022-Jan-1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0.49" calcext:value-type="float">
            <text:p>20,49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41.8" calcext:value-type="float">
            <text:p>41,8</text:p>
          </table:table-cell>
        </table:table-row>
        <table:table-row table:style-name="ro1">
          <table:table-cell office:value-type="string" calcext:value-type="string">
            <text:p>2022-Jan-1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.09" calcext:value-type="float">
            <text:p>0,09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22-Jan-16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46.18" calcext:value-type="float">
            <text:p>46,18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51.8" calcext:value-type="float">
            <text:p>51,8</text:p>
          </table:table-cell>
        </table:table-row>
        <table:table-row table:style-name="ro1">
          <table:table-cell office:value-type="string" calcext:value-type="string">
            <text:p>2022-Jan-17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39.54" calcext:value-type="float">
            <text:p>39,54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1.6" calcext:value-type="float">
            <text:p>11,6</text:p>
          </table:table-cell>
        </table:table-row>
        <table:table-row table:style-name="ro1">
          <table:table-cell office:value-type="string" calcext:value-type="string">
            <text:p>2022-Jan-18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40.86" calcext:value-type="float">
            <text:p>40,86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1.7" calcext:value-type="float">
            <text:p>1,7</text:p>
          </table:table-cell>
        </table:table-row>
        <table:table-row table:style-name="ro1">
          <table:table-cell office:value-type="string" calcext:value-type="string">
            <text:p>2022-Jan-19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50.75" calcext:value-type="float">
            <text:p>50,75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22-Jan-20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9.72" calcext:value-type="float">
            <text:p>9,72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2.4" calcext:value-type="float">
            <text:p>12,4</text:p>
          </table:table-cell>
        </table:table-row>
        <table:table-row table:style-name="ro1">
          <table:table-cell office:value-type="string" calcext:value-type="string">
            <text:p>2022-Jan-21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8.23" calcext:value-type="float">
            <text:p>38,23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2.6" calcext:value-type="float">
            <text:p>32,6</text:p>
          </table:table-cell>
        </table:table-row>
        <table:table-row table:style-name="ro1">
          <table:table-cell office:value-type="string" calcext:value-type="string">
            <text:p>2022-Jan-22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16.63" calcext:value-type="float">
            <text:p>16,63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1.9" calcext:value-type="float">
            <text:p>21,9</text:p>
          </table:table-cell>
        </table:table-row>
        <table:table-row table:style-name="ro1">
          <table:table-cell office:value-type="string" calcext:value-type="string">
            <text:p>2022-Jan-23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5.18" calcext:value-type="float">
            <text:p>5,18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9.7" calcext:value-type="float">
            <text:p>39,7</text:p>
          </table:table-cell>
        </table:table-row>
        <table:table-row table:style-name="ro1">
          <table:table-cell office:value-type="string" calcext:value-type="string">
            <text:p>2022-Jan-24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4.1" calcext:value-type="float">
            <text:p>4,1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4.9" calcext:value-type="float">
            <text:p>24,9</text:p>
          </table:table-cell>
        </table:table-row>
        <table:table-row table:style-name="ro1">
          <table:table-cell office:value-type="string" calcext:value-type="string">
            <text:p>2022-Jan-25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13.5" calcext:value-type="float">
            <text:p>13,5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6.5" calcext:value-type="float">
            <text:p>36,5</text:p>
          </table:table-cell>
        </table:table-row>
        <table:table-row table:style-name="ro1">
          <table:table-cell office:value-type="string" calcext:value-type="string">
            <text:p>2022-Jan-26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33.45" calcext:value-type="float">
            <text:p>33,45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3.3" calcext:value-type="float">
            <text:p>13,3</text:p>
          </table:table-cell>
        </table:table-row>
        <table:table-row table:style-name="ro1">
          <table:table-cell office:value-type="string" calcext:value-type="string">
            <text:p>2022-Jan-27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3.95" calcext:value-type="float">
            <text:p>3,95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3.8" calcext:value-type="float">
            <text:p>13,8</text:p>
          </table:table-cell>
        </table:table-row>
        <table:table-row table:style-name="ro1">
          <table:table-cell office:value-type="string" calcext:value-type="string">
            <text:p>2022-Jan-2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44.95" calcext:value-type="float">
            <text:p>44,95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6.5" calcext:value-type="float">
            <text:p>36,5</text:p>
          </table:table-cell>
        </table:table-row>
        <table:table-row table:style-name="ro1">
          <table:table-cell office:value-type="string" calcext:value-type="string">
            <text:p>2022-Jan-29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36.35" calcext:value-type="float">
            <text:p>36,35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9.9" calcext:value-type="float">
            <text:p>19,9</text:p>
          </table:table-cell>
        </table:table-row>
        <table:table-row table:style-name="ro1">
          <table:table-cell office:value-type="string" calcext:value-type="string">
            <text:p>2022-Jan-30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38.01" calcext:value-type="float">
            <text:p>38,01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2.3" calcext:value-type="float">
            <text:p>22,3</text:p>
          </table:table-cell>
        </table:table-row>
        <table:table-row table:style-name="ro1">
          <table:table-cell office:value-type="string" calcext:value-type="string">
            <text:p>2022-Jan-31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49.75" calcext:value-type="float">
            <text:p>49,75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2.1" calcext:value-type="float">
            <text:p>42,1</text:p>
          </table:table-cell>
        </table:table-row>
        <table:table-row table:style-name="ro1">
          <table:table-cell office:value-type="string" calcext:value-type="string">
            <text:p>2022-Feb-01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11.38" calcext:value-type="float">
            <text:p>11,38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7.6" calcext:value-type="float">
            <text:p>17,6</text:p>
          </table:table-cell>
        </table:table-row>
        <table:table-row table:style-name="ro1">
          <table:table-cell office:value-type="string" calcext:value-type="string">
            <text:p>2022-Feb-02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42.67" calcext:value-type="float">
            <text:p>42,67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.9" calcext:value-type="float">
            <text:p>6,9</text:p>
          </table:table-cell>
        </table:table-row>
        <table:table-row table:style-name="ro1">
          <table:table-cell office:value-type="string" calcext:value-type="string">
            <text:p>2022-Feb-03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23.4" calcext:value-type="float">
            <text:p>23,4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8.3" calcext:value-type="float">
            <text:p>8,3</text:p>
          </table:table-cell>
        </table:table-row>
        <table:table-row table:style-name="ro1">
          <table:table-cell office:value-type="string" calcext:value-type="string">
            <text:p>2022-Feb-04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13.31" calcext:value-type="float">
            <text:p>13,31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0.1" calcext:value-type="float">
            <text:p>20,1</text:p>
          </table:table-cell>
        </table:table-row>
        <table:table-row table:style-name="ro1">
          <table:table-cell office:value-type="string" calcext:value-type="string">
            <text:p>2022-Feb-05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12.17" calcext:value-type="float">
            <text:p>12,17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40.6" calcext:value-type="float">
            <text:p>40,6</text:p>
          </table:table-cell>
        </table:table-row>
        <table:table-row table:style-name="ro1">
          <table:table-cell office:value-type="string" calcext:value-type="string">
            <text:p>2022-Feb-06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19.72" calcext:value-type="float">
            <text:p>19,72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7.9" calcext:value-type="float">
            <text:p>7,9</text:p>
          </table:table-cell>
        </table:table-row>
        <table:table-row table:style-name="ro1">
          <table:table-cell office:value-type="string" calcext:value-type="string">
            <text:p>2022-Feb-07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5.7" calcext:value-type="float">
            <text:p>35,7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40.4" calcext:value-type="float">
            <text:p>40,4</text:p>
          </table:table-cell>
        </table:table-row>
        <table:table-row table:style-name="ro1">
          <table:table-cell office:value-type="string" calcext:value-type="string">
            <text:p>2022-Feb-08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59.85" calcext:value-type="float">
            <text:p>59,85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6.3" calcext:value-type="float">
            <text:p>16,3</text:p>
          </table:table-cell>
        </table:table-row>
        <table:table-row table:style-name="ro1">
          <table:table-cell office:value-type="string" calcext:value-type="string">
            <text:p>2022-Feb-09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31.92" calcext:value-type="float">
            <text:p>31,92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53.9" calcext:value-type="float">
            <text:p>53,9</text:p>
          </table:table-cell>
        </table:table-row>
        <table:table-row table:style-name="ro1">
          <table:table-cell office:value-type="string" calcext:value-type="string">
            <text:p>2022-Feb-10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11.65" calcext:value-type="float">
            <text:p>11,65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31.6" calcext:value-type="float">
            <text:p>31,6</text:p>
          </table:table-cell>
        </table:table-row>
        <table:table-row table:style-name="ro1">
          <table:table-cell office:value-type="string" calcext:value-type="string">
            <text:p>2022-Feb-11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58.78" calcext:value-type="float">
            <text:p>58,78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7.7" calcext:value-type="float">
            <text:p>7,7</text:p>
          </table:table-cell>
        </table:table-row>
        <table:table-row table:style-name="ro1">
          <table:table-cell office:value-type="string" calcext:value-type="string">
            <text:p>2022-Feb-12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53.06" calcext:value-type="float">
            <text:p>53,06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40.6" calcext:value-type="float">
            <text:p>40,6</text:p>
          </table:table-cell>
        </table:table-row>
        <table:table-row table:style-name="ro1">
          <table:table-cell office:value-type="string" calcext:value-type="string">
            <text:p>2022-Feb-1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54.25" calcext:value-type="float">
            <text:p>54,25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8.9" calcext:value-type="float">
            <text:p>8,9</text:p>
          </table:table-cell>
        </table:table-row>
        <table:table-row table:style-name="ro1">
          <table:table-cell office:value-type="string" calcext:value-type="string">
            <text:p>2022-Feb-14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.09" calcext:value-type="float">
            <text:p>2,09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30.9" calcext:value-type="float">
            <text:p>30,9</text:p>
          </table:table-cell>
        </table:table-row>
        <table:table-row table:style-name="ro1">
          <table:table-cell office:value-type="string" calcext:value-type="string">
            <text:p>2022-Feb-1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6.35" calcext:value-type="float">
            <text:p>16,35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float" office:value="45.2" calcext:value-type="float">
            <text:p>45,2</text:p>
          </table:table-cell>
        </table:table-row>
        <table:table-row table:style-name="ro1">
          <table:table-cell office:value-type="string" calcext:value-type="string">
            <text:p>2022-Feb-1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36.79" calcext:value-type="float">
            <text:p>36,79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50.4" calcext:value-type="float">
            <text:p>50,4</text:p>
          </table:table-cell>
        </table:table-row>
        <table:table-row table:style-name="ro1">
          <table:table-cell office:value-type="string" calcext:value-type="string">
            <text:p>2022-Feb-1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3.18" calcext:value-type="float">
            <text:p>3,18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45.1" calcext:value-type="float">
            <text:p>45,1</text:p>
          </table:table-cell>
        </table:table-row>
        <table:table-row table:style-name="ro1">
          <table:table-cell office:value-type="string" calcext:value-type="string">
            <text:p>2022-Feb-18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35.3" calcext:value-type="float">
            <text:p>35,3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22-Feb-19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2.91" calcext:value-type="float">
            <text:p>12,91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57.8" calcext:value-type="float">
            <text:p>57,8</text:p>
          </table:table-cell>
        </table:table-row>
        <table:table-row table:style-name="ro1">
          <table:table-cell office:value-type="string" calcext:value-type="string">
            <text:p>2022-Feb-20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55.81" calcext:value-type="float">
            <text:p>55,81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office:value-type="float" office:value="13.4" calcext:value-type="float">
            <text:p>13,4</text:p>
          </table:table-cell>
        </table:table-row>
        <table:table-row table:style-name="ro1">
          <table:table-cell office:value-type="string" calcext:value-type="string">
            <text:p>2022-Feb-2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43.77" calcext:value-type="float">
            <text:p>43,77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13.4" calcext:value-type="float">
            <text:p>13,4</text:p>
          </table:table-cell>
        </table:table-row>
        <table:table-row table:style-name="ro1">
          <table:table-cell office:value-type="string" calcext:value-type="string">
            <text:p>2022-Feb-2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6.6" calcext:value-type="float">
            <text:p>36,6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6.9" calcext:value-type="float">
            <text:p>56,9</text:p>
          </table:table-cell>
        </table:table-row>
        <table:table-row table:style-name="ro1">
          <table:table-cell office:value-type="string" calcext:value-type="string">
            <text:p>2022-Feb-23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4.08" calcext:value-type="float">
            <text:p>34,08</text:p>
          </table:table-cell>
          <table:table-cell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2.8" calcext:value-type="float">
            <text:p>22,8</text:p>
          </table:table-cell>
        </table:table-row>
        <table:table-row table:style-name="ro1">
          <table:table-cell office:value-type="string" calcext:value-type="string">
            <text:p>2022-Feb-24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36.01" calcext:value-type="float">
            <text:p>36,01</text:p>
          </table:table-cell>
          <table:table-cell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22-Feb-25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42.19" calcext:value-type="float">
            <text:p>42,19</text:p>
          </table:table-cell>
          <table:table-cell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7.7" calcext:value-type="float">
            <text:p>17,7</text:p>
          </table:table-cell>
        </table:table-row>
        <table:table-row table:style-name="ro1">
          <table:table-cell office:value-type="string" calcext:value-type="string">
            <text:p>2022-Feb-26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52.42" calcext:value-type="float">
            <text:p>52,42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2022-Feb-27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6.53" calcext:value-type="float">
            <text:p>6,53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office:value-type="float" office:value="51.1" calcext:value-type="float">
            <text:p>51,1</text:p>
          </table:table-cell>
        </table:table-row>
        <table:table-row table:style-name="ro1">
          <table:table-cell office:value-type="string" calcext:value-type="string">
            <text:p>2022-Feb-28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24.32" calcext:value-type="float">
            <text:p>24,32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35.2" calcext:value-type="float">
            <text:p>35,2</text:p>
          </table:table-cell>
        </table:table-row>
        <table:table-row table:style-name="ro1">
          <table:table-cell office:value-type="string" calcext:value-type="string">
            <text:p>2022-Mar-01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45.62" calcext:value-type="float">
            <text:p>45,62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56.6" calcext:value-type="float">
            <text:p>56,6</text:p>
          </table:table-cell>
        </table:table-row>
        <table:table-row table:style-name="ro1">
          <table:table-cell office:value-type="string" calcext:value-type="string">
            <text:p>2022-Mar-02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10.25" calcext:value-type="float">
            <text:p>10,25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53" calcext:value-type="float">
            <text:p>53</text:p>
          </table:table-cell>
          <table:table-cell office:value-type="float" office:value="54.7" calcext:value-type="float">
            <text:p>54,7</text:p>
          </table:table-cell>
        </table:table-row>
        <table:table-row table:style-name="ro1">
          <table:table-cell office:value-type="string" calcext:value-type="string">
            <text:p>2022-Mar-03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38.04" calcext:value-type="float">
            <text:p>38,04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22-Mar-04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8.86" calcext:value-type="float">
            <text:p>8,86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38.8" calcext:value-type="float">
            <text:p>38,8</text:p>
          </table:table-cell>
        </table:table-row>
        <table:table-row table:style-name="ro1">
          <table:table-cell office:value-type="string" calcext:value-type="string">
            <text:p>2022-Mar-0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42.53" calcext:value-type="float">
            <text:p>42,53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23.7" calcext:value-type="float">
            <text:p>23,7</text:p>
          </table:table-cell>
        </table:table-row>
        <table:table-row table:style-name="ro1">
          <table:table-cell office:value-type="string" calcext:value-type="string">
            <text:p>2022-Mar-06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8.92" calcext:value-type="float">
            <text:p>18,92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43.2" calcext:value-type="float">
            <text:p>43,2</text:p>
          </table:table-cell>
        </table:table-row>
        <table:table-row table:style-name="ro1">
          <table:table-cell office:value-type="string" calcext:value-type="string">
            <text:p>2022-Mar-07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7.9" calcext:value-type="float">
            <text:p>57,9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22-Mar-0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9.33" calcext:value-type="float">
            <text:p>39,33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4.6" calcext:value-type="float">
            <text:p>4,6</text:p>
          </table:table-cell>
        </table:table-row>
        <table:table-row table:style-name="ro1">
          <table:table-cell office:value-type="string" calcext:value-type="string">
            <text:p>2022-Mar-0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3.08" calcext:value-type="float">
            <text:p>23,08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5.6" calcext:value-type="float">
            <text:p>5,6</text:p>
          </table:table-cell>
        </table:table-row>
        <table:table-row table:style-name="ro1">
          <table:table-cell office:value-type="string" calcext:value-type="string">
            <text:p>2022-Mar-1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9.05" calcext:value-type="float">
            <text:p>9,05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39.9" calcext:value-type="float">
            <text:p>39,9</text:p>
          </table:table-cell>
        </table:table-row>
        <table:table-row table:style-name="ro1">
          <table:table-cell office:value-type="string" calcext:value-type="string">
            <text:p>2022-Mar-1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57.1" calcext:value-type="float">
            <text:p>57,1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office:value-type="string" calcext:value-type="string">
            <text:p>2022-Mar-1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7.13" calcext:value-type="float">
            <text:p>47,13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6.9" calcext:value-type="float">
            <text:p>26,9</text:p>
          </table:table-cell>
        </table:table-row>
        <table:table-row table:style-name="ro1">
          <table:table-cell office:value-type="string" calcext:value-type="string">
            <text:p>2022-Mar-13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9.03" calcext:value-type="float">
            <text:p>39,03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9.2" calcext:value-type="float">
            <text:p>39,2</text:p>
          </table:table-cell>
        </table:table-row>
        <table:table-row table:style-name="ro1">
          <table:table-cell office:value-type="string" calcext:value-type="string">
            <text:p>2022-Mar-14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32.7" calcext:value-type="float">
            <text:p>32,7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23.7" calcext:value-type="float">
            <text:p>23,7</text:p>
          </table:table-cell>
        </table:table-row>
        <table:table-row table:style-name="ro1">
          <table:table-cell office:value-type="string" calcext:value-type="string">
            <text:p>2022-Mar-15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28.05" calcext:value-type="float">
            <text:p>28,05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40.5" calcext:value-type="float">
            <text:p>40,5</text:p>
          </table:table-cell>
        </table:table-row>
        <table:table-row table:style-name="ro1">
          <table:table-cell office:value-type="string" calcext:value-type="string">
            <text:p>2022-Mar-16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24.97" calcext:value-type="float">
            <text:p>24,97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29.2" calcext:value-type="float">
            <text:p>29,2</text:p>
          </table:table-cell>
        </table:table-row>
        <table:table-row table:style-name="ro1">
          <table:table-cell office:value-type="string" calcext:value-type="string">
            <text:p>2022-Mar-1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3.37" calcext:value-type="float">
            <text:p>23,37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49.9" calcext:value-type="float">
            <text:p>49,9</text:p>
          </table:table-cell>
        </table:table-row>
        <table:table-row table:style-name="ro1">
          <table:table-cell office:value-type="string" calcext:value-type="string">
            <text:p>2022-Mar-18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23.17" calcext:value-type="float">
            <text:p>23,17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42.5" calcext:value-type="float">
            <text:p>42,5</text:p>
          </table:table-cell>
        </table:table-row>
        <table:table-row table:style-name="ro1">
          <table:table-cell office:value-type="string" calcext:value-type="string">
            <text:p>2022-Mar-19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24.28" calcext:value-type="float">
            <text:p>24,28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2-Mar-20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26.62" calcext:value-type="float">
            <text:p>26,62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.4" calcext:value-type="float">
            <text:p>3,4</text:p>
          </table:table-cell>
        </table:table-row>
        <table:table-row table:style-name="ro1">
          <table:table-cell office:value-type="string" calcext:value-type="string">
            <text:p>2022-Mar-2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0.11" calcext:value-type="float">
            <text:p>30,11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31.8" calcext:value-type="float">
            <text:p>31,8</text:p>
          </table:table-cell>
        </table:table-row>
        <table:table-row table:style-name="ro1">
          <table:table-cell office:value-type="string" calcext:value-type="string">
            <text:p>2022-Mar-2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34.68" calcext:value-type="float">
            <text:p>34,68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32.1" calcext:value-type="float">
            <text:p>32,1</text:p>
          </table:table-cell>
        </table:table-row>
        <table:table-row table:style-name="ro1">
          <table:table-cell office:value-type="string" calcext:value-type="string">
            <text:p>2022-Mar-23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40.24" calcext:value-type="float">
            <text:p>40,24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4.6" calcext:value-type="float">
            <text:p>4,6</text:p>
          </table:table-cell>
        </table:table-row>
        <table:table-row table:style-name="ro1">
          <table:table-cell office:value-type="string" calcext:value-type="string">
            <text:p>2022-Mar-24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46.71" calcext:value-type="float">
            <text:p>46,71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9.4" calcext:value-type="float">
            <text:p>9,4</text:p>
          </table:table-cell>
        </table:table-row>
        <table:table-row table:style-name="ro1">
          <table:table-cell office:value-type="string" calcext:value-type="string">
            <text:p>2022-Mar-25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54.04" calcext:value-type="float">
            <text:p>54,04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6.6" calcext:value-type="float">
            <text:p>46,6</text:p>
          </table:table-cell>
        </table:table-row>
        <table:table-row table:style-name="ro1">
          <table:table-cell office:value-type="string" calcext:value-type="string">
            <text:p>2022-Mar-2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.15" calcext:value-type="float">
            <text:p>2,15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56.5" calcext:value-type="float">
            <text:p>56,5</text:p>
          </table:table-cell>
        </table:table-row>
        <table:table-row table:style-name="ro1">
          <table:table-cell office:value-type="string" calcext:value-type="string">
            <text:p>2022-Mar-27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10.96" calcext:value-type="float">
            <text:p>10,96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39.4" calcext:value-type="float">
            <text:p>39,4</text:p>
          </table:table-cell>
        </table:table-row>
        <table:table-row table:style-name="ro1">
          <table:table-cell office:value-type="string" calcext:value-type="string">
            <text:p>2022-Mar-2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0.42" calcext:value-type="float">
            <text:p>20,42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,5</text:p>
          </table:table-cell>
        </table:table-row>
        <table:table-row table:style-name="ro1">
          <table:table-cell office:value-type="string" calcext:value-type="string">
            <text:p>2022-Mar-29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30.46" calcext:value-type="float">
            <text:p>30,46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45.2" calcext:value-type="float">
            <text:p>45,2</text:p>
          </table:table-cell>
        </table:table-row>
        <table:table-row table:style-name="ro1">
          <table:table-cell office:value-type="string" calcext:value-type="string">
            <text:p>2022-Mar-30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41.03" calcext:value-type="float">
            <text:p>41,03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8.7" calcext:value-type="float">
            <text:p>8,7</text:p>
          </table:table-cell>
        </table:table-row>
        <table:table-row table:style-name="ro1">
          <table:table-cell office:value-type="string" calcext:value-type="string">
            <text:p>2022-Mar-31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52.06" calcext:value-type="float">
            <text:p>52,06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6.5" calcext:value-type="float">
            <text:p>6,5</text:p>
          </table:table-cell>
        </table:table-row>
        <table:table-row table:style-name="ro1">
          <table:table-cell office:value-type="string" calcext:value-type="string">
            <text:p>2022-Apr-01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3.51" calcext:value-type="float">
            <text:p>3,51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8.9" calcext:value-type="float">
            <text:p>38,9</text:p>
          </table:table-cell>
        </table:table-row>
        <table:table-row table:style-name="ro1">
          <table:table-cell office:value-type="string" calcext:value-type="string">
            <text:p>2022-Apr-02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15.33" calcext:value-type="float">
            <text:p>15,33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6.4" calcext:value-type="float">
            <text:p>46,4</text:p>
          </table:table-cell>
        </table:table-row>
        <table:table-row table:style-name="ro1">
          <table:table-cell office:value-type="string" calcext:value-type="string">
            <text:p>2022-Apr-03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27.48" calcext:value-type="float">
            <text:p>27,48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29.2" calcext:value-type="float">
            <text:p>29,2</text:p>
          </table:table-cell>
        </table:table-row>
        <table:table-row table:style-name="ro1">
          <table:table-cell office:value-type="string" calcext:value-type="string">
            <text:p>2022-Apr-04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39.91" calcext:value-type="float">
            <text:p>39,91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47.9" calcext:value-type="float">
            <text:p>47,9</text:p>
          </table:table-cell>
        </table:table-row>
        <table:table-row table:style-name="ro1">
          <table:table-cell office:value-type="string" calcext:value-type="string">
            <text:p>2022-Apr-0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52.6" calcext:value-type="float">
            <text:p>52,6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42.9" calcext:value-type="float">
            <text:p>42,9</text:p>
          </table:table-cell>
        </table:table-row>
        <table:table-row table:style-name="ro1">
          <table:table-cell office:value-type="string" calcext:value-type="string">
            <text:p>2022-Apr-06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5.51" calcext:value-type="float">
            <text:p>5,51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.6" calcext:value-type="float">
            <text:p>14,6</text:p>
          </table:table-cell>
        </table:table-row>
        <table:table-row table:style-name="ro1">
          <table:table-cell office:value-type="string" calcext:value-type="string">
            <text:p>2022-Apr-07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8.61" calcext:value-type="float">
            <text:p>18,61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23.4" calcext:value-type="float">
            <text:p>23,4</text:p>
          </table:table-cell>
        </table:table-row>
        <table:table-row table:style-name="ro1">
          <table:table-cell office:value-type="string" calcext:value-type="string">
            <text:p>2022-Apr-08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31.88" calcext:value-type="float">
            <text:p>31,8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9.9" calcext:value-type="float">
            <text:p>9,9</text:p>
          </table:table-cell>
        </table:table-row>
        <table:table-row table:style-name="ro1">
          <table:table-cell office:value-type="string" calcext:value-type="string">
            <text:p>2022-Apr-09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45.29" calcext:value-type="float">
            <text:p>45,2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4.5" calcext:value-type="float">
            <text:p>34,5</text:p>
          </table:table-cell>
        </table:table-row>
        <table:table-row table:style-name="ro1">
          <table:table-cell office:value-type="string" calcext:value-type="string">
            <text:p>2022-Apr-1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58.82" calcext:value-type="float">
            <text:p>58,82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37.6" calcext:value-type="float">
            <text:p>37,6</text:p>
          </table:table-cell>
        </table:table-row>
        <table:table-row table:style-name="ro1">
          <table:table-cell office:value-type="string" calcext:value-type="string">
            <text:p>2022-Apr-11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2.46" calcext:value-type="float">
            <text:p>12,4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9.8" calcext:value-type="float">
            <text:p>19,8</text:p>
          </table:table-cell>
        </table:table-row>
        <table:table-row table:style-name="ro1">
          <table:table-cell office:value-type="string" calcext:value-type="string">
            <text:p>2022-Apr-12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26.2" calcext:value-type="float">
            <text:p>26,2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1.5" calcext:value-type="float">
            <text:p>41,5</text:p>
          </table:table-cell>
        </table:table-row>
        <table:table-row table:style-name="ro1">
          <table:table-cell office:value-type="string" calcext:value-type="string">
            <text:p>2022-Apr-13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40.01" calcext:value-type="float">
            <text:p>40,01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43.2" calcext:value-type="float">
            <text:p>43,2</text:p>
          </table:table-cell>
        </table:table-row>
        <table:table-row table:style-name="ro1">
          <table:table-cell office:value-type="string" calcext:value-type="string">
            <text:p>2022-Apr-14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53.89" calcext:value-type="float">
            <text:p>53,8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5.5" calcext:value-type="float">
            <text:p>25,5</text:p>
          </table:table-cell>
        </table:table-row>
        <table:table-row table:style-name="ro1">
          <table:table-cell office:value-type="string" calcext:value-type="string">
            <text:p>2022-Apr-15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7.83" calcext:value-type="float">
            <text:p>7,8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8.8" calcext:value-type="float">
            <text:p>48,8</text:p>
          </table:table-cell>
        </table:table-row>
        <table:table-row table:style-name="ro1">
          <table:table-cell office:value-type="string" calcext:value-type="string">
            <text:p>2022-Apr-16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21.83" calcext:value-type="float">
            <text:p>21,83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53.7" calcext:value-type="float">
            <text:p>53,7</text:p>
          </table:table-cell>
        </table:table-row>
        <table:table-row table:style-name="ro1">
          <table:table-cell office:value-type="string" calcext:value-type="string">
            <text:p>2022-Apr-17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office:value-type="float" office:value="35.88" calcext:value-type="float">
            <text:p>35,88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40.6" calcext:value-type="float">
            <text:p>40,6</text:p>
          </table:table-cell>
        </table:table-row>
        <table:table-row table:style-name="ro1">
          <table:table-cell office:value-type="string" calcext:value-type="string">
            <text:p>2022-Apr-18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office:value-type="float" office:value="49.98" calcext:value-type="float">
            <text:p>49,98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.2" calcext:value-type="float">
            <text:p>10,2</text:p>
          </table:table-cell>
        </table:table-row>
        <table:table-row table:style-name="ro1">
          <table:table-cell office:value-type="string" calcext:value-type="string">
            <text:p>2022-Apr-19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.13" calcext:value-type="float">
            <text:p>4,1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22.9" calcext:value-type="float">
            <text:p>22,9</text:p>
          </table:table-cell>
        </table:table-row>
        <table:table-row table:style-name="ro1">
          <table:table-cell office:value-type="string" calcext:value-type="string">
            <text:p>2022-Apr-2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8.34" calcext:value-type="float">
            <text:p>18,34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9.3" calcext:value-type="float">
            <text:p>19,3</text:p>
          </table:table-cell>
        </table:table-row>
        <table:table-row table:style-name="ro1">
          <table:table-cell office:value-type="string" calcext:value-type="string">
            <text:p>2022-Apr-21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32.59" calcext:value-type="float">
            <text:p>32,5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22-Apr-22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46.89" calcext:value-type="float">
            <text:p>46,8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25.5" calcext:value-type="float">
            <text:p>25,5</text:p>
          </table:table-cell>
        </table:table-row>
        <table:table-row table:style-name="ro1">
          <table:table-cell office:value-type="string" calcext:value-type="string">
            <text:p>2022-Apr-23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.24" calcext:value-type="float">
            <text:p>1,2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6.5" calcext:value-type="float">
            <text:p>36,5</text:p>
          </table:table-cell>
        </table:table-row>
        <table:table-row table:style-name="ro1">
          <table:table-cell office:value-type="string" calcext:value-type="string">
            <text:p>2022-Apr-2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5.65" calcext:value-type="float">
            <text:p>15,6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33.5" calcext:value-type="float">
            <text:p>33,5</text:p>
          </table:table-cell>
        </table:table-row>
        <table:table-row table:style-name="ro1">
          <table:table-cell office:value-type="string" calcext:value-type="string">
            <text:p>2022-Apr-25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0.11" calcext:value-type="float">
            <text:p>30,11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7.2" calcext:value-type="float">
            <text:p>17,2</text:p>
          </table:table-cell>
        </table:table-row>
        <table:table-row table:style-name="ro1">
          <table:table-cell office:value-type="string" calcext:value-type="string">
            <text:p>2022-Apr-26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44.63" calcext:value-type="float">
            <text:p>44,6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8.3" calcext:value-type="float">
            <text:p>48,3</text:p>
          </table:table-cell>
        </table:table-row>
        <table:table-row table:style-name="ro1">
          <table:table-cell office:value-type="string" calcext:value-type="string">
            <text:p>2022-Apr-27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59.21" calcext:value-type="float">
            <text:p>59,2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7.3" calcext:value-type="float">
            <text:p>7,3</text:p>
          </table:table-cell>
        </table:table-row>
        <table:table-row table:style-name="ro1">
          <table:table-cell office:value-type="string" calcext:value-type="string">
            <text:p>2022-Apr-28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13.87" calcext:value-type="float">
            <text:p>13,87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14.8" calcext:value-type="float">
            <text:p>14,8</text:p>
          </table:table-cell>
        </table:table-row>
        <table:table-row table:style-name="ro1">
          <table:table-cell office:value-type="string" calcext:value-type="string">
            <text:p>2022-Apr-29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28.6" calcext:value-type="float">
            <text:p>28,6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11.7" calcext:value-type="float">
            <text:p>11,7</text:p>
          </table:table-cell>
        </table:table-row>
        <table:table-row table:style-name="ro1">
          <table:table-cell office:value-type="string" calcext:value-type="string">
            <text:p>2022-Apr-30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43.43" calcext:value-type="float">
            <text:p>43,4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58.4" calcext:value-type="float">
            <text:p>58,4</text:p>
          </table:table-cell>
        </table:table-row>
        <table:table-row table:style-name="ro1">
          <table:table-cell office:value-type="string" calcext:value-type="string">
            <text:p>2022-May-01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float" office:value="58.35" calcext:value-type="float">
            <text:p>58,35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.7" calcext:value-type="float">
            <text:p>35,7</text:p>
          </table:table-cell>
        </table:table-row>
        <table:table-row table:style-name="ro1">
          <table:table-cell office:value-type="string" calcext:value-type="string">
            <text:p>2022-May-02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13.39" calcext:value-type="float">
            <text:p>13,39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4.1" calcext:value-type="float">
            <text:p>4,1</text:p>
          </table:table-cell>
        </table:table-row>
        <table:table-row table:style-name="ro1">
          <table:table-cell office:value-type="string" calcext:value-type="string">
            <text:p>2022-May-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.56" calcext:value-type="float">
            <text:p>28,56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4.4" calcext:value-type="float">
            <text:p>24,4</text:p>
          </table:table-cell>
        </table:table-row>
        <table:table-row table:style-name="ro1">
          <table:table-cell office:value-type="string" calcext:value-type="string">
            <text:p>2022-May-0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3.88" calcext:value-type="float">
            <text:p>43,88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7.1" calcext:value-type="float">
            <text:p>37,1</text:p>
          </table:table-cell>
        </table:table-row>
        <table:table-row table:style-name="ro1">
          <table:table-cell office:value-type="string" calcext:value-type="string">
            <text:p>2022-May-0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9.36" calcext:value-type="float">
            <text:p>59,36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22-May-0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5.03" calcext:value-type="float">
            <text:p>15,03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6" calcext:value-type="float">
            <text:p>42,6</text:p>
          </table:table-cell>
        </table:table-row>
        <table:table-row table:style-name="ro1">
          <table:table-cell office:value-type="string" calcext:value-type="string">
            <text:p>2022-May-07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0.89" calcext:value-type="float">
            <text:p>30,89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3.5" calcext:value-type="float">
            <text:p>23,5</text:p>
          </table:table-cell>
        </table:table-row>
        <table:table-row table:style-name="ro1">
          <table:table-cell office:value-type="string" calcext:value-type="string">
            <text:p>2022-May-0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6.99" calcext:value-type="float">
            <text:p>46,99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34.5" calcext:value-type="float">
            <text:p>34,5</text:p>
          </table:table-cell>
        </table:table-row>
        <table:table-row table:style-name="ro1">
          <table:table-cell office:value-type="string" calcext:value-type="string">
            <text:p>2022-May-09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3.33" calcext:value-type="float">
            <text:p>3,33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9.9" calcext:value-type="float">
            <text:p>49,9</text:p>
          </table:table-cell>
        </table:table-row>
        <table:table-row table:style-name="ro1">
          <table:table-cell office:value-type="string" calcext:value-type="string">
            <text:p>2022-May-1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9.95" calcext:value-type="float">
            <text:p>19,95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22-May-1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6.86" calcext:value-type="float">
            <text:p>36,86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1.2" calcext:value-type="float">
            <text:p>31,2</text:p>
          </table:table-cell>
        </table:table-row>
        <table:table-row table:style-name="ro1">
          <table:table-cell office:value-type="string" calcext:value-type="string">
            <text:p>2022-May-1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4.09" calcext:value-type="float">
            <text:p>54,09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55.9" calcext:value-type="float">
            <text:p>55,9</text:p>
          </table:table-cell>
        </table:table-row>
        <table:table-row table:style-name="ro1">
          <table:table-cell office:value-type="string" calcext:value-type="string">
            <text:p>2022-May-13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1.68" calcext:value-type="float">
            <text:p>11,68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2.4" calcext:value-type="float">
            <text:p>22,4</text:p>
          </table:table-cell>
        </table:table-row>
        <table:table-row table:style-name="ro1">
          <table:table-cell office:value-type="string" calcext:value-type="string">
            <text:p>2022-May-14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9.64" calcext:value-type="float">
            <text:p>29,64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50.1" calcext:value-type="float">
            <text:p>50,1</text:p>
          </table:table-cell>
        </table:table-row>
        <table:table-row table:style-name="ro1">
          <table:table-cell office:value-type="string" calcext:value-type="string">
            <text:p>2022-May-15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8.4" calcext:value-type="float">
            <text:p>18,4</text:p>
          </table:table-cell>
        </table:table-row>
        <table:table-row table:style-name="ro1">
          <table:table-cell office:value-type="string" calcext:value-type="string">
            <text:p>2022-May-16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6.81" calcext:value-type="float">
            <text:p>6,81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6.7" calcext:value-type="float">
            <text:p>46,7</text:p>
          </table:table-cell>
        </table:table-row>
        <table:table-row table:style-name="ro1">
          <table:table-cell office:value-type="string" calcext:value-type="string">
            <text:p>2022-May-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6.07" calcext:value-type="float">
            <text:p>26,07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14.3" calcext:value-type="float">
            <text:p>14,3</text:p>
          </table:table-cell>
        </table:table-row>
        <table:table-row table:style-name="ro1">
          <table:table-cell office:value-type="string" calcext:value-type="string">
            <text:p>2022-May-1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5.83" calcext:value-type="float">
            <text:p>45,83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0.7" calcext:value-type="float">
            <text:p>40,7</text:p>
          </table:table-cell>
        </table:table-row>
        <table:table-row table:style-name="ro1">
          <table:table-cell office:value-type="string" calcext:value-type="string">
            <text:p>2022-May-1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.1" calcext:value-type="float">
            <text:p>6,1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2-May-2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6.92" calcext:value-type="float">
            <text:p>26,92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26.8" calcext:value-type="float">
            <text:p>26,8</text:p>
          </table:table-cell>
        </table:table-row>
        <table:table-row table:style-name="ro1">
          <table:table-cell office:value-type="string" calcext:value-type="string">
            <text:p>2022-May-21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8.32" calcext:value-type="float">
            <text:p>48,32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45.3" calcext:value-type="float">
            <text:p>45,3</text:p>
          </table:table-cell>
        </table:table-row>
        <table:table-row table:style-name="ro1">
          <table:table-cell office:value-type="string" calcext:value-type="string">
            <text:p>2022-May-2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0.31" calcext:value-type="float">
            <text:p>10,31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59.9" calcext:value-type="float">
            <text:p>59,9</text:p>
          </table:table-cell>
        </table:table-row>
        <table:table-row table:style-name="ro1">
          <table:table-cell office:value-type="string" calcext:value-type="string">
            <text:p>2022-May-23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2.93" calcext:value-type="float">
            <text:p>32,93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.9" calcext:value-type="float">
            <text:p>9,9</text:p>
          </table:table-cell>
        </table:table-row>
        <table:table-row table:style-name="ro1">
          <table:table-cell office:value-type="string" calcext:value-type="string">
            <text:p>2022-May-2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56.2" calcext:value-type="float">
            <text:p>56,2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14.5" calcext:value-type="float">
            <text:p>14,5</text:p>
          </table:table-cell>
        </table:table-row>
        <table:table-row table:style-name="ro1">
          <table:table-cell office:value-type="string" calcext:value-type="string">
            <text:p>2022-May-25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20.13" calcext:value-type="float">
            <text:p>20,13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.1" calcext:value-type="float">
            <text:p>13,1</text:p>
          </table:table-cell>
        </table:table-row>
        <table:table-row table:style-name="ro1">
          <table:table-cell office:value-type="string" calcext:value-type="string">
            <text:p>2022-May-26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44.76" calcext:value-type="float">
            <text:p>44,76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2-May-27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0.1" calcext:value-type="float">
            <text:p>10,1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49.5" calcext:value-type="float">
            <text:p>49,5</text:p>
          </table:table-cell>
        </table:table-row>
        <table:table-row table:style-name="ro1">
          <table:table-cell office:value-type="string" calcext:value-type="string">
            <text:p>2022-May-2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6.18" calcext:value-type="float">
            <text:p>36,1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5.9" calcext:value-type="float">
            <text:p>25,9</text:p>
          </table:table-cell>
        </table:table-row>
        <table:table-row table:style-name="ro1">
          <table:table-cell office:value-type="string" calcext:value-type="string">
            <text:p>2022-May-29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3.03" calcext:value-type="float">
            <text:p>3,03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53.5" calcext:value-type="float">
            <text:p>53,5</text:p>
          </table:table-cell>
        </table:table-row>
        <table:table-row table:style-name="ro1">
          <table:table-cell office:value-type="string" calcext:value-type="string">
            <text:p>2022-May-30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30.65" calcext:value-type="float">
            <text:p>30,65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1.5" calcext:value-type="float">
            <text:p>11,5</text:p>
          </table:table-cell>
        </table:table-row>
        <table:table-row table:style-name="ro1">
          <table:table-cell office:value-type="string" calcext:value-type="string">
            <text:p>2022-May-3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9.09" calcext:value-type="float">
            <text:p>59,09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9.3" calcext:value-type="float">
            <text:p>19,3</text:p>
          </table:table-cell>
        </table:table-row>
        <table:table-row table:style-name="ro1">
          <table:table-cell office:value-type="string" calcext:value-type="string">
            <text:p>2022-Jun-0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8.36" calcext:value-type="float">
            <text:p>28,36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16.3" calcext:value-type="float">
            <text:p>16,3</text:p>
          </table:table-cell>
        </table:table-row>
        <table:table-row table:style-name="ro1">
          <table:table-cell office:value-type="string" calcext:value-type="string">
            <text:p>2022-Jun-0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58.48" calcext:value-type="float">
            <text:p>58,48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.6" calcext:value-type="float">
            <text:p>1,6</text:p>
          </table:table-cell>
        </table:table-row>
        <table:table-row table:style-name="ro1">
          <table:table-cell office:value-type="string" calcext:value-type="string">
            <text:p>2022-Jun-0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9.47" calcext:value-type="float">
            <text:p>29,47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34.6" calcext:value-type="float">
            <text:p>34,6</text:p>
          </table:table-cell>
        </table:table-row>
        <table:table-row table:style-name="ro1">
          <table:table-cell office:value-type="string" calcext:value-type="string">
            <text:p>2022-Jun-04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.35" calcext:value-type="float">
            <text:p>1,35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4.6" calcext:value-type="float">
            <text:p>54,6</text:p>
          </table:table-cell>
        </table:table-row>
        <table:table-row table:style-name="ro1">
          <table:table-cell office:value-type="string" calcext:value-type="string">
            <text:p>2022-Jun-05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34.16" calcext:value-type="float">
            <text:p>34,16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string" calcext:value-type="string">
            <text:p>2022-Jun-06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7.9" calcext:value-type="float">
            <text:p>7,9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52.8" calcext:value-type="float">
            <text:p>52,8</text:p>
          </table:table-cell>
        </table:table-row>
        <table:table-row table:style-name="ro1">
          <table:table-cell office:value-type="string" calcext:value-type="string">
            <text:p>2022-Jun-07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42.59" calcext:value-type="float">
            <text:p>42,59</text:p>
          </table:table-cell>
          <table:table-cell office:value-type="string" calcext:value-type="string">
            <text:p>+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9.7" calcext:value-type="float">
            <text:p>29,7</text:p>
          </table:table-cell>
        </table:table-row>
        <table:table-row table:style-name="ro1">
          <table:table-cell office:value-type="string" calcext:value-type="string">
            <text:p>2022-Jun-08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8.27" calcext:value-type="float">
            <text:p>18,27</text:p>
          </table:table-cell>
          <table:table-cell office:value-type="string" calcext:value-type="string">
            <text:p>+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50.8" calcext:value-type="float">
            <text:p>50,8</text:p>
          </table:table-cell>
        </table:table-row>
        <table:table-row table:style-name="ro1">
          <table:table-cell office:value-type="string" calcext:value-type="string">
            <text:p>2022-Jun-09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54.94" calcext:value-type="float">
            <text:p>54,94</text:p>
          </table:table-cell>
          <table:table-cell office:value-type="string" calcext:value-type="string">
            <text:p>+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55.4" calcext:value-type="float">
            <text:p>55,4</text:p>
          </table:table-cell>
        </table:table-row>
        <table:table-row table:style-name="ro1">
          <table:table-cell office:value-type="string" calcext:value-type="string">
            <text:p>2022-Jun-10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32.62" calcext:value-type="float">
            <text:p>32,62</text:p>
          </table:table-cell>
          <table:table-cell office:value-type="string" calcext:value-type="string">
            <text:p>+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22-Jun-11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11.34" calcext:value-type="float">
            <text:p>11,34</text:p>
          </table:table-cell>
          <table:table-cell office:value-type="string" calcext:value-type="string">
            <text:p>+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12.7" calcext:value-type="float">
            <text:p>12,7</text:p>
          </table:table-cell>
        </table:table-row>
        <table:table-row table:style-name="ro1">
          <table:table-cell office:value-type="string" calcext:value-type="string">
            <text:p>2022-Jun-12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51.11" calcext:value-type="float">
            <text:p>51,11</text:p>
          </table:table-cell>
          <table:table-cell office:value-type="string" calcext:value-type="string">
            <text:p>+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22-Jun-1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1.94" calcext:value-type="float">
            <text:p>31,94</text:p>
          </table:table-cell>
          <table:table-cell office:value-type="string" calcext:value-type="string">
            <text:p>+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6.1" calcext:value-type="float">
            <text:p>16,1</text:p>
          </table:table-cell>
        </table:table-row>
        <table:table-row table:style-name="ro1">
          <table:table-cell office:value-type="string" calcext:value-type="string">
            <text:p>2022-Jun-1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.86" calcext:value-type="float">
            <text:p>13,86</text:p>
          </table:table-cell>
          <table:table-cell office:value-type="string" calcext:value-type="string">
            <text:p>+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48.4" calcext:value-type="float">
            <text:p>48,4</text:p>
          </table:table-cell>
        </table:table-row>
        <table:table-row table:style-name="ro1">
          <table:table-cell office:value-type="string" calcext:value-type="string">
            <text:p>2022-Jun-1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6.87" calcext:value-type="float">
            <text:p>56,87</text:p>
          </table:table-cell>
          <table:table-cell office:value-type="string" calcext:value-type="string">
            <text:p>+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2022-Jun-16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+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50.9" calcext:value-type="float">
            <text:p>50,9</text:p>
          </table:table-cell>
        </table:table-row>
        <table:table-row table:style-name="ro1">
          <table:table-cell office:value-type="string" calcext:value-type="string">
            <text:p>2022-Jun-17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6.25" calcext:value-type="float">
            <text:p>26,25</text:p>
          </table:table-cell>
          <table:table-cell office:value-type="string" calcext:value-type="string">
            <text:p>+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9.7" calcext:value-type="float">
            <text:p>19,7</text:p>
          </table:table-cell>
        </table:table-row>
        <table:table-row table:style-name="ro1">
          <table:table-cell office:value-type="string" calcext:value-type="string">
            <text:p>2022-Jun-18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2.62" calcext:value-type="float">
            <text:p>12,62</text:p>
          </table:table-cell>
          <table:table-cell office:value-type="string" calcext:value-type="string">
            <text:p>+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22-Jun-19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0.14" calcext:value-type="float">
            <text:p>0,14</text:p>
          </table:table-cell>
          <table:table-cell office:value-type="string" calcext:value-type="string">
            <text:p>+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9.1" calcext:value-type="float">
            <text:p>9,1</text:p>
          </table:table-cell>
        </table:table-row>
        <table:table-row table:style-name="ro1">
          <table:table-cell office:value-type="string" calcext:value-type="string">
            <text:p>2022-Jun-20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48.79" calcext:value-type="float">
            <text:p>48,79</text:p>
          </table:table-cell>
          <table:table-cell office:value-type="string" calcext:value-type="string">
            <text:p>+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28.2" calcext:value-type="float">
            <text:p>28,2</text:p>
          </table:table-cell>
        </table:table-row>
        <table:table-row table:style-name="ro1">
          <table:table-cell office:value-type="string" calcext:value-type="string">
            <text:p>2022-Jun-21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38.57" calcext:value-type="float">
            <text:p>38,57</text:p>
          </table:table-cell>
          <table:table-cell office:value-type="string" calcext:value-type="string">
            <text:p>+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22.8" calcext:value-type="float">
            <text:p>22,8</text:p>
          </table:table-cell>
        </table:table-row>
        <table:table-row table:style-name="ro1">
          <table:table-cell office:value-type="string" calcext:value-type="string">
            <text:p>2022-Jun-2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9.5" calcext:value-type="float">
            <text:p>29,5</text:p>
          </table:table-cell>
          <table:table-cell office:value-type="string" calcext:value-type="string">
            <text:p>+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52.2" calcext:value-type="float">
            <text:p>52,2</text:p>
          </table:table-cell>
        </table:table-row>
        <table:table-row table:style-name="ro1">
          <table:table-cell office:value-type="string" calcext:value-type="string">
            <text:p>2022-Jun-23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21.56" calcext:value-type="float">
            <text:p>21,56</text:p>
          </table:table-cell>
          <table:table-cell office:value-type="string" calcext:value-type="string">
            <text:p>+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5.6" calcext:value-type="float">
            <text:p>55,6</text:p>
          </table:table-cell>
        </table:table-row>
        <table:table-row table:style-name="ro1">
          <table:table-cell office:value-type="string" calcext:value-type="string">
            <text:p>2022-Jun-24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14.74" calcext:value-type="float">
            <text:p>14,74</text:p>
          </table:table-cell>
          <table:table-cell office:value-type="string" calcext:value-type="string">
            <text:p>+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32.4" calcext:value-type="float">
            <text:p>32,4</text:p>
          </table:table-cell>
        </table:table-row>
        <table:table-row table:style-name="ro1">
          <table:table-cell office:value-type="string" calcext:value-type="string">
            <text:p>2022-Jun-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.04" calcext:value-type="float">
            <text:p>9,04</text:p>
          </table:table-cell>
          <table:table-cell office:value-type="string" calcext:value-type="string">
            <text:p>+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1.9" calcext:value-type="float">
            <text:p>41,9</text:p>
          </table:table-cell>
        </table:table-row>
        <table:table-row table:style-name="ro1">
          <table:table-cell office:value-type="string" calcext:value-type="string">
            <text:p>2022-Jun-2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.44" calcext:value-type="float">
            <text:p>4,44</text:p>
          </table:table-cell>
          <table:table-cell office:value-type="string" calcext:value-type="string">
            <text:p>+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3.4" calcext:value-type="float">
            <text:p>23,4</text:p>
          </table:table-cell>
        </table:table-row>
        <table:table-row table:style-name="ro1">
          <table:table-cell office:value-type="string" calcext:value-type="string">
            <text:p>2022-Jun-2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+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36.4" calcext:value-type="float">
            <text:p>36,4</text:p>
          </table:table-cell>
        </table:table-row>
        <table:table-row table:style-name="ro1">
          <table:table-cell office:value-type="string" calcext:value-type="string">
            <text:p>2022-Jun-2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8.53" calcext:value-type="float">
            <text:p>58,53</text:p>
          </table:table-cell>
          <table:table-cell office:value-type="string" calcext:value-type="string">
            <text:p>+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20.2" calcext:value-type="float">
            <text:p>20,2</text:p>
          </table:table-cell>
        </table:table-row>
        <table:table-row table:style-name="ro1">
          <table:table-cell office:value-type="string" calcext:value-type="string">
            <text:p>2022-Jun-29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57.18" calcext:value-type="float">
            <text:p>57,18</text:p>
          </table:table-cell>
          <table:table-cell office:value-type="string" calcext:value-type="string">
            <text:p>+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4.2" calcext:value-type="float">
            <text:p>34,2</text:p>
          </table:table-cell>
        </table:table-row>
        <table:table-row table:style-name="ro1">
          <table:table-cell office:value-type="string" calcext:value-type="string">
            <text:p>2022-Jun-3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56.88" calcext:value-type="float">
            <text:p>56,88</text:p>
          </table:table-cell>
          <table:table-cell office:value-type="string" calcext:value-type="string">
            <text:p>+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7.7" calcext:value-type="float">
            <text:p>17,7</text:p>
          </table:table-cell>
        </table:table-row>
        <table:table-row table:style-name="ro1">
          <table:table-cell office:value-type="string" calcext:value-type="string">
            <text:p>2022-Jul-01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57.6" calcext:value-type="float">
            <text:p>57,6</text:p>
          </table:table-cell>
          <table:table-cell office:value-type="string" calcext:value-type="string">
            <text:p>+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0.3" calcext:value-type="float">
            <text:p>30,3</text:p>
          </table:table-cell>
        </table:table-row>
        <table:table-row table:style-name="ro1">
          <table:table-cell office:value-type="string" calcext:value-type="string">
            <text:p>2022-Jul-02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59.33" calcext:value-type="float">
            <text:p>59,33</text:p>
          </table:table-cell>
          <table:table-cell office:value-type="string" calcext:value-type="string">
            <text:p>+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11.2" calcext:value-type="float">
            <text:p>11,2</text:p>
          </table:table-cell>
        </table:table-row>
        <table:table-row table:style-name="ro1">
          <table:table-cell office:value-type="string" calcext:value-type="string">
            <text:p>2022-Jul-03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2.04" calcext:value-type="float">
            <text:p>2,04</text:p>
          </table:table-cell>
          <table:table-cell office:value-type="string" calcext:value-type="string">
            <text:p>+</text:p>
          </table:table-cell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office:value-type="float" office:value="19.9" calcext:value-type="float">
            <text:p>19,9</text:p>
          </table:table-cell>
        </table:table-row>
        <table:table-row table:style-name="ro1">
          <table:table-cell office:value-type="string" calcext:value-type="string">
            <text:p>2022-Jul-04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5.71" calcext:value-type="float">
            <text:p>5,71</text:p>
          </table:table-cell>
          <table:table-cell office:value-type="string" calcext:value-type="string">
            <text:p>+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55.9" calcext:value-type="float">
            <text:p>55,9</text:p>
          </table:table-cell>
        </table:table-row>
        <table:table-row table:style-name="ro1">
          <table:table-cell office:value-type="string" calcext:value-type="string">
            <text:p>2022-Jul-05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10.31" calcext:value-type="float">
            <text:p>10,31</text:p>
          </table:table-cell>
          <table:table-cell office:value-type="string" calcext:value-type="string">
            <text:p>+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58.7" calcext:value-type="float">
            <text:p>58,7</text:p>
          </table:table-cell>
        </table:table-row>
        <table:table-row table:style-name="ro1">
          <table:table-cell office:value-type="string" calcext:value-type="string">
            <text:p>2022-Jul-06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5.82" calcext:value-type="float">
            <text:p>15,82</text:p>
          </table:table-cell>
          <table:table-cell office:value-type="string" calcext:value-type="string">
            <text:p>+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7.8" calcext:value-type="float">
            <text:p>27,8</text:p>
          </table:table-cell>
        </table:table-row>
        <table:table-row table:style-name="ro1">
          <table:table-cell office:value-type="string" calcext:value-type="string">
            <text:p>2022-Jul-0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2.19" calcext:value-type="float">
            <text:p>22,19</text:p>
          </table:table-cell>
          <table:table-cell office:value-type="string" calcext:value-type="string">
            <text:p>+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22.5" calcext:value-type="float">
            <text:p>22,5</text:p>
          </table:table-cell>
        </table:table-row>
        <table:table-row table:style-name="ro1">
          <table:table-cell office:value-type="string" calcext:value-type="string">
            <text:p>2022-Jul-0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9.41" calcext:value-type="float">
            <text:p>29,41</text:p>
          </table:table-cell>
          <table:table-cell office:value-type="string" calcext:value-type="string">
            <text:p>+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42.6" calcext:value-type="float">
            <text:p>42,6</text:p>
          </table:table-cell>
        </table:table-row>
        <table:table-row table:style-name="ro1">
          <table:table-cell office:value-type="string" calcext:value-type="string">
            <text:p>2022-Jul-0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7.44" calcext:value-type="float">
            <text:p>37,44</text:p>
          </table:table-cell>
          <table:table-cell office:value-type="string" calcext:value-type="string">
            <text:p>+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7.5" calcext:value-type="float">
            <text:p>27,5</text:p>
          </table:table-cell>
        </table:table-row>
        <table:table-row table:style-name="ro1">
          <table:table-cell office:value-type="string" calcext:value-type="string">
            <text:p>2022-Jul-1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6.24" calcext:value-type="float">
            <text:p>46,24</text:p>
          </table:table-cell>
          <table:table-cell office:value-type="string" calcext:value-type="string">
            <text:p>+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6.8" calcext:value-type="float">
            <text:p>36,8</text:p>
          </table:table-cell>
        </table:table-row>
        <table:table-row table:style-name="ro1">
          <table:table-cell office:value-type="string" calcext:value-type="string">
            <text:p>2022-Jul-1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55.78" calcext:value-type="float">
            <text:p>55,78</text:p>
          </table:table-cell>
          <table:table-cell office:value-type="string" calcext:value-type="string">
            <text:p>+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0.1" calcext:value-type="float">
            <text:p>10,1</text:p>
          </table:table-cell>
        </table:table-row>
        <table:table-row table:style-name="ro1">
          <table:table-cell office:value-type="string" calcext:value-type="string">
            <text:p>2022-Jul-12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6.02" calcext:value-type="float">
            <text:p>6,02</text:p>
          </table:table-cell>
          <table:table-cell office:value-type="string" calcext:value-type="string">
            <text:p>+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6.9" calcext:value-type="float">
            <text:p>6,9</text:p>
          </table:table-cell>
        </table:table-row>
        <table:table-row table:style-name="ro1">
          <table:table-cell office:value-type="string" calcext:value-type="string">
            <text:p>2022-Jul-13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16.93" calcext:value-type="float">
            <text:p>16,93</text:p>
          </table:table-cell>
          <table:table-cell office:value-type="string" calcext:value-type="string">
            <text:p>+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2022-Jul-14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28.47" calcext:value-type="float">
            <text:p>28,47</text:p>
          </table:table-cell>
          <table:table-cell office:value-type="string" calcext:value-type="string">
            <text:p>+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9.9" calcext:value-type="float">
            <text:p>9,9</text:p>
          </table:table-cell>
        </table:table-row>
        <table:table-row table:style-name="ro1">
          <table:table-cell office:value-type="string" calcext:value-type="string">
            <text:p>2022-Jul-15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40.6" calcext:value-type="float">
            <text:p>40,6</text:p>
          </table:table-cell>
          <table:table-cell office:value-type="string" calcext:value-type="string">
            <text:p>+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15.4" calcext:value-type="float">
            <text:p>15,4</text:p>
          </table:table-cell>
        </table:table-row>
        <table:table-row table:style-name="ro1">
          <table:table-cell office:value-type="string" calcext:value-type="string">
            <text:p>2022-Jul-16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53.28" calcext:value-type="float">
            <text:p>53,28</text:p>
          </table:table-cell>
          <table:table-cell office:value-type="string" calcext:value-type="string">
            <text:p>+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43.1" calcext:value-type="float">
            <text:p>43,1</text:p>
          </table:table-cell>
        </table:table-row>
        <table:table-row table:style-name="ro1">
          <table:table-cell office:value-type="string" calcext:value-type="string">
            <text:p>2022-Jul-17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6.46" calcext:value-type="float">
            <text:p>6,46</text:p>
          </table:table-cell>
          <table:table-cell office:value-type="string" calcext:value-type="string">
            <text:p>+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float" office:value="32.7" calcext:value-type="float">
            <text:p>32,7</text:p>
          </table:table-cell>
        </table:table-row>
        <table:table-row table:style-name="ro1">
          <table:table-cell office:value-type="string" calcext:value-type="string">
            <text:p>2022-Jul-18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20.1" calcext:value-type="float">
            <text:p>20,1</text:p>
          </table:table-cell>
          <table:table-cell office:value-type="string" calcext:value-type="string">
            <text:p>+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22-Jul-1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4.14" calcext:value-type="float">
            <text:p>34,14</text:p>
          </table:table-cell>
          <table:table-cell office:value-type="string" calcext:value-type="string">
            <text:p>+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16.7" calcext:value-type="float">
            <text:p>16,7</text:p>
          </table:table-cell>
        </table:table-row>
        <table:table-row table:style-name="ro1">
          <table:table-cell office:value-type="string" calcext:value-type="string">
            <text:p>2022-Jul-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8.55" calcext:value-type="float">
            <text:p>48,55</text:p>
          </table:table-cell>
          <table:table-cell office:value-type="string" calcext:value-type="string">
            <text:p>+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10.5" calcext:value-type="float">
            <text:p>10,5</text:p>
          </table:table-cell>
        </table:table-row>
        <table:table-row table:style-name="ro1">
          <table:table-cell office:value-type="string" calcext:value-type="string">
            <text:p>2022-Jul-2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3.26" calcext:value-type="float">
            <text:p>3,26</text:p>
          </table:table-cell>
          <table:table-cell office:value-type="string" calcext:value-type="string">
            <text:p>+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25.4" calcext:value-type="float">
            <text:p>25,4</text:p>
          </table:table-cell>
        </table:table-row>
        <table:table-row table:style-name="ro1">
          <table:table-cell office:value-type="string" calcext:value-type="string">
            <text:p>2022-Jul-22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8.22" calcext:value-type="float">
            <text:p>18,22</text:p>
          </table:table-cell>
          <table:table-cell office:value-type="string" calcext:value-type="string">
            <text:p>+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2022-Jul-23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3.39" calcext:value-type="float">
            <text:p>33,39</text:p>
          </table:table-cell>
          <table:table-cell office:value-type="string" calcext:value-type="string">
            <text:p>+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57.6" calcext:value-type="float">
            <text:p>57,6</text:p>
          </table:table-cell>
        </table:table-row>
        <table:table-row table:style-name="ro1">
          <table:table-cell office:value-type="string" calcext:value-type="string">
            <text:p>2022-Jul-24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48.71" calcext:value-type="float">
            <text:p>48,71</text:p>
          </table:table-cell>
          <table:table-cell office:value-type="string" calcext:value-type="string">
            <text:p>+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14.6" calcext:value-type="float">
            <text:p>14,6</text:p>
          </table:table-cell>
        </table:table-row>
        <table:table-row table:style-name="ro1">
          <table:table-cell office:value-type="string" calcext:value-type="string">
            <text:p>2022-Jul-25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4.12" calcext:value-type="float">
            <text:p>4,12</text:p>
          </table:table-cell>
          <table:table-cell office:value-type="string" calcext:value-type="string">
            <text:p>+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52.2" calcext:value-type="float">
            <text:p>52,2</text:p>
          </table:table-cell>
        </table:table-row>
        <table:table-row table:style-name="ro1">
          <table:table-cell office:value-type="string" calcext:value-type="string">
            <text:p>2022-Jul-26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9.57" calcext:value-type="float">
            <text:p>19,57</text:p>
          </table:table-cell>
          <table:table-cell office:value-type="string" calcext:value-type="string">
            <text:p>+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50.2" calcext:value-type="float">
            <text:p>50,2</text:p>
          </table:table-cell>
        </table:table-row>
        <table:table-row table:style-name="ro1">
          <table:table-cell office:value-type="string" calcext:value-type="string">
            <text:p>2022-Jul-27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35.01" calcext:value-type="float">
            <text:p>35,01</text:p>
          </table:table-cell>
          <table:table-cell office:value-type="string" calcext:value-type="string">
            <text:p>+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8.7" calcext:value-type="float">
            <text:p>8,7</text:p>
          </table:table-cell>
        </table:table-row>
        <table:table-row table:style-name="ro1">
          <table:table-cell office:value-type="string" calcext:value-type="string">
            <text:p>2022-Jul-28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50.38" calcext:value-type="float">
            <text:p>50,38</text:p>
          </table:table-cell>
          <table:table-cell office:value-type="string" calcext:value-type="string">
            <text:p>+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47.7" calcext:value-type="float">
            <text:p>47,7</text:p>
          </table:table-cell>
        </table:table-row>
        <table:table-row table:style-name="ro1">
          <table:table-cell office:value-type="string" calcext:value-type="string">
            <text:p>2022-Jul-29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5.64" calcext:value-type="float">
            <text:p>5,64</text:p>
          </table:table-cell>
          <table:table-cell office:value-type="string" calcext:value-type="string">
            <text:p>+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47.2" calcext:value-type="float">
            <text:p>47,2</text:p>
          </table:table-cell>
        </table:table-row>
        <table:table-row table:style-name="ro1">
          <table:table-cell office:value-type="string" calcext:value-type="string">
            <text:p>2022-Jul-3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.72" calcext:value-type="float">
            <text:p>20,72</text:p>
          </table:table-cell>
          <table:table-cell office:value-type="string" calcext:value-type="string">
            <text:p>+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7.3" calcext:value-type="float">
            <text:p>7,3</text:p>
          </table:table-cell>
        </table:table-row>
        <table:table-row table:style-name="ro1">
          <table:table-cell office:value-type="string" calcext:value-type="string">
            <text:p>2022-Jul-3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5.58" calcext:value-type="float">
            <text:p>35,58</text:p>
          </table:table-cell>
          <table:table-cell office:value-type="string" calcext:value-type="string">
            <text:p>+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48.1" calcext:value-type="float">
            <text:p>48,1</text:p>
          </table:table-cell>
        </table:table-row>
        <table:table-row table:style-name="ro1">
          <table:table-cell office:value-type="string" calcext:value-type="string">
            <text:p>2022-Aug-0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0.16" calcext:value-type="float">
            <text:p>50,16</text:p>
          </table:table-cell>
          <table:table-cell office:value-type="string" calcext:value-type="string">
            <text:p>+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49.7" calcext:value-type="float">
            <text:p>49,7</text:p>
          </table:table-cell>
        </table:table-row>
        <table:table-row table:style-name="ro1">
          <table:table-cell office:value-type="string" calcext:value-type="string">
            <text:p>2022-Aug-0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4.42" calcext:value-type="float">
            <text:p>4,42</text:p>
          </table:table-cell>
          <table:table-cell office:value-type="string" calcext:value-type="string">
            <text:p>+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2.3" calcext:value-type="float">
            <text:p>12,3</text:p>
          </table:table-cell>
        </table:table-row>
        <table:table-row table:style-name="ro1">
          <table:table-cell office:value-type="string" calcext:value-type="string">
            <text:p>2022-Aug-0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8.31" calcext:value-type="float">
            <text:p>18,31</text:p>
          </table:table-cell>
          <table:table-cell office:value-type="string" calcext:value-type="string">
            <text:p>+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022-Aug-04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31.78" calcext:value-type="float">
            <text:p>31,78</text:p>
          </table:table-cell>
          <table:table-cell office:value-type="string" calcext:value-type="string">
            <text:p>+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2022-Aug-05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44.78" calcext:value-type="float">
            <text:p>44,78</text:p>
          </table:table-cell>
          <table:table-cell office:value-type="string" calcext:value-type="string">
            <text:p>+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27.9" calcext:value-type="float">
            <text:p>27,9</text:p>
          </table:table-cell>
        </table:table-row>
        <table:table-row table:style-name="ro1">
          <table:table-cell office:value-type="string" calcext:value-type="string">
            <text:p>2022-Aug-0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57.28" calcext:value-type="float">
            <text:p>57,28</text:p>
          </table:table-cell>
          <table:table-cell office:value-type="string" calcext:value-type="string">
            <text:p>+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16.6" calcext:value-type="float">
            <text:p>16,6</text:p>
          </table:table-cell>
        </table:table-row>
        <table:table-row table:style-name="ro1">
          <table:table-cell office:value-type="string" calcext:value-type="string">
            <text:p>2022-Aug-07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9.22" calcext:value-type="float">
            <text:p>9,22</text:p>
          </table:table-cell>
          <table:table-cell office:value-type="string" calcext:value-type="string">
            <text:p>+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27.4" calcext:value-type="float">
            <text:p>27,4</text:p>
          </table:table-cell>
        </table:table-row>
        <table:table-row table:style-name="ro1">
          <table:table-cell office:value-type="string" calcext:value-type="string">
            <text:p>2022-Aug-08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20.59" calcext:value-type="float">
            <text:p>20,59</text:p>
          </table:table-cell>
          <table:table-cell office:value-type="string" calcext:value-type="string">
            <text:p>+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0.7" calcext:value-type="float">
            <text:p>0,7</text:p>
          </table:table-cell>
        </table:table-row>
        <table:table-row table:style-name="ro1">
          <table:table-cell office:value-type="string" calcext:value-type="string">
            <text:p>2022-Aug-09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31.33" calcext:value-type="float">
            <text:p>31,33</text:p>
          </table:table-cell>
          <table:table-cell office:value-type="string" calcext:value-type="string">
            <text:p>+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56.9" calcext:value-type="float">
            <text:p>56,9</text:p>
          </table:table-cell>
        </table:table-row>
        <table:table-row table:style-name="ro1">
          <table:table-cell office:value-type="string" calcext:value-type="string">
            <text:p>2022-Aug-10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41.41" calcext:value-type="float">
            <text:p>41,41</text:p>
          </table:table-cell>
          <table:table-cell office:value-type="string" calcext:value-type="string">
            <text:p>+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16.2" calcext:value-type="float">
            <text:p>16,2</text:p>
          </table:table-cell>
        </table:table-row>
        <table:table-row table:style-name="ro1">
          <table:table-cell office:value-type="string" calcext:value-type="string">
            <text:p>2022-Aug-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0.81" calcext:value-type="float">
            <text:p>50,81</text:p>
          </table:table-cell>
          <table:table-cell office:value-type="string" calcext:value-type="string">
            <text:p>+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22-Aug-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9.49" calcext:value-type="float">
            <text:p>59,49</text:p>
          </table:table-cell>
          <table:table-cell office:value-type="string" calcext:value-type="string">
            <text:p>+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5.8" calcext:value-type="float">
            <text:p>5,8</text:p>
          </table:table-cell>
        </table:table-row>
        <table:table-row table:style-name="ro1">
          <table:table-cell office:value-type="string" calcext:value-type="string">
            <text:p>2022-Aug-1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7.42" calcext:value-type="float">
            <text:p>7,42</text:p>
          </table:table-cell>
          <table:table-cell office:value-type="string" calcext:value-type="string">
            <text:p>+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6.9" calcext:value-type="float">
            <text:p>36,9</text:p>
          </table:table-cell>
        </table:table-row>
        <table:table-row table:style-name="ro1">
          <table:table-cell office:value-type="string" calcext:value-type="string">
            <text:p>2022-Aug-1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4.59" calcext:value-type="float">
            <text:p>14,59</text:p>
          </table:table-cell>
          <table:table-cell office:value-type="string" calcext:value-type="string">
            <text:p>+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2.8" calcext:value-type="float">
            <text:p>32,8</text:p>
          </table:table-cell>
        </table:table-row>
        <table:table-row table:style-name="ro1">
          <table:table-cell office:value-type="string" calcext:value-type="string">
            <text:p>2022-Aug-15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0.96" calcext:value-type="float">
            <text:p>20,96</text:p>
          </table:table-cell>
          <table:table-cell office:value-type="string" calcext:value-type="string">
            <text:p>+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53.9" calcext:value-type="float">
            <text:p>53,9</text:p>
          </table:table-cell>
        </table:table-row>
        <table:table-row table:style-name="ro1">
          <table:table-cell office:value-type="string" calcext:value-type="string">
            <text:p>2022-Aug-1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26.51" calcext:value-type="float">
            <text:p>26,51</text:p>
          </table:table-cell>
          <table:table-cell office:value-type="string" calcext:value-type="string">
            <text:p>+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0.7" calcext:value-type="float">
            <text:p>40,7</text:p>
          </table:table-cell>
        </table:table-row>
        <table:table-row table:style-name="ro1">
          <table:table-cell office:value-type="string" calcext:value-type="string">
            <text:p>2022-Aug-17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31.22" calcext:value-type="float">
            <text:p>31,22</text:p>
          </table:table-cell>
          <table:table-cell office:value-type="string" calcext:value-type="string">
            <text:p>+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53.6" calcext:value-type="float">
            <text:p>53,6</text:p>
          </table:table-cell>
        </table:table-row>
        <table:table-row table:style-name="ro1">
          <table:table-cell office:value-type="string" calcext:value-type="string">
            <text:p>2022-Aug-18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35.07" calcext:value-type="float">
            <text:p>35,07</text:p>
          </table:table-cell>
          <table:table-cell office:value-type="string" calcext:value-type="string">
            <text:p>+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33.2" calcext:value-type="float">
            <text:p>33,2</text:p>
          </table:table-cell>
        </table:table-row>
        <table:table-row table:style-name="ro1">
          <table:table-cell office:value-type="string" calcext:value-type="string">
            <text:p>2022-Aug-19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38.04" calcext:value-type="float">
            <text:p>38,04</text:p>
          </table:table-cell>
          <table:table-cell office:value-type="string" calcext:value-type="string">
            <text:p>+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22-Aug-20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40.12" calcext:value-type="float">
            <text:p>40,12</text:p>
          </table:table-cell>
          <table:table-cell office:value-type="string" calcext:value-type="string">
            <text:p>+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4.5" calcext:value-type="float">
            <text:p>14,5</text:p>
          </table:table-cell>
        </table:table-row>
        <table:table-row table:style-name="ro1">
          <table:table-cell office:value-type="string" calcext:value-type="string">
            <text:p>2022-Aug-21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41.28" calcext:value-type="float">
            <text:p>41,28</text:p>
          </table:table-cell>
          <table:table-cell office:value-type="string" calcext:value-type="string">
            <text:p>+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7.2" calcext:value-type="float">
            <text:p>17,2</text:p>
          </table:table-cell>
        </table:table-row>
        <table:table-row table:style-name="ro1">
          <table:table-cell office:value-type="string" calcext:value-type="string">
            <text:p>2022-Aug-22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41.53" calcext:value-type="float">
            <text:p>41,53</text:p>
          </table:table-cell>
          <table:table-cell office:value-type="string" calcext:value-type="string">
            <text:p>+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48.8" calcext:value-type="float">
            <text:p>48,8</text:p>
          </table:table-cell>
        </table:table-row>
        <table:table-row table:style-name="ro1">
          <table:table-cell office:value-type="string" calcext:value-type="string">
            <text:p>2022-Aug-2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40.84" calcext:value-type="float">
            <text:p>40,84</text:p>
          </table:table-cell>
          <table:table-cell office:value-type="string" calcext:value-type="string">
            <text:p>+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49.9" calcext:value-type="float">
            <text:p>49,9</text:p>
          </table:table-cell>
        </table:table-row>
        <table:table-row table:style-name="ro1">
          <table:table-cell office:value-type="string" calcext:value-type="string">
            <text:p>2022-Aug-2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9.2" calcext:value-type="float">
            <text:p>39,2</text:p>
          </table:table-cell>
          <table:table-cell office:value-type="string" calcext:value-type="string">
            <text:p>+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22-Aug-2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6.62" calcext:value-type="float">
            <text:p>36,62</text:p>
          </table:table-cell>
          <table:table-cell office:value-type="string" calcext:value-type="string">
            <text:p>+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22.7" calcext:value-type="float">
            <text:p>22,7</text:p>
          </table:table-cell>
        </table:table-row>
        <table:table-row table:style-name="ro1">
          <table:table-cell office:value-type="string" calcext:value-type="string">
            <text:p>2022-Aug-26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3.08" calcext:value-type="float">
            <text:p>33,08</text:p>
          </table:table-cell>
          <table:table-cell office:value-type="string" calcext:value-type="string">
            <text:p>+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55.7" calcext:value-type="float">
            <text:p>55,7</text:p>
          </table:table-cell>
        </table:table-row>
        <table:table-row table:style-name="ro1">
          <table:table-cell office:value-type="string" calcext:value-type="string">
            <text:p>2022-Aug-27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8.58" calcext:value-type="float">
            <text:p>28,58</text:p>
          </table:table-cell>
          <table:table-cell office:value-type="string" calcext:value-type="string">
            <text:p>+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string" calcext:value-type="string">
            <text:p>2022-Aug-28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23.12" calcext:value-type="float">
            <text:p>23,12</text:p>
          </table:table-cell>
          <table:table-cell office:value-type="string" calcext:value-type="string">
            <text:p>+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38.1" calcext:value-type="float">
            <text:p>38,1</text:p>
          </table:table-cell>
        </table:table-row>
        <table:table-row table:style-name="ro1">
          <table:table-cell office:value-type="string" calcext:value-type="string">
            <text:p>2022-Aug-29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6.71" calcext:value-type="float">
            <text:p>16,71</text:p>
          </table:table-cell>
          <table:table-cell office:value-type="string" calcext:value-type="string">
            <text:p>+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8.7" calcext:value-type="float">
            <text:p>48,7</text:p>
          </table:table-cell>
        </table:table-row>
        <table:table-row table:style-name="ro1">
          <table:table-cell office:value-type="string" calcext:value-type="string">
            <text:p>2022-Aug-30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9.35" calcext:value-type="float">
            <text:p>9,35</text:p>
          </table:table-cell>
          <table:table-cell office:value-type="string" calcext:value-type="string">
            <text:p>+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3.3" calcext:value-type="float">
            <text:p>33,3</text:p>
          </table:table-cell>
        </table:table-row>
        <table:table-row table:style-name="ro1">
          <table:table-cell office:value-type="string" calcext:value-type="string">
            <text:p>2022-Aug-31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.03" calcext:value-type="float">
            <text:p>1,03</text:p>
          </table:table-cell>
          <table:table-cell office:value-type="string" calcext:value-type="string">
            <text:p>+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52.4" calcext:value-type="float">
            <text:p>52,4</text:p>
          </table:table-cell>
        </table:table-row>
        <table:table-row table:style-name="ro1">
          <table:table-cell office:value-type="string" calcext:value-type="string">
            <text:p>2022-Sep-01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51.78" calcext:value-type="float">
            <text:p>51,78</text:p>
          </table:table-cell>
          <table:table-cell office:value-type="string" calcext:value-type="string">
            <text:p>+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46.7" calcext:value-type="float">
            <text:p>46,7</text:p>
          </table:table-cell>
        </table:table-row>
        <table:table-row table:style-name="ro1">
          <table:table-cell office:value-type="string" calcext:value-type="string">
            <text:p>2022-Sep-02</text:p>
          </table:table-cell>
          <table:table-cell office:value-type="float" office:value="9" calcext:value-type="float">
            <text:p>9</text:p>
          </table:table-cell>
          <table:table-cell office:value-type="float" office:value="53" calcext:value-type="float">
            <text:p>53</text:p>
          </table:table-cell>
          <table:table-cell office:value-type="float" office:value="41.6" calcext:value-type="float">
            <text:p>41,6</text:p>
          </table:table-cell>
          <table:table-cell office:value-type="string" calcext:value-type="string">
            <text:p>+</text:p>
          </table:table-cell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16.9" calcext:value-type="float">
            <text:p>16,9</text:p>
          </table:table-cell>
        </table:table-row>
        <table:table-row table:style-name="ro1">
          <table:table-cell office:value-type="string" calcext:value-type="string">
            <text:p>2022-Sep-03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30.49" calcext:value-type="float">
            <text:p>30,49</text:p>
          </table:table-cell>
          <table:table-cell office:value-type="string" calcext:value-type="string">
            <text:p>+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23.8" calcext:value-type="float">
            <text:p>23,8</text:p>
          </table:table-cell>
        </table:table-row>
        <table:table-row table:style-name="ro1">
          <table:table-cell office:value-type="string" calcext:value-type="string">
            <text:p>2022-Sep-0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8.49" calcext:value-type="float">
            <text:p>18,49</text:p>
          </table:table-cell>
          <table:table-cell office:value-type="string" calcext:value-type="string">
            <text:p>+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22-Sep-0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.59" calcext:value-type="float">
            <text:p>5,59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30.1" calcext:value-type="float">
            <text:p>30,1</text:p>
          </table:table-cell>
        </table:table-row>
        <table:table-row table:style-name="ro1">
          <table:table-cell office:value-type="string" calcext:value-type="string">
            <text:p>2022-Sep-0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1.83" calcext:value-type="float">
            <text:p>51,83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0.9" calcext:value-type="float">
            <text:p>30,9</text:p>
          </table:table-cell>
        </table:table-row>
        <table:table-row table:style-name="ro1">
          <table:table-cell office:value-type="string" calcext:value-type="string">
            <text:p>2022-Sep-0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7.22" calcext:value-type="float">
            <text:p>37,22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11.2" calcext:value-type="float">
            <text:p>11,2</text:p>
          </table:table-cell>
        </table:table-row>
        <table:table-row table:style-name="ro1">
          <table:table-cell office:value-type="string" calcext:value-type="string">
            <text:p>2022-Sep-08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1.78" calcext:value-type="float">
            <text:p>21,78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31.4" calcext:value-type="float">
            <text:p>31,4</text:p>
          </table:table-cell>
        </table:table-row>
        <table:table-row table:style-name="ro1">
          <table:table-cell office:value-type="string" calcext:value-type="string">
            <text:p>2022-Sep-09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5.54" calcext:value-type="float">
            <text:p>5,54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2.5" calcext:value-type="float">
            <text:p>32,5</text:p>
          </table:table-cell>
        </table:table-row>
        <table:table-row table:style-name="ro1">
          <table:table-cell office:value-type="string" calcext:value-type="string">
            <text:p>2022-Sep-1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48.53" calcext:value-type="float">
            <text:p>48,53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22-Sep-1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30.77" calcext:value-type="float">
            <text:p>30,77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9.6" calcext:value-type="float">
            <text:p>39,6</text:p>
          </table:table-cell>
        </table:table-row>
        <table:table-row table:style-name="ro1">
          <table:table-cell office:value-type="string" calcext:value-type="string">
            <text:p>2022-Sep-12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12.29" calcext:value-type="float">
            <text:p>12,2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47.1" calcext:value-type="float">
            <text:p>47,1</text:p>
          </table:table-cell>
        </table:table-row>
        <table:table-row table:style-name="ro1">
          <table:table-cell office:value-type="string" calcext:value-type="string">
            <text:p>2022-Sep-13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53.12" calcext:value-type="float">
            <text:p>53,12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8.1" calcext:value-type="float">
            <text:p>38,1</text:p>
          </table:table-cell>
        </table:table-row>
        <table:table-row table:style-name="ro1">
          <table:table-cell office:value-type="string" calcext:value-type="string">
            <text:p>2022-Sep-14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3.3" calcext:value-type="float">
            <text:p>33,3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3.3" calcext:value-type="float">
            <text:p>13,3</text:p>
          </table:table-cell>
        </table:table-row>
        <table:table-row table:style-name="ro1">
          <table:table-cell office:value-type="string" calcext:value-type="string">
            <text:p>2022-Sep-15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12.84" calcext:value-type="float">
            <text:p>12,84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33.5" calcext:value-type="float">
            <text:p>33,5</text:p>
          </table:table-cell>
        </table:table-row>
        <table:table-row table:style-name="ro1">
          <table:table-cell office:value-type="string" calcext:value-type="string">
            <text:p>2022-Sep-16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51.79" calcext:value-type="float">
            <text:p>51,79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39.3" calcext:value-type="float">
            <text:p>39,3</text:p>
          </table:table-cell>
        </table:table-row>
        <table:table-row table:style-name="ro1">
          <table:table-cell office:value-type="string" calcext:value-type="string">
            <text:p>2022-Sep-1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0.17" calcext:value-type="float">
            <text:p>30,17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31.5" calcext:value-type="float">
            <text:p>31,5</text:p>
          </table:table-cell>
        </table:table-row>
        <table:table-row table:style-name="ro1">
          <table:table-cell office:value-type="string" calcext:value-type="string">
            <text:p>2022-Sep-1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.01" calcext:value-type="float">
            <text:p>8,01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10.8" calcext:value-type="float">
            <text:p>10,8</text:p>
          </table:table-cell>
        </table:table-row>
        <table:table-row table:style-name="ro1">
          <table:table-cell office:value-type="string" calcext:value-type="string">
            <text:p>2022-Sep-1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5.36" calcext:value-type="float">
            <text:p>45,3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37.9" calcext:value-type="float">
            <text:p>37,9</text:p>
          </table:table-cell>
        </table:table-row>
        <table:table-row table:style-name="ro1">
          <table:table-cell office:value-type="string" calcext:value-type="string">
            <text:p>2022-Sep-2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2.24" calcext:value-type="float">
            <text:p>22,24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3.5" calcext:value-type="float">
            <text:p>53,5</text:p>
          </table:table-cell>
        </table:table-row>
        <table:table-row table:style-name="ro1">
          <table:table-cell office:value-type="string" calcext:value-type="string">
            <text:p>2022-Sep-21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8.68" calcext:value-type="float">
            <text:p>58,6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58.3" calcext:value-type="float">
            <text:p>58,3</text:p>
          </table:table-cell>
        </table:table-row>
        <table:table-row table:style-name="ro1">
          <table:table-cell office:value-type="string" calcext:value-type="string">
            <text:p>2022-Sep-22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34.73" calcext:value-type="float">
            <text:p>34,73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3.1" calcext:value-type="float">
            <text:p>53,1</text:p>
          </table:table-cell>
        </table:table-row>
        <table:table-row table:style-name="ro1">
          <table:table-cell office:value-type="string" calcext:value-type="string">
            <text:p>2022-Sep-23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0.41" calcext:value-type="float">
            <text:p>10,41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38.7" calcext:value-type="float">
            <text:p>38,7</text:p>
          </table:table-cell>
        </table:table-row>
        <table:table-row table:style-name="ro1">
          <table:table-cell office:value-type="string" calcext:value-type="string">
            <text:p>2022-Sep-24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45.77" calcext:value-type="float">
            <text:p>45,77</text:p>
          </table:table-cell>
          <table:table-cell office:value-type="string" calcext:value-type="string">
            <text:p>+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.7" calcext:value-type="float">
            <text:p>15,7</text:p>
          </table:table-cell>
        </table:table-row>
        <table:table-row table:style-name="ro1">
          <table:table-cell office:value-type="string" calcext:value-type="string">
            <text:p>2022-Sep-25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20.83" calcext:value-type="float">
            <text:p>20,83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44.9" calcext:value-type="float">
            <text:p>44,9</text:p>
          </table:table-cell>
        </table:table-row>
        <table:table-row table:style-name="ro1">
          <table:table-cell office:value-type="string" calcext:value-type="string">
            <text:p>2022-Sep-26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55.64" calcext:value-type="float">
            <text:p>55,64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22-Sep-27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30.23" calcext:value-type="float">
            <text:p>30,23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2.8" calcext:value-type="float">
            <text:p>22,8</text:p>
          </table:table-cell>
        </table:table-row>
        <table:table-row table:style-name="ro1">
          <table:table-cell office:value-type="string" calcext:value-type="string">
            <text:p>2022-Sep-2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4.64" calcext:value-type="float">
            <text:p>4,64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3.1" calcext:value-type="float">
            <text:p>33,1</text:p>
          </table:table-cell>
        </table:table-row>
        <table:table-row table:style-name="ro1">
          <table:table-cell office:value-type="string" calcext:value-type="string">
            <text:p>2022-Sep-29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float" office:value="38.91" calcext:value-type="float">
            <text:p>38,91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38.5" calcext:value-type="float">
            <text:p>38,5</text:p>
          </table:table-cell>
        </table:table-row>
        <table:table-row table:style-name="ro1">
          <table:table-cell office:value-type="string" calcext:value-type="string">
            <text:p>2022-Sep-3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3.07" calcext:value-type="float">
            <text:p>13,07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9.9" calcext:value-type="float">
            <text:p>39,9</text:p>
          </table:table-cell>
        </table:table-row>
        <table:table-row table:style-name="ro1">
          <table:table-cell office:value-type="string" calcext:value-type="string">
            <text:p>2022-Oct-0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7.17" calcext:value-type="float">
            <text:p>47,17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7.9" calcext:value-type="float">
            <text:p>37,9</text:p>
          </table:table-cell>
        </table:table-row>
        <table:table-row table:style-name="ro1">
          <table:table-cell office:value-type="string" calcext:value-type="string">
            <text:p>2022-Oct-0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1.23" calcext:value-type="float">
            <text:p>21,23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3.3" calcext:value-type="float">
            <text:p>33,3</text:p>
          </table:table-cell>
        </table:table-row>
        <table:table-row table:style-name="ro1">
          <table:table-cell office:value-type="string" calcext:value-type="string">
            <text:p>2022-Oct-0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55.32" calcext:value-type="float">
            <text:p>55,32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3.1" calcext:value-type="float">
            <text:p>33,1</text:p>
          </table:table-cell>
        </table:table-row>
        <table:table-row table:style-name="ro1">
          <table:table-cell office:value-type="string" calcext:value-type="string">
            <text:p>2022-Oct-04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9.45" calcext:value-type="float">
            <text:p>29,45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40.6" calcext:value-type="float">
            <text:p>40,6</text:p>
          </table:table-cell>
        </table:table-row>
        <table:table-row table:style-name="ro1">
          <table:table-cell office:value-type="string" calcext:value-type="string">
            <text:p>2022-Oct-05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.68" calcext:value-type="float">
            <text:p>3,6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8.4" calcext:value-type="float">
            <text:p>48,4</text:p>
          </table:table-cell>
        </table:table-row>
        <table:table-row table:style-name="ro1">
          <table:table-cell office:value-type="string" calcext:value-type="string">
            <text:p>2022-Oct-06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38.05" calcext:value-type="float">
            <text:p>38,05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55.9" calcext:value-type="float">
            <text:p>55,9</text:p>
          </table:table-cell>
        </table:table-row>
        <table:table-row table:style-name="ro1">
          <table:table-cell office:value-type="string" calcext:value-type="string">
            <text:p>2022-Oct-07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2.59" calcext:value-type="float">
            <text:p>12,59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.2" calcext:value-type="float">
            <text:p>2,2</text:p>
          </table:table-cell>
        </table:table-row>
        <table:table-row table:style-name="ro1">
          <table:table-cell office:value-type="string" calcext:value-type="string">
            <text:p>2022-Oct-08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47.36" calcext:value-type="float">
            <text:p>47,36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6.7" calcext:value-type="float">
            <text:p>6,7</text:p>
          </table:table-cell>
        </table:table-row>
        <table:table-row table:style-name="ro1">
          <table:table-cell office:value-type="string" calcext:value-type="string">
            <text:p>2022-Oct-09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22.4" calcext:value-type="float">
            <text:p>22,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8.6" calcext:value-type="float">
            <text:p>8,6</text:p>
          </table:table-cell>
        </table:table-row>
        <table:table-row table:style-name="ro1">
          <table:table-cell office:value-type="string" calcext:value-type="string">
            <text:p>2022-Oct-10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57.74" calcext:value-type="float">
            <text:p>57,74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7.2" calcext:value-type="float">
            <text:p>7,2</text:p>
          </table:table-cell>
        </table:table-row>
        <table:table-row table:style-name="ro1">
          <table:table-cell office:value-type="string" calcext:value-type="string">
            <text:p>2022-Oct-11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33.44" calcext:value-type="float">
            <text:p>33,4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string" calcext:value-type="string">
            <text:p>2022-Oct-12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9.54" calcext:value-type="float">
            <text:p>9,54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51.6" calcext:value-type="float">
            <text:p>51,6</text:p>
          </table:table-cell>
        </table:table-row>
        <table:table-row table:style-name="ro1">
          <table:table-cell office:value-type="string" calcext:value-type="string">
            <text:p>2022-Oct-1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6.07" calcext:value-type="float">
            <text:p>46,0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35.8" calcext:value-type="float">
            <text:p>35,8</text:p>
          </table:table-cell>
        </table:table-row>
        <table:table-row table:style-name="ro1">
          <table:table-cell office:value-type="string" calcext:value-type="string">
            <text:p>2022-Oct-1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3.08" calcext:value-type="float">
            <text:p>23,0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13.8" calcext:value-type="float">
            <text:p>13,8</text:p>
          </table:table-cell>
        </table:table-row>
        <table:table-row table:style-name="ro1">
          <table:table-cell office:value-type="string" calcext:value-type="string">
            <text:p>2022-Oct-1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.61" calcext:value-type="float">
            <text:p>0,61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44.7" calcext:value-type="float">
            <text:p>44,7</text:p>
          </table:table-cell>
        </table:table-row>
        <table:table-row table:style-name="ro1">
          <table:table-cell office:value-type="string" calcext:value-type="string">
            <text:p>2022-Oct-1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8.71" calcext:value-type="float">
            <text:p>38,71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7.9" calcext:value-type="float">
            <text:p>7,9</text:p>
          </table:table-cell>
        </table:table-row>
        <table:table-row table:style-name="ro1">
          <table:table-cell office:value-type="string" calcext:value-type="string">
            <text:p>2022-Oct-1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7.4" calcext:value-type="float">
            <text:p>17,4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2.5" calcext:value-type="float">
            <text:p>22,5</text:p>
          </table:table-cell>
        </table:table-row>
        <table:table-row table:style-name="ro1">
          <table:table-cell office:value-type="string" calcext:value-type="string">
            <text:p>2022-Oct-18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56.73" calcext:value-type="float">
            <text:p>56,73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27.7" calcext:value-type="float">
            <text:p>27,7</text:p>
          </table:table-cell>
        </table:table-row>
        <table:table-row table:style-name="ro1">
          <table:table-cell office:value-type="string" calcext:value-type="string">
            <text:p>2022-Oct-19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6.74" calcext:value-type="float">
            <text:p>36,74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2.8" calcext:value-type="float">
            <text:p>22,8</text:p>
          </table:table-cell>
        </table:table-row>
        <table:table-row table:style-name="ro1">
          <table:table-cell office:value-type="string" calcext:value-type="string">
            <text:p>2022-Oct-20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17.46" calcext:value-type="float">
            <text:p>17,4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7.1" calcext:value-type="float">
            <text:p>7,1</text:p>
          </table:table-cell>
        </table:table-row>
        <table:table-row table:style-name="ro1">
          <table:table-cell office:value-type="string" calcext:value-type="string">
            <text:p>2022-Oct-21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58.94" calcext:value-type="float">
            <text:p>58,94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9.7" calcext:value-type="float">
            <text:p>39,7</text:p>
          </table:table-cell>
        </table:table-row>
        <table:table-row table:style-name="ro1">
          <table:table-cell office:value-type="string" calcext:value-type="string">
            <text:p>2022-Oct-22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41.2" calcext:value-type="float">
            <text:p>41,2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59.8" calcext:value-type="float">
            <text:p>59,8</text:p>
          </table:table-cell>
        </table:table-row>
        <table:table-row table:style-name="ro1">
          <table:table-cell office:value-type="string" calcext:value-type="string">
            <text:p>2022-Oct-23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24.28" calcext:value-type="float">
            <text:p>24,2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6.6" calcext:value-type="float">
            <text:p>6,6</text:p>
          </table:table-cell>
        </table:table-row>
        <table:table-row table:style-name="ro1">
          <table:table-cell office:value-type="string" calcext:value-type="string">
            <text:p>2022-Oct-24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8.21" calcext:value-type="float">
            <text:p>8,21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59.4" calcext:value-type="float">
            <text:p>59,4</text:p>
          </table:table-cell>
        </table:table-row>
        <table:table-row table:style-name="ro1">
          <table:table-cell office:value-type="string" calcext:value-type="string">
            <text:p>2022-Oct-25</text:p>
          </table:table-cell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53.03" calcext:value-type="float">
            <text:p>53,03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7.3" calcext:value-type="float">
            <text:p>37,3</text:p>
          </table:table-cell>
        </table:table-row>
        <table:table-row table:style-name="ro1">
          <table:table-cell office:value-type="string" calcext:value-type="string">
            <text:p>2022-Oct-2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8.77" calcext:value-type="float">
            <text:p>38,77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59.6" calcext:value-type="float">
            <text:p>59,6</text:p>
          </table:table-cell>
        </table:table-row>
        <table:table-row table:style-name="ro1">
          <table:table-cell office:value-type="string" calcext:value-type="string">
            <text:p>2022-Oct-2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5.45" calcext:value-type="float">
            <text:p>25,45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.3" calcext:value-type="float">
            <text:p>5,3</text:p>
          </table:table-cell>
        </table:table-row>
        <table:table-row table:style-name="ro1">
          <table:table-cell office:value-type="string" calcext:value-type="string">
            <text:p>2022-Oct-2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.1" calcext:value-type="float">
            <text:p>13,1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53.8" calcext:value-type="float">
            <text:p>53,8</text:p>
          </table:table-cell>
        </table:table-row>
        <table:table-row table:style-name="ro1">
          <table:table-cell office:value-type="string" calcext:value-type="string">
            <text:p>2022-Oct-2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.75" calcext:value-type="float">
            <text:p>1,75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24.1" calcext:value-type="float">
            <text:p>24,1</text:p>
          </table:table-cell>
        </table:table-row>
        <table:table-row table:style-name="ro1">
          <table:table-cell office:value-type="string" calcext:value-type="string">
            <text:p>2022-Oct-3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51.42" calcext:value-type="float">
            <text:p>51,42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5.4" calcext:value-type="float">
            <text:p>35,4</text:p>
          </table:table-cell>
        </table:table-row>
        <table:table-row table:style-name="ro1">
          <table:table-cell office:value-type="string" calcext:value-type="string">
            <text:p>2022-Oct-31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42.14" calcext:value-type="float">
            <text:p>42,14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27.1" calcext:value-type="float">
            <text:p>27,1</text:p>
          </table:table-cell>
        </table:table-row>
        <table:table-row table:style-name="ro1">
          <table:table-cell office:value-type="string" calcext:value-type="string">
            <text:p>2022-Nov-01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33.94" calcext:value-type="float">
            <text:p>33,9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8.1" calcext:value-type="float">
            <text:p>58,1</text:p>
          </table:table-cell>
        </table:table-row>
        <table:table-row table:style-name="ro1">
          <table:table-cell office:value-type="string" calcext:value-type="string">
            <text:p>2022-Nov-02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26.83" calcext:value-type="float">
            <text:p>26,83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7.8" calcext:value-type="float">
            <text:p>7,8</text:p>
          </table:table-cell>
        </table:table-row>
        <table:table-row table:style-name="ro1">
          <table:table-cell office:value-type="string" calcext:value-type="string">
            <text:p>2022-Nov-03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20.83" calcext:value-type="float">
            <text:p>20,83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5.3" calcext:value-type="float">
            <text:p>55,3</text:p>
          </table:table-cell>
        </table:table-row>
        <table:table-row table:style-name="ro1">
          <table:table-cell office:value-type="string" calcext:value-type="string">
            <text:p>2022-Nov-04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15.97" calcext:value-type="float">
            <text:p>15,97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19.9" calcext:value-type="float">
            <text:p>19,9</text:p>
          </table:table-cell>
        </table:table-row>
        <table:table-row table:style-name="ro1">
          <table:table-cell office:value-type="string" calcext:value-type="string">
            <text:p>2022-Nov-05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12.27" calcext:value-type="float">
            <text:p>12,27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20.7" calcext:value-type="float">
            <text:p>20,7</text:p>
          </table:table-cell>
        </table:table-row>
        <table:table-row table:style-name="ro1">
          <table:table-cell office:value-type="string" calcext:value-type="string">
            <text:p>2022-Nov-06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9.74" calcext:value-type="float">
            <text:p>9,74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6.9" calcext:value-type="float">
            <text:p>56,9</text:p>
          </table:table-cell>
        </table:table-row>
        <table:table-row table:style-name="ro1">
          <table:table-cell office:value-type="string" calcext:value-type="string">
            <text:p>2022-Nov-0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8.4" calcext:value-type="float">
            <text:p>8,4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7.9" calcext:value-type="float">
            <text:p>7,9</text:p>
          </table:table-cell>
        </table:table-row>
        <table:table-row table:style-name="ro1">
          <table:table-cell office:value-type="string" calcext:value-type="string">
            <text:p>2022-Nov-0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8.26" calcext:value-type="float">
            <text:p>8,26</text:p>
          </table:table-cell>
          <table:table-cell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2.7" calcext:value-type="float">
            <text:p>52,7</text:p>
          </table:table-cell>
        </table:table-row>
        <table:table-row table:style-name="ro1">
          <table:table-cell office:value-type="string" calcext:value-type="string">
            <text:p>2022-Nov-0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9.33" calcext:value-type="float">
            <text:p>9,33</text:p>
          </table:table-cell>
          <table:table-cell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0.6" calcext:value-type="float">
            <text:p>10,6</text:p>
          </table:table-cell>
        </table:table-row>
        <table:table-row table:style-name="ro1">
          <table:table-cell office:value-type="string" calcext:value-type="string">
            <text:p>2022-Nov-1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1.63" calcext:value-type="float">
            <text:p>11,63</text:p>
          </table:table-cell>
          <table:table-cell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office:value-type="float" office:value="47" calcext:value-type="float">
            <text:p>47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string" calcext:value-type="string">
            <text:p>2022-Nov-11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5.16" calcext:value-type="float">
            <text:p>15,16</text:p>
          </table:table-cell>
          <table:table-cell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2.6" calcext:value-type="float">
            <text:p>22,6</text:p>
          </table:table-cell>
        </table:table-row>
        <table:table-row table:style-name="ro1">
          <table:table-cell office:value-type="string" calcext:value-type="string">
            <text:p>2022-Nov-12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9.93" calcext:value-type="float">
            <text:p>19,93</text:p>
          </table:table-cell>
          <table:table-cell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5.2" calcext:value-type="float">
            <text:p>15,2</text:p>
          </table:table-cell>
        </table:table-row>
        <table:table-row table:style-name="ro1">
          <table:table-cell office:value-type="string" calcext:value-type="string">
            <text:p>2022-Nov-13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25.93" calcext:value-type="float">
            <text:p>25,93</text:p>
          </table:table-cell>
          <table:table-cell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37.8" calcext:value-type="float">
            <text:p>37,8</text:p>
          </table:table-cell>
        </table:table-row>
        <table:table-row table:style-name="ro1">
          <table:table-cell office:value-type="string" calcext:value-type="string">
            <text:p>2022-Nov-14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33.17" calcext:value-type="float">
            <text:p>33,17</text:p>
          </table:table-cell>
          <table:table-cell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9.7" calcext:value-type="float">
            <text:p>29,7</text:p>
          </table:table-cell>
        </table:table-row>
        <table:table-row table:style-name="ro1">
          <table:table-cell office:value-type="string" calcext:value-type="string">
            <text:p>2022-Nov-15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41.65" calcext:value-type="float">
            <text:p>41,65</text:p>
          </table:table-cell>
          <table:table-cell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22-Nov-16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51.36" calcext:value-type="float">
            <text:p>51,36</text:p>
          </table:table-cell>
          <table:table-cell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38.1" calcext:value-type="float">
            <text:p>38,1</text:p>
          </table:table-cell>
        </table:table-row>
        <table:table-row table:style-name="ro1">
          <table:table-cell office:value-type="string" calcext:value-type="string">
            <text:p>2022-Nov-17</text:p>
          </table:table-cell>
          <table:table-cell office:value-type="float" office:value="15" calcext:value-type="float">
            <text:p>15</text:p>
          </table:table-cell>
          <table:table-cell office:value-type="float" office:value="54" calcext:value-type="float">
            <text:p>54</text:p>
          </table:table-cell>
          <table:table-cell office:value-type="float" office:value="2.28" calcext:value-type="float">
            <text:p>2,28</text:p>
          </table:table-cell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53.3" calcext:value-type="float">
            <text:p>53,3</text:p>
          </table:table-cell>
        </table:table-row>
        <table:table-row table:style-name="ro1">
          <table:table-cell office:value-type="string" calcext:value-type="string">
            <text:p>2022-Nov-18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14.41" calcext:value-type="float">
            <text:p>14,41</text:p>
          </table:table-cell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4.7" calcext:value-type="float">
            <text:p>34,7</text:p>
          </table:table-cell>
        </table:table-row>
        <table:table-row table:style-name="ro1">
          <table:table-cell office:value-type="string" calcext:value-type="string">
            <text:p>2022-Nov-1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7.74" calcext:value-type="float">
            <text:p>27,74</text:p>
          </table:table-cell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41.7" calcext:value-type="float">
            <text:p>41,7</text:p>
          </table:table-cell>
        </table:table-row>
        <table:table-row table:style-name="ro1">
          <table:table-cell office:value-type="string" calcext:value-type="string">
            <text:p>2022-Nov-2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42.24" calcext:value-type="float">
            <text:p>42,24</text:p>
          </table:table-cell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13.5" calcext:value-type="float">
            <text:p>13,5</text:p>
          </table:table-cell>
        </table:table-row>
        <table:table-row table:style-name="ro1">
          <table:table-cell office:value-type="string" calcext:value-type="string">
            <text:p>2022-Nov-2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57.89" calcext:value-type="float">
            <text:p>57,89</text:p>
          </table:table-cell>
          <table:table-cell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9.6" calcext:value-type="float">
            <text:p>9,6</text:p>
          </table:table-cell>
        </table:table-row>
        <table:table-row table:style-name="ro1">
          <table:table-cell office:value-type="string" calcext:value-type="string">
            <text:p>2022-Nov-2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4.67" calcext:value-type="float">
            <text:p>14,67</text:p>
          </table:table-cell>
          <table:table-cell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9.1" calcext:value-type="float">
            <text:p>29,1</text:p>
          </table:table-cell>
        </table:table-row>
        <table:table-row table:style-name="ro1">
          <table:table-cell office:value-type="string" calcext:value-type="string">
            <text:p>2022-Nov-23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2.55" calcext:value-type="float">
            <text:p>32,55</text:p>
          </table:table-cell>
          <table:table-cell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11.5" calcext:value-type="float">
            <text:p>11,5</text:p>
          </table:table-cell>
        </table:table-row>
        <table:table-row table:style-name="ro1">
          <table:table-cell office:value-type="string" calcext:value-type="string">
            <text:p>2022-Nov-24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51.5" calcext:value-type="float">
            <text:p>51,5</text:p>
          </table:table-cell>
          <table:table-cell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22-Nov-25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11.49" calcext:value-type="float">
            <text:p>11,49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42.1" calcext:value-type="float">
            <text:p>42,1</text:p>
          </table:table-cell>
        </table:table-row>
        <table:table-row table:style-name="ro1">
          <table:table-cell office:value-type="string" calcext:value-type="string">
            <text:p>2022-Nov-26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32.47" calcext:value-type="float">
            <text:p>32,47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9.2" calcext:value-type="float">
            <text:p>29,2</text:p>
          </table:table-cell>
        </table:table-row>
        <table:table-row table:style-name="ro1">
          <table:table-cell office:value-type="string" calcext:value-type="string">
            <text:p>2022-Nov-27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54.4" calcext:value-type="float">
            <text:p>54,4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36.6" calcext:value-type="float">
            <text:p>36,6</text:p>
          </table:table-cell>
        </table:table-row>
        <table:table-row table:style-name="ro1">
          <table:table-cell office:value-type="string" calcext:value-type="string">
            <text:p>2022-Nov-2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7.25" calcext:value-type="float">
            <text:p>17,25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47" calcext:value-type="float">
            <text:p>47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string" calcext:value-type="string">
            <text:p>2022-Nov-29</text:p>
          </table:table-cell>
          <table:table-cell office:value-type="float" office:value="16" calcext:value-type="float">
            <text:p>16</text:p>
          </table:table-cell>
          <table:table-cell office:value-type="float" office:value="57" calcext:value-type="float">
            <text:p>57</text:p>
          </table:table-cell>
          <table:table-cell office:value-type="float" office:value="40.96" calcext:value-type="float">
            <text:p>40,96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50.4" calcext:value-type="float">
            <text:p>50,4</text:p>
          </table:table-cell>
        </table:table-row>
        <table:table-row table:style-name="ro1">
          <table:table-cell office:value-type="string" calcext:value-type="string">
            <text:p>2022-Nov-3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,5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55.7" calcext:value-type="float">
            <text:p>55,7</text:p>
          </table:table-cell>
        </table:table-row>
        <table:table-row table:style-name="ro1">
          <table:table-cell office:value-type="string" calcext:value-type="string">
            <text:p>2022-Dec-01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30.8" calcext:value-type="float">
            <text:p>30,8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9.4" calcext:value-type="float">
            <text:p>19,4</text:p>
          </table:table-cell>
        </table:table-row>
        <table:table-row table:style-name="ro1">
          <table:table-cell office:value-type="string" calcext:value-type="string">
            <text:p>2022-Dec-0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56.83" calcext:value-type="float">
            <text:p>56,83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string" calcext:value-type="string">
            <text:p>2022-Dec-0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.52" calcext:value-type="float">
            <text:p>23,52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59.9" calcext:value-type="float">
            <text:p>59,9</text:p>
          </table:table-cell>
        </table:table-row>
        <table:table-row table:style-name="ro1">
          <table:table-cell office:value-type="string" calcext:value-type="string">
            <text:p>2022-Dec-04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50.83" calcext:value-type="float">
            <text:p>50,83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16.1" calcext:value-type="float">
            <text:p>16,1</text:p>
          </table:table-cell>
        </table:table-row>
        <table:table-row table:style-name="ro1">
          <table:table-cell office:value-type="string" calcext:value-type="string">
            <text:p>2022-Dec-05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18.7" calcext:value-type="float">
            <text:p>18,7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48.9" calcext:value-type="float">
            <text:p>48,9</text:p>
          </table:table-cell>
        </table:table-row>
        <table:table-row table:style-name="ro1">
          <table:table-cell office:value-type="string" calcext:value-type="string">
            <text:p>2022-Dec-0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47.07" calcext:value-type="float">
            <text:p>47,07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float" office:value="38.2" calcext:value-type="float">
            <text:p>38,2</text:p>
          </table:table-cell>
        </table:table-row>
        <table:table-row table:style-name="ro1">
          <table:table-cell office:value-type="string" calcext:value-type="string">
            <text:p>2022-Dec-07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15.88" calcext:value-type="float">
            <text:p>15,88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43.6" calcext:value-type="float">
            <text:p>43,6</text:p>
          </table:table-cell>
        </table:table-row>
        <table:table-row table:style-name="ro1">
          <table:table-cell office:value-type="string" calcext:value-type="string">
            <text:p>2022-Dec-08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45.08" calcext:value-type="float">
            <text:p>45,08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2-Dec-09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4.61" calcext:value-type="float">
            <text:p>14,61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1.9" calcext:value-type="float">
            <text:p>41,9</text:p>
          </table:table-cell>
        </table:table-row>
        <table:table-row table:style-name="ro1">
          <table:table-cell office:value-type="string" calcext:value-type="string">
            <text:p>2022-Dec-10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44.4" calcext:value-type="float">
            <text:p>44,4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34.4" calcext:value-type="float">
            <text:p>34,4</text:p>
          </table:table-cell>
        </table:table-row>
        <table:table-row table:style-name="ro1">
          <table:table-cell office:value-type="string" calcext:value-type="string">
            <text:p>2022-Dec-1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4.39" calcext:value-type="float">
            <text:p>14,39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42.2" calcext:value-type="float">
            <text:p>42,2</text:p>
          </table:table-cell>
        </table:table-row>
        <table:table-row table:style-name="ro1">
          <table:table-cell office:value-type="string" calcext:value-type="string">
            <text:p>2022-Dec-1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4.52" calcext:value-type="float">
            <text:p>44,52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5.2" calcext:value-type="float">
            <text:p>5,2</text:p>
          </table:table-cell>
        </table:table-row>
        <table:table-row table:style-name="ro1">
          <table:table-cell office:value-type="string" calcext:value-type="string">
            <text:p>2022-Dec-1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4.72" calcext:value-type="float">
            <text:p>14,72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43.3" calcext:value-type="float">
            <text:p>43,3</text:p>
          </table:table-cell>
        </table:table-row>
        <table:table-row table:style-name="ro1">
          <table:table-cell office:value-type="string" calcext:value-type="string">
            <text:p>2022-Dec-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44.93" calcext:value-type="float">
            <text:p>44,93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36.4" calcext:value-type="float">
            <text:p>36,4</text:p>
          </table:table-cell>
        </table:table-row>
        <table:table-row table:style-name="ro1">
          <table:table-cell office:value-type="string" calcext:value-type="string">
            <text:p>2022-Dec-1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15.09" calcext:value-type="float">
            <text:p>15,09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44.5" calcext:value-type="float">
            <text:p>44,5</text:p>
          </table:table-cell>
        </table:table-row>
        <table:table-row table:style-name="ro1">
          <table:table-cell office:value-type="string" calcext:value-type="string">
            <text:p>2022-Dec-16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45.12" calcext:value-type="float">
            <text:p>45,12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7.7" calcext:value-type="float">
            <text:p>7,7</text:p>
          </table:table-cell>
        </table:table-row>
        <table:table-row table:style-name="ro1">
          <table:table-cell office:value-type="string" calcext:value-type="string">
            <text:p>2022-Dec-1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14.97" calcext:value-type="float">
            <text:p>14,97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22-Dec-18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44.57" calcext:value-type="float">
            <text:p>44,57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39.5" calcext:value-type="float">
            <text:p>39,5</text:p>
          </table:table-cell>
        </table:table-row>
        <table:table-row table:style-name="ro1">
          <table:table-cell office:value-type="string" calcext:value-type="string">
            <text:p>2022-Dec-19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13.85" calcext:value-type="float">
            <text:p>13,85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8.2" calcext:value-type="float">
            <text:p>48,2</text:p>
          </table:table-cell>
        </table:table-row>
        <table:table-row table:style-name="ro1">
          <table:table-cell office:value-type="string" calcext:value-type="string">
            <text:p>2022-Dec-20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42.75" calcext:value-type="float">
            <text:p>42,75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12.4" calcext:value-type="float">
            <text:p>12,4</text:p>
          </table:table-cell>
        </table:table-row>
        <table:table-row table:style-name="ro1">
          <table:table-cell office:value-type="string" calcext:value-type="string">
            <text:p>2022-Dec-21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11.2" calcext:value-type="float">
            <text:p>11,2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52.2" calcext:value-type="float">
            <text:p>52,2</text:p>
          </table:table-cell>
        </table:table-row>
        <table:table-row table:style-name="ro1">
          <table:table-cell office:value-type="string" calcext:value-type="string">
            <text:p>2022-Dec-2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9.15" calcext:value-type="float">
            <text:p>39,15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47.9" calcext:value-type="float">
            <text:p>47,9</text:p>
          </table:table-cell>
        </table:table-row>
        <table:table-row table:style-name="ro1">
          <table:table-cell office:value-type="string" calcext:value-type="string">
            <text:p>2022-Dec-2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.53" calcext:value-type="float">
            <text:p>6,53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59.6" calcext:value-type="float">
            <text:p>59,6</text:p>
          </table:table-cell>
        </table:table-row>
        <table:table-row table:style-name="ro1">
          <table:table-cell office:value-type="string" calcext:value-type="string">
            <text:p>2022-Dec-2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33.27" calcext:value-type="float">
            <text:p>33,27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27.7" calcext:value-type="float">
            <text:p>27,7</text:p>
          </table:table-cell>
        </table:table-row>
        <table:table-row table:style-name="ro1">
          <table:table-cell office:value-type="string" calcext:value-type="string">
            <text:p>2022-Dec-2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59.32" calcext:value-type="float">
            <text:p>59,32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2.6" calcext:value-type="float">
            <text:p>12,6</text:p>
          </table:table-cell>
        </table:table-row>
        <table:table-row table:style-name="ro1">
          <table:table-cell office:value-type="string" calcext:value-type="string">
            <text:p>2022-Dec-2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4.62" calcext:value-type="float">
            <text:p>24,62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4.5" calcext:value-type="float">
            <text:p>14,5</text:p>
          </table:table-cell>
        </table:table-row>
        <table:table-row table:style-name="ro1">
          <table:table-cell office:value-type="string" calcext:value-type="string">
            <text:p>2022-Dec-27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49.11" calcext:value-type="float">
            <text:p>49,11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33.9" calcext:value-type="float">
            <text:p>33,9</text:p>
          </table:table-cell>
        </table:table-row>
        <table:table-row table:style-name="ro1">
          <table:table-cell office:value-type="string" calcext:value-type="string">
            <text:p>2022-Dec-28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12.74" calcext:value-type="float">
            <text:p>12,74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office:value-type="float" office:value="11.2" calcext:value-type="float">
            <text:p>11,2</text:p>
          </table:table-cell>
        </table:table-row>
        <table:table-row table:style-name="ro1">
          <table:table-cell office:value-type="string" calcext:value-type="string">
            <text:p>2022-Dec-29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35.46" calcext:value-type="float">
            <text:p>35,46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6.8" calcext:value-type="float">
            <text:p>6,8</text:p>
          </table:table-cell>
        </table:table-row>
        <table:table-row table:style-name="ro1">
          <table:table-cell office:value-type="string" calcext:value-type="string">
            <text:p>2022-Dec-30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office:value-type="float" office:value="57.21" calcext:value-type="float">
            <text:p>57,21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21.2" calcext:value-type="float">
            <text:p>21,2</text:p>
          </table:table-cell>
        </table:table-row>
        <table:table-row table:style-name="ro1">
          <table:table-cell office:value-type="string" calcext:value-type="string">
            <text:p>2022-Dec-31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7.95" calcext:value-type="float">
            <text:p>17,95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</table:table-row>
      </table:table>
      <table:table table:name="Pályák" table:style-name="ta1">
        <table:shapes>
          <draw:frame draw:z-index="0" draw:style-name="gr1" draw:text-style-name="P1" svg:width="29.456cm" svg:height="13.054cm" svg:x="37.142cm" svg:y="0.246cm">
            <draw:object draw:notify-on-update-of-ranges="Pályák.Q3:Pályák.Q367 Pályák.I3:Pályák.I36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6" table:default-cell-style-name="ce5"/>
        <table:table-column table:style-name="co3" table:default-cell-style-name="ce6"/>
        <table:table-column table:style-name="co3" table:default-cell-style-name="ce8"/>
        <table:table-column table:style-name="co2" table:number-columns-repeated="6" table:default-cell-style-name="ce5"/>
        <table:table-column table:style-name="co3" table:default-cell-style-name="ce6"/>
        <table:table-column table:style-name="co3" table:default-cell-style-name="ce8"/>
        <table:table-row table:style-name="ro1">
          <table:table-cell table:style-name="ce5" office:value-type="string" calcext:value-type="string">
            <table:cell-range-source table:name="CSV_all" xlink:type="simple" xlink:href="../fejlec.txt" table:filter-name="Text - txt - csv (StarCalc)" table:filter-options="32,34,76,1,,0,false,false,true,false,false,0,false,false,true" table:last-column-spanned="9" table:last-row-spanned="2"/>
            <text:p>Mars</text:p>
          </table:table-cell>
          <table:table-cell office:value-type="string" calcext:value-type="string">
            <text:p>Vénusz</text:p>
          </table:table-cell>
          <table:table-cell table:number-columns-repeated="5"/>
          <table:table-cell table:style-name="ce5" table:number-columns-repeated="2"/>
          <table:table-cell table:style-name="ce14" office:value-type="string" calcext:value-type="string" table:number-columns-spanned="8" table:number-rows-spanned="1">
            <text:p>Vénusz</text:p>
          </table:table-cell>
          <table:covered-table-cell table:number-columns-repeated="7" table:style-name="ce4"/>
        </table:table-row>
        <table:table-row table:style-name="ro1">
          <table:table-cell table:style-name="ce5" office:value-type="string" calcext:value-type="string">
            <text:p>Dátum</text:p>
          </table:table-cell>
          <table:table-cell office:value-type="string" calcext:value-type="string">
            <text:p>Óra</text:p>
          </table:table-cell>
          <table:table-cell office:value-type="string" calcext:value-type="string">
            <text:p>Perc</text:p>
          </table:table-cell>
          <table:table-cell office:value-type="string" calcext:value-type="string">
            <text:p>Mperc</text:p>
          </table:table-cell>
          <table:table-cell office:value-type="string" calcext:value-type="string">
            <text:p>°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"</text:p>
          </table:table-cell>
          <table:table-cell table:style-name="ce5" office:value-type="string" calcext:value-type="string">
            <text:p>Idő(s)</text:p>
          </table:table-cell>
          <table:table-cell table:style-name="ce5" office:value-type="string" calcext:value-type="string">
            <text:p>Szög(°)</text:p>
          </table:table-cell>
          <table:table-cell table:style-name="ce2" office:value-type="string" calcext:value-type="string">
            <text:p>Óra</text:p>
          </table:table-cell>
          <table:table-cell table:style-name="ce2" office:value-type="string" calcext:value-type="string">
            <text:p>Perc</text:p>
          </table:table-cell>
          <table:table-cell table:style-name="ce2" office:value-type="string" calcext:value-type="string">
            <text:p>Mperc</text:p>
          </table:table-cell>
          <table:table-cell table:style-name="ce2" office:value-type="string" calcext:value-type="string">
            <text:p>°</text:p>
          </table:table-cell>
          <table:table-cell table:style-name="ce2" office:value-type="string" calcext:value-type="string">
            <text:p>'</text:p>
          </table:table-cell>
          <table:table-cell table:style-name="ce2" office:value-type="string" calcext:value-type="string">
            <text:p>"</text:p>
          </table:table-cell>
          <table:table-cell table:style-name="ce2" office:value-type="string" calcext:value-type="string">
            <text:p>Idő(s)</text:p>
          </table:table-cell>
          <table:table-cell table:style-name="ce2" office:value-type="string" calcext:value-type="string">
            <text:p>Szög(°)</text:p>
          </table:table-cell>
        </table:table-row>
        <table:table-row table:style-name="ro1">
          <table:table-cell table:formula="of:=DATE(2022;1;1)+ROW([.A3])-3" office:value-type="date" office:date-value="2022-01-01" calcext:value-type="date">
            <text:p>2022-01-01</text:p>
          </table:table-cell>
          <table:table-cell table:formula="of:=[$Mars.B1]" office:value-type="float" office:value="16" calcext:value-type="float">
            <text:p>16</text:p>
          </table:table-cell>
          <table:table-cell table:formula="of:=[$Mars.C1]" office:value-type="float" office:value="45" calcext:value-type="float">
            <text:p>45</text:p>
          </table:table-cell>
          <table:table-cell table:formula="of:=[$Mars.D1]" office:value-type="float" office:value="21.41" calcext:value-type="float">
            <text:p>21,41</text:p>
          </table:table-cell>
          <table:table-cell table:formula="of:=IF([$Mars.$E1]=&quot;+&quot;; [$Mars.F1]; -1*[$Mars.F1])" office:value-type="float" office:value="-22" calcext:value-type="float">
            <text:p>-22</text:p>
          </table:table-cell>
          <table:table-cell table:formula="of:=IF([$Mars.$E1]=&quot;+&quot;; [$Mars.G1]; -1*[$Mars.G1])" office:value-type="float" office:value="-27" calcext:value-type="float">
            <text:p>-27</text:p>
          </table:table-cell>
          <table:table-cell table:formula="of:=IF([$Mars.$E1]=&quot;+&quot;; [$Mars.H1]; -1*[$Mars.H1])" office:value-type="float" office:value="-40.3" calcext:value-type="float">
            <text:p>-40,3</text:p>
          </table:table-cell>
          <table:table-cell table:formula="of:=[$Mars.$B1]*3600+[$Mars.$C1]*60+[$Mars.$D1]" office:value-type="float" office:value="60321.41" calcext:value-type="float">
            <text:p>60321,4</text:p>
          </table:table-cell>
          <table:table-cell table:formula="of:=[.$E3]+[.$F3]/60+[.$G3]/3600" office:value-type="float" office:value="-22.4611944444444" calcext:value-type="float">
            <text:p>-22,461</text:p>
          </table:table-cell>
          <table:table-cell table:formula="of:=[$Vénusz.B1]" office:value-type="float" office:value="19" calcext:value-type="float">
            <text:p>19</text:p>
          </table:table-cell>
          <table:table-cell table:formula="of:=[$Vénusz.C1]" office:value-type="float" office:value="37" calcext:value-type="float">
            <text:p>37</text:p>
          </table:table-cell>
          <table:table-cell table:formula="of:=[$Vénusz.D1]" office:value-type="float" office:value="15.87" calcext:value-type="float">
            <text:p>15,87</text:p>
          </table:table-cell>
          <table:table-cell table:formula="of:=IF([$Vénusz.$E1]=&quot;+&quot;; [$Vénusz.F1]; -1*[$Vénusz.F1])" office:value-type="float" office:value="-18" calcext:value-type="float">
            <text:p>-18</text:p>
          </table:table-cell>
          <table:table-cell table:formula="of:=IF([$Vénusz.$E1]=&quot;+&quot;; [$Vénusz.G1]; -1*[$Vénusz.G1])" office:value-type="float" office:value="-37" calcext:value-type="float">
            <text:p>-37</text:p>
          </table:table-cell>
          <table:table-cell table:formula="of:=IF([$Vénusz.$E1]=&quot;+&quot;; [$Vénusz.H1]; -1*[$Vénusz.H1])" office:value-type="float" office:value="-55.1" calcext:value-type="float">
            <text:p>-55,1</text:p>
          </table:table-cell>
          <table:table-cell table:formula="of:=[.$J3]*3600+[.$K3]*60+[.$L3]" office:value-type="float" office:value="70635.87" calcext:value-type="float">
            <text:p>70635,9</text:p>
          </table:table-cell>
          <table:table-cell table:formula="of:=[.$M3]+[.$N3]/60+[.$O3]/3600" office:value-type="float" office:value="-18.6319722222222" calcext:value-type="float">
            <text:p>-18,632</text:p>
          </table:table-cell>
        </table:table-row>
        <table:table-row table:style-name="ro1">
          <table:table-cell table:formula="of:=DATE(2022;1;1)+ROW([.A4])-3" office:value-type="date" office:date-value="2022-01-02" calcext:value-type="date">
            <text:p>2022-01-02</text:p>
          </table:table-cell>
          <table:table-cell table:formula="of:=[$Mars.B2]" office:value-type="float" office:value="16" calcext:value-type="float">
            <text:p>16</text:p>
          </table:table-cell>
          <table:table-cell table:formula="of:=[$Mars.C2]" office:value-type="float" office:value="48" calcext:value-type="float">
            <text:p>48</text:p>
          </table:table-cell>
          <table:table-cell table:formula="of:=[$Mars.D2]" office:value-type="float" office:value="24.36" calcext:value-type="float">
            <text:p>24,36</text:p>
          </table:table-cell>
          <table:table-cell table:formula="of:=IF([$Mars.$E2]=&quot;+&quot;; [$Mars.F2]; -1*[$Mars.F2])" office:value-type="float" office:value="-22" calcext:value-type="float">
            <text:p>-22</text:p>
          </table:table-cell>
          <table:table-cell table:formula="of:=IF([$Mars.$E2]=&quot;+&quot;; [$Mars.G2]; -1*[$Mars.G2])" office:value-type="float" office:value="-33" calcext:value-type="float">
            <text:p>-33</text:p>
          </table:table-cell>
          <table:table-cell table:formula="of:=IF([$Mars.$E2]=&quot;+&quot;; [$Mars.H2]; -1*[$Mars.H2])" office:value-type="float" office:value="-39" calcext:value-type="float">
            <text:p>-39</text:p>
          </table:table-cell>
          <table:table-cell table:formula="of:=[$Mars.$B2]*3600+[$Mars.$C2]*60+[$Mars.$D2]" office:value-type="float" office:value="60504.36" calcext:value-type="float">
            <text:p>60504,4</text:p>
          </table:table-cell>
          <table:table-cell table:formula="of:=[.$E4]+[.$F4]/60+[.$G4]/3600" office:value-type="float" office:value="-22.5608333333333" calcext:value-type="float">
            <text:p>-22,561</text:p>
          </table:table-cell>
          <table:table-cell table:formula="of:=[$Vénusz.B2]" office:value-type="float" office:value="19" calcext:value-type="float">
            <text:p>19</text:p>
          </table:table-cell>
          <table:table-cell table:formula="of:=[$Vénusz.C2]" office:value-type="float" office:value="35" calcext:value-type="float">
            <text:p>35</text:p>
          </table:table-cell>
          <table:table-cell table:formula="of:=[$Vénusz.D2]" office:value-type="float" office:value="0.39" calcext:value-type="float">
            <text:p>0,39</text:p>
          </table:table-cell>
          <table:table-cell table:formula="of:=IF([$Vénusz.$E2]=&quot;+&quot;; [$Vénusz.F2]; -1*[$Vénusz.F2])" office:value-type="float" office:value="-18" calcext:value-type="float">
            <text:p>-18</text:p>
          </table:table-cell>
          <table:table-cell table:formula="of:=IF([$Vénusz.$E2]=&quot;+&quot;; [$Vénusz.G2]; -1*[$Vénusz.G2])" office:value-type="float" office:value="-27" calcext:value-type="float">
            <text:p>-27</text:p>
          </table:table-cell>
          <table:table-cell table:formula="of:=IF([$Vénusz.$E2]=&quot;+&quot;; [$Vénusz.H2]; -1*[$Vénusz.H2])" office:value-type="float" office:value="-23.1" calcext:value-type="float">
            <text:p>-23,1</text:p>
          </table:table-cell>
          <table:table-cell table:formula="of:=[.$J4]*3600+[.$K4]*60+[.$L4]" office:value-type="float" office:value="70500.39" calcext:value-type="float">
            <text:p>70500,4</text:p>
          </table:table-cell>
          <table:table-cell table:formula="of:=[.$M4]+[.$N4]/60+[.$O4]/3600" office:value-type="float" office:value="-18.4564166666667" calcext:value-type="float">
            <text:p>-18,456</text:p>
          </table:table-cell>
        </table:table-row>
        <table:table-row table:style-name="ro1">
          <table:table-cell table:formula="of:=DATE(2022;1;1)+ROW([.A5])-3" office:value-type="date" office:date-value="2022-01-03" calcext:value-type="date">
            <text:p>2022-01-03</text:p>
          </table:table-cell>
          <table:table-cell table:formula="of:=[$Mars.B3]" office:value-type="float" office:value="16" calcext:value-type="float">
            <text:p>16</text:p>
          </table:table-cell>
          <table:table-cell table:formula="of:=[$Mars.C3]" office:value-type="float" office:value="51" calcext:value-type="float">
            <text:p>51</text:p>
          </table:table-cell>
          <table:table-cell table:formula="of:=[$Mars.D3]" office:value-type="float" office:value="27.72" calcext:value-type="float">
            <text:p>27,72</text:p>
          </table:table-cell>
          <table:table-cell table:formula="of:=IF([$Mars.$E3]=&quot;+&quot;; [$Mars.F3]; -1*[$Mars.F3])" office:value-type="float" office:value="-22" calcext:value-type="float">
            <text:p>-22</text:p>
          </table:table-cell>
          <table:table-cell table:formula="of:=IF([$Mars.$E3]=&quot;+&quot;; [$Mars.G3]; -1*[$Mars.G3])" office:value-type="float" office:value="-39" calcext:value-type="float">
            <text:p>-39</text:p>
          </table:table-cell>
          <table:table-cell table:formula="of:=IF([$Mars.$E3]=&quot;+&quot;; [$Mars.H3]; -1*[$Mars.H3])" office:value-type="float" office:value="-25.3" calcext:value-type="float">
            <text:p>-25,3</text:p>
          </table:table-cell>
          <table:table-cell table:formula="of:=[$Mars.$B3]*3600+[$Mars.$C3]*60+[$Mars.$D3]" office:value-type="float" office:value="60687.72" calcext:value-type="float">
            <text:p>60687,7</text:p>
          </table:table-cell>
          <table:table-cell table:formula="of:=[.$E5]+[.$F5]/60+[.$G5]/3600" office:value-type="float" office:value="-22.6570277777778" calcext:value-type="float">
            <text:p>-22,657</text:p>
          </table:table-cell>
          <table:table-cell table:formula="of:=[$Vénusz.B3]" office:value-type="float" office:value="19" calcext:value-type="float">
            <text:p>19</text:p>
          </table:table-cell>
          <table:table-cell table:formula="of:=[$Vénusz.C3]" office:value-type="float" office:value="32" calcext:value-type="float">
            <text:p>32</text:p>
          </table:table-cell>
          <table:table-cell table:formula="of:=[$Vénusz.D3]" office:value-type="float" office:value="38.67" calcext:value-type="float">
            <text:p>38,67</text:p>
          </table:table-cell>
          <table:table-cell table:formula="of:=IF([$Vénusz.$E3]=&quot;+&quot;; [$Vénusz.F3]; -1*[$Vénusz.F3])" office:value-type="float" office:value="-18" calcext:value-type="float">
            <text:p>-18</text:p>
          </table:table-cell>
          <table:table-cell table:formula="of:=IF([$Vénusz.$E3]=&quot;+&quot;; [$Vénusz.G3]; -1*[$Vénusz.G3])" office:value-type="float" office:value="-17" calcext:value-type="float">
            <text:p>-17</text:p>
          </table:table-cell>
          <table:table-cell table:formula="of:=IF([$Vénusz.$E3]=&quot;+&quot;; [$Vénusz.H3]; -1*[$Vénusz.H3])" office:value-type="float" office:value="-6.6" calcext:value-type="float">
            <text:p>-6,6</text:p>
          </table:table-cell>
          <table:table-cell table:formula="of:=[.$J5]*3600+[.$K5]*60+[.$L5]" office:value-type="float" office:value="70358.67" calcext:value-type="float">
            <text:p>70358,7</text:p>
          </table:table-cell>
          <table:table-cell table:formula="of:=[.$M5]+[.$N5]/60+[.$O5]/3600" office:value-type="float" office:value="-18.2851666666667" calcext:value-type="float">
            <text:p>-18,285</text:p>
          </table:table-cell>
        </table:table-row>
        <table:table-row table:style-name="ro1">
          <table:table-cell table:formula="of:=DATE(2022;1;1)+ROW([.A6])-3" office:value-type="date" office:date-value="2022-01-04" calcext:value-type="date">
            <text:p>2022-01-04</text:p>
          </table:table-cell>
          <table:table-cell table:formula="of:=[$Mars.B4]" office:value-type="float" office:value="16" calcext:value-type="float">
            <text:p>16</text:p>
          </table:table-cell>
          <table:table-cell table:formula="of:=[$Mars.C4]" office:value-type="float" office:value="54" calcext:value-type="float">
            <text:p>54</text:p>
          </table:table-cell>
          <table:table-cell table:formula="of:=[$Mars.D4]" office:value-type="float" office:value="31.5" calcext:value-type="float">
            <text:p>31,5</text:p>
          </table:table-cell>
          <table:table-cell table:formula="of:=IF([$Mars.$E4]=&quot;+&quot;; [$Mars.F4]; -1*[$Mars.F4])" office:value-type="float" office:value="-22" calcext:value-type="float">
            <text:p>-22</text:p>
          </table:table-cell>
          <table:table-cell table:formula="of:=IF([$Mars.$E4]=&quot;+&quot;; [$Mars.G4]; -1*[$Mars.G4])" office:value-type="float" office:value="-44" calcext:value-type="float">
            <text:p>-44</text:p>
          </table:table-cell>
          <table:table-cell table:formula="of:=IF([$Mars.$E4]=&quot;+&quot;; [$Mars.H4]; -1*[$Mars.H4])" office:value-type="float" office:value="-59" calcext:value-type="float">
            <text:p>-59</text:p>
          </table:table-cell>
          <table:table-cell table:formula="of:=[$Mars.$B4]*3600+[$Mars.$C4]*60+[$Mars.$D4]" office:value-type="float" office:value="60871.5" calcext:value-type="float">
            <text:p>60871,5</text:p>
          </table:table-cell>
          <table:table-cell table:formula="of:=[.$E6]+[.$F6]/60+[.$G6]/3600" office:value-type="float" office:value="-22.7497222222222" calcext:value-type="float">
            <text:p>-22,750</text:p>
          </table:table-cell>
          <table:table-cell table:formula="of:=[$Vénusz.B4]" office:value-type="float" office:value="19" calcext:value-type="float">
            <text:p>19</text:p>
          </table:table-cell>
          <table:table-cell table:formula="of:=[$Vénusz.C4]" office:value-type="float" office:value="30" calcext:value-type="float">
            <text:p>30</text:p>
          </table:table-cell>
          <table:table-cell table:formula="of:=[$Vénusz.D4]" office:value-type="float" office:value="11.56" calcext:value-type="float">
            <text:p>11,56</text:p>
          </table:table-cell>
          <table:table-cell table:formula="of:=IF([$Vénusz.$E4]=&quot;+&quot;; [$Vénusz.F4]; -1*[$Vénusz.F4])" office:value-type="float" office:value="-18" calcext:value-type="float">
            <text:p>-18</text:p>
          </table:table-cell>
          <table:table-cell table:formula="of:=IF([$Vénusz.$E4]=&quot;+&quot;; [$Vénusz.G4]; -1*[$Vénusz.G4])" office:value-type="float" office:value="-7" calcext:value-type="float">
            <text:p>-7</text:p>
          </table:table-cell>
          <table:table-cell table:formula="of:=IF([$Vénusz.$E4]=&quot;+&quot;; [$Vénusz.H4]; -1*[$Vénusz.H4])" office:value-type="float" office:value="-6.7" calcext:value-type="float">
            <text:p>-6,7</text:p>
          </table:table-cell>
          <table:table-cell table:formula="of:=[.$J6]*3600+[.$K6]*60+[.$L6]" office:value-type="float" office:value="70211.56" calcext:value-type="float">
            <text:p>70211,6</text:p>
          </table:table-cell>
          <table:table-cell table:formula="of:=[.$M6]+[.$N6]/60+[.$O6]/3600" office:value-type="float" office:value="-18.1185277777778" calcext:value-type="float">
            <text:p>-18,119</text:p>
          </table:table-cell>
        </table:table-row>
        <table:table-row table:style-name="ro1">
          <table:table-cell table:formula="of:=DATE(2022;1;1)+ROW([.A7])-3" office:value-type="date" office:date-value="2022-01-05" calcext:value-type="date">
            <text:p>2022-01-05</text:p>
          </table:table-cell>
          <table:table-cell table:formula="of:=[$Mars.B5]" office:value-type="float" office:value="16" calcext:value-type="float">
            <text:p>16</text:p>
          </table:table-cell>
          <table:table-cell table:formula="of:=[$Mars.C5]" office:value-type="float" office:value="57" calcext:value-type="float">
            <text:p>57</text:p>
          </table:table-cell>
          <table:table-cell table:formula="of:=[$Mars.D5]" office:value-type="float" office:value="35.68" calcext:value-type="float">
            <text:p>35,68</text:p>
          </table:table-cell>
          <table:table-cell table:formula="of:=IF([$Mars.$E5]=&quot;+&quot;; [$Mars.F5]; -1*[$Mars.F5])" office:value-type="float" office:value="-22" calcext:value-type="float">
            <text:p>-22</text:p>
          </table:table-cell>
          <table:table-cell table:formula="of:=IF([$Mars.$E5]=&quot;+&quot;; [$Mars.G5]; -1*[$Mars.G5])" office:value-type="float" office:value="-50" calcext:value-type="float">
            <text:p>-50</text:p>
          </table:table-cell>
          <table:table-cell table:formula="of:=IF([$Mars.$E5]=&quot;+&quot;; [$Mars.H5]; -1*[$Mars.H5])" office:value-type="float" office:value="-20" calcext:value-type="float">
            <text:p>-20</text:p>
          </table:table-cell>
          <table:table-cell table:formula="of:=[$Mars.$B5]*3600+[$Mars.$C5]*60+[$Mars.$D5]" office:value-type="float" office:value="61055.68" calcext:value-type="float">
            <text:p>61055,7</text:p>
          </table:table-cell>
          <table:table-cell table:formula="of:=[.$E7]+[.$F7]/60+[.$G7]/3600" office:value-type="float" office:value="-22.8388888888889" calcext:value-type="float">
            <text:p>-22,839</text:p>
          </table:table-cell>
          <table:table-cell table:formula="of:=[$Vénusz.B5]" office:value-type="float" office:value="19" calcext:value-type="float">
            <text:p>19</text:p>
          </table:table-cell>
          <table:table-cell table:formula="of:=[$Vénusz.C5]" office:value-type="float" office:value="27" calcext:value-type="float">
            <text:p>27</text:p>
          </table:table-cell>
          <table:table-cell table:formula="of:=[$Vénusz.D5]" office:value-type="float" office:value="39.95" calcext:value-type="float">
            <text:p>39,95</text:p>
          </table:table-cell>
          <table:table-cell table:formula="of:=IF([$Vénusz.$E5]=&quot;+&quot;; [$Vénusz.F5]; -1*[$Vénusz.F5])" office:value-type="float" office:value="-17" calcext:value-type="float">
            <text:p>-17</text:p>
          </table:table-cell>
          <table:table-cell table:formula="of:=IF([$Vénusz.$E5]=&quot;+&quot;; [$Vénusz.G5]; -1*[$Vénusz.G5])" office:value-type="float" office:value="-57" calcext:value-type="float">
            <text:p>-57</text:p>
          </table:table-cell>
          <table:table-cell table:formula="of:=IF([$Vénusz.$E5]=&quot;+&quot;; [$Vénusz.H5]; -1*[$Vénusz.H5])" office:value-type="float" office:value="-24.5" calcext:value-type="float">
            <text:p>-24,5</text:p>
          </table:table-cell>
          <table:table-cell table:formula="of:=[.$J7]*3600+[.$K7]*60+[.$L7]" office:value-type="float" office:value="70059.95" calcext:value-type="float">
            <text:p>70060,0</text:p>
          </table:table-cell>
          <table:table-cell table:formula="of:=[.$M7]+[.$N7]/60+[.$O7]/3600" office:value-type="float" office:value="-17.9568055555556" calcext:value-type="float">
            <text:p>-17,957</text:p>
          </table:table-cell>
        </table:table-row>
        <table:table-row table:style-name="ro1">
          <table:table-cell table:formula="of:=DATE(2022;1;1)+ROW([.A8])-3" office:value-type="date" office:date-value="2022-01-06" calcext:value-type="date">
            <text:p>2022-01-06</text:p>
          </table:table-cell>
          <table:table-cell table:formula="of:=[$Mars.B6]" office:value-type="float" office:value="17" calcext:value-type="float">
            <text:p>17</text:p>
          </table:table-cell>
          <table:table-cell table:formula="of:=[$Mars.C6]" office:value-type="float" office:value="0" calcext:value-type="float">
            <text:p>0</text:p>
          </table:table-cell>
          <table:table-cell table:formula="of:=[$Mars.D6]" office:value-type="float" office:value="40.25" calcext:value-type="float">
            <text:p>40,25</text:p>
          </table:table-cell>
          <table:table-cell table:formula="of:=IF([$Mars.$E6]=&quot;+&quot;; [$Mars.F6]; -1*[$Mars.F6])" office:value-type="float" office:value="-22" calcext:value-type="float">
            <text:p>-22</text:p>
          </table:table-cell>
          <table:table-cell table:formula="of:=IF([$Mars.$E6]=&quot;+&quot;; [$Mars.G6]; -1*[$Mars.G6])" office:value-type="float" office:value="-55" calcext:value-type="float">
            <text:p>-55</text:p>
          </table:table-cell>
          <table:table-cell table:formula="of:=IF([$Mars.$E6]=&quot;+&quot;; [$Mars.H6]; -1*[$Mars.H6])" office:value-type="float" office:value="-28.2" calcext:value-type="float">
            <text:p>-28,2</text:p>
          </table:table-cell>
          <table:table-cell table:formula="of:=[$Mars.$B6]*3600+[$Mars.$C6]*60+[$Mars.$D6]" office:value-type="float" office:value="61240.25" calcext:value-type="float">
            <text:p>61240,3</text:p>
          </table:table-cell>
          <table:table-cell table:formula="of:=[.$E8]+[.$F8]/60+[.$G8]/3600" office:value-type="float" office:value="-22.9245" calcext:value-type="float">
            <text:p>-22,925</text:p>
          </table:table-cell>
          <table:table-cell table:formula="of:=[$Vénusz.B6]" office:value-type="float" office:value="19" calcext:value-type="float">
            <text:p>19</text:p>
          </table:table-cell>
          <table:table-cell table:formula="of:=[$Vénusz.C6]" office:value-type="float" office:value="25" calcext:value-type="float">
            <text:p>25</text:p>
          </table:table-cell>
          <table:table-cell table:formula="of:=[$Vénusz.D6]" office:value-type="float" office:value="4.79" calcext:value-type="float">
            <text:p>4,79</text:p>
          </table:table-cell>
          <table:table-cell table:formula="of:=IF([$Vénusz.$E6]=&quot;+&quot;; [$Vénusz.F6]; -1*[$Vénusz.F6])" office:value-type="float" office:value="-17" calcext:value-type="float">
            <text:p>-17</text:p>
          </table:table-cell>
          <table:table-cell table:formula="of:=IF([$Vénusz.$E6]=&quot;+&quot;; [$Vénusz.G6]; -1*[$Vénusz.G6])" office:value-type="float" office:value="-48" calcext:value-type="float">
            <text:p>-48</text:p>
          </table:table-cell>
          <table:table-cell table:formula="of:=IF([$Vénusz.$E6]=&quot;+&quot;; [$Vénusz.H6]; -1*[$Vénusz.H6])" office:value-type="float" office:value="-1.1" calcext:value-type="float">
            <text:p>-1,1</text:p>
          </table:table-cell>
          <table:table-cell table:formula="of:=[.$J8]*3600+[.$K8]*60+[.$L8]" office:value-type="float" office:value="69904.79" calcext:value-type="float">
            <text:p>69904,8</text:p>
          </table:table-cell>
          <table:table-cell table:formula="of:=[.$M8]+[.$N8]/60+[.$O8]/3600" office:value-type="float" office:value="-17.8003055555556" calcext:value-type="float">
            <text:p>-17,800</text:p>
          </table:table-cell>
        </table:table-row>
        <table:table-row table:style-name="ro1">
          <table:table-cell table:formula="of:=DATE(2022;1;1)+ROW([.A9])-3" office:value-type="date" office:date-value="2022-01-07" calcext:value-type="date">
            <text:p>2022-01-07</text:p>
          </table:table-cell>
          <table:table-cell table:formula="of:=[$Mars.B7]" office:value-type="float" office:value="17" calcext:value-type="float">
            <text:p>17</text:p>
          </table:table-cell>
          <table:table-cell table:formula="of:=[$Mars.C7]" office:value-type="float" office:value="3" calcext:value-type="float">
            <text:p>3</text:p>
          </table:table-cell>
          <table:table-cell table:formula="of:=[$Mars.D7]" office:value-type="float" office:value="45.2" calcext:value-type="float">
            <text:p>45,2</text:p>
          </table:table-cell>
          <table:table-cell table:formula="of:=IF([$Mars.$E7]=&quot;+&quot;; [$Mars.F7]; -1*[$Mars.F7])" office:value-type="float" office:value="-23" calcext:value-type="float">
            <text:p>-23</text:p>
          </table:table-cell>
          <table:table-cell table:formula="of:=IF([$Mars.$E7]=&quot;+&quot;; [$Mars.G7]; -1*[$Mars.G7])" office:value-type="float" office:value="-0" calcext:value-type="float">
            <text:p>0</text:p>
          </table:table-cell>
          <table:table-cell table:formula="of:=IF([$Mars.$E7]=&quot;+&quot;; [$Mars.H7]; -1*[$Mars.H7])" office:value-type="float" office:value="-23.5" calcext:value-type="float">
            <text:p>-23,5</text:p>
          </table:table-cell>
          <table:table-cell table:formula="of:=[$Mars.$B7]*3600+[$Mars.$C7]*60+[$Mars.$D7]" office:value-type="float" office:value="61425.2" calcext:value-type="float">
            <text:p>61425,2</text:p>
          </table:table-cell>
          <table:table-cell table:formula="of:=[.$E9]+[.$F9]/60+[.$G9]/3600" office:value-type="float" office:value="-23.0065277777778" calcext:value-type="float">
            <text:p>-23,007</text:p>
          </table:table-cell>
          <table:table-cell table:formula="of:=[$Vénusz.B7]" office:value-type="float" office:value="19" calcext:value-type="float">
            <text:p>19</text:p>
          </table:table-cell>
          <table:table-cell table:formula="of:=[$Vénusz.C7]" office:value-type="float" office:value="22" calcext:value-type="float">
            <text:p>22</text:p>
          </table:table-cell>
          <table:table-cell table:formula="of:=[$Vénusz.D7]" office:value-type="float" office:value="27.08" calcext:value-type="float">
            <text:p>27,08</text:p>
          </table:table-cell>
          <table:table-cell table:formula="of:=IF([$Vénusz.$E7]=&quot;+&quot;; [$Vénusz.F7]; -1*[$Vénusz.F7])" office:value-type="float" office:value="-17" calcext:value-type="float">
            <text:p>-17</text:p>
          </table:table-cell>
          <table:table-cell table:formula="of:=IF([$Vénusz.$E7]=&quot;+&quot;; [$Vénusz.G7]; -1*[$Vénusz.G7])" office:value-type="float" office:value="-38" calcext:value-type="float">
            <text:p>-38</text:p>
          </table:table-cell>
          <table:table-cell table:formula="of:=IF([$Vénusz.$E7]=&quot;+&quot;; [$Vénusz.H7]; -1*[$Vénusz.H7])" office:value-type="float" office:value="-57.9" calcext:value-type="float">
            <text:p>-57,9</text:p>
          </table:table-cell>
          <table:table-cell table:formula="of:=[.$J9]*3600+[.$K9]*60+[.$L9]" office:value-type="float" office:value="69747.08" calcext:value-type="float">
            <text:p>69747,1</text:p>
          </table:table-cell>
          <table:table-cell table:formula="of:=[.$M9]+[.$N9]/60+[.$O9]/3600" office:value-type="float" office:value="-17.6494166666667" calcext:value-type="float">
            <text:p>-17,649</text:p>
          </table:table-cell>
        </table:table-row>
        <table:table-row table:style-name="ro1">
          <table:table-cell table:formula="of:=DATE(2022;1;1)+ROW([.A10])-3" office:value-type="date" office:date-value="2022-01-08" calcext:value-type="date">
            <text:p>2022-01-08</text:p>
          </table:table-cell>
          <table:table-cell table:formula="of:=[$Mars.B8]" office:value-type="float" office:value="17" calcext:value-type="float">
            <text:p>17</text:p>
          </table:table-cell>
          <table:table-cell table:formula="of:=[$Mars.C8]" office:value-type="float" office:value="6" calcext:value-type="float">
            <text:p>6</text:p>
          </table:table-cell>
          <table:table-cell table:formula="of:=[$Mars.D8]" office:value-type="float" office:value="50.52" calcext:value-type="float">
            <text:p>50,52</text:p>
          </table:table-cell>
          <table:table-cell table:formula="of:=IF([$Mars.$E8]=&quot;+&quot;; [$Mars.F8]; -1*[$Mars.F8])" office:value-type="float" office:value="-23" calcext:value-type="float">
            <text:p>-23</text:p>
          </table:table-cell>
          <table:table-cell table:formula="of:=IF([$Mars.$E8]=&quot;+&quot;; [$Mars.G8]; -1*[$Mars.G8])" office:value-type="float" office:value="-5" calcext:value-type="float">
            <text:p>-5</text:p>
          </table:table-cell>
          <table:table-cell table:formula="of:=IF([$Mars.$E8]=&quot;+&quot;; [$Mars.H8]; -1*[$Mars.H8])" office:value-type="float" office:value="-5.7" calcext:value-type="float">
            <text:p>-5,7</text:p>
          </table:table-cell>
          <table:table-cell table:formula="of:=[$Mars.$B8]*3600+[$Mars.$C8]*60+[$Mars.$D8]" office:value-type="float" office:value="61610.52" calcext:value-type="float">
            <text:p>61610,5</text:p>
          </table:table-cell>
          <table:table-cell table:formula="of:=[.$E10]+[.$F10]/60+[.$G10]/3600" office:value-type="float" office:value="-23.0849166666667" calcext:value-type="float">
            <text:p>-23,085</text:p>
          </table:table-cell>
          <table:table-cell table:formula="of:=[$Vénusz.B8]" office:value-type="float" office:value="19" calcext:value-type="float">
            <text:p>19</text:p>
          </table:table-cell>
          <table:table-cell table:formula="of:=[$Vénusz.C8]" office:value-type="float" office:value="19" calcext:value-type="float">
            <text:p>19</text:p>
          </table:table-cell>
          <table:table-cell table:formula="of:=[$Vénusz.D8]" office:value-type="float" office:value="47.87" calcext:value-type="float">
            <text:p>47,87</text:p>
          </table:table-cell>
          <table:table-cell table:formula="of:=IF([$Vénusz.$E8]=&quot;+&quot;; [$Vénusz.F8]; -1*[$Vénusz.F8])" office:value-type="float" office:value="-17" calcext:value-type="float">
            <text:p>-17</text:p>
          </table:table-cell>
          <table:table-cell table:formula="of:=IF([$Vénusz.$E8]=&quot;+&quot;; [$Vénusz.G8]; -1*[$Vénusz.G8])" office:value-type="float" office:value="-30" calcext:value-type="float">
            <text:p>-30</text:p>
          </table:table-cell>
          <table:table-cell table:formula="of:=IF([$Vénusz.$E8]=&quot;+&quot;; [$Vénusz.H8]; -1*[$Vénusz.H8])" office:value-type="float" office:value="-16.1" calcext:value-type="float">
            <text:p>-16,1</text:p>
          </table:table-cell>
          <table:table-cell table:formula="of:=[.$J10]*3600+[.$K10]*60+[.$L10]" office:value-type="float" office:value="69587.87" calcext:value-type="float">
            <text:p>69587,9</text:p>
          </table:table-cell>
          <table:table-cell table:formula="of:=[.$M10]+[.$N10]/60+[.$O10]/3600" office:value-type="float" office:value="-17.5044722222222" calcext:value-type="float">
            <text:p>-17,504</text:p>
          </table:table-cell>
        </table:table-row>
        <table:table-row table:style-name="ro1">
          <table:table-cell table:formula="of:=DATE(2022;1;1)+ROW([.A11])-3" office:value-type="date" office:date-value="2022-01-09" calcext:value-type="date">
            <text:p>2022-01-09</text:p>
          </table:table-cell>
          <table:table-cell table:formula="of:=[$Mars.B9]" office:value-type="float" office:value="17" calcext:value-type="float">
            <text:p>17</text:p>
          </table:table-cell>
          <table:table-cell table:formula="of:=[$Mars.C9]" office:value-type="float" office:value="9" calcext:value-type="float">
            <text:p>9</text:p>
          </table:table-cell>
          <table:table-cell table:formula="of:=[$Mars.D9]" office:value-type="float" office:value="56.2" calcext:value-type="float">
            <text:p>56,2</text:p>
          </table:table-cell>
          <table:table-cell table:formula="of:=IF([$Mars.$E9]=&quot;+&quot;; [$Mars.F9]; -1*[$Mars.F9])" office:value-type="float" office:value="-23" calcext:value-type="float">
            <text:p>-23</text:p>
          </table:table-cell>
          <table:table-cell table:formula="of:=IF([$Mars.$E9]=&quot;+&quot;; [$Mars.G9]; -1*[$Mars.G9])" office:value-type="float" office:value="-9" calcext:value-type="float">
            <text:p>-9</text:p>
          </table:table-cell>
          <table:table-cell table:formula="of:=IF([$Mars.$E9]=&quot;+&quot;; [$Mars.H9]; -1*[$Mars.H9])" office:value-type="float" office:value="-34.9" calcext:value-type="float">
            <text:p>-34,9</text:p>
          </table:table-cell>
          <table:table-cell table:formula="of:=[$Mars.$B9]*3600+[$Mars.$C9]*60+[$Mars.$D9]" office:value-type="float" office:value="61796.2" calcext:value-type="float">
            <text:p>61796,2</text:p>
          </table:table-cell>
          <table:table-cell table:formula="of:=[.$E11]+[.$F11]/60+[.$G11]/3600" office:value-type="float" office:value="-23.1596944444444" calcext:value-type="float">
            <text:p>-23,160</text:p>
          </table:table-cell>
          <table:table-cell table:formula="of:=[$Vénusz.B9]" office:value-type="float" office:value="19" calcext:value-type="float">
            <text:p>19</text:p>
          </table:table-cell>
          <table:table-cell table:formula="of:=[$Vénusz.C9]" office:value-type="float" office:value="17" calcext:value-type="float">
            <text:p>17</text:p>
          </table:table-cell>
          <table:table-cell table:formula="of:=[$Vénusz.D9]" office:value-type="float" office:value="8.22" calcext:value-type="float">
            <text:p>8,22</text:p>
          </table:table-cell>
          <table:table-cell table:formula="of:=IF([$Vénusz.$E9]=&quot;+&quot;; [$Vénusz.F9]; -1*[$Vénusz.F9])" office:value-type="float" office:value="-17" calcext:value-type="float">
            <text:p>-17</text:p>
          </table:table-cell>
          <table:table-cell table:formula="of:=IF([$Vénusz.$E9]=&quot;+&quot;; [$Vénusz.G9]; -1*[$Vénusz.G9])" office:value-type="float" office:value="-21" calcext:value-type="float">
            <text:p>-21</text:p>
          </table:table-cell>
          <table:table-cell table:formula="of:=IF([$Vénusz.$E9]=&quot;+&quot;; [$Vénusz.H9]; -1*[$Vénusz.H9])" office:value-type="float" office:value="-56.9" calcext:value-type="float">
            <text:p>-56,9</text:p>
          </table:table-cell>
          <table:table-cell table:formula="of:=[.$J11]*3600+[.$K11]*60+[.$L11]" office:value-type="float" office:value="69428.22" calcext:value-type="float">
            <text:p>69428,2</text:p>
          </table:table-cell>
          <table:table-cell table:formula="of:=[.$M11]+[.$N11]/60+[.$O11]/3600" office:value-type="float" office:value="-17.3658055555556" calcext:value-type="float">
            <text:p>-17,366</text:p>
          </table:table-cell>
        </table:table-row>
        <table:table-row table:style-name="ro1">
          <table:table-cell table:formula="of:=DATE(2022;1;1)+ROW([.A12])-3" office:value-type="date" office:date-value="2022-01-10" calcext:value-type="date">
            <text:p>2022-01-10</text:p>
          </table:table-cell>
          <table:table-cell table:formula="of:=[$Mars.B10]" office:value-type="float" office:value="17" calcext:value-type="float">
            <text:p>17</text:p>
          </table:table-cell>
          <table:table-cell table:formula="of:=[$Mars.C10]" office:value-type="float" office:value="13" calcext:value-type="float">
            <text:p>13</text:p>
          </table:table-cell>
          <table:table-cell table:formula="of:=[$Mars.D10]" office:value-type="float" office:value="2.25" calcext:value-type="float">
            <text:p>2,25</text:p>
          </table:table-cell>
          <table:table-cell table:formula="of:=IF([$Mars.$E10]=&quot;+&quot;; [$Mars.F10]; -1*[$Mars.F10])" office:value-type="float" office:value="-23" calcext:value-type="float">
            <text:p>-23</text:p>
          </table:table-cell>
          <table:table-cell table:formula="of:=IF([$Mars.$E10]=&quot;+&quot;; [$Mars.G10]; -1*[$Mars.G10])" office:value-type="float" office:value="-13" calcext:value-type="float">
            <text:p>-13</text:p>
          </table:table-cell>
          <table:table-cell table:formula="of:=IF([$Mars.$E10]=&quot;+&quot;; [$Mars.H10]; -1*[$Mars.H10])" office:value-type="float" office:value="-50.9" calcext:value-type="float">
            <text:p>-50,9</text:p>
          </table:table-cell>
          <table:table-cell table:formula="of:=[$Mars.$B10]*3600+[$Mars.$C10]*60+[$Mars.$D10]" office:value-type="float" office:value="61982.25" calcext:value-type="float">
            <text:p>61982,3</text:p>
          </table:table-cell>
          <table:table-cell table:formula="of:=[.$E12]+[.$F12]/60+[.$G12]/3600" office:value-type="float" office:value="-23.2308055555556" calcext:value-type="float">
            <text:p>-23,231</text:p>
          </table:table-cell>
          <table:table-cell table:formula="of:=[$Vénusz.B10]" office:value-type="float" office:value="19" calcext:value-type="float">
            <text:p>19</text:p>
          </table:table-cell>
          <table:table-cell table:formula="of:=[$Vénusz.C10]" office:value-type="float" office:value="14" calcext:value-type="float">
            <text:p>14</text:p>
          </table:table-cell>
          <table:table-cell table:formula="of:=[$Vénusz.D10]" office:value-type="float" office:value="29.21" calcext:value-type="float">
            <text:p>29,21</text:p>
          </table:table-cell>
          <table:table-cell table:formula="of:=IF([$Vénusz.$E10]=&quot;+&quot;; [$Vénusz.F10]; -1*[$Vénusz.F10])" office:value-type="float" office:value="-17" calcext:value-type="float">
            <text:p>-17</text:p>
          </table:table-cell>
          <table:table-cell table:formula="of:=IF([$Vénusz.$E10]=&quot;+&quot;; [$Vénusz.G10]; -1*[$Vénusz.G10])" office:value-type="float" office:value="-14" calcext:value-type="float">
            <text:p>-14</text:p>
          </table:table-cell>
          <table:table-cell table:formula="of:=IF([$Vénusz.$E10]=&quot;+&quot;; [$Vénusz.H10]; -1*[$Vénusz.H10])" office:value-type="float" office:value="-1.6" calcext:value-type="float">
            <text:p>-1,6</text:p>
          </table:table-cell>
          <table:table-cell table:formula="of:=[.$J12]*3600+[.$K12]*60+[.$L12]" office:value-type="float" office:value="69269.21" calcext:value-type="float">
            <text:p>69269,2</text:p>
          </table:table-cell>
          <table:table-cell table:formula="of:=[.$M12]+[.$N12]/60+[.$O12]/3600" office:value-type="float" office:value="-17.2337777777778" calcext:value-type="float">
            <text:p>-17,234</text:p>
          </table:table-cell>
        </table:table-row>
        <table:table-row table:style-name="ro1">
          <table:table-cell table:formula="of:=DATE(2022;1;1)+ROW([.A13])-3" office:value-type="date" office:date-value="2022-01-11" calcext:value-type="date">
            <text:p>2022-01-11</text:p>
          </table:table-cell>
          <table:table-cell table:formula="of:=[$Mars.B11]" office:value-type="float" office:value="17" calcext:value-type="float">
            <text:p>17</text:p>
          </table:table-cell>
          <table:table-cell table:formula="of:=[$Mars.C11]" office:value-type="float" office:value="16" calcext:value-type="float">
            <text:p>16</text:p>
          </table:table-cell>
          <table:table-cell table:formula="of:=[$Mars.D11]" office:value-type="float" office:value="8.63" calcext:value-type="float">
            <text:p>8,63</text:p>
          </table:table-cell>
          <table:table-cell table:formula="of:=IF([$Mars.$E11]=&quot;+&quot;; [$Mars.F11]; -1*[$Mars.F11])" office:value-type="float" office:value="-23" calcext:value-type="float">
            <text:p>-23</text:p>
          </table:table-cell>
          <table:table-cell table:formula="of:=IF([$Mars.$E11]=&quot;+&quot;; [$Mars.G11]; -1*[$Mars.G11])" office:value-type="float" office:value="-17" calcext:value-type="float">
            <text:p>-17</text:p>
          </table:table-cell>
          <table:table-cell table:formula="of:=IF([$Mars.$E11]=&quot;+&quot;; [$Mars.H11]; -1*[$Mars.H11])" office:value-type="float" office:value="-53.5" calcext:value-type="float">
            <text:p>-53,5</text:p>
          </table:table-cell>
          <table:table-cell table:formula="of:=[$Mars.$B11]*3600+[$Mars.$C11]*60+[$Mars.$D11]" office:value-type="float" office:value="62168.63" calcext:value-type="float">
            <text:p>62168,6</text:p>
          </table:table-cell>
          <table:table-cell table:formula="of:=[.$E13]+[.$F13]/60+[.$G13]/3600" office:value-type="float" office:value="-23.2981944444444" calcext:value-type="float">
            <text:p>-23,298</text:p>
          </table:table-cell>
          <table:table-cell table:formula="of:=[$Vénusz.B11]" office:value-type="float" office:value="19" calcext:value-type="float">
            <text:p>19</text:p>
          </table:table-cell>
          <table:table-cell table:formula="of:=[$Vénusz.C11]" office:value-type="float" office:value="11" calcext:value-type="float">
            <text:p>11</text:p>
          </table:table-cell>
          <table:table-cell table:formula="of:=[$Vénusz.D11]" office:value-type="float" office:value="51.89" calcext:value-type="float">
            <text:p>51,89</text:p>
          </table:table-cell>
          <table:table-cell table:formula="of:=IF([$Vénusz.$E11]=&quot;+&quot;; [$Vénusz.F11]; -1*[$Vénusz.F11])" office:value-type="float" office:value="-17" calcext:value-type="float">
            <text:p>-17</text:p>
          </table:table-cell>
          <table:table-cell table:formula="of:=IF([$Vénusz.$E11]=&quot;+&quot;; [$Vénusz.G11]; -1*[$Vénusz.G11])" office:value-type="float" office:value="-6" calcext:value-type="float">
            <text:p>-6</text:p>
          </table:table-cell>
          <table:table-cell table:formula="of:=IF([$Vénusz.$E11]=&quot;+&quot;; [$Vénusz.H11]; -1*[$Vénusz.H11])" office:value-type="float" office:value="-31.3" calcext:value-type="float">
            <text:p>-31,3</text:p>
          </table:table-cell>
          <table:table-cell table:formula="of:=[.$J13]*3600+[.$K13]*60+[.$L13]" office:value-type="float" office:value="69111.89" calcext:value-type="float">
            <text:p>69111,9</text:p>
          </table:table-cell>
          <table:table-cell table:formula="of:=[.$M13]+[.$N13]/60+[.$O13]/3600" office:value-type="float" office:value="-17.1086944444444" calcext:value-type="float">
            <text:p>-17,109</text:p>
          </table:table-cell>
        </table:table-row>
        <table:table-row table:style-name="ro1">
          <table:table-cell table:formula="of:=DATE(2022;1;1)+ROW([.A14])-3" office:value-type="date" office:date-value="2022-01-12" calcext:value-type="date">
            <text:p>2022-01-12</text:p>
          </table:table-cell>
          <table:table-cell table:formula="of:=[$Mars.B12]" office:value-type="float" office:value="17" calcext:value-type="float">
            <text:p>17</text:p>
          </table:table-cell>
          <table:table-cell table:formula="of:=[$Mars.C12]" office:value-type="float" office:value="19" calcext:value-type="float">
            <text:p>19</text:p>
          </table:table-cell>
          <table:table-cell table:formula="of:=[$Mars.D12]" office:value-type="float" office:value="15.36" calcext:value-type="float">
            <text:p>15,36</text:p>
          </table:table-cell>
          <table:table-cell table:formula="of:=IF([$Mars.$E12]=&quot;+&quot;; [$Mars.F12]; -1*[$Mars.F12])" office:value-type="float" office:value="-23" calcext:value-type="float">
            <text:p>-23</text:p>
          </table:table-cell>
          <table:table-cell table:formula="of:=IF([$Mars.$E12]=&quot;+&quot;; [$Mars.G12]; -1*[$Mars.G12])" office:value-type="float" office:value="-21" calcext:value-type="float">
            <text:p>-21</text:p>
          </table:table-cell>
          <table:table-cell table:formula="of:=IF([$Mars.$E12]=&quot;+&quot;; [$Mars.H12]; -1*[$Mars.H12])" office:value-type="float" office:value="-42.9" calcext:value-type="float">
            <text:p>-42,9</text:p>
          </table:table-cell>
          <table:table-cell table:formula="of:=[$Mars.$B12]*3600+[$Mars.$C12]*60+[$Mars.$D12]" office:value-type="float" office:value="62355.36" calcext:value-type="float">
            <text:p>62355,4</text:p>
          </table:table-cell>
          <table:table-cell table:formula="of:=[.$E14]+[.$F14]/60+[.$G14]/3600" office:value-type="float" office:value="-23.3619166666667" calcext:value-type="float">
            <text:p>-23,362</text:p>
          </table:table-cell>
          <table:table-cell table:formula="of:=[$Vénusz.B12]" office:value-type="float" office:value="19" calcext:value-type="float">
            <text:p>19</text:p>
          </table:table-cell>
          <table:table-cell table:formula="of:=[$Vénusz.C12]" office:value-type="float" office:value="9" calcext:value-type="float">
            <text:p>9</text:p>
          </table:table-cell>
          <table:table-cell table:formula="of:=[$Vénusz.D12]" office:value-type="float" office:value="17.33" calcext:value-type="float">
            <text:p>17,33</text:p>
          </table:table-cell>
          <table:table-cell table:formula="of:=IF([$Vénusz.$E12]=&quot;+&quot;; [$Vénusz.F12]; -1*[$Vénusz.F12])" office:value-type="float" office:value="-16" calcext:value-type="float">
            <text:p>-16</text:p>
          </table:table-cell>
          <table:table-cell table:formula="of:=IF([$Vénusz.$E12]=&quot;+&quot;; [$Vénusz.G12]; -1*[$Vénusz.G12])" office:value-type="float" office:value="-59" calcext:value-type="float">
            <text:p>-59</text:p>
          </table:table-cell>
          <table:table-cell table:formula="of:=IF([$Vénusz.$E12]=&quot;+&quot;; [$Vénusz.H12]; -1*[$Vénusz.H12])" office:value-type="float" office:value="-27.2" calcext:value-type="float">
            <text:p>-27,2</text:p>
          </table:table-cell>
          <table:table-cell table:formula="of:=[.$J14]*3600+[.$K14]*60+[.$L14]" office:value-type="float" office:value="68957.33" calcext:value-type="float">
            <text:p>68957,3</text:p>
          </table:table-cell>
          <table:table-cell table:formula="of:=[.$M14]+[.$N14]/60+[.$O14]/3600" office:value-type="float" office:value="-16.9908888888889" calcext:value-type="float">
            <text:p>-16,991</text:p>
          </table:table-cell>
        </table:table-row>
        <table:table-row table:style-name="ro1">
          <table:table-cell table:formula="of:=DATE(2022;1;1)+ROW([.A15])-3" office:value-type="date" office:date-value="2022-01-13" calcext:value-type="date">
            <text:p>2022-01-13</text:p>
          </table:table-cell>
          <table:table-cell table:formula="of:=[$Mars.B13]" office:value-type="float" office:value="17" calcext:value-type="float">
            <text:p>17</text:p>
          </table:table-cell>
          <table:table-cell table:formula="of:=[$Mars.C13]" office:value-type="float" office:value="22" calcext:value-type="float">
            <text:p>22</text:p>
          </table:table-cell>
          <table:table-cell table:formula="of:=[$Mars.D13]" office:value-type="float" office:value="22.42" calcext:value-type="float">
            <text:p>22,42</text:p>
          </table:table-cell>
          <table:table-cell table:formula="of:=IF([$Mars.$E13]=&quot;+&quot;; [$Mars.F13]; -1*[$Mars.F13])" office:value-type="float" office:value="-23" calcext:value-type="float">
            <text:p>-23</text:p>
          </table:table-cell>
          <table:table-cell table:formula="of:=IF([$Mars.$E13]=&quot;+&quot;; [$Mars.G13]; -1*[$Mars.G13])" office:value-type="float" office:value="-25" calcext:value-type="float">
            <text:p>-25</text:p>
          </table:table-cell>
          <table:table-cell table:formula="of:=IF([$Mars.$E13]=&quot;+&quot;; [$Mars.H13]; -1*[$Mars.H13])" office:value-type="float" office:value="-18.8" calcext:value-type="float">
            <text:p>-18,8</text:p>
          </table:table-cell>
          <table:table-cell table:formula="of:=[$Mars.$B13]*3600+[$Mars.$C13]*60+[$Mars.$D13]" office:value-type="float" office:value="62542.42" calcext:value-type="float">
            <text:p>62542,4</text:p>
          </table:table-cell>
          <table:table-cell table:formula="of:=[.$E15]+[.$F15]/60+[.$G15]/3600" office:value-type="float" office:value="-23.4218888888889" calcext:value-type="float">
            <text:p>-23,422</text:p>
          </table:table-cell>
          <table:table-cell table:formula="of:=[$Vénusz.B13]" office:value-type="float" office:value="19" calcext:value-type="float">
            <text:p>19</text:p>
          </table:table-cell>
          <table:table-cell table:formula="of:=[$Vénusz.C13]" office:value-type="float" office:value="6" calcext:value-type="float">
            <text:p>6</text:p>
          </table:table-cell>
          <table:table-cell table:formula="of:=[$Vénusz.D13]" office:value-type="float" office:value="46.54" calcext:value-type="float">
            <text:p>46,54</text:p>
          </table:table-cell>
          <table:table-cell table:formula="of:=IF([$Vénusz.$E13]=&quot;+&quot;; [$Vénusz.F13]; -1*[$Vénusz.F13])" office:value-type="float" office:value="-16" calcext:value-type="float">
            <text:p>-16</text:p>
          </table:table-cell>
          <table:table-cell table:formula="of:=IF([$Vénusz.$E13]=&quot;+&quot;; [$Vénusz.G13]; -1*[$Vénusz.G13])" office:value-type="float" office:value="-52" calcext:value-type="float">
            <text:p>-52</text:p>
          </table:table-cell>
          <table:table-cell table:formula="of:=IF([$Vénusz.$E13]=&quot;+&quot;; [$Vénusz.H13]; -1*[$Vénusz.H13])" office:value-type="float" office:value="-50.4" calcext:value-type="float">
            <text:p>-50,4</text:p>
          </table:table-cell>
          <table:table-cell table:formula="of:=[.$J15]*3600+[.$K15]*60+[.$L15]" office:value-type="float" office:value="68806.54" calcext:value-type="float">
            <text:p>68806,5</text:p>
          </table:table-cell>
          <table:table-cell table:formula="of:=[.$M15]+[.$N15]/60+[.$O15]/3600" office:value-type="float" office:value="-16.8806666666667" calcext:value-type="float">
            <text:p>-16,881</text:p>
          </table:table-cell>
        </table:table-row>
        <table:table-row table:style-name="ro1">
          <table:table-cell table:formula="of:=DATE(2022;1;1)+ROW([.A16])-3" office:value-type="date" office:date-value="2022-01-14" calcext:value-type="date">
            <text:p>2022-01-14</text:p>
          </table:table-cell>
          <table:table-cell table:formula="of:=[$Mars.B14]" office:value-type="float" office:value="17" calcext:value-type="float">
            <text:p>17</text:p>
          </table:table-cell>
          <table:table-cell table:formula="of:=[$Mars.C14]" office:value-type="float" office:value="25" calcext:value-type="float">
            <text:p>25</text:p>
          </table:table-cell>
          <table:table-cell table:formula="of:=[$Mars.D14]" office:value-type="float" office:value="29.79" calcext:value-type="float">
            <text:p>29,79</text:p>
          </table:table-cell>
          <table:table-cell table:formula="of:=IF([$Mars.$E14]=&quot;+&quot;; [$Mars.F14]; -1*[$Mars.F14])" office:value-type="float" office:value="-23" calcext:value-type="float">
            <text:p>-23</text:p>
          </table:table-cell>
          <table:table-cell table:formula="of:=IF([$Mars.$E14]=&quot;+&quot;; [$Mars.G14]; -1*[$Mars.G14])" office:value-type="float" office:value="-28" calcext:value-type="float">
            <text:p>-28</text:p>
          </table:table-cell>
          <table:table-cell table:formula="of:=IF([$Mars.$E14]=&quot;+&quot;; [$Mars.H14]; -1*[$Mars.H14])" office:value-type="float" office:value="-41.1" calcext:value-type="float">
            <text:p>-41,1</text:p>
          </table:table-cell>
          <table:table-cell table:formula="of:=[$Mars.$B14]*3600+[$Mars.$C14]*60+[$Mars.$D14]" office:value-type="float" office:value="62729.79" calcext:value-type="float">
            <text:p>62729,8</text:p>
          </table:table-cell>
          <table:table-cell table:formula="of:=[.$E16]+[.$F16]/60+[.$G16]/3600" office:value-type="float" office:value="-23.4780833333333" calcext:value-type="float">
            <text:p>-23,478</text:p>
          </table:table-cell>
          <table:table-cell table:formula="of:=[$Vénusz.B14]" office:value-type="float" office:value="19" calcext:value-type="float">
            <text:p>19</text:p>
          </table:table-cell>
          <table:table-cell table:formula="of:=[$Vénusz.C14]" office:value-type="float" office:value="4" calcext:value-type="float">
            <text:p>4</text:p>
          </table:table-cell>
          <table:table-cell table:formula="of:=[$Vénusz.D14]" office:value-type="float" office:value="20.49" calcext:value-type="float">
            <text:p>20,49</text:p>
          </table:table-cell>
          <table:table-cell table:formula="of:=IF([$Vénusz.$E14]=&quot;+&quot;; [$Vénusz.F14]; -1*[$Vénusz.F14])" office:value-type="float" office:value="-16" calcext:value-type="float">
            <text:p>-16</text:p>
          </table:table-cell>
          <table:table-cell table:formula="of:=IF([$Vénusz.$E14]=&quot;+&quot;; [$Vénusz.G14]; -1*[$Vénusz.G14])" office:value-type="float" office:value="-46" calcext:value-type="float">
            <text:p>-46</text:p>
          </table:table-cell>
          <table:table-cell table:formula="of:=IF([$Vénusz.$E14]=&quot;+&quot;; [$Vénusz.H14]; -1*[$Vénusz.H14])" office:value-type="float" office:value="-41.8" calcext:value-type="float">
            <text:p>-41,8</text:p>
          </table:table-cell>
          <table:table-cell table:formula="of:=[.$J16]*3600+[.$K16]*60+[.$L16]" office:value-type="float" office:value="68660.49" calcext:value-type="float">
            <text:p>68660,5</text:p>
          </table:table-cell>
          <table:table-cell table:formula="of:=[.$M16]+[.$N16]/60+[.$O16]/3600" office:value-type="float" office:value="-16.7782777777778" calcext:value-type="float">
            <text:p>-16,778</text:p>
          </table:table-cell>
        </table:table-row>
        <table:table-row table:style-name="ro1">
          <table:table-cell table:formula="of:=DATE(2022;1;1)+ROW([.A17])-3" office:value-type="date" office:date-value="2022-01-15" calcext:value-type="date">
            <text:p>2022-01-15</text:p>
          </table:table-cell>
          <table:table-cell table:formula="of:=[$Mars.B15]" office:value-type="float" office:value="17" calcext:value-type="float">
            <text:p>17</text:p>
          </table:table-cell>
          <table:table-cell table:formula="of:=[$Mars.C15]" office:value-type="float" office:value="28" calcext:value-type="float">
            <text:p>28</text:p>
          </table:table-cell>
          <table:table-cell table:formula="of:=[$Mars.D15]" office:value-type="float" office:value="37.49" calcext:value-type="float">
            <text:p>37,49</text:p>
          </table:table-cell>
          <table:table-cell table:formula="of:=IF([$Mars.$E15]=&quot;+&quot;; [$Mars.F15]; -1*[$Mars.F15])" office:value-type="float" office:value="-23" calcext:value-type="float">
            <text:p>-23</text:p>
          </table:table-cell>
          <table:table-cell table:formula="of:=IF([$Mars.$E15]=&quot;+&quot;; [$Mars.G15]; -1*[$Mars.G15])" office:value-type="float" office:value="-31" calcext:value-type="float">
            <text:p>-31</text:p>
          </table:table-cell>
          <table:table-cell table:formula="of:=IF([$Mars.$E15]=&quot;+&quot;; [$Mars.H15]; -1*[$Mars.H15])" office:value-type="float" office:value="-49.9" calcext:value-type="float">
            <text:p>-49,9</text:p>
          </table:table-cell>
          <table:table-cell table:formula="of:=[$Mars.$B15]*3600+[$Mars.$C15]*60+[$Mars.$D15]" office:value-type="float" office:value="62917.49" calcext:value-type="float">
            <text:p>62917,5</text:p>
          </table:table-cell>
          <table:table-cell table:formula="of:=[.$E17]+[.$F17]/60+[.$G17]/3600" office:value-type="float" office:value="-23.5305277777778" calcext:value-type="float">
            <text:p>-23,531</text:p>
          </table:table-cell>
          <table:table-cell table:formula="of:=[$Vénusz.B15]" office:value-type="float" office:value="19" calcext:value-type="float">
            <text:p>19</text:p>
          </table:table-cell>
          <table:table-cell table:formula="of:=[$Vénusz.C15]" office:value-type="float" office:value="2" calcext:value-type="float">
            <text:p>2</text:p>
          </table:table-cell>
          <table:table-cell table:formula="of:=[$Vénusz.D15]" office:value-type="float" office:value="0.09" calcext:value-type="float">
            <text:p>0,09</text:p>
          </table:table-cell>
          <table:table-cell table:formula="of:=IF([$Vénusz.$E15]=&quot;+&quot;; [$Vénusz.F15]; -1*[$Vénusz.F15])" office:value-type="float" office:value="-16" calcext:value-type="float">
            <text:p>-16</text:p>
          </table:table-cell>
          <table:table-cell table:formula="of:=IF([$Vénusz.$E15]=&quot;+&quot;; [$Vénusz.G15]; -1*[$Vénusz.G15])" office:value-type="float" office:value="-41" calcext:value-type="float">
            <text:p>-41</text:p>
          </table:table-cell>
          <table:table-cell table:formula="of:=IF([$Vénusz.$E15]=&quot;+&quot;; [$Vénusz.H15]; -1*[$Vénusz.H15])" office:value-type="float" office:value="-2" calcext:value-type="float">
            <text:p>-2</text:p>
          </table:table-cell>
          <table:table-cell table:formula="of:=[.$J17]*3600+[.$K17]*60+[.$L17]" office:value-type="float" office:value="68520.09" calcext:value-type="float">
            <text:p>68520,1</text:p>
          </table:table-cell>
          <table:table-cell table:formula="of:=[.$M17]+[.$N17]/60+[.$O17]/3600" office:value-type="float" office:value="-16.6838888888889" calcext:value-type="float">
            <text:p>-16,684</text:p>
          </table:table-cell>
        </table:table-row>
        <table:table-row table:style-name="ro1">
          <table:table-cell table:formula="of:=DATE(2022;1;1)+ROW([.A18])-3" office:value-type="date" office:date-value="2022-01-16" calcext:value-type="date">
            <text:p>2022-01-16</text:p>
          </table:table-cell>
          <table:table-cell table:formula="of:=[$Mars.B16]" office:value-type="float" office:value="17" calcext:value-type="float">
            <text:p>17</text:p>
          </table:table-cell>
          <table:table-cell table:formula="of:=[$Mars.C16]" office:value-type="float" office:value="31" calcext:value-type="float">
            <text:p>31</text:p>
          </table:table-cell>
          <table:table-cell table:formula="of:=[$Mars.D16]" office:value-type="float" office:value="45.48" calcext:value-type="float">
            <text:p>45,48</text:p>
          </table:table-cell>
          <table:table-cell table:formula="of:=IF([$Mars.$E16]=&quot;+&quot;; [$Mars.F16]; -1*[$Mars.F16])" office:value-type="float" office:value="-23" calcext:value-type="float">
            <text:p>-23</text:p>
          </table:table-cell>
          <table:table-cell table:formula="of:=IF([$Mars.$E16]=&quot;+&quot;; [$Mars.G16]; -1*[$Mars.G16])" office:value-type="float" office:value="-34" calcext:value-type="float">
            <text:p>-34</text:p>
          </table:table-cell>
          <table:table-cell table:formula="of:=IF([$Mars.$E16]=&quot;+&quot;; [$Mars.H16]; -1*[$Mars.H16])" office:value-type="float" office:value="-45" calcext:value-type="float">
            <text:p>-45</text:p>
          </table:table-cell>
          <table:table-cell table:formula="of:=[$Mars.$B16]*3600+[$Mars.$C16]*60+[$Mars.$D16]" office:value-type="float" office:value="63105.48" calcext:value-type="float">
            <text:p>63105,5</text:p>
          </table:table-cell>
          <table:table-cell table:formula="of:=[.$E18]+[.$F18]/60+[.$G18]/3600" office:value-type="float" office:value="-23.5791666666667" calcext:value-type="float">
            <text:p>-23,579</text:p>
          </table:table-cell>
          <table:table-cell table:formula="of:=[$Vénusz.B16]" office:value-type="float" office:value="18" calcext:value-type="float">
            <text:p>18</text:p>
          </table:table-cell>
          <table:table-cell table:formula="of:=[$Vénusz.C16]" office:value-type="float" office:value="59" calcext:value-type="float">
            <text:p>59</text:p>
          </table:table-cell>
          <table:table-cell table:formula="of:=[$Vénusz.D16]" office:value-type="float" office:value="46.18" calcext:value-type="float">
            <text:p>46,18</text:p>
          </table:table-cell>
          <table:table-cell table:formula="of:=IF([$Vénusz.$E16]=&quot;+&quot;; [$Vénusz.F16]; -1*[$Vénusz.F16])" office:value-type="float" office:value="-16" calcext:value-type="float">
            <text:p>-16</text:p>
          </table:table-cell>
          <table:table-cell table:formula="of:=IF([$Vénusz.$E16]=&quot;+&quot;; [$Vénusz.G16]; -1*[$Vénusz.G16])" office:value-type="float" office:value="-35" calcext:value-type="float">
            <text:p>-35</text:p>
          </table:table-cell>
          <table:table-cell table:formula="of:=IF([$Vénusz.$E16]=&quot;+&quot;; [$Vénusz.H16]; -1*[$Vénusz.H16])" office:value-type="float" office:value="-51.8" calcext:value-type="float">
            <text:p>-51,8</text:p>
          </table:table-cell>
          <table:table-cell table:formula="of:=[.$J18]*3600+[.$K18]*60+[.$L18]" office:value-type="float" office:value="68386.18" calcext:value-type="float">
            <text:p>68386,2</text:p>
          </table:table-cell>
          <table:table-cell table:formula="of:=[.$M18]+[.$N18]/60+[.$O18]/3600" office:value-type="float" office:value="-16.5977222222222" calcext:value-type="float">
            <text:p>-16,598</text:p>
          </table:table-cell>
        </table:table-row>
        <table:table-row table:style-name="ro1">
          <table:table-cell table:formula="of:=DATE(2022;1;1)+ROW([.A19])-3" office:value-type="date" office:date-value="2022-01-17" calcext:value-type="date">
            <text:p>2022-01-17</text:p>
          </table:table-cell>
          <table:table-cell table:formula="of:=[$Mars.B17]" office:value-type="float" office:value="17" calcext:value-type="float">
            <text:p>17</text:p>
          </table:table-cell>
          <table:table-cell table:formula="of:=[$Mars.C17]" office:value-type="float" office:value="34" calcext:value-type="float">
            <text:p>34</text:p>
          </table:table-cell>
          <table:table-cell table:formula="of:=[$Mars.D17]" office:value-type="float" office:value="53.77" calcext:value-type="float">
            <text:p>53,77</text:p>
          </table:table-cell>
          <table:table-cell table:formula="of:=IF([$Mars.$E17]=&quot;+&quot;; [$Mars.F17]; -1*[$Mars.F17])" office:value-type="float" office:value="-23" calcext:value-type="float">
            <text:p>-23</text:p>
          </table:table-cell>
          <table:table-cell table:formula="of:=IF([$Mars.$E17]=&quot;+&quot;; [$Mars.G17]; -1*[$Mars.G17])" office:value-type="float" office:value="-37" calcext:value-type="float">
            <text:p>-37</text:p>
          </table:table-cell>
          <table:table-cell table:formula="of:=IF([$Mars.$E17]=&quot;+&quot;; [$Mars.H17]; -1*[$Mars.H17])" office:value-type="float" office:value="-26.3" calcext:value-type="float">
            <text:p>-26,3</text:p>
          </table:table-cell>
          <table:table-cell table:formula="of:=[$Mars.$B17]*3600+[$Mars.$C17]*60+[$Mars.$D17]" office:value-type="float" office:value="63293.77" calcext:value-type="float">
            <text:p>63293,8</text:p>
          </table:table-cell>
          <table:table-cell table:formula="of:=[.$E19]+[.$F19]/60+[.$G19]/3600" office:value-type="float" office:value="-23.6239722222222" calcext:value-type="float">
            <text:p>-23,624</text:p>
          </table:table-cell>
          <table:table-cell table:formula="of:=[$Vénusz.B17]" office:value-type="float" office:value="18" calcext:value-type="float">
            <text:p>18</text:p>
          </table:table-cell>
          <table:table-cell table:formula="of:=[$Vénusz.C17]" office:value-type="float" office:value="57" calcext:value-type="float">
            <text:p>57</text:p>
          </table:table-cell>
          <table:table-cell table:formula="of:=[$Vénusz.D17]" office:value-type="float" office:value="39.54" calcext:value-type="float">
            <text:p>39,54</text:p>
          </table:table-cell>
          <table:table-cell table:formula="of:=IF([$Vénusz.$E17]=&quot;+&quot;; [$Vénusz.F17]; -1*[$Vénusz.F17])" office:value-type="float" office:value="-16" calcext:value-type="float">
            <text:p>-16</text:p>
          </table:table-cell>
          <table:table-cell table:formula="of:=IF([$Vénusz.$E17]=&quot;+&quot;; [$Vénusz.G17]; -1*[$Vénusz.G17])" office:value-type="float" office:value="-31" calcext:value-type="float">
            <text:p>-31</text:p>
          </table:table-cell>
          <table:table-cell table:formula="of:=IF([$Vénusz.$E17]=&quot;+&quot;; [$Vénusz.H17]; -1*[$Vénusz.H17])" office:value-type="float" office:value="-11.6" calcext:value-type="float">
            <text:p>-11,6</text:p>
          </table:table-cell>
          <table:table-cell table:formula="of:=[.$J19]*3600+[.$K19]*60+[.$L19]" office:value-type="float" office:value="68259.54" calcext:value-type="float">
            <text:p>68259,5</text:p>
          </table:table-cell>
          <table:table-cell table:formula="of:=[.$M19]+[.$N19]/60+[.$O19]/3600" office:value-type="float" office:value="-16.5198888888889" calcext:value-type="float">
            <text:p>-16,520</text:p>
          </table:table-cell>
        </table:table-row>
        <table:table-row table:style-name="ro1">
          <table:table-cell table:formula="of:=DATE(2022;1;1)+ROW([.A20])-3" office:value-type="date" office:date-value="2022-01-18" calcext:value-type="date">
            <text:p>2022-01-18</text:p>
          </table:table-cell>
          <table:table-cell table:formula="of:=[$Mars.B18]" office:value-type="float" office:value="17" calcext:value-type="float">
            <text:p>17</text:p>
          </table:table-cell>
          <table:table-cell table:formula="of:=[$Mars.C18]" office:value-type="float" office:value="38" calcext:value-type="float">
            <text:p>38</text:p>
          </table:table-cell>
          <table:table-cell table:formula="of:=[$Mars.D18]" office:value-type="float" office:value="2.35" calcext:value-type="float">
            <text:p>2,35</text:p>
          </table:table-cell>
          <table:table-cell table:formula="of:=IF([$Mars.$E18]=&quot;+&quot;; [$Mars.F18]; -1*[$Mars.F18])" office:value-type="float" office:value="-23" calcext:value-type="float">
            <text:p>-23</text:p>
          </table:table-cell>
          <table:table-cell table:formula="of:=IF([$Mars.$E18]=&quot;+&quot;; [$Mars.G18]; -1*[$Mars.G18])" office:value-type="float" office:value="-39" calcext:value-type="float">
            <text:p>-39</text:p>
          </table:table-cell>
          <table:table-cell table:formula="of:=IF([$Mars.$E18]=&quot;+&quot;; [$Mars.H18]; -1*[$Mars.H18])" office:value-type="float" office:value="-53.9" calcext:value-type="float">
            <text:p>-53,9</text:p>
          </table:table-cell>
          <table:table-cell table:formula="of:=[$Mars.$B18]*3600+[$Mars.$C18]*60+[$Mars.$D18]" office:value-type="float" office:value="63482.35" calcext:value-type="float">
            <text:p>63482,4</text:p>
          </table:table-cell>
          <table:table-cell table:formula="of:=[.$E20]+[.$F20]/60+[.$G20]/3600" office:value-type="float" office:value="-23.6649722222222" calcext:value-type="float">
            <text:p>-23,665</text:p>
          </table:table-cell>
          <table:table-cell table:formula="of:=[$Vénusz.B18]" office:value-type="float" office:value="18" calcext:value-type="float">
            <text:p>18</text:p>
          </table:table-cell>
          <table:table-cell table:formula="of:=[$Vénusz.C18]" office:value-type="float" office:value="55" calcext:value-type="float">
            <text:p>55</text:p>
          </table:table-cell>
          <table:table-cell table:formula="of:=[$Vénusz.D18]" office:value-type="float" office:value="40.86" calcext:value-type="float">
            <text:p>40,86</text:p>
          </table:table-cell>
          <table:table-cell table:formula="of:=IF([$Vénusz.$E18]=&quot;+&quot;; [$Vénusz.F18]; -1*[$Vénusz.F18])" office:value-type="float" office:value="-16" calcext:value-type="float">
            <text:p>-16</text:p>
          </table:table-cell>
          <table:table-cell table:formula="of:=IF([$Vénusz.$E18]=&quot;+&quot;; [$Vénusz.G18]; -1*[$Vénusz.G18])" office:value-type="float" office:value="-27" calcext:value-type="float">
            <text:p>-27</text:p>
          </table:table-cell>
          <table:table-cell table:formula="of:=IF([$Vénusz.$E18]=&quot;+&quot;; [$Vénusz.H18]; -1*[$Vénusz.H18])" office:value-type="float" office:value="-1.7" calcext:value-type="float">
            <text:p>-1,7</text:p>
          </table:table-cell>
          <table:table-cell table:formula="of:=[.$J20]*3600+[.$K20]*60+[.$L20]" office:value-type="float" office:value="68140.86" calcext:value-type="float">
            <text:p>68140,9</text:p>
          </table:table-cell>
          <table:table-cell table:formula="of:=[.$M20]+[.$N20]/60+[.$O20]/3600" office:value-type="float" office:value="-16.4504722222222" calcext:value-type="float">
            <text:p>-16,450</text:p>
          </table:table-cell>
        </table:table-row>
        <table:table-row table:style-name="ro1">
          <table:table-cell table:formula="of:=DATE(2022;1;1)+ROW([.A21])-3" office:value-type="date" office:date-value="2022-01-19" calcext:value-type="date">
            <text:p>2022-01-19</text:p>
          </table:table-cell>
          <table:table-cell table:formula="of:=[$Mars.B19]" office:value-type="float" office:value="17" calcext:value-type="float">
            <text:p>17</text:p>
          </table:table-cell>
          <table:table-cell table:formula="of:=[$Mars.C19]" office:value-type="float" office:value="41" calcext:value-type="float">
            <text:p>41</text:p>
          </table:table-cell>
          <table:table-cell table:formula="of:=[$Mars.D19]" office:value-type="float" office:value="11.2" calcext:value-type="float">
            <text:p>11,2</text:p>
          </table:table-cell>
          <table:table-cell table:formula="of:=IF([$Mars.$E19]=&quot;+&quot;; [$Mars.F19]; -1*[$Mars.F19])" office:value-type="float" office:value="-23" calcext:value-type="float">
            <text:p>-23</text:p>
          </table:table-cell>
          <table:table-cell table:formula="of:=IF([$Mars.$E19]=&quot;+&quot;; [$Mars.G19]; -1*[$Mars.G19])" office:value-type="float" office:value="-42" calcext:value-type="float">
            <text:p>-42</text:p>
          </table:table-cell>
          <table:table-cell table:formula="of:=IF([$Mars.$E19]=&quot;+&quot;; [$Mars.H19]; -1*[$Mars.H19])" office:value-type="float" office:value="-7.5" calcext:value-type="float">
            <text:p>-7,5</text:p>
          </table:table-cell>
          <table:table-cell table:formula="of:=[$Mars.$B19]*3600+[$Mars.$C19]*60+[$Mars.$D19]" office:value-type="float" office:value="63671.2" calcext:value-type="float">
            <text:p>63671,2</text:p>
          </table:table-cell>
          <table:table-cell table:formula="of:=[.$E21]+[.$F21]/60+[.$G21]/3600" office:value-type="float" office:value="-23.7020833333333" calcext:value-type="float">
            <text:p>-23,702</text:p>
          </table:table-cell>
          <table:table-cell table:formula="of:=[$Vénusz.B19]" office:value-type="float" office:value="18" calcext:value-type="float">
            <text:p>18</text:p>
          </table:table-cell>
          <table:table-cell table:formula="of:=[$Vénusz.C19]" office:value-type="float" office:value="53" calcext:value-type="float">
            <text:p>53</text:p>
          </table:table-cell>
          <table:table-cell table:formula="of:=[$Vénusz.D19]" office:value-type="float" office:value="50.75" calcext:value-type="float">
            <text:p>50,75</text:p>
          </table:table-cell>
          <table:table-cell table:formula="of:=IF([$Vénusz.$E19]=&quot;+&quot;; [$Vénusz.F19]; -1*[$Vénusz.F19])" office:value-type="float" office:value="-16" calcext:value-type="float">
            <text:p>-16</text:p>
          </table:table-cell>
          <table:table-cell table:formula="of:=IF([$Vénusz.$E19]=&quot;+&quot;; [$Vénusz.G19]; -1*[$Vénusz.G19])" office:value-type="float" office:value="-23" calcext:value-type="float">
            <text:p>-23</text:p>
          </table:table-cell>
          <table:table-cell table:formula="of:=IF([$Vénusz.$E19]=&quot;+&quot;; [$Vénusz.H19]; -1*[$Vénusz.H19])" office:value-type="float" office:value="-22" calcext:value-type="float">
            <text:p>-22</text:p>
          </table:table-cell>
          <table:table-cell table:formula="of:=[.$J21]*3600+[.$K21]*60+[.$L21]" office:value-type="float" office:value="68030.75" calcext:value-type="float">
            <text:p>68030,8</text:p>
          </table:table-cell>
          <table:table-cell table:formula="of:=[.$M21]+[.$N21]/60+[.$O21]/3600" office:value-type="float" office:value="-16.3894444444444" calcext:value-type="float">
            <text:p>-16,389</text:p>
          </table:table-cell>
        </table:table-row>
        <table:table-row table:style-name="ro1">
          <table:table-cell table:formula="of:=DATE(2022;1;1)+ROW([.A22])-3" office:value-type="date" office:date-value="2022-01-20" calcext:value-type="date">
            <text:p>2022-01-20</text:p>
          </table:table-cell>
          <table:table-cell table:formula="of:=[$Mars.B20]" office:value-type="float" office:value="17" calcext:value-type="float">
            <text:p>17</text:p>
          </table:table-cell>
          <table:table-cell table:formula="of:=[$Mars.C20]" office:value-type="float" office:value="44" calcext:value-type="float">
            <text:p>44</text:p>
          </table:table-cell>
          <table:table-cell table:formula="of:=[$Mars.D20]" office:value-type="float" office:value="20.32" calcext:value-type="float">
            <text:p>20,32</text:p>
          </table:table-cell>
          <table:table-cell table:formula="of:=IF([$Mars.$E20]=&quot;+&quot;; [$Mars.F20]; -1*[$Mars.F20])" office:value-type="float" office:value="-23" calcext:value-type="float">
            <text:p>-23</text:p>
          </table:table-cell>
          <table:table-cell table:formula="of:=IF([$Mars.$E20]=&quot;+&quot;; [$Mars.G20]; -1*[$Mars.G20])" office:value-type="float" office:value="-44" calcext:value-type="float">
            <text:p>-44</text:p>
          </table:table-cell>
          <table:table-cell table:formula="of:=IF([$Mars.$E20]=&quot;+&quot;; [$Mars.H20]; -1*[$Mars.H20])" office:value-type="float" office:value="-7.3" calcext:value-type="float">
            <text:p>-7,3</text:p>
          </table:table-cell>
          <table:table-cell table:formula="of:=[$Mars.$B20]*3600+[$Mars.$C20]*60+[$Mars.$D20]" office:value-type="float" office:value="63860.32" calcext:value-type="float">
            <text:p>63860,3</text:p>
          </table:table-cell>
          <table:table-cell table:formula="of:=[.$E22]+[.$F22]/60+[.$G22]/3600" office:value-type="float" office:value="-23.7353611111111" calcext:value-type="float">
            <text:p>-23,735</text:p>
          </table:table-cell>
          <table:table-cell table:formula="of:=[$Vénusz.B20]" office:value-type="float" office:value="18" calcext:value-type="float">
            <text:p>18</text:p>
          </table:table-cell>
          <table:table-cell table:formula="of:=[$Vénusz.C20]" office:value-type="float" office:value="52" calcext:value-type="float">
            <text:p>52</text:p>
          </table:table-cell>
          <table:table-cell table:formula="of:=[$Vénusz.D20]" office:value-type="float" office:value="9.72" calcext:value-type="float">
            <text:p>9,72</text:p>
          </table:table-cell>
          <table:table-cell table:formula="of:=IF([$Vénusz.$E20]=&quot;+&quot;; [$Vénusz.F20]; -1*[$Vénusz.F20])" office:value-type="float" office:value="-16" calcext:value-type="float">
            <text:p>-16</text:p>
          </table:table-cell>
          <table:table-cell table:formula="of:=IF([$Vénusz.$E20]=&quot;+&quot;; [$Vénusz.G20]; -1*[$Vénusz.G20])" office:value-type="float" office:value="-20" calcext:value-type="float">
            <text:p>-20</text:p>
          </table:table-cell>
          <table:table-cell table:formula="of:=IF([$Vénusz.$E20]=&quot;+&quot;; [$Vénusz.H20]; -1*[$Vénusz.H20])" office:value-type="float" office:value="-12.4" calcext:value-type="float">
            <text:p>-12,4</text:p>
          </table:table-cell>
          <table:table-cell table:formula="of:=[.$J22]*3600+[.$K22]*60+[.$L22]" office:value-type="float" office:value="67929.72" calcext:value-type="float">
            <text:p>67929,7</text:p>
          </table:table-cell>
          <table:table-cell table:formula="of:=[.$M22]+[.$N22]/60+[.$O22]/3600" office:value-type="float" office:value="-16.3367777777778" calcext:value-type="float">
            <text:p>-16,337</text:p>
          </table:table-cell>
        </table:table-row>
        <table:table-row table:style-name="ro1">
          <table:table-cell table:formula="of:=DATE(2022;1;1)+ROW([.A23])-3" office:value-type="date" office:date-value="2022-01-21" calcext:value-type="date">
            <text:p>2022-01-21</text:p>
          </table:table-cell>
          <table:table-cell table:formula="of:=[$Mars.B21]" office:value-type="float" office:value="17" calcext:value-type="float">
            <text:p>17</text:p>
          </table:table-cell>
          <table:table-cell table:formula="of:=[$Mars.C21]" office:value-type="float" office:value="47" calcext:value-type="float">
            <text:p>47</text:p>
          </table:table-cell>
          <table:table-cell table:formula="of:=[$Mars.D21]" office:value-type="float" office:value="29.69" calcext:value-type="float">
            <text:p>29,69</text:p>
          </table:table-cell>
          <table:table-cell table:formula="of:=IF([$Mars.$E21]=&quot;+&quot;; [$Mars.F21]; -1*[$Mars.F21])" office:value-type="float" office:value="-23" calcext:value-type="float">
            <text:p>-23</text:p>
          </table:table-cell>
          <table:table-cell table:formula="of:=IF([$Mars.$E21]=&quot;+&quot;; [$Mars.G21]; -1*[$Mars.G21])" office:value-type="float" office:value="-45" calcext:value-type="float">
            <text:p>-45</text:p>
          </table:table-cell>
          <table:table-cell table:formula="of:=IF([$Mars.$E21]=&quot;+&quot;; [$Mars.H21]; -1*[$Mars.H21])" office:value-type="float" office:value="-53" calcext:value-type="float">
            <text:p>-53</text:p>
          </table:table-cell>
          <table:table-cell table:formula="of:=[$Mars.$B21]*3600+[$Mars.$C21]*60+[$Mars.$D21]" office:value-type="float" office:value="64049.69" calcext:value-type="float">
            <text:p>64049,7</text:p>
          </table:table-cell>
          <table:table-cell table:formula="of:=[.$E23]+[.$F23]/60+[.$G23]/3600" office:value-type="float" office:value="-23.7647222222222" calcext:value-type="float">
            <text:p>-23,765</text:p>
          </table:table-cell>
          <table:table-cell table:formula="of:=[$Vénusz.B21]" office:value-type="float" office:value="18" calcext:value-type="float">
            <text:p>18</text:p>
          </table:table-cell>
          <table:table-cell table:formula="of:=[$Vénusz.C21]" office:value-type="float" office:value="50" calcext:value-type="float">
            <text:p>50</text:p>
          </table:table-cell>
          <table:table-cell table:formula="of:=[$Vénusz.D21]" office:value-type="float" office:value="38.23" calcext:value-type="float">
            <text:p>38,23</text:p>
          </table:table-cell>
          <table:table-cell table:formula="of:=IF([$Vénusz.$E21]=&quot;+&quot;; [$Vénusz.F21]; -1*[$Vénusz.F21])" office:value-type="float" office:value="-16" calcext:value-type="float">
            <text:p>-16</text:p>
          </table:table-cell>
          <table:table-cell table:formula="of:=IF([$Vénusz.$E21]=&quot;+&quot;; [$Vénusz.G21]; -1*[$Vénusz.G21])" office:value-type="float" office:value="-17" calcext:value-type="float">
            <text:p>-17</text:p>
          </table:table-cell>
          <table:table-cell table:formula="of:=IF([$Vénusz.$E21]=&quot;+&quot;; [$Vénusz.H21]; -1*[$Vénusz.H21])" office:value-type="float" office:value="-32.6" calcext:value-type="float">
            <text:p>-32,6</text:p>
          </table:table-cell>
          <table:table-cell table:formula="of:=[.$J23]*3600+[.$K23]*60+[.$L23]" office:value-type="float" office:value="67838.23" calcext:value-type="float">
            <text:p>67838,2</text:p>
          </table:table-cell>
          <table:table-cell table:formula="of:=[.$M23]+[.$N23]/60+[.$O23]/3600" office:value-type="float" office:value="-16.2923888888889" calcext:value-type="float">
            <text:p>-16,292</text:p>
          </table:table-cell>
        </table:table-row>
        <table:table-row table:style-name="ro1">
          <table:table-cell table:formula="of:=DATE(2022;1;1)+ROW([.A24])-3" office:value-type="date" office:date-value="2022-01-22" calcext:value-type="date">
            <text:p>2022-01-22</text:p>
          </table:table-cell>
          <table:table-cell table:formula="of:=[$Mars.B22]" office:value-type="float" office:value="17" calcext:value-type="float">
            <text:p>17</text:p>
          </table:table-cell>
          <table:table-cell table:formula="of:=[$Mars.C22]" office:value-type="float" office:value="50" calcext:value-type="float">
            <text:p>50</text:p>
          </table:table-cell>
          <table:table-cell table:formula="of:=[$Mars.D22]" office:value-type="float" office:value="39.32" calcext:value-type="float">
            <text:p>39,32</text:p>
          </table:table-cell>
          <table:table-cell table:formula="of:=IF([$Mars.$E22]=&quot;+&quot;; [$Mars.F22]; -1*[$Mars.F22])" office:value-type="float" office:value="-23" calcext:value-type="float">
            <text:p>-23</text:p>
          </table:table-cell>
          <table:table-cell table:formula="of:=IF([$Mars.$E22]=&quot;+&quot;; [$Mars.G22]; -1*[$Mars.G22])" office:value-type="float" office:value="-47" calcext:value-type="float">
            <text:p>-47</text:p>
          </table:table-cell>
          <table:table-cell table:formula="of:=IF([$Mars.$E22]=&quot;+&quot;; [$Mars.H22]; -1*[$Mars.H22])" office:value-type="float" office:value="-24.7" calcext:value-type="float">
            <text:p>-24,7</text:p>
          </table:table-cell>
          <table:table-cell table:formula="of:=[$Mars.$B22]*3600+[$Mars.$C22]*60+[$Mars.$D22]" office:value-type="float" office:value="64239.32" calcext:value-type="float">
            <text:p>64239,3</text:p>
          </table:table-cell>
          <table:table-cell table:formula="of:=[.$E24]+[.$F24]/60+[.$G24]/3600" office:value-type="float" office:value="-23.7901944444444" calcext:value-type="float">
            <text:p>-23,790</text:p>
          </table:table-cell>
          <table:table-cell table:formula="of:=[$Vénusz.B22]" office:value-type="float" office:value="18" calcext:value-type="float">
            <text:p>18</text:p>
          </table:table-cell>
          <table:table-cell table:formula="of:=[$Vénusz.C22]" office:value-type="float" office:value="49" calcext:value-type="float">
            <text:p>49</text:p>
          </table:table-cell>
          <table:table-cell table:formula="of:=[$Vénusz.D22]" office:value-type="float" office:value="16.63" calcext:value-type="float">
            <text:p>16,63</text:p>
          </table:table-cell>
          <table:table-cell table:formula="of:=IF([$Vénusz.$E22]=&quot;+&quot;; [$Vénusz.F22]; -1*[$Vénusz.F22])" office:value-type="float" office:value="-16" calcext:value-type="float">
            <text:p>-16</text:p>
          </table:table-cell>
          <table:table-cell table:formula="of:=IF([$Vénusz.$E22]=&quot;+&quot;; [$Vénusz.G22]; -1*[$Vénusz.G22])" office:value-type="float" office:value="-15" calcext:value-type="float">
            <text:p>-15</text:p>
          </table:table-cell>
          <table:table-cell table:formula="of:=IF([$Vénusz.$E22]=&quot;+&quot;; [$Vénusz.H22]; -1*[$Vénusz.H22])" office:value-type="float" office:value="-21.9" calcext:value-type="float">
            <text:p>-21,9</text:p>
          </table:table-cell>
          <table:table-cell table:formula="of:=[.$J24]*3600+[.$K24]*60+[.$L24]" office:value-type="float" office:value="67756.63" calcext:value-type="float">
            <text:p>67756,6</text:p>
          </table:table-cell>
          <table:table-cell table:formula="of:=[.$M24]+[.$N24]/60+[.$O24]/3600" office:value-type="float" office:value="-16.2560833333333" calcext:value-type="float">
            <text:p>-16,256</text:p>
          </table:table-cell>
        </table:table-row>
        <table:table-row table:style-name="ro1">
          <table:table-cell table:formula="of:=DATE(2022;1;1)+ROW([.A25])-3" office:value-type="date" office:date-value="2022-01-23" calcext:value-type="date">
            <text:p>2022-01-23</text:p>
          </table:table-cell>
          <table:table-cell table:formula="of:=[$Mars.B23]" office:value-type="float" office:value="17" calcext:value-type="float">
            <text:p>17</text:p>
          </table:table-cell>
          <table:table-cell table:formula="of:=[$Mars.C23]" office:value-type="float" office:value="53" calcext:value-type="float">
            <text:p>53</text:p>
          </table:table-cell>
          <table:table-cell table:formula="of:=[$Mars.D23]" office:value-type="float" office:value="49.17" calcext:value-type="float">
            <text:p>49,17</text:p>
          </table:table-cell>
          <table:table-cell table:formula="of:=IF([$Mars.$E23]=&quot;+&quot;; [$Mars.F23]; -1*[$Mars.F23])" office:value-type="float" office:value="-23" calcext:value-type="float">
            <text:p>-23</text:p>
          </table:table-cell>
          <table:table-cell table:formula="of:=IF([$Mars.$E23]=&quot;+&quot;; [$Mars.G23]; -1*[$Mars.G23])" office:value-type="float" office:value="-48" calcext:value-type="float">
            <text:p>-48</text:p>
          </table:table-cell>
          <table:table-cell table:formula="of:=IF([$Mars.$E23]=&quot;+&quot;; [$Mars.H23]; -1*[$Mars.H23])" office:value-type="float" office:value="-42.2" calcext:value-type="float">
            <text:p>-42,2</text:p>
          </table:table-cell>
          <table:table-cell table:formula="of:=[$Mars.$B23]*3600+[$Mars.$C23]*60+[$Mars.$D23]" office:value-type="float" office:value="64429.17" calcext:value-type="float">
            <text:p>64429,2</text:p>
          </table:table-cell>
          <table:table-cell table:formula="of:=[.$E25]+[.$F25]/60+[.$G25]/3600" office:value-type="float" office:value="-23.8117222222222" calcext:value-type="float">
            <text:p>-23,812</text:p>
          </table:table-cell>
          <table:table-cell table:formula="of:=[$Vénusz.B23]" office:value-type="float" office:value="18" calcext:value-type="float">
            <text:p>18</text:p>
          </table:table-cell>
          <table:table-cell table:formula="of:=[$Vénusz.C23]" office:value-type="float" office:value="48" calcext:value-type="float">
            <text:p>48</text:p>
          </table:table-cell>
          <table:table-cell table:formula="of:=[$Vénusz.D23]" office:value-type="float" office:value="5.18" calcext:value-type="float">
            <text:p>5,18</text:p>
          </table:table-cell>
          <table:table-cell table:formula="of:=IF([$Vénusz.$E23]=&quot;+&quot;; [$Vénusz.F23]; -1*[$Vénusz.F23])" office:value-type="float" office:value="-16" calcext:value-type="float">
            <text:p>-16</text:p>
          </table:table-cell>
          <table:table-cell table:formula="of:=IF([$Vénusz.$E23]=&quot;+&quot;; [$Vénusz.G23]; -1*[$Vénusz.G23])" office:value-type="float" office:value="-13" calcext:value-type="float">
            <text:p>-13</text:p>
          </table:table-cell>
          <table:table-cell table:formula="of:=IF([$Vénusz.$E23]=&quot;+&quot;; [$Vénusz.H23]; -1*[$Vénusz.H23])" office:value-type="float" office:value="-39.7" calcext:value-type="float">
            <text:p>-39,7</text:p>
          </table:table-cell>
          <table:table-cell table:formula="of:=[.$J25]*3600+[.$K25]*60+[.$L25]" office:value-type="float" office:value="67685.18" calcext:value-type="float">
            <text:p>67685,2</text:p>
          </table:table-cell>
          <table:table-cell table:formula="of:=[.$M25]+[.$N25]/60+[.$O25]/3600" office:value-type="float" office:value="-16.2276944444444" calcext:value-type="float">
            <text:p>-16,228</text:p>
          </table:table-cell>
        </table:table-row>
        <table:table-row table:style-name="ro1">
          <table:table-cell table:formula="of:=DATE(2022;1;1)+ROW([.A26])-3" office:value-type="date" office:date-value="2022-01-24" calcext:value-type="date">
            <text:p>2022-01-24</text:p>
          </table:table-cell>
          <table:table-cell table:formula="of:=[$Mars.B24]" office:value-type="float" office:value="17" calcext:value-type="float">
            <text:p>17</text:p>
          </table:table-cell>
          <table:table-cell table:formula="of:=[$Mars.C24]" office:value-type="float" office:value="56" calcext:value-type="float">
            <text:p>56</text:p>
          </table:table-cell>
          <table:table-cell table:formula="of:=[$Mars.D24]" office:value-type="float" office:value="59.26" calcext:value-type="float">
            <text:p>59,26</text:p>
          </table:table-cell>
          <table:table-cell table:formula="of:=IF([$Mars.$E24]=&quot;+&quot;; [$Mars.F24]; -1*[$Mars.F24])" office:value-type="float" office:value="-23" calcext:value-type="float">
            <text:p>-23</text:p>
          </table:table-cell>
          <table:table-cell table:formula="of:=IF([$Mars.$E24]=&quot;+&quot;; [$Mars.G24]; -1*[$Mars.G24])" office:value-type="float" office:value="-49" calcext:value-type="float">
            <text:p>-49</text:p>
          </table:table-cell>
          <table:table-cell table:formula="of:=IF([$Mars.$E24]=&quot;+&quot;; [$Mars.H24]; -1*[$Mars.H24])" office:value-type="float" office:value="-45.6" calcext:value-type="float">
            <text:p>-45,6</text:p>
          </table:table-cell>
          <table:table-cell table:formula="of:=[$Mars.$B24]*3600+[$Mars.$C24]*60+[$Mars.$D24]" office:value-type="float" office:value="64619.26" calcext:value-type="float">
            <text:p>64619,3</text:p>
          </table:table-cell>
          <table:table-cell table:formula="of:=[.$E26]+[.$F26]/60+[.$G26]/3600" office:value-type="float" office:value="-23.8293333333333" calcext:value-type="float">
            <text:p>-23,829</text:p>
          </table:table-cell>
          <table:table-cell table:formula="of:=[$Vénusz.B24]" office:value-type="float" office:value="18" calcext:value-type="float">
            <text:p>18</text:p>
          </table:table-cell>
          <table:table-cell table:formula="of:=[$Vénusz.C24]" office:value-type="float" office:value="47" calcext:value-type="float">
            <text:p>47</text:p>
          </table:table-cell>
          <table:table-cell table:formula="of:=[$Vénusz.D24]" office:value-type="float" office:value="4.1" calcext:value-type="float">
            <text:p>4,1</text:p>
          </table:table-cell>
          <table:table-cell table:formula="of:=IF([$Vénusz.$E24]=&quot;+&quot;; [$Vénusz.F24]; -1*[$Vénusz.F24])" office:value-type="float" office:value="-16" calcext:value-type="float">
            <text:p>-16</text:p>
          </table:table-cell>
          <table:table-cell table:formula="of:=IF([$Vénusz.$E24]=&quot;+&quot;; [$Vénusz.G24]; -1*[$Vénusz.G24])" office:value-type="float" office:value="-12" calcext:value-type="float">
            <text:p>-12</text:p>
          </table:table-cell>
          <table:table-cell table:formula="of:=IF([$Vénusz.$E24]=&quot;+&quot;; [$Vénusz.H24]; -1*[$Vénusz.H24])" office:value-type="float" office:value="-24.9" calcext:value-type="float">
            <text:p>-24,9</text:p>
          </table:table-cell>
          <table:table-cell table:formula="of:=[.$J26]*3600+[.$K26]*60+[.$L26]" office:value-type="float" office:value="67624.1" calcext:value-type="float">
            <text:p>67624,1</text:p>
          </table:table-cell>
          <table:table-cell table:formula="of:=[.$M26]+[.$N26]/60+[.$O26]/3600" office:value-type="float" office:value="-16.2069166666667" calcext:value-type="float">
            <text:p>-16,207</text:p>
          </table:table-cell>
        </table:table-row>
        <table:table-row table:style-name="ro1">
          <table:table-cell table:formula="of:=DATE(2022;1;1)+ROW([.A27])-3" office:value-type="date" office:date-value="2022-01-25" calcext:value-type="date">
            <text:p>2022-01-25</text:p>
          </table:table-cell>
          <table:table-cell table:formula="of:=[$Mars.B25]" office:value-type="float" office:value="18" calcext:value-type="float">
            <text:p>18</text:p>
          </table:table-cell>
          <table:table-cell table:formula="of:=[$Mars.C25]" office:value-type="float" office:value="0" calcext:value-type="float">
            <text:p>0</text:p>
          </table:table-cell>
          <table:table-cell table:formula="of:=[$Mars.D25]" office:value-type="float" office:value="9.55" calcext:value-type="float">
            <text:p>9,55</text:p>
          </table:table-cell>
          <table:table-cell table:formula="of:=IF([$Mars.$E25]=&quot;+&quot;; [$Mars.F25]; -1*[$Mars.F25])" office:value-type="float" office:value="-23" calcext:value-type="float">
            <text:p>-23</text:p>
          </table:table-cell>
          <table:table-cell table:formula="of:=IF([$Mars.$E25]=&quot;+&quot;; [$Mars.G25]; -1*[$Mars.G25])" office:value-type="float" office:value="-50" calcext:value-type="float">
            <text:p>-50</text:p>
          </table:table-cell>
          <table:table-cell table:formula="of:=IF([$Mars.$E25]=&quot;+&quot;; [$Mars.H25]; -1*[$Mars.H25])" office:value-type="float" office:value="-34.7" calcext:value-type="float">
            <text:p>-34,7</text:p>
          </table:table-cell>
          <table:table-cell table:formula="of:=[$Mars.$B25]*3600+[$Mars.$C25]*60+[$Mars.$D25]" office:value-type="float" office:value="64809.55" calcext:value-type="float">
            <text:p>64809,6</text:p>
          </table:table-cell>
          <table:table-cell table:formula="of:=[.$E27]+[.$F27]/60+[.$G27]/3600" office:value-type="float" office:value="-23.8429722222222" calcext:value-type="float">
            <text:p>-23,843</text:p>
          </table:table-cell>
          <table:table-cell table:formula="of:=[$Vénusz.B25]" office:value-type="float" office:value="18" calcext:value-type="float">
            <text:p>18</text:p>
          </table:table-cell>
          <table:table-cell table:formula="of:=[$Vénusz.C25]" office:value-type="float" office:value="46" calcext:value-type="float">
            <text:p>46</text:p>
          </table:table-cell>
          <table:table-cell table:formula="of:=[$Vénusz.D25]" office:value-type="float" office:value="13.5" calcext:value-type="float">
            <text:p>13,5</text:p>
          </table:table-cell>
          <table:table-cell table:formula="of:=IF([$Vénusz.$E25]=&quot;+&quot;; [$Vénusz.F25]; -1*[$Vénusz.F25])" office:value-type="float" office:value="-16" calcext:value-type="float">
            <text:p>-16</text:p>
          </table:table-cell>
          <table:table-cell table:formula="of:=IF([$Vénusz.$E25]=&quot;+&quot;; [$Vénusz.G25]; -1*[$Vénusz.G25])" office:value-type="float" office:value="-11" calcext:value-type="float">
            <text:p>-11</text:p>
          </table:table-cell>
          <table:table-cell table:formula="of:=IF([$Vénusz.$E25]=&quot;+&quot;; [$Vénusz.H25]; -1*[$Vénusz.H25])" office:value-type="float" office:value="-36.5" calcext:value-type="float">
            <text:p>-36,5</text:p>
          </table:table-cell>
          <table:table-cell table:formula="of:=[.$J27]*3600+[.$K27]*60+[.$L27]" office:value-type="float" office:value="67573.5" calcext:value-type="float">
            <text:p>67573,5</text:p>
          </table:table-cell>
          <table:table-cell table:formula="of:=[.$M27]+[.$N27]/60+[.$O27]/3600" office:value-type="float" office:value="-16.1934722222222" calcext:value-type="float">
            <text:p>-16,193</text:p>
          </table:table-cell>
        </table:table-row>
        <table:table-row table:style-name="ro1">
          <table:table-cell table:formula="of:=DATE(2022;1;1)+ROW([.A28])-3" office:value-type="date" office:date-value="2022-01-26" calcext:value-type="date">
            <text:p>2022-01-26</text:p>
          </table:table-cell>
          <table:table-cell table:formula="of:=[$Mars.B26]" office:value-type="float" office:value="18" calcext:value-type="float">
            <text:p>18</text:p>
          </table:table-cell>
          <table:table-cell table:formula="of:=[$Mars.C26]" office:value-type="float" office:value="3" calcext:value-type="float">
            <text:p>3</text:p>
          </table:table-cell>
          <table:table-cell table:formula="of:=[$Mars.D26]" office:value-type="float" office:value="20.05" calcext:value-type="float">
            <text:p>20,05</text:p>
          </table:table-cell>
          <table:table-cell table:formula="of:=IF([$Mars.$E26]=&quot;+&quot;; [$Mars.F26]; -1*[$Mars.F26])" office:value-type="float" office:value="-23" calcext:value-type="float">
            <text:p>-23</text:p>
          </table:table-cell>
          <table:table-cell table:formula="of:=IF([$Mars.$E26]=&quot;+&quot;; [$Mars.G26]; -1*[$Mars.G26])" office:value-type="float" office:value="-51" calcext:value-type="float">
            <text:p>-51</text:p>
          </table:table-cell>
          <table:table-cell table:formula="of:=IF([$Mars.$E26]=&quot;+&quot;; [$Mars.H26]; -1*[$Mars.H26])" office:value-type="float" office:value="-9.6" calcext:value-type="float">
            <text:p>-9,6</text:p>
          </table:table-cell>
          <table:table-cell table:formula="of:=[$Mars.$B26]*3600+[$Mars.$C26]*60+[$Mars.$D26]" office:value-type="float" office:value="65000.05" calcext:value-type="float">
            <text:p>65000,1</text:p>
          </table:table-cell>
          <table:table-cell table:formula="of:=[.$E28]+[.$F28]/60+[.$G28]/3600" office:value-type="float" office:value="-23.8526666666667" calcext:value-type="float">
            <text:p>-23,853</text:p>
          </table:table-cell>
          <table:table-cell table:formula="of:=[$Vénusz.B26]" office:value-type="float" office:value="18" calcext:value-type="float">
            <text:p>18</text:p>
          </table:table-cell>
          <table:table-cell table:formula="of:=[$Vénusz.C26]" office:value-type="float" office:value="45" calcext:value-type="float">
            <text:p>45</text:p>
          </table:table-cell>
          <table:table-cell table:formula="of:=[$Vénusz.D26]" office:value-type="float" office:value="33.45" calcext:value-type="float">
            <text:p>33,45</text:p>
          </table:table-cell>
          <table:table-cell table:formula="of:=IF([$Vénusz.$E26]=&quot;+&quot;; [$Vénusz.F26]; -1*[$Vénusz.F26])" office:value-type="float" office:value="-16" calcext:value-type="float">
            <text:p>-16</text:p>
          </table:table-cell>
          <table:table-cell table:formula="of:=IF([$Vénusz.$E26]=&quot;+&quot;; [$Vénusz.G26]; -1*[$Vénusz.G26])" office:value-type="float" office:value="-11" calcext:value-type="float">
            <text:p>-11</text:p>
          </table:table-cell>
          <table:table-cell table:formula="of:=IF([$Vénusz.$E26]=&quot;+&quot;; [$Vénusz.H26]; -1*[$Vénusz.H26])" office:value-type="float" office:value="-13.3" calcext:value-type="float">
            <text:p>-13,3</text:p>
          </table:table-cell>
          <table:table-cell table:formula="of:=[.$J28]*3600+[.$K28]*60+[.$L28]" office:value-type="float" office:value="67533.45" calcext:value-type="float">
            <text:p>67533,5</text:p>
          </table:table-cell>
          <table:table-cell table:formula="of:=[.$M28]+[.$N28]/60+[.$O28]/3600" office:value-type="float" office:value="-16.1870277777778" calcext:value-type="float">
            <text:p>-16,187</text:p>
          </table:table-cell>
        </table:table-row>
        <table:table-row table:style-name="ro1">
          <table:table-cell table:formula="of:=DATE(2022;1;1)+ROW([.A29])-3" office:value-type="date" office:date-value="2022-01-27" calcext:value-type="date">
            <text:p>2022-01-27</text:p>
          </table:table-cell>
          <table:table-cell table:formula="of:=[$Mars.B27]" office:value-type="float" office:value="18" calcext:value-type="float">
            <text:p>18</text:p>
          </table:table-cell>
          <table:table-cell table:formula="of:=[$Mars.C27]" office:value-type="float" office:value="6" calcext:value-type="float">
            <text:p>6</text:p>
          </table:table-cell>
          <table:table-cell table:formula="of:=[$Mars.D27]" office:value-type="float" office:value="30.73" calcext:value-type="float">
            <text:p>30,73</text:p>
          </table:table-cell>
          <table:table-cell table:formula="of:=IF([$Mars.$E27]=&quot;+&quot;; [$Mars.F27]; -1*[$Mars.F27])" office:value-type="float" office:value="-23" calcext:value-type="float">
            <text:p>-23</text:p>
          </table:table-cell>
          <table:table-cell table:formula="of:=IF([$Mars.$E27]=&quot;+&quot;; [$Mars.G27]; -1*[$Mars.G27])" office:value-type="float" office:value="-51" calcext:value-type="float">
            <text:p>-51</text:p>
          </table:table-cell>
          <table:table-cell table:formula="of:=IF([$Mars.$E27]=&quot;+&quot;; [$Mars.H27]; -1*[$Mars.H27])" office:value-type="float" office:value="-30.2" calcext:value-type="float">
            <text:p>-30,2</text:p>
          </table:table-cell>
          <table:table-cell table:formula="of:=[$Mars.$B27]*3600+[$Mars.$C27]*60+[$Mars.$D27]" office:value-type="float" office:value="65190.73" calcext:value-type="float">
            <text:p>65190,7</text:p>
          </table:table-cell>
          <table:table-cell table:formula="of:=[.$E29]+[.$F29]/60+[.$G29]/3600" office:value-type="float" office:value="-23.8583888888889" calcext:value-type="float">
            <text:p>-23,858</text:p>
          </table:table-cell>
          <table:table-cell table:formula="of:=[$Vénusz.B27]" office:value-type="float" office:value="18" calcext:value-type="float">
            <text:p>18</text:p>
          </table:table-cell>
          <table:table-cell table:formula="of:=[$Vénusz.C27]" office:value-type="float" office:value="45" calcext:value-type="float">
            <text:p>45</text:p>
          </table:table-cell>
          <table:table-cell table:formula="of:=[$Vénusz.D27]" office:value-type="float" office:value="3.95" calcext:value-type="float">
            <text:p>3,95</text:p>
          </table:table-cell>
          <table:table-cell table:formula="of:=IF([$Vénusz.$E27]=&quot;+&quot;; [$Vénusz.F27]; -1*[$Vénusz.F27])" office:value-type="float" office:value="-16" calcext:value-type="float">
            <text:p>-16</text:p>
          </table:table-cell>
          <table:table-cell table:formula="of:=IF([$Vénusz.$E27]=&quot;+&quot;; [$Vénusz.G27]; -1*[$Vénusz.G27])" office:value-type="float" office:value="-11" calcext:value-type="float">
            <text:p>-11</text:p>
          </table:table-cell>
          <table:table-cell table:formula="of:=IF([$Vénusz.$E27]=&quot;+&quot;; [$Vénusz.H27]; -1*[$Vénusz.H27])" office:value-type="float" office:value="-13.8" calcext:value-type="float">
            <text:p>-13,8</text:p>
          </table:table-cell>
          <table:table-cell table:formula="of:=[.$J29]*3600+[.$K29]*60+[.$L29]" office:value-type="float" office:value="67503.95" calcext:value-type="float">
            <text:p>67504,0</text:p>
          </table:table-cell>
          <table:table-cell table:formula="of:=[.$M29]+[.$N29]/60+[.$O29]/3600" office:value-type="float" office:value="-16.1871666666667" calcext:value-type="float">
            <text:p>-16,187</text:p>
          </table:table-cell>
        </table:table-row>
        <table:table-row table:style-name="ro1">
          <table:table-cell table:formula="of:=DATE(2022;1;1)+ROW([.A30])-3" office:value-type="date" office:date-value="2022-01-28" calcext:value-type="date">
            <text:p>2022-01-28</text:p>
          </table:table-cell>
          <table:table-cell table:formula="of:=[$Mars.B28]" office:value-type="float" office:value="18" calcext:value-type="float">
            <text:p>18</text:p>
          </table:table-cell>
          <table:table-cell table:formula="of:=[$Mars.C28]" office:value-type="float" office:value="9" calcext:value-type="float">
            <text:p>9</text:p>
          </table:table-cell>
          <table:table-cell table:formula="of:=[$Mars.D28]" office:value-type="float" office:value="41.58" calcext:value-type="float">
            <text:p>41,58</text:p>
          </table:table-cell>
          <table:table-cell table:formula="of:=IF([$Mars.$E28]=&quot;+&quot;; [$Mars.F28]; -1*[$Mars.F28])" office:value-type="float" office:value="-23" calcext:value-type="float">
            <text:p>-23</text:p>
          </table:table-cell>
          <table:table-cell table:formula="of:=IF([$Mars.$E28]=&quot;+&quot;; [$Mars.G28]; -1*[$Mars.G28])" office:value-type="float" office:value="-51" calcext:value-type="float">
            <text:p>-51</text:p>
          </table:table-cell>
          <table:table-cell table:formula="of:=IF([$Mars.$E28]=&quot;+&quot;; [$Mars.H28]; -1*[$Mars.H28])" office:value-type="float" office:value="-36.4" calcext:value-type="float">
            <text:p>-36,4</text:p>
          </table:table-cell>
          <table:table-cell table:formula="of:=[$Mars.$B28]*3600+[$Mars.$C28]*60+[$Mars.$D28]" office:value-type="float" office:value="65381.58" calcext:value-type="float">
            <text:p>65381,6</text:p>
          </table:table-cell>
          <table:table-cell table:formula="of:=[.$E30]+[.$F30]/60+[.$G30]/3600" office:value-type="float" office:value="-23.8601111111111" calcext:value-type="float">
            <text:p>-23,860</text:p>
          </table:table-cell>
          <table:table-cell table:formula="of:=[$Vénusz.B28]" office:value-type="float" office:value="18" calcext:value-type="float">
            <text:p>18</text:p>
          </table:table-cell>
          <table:table-cell table:formula="of:=[$Vénusz.C28]" office:value-type="float" office:value="44" calcext:value-type="float">
            <text:p>44</text:p>
          </table:table-cell>
          <table:table-cell table:formula="of:=[$Vénusz.D28]" office:value-type="float" office:value="44.95" calcext:value-type="float">
            <text:p>44,95</text:p>
          </table:table-cell>
          <table:table-cell table:formula="of:=IF([$Vénusz.$E28]=&quot;+&quot;; [$Vénusz.F28]; -1*[$Vénusz.F28])" office:value-type="float" office:value="-16" calcext:value-type="float">
            <text:p>-16</text:p>
          </table:table-cell>
          <table:table-cell table:formula="of:=IF([$Vénusz.$E28]=&quot;+&quot;; [$Vénusz.G28]; -1*[$Vénusz.G28])" office:value-type="float" office:value="-11" calcext:value-type="float">
            <text:p>-11</text:p>
          </table:table-cell>
          <table:table-cell table:formula="of:=IF([$Vénusz.$E28]=&quot;+&quot;; [$Vénusz.H28]; -1*[$Vénusz.H28])" office:value-type="float" office:value="-36.5" calcext:value-type="float">
            <text:p>-36,5</text:p>
          </table:table-cell>
          <table:table-cell table:formula="of:=[.$J30]*3600+[.$K30]*60+[.$L30]" office:value-type="float" office:value="67484.95" calcext:value-type="float">
            <text:p>67485,0</text:p>
          </table:table-cell>
          <table:table-cell table:formula="of:=[.$M30]+[.$N30]/60+[.$O30]/3600" office:value-type="float" office:value="-16.1934722222222" calcext:value-type="float">
            <text:p>-16,193</text:p>
          </table:table-cell>
        </table:table-row>
        <table:table-row table:style-name="ro1">
          <table:table-cell table:formula="of:=DATE(2022;1;1)+ROW([.A31])-3" office:value-type="date" office:date-value="2022-01-29" calcext:value-type="date">
            <text:p>2022-01-29</text:p>
          </table:table-cell>
          <table:table-cell table:formula="of:=[$Mars.B29]" office:value-type="float" office:value="18" calcext:value-type="float">
            <text:p>18</text:p>
          </table:table-cell>
          <table:table-cell table:formula="of:=[$Mars.C29]" office:value-type="float" office:value="12" calcext:value-type="float">
            <text:p>12</text:p>
          </table:table-cell>
          <table:table-cell table:formula="of:=[$Mars.D29]" office:value-type="float" office:value="52.59" calcext:value-type="float">
            <text:p>52,59</text:p>
          </table:table-cell>
          <table:table-cell table:formula="of:=IF([$Mars.$E29]=&quot;+&quot;; [$Mars.F29]; -1*[$Mars.F29])" office:value-type="float" office:value="-23" calcext:value-type="float">
            <text:p>-23</text:p>
          </table:table-cell>
          <table:table-cell table:formula="of:=IF([$Mars.$E29]=&quot;+&quot;; [$Mars.G29]; -1*[$Mars.G29])" office:value-type="float" office:value="-51" calcext:value-type="float">
            <text:p>-51</text:p>
          </table:table-cell>
          <table:table-cell table:formula="of:=IF([$Mars.$E29]=&quot;+&quot;; [$Mars.H29]; -1*[$Mars.H29])" office:value-type="float" office:value="-28.3" calcext:value-type="float">
            <text:p>-28,3</text:p>
          </table:table-cell>
          <table:table-cell table:formula="of:=[$Mars.$B29]*3600+[$Mars.$C29]*60+[$Mars.$D29]" office:value-type="float" office:value="65572.59" calcext:value-type="float">
            <text:p>65572,6</text:p>
          </table:table-cell>
          <table:table-cell table:formula="of:=[.$E31]+[.$F31]/60+[.$G31]/3600" office:value-type="float" office:value="-23.8578611111111" calcext:value-type="float">
            <text:p>-23,858</text:p>
          </table:table-cell>
          <table:table-cell table:formula="of:=[$Vénusz.B29]" office:value-type="float" office:value="18" calcext:value-type="float">
            <text:p>18</text:p>
          </table:table-cell>
          <table:table-cell table:formula="of:=[$Vénusz.C29]" office:value-type="float" office:value="44" calcext:value-type="float">
            <text:p>44</text:p>
          </table:table-cell>
          <table:table-cell table:formula="of:=[$Vénusz.D29]" office:value-type="float" office:value="36.35" calcext:value-type="float">
            <text:p>36,35</text:p>
          </table:table-cell>
          <table:table-cell table:formula="of:=IF([$Vénusz.$E29]=&quot;+&quot;; [$Vénusz.F29]; -1*[$Vénusz.F29])" office:value-type="float" office:value="-16" calcext:value-type="float">
            <text:p>-16</text:p>
          </table:table-cell>
          <table:table-cell table:formula="of:=IF([$Vénusz.$E29]=&quot;+&quot;; [$Vénusz.G29]; -1*[$Vénusz.G29])" office:value-type="float" office:value="-12" calcext:value-type="float">
            <text:p>-12</text:p>
          </table:table-cell>
          <table:table-cell table:formula="of:=IF([$Vénusz.$E29]=&quot;+&quot;; [$Vénusz.H29]; -1*[$Vénusz.H29])" office:value-type="float" office:value="-19.9" calcext:value-type="float">
            <text:p>-19,9</text:p>
          </table:table-cell>
          <table:table-cell table:formula="of:=[.$J31]*3600+[.$K31]*60+[.$L31]" office:value-type="float" office:value="67476.35" calcext:value-type="float">
            <text:p>67476,4</text:p>
          </table:table-cell>
          <table:table-cell table:formula="of:=[.$M31]+[.$N31]/60+[.$O31]/3600" office:value-type="float" office:value="-16.2055277777778" calcext:value-type="float">
            <text:p>-16,206</text:p>
          </table:table-cell>
        </table:table-row>
        <table:table-row table:style-name="ro1">
          <table:table-cell table:formula="of:=DATE(2022;1;1)+ROW([.A32])-3" office:value-type="date" office:date-value="2022-01-30" calcext:value-type="date">
            <text:p>2022-01-30</text:p>
          </table:table-cell>
          <table:table-cell table:formula="of:=[$Mars.B30]" office:value-type="float" office:value="18" calcext:value-type="float">
            <text:p>18</text:p>
          </table:table-cell>
          <table:table-cell table:formula="of:=[$Mars.C30]" office:value-type="float" office:value="16" calcext:value-type="float">
            <text:p>16</text:p>
          </table:table-cell>
          <table:table-cell table:formula="of:=[$Mars.D30]" office:value-type="float" office:value="3.74" calcext:value-type="float">
            <text:p>3,74</text:p>
          </table:table-cell>
          <table:table-cell table:formula="of:=IF([$Mars.$E30]=&quot;+&quot;; [$Mars.F30]; -1*[$Mars.F30])" office:value-type="float" office:value="-23" calcext:value-type="float">
            <text:p>-23</text:p>
          </table:table-cell>
          <table:table-cell table:formula="of:=IF([$Mars.$E30]=&quot;+&quot;; [$Mars.G30]; -1*[$Mars.G30])" office:value-type="float" office:value="-51" calcext:value-type="float">
            <text:p>-51</text:p>
          </table:table-cell>
          <table:table-cell table:formula="of:=IF([$Mars.$E30]=&quot;+&quot;; [$Mars.H30]; -1*[$Mars.H30])" office:value-type="float" office:value="-5.7" calcext:value-type="float">
            <text:p>-5,7</text:p>
          </table:table-cell>
          <table:table-cell table:formula="of:=[$Mars.$B30]*3600+[$Mars.$C30]*60+[$Mars.$D30]" office:value-type="float" office:value="65763.74" calcext:value-type="float">
            <text:p>65763,7</text:p>
          </table:table-cell>
          <table:table-cell table:formula="of:=[.$E32]+[.$F32]/60+[.$G32]/3600" office:value-type="float" office:value="-23.8515833333333" calcext:value-type="float">
            <text:p>-23,852</text:p>
          </table:table-cell>
          <table:table-cell table:formula="of:=[$Vénusz.B30]" office:value-type="float" office:value="18" calcext:value-type="float">
            <text:p>18</text:p>
          </table:table-cell>
          <table:table-cell table:formula="of:=[$Vénusz.C30]" office:value-type="float" office:value="44" calcext:value-type="float">
            <text:p>44</text:p>
          </table:table-cell>
          <table:table-cell table:formula="of:=[$Vénusz.D30]" office:value-type="float" office:value="38.01" calcext:value-type="float">
            <text:p>38,01</text:p>
          </table:table-cell>
          <table:table-cell table:formula="of:=IF([$Vénusz.$E30]=&quot;+&quot;; [$Vénusz.F30]; -1*[$Vénusz.F30])" office:value-type="float" office:value="-16" calcext:value-type="float">
            <text:p>-16</text:p>
          </table:table-cell>
          <table:table-cell table:formula="of:=IF([$Vénusz.$E30]=&quot;+&quot;; [$Vénusz.G30]; -1*[$Vénusz.G30])" office:value-type="float" office:value="-13" calcext:value-type="float">
            <text:p>-13</text:p>
          </table:table-cell>
          <table:table-cell table:formula="of:=IF([$Vénusz.$E30]=&quot;+&quot;; [$Vénusz.H30]; -1*[$Vénusz.H30])" office:value-type="float" office:value="-22.3" calcext:value-type="float">
            <text:p>-22,3</text:p>
          </table:table-cell>
          <table:table-cell table:formula="of:=[.$J32]*3600+[.$K32]*60+[.$L32]" office:value-type="float" office:value="67478.01" calcext:value-type="float">
            <text:p>67478,0</text:p>
          </table:table-cell>
          <table:table-cell table:formula="of:=[.$M32]+[.$N32]/60+[.$O32]/3600" office:value-type="float" office:value="-16.2228611111111" calcext:value-type="float">
            <text:p>-16,223</text:p>
          </table:table-cell>
        </table:table-row>
        <table:table-row table:style-name="ro1">
          <table:table-cell table:formula="of:=DATE(2022;1;1)+ROW([.A33])-3" office:value-type="date" office:date-value="2022-01-31" calcext:value-type="date">
            <text:p>2022-01-31</text:p>
          </table:table-cell>
          <table:table-cell table:formula="of:=[$Mars.B31]" office:value-type="float" office:value="18" calcext:value-type="float">
            <text:p>18</text:p>
          </table:table-cell>
          <table:table-cell table:formula="of:=[$Mars.C31]" office:value-type="float" office:value="19" calcext:value-type="float">
            <text:p>19</text:p>
          </table:table-cell>
          <table:table-cell table:formula="of:=[$Mars.D31]" office:value-type="float" office:value="15.03" calcext:value-type="float">
            <text:p>15,03</text:p>
          </table:table-cell>
          <table:table-cell table:formula="of:=IF([$Mars.$E31]=&quot;+&quot;; [$Mars.F31]; -1*[$Mars.F31])" office:value-type="float" office:value="-23" calcext:value-type="float">
            <text:p>-23</text:p>
          </table:table-cell>
          <table:table-cell table:formula="of:=IF([$Mars.$E31]=&quot;+&quot;; [$Mars.G31]; -1*[$Mars.G31])" office:value-type="float" office:value="-50" calcext:value-type="float">
            <text:p>-50</text:p>
          </table:table-cell>
          <table:table-cell table:formula="of:=IF([$Mars.$E31]=&quot;+&quot;; [$Mars.H31]; -1*[$Mars.H31])" office:value-type="float" office:value="-28.7" calcext:value-type="float">
            <text:p>-28,7</text:p>
          </table:table-cell>
          <table:table-cell table:formula="of:=[$Mars.$B31]*3600+[$Mars.$C31]*60+[$Mars.$D31]" office:value-type="float" office:value="65955.03" calcext:value-type="float">
            <text:p>65955,0</text:p>
          </table:table-cell>
          <table:table-cell table:formula="of:=[.$E33]+[.$F33]/60+[.$G33]/3600" office:value-type="float" office:value="-23.8413055555556" calcext:value-type="float">
            <text:p>-23,841</text:p>
          </table:table-cell>
          <table:table-cell table:formula="of:=[$Vénusz.B31]" office:value-type="float" office:value="18" calcext:value-type="float">
            <text:p>18</text:p>
          </table:table-cell>
          <table:table-cell table:formula="of:=[$Vénusz.C31]" office:value-type="float" office:value="44" calcext:value-type="float">
            <text:p>44</text:p>
          </table:table-cell>
          <table:table-cell table:formula="of:=[$Vénusz.D31]" office:value-type="float" office:value="49.75" calcext:value-type="float">
            <text:p>49,75</text:p>
          </table:table-cell>
          <table:table-cell table:formula="of:=IF([$Vénusz.$E31]=&quot;+&quot;; [$Vénusz.F31]; -1*[$Vénusz.F31])" office:value-type="float" office:value="-16" calcext:value-type="float">
            <text:p>-16</text:p>
          </table:table-cell>
          <table:table-cell table:formula="of:=IF([$Vénusz.$E31]=&quot;+&quot;; [$Vénusz.G31]; -1*[$Vénusz.G31])" office:value-type="float" office:value="-14" calcext:value-type="float">
            <text:p>-14</text:p>
          </table:table-cell>
          <table:table-cell table:formula="of:=IF([$Vénusz.$E31]=&quot;+&quot;; [$Vénusz.H31]; -1*[$Vénusz.H31])" office:value-type="float" office:value="-42.1" calcext:value-type="float">
            <text:p>-42,1</text:p>
          </table:table-cell>
          <table:table-cell table:formula="of:=[.$J33]*3600+[.$K33]*60+[.$L33]" office:value-type="float" office:value="67489.75" calcext:value-type="float">
            <text:p>67489,8</text:p>
          </table:table-cell>
          <table:table-cell table:formula="of:=[.$M33]+[.$N33]/60+[.$O33]/3600" office:value-type="float" office:value="-16.2450277777778" calcext:value-type="float">
            <text:p>-16,245</text:p>
          </table:table-cell>
        </table:table-row>
        <table:table-row table:style-name="ro1">
          <table:table-cell table:formula="of:=DATE(2022;1;1)+ROW([.A34])-3" office:value-type="date" office:date-value="2022-02-01" calcext:value-type="date">
            <text:p>2022-02-01</text:p>
          </table:table-cell>
          <table:table-cell table:formula="of:=[$Mars.B32]" office:value-type="float" office:value="18" calcext:value-type="float">
            <text:p>18</text:p>
          </table:table-cell>
          <table:table-cell table:formula="of:=[$Mars.C32]" office:value-type="float" office:value="22" calcext:value-type="float">
            <text:p>22</text:p>
          </table:table-cell>
          <table:table-cell table:formula="of:=[$Mars.D32]" office:value-type="float" office:value="26.42" calcext:value-type="float">
            <text:p>26,42</text:p>
          </table:table-cell>
          <table:table-cell table:formula="of:=IF([$Mars.$E32]=&quot;+&quot;; [$Mars.F32]; -1*[$Mars.F32])" office:value-type="float" office:value="-23" calcext:value-type="float">
            <text:p>-23</text:p>
          </table:table-cell>
          <table:table-cell table:formula="of:=IF([$Mars.$E32]=&quot;+&quot;; [$Mars.G32]; -1*[$Mars.G32])" office:value-type="float" office:value="-49" calcext:value-type="float">
            <text:p>-49</text:p>
          </table:table-cell>
          <table:table-cell table:formula="of:=IF([$Mars.$E32]=&quot;+&quot;; [$Mars.H32]; -1*[$Mars.H32])" office:value-type="float" office:value="-37.2" calcext:value-type="float">
            <text:p>-37,2</text:p>
          </table:table-cell>
          <table:table-cell table:formula="of:=[$Mars.$B32]*3600+[$Mars.$C32]*60+[$Mars.$D32]" office:value-type="float" office:value="66146.42" calcext:value-type="float">
            <text:p>66146,4</text:p>
          </table:table-cell>
          <table:table-cell table:formula="of:=[.$E34]+[.$F34]/60+[.$G34]/3600" office:value-type="float" office:value="-23.827" calcext:value-type="float">
            <text:p>-23,827</text:p>
          </table:table-cell>
          <table:table-cell table:formula="of:=[$Vénusz.B32]" office:value-type="float" office:value="18" calcext:value-type="float">
            <text:p>18</text:p>
          </table:table-cell>
          <table:table-cell table:formula="of:=[$Vénusz.C32]" office:value-type="float" office:value="45" calcext:value-type="float">
            <text:p>45</text:p>
          </table:table-cell>
          <table:table-cell table:formula="of:=[$Vénusz.D32]" office:value-type="float" office:value="11.38" calcext:value-type="float">
            <text:p>11,38</text:p>
          </table:table-cell>
          <table:table-cell table:formula="of:=IF([$Vénusz.$E32]=&quot;+&quot;; [$Vénusz.F32]; -1*[$Vénusz.F32])" office:value-type="float" office:value="-16" calcext:value-type="float">
            <text:p>-16</text:p>
          </table:table-cell>
          <table:table-cell table:formula="of:=IF([$Vénusz.$E32]=&quot;+&quot;; [$Vénusz.G32]; -1*[$Vénusz.G32])" office:value-type="float" office:value="-16" calcext:value-type="float">
            <text:p>-16</text:p>
          </table:table-cell>
          <table:table-cell table:formula="of:=IF([$Vénusz.$E32]=&quot;+&quot;; [$Vénusz.H32]; -1*[$Vénusz.H32])" office:value-type="float" office:value="-17.6" calcext:value-type="float">
            <text:p>-17,6</text:p>
          </table:table-cell>
          <table:table-cell table:formula="of:=[.$J34]*3600+[.$K34]*60+[.$L34]" office:value-type="float" office:value="67511.38" calcext:value-type="float">
            <text:p>67511,4</text:p>
          </table:table-cell>
          <table:table-cell table:formula="of:=[.$M34]+[.$N34]/60+[.$O34]/3600" office:value-type="float" office:value="-16.2715555555556" calcext:value-type="float">
            <text:p>-16,272</text:p>
          </table:table-cell>
        </table:table-row>
        <table:table-row table:style-name="ro1">
          <table:table-cell table:formula="of:=DATE(2022;1;1)+ROW([.A35])-3" office:value-type="date" office:date-value="2022-02-02" calcext:value-type="date">
            <text:p>2022-02-02</text:p>
          </table:table-cell>
          <table:table-cell table:formula="of:=[$Mars.B33]" office:value-type="float" office:value="18" calcext:value-type="float">
            <text:p>18</text:p>
          </table:table-cell>
          <table:table-cell table:formula="of:=[$Mars.C33]" office:value-type="float" office:value="25" calcext:value-type="float">
            <text:p>25</text:p>
          </table:table-cell>
          <table:table-cell table:formula="of:=[$Mars.D33]" office:value-type="float" office:value="37.91" calcext:value-type="float">
            <text:p>37,91</text:p>
          </table:table-cell>
          <table:table-cell table:formula="of:=IF([$Mars.$E33]=&quot;+&quot;; [$Mars.F33]; -1*[$Mars.F33])" office:value-type="float" office:value="-23" calcext:value-type="float">
            <text:p>-23</text:p>
          </table:table-cell>
          <table:table-cell table:formula="of:=IF([$Mars.$E33]=&quot;+&quot;; [$Mars.G33]; -1*[$Mars.G33])" office:value-type="float" office:value="-48" calcext:value-type="float">
            <text:p>-48</text:p>
          </table:table-cell>
          <table:table-cell table:formula="of:=IF([$Mars.$E33]=&quot;+&quot;; [$Mars.H33]; -1*[$Mars.H33])" office:value-type="float" office:value="-31.2" calcext:value-type="float">
            <text:p>-31,2</text:p>
          </table:table-cell>
          <table:table-cell table:formula="of:=[$Mars.$B33]*3600+[$Mars.$C33]*60+[$Mars.$D33]" office:value-type="float" office:value="66337.91" calcext:value-type="float">
            <text:p>66337,9</text:p>
          </table:table-cell>
          <table:table-cell table:formula="of:=[.$E35]+[.$F35]/60+[.$G35]/3600" office:value-type="float" office:value="-23.8086666666667" calcext:value-type="float">
            <text:p>-23,809</text:p>
          </table:table-cell>
          <table:table-cell table:formula="of:=[$Vénusz.B33]" office:value-type="float" office:value="18" calcext:value-type="float">
            <text:p>18</text:p>
          </table:table-cell>
          <table:table-cell table:formula="of:=[$Vénusz.C33]" office:value-type="float" office:value="45" calcext:value-type="float">
            <text:p>45</text:p>
          </table:table-cell>
          <table:table-cell table:formula="of:=[$Vénusz.D33]" office:value-type="float" office:value="42.67" calcext:value-type="float">
            <text:p>42,67</text:p>
          </table:table-cell>
          <table:table-cell table:formula="of:=IF([$Vénusz.$E33]=&quot;+&quot;; [$Vénusz.F33]; -1*[$Vénusz.F33])" office:value-type="float" office:value="-16" calcext:value-type="float">
            <text:p>-16</text:p>
          </table:table-cell>
          <table:table-cell table:formula="of:=IF([$Vénusz.$E33]=&quot;+&quot;; [$Vénusz.G33]; -1*[$Vénusz.G33])" office:value-type="float" office:value="-18" calcext:value-type="float">
            <text:p>-18</text:p>
          </table:table-cell>
          <table:table-cell table:formula="of:=IF([$Vénusz.$E33]=&quot;+&quot;; [$Vénusz.H33]; -1*[$Vénusz.H33])" office:value-type="float" office:value="-6.9" calcext:value-type="float">
            <text:p>-6,9</text:p>
          </table:table-cell>
          <table:table-cell table:formula="of:=[.$J35]*3600+[.$K35]*60+[.$L35]" office:value-type="float" office:value="67542.67" calcext:value-type="float">
            <text:p>67542,7</text:p>
          </table:table-cell>
          <table:table-cell table:formula="of:=[.$M35]+[.$N35]/60+[.$O35]/3600" office:value-type="float" office:value="-16.3019166666667" calcext:value-type="float">
            <text:p>-16,302</text:p>
          </table:table-cell>
        </table:table-row>
        <table:table-row table:style-name="ro1">
          <table:table-cell table:formula="of:=DATE(2022;1;1)+ROW([.A36])-3" office:value-type="date" office:date-value="2022-02-03" calcext:value-type="date">
            <text:p>2022-02-03</text:p>
          </table:table-cell>
          <table:table-cell table:formula="of:=[$Mars.B34]" office:value-type="float" office:value="18" calcext:value-type="float">
            <text:p>18</text:p>
          </table:table-cell>
          <table:table-cell table:formula="of:=[$Mars.C34]" office:value-type="float" office:value="28" calcext:value-type="float">
            <text:p>28</text:p>
          </table:table-cell>
          <table:table-cell table:formula="of:=[$Mars.D34]" office:value-type="float" office:value="49.49" calcext:value-type="float">
            <text:p>49,49</text:p>
          </table:table-cell>
          <table:table-cell table:formula="of:=IF([$Mars.$E34]=&quot;+&quot;; [$Mars.F34]; -1*[$Mars.F34])" office:value-type="float" office:value="-23" calcext:value-type="float">
            <text:p>-23</text:p>
          </table:table-cell>
          <table:table-cell table:formula="of:=IF([$Mars.$E34]=&quot;+&quot;; [$Mars.G34]; -1*[$Mars.G34])" office:value-type="float" office:value="-47" calcext:value-type="float">
            <text:p>-47</text:p>
          </table:table-cell>
          <table:table-cell table:formula="of:=IF([$Mars.$E34]=&quot;+&quot;; [$Mars.H34]; -1*[$Mars.H34])" office:value-type="float" office:value="-10.7" calcext:value-type="float">
            <text:p>-10,7</text:p>
          </table:table-cell>
          <table:table-cell table:formula="of:=[$Mars.$B34]*3600+[$Mars.$C34]*60+[$Mars.$D34]" office:value-type="float" office:value="66529.49" calcext:value-type="float">
            <text:p>66529,5</text:p>
          </table:table-cell>
          <table:table-cell table:formula="of:=[.$E36]+[.$F36]/60+[.$G36]/3600" office:value-type="float" office:value="-23.7863055555556" calcext:value-type="float">
            <text:p>-23,786</text:p>
          </table:table-cell>
          <table:table-cell table:formula="of:=[$Vénusz.B34]" office:value-type="float" office:value="18" calcext:value-type="float">
            <text:p>18</text:p>
          </table:table-cell>
          <table:table-cell table:formula="of:=[$Vénusz.C34]" office:value-type="float" office:value="46" calcext:value-type="float">
            <text:p>46</text:p>
          </table:table-cell>
          <table:table-cell table:formula="of:=[$Vénusz.D34]" office:value-type="float" office:value="23.4" calcext:value-type="float">
            <text:p>23,4</text:p>
          </table:table-cell>
          <table:table-cell table:formula="of:=IF([$Vénusz.$E34]=&quot;+&quot;; [$Vénusz.F34]; -1*[$Vénusz.F34])" office:value-type="float" office:value="-16" calcext:value-type="float">
            <text:p>-16</text:p>
          </table:table-cell>
          <table:table-cell table:formula="of:=IF([$Vénusz.$E34]=&quot;+&quot;; [$Vénusz.G34]; -1*[$Vénusz.G34])" office:value-type="float" office:value="-20" calcext:value-type="float">
            <text:p>-20</text:p>
          </table:table-cell>
          <table:table-cell table:formula="of:=IF([$Vénusz.$E34]=&quot;+&quot;; [$Vénusz.H34]; -1*[$Vénusz.H34])" office:value-type="float" office:value="-8.3" calcext:value-type="float">
            <text:p>-8,3</text:p>
          </table:table-cell>
          <table:table-cell table:formula="of:=[.$J36]*3600+[.$K36]*60+[.$L36]" office:value-type="float" office:value="67583.4" calcext:value-type="float">
            <text:p>67583,4</text:p>
          </table:table-cell>
          <table:table-cell table:formula="of:=[.$M36]+[.$N36]/60+[.$O36]/3600" office:value-type="float" office:value="-16.3356388888889" calcext:value-type="float">
            <text:p>-16,336</text:p>
          </table:table-cell>
        </table:table-row>
        <table:table-row table:style-name="ro1">
          <table:table-cell table:formula="of:=DATE(2022;1;1)+ROW([.A37])-3" office:value-type="date" office:date-value="2022-02-04" calcext:value-type="date">
            <text:p>2022-02-04</text:p>
          </table:table-cell>
          <table:table-cell table:formula="of:=[$Mars.B35]" office:value-type="float" office:value="18" calcext:value-type="float">
            <text:p>18</text:p>
          </table:table-cell>
          <table:table-cell table:formula="of:=[$Mars.C35]" office:value-type="float" office:value="32" calcext:value-type="float">
            <text:p>32</text:p>
          </table:table-cell>
          <table:table-cell table:formula="of:=[$Mars.D35]" office:value-type="float" office:value="1.13" calcext:value-type="float">
            <text:p>1,13</text:p>
          </table:table-cell>
          <table:table-cell table:formula="of:=IF([$Mars.$E35]=&quot;+&quot;; [$Mars.F35]; -1*[$Mars.F35])" office:value-type="float" office:value="-23" calcext:value-type="float">
            <text:p>-23</text:p>
          </table:table-cell>
          <table:table-cell table:formula="of:=IF([$Mars.$E35]=&quot;+&quot;; [$Mars.G35]; -1*[$Mars.G35])" office:value-type="float" office:value="-45" calcext:value-type="float">
            <text:p>-45</text:p>
          </table:table-cell>
          <table:table-cell table:formula="of:=IF([$Mars.$E35]=&quot;+&quot;; [$Mars.H35]; -1*[$Mars.H35])" office:value-type="float" office:value="-35.8" calcext:value-type="float">
            <text:p>-35,8</text:p>
          </table:table-cell>
          <table:table-cell table:formula="of:=[$Mars.$B35]*3600+[$Mars.$C35]*60+[$Mars.$D35]" office:value-type="float" office:value="66721.13" calcext:value-type="float">
            <text:p>66721,1</text:p>
          </table:table-cell>
          <table:table-cell table:formula="of:=[.$E37]+[.$F37]/60+[.$G37]/3600" office:value-type="float" office:value="-23.7599444444444" calcext:value-type="float">
            <text:p>-23,760</text:p>
          </table:table-cell>
          <table:table-cell table:formula="of:=[$Vénusz.B35]" office:value-type="float" office:value="18" calcext:value-type="float">
            <text:p>18</text:p>
          </table:table-cell>
          <table:table-cell table:formula="of:=[$Vénusz.C35]" office:value-type="float" office:value="47" calcext:value-type="float">
            <text:p>47</text:p>
          </table:table-cell>
          <table:table-cell table:formula="of:=[$Vénusz.D35]" office:value-type="float" office:value="13.31" calcext:value-type="float">
            <text:p>13,31</text:p>
          </table:table-cell>
          <table:table-cell table:formula="of:=IF([$Vénusz.$E35]=&quot;+&quot;; [$Vénusz.F35]; -1*[$Vénusz.F35])" office:value-type="float" office:value="-16" calcext:value-type="float">
            <text:p>-16</text:p>
          </table:table-cell>
          <table:table-cell table:formula="of:=IF([$Vénusz.$E35]=&quot;+&quot;; [$Vénusz.G35]; -1*[$Vénusz.G35])" office:value-type="float" office:value="-22" calcext:value-type="float">
            <text:p>-22</text:p>
          </table:table-cell>
          <table:table-cell table:formula="of:=IF([$Vénusz.$E35]=&quot;+&quot;; [$Vénusz.H35]; -1*[$Vénusz.H35])" office:value-type="float" office:value="-20.1" calcext:value-type="float">
            <text:p>-20,1</text:p>
          </table:table-cell>
          <table:table-cell table:formula="of:=[.$J37]*3600+[.$K37]*60+[.$L37]" office:value-type="float" office:value="67633.31" calcext:value-type="float">
            <text:p>67633,3</text:p>
          </table:table-cell>
          <table:table-cell table:formula="of:=[.$M37]+[.$N37]/60+[.$O37]/3600" office:value-type="float" office:value="-16.37225" calcext:value-type="float">
            <text:p>-16,372</text:p>
          </table:table-cell>
        </table:table-row>
        <table:table-row table:style-name="ro1">
          <table:table-cell table:formula="of:=DATE(2022;1;1)+ROW([.A38])-3" office:value-type="date" office:date-value="2022-02-05" calcext:value-type="date">
            <text:p>2022-02-05</text:p>
          </table:table-cell>
          <table:table-cell table:formula="of:=[$Mars.B36]" office:value-type="float" office:value="18" calcext:value-type="float">
            <text:p>18</text:p>
          </table:table-cell>
          <table:table-cell table:formula="of:=[$Mars.C36]" office:value-type="float" office:value="35" calcext:value-type="float">
            <text:p>35</text:p>
          </table:table-cell>
          <table:table-cell table:formula="of:=[$Mars.D36]" office:value-type="float" office:value="12.83" calcext:value-type="float">
            <text:p>12,83</text:p>
          </table:table-cell>
          <table:table-cell table:formula="of:=IF([$Mars.$E36]=&quot;+&quot;; [$Mars.F36]; -1*[$Mars.F36])" office:value-type="float" office:value="-23" calcext:value-type="float">
            <text:p>-23</text:p>
          </table:table-cell>
          <table:table-cell table:formula="of:=IF([$Mars.$E36]=&quot;+&quot;; [$Mars.G36]; -1*[$Mars.G36])" office:value-type="float" office:value="-43" calcext:value-type="float">
            <text:p>-43</text:p>
          </table:table-cell>
          <table:table-cell table:formula="of:=IF([$Mars.$E36]=&quot;+&quot;; [$Mars.H36]; -1*[$Mars.H36])" office:value-type="float" office:value="-46.3" calcext:value-type="float">
            <text:p>-46,3</text:p>
          </table:table-cell>
          <table:table-cell table:formula="of:=[$Mars.$B36]*3600+[$Mars.$C36]*60+[$Mars.$D36]" office:value-type="float" office:value="66912.83" calcext:value-type="float">
            <text:p>66912,8</text:p>
          </table:table-cell>
          <table:table-cell table:formula="of:=[.$E38]+[.$F38]/60+[.$G38]/3600" office:value-type="float" office:value="-23.7295277777778" calcext:value-type="float">
            <text:p>-23,730</text:p>
          </table:table-cell>
          <table:table-cell table:formula="of:=[$Vénusz.B36]" office:value-type="float" office:value="18" calcext:value-type="float">
            <text:p>18</text:p>
          </table:table-cell>
          <table:table-cell table:formula="of:=[$Vénusz.C36]" office:value-type="float" office:value="48" calcext:value-type="float">
            <text:p>48</text:p>
          </table:table-cell>
          <table:table-cell table:formula="of:=[$Vénusz.D36]" office:value-type="float" office:value="12.17" calcext:value-type="float">
            <text:p>12,17</text:p>
          </table:table-cell>
          <table:table-cell table:formula="of:=IF([$Vénusz.$E36]=&quot;+&quot;; [$Vénusz.F36]; -1*[$Vénusz.F36])" office:value-type="float" office:value="-16" calcext:value-type="float">
            <text:p>-16</text:p>
          </table:table-cell>
          <table:table-cell table:formula="of:=IF([$Vénusz.$E36]=&quot;+&quot;; [$Vénusz.G36]; -1*[$Vénusz.G36])" office:value-type="float" office:value="-24" calcext:value-type="float">
            <text:p>-24</text:p>
          </table:table-cell>
          <table:table-cell table:formula="of:=IF([$Vénusz.$E36]=&quot;+&quot;; [$Vénusz.H36]; -1*[$Vénusz.H36])" office:value-type="float" office:value="-40.6" calcext:value-type="float">
            <text:p>-40,6</text:p>
          </table:table-cell>
          <table:table-cell table:formula="of:=[.$J38]*3600+[.$K38]*60+[.$L38]" office:value-type="float" office:value="67692.17" calcext:value-type="float">
            <text:p>67692,2</text:p>
          </table:table-cell>
          <table:table-cell table:formula="of:=[.$M38]+[.$N38]/60+[.$O38]/3600" office:value-type="float" office:value="-16.4112777777778" calcext:value-type="float">
            <text:p>-16,411</text:p>
          </table:table-cell>
        </table:table-row>
        <table:table-row table:style-name="ro1">
          <table:table-cell table:formula="of:=DATE(2022;1;1)+ROW([.A39])-3" office:value-type="date" office:date-value="2022-02-06" calcext:value-type="date">
            <text:p>2022-02-06</text:p>
          </table:table-cell>
          <table:table-cell table:formula="of:=[$Mars.B37]" office:value-type="float" office:value="18" calcext:value-type="float">
            <text:p>18</text:p>
          </table:table-cell>
          <table:table-cell table:formula="of:=[$Mars.C37]" office:value-type="float" office:value="38" calcext:value-type="float">
            <text:p>38</text:p>
          </table:table-cell>
          <table:table-cell table:formula="of:=[$Mars.D37]" office:value-type="float" office:value="24.57" calcext:value-type="float">
            <text:p>24,57</text:p>
          </table:table-cell>
          <table:table-cell table:formula="of:=IF([$Mars.$E37]=&quot;+&quot;; [$Mars.F37]; -1*[$Mars.F37])" office:value-type="float" office:value="-23" calcext:value-type="float">
            <text:p>-23</text:p>
          </table:table-cell>
          <table:table-cell table:formula="of:=IF([$Mars.$E37]=&quot;+&quot;; [$Mars.G37]; -1*[$Mars.G37])" office:value-type="float" office:value="-41" calcext:value-type="float">
            <text:p>-41</text:p>
          </table:table-cell>
          <table:table-cell table:formula="of:=IF([$Mars.$E37]=&quot;+&quot;; [$Mars.H37]; -1*[$Mars.H37])" office:value-type="float" office:value="-42.3" calcext:value-type="float">
            <text:p>-42,3</text:p>
          </table:table-cell>
          <table:table-cell table:formula="of:=[$Mars.$B37]*3600+[$Mars.$C37]*60+[$Mars.$D37]" office:value-type="float" office:value="67104.57" calcext:value-type="float">
            <text:p>67104,6</text:p>
          </table:table-cell>
          <table:table-cell table:formula="of:=[.$E39]+[.$F39]/60+[.$G39]/3600" office:value-type="float" office:value="-23.6950833333333" calcext:value-type="float">
            <text:p>-23,695</text:p>
          </table:table-cell>
          <table:table-cell table:formula="of:=[$Vénusz.B37]" office:value-type="float" office:value="18" calcext:value-type="float">
            <text:p>18</text:p>
          </table:table-cell>
          <table:table-cell table:formula="of:=[$Vénusz.C37]" office:value-type="float" office:value="49" calcext:value-type="float">
            <text:p>49</text:p>
          </table:table-cell>
          <table:table-cell table:formula="of:=[$Vénusz.D37]" office:value-type="float" office:value="19.72" calcext:value-type="float">
            <text:p>19,72</text:p>
          </table:table-cell>
          <table:table-cell table:formula="of:=IF([$Vénusz.$E37]=&quot;+&quot;; [$Vénusz.F37]; -1*[$Vénusz.F37])" office:value-type="float" office:value="-16" calcext:value-type="float">
            <text:p>-16</text:p>
          </table:table-cell>
          <table:table-cell table:formula="of:=IF([$Vénusz.$E37]=&quot;+&quot;; [$Vénusz.G37]; -1*[$Vénusz.G37])" office:value-type="float" office:value="-27" calcext:value-type="float">
            <text:p>-27</text:p>
          </table:table-cell>
          <table:table-cell table:formula="of:=IF([$Vénusz.$E37]=&quot;+&quot;; [$Vénusz.H37]; -1*[$Vénusz.H37])" office:value-type="float" office:value="-7.9" calcext:value-type="float">
            <text:p>-7,9</text:p>
          </table:table-cell>
          <table:table-cell table:formula="of:=[.$J39]*3600+[.$K39]*60+[.$L39]" office:value-type="float" office:value="67759.72" calcext:value-type="float">
            <text:p>67759,7</text:p>
          </table:table-cell>
          <table:table-cell table:formula="of:=[.$M39]+[.$N39]/60+[.$O39]/3600" office:value-type="float" office:value="-16.4521944444444" calcext:value-type="float">
            <text:p>-16,452</text:p>
          </table:table-cell>
        </table:table-row>
        <table:table-row table:style-name="ro1">
          <table:table-cell table:formula="of:=DATE(2022;1;1)+ROW([.A40])-3" office:value-type="date" office:date-value="2022-02-07" calcext:value-type="date">
            <text:p>2022-02-07</text:p>
          </table:table-cell>
          <table:table-cell table:formula="of:=[$Mars.B38]" office:value-type="float" office:value="18" calcext:value-type="float">
            <text:p>18</text:p>
          </table:table-cell>
          <table:table-cell table:formula="of:=[$Mars.C38]" office:value-type="float" office:value="41" calcext:value-type="float">
            <text:p>41</text:p>
          </table:table-cell>
          <table:table-cell table:formula="of:=[$Mars.D38]" office:value-type="float" office:value="36.34" calcext:value-type="float">
            <text:p>36,34</text:p>
          </table:table-cell>
          <table:table-cell table:formula="of:=IF([$Mars.$E38]=&quot;+&quot;; [$Mars.F38]; -1*[$Mars.F38])" office:value-type="float" office:value="-23" calcext:value-type="float">
            <text:p>-23</text:p>
          </table:table-cell>
          <table:table-cell table:formula="of:=IF([$Mars.$E38]=&quot;+&quot;; [$Mars.G38]; -1*[$Mars.G38])" office:value-type="float" office:value="-39" calcext:value-type="float">
            <text:p>-39</text:p>
          </table:table-cell>
          <table:table-cell table:formula="of:=IF([$Mars.$E38]=&quot;+&quot;; [$Mars.H38]; -1*[$Mars.H38])" office:value-type="float" office:value="-23.9" calcext:value-type="float">
            <text:p>-23,9</text:p>
          </table:table-cell>
          <table:table-cell table:formula="of:=[$Mars.$B38]*3600+[$Mars.$C38]*60+[$Mars.$D38]" office:value-type="float" office:value="67296.34" calcext:value-type="float">
            <text:p>67296,3</text:p>
          </table:table-cell>
          <table:table-cell table:formula="of:=[.$E40]+[.$F40]/60+[.$G40]/3600" office:value-type="float" office:value="-23.6566388888889" calcext:value-type="float">
            <text:p>-23,657</text:p>
          </table:table-cell>
          <table:table-cell table:formula="of:=[$Vénusz.B38]" office:value-type="float" office:value="18" calcext:value-type="float">
            <text:p>18</text:p>
          </table:table-cell>
          <table:table-cell table:formula="of:=[$Vénusz.C38]" office:value-type="float" office:value="50" calcext:value-type="float">
            <text:p>50</text:p>
          </table:table-cell>
          <table:table-cell table:formula="of:=[$Vénusz.D38]" office:value-type="float" office:value="35.7" calcext:value-type="float">
            <text:p>35,7</text:p>
          </table:table-cell>
          <table:table-cell table:formula="of:=IF([$Vénusz.$E38]=&quot;+&quot;; [$Vénusz.F38]; -1*[$Vénusz.F38])" office:value-type="float" office:value="-16" calcext:value-type="float">
            <text:p>-16</text:p>
          </table:table-cell>
          <table:table-cell table:formula="of:=IF([$Vénusz.$E38]=&quot;+&quot;; [$Vénusz.G38]; -1*[$Vénusz.G38])" office:value-type="float" office:value="-29" calcext:value-type="float">
            <text:p>-29</text:p>
          </table:table-cell>
          <table:table-cell table:formula="of:=IF([$Vénusz.$E38]=&quot;+&quot;; [$Vénusz.H38]; -1*[$Vénusz.H38])" office:value-type="float" office:value="-40.4" calcext:value-type="float">
            <text:p>-40,4</text:p>
          </table:table-cell>
          <table:table-cell table:formula="of:=[.$J40]*3600+[.$K40]*60+[.$L40]" office:value-type="float" office:value="67835.7" calcext:value-type="float">
            <text:p>67835,7</text:p>
          </table:table-cell>
          <table:table-cell table:formula="of:=[.$M40]+[.$N40]/60+[.$O40]/3600" office:value-type="float" office:value="-16.4945555555556" calcext:value-type="float">
            <text:p>-16,495</text:p>
          </table:table-cell>
        </table:table-row>
        <table:table-row table:style-name="ro1">
          <table:table-cell table:formula="of:=DATE(2022;1;1)+ROW([.A41])-3" office:value-type="date" office:date-value="2022-02-08" calcext:value-type="date">
            <text:p>2022-02-08</text:p>
          </table:table-cell>
          <table:table-cell table:formula="of:=[$Mars.B39]" office:value-type="float" office:value="18" calcext:value-type="float">
            <text:p>18</text:p>
          </table:table-cell>
          <table:table-cell table:formula="of:=[$Mars.C39]" office:value-type="float" office:value="44" calcext:value-type="float">
            <text:p>44</text:p>
          </table:table-cell>
          <table:table-cell table:formula="of:=[$Mars.D39]" office:value-type="float" office:value="48.13" calcext:value-type="float">
            <text:p>48,13</text:p>
          </table:table-cell>
          <table:table-cell table:formula="of:=IF([$Mars.$E39]=&quot;+&quot;; [$Mars.F39]; -1*[$Mars.F39])" office:value-type="float" office:value="-23" calcext:value-type="float">
            <text:p>-23</text:p>
          </table:table-cell>
          <table:table-cell table:formula="of:=IF([$Mars.$E39]=&quot;+&quot;; [$Mars.G39]; -1*[$Mars.G39])" office:value-type="float" office:value="-36" calcext:value-type="float">
            <text:p>-36</text:p>
          </table:table-cell>
          <table:table-cell table:formula="of:=IF([$Mars.$E39]=&quot;+&quot;; [$Mars.H39]; -1*[$Mars.H39])" office:value-type="float" office:value="-51" calcext:value-type="float">
            <text:p>-51</text:p>
          </table:table-cell>
          <table:table-cell table:formula="of:=[$Mars.$B39]*3600+[$Mars.$C39]*60+[$Mars.$D39]" office:value-type="float" office:value="67488.13" calcext:value-type="float">
            <text:p>67488,1</text:p>
          </table:table-cell>
          <table:table-cell table:formula="of:=[.$E41]+[.$F41]/60+[.$G41]/3600" office:value-type="float" office:value="-23.6141666666667" calcext:value-type="float">
            <text:p>-23,614</text:p>
          </table:table-cell>
          <table:table-cell table:formula="of:=[$Vénusz.B39]" office:value-type="float" office:value="18" calcext:value-type="float">
            <text:p>18</text:p>
          </table:table-cell>
          <table:table-cell table:formula="of:=[$Vénusz.C39]" office:value-type="float" office:value="51" calcext:value-type="float">
            <text:p>51</text:p>
          </table:table-cell>
          <table:table-cell table:formula="of:=[$Vénusz.D39]" office:value-type="float" office:value="59.85" calcext:value-type="float">
            <text:p>59,85</text:p>
          </table:table-cell>
          <table:table-cell table:formula="of:=IF([$Vénusz.$E39]=&quot;+&quot;; [$Vénusz.F39]; -1*[$Vénusz.F39])" office:value-type="float" office:value="-16" calcext:value-type="float">
            <text:p>-16</text:p>
          </table:table-cell>
          <table:table-cell table:formula="of:=IF([$Vénusz.$E39]=&quot;+&quot;; [$Vénusz.G39]; -1*[$Vénusz.G39])" office:value-type="float" office:value="-32" calcext:value-type="float">
            <text:p>-32</text:p>
          </table:table-cell>
          <table:table-cell table:formula="of:=IF([$Vénusz.$E39]=&quot;+&quot;; [$Vénusz.H39]; -1*[$Vénusz.H39])" office:value-type="float" office:value="-16.3" calcext:value-type="float">
            <text:p>-16,3</text:p>
          </table:table-cell>
          <table:table-cell table:formula="of:=[.$J41]*3600+[.$K41]*60+[.$L41]" office:value-type="float" office:value="67919.85" calcext:value-type="float">
            <text:p>67919,9</text:p>
          </table:table-cell>
          <table:table-cell table:formula="of:=[.$M41]+[.$N41]/60+[.$O41]/3600" office:value-type="float" office:value="-16.5378611111111" calcext:value-type="float">
            <text:p>-16,538</text:p>
          </table:table-cell>
        </table:table-row>
        <table:table-row table:style-name="ro1">
          <table:table-cell table:formula="of:=DATE(2022;1;1)+ROW([.A42])-3" office:value-type="date" office:date-value="2022-02-09" calcext:value-type="date">
            <text:p>2022-02-09</text:p>
          </table:table-cell>
          <table:table-cell table:formula="of:=[$Mars.B40]" office:value-type="float" office:value="18" calcext:value-type="float">
            <text:p>18</text:p>
          </table:table-cell>
          <table:table-cell table:formula="of:=[$Mars.C40]" office:value-type="float" office:value="47" calcext:value-type="float">
            <text:p>47</text:p>
          </table:table-cell>
          <table:table-cell table:formula="of:=[$Mars.D40]" office:value-type="float" office:value="59.93" calcext:value-type="float">
            <text:p>59,93</text:p>
          </table:table-cell>
          <table:table-cell table:formula="of:=IF([$Mars.$E40]=&quot;+&quot;; [$Mars.F40]; -1*[$Mars.F40])" office:value-type="float" office:value="-23" calcext:value-type="float">
            <text:p>-23</text:p>
          </table:table-cell>
          <table:table-cell table:formula="of:=IF([$Mars.$E40]=&quot;+&quot;; [$Mars.G40]; -1*[$Mars.G40])" office:value-type="float" office:value="-34" calcext:value-type="float">
            <text:p>-34</text:p>
          </table:table-cell>
          <table:table-cell table:formula="of:=IF([$Mars.$E40]=&quot;+&quot;; [$Mars.H40]; -1*[$Mars.H40])" office:value-type="float" office:value="-3.6" calcext:value-type="float">
            <text:p>-3,6</text:p>
          </table:table-cell>
          <table:table-cell table:formula="of:=[$Mars.$B40]*3600+[$Mars.$C40]*60+[$Mars.$D40]" office:value-type="float" office:value="67679.93" calcext:value-type="float">
            <text:p>67679,9</text:p>
          </table:table-cell>
          <table:table-cell table:formula="of:=[.$E42]+[.$F42]/60+[.$G42]/3600" office:value-type="float" office:value="-23.5676666666667" calcext:value-type="float">
            <text:p>-23,568</text:p>
          </table:table-cell>
          <table:table-cell table:formula="of:=[$Vénusz.B40]" office:value-type="float" office:value="18" calcext:value-type="float">
            <text:p>18</text:p>
          </table:table-cell>
          <table:table-cell table:formula="of:=[$Vénusz.C40]" office:value-type="float" office:value="53" calcext:value-type="float">
            <text:p>53</text:p>
          </table:table-cell>
          <table:table-cell table:formula="of:=[$Vénusz.D40]" office:value-type="float" office:value="31.92" calcext:value-type="float">
            <text:p>31,92</text:p>
          </table:table-cell>
          <table:table-cell table:formula="of:=IF([$Vénusz.$E40]=&quot;+&quot;; [$Vénusz.F40]; -1*[$Vénusz.F40])" office:value-type="float" office:value="-16" calcext:value-type="float">
            <text:p>-16</text:p>
          </table:table-cell>
          <table:table-cell table:formula="of:=IF([$Vénusz.$E40]=&quot;+&quot;; [$Vénusz.G40]; -1*[$Vénusz.G40])" office:value-type="float" office:value="-34" calcext:value-type="float">
            <text:p>-34</text:p>
          </table:table-cell>
          <table:table-cell table:formula="of:=IF([$Vénusz.$E40]=&quot;+&quot;; [$Vénusz.H40]; -1*[$Vénusz.H40])" office:value-type="float" office:value="-53.9" calcext:value-type="float">
            <text:p>-53,9</text:p>
          </table:table-cell>
          <table:table-cell table:formula="of:=[.$J42]*3600+[.$K42]*60+[.$L42]" office:value-type="float" office:value="68011.92" calcext:value-type="float">
            <text:p>68011,9</text:p>
          </table:table-cell>
          <table:table-cell table:formula="of:=[.$M42]+[.$N42]/60+[.$O42]/3600" office:value-type="float" office:value="-16.5816388888889" calcext:value-type="float">
            <text:p>-16,582</text:p>
          </table:table-cell>
        </table:table-row>
        <table:table-row table:style-name="ro1">
          <table:table-cell table:formula="of:=DATE(2022;1;1)+ROW([.A43])-3" office:value-type="date" office:date-value="2022-02-10" calcext:value-type="date">
            <text:p>2022-02-10</text:p>
          </table:table-cell>
          <table:table-cell table:formula="of:=[$Mars.B41]" office:value-type="float" office:value="18" calcext:value-type="float">
            <text:p>18</text:p>
          </table:table-cell>
          <table:table-cell table:formula="of:=[$Mars.C41]" office:value-type="float" office:value="51" calcext:value-type="float">
            <text:p>51</text:p>
          </table:table-cell>
          <table:table-cell table:formula="of:=[$Mars.D41]" office:value-type="float" office:value="11.72" calcext:value-type="float">
            <text:p>11,72</text:p>
          </table:table-cell>
          <table:table-cell table:formula="of:=IF([$Mars.$E41]=&quot;+&quot;; [$Mars.F41]; -1*[$Mars.F41])" office:value-type="float" office:value="-23" calcext:value-type="float">
            <text:p>-23</text:p>
          </table:table-cell>
          <table:table-cell table:formula="of:=IF([$Mars.$E41]=&quot;+&quot;; [$Mars.G41]; -1*[$Mars.G41])" office:value-type="float" office:value="-31" calcext:value-type="float">
            <text:p>-31</text:p>
          </table:table-cell>
          <table:table-cell table:formula="of:=IF([$Mars.$E41]=&quot;+&quot;; [$Mars.H41]; -1*[$Mars.H41])" office:value-type="float" office:value="-1.7" calcext:value-type="float">
            <text:p>-1,7</text:p>
          </table:table-cell>
          <table:table-cell table:formula="of:=[$Mars.$B41]*3600+[$Mars.$C41]*60+[$Mars.$D41]" office:value-type="float" office:value="67871.72" calcext:value-type="float">
            <text:p>67871,7</text:p>
          </table:table-cell>
          <table:table-cell table:formula="of:=[.$E43]+[.$F43]/60+[.$G43]/3600" office:value-type="float" office:value="-23.5171388888889" calcext:value-type="float">
            <text:p>-23,517</text:p>
          </table:table-cell>
          <table:table-cell table:formula="of:=[$Vénusz.B41]" office:value-type="float" office:value="18" calcext:value-type="float">
            <text:p>18</text:p>
          </table:table-cell>
          <table:table-cell table:formula="of:=[$Vénusz.C41]" office:value-type="float" office:value="55" calcext:value-type="float">
            <text:p>55</text:p>
          </table:table-cell>
          <table:table-cell table:formula="of:=[$Vénusz.D41]" office:value-type="float" office:value="11.65" calcext:value-type="float">
            <text:p>11,65</text:p>
          </table:table-cell>
          <table:table-cell table:formula="of:=IF([$Vénusz.$E41]=&quot;+&quot;; [$Vénusz.F41]; -1*[$Vénusz.F41])" office:value-type="float" office:value="-16" calcext:value-type="float">
            <text:p>-16</text:p>
          </table:table-cell>
          <table:table-cell table:formula="of:=IF([$Vénusz.$E41]=&quot;+&quot;; [$Vénusz.G41]; -1*[$Vénusz.G41])" office:value-type="float" office:value="-37" calcext:value-type="float">
            <text:p>-37</text:p>
          </table:table-cell>
          <table:table-cell table:formula="of:=IF([$Vénusz.$E41]=&quot;+&quot;; [$Vénusz.H41]; -1*[$Vénusz.H41])" office:value-type="float" office:value="-31.6" calcext:value-type="float">
            <text:p>-31,6</text:p>
          </table:table-cell>
          <table:table-cell table:formula="of:=[.$J43]*3600+[.$K43]*60+[.$L43]" office:value-type="float" office:value="68111.65" calcext:value-type="float">
            <text:p>68111,7</text:p>
          </table:table-cell>
          <table:table-cell table:formula="of:=[.$M43]+[.$N43]/60+[.$O43]/3600" office:value-type="float" office:value="-16.6254444444444" calcext:value-type="float">
            <text:p>-16,625</text:p>
          </table:table-cell>
        </table:table-row>
        <table:table-row table:style-name="ro1">
          <table:table-cell table:formula="of:=DATE(2022;1;1)+ROW([.A44])-3" office:value-type="date" office:date-value="2022-02-11" calcext:value-type="date">
            <text:p>2022-02-11</text:p>
          </table:table-cell>
          <table:table-cell table:formula="of:=[$Mars.B42]" office:value-type="float" office:value="18" calcext:value-type="float">
            <text:p>18</text:p>
          </table:table-cell>
          <table:table-cell table:formula="of:=[$Mars.C42]" office:value-type="float" office:value="54" calcext:value-type="float">
            <text:p>54</text:p>
          </table:table-cell>
          <table:table-cell table:formula="of:=[$Mars.D42]" office:value-type="float" office:value="23.5" calcext:value-type="float">
            <text:p>23,5</text:p>
          </table:table-cell>
          <table:table-cell table:formula="of:=IF([$Mars.$E42]=&quot;+&quot;; [$Mars.F42]; -1*[$Mars.F42])" office:value-type="float" office:value="-23" calcext:value-type="float">
            <text:p>-23</text:p>
          </table:table-cell>
          <table:table-cell table:formula="of:=IF([$Mars.$E42]=&quot;+&quot;; [$Mars.G42]; -1*[$Mars.G42])" office:value-type="float" office:value="-27" calcext:value-type="float">
            <text:p>-27</text:p>
          </table:table-cell>
          <table:table-cell table:formula="of:=IF([$Mars.$E42]=&quot;+&quot;; [$Mars.H42]; -1*[$Mars.H42])" office:value-type="float" office:value="-45.5" calcext:value-type="float">
            <text:p>-45,5</text:p>
          </table:table-cell>
          <table:table-cell table:formula="of:=[$Mars.$B42]*3600+[$Mars.$C42]*60+[$Mars.$D42]" office:value-type="float" office:value="68063.5" calcext:value-type="float">
            <text:p>68063,5</text:p>
          </table:table-cell>
          <table:table-cell table:formula="of:=[.$E44]+[.$F44]/60+[.$G44]/3600" office:value-type="float" office:value="-23.4626388888889" calcext:value-type="float">
            <text:p>-23,463</text:p>
          </table:table-cell>
          <table:table-cell table:formula="of:=[$Vénusz.B42]" office:value-type="float" office:value="18" calcext:value-type="float">
            <text:p>18</text:p>
          </table:table-cell>
          <table:table-cell table:formula="of:=[$Vénusz.C42]" office:value-type="float" office:value="56" calcext:value-type="float">
            <text:p>56</text:p>
          </table:table-cell>
          <table:table-cell table:formula="of:=[$Vénusz.D42]" office:value-type="float" office:value="58.78" calcext:value-type="float">
            <text:p>58,78</text:p>
          </table:table-cell>
          <table:table-cell table:formula="of:=IF([$Vénusz.$E42]=&quot;+&quot;; [$Vénusz.F42]; -1*[$Vénusz.F42])" office:value-type="float" office:value="-16" calcext:value-type="float">
            <text:p>-16</text:p>
          </table:table-cell>
          <table:table-cell table:formula="of:=IF([$Vénusz.$E42]=&quot;+&quot;; [$Vénusz.G42]; -1*[$Vénusz.G42])" office:value-type="float" office:value="-40" calcext:value-type="float">
            <text:p>-40</text:p>
          </table:table-cell>
          <table:table-cell table:formula="of:=IF([$Vénusz.$E42]=&quot;+&quot;; [$Vénusz.H42]; -1*[$Vénusz.H42])" office:value-type="float" office:value="-7.7" calcext:value-type="float">
            <text:p>-7,7</text:p>
          </table:table-cell>
          <table:table-cell table:formula="of:=[.$J44]*3600+[.$K44]*60+[.$L44]" office:value-type="float" office:value="68218.78" calcext:value-type="float">
            <text:p>68218,8</text:p>
          </table:table-cell>
          <table:table-cell table:formula="of:=[.$M44]+[.$N44]/60+[.$O44]/3600" office:value-type="float" office:value="-16.6688055555556" calcext:value-type="float">
            <text:p>-16,669</text:p>
          </table:table-cell>
        </table:table-row>
        <table:table-row table:style-name="ro1">
          <table:table-cell table:formula="of:=DATE(2022;1;1)+ROW([.A45])-3" office:value-type="date" office:date-value="2022-02-12" calcext:value-type="date">
            <text:p>2022-02-12</text:p>
          </table:table-cell>
          <table:table-cell table:formula="of:=[$Mars.B43]" office:value-type="float" office:value="18" calcext:value-type="float">
            <text:p>18</text:p>
          </table:table-cell>
          <table:table-cell table:formula="of:=[$Mars.C43]" office:value-type="float" office:value="57" calcext:value-type="float">
            <text:p>57</text:p>
          </table:table-cell>
          <table:table-cell table:formula="of:=[$Mars.D43]" office:value-type="float" office:value="35.25" calcext:value-type="float">
            <text:p>35,25</text:p>
          </table:table-cell>
          <table:table-cell table:formula="of:=IF([$Mars.$E43]=&quot;+&quot;; [$Mars.F43]; -1*[$Mars.F43])" office:value-type="float" office:value="-23" calcext:value-type="float">
            <text:p>-23</text:p>
          </table:table-cell>
          <table:table-cell table:formula="of:=IF([$Mars.$E43]=&quot;+&quot;; [$Mars.G43]; -1*[$Mars.G43])" office:value-type="float" office:value="-24" calcext:value-type="float">
            <text:p>-24</text:p>
          </table:table-cell>
          <table:table-cell table:formula="of:=IF([$Mars.$E43]=&quot;+&quot;; [$Mars.H43]; -1*[$Mars.H43])" office:value-type="float" office:value="-14.8" calcext:value-type="float">
            <text:p>-14,8</text:p>
          </table:table-cell>
          <table:table-cell table:formula="of:=[$Mars.$B43]*3600+[$Mars.$C43]*60+[$Mars.$D43]" office:value-type="float" office:value="68255.25" calcext:value-type="float">
            <text:p>68255,3</text:p>
          </table:table-cell>
          <table:table-cell table:formula="of:=[.$E45]+[.$F45]/60+[.$G45]/3600" office:value-type="float" office:value="-23.4041111111111" calcext:value-type="float">
            <text:p>-23,404</text:p>
          </table:table-cell>
          <table:table-cell table:formula="of:=[$Vénusz.B43]" office:value-type="float" office:value="18" calcext:value-type="float">
            <text:p>18</text:p>
          </table:table-cell>
          <table:table-cell table:formula="of:=[$Vénusz.C43]" office:value-type="float" office:value="58" calcext:value-type="float">
            <text:p>58</text:p>
          </table:table-cell>
          <table:table-cell table:formula="of:=[$Vénusz.D43]" office:value-type="float" office:value="53.06" calcext:value-type="float">
            <text:p>53,06</text:p>
          </table:table-cell>
          <table:table-cell table:formula="of:=IF([$Vénusz.$E43]=&quot;+&quot;; [$Vénusz.F43]; -1*[$Vénusz.F43])" office:value-type="float" office:value="-16" calcext:value-type="float">
            <text:p>-16</text:p>
          </table:table-cell>
          <table:table-cell table:formula="of:=IF([$Vénusz.$E43]=&quot;+&quot;; [$Vénusz.G43]; -1*[$Vénusz.G43])" office:value-type="float" office:value="-42" calcext:value-type="float">
            <text:p>-42</text:p>
          </table:table-cell>
          <table:table-cell table:formula="of:=IF([$Vénusz.$E43]=&quot;+&quot;; [$Vénusz.H43]; -1*[$Vénusz.H43])" office:value-type="float" office:value="-40.6" calcext:value-type="float">
            <text:p>-40,6</text:p>
          </table:table-cell>
          <table:table-cell table:formula="of:=[.$J45]*3600+[.$K45]*60+[.$L45]" office:value-type="float" office:value="68333.06" calcext:value-type="float">
            <text:p>68333,1</text:p>
          </table:table-cell>
          <table:table-cell table:formula="of:=[.$M45]+[.$N45]/60+[.$O45]/3600" office:value-type="float" office:value="-16.7112777777778" calcext:value-type="float">
            <text:p>-16,711</text:p>
          </table:table-cell>
        </table:table-row>
        <table:table-row table:style-name="ro1">
          <table:table-cell table:formula="of:=DATE(2022;1;1)+ROW([.A46])-3" office:value-type="date" office:date-value="2022-02-13" calcext:value-type="date">
            <text:p>2022-02-13</text:p>
          </table:table-cell>
          <table:table-cell table:formula="of:=[$Mars.B44]" office:value-type="float" office:value="19" calcext:value-type="float">
            <text:p>19</text:p>
          </table:table-cell>
          <table:table-cell table:formula="of:=[$Mars.C44]" office:value-type="float" office:value="0" calcext:value-type="float">
            <text:p>0</text:p>
          </table:table-cell>
          <table:table-cell table:formula="of:=[$Mars.D44]" office:value-type="float" office:value="46.96" calcext:value-type="float">
            <text:p>46,96</text:p>
          </table:table-cell>
          <table:table-cell table:formula="of:=IF([$Mars.$E44]=&quot;+&quot;; [$Mars.F44]; -1*[$Mars.F44])" office:value-type="float" office:value="-23" calcext:value-type="float">
            <text:p>-23</text:p>
          </table:table-cell>
          <table:table-cell table:formula="of:=IF([$Mars.$E44]=&quot;+&quot;; [$Mars.G44]; -1*[$Mars.G44])" office:value-type="float" office:value="-20" calcext:value-type="float">
            <text:p>-20</text:p>
          </table:table-cell>
          <table:table-cell table:formula="of:=IF([$Mars.$E44]=&quot;+&quot;; [$Mars.H44]; -1*[$Mars.H44])" office:value-type="float" office:value="-29.8" calcext:value-type="float">
            <text:p>-29,8</text:p>
          </table:table-cell>
          <table:table-cell table:formula="of:=[$Mars.$B44]*3600+[$Mars.$C44]*60+[$Mars.$D44]" office:value-type="float" office:value="68446.96" calcext:value-type="float">
            <text:p>68447,0</text:p>
          </table:table-cell>
          <table:table-cell table:formula="of:=[.$E46]+[.$F46]/60+[.$G46]/3600" office:value-type="float" office:value="-23.3416111111111" calcext:value-type="float">
            <text:p>-23,342</text:p>
          </table:table-cell>
          <table:table-cell table:formula="of:=[$Vénusz.B44]" office:value-type="float" office:value="19" calcext:value-type="float">
            <text:p>19</text:p>
          </table:table-cell>
          <table:table-cell table:formula="of:=[$Vénusz.C44]" office:value-type="float" office:value="0" calcext:value-type="float">
            <text:p>0</text:p>
          </table:table-cell>
          <table:table-cell table:formula="of:=[$Vénusz.D44]" office:value-type="float" office:value="54.25" calcext:value-type="float">
            <text:p>54,25</text:p>
          </table:table-cell>
          <table:table-cell table:formula="of:=IF([$Vénusz.$E44]=&quot;+&quot;; [$Vénusz.F44]; -1*[$Vénusz.F44])" office:value-type="float" office:value="-16" calcext:value-type="float">
            <text:p>-16</text:p>
          </table:table-cell>
          <table:table-cell table:formula="of:=IF([$Vénusz.$E44]=&quot;+&quot;; [$Vénusz.G44]; -1*[$Vénusz.G44])" office:value-type="float" office:value="-45" calcext:value-type="float">
            <text:p>-45</text:p>
          </table:table-cell>
          <table:table-cell table:formula="of:=IF([$Vénusz.$E44]=&quot;+&quot;; [$Vénusz.H44]; -1*[$Vénusz.H44])" office:value-type="float" office:value="-8.9" calcext:value-type="float">
            <text:p>-8,9</text:p>
          </table:table-cell>
          <table:table-cell table:formula="of:=[.$J46]*3600+[.$K46]*60+[.$L46]" office:value-type="float" office:value="68454.25" calcext:value-type="float">
            <text:p>68454,3</text:p>
          </table:table-cell>
          <table:table-cell table:formula="of:=[.$M46]+[.$N46]/60+[.$O46]/3600" office:value-type="float" office:value="-16.7524722222222" calcext:value-type="float">
            <text:p>-16,752</text:p>
          </table:table-cell>
        </table:table-row>
        <table:table-row table:style-name="ro1">
          <table:table-cell table:formula="of:=DATE(2022;1;1)+ROW([.A47])-3" office:value-type="date" office:date-value="2022-02-14" calcext:value-type="date">
            <text:p>2022-02-14</text:p>
          </table:table-cell>
          <table:table-cell table:formula="of:=[$Mars.B45]" office:value-type="float" office:value="19" calcext:value-type="float">
            <text:p>19</text:p>
          </table:table-cell>
          <table:table-cell table:formula="of:=[$Mars.C45]" office:value-type="float" office:value="3" calcext:value-type="float">
            <text:p>3</text:p>
          </table:table-cell>
          <table:table-cell table:formula="of:=[$Mars.D45]" office:value-type="float" office:value="58.63" calcext:value-type="float">
            <text:p>58,63</text:p>
          </table:table-cell>
          <table:table-cell table:formula="of:=IF([$Mars.$E45]=&quot;+&quot;; [$Mars.F45]; -1*[$Mars.F45])" office:value-type="float" office:value="-23" calcext:value-type="float">
            <text:p>-23</text:p>
          </table:table-cell>
          <table:table-cell table:formula="of:=IF([$Mars.$E45]=&quot;+&quot;; [$Mars.G45]; -1*[$Mars.G45])" office:value-type="float" office:value="-16" calcext:value-type="float">
            <text:p>-16</text:p>
          </table:table-cell>
          <table:table-cell table:formula="of:=IF([$Mars.$E45]=&quot;+&quot;; [$Mars.H45]; -1*[$Mars.H45])" office:value-type="float" office:value="-30.4" calcext:value-type="float">
            <text:p>-30,4</text:p>
          </table:table-cell>
          <table:table-cell table:formula="of:=[$Mars.$B45]*3600+[$Mars.$C45]*60+[$Mars.$D45]" office:value-type="float" office:value="68638.63" calcext:value-type="float">
            <text:p>68638,6</text:p>
          </table:table-cell>
          <table:table-cell table:formula="of:=[.$E47]+[.$F47]/60+[.$G47]/3600" office:value-type="float" office:value="-23.2751111111111" calcext:value-type="float">
            <text:p>-23,275</text:p>
          </table:table-cell>
          <table:table-cell table:formula="of:=[$Vénusz.B45]" office:value-type="float" office:value="19" calcext:value-type="float">
            <text:p>19</text:p>
          </table:table-cell>
          <table:table-cell table:formula="of:=[$Vénusz.C45]" office:value-type="float" office:value="3" calcext:value-type="float">
            <text:p>3</text:p>
          </table:table-cell>
          <table:table-cell table:formula="of:=[$Vénusz.D45]" office:value-type="float" office:value="2.09" calcext:value-type="float">
            <text:p>2,09</text:p>
          </table:table-cell>
          <table:table-cell table:formula="of:=IF([$Vénusz.$E45]=&quot;+&quot;; [$Vénusz.F45]; -1*[$Vénusz.F45])" office:value-type="float" office:value="-16" calcext:value-type="float">
            <text:p>-16</text:p>
          </table:table-cell>
          <table:table-cell table:formula="of:=IF([$Vénusz.$E45]=&quot;+&quot;; [$Vénusz.G45]; -1*[$Vénusz.G45])" office:value-type="float" office:value="-47" calcext:value-type="float">
            <text:p>-47</text:p>
          </table:table-cell>
          <table:table-cell table:formula="of:=IF([$Vénusz.$E45]=&quot;+&quot;; [$Vénusz.H45]; -1*[$Vénusz.H45])" office:value-type="float" office:value="-30.9" calcext:value-type="float">
            <text:p>-30,9</text:p>
          </table:table-cell>
          <table:table-cell table:formula="of:=[.$J47]*3600+[.$K47]*60+[.$L47]" office:value-type="float" office:value="68582.09" calcext:value-type="float">
            <text:p>68582,1</text:p>
          </table:table-cell>
          <table:table-cell table:formula="of:=[.$M47]+[.$N47]/60+[.$O47]/3600" office:value-type="float" office:value="-16.7919166666667" calcext:value-type="float">
            <text:p>-16,792</text:p>
          </table:table-cell>
        </table:table-row>
        <table:table-row table:style-name="ro1">
          <table:table-cell table:formula="of:=DATE(2022;1;1)+ROW([.A48])-3" office:value-type="date" office:date-value="2022-02-15" calcext:value-type="date">
            <text:p>2022-02-15</text:p>
          </table:table-cell>
          <table:table-cell table:formula="of:=[$Mars.B46]" office:value-type="float" office:value="19" calcext:value-type="float">
            <text:p>19</text:p>
          </table:table-cell>
          <table:table-cell table:formula="of:=[$Mars.C46]" office:value-type="float" office:value="7" calcext:value-type="float">
            <text:p>7</text:p>
          </table:table-cell>
          <table:table-cell table:formula="of:=[$Mars.D46]" office:value-type="float" office:value="10.25" calcext:value-type="float">
            <text:p>10,25</text:p>
          </table:table-cell>
          <table:table-cell table:formula="of:=IF([$Mars.$E46]=&quot;+&quot;; [$Mars.F46]; -1*[$Mars.F46])" office:value-type="float" office:value="-23" calcext:value-type="float">
            <text:p>-23</text:p>
          </table:table-cell>
          <table:table-cell table:formula="of:=IF([$Mars.$E46]=&quot;+&quot;; [$Mars.G46]; -1*[$Mars.G46])" office:value-type="float" office:value="-12" calcext:value-type="float">
            <text:p>-12</text:p>
          </table:table-cell>
          <table:table-cell table:formula="of:=IF([$Mars.$E46]=&quot;+&quot;; [$Mars.H46]; -1*[$Mars.H46])" office:value-type="float" office:value="-16.8" calcext:value-type="float">
            <text:p>-16,8</text:p>
          </table:table-cell>
          <table:table-cell table:formula="of:=[$Mars.$B46]*3600+[$Mars.$C46]*60+[$Mars.$D46]" office:value-type="float" office:value="68830.25" calcext:value-type="float">
            <text:p>68830,3</text:p>
          </table:table-cell>
          <table:table-cell table:formula="of:=[.$E48]+[.$F48]/60+[.$G48]/3600" office:value-type="float" office:value="-23.2046666666667" calcext:value-type="float">
            <text:p>-23,205</text:p>
          </table:table-cell>
          <table:table-cell table:formula="of:=[$Vénusz.B46]" office:value-type="float" office:value="19" calcext:value-type="float">
            <text:p>19</text:p>
          </table:table-cell>
          <table:table-cell table:formula="of:=[$Vénusz.C46]" office:value-type="float" office:value="5" calcext:value-type="float">
            <text:p>5</text:p>
          </table:table-cell>
          <table:table-cell table:formula="of:=[$Vénusz.D46]" office:value-type="float" office:value="16.35" calcext:value-type="float">
            <text:p>16,35</text:p>
          </table:table-cell>
          <table:table-cell table:formula="of:=IF([$Vénusz.$E46]=&quot;+&quot;; [$Vénusz.F46]; -1*[$Vénusz.F46])" office:value-type="float" office:value="-16" calcext:value-type="float">
            <text:p>-16</text:p>
          </table:table-cell>
          <table:table-cell table:formula="of:=IF([$Vénusz.$E46]=&quot;+&quot;; [$Vénusz.G46]; -1*[$Vénusz.G46])" office:value-type="float" office:value="-49" calcext:value-type="float">
            <text:p>-49</text:p>
          </table:table-cell>
          <table:table-cell table:formula="of:=IF([$Vénusz.$E46]=&quot;+&quot;; [$Vénusz.H46]; -1*[$Vénusz.H46])" office:value-type="float" office:value="-45.2" calcext:value-type="float">
            <text:p>-45,2</text:p>
          </table:table-cell>
          <table:table-cell table:formula="of:=[.$J48]*3600+[.$K48]*60+[.$L48]" office:value-type="float" office:value="68716.35" calcext:value-type="float">
            <text:p>68716,4</text:p>
          </table:table-cell>
          <table:table-cell table:formula="of:=[.$M48]+[.$N48]/60+[.$O48]/3600" office:value-type="float" office:value="-16.8292222222222" calcext:value-type="float">
            <text:p>-16,829</text:p>
          </table:table-cell>
        </table:table-row>
        <table:table-row table:style-name="ro1">
          <table:table-cell table:formula="of:=DATE(2022;1;1)+ROW([.A49])-3" office:value-type="date" office:date-value="2022-02-16" calcext:value-type="date">
            <text:p>2022-02-16</text:p>
          </table:table-cell>
          <table:table-cell table:formula="of:=[$Mars.B47]" office:value-type="float" office:value="19" calcext:value-type="float">
            <text:p>19</text:p>
          </table:table-cell>
          <table:table-cell table:formula="of:=[$Mars.C47]" office:value-type="float" office:value="10" calcext:value-type="float">
            <text:p>10</text:p>
          </table:table-cell>
          <table:table-cell table:formula="of:=[$Mars.D47]" office:value-type="float" office:value="21.79" calcext:value-type="float">
            <text:p>21,79</text:p>
          </table:table-cell>
          <table:table-cell table:formula="of:=IF([$Mars.$E47]=&quot;+&quot;; [$Mars.F47]; -1*[$Mars.F47])" office:value-type="float" office:value="-23" calcext:value-type="float">
            <text:p>-23</text:p>
          </table:table-cell>
          <table:table-cell table:formula="of:=IF([$Mars.$E47]=&quot;+&quot;; [$Mars.G47]; -1*[$Mars.G47])" office:value-type="float" office:value="-7" calcext:value-type="float">
            <text:p>-7</text:p>
          </table:table-cell>
          <table:table-cell table:formula="of:=IF([$Mars.$E47]=&quot;+&quot;; [$Mars.H47]; -1*[$Mars.H47])" office:value-type="float" office:value="-48.9" calcext:value-type="float">
            <text:p>-48,9</text:p>
          </table:table-cell>
          <table:table-cell table:formula="of:=[$Mars.$B47]*3600+[$Mars.$C47]*60+[$Mars.$D47]" office:value-type="float" office:value="69021.79" calcext:value-type="float">
            <text:p>69021,8</text:p>
          </table:table-cell>
          <table:table-cell table:formula="of:=[.$E49]+[.$F49]/60+[.$G49]/3600" office:value-type="float" office:value="-23.13025" calcext:value-type="float">
            <text:p>-23,130</text:p>
          </table:table-cell>
          <table:table-cell table:formula="of:=[$Vénusz.B47]" office:value-type="float" office:value="19" calcext:value-type="float">
            <text:p>19</text:p>
          </table:table-cell>
          <table:table-cell table:formula="of:=[$Vénusz.C47]" office:value-type="float" office:value="7" calcext:value-type="float">
            <text:p>7</text:p>
          </table:table-cell>
          <table:table-cell table:formula="of:=[$Vénusz.D47]" office:value-type="float" office:value="36.79" calcext:value-type="float">
            <text:p>36,79</text:p>
          </table:table-cell>
          <table:table-cell table:formula="of:=IF([$Vénusz.$E47]=&quot;+&quot;; [$Vénusz.F47]; -1*[$Vénusz.F47])" office:value-type="float" office:value="-16" calcext:value-type="float">
            <text:p>-16</text:p>
          </table:table-cell>
          <table:table-cell table:formula="of:=IF([$Vénusz.$E47]=&quot;+&quot;; [$Vénusz.G47]; -1*[$Vénusz.G47])" office:value-type="float" office:value="-51" calcext:value-type="float">
            <text:p>-51</text:p>
          </table:table-cell>
          <table:table-cell table:formula="of:=IF([$Vénusz.$E47]=&quot;+&quot;; [$Vénusz.H47]; -1*[$Vénusz.H47])" office:value-type="float" office:value="-50.4" calcext:value-type="float">
            <text:p>-50,4</text:p>
          </table:table-cell>
          <table:table-cell table:formula="of:=[.$J49]*3600+[.$K49]*60+[.$L49]" office:value-type="float" office:value="68856.79" calcext:value-type="float">
            <text:p>68856,8</text:p>
          </table:table-cell>
          <table:table-cell table:formula="of:=[.$M49]+[.$N49]/60+[.$O49]/3600" office:value-type="float" office:value="-16.864" calcext:value-type="float">
            <text:p>-16,864</text:p>
          </table:table-cell>
        </table:table-row>
        <table:table-row table:style-name="ro1">
          <table:table-cell table:formula="of:=DATE(2022;1;1)+ROW([.A50])-3" office:value-type="date" office:date-value="2022-02-17" calcext:value-type="date">
            <text:p>2022-02-17</text:p>
          </table:table-cell>
          <table:table-cell table:formula="of:=[$Mars.B48]" office:value-type="float" office:value="19" calcext:value-type="float">
            <text:p>19</text:p>
          </table:table-cell>
          <table:table-cell table:formula="of:=[$Mars.C48]" office:value-type="float" office:value="13" calcext:value-type="float">
            <text:p>13</text:p>
          </table:table-cell>
          <table:table-cell table:formula="of:=[$Mars.D48]" office:value-type="float" office:value="33.26" calcext:value-type="float">
            <text:p>33,26</text:p>
          </table:table-cell>
          <table:table-cell table:formula="of:=IF([$Mars.$E48]=&quot;+&quot;; [$Mars.F48]; -1*[$Mars.F48])" office:value-type="float" office:value="-23" calcext:value-type="float">
            <text:p>-23</text:p>
          </table:table-cell>
          <table:table-cell table:formula="of:=IF([$Mars.$E48]=&quot;+&quot;; [$Mars.G48]; -1*[$Mars.G48])" office:value-type="float" office:value="-3" calcext:value-type="float">
            <text:p>-3</text:p>
          </table:table-cell>
          <table:table-cell table:formula="of:=IF([$Mars.$E48]=&quot;+&quot;; [$Mars.H48]; -1*[$Mars.H48])" office:value-type="float" office:value="-6.7" calcext:value-type="float">
            <text:p>-6,7</text:p>
          </table:table-cell>
          <table:table-cell table:formula="of:=[$Mars.$B48]*3600+[$Mars.$C48]*60+[$Mars.$D48]" office:value-type="float" office:value="69213.26" calcext:value-type="float">
            <text:p>69213,3</text:p>
          </table:table-cell>
          <table:table-cell table:formula="of:=[.$E50]+[.$F50]/60+[.$G50]/3600" office:value-type="float" office:value="-23.0518611111111" calcext:value-type="float">
            <text:p>-23,052</text:p>
          </table:table-cell>
          <table:table-cell table:formula="of:=[$Vénusz.B48]" office:value-type="float" office:value="19" calcext:value-type="float">
            <text:p>19</text:p>
          </table:table-cell>
          <table:table-cell table:formula="of:=[$Vénusz.C48]" office:value-type="float" office:value="10" calcext:value-type="float">
            <text:p>10</text:p>
          </table:table-cell>
          <table:table-cell table:formula="of:=[$Vénusz.D48]" office:value-type="float" office:value="3.18" calcext:value-type="float">
            <text:p>3,18</text:p>
          </table:table-cell>
          <table:table-cell table:formula="of:=IF([$Vénusz.$E48]=&quot;+&quot;; [$Vénusz.F48]; -1*[$Vénusz.F48])" office:value-type="float" office:value="-16" calcext:value-type="float">
            <text:p>-16</text:p>
          </table:table-cell>
          <table:table-cell table:formula="of:=IF([$Vénusz.$E48]=&quot;+&quot;; [$Vénusz.G48]; -1*[$Vénusz.G48])" office:value-type="float" office:value="-53" calcext:value-type="float">
            <text:p>-53</text:p>
          </table:table-cell>
          <table:table-cell table:formula="of:=IF([$Vénusz.$E48]=&quot;+&quot;; [$Vénusz.H48]; -1*[$Vénusz.H48])" office:value-type="float" office:value="-45.1" calcext:value-type="float">
            <text:p>-45,1</text:p>
          </table:table-cell>
          <table:table-cell table:formula="of:=[.$J50]*3600+[.$K50]*60+[.$L50]" office:value-type="float" office:value="69003.18" calcext:value-type="float">
            <text:p>69003,2</text:p>
          </table:table-cell>
          <table:table-cell table:formula="of:=[.$M50]+[.$N50]/60+[.$O50]/3600" office:value-type="float" office:value="-16.8958611111111" calcext:value-type="float">
            <text:p>-16,896</text:p>
          </table:table-cell>
        </table:table-row>
        <table:table-row table:style-name="ro1">
          <table:table-cell table:formula="of:=DATE(2022;1;1)+ROW([.A51])-3" office:value-type="date" office:date-value="2022-02-18" calcext:value-type="date">
            <text:p>2022-02-18</text:p>
          </table:table-cell>
          <table:table-cell table:formula="of:=[$Mars.B49]" office:value-type="float" office:value="19" calcext:value-type="float">
            <text:p>19</text:p>
          </table:table-cell>
          <table:table-cell table:formula="of:=[$Mars.C49]" office:value-type="float" office:value="16" calcext:value-type="float">
            <text:p>16</text:p>
          </table:table-cell>
          <table:table-cell table:formula="of:=[$Mars.D49]" office:value-type="float" office:value="44.65" calcext:value-type="float">
            <text:p>44,65</text:p>
          </table:table-cell>
          <table:table-cell table:formula="of:=IF([$Mars.$E49]=&quot;+&quot;; [$Mars.F49]; -1*[$Mars.F49])" office:value-type="float" office:value="-22" calcext:value-type="float">
            <text:p>-22</text:p>
          </table:table-cell>
          <table:table-cell table:formula="of:=IF([$Mars.$E49]=&quot;+&quot;; [$Mars.G49]; -1*[$Mars.G49])" office:value-type="float" office:value="-58" calcext:value-type="float">
            <text:p>-58</text:p>
          </table:table-cell>
          <table:table-cell table:formula="of:=IF([$Mars.$E49]=&quot;+&quot;; [$Mars.H49]; -1*[$Mars.H49])" office:value-type="float" office:value="-10.4" calcext:value-type="float">
            <text:p>-10,4</text:p>
          </table:table-cell>
          <table:table-cell table:formula="of:=[$Mars.$B49]*3600+[$Mars.$C49]*60+[$Mars.$D49]" office:value-type="float" office:value="69404.65" calcext:value-type="float">
            <text:p>69404,7</text:p>
          </table:table-cell>
          <table:table-cell table:formula="of:=[.$E51]+[.$F51]/60+[.$G51]/3600" office:value-type="float" office:value="-22.9695555555556" calcext:value-type="float">
            <text:p>-22,970</text:p>
          </table:table-cell>
          <table:table-cell table:formula="of:=[$Vénusz.B49]" office:value-type="float" office:value="19" calcext:value-type="float">
            <text:p>19</text:p>
          </table:table-cell>
          <table:table-cell table:formula="of:=[$Vénusz.C49]" office:value-type="float" office:value="12" calcext:value-type="float">
            <text:p>12</text:p>
          </table:table-cell>
          <table:table-cell table:formula="of:=[$Vénusz.D49]" office:value-type="float" office:value="35.3" calcext:value-type="float">
            <text:p>35,3</text:p>
          </table:table-cell>
          <table:table-cell table:formula="of:=IF([$Vénusz.$E49]=&quot;+&quot;; [$Vénusz.F49]; -1*[$Vénusz.F49])" office:value-type="float" office:value="-16" calcext:value-type="float">
            <text:p>-16</text:p>
          </table:table-cell>
          <table:table-cell table:formula="of:=IF([$Vénusz.$E49]=&quot;+&quot;; [$Vénusz.G49]; -1*[$Vénusz.G49])" office:value-type="float" office:value="-55" calcext:value-type="float">
            <text:p>-55</text:p>
          </table:table-cell>
          <table:table-cell table:formula="of:=IF([$Vénusz.$E49]=&quot;+&quot;; [$Vénusz.H49]; -1*[$Vénusz.H49])" office:value-type="float" office:value="-28" calcext:value-type="float">
            <text:p>-28</text:p>
          </table:table-cell>
          <table:table-cell table:formula="of:=[.$J51]*3600+[.$K51]*60+[.$L51]" office:value-type="float" office:value="69155.3" calcext:value-type="float">
            <text:p>69155,3</text:p>
          </table:table-cell>
          <table:table-cell table:formula="of:=[.$M51]+[.$N51]/60+[.$O51]/3600" office:value-type="float" office:value="-16.9244444444444" calcext:value-type="float">
            <text:p>-16,924</text:p>
          </table:table-cell>
        </table:table-row>
        <table:table-row table:style-name="ro1">
          <table:table-cell table:formula="of:=DATE(2022;1;1)+ROW([.A52])-3" office:value-type="date" office:date-value="2022-02-19" calcext:value-type="date">
            <text:p>2022-02-19</text:p>
          </table:table-cell>
          <table:table-cell table:formula="of:=[$Mars.B50]" office:value-type="float" office:value="19" calcext:value-type="float">
            <text:p>19</text:p>
          </table:table-cell>
          <table:table-cell table:formula="of:=[$Mars.C50]" office:value-type="float" office:value="19" calcext:value-type="float">
            <text:p>19</text:p>
          </table:table-cell>
          <table:table-cell table:formula="of:=[$Mars.D50]" office:value-type="float" office:value="55.94" calcext:value-type="float">
            <text:p>55,94</text:p>
          </table:table-cell>
          <table:table-cell table:formula="of:=IF([$Mars.$E50]=&quot;+&quot;; [$Mars.F50]; -1*[$Mars.F50])" office:value-type="float" office:value="-22" calcext:value-type="float">
            <text:p>-22</text:p>
          </table:table-cell>
          <table:table-cell table:formula="of:=IF([$Mars.$E50]=&quot;+&quot;; [$Mars.G50]; -1*[$Mars.G50])" office:value-type="float" office:value="-52" calcext:value-type="float">
            <text:p>-52</text:p>
          </table:table-cell>
          <table:table-cell table:formula="of:=IF([$Mars.$E50]=&quot;+&quot;; [$Mars.H50]; -1*[$Mars.H50])" office:value-type="float" office:value="-59.9" calcext:value-type="float">
            <text:p>-59,9</text:p>
          </table:table-cell>
          <table:table-cell table:formula="of:=[$Mars.$B50]*3600+[$Mars.$C50]*60+[$Mars.$D50]" office:value-type="float" office:value="69595.94" calcext:value-type="float">
            <text:p>69595,9</text:p>
          </table:table-cell>
          <table:table-cell table:formula="of:=[.$E52]+[.$F52]/60+[.$G52]/3600" office:value-type="float" office:value="-22.8833055555556" calcext:value-type="float">
            <text:p>-22,883</text:p>
          </table:table-cell>
          <table:table-cell table:formula="of:=[$Vénusz.B50]" office:value-type="float" office:value="19" calcext:value-type="float">
            <text:p>19</text:p>
          </table:table-cell>
          <table:table-cell table:formula="of:=[$Vénusz.C50]" office:value-type="float" office:value="15" calcext:value-type="float">
            <text:p>15</text:p>
          </table:table-cell>
          <table:table-cell table:formula="of:=[$Vénusz.D50]" office:value-type="float" office:value="12.91" calcext:value-type="float">
            <text:p>12,91</text:p>
          </table:table-cell>
          <table:table-cell table:formula="of:=IF([$Vénusz.$E50]=&quot;+&quot;; [$Vénusz.F50]; -1*[$Vénusz.F50])" office:value-type="float" office:value="-16" calcext:value-type="float">
            <text:p>-16</text:p>
          </table:table-cell>
          <table:table-cell table:formula="of:=IF([$Vénusz.$E50]=&quot;+&quot;; [$Vénusz.G50]; -1*[$Vénusz.G50])" office:value-type="float" office:value="-56" calcext:value-type="float">
            <text:p>-56</text:p>
          </table:table-cell>
          <table:table-cell table:formula="of:=IF([$Vénusz.$E50]=&quot;+&quot;; [$Vénusz.H50]; -1*[$Vénusz.H50])" office:value-type="float" office:value="-57.8" calcext:value-type="float">
            <text:p>-57,8</text:p>
          </table:table-cell>
          <table:table-cell table:formula="of:=[.$J52]*3600+[.$K52]*60+[.$L52]" office:value-type="float" office:value="69312.91" calcext:value-type="float">
            <text:p>69312,9</text:p>
          </table:table-cell>
          <table:table-cell table:formula="of:=[.$M52]+[.$N52]/60+[.$O52]/3600" office:value-type="float" office:value="-16.9493888888889" calcext:value-type="float">
            <text:p>-16,949</text:p>
          </table:table-cell>
        </table:table-row>
        <table:table-row table:style-name="ro1">
          <table:table-cell table:formula="of:=DATE(2022;1;1)+ROW([.A53])-3" office:value-type="date" office:date-value="2022-02-20" calcext:value-type="date">
            <text:p>2022-02-20</text:p>
          </table:table-cell>
          <table:table-cell table:formula="of:=[$Mars.B51]" office:value-type="float" office:value="19" calcext:value-type="float">
            <text:p>19</text:p>
          </table:table-cell>
          <table:table-cell table:formula="of:=[$Mars.C51]" office:value-type="float" office:value="23" calcext:value-type="float">
            <text:p>23</text:p>
          </table:table-cell>
          <table:table-cell table:formula="of:=[$Mars.D51]" office:value-type="float" office:value="7.12" calcext:value-type="float">
            <text:p>7,12</text:p>
          </table:table-cell>
          <table:table-cell table:formula="of:=IF([$Mars.$E51]=&quot;+&quot;; [$Mars.F51]; -1*[$Mars.F51])" office:value-type="float" office:value="-22" calcext:value-type="float">
            <text:p>-22</text:p>
          </table:table-cell>
          <table:table-cell table:formula="of:=IF([$Mars.$E51]=&quot;+&quot;; [$Mars.G51]; -1*[$Mars.G51])" office:value-type="float" office:value="-47" calcext:value-type="float">
            <text:p>-47</text:p>
          </table:table-cell>
          <table:table-cell table:formula="of:=IF([$Mars.$E51]=&quot;+&quot;; [$Mars.H51]; -1*[$Mars.H51])" office:value-type="float" office:value="-35.4" calcext:value-type="float">
            <text:p>-35,4</text:p>
          </table:table-cell>
          <table:table-cell table:formula="of:=[$Mars.$B51]*3600+[$Mars.$C51]*60+[$Mars.$D51]" office:value-type="float" office:value="69787.12" calcext:value-type="float">
            <text:p>69787,1</text:p>
          </table:table-cell>
          <table:table-cell table:formula="of:=[.$E53]+[.$F53]/60+[.$G53]/3600" office:value-type="float" office:value="-22.7931666666667" calcext:value-type="float">
            <text:p>-22,793</text:p>
          </table:table-cell>
          <table:table-cell table:formula="of:=[$Vénusz.B51]" office:value-type="float" office:value="19" calcext:value-type="float">
            <text:p>19</text:p>
          </table:table-cell>
          <table:table-cell table:formula="of:=[$Vénusz.C51]" office:value-type="float" office:value="17" calcext:value-type="float">
            <text:p>17</text:p>
          </table:table-cell>
          <table:table-cell table:formula="of:=[$Vénusz.D51]" office:value-type="float" office:value="55.81" calcext:value-type="float">
            <text:p>55,81</text:p>
          </table:table-cell>
          <table:table-cell table:formula="of:=IF([$Vénusz.$E51]=&quot;+&quot;; [$Vénusz.F51]; -1*[$Vénusz.F51])" office:value-type="float" office:value="-16" calcext:value-type="float">
            <text:p>-16</text:p>
          </table:table-cell>
          <table:table-cell table:formula="of:=IF([$Vénusz.$E51]=&quot;+&quot;; [$Vénusz.G51]; -1*[$Vénusz.G51])" office:value-type="float" office:value="-58" calcext:value-type="float">
            <text:p>-58</text:p>
          </table:table-cell>
          <table:table-cell table:formula="of:=IF([$Vénusz.$E51]=&quot;+&quot;; [$Vénusz.H51]; -1*[$Vénusz.H51])" office:value-type="float" office:value="-13.4" calcext:value-type="float">
            <text:p>-13,4</text:p>
          </table:table-cell>
          <table:table-cell table:formula="of:=[.$J53]*3600+[.$K53]*60+[.$L53]" office:value-type="float" office:value="69475.81" calcext:value-type="float">
            <text:p>69475,8</text:p>
          </table:table-cell>
          <table:table-cell table:formula="of:=[.$M53]+[.$N53]/60+[.$O53]/3600" office:value-type="float" office:value="-16.9703888888889" calcext:value-type="float">
            <text:p>-16,970</text:p>
          </table:table-cell>
        </table:table-row>
        <table:table-row table:style-name="ro1">
          <table:table-cell table:formula="of:=DATE(2022;1;1)+ROW([.A54])-3" office:value-type="date" office:date-value="2022-02-21" calcext:value-type="date">
            <text:p>2022-02-21</text:p>
          </table:table-cell>
          <table:table-cell table:formula="of:=[$Mars.B52]" office:value-type="float" office:value="19" calcext:value-type="float">
            <text:p>19</text:p>
          </table:table-cell>
          <table:table-cell table:formula="of:=[$Mars.C52]" office:value-type="float" office:value="26" calcext:value-type="float">
            <text:p>26</text:p>
          </table:table-cell>
          <table:table-cell table:formula="of:=[$Mars.D52]" office:value-type="float" office:value="18.19" calcext:value-type="float">
            <text:p>18,19</text:p>
          </table:table-cell>
          <table:table-cell table:formula="of:=IF([$Mars.$E52]=&quot;+&quot;; [$Mars.F52]; -1*[$Mars.F52])" office:value-type="float" office:value="-22" calcext:value-type="float">
            <text:p>-22</text:p>
          </table:table-cell>
          <table:table-cell table:formula="of:=IF([$Mars.$E52]=&quot;+&quot;; [$Mars.G52]; -1*[$Mars.G52])" office:value-type="float" office:value="-41" calcext:value-type="float">
            <text:p>-41</text:p>
          </table:table-cell>
          <table:table-cell table:formula="of:=IF([$Mars.$E52]=&quot;+&quot;; [$Mars.H52]; -1*[$Mars.H52])" office:value-type="float" office:value="-56.8" calcext:value-type="float">
            <text:p>-56,8</text:p>
          </table:table-cell>
          <table:table-cell table:formula="of:=[$Mars.$B52]*3600+[$Mars.$C52]*60+[$Mars.$D52]" office:value-type="float" office:value="69978.19" calcext:value-type="float">
            <text:p>69978,2</text:p>
          </table:table-cell>
          <table:table-cell table:formula="of:=[.$E54]+[.$F54]/60+[.$G54]/3600" office:value-type="float" office:value="-22.6991111111111" calcext:value-type="float">
            <text:p>-22,699</text:p>
          </table:table-cell>
          <table:table-cell table:formula="of:=[$Vénusz.B52]" office:value-type="float" office:value="19" calcext:value-type="float">
            <text:p>19</text:p>
          </table:table-cell>
          <table:table-cell table:formula="of:=[$Vénusz.C52]" office:value-type="float" office:value="20" calcext:value-type="float">
            <text:p>20</text:p>
          </table:table-cell>
          <table:table-cell table:formula="of:=[$Vénusz.D52]" office:value-type="float" office:value="43.77" calcext:value-type="float">
            <text:p>43,77</text:p>
          </table:table-cell>
          <table:table-cell table:formula="of:=IF([$Vénusz.$E52]=&quot;+&quot;; [$Vénusz.F52]; -1*[$Vénusz.F52])" office:value-type="float" office:value="-16" calcext:value-type="float">
            <text:p>-16</text:p>
          </table:table-cell>
          <table:table-cell table:formula="of:=IF([$Vénusz.$E52]=&quot;+&quot;; [$Vénusz.G52]; -1*[$Vénusz.G52])" office:value-type="float" office:value="-59" calcext:value-type="float">
            <text:p>-59</text:p>
          </table:table-cell>
          <table:table-cell table:formula="of:=IF([$Vénusz.$E52]=&quot;+&quot;; [$Vénusz.H52]; -1*[$Vénusz.H52])" office:value-type="float" office:value="-13.4" calcext:value-type="float">
            <text:p>-13,4</text:p>
          </table:table-cell>
          <table:table-cell table:formula="of:=[.$J54]*3600+[.$K54]*60+[.$L54]" office:value-type="float" office:value="69643.77" calcext:value-type="float">
            <text:p>69643,8</text:p>
          </table:table-cell>
          <table:table-cell table:formula="of:=[.$M54]+[.$N54]/60+[.$O54]/3600" office:value-type="float" office:value="-16.9870555555556" calcext:value-type="float">
            <text:p>-16,987</text:p>
          </table:table-cell>
        </table:table-row>
        <table:table-row table:style-name="ro1">
          <table:table-cell table:formula="of:=DATE(2022;1;1)+ROW([.A55])-3" office:value-type="date" office:date-value="2022-02-22" calcext:value-type="date">
            <text:p>2022-02-22</text:p>
          </table:table-cell>
          <table:table-cell table:formula="of:=[$Mars.B53]" office:value-type="float" office:value="19" calcext:value-type="float">
            <text:p>19</text:p>
          </table:table-cell>
          <table:table-cell table:formula="of:=[$Mars.C53]" office:value-type="float" office:value="29" calcext:value-type="float">
            <text:p>29</text:p>
          </table:table-cell>
          <table:table-cell table:formula="of:=[$Mars.D53]" office:value-type="float" office:value="29.14" calcext:value-type="float">
            <text:p>29,14</text:p>
          </table:table-cell>
          <table:table-cell table:formula="of:=IF([$Mars.$E53]=&quot;+&quot;; [$Mars.F53]; -1*[$Mars.F53])" office:value-type="float" office:value="-22" calcext:value-type="float">
            <text:p>-22</text:p>
          </table:table-cell>
          <table:table-cell table:formula="of:=IF([$Mars.$E53]=&quot;+&quot;; [$Mars.G53]; -1*[$Mars.G53])" office:value-type="float" office:value="-36" calcext:value-type="float">
            <text:p>-36</text:p>
          </table:table-cell>
          <table:table-cell table:formula="of:=IF([$Mars.$E53]=&quot;+&quot;; [$Mars.H53]; -1*[$Mars.H53])" office:value-type="float" office:value="-4.2" calcext:value-type="float">
            <text:p>-4,2</text:p>
          </table:table-cell>
          <table:table-cell table:formula="of:=[$Mars.$B53]*3600+[$Mars.$C53]*60+[$Mars.$D53]" office:value-type="float" office:value="70169.14" calcext:value-type="float">
            <text:p>70169,1</text:p>
          </table:table-cell>
          <table:table-cell table:formula="of:=[.$E55]+[.$F55]/60+[.$G55]/3600" office:value-type="float" office:value="-22.6011666666667" calcext:value-type="float">
            <text:p>-22,601</text:p>
          </table:table-cell>
          <table:table-cell table:formula="of:=[$Vénusz.B53]" office:value-type="float" office:value="19" calcext:value-type="float">
            <text:p>19</text:p>
          </table:table-cell>
          <table:table-cell table:formula="of:=[$Vénusz.C53]" office:value-type="float" office:value="23" calcext:value-type="float">
            <text:p>23</text:p>
          </table:table-cell>
          <table:table-cell table:formula="of:=[$Vénusz.D53]" office:value-type="float" office:value="36.6" calcext:value-type="float">
            <text:p>36,6</text:p>
          </table:table-cell>
          <table:table-cell table:formula="of:=IF([$Vénusz.$E53]=&quot;+&quot;; [$Vénusz.F53]; -1*[$Vénusz.F53])" office:value-type="float" office:value="-16" calcext:value-type="float">
            <text:p>-16</text:p>
          </table:table-cell>
          <table:table-cell table:formula="of:=IF([$Vénusz.$E53]=&quot;+&quot;; [$Vénusz.G53]; -1*[$Vénusz.G53])" office:value-type="float" office:value="-59" calcext:value-type="float">
            <text:p>-59</text:p>
          </table:table-cell>
          <table:table-cell table:formula="of:=IF([$Vénusz.$E53]=&quot;+&quot;; [$Vénusz.H53]; -1*[$Vénusz.H53])" office:value-type="float" office:value="-56.9" calcext:value-type="float">
            <text:p>-56,9</text:p>
          </table:table-cell>
          <table:table-cell table:formula="of:=[.$J55]*3600+[.$K55]*60+[.$L55]" office:value-type="float" office:value="69816.6" calcext:value-type="float">
            <text:p>69816,6</text:p>
          </table:table-cell>
          <table:table-cell table:formula="of:=[.$M55]+[.$N55]/60+[.$O55]/3600" office:value-type="float" office:value="-16.9991388888889" calcext:value-type="float">
            <text:p>-16,999</text:p>
          </table:table-cell>
        </table:table-row>
        <table:table-row table:style-name="ro1">
          <table:table-cell table:formula="of:=DATE(2022;1;1)+ROW([.A56])-3" office:value-type="date" office:date-value="2022-02-23" calcext:value-type="date">
            <text:p>2022-02-23</text:p>
          </table:table-cell>
          <table:table-cell table:formula="of:=[$Mars.B54]" office:value-type="float" office:value="19" calcext:value-type="float">
            <text:p>19</text:p>
          </table:table-cell>
          <table:table-cell table:formula="of:=[$Mars.C54]" office:value-type="float" office:value="32" calcext:value-type="float">
            <text:p>32</text:p>
          </table:table-cell>
          <table:table-cell table:formula="of:=[$Mars.D54]" office:value-type="float" office:value="39.94" calcext:value-type="float">
            <text:p>39,94</text:p>
          </table:table-cell>
          <table:table-cell table:formula="of:=IF([$Mars.$E54]=&quot;+&quot;; [$Mars.F54]; -1*[$Mars.F54])" office:value-type="float" office:value="-22" calcext:value-type="float">
            <text:p>-22</text:p>
          </table:table-cell>
          <table:table-cell table:formula="of:=IF([$Mars.$E54]=&quot;+&quot;; [$Mars.G54]; -1*[$Mars.G54])" office:value-type="float" office:value="-29" calcext:value-type="float">
            <text:p>-29</text:p>
          </table:table-cell>
          <table:table-cell table:formula="of:=IF([$Mars.$E54]=&quot;+&quot;; [$Mars.H54]; -1*[$Mars.H54])" office:value-type="float" office:value="-57.8" calcext:value-type="float">
            <text:p>-57,8</text:p>
          </table:table-cell>
          <table:table-cell table:formula="of:=[$Mars.$B54]*3600+[$Mars.$C54]*60+[$Mars.$D54]" office:value-type="float" office:value="70359.94" calcext:value-type="float">
            <text:p>70359,9</text:p>
          </table:table-cell>
          <table:table-cell table:formula="of:=[.$E56]+[.$F56]/60+[.$G56]/3600" office:value-type="float" office:value="-22.4993888888889" calcext:value-type="float">
            <text:p>-22,499</text:p>
          </table:table-cell>
          <table:table-cell table:formula="of:=[$Vénusz.B54]" office:value-type="float" office:value="19" calcext:value-type="float">
            <text:p>19</text:p>
          </table:table-cell>
          <table:table-cell table:formula="of:=[$Vénusz.C54]" office:value-type="float" office:value="26" calcext:value-type="float">
            <text:p>26</text:p>
          </table:table-cell>
          <table:table-cell table:formula="of:=[$Vénusz.D54]" office:value-type="float" office:value="34.08" calcext:value-type="float">
            <text:p>34,08</text:p>
          </table:table-cell>
          <table:table-cell table:formula="of:=IF([$Vénusz.$E54]=&quot;+&quot;; [$Vénusz.F54]; -1*[$Vénusz.F54])" office:value-type="float" office:value="-17" calcext:value-type="float">
            <text:p>-17</text:p>
          </table:table-cell>
          <table:table-cell table:formula="of:=IF([$Vénusz.$E54]=&quot;+&quot;; [$Vénusz.G54]; -1*[$Vénusz.G54])" office:value-type="float" office:value="-0" calcext:value-type="float">
            <text:p>0</text:p>
          </table:table-cell>
          <table:table-cell table:formula="of:=IF([$Vénusz.$E54]=&quot;+&quot;; [$Vénusz.H54]; -1*[$Vénusz.H54])" office:value-type="float" office:value="-22.8" calcext:value-type="float">
            <text:p>-22,8</text:p>
          </table:table-cell>
          <table:table-cell table:formula="of:=[.$J56]*3600+[.$K56]*60+[.$L56]" office:value-type="float" office:value="69994.08" calcext:value-type="float">
            <text:p>69994,1</text:p>
          </table:table-cell>
          <table:table-cell table:formula="of:=[.$M56]+[.$N56]/60+[.$O56]/3600" office:value-type="float" office:value="-17.0063333333333" calcext:value-type="float">
            <text:p>-17,006</text:p>
          </table:table-cell>
        </table:table-row>
        <table:table-row table:style-name="ro1">
          <table:table-cell table:formula="of:=DATE(2022;1;1)+ROW([.A57])-3" office:value-type="date" office:date-value="2022-02-24" calcext:value-type="date">
            <text:p>2022-02-24</text:p>
          </table:table-cell>
          <table:table-cell table:formula="of:=[$Mars.B55]" office:value-type="float" office:value="19" calcext:value-type="float">
            <text:p>19</text:p>
          </table:table-cell>
          <table:table-cell table:formula="of:=[$Mars.C55]" office:value-type="float" office:value="35" calcext:value-type="float">
            <text:p>35</text:p>
          </table:table-cell>
          <table:table-cell table:formula="of:=[$Mars.D55]" office:value-type="float" office:value="50.6" calcext:value-type="float">
            <text:p>50,6</text:p>
          </table:table-cell>
          <table:table-cell table:formula="of:=IF([$Mars.$E55]=&quot;+&quot;; [$Mars.F55]; -1*[$Mars.F55])" office:value-type="float" office:value="-22" calcext:value-type="float">
            <text:p>-22</text:p>
          </table:table-cell>
          <table:table-cell table:formula="of:=IF([$Mars.$E55]=&quot;+&quot;; [$Mars.G55]; -1*[$Mars.G55])" office:value-type="float" office:value="-23" calcext:value-type="float">
            <text:p>-23</text:p>
          </table:table-cell>
          <table:table-cell table:formula="of:=IF([$Mars.$E55]=&quot;+&quot;; [$Mars.H55]; -1*[$Mars.H55])" office:value-type="float" office:value="-37.5" calcext:value-type="float">
            <text:p>-37,5</text:p>
          </table:table-cell>
          <table:table-cell table:formula="of:=[$Mars.$B55]*3600+[$Mars.$C55]*60+[$Mars.$D55]" office:value-type="float" office:value="70550.6" calcext:value-type="float">
            <text:p>70550,6</text:p>
          </table:table-cell>
          <table:table-cell table:formula="of:=[.$E57]+[.$F57]/60+[.$G57]/3600" office:value-type="float" office:value="-22.39375" calcext:value-type="float">
            <text:p>-22,394</text:p>
          </table:table-cell>
          <table:table-cell table:formula="of:=[$Vénusz.B55]" office:value-type="float" office:value="19" calcext:value-type="float">
            <text:p>19</text:p>
          </table:table-cell>
          <table:table-cell table:formula="of:=[$Vénusz.C55]" office:value-type="float" office:value="29" calcext:value-type="float">
            <text:p>29</text:p>
          </table:table-cell>
          <table:table-cell table:formula="of:=[$Vénusz.D55]" office:value-type="float" office:value="36.01" calcext:value-type="float">
            <text:p>36,01</text:p>
          </table:table-cell>
          <table:table-cell table:formula="of:=IF([$Vénusz.$E55]=&quot;+&quot;; [$Vénusz.F55]; -1*[$Vénusz.F55])" office:value-type="float" office:value="-17" calcext:value-type="float">
            <text:p>-17</text:p>
          </table:table-cell>
          <table:table-cell table:formula="of:=IF([$Vénusz.$E55]=&quot;+&quot;; [$Vénusz.G55]; -1*[$Vénusz.G55])" office:value-type="float" office:value="-0" calcext:value-type="float">
            <text:p>0</text:p>
          </table:table-cell>
          <table:table-cell table:formula="of:=IF([$Vénusz.$E55]=&quot;+&quot;; [$Vénusz.H55]; -1*[$Vénusz.H55])" office:value-type="float" office:value="-30" calcext:value-type="float">
            <text:p>-30</text:p>
          </table:table-cell>
          <table:table-cell table:formula="of:=[.$J57]*3600+[.$K57]*60+[.$L57]" office:value-type="float" office:value="70176.01" calcext:value-type="float">
            <text:p>70176,0</text:p>
          </table:table-cell>
          <table:table-cell table:formula="of:=[.$M57]+[.$N57]/60+[.$O57]/3600" office:value-type="float" office:value="-17.0083333333333" calcext:value-type="float">
            <text:p>-17,008</text:p>
          </table:table-cell>
        </table:table-row>
        <table:table-row table:style-name="ro1">
          <table:table-cell table:formula="of:=DATE(2022;1;1)+ROW([.A58])-3" office:value-type="date" office:date-value="2022-02-25" calcext:value-type="date">
            <text:p>2022-02-25</text:p>
          </table:table-cell>
          <table:table-cell table:formula="of:=[$Mars.B56]" office:value-type="float" office:value="19" calcext:value-type="float">
            <text:p>19</text:p>
          </table:table-cell>
          <table:table-cell table:formula="of:=[$Mars.C56]" office:value-type="float" office:value="39" calcext:value-type="float">
            <text:p>39</text:p>
          </table:table-cell>
          <table:table-cell table:formula="of:=[$Mars.D56]" office:value-type="float" office:value="1.1" calcext:value-type="float">
            <text:p>1,1</text:p>
          </table:table-cell>
          <table:table-cell table:formula="of:=IF([$Mars.$E56]=&quot;+&quot;; [$Mars.F56]; -1*[$Mars.F56])" office:value-type="float" office:value="-22" calcext:value-type="float">
            <text:p>-22</text:p>
          </table:table-cell>
          <table:table-cell table:formula="of:=IF([$Mars.$E56]=&quot;+&quot;; [$Mars.G56]; -1*[$Mars.G56])" office:value-type="float" office:value="-17" calcext:value-type="float">
            <text:p>-17</text:p>
          </table:table-cell>
          <table:table-cell table:formula="of:=IF([$Mars.$E56]=&quot;+&quot;; [$Mars.H56]; -1*[$Mars.H56])" office:value-type="float" office:value="-3.4" calcext:value-type="float">
            <text:p>-3,4</text:p>
          </table:table-cell>
          <table:table-cell table:formula="of:=[$Mars.$B56]*3600+[$Mars.$C56]*60+[$Mars.$D56]" office:value-type="float" office:value="70741.1" calcext:value-type="float">
            <text:p>70741,1</text:p>
          </table:table-cell>
          <table:table-cell table:formula="of:=[.$E58]+[.$F58]/60+[.$G58]/3600" office:value-type="float" office:value="-22.2842777777778" calcext:value-type="float">
            <text:p>-22,284</text:p>
          </table:table-cell>
          <table:table-cell table:formula="of:=[$Vénusz.B56]" office:value-type="float" office:value="19" calcext:value-type="float">
            <text:p>19</text:p>
          </table:table-cell>
          <table:table-cell table:formula="of:=[$Vénusz.C56]" office:value-type="float" office:value="32" calcext:value-type="float">
            <text:p>32</text:p>
          </table:table-cell>
          <table:table-cell table:formula="of:=[$Vénusz.D56]" office:value-type="float" office:value="42.19" calcext:value-type="float">
            <text:p>42,19</text:p>
          </table:table-cell>
          <table:table-cell table:formula="of:=IF([$Vénusz.$E56]=&quot;+&quot;; [$Vénusz.F56]; -1*[$Vénusz.F56])" office:value-type="float" office:value="-17" calcext:value-type="float">
            <text:p>-17</text:p>
          </table:table-cell>
          <table:table-cell table:formula="of:=IF([$Vénusz.$E56]=&quot;+&quot;; [$Vénusz.G56]; -1*[$Vénusz.G56])" office:value-type="float" office:value="-0" calcext:value-type="float">
            <text:p>0</text:p>
          </table:table-cell>
          <table:table-cell table:formula="of:=IF([$Vénusz.$E56]=&quot;+&quot;; [$Vénusz.H56]; -1*[$Vénusz.H56])" office:value-type="float" office:value="-17.7" calcext:value-type="float">
            <text:p>-17,7</text:p>
          </table:table-cell>
          <table:table-cell table:formula="of:=[.$J58]*3600+[.$K58]*60+[.$L58]" office:value-type="float" office:value="70362.19" calcext:value-type="float">
            <text:p>70362,2</text:p>
          </table:table-cell>
          <table:table-cell table:formula="of:=[.$M58]+[.$N58]/60+[.$O58]/3600" office:value-type="float" office:value="-17.0049166666667" calcext:value-type="float">
            <text:p>-17,005</text:p>
          </table:table-cell>
        </table:table-row>
        <table:table-row table:style-name="ro1">
          <table:table-cell table:formula="of:=DATE(2022;1;1)+ROW([.A59])-3" office:value-type="date" office:date-value="2022-02-26" calcext:value-type="date">
            <text:p>2022-02-26</text:p>
          </table:table-cell>
          <table:table-cell table:formula="of:=[$Mars.B57]" office:value-type="float" office:value="19" calcext:value-type="float">
            <text:p>19</text:p>
          </table:table-cell>
          <table:table-cell table:formula="of:=[$Mars.C57]" office:value-type="float" office:value="42" calcext:value-type="float">
            <text:p>42</text:p>
          </table:table-cell>
          <table:table-cell table:formula="of:=[$Mars.D57]" office:value-type="float" office:value="11.43" calcext:value-type="float">
            <text:p>11,43</text:p>
          </table:table-cell>
          <table:table-cell table:formula="of:=IF([$Mars.$E57]=&quot;+&quot;; [$Mars.F57]; -1*[$Mars.F57])" office:value-type="float" office:value="-22" calcext:value-type="float">
            <text:p>-22</text:p>
          </table:table-cell>
          <table:table-cell table:formula="of:=IF([$Mars.$E57]=&quot;+&quot;; [$Mars.G57]; -1*[$Mars.G57])" office:value-type="float" office:value="-10" calcext:value-type="float">
            <text:p>-10</text:p>
          </table:table-cell>
          <table:table-cell table:formula="of:=IF([$Mars.$E57]=&quot;+&quot;; [$Mars.H57]; -1*[$Mars.H57])" office:value-type="float" office:value="-15.6" calcext:value-type="float">
            <text:p>-15,6</text:p>
          </table:table-cell>
          <table:table-cell table:formula="of:=[$Mars.$B57]*3600+[$Mars.$C57]*60+[$Mars.$D57]" office:value-type="float" office:value="70931.43" calcext:value-type="float">
            <text:p>70931,4</text:p>
          </table:table-cell>
          <table:table-cell table:formula="of:=[.$E59]+[.$F59]/60+[.$G59]/3600" office:value-type="float" office:value="-22.171" calcext:value-type="float">
            <text:p>-22,171</text:p>
          </table:table-cell>
          <table:table-cell table:formula="of:=[$Vénusz.B57]" office:value-type="float" office:value="19" calcext:value-type="float">
            <text:p>19</text:p>
          </table:table-cell>
          <table:table-cell table:formula="of:=[$Vénusz.C57]" office:value-type="float" office:value="35" calcext:value-type="float">
            <text:p>35</text:p>
          </table:table-cell>
          <table:table-cell table:formula="of:=[$Vénusz.D57]" office:value-type="float" office:value="52.42" calcext:value-type="float">
            <text:p>52,42</text:p>
          </table:table-cell>
          <table:table-cell table:formula="of:=IF([$Vénusz.$E57]=&quot;+&quot;; [$Vénusz.F57]; -1*[$Vénusz.F57])" office:value-type="float" office:value="-16" calcext:value-type="float">
            <text:p>-16</text:p>
          </table:table-cell>
          <table:table-cell table:formula="of:=IF([$Vénusz.$E57]=&quot;+&quot;; [$Vénusz.G57]; -1*[$Vénusz.G57])" office:value-type="float" office:value="-59" calcext:value-type="float">
            <text:p>-59</text:p>
          </table:table-cell>
          <table:table-cell table:formula="of:=IF([$Vénusz.$E57]=&quot;+&quot;; [$Vénusz.H57]; -1*[$Vénusz.H57])" office:value-type="float" office:value="-45" calcext:value-type="float">
            <text:p>-45</text:p>
          </table:table-cell>
          <table:table-cell table:formula="of:=[.$J59]*3600+[.$K59]*60+[.$L59]" office:value-type="float" office:value="70552.42" calcext:value-type="float">
            <text:p>70552,4</text:p>
          </table:table-cell>
          <table:table-cell table:formula="of:=[.$M59]+[.$N59]/60+[.$O59]/3600" office:value-type="float" office:value="-16.9958333333333" calcext:value-type="float">
            <text:p>-16,996</text:p>
          </table:table-cell>
        </table:table-row>
        <table:table-row table:style-name="ro1">
          <table:table-cell table:formula="of:=DATE(2022;1;1)+ROW([.A60])-3" office:value-type="date" office:date-value="2022-02-27" calcext:value-type="date">
            <text:p>2022-02-27</text:p>
          </table:table-cell>
          <table:table-cell table:formula="of:=[$Mars.B58]" office:value-type="float" office:value="19" calcext:value-type="float">
            <text:p>19</text:p>
          </table:table-cell>
          <table:table-cell table:formula="of:=[$Mars.C58]" office:value-type="float" office:value="45" calcext:value-type="float">
            <text:p>45</text:p>
          </table:table-cell>
          <table:table-cell table:formula="of:=[$Mars.D58]" office:value-type="float" office:value="21.58" calcext:value-type="float">
            <text:p>21,58</text:p>
          </table:table-cell>
          <table:table-cell table:formula="of:=IF([$Mars.$E58]=&quot;+&quot;; [$Mars.F58]; -1*[$Mars.F58])" office:value-type="float" office:value="-22" calcext:value-type="float">
            <text:p>-22</text:p>
          </table:table-cell>
          <table:table-cell table:formula="of:=IF([$Mars.$E58]=&quot;+&quot;; [$Mars.G58]; -1*[$Mars.G58])" office:value-type="float" office:value="-3" calcext:value-type="float">
            <text:p>-3</text:p>
          </table:table-cell>
          <table:table-cell table:formula="of:=IF([$Mars.$E58]=&quot;+&quot;; [$Mars.H58]; -1*[$Mars.H58])" office:value-type="float" office:value="-14.2" calcext:value-type="float">
            <text:p>-14,2</text:p>
          </table:table-cell>
          <table:table-cell table:formula="of:=[$Mars.$B58]*3600+[$Mars.$C58]*60+[$Mars.$D58]" office:value-type="float" office:value="71121.58" calcext:value-type="float">
            <text:p>71121,6</text:p>
          </table:table-cell>
          <table:table-cell table:formula="of:=[.$E60]+[.$F60]/60+[.$G60]/3600" office:value-type="float" office:value="-22.0539444444444" calcext:value-type="float">
            <text:p>-22,054</text:p>
          </table:table-cell>
          <table:table-cell table:formula="of:=[$Vénusz.B58]" office:value-type="float" office:value="19" calcext:value-type="float">
            <text:p>19</text:p>
          </table:table-cell>
          <table:table-cell table:formula="of:=[$Vénusz.C58]" office:value-type="float" office:value="39" calcext:value-type="float">
            <text:p>39</text:p>
          </table:table-cell>
          <table:table-cell table:formula="of:=[$Vénusz.D58]" office:value-type="float" office:value="6.53" calcext:value-type="float">
            <text:p>6,53</text:p>
          </table:table-cell>
          <table:table-cell table:formula="of:=IF([$Vénusz.$E58]=&quot;+&quot;; [$Vénusz.F58]; -1*[$Vénusz.F58])" office:value-type="float" office:value="-16" calcext:value-type="float">
            <text:p>-16</text:p>
          </table:table-cell>
          <table:table-cell table:formula="of:=IF([$Vénusz.$E58]=&quot;+&quot;; [$Vénusz.G58]; -1*[$Vénusz.G58])" office:value-type="float" office:value="-58" calcext:value-type="float">
            <text:p>-58</text:p>
          </table:table-cell>
          <table:table-cell table:formula="of:=IF([$Vénusz.$E58]=&quot;+&quot;; [$Vénusz.H58]; -1*[$Vénusz.H58])" office:value-type="float" office:value="-51.1" calcext:value-type="float">
            <text:p>-51,1</text:p>
          </table:table-cell>
          <table:table-cell table:formula="of:=[.$J60]*3600+[.$K60]*60+[.$L60]" office:value-type="float" office:value="70746.53" calcext:value-type="float">
            <text:p>70746,5</text:p>
          </table:table-cell>
          <table:table-cell table:formula="of:=[.$M60]+[.$N60]/60+[.$O60]/3600" office:value-type="float" office:value="-16.9808611111111" calcext:value-type="float">
            <text:p>-16,981</text:p>
          </table:table-cell>
        </table:table-row>
        <table:table-row table:style-name="ro1">
          <table:table-cell table:formula="of:=DATE(2022;1;1)+ROW([.A61])-3" office:value-type="date" office:date-value="2022-02-28" calcext:value-type="date">
            <text:p>2022-02-28</text:p>
          </table:table-cell>
          <table:table-cell table:formula="of:=[$Mars.B59]" office:value-type="float" office:value="19" calcext:value-type="float">
            <text:p>19</text:p>
          </table:table-cell>
          <table:table-cell table:formula="of:=[$Mars.C59]" office:value-type="float" office:value="48" calcext:value-type="float">
            <text:p>48</text:p>
          </table:table-cell>
          <table:table-cell table:formula="of:=[$Mars.D59]" office:value-type="float" office:value="31.52" calcext:value-type="float">
            <text:p>31,52</text:p>
          </table:table-cell>
          <table:table-cell table:formula="of:=IF([$Mars.$E59]=&quot;+&quot;; [$Mars.F59]; -1*[$Mars.F59])" office:value-type="float" office:value="-21" calcext:value-type="float">
            <text:p>-21</text:p>
          </table:table-cell>
          <table:table-cell table:formula="of:=IF([$Mars.$E59]=&quot;+&quot;; [$Mars.G59]; -1*[$Mars.G59])" office:value-type="float" office:value="-55" calcext:value-type="float">
            <text:p>-55</text:p>
          </table:table-cell>
          <table:table-cell table:formula="of:=IF([$Mars.$E59]=&quot;+&quot;; [$Mars.H59]; -1*[$Mars.H59])" office:value-type="float" office:value="-59.3" calcext:value-type="float">
            <text:p>-59,3</text:p>
          </table:table-cell>
          <table:table-cell table:formula="of:=[$Mars.$B59]*3600+[$Mars.$C59]*60+[$Mars.$D59]" office:value-type="float" office:value="71311.52" calcext:value-type="float">
            <text:p>71311,5</text:p>
          </table:table-cell>
          <table:table-cell table:formula="of:=[.$E61]+[.$F61]/60+[.$G61]/3600" office:value-type="float" office:value="-21.9331388888889" calcext:value-type="float">
            <text:p>-21,933</text:p>
          </table:table-cell>
          <table:table-cell table:formula="of:=[$Vénusz.B59]" office:value-type="float" office:value="19" calcext:value-type="float">
            <text:p>19</text:p>
          </table:table-cell>
          <table:table-cell table:formula="of:=[$Vénusz.C59]" office:value-type="float" office:value="42" calcext:value-type="float">
            <text:p>42</text:p>
          </table:table-cell>
          <table:table-cell table:formula="of:=[$Vénusz.D59]" office:value-type="float" office:value="24.32" calcext:value-type="float">
            <text:p>24,32</text:p>
          </table:table-cell>
          <table:table-cell table:formula="of:=IF([$Vénusz.$E59]=&quot;+&quot;; [$Vénusz.F59]; -1*[$Vénusz.F59])" office:value-type="float" office:value="-16" calcext:value-type="float">
            <text:p>-16</text:p>
          </table:table-cell>
          <table:table-cell table:formula="of:=IF([$Vénusz.$E59]=&quot;+&quot;; [$Vénusz.G59]; -1*[$Vénusz.G59])" office:value-type="float" office:value="-57" calcext:value-type="float">
            <text:p>-57</text:p>
          </table:table-cell>
          <table:table-cell table:formula="of:=IF([$Vénusz.$E59]=&quot;+&quot;; [$Vénusz.H59]; -1*[$Vénusz.H59])" office:value-type="float" office:value="-35.2" calcext:value-type="float">
            <text:p>-35,2</text:p>
          </table:table-cell>
          <table:table-cell table:formula="of:=[.$J61]*3600+[.$K61]*60+[.$L61]" office:value-type="float" office:value="70944.32" calcext:value-type="float">
            <text:p>70944,3</text:p>
          </table:table-cell>
          <table:table-cell table:formula="of:=[.$M61]+[.$N61]/60+[.$O61]/3600" office:value-type="float" office:value="-16.9597777777778" calcext:value-type="float">
            <text:p>-16,960</text:p>
          </table:table-cell>
        </table:table-row>
        <table:table-row table:style-name="ro1">
          <table:table-cell table:formula="of:=DATE(2022;1;1)+ROW([.A62])-3" office:value-type="date" office:date-value="2022-03-01" calcext:value-type="date">
            <text:p>2022-03-01</text:p>
          </table:table-cell>
          <table:table-cell table:formula="of:=[$Mars.B60]" office:value-type="float" office:value="19" calcext:value-type="float">
            <text:p>19</text:p>
          </table:table-cell>
          <table:table-cell table:formula="of:=[$Mars.C60]" office:value-type="float" office:value="51" calcext:value-type="float">
            <text:p>51</text:p>
          </table:table-cell>
          <table:table-cell table:formula="of:=[$Mars.D60]" office:value-type="float" office:value="41.27" calcext:value-type="float">
            <text:p>41,27</text:p>
          </table:table-cell>
          <table:table-cell table:formula="of:=IF([$Mars.$E60]=&quot;+&quot;; [$Mars.F60]; -1*[$Mars.F60])" office:value-type="float" office:value="-21" calcext:value-type="float">
            <text:p>-21</text:p>
          </table:table-cell>
          <table:table-cell table:formula="of:=IF([$Mars.$E60]=&quot;+&quot;; [$Mars.G60]; -1*[$Mars.G60])" office:value-type="float" office:value="-48" calcext:value-type="float">
            <text:p>-48</text:p>
          </table:table-cell>
          <table:table-cell table:formula="of:=IF([$Mars.$E60]=&quot;+&quot;; [$Mars.H60]; -1*[$Mars.H60])" office:value-type="float" office:value="-30.9" calcext:value-type="float">
            <text:p>-30,9</text:p>
          </table:table-cell>
          <table:table-cell table:formula="of:=[$Mars.$B60]*3600+[$Mars.$C60]*60+[$Mars.$D60]" office:value-type="float" office:value="71501.27" calcext:value-type="float">
            <text:p>71501,3</text:p>
          </table:table-cell>
          <table:table-cell table:formula="of:=[.$E62]+[.$F62]/60+[.$G62]/3600" office:value-type="float" office:value="-21.8085833333333" calcext:value-type="float">
            <text:p>-21,809</text:p>
          </table:table-cell>
          <table:table-cell table:formula="of:=[$Vénusz.B60]" office:value-type="float" office:value="19" calcext:value-type="float">
            <text:p>19</text:p>
          </table:table-cell>
          <table:table-cell table:formula="of:=[$Vénusz.C60]" office:value-type="float" office:value="45" calcext:value-type="float">
            <text:p>45</text:p>
          </table:table-cell>
          <table:table-cell table:formula="of:=[$Vénusz.D60]" office:value-type="float" office:value="45.62" calcext:value-type="float">
            <text:p>45,62</text:p>
          </table:table-cell>
          <table:table-cell table:formula="of:=IF([$Vénusz.$E60]=&quot;+&quot;; [$Vénusz.F60]; -1*[$Vénusz.F60])" office:value-type="float" office:value="-16" calcext:value-type="float">
            <text:p>-16</text:p>
          </table:table-cell>
          <table:table-cell table:formula="of:=IF([$Vénusz.$E60]=&quot;+&quot;; [$Vénusz.G60]; -1*[$Vénusz.G60])" office:value-type="float" office:value="-55" calcext:value-type="float">
            <text:p>-55</text:p>
          </table:table-cell>
          <table:table-cell table:formula="of:=IF([$Vénusz.$E60]=&quot;+&quot;; [$Vénusz.H60]; -1*[$Vénusz.H60])" office:value-type="float" office:value="-56.6" calcext:value-type="float">
            <text:p>-56,6</text:p>
          </table:table-cell>
          <table:table-cell table:formula="of:=[.$J62]*3600+[.$K62]*60+[.$L62]" office:value-type="float" office:value="71145.62" calcext:value-type="float">
            <text:p>71145,6</text:p>
          </table:table-cell>
          <table:table-cell table:formula="of:=[.$M62]+[.$N62]/60+[.$O62]/3600" office:value-type="float" office:value="-16.9323888888889" calcext:value-type="float">
            <text:p>-16,932</text:p>
          </table:table-cell>
        </table:table-row>
        <table:table-row table:style-name="ro1">
          <table:table-cell table:formula="of:=DATE(2022;1;1)+ROW([.A63])-3" office:value-type="date" office:date-value="2022-03-02" calcext:value-type="date">
            <text:p>2022-03-02</text:p>
          </table:table-cell>
          <table:table-cell table:formula="of:=[$Mars.B61]" office:value-type="float" office:value="19" calcext:value-type="float">
            <text:p>19</text:p>
          </table:table-cell>
          <table:table-cell table:formula="of:=[$Mars.C61]" office:value-type="float" office:value="54" calcext:value-type="float">
            <text:p>54</text:p>
          </table:table-cell>
          <table:table-cell table:formula="of:=[$Mars.D61]" office:value-type="float" office:value="50.79" calcext:value-type="float">
            <text:p>50,79</text:p>
          </table:table-cell>
          <table:table-cell table:formula="of:=IF([$Mars.$E61]=&quot;+&quot;; [$Mars.F61]; -1*[$Mars.F61])" office:value-type="float" office:value="-21" calcext:value-type="float">
            <text:p>-21</text:p>
          </table:table-cell>
          <table:table-cell table:formula="of:=IF([$Mars.$E61]=&quot;+&quot;; [$Mars.G61]; -1*[$Mars.G61])" office:value-type="float" office:value="-40" calcext:value-type="float">
            <text:p>-40</text:p>
          </table:table-cell>
          <table:table-cell table:formula="of:=IF([$Mars.$E61]=&quot;+&quot;; [$Mars.H61]; -1*[$Mars.H61])" office:value-type="float" office:value="-49.2" calcext:value-type="float">
            <text:p>-49,2</text:p>
          </table:table-cell>
          <table:table-cell table:formula="of:=[$Mars.$B61]*3600+[$Mars.$C61]*60+[$Mars.$D61]" office:value-type="float" office:value="71690.79" calcext:value-type="float">
            <text:p>71690,8</text:p>
          </table:table-cell>
          <table:table-cell table:formula="of:=[.$E63]+[.$F63]/60+[.$G63]/3600" office:value-type="float" office:value="-21.6803333333333" calcext:value-type="float">
            <text:p>-21,680</text:p>
          </table:table-cell>
          <table:table-cell table:formula="of:=[$Vénusz.B61]" office:value-type="float" office:value="19" calcext:value-type="float">
            <text:p>19</text:p>
          </table:table-cell>
          <table:table-cell table:formula="of:=[$Vénusz.C61]" office:value-type="float" office:value="49" calcext:value-type="float">
            <text:p>49</text:p>
          </table:table-cell>
          <table:table-cell table:formula="of:=[$Vénusz.D61]" office:value-type="float" office:value="10.25" calcext:value-type="float">
            <text:p>10,25</text:p>
          </table:table-cell>
          <table:table-cell table:formula="of:=IF([$Vénusz.$E61]=&quot;+&quot;; [$Vénusz.F61]; -1*[$Vénusz.F61])" office:value-type="float" office:value="-16" calcext:value-type="float">
            <text:p>-16</text:p>
          </table:table-cell>
          <table:table-cell table:formula="of:=IF([$Vénusz.$E61]=&quot;+&quot;; [$Vénusz.G61]; -1*[$Vénusz.G61])" office:value-type="float" office:value="-53" calcext:value-type="float">
            <text:p>-53</text:p>
          </table:table-cell>
          <table:table-cell table:formula="of:=IF([$Vénusz.$E61]=&quot;+&quot;; [$Vénusz.H61]; -1*[$Vénusz.H61])" office:value-type="float" office:value="-54.7" calcext:value-type="float">
            <text:p>-54,7</text:p>
          </table:table-cell>
          <table:table-cell table:formula="of:=[.$J63]*3600+[.$K63]*60+[.$L63]" office:value-type="float" office:value="71350.25" calcext:value-type="float">
            <text:p>71350,3</text:p>
          </table:table-cell>
          <table:table-cell table:formula="of:=[.$M63]+[.$N63]/60+[.$O63]/3600" office:value-type="float" office:value="-16.8985277777778" calcext:value-type="float">
            <text:p>-16,899</text:p>
          </table:table-cell>
        </table:table-row>
        <table:table-row table:style-name="ro1">
          <table:table-cell table:formula="of:=DATE(2022;1;1)+ROW([.A64])-3" office:value-type="date" office:date-value="2022-03-03" calcext:value-type="date">
            <text:p>2022-03-03</text:p>
          </table:table-cell>
          <table:table-cell table:formula="of:=[$Mars.B62]" office:value-type="float" office:value="19" calcext:value-type="float">
            <text:p>19</text:p>
          </table:table-cell>
          <table:table-cell table:formula="of:=[$Mars.C62]" office:value-type="float" office:value="58" calcext:value-type="float">
            <text:p>58</text:p>
          </table:table-cell>
          <table:table-cell table:formula="of:=[$Mars.D62]" office:value-type="float" office:value="0.08" calcext:value-type="float">
            <text:p>0,08</text:p>
          </table:table-cell>
          <table:table-cell table:formula="of:=IF([$Mars.$E62]=&quot;+&quot;; [$Mars.F62]; -1*[$Mars.F62])" office:value-type="float" office:value="-21" calcext:value-type="float">
            <text:p>-21</text:p>
          </table:table-cell>
          <table:table-cell table:formula="of:=IF([$Mars.$E62]=&quot;+&quot;; [$Mars.G62]; -1*[$Mars.G62])" office:value-type="float" office:value="-32" calcext:value-type="float">
            <text:p>-32</text:p>
          </table:table-cell>
          <table:table-cell table:formula="of:=IF([$Mars.$E62]=&quot;+&quot;; [$Mars.H62]; -1*[$Mars.H62])" office:value-type="float" office:value="-54.3" calcext:value-type="float">
            <text:p>-54,3</text:p>
          </table:table-cell>
          <table:table-cell table:formula="of:=[$Mars.$B62]*3600+[$Mars.$C62]*60+[$Mars.$D62]" office:value-type="float" office:value="71880.08" calcext:value-type="float">
            <text:p>71880,1</text:p>
          </table:table-cell>
          <table:table-cell table:formula="of:=[.$E64]+[.$F64]/60+[.$G64]/3600" office:value-type="float" office:value="-21.5484166666667" calcext:value-type="float">
            <text:p>-21,548</text:p>
          </table:table-cell>
          <table:table-cell table:formula="of:=[$Vénusz.B62]" office:value-type="float" office:value="19" calcext:value-type="float">
            <text:p>19</text:p>
          </table:table-cell>
          <table:table-cell table:formula="of:=[$Vénusz.C62]" office:value-type="float" office:value="52" calcext:value-type="float">
            <text:p>52</text:p>
          </table:table-cell>
          <table:table-cell table:formula="of:=[$Vénusz.D62]" office:value-type="float" office:value="38.04" calcext:value-type="float">
            <text:p>38,04</text:p>
          </table:table-cell>
          <table:table-cell table:formula="of:=IF([$Vénusz.$E62]=&quot;+&quot;; [$Vénusz.F62]; -1*[$Vénusz.F62])" office:value-type="float" office:value="-16" calcext:value-type="float">
            <text:p>-16</text:p>
          </table:table-cell>
          <table:table-cell table:formula="of:=IF([$Vénusz.$E62]=&quot;+&quot;; [$Vénusz.G62]; -1*[$Vénusz.G62])" office:value-type="float" office:value="-51" calcext:value-type="float">
            <text:p>-51</text:p>
          </table:table-cell>
          <table:table-cell table:formula="of:=IF([$Vénusz.$E62]=&quot;+&quot;; [$Vénusz.H62]; -1*[$Vénusz.H62])" office:value-type="float" office:value="-29" calcext:value-type="float">
            <text:p>-29</text:p>
          </table:table-cell>
          <table:table-cell table:formula="of:=[.$J64]*3600+[.$K64]*60+[.$L64]" office:value-type="float" office:value="71558.04" calcext:value-type="float">
            <text:p>71558,0</text:p>
          </table:table-cell>
          <table:table-cell table:formula="of:=[.$M64]+[.$N64]/60+[.$O64]/3600" office:value-type="float" office:value="-16.8580555555556" calcext:value-type="float">
            <text:p>-16,858</text:p>
          </table:table-cell>
        </table:table-row>
        <table:table-row table:style-name="ro1">
          <table:table-cell table:formula="of:=DATE(2022;1;1)+ROW([.A65])-3" office:value-type="date" office:date-value="2022-03-04" calcext:value-type="date">
            <text:p>2022-03-04</text:p>
          </table:table-cell>
          <table:table-cell table:formula="of:=[$Mars.B63]" office:value-type="float" office:value="20" calcext:value-type="float">
            <text:p>20</text:p>
          </table:table-cell>
          <table:table-cell table:formula="of:=[$Mars.C63]" office:value-type="float" office:value="1" calcext:value-type="float">
            <text:p>1</text:p>
          </table:table-cell>
          <table:table-cell table:formula="of:=[$Mars.D63]" office:value-type="float" office:value="9.13" calcext:value-type="float">
            <text:p>9,13</text:p>
          </table:table-cell>
          <table:table-cell table:formula="of:=IF([$Mars.$E63]=&quot;+&quot;; [$Mars.F63]; -1*[$Mars.F63])" office:value-type="float" office:value="-21" calcext:value-type="float">
            <text:p>-21</text:p>
          </table:table-cell>
          <table:table-cell table:formula="of:=IF([$Mars.$E63]=&quot;+&quot;; [$Mars.G63]; -1*[$Mars.G63])" office:value-type="float" office:value="-24" calcext:value-type="float">
            <text:p>-24</text:p>
          </table:table-cell>
          <table:table-cell table:formula="of:=IF([$Mars.$E63]=&quot;+&quot;; [$Mars.H63]; -1*[$Mars.H63])" office:value-type="float" office:value="-46.2" calcext:value-type="float">
            <text:p>-46,2</text:p>
          </table:table-cell>
          <table:table-cell table:formula="of:=[$Mars.$B63]*3600+[$Mars.$C63]*60+[$Mars.$D63]" office:value-type="float" office:value="72069.13" calcext:value-type="float">
            <text:p>72069,1</text:p>
          </table:table-cell>
          <table:table-cell table:formula="of:=[.$E65]+[.$F65]/60+[.$G65]/3600" office:value-type="float" office:value="-21.4128333333333" calcext:value-type="float">
            <text:p>-21,413</text:p>
          </table:table-cell>
          <table:table-cell table:formula="of:=[$Vénusz.B63]" office:value-type="float" office:value="19" calcext:value-type="float">
            <text:p>19</text:p>
          </table:table-cell>
          <table:table-cell table:formula="of:=[$Vénusz.C63]" office:value-type="float" office:value="56" calcext:value-type="float">
            <text:p>56</text:p>
          </table:table-cell>
          <table:table-cell table:formula="of:=[$Vénusz.D63]" office:value-type="float" office:value="8.86" calcext:value-type="float">
            <text:p>8,86</text:p>
          </table:table-cell>
          <table:table-cell table:formula="of:=IF([$Vénusz.$E63]=&quot;+&quot;; [$Vénusz.F63]; -1*[$Vénusz.F63])" office:value-type="float" office:value="-16" calcext:value-type="float">
            <text:p>-16</text:p>
          </table:table-cell>
          <table:table-cell table:formula="of:=IF([$Vénusz.$E63]=&quot;+&quot;; [$Vénusz.G63]; -1*[$Vénusz.G63])" office:value-type="float" office:value="-48" calcext:value-type="float">
            <text:p>-48</text:p>
          </table:table-cell>
          <table:table-cell table:formula="of:=IF([$Vénusz.$E63]=&quot;+&quot;; [$Vénusz.H63]; -1*[$Vénusz.H63])" office:value-type="float" office:value="-38.8" calcext:value-type="float">
            <text:p>-38,8</text:p>
          </table:table-cell>
          <table:table-cell table:formula="of:=[.$J65]*3600+[.$K65]*60+[.$L65]" office:value-type="float" office:value="71768.86" calcext:value-type="float">
            <text:p>71768,9</text:p>
          </table:table-cell>
          <table:table-cell table:formula="of:=[.$M65]+[.$N65]/60+[.$O65]/3600" office:value-type="float" office:value="-16.8107777777778" calcext:value-type="float">
            <text:p>-16,811</text:p>
          </table:table-cell>
        </table:table-row>
        <table:table-row table:style-name="ro1">
          <table:table-cell table:formula="of:=DATE(2022;1;1)+ROW([.A66])-3" office:value-type="date" office:date-value="2022-03-05" calcext:value-type="date">
            <text:p>2022-03-05</text:p>
          </table:table-cell>
          <table:table-cell table:formula="of:=[$Mars.B64]" office:value-type="float" office:value="20" calcext:value-type="float">
            <text:p>20</text:p>
          </table:table-cell>
          <table:table-cell table:formula="of:=[$Mars.C64]" office:value-type="float" office:value="4" calcext:value-type="float">
            <text:p>4</text:p>
          </table:table-cell>
          <table:table-cell table:formula="of:=[$Mars.D64]" office:value-type="float" office:value="17.93" calcext:value-type="float">
            <text:p>17,93</text:p>
          </table:table-cell>
          <table:table-cell table:formula="of:=IF([$Mars.$E64]=&quot;+&quot;; [$Mars.F64]; -1*[$Mars.F64])" office:value-type="float" office:value="-21" calcext:value-type="float">
            <text:p>-21</text:p>
          </table:table-cell>
          <table:table-cell table:formula="of:=IF([$Mars.$E64]=&quot;+&quot;; [$Mars.G64]; -1*[$Mars.G64])" office:value-type="float" office:value="-16" calcext:value-type="float">
            <text:p>-16</text:p>
          </table:table-cell>
          <table:table-cell table:formula="of:=IF([$Mars.$E64]=&quot;+&quot;; [$Mars.H64]; -1*[$Mars.H64])" office:value-type="float" office:value="-25.1" calcext:value-type="float">
            <text:p>-25,1</text:p>
          </table:table-cell>
          <table:table-cell table:formula="of:=[$Mars.$B64]*3600+[$Mars.$C64]*60+[$Mars.$D64]" office:value-type="float" office:value="72257.93" calcext:value-type="float">
            <text:p>72257,9</text:p>
          </table:table-cell>
          <table:table-cell table:formula="of:=[.$E66]+[.$F66]/60+[.$G66]/3600" office:value-type="float" office:value="-21.2736388888889" calcext:value-type="float">
            <text:p>-21,274</text:p>
          </table:table-cell>
          <table:table-cell table:formula="of:=[$Vénusz.B64]" office:value-type="float" office:value="19" calcext:value-type="float">
            <text:p>19</text:p>
          </table:table-cell>
          <table:table-cell table:formula="of:=[$Vénusz.C64]" office:value-type="float" office:value="59" calcext:value-type="float">
            <text:p>59</text:p>
          </table:table-cell>
          <table:table-cell table:formula="of:=[$Vénusz.D64]" office:value-type="float" office:value="42.53" calcext:value-type="float">
            <text:p>42,53</text:p>
          </table:table-cell>
          <table:table-cell table:formula="of:=IF([$Vénusz.$E64]=&quot;+&quot;; [$Vénusz.F64]; -1*[$Vénusz.F64])" office:value-type="float" office:value="-16" calcext:value-type="float">
            <text:p>-16</text:p>
          </table:table-cell>
          <table:table-cell table:formula="of:=IF([$Vénusz.$E64]=&quot;+&quot;; [$Vénusz.G64]; -1*[$Vénusz.G64])" office:value-type="float" office:value="-45" calcext:value-type="float">
            <text:p>-45</text:p>
          </table:table-cell>
          <table:table-cell table:formula="of:=IF([$Vénusz.$E64]=&quot;+&quot;; [$Vénusz.H64]; -1*[$Vénusz.H64])" office:value-type="float" office:value="-23.7" calcext:value-type="float">
            <text:p>-23,7</text:p>
          </table:table-cell>
          <table:table-cell table:formula="of:=[.$J66]*3600+[.$K66]*60+[.$L66]" office:value-type="float" office:value="71982.53" calcext:value-type="float">
            <text:p>71982,5</text:p>
          </table:table-cell>
          <table:table-cell table:formula="of:=[.$M66]+[.$N66]/60+[.$O66]/3600" office:value-type="float" office:value="-16.7565833333333" calcext:value-type="float">
            <text:p>-16,757</text:p>
          </table:table-cell>
        </table:table-row>
        <table:table-row table:style-name="ro1">
          <table:table-cell table:formula="of:=DATE(2022;1;1)+ROW([.A67])-3" office:value-type="date" office:date-value="2022-03-06" calcext:value-type="date">
            <text:p>2022-03-06</text:p>
          </table:table-cell>
          <table:table-cell table:formula="of:=[$Mars.B65]" office:value-type="float" office:value="20" calcext:value-type="float">
            <text:p>20</text:p>
          </table:table-cell>
          <table:table-cell table:formula="of:=[$Mars.C65]" office:value-type="float" office:value="7" calcext:value-type="float">
            <text:p>7</text:p>
          </table:table-cell>
          <table:table-cell table:formula="of:=[$Mars.D65]" office:value-type="float" office:value="26.47" calcext:value-type="float">
            <text:p>26,47</text:p>
          </table:table-cell>
          <table:table-cell table:formula="of:=IF([$Mars.$E65]=&quot;+&quot;; [$Mars.F65]; -1*[$Mars.F65])" office:value-type="float" office:value="-21" calcext:value-type="float">
            <text:p>-21</text:p>
          </table:table-cell>
          <table:table-cell table:formula="of:=IF([$Mars.$E65]=&quot;+&quot;; [$Mars.G65]; -1*[$Mars.G65])" office:value-type="float" office:value="-7" calcext:value-type="float">
            <text:p>-7</text:p>
          </table:table-cell>
          <table:table-cell table:formula="of:=IF([$Mars.$E65]=&quot;+&quot;; [$Mars.H65]; -1*[$Mars.H65])" office:value-type="float" office:value="-51.1" calcext:value-type="float">
            <text:p>-51,1</text:p>
          </table:table-cell>
          <table:table-cell table:formula="of:=[$Mars.$B65]*3600+[$Mars.$C65]*60+[$Mars.$D65]" office:value-type="float" office:value="72446.47" calcext:value-type="float">
            <text:p>72446,5</text:p>
          </table:table-cell>
          <table:table-cell table:formula="of:=[.$E67]+[.$F67]/60+[.$G67]/3600" office:value-type="float" office:value="-21.1308611111111" calcext:value-type="float">
            <text:p>-21,131</text:p>
          </table:table-cell>
          <table:table-cell table:formula="of:=[$Vénusz.B65]" office:value-type="float" office:value="20" calcext:value-type="float">
            <text:p>20</text:p>
          </table:table-cell>
          <table:table-cell table:formula="of:=[$Vénusz.C65]" office:value-type="float" office:value="3" calcext:value-type="float">
            <text:p>3</text:p>
          </table:table-cell>
          <table:table-cell table:formula="of:=[$Vénusz.D65]" office:value-type="float" office:value="18.92" calcext:value-type="float">
            <text:p>18,92</text:p>
          </table:table-cell>
          <table:table-cell table:formula="of:=IF([$Vénusz.$E65]=&quot;+&quot;; [$Vénusz.F65]; -1*[$Vénusz.F65])" office:value-type="float" office:value="-16" calcext:value-type="float">
            <text:p>-16</text:p>
          </table:table-cell>
          <table:table-cell table:formula="of:=IF([$Vénusz.$E65]=&quot;+&quot;; [$Vénusz.G65]; -1*[$Vénusz.G65])" office:value-type="float" office:value="-41" calcext:value-type="float">
            <text:p>-41</text:p>
          </table:table-cell>
          <table:table-cell table:formula="of:=IF([$Vénusz.$E65]=&quot;+&quot;; [$Vénusz.H65]; -1*[$Vénusz.H65])" office:value-type="float" office:value="-43.2" calcext:value-type="float">
            <text:p>-43,2</text:p>
          </table:table-cell>
          <table:table-cell table:formula="of:=[.$J67]*3600+[.$K67]*60+[.$L67]" office:value-type="float" office:value="72198.92" calcext:value-type="float">
            <text:p>72198,9</text:p>
          </table:table-cell>
          <table:table-cell table:formula="of:=[.$M67]+[.$N67]/60+[.$O67]/3600" office:value-type="float" office:value="-16.6953333333333" calcext:value-type="float">
            <text:p>-16,695</text:p>
          </table:table-cell>
        </table:table-row>
        <table:table-row table:style-name="ro1">
          <table:table-cell table:formula="of:=DATE(2022;1;1)+ROW([.A68])-3" office:value-type="date" office:date-value="2022-03-07" calcext:value-type="date">
            <text:p>2022-03-07</text:p>
          </table:table-cell>
          <table:table-cell table:formula="of:=[$Mars.B66]" office:value-type="float" office:value="20" calcext:value-type="float">
            <text:p>20</text:p>
          </table:table-cell>
          <table:table-cell table:formula="of:=[$Mars.C66]" office:value-type="float" office:value="10" calcext:value-type="float">
            <text:p>10</text:p>
          </table:table-cell>
          <table:table-cell table:formula="of:=[$Mars.D66]" office:value-type="float" office:value="34.75" calcext:value-type="float">
            <text:p>34,75</text:p>
          </table:table-cell>
          <table:table-cell table:formula="of:=IF([$Mars.$E66]=&quot;+&quot;; [$Mars.F66]; -1*[$Mars.F66])" office:value-type="float" office:value="-20" calcext:value-type="float">
            <text:p>-20</text:p>
          </table:table-cell>
          <table:table-cell table:formula="of:=IF([$Mars.$E66]=&quot;+&quot;; [$Mars.G66]; -1*[$Mars.G66])" office:value-type="float" office:value="-59" calcext:value-type="float">
            <text:p>-59</text:p>
          </table:table-cell>
          <table:table-cell table:formula="of:=IF([$Mars.$E66]=&quot;+&quot;; [$Mars.H66]; -1*[$Mars.H66])" office:value-type="float" office:value="-4.3" calcext:value-type="float">
            <text:p>-4,3</text:p>
          </table:table-cell>
          <table:table-cell table:formula="of:=[$Mars.$B66]*3600+[$Mars.$C66]*60+[$Mars.$D66]" office:value-type="float" office:value="72634.75" calcext:value-type="float">
            <text:p>72634,8</text:p>
          </table:table-cell>
          <table:table-cell table:formula="of:=[.$E68]+[.$F68]/60+[.$G68]/3600" office:value-type="float" office:value="-20.9845277777778" calcext:value-type="float">
            <text:p>-20,985</text:p>
          </table:table-cell>
          <table:table-cell table:formula="of:=[$Vénusz.B66]" office:value-type="float" office:value="20" calcext:value-type="float">
            <text:p>20</text:p>
          </table:table-cell>
          <table:table-cell table:formula="of:=[$Vénusz.C66]" office:value-type="float" office:value="6" calcext:value-type="float">
            <text:p>6</text:p>
          </table:table-cell>
          <table:table-cell table:formula="of:=[$Vénusz.D66]" office:value-type="float" office:value="57.9" calcext:value-type="float">
            <text:p>57,9</text:p>
          </table:table-cell>
          <table:table-cell table:formula="of:=IF([$Vénusz.$E66]=&quot;+&quot;; [$Vénusz.F66]; -1*[$Vénusz.F66])" office:value-type="float" office:value="-16" calcext:value-type="float">
            <text:p>-16</text:p>
          </table:table-cell>
          <table:table-cell table:formula="of:=IF([$Vénusz.$E66]=&quot;+&quot;; [$Vénusz.G66]; -1*[$Vénusz.G66])" office:value-type="float" office:value="-37" calcext:value-type="float">
            <text:p>-37</text:p>
          </table:table-cell>
          <table:table-cell table:formula="of:=IF([$Vénusz.$E66]=&quot;+&quot;; [$Vénusz.H66]; -1*[$Vénusz.H66])" office:value-type="float" office:value="-37" calcext:value-type="float">
            <text:p>-37</text:p>
          </table:table-cell>
          <table:table-cell table:formula="of:=[.$J68]*3600+[.$K68]*60+[.$L68]" office:value-type="float" office:value="72417.9" calcext:value-type="float">
            <text:p>72417,9</text:p>
          </table:table-cell>
          <table:table-cell table:formula="of:=[.$M68]+[.$N68]/60+[.$O68]/3600" office:value-type="float" office:value="-16.6269444444444" calcext:value-type="float">
            <text:p>-16,627</text:p>
          </table:table-cell>
        </table:table-row>
        <table:table-row table:style-name="ro1">
          <table:table-cell table:formula="of:=DATE(2022;1;1)+ROW([.A69])-3" office:value-type="date" office:date-value="2022-03-08" calcext:value-type="date">
            <text:p>2022-03-08</text:p>
          </table:table-cell>
          <table:table-cell table:formula="of:=[$Mars.B67]" office:value-type="float" office:value="20" calcext:value-type="float">
            <text:p>20</text:p>
          </table:table-cell>
          <table:table-cell table:formula="of:=[$Mars.C67]" office:value-type="float" office:value="13" calcext:value-type="float">
            <text:p>13</text:p>
          </table:table-cell>
          <table:table-cell table:formula="of:=[$Mars.D67]" office:value-type="float" office:value="42.75" calcext:value-type="float">
            <text:p>42,75</text:p>
          </table:table-cell>
          <table:table-cell table:formula="of:=IF([$Mars.$E67]=&quot;+&quot;; [$Mars.F67]; -1*[$Mars.F67])" office:value-type="float" office:value="-20" calcext:value-type="float">
            <text:p>-20</text:p>
          </table:table-cell>
          <table:table-cell table:formula="of:=IF([$Mars.$E67]=&quot;+&quot;; [$Mars.G67]; -1*[$Mars.G67])" office:value-type="float" office:value="-50" calcext:value-type="float">
            <text:p>-50</text:p>
          </table:table-cell>
          <table:table-cell table:formula="of:=IF([$Mars.$E67]=&quot;+&quot;; [$Mars.H67]; -1*[$Mars.H67])" office:value-type="float" office:value="-4.8" calcext:value-type="float">
            <text:p>-4,8</text:p>
          </table:table-cell>
          <table:table-cell table:formula="of:=[$Mars.$B67]*3600+[$Mars.$C67]*60+[$Mars.$D67]" office:value-type="float" office:value="72822.75" calcext:value-type="float">
            <text:p>72822,8</text:p>
          </table:table-cell>
          <table:table-cell table:formula="of:=[.$E69]+[.$F69]/60+[.$G69]/3600" office:value-type="float" office:value="-20.8346666666667" calcext:value-type="float">
            <text:p>-20,835</text:p>
          </table:table-cell>
          <table:table-cell table:formula="of:=[$Vénusz.B67]" office:value-type="float" office:value="20" calcext:value-type="float">
            <text:p>20</text:p>
          </table:table-cell>
          <table:table-cell table:formula="of:=[$Vénusz.C67]" office:value-type="float" office:value="10" calcext:value-type="float">
            <text:p>10</text:p>
          </table:table-cell>
          <table:table-cell table:formula="of:=[$Vénusz.D67]" office:value-type="float" office:value="39.33" calcext:value-type="float">
            <text:p>39,33</text:p>
          </table:table-cell>
          <table:table-cell table:formula="of:=IF([$Vénusz.$E67]=&quot;+&quot;; [$Vénusz.F67]; -1*[$Vénusz.F67])" office:value-type="float" office:value="-16" calcext:value-type="float">
            <text:p>-16</text:p>
          </table:table-cell>
          <table:table-cell table:formula="of:=IF([$Vénusz.$E67]=&quot;+&quot;; [$Vénusz.G67]; -1*[$Vénusz.G67])" office:value-type="float" office:value="-33" calcext:value-type="float">
            <text:p>-33</text:p>
          </table:table-cell>
          <table:table-cell table:formula="of:=IF([$Vénusz.$E67]=&quot;+&quot;; [$Vénusz.H67]; -1*[$Vénusz.H67])" office:value-type="float" office:value="-4.6" calcext:value-type="float">
            <text:p>-4,6</text:p>
          </table:table-cell>
          <table:table-cell table:formula="of:=[.$J69]*3600+[.$K69]*60+[.$L69]" office:value-type="float" office:value="72639.33" calcext:value-type="float">
            <text:p>72639,3</text:p>
          </table:table-cell>
          <table:table-cell table:formula="of:=[.$M69]+[.$N69]/60+[.$O69]/3600" office:value-type="float" office:value="-16.5512777777778" calcext:value-type="float">
            <text:p>-16,551</text:p>
          </table:table-cell>
        </table:table-row>
        <table:table-row table:style-name="ro1">
          <table:table-cell table:formula="of:=DATE(2022;1;1)+ROW([.A70])-3" office:value-type="date" office:date-value="2022-03-09" calcext:value-type="date">
            <text:p>2022-03-09</text:p>
          </table:table-cell>
          <table:table-cell table:formula="of:=[$Mars.B68]" office:value-type="float" office:value="20" calcext:value-type="float">
            <text:p>20</text:p>
          </table:table-cell>
          <table:table-cell table:formula="of:=[$Mars.C68]" office:value-type="float" office:value="16" calcext:value-type="float">
            <text:p>16</text:p>
          </table:table-cell>
          <table:table-cell table:formula="of:=[$Mars.D68]" office:value-type="float" office:value="50.47" calcext:value-type="float">
            <text:p>50,47</text:p>
          </table:table-cell>
          <table:table-cell table:formula="of:=IF([$Mars.$E68]=&quot;+&quot;; [$Mars.F68]; -1*[$Mars.F68])" office:value-type="float" office:value="-20" calcext:value-type="float">
            <text:p>-20</text:p>
          </table:table-cell>
          <table:table-cell table:formula="of:=IF([$Mars.$E68]=&quot;+&quot;; [$Mars.G68]; -1*[$Mars.G68])" office:value-type="float" office:value="-40" calcext:value-type="float">
            <text:p>-40</text:p>
          </table:table-cell>
          <table:table-cell table:formula="of:=IF([$Mars.$E68]=&quot;+&quot;; [$Mars.H68]; -1*[$Mars.H68])" office:value-type="float" office:value="-52.7" calcext:value-type="float">
            <text:p>-52,7</text:p>
          </table:table-cell>
          <table:table-cell table:formula="of:=[$Mars.$B68]*3600+[$Mars.$C68]*60+[$Mars.$D68]" office:value-type="float" office:value="73010.47" calcext:value-type="float">
            <text:p>73010,5</text:p>
          </table:table-cell>
          <table:table-cell table:formula="of:=[.$E70]+[.$F70]/60+[.$G70]/3600" office:value-type="float" office:value="-20.6813055555556" calcext:value-type="float">
            <text:p>-20,681</text:p>
          </table:table-cell>
          <table:table-cell table:formula="of:=[$Vénusz.B68]" office:value-type="float" office:value="20" calcext:value-type="float">
            <text:p>20</text:p>
          </table:table-cell>
          <table:table-cell table:formula="of:=[$Vénusz.C68]" office:value-type="float" office:value="14" calcext:value-type="float">
            <text:p>14</text:p>
          </table:table-cell>
          <table:table-cell table:formula="of:=[$Vénusz.D68]" office:value-type="float" office:value="23.08" calcext:value-type="float">
            <text:p>23,08</text:p>
          </table:table-cell>
          <table:table-cell table:formula="of:=IF([$Vénusz.$E68]=&quot;+&quot;; [$Vénusz.F68]; -1*[$Vénusz.F68])" office:value-type="float" office:value="-16" calcext:value-type="float">
            <text:p>-16</text:p>
          </table:table-cell>
          <table:table-cell table:formula="of:=IF([$Vénusz.$E68]=&quot;+&quot;; [$Vénusz.G68]; -1*[$Vénusz.G68])" office:value-type="float" office:value="-28" calcext:value-type="float">
            <text:p>-28</text:p>
          </table:table-cell>
          <table:table-cell table:formula="of:=IF([$Vénusz.$E68]=&quot;+&quot;; [$Vénusz.H68]; -1*[$Vénusz.H68])" office:value-type="float" office:value="-5.6" calcext:value-type="float">
            <text:p>-5,6</text:p>
          </table:table-cell>
          <table:table-cell table:formula="of:=[.$J70]*3600+[.$K70]*60+[.$L70]" office:value-type="float" office:value="72863.08" calcext:value-type="float">
            <text:p>72863,1</text:p>
          </table:table-cell>
          <table:table-cell table:formula="of:=[.$M70]+[.$N70]/60+[.$O70]/3600" office:value-type="float" office:value="-16.4682222222222" calcext:value-type="float">
            <text:p>-16,468</text:p>
          </table:table-cell>
        </table:table-row>
        <table:table-row table:style-name="ro1">
          <table:table-cell table:formula="of:=DATE(2022;1;1)+ROW([.A71])-3" office:value-type="date" office:date-value="2022-03-10" calcext:value-type="date">
            <text:p>2022-03-10</text:p>
          </table:table-cell>
          <table:table-cell table:formula="of:=[$Mars.B69]" office:value-type="float" office:value="20" calcext:value-type="float">
            <text:p>20</text:p>
          </table:table-cell>
          <table:table-cell table:formula="of:=[$Mars.C69]" office:value-type="float" office:value="19" calcext:value-type="float">
            <text:p>19</text:p>
          </table:table-cell>
          <table:table-cell table:formula="of:=[$Mars.D69]" office:value-type="float" office:value="57.9" calcext:value-type="float">
            <text:p>57,9</text:p>
          </table:table-cell>
          <table:table-cell table:formula="of:=IF([$Mars.$E69]=&quot;+&quot;; [$Mars.F69]; -1*[$Mars.F69])" office:value-type="float" office:value="-20" calcext:value-type="float">
            <text:p>-20</text:p>
          </table:table-cell>
          <table:table-cell table:formula="of:=IF([$Mars.$E69]=&quot;+&quot;; [$Mars.G69]; -1*[$Mars.G69])" office:value-type="float" office:value="-31" calcext:value-type="float">
            <text:p>-31</text:p>
          </table:table-cell>
          <table:table-cell table:formula="of:=IF([$Mars.$E69]=&quot;+&quot;; [$Mars.H69]; -1*[$Mars.H69])" office:value-type="float" office:value="-28.2" calcext:value-type="float">
            <text:p>-28,2</text:p>
          </table:table-cell>
          <table:table-cell table:formula="of:=[$Mars.$B69]*3600+[$Mars.$C69]*60+[$Mars.$D69]" office:value-type="float" office:value="73197.9" calcext:value-type="float">
            <text:p>73197,9</text:p>
          </table:table-cell>
          <table:table-cell table:formula="of:=[.$E71]+[.$F71]/60+[.$G71]/3600" office:value-type="float" office:value="-20.5245" calcext:value-type="float">
            <text:p>-20,525</text:p>
          </table:table-cell>
          <table:table-cell table:formula="of:=[$Vénusz.B69]" office:value-type="float" office:value="20" calcext:value-type="float">
            <text:p>20</text:p>
          </table:table-cell>
          <table:table-cell table:formula="of:=[$Vénusz.C69]" office:value-type="float" office:value="18" calcext:value-type="float">
            <text:p>18</text:p>
          </table:table-cell>
          <table:table-cell table:formula="of:=[$Vénusz.D69]" office:value-type="float" office:value="9.05" calcext:value-type="float">
            <text:p>9,05</text:p>
          </table:table-cell>
          <table:table-cell table:formula="of:=IF([$Vénusz.$E69]=&quot;+&quot;; [$Vénusz.F69]; -1*[$Vénusz.F69])" office:value-type="float" office:value="-16" calcext:value-type="float">
            <text:p>-16</text:p>
          </table:table-cell>
          <table:table-cell table:formula="of:=IF([$Vénusz.$E69]=&quot;+&quot;; [$Vénusz.G69]; -1*[$Vénusz.G69])" office:value-type="float" office:value="-22" calcext:value-type="float">
            <text:p>-22</text:p>
          </table:table-cell>
          <table:table-cell table:formula="of:=IF([$Vénusz.$E69]=&quot;+&quot;; [$Vénusz.H69]; -1*[$Vénusz.H69])" office:value-type="float" office:value="-39.9" calcext:value-type="float">
            <text:p>-39,9</text:p>
          </table:table-cell>
          <table:table-cell table:formula="of:=[.$J71]*3600+[.$K71]*60+[.$L71]" office:value-type="float" office:value="73089.05" calcext:value-type="float">
            <text:p>73089,1</text:p>
          </table:table-cell>
          <table:table-cell table:formula="of:=[.$M71]+[.$N71]/60+[.$O71]/3600" office:value-type="float" office:value="-16.37775" calcext:value-type="float">
            <text:p>-16,378</text:p>
          </table:table-cell>
        </table:table-row>
        <table:table-row table:style-name="ro1">
          <table:table-cell table:formula="of:=DATE(2022;1;1)+ROW([.A72])-3" office:value-type="date" office:date-value="2022-03-11" calcext:value-type="date">
            <text:p>2022-03-11</text:p>
          </table:table-cell>
          <table:table-cell table:formula="of:=[$Mars.B70]" office:value-type="float" office:value="20" calcext:value-type="float">
            <text:p>20</text:p>
          </table:table-cell>
          <table:table-cell table:formula="of:=[$Mars.C70]" office:value-type="float" office:value="23" calcext:value-type="float">
            <text:p>23</text:p>
          </table:table-cell>
          <table:table-cell table:formula="of:=[$Mars.D70]" office:value-type="float" office:value="5.05" calcext:value-type="float">
            <text:p>5,05</text:p>
          </table:table-cell>
          <table:table-cell table:formula="of:=IF([$Mars.$E70]=&quot;+&quot;; [$Mars.F70]; -1*[$Mars.F70])" office:value-type="float" office:value="-20" calcext:value-type="float">
            <text:p>-20</text:p>
          </table:table-cell>
          <table:table-cell table:formula="of:=IF([$Mars.$E70]=&quot;+&quot;; [$Mars.G70]; -1*[$Mars.G70])" office:value-type="float" office:value="-21" calcext:value-type="float">
            <text:p>-21</text:p>
          </table:table-cell>
          <table:table-cell table:formula="of:=IF([$Mars.$E70]=&quot;+&quot;; [$Mars.H70]; -1*[$Mars.H70])" office:value-type="float" office:value="-51.3" calcext:value-type="float">
            <text:p>-51,3</text:p>
          </table:table-cell>
          <table:table-cell table:formula="of:=[$Mars.$B70]*3600+[$Mars.$C70]*60+[$Mars.$D70]" office:value-type="float" office:value="73385.05" calcext:value-type="float">
            <text:p>73385,1</text:p>
          </table:table-cell>
          <table:table-cell table:formula="of:=[.$E72]+[.$F72]/60+[.$G72]/3600" office:value-type="float" office:value="-20.36425" calcext:value-type="float">
            <text:p>-20,364</text:p>
          </table:table-cell>
          <table:table-cell table:formula="of:=[$Vénusz.B70]" office:value-type="float" office:value="20" calcext:value-type="float">
            <text:p>20</text:p>
          </table:table-cell>
          <table:table-cell table:formula="of:=[$Vénusz.C70]" office:value-type="float" office:value="21" calcext:value-type="float">
            <text:p>21</text:p>
          </table:table-cell>
          <table:table-cell table:formula="of:=[$Vénusz.D70]" office:value-type="float" office:value="57.1" calcext:value-type="float">
            <text:p>57,1</text:p>
          </table:table-cell>
          <table:table-cell table:formula="of:=IF([$Vénusz.$E70]=&quot;+&quot;; [$Vénusz.F70]; -1*[$Vénusz.F70])" office:value-type="float" office:value="-16" calcext:value-type="float">
            <text:p>-16</text:p>
          </table:table-cell>
          <table:table-cell table:formula="of:=IF([$Vénusz.$E70]=&quot;+&quot;; [$Vénusz.G70]; -1*[$Vénusz.G70])" office:value-type="float" office:value="-16" calcext:value-type="float">
            <text:p>-16</text:p>
          </table:table-cell>
          <table:table-cell table:formula="of:=IF([$Vénusz.$E70]=&quot;+&quot;; [$Vénusz.H70]; -1*[$Vénusz.H70])" office:value-type="float" office:value="-47.1" calcext:value-type="float">
            <text:p>-47,1</text:p>
          </table:table-cell>
          <table:table-cell table:formula="of:=[.$J72]*3600+[.$K72]*60+[.$L72]" office:value-type="float" office:value="73317.1" calcext:value-type="float">
            <text:p>73317,1</text:p>
          </table:table-cell>
          <table:table-cell table:formula="of:=[.$M72]+[.$N72]/60+[.$O72]/3600" office:value-type="float" office:value="-16.27975" calcext:value-type="float">
            <text:p>-16,280</text:p>
          </table:table-cell>
        </table:table-row>
        <table:table-row table:style-name="ro1">
          <table:table-cell table:formula="of:=DATE(2022;1;1)+ROW([.A73])-3" office:value-type="date" office:date-value="2022-03-12" calcext:value-type="date">
            <text:p>2022-03-12</text:p>
          </table:table-cell>
          <table:table-cell table:formula="of:=[$Mars.B71]" office:value-type="float" office:value="20" calcext:value-type="float">
            <text:p>20</text:p>
          </table:table-cell>
          <table:table-cell table:formula="of:=[$Mars.C71]" office:value-type="float" office:value="26" calcext:value-type="float">
            <text:p>26</text:p>
          </table:table-cell>
          <table:table-cell table:formula="of:=[$Mars.D71]" office:value-type="float" office:value="11.89" calcext:value-type="float">
            <text:p>11,89</text:p>
          </table:table-cell>
          <table:table-cell table:formula="of:=IF([$Mars.$E71]=&quot;+&quot;; [$Mars.F71]; -1*[$Mars.F71])" office:value-type="float" office:value="-20" calcext:value-type="float">
            <text:p>-20</text:p>
          </table:table-cell>
          <table:table-cell table:formula="of:=IF([$Mars.$E71]=&quot;+&quot;; [$Mars.G71]; -1*[$Mars.G71])" office:value-type="float" office:value="-12" calcext:value-type="float">
            <text:p>-12</text:p>
          </table:table-cell>
          <table:table-cell table:formula="of:=IF([$Mars.$E71]=&quot;+&quot;; [$Mars.H71]; -1*[$Mars.H71])" office:value-type="float" office:value="-2.3" calcext:value-type="float">
            <text:p>-2,3</text:p>
          </table:table-cell>
          <table:table-cell table:formula="of:=[$Mars.$B71]*3600+[$Mars.$C71]*60+[$Mars.$D71]" office:value-type="float" office:value="73571.89" calcext:value-type="float">
            <text:p>73571,9</text:p>
          </table:table-cell>
          <table:table-cell table:formula="of:=[.$E73]+[.$F73]/60+[.$G73]/3600" office:value-type="float" office:value="-20.2006388888889" calcext:value-type="float">
            <text:p>-20,201</text:p>
          </table:table-cell>
          <table:table-cell table:formula="of:=[$Vénusz.B71]" office:value-type="float" office:value="20" calcext:value-type="float">
            <text:p>20</text:p>
          </table:table-cell>
          <table:table-cell table:formula="of:=[$Vénusz.C71]" office:value-type="float" office:value="25" calcext:value-type="float">
            <text:p>25</text:p>
          </table:table-cell>
          <table:table-cell table:formula="of:=[$Vénusz.D71]" office:value-type="float" office:value="47.13" calcext:value-type="float">
            <text:p>47,13</text:p>
          </table:table-cell>
          <table:table-cell table:formula="of:=IF([$Vénusz.$E71]=&quot;+&quot;; [$Vénusz.F71]; -1*[$Vénusz.F71])" office:value-type="float" office:value="-16" calcext:value-type="float">
            <text:p>-16</text:p>
          </table:table-cell>
          <table:table-cell table:formula="of:=IF([$Vénusz.$E71]=&quot;+&quot;; [$Vénusz.G71]; -1*[$Vénusz.G71])" office:value-type="float" office:value="-10" calcext:value-type="float">
            <text:p>-10</text:p>
          </table:table-cell>
          <table:table-cell table:formula="of:=IF([$Vénusz.$E71]=&quot;+&quot;; [$Vénusz.H71]; -1*[$Vénusz.H71])" office:value-type="float" office:value="-26.9" calcext:value-type="float">
            <text:p>-26,9</text:p>
          </table:table-cell>
          <table:table-cell table:formula="of:=[.$J73]*3600+[.$K73]*60+[.$L73]" office:value-type="float" office:value="73547.13" calcext:value-type="float">
            <text:p>73547,1</text:p>
          </table:table-cell>
          <table:table-cell table:formula="of:=[.$M73]+[.$N73]/60+[.$O73]/3600" office:value-type="float" office:value="-16.1741388888889" calcext:value-type="float">
            <text:p>-16,174</text:p>
          </table:table-cell>
        </table:table-row>
        <table:table-row table:style-name="ro1">
          <table:table-cell table:formula="of:=DATE(2022;1;1)+ROW([.A74])-3" office:value-type="date" office:date-value="2022-03-13" calcext:value-type="date">
            <text:p>2022-03-13</text:p>
          </table:table-cell>
          <table:table-cell table:formula="of:=[$Mars.B72]" office:value-type="float" office:value="20" calcext:value-type="float">
            <text:p>20</text:p>
          </table:table-cell>
          <table:table-cell table:formula="of:=[$Mars.C72]" office:value-type="float" office:value="29" calcext:value-type="float">
            <text:p>29</text:p>
          </table:table-cell>
          <table:table-cell table:formula="of:=[$Mars.D72]" office:value-type="float" office:value="18.44" calcext:value-type="float">
            <text:p>18,44</text:p>
          </table:table-cell>
          <table:table-cell table:formula="of:=IF([$Mars.$E72]=&quot;+&quot;; [$Mars.F72]; -1*[$Mars.F72])" office:value-type="float" office:value="-20" calcext:value-type="float">
            <text:p>-20</text:p>
          </table:table-cell>
          <table:table-cell table:formula="of:=IF([$Mars.$E72]=&quot;+&quot;; [$Mars.G72]; -1*[$Mars.G72])" office:value-type="float" office:value="-2" calcext:value-type="float">
            <text:p>-2</text:p>
          </table:table-cell>
          <table:table-cell table:formula="of:=IF([$Mars.$E72]=&quot;+&quot;; [$Mars.H72]; -1*[$Mars.H72])" office:value-type="float" office:value="-1.1" calcext:value-type="float">
            <text:p>-1,1</text:p>
          </table:table-cell>
          <table:table-cell table:formula="of:=[$Mars.$B72]*3600+[$Mars.$C72]*60+[$Mars.$D72]" office:value-type="float" office:value="73758.44" calcext:value-type="float">
            <text:p>73758,4</text:p>
          </table:table-cell>
          <table:table-cell table:formula="of:=[.$E74]+[.$F74]/60+[.$G74]/3600" office:value-type="float" office:value="-20.0336388888889" calcext:value-type="float">
            <text:p>-20,034</text:p>
          </table:table-cell>
          <table:table-cell table:formula="of:=[$Vénusz.B72]" office:value-type="float" office:value="20" calcext:value-type="float">
            <text:p>20</text:p>
          </table:table-cell>
          <table:table-cell table:formula="of:=[$Vénusz.C72]" office:value-type="float" office:value="29" calcext:value-type="float">
            <text:p>29</text:p>
          </table:table-cell>
          <table:table-cell table:formula="of:=[$Vénusz.D72]" office:value-type="float" office:value="39.03" calcext:value-type="float">
            <text:p>39,03</text:p>
          </table:table-cell>
          <table:table-cell table:formula="of:=IF([$Vénusz.$E72]=&quot;+&quot;; [$Vénusz.F72]; -1*[$Vénusz.F72])" office:value-type="float" office:value="-16" calcext:value-type="float">
            <text:p>-16</text:p>
          </table:table-cell>
          <table:table-cell table:formula="of:=IF([$Vénusz.$E72]=&quot;+&quot;; [$Vénusz.G72]; -1*[$Vénusz.G72])" office:value-type="float" office:value="-3" calcext:value-type="float">
            <text:p>-3</text:p>
          </table:table-cell>
          <table:table-cell table:formula="of:=IF([$Vénusz.$E72]=&quot;+&quot;; [$Vénusz.H72]; -1*[$Vénusz.H72])" office:value-type="float" office:value="-39.2" calcext:value-type="float">
            <text:p>-39,2</text:p>
          </table:table-cell>
          <table:table-cell table:formula="of:=[.$J74]*3600+[.$K74]*60+[.$L74]" office:value-type="float" office:value="73779.03" calcext:value-type="float">
            <text:p>73779,0</text:p>
          </table:table-cell>
          <table:table-cell table:formula="of:=[.$M74]+[.$N74]/60+[.$O74]/3600" office:value-type="float" office:value="-16.0608888888889" calcext:value-type="float">
            <text:p>-16,061</text:p>
          </table:table-cell>
        </table:table-row>
        <table:table-row table:style-name="ro1">
          <table:table-cell table:formula="of:=DATE(2022;1;1)+ROW([.A75])-3" office:value-type="date" office:date-value="2022-03-14" calcext:value-type="date">
            <text:p>2022-03-14</text:p>
          </table:table-cell>
          <table:table-cell table:formula="of:=[$Mars.B73]" office:value-type="float" office:value="20" calcext:value-type="float">
            <text:p>20</text:p>
          </table:table-cell>
          <table:table-cell table:formula="of:=[$Mars.C73]" office:value-type="float" office:value="32" calcext:value-type="float">
            <text:p>32</text:p>
          </table:table-cell>
          <table:table-cell table:formula="of:=[$Mars.D73]" office:value-type="float" office:value="24.68" calcext:value-type="float">
            <text:p>24,68</text:p>
          </table:table-cell>
          <table:table-cell table:formula="of:=IF([$Mars.$E73]=&quot;+&quot;; [$Mars.F73]; -1*[$Mars.F73])" office:value-type="float" office:value="-19" calcext:value-type="float">
            <text:p>-19</text:p>
          </table:table-cell>
          <table:table-cell table:formula="of:=IF([$Mars.$E73]=&quot;+&quot;; [$Mars.G73]; -1*[$Mars.G73])" office:value-type="float" office:value="-51" calcext:value-type="float">
            <text:p>-51</text:p>
          </table:table-cell>
          <table:table-cell table:formula="of:=IF([$Mars.$E73]=&quot;+&quot;; [$Mars.H73]; -1*[$Mars.H73])" office:value-type="float" office:value="-47.9" calcext:value-type="float">
            <text:p>-47,9</text:p>
          </table:table-cell>
          <table:table-cell table:formula="of:=[$Mars.$B73]*3600+[$Mars.$C73]*60+[$Mars.$D73]" office:value-type="float" office:value="73944.68" calcext:value-type="float">
            <text:p>73944,7</text:p>
          </table:table-cell>
          <table:table-cell table:formula="of:=[.$E75]+[.$F75]/60+[.$G75]/3600" office:value-type="float" office:value="-19.8633055555556" calcext:value-type="float">
            <text:p>-19,863</text:p>
          </table:table-cell>
          <table:table-cell table:formula="of:=[$Vénusz.B73]" office:value-type="float" office:value="20" calcext:value-type="float">
            <text:p>20</text:p>
          </table:table-cell>
          <table:table-cell table:formula="of:=[$Vénusz.C73]" office:value-type="float" office:value="33" calcext:value-type="float">
            <text:p>33</text:p>
          </table:table-cell>
          <table:table-cell table:formula="of:=[$Vénusz.D73]" office:value-type="float" office:value="32.7" calcext:value-type="float">
            <text:p>32,7</text:p>
          </table:table-cell>
          <table:table-cell table:formula="of:=IF([$Vénusz.$E73]=&quot;+&quot;; [$Vénusz.F73]; -1*[$Vénusz.F73])" office:value-type="float" office:value="-15" calcext:value-type="float">
            <text:p>-15</text:p>
          </table:table-cell>
          <table:table-cell table:formula="of:=IF([$Vénusz.$E73]=&quot;+&quot;; [$Vénusz.G73]; -1*[$Vénusz.G73])" office:value-type="float" office:value="-56" calcext:value-type="float">
            <text:p>-56</text:p>
          </table:table-cell>
          <table:table-cell table:formula="of:=IF([$Vénusz.$E73]=&quot;+&quot;; [$Vénusz.H73]; -1*[$Vénusz.H73])" office:value-type="float" office:value="-23.7" calcext:value-type="float">
            <text:p>-23,7</text:p>
          </table:table-cell>
          <table:table-cell table:formula="of:=[.$J75]*3600+[.$K75]*60+[.$L75]" office:value-type="float" office:value="74012.7" calcext:value-type="float">
            <text:p>74012,7</text:p>
          </table:table-cell>
          <table:table-cell table:formula="of:=[.$M75]+[.$N75]/60+[.$O75]/3600" office:value-type="float" office:value="-15.9399166666667" calcext:value-type="float">
            <text:p>-15,940</text:p>
          </table:table-cell>
        </table:table-row>
        <table:table-row table:style-name="ro1">
          <table:table-cell table:formula="of:=DATE(2022;1;1)+ROW([.A76])-3" office:value-type="date" office:date-value="2022-03-15" calcext:value-type="date">
            <text:p>2022-03-15</text:p>
          </table:table-cell>
          <table:table-cell table:formula="of:=[$Mars.B74]" office:value-type="float" office:value="20" calcext:value-type="float">
            <text:p>20</text:p>
          </table:table-cell>
          <table:table-cell table:formula="of:=[$Mars.C74]" office:value-type="float" office:value="35" calcext:value-type="float">
            <text:p>35</text:p>
          </table:table-cell>
          <table:table-cell table:formula="of:=[$Mars.D74]" office:value-type="float" office:value="30.62" calcext:value-type="float">
            <text:p>30,62</text:p>
          </table:table-cell>
          <table:table-cell table:formula="of:=IF([$Mars.$E74]=&quot;+&quot;; [$Mars.F74]; -1*[$Mars.F74])" office:value-type="float" office:value="-19" calcext:value-type="float">
            <text:p>-19</text:p>
          </table:table-cell>
          <table:table-cell table:formula="of:=IF([$Mars.$E74]=&quot;+&quot;; [$Mars.G74]; -1*[$Mars.G74])" office:value-type="float" office:value="-41" calcext:value-type="float">
            <text:p>-41</text:p>
          </table:table-cell>
          <table:table-cell table:formula="of:=IF([$Mars.$E74]=&quot;+&quot;; [$Mars.H74]; -1*[$Mars.H74])" office:value-type="float" office:value="-23" calcext:value-type="float">
            <text:p>-23</text:p>
          </table:table-cell>
          <table:table-cell table:formula="of:=[$Mars.$B74]*3600+[$Mars.$C74]*60+[$Mars.$D74]" office:value-type="float" office:value="74130.62" calcext:value-type="float">
            <text:p>74130,6</text:p>
          </table:table-cell>
          <table:table-cell table:formula="of:=[.$E76]+[.$F76]/60+[.$G76]/3600" office:value-type="float" office:value="-19.6897222222222" calcext:value-type="float">
            <text:p>-19,690</text:p>
          </table:table-cell>
          <table:table-cell table:formula="of:=[$Vénusz.B74]" office:value-type="float" office:value="20" calcext:value-type="float">
            <text:p>20</text:p>
          </table:table-cell>
          <table:table-cell table:formula="of:=[$Vénusz.C74]" office:value-type="float" office:value="37" calcext:value-type="float">
            <text:p>37</text:p>
          </table:table-cell>
          <table:table-cell table:formula="of:=[$Vénusz.D74]" office:value-type="float" office:value="28.05" calcext:value-type="float">
            <text:p>28,05</text:p>
          </table:table-cell>
          <table:table-cell table:formula="of:=IF([$Vénusz.$E74]=&quot;+&quot;; [$Vénusz.F74]; -1*[$Vénusz.F74])" office:value-type="float" office:value="-15" calcext:value-type="float">
            <text:p>-15</text:p>
          </table:table-cell>
          <table:table-cell table:formula="of:=IF([$Vénusz.$E74]=&quot;+&quot;; [$Vénusz.G74]; -1*[$Vénusz.G74])" office:value-type="float" office:value="-48" calcext:value-type="float">
            <text:p>-48</text:p>
          </table:table-cell>
          <table:table-cell table:formula="of:=IF([$Vénusz.$E74]=&quot;+&quot;; [$Vénusz.H74]; -1*[$Vénusz.H74])" office:value-type="float" office:value="-40.5" calcext:value-type="float">
            <text:p>-40,5</text:p>
          </table:table-cell>
          <table:table-cell table:formula="of:=[.$J76]*3600+[.$K76]*60+[.$L76]" office:value-type="float" office:value="74248.05" calcext:value-type="float">
            <text:p>74248,1</text:p>
          </table:table-cell>
          <table:table-cell table:formula="of:=[.$M76]+[.$N76]/60+[.$O76]/3600" office:value-type="float" office:value="-15.81125" calcext:value-type="float">
            <text:p>-15,811</text:p>
          </table:table-cell>
        </table:table-row>
        <table:table-row table:style-name="ro1">
          <table:table-cell table:formula="of:=DATE(2022;1;1)+ROW([.A77])-3" office:value-type="date" office:date-value="2022-03-16" calcext:value-type="date">
            <text:p>2022-03-16</text:p>
          </table:table-cell>
          <table:table-cell table:formula="of:=[$Mars.B75]" office:value-type="float" office:value="20" calcext:value-type="float">
            <text:p>20</text:p>
          </table:table-cell>
          <table:table-cell table:formula="of:=[$Mars.C75]" office:value-type="float" office:value="38" calcext:value-type="float">
            <text:p>38</text:p>
          </table:table-cell>
          <table:table-cell table:formula="of:=[$Mars.D75]" office:value-type="float" office:value="36.24" calcext:value-type="float">
            <text:p>36,24</text:p>
          </table:table-cell>
          <table:table-cell table:formula="of:=IF([$Mars.$E75]=&quot;+&quot;; [$Mars.F75]; -1*[$Mars.F75])" office:value-type="float" office:value="-19" calcext:value-type="float">
            <text:p>-19</text:p>
          </table:table-cell>
          <table:table-cell table:formula="of:=IF([$Mars.$E75]=&quot;+&quot;; [$Mars.G75]; -1*[$Mars.G75])" office:value-type="float" office:value="-30" calcext:value-type="float">
            <text:p>-30</text:p>
          </table:table-cell>
          <table:table-cell table:formula="of:=IF([$Mars.$E75]=&quot;+&quot;; [$Mars.H75]; -1*[$Mars.H75])" office:value-type="float" office:value="-46.3" calcext:value-type="float">
            <text:p>-46,3</text:p>
          </table:table-cell>
          <table:table-cell table:formula="of:=[$Mars.$B75]*3600+[$Mars.$C75]*60+[$Mars.$D75]" office:value-type="float" office:value="74316.24" calcext:value-type="float">
            <text:p>74316,2</text:p>
          </table:table-cell>
          <table:table-cell table:formula="of:=[.$E77]+[.$F77]/60+[.$G77]/3600" office:value-type="float" office:value="-19.5128611111111" calcext:value-type="float">
            <text:p>-19,513</text:p>
          </table:table-cell>
          <table:table-cell table:formula="of:=[$Vénusz.B75]" office:value-type="float" office:value="20" calcext:value-type="float">
            <text:p>20</text:p>
          </table:table-cell>
          <table:table-cell table:formula="of:=[$Vénusz.C75]" office:value-type="float" office:value="41" calcext:value-type="float">
            <text:p>41</text:p>
          </table:table-cell>
          <table:table-cell table:formula="of:=[$Vénusz.D75]" office:value-type="float" office:value="24.97" calcext:value-type="float">
            <text:p>24,97</text:p>
          </table:table-cell>
          <table:table-cell table:formula="of:=IF([$Vénusz.$E75]=&quot;+&quot;; [$Vénusz.F75]; -1*[$Vénusz.F75])" office:value-type="float" office:value="-15" calcext:value-type="float">
            <text:p>-15</text:p>
          </table:table-cell>
          <table:table-cell table:formula="of:=IF([$Vénusz.$E75]=&quot;+&quot;; [$Vénusz.G75]; -1*[$Vénusz.G75])" office:value-type="float" office:value="-40" calcext:value-type="float">
            <text:p>-40</text:p>
          </table:table-cell>
          <table:table-cell table:formula="of:=IF([$Vénusz.$E75]=&quot;+&quot;; [$Vénusz.H75]; -1*[$Vénusz.H75])" office:value-type="float" office:value="-29.2" calcext:value-type="float">
            <text:p>-29,2</text:p>
          </table:table-cell>
          <table:table-cell table:formula="of:=[.$J77]*3600+[.$K77]*60+[.$L77]" office:value-type="float" office:value="74484.97" calcext:value-type="float">
            <text:p>74485,0</text:p>
          </table:table-cell>
          <table:table-cell table:formula="of:=[.$M77]+[.$N77]/60+[.$O77]/3600" office:value-type="float" office:value="-15.6747777777778" calcext:value-type="float">
            <text:p>-15,675</text:p>
          </table:table-cell>
        </table:table-row>
        <table:table-row table:style-name="ro1">
          <table:table-cell table:formula="of:=DATE(2022;1;1)+ROW([.A78])-3" office:value-type="date" office:date-value="2022-03-17" calcext:value-type="date">
            <text:p>2022-03-17</text:p>
          </table:table-cell>
          <table:table-cell table:formula="of:=[$Mars.B76]" office:value-type="float" office:value="20" calcext:value-type="float">
            <text:p>20</text:p>
          </table:table-cell>
          <table:table-cell table:formula="of:=[$Mars.C76]" office:value-type="float" office:value="41" calcext:value-type="float">
            <text:p>41</text:p>
          </table:table-cell>
          <table:table-cell table:formula="of:=[$Mars.D76]" office:value-type="float" office:value="41.56" calcext:value-type="float">
            <text:p>41,56</text:p>
          </table:table-cell>
          <table:table-cell table:formula="of:=IF([$Mars.$E76]=&quot;+&quot;; [$Mars.F76]; -1*[$Mars.F76])" office:value-type="float" office:value="-19" calcext:value-type="float">
            <text:p>-19</text:p>
          </table:table-cell>
          <table:table-cell table:formula="of:=IF([$Mars.$E76]=&quot;+&quot;; [$Mars.G76]; -1*[$Mars.G76])" office:value-type="float" office:value="-19" calcext:value-type="float">
            <text:p>-19</text:p>
          </table:table-cell>
          <table:table-cell table:formula="of:=IF([$Mars.$E76]=&quot;+&quot;; [$Mars.H76]; -1*[$Mars.H76])" office:value-type="float" office:value="-58" calcext:value-type="float">
            <text:p>-58</text:p>
          </table:table-cell>
          <table:table-cell table:formula="of:=[$Mars.$B76]*3600+[$Mars.$C76]*60+[$Mars.$D76]" office:value-type="float" office:value="74501.56" calcext:value-type="float">
            <text:p>74501,6</text:p>
          </table:table-cell>
          <table:table-cell table:formula="of:=[.$E78]+[.$F78]/60+[.$G78]/3600" office:value-type="float" office:value="-19.3327777777778" calcext:value-type="float">
            <text:p>-19,333</text:p>
          </table:table-cell>
          <table:table-cell table:formula="of:=[$Vénusz.B76]" office:value-type="float" office:value="20" calcext:value-type="float">
            <text:p>20</text:p>
          </table:table-cell>
          <table:table-cell table:formula="of:=[$Vénusz.C76]" office:value-type="float" office:value="45" calcext:value-type="float">
            <text:p>45</text:p>
          </table:table-cell>
          <table:table-cell table:formula="of:=[$Vénusz.D76]" office:value-type="float" office:value="23.37" calcext:value-type="float">
            <text:p>23,37</text:p>
          </table:table-cell>
          <table:table-cell table:formula="of:=IF([$Vénusz.$E76]=&quot;+&quot;; [$Vénusz.F76]; -1*[$Vénusz.F76])" office:value-type="float" office:value="-15" calcext:value-type="float">
            <text:p>-15</text:p>
          </table:table-cell>
          <table:table-cell table:formula="of:=IF([$Vénusz.$E76]=&quot;+&quot;; [$Vénusz.G76]; -1*[$Vénusz.G76])" office:value-type="float" office:value="-31" calcext:value-type="float">
            <text:p>-31</text:p>
          </table:table-cell>
          <table:table-cell table:formula="of:=IF([$Vénusz.$E76]=&quot;+&quot;; [$Vénusz.H76]; -1*[$Vénusz.H76])" office:value-type="float" office:value="-49.9" calcext:value-type="float">
            <text:p>-49,9</text:p>
          </table:table-cell>
          <table:table-cell table:formula="of:=[.$J78]*3600+[.$K78]*60+[.$L78]" office:value-type="float" office:value="74723.37" calcext:value-type="float">
            <text:p>74723,4</text:p>
          </table:table-cell>
          <table:table-cell table:formula="of:=[.$M78]+[.$N78]/60+[.$O78]/3600" office:value-type="float" office:value="-15.5305277777778" calcext:value-type="float">
            <text:p>-15,531</text:p>
          </table:table-cell>
        </table:table-row>
        <table:table-row table:style-name="ro1">
          <table:table-cell table:formula="of:=DATE(2022;1;1)+ROW([.A79])-3" office:value-type="date" office:date-value="2022-03-18" calcext:value-type="date">
            <text:p>2022-03-18</text:p>
          </table:table-cell>
          <table:table-cell table:formula="of:=[$Mars.B77]" office:value-type="float" office:value="20" calcext:value-type="float">
            <text:p>20</text:p>
          </table:table-cell>
          <table:table-cell table:formula="of:=[$Mars.C77]" office:value-type="float" office:value="44" calcext:value-type="float">
            <text:p>44</text:p>
          </table:table-cell>
          <table:table-cell table:formula="of:=[$Mars.D77]" office:value-type="float" office:value="46.55" calcext:value-type="float">
            <text:p>46,55</text:p>
          </table:table-cell>
          <table:table-cell table:formula="of:=IF([$Mars.$E77]=&quot;+&quot;; [$Mars.F77]; -1*[$Mars.F77])" office:value-type="float" office:value="-19" calcext:value-type="float">
            <text:p>-19</text:p>
          </table:table-cell>
          <table:table-cell table:formula="of:=IF([$Mars.$E77]=&quot;+&quot;; [$Mars.G77]; -1*[$Mars.G77])" office:value-type="float" office:value="-8" calcext:value-type="float">
            <text:p>-8</text:p>
          </table:table-cell>
          <table:table-cell table:formula="of:=IF([$Mars.$E77]=&quot;+&quot;; [$Mars.H77]; -1*[$Mars.H77])" office:value-type="float" office:value="-58.2" calcext:value-type="float">
            <text:p>-58,2</text:p>
          </table:table-cell>
          <table:table-cell table:formula="of:=[$Mars.$B77]*3600+[$Mars.$C77]*60+[$Mars.$D77]" office:value-type="float" office:value="74686.55" calcext:value-type="float">
            <text:p>74686,6</text:p>
          </table:table-cell>
          <table:table-cell table:formula="of:=[.$E79]+[.$F79]/60+[.$G79]/3600" office:value-type="float" office:value="-19.1495" calcext:value-type="float">
            <text:p>-19,150</text:p>
          </table:table-cell>
          <table:table-cell table:formula="of:=[$Vénusz.B77]" office:value-type="float" office:value="20" calcext:value-type="float">
            <text:p>20</text:p>
          </table:table-cell>
          <table:table-cell table:formula="of:=[$Vénusz.C77]" office:value-type="float" office:value="49" calcext:value-type="float">
            <text:p>49</text:p>
          </table:table-cell>
          <table:table-cell table:formula="of:=[$Vénusz.D77]" office:value-type="float" office:value="23.17" calcext:value-type="float">
            <text:p>23,17</text:p>
          </table:table-cell>
          <table:table-cell table:formula="of:=IF([$Vénusz.$E77]=&quot;+&quot;; [$Vénusz.F77]; -1*[$Vénusz.F77])" office:value-type="float" office:value="-15" calcext:value-type="float">
            <text:p>-15</text:p>
          </table:table-cell>
          <table:table-cell table:formula="of:=IF([$Vénusz.$E77]=&quot;+&quot;; [$Vénusz.G77]; -1*[$Vénusz.G77])" office:value-type="float" office:value="-22" calcext:value-type="float">
            <text:p>-22</text:p>
          </table:table-cell>
          <table:table-cell table:formula="of:=IF([$Vénusz.$E77]=&quot;+&quot;; [$Vénusz.H77]; -1*[$Vénusz.H77])" office:value-type="float" office:value="-42.5" calcext:value-type="float">
            <text:p>-42,5</text:p>
          </table:table-cell>
          <table:table-cell table:formula="of:=[.$J79]*3600+[.$K79]*60+[.$L79]" office:value-type="float" office:value="74963.17" calcext:value-type="float">
            <text:p>74963,2</text:p>
          </table:table-cell>
          <table:table-cell table:formula="of:=[.$M79]+[.$N79]/60+[.$O79]/3600" office:value-type="float" office:value="-15.3784722222222" calcext:value-type="float">
            <text:p>-15,378</text:p>
          </table:table-cell>
        </table:table-row>
        <table:table-row table:style-name="ro1">
          <table:table-cell table:formula="of:=DATE(2022;1;1)+ROW([.A80])-3" office:value-type="date" office:date-value="2022-03-19" calcext:value-type="date">
            <text:p>2022-03-19</text:p>
          </table:table-cell>
          <table:table-cell table:formula="of:=[$Mars.B78]" office:value-type="float" office:value="20" calcext:value-type="float">
            <text:p>20</text:p>
          </table:table-cell>
          <table:table-cell table:formula="of:=[$Mars.C78]" office:value-type="float" office:value="47" calcext:value-type="float">
            <text:p>47</text:p>
          </table:table-cell>
          <table:table-cell table:formula="of:=[$Mars.D78]" office:value-type="float" office:value="51.23" calcext:value-type="float">
            <text:p>51,23</text:p>
          </table:table-cell>
          <table:table-cell table:formula="of:=IF([$Mars.$E78]=&quot;+&quot;; [$Mars.F78]; -1*[$Mars.F78])" office:value-type="float" office:value="-18" calcext:value-type="float">
            <text:p>-18</text:p>
          </table:table-cell>
          <table:table-cell table:formula="of:=IF([$Mars.$E78]=&quot;+&quot;; [$Mars.G78]; -1*[$Mars.G78])" office:value-type="float" office:value="-57" calcext:value-type="float">
            <text:p>-57</text:p>
          </table:table-cell>
          <table:table-cell table:formula="of:=IF([$Mars.$E78]=&quot;+&quot;; [$Mars.H78]; -1*[$Mars.H78])" office:value-type="float" office:value="-47.1" calcext:value-type="float">
            <text:p>-47,1</text:p>
          </table:table-cell>
          <table:table-cell table:formula="of:=[$Mars.$B78]*3600+[$Mars.$C78]*60+[$Mars.$D78]" office:value-type="float" office:value="74871.23" calcext:value-type="float">
            <text:p>74871,2</text:p>
          </table:table-cell>
          <table:table-cell table:formula="of:=[.$E80]+[.$F80]/60+[.$G80]/3600" office:value-type="float" office:value="-18.9630833333333" calcext:value-type="float">
            <text:p>-18,963</text:p>
          </table:table-cell>
          <table:table-cell table:formula="of:=[$Vénusz.B78]" office:value-type="float" office:value="20" calcext:value-type="float">
            <text:p>20</text:p>
          </table:table-cell>
          <table:table-cell table:formula="of:=[$Vénusz.C78]" office:value-type="float" office:value="53" calcext:value-type="float">
            <text:p>53</text:p>
          </table:table-cell>
          <table:table-cell table:formula="of:=[$Vénusz.D78]" office:value-type="float" office:value="24.28" calcext:value-type="float">
            <text:p>24,28</text:p>
          </table:table-cell>
          <table:table-cell table:formula="of:=IF([$Vénusz.$E78]=&quot;+&quot;; [$Vénusz.F78]; -1*[$Vénusz.F78])" office:value-type="float" office:value="-15" calcext:value-type="float">
            <text:p>-15</text:p>
          </table:table-cell>
          <table:table-cell table:formula="of:=IF([$Vénusz.$E78]=&quot;+&quot;; [$Vénusz.G78]; -1*[$Vénusz.G78])" office:value-type="float" office:value="-13" calcext:value-type="float">
            <text:p>-13</text:p>
          </table:table-cell>
          <table:table-cell table:formula="of:=IF([$Vénusz.$E78]=&quot;+&quot;; [$Vénusz.H78]; -1*[$Vénusz.H78])" office:value-type="float" office:value="-7" calcext:value-type="float">
            <text:p>-7</text:p>
          </table:table-cell>
          <table:table-cell table:formula="of:=[.$J80]*3600+[.$K80]*60+[.$L80]" office:value-type="float" office:value="75204.28" calcext:value-type="float">
            <text:p>75204,3</text:p>
          </table:table-cell>
          <table:table-cell table:formula="of:=[.$M80]+[.$N80]/60+[.$O80]/3600" office:value-type="float" office:value="-15.2186111111111" calcext:value-type="float">
            <text:p>-15,219</text:p>
          </table:table-cell>
        </table:table-row>
        <table:table-row table:style-name="ro1">
          <table:table-cell table:formula="of:=DATE(2022;1;1)+ROW([.A81])-3" office:value-type="date" office:date-value="2022-03-20" calcext:value-type="date">
            <text:p>2022-03-20</text:p>
          </table:table-cell>
          <table:table-cell table:formula="of:=[$Mars.B79]" office:value-type="float" office:value="20" calcext:value-type="float">
            <text:p>20</text:p>
          </table:table-cell>
          <table:table-cell table:formula="of:=[$Mars.C79]" office:value-type="float" office:value="50" calcext:value-type="float">
            <text:p>50</text:p>
          </table:table-cell>
          <table:table-cell table:formula="of:=[$Mars.D79]" office:value-type="float" office:value="55.59" calcext:value-type="float">
            <text:p>55,59</text:p>
          </table:table-cell>
          <table:table-cell table:formula="of:=IF([$Mars.$E79]=&quot;+&quot;; [$Mars.F79]; -1*[$Mars.F79])" office:value-type="float" office:value="-18" calcext:value-type="float">
            <text:p>-18</text:p>
          </table:table-cell>
          <table:table-cell table:formula="of:=IF([$Mars.$E79]=&quot;+&quot;; [$Mars.G79]; -1*[$Mars.G79])" office:value-type="float" office:value="-46" calcext:value-type="float">
            <text:p>-46</text:p>
          </table:table-cell>
          <table:table-cell table:formula="of:=IF([$Mars.$E79]=&quot;+&quot;; [$Mars.H79]; -1*[$Mars.H79])" office:value-type="float" office:value="-24.8" calcext:value-type="float">
            <text:p>-24,8</text:p>
          </table:table-cell>
          <table:table-cell table:formula="of:=[$Mars.$B79]*3600+[$Mars.$C79]*60+[$Mars.$D79]" office:value-type="float" office:value="75055.59" calcext:value-type="float">
            <text:p>75055,6</text:p>
          </table:table-cell>
          <table:table-cell table:formula="of:=[.$E81]+[.$F81]/60+[.$G81]/3600" office:value-type="float" office:value="-18.7735555555556" calcext:value-type="float">
            <text:p>-18,774</text:p>
          </table:table-cell>
          <table:table-cell table:formula="of:=[$Vénusz.B79]" office:value-type="float" office:value="20" calcext:value-type="float">
            <text:p>20</text:p>
          </table:table-cell>
          <table:table-cell table:formula="of:=[$Vénusz.C79]" office:value-type="float" office:value="57" calcext:value-type="float">
            <text:p>57</text:p>
          </table:table-cell>
          <table:table-cell table:formula="of:=[$Vénusz.D79]" office:value-type="float" office:value="26.62" calcext:value-type="float">
            <text:p>26,62</text:p>
          </table:table-cell>
          <table:table-cell table:formula="of:=IF([$Vénusz.$E79]=&quot;+&quot;; [$Vénusz.F79]; -1*[$Vénusz.F79])" office:value-type="float" office:value="-15" calcext:value-type="float">
            <text:p>-15</text:p>
          </table:table-cell>
          <table:table-cell table:formula="of:=IF([$Vénusz.$E79]=&quot;+&quot;; [$Vénusz.G79]; -1*[$Vénusz.G79])" office:value-type="float" office:value="-3" calcext:value-type="float">
            <text:p>-3</text:p>
          </table:table-cell>
          <table:table-cell table:formula="of:=IF([$Vénusz.$E79]=&quot;+&quot;; [$Vénusz.H79]; -1*[$Vénusz.H79])" office:value-type="float" office:value="-3.4" calcext:value-type="float">
            <text:p>-3,4</text:p>
          </table:table-cell>
          <table:table-cell table:formula="of:=[.$J81]*3600+[.$K81]*60+[.$L81]" office:value-type="float" office:value="75446.62" calcext:value-type="float">
            <text:p>75446,6</text:p>
          </table:table-cell>
          <table:table-cell table:formula="of:=[.$M81]+[.$N81]/60+[.$O81]/3600" office:value-type="float" office:value="-15.0509444444444" calcext:value-type="float">
            <text:p>-15,051</text:p>
          </table:table-cell>
        </table:table-row>
        <table:table-row table:style-name="ro1">
          <table:table-cell table:formula="of:=DATE(2022;1;1)+ROW([.A82])-3" office:value-type="date" office:date-value="2022-03-21" calcext:value-type="date">
            <text:p>2022-03-21</text:p>
          </table:table-cell>
          <table:table-cell table:formula="of:=[$Mars.B80]" office:value-type="float" office:value="20" calcext:value-type="float">
            <text:p>20</text:p>
          </table:table-cell>
          <table:table-cell table:formula="of:=[$Mars.C80]" office:value-type="float" office:value="53" calcext:value-type="float">
            <text:p>53</text:p>
          </table:table-cell>
          <table:table-cell table:formula="of:=[$Mars.D80]" office:value-type="float" office:value="59.62" calcext:value-type="float">
            <text:p>59,62</text:p>
          </table:table-cell>
          <table:table-cell table:formula="of:=IF([$Mars.$E80]=&quot;+&quot;; [$Mars.F80]; -1*[$Mars.F80])" office:value-type="float" office:value="-18" calcext:value-type="float">
            <text:p>-18</text:p>
          </table:table-cell>
          <table:table-cell table:formula="of:=IF([$Mars.$E80]=&quot;+&quot;; [$Mars.G80]; -1*[$Mars.G80])" office:value-type="float" office:value="-34" calcext:value-type="float">
            <text:p>-34</text:p>
          </table:table-cell>
          <table:table-cell table:formula="of:=IF([$Mars.$E80]=&quot;+&quot;; [$Mars.H80]; -1*[$Mars.H80])" office:value-type="float" office:value="-51.4" calcext:value-type="float">
            <text:p>-51,4</text:p>
          </table:table-cell>
          <table:table-cell table:formula="of:=[$Mars.$B80]*3600+[$Mars.$C80]*60+[$Mars.$D80]" office:value-type="float" office:value="75239.62" calcext:value-type="float">
            <text:p>75239,6</text:p>
          </table:table-cell>
          <table:table-cell table:formula="of:=[.$E82]+[.$F82]/60+[.$G82]/3600" office:value-type="float" office:value="-18.5809444444444" calcext:value-type="float">
            <text:p>-18,581</text:p>
          </table:table-cell>
          <table:table-cell table:formula="of:=[$Vénusz.B80]" office:value-type="float" office:value="21" calcext:value-type="float">
            <text:p>21</text:p>
          </table:table-cell>
          <table:table-cell table:formula="of:=[$Vénusz.C80]" office:value-type="float" office:value="1" calcext:value-type="float">
            <text:p>1</text:p>
          </table:table-cell>
          <table:table-cell table:formula="of:=[$Vénusz.D80]" office:value-type="float" office:value="30.11" calcext:value-type="float">
            <text:p>30,11</text:p>
          </table:table-cell>
          <table:table-cell table:formula="of:=IF([$Vénusz.$E80]=&quot;+&quot;; [$Vénusz.F80]; -1*[$Vénusz.F80])" office:value-type="float" office:value="-14" calcext:value-type="float">
            <text:p>-14</text:p>
          </table:table-cell>
          <table:table-cell table:formula="of:=IF([$Vénusz.$E80]=&quot;+&quot;; [$Vénusz.G80]; -1*[$Vénusz.G80])" office:value-type="float" office:value="-52" calcext:value-type="float">
            <text:p>-52</text:p>
          </table:table-cell>
          <table:table-cell table:formula="of:=IF([$Vénusz.$E80]=&quot;+&quot;; [$Vénusz.H80]; -1*[$Vénusz.H80])" office:value-type="float" office:value="-31.8" calcext:value-type="float">
            <text:p>-31,8</text:p>
          </table:table-cell>
          <table:table-cell table:formula="of:=[.$J82]*3600+[.$K82]*60+[.$L82]" office:value-type="float" office:value="75690.11" calcext:value-type="float">
            <text:p>75690,1</text:p>
          </table:table-cell>
          <table:table-cell table:formula="of:=[.$M82]+[.$N82]/60+[.$O82]/3600" office:value-type="float" office:value="-14.8755" calcext:value-type="float">
            <text:p>-14,876</text:p>
          </table:table-cell>
        </table:table-row>
        <table:table-row table:style-name="ro1">
          <table:table-cell table:formula="of:=DATE(2022;1;1)+ROW([.A83])-3" office:value-type="date" office:date-value="2022-03-22" calcext:value-type="date">
            <text:p>2022-03-22</text:p>
          </table:table-cell>
          <table:table-cell table:formula="of:=[$Mars.B81]" office:value-type="float" office:value="20" calcext:value-type="float">
            <text:p>20</text:p>
          </table:table-cell>
          <table:table-cell table:formula="of:=[$Mars.C81]" office:value-type="float" office:value="57" calcext:value-type="float">
            <text:p>57</text:p>
          </table:table-cell>
          <table:table-cell table:formula="of:=[$Mars.D81]" office:value-type="float" office:value="3.33" calcext:value-type="float">
            <text:p>3,33</text:p>
          </table:table-cell>
          <table:table-cell table:formula="of:=IF([$Mars.$E81]=&quot;+&quot;; [$Mars.F81]; -1*[$Mars.F81])" office:value-type="float" office:value="-18" calcext:value-type="float">
            <text:p>-18</text:p>
          </table:table-cell>
          <table:table-cell table:formula="of:=IF([$Mars.$E81]=&quot;+&quot;; [$Mars.G81]; -1*[$Mars.G81])" office:value-type="float" office:value="-23" calcext:value-type="float">
            <text:p>-23</text:p>
          </table:table-cell>
          <table:table-cell table:formula="of:=IF([$Mars.$E81]=&quot;+&quot;; [$Mars.H81]; -1*[$Mars.H81])" office:value-type="float" office:value="-7.1" calcext:value-type="float">
            <text:p>-7,1</text:p>
          </table:table-cell>
          <table:table-cell table:formula="of:=[$Mars.$B81]*3600+[$Mars.$C81]*60+[$Mars.$D81]" office:value-type="float" office:value="75423.33" calcext:value-type="float">
            <text:p>75423,3</text:p>
          </table:table-cell>
          <table:table-cell table:formula="of:=[.$E83]+[.$F83]/60+[.$G83]/3600" office:value-type="float" office:value="-18.3853055555556" calcext:value-type="float">
            <text:p>-18,385</text:p>
          </table:table-cell>
          <table:table-cell table:formula="of:=[$Vénusz.B81]" office:value-type="float" office:value="21" calcext:value-type="float">
            <text:p>21</text:p>
          </table:table-cell>
          <table:table-cell table:formula="of:=[$Vénusz.C81]" office:value-type="float" office:value="5" calcext:value-type="float">
            <text:p>5</text:p>
          </table:table-cell>
          <table:table-cell table:formula="of:=[$Vénusz.D81]" office:value-type="float" office:value="34.68" calcext:value-type="float">
            <text:p>34,68</text:p>
          </table:table-cell>
          <table:table-cell table:formula="of:=IF([$Vénusz.$E81]=&quot;+&quot;; [$Vénusz.F81]; -1*[$Vénusz.F81])" office:value-type="float" office:value="-14" calcext:value-type="float">
            <text:p>-14</text:p>
          </table:table-cell>
          <table:table-cell table:formula="of:=IF([$Vénusz.$E81]=&quot;+&quot;; [$Vénusz.G81]; -1*[$Vénusz.G81])" office:value-type="float" office:value="-41" calcext:value-type="float">
            <text:p>-41</text:p>
          </table:table-cell>
          <table:table-cell table:formula="of:=IF([$Vénusz.$E81]=&quot;+&quot;; [$Vénusz.H81]; -1*[$Vénusz.H81])" office:value-type="float" office:value="-32.1" calcext:value-type="float">
            <text:p>-32,1</text:p>
          </table:table-cell>
          <table:table-cell table:formula="of:=[.$J83]*3600+[.$K83]*60+[.$L83]" office:value-type="float" office:value="75934.68" calcext:value-type="float">
            <text:p>75934,7</text:p>
          </table:table-cell>
          <table:table-cell table:formula="of:=[.$M83]+[.$N83]/60+[.$O83]/3600" office:value-type="float" office:value="-14.69225" calcext:value-type="float">
            <text:p>-14,692</text:p>
          </table:table-cell>
        </table:table-row>
        <table:table-row table:style-name="ro1">
          <table:table-cell table:formula="of:=DATE(2022;1;1)+ROW([.A84])-3" office:value-type="date" office:date-value="2022-03-23" calcext:value-type="date">
            <text:p>2022-03-23</text:p>
          </table:table-cell>
          <table:table-cell table:formula="of:=[$Mars.B82]" office:value-type="float" office:value="21" calcext:value-type="float">
            <text:p>21</text:p>
          </table:table-cell>
          <table:table-cell table:formula="of:=[$Mars.C82]" office:value-type="float" office:value="0" calcext:value-type="float">
            <text:p>0</text:p>
          </table:table-cell>
          <table:table-cell table:formula="of:=[$Mars.D82]" office:value-type="float" office:value="6.71" calcext:value-type="float">
            <text:p>6,71</text:p>
          </table:table-cell>
          <table:table-cell table:formula="of:=IF([$Mars.$E82]=&quot;+&quot;; [$Mars.F82]; -1*[$Mars.F82])" office:value-type="float" office:value="-18" calcext:value-type="float">
            <text:p>-18</text:p>
          </table:table-cell>
          <table:table-cell table:formula="of:=IF([$Mars.$E82]=&quot;+&quot;; [$Mars.G82]; -1*[$Mars.G82])" office:value-type="float" office:value="-11" calcext:value-type="float">
            <text:p>-11</text:p>
          </table:table-cell>
          <table:table-cell table:formula="of:=IF([$Mars.$E82]=&quot;+&quot;; [$Mars.H82]; -1*[$Mars.H82])" office:value-type="float" office:value="-12" calcext:value-type="float">
            <text:p>-12</text:p>
          </table:table-cell>
          <table:table-cell table:formula="of:=[$Mars.$B82]*3600+[$Mars.$C82]*60+[$Mars.$D82]" office:value-type="float" office:value="75606.71" calcext:value-type="float">
            <text:p>75606,7</text:p>
          </table:table-cell>
          <table:table-cell table:formula="of:=[.$E84]+[.$F84]/60+[.$G84]/3600" office:value-type="float" office:value="-18.1866666666667" calcext:value-type="float">
            <text:p>-18,187</text:p>
          </table:table-cell>
          <table:table-cell table:formula="of:=[$Vénusz.B82]" office:value-type="float" office:value="21" calcext:value-type="float">
            <text:p>21</text:p>
          </table:table-cell>
          <table:table-cell table:formula="of:=[$Vénusz.C82]" office:value-type="float" office:value="9" calcext:value-type="float">
            <text:p>9</text:p>
          </table:table-cell>
          <table:table-cell table:formula="of:=[$Vénusz.D82]" office:value-type="float" office:value="40.24" calcext:value-type="float">
            <text:p>40,24</text:p>
          </table:table-cell>
          <table:table-cell table:formula="of:=IF([$Vénusz.$E82]=&quot;+&quot;; [$Vénusz.F82]; -1*[$Vénusz.F82])" office:value-type="float" office:value="-14" calcext:value-type="float">
            <text:p>-14</text:p>
          </table:table-cell>
          <table:table-cell table:formula="of:=IF([$Vénusz.$E82]=&quot;+&quot;; [$Vénusz.G82]; -1*[$Vénusz.G82])" office:value-type="float" office:value="-30" calcext:value-type="float">
            <text:p>-30</text:p>
          </table:table-cell>
          <table:table-cell table:formula="of:=IF([$Vénusz.$E82]=&quot;+&quot;; [$Vénusz.H82]; -1*[$Vénusz.H82])" office:value-type="float" office:value="-4.6" calcext:value-type="float">
            <text:p>-4,6</text:p>
          </table:table-cell>
          <table:table-cell table:formula="of:=[.$J84]*3600+[.$K84]*60+[.$L84]" office:value-type="float" office:value="76180.24" calcext:value-type="float">
            <text:p>76180,2</text:p>
          </table:table-cell>
          <table:table-cell table:formula="of:=[.$M84]+[.$N84]/60+[.$O84]/3600" office:value-type="float" office:value="-14.5012777777778" calcext:value-type="float">
            <text:p>-14,501</text:p>
          </table:table-cell>
        </table:table-row>
        <table:table-row table:style-name="ro1">
          <table:table-cell table:formula="of:=DATE(2022;1;1)+ROW([.A85])-3" office:value-type="date" office:date-value="2022-03-24" calcext:value-type="date">
            <text:p>2022-03-24</text:p>
          </table:table-cell>
          <table:table-cell table:formula="of:=[$Mars.B83]" office:value-type="float" office:value="21" calcext:value-type="float">
            <text:p>21</text:p>
          </table:table-cell>
          <table:table-cell table:formula="of:=[$Mars.C83]" office:value-type="float" office:value="3" calcext:value-type="float">
            <text:p>3</text:p>
          </table:table-cell>
          <table:table-cell table:formula="of:=[$Mars.D83]" office:value-type="float" office:value="9.76" calcext:value-type="float">
            <text:p>9,76</text:p>
          </table:table-cell>
          <table:table-cell table:formula="of:=IF([$Mars.$E83]=&quot;+&quot;; [$Mars.F83]; -1*[$Mars.F83])" office:value-type="float" office:value="-17" calcext:value-type="float">
            <text:p>-17</text:p>
          </table:table-cell>
          <table:table-cell table:formula="of:=IF([$Mars.$E83]=&quot;+&quot;; [$Mars.G83]; -1*[$Mars.G83])" office:value-type="float" office:value="-59" calcext:value-type="float">
            <text:p>-59</text:p>
          </table:table-cell>
          <table:table-cell table:formula="of:=IF([$Mars.$E83]=&quot;+&quot;; [$Mars.H83]; -1*[$Mars.H83])" office:value-type="float" office:value="-6.2" calcext:value-type="float">
            <text:p>-6,2</text:p>
          </table:table-cell>
          <table:table-cell table:formula="of:=[$Mars.$B83]*3600+[$Mars.$C83]*60+[$Mars.$D83]" office:value-type="float" office:value="75789.76" calcext:value-type="float">
            <text:p>75789,8</text:p>
          </table:table-cell>
          <table:table-cell table:formula="of:=[.$E85]+[.$F85]/60+[.$G85]/3600" office:value-type="float" office:value="-17.9850555555556" calcext:value-type="float">
            <text:p>-17,985</text:p>
          </table:table-cell>
          <table:table-cell table:formula="of:=[$Vénusz.B83]" office:value-type="float" office:value="21" calcext:value-type="float">
            <text:p>21</text:p>
          </table:table-cell>
          <table:table-cell table:formula="of:=[$Vénusz.C83]" office:value-type="float" office:value="13" calcext:value-type="float">
            <text:p>13</text:p>
          </table:table-cell>
          <table:table-cell table:formula="of:=[$Vénusz.D83]" office:value-type="float" office:value="46.71" calcext:value-type="float">
            <text:p>46,71</text:p>
          </table:table-cell>
          <table:table-cell table:formula="of:=IF([$Vénusz.$E83]=&quot;+&quot;; [$Vénusz.F83]; -1*[$Vénusz.F83])" office:value-type="float" office:value="-14" calcext:value-type="float">
            <text:p>-14</text:p>
          </table:table-cell>
          <table:table-cell table:formula="of:=IF([$Vénusz.$E83]=&quot;+&quot;; [$Vénusz.G83]; -1*[$Vénusz.G83])" office:value-type="float" office:value="-18" calcext:value-type="float">
            <text:p>-18</text:p>
          </table:table-cell>
          <table:table-cell table:formula="of:=IF([$Vénusz.$E83]=&quot;+&quot;; [$Vénusz.H83]; -1*[$Vénusz.H83])" office:value-type="float" office:value="-9.4" calcext:value-type="float">
            <text:p>-9,4</text:p>
          </table:table-cell>
          <table:table-cell table:formula="of:=[.$J85]*3600+[.$K85]*60+[.$L85]" office:value-type="float" office:value="76426.71" calcext:value-type="float">
            <text:p>76426,7</text:p>
          </table:table-cell>
          <table:table-cell table:formula="of:=[.$M85]+[.$N85]/60+[.$O85]/3600" office:value-type="float" office:value="-14.3026111111111" calcext:value-type="float">
            <text:p>-14,303</text:p>
          </table:table-cell>
        </table:table-row>
        <table:table-row table:style-name="ro1">
          <table:table-cell table:formula="of:=DATE(2022;1;1)+ROW([.A86])-3" office:value-type="date" office:date-value="2022-03-25" calcext:value-type="date">
            <text:p>2022-03-25</text:p>
          </table:table-cell>
          <table:table-cell table:formula="of:=[$Mars.B84]" office:value-type="float" office:value="21" calcext:value-type="float">
            <text:p>21</text:p>
          </table:table-cell>
          <table:table-cell table:formula="of:=[$Mars.C84]" office:value-type="float" office:value="6" calcext:value-type="float">
            <text:p>6</text:p>
          </table:table-cell>
          <table:table-cell table:formula="of:=[$Mars.D84]" office:value-type="float" office:value="12.48" calcext:value-type="float">
            <text:p>12,48</text:p>
          </table:table-cell>
          <table:table-cell table:formula="of:=IF([$Mars.$E84]=&quot;+&quot;; [$Mars.F84]; -1*[$Mars.F84])" office:value-type="float" office:value="-17" calcext:value-type="float">
            <text:p>-17</text:p>
          </table:table-cell>
          <table:table-cell table:formula="of:=IF([$Mars.$E84]=&quot;+&quot;; [$Mars.G84]; -1*[$Mars.G84])" office:value-type="float" office:value="-46" calcext:value-type="float">
            <text:p>-46</text:p>
          </table:table-cell>
          <table:table-cell table:formula="of:=IF([$Mars.$E84]=&quot;+&quot;; [$Mars.H84]; -1*[$Mars.H84])" office:value-type="float" office:value="-50" calcext:value-type="float">
            <text:p>-50</text:p>
          </table:table-cell>
          <table:table-cell table:formula="of:=[$Mars.$B84]*3600+[$Mars.$C84]*60+[$Mars.$D84]" office:value-type="float" office:value="75972.48" calcext:value-type="float">
            <text:p>75972,5</text:p>
          </table:table-cell>
          <table:table-cell table:formula="of:=[.$E86]+[.$F86]/60+[.$G86]/3600" office:value-type="float" office:value="-17.7805555555556" calcext:value-type="float">
            <text:p>-17,781</text:p>
          </table:table-cell>
          <table:table-cell table:formula="of:=[$Vénusz.B84]" office:value-type="float" office:value="21" calcext:value-type="float">
            <text:p>21</text:p>
          </table:table-cell>
          <table:table-cell table:formula="of:=[$Vénusz.C84]" office:value-type="float" office:value="17" calcext:value-type="float">
            <text:p>17</text:p>
          </table:table-cell>
          <table:table-cell table:formula="of:=[$Vénusz.D84]" office:value-type="float" office:value="54.04" calcext:value-type="float">
            <text:p>54,04</text:p>
          </table:table-cell>
          <table:table-cell table:formula="of:=IF([$Vénusz.$E84]=&quot;+&quot;; [$Vénusz.F84]; -1*[$Vénusz.F84])" office:value-type="float" office:value="-14" calcext:value-type="float">
            <text:p>-14</text:p>
          </table:table-cell>
          <table:table-cell table:formula="of:=IF([$Vénusz.$E84]=&quot;+&quot;; [$Vénusz.G84]; -1*[$Vénusz.G84])" office:value-type="float" office:value="-5" calcext:value-type="float">
            <text:p>-5</text:p>
          </table:table-cell>
          <table:table-cell table:formula="of:=IF([$Vénusz.$E84]=&quot;+&quot;; [$Vénusz.H84]; -1*[$Vénusz.H84])" office:value-type="float" office:value="-46.6" calcext:value-type="float">
            <text:p>-46,6</text:p>
          </table:table-cell>
          <table:table-cell table:formula="of:=[.$J86]*3600+[.$K86]*60+[.$L86]" office:value-type="float" office:value="76674.04" calcext:value-type="float">
            <text:p>76674,0</text:p>
          </table:table-cell>
          <table:table-cell table:formula="of:=[.$M86]+[.$N86]/60+[.$O86]/3600" office:value-type="float" office:value="-14.0962777777778" calcext:value-type="float">
            <text:p>-14,096</text:p>
          </table:table-cell>
        </table:table-row>
        <table:table-row table:style-name="ro1">
          <table:table-cell table:formula="of:=DATE(2022;1;1)+ROW([.A87])-3" office:value-type="date" office:date-value="2022-03-26" calcext:value-type="date">
            <text:p>2022-03-26</text:p>
          </table:table-cell>
          <table:table-cell table:formula="of:=[$Mars.B85]" office:value-type="float" office:value="21" calcext:value-type="float">
            <text:p>21</text:p>
          </table:table-cell>
          <table:table-cell table:formula="of:=[$Mars.C85]" office:value-type="float" office:value="9" calcext:value-type="float">
            <text:p>9</text:p>
          </table:table-cell>
          <table:table-cell table:formula="of:=[$Mars.D85]" office:value-type="float" office:value="14.86" calcext:value-type="float">
            <text:p>14,86</text:p>
          </table:table-cell>
          <table:table-cell table:formula="of:=IF([$Mars.$E85]=&quot;+&quot;; [$Mars.F85]; -1*[$Mars.F85])" office:value-type="float" office:value="-17" calcext:value-type="float">
            <text:p>-17</text:p>
          </table:table-cell>
          <table:table-cell table:formula="of:=IF([$Mars.$E85]=&quot;+&quot;; [$Mars.G85]; -1*[$Mars.G85])" office:value-type="float" office:value="-34" calcext:value-type="float">
            <text:p>-34</text:p>
          </table:table-cell>
          <table:table-cell table:formula="of:=IF([$Mars.$E85]=&quot;+&quot;; [$Mars.H85]; -1*[$Mars.H85])" office:value-type="float" office:value="-23.4" calcext:value-type="float">
            <text:p>-23,4</text:p>
          </table:table-cell>
          <table:table-cell table:formula="of:=[$Mars.$B85]*3600+[$Mars.$C85]*60+[$Mars.$D85]" office:value-type="float" office:value="76154.86" calcext:value-type="float">
            <text:p>76154,9</text:p>
          </table:table-cell>
          <table:table-cell table:formula="of:=[.$E87]+[.$F87]/60+[.$G87]/3600" office:value-type="float" office:value="-17.5731666666667" calcext:value-type="float">
            <text:p>-17,573</text:p>
          </table:table-cell>
          <table:table-cell table:formula="of:=[$Vénusz.B85]" office:value-type="float" office:value="21" calcext:value-type="float">
            <text:p>21</text:p>
          </table:table-cell>
          <table:table-cell table:formula="of:=[$Vénusz.C85]" office:value-type="float" office:value="22" calcext:value-type="float">
            <text:p>22</text:p>
          </table:table-cell>
          <table:table-cell table:formula="of:=[$Vénusz.D85]" office:value-type="float" office:value="2.15" calcext:value-type="float">
            <text:p>2,15</text:p>
          </table:table-cell>
          <table:table-cell table:formula="of:=IF([$Vénusz.$E85]=&quot;+&quot;; [$Vénusz.F85]; -1*[$Vénusz.F85])" office:value-type="float" office:value="-13" calcext:value-type="float">
            <text:p>-13</text:p>
          </table:table-cell>
          <table:table-cell table:formula="of:=IF([$Vénusz.$E85]=&quot;+&quot;; [$Vénusz.G85]; -1*[$Vénusz.G85])" office:value-type="float" office:value="-52" calcext:value-type="float">
            <text:p>-52</text:p>
          </table:table-cell>
          <table:table-cell table:formula="of:=IF([$Vénusz.$E85]=&quot;+&quot;; [$Vénusz.H85]; -1*[$Vénusz.H85])" office:value-type="float" office:value="-56.5" calcext:value-type="float">
            <text:p>-56,5</text:p>
          </table:table-cell>
          <table:table-cell table:formula="of:=[.$J87]*3600+[.$K87]*60+[.$L87]" office:value-type="float" office:value="76922.15" calcext:value-type="float">
            <text:p>76922,2</text:p>
          </table:table-cell>
          <table:table-cell table:formula="of:=[.$M87]+[.$N87]/60+[.$O87]/3600" office:value-type="float" office:value="-13.8823611111111" calcext:value-type="float">
            <text:p>-13,882</text:p>
          </table:table-cell>
        </table:table-row>
        <table:table-row table:style-name="ro1">
          <table:table-cell table:formula="of:=DATE(2022;1;1)+ROW([.A88])-3" office:value-type="date" office:date-value="2022-03-27" calcext:value-type="date">
            <text:p>2022-03-27</text:p>
          </table:table-cell>
          <table:table-cell table:formula="of:=[$Mars.B86]" office:value-type="float" office:value="21" calcext:value-type="float">
            <text:p>21</text:p>
          </table:table-cell>
          <table:table-cell table:formula="of:=[$Mars.C86]" office:value-type="float" office:value="12" calcext:value-type="float">
            <text:p>12</text:p>
          </table:table-cell>
          <table:table-cell table:formula="of:=[$Mars.D86]" office:value-type="float" office:value="16.89" calcext:value-type="float">
            <text:p>16,89</text:p>
          </table:table-cell>
          <table:table-cell table:formula="of:=IF([$Mars.$E86]=&quot;+&quot;; [$Mars.F86]; -1*[$Mars.F86])" office:value-type="float" office:value="-17" calcext:value-type="float">
            <text:p>-17</text:p>
          </table:table-cell>
          <table:table-cell table:formula="of:=IF([$Mars.$E86]=&quot;+&quot;; [$Mars.G86]; -1*[$Mars.G86])" office:value-type="float" office:value="-21" calcext:value-type="float">
            <text:p>-21</text:p>
          </table:table-cell>
          <table:table-cell table:formula="of:=IF([$Mars.$E86]=&quot;+&quot;; [$Mars.H86]; -1*[$Mars.H86])" office:value-type="float" office:value="-46.6" calcext:value-type="float">
            <text:p>-46,6</text:p>
          </table:table-cell>
          <table:table-cell table:formula="of:=[$Mars.$B86]*3600+[$Mars.$C86]*60+[$Mars.$D86]" office:value-type="float" office:value="76336.89" calcext:value-type="float">
            <text:p>76336,9</text:p>
          </table:table-cell>
          <table:table-cell table:formula="of:=[.$E88]+[.$F88]/60+[.$G88]/3600" office:value-type="float" office:value="-17.3629444444444" calcext:value-type="float">
            <text:p>-17,363</text:p>
          </table:table-cell>
          <table:table-cell table:formula="of:=[$Vénusz.B86]" office:value-type="float" office:value="21" calcext:value-type="float">
            <text:p>21</text:p>
          </table:table-cell>
          <table:table-cell table:formula="of:=[$Vénusz.C86]" office:value-type="float" office:value="26" calcext:value-type="float">
            <text:p>26</text:p>
          </table:table-cell>
          <table:table-cell table:formula="of:=[$Vénusz.D86]" office:value-type="float" office:value="10.96" calcext:value-type="float">
            <text:p>10,96</text:p>
          </table:table-cell>
          <table:table-cell table:formula="of:=IF([$Vénusz.$E86]=&quot;+&quot;; [$Vénusz.F86]; -1*[$Vénusz.F86])" office:value-type="float" office:value="-13" calcext:value-type="float">
            <text:p>-13</text:p>
          </table:table-cell>
          <table:table-cell table:formula="of:=IF([$Vénusz.$E86]=&quot;+&quot;; [$Vénusz.G86]; -1*[$Vénusz.G86])" office:value-type="float" office:value="-39" calcext:value-type="float">
            <text:p>-39</text:p>
          </table:table-cell>
          <table:table-cell table:formula="of:=IF([$Vénusz.$E86]=&quot;+&quot;; [$Vénusz.H86]; -1*[$Vénusz.H86])" office:value-type="float" office:value="-39.4" calcext:value-type="float">
            <text:p>-39,4</text:p>
          </table:table-cell>
          <table:table-cell table:formula="of:=[.$J88]*3600+[.$K88]*60+[.$L88]" office:value-type="float" office:value="77170.96" calcext:value-type="float">
            <text:p>77171,0</text:p>
          </table:table-cell>
          <table:table-cell table:formula="of:=[.$M88]+[.$N88]/60+[.$O88]/3600" office:value-type="float" office:value="-13.6609444444444" calcext:value-type="float">
            <text:p>-13,661</text:p>
          </table:table-cell>
        </table:table-row>
        <table:table-row table:style-name="ro1">
          <table:table-cell table:formula="of:=DATE(2022;1;1)+ROW([.A89])-3" office:value-type="date" office:date-value="2022-03-28" calcext:value-type="date">
            <text:p>2022-03-28</text:p>
          </table:table-cell>
          <table:table-cell table:formula="of:=[$Mars.B87]" office:value-type="float" office:value="21" calcext:value-type="float">
            <text:p>21</text:p>
          </table:table-cell>
          <table:table-cell table:formula="of:=[$Mars.C87]" office:value-type="float" office:value="15" calcext:value-type="float">
            <text:p>15</text:p>
          </table:table-cell>
          <table:table-cell table:formula="of:=[$Mars.D87]" office:value-type="float" office:value="18.58" calcext:value-type="float">
            <text:p>18,58</text:p>
          </table:table-cell>
          <table:table-cell table:formula="of:=IF([$Mars.$E87]=&quot;+&quot;; [$Mars.F87]; -1*[$Mars.F87])" office:value-type="float" office:value="-17" calcext:value-type="float">
            <text:p>-17</text:p>
          </table:table-cell>
          <table:table-cell table:formula="of:=IF([$Mars.$E87]=&quot;+&quot;; [$Mars.G87]; -1*[$Mars.G87])" office:value-type="float" office:value="-8" calcext:value-type="float">
            <text:p>-8</text:p>
          </table:table-cell>
          <table:table-cell table:formula="of:=IF([$Mars.$E87]=&quot;+&quot;; [$Mars.H87]; -1*[$Mars.H87])" office:value-type="float" office:value="-59.8" calcext:value-type="float">
            <text:p>-59,8</text:p>
          </table:table-cell>
          <table:table-cell table:formula="of:=[$Mars.$B87]*3600+[$Mars.$C87]*60+[$Mars.$D87]" office:value-type="float" office:value="76518.58" calcext:value-type="float">
            <text:p>76518,6</text:p>
          </table:table-cell>
          <table:table-cell table:formula="of:=[.$E89]+[.$F89]/60+[.$G89]/3600" office:value-type="float" office:value="-17.1499444444444" calcext:value-type="float">
            <text:p>-17,150</text:p>
          </table:table-cell>
          <table:table-cell table:formula="of:=[$Vénusz.B87]" office:value-type="float" office:value="21" calcext:value-type="float">
            <text:p>21</text:p>
          </table:table-cell>
          <table:table-cell table:formula="of:=[$Vénusz.C87]" office:value-type="float" office:value="30" calcext:value-type="float">
            <text:p>30</text:p>
          </table:table-cell>
          <table:table-cell table:formula="of:=[$Vénusz.D87]" office:value-type="float" office:value="20.42" calcext:value-type="float">
            <text:p>20,42</text:p>
          </table:table-cell>
          <table:table-cell table:formula="of:=IF([$Vénusz.$E87]=&quot;+&quot;; [$Vénusz.F87]; -1*[$Vénusz.F87])" office:value-type="float" office:value="-13" calcext:value-type="float">
            <text:p>-13</text:p>
          </table:table-cell>
          <table:table-cell table:formula="of:=IF([$Vénusz.$E87]=&quot;+&quot;; [$Vénusz.G87]; -1*[$Vénusz.G87])" office:value-type="float" office:value="-25" calcext:value-type="float">
            <text:p>-25</text:p>
          </table:table-cell>
          <table:table-cell table:formula="of:=IF([$Vénusz.$E87]=&quot;+&quot;; [$Vénusz.H87]; -1*[$Vénusz.H87])" office:value-type="float" office:value="-55.5" calcext:value-type="float">
            <text:p>-55,5</text:p>
          </table:table-cell>
          <table:table-cell table:formula="of:=[.$J89]*3600+[.$K89]*60+[.$L89]" office:value-type="float" office:value="77420.42" calcext:value-type="float">
            <text:p>77420,4</text:p>
          </table:table-cell>
          <table:table-cell table:formula="of:=[.$M89]+[.$N89]/60+[.$O89]/3600" office:value-type="float" office:value="-13.4320833333333" calcext:value-type="float">
            <text:p>-13,432</text:p>
          </table:table-cell>
        </table:table-row>
        <table:table-row table:style-name="ro1">
          <table:table-cell table:formula="of:=DATE(2022;1;1)+ROW([.A90])-3" office:value-type="date" office:date-value="2022-03-29" calcext:value-type="date">
            <text:p>2022-03-29</text:p>
          </table:table-cell>
          <table:table-cell table:formula="of:=[$Mars.B88]" office:value-type="float" office:value="21" calcext:value-type="float">
            <text:p>21</text:p>
          </table:table-cell>
          <table:table-cell table:formula="of:=[$Mars.C88]" office:value-type="float" office:value="18" calcext:value-type="float">
            <text:p>18</text:p>
          </table:table-cell>
          <table:table-cell table:formula="of:=[$Mars.D88]" office:value-type="float" office:value="19.91" calcext:value-type="float">
            <text:p>19,91</text:p>
          </table:table-cell>
          <table:table-cell table:formula="of:=IF([$Mars.$E88]=&quot;+&quot;; [$Mars.F88]; -1*[$Mars.F88])" office:value-type="float" office:value="-16" calcext:value-type="float">
            <text:p>-16</text:p>
          </table:table-cell>
          <table:table-cell table:formula="of:=IF([$Mars.$E88]=&quot;+&quot;; [$Mars.G88]; -1*[$Mars.G88])" office:value-type="float" office:value="-56" calcext:value-type="float">
            <text:p>-56</text:p>
          </table:table-cell>
          <table:table-cell table:formula="of:=IF([$Mars.$E88]=&quot;+&quot;; [$Mars.H88]; -1*[$Mars.H88])" office:value-type="float" office:value="-3.1" calcext:value-type="float">
            <text:p>-3,1</text:p>
          </table:table-cell>
          <table:table-cell table:formula="of:=[$Mars.$B88]*3600+[$Mars.$C88]*60+[$Mars.$D88]" office:value-type="float" office:value="76699.91" calcext:value-type="float">
            <text:p>76699,9</text:p>
          </table:table-cell>
          <table:table-cell table:formula="of:=[.$E90]+[.$F90]/60+[.$G90]/3600" office:value-type="float" office:value="-16.9341944444444" calcext:value-type="float">
            <text:p>-16,934</text:p>
          </table:table-cell>
          <table:table-cell table:formula="of:=[$Vénusz.B88]" office:value-type="float" office:value="21" calcext:value-type="float">
            <text:p>21</text:p>
          </table:table-cell>
          <table:table-cell table:formula="of:=[$Vénusz.C88]" office:value-type="float" office:value="34" calcext:value-type="float">
            <text:p>34</text:p>
          </table:table-cell>
          <table:table-cell table:formula="of:=[$Vénusz.D88]" office:value-type="float" office:value="30.46" calcext:value-type="float">
            <text:p>30,46</text:p>
          </table:table-cell>
          <table:table-cell table:formula="of:=IF([$Vénusz.$E88]=&quot;+&quot;; [$Vénusz.F88]; -1*[$Vénusz.F88])" office:value-type="float" office:value="-13" calcext:value-type="float">
            <text:p>-13</text:p>
          </table:table-cell>
          <table:table-cell table:formula="of:=IF([$Vénusz.$E88]=&quot;+&quot;; [$Vénusz.G88]; -1*[$Vénusz.G88])" office:value-type="float" office:value="-11" calcext:value-type="float">
            <text:p>-11</text:p>
          </table:table-cell>
          <table:table-cell table:formula="of:=IF([$Vénusz.$E88]=&quot;+&quot;; [$Vénusz.H88]; -1*[$Vénusz.H88])" office:value-type="float" office:value="-45.2" calcext:value-type="float">
            <text:p>-45,2</text:p>
          </table:table-cell>
          <table:table-cell table:formula="of:=[.$J90]*3600+[.$K90]*60+[.$L90]" office:value-type="float" office:value="77670.46" calcext:value-type="float">
            <text:p>77670,5</text:p>
          </table:table-cell>
          <table:table-cell table:formula="of:=[.$M90]+[.$N90]/60+[.$O90]/3600" office:value-type="float" office:value="-13.1958888888889" calcext:value-type="float">
            <text:p>-13,196</text:p>
          </table:table-cell>
        </table:table-row>
        <table:table-row table:style-name="ro1">
          <table:table-cell table:formula="of:=DATE(2022;1;1)+ROW([.A91])-3" office:value-type="date" office:date-value="2022-03-30" calcext:value-type="date">
            <text:p>2022-03-30</text:p>
          </table:table-cell>
          <table:table-cell table:formula="of:=[$Mars.B89]" office:value-type="float" office:value="21" calcext:value-type="float">
            <text:p>21</text:p>
          </table:table-cell>
          <table:table-cell table:formula="of:=[$Mars.C89]" office:value-type="float" office:value="21" calcext:value-type="float">
            <text:p>21</text:p>
          </table:table-cell>
          <table:table-cell table:formula="of:=[$Mars.D89]" office:value-type="float" office:value="20.89" calcext:value-type="float">
            <text:p>20,89</text:p>
          </table:table-cell>
          <table:table-cell table:formula="of:=IF([$Mars.$E89]=&quot;+&quot;; [$Mars.F89]; -1*[$Mars.F89])" office:value-type="float" office:value="-16" calcext:value-type="float">
            <text:p>-16</text:p>
          </table:table-cell>
          <table:table-cell table:formula="of:=IF([$Mars.$E89]=&quot;+&quot;; [$Mars.G89]; -1*[$Mars.G89])" office:value-type="float" office:value="-42" calcext:value-type="float">
            <text:p>-42</text:p>
          </table:table-cell>
          <table:table-cell table:formula="of:=IF([$Mars.$E89]=&quot;+&quot;; [$Mars.H89]; -1*[$Mars.H89])" office:value-type="float" office:value="-56.8" calcext:value-type="float">
            <text:p>-56,8</text:p>
          </table:table-cell>
          <table:table-cell table:formula="of:=[$Mars.$B89]*3600+[$Mars.$C89]*60+[$Mars.$D89]" office:value-type="float" office:value="76880.89" calcext:value-type="float">
            <text:p>76880,9</text:p>
          </table:table-cell>
          <table:table-cell table:formula="of:=[.$E91]+[.$F91]/60+[.$G91]/3600" office:value-type="float" office:value="-16.7157777777778" calcext:value-type="float">
            <text:p>-16,716</text:p>
          </table:table-cell>
          <table:table-cell table:formula="of:=[$Vénusz.B89]" office:value-type="float" office:value="21" calcext:value-type="float">
            <text:p>21</text:p>
          </table:table-cell>
          <table:table-cell table:formula="of:=[$Vénusz.C89]" office:value-type="float" office:value="38" calcext:value-type="float">
            <text:p>38</text:p>
          </table:table-cell>
          <table:table-cell table:formula="of:=[$Vénusz.D89]" office:value-type="float" office:value="41.03" calcext:value-type="float">
            <text:p>41,03</text:p>
          </table:table-cell>
          <table:table-cell table:formula="of:=IF([$Vénusz.$E89]=&quot;+&quot;; [$Vénusz.F89]; -1*[$Vénusz.F89])" office:value-type="float" office:value="-12" calcext:value-type="float">
            <text:p>-12</text:p>
          </table:table-cell>
          <table:table-cell table:formula="of:=IF([$Vénusz.$E89]=&quot;+&quot;; [$Vénusz.G89]; -1*[$Vénusz.G89])" office:value-type="float" office:value="-57" calcext:value-type="float">
            <text:p>-57</text:p>
          </table:table-cell>
          <table:table-cell table:formula="of:=IF([$Vénusz.$E89]=&quot;+&quot;; [$Vénusz.H89]; -1*[$Vénusz.H89])" office:value-type="float" office:value="-8.7" calcext:value-type="float">
            <text:p>-8,7</text:p>
          </table:table-cell>
          <table:table-cell table:formula="of:=[.$J91]*3600+[.$K91]*60+[.$L91]" office:value-type="float" office:value="77921.03" calcext:value-type="float">
            <text:p>77921,0</text:p>
          </table:table-cell>
          <table:table-cell table:formula="of:=[.$M91]+[.$N91]/60+[.$O91]/3600" office:value-type="float" office:value="-12.9524166666667" calcext:value-type="float">
            <text:p>-12,952</text:p>
          </table:table-cell>
        </table:table-row>
        <table:table-row table:style-name="ro1">
          <table:table-cell table:formula="of:=DATE(2022;1;1)+ROW([.A92])-3" office:value-type="date" office:date-value="2022-03-31" calcext:value-type="date">
            <text:p>2022-03-31</text:p>
          </table:table-cell>
          <table:table-cell table:formula="of:=[$Mars.B90]" office:value-type="float" office:value="21" calcext:value-type="float">
            <text:p>21</text:p>
          </table:table-cell>
          <table:table-cell table:formula="of:=[$Mars.C90]" office:value-type="float" office:value="24" calcext:value-type="float">
            <text:p>24</text:p>
          </table:table-cell>
          <table:table-cell table:formula="of:=[$Mars.D90]" office:value-type="float" office:value="21.51" calcext:value-type="float">
            <text:p>21,51</text:p>
          </table:table-cell>
          <table:table-cell table:formula="of:=IF([$Mars.$E90]=&quot;+&quot;; [$Mars.F90]; -1*[$Mars.F90])" office:value-type="float" office:value="-16" calcext:value-type="float">
            <text:p>-16</text:p>
          </table:table-cell>
          <table:table-cell table:formula="of:=IF([$Mars.$E90]=&quot;+&quot;; [$Mars.G90]; -1*[$Mars.G90])" office:value-type="float" office:value="-29" calcext:value-type="float">
            <text:p>-29</text:p>
          </table:table-cell>
          <table:table-cell table:formula="of:=IF([$Mars.$E90]=&quot;+&quot;; [$Mars.H90]; -1*[$Mars.H90])" office:value-type="float" office:value="-40.9" calcext:value-type="float">
            <text:p>-40,9</text:p>
          </table:table-cell>
          <table:table-cell table:formula="of:=[$Mars.$B90]*3600+[$Mars.$C90]*60+[$Mars.$D90]" office:value-type="float" office:value="77061.51" calcext:value-type="float">
            <text:p>77061,5</text:p>
          </table:table-cell>
          <table:table-cell table:formula="of:=[.$E92]+[.$F92]/60+[.$G92]/3600" office:value-type="float" office:value="-16.4946944444444" calcext:value-type="float">
            <text:p>-16,495</text:p>
          </table:table-cell>
          <table:table-cell table:formula="of:=[$Vénusz.B90]" office:value-type="float" office:value="21" calcext:value-type="float">
            <text:p>21</text:p>
          </table:table-cell>
          <table:table-cell table:formula="of:=[$Vénusz.C90]" office:value-type="float" office:value="42" calcext:value-type="float">
            <text:p>42</text:p>
          </table:table-cell>
          <table:table-cell table:formula="of:=[$Vénusz.D90]" office:value-type="float" office:value="52.06" calcext:value-type="float">
            <text:p>52,06</text:p>
          </table:table-cell>
          <table:table-cell table:formula="of:=IF([$Vénusz.$E90]=&quot;+&quot;; [$Vénusz.F90]; -1*[$Vénusz.F90])" office:value-type="float" office:value="-12" calcext:value-type="float">
            <text:p>-12</text:p>
          </table:table-cell>
          <table:table-cell table:formula="of:=IF([$Vénusz.$E90]=&quot;+&quot;; [$Vénusz.G90]; -1*[$Vénusz.G90])" office:value-type="float" office:value="-42" calcext:value-type="float">
            <text:p>-42</text:p>
          </table:table-cell>
          <table:table-cell table:formula="of:=IF([$Vénusz.$E90]=&quot;+&quot;; [$Vénusz.H90]; -1*[$Vénusz.H90])" office:value-type="float" office:value="-6.5" calcext:value-type="float">
            <text:p>-6,5</text:p>
          </table:table-cell>
          <table:table-cell table:formula="of:=[.$J92]*3600+[.$K92]*60+[.$L92]" office:value-type="float" office:value="78172.06" calcext:value-type="float">
            <text:p>78172,1</text:p>
          </table:table-cell>
          <table:table-cell table:formula="of:=[.$M92]+[.$N92]/60+[.$O92]/3600" office:value-type="float" office:value="-12.7018055555556" calcext:value-type="float">
            <text:p>-12,702</text:p>
          </table:table-cell>
        </table:table-row>
        <table:table-row table:style-name="ro1">
          <table:table-cell table:formula="of:=DATE(2022;1;1)+ROW([.A93])-3" office:value-type="date" office:date-value="2022-04-01" calcext:value-type="date">
            <text:p>2022-04-01</text:p>
          </table:table-cell>
          <table:table-cell table:formula="of:=[$Mars.B91]" office:value-type="float" office:value="21" calcext:value-type="float">
            <text:p>21</text:p>
          </table:table-cell>
          <table:table-cell table:formula="of:=[$Mars.C91]" office:value-type="float" office:value="27" calcext:value-type="float">
            <text:p>27</text:p>
          </table:table-cell>
          <table:table-cell table:formula="of:=[$Mars.D91]" office:value-type="float" office:value="21.77" calcext:value-type="float">
            <text:p>21,77</text:p>
          </table:table-cell>
          <table:table-cell table:formula="of:=IF([$Mars.$E91]=&quot;+&quot;; [$Mars.F91]; -1*[$Mars.F91])" office:value-type="float" office:value="-16" calcext:value-type="float">
            <text:p>-16</text:p>
          </table:table-cell>
          <table:table-cell table:formula="of:=IF([$Mars.$E91]=&quot;+&quot;; [$Mars.G91]; -1*[$Mars.G91])" office:value-type="float" office:value="-16" calcext:value-type="float">
            <text:p>-16</text:p>
          </table:table-cell>
          <table:table-cell table:formula="of:=IF([$Mars.$E91]=&quot;+&quot;; [$Mars.H91]; -1*[$Mars.H91])" office:value-type="float" office:value="-15.8" calcext:value-type="float">
            <text:p>-15,8</text:p>
          </table:table-cell>
          <table:table-cell table:formula="of:=[$Mars.$B91]*3600+[$Mars.$C91]*60+[$Mars.$D91]" office:value-type="float" office:value="77241.77" calcext:value-type="float">
            <text:p>77241,8</text:p>
          </table:table-cell>
          <table:table-cell table:formula="of:=[.$E93]+[.$F93]/60+[.$G93]/3600" office:value-type="float" office:value="-16.2710555555556" calcext:value-type="float">
            <text:p>-16,271</text:p>
          </table:table-cell>
          <table:table-cell table:formula="of:=[$Vénusz.B91]" office:value-type="float" office:value="21" calcext:value-type="float">
            <text:p>21</text:p>
          </table:table-cell>
          <table:table-cell table:formula="of:=[$Vénusz.C91]" office:value-type="float" office:value="47" calcext:value-type="float">
            <text:p>47</text:p>
          </table:table-cell>
          <table:table-cell table:formula="of:=[$Vénusz.D91]" office:value-type="float" office:value="3.51" calcext:value-type="float">
            <text:p>3,51</text:p>
          </table:table-cell>
          <table:table-cell table:formula="of:=IF([$Vénusz.$E91]=&quot;+&quot;; [$Vénusz.F91]; -1*[$Vénusz.F91])" office:value-type="float" office:value="-12" calcext:value-type="float">
            <text:p>-12</text:p>
          </table:table-cell>
          <table:table-cell table:formula="of:=IF([$Vénusz.$E91]=&quot;+&quot;; [$Vénusz.G91]; -1*[$Vénusz.G91])" office:value-type="float" office:value="-26" calcext:value-type="float">
            <text:p>-26</text:p>
          </table:table-cell>
          <table:table-cell table:formula="of:=IF([$Vénusz.$E91]=&quot;+&quot;; [$Vénusz.H91]; -1*[$Vénusz.H91])" office:value-type="float" office:value="-38.9" calcext:value-type="float">
            <text:p>-38,9</text:p>
          </table:table-cell>
          <table:table-cell table:formula="of:=[.$J93]*3600+[.$K93]*60+[.$L93]" office:value-type="float" office:value="78423.51" calcext:value-type="float">
            <text:p>78423,5</text:p>
          </table:table-cell>
          <table:table-cell table:formula="of:=[.$M93]+[.$N93]/60+[.$O93]/3600" office:value-type="float" office:value="-12.4441388888889" calcext:value-type="float">
            <text:p>-12,444</text:p>
          </table:table-cell>
        </table:table-row>
        <table:table-row table:style-name="ro1">
          <table:table-cell table:formula="of:=DATE(2022;1;1)+ROW([.A94])-3" office:value-type="date" office:date-value="2022-04-02" calcext:value-type="date">
            <text:p>2022-04-02</text:p>
          </table:table-cell>
          <table:table-cell table:formula="of:=[$Mars.B92]" office:value-type="float" office:value="21" calcext:value-type="float">
            <text:p>21</text:p>
          </table:table-cell>
          <table:table-cell table:formula="of:=[$Mars.C92]" office:value-type="float" office:value="30" calcext:value-type="float">
            <text:p>30</text:p>
          </table:table-cell>
          <table:table-cell table:formula="of:=[$Mars.D92]" office:value-type="float" office:value="21.66" calcext:value-type="float">
            <text:p>21,66</text:p>
          </table:table-cell>
          <table:table-cell table:formula="of:=IF([$Mars.$E92]=&quot;+&quot;; [$Mars.F92]; -1*[$Mars.F92])" office:value-type="float" office:value="-16" calcext:value-type="float">
            <text:p>-16</text:p>
          </table:table-cell>
          <table:table-cell table:formula="of:=IF([$Mars.$E92]=&quot;+&quot;; [$Mars.G92]; -1*[$Mars.G92])" office:value-type="float" office:value="-2" calcext:value-type="float">
            <text:p>-2</text:p>
          </table:table-cell>
          <table:table-cell table:formula="of:=IF([$Mars.$E92]=&quot;+&quot;; [$Mars.H92]; -1*[$Mars.H92])" office:value-type="float" office:value="-41.5" calcext:value-type="float">
            <text:p>-41,5</text:p>
          </table:table-cell>
          <table:table-cell table:formula="of:=[$Mars.$B92]*3600+[$Mars.$C92]*60+[$Mars.$D92]" office:value-type="float" office:value="77421.66" calcext:value-type="float">
            <text:p>77421,7</text:p>
          </table:table-cell>
          <table:table-cell table:formula="of:=[.$E94]+[.$F94]/60+[.$G94]/3600" office:value-type="float" office:value="-16.0448611111111" calcext:value-type="float">
            <text:p>-16,045</text:p>
          </table:table-cell>
          <table:table-cell table:formula="of:=[$Vénusz.B92]" office:value-type="float" office:value="21" calcext:value-type="float">
            <text:p>21</text:p>
          </table:table-cell>
          <table:table-cell table:formula="of:=[$Vénusz.C92]" office:value-type="float" office:value="51" calcext:value-type="float">
            <text:p>51</text:p>
          </table:table-cell>
          <table:table-cell table:formula="of:=[$Vénusz.D92]" office:value-type="float" office:value="15.33" calcext:value-type="float">
            <text:p>15,33</text:p>
          </table:table-cell>
          <table:table-cell table:formula="of:=IF([$Vénusz.$E92]=&quot;+&quot;; [$Vénusz.F92]; -1*[$Vénusz.F92])" office:value-type="float" office:value="-12" calcext:value-type="float">
            <text:p>-12</text:p>
          </table:table-cell>
          <table:table-cell table:formula="of:=IF([$Vénusz.$E92]=&quot;+&quot;; [$Vénusz.G92]; -1*[$Vénusz.G92])" office:value-type="float" office:value="-10" calcext:value-type="float">
            <text:p>-10</text:p>
          </table:table-cell>
          <table:table-cell table:formula="of:=IF([$Vénusz.$E92]=&quot;+&quot;; [$Vénusz.H92]; -1*[$Vénusz.H92])" office:value-type="float" office:value="-46.4" calcext:value-type="float">
            <text:p>-46,4</text:p>
          </table:table-cell>
          <table:table-cell table:formula="of:=[.$J94]*3600+[.$K94]*60+[.$L94]" office:value-type="float" office:value="78675.33" calcext:value-type="float">
            <text:p>78675,3</text:p>
          </table:table-cell>
          <table:table-cell table:formula="of:=[.$M94]+[.$N94]/60+[.$O94]/3600" office:value-type="float" office:value="-12.1795555555556" calcext:value-type="float">
            <text:p>-12,180</text:p>
          </table:table-cell>
        </table:table-row>
        <table:table-row table:style-name="ro1">
          <table:table-cell table:formula="of:=DATE(2022;1;1)+ROW([.A95])-3" office:value-type="date" office:date-value="2022-04-03" calcext:value-type="date">
            <text:p>2022-04-03</text:p>
          </table:table-cell>
          <table:table-cell table:formula="of:=[$Mars.B93]" office:value-type="float" office:value="21" calcext:value-type="float">
            <text:p>21</text:p>
          </table:table-cell>
          <table:table-cell table:formula="of:=[$Mars.C93]" office:value-type="float" office:value="33" calcext:value-type="float">
            <text:p>33</text:p>
          </table:table-cell>
          <table:table-cell table:formula="of:=[$Mars.D93]" office:value-type="float" office:value="21.19" calcext:value-type="float">
            <text:p>21,19</text:p>
          </table:table-cell>
          <table:table-cell table:formula="of:=IF([$Mars.$E93]=&quot;+&quot;; [$Mars.F93]; -1*[$Mars.F93])" office:value-type="float" office:value="-15" calcext:value-type="float">
            <text:p>-15</text:p>
          </table:table-cell>
          <table:table-cell table:formula="of:=IF([$Mars.$E93]=&quot;+&quot;; [$Mars.G93]; -1*[$Mars.G93])" office:value-type="float" office:value="-48" calcext:value-type="float">
            <text:p>-48</text:p>
          </table:table-cell>
          <table:table-cell table:formula="of:=IF([$Mars.$E93]=&quot;+&quot;; [$Mars.H93]; -1*[$Mars.H93])" office:value-type="float" office:value="-58.2" calcext:value-type="float">
            <text:p>-58,2</text:p>
          </table:table-cell>
          <table:table-cell table:formula="of:=[$Mars.$B93]*3600+[$Mars.$C93]*60+[$Mars.$D93]" office:value-type="float" office:value="77601.19" calcext:value-type="float">
            <text:p>77601,2</text:p>
          </table:table-cell>
          <table:table-cell table:formula="of:=[.$E95]+[.$F95]/60+[.$G95]/3600" office:value-type="float" office:value="-15.8161666666667" calcext:value-type="float">
            <text:p>-15,816</text:p>
          </table:table-cell>
          <table:table-cell table:formula="of:=[$Vénusz.B93]" office:value-type="float" office:value="21" calcext:value-type="float">
            <text:p>21</text:p>
          </table:table-cell>
          <table:table-cell table:formula="of:=[$Vénusz.C93]" office:value-type="float" office:value="55" calcext:value-type="float">
            <text:p>55</text:p>
          </table:table-cell>
          <table:table-cell table:formula="of:=[$Vénusz.D93]" office:value-type="float" office:value="27.48" calcext:value-type="float">
            <text:p>27,48</text:p>
          </table:table-cell>
          <table:table-cell table:formula="of:=IF([$Vénusz.$E93]=&quot;+&quot;; [$Vénusz.F93]; -1*[$Vénusz.F93])" office:value-type="float" office:value="-11" calcext:value-type="float">
            <text:p>-11</text:p>
          </table:table-cell>
          <table:table-cell table:formula="of:=IF([$Vénusz.$E93]=&quot;+&quot;; [$Vénusz.G93]; -1*[$Vénusz.G93])" office:value-type="float" office:value="-54" calcext:value-type="float">
            <text:p>-54</text:p>
          </table:table-cell>
          <table:table-cell table:formula="of:=IF([$Vénusz.$E93]=&quot;+&quot;; [$Vénusz.H93]; -1*[$Vénusz.H93])" office:value-type="float" office:value="-29.2" calcext:value-type="float">
            <text:p>-29,2</text:p>
          </table:table-cell>
          <table:table-cell table:formula="of:=[.$J95]*3600+[.$K95]*60+[.$L95]" office:value-type="float" office:value="78927.48" calcext:value-type="float">
            <text:p>78927,5</text:p>
          </table:table-cell>
          <table:table-cell table:formula="of:=[.$M95]+[.$N95]/60+[.$O95]/3600" office:value-type="float" office:value="-11.9081111111111" calcext:value-type="float">
            <text:p>-11,908</text:p>
          </table:table-cell>
        </table:table-row>
        <table:table-row table:style-name="ro1">
          <table:table-cell table:formula="of:=DATE(2022;1;1)+ROW([.A96])-3" office:value-type="date" office:date-value="2022-04-04" calcext:value-type="date">
            <text:p>2022-04-04</text:p>
          </table:table-cell>
          <table:table-cell table:formula="of:=[$Mars.B94]" office:value-type="float" office:value="21" calcext:value-type="float">
            <text:p>21</text:p>
          </table:table-cell>
          <table:table-cell table:formula="of:=[$Mars.C94]" office:value-type="float" office:value="36" calcext:value-type="float">
            <text:p>36</text:p>
          </table:table-cell>
          <table:table-cell table:formula="of:=[$Mars.D94]" office:value-type="float" office:value="20.36" calcext:value-type="float">
            <text:p>20,36</text:p>
          </table:table-cell>
          <table:table-cell table:formula="of:=IF([$Mars.$E94]=&quot;+&quot;; [$Mars.F94]; -1*[$Mars.F94])" office:value-type="float" office:value="-15" calcext:value-type="float">
            <text:p>-15</text:p>
          </table:table-cell>
          <table:table-cell table:formula="of:=IF([$Mars.$E94]=&quot;+&quot;; [$Mars.G94]; -1*[$Mars.G94])" office:value-type="float" office:value="-35" calcext:value-type="float">
            <text:p>-35</text:p>
          </table:table-cell>
          <table:table-cell table:formula="of:=IF([$Mars.$E94]=&quot;+&quot;; [$Mars.H94]; -1*[$Mars.H94])" office:value-type="float" office:value="-6" calcext:value-type="float">
            <text:p>-6</text:p>
          </table:table-cell>
          <table:table-cell table:formula="of:=[$Mars.$B94]*3600+[$Mars.$C94]*60+[$Mars.$D94]" office:value-type="float" office:value="77780.36" calcext:value-type="float">
            <text:p>77780,4</text:p>
          </table:table-cell>
          <table:table-cell table:formula="of:=[.$E96]+[.$F96]/60+[.$G96]/3600" office:value-type="float" office:value="-15.585" calcext:value-type="float">
            <text:p>-15,585</text:p>
          </table:table-cell>
          <table:table-cell table:formula="of:=[$Vénusz.B94]" office:value-type="float" office:value="21" calcext:value-type="float">
            <text:p>21</text:p>
          </table:table-cell>
          <table:table-cell table:formula="of:=[$Vénusz.C94]" office:value-type="float" office:value="59" calcext:value-type="float">
            <text:p>59</text:p>
          </table:table-cell>
          <table:table-cell table:formula="of:=[$Vénusz.D94]" office:value-type="float" office:value="39.91" calcext:value-type="float">
            <text:p>39,91</text:p>
          </table:table-cell>
          <table:table-cell table:formula="of:=IF([$Vénusz.$E94]=&quot;+&quot;; [$Vénusz.F94]; -1*[$Vénusz.F94])" office:value-type="float" office:value="-11" calcext:value-type="float">
            <text:p>-11</text:p>
          </table:table-cell>
          <table:table-cell table:formula="of:=IF([$Vénusz.$E94]=&quot;+&quot;; [$Vénusz.G94]; -1*[$Vénusz.G94])" office:value-type="float" office:value="-37" calcext:value-type="float">
            <text:p>-37</text:p>
          </table:table-cell>
          <table:table-cell table:formula="of:=IF([$Vénusz.$E94]=&quot;+&quot;; [$Vénusz.H94]; -1*[$Vénusz.H94])" office:value-type="float" office:value="-47.9" calcext:value-type="float">
            <text:p>-47,9</text:p>
          </table:table-cell>
          <table:table-cell table:formula="of:=[.$J96]*3600+[.$K96]*60+[.$L96]" office:value-type="float" office:value="79179.91" calcext:value-type="float">
            <text:p>79179,9</text:p>
          </table:table-cell>
          <table:table-cell table:formula="of:=[.$M96]+[.$N96]/60+[.$O96]/3600" office:value-type="float" office:value="-11.6299722222222" calcext:value-type="float">
            <text:p>-11,630</text:p>
          </table:table-cell>
        </table:table-row>
        <table:table-row table:style-name="ro1">
          <table:table-cell table:formula="of:=DATE(2022;1;1)+ROW([.A97])-3" office:value-type="date" office:date-value="2022-04-05" calcext:value-type="date">
            <text:p>2022-04-05</text:p>
          </table:table-cell>
          <table:table-cell table:formula="of:=[$Mars.B95]" office:value-type="float" office:value="21" calcext:value-type="float">
            <text:p>21</text:p>
          </table:table-cell>
          <table:table-cell table:formula="of:=[$Mars.C95]" office:value-type="float" office:value="39" calcext:value-type="float">
            <text:p>39</text:p>
          </table:table-cell>
          <table:table-cell table:formula="of:=[$Mars.D95]" office:value-type="float" office:value="19.15" calcext:value-type="float">
            <text:p>19,15</text:p>
          </table:table-cell>
          <table:table-cell table:formula="of:=IF([$Mars.$E95]=&quot;+&quot;; [$Mars.F95]; -1*[$Mars.F95])" office:value-type="float" office:value="-15" calcext:value-type="float">
            <text:p>-15</text:p>
          </table:table-cell>
          <table:table-cell table:formula="of:=IF([$Mars.$E95]=&quot;+&quot;; [$Mars.G95]; -1*[$Mars.G95])" office:value-type="float" office:value="-21" calcext:value-type="float">
            <text:p>-21</text:p>
          </table:table-cell>
          <table:table-cell table:formula="of:=IF([$Mars.$E95]=&quot;+&quot;; [$Mars.H95]; -1*[$Mars.H95])" office:value-type="float" office:value="-5.3" calcext:value-type="float">
            <text:p>-5,3</text:p>
          </table:table-cell>
          <table:table-cell table:formula="of:=[$Mars.$B95]*3600+[$Mars.$C95]*60+[$Mars.$D95]" office:value-type="float" office:value="77959.15" calcext:value-type="float">
            <text:p>77959,2</text:p>
          </table:table-cell>
          <table:table-cell table:formula="of:=[.$E97]+[.$F97]/60+[.$G97]/3600" office:value-type="float" office:value="-15.3514722222222" calcext:value-type="float">
            <text:p>-15,351</text:p>
          </table:table-cell>
          <table:table-cell table:formula="of:=[$Vénusz.B95]" office:value-type="float" office:value="22" calcext:value-type="float">
            <text:p>22</text:p>
          </table:table-cell>
          <table:table-cell table:formula="of:=[$Vénusz.C95]" office:value-type="float" office:value="3" calcext:value-type="float">
            <text:p>3</text:p>
          </table:table-cell>
          <table:table-cell table:formula="of:=[$Vénusz.D95]" office:value-type="float" office:value="52.6" calcext:value-type="float">
            <text:p>52,6</text:p>
          </table:table-cell>
          <table:table-cell table:formula="of:=IF([$Vénusz.$E95]=&quot;+&quot;; [$Vénusz.F95]; -1*[$Vénusz.F95])" office:value-type="float" office:value="-11" calcext:value-type="float">
            <text:p>-11</text:p>
          </table:table-cell>
          <table:table-cell table:formula="of:=IF([$Vénusz.$E95]=&quot;+&quot;; [$Vénusz.G95]; -1*[$Vénusz.G95])" office:value-type="float" office:value="-20" calcext:value-type="float">
            <text:p>-20</text:p>
          </table:table-cell>
          <table:table-cell table:formula="of:=IF([$Vénusz.$E95]=&quot;+&quot;; [$Vénusz.H95]; -1*[$Vénusz.H95])" office:value-type="float" office:value="-42.9" calcext:value-type="float">
            <text:p>-42,9</text:p>
          </table:table-cell>
          <table:table-cell table:formula="of:=[.$J97]*3600+[.$K97]*60+[.$L97]" office:value-type="float" office:value="79432.6" calcext:value-type="float">
            <text:p>79432,6</text:p>
          </table:table-cell>
          <table:table-cell table:formula="of:=[.$M97]+[.$N97]/60+[.$O97]/3600" office:value-type="float" office:value="-11.34525" calcext:value-type="float">
            <text:p>-11,345</text:p>
          </table:table-cell>
        </table:table-row>
        <table:table-row table:style-name="ro1">
          <table:table-cell table:formula="of:=DATE(2022;1;1)+ROW([.A98])-3" office:value-type="date" office:date-value="2022-04-06" calcext:value-type="date">
            <text:p>2022-04-06</text:p>
          </table:table-cell>
          <table:table-cell table:formula="of:=[$Mars.B96]" office:value-type="float" office:value="21" calcext:value-type="float">
            <text:p>21</text:p>
          </table:table-cell>
          <table:table-cell table:formula="of:=[$Mars.C96]" office:value-type="float" office:value="42" calcext:value-type="float">
            <text:p>42</text:p>
          </table:table-cell>
          <table:table-cell table:formula="of:=[$Mars.D96]" office:value-type="float" office:value="17.59" calcext:value-type="float">
            <text:p>17,59</text:p>
          </table:table-cell>
          <table:table-cell table:formula="of:=IF([$Mars.$E96]=&quot;+&quot;; [$Mars.F96]; -1*[$Mars.F96])" office:value-type="float" office:value="-15" calcext:value-type="float">
            <text:p>-15</text:p>
          </table:table-cell>
          <table:table-cell table:formula="of:=IF([$Mars.$E96]=&quot;+&quot;; [$Mars.G96]; -1*[$Mars.G96])" office:value-type="float" office:value="-6" calcext:value-type="float">
            <text:p>-6</text:p>
          </table:table-cell>
          <table:table-cell table:formula="of:=IF([$Mars.$E96]=&quot;+&quot;; [$Mars.H96]; -1*[$Mars.H96])" office:value-type="float" office:value="-56.1" calcext:value-type="float">
            <text:p>-56,1</text:p>
          </table:table-cell>
          <table:table-cell table:formula="of:=[$Mars.$B96]*3600+[$Mars.$C96]*60+[$Mars.$D96]" office:value-type="float" office:value="78137.59" calcext:value-type="float">
            <text:p>78137,6</text:p>
          </table:table-cell>
          <table:table-cell table:formula="of:=[.$E98]+[.$F98]/60+[.$G98]/3600" office:value-type="float" office:value="-15.1155833333333" calcext:value-type="float">
            <text:p>-15,116</text:p>
          </table:table-cell>
          <table:table-cell table:formula="of:=[$Vénusz.B96]" office:value-type="float" office:value="22" calcext:value-type="float">
            <text:p>22</text:p>
          </table:table-cell>
          <table:table-cell table:formula="of:=[$Vénusz.C96]" office:value-type="float" office:value="8" calcext:value-type="float">
            <text:p>8</text:p>
          </table:table-cell>
          <table:table-cell table:formula="of:=[$Vénusz.D96]" office:value-type="float" office:value="5.51" calcext:value-type="float">
            <text:p>5,51</text:p>
          </table:table-cell>
          <table:table-cell table:formula="of:=IF([$Vénusz.$E96]=&quot;+&quot;; [$Vénusz.F96]; -1*[$Vénusz.F96])" office:value-type="float" office:value="-11" calcext:value-type="float">
            <text:p>-11</text:p>
          </table:table-cell>
          <table:table-cell table:formula="of:=IF([$Vénusz.$E96]=&quot;+&quot;; [$Vénusz.G96]; -1*[$Vénusz.G96])" office:value-type="float" office:value="-3" calcext:value-type="float">
            <text:p>-3</text:p>
          </table:table-cell>
          <table:table-cell table:formula="of:=IF([$Vénusz.$E96]=&quot;+&quot;; [$Vénusz.H96]; -1*[$Vénusz.H96])" office:value-type="float" office:value="-14.6" calcext:value-type="float">
            <text:p>-14,6</text:p>
          </table:table-cell>
          <table:table-cell table:formula="of:=[.$J98]*3600+[.$K98]*60+[.$L98]" office:value-type="float" office:value="79685.51" calcext:value-type="float">
            <text:p>79685,5</text:p>
          </table:table-cell>
          <table:table-cell table:formula="of:=[.$M98]+[.$N98]/60+[.$O98]/3600" office:value-type="float" office:value="-11.0540555555556" calcext:value-type="float">
            <text:p>-11,054</text:p>
          </table:table-cell>
        </table:table-row>
        <table:table-row table:style-name="ro1">
          <table:table-cell table:formula="of:=DATE(2022;1;1)+ROW([.A99])-3" office:value-type="date" office:date-value="2022-04-07" calcext:value-type="date">
            <text:p>2022-04-07</text:p>
          </table:table-cell>
          <table:table-cell table:formula="of:=[$Mars.B97]" office:value-type="float" office:value="21" calcext:value-type="float">
            <text:p>21</text:p>
          </table:table-cell>
          <table:table-cell table:formula="of:=[$Mars.C97]" office:value-type="float" office:value="45" calcext:value-type="float">
            <text:p>45</text:p>
          </table:table-cell>
          <table:table-cell table:formula="of:=[$Mars.D97]" office:value-type="float" office:value="15.66" calcext:value-type="float">
            <text:p>15,66</text:p>
          </table:table-cell>
          <table:table-cell table:formula="of:=IF([$Mars.$E97]=&quot;+&quot;; [$Mars.F97]; -1*[$Mars.F97])" office:value-type="float" office:value="-14" calcext:value-type="float">
            <text:p>-14</text:p>
          </table:table-cell>
          <table:table-cell table:formula="of:=IF([$Mars.$E97]=&quot;+&quot;; [$Mars.G97]; -1*[$Mars.G97])" office:value-type="float" office:value="-52" calcext:value-type="float">
            <text:p>-52</text:p>
          </table:table-cell>
          <table:table-cell table:formula="of:=IF([$Mars.$E97]=&quot;+&quot;; [$Mars.H97]; -1*[$Mars.H97])" office:value-type="float" office:value="-38.6" calcext:value-type="float">
            <text:p>-38,6</text:p>
          </table:table-cell>
          <table:table-cell table:formula="of:=[$Mars.$B97]*3600+[$Mars.$C97]*60+[$Mars.$D97]" office:value-type="float" office:value="78315.66" calcext:value-type="float">
            <text:p>78315,7</text:p>
          </table:table-cell>
          <table:table-cell table:formula="of:=[.$E99]+[.$F99]/60+[.$G99]/3600" office:value-type="float" office:value="-14.8773888888889" calcext:value-type="float">
            <text:p>-14,877</text:p>
          </table:table-cell>
          <table:table-cell table:formula="of:=[$Vénusz.B97]" office:value-type="float" office:value="22" calcext:value-type="float">
            <text:p>22</text:p>
          </table:table-cell>
          <table:table-cell table:formula="of:=[$Vénusz.C97]" office:value-type="float" office:value="12" calcext:value-type="float">
            <text:p>12</text:p>
          </table:table-cell>
          <table:table-cell table:formula="of:=[$Vénusz.D97]" office:value-type="float" office:value="18.61" calcext:value-type="float">
            <text:p>18,61</text:p>
          </table:table-cell>
          <table:table-cell table:formula="of:=IF([$Vénusz.$E97]=&quot;+&quot;; [$Vénusz.F97]; -1*[$Vénusz.F97])" office:value-type="float" office:value="-10" calcext:value-type="float">
            <text:p>-10</text:p>
          </table:table-cell>
          <table:table-cell table:formula="of:=IF([$Vénusz.$E97]=&quot;+&quot;; [$Vénusz.G97]; -1*[$Vénusz.G97])" office:value-type="float" office:value="-45" calcext:value-type="float">
            <text:p>-45</text:p>
          </table:table-cell>
          <table:table-cell table:formula="of:=IF([$Vénusz.$E97]=&quot;+&quot;; [$Vénusz.H97]; -1*[$Vénusz.H97])" office:value-type="float" office:value="-23.4" calcext:value-type="float">
            <text:p>-23,4</text:p>
          </table:table-cell>
          <table:table-cell table:formula="of:=[.$J99]*3600+[.$K99]*60+[.$L99]" office:value-type="float" office:value="79938.61" calcext:value-type="float">
            <text:p>79938,6</text:p>
          </table:table-cell>
          <table:table-cell table:formula="of:=[.$M99]+[.$N99]/60+[.$O99]/3600" office:value-type="float" office:value="-10.7565" calcext:value-type="float">
            <text:p>-10,757</text:p>
          </table:table-cell>
        </table:table-row>
        <table:table-row table:style-name="ro1">
          <table:table-cell table:formula="of:=DATE(2022;1;1)+ROW([.A100])-3" office:value-type="date" office:date-value="2022-04-08" calcext:value-type="date">
            <text:p>2022-04-08</text:p>
          </table:table-cell>
          <table:table-cell table:formula="of:=[$Mars.B98]" office:value-type="float" office:value="21" calcext:value-type="float">
            <text:p>21</text:p>
          </table:table-cell>
          <table:table-cell table:formula="of:=[$Mars.C98]" office:value-type="float" office:value="48" calcext:value-type="float">
            <text:p>48</text:p>
          </table:table-cell>
          <table:table-cell table:formula="of:=[$Mars.D98]" office:value-type="float" office:value="13.36" calcext:value-type="float">
            <text:p>13,36</text:p>
          </table:table-cell>
          <table:table-cell table:formula="of:=IF([$Mars.$E98]=&quot;+&quot;; [$Mars.F98]; -1*[$Mars.F98])" office:value-type="float" office:value="-14" calcext:value-type="float">
            <text:p>-14</text:p>
          </table:table-cell>
          <table:table-cell table:formula="of:=IF([$Mars.$E98]=&quot;+&quot;; [$Mars.G98]; -1*[$Mars.G98])" office:value-type="float" office:value="-38" calcext:value-type="float">
            <text:p>-38</text:p>
          </table:table-cell>
          <table:table-cell table:formula="of:=IF([$Mars.$E98]=&quot;+&quot;; [$Mars.H98]; -1*[$Mars.H98])" office:value-type="float" office:value="-13" calcext:value-type="float">
            <text:p>-13</text:p>
          </table:table-cell>
          <table:table-cell table:formula="of:=[$Mars.$B98]*3600+[$Mars.$C98]*60+[$Mars.$D98]" office:value-type="float" office:value="78493.36" calcext:value-type="float">
            <text:p>78493,4</text:p>
          </table:table-cell>
          <table:table-cell table:formula="of:=[.$E100]+[.$F100]/60+[.$G100]/3600" office:value-type="float" office:value="-14.6369444444444" calcext:value-type="float">
            <text:p>-14,637</text:p>
          </table:table-cell>
          <table:table-cell table:formula="of:=[$Vénusz.B98]" office:value-type="float" office:value="22" calcext:value-type="float">
            <text:p>22</text:p>
          </table:table-cell>
          <table:table-cell table:formula="of:=[$Vénusz.C98]" office:value-type="float" office:value="16" calcext:value-type="float">
            <text:p>16</text:p>
          </table:table-cell>
          <table:table-cell table:formula="of:=[$Vénusz.D98]" office:value-type="float" office:value="31.88" calcext:value-type="float">
            <text:p>31,88</text:p>
          </table:table-cell>
          <table:table-cell table:formula="of:=IF([$Vénusz.$E98]=&quot;+&quot;; [$Vénusz.F98]; -1*[$Vénusz.F98])" office:value-type="float" office:value="-10" calcext:value-type="float">
            <text:p>-10</text:p>
          </table:table-cell>
          <table:table-cell table:formula="of:=IF([$Vénusz.$E98]=&quot;+&quot;; [$Vénusz.G98]; -1*[$Vénusz.G98])" office:value-type="float" office:value="-27" calcext:value-type="float">
            <text:p>-27</text:p>
          </table:table-cell>
          <table:table-cell table:formula="of:=IF([$Vénusz.$E98]=&quot;+&quot;; [$Vénusz.H98]; -1*[$Vénusz.H98])" office:value-type="float" office:value="-9.9" calcext:value-type="float">
            <text:p>-9,9</text:p>
          </table:table-cell>
          <table:table-cell table:formula="of:=[.$J100]*3600+[.$K100]*60+[.$L100]" office:value-type="float" office:value="80191.88" calcext:value-type="float">
            <text:p>80191,9</text:p>
          </table:table-cell>
          <table:table-cell table:formula="of:=[.$M100]+[.$N100]/60+[.$O100]/3600" office:value-type="float" office:value="-10.45275" calcext:value-type="float">
            <text:p>-10,453</text:p>
          </table:table-cell>
        </table:table-row>
        <table:table-row table:style-name="ro1">
          <table:table-cell table:formula="of:=DATE(2022;1;1)+ROW([.A101])-3" office:value-type="date" office:date-value="2022-04-09" calcext:value-type="date">
            <text:p>2022-04-09</text:p>
          </table:table-cell>
          <table:table-cell table:formula="of:=[$Mars.B99]" office:value-type="float" office:value="21" calcext:value-type="float">
            <text:p>21</text:p>
          </table:table-cell>
          <table:table-cell table:formula="of:=[$Mars.C99]" office:value-type="float" office:value="51" calcext:value-type="float">
            <text:p>51</text:p>
          </table:table-cell>
          <table:table-cell table:formula="of:=[$Mars.D99]" office:value-type="float" office:value="10.71" calcext:value-type="float">
            <text:p>10,71</text:p>
          </table:table-cell>
          <table:table-cell table:formula="of:=IF([$Mars.$E99]=&quot;+&quot;; [$Mars.F99]; -1*[$Mars.F99])" office:value-type="float" office:value="-14" calcext:value-type="float">
            <text:p>-14</text:p>
          </table:table-cell>
          <table:table-cell table:formula="of:=IF([$Mars.$E99]=&quot;+&quot;; [$Mars.G99]; -1*[$Mars.G99])" office:value-type="float" office:value="-23" calcext:value-type="float">
            <text:p>-23</text:p>
          </table:table-cell>
          <table:table-cell table:formula="of:=IF([$Mars.$E99]=&quot;+&quot;; [$Mars.H99]; -1*[$Mars.H99])" office:value-type="float" office:value="-39.5" calcext:value-type="float">
            <text:p>-39,5</text:p>
          </table:table-cell>
          <table:table-cell table:formula="of:=[$Mars.$B99]*3600+[$Mars.$C99]*60+[$Mars.$D99]" office:value-type="float" office:value="78670.71" calcext:value-type="float">
            <text:p>78670,7</text:p>
          </table:table-cell>
          <table:table-cell table:formula="of:=[.$E101]+[.$F101]/60+[.$G101]/3600" office:value-type="float" office:value="-14.3943055555556" calcext:value-type="float">
            <text:p>-14,394</text:p>
          </table:table-cell>
          <table:table-cell table:formula="of:=[$Vénusz.B99]" office:value-type="float" office:value="22" calcext:value-type="float">
            <text:p>22</text:p>
          </table:table-cell>
          <table:table-cell table:formula="of:=[$Vénusz.C99]" office:value-type="float" office:value="20" calcext:value-type="float">
            <text:p>20</text:p>
          </table:table-cell>
          <table:table-cell table:formula="of:=[$Vénusz.D99]" office:value-type="float" office:value="45.29" calcext:value-type="float">
            <text:p>45,29</text:p>
          </table:table-cell>
          <table:table-cell table:formula="of:=IF([$Vénusz.$E99]=&quot;+&quot;; [$Vénusz.F99]; -1*[$Vénusz.F99])" office:value-type="float" office:value="-10" calcext:value-type="float">
            <text:p>-10</text:p>
          </table:table-cell>
          <table:table-cell table:formula="of:=IF([$Vénusz.$E99]=&quot;+&quot;; [$Vénusz.G99]; -1*[$Vénusz.G99])" office:value-type="float" office:value="-8" calcext:value-type="float">
            <text:p>-8</text:p>
          </table:table-cell>
          <table:table-cell table:formula="of:=IF([$Vénusz.$E99]=&quot;+&quot;; [$Vénusz.H99]; -1*[$Vénusz.H99])" office:value-type="float" office:value="-34.5" calcext:value-type="float">
            <text:p>-34,5</text:p>
          </table:table-cell>
          <table:table-cell table:formula="of:=[.$J101]*3600+[.$K101]*60+[.$L101]" office:value-type="float" office:value="80445.29" calcext:value-type="float">
            <text:p>80445,3</text:p>
          </table:table-cell>
          <table:table-cell table:formula="of:=[.$M101]+[.$N101]/60+[.$O101]/3600" office:value-type="float" office:value="-10.1429166666667" calcext:value-type="float">
            <text:p>-10,143</text:p>
          </table:table-cell>
        </table:table-row>
        <table:table-row table:style-name="ro1">
          <table:table-cell table:formula="of:=DATE(2022;1;1)+ROW([.A102])-3" office:value-type="date" office:date-value="2022-04-10" calcext:value-type="date">
            <text:p>2022-04-10</text:p>
          </table:table-cell>
          <table:table-cell table:formula="of:=[$Mars.B100]" office:value-type="float" office:value="21" calcext:value-type="float">
            <text:p>21</text:p>
          </table:table-cell>
          <table:table-cell table:formula="of:=[$Mars.C100]" office:value-type="float" office:value="54" calcext:value-type="float">
            <text:p>54</text:p>
          </table:table-cell>
          <table:table-cell table:formula="of:=[$Mars.D100]" office:value-type="float" office:value="7.7" calcext:value-type="float">
            <text:p>7,7</text:p>
          </table:table-cell>
          <table:table-cell table:formula="of:=IF([$Mars.$E100]=&quot;+&quot;; [$Mars.F100]; -1*[$Mars.F100])" office:value-type="float" office:value="-14" calcext:value-type="float">
            <text:p>-14</text:p>
          </table:table-cell>
          <table:table-cell table:formula="of:=IF([$Mars.$E100]=&quot;+&quot;; [$Mars.G100]; -1*[$Mars.G100])" office:value-type="float" office:value="-8" calcext:value-type="float">
            <text:p>-8</text:p>
          </table:table-cell>
          <table:table-cell table:formula="of:=IF([$Mars.$E100]=&quot;+&quot;; [$Mars.H100]; -1*[$Mars.H100])" office:value-type="float" office:value="-58.1" calcext:value-type="float">
            <text:p>-58,1</text:p>
          </table:table-cell>
          <table:table-cell table:formula="of:=[$Mars.$B100]*3600+[$Mars.$C100]*60+[$Mars.$D100]" office:value-type="float" office:value="78847.7" calcext:value-type="float">
            <text:p>78847,7</text:p>
          </table:table-cell>
          <table:table-cell table:formula="of:=[.$E102]+[.$F102]/60+[.$G102]/3600" office:value-type="float" office:value="-14.1494722222222" calcext:value-type="float">
            <text:p>-14,149</text:p>
          </table:table-cell>
          <table:table-cell table:formula="of:=[$Vénusz.B100]" office:value-type="float" office:value="22" calcext:value-type="float">
            <text:p>22</text:p>
          </table:table-cell>
          <table:table-cell table:formula="of:=[$Vénusz.C100]" office:value-type="float" office:value="24" calcext:value-type="float">
            <text:p>24</text:p>
          </table:table-cell>
          <table:table-cell table:formula="of:=[$Vénusz.D100]" office:value-type="float" office:value="58.82" calcext:value-type="float">
            <text:p>58,82</text:p>
          </table:table-cell>
          <table:table-cell table:formula="of:=IF([$Vénusz.$E100]=&quot;+&quot;; [$Vénusz.F100]; -1*[$Vénusz.F100])" office:value-type="float" office:value="-9" calcext:value-type="float">
            <text:p>-9</text:p>
          </table:table-cell>
          <table:table-cell table:formula="of:=IF([$Vénusz.$E100]=&quot;+&quot;; [$Vénusz.G100]; -1*[$Vénusz.G100])" office:value-type="float" office:value="-49" calcext:value-type="float">
            <text:p>-49</text:p>
          </table:table-cell>
          <table:table-cell table:formula="of:=IF([$Vénusz.$E100]=&quot;+&quot;; [$Vénusz.H100]; -1*[$Vénusz.H100])" office:value-type="float" office:value="-37.6" calcext:value-type="float">
            <text:p>-37,6</text:p>
          </table:table-cell>
          <table:table-cell table:formula="of:=[.$J102]*3600+[.$K102]*60+[.$L102]" office:value-type="float" office:value="80698.82" calcext:value-type="float">
            <text:p>80698,8</text:p>
          </table:table-cell>
          <table:table-cell table:formula="of:=[.$M102]+[.$N102]/60+[.$O102]/3600" office:value-type="float" office:value="-9.82711111111111" calcext:value-type="float">
            <text:p>-9,827</text:p>
          </table:table-cell>
        </table:table-row>
        <table:table-row table:style-name="ro1">
          <table:table-cell table:formula="of:=DATE(2022;1;1)+ROW([.A103])-3" office:value-type="date" office:date-value="2022-04-11" calcext:value-type="date">
            <text:p>2022-04-11</text:p>
          </table:table-cell>
          <table:table-cell table:formula="of:=[$Mars.B101]" office:value-type="float" office:value="21" calcext:value-type="float">
            <text:p>21</text:p>
          </table:table-cell>
          <table:table-cell table:formula="of:=[$Mars.C101]" office:value-type="float" office:value="57" calcext:value-type="float">
            <text:p>57</text:p>
          </table:table-cell>
          <table:table-cell table:formula="of:=[$Mars.D101]" office:value-type="float" office:value="4.34" calcext:value-type="float">
            <text:p>4,34</text:p>
          </table:table-cell>
          <table:table-cell table:formula="of:=IF([$Mars.$E101]=&quot;+&quot;; [$Mars.F101]; -1*[$Mars.F101])" office:value-type="float" office:value="-13" calcext:value-type="float">
            <text:p>-13</text:p>
          </table:table-cell>
          <table:table-cell table:formula="of:=IF([$Mars.$E101]=&quot;+&quot;; [$Mars.G101]; -1*[$Mars.G101])" office:value-type="float" office:value="-54" calcext:value-type="float">
            <text:p>-54</text:p>
          </table:table-cell>
          <table:table-cell table:formula="of:=IF([$Mars.$E101]=&quot;+&quot;; [$Mars.H101]; -1*[$Mars.H101])" office:value-type="float" office:value="-9.2" calcext:value-type="float">
            <text:p>-9,2</text:p>
          </table:table-cell>
          <table:table-cell table:formula="of:=[$Mars.$B101]*3600+[$Mars.$C101]*60+[$Mars.$D101]" office:value-type="float" office:value="79024.34" calcext:value-type="float">
            <text:p>79024,3</text:p>
          </table:table-cell>
          <table:table-cell table:formula="of:=[.$E103]+[.$F103]/60+[.$G103]/3600" office:value-type="float" office:value="-13.9025555555556" calcext:value-type="float">
            <text:p>-13,903</text:p>
          </table:table-cell>
          <table:table-cell table:formula="of:=[$Vénusz.B101]" office:value-type="float" office:value="22" calcext:value-type="float">
            <text:p>22</text:p>
          </table:table-cell>
          <table:table-cell table:formula="of:=[$Vénusz.C101]" office:value-type="float" office:value="29" calcext:value-type="float">
            <text:p>29</text:p>
          </table:table-cell>
          <table:table-cell table:formula="of:=[$Vénusz.D101]" office:value-type="float" office:value="12.46" calcext:value-type="float">
            <text:p>12,46</text:p>
          </table:table-cell>
          <table:table-cell table:formula="of:=IF([$Vénusz.$E101]=&quot;+&quot;; [$Vénusz.F101]; -1*[$Vénusz.F101])" office:value-type="float" office:value="-9" calcext:value-type="float">
            <text:p>-9</text:p>
          </table:table-cell>
          <table:table-cell table:formula="of:=IF([$Vénusz.$E101]=&quot;+&quot;; [$Vénusz.G101]; -1*[$Vénusz.G101])" office:value-type="float" office:value="-30" calcext:value-type="float">
            <text:p>-30</text:p>
          </table:table-cell>
          <table:table-cell table:formula="of:=IF([$Vénusz.$E101]=&quot;+&quot;; [$Vénusz.H101]; -1*[$Vénusz.H101])" office:value-type="float" office:value="-19.8" calcext:value-type="float">
            <text:p>-19,8</text:p>
          </table:table-cell>
          <table:table-cell table:formula="of:=[.$J103]*3600+[.$K103]*60+[.$L103]" office:value-type="float" office:value="80952.46" calcext:value-type="float">
            <text:p>80952,5</text:p>
          </table:table-cell>
          <table:table-cell table:formula="of:=[.$M103]+[.$N103]/60+[.$O103]/3600" office:value-type="float" office:value="-9.5055" calcext:value-type="float">
            <text:p>-9,506</text:p>
          </table:table-cell>
        </table:table-row>
        <table:table-row table:style-name="ro1">
          <table:table-cell table:formula="of:=DATE(2022;1;1)+ROW([.A104])-3" office:value-type="date" office:date-value="2022-04-12" calcext:value-type="date">
            <text:p>2022-04-12</text:p>
          </table:table-cell>
          <table:table-cell table:formula="of:=[$Mars.B102]" office:value-type="float" office:value="22" calcext:value-type="float">
            <text:p>22</text:p>
          </table:table-cell>
          <table:table-cell table:formula="of:=[$Mars.C102]" office:value-type="float" office:value="0" calcext:value-type="float">
            <text:p>0</text:p>
          </table:table-cell>
          <table:table-cell table:formula="of:=[$Mars.D102]" office:value-type="float" office:value="0.62" calcext:value-type="float">
            <text:p>0,62</text:p>
          </table:table-cell>
          <table:table-cell table:formula="of:=IF([$Mars.$E102]=&quot;+&quot;; [$Mars.F102]; -1*[$Mars.F102])" office:value-type="float" office:value="-13" calcext:value-type="float">
            <text:p>-13</text:p>
          </table:table-cell>
          <table:table-cell table:formula="of:=IF([$Mars.$E102]=&quot;+&quot;; [$Mars.G102]; -1*[$Mars.G102])" office:value-type="float" office:value="-39" calcext:value-type="float">
            <text:p>-39</text:p>
          </table:table-cell>
          <table:table-cell table:formula="of:=IF([$Mars.$E102]=&quot;+&quot;; [$Mars.H102]; -1*[$Mars.H102])" office:value-type="float" office:value="-12.8" calcext:value-type="float">
            <text:p>-12,8</text:p>
          </table:table-cell>
          <table:table-cell table:formula="of:=[$Mars.$B102]*3600+[$Mars.$C102]*60+[$Mars.$D102]" office:value-type="float" office:value="79200.62" calcext:value-type="float">
            <text:p>79200,6</text:p>
          </table:table-cell>
          <table:table-cell table:formula="of:=[.$E104]+[.$F104]/60+[.$G104]/3600" office:value-type="float" office:value="-13.6535555555556" calcext:value-type="float">
            <text:p>-13,654</text:p>
          </table:table-cell>
          <table:table-cell table:formula="of:=[$Vénusz.B102]" office:value-type="float" office:value="22" calcext:value-type="float">
            <text:p>22</text:p>
          </table:table-cell>
          <table:table-cell table:formula="of:=[$Vénusz.C102]" office:value-type="float" office:value="33" calcext:value-type="float">
            <text:p>33</text:p>
          </table:table-cell>
          <table:table-cell table:formula="of:=[$Vénusz.D102]" office:value-type="float" office:value="26.2" calcext:value-type="float">
            <text:p>26,2</text:p>
          </table:table-cell>
          <table:table-cell table:formula="of:=IF([$Vénusz.$E102]=&quot;+&quot;; [$Vénusz.F102]; -1*[$Vénusz.F102])" office:value-type="float" office:value="-9" calcext:value-type="float">
            <text:p>-9</text:p>
          </table:table-cell>
          <table:table-cell table:formula="of:=IF([$Vénusz.$E102]=&quot;+&quot;; [$Vénusz.G102]; -1*[$Vénusz.G102])" office:value-type="float" office:value="-10" calcext:value-type="float">
            <text:p>-10</text:p>
          </table:table-cell>
          <table:table-cell table:formula="of:=IF([$Vénusz.$E102]=&quot;+&quot;; [$Vénusz.H102]; -1*[$Vénusz.H102])" office:value-type="float" office:value="-41.5" calcext:value-type="float">
            <text:p>-41,5</text:p>
          </table:table-cell>
          <table:table-cell table:formula="of:=[.$J104]*3600+[.$K104]*60+[.$L104]" office:value-type="float" office:value="81206.2" calcext:value-type="float">
            <text:p>81206,2</text:p>
          </table:table-cell>
          <table:table-cell table:formula="of:=[.$M104]+[.$N104]/60+[.$O104]/3600" office:value-type="float" office:value="-9.17819444444444" calcext:value-type="float">
            <text:p>-9,178</text:p>
          </table:table-cell>
        </table:table-row>
        <table:table-row table:style-name="ro1">
          <table:table-cell table:formula="of:=DATE(2022;1;1)+ROW([.A105])-3" office:value-type="date" office:date-value="2022-04-13" calcext:value-type="date">
            <text:p>2022-04-13</text:p>
          </table:table-cell>
          <table:table-cell table:formula="of:=[$Mars.B103]" office:value-type="float" office:value="22" calcext:value-type="float">
            <text:p>22</text:p>
          </table:table-cell>
          <table:table-cell table:formula="of:=[$Mars.C103]" office:value-type="float" office:value="2" calcext:value-type="float">
            <text:p>2</text:p>
          </table:table-cell>
          <table:table-cell table:formula="of:=[$Mars.D103]" office:value-type="float" office:value="56.57" calcext:value-type="float">
            <text:p>56,57</text:p>
          </table:table-cell>
          <table:table-cell table:formula="of:=IF([$Mars.$E103]=&quot;+&quot;; [$Mars.F103]; -1*[$Mars.F103])" office:value-type="float" office:value="-13" calcext:value-type="float">
            <text:p>-13</text:p>
          </table:table-cell>
          <table:table-cell table:formula="of:=IF([$Mars.$E103]=&quot;+&quot;; [$Mars.G103]; -1*[$Mars.G103])" office:value-type="float" office:value="-24" calcext:value-type="float">
            <text:p>-24</text:p>
          </table:table-cell>
          <table:table-cell table:formula="of:=IF([$Mars.$E103]=&quot;+&quot;; [$Mars.H103]; -1*[$Mars.H103])" office:value-type="float" office:value="-9.2" calcext:value-type="float">
            <text:p>-9,2</text:p>
          </table:table-cell>
          <table:table-cell table:formula="of:=[$Mars.$B103]*3600+[$Mars.$C103]*60+[$Mars.$D103]" office:value-type="float" office:value="79376.57" calcext:value-type="float">
            <text:p>79376,6</text:p>
          </table:table-cell>
          <table:table-cell table:formula="of:=[.$E105]+[.$F105]/60+[.$G105]/3600" office:value-type="float" office:value="-13.4025555555556" calcext:value-type="float">
            <text:p>-13,403</text:p>
          </table:table-cell>
          <table:table-cell table:formula="of:=[$Vénusz.B103]" office:value-type="float" office:value="22" calcext:value-type="float">
            <text:p>22</text:p>
          </table:table-cell>
          <table:table-cell table:formula="of:=[$Vénusz.C103]" office:value-type="float" office:value="37" calcext:value-type="float">
            <text:p>37</text:p>
          </table:table-cell>
          <table:table-cell table:formula="of:=[$Vénusz.D103]" office:value-type="float" office:value="40.01" calcext:value-type="float">
            <text:p>40,01</text:p>
          </table:table-cell>
          <table:table-cell table:formula="of:=IF([$Vénusz.$E103]=&quot;+&quot;; [$Vénusz.F103]; -1*[$Vénusz.F103])" office:value-type="float" office:value="-8" calcext:value-type="float">
            <text:p>-8</text:p>
          </table:table-cell>
          <table:table-cell table:formula="of:=IF([$Vénusz.$E103]=&quot;+&quot;; [$Vénusz.G103]; -1*[$Vénusz.G103])" office:value-type="float" office:value="-50" calcext:value-type="float">
            <text:p>-50</text:p>
          </table:table-cell>
          <table:table-cell table:formula="of:=IF([$Vénusz.$E103]=&quot;+&quot;; [$Vénusz.H103]; -1*[$Vénusz.H103])" office:value-type="float" office:value="-43.2" calcext:value-type="float">
            <text:p>-43,2</text:p>
          </table:table-cell>
          <table:table-cell table:formula="of:=[.$J105]*3600+[.$K105]*60+[.$L105]" office:value-type="float" office:value="81460.01" calcext:value-type="float">
            <text:p>81460,0</text:p>
          </table:table-cell>
          <table:table-cell table:formula="of:=[.$M105]+[.$N105]/60+[.$O105]/3600" office:value-type="float" office:value="-8.84533333333333" calcext:value-type="float">
            <text:p>-8,845</text:p>
          </table:table-cell>
        </table:table-row>
        <table:table-row table:style-name="ro1">
          <table:table-cell table:formula="of:=DATE(2022;1;1)+ROW([.A106])-3" office:value-type="date" office:date-value="2022-04-14" calcext:value-type="date">
            <text:p>2022-04-14</text:p>
          </table:table-cell>
          <table:table-cell table:formula="of:=[$Mars.B104]" office:value-type="float" office:value="22" calcext:value-type="float">
            <text:p>22</text:p>
          </table:table-cell>
          <table:table-cell table:formula="of:=[$Mars.C104]" office:value-type="float" office:value="5" calcext:value-type="float">
            <text:p>5</text:p>
          </table:table-cell>
          <table:table-cell table:formula="of:=[$Mars.D104]" office:value-type="float" office:value="52.16" calcext:value-type="float">
            <text:p>52,16</text:p>
          </table:table-cell>
          <table:table-cell table:formula="of:=IF([$Mars.$E104]=&quot;+&quot;; [$Mars.F104]; -1*[$Mars.F104])" office:value-type="float" office:value="-13" calcext:value-type="float">
            <text:p>-13</text:p>
          </table:table-cell>
          <table:table-cell table:formula="of:=IF([$Mars.$E104]=&quot;+&quot;; [$Mars.G104]; -1*[$Mars.G104])" office:value-type="float" office:value="-8" calcext:value-type="float">
            <text:p>-8</text:p>
          </table:table-cell>
          <table:table-cell table:formula="of:=IF([$Mars.$E104]=&quot;+&quot;; [$Mars.H104]; -1*[$Mars.H104])" office:value-type="float" office:value="-58.4" calcext:value-type="float">
            <text:p>-58,4</text:p>
          </table:table-cell>
          <table:table-cell table:formula="of:=[$Mars.$B104]*3600+[$Mars.$C104]*60+[$Mars.$D104]" office:value-type="float" office:value="79552.16" calcext:value-type="float">
            <text:p>79552,2</text:p>
          </table:table-cell>
          <table:table-cell table:formula="of:=[.$E106]+[.$F106]/60+[.$G106]/3600" office:value-type="float" office:value="-13.1495555555556" calcext:value-type="float">
            <text:p>-13,150</text:p>
          </table:table-cell>
          <table:table-cell table:formula="of:=[$Vénusz.B104]" office:value-type="float" office:value="22" calcext:value-type="float">
            <text:p>22</text:p>
          </table:table-cell>
          <table:table-cell table:formula="of:=[$Vénusz.C104]" office:value-type="float" office:value="41" calcext:value-type="float">
            <text:p>41</text:p>
          </table:table-cell>
          <table:table-cell table:formula="of:=[$Vénusz.D104]" office:value-type="float" office:value="53.89" calcext:value-type="float">
            <text:p>53,89</text:p>
          </table:table-cell>
          <table:table-cell table:formula="of:=IF([$Vénusz.$E104]=&quot;+&quot;; [$Vénusz.F104]; -1*[$Vénusz.F104])" office:value-type="float" office:value="-8" calcext:value-type="float">
            <text:p>-8</text:p>
          </table:table-cell>
          <table:table-cell table:formula="of:=IF([$Vénusz.$E104]=&quot;+&quot;; [$Vénusz.G104]; -1*[$Vénusz.G104])" office:value-type="float" office:value="-30" calcext:value-type="float">
            <text:p>-30</text:p>
          </table:table-cell>
          <table:table-cell table:formula="of:=IF([$Vénusz.$E104]=&quot;+&quot;; [$Vénusz.H104]; -1*[$Vénusz.H104])" office:value-type="float" office:value="-25.5" calcext:value-type="float">
            <text:p>-25,5</text:p>
          </table:table-cell>
          <table:table-cell table:formula="of:=[.$J106]*3600+[.$K106]*60+[.$L106]" office:value-type="float" office:value="81713.89" calcext:value-type="float">
            <text:p>81713,9</text:p>
          </table:table-cell>
          <table:table-cell table:formula="of:=[.$M106]+[.$N106]/60+[.$O106]/3600" office:value-type="float" office:value="-8.50708333333333" calcext:value-type="float">
            <text:p>-8,507</text:p>
          </table:table-cell>
        </table:table-row>
        <table:table-row table:style-name="ro1">
          <table:table-cell table:formula="of:=DATE(2022;1;1)+ROW([.A107])-3" office:value-type="date" office:date-value="2022-04-15" calcext:value-type="date">
            <text:p>2022-04-15</text:p>
          </table:table-cell>
          <table:table-cell table:formula="of:=[$Mars.B105]" office:value-type="float" office:value="22" calcext:value-type="float">
            <text:p>22</text:p>
          </table:table-cell>
          <table:table-cell table:formula="of:=[$Mars.C105]" office:value-type="float" office:value="8" calcext:value-type="float">
            <text:p>8</text:p>
          </table:table-cell>
          <table:table-cell table:formula="of:=[$Mars.D105]" office:value-type="float" office:value="47.42" calcext:value-type="float">
            <text:p>47,42</text:p>
          </table:table-cell>
          <table:table-cell table:formula="of:=IF([$Mars.$E105]=&quot;+&quot;; [$Mars.F105]; -1*[$Mars.F105])" office:value-type="float" office:value="-12" calcext:value-type="float">
            <text:p>-12</text:p>
          </table:table-cell>
          <table:table-cell table:formula="of:=IF([$Mars.$E105]=&quot;+&quot;; [$Mars.G105]; -1*[$Mars.G105])" office:value-type="float" office:value="-53" calcext:value-type="float">
            <text:p>-53</text:p>
          </table:table-cell>
          <table:table-cell table:formula="of:=IF([$Mars.$E105]=&quot;+&quot;; [$Mars.H105]; -1*[$Mars.H105])" office:value-type="float" office:value="-40.6" calcext:value-type="float">
            <text:p>-40,6</text:p>
          </table:table-cell>
          <table:table-cell table:formula="of:=[$Mars.$B105]*3600+[$Mars.$C105]*60+[$Mars.$D105]" office:value-type="float" office:value="79727.42" calcext:value-type="float">
            <text:p>79727,4</text:p>
          </table:table-cell>
          <table:table-cell table:formula="of:=[.$E107]+[.$F107]/60+[.$G107]/3600" office:value-type="float" office:value="-12.8946111111111" calcext:value-type="float">
            <text:p>-12,895</text:p>
          </table:table-cell>
          <table:table-cell table:formula="of:=[$Vénusz.B105]" office:value-type="float" office:value="22" calcext:value-type="float">
            <text:p>22</text:p>
          </table:table-cell>
          <table:table-cell table:formula="of:=[$Vénusz.C105]" office:value-type="float" office:value="46" calcext:value-type="float">
            <text:p>46</text:p>
          </table:table-cell>
          <table:table-cell table:formula="of:=[$Vénusz.D105]" office:value-type="float" office:value="7.83" calcext:value-type="float">
            <text:p>7,83</text:p>
          </table:table-cell>
          <table:table-cell table:formula="of:=IF([$Vénusz.$E105]=&quot;+&quot;; [$Vénusz.F105]; -1*[$Vénusz.F105])" office:value-type="float" office:value="-8" calcext:value-type="float">
            <text:p>-8</text:p>
          </table:table-cell>
          <table:table-cell table:formula="of:=IF([$Vénusz.$E105]=&quot;+&quot;; [$Vénusz.G105]; -1*[$Vénusz.G105])" office:value-type="float" office:value="-9" calcext:value-type="float">
            <text:p>-9</text:p>
          </table:table-cell>
          <table:table-cell table:formula="of:=IF([$Vénusz.$E105]=&quot;+&quot;; [$Vénusz.H105]; -1*[$Vénusz.H105])" office:value-type="float" office:value="-48.8" calcext:value-type="float">
            <text:p>-48,8</text:p>
          </table:table-cell>
          <table:table-cell table:formula="of:=[.$J107]*3600+[.$K107]*60+[.$L107]" office:value-type="float" office:value="81967.83" calcext:value-type="float">
            <text:p>81967,8</text:p>
          </table:table-cell>
          <table:table-cell table:formula="of:=[.$M107]+[.$N107]/60+[.$O107]/3600" office:value-type="float" office:value="-8.16355555555556" calcext:value-type="float">
            <text:p>-8,164</text:p>
          </table:table-cell>
        </table:table-row>
        <table:table-row table:style-name="ro1">
          <table:table-cell table:formula="of:=DATE(2022;1;1)+ROW([.A108])-3" office:value-type="date" office:date-value="2022-04-16" calcext:value-type="date">
            <text:p>2022-04-16</text:p>
          </table:table-cell>
          <table:table-cell table:formula="of:=[$Mars.B106]" office:value-type="float" office:value="22" calcext:value-type="float">
            <text:p>22</text:p>
          </table:table-cell>
          <table:table-cell table:formula="of:=[$Mars.C106]" office:value-type="float" office:value="11" calcext:value-type="float">
            <text:p>11</text:p>
          </table:table-cell>
          <table:table-cell table:formula="of:=[$Mars.D106]" office:value-type="float" office:value="42.35" calcext:value-type="float">
            <text:p>42,35</text:p>
          </table:table-cell>
          <table:table-cell table:formula="of:=IF([$Mars.$E106]=&quot;+&quot;; [$Mars.F106]; -1*[$Mars.F106])" office:value-type="float" office:value="-12" calcext:value-type="float">
            <text:p>-12</text:p>
          </table:table-cell>
          <table:table-cell table:formula="of:=IF([$Mars.$E106]=&quot;+&quot;; [$Mars.G106]; -1*[$Mars.G106])" office:value-type="float" office:value="-38" calcext:value-type="float">
            <text:p>-38</text:p>
          </table:table-cell>
          <table:table-cell table:formula="of:=IF([$Mars.$E106]=&quot;+&quot;; [$Mars.H106]; -1*[$Mars.H106])" office:value-type="float" office:value="-16.1" calcext:value-type="float">
            <text:p>-16,1</text:p>
          </table:table-cell>
          <table:table-cell table:formula="of:=[$Mars.$B106]*3600+[$Mars.$C106]*60+[$Mars.$D106]" office:value-type="float" office:value="79902.35" calcext:value-type="float">
            <text:p>79902,4</text:p>
          </table:table-cell>
          <table:table-cell table:formula="of:=[.$E108]+[.$F108]/60+[.$G108]/3600" office:value-type="float" office:value="-12.6378055555556" calcext:value-type="float">
            <text:p>-12,638</text:p>
          </table:table-cell>
          <table:table-cell table:formula="of:=[$Vénusz.B106]" office:value-type="float" office:value="22" calcext:value-type="float">
            <text:p>22</text:p>
          </table:table-cell>
          <table:table-cell table:formula="of:=[$Vénusz.C106]" office:value-type="float" office:value="50" calcext:value-type="float">
            <text:p>50</text:p>
          </table:table-cell>
          <table:table-cell table:formula="of:=[$Vénusz.D106]" office:value-type="float" office:value="21.83" calcext:value-type="float">
            <text:p>21,83</text:p>
          </table:table-cell>
          <table:table-cell table:formula="of:=IF([$Vénusz.$E106]=&quot;+&quot;; [$Vénusz.F106]; -1*[$Vénusz.F106])" office:value-type="float" office:value="-7" calcext:value-type="float">
            <text:p>-7</text:p>
          </table:table-cell>
          <table:table-cell table:formula="of:=IF([$Vénusz.$E106]=&quot;+&quot;; [$Vénusz.G106]; -1*[$Vénusz.G106])" office:value-type="float" office:value="-48" calcext:value-type="float">
            <text:p>-48</text:p>
          </table:table-cell>
          <table:table-cell table:formula="of:=IF([$Vénusz.$E106]=&quot;+&quot;; [$Vénusz.H106]; -1*[$Vénusz.H106])" office:value-type="float" office:value="-53.7" calcext:value-type="float">
            <text:p>-53,7</text:p>
          </table:table-cell>
          <table:table-cell table:formula="of:=[.$J108]*3600+[.$K108]*60+[.$L108]" office:value-type="float" office:value="82221.83" calcext:value-type="float">
            <text:p>82221,8</text:p>
          </table:table-cell>
          <table:table-cell table:formula="of:=[.$M108]+[.$N108]/60+[.$O108]/3600" office:value-type="float" office:value="-7.81491666666667" calcext:value-type="float">
            <text:p>-7,815</text:p>
          </table:table-cell>
        </table:table-row>
        <table:table-row table:style-name="ro1">
          <table:table-cell table:formula="of:=DATE(2022;1;1)+ROW([.A109])-3" office:value-type="date" office:date-value="2022-04-17" calcext:value-type="date">
            <text:p>2022-04-17</text:p>
          </table:table-cell>
          <table:table-cell table:formula="of:=[$Mars.B107]" office:value-type="float" office:value="22" calcext:value-type="float">
            <text:p>22</text:p>
          </table:table-cell>
          <table:table-cell table:formula="of:=[$Mars.C107]" office:value-type="float" office:value="14" calcext:value-type="float">
            <text:p>14</text:p>
          </table:table-cell>
          <table:table-cell table:formula="of:=[$Mars.D107]" office:value-type="float" office:value="36.95" calcext:value-type="float">
            <text:p>36,95</text:p>
          </table:table-cell>
          <table:table-cell table:formula="of:=IF([$Mars.$E107]=&quot;+&quot;; [$Mars.F107]; -1*[$Mars.F107])" office:value-type="float" office:value="-12" calcext:value-type="float">
            <text:p>-12</text:p>
          </table:table-cell>
          <table:table-cell table:formula="of:=IF([$Mars.$E107]=&quot;+&quot;; [$Mars.G107]; -1*[$Mars.G107])" office:value-type="float" office:value="-22" calcext:value-type="float">
            <text:p>-22</text:p>
          </table:table-cell>
          <table:table-cell table:formula="of:=IF([$Mars.$E107]=&quot;+&quot;; [$Mars.H107]; -1*[$Mars.H107])" office:value-type="float" office:value="-45" calcext:value-type="float">
            <text:p>-45</text:p>
          </table:table-cell>
          <table:table-cell table:formula="of:=[$Mars.$B107]*3600+[$Mars.$C107]*60+[$Mars.$D107]" office:value-type="float" office:value="80076.95" calcext:value-type="float">
            <text:p>80077,0</text:p>
          </table:table-cell>
          <table:table-cell table:formula="of:=[.$E109]+[.$F109]/60+[.$G109]/3600" office:value-type="float" office:value="-12.3791666666667" calcext:value-type="float">
            <text:p>-12,379</text:p>
          </table:table-cell>
          <table:table-cell table:formula="of:=[$Vénusz.B107]" office:value-type="float" office:value="22" calcext:value-type="float">
            <text:p>22</text:p>
          </table:table-cell>
          <table:table-cell table:formula="of:=[$Vénusz.C107]" office:value-type="float" office:value="54" calcext:value-type="float">
            <text:p>54</text:p>
          </table:table-cell>
          <table:table-cell table:formula="of:=[$Vénusz.D107]" office:value-type="float" office:value="35.88" calcext:value-type="float">
            <text:p>35,88</text:p>
          </table:table-cell>
          <table:table-cell table:formula="of:=IF([$Vénusz.$E107]=&quot;+&quot;; [$Vénusz.F107]; -1*[$Vénusz.F107])" office:value-type="float" office:value="-7" calcext:value-type="float">
            <text:p>-7</text:p>
          </table:table-cell>
          <table:table-cell table:formula="of:=IF([$Vénusz.$E107]=&quot;+&quot;; [$Vénusz.G107]; -1*[$Vénusz.G107])" office:value-type="float" office:value="-27" calcext:value-type="float">
            <text:p>-27</text:p>
          </table:table-cell>
          <table:table-cell table:formula="of:=IF([$Vénusz.$E107]=&quot;+&quot;; [$Vénusz.H107]; -1*[$Vénusz.H107])" office:value-type="float" office:value="-40.6" calcext:value-type="float">
            <text:p>-40,6</text:p>
          </table:table-cell>
          <table:table-cell table:formula="of:=[.$J109]*3600+[.$K109]*60+[.$L109]" office:value-type="float" office:value="82475.88" calcext:value-type="float">
            <text:p>82475,9</text:p>
          </table:table-cell>
          <table:table-cell table:formula="of:=[.$M109]+[.$N109]/60+[.$O109]/3600" office:value-type="float" office:value="-7.46127777777778" calcext:value-type="float">
            <text:p>-7,461</text:p>
          </table:table-cell>
        </table:table-row>
        <table:table-row table:style-name="ro1">
          <table:table-cell table:formula="of:=DATE(2022;1;1)+ROW([.A110])-3" office:value-type="date" office:date-value="2022-04-18" calcext:value-type="date">
            <text:p>2022-04-18</text:p>
          </table:table-cell>
          <table:table-cell table:formula="of:=[$Mars.B108]" office:value-type="float" office:value="22" calcext:value-type="float">
            <text:p>22</text:p>
          </table:table-cell>
          <table:table-cell table:formula="of:=[$Mars.C108]" office:value-type="float" office:value="17" calcext:value-type="float">
            <text:p>17</text:p>
          </table:table-cell>
          <table:table-cell table:formula="of:=[$Mars.D108]" office:value-type="float" office:value="31.23" calcext:value-type="float">
            <text:p>31,23</text:p>
          </table:table-cell>
          <table:table-cell table:formula="of:=IF([$Mars.$E108]=&quot;+&quot;; [$Mars.F108]; -1*[$Mars.F108])" office:value-type="float" office:value="-12" calcext:value-type="float">
            <text:p>-12</text:p>
          </table:table-cell>
          <table:table-cell table:formula="of:=IF([$Mars.$E108]=&quot;+&quot;; [$Mars.G108]; -1*[$Mars.G108])" office:value-type="float" office:value="-7" calcext:value-type="float">
            <text:p>-7</text:p>
          </table:table-cell>
          <table:table-cell table:formula="of:=IF([$Mars.$E108]=&quot;+&quot;; [$Mars.H108]; -1*[$Mars.H108])" office:value-type="float" office:value="-7.4" calcext:value-type="float">
            <text:p>-7,4</text:p>
          </table:table-cell>
          <table:table-cell table:formula="of:=[$Mars.$B108]*3600+[$Mars.$C108]*60+[$Mars.$D108]" office:value-type="float" office:value="80251.23" calcext:value-type="float">
            <text:p>80251,2</text:p>
          </table:table-cell>
          <table:table-cell table:formula="of:=[.$E110]+[.$F110]/60+[.$G110]/3600" office:value-type="float" office:value="-12.1187222222222" calcext:value-type="float">
            <text:p>-12,119</text:p>
          </table:table-cell>
          <table:table-cell table:formula="of:=[$Vénusz.B108]" office:value-type="float" office:value="22" calcext:value-type="float">
            <text:p>22</text:p>
          </table:table-cell>
          <table:table-cell table:formula="of:=[$Vénusz.C108]" office:value-type="float" office:value="58" calcext:value-type="float">
            <text:p>58</text:p>
          </table:table-cell>
          <table:table-cell table:formula="of:=[$Vénusz.D108]" office:value-type="float" office:value="49.98" calcext:value-type="float">
            <text:p>49,98</text:p>
          </table:table-cell>
          <table:table-cell table:formula="of:=IF([$Vénusz.$E108]=&quot;+&quot;; [$Vénusz.F108]; -1*[$Vénusz.F108])" office:value-type="float" office:value="-7" calcext:value-type="float">
            <text:p>-7</text:p>
          </table:table-cell>
          <table:table-cell table:formula="of:=IF([$Vénusz.$E108]=&quot;+&quot;; [$Vénusz.G108]; -1*[$Vénusz.G108])" office:value-type="float" office:value="-6" calcext:value-type="float">
            <text:p>-6</text:p>
          </table:table-cell>
          <table:table-cell table:formula="of:=IF([$Vénusz.$E108]=&quot;+&quot;; [$Vénusz.H108]; -1*[$Vénusz.H108])" office:value-type="float" office:value="-10.2" calcext:value-type="float">
            <text:p>-10,2</text:p>
          </table:table-cell>
          <table:table-cell table:formula="of:=[.$J110]*3600+[.$K110]*60+[.$L110]" office:value-type="float" office:value="82729.98" calcext:value-type="float">
            <text:p>82730,0</text:p>
          </table:table-cell>
          <table:table-cell table:formula="of:=[.$M110]+[.$N110]/60+[.$O110]/3600" office:value-type="float" office:value="-7.10283333333333" calcext:value-type="float">
            <text:p>-7,103</text:p>
          </table:table-cell>
        </table:table-row>
        <table:table-row table:style-name="ro1">
          <table:table-cell table:formula="of:=DATE(2022;1;1)+ROW([.A111])-3" office:value-type="date" office:date-value="2022-04-19" calcext:value-type="date">
            <text:p>2022-04-19</text:p>
          </table:table-cell>
          <table:table-cell table:formula="of:=[$Mars.B109]" office:value-type="float" office:value="22" calcext:value-type="float">
            <text:p>22</text:p>
          </table:table-cell>
          <table:table-cell table:formula="of:=[$Mars.C109]" office:value-type="float" office:value="20" calcext:value-type="float">
            <text:p>20</text:p>
          </table:table-cell>
          <table:table-cell table:formula="of:=[$Mars.D109]" office:value-type="float" office:value="25.19" calcext:value-type="float">
            <text:p>25,19</text:p>
          </table:table-cell>
          <table:table-cell table:formula="of:=IF([$Mars.$E109]=&quot;+&quot;; [$Mars.F109]; -1*[$Mars.F109])" office:value-type="float" office:value="-11" calcext:value-type="float">
            <text:p>-11</text:p>
          </table:table-cell>
          <table:table-cell table:formula="of:=IF([$Mars.$E109]=&quot;+&quot;; [$Mars.G109]; -1*[$Mars.G109])" office:value-type="float" office:value="-51" calcext:value-type="float">
            <text:p>-51</text:p>
          </table:table-cell>
          <table:table-cell table:formula="of:=IF([$Mars.$E109]=&quot;+&quot;; [$Mars.H109]; -1*[$Mars.H109])" office:value-type="float" office:value="-23.5" calcext:value-type="float">
            <text:p>-23,5</text:p>
          </table:table-cell>
          <table:table-cell table:formula="of:=[$Mars.$B109]*3600+[$Mars.$C109]*60+[$Mars.$D109]" office:value-type="float" office:value="80425.19" calcext:value-type="float">
            <text:p>80425,2</text:p>
          </table:table-cell>
          <table:table-cell table:formula="of:=[.$E111]+[.$F111]/60+[.$G111]/3600" office:value-type="float" office:value="-11.8565277777778" calcext:value-type="float">
            <text:p>-11,857</text:p>
          </table:table-cell>
          <table:table-cell table:formula="of:=[$Vénusz.B109]" office:value-type="float" office:value="23" calcext:value-type="float">
            <text:p>23</text:p>
          </table:table-cell>
          <table:table-cell table:formula="of:=[$Vénusz.C109]" office:value-type="float" office:value="3" calcext:value-type="float">
            <text:p>3</text:p>
          </table:table-cell>
          <table:table-cell table:formula="of:=[$Vénusz.D109]" office:value-type="float" office:value="4.13" calcext:value-type="float">
            <text:p>4,13</text:p>
          </table:table-cell>
          <table:table-cell table:formula="of:=IF([$Vénusz.$E109]=&quot;+&quot;; [$Vénusz.F109]; -1*[$Vénusz.F109])" office:value-type="float" office:value="-6" calcext:value-type="float">
            <text:p>-6</text:p>
          </table:table-cell>
          <table:table-cell table:formula="of:=IF([$Vénusz.$E109]=&quot;+&quot;; [$Vénusz.G109]; -1*[$Vénusz.G109])" office:value-type="float" office:value="-44" calcext:value-type="float">
            <text:p>-44</text:p>
          </table:table-cell>
          <table:table-cell table:formula="of:=IF([$Vénusz.$E109]=&quot;+&quot;; [$Vénusz.H109]; -1*[$Vénusz.H109])" office:value-type="float" office:value="-22.9" calcext:value-type="float">
            <text:p>-22,9</text:p>
          </table:table-cell>
          <table:table-cell table:formula="of:=[.$J111]*3600+[.$K111]*60+[.$L111]" office:value-type="float" office:value="82984.13" calcext:value-type="float">
            <text:p>82984,1</text:p>
          </table:table-cell>
          <table:table-cell table:formula="of:=[.$M111]+[.$N111]/60+[.$O111]/3600" office:value-type="float" office:value="-6.73969444444445" calcext:value-type="float">
            <text:p>-6,740</text:p>
          </table:table-cell>
        </table:table-row>
        <table:table-row table:style-name="ro1">
          <table:table-cell table:formula="of:=DATE(2022;1;1)+ROW([.A112])-3" office:value-type="date" office:date-value="2022-04-20" calcext:value-type="date">
            <text:p>2022-04-20</text:p>
          </table:table-cell>
          <table:table-cell table:formula="of:=[$Mars.B110]" office:value-type="float" office:value="22" calcext:value-type="float">
            <text:p>22</text:p>
          </table:table-cell>
          <table:table-cell table:formula="of:=[$Mars.C110]" office:value-type="float" office:value="23" calcext:value-type="float">
            <text:p>23</text:p>
          </table:table-cell>
          <table:table-cell table:formula="of:=[$Mars.D110]" office:value-type="float" office:value="18.84" calcext:value-type="float">
            <text:p>18,84</text:p>
          </table:table-cell>
          <table:table-cell table:formula="of:=IF([$Mars.$E110]=&quot;+&quot;; [$Mars.F110]; -1*[$Mars.F110])" office:value-type="float" office:value="-11" calcext:value-type="float">
            <text:p>-11</text:p>
          </table:table-cell>
          <table:table-cell table:formula="of:=IF([$Mars.$E110]=&quot;+&quot;; [$Mars.G110]; -1*[$Mars.G110])" office:value-type="float" office:value="-35" calcext:value-type="float">
            <text:p>-35</text:p>
          </table:table-cell>
          <table:table-cell table:formula="of:=IF([$Mars.$E110]=&quot;+&quot;; [$Mars.H110]; -1*[$Mars.H110])" office:value-type="float" office:value="-33.4" calcext:value-type="float">
            <text:p>-33,4</text:p>
          </table:table-cell>
          <table:table-cell table:formula="of:=[$Mars.$B110]*3600+[$Mars.$C110]*60+[$Mars.$D110]" office:value-type="float" office:value="80598.84" calcext:value-type="float">
            <text:p>80598,8</text:p>
          </table:table-cell>
          <table:table-cell table:formula="of:=[.$E112]+[.$F112]/60+[.$G112]/3600" office:value-type="float" office:value="-11.5926111111111" calcext:value-type="float">
            <text:p>-11,593</text:p>
          </table:table-cell>
          <table:table-cell table:formula="of:=[$Vénusz.B110]" office:value-type="float" office:value="23" calcext:value-type="float">
            <text:p>23</text:p>
          </table:table-cell>
          <table:table-cell table:formula="of:=[$Vénusz.C110]" office:value-type="float" office:value="7" calcext:value-type="float">
            <text:p>7</text:p>
          </table:table-cell>
          <table:table-cell table:formula="of:=[$Vénusz.D110]" office:value-type="float" office:value="18.34" calcext:value-type="float">
            <text:p>18,34</text:p>
          </table:table-cell>
          <table:table-cell table:formula="of:=IF([$Vénusz.$E110]=&quot;+&quot;; [$Vénusz.F110]; -1*[$Vénusz.F110])" office:value-type="float" office:value="-6" calcext:value-type="float">
            <text:p>-6</text:p>
          </table:table-cell>
          <table:table-cell table:formula="of:=IF([$Vénusz.$E110]=&quot;+&quot;; [$Vénusz.G110]; -1*[$Vénusz.G110])" office:value-type="float" office:value="-22" calcext:value-type="float">
            <text:p>-22</text:p>
          </table:table-cell>
          <table:table-cell table:formula="of:=IF([$Vénusz.$E110]=&quot;+&quot;; [$Vénusz.H110]; -1*[$Vénusz.H110])" office:value-type="float" office:value="-19.3" calcext:value-type="float">
            <text:p>-19,3</text:p>
          </table:table-cell>
          <table:table-cell table:formula="of:=[.$J112]*3600+[.$K112]*60+[.$L112]" office:value-type="float" office:value="83238.34" calcext:value-type="float">
            <text:p>83238,3</text:p>
          </table:table-cell>
          <table:table-cell table:formula="of:=[.$M112]+[.$N112]/60+[.$O112]/3600" office:value-type="float" office:value="-6.37202777777778" calcext:value-type="float">
            <text:p>-6,372</text:p>
          </table:table-cell>
        </table:table-row>
        <table:table-row table:style-name="ro1">
          <table:table-cell table:formula="of:=DATE(2022;1;1)+ROW([.A113])-3" office:value-type="date" office:date-value="2022-04-21" calcext:value-type="date">
            <text:p>2022-04-21</text:p>
          </table:table-cell>
          <table:table-cell table:formula="of:=[$Mars.B111]" office:value-type="float" office:value="22" calcext:value-type="float">
            <text:p>22</text:p>
          </table:table-cell>
          <table:table-cell table:formula="of:=[$Mars.C111]" office:value-type="float" office:value="26" calcext:value-type="float">
            <text:p>26</text:p>
          </table:table-cell>
          <table:table-cell table:formula="of:=[$Mars.D111]" office:value-type="float" office:value="12.17" calcext:value-type="float">
            <text:p>12,17</text:p>
          </table:table-cell>
          <table:table-cell table:formula="of:=IF([$Mars.$E111]=&quot;+&quot;; [$Mars.F111]; -1*[$Mars.F111])" office:value-type="float" office:value="-11" calcext:value-type="float">
            <text:p>-11</text:p>
          </table:table-cell>
          <table:table-cell table:formula="of:=IF([$Mars.$E111]=&quot;+&quot;; [$Mars.G111]; -1*[$Mars.G111])" office:value-type="float" office:value="-19" calcext:value-type="float">
            <text:p>-19</text:p>
          </table:table-cell>
          <table:table-cell table:formula="of:=IF([$Mars.$E111]=&quot;+&quot;; [$Mars.H111]; -1*[$Mars.H111])" office:value-type="float" office:value="-37.4" calcext:value-type="float">
            <text:p>-37,4</text:p>
          </table:table-cell>
          <table:table-cell table:formula="of:=[$Mars.$B111]*3600+[$Mars.$C111]*60+[$Mars.$D111]" office:value-type="float" office:value="80772.17" calcext:value-type="float">
            <text:p>80772,2</text:p>
          </table:table-cell>
          <table:table-cell table:formula="of:=[.$E113]+[.$F113]/60+[.$G113]/3600" office:value-type="float" office:value="-11.3270555555556" calcext:value-type="float">
            <text:p>-11,327</text:p>
          </table:table-cell>
          <table:table-cell table:formula="of:=[$Vénusz.B111]" office:value-type="float" office:value="23" calcext:value-type="float">
            <text:p>23</text:p>
          </table:table-cell>
          <table:table-cell table:formula="of:=[$Vénusz.C111]" office:value-type="float" office:value="11" calcext:value-type="float">
            <text:p>11</text:p>
          </table:table-cell>
          <table:table-cell table:formula="of:=[$Vénusz.D111]" office:value-type="float" office:value="32.59" calcext:value-type="float">
            <text:p>32,59</text:p>
          </table:table-cell>
          <table:table-cell table:formula="of:=IF([$Vénusz.$E111]=&quot;+&quot;; [$Vénusz.F111]; -1*[$Vénusz.F111])" office:value-type="float" office:value="-6" calcext:value-type="float">
            <text:p>-6</text:p>
          </table:table-cell>
          <table:table-cell table:formula="of:=IF([$Vénusz.$E111]=&quot;+&quot;; [$Vénusz.G111]; -1*[$Vénusz.G111])" office:value-type="float" office:value="-0" calcext:value-type="float">
            <text:p>0</text:p>
          </table:table-cell>
          <table:table-cell table:formula="of:=IF([$Vénusz.$E111]=&quot;+&quot;; [$Vénusz.H111]; -1*[$Vénusz.H111])" office:value-type="float" office:value="-0" calcext:value-type="float">
            <text:p>0</text:p>
          </table:table-cell>
          <table:table-cell table:formula="of:=[.$J113]*3600+[.$K113]*60+[.$L113]" office:value-type="float" office:value="83492.59" calcext:value-type="float">
            <text:p>83492,6</text:p>
          </table:table-cell>
          <table:table-cell table:formula="of:=[.$M113]+[.$N113]/60+[.$O113]/3600" office:value-type="float" office:value="-6" calcext:value-type="float">
            <text:p>-6,000</text:p>
          </table:table-cell>
        </table:table-row>
        <table:table-row table:style-name="ro1">
          <table:table-cell table:formula="of:=DATE(2022;1;1)+ROW([.A114])-3" office:value-type="date" office:date-value="2022-04-22" calcext:value-type="date">
            <text:p>2022-04-22</text:p>
          </table:table-cell>
          <table:table-cell table:formula="of:=[$Mars.B112]" office:value-type="float" office:value="22" calcext:value-type="float">
            <text:p>22</text:p>
          </table:table-cell>
          <table:table-cell table:formula="of:=[$Mars.C112]" office:value-type="float" office:value="29" calcext:value-type="float">
            <text:p>29</text:p>
          </table:table-cell>
          <table:table-cell table:formula="of:=[$Mars.D112]" office:value-type="float" office:value="5.19" calcext:value-type="float">
            <text:p>5,19</text:p>
          </table:table-cell>
          <table:table-cell table:formula="of:=IF([$Mars.$E112]=&quot;+&quot;; [$Mars.F112]; -1*[$Mars.F112])" office:value-type="float" office:value="-11" calcext:value-type="float">
            <text:p>-11</text:p>
          </table:table-cell>
          <table:table-cell table:formula="of:=IF([$Mars.$E112]=&quot;+&quot;; [$Mars.G112]; -1*[$Mars.G112])" office:value-type="float" office:value="-3" calcext:value-type="float">
            <text:p>-3</text:p>
          </table:table-cell>
          <table:table-cell table:formula="of:=IF([$Mars.$E112]=&quot;+&quot;; [$Mars.H112]; -1*[$Mars.H112])" office:value-type="float" office:value="-35.6" calcext:value-type="float">
            <text:p>-35,6</text:p>
          </table:table-cell>
          <table:table-cell table:formula="of:=[$Mars.$B112]*3600+[$Mars.$C112]*60+[$Mars.$D112]" office:value-type="float" office:value="80945.19" calcext:value-type="float">
            <text:p>80945,2</text:p>
          </table:table-cell>
          <table:table-cell table:formula="of:=[.$E114]+[.$F114]/60+[.$G114]/3600" office:value-type="float" office:value="-11.0598888888889" calcext:value-type="float">
            <text:p>-11,060</text:p>
          </table:table-cell>
          <table:table-cell table:formula="of:=[$Vénusz.B112]" office:value-type="float" office:value="23" calcext:value-type="float">
            <text:p>23</text:p>
          </table:table-cell>
          <table:table-cell table:formula="of:=[$Vénusz.C112]" office:value-type="float" office:value="15" calcext:value-type="float">
            <text:p>15</text:p>
          </table:table-cell>
          <table:table-cell table:formula="of:=[$Vénusz.D112]" office:value-type="float" office:value="46.89" calcext:value-type="float">
            <text:p>46,89</text:p>
          </table:table-cell>
          <table:table-cell table:formula="of:=IF([$Vénusz.$E112]=&quot;+&quot;; [$Vénusz.F112]; -1*[$Vénusz.F112])" office:value-type="float" office:value="-5" calcext:value-type="float">
            <text:p>-5</text:p>
          </table:table-cell>
          <table:table-cell table:formula="of:=IF([$Vénusz.$E112]=&quot;+&quot;; [$Vénusz.G112]; -1*[$Vénusz.G112])" office:value-type="float" office:value="-37" calcext:value-type="float">
            <text:p>-37</text:p>
          </table:table-cell>
          <table:table-cell table:formula="of:=IF([$Vénusz.$E112]=&quot;+&quot;; [$Vénusz.H112]; -1*[$Vénusz.H112])" office:value-type="float" office:value="-25.5" calcext:value-type="float">
            <text:p>-25,5</text:p>
          </table:table-cell>
          <table:table-cell table:formula="of:=[.$J114]*3600+[.$K114]*60+[.$L114]" office:value-type="float" office:value="83746.89" calcext:value-type="float">
            <text:p>83746,9</text:p>
          </table:table-cell>
          <table:table-cell table:formula="of:=[.$M114]+[.$N114]/60+[.$O114]/3600" office:value-type="float" office:value="-5.62375" calcext:value-type="float">
            <text:p>-5,624</text:p>
          </table:table-cell>
        </table:table-row>
        <table:table-row table:style-name="ro1">
          <table:table-cell table:formula="of:=DATE(2022;1;1)+ROW([.A115])-3" office:value-type="date" office:date-value="2022-04-23" calcext:value-type="date">
            <text:p>2022-04-23</text:p>
          </table:table-cell>
          <table:table-cell table:formula="of:=[$Mars.B113]" office:value-type="float" office:value="22" calcext:value-type="float">
            <text:p>22</text:p>
          </table:table-cell>
          <table:table-cell table:formula="of:=[$Mars.C113]" office:value-type="float" office:value="31" calcext:value-type="float">
            <text:p>31</text:p>
          </table:table-cell>
          <table:table-cell table:formula="of:=[$Mars.D113]" office:value-type="float" office:value="57.91" calcext:value-type="float">
            <text:p>57,91</text:p>
          </table:table-cell>
          <table:table-cell table:formula="of:=IF([$Mars.$E113]=&quot;+&quot;; [$Mars.F113]; -1*[$Mars.F113])" office:value-type="float" office:value="-10" calcext:value-type="float">
            <text:p>-10</text:p>
          </table:table-cell>
          <table:table-cell table:formula="of:=IF([$Mars.$E113]=&quot;+&quot;; [$Mars.G113]; -1*[$Mars.G113])" office:value-type="float" office:value="-47" calcext:value-type="float">
            <text:p>-47</text:p>
          </table:table-cell>
          <table:table-cell table:formula="of:=IF([$Mars.$E113]=&quot;+&quot;; [$Mars.H113]; -1*[$Mars.H113])" office:value-type="float" office:value="-28.3" calcext:value-type="float">
            <text:p>-28,3</text:p>
          </table:table-cell>
          <table:table-cell table:formula="of:=[$Mars.$B113]*3600+[$Mars.$C113]*60+[$Mars.$D113]" office:value-type="float" office:value="81117.91" calcext:value-type="float">
            <text:p>81117,9</text:p>
          </table:table-cell>
          <table:table-cell table:formula="of:=[.$E115]+[.$F115]/60+[.$G115]/3600" office:value-type="float" office:value="-10.7911944444444" calcext:value-type="float">
            <text:p>-10,791</text:p>
          </table:table-cell>
          <table:table-cell table:formula="of:=[$Vénusz.B113]" office:value-type="float" office:value="23" calcext:value-type="float">
            <text:p>23</text:p>
          </table:table-cell>
          <table:table-cell table:formula="of:=[$Vénusz.C113]" office:value-type="float" office:value="20" calcext:value-type="float">
            <text:p>20</text:p>
          </table:table-cell>
          <table:table-cell table:formula="of:=[$Vénusz.D113]" office:value-type="float" office:value="1.24" calcext:value-type="float">
            <text:p>1,24</text:p>
          </table:table-cell>
          <table:table-cell table:formula="of:=IF([$Vénusz.$E113]=&quot;+&quot;; [$Vénusz.F113]; -1*[$Vénusz.F113])" office:value-type="float" office:value="-5" calcext:value-type="float">
            <text:p>-5</text:p>
          </table:table-cell>
          <table:table-cell table:formula="of:=IF([$Vénusz.$E113]=&quot;+&quot;; [$Vénusz.G113]; -1*[$Vénusz.G113])" office:value-type="float" office:value="-14" calcext:value-type="float">
            <text:p>-14</text:p>
          </table:table-cell>
          <table:table-cell table:formula="of:=IF([$Vénusz.$E113]=&quot;+&quot;; [$Vénusz.H113]; -1*[$Vénusz.H113])" office:value-type="float" office:value="-36.5" calcext:value-type="float">
            <text:p>-36,5</text:p>
          </table:table-cell>
          <table:table-cell table:formula="of:=[.$J115]*3600+[.$K115]*60+[.$L115]" office:value-type="float" office:value="84001.24" calcext:value-type="float">
            <text:p>84001,2</text:p>
          </table:table-cell>
          <table:table-cell table:formula="of:=[.$M115]+[.$N115]/60+[.$O115]/3600" office:value-type="float" office:value="-5.24347222222222" calcext:value-type="float">
            <text:p>-5,243</text:p>
          </table:table-cell>
        </table:table-row>
        <table:table-row table:style-name="ro1">
          <table:table-cell table:formula="of:=DATE(2022;1;1)+ROW([.A116])-3" office:value-type="date" office:date-value="2022-04-24" calcext:value-type="date">
            <text:p>2022-04-24</text:p>
          </table:table-cell>
          <table:table-cell table:formula="of:=[$Mars.B114]" office:value-type="float" office:value="22" calcext:value-type="float">
            <text:p>22</text:p>
          </table:table-cell>
          <table:table-cell table:formula="of:=[$Mars.C114]" office:value-type="float" office:value="34" calcext:value-type="float">
            <text:p>34</text:p>
          </table:table-cell>
          <table:table-cell table:formula="of:=[$Mars.D114]" office:value-type="float" office:value="50.32" calcext:value-type="float">
            <text:p>50,32</text:p>
          </table:table-cell>
          <table:table-cell table:formula="of:=IF([$Mars.$E114]=&quot;+&quot;; [$Mars.F114]; -1*[$Mars.F114])" office:value-type="float" office:value="-10" calcext:value-type="float">
            <text:p>-10</text:p>
          </table:table-cell>
          <table:table-cell table:formula="of:=IF([$Mars.$E114]=&quot;+&quot;; [$Mars.G114]; -1*[$Mars.G114])" office:value-type="float" office:value="-31" calcext:value-type="float">
            <text:p>-31</text:p>
          </table:table-cell>
          <table:table-cell table:formula="of:=IF([$Mars.$E114]=&quot;+&quot;; [$Mars.H114]; -1*[$Mars.H114])" office:value-type="float" office:value="-15.5" calcext:value-type="float">
            <text:p>-15,5</text:p>
          </table:table-cell>
          <table:table-cell table:formula="of:=[$Mars.$B114]*3600+[$Mars.$C114]*60+[$Mars.$D114]" office:value-type="float" office:value="81290.32" calcext:value-type="float">
            <text:p>81290,3</text:p>
          </table:table-cell>
          <table:table-cell table:formula="of:=[.$E116]+[.$F116]/60+[.$G116]/3600" office:value-type="float" office:value="-10.5209722222222" calcext:value-type="float">
            <text:p>-10,521</text:p>
          </table:table-cell>
          <table:table-cell table:formula="of:=[$Vénusz.B114]" office:value-type="float" office:value="23" calcext:value-type="float">
            <text:p>23</text:p>
          </table:table-cell>
          <table:table-cell table:formula="of:=[$Vénusz.C114]" office:value-type="float" office:value="24" calcext:value-type="float">
            <text:p>24</text:p>
          </table:table-cell>
          <table:table-cell table:formula="of:=[$Vénusz.D114]" office:value-type="float" office:value="15.65" calcext:value-type="float">
            <text:p>15,65</text:p>
          </table:table-cell>
          <table:table-cell table:formula="of:=IF([$Vénusz.$E114]=&quot;+&quot;; [$Vénusz.F114]; -1*[$Vénusz.F114])" office:value-type="float" office:value="-4" calcext:value-type="float">
            <text:p>-4</text:p>
          </table:table-cell>
          <table:table-cell table:formula="of:=IF([$Vénusz.$E114]=&quot;+&quot;; [$Vénusz.G114]; -1*[$Vénusz.G114])" office:value-type="float" office:value="-51" calcext:value-type="float">
            <text:p>-51</text:p>
          </table:table-cell>
          <table:table-cell table:formula="of:=IF([$Vénusz.$E114]=&quot;+&quot;; [$Vénusz.H114]; -1*[$Vénusz.H114])" office:value-type="float" office:value="-33.5" calcext:value-type="float">
            <text:p>-33,5</text:p>
          </table:table-cell>
          <table:table-cell table:formula="of:=[.$J116]*3600+[.$K116]*60+[.$L116]" office:value-type="float" office:value="84255.65" calcext:value-type="float">
            <text:p>84255,7</text:p>
          </table:table-cell>
          <table:table-cell table:formula="of:=[.$M116]+[.$N116]/60+[.$O116]/3600" office:value-type="float" office:value="-4.85930555555556" calcext:value-type="float">
            <text:p>-4,859</text:p>
          </table:table-cell>
        </table:table-row>
        <table:table-row table:style-name="ro1">
          <table:table-cell table:formula="of:=DATE(2022;1;1)+ROW([.A117])-3" office:value-type="date" office:date-value="2022-04-25" calcext:value-type="date">
            <text:p>2022-04-25</text:p>
          </table:table-cell>
          <table:table-cell table:formula="of:=[$Mars.B115]" office:value-type="float" office:value="22" calcext:value-type="float">
            <text:p>22</text:p>
          </table:table-cell>
          <table:table-cell table:formula="of:=[$Mars.C115]" office:value-type="float" office:value="37" calcext:value-type="float">
            <text:p>37</text:p>
          </table:table-cell>
          <table:table-cell table:formula="of:=[$Mars.D115]" office:value-type="float" office:value="42.42" calcext:value-type="float">
            <text:p>42,42</text:p>
          </table:table-cell>
          <table:table-cell table:formula="of:=IF([$Mars.$E115]=&quot;+&quot;; [$Mars.F115]; -1*[$Mars.F115])" office:value-type="float" office:value="-10" calcext:value-type="float">
            <text:p>-10</text:p>
          </table:table-cell>
          <table:table-cell table:formula="of:=IF([$Mars.$E115]=&quot;+&quot;; [$Mars.G115]; -1*[$Mars.G115])" office:value-type="float" office:value="-14" calcext:value-type="float">
            <text:p>-14</text:p>
          </table:table-cell>
          <table:table-cell table:formula="of:=IF([$Mars.$E115]=&quot;+&quot;; [$Mars.H115]; -1*[$Mars.H115])" office:value-type="float" office:value="-57.6" calcext:value-type="float">
            <text:p>-57,6</text:p>
          </table:table-cell>
          <table:table-cell table:formula="of:=[$Mars.$B115]*3600+[$Mars.$C115]*60+[$Mars.$D115]" office:value-type="float" office:value="81462.42" calcext:value-type="float">
            <text:p>81462,4</text:p>
          </table:table-cell>
          <table:table-cell table:formula="of:=[.$E117]+[.$F117]/60+[.$G117]/3600" office:value-type="float" office:value="-10.2493333333333" calcext:value-type="float">
            <text:p>-10,249</text:p>
          </table:table-cell>
          <table:table-cell table:formula="of:=[$Vénusz.B115]" office:value-type="float" office:value="23" calcext:value-type="float">
            <text:p>23</text:p>
          </table:table-cell>
          <table:table-cell table:formula="of:=[$Vénusz.C115]" office:value-type="float" office:value="28" calcext:value-type="float">
            <text:p>28</text:p>
          </table:table-cell>
          <table:table-cell table:formula="of:=[$Vénusz.D115]" office:value-type="float" office:value="30.11" calcext:value-type="float">
            <text:p>30,11</text:p>
          </table:table-cell>
          <table:table-cell table:formula="of:=IF([$Vénusz.$E115]=&quot;+&quot;; [$Vénusz.F115]; -1*[$Vénusz.F115])" office:value-type="float" office:value="-4" calcext:value-type="float">
            <text:p>-4</text:p>
          </table:table-cell>
          <table:table-cell table:formula="of:=IF([$Vénusz.$E115]=&quot;+&quot;; [$Vénusz.G115]; -1*[$Vénusz.G115])" office:value-type="float" office:value="-28" calcext:value-type="float">
            <text:p>-28</text:p>
          </table:table-cell>
          <table:table-cell table:formula="of:=IF([$Vénusz.$E115]=&quot;+&quot;; [$Vénusz.H115]; -1*[$Vénusz.H115])" office:value-type="float" office:value="-17.2" calcext:value-type="float">
            <text:p>-17,2</text:p>
          </table:table-cell>
          <table:table-cell table:formula="of:=[.$J117]*3600+[.$K117]*60+[.$L117]" office:value-type="float" office:value="84510.11" calcext:value-type="float">
            <text:p>84510,1</text:p>
          </table:table-cell>
          <table:table-cell table:formula="of:=[.$M117]+[.$N117]/60+[.$O117]/3600" office:value-type="float" office:value="-4.47144444444445" calcext:value-type="float">
            <text:p>-4,471</text:p>
          </table:table-cell>
        </table:table-row>
        <table:table-row table:style-name="ro1">
          <table:table-cell table:formula="of:=DATE(2022;1;1)+ROW([.A118])-3" office:value-type="date" office:date-value="2022-04-26" calcext:value-type="date">
            <text:p>2022-04-26</text:p>
          </table:table-cell>
          <table:table-cell table:formula="of:=[$Mars.B116]" office:value-type="float" office:value="22" calcext:value-type="float">
            <text:p>22</text:p>
          </table:table-cell>
          <table:table-cell table:formula="of:=[$Mars.C116]" office:value-type="float" office:value="40" calcext:value-type="float">
            <text:p>40</text:p>
          </table:table-cell>
          <table:table-cell table:formula="of:=[$Mars.D116]" office:value-type="float" office:value="34.23" calcext:value-type="float">
            <text:p>34,23</text:p>
          </table:table-cell>
          <table:table-cell table:formula="of:=IF([$Mars.$E116]=&quot;+&quot;; [$Mars.F116]; -1*[$Mars.F116])" office:value-type="float" office:value="-9" calcext:value-type="float">
            <text:p>-9</text:p>
          </table:table-cell>
          <table:table-cell table:formula="of:=IF([$Mars.$E116]=&quot;+&quot;; [$Mars.G116]; -1*[$Mars.G116])" office:value-type="float" office:value="-58" calcext:value-type="float">
            <text:p>-58</text:p>
          </table:table-cell>
          <table:table-cell table:formula="of:=IF([$Mars.$E116]=&quot;+&quot;; [$Mars.H116]; -1*[$Mars.H116])" office:value-type="float" office:value="-34.6" calcext:value-type="float">
            <text:p>-34,6</text:p>
          </table:table-cell>
          <table:table-cell table:formula="of:=[$Mars.$B116]*3600+[$Mars.$C116]*60+[$Mars.$D116]" office:value-type="float" office:value="81634.23" calcext:value-type="float">
            <text:p>81634,2</text:p>
          </table:table-cell>
          <table:table-cell table:formula="of:=[.$E118]+[.$F118]/60+[.$G118]/3600" office:value-type="float" office:value="-9.97627777777778" calcext:value-type="float">
            <text:p>-9,976</text:p>
          </table:table-cell>
          <table:table-cell table:formula="of:=[$Vénusz.B116]" office:value-type="float" office:value="23" calcext:value-type="float">
            <text:p>23</text:p>
          </table:table-cell>
          <table:table-cell table:formula="of:=[$Vénusz.C116]" office:value-type="float" office:value="32" calcext:value-type="float">
            <text:p>32</text:p>
          </table:table-cell>
          <table:table-cell table:formula="of:=[$Vénusz.D116]" office:value-type="float" office:value="44.63" calcext:value-type="float">
            <text:p>44,63</text:p>
          </table:table-cell>
          <table:table-cell table:formula="of:=IF([$Vénusz.$E116]=&quot;+&quot;; [$Vénusz.F116]; -1*[$Vénusz.F116])" office:value-type="float" office:value="-4" calcext:value-type="float">
            <text:p>-4</text:p>
          </table:table-cell>
          <table:table-cell table:formula="of:=IF([$Vénusz.$E116]=&quot;+&quot;; [$Vénusz.G116]; -1*[$Vénusz.G116])" office:value-type="float" office:value="-4" calcext:value-type="float">
            <text:p>-4</text:p>
          </table:table-cell>
          <table:table-cell table:formula="of:=IF([$Vénusz.$E116]=&quot;+&quot;; [$Vénusz.H116]; -1*[$Vénusz.H116])" office:value-type="float" office:value="-48.3" calcext:value-type="float">
            <text:p>-48,3</text:p>
          </table:table-cell>
          <table:table-cell table:formula="of:=[.$J118]*3600+[.$K118]*60+[.$L118]" office:value-type="float" office:value="84764.63" calcext:value-type="float">
            <text:p>84764,6</text:p>
          </table:table-cell>
          <table:table-cell table:formula="of:=[.$M118]+[.$N118]/60+[.$O118]/3600" office:value-type="float" office:value="-4.08008333333333" calcext:value-type="float">
            <text:p>-4,080</text:p>
          </table:table-cell>
        </table:table-row>
        <table:table-row table:style-name="ro1">
          <table:table-cell table:formula="of:=DATE(2022;1;1)+ROW([.A119])-3" office:value-type="date" office:date-value="2022-04-27" calcext:value-type="date">
            <text:p>2022-04-27</text:p>
          </table:table-cell>
          <table:table-cell table:formula="of:=[$Mars.B117]" office:value-type="float" office:value="22" calcext:value-type="float">
            <text:p>22</text:p>
          </table:table-cell>
          <table:table-cell table:formula="of:=[$Mars.C117]" office:value-type="float" office:value="43" calcext:value-type="float">
            <text:p>43</text:p>
          </table:table-cell>
          <table:table-cell table:formula="of:=[$Mars.D117]" office:value-type="float" office:value="25.73" calcext:value-type="float">
            <text:p>25,73</text:p>
          </table:table-cell>
          <table:table-cell table:formula="of:=IF([$Mars.$E117]=&quot;+&quot;; [$Mars.F117]; -1*[$Mars.F117])" office:value-type="float" office:value="-9" calcext:value-type="float">
            <text:p>-9</text:p>
          </table:table-cell>
          <table:table-cell table:formula="of:=IF([$Mars.$E117]=&quot;+&quot;; [$Mars.G117]; -1*[$Mars.G117])" office:value-type="float" office:value="-42" calcext:value-type="float">
            <text:p>-42</text:p>
          </table:table-cell>
          <table:table-cell table:formula="of:=IF([$Mars.$E117]=&quot;+&quot;; [$Mars.H117]; -1*[$Mars.H117])" office:value-type="float" office:value="-6.8" calcext:value-type="float">
            <text:p>-6,8</text:p>
          </table:table-cell>
          <table:table-cell table:formula="of:=[$Mars.$B117]*3600+[$Mars.$C117]*60+[$Mars.$D117]" office:value-type="float" office:value="81805.73" calcext:value-type="float">
            <text:p>81805,7</text:p>
          </table:table-cell>
          <table:table-cell table:formula="of:=[.$E119]+[.$F119]/60+[.$G119]/3600" office:value-type="float" office:value="-9.70188888888889" calcext:value-type="float">
            <text:p>-9,702</text:p>
          </table:table-cell>
          <table:table-cell table:formula="of:=[$Vénusz.B117]" office:value-type="float" office:value="23" calcext:value-type="float">
            <text:p>23</text:p>
          </table:table-cell>
          <table:table-cell table:formula="of:=[$Vénusz.C117]" office:value-type="float" office:value="36" calcext:value-type="float">
            <text:p>36</text:p>
          </table:table-cell>
          <table:table-cell table:formula="of:=[$Vénusz.D117]" office:value-type="float" office:value="59.21" calcext:value-type="float">
            <text:p>59,21</text:p>
          </table:table-cell>
          <table:table-cell table:formula="of:=IF([$Vénusz.$E117]=&quot;+&quot;; [$Vénusz.F117]; -1*[$Vénusz.F117])" office:value-type="float" office:value="-3" calcext:value-type="float">
            <text:p>-3</text:p>
          </table:table-cell>
          <table:table-cell table:formula="of:=IF([$Vénusz.$E117]=&quot;+&quot;; [$Vénusz.G117]; -1*[$Vénusz.G117])" office:value-type="float" office:value="-41" calcext:value-type="float">
            <text:p>-41</text:p>
          </table:table-cell>
          <table:table-cell table:formula="of:=IF([$Vénusz.$E117]=&quot;+&quot;; [$Vénusz.H117]; -1*[$Vénusz.H117])" office:value-type="float" office:value="-7.3" calcext:value-type="float">
            <text:p>-7,3</text:p>
          </table:table-cell>
          <table:table-cell table:formula="of:=[.$J119]*3600+[.$K119]*60+[.$L119]" office:value-type="float" office:value="85019.21" calcext:value-type="float">
            <text:p>85019,2</text:p>
          </table:table-cell>
          <table:table-cell table:formula="of:=[.$M119]+[.$N119]/60+[.$O119]/3600" office:value-type="float" office:value="-3.68536111111111" calcext:value-type="float">
            <text:p>-3,685</text:p>
          </table:table-cell>
        </table:table-row>
        <table:table-row table:style-name="ro1">
          <table:table-cell table:formula="of:=DATE(2022;1;1)+ROW([.A120])-3" office:value-type="date" office:date-value="2022-04-28" calcext:value-type="date">
            <text:p>2022-04-28</text:p>
          </table:table-cell>
          <table:table-cell table:formula="of:=[$Mars.B118]" office:value-type="float" office:value="22" calcext:value-type="float">
            <text:p>22</text:p>
          </table:table-cell>
          <table:table-cell table:formula="of:=[$Mars.C118]" office:value-type="float" office:value="46" calcext:value-type="float">
            <text:p>46</text:p>
          </table:table-cell>
          <table:table-cell table:formula="of:=[$Mars.D118]" office:value-type="float" office:value="16.92" calcext:value-type="float">
            <text:p>16,92</text:p>
          </table:table-cell>
          <table:table-cell table:formula="of:=IF([$Mars.$E118]=&quot;+&quot;; [$Mars.F118]; -1*[$Mars.F118])" office:value-type="float" office:value="-9" calcext:value-type="float">
            <text:p>-9</text:p>
          </table:table-cell>
          <table:table-cell table:formula="of:=IF([$Mars.$E118]=&quot;+&quot;; [$Mars.G118]; -1*[$Mars.G118])" office:value-type="float" office:value="-25" calcext:value-type="float">
            <text:p>-25</text:p>
          </table:table-cell>
          <table:table-cell table:formula="of:=IF([$Mars.$E118]=&quot;+&quot;; [$Mars.H118]; -1*[$Mars.H118])" office:value-type="float" office:value="-34.4" calcext:value-type="float">
            <text:p>-34,4</text:p>
          </table:table-cell>
          <table:table-cell table:formula="of:=[$Mars.$B118]*3600+[$Mars.$C118]*60+[$Mars.$D118]" office:value-type="float" office:value="81976.92" calcext:value-type="float">
            <text:p>81976,9</text:p>
          </table:table-cell>
          <table:table-cell table:formula="of:=[.$E120]+[.$F120]/60+[.$G120]/3600" office:value-type="float" office:value="-9.42622222222222" calcext:value-type="float">
            <text:p>-9,426</text:p>
          </table:table-cell>
          <table:table-cell table:formula="of:=[$Vénusz.B118]" office:value-type="float" office:value="23" calcext:value-type="float">
            <text:p>23</text:p>
          </table:table-cell>
          <table:table-cell table:formula="of:=[$Vénusz.C118]" office:value-type="float" office:value="41" calcext:value-type="float">
            <text:p>41</text:p>
          </table:table-cell>
          <table:table-cell table:formula="of:=[$Vénusz.D118]" office:value-type="float" office:value="13.87" calcext:value-type="float">
            <text:p>13,87</text:p>
          </table:table-cell>
          <table:table-cell table:formula="of:=IF([$Vénusz.$E118]=&quot;+&quot;; [$Vénusz.F118]; -1*[$Vénusz.F118])" office:value-type="float" office:value="-3" calcext:value-type="float">
            <text:p>-3</text:p>
          </table:table-cell>
          <table:table-cell table:formula="of:=IF([$Vénusz.$E118]=&quot;+&quot;; [$Vénusz.G118]; -1*[$Vénusz.G118])" office:value-type="float" office:value="-17" calcext:value-type="float">
            <text:p>-17</text:p>
          </table:table-cell>
          <table:table-cell table:formula="of:=IF([$Vénusz.$E118]=&quot;+&quot;; [$Vénusz.H118]; -1*[$Vénusz.H118])" office:value-type="float" office:value="-14.8" calcext:value-type="float">
            <text:p>-14,8</text:p>
          </table:table-cell>
          <table:table-cell table:formula="of:=[.$J120]*3600+[.$K120]*60+[.$L120]" office:value-type="float" office:value="85273.87" calcext:value-type="float">
            <text:p>85273,9</text:p>
          </table:table-cell>
          <table:table-cell table:formula="of:=[.$M120]+[.$N120]/60+[.$O120]/3600" office:value-type="float" office:value="-3.28744444444444" calcext:value-type="float">
            <text:p>-3,287</text:p>
          </table:table-cell>
        </table:table-row>
        <table:table-row table:style-name="ro1">
          <table:table-cell table:formula="of:=DATE(2022;1;1)+ROW([.A121])-3" office:value-type="date" office:date-value="2022-04-29" calcext:value-type="date">
            <text:p>2022-04-29</text:p>
          </table:table-cell>
          <table:table-cell table:formula="of:=[$Mars.B119]" office:value-type="float" office:value="22" calcext:value-type="float">
            <text:p>22</text:p>
          </table:table-cell>
          <table:table-cell table:formula="of:=[$Mars.C119]" office:value-type="float" office:value="49" calcext:value-type="float">
            <text:p>49</text:p>
          </table:table-cell>
          <table:table-cell table:formula="of:=[$Mars.D119]" office:value-type="float" office:value="7.82" calcext:value-type="float">
            <text:p>7,82</text:p>
          </table:table-cell>
          <table:table-cell table:formula="of:=IF([$Mars.$E119]=&quot;+&quot;; [$Mars.F119]; -1*[$Mars.F119])" office:value-type="float" office:value="-9" calcext:value-type="float">
            <text:p>-9</text:p>
          </table:table-cell>
          <table:table-cell table:formula="of:=IF([$Mars.$E119]=&quot;+&quot;; [$Mars.G119]; -1*[$Mars.G119])" office:value-type="float" office:value="-8" calcext:value-type="float">
            <text:p>-8</text:p>
          </table:table-cell>
          <table:table-cell table:formula="of:=IF([$Mars.$E119]=&quot;+&quot;; [$Mars.H119]; -1*[$Mars.H119])" office:value-type="float" office:value="-57.6" calcext:value-type="float">
            <text:p>-57,6</text:p>
          </table:table-cell>
          <table:table-cell table:formula="of:=[$Mars.$B119]*3600+[$Mars.$C119]*60+[$Mars.$D119]" office:value-type="float" office:value="82147.82" calcext:value-type="float">
            <text:p>82147,8</text:p>
          </table:table-cell>
          <table:table-cell table:formula="of:=[.$E121]+[.$F121]/60+[.$G121]/3600" office:value-type="float" office:value="-9.14933333333333" calcext:value-type="float">
            <text:p>-9,149</text:p>
          </table:table-cell>
          <table:table-cell table:formula="of:=[$Vénusz.B119]" office:value-type="float" office:value="23" calcext:value-type="float">
            <text:p>23</text:p>
          </table:table-cell>
          <table:table-cell table:formula="of:=[$Vénusz.C119]" office:value-type="float" office:value="45" calcext:value-type="float">
            <text:p>45</text:p>
          </table:table-cell>
          <table:table-cell table:formula="of:=[$Vénusz.D119]" office:value-type="float" office:value="28.6" calcext:value-type="float">
            <text:p>28,6</text:p>
          </table:table-cell>
          <table:table-cell table:formula="of:=IF([$Vénusz.$E119]=&quot;+&quot;; [$Vénusz.F119]; -1*[$Vénusz.F119])" office:value-type="float" office:value="-2" calcext:value-type="float">
            <text:p>-2</text:p>
          </table:table-cell>
          <table:table-cell table:formula="of:=IF([$Vénusz.$E119]=&quot;+&quot;; [$Vénusz.G119]; -1*[$Vénusz.G119])" office:value-type="float" office:value="-53" calcext:value-type="float">
            <text:p>-53</text:p>
          </table:table-cell>
          <table:table-cell table:formula="of:=IF([$Vénusz.$E119]=&quot;+&quot;; [$Vénusz.H119]; -1*[$Vénusz.H119])" office:value-type="float" office:value="-11.7" calcext:value-type="float">
            <text:p>-11,7</text:p>
          </table:table-cell>
          <table:table-cell table:formula="of:=[.$J121]*3600+[.$K121]*60+[.$L121]" office:value-type="float" office:value="85528.6" calcext:value-type="float">
            <text:p>85528,6</text:p>
          </table:table-cell>
          <table:table-cell table:formula="of:=[.$M121]+[.$N121]/60+[.$O121]/3600" office:value-type="float" office:value="-2.88658333333333" calcext:value-type="float">
            <text:p>-2,887</text:p>
          </table:table-cell>
        </table:table-row>
        <table:table-row table:style-name="ro1">
          <table:table-cell table:formula="of:=DATE(2022;1;1)+ROW([.A122])-3" office:value-type="date" office:date-value="2022-04-30" calcext:value-type="date">
            <text:p>2022-04-30</text:p>
          </table:table-cell>
          <table:table-cell table:formula="of:=[$Mars.B120]" office:value-type="float" office:value="22" calcext:value-type="float">
            <text:p>22</text:p>
          </table:table-cell>
          <table:table-cell table:formula="of:=[$Mars.C120]" office:value-type="float" office:value="51" calcext:value-type="float">
            <text:p>51</text:p>
          </table:table-cell>
          <table:table-cell table:formula="of:=[$Mars.D120]" office:value-type="float" office:value="58.43" calcext:value-type="float">
            <text:p>58,43</text:p>
          </table:table-cell>
          <table:table-cell table:formula="of:=IF([$Mars.$E120]=&quot;+&quot;; [$Mars.F120]; -1*[$Mars.F120])" office:value-type="float" office:value="-8" calcext:value-type="float">
            <text:p>-8</text:p>
          </table:table-cell>
          <table:table-cell table:formula="of:=IF([$Mars.$E120]=&quot;+&quot;; [$Mars.G120]; -1*[$Mars.G120])" office:value-type="float" office:value="-52" calcext:value-type="float">
            <text:p>-52</text:p>
          </table:table-cell>
          <table:table-cell table:formula="of:=IF([$Mars.$E120]=&quot;+&quot;; [$Mars.H120]; -1*[$Mars.H120])" office:value-type="float" office:value="-16.6" calcext:value-type="float">
            <text:p>-16,6</text:p>
          </table:table-cell>
          <table:table-cell table:formula="of:=[$Mars.$B120]*3600+[$Mars.$C120]*60+[$Mars.$D120]" office:value-type="float" office:value="82318.43" calcext:value-type="float">
            <text:p>82318,4</text:p>
          </table:table-cell>
          <table:table-cell table:formula="of:=[.$E122]+[.$F122]/60+[.$G122]/3600" office:value-type="float" office:value="-8.87127777777778" calcext:value-type="float">
            <text:p>-8,871</text:p>
          </table:table-cell>
          <table:table-cell table:formula="of:=[$Vénusz.B120]" office:value-type="float" office:value="23" calcext:value-type="float">
            <text:p>23</text:p>
          </table:table-cell>
          <table:table-cell table:formula="of:=[$Vénusz.C120]" office:value-type="float" office:value="49" calcext:value-type="float">
            <text:p>49</text:p>
          </table:table-cell>
          <table:table-cell table:formula="of:=[$Vénusz.D120]" office:value-type="float" office:value="43.43" calcext:value-type="float">
            <text:p>43,43</text:p>
          </table:table-cell>
          <table:table-cell table:formula="of:=IF([$Vénusz.$E120]=&quot;+&quot;; [$Vénusz.F120]; -1*[$Vénusz.F120])" office:value-type="float" office:value="-2" calcext:value-type="float">
            <text:p>-2</text:p>
          </table:table-cell>
          <table:table-cell table:formula="of:=IF([$Vénusz.$E120]=&quot;+&quot;; [$Vénusz.G120]; -1*[$Vénusz.G120])" office:value-type="float" office:value="-28" calcext:value-type="float">
            <text:p>-28</text:p>
          </table:table-cell>
          <table:table-cell table:formula="of:=IF([$Vénusz.$E120]=&quot;+&quot;; [$Vénusz.H120]; -1*[$Vénusz.H120])" office:value-type="float" office:value="-58.4" calcext:value-type="float">
            <text:p>-58,4</text:p>
          </table:table-cell>
          <table:table-cell table:formula="of:=[.$J122]*3600+[.$K122]*60+[.$L122]" office:value-type="float" office:value="85783.43" calcext:value-type="float">
            <text:p>85783,4</text:p>
          </table:table-cell>
          <table:table-cell table:formula="of:=[.$M122]+[.$N122]/60+[.$O122]/3600" office:value-type="float" office:value="-2.48288888888889" calcext:value-type="float">
            <text:p>-2,483</text:p>
          </table:table-cell>
        </table:table-row>
        <table:table-row table:style-name="ro1">
          <table:table-cell table:formula="of:=DATE(2022;1;1)+ROW([.A123])-3" office:value-type="date" office:date-value="2022-05-01" calcext:value-type="date">
            <text:p>2022-05-01</text:p>
          </table:table-cell>
          <table:table-cell table:formula="of:=[$Mars.B121]" office:value-type="float" office:value="22" calcext:value-type="float">
            <text:p>22</text:p>
          </table:table-cell>
          <table:table-cell table:formula="of:=[$Mars.C121]" office:value-type="float" office:value="54" calcext:value-type="float">
            <text:p>54</text:p>
          </table:table-cell>
          <table:table-cell table:formula="of:=[$Mars.D121]" office:value-type="float" office:value="48.74" calcext:value-type="float">
            <text:p>48,74</text:p>
          </table:table-cell>
          <table:table-cell table:formula="of:=IF([$Mars.$E121]=&quot;+&quot;; [$Mars.F121]; -1*[$Mars.F121])" office:value-type="float" office:value="-8" calcext:value-type="float">
            <text:p>-8</text:p>
          </table:table-cell>
          <table:table-cell table:formula="of:=IF([$Mars.$E121]=&quot;+&quot;; [$Mars.G121]; -1*[$Mars.G121])" office:value-type="float" office:value="-35" calcext:value-type="float">
            <text:p>-35</text:p>
          </table:table-cell>
          <table:table-cell table:formula="of:=IF([$Mars.$E121]=&quot;+&quot;; [$Mars.H121]; -1*[$Mars.H121])" office:value-type="float" office:value="-31.6" calcext:value-type="float">
            <text:p>-31,6</text:p>
          </table:table-cell>
          <table:table-cell table:formula="of:=[$Mars.$B121]*3600+[$Mars.$C121]*60+[$Mars.$D121]" office:value-type="float" office:value="82488.74" calcext:value-type="float">
            <text:p>82488,7</text:p>
          </table:table-cell>
          <table:table-cell table:formula="of:=[.$E123]+[.$F123]/60+[.$G123]/3600" office:value-type="float" office:value="-8.59211111111111" calcext:value-type="float">
            <text:p>-8,592</text:p>
          </table:table-cell>
          <table:table-cell table:formula="of:=[$Vénusz.B121]" office:value-type="float" office:value="23" calcext:value-type="float">
            <text:p>23</text:p>
          </table:table-cell>
          <table:table-cell table:formula="of:=[$Vénusz.C121]" office:value-type="float" office:value="53" calcext:value-type="float">
            <text:p>53</text:p>
          </table:table-cell>
          <table:table-cell table:formula="of:=[$Vénusz.D121]" office:value-type="float" office:value="58.35" calcext:value-type="float">
            <text:p>58,35</text:p>
          </table:table-cell>
          <table:table-cell table:formula="of:=IF([$Vénusz.$E121]=&quot;+&quot;; [$Vénusz.F121]; -1*[$Vénusz.F121])" office:value-type="float" office:value="-2" calcext:value-type="float">
            <text:p>-2</text:p>
          </table:table-cell>
          <table:table-cell table:formula="of:=IF([$Vénusz.$E121]=&quot;+&quot;; [$Vénusz.G121]; -1*[$Vénusz.G121])" office:value-type="float" office:value="-4" calcext:value-type="float">
            <text:p>-4</text:p>
          </table:table-cell>
          <table:table-cell table:formula="of:=IF([$Vénusz.$E121]=&quot;+&quot;; [$Vénusz.H121]; -1*[$Vénusz.H121])" office:value-type="float" office:value="-35.7" calcext:value-type="float">
            <text:p>-35,7</text:p>
          </table:table-cell>
          <table:table-cell table:formula="of:=[.$J123]*3600+[.$K123]*60+[.$L123]" office:value-type="float" office:value="86038.35" calcext:value-type="float">
            <text:p>86038,4</text:p>
          </table:table-cell>
          <table:table-cell table:formula="of:=[.$M123]+[.$N123]/60+[.$O123]/3600" office:value-type="float" office:value="-2.07658333333333" calcext:value-type="float">
            <text:p>-2,077</text:p>
          </table:table-cell>
        </table:table-row>
        <table:table-row table:style-name="ro1">
          <table:table-cell table:formula="of:=DATE(2022;1;1)+ROW([.A124])-3" office:value-type="date" office:date-value="2022-05-02" calcext:value-type="date">
            <text:p>2022-05-02</text:p>
          </table:table-cell>
          <table:table-cell table:formula="of:=[$Mars.B122]" office:value-type="float" office:value="22" calcext:value-type="float">
            <text:p>22</text:p>
          </table:table-cell>
          <table:table-cell table:formula="of:=[$Mars.C122]" office:value-type="float" office:value="57" calcext:value-type="float">
            <text:p>57</text:p>
          </table:table-cell>
          <table:table-cell table:formula="of:=[$Mars.D122]" office:value-type="float" office:value="38.76" calcext:value-type="float">
            <text:p>38,76</text:p>
          </table:table-cell>
          <table:table-cell table:formula="of:=IF([$Mars.$E122]=&quot;+&quot;; [$Mars.F122]; -1*[$Mars.F122])" office:value-type="float" office:value="-8" calcext:value-type="float">
            <text:p>-8</text:p>
          </table:table-cell>
          <table:table-cell table:formula="of:=IF([$Mars.$E122]=&quot;+&quot;; [$Mars.G122]; -1*[$Mars.G122])" office:value-type="float" office:value="-18" calcext:value-type="float">
            <text:p>-18</text:p>
          </table:table-cell>
          <table:table-cell table:formula="of:=IF([$Mars.$E122]=&quot;+&quot;; [$Mars.H122]; -1*[$Mars.H122])" office:value-type="float" office:value="-42.8" calcext:value-type="float">
            <text:p>-42,8</text:p>
          </table:table-cell>
          <table:table-cell table:formula="of:=[$Mars.$B122]*3600+[$Mars.$C122]*60+[$Mars.$D122]" office:value-type="float" office:value="82658.76" calcext:value-type="float">
            <text:p>82658,8</text:p>
          </table:table-cell>
          <table:table-cell table:formula="of:=[.$E124]+[.$F124]/60+[.$G124]/3600" office:value-type="float" office:value="-8.31188888888889" calcext:value-type="float">
            <text:p>-8,312</text:p>
          </table:table-cell>
          <table:table-cell table:formula="of:=[$Vénusz.B122]" office:value-type="float" office:value="23" calcext:value-type="float">
            <text:p>23</text:p>
          </table:table-cell>
          <table:table-cell table:formula="of:=[$Vénusz.C122]" office:value-type="float" office:value="58" calcext:value-type="float">
            <text:p>58</text:p>
          </table:table-cell>
          <table:table-cell table:formula="of:=[$Vénusz.D122]" office:value-type="float" office:value="13.39" calcext:value-type="float">
            <text:p>13,39</text:p>
          </table:table-cell>
          <table:table-cell table:formula="of:=IF([$Vénusz.$E122]=&quot;+&quot;; [$Vénusz.F122]; -1*[$Vénusz.F122])" office:value-type="float" office:value="-1" calcext:value-type="float">
            <text:p>-1</text:p>
          </table:table-cell>
          <table:table-cell table:formula="of:=IF([$Vénusz.$E122]=&quot;+&quot;; [$Vénusz.G122]; -1*[$Vénusz.G122])" office:value-type="float" office:value="-40" calcext:value-type="float">
            <text:p>-40</text:p>
          </table:table-cell>
          <table:table-cell table:formula="of:=IF([$Vénusz.$E122]=&quot;+&quot;; [$Vénusz.H122]; -1*[$Vénusz.H122])" office:value-type="float" office:value="-4.1" calcext:value-type="float">
            <text:p>-4,1</text:p>
          </table:table-cell>
          <table:table-cell table:formula="of:=[.$J124]*3600+[.$K124]*60+[.$L124]" office:value-type="float" office:value="86293.39" calcext:value-type="float">
            <text:p>86293,4</text:p>
          </table:table-cell>
          <table:table-cell table:formula="of:=[.$M124]+[.$N124]/60+[.$O124]/3600" office:value-type="float" office:value="-1.66780555555556" calcext:value-type="float">
            <text:p>-1,668</text:p>
          </table:table-cell>
        </table:table-row>
        <table:table-row table:style-name="ro1">
          <table:table-cell table:formula="of:=DATE(2022;1;1)+ROW([.A125])-3" office:value-type="date" office:date-value="2022-05-03" calcext:value-type="date">
            <text:p>2022-05-03</text:p>
          </table:table-cell>
          <table:table-cell table:formula="of:=[$Mars.B123]" office:value-type="float" office:value="23" calcext:value-type="float">
            <text:p>23</text:p>
          </table:table-cell>
          <table:table-cell table:formula="of:=[$Mars.C123]" office:value-type="float" office:value="0" calcext:value-type="float">
            <text:p>0</text:p>
          </table:table-cell>
          <table:table-cell table:formula="of:=[$Mars.D123]" office:value-type="float" office:value="28.49" calcext:value-type="float">
            <text:p>28,49</text:p>
          </table:table-cell>
          <table:table-cell table:formula="of:=IF([$Mars.$E123]=&quot;+&quot;; [$Mars.F123]; -1*[$Mars.F123])" office:value-type="float" office:value="-8" calcext:value-type="float">
            <text:p>-8</text:p>
          </table:table-cell>
          <table:table-cell table:formula="of:=IF([$Mars.$E123]=&quot;+&quot;; [$Mars.G123]; -1*[$Mars.G123])" office:value-type="float" office:value="-1" calcext:value-type="float">
            <text:p>-1</text:p>
          </table:table-cell>
          <table:table-cell table:formula="of:=IF([$Mars.$E123]=&quot;+&quot;; [$Mars.H123]; -1*[$Mars.H123])" office:value-type="float" office:value="-50.3" calcext:value-type="float">
            <text:p>-50,3</text:p>
          </table:table-cell>
          <table:table-cell table:formula="of:=[$Mars.$B123]*3600+[$Mars.$C123]*60+[$Mars.$D123]" office:value-type="float" office:value="82828.49" calcext:value-type="float">
            <text:p>82828,5</text:p>
          </table:table-cell>
          <table:table-cell table:formula="of:=[.$E125]+[.$F125]/60+[.$G125]/3600" office:value-type="float" office:value="-8.03063888888889" calcext:value-type="float">
            <text:p>-8,031</text:p>
          </table:table-cell>
          <table:table-cell table:formula="of:=[$Vénusz.B123]" office:value-type="float" office:value="0" calcext:value-type="float">
            <text:p>0</text:p>
          </table:table-cell>
          <table:table-cell table:formula="of:=[$Vénusz.C123]" office:value-type="float" office:value="2" calcext:value-type="float">
            <text:p>2</text:p>
          </table:table-cell>
          <table:table-cell table:formula="of:=[$Vénusz.D123]" office:value-type="float" office:value="28.56" calcext:value-type="float">
            <text:p>28,56</text:p>
          </table:table-cell>
          <table:table-cell table:formula="of:=IF([$Vénusz.$E123]=&quot;+&quot;; [$Vénusz.F123]; -1*[$Vénusz.F123])" office:value-type="float" office:value="-1" calcext:value-type="float">
            <text:p>-1</text:p>
          </table:table-cell>
          <table:table-cell table:formula="of:=IF([$Vénusz.$E123]=&quot;+&quot;; [$Vénusz.G123]; -1*[$Vénusz.G123])" office:value-type="float" office:value="-15" calcext:value-type="float">
            <text:p>-15</text:p>
          </table:table-cell>
          <table:table-cell table:formula="of:=IF([$Vénusz.$E123]=&quot;+&quot;; [$Vénusz.H123]; -1*[$Vénusz.H123])" office:value-type="float" office:value="-24.4" calcext:value-type="float">
            <text:p>-24,4</text:p>
          </table:table-cell>
          <table:table-cell table:formula="of:=[.$J125]*3600+[.$K125]*60+[.$L125]" office:value-type="float" office:value="148.56" calcext:value-type="float">
            <text:p>148,6</text:p>
          </table:table-cell>
          <table:table-cell table:formula="of:=[.$M125]+[.$N125]/60+[.$O125]/3600" office:value-type="float" office:value="-1.25677777777778" calcext:value-type="float">
            <text:p>-1,257</text:p>
          </table:table-cell>
        </table:table-row>
        <table:table-row table:style-name="ro1">
          <table:table-cell table:formula="of:=DATE(2022;1;1)+ROW([.A126])-3" office:value-type="date" office:date-value="2022-05-04" calcext:value-type="date">
            <text:p>2022-05-04</text:p>
          </table:table-cell>
          <table:table-cell table:formula="of:=[$Mars.B124]" office:value-type="float" office:value="23" calcext:value-type="float">
            <text:p>23</text:p>
          </table:table-cell>
          <table:table-cell table:formula="of:=[$Mars.C124]" office:value-type="float" office:value="3" calcext:value-type="float">
            <text:p>3</text:p>
          </table:table-cell>
          <table:table-cell table:formula="of:=[$Mars.D124]" office:value-type="float" office:value="17.94" calcext:value-type="float">
            <text:p>17,94</text:p>
          </table:table-cell>
          <table:table-cell table:formula="of:=IF([$Mars.$E124]=&quot;+&quot;; [$Mars.F124]; -1*[$Mars.F124])" office:value-type="float" office:value="-7" calcext:value-type="float">
            <text:p>-7</text:p>
          </table:table-cell>
          <table:table-cell table:formula="of:=IF([$Mars.$E124]=&quot;+&quot;; [$Mars.G124]; -1*[$Mars.G124])" office:value-type="float" office:value="-44" calcext:value-type="float">
            <text:p>-44</text:p>
          </table:table-cell>
          <table:table-cell table:formula="of:=IF([$Mars.$E124]=&quot;+&quot;; [$Mars.H124]; -1*[$Mars.H124])" office:value-type="float" office:value="-54.4" calcext:value-type="float">
            <text:p>-54,4</text:p>
          </table:table-cell>
          <table:table-cell table:formula="of:=[$Mars.$B124]*3600+[$Mars.$C124]*60+[$Mars.$D124]" office:value-type="float" office:value="82997.94" calcext:value-type="float">
            <text:p>82997,9</text:p>
          </table:table-cell>
          <table:table-cell table:formula="of:=[.$E126]+[.$F126]/60+[.$G126]/3600" office:value-type="float" office:value="-7.74844444444445" calcext:value-type="float">
            <text:p>-7,748</text:p>
          </table:table-cell>
          <table:table-cell table:formula="of:=[$Vénusz.B124]" office:value-type="float" office:value="0" calcext:value-type="float">
            <text:p>0</text:p>
          </table:table-cell>
          <table:table-cell table:formula="of:=[$Vénusz.C124]" office:value-type="float" office:value="6" calcext:value-type="float">
            <text:p>6</text:p>
          </table:table-cell>
          <table:table-cell table:formula="of:=[$Vénusz.D124]" office:value-type="float" office:value="43.88" calcext:value-type="float">
            <text:p>43,88</text:p>
          </table:table-cell>
          <table:table-cell table:formula="of:=IF([$Vénusz.$E124]=&quot;+&quot;; [$Vénusz.F124]; -1*[$Vénusz.F124])" office:value-type="float" office:value="-0" calcext:value-type="float">
            <text:p>0</text:p>
          </table:table-cell>
          <table:table-cell table:formula="of:=IF([$Vénusz.$E124]=&quot;+&quot;; [$Vénusz.G124]; -1*[$Vénusz.G124])" office:value-type="float" office:value="-50" calcext:value-type="float">
            <text:p>-50</text:p>
          </table:table-cell>
          <table:table-cell table:formula="of:=IF([$Vénusz.$E124]=&quot;+&quot;; [$Vénusz.H124]; -1*[$Vénusz.H124])" office:value-type="float" office:value="-37.1" calcext:value-type="float">
            <text:p>-37,1</text:p>
          </table:table-cell>
          <table:table-cell table:formula="of:=[.$J126]*3600+[.$K126]*60+[.$L126]" office:value-type="float" office:value="403.88" calcext:value-type="float">
            <text:p>403,9</text:p>
          </table:table-cell>
          <table:table-cell table:formula="of:=[.$M126]+[.$N126]/60+[.$O126]/3600" office:value-type="float" office:value="-0.843638888888889" calcext:value-type="float">
            <text:p>-0,844</text:p>
          </table:table-cell>
        </table:table-row>
        <table:table-row table:style-name="ro1">
          <table:table-cell table:formula="of:=DATE(2022;1;1)+ROW([.A127])-3" office:value-type="date" office:date-value="2022-05-05" calcext:value-type="date">
            <text:p>2022-05-05</text:p>
          </table:table-cell>
          <table:table-cell table:formula="of:=[$Mars.B125]" office:value-type="float" office:value="23" calcext:value-type="float">
            <text:p>23</text:p>
          </table:table-cell>
          <table:table-cell table:formula="of:=[$Mars.C125]" office:value-type="float" office:value="6" calcext:value-type="float">
            <text:p>6</text:p>
          </table:table-cell>
          <table:table-cell table:formula="of:=[$Mars.D125]" office:value-type="float" office:value="7.11" calcext:value-type="float">
            <text:p>7,11</text:p>
          </table:table-cell>
          <table:table-cell table:formula="of:=IF([$Mars.$E125]=&quot;+&quot;; [$Mars.F125]; -1*[$Mars.F125])" office:value-type="float" office:value="-7" calcext:value-type="float">
            <text:p>-7</text:p>
          </table:table-cell>
          <table:table-cell table:formula="of:=IF([$Mars.$E125]=&quot;+&quot;; [$Mars.G125]; -1*[$Mars.G125])" office:value-type="float" office:value="-27" calcext:value-type="float">
            <text:p>-27</text:p>
          </table:table-cell>
          <table:table-cell table:formula="of:=IF([$Mars.$E125]=&quot;+&quot;; [$Mars.H125]; -1*[$Mars.H125])" office:value-type="float" office:value="-55.2" calcext:value-type="float">
            <text:p>-55,2</text:p>
          </table:table-cell>
          <table:table-cell table:formula="of:=[$Mars.$B125]*3600+[$Mars.$C125]*60+[$Mars.$D125]" office:value-type="float" office:value="83167.11" calcext:value-type="float">
            <text:p>83167,1</text:p>
          </table:table-cell>
          <table:table-cell table:formula="of:=[.$E127]+[.$F127]/60+[.$G127]/3600" office:value-type="float" office:value="-7.46533333333333" calcext:value-type="float">
            <text:p>-7,465</text:p>
          </table:table-cell>
          <table:table-cell table:formula="of:=[$Vénusz.B125]" office:value-type="float" office:value="0" calcext:value-type="float">
            <text:p>0</text:p>
          </table:table-cell>
          <table:table-cell table:formula="of:=[$Vénusz.C125]" office:value-type="float" office:value="10" calcext:value-type="float">
            <text:p>10</text:p>
          </table:table-cell>
          <table:table-cell table:formula="of:=[$Vénusz.D125]" office:value-type="float" office:value="59.36" calcext:value-type="float">
            <text:p>59,36</text:p>
          </table:table-cell>
          <table:table-cell table:formula="of:=IF([$Vénusz.$E125]=&quot;+&quot;; [$Vénusz.F125]; -1*[$Vénusz.F125])" office:value-type="float" office:value="-0" calcext:value-type="float">
            <text:p>0</text:p>
          </table:table-cell>
          <table:table-cell table:formula="of:=IF([$Vénusz.$E125]=&quot;+&quot;; [$Vénusz.G125]; -1*[$Vénusz.G125])" office:value-type="float" office:value="-25" calcext:value-type="float">
            <text:p>-25</text:p>
          </table:table-cell>
          <table:table-cell table:formula="of:=IF([$Vénusz.$E125]=&quot;+&quot;; [$Vénusz.H125]; -1*[$Vénusz.H125])" office:value-type="float" office:value="-43" calcext:value-type="float">
            <text:p>-43</text:p>
          </table:table-cell>
          <table:table-cell table:formula="of:=[.$J127]*3600+[.$K127]*60+[.$L127]" office:value-type="float" office:value="659.36" calcext:value-type="float">
            <text:p>659,4</text:p>
          </table:table-cell>
          <table:table-cell table:formula="of:=[.$M127]+[.$N127]/60+[.$O127]/3600" office:value-type="float" office:value="-0.428611111111111" calcext:value-type="float">
            <text:p>-0,429</text:p>
          </table:table-cell>
        </table:table-row>
        <table:table-row table:style-name="ro1">
          <table:table-cell table:formula="of:=DATE(2022;1;1)+ROW([.A128])-3" office:value-type="date" office:date-value="2022-05-06" calcext:value-type="date">
            <text:p>2022-05-06</text:p>
          </table:table-cell>
          <table:table-cell table:formula="of:=[$Mars.B126]" office:value-type="float" office:value="23" calcext:value-type="float">
            <text:p>23</text:p>
          </table:table-cell>
          <table:table-cell table:formula="of:=[$Mars.C126]" office:value-type="float" office:value="8" calcext:value-type="float">
            <text:p>8</text:p>
          </table:table-cell>
          <table:table-cell table:formula="of:=[$Mars.D126]" office:value-type="float" office:value="56" calcext:value-type="float">
            <text:p>56</text:p>
          </table:table-cell>
          <table:table-cell table:formula="of:=IF([$Mars.$E126]=&quot;+&quot;; [$Mars.F126]; -1*[$Mars.F126])" office:value-type="float" office:value="-7" calcext:value-type="float">
            <text:p>-7</text:p>
          </table:table-cell>
          <table:table-cell table:formula="of:=IF([$Mars.$E126]=&quot;+&quot;; [$Mars.G126]; -1*[$Mars.G126])" office:value-type="float" office:value="-10" calcext:value-type="float">
            <text:p>-10</text:p>
          </table:table-cell>
          <table:table-cell table:formula="of:=IF([$Mars.$E126]=&quot;+&quot;; [$Mars.H126]; -1*[$Mars.H126])" office:value-type="float" office:value="-52.9" calcext:value-type="float">
            <text:p>-52,9</text:p>
          </table:table-cell>
          <table:table-cell table:formula="of:=[$Mars.$B126]*3600+[$Mars.$C126]*60+[$Mars.$D126]" office:value-type="float" office:value="83336" calcext:value-type="float">
            <text:p>83336,0</text:p>
          </table:table-cell>
          <table:table-cell table:formula="of:=[.$E128]+[.$F128]/60+[.$G128]/3600" office:value-type="float" office:value="-7.18136111111111" calcext:value-type="float">
            <text:p>-7,181</text:p>
          </table:table-cell>
          <table:table-cell table:formula="of:=[$Vénusz.B126]" office:value-type="float" office:value="0" calcext:value-type="float">
            <text:p>0</text:p>
          </table:table-cell>
          <table:table-cell table:formula="of:=[$Vénusz.C126]" office:value-type="float" office:value="15" calcext:value-type="float">
            <text:p>15</text:p>
          </table:table-cell>
          <table:table-cell table:formula="of:=[$Vénusz.D126]" office:value-type="float" office:value="15.03" calcext:value-type="float">
            <text:p>15,03</text:p>
          </table:table-cell>
          <table:table-cell table:formula="of:=IF([$Vénusz.$E126]=&quot;+&quot;; [$Vénusz.F126]; -1*[$Vénusz.F126])" office:value-type="float" office:value="-0" calcext:value-type="float">
            <text:p>0</text:p>
          </table:table-cell>
          <table:table-cell table:formula="of:=IF([$Vénusz.$E126]=&quot;+&quot;; [$Vénusz.G126]; -1*[$Vénusz.G126])" office:value-type="float" office:value="-0" calcext:value-type="float">
            <text:p>0</text:p>
          </table:table-cell>
          <table:table-cell table:formula="of:=IF([$Vénusz.$E126]=&quot;+&quot;; [$Vénusz.H126]; -1*[$Vénusz.H126])" office:value-type="float" office:value="-42.6" calcext:value-type="float">
            <text:p>-42,6</text:p>
          </table:table-cell>
          <table:table-cell table:formula="of:=[.$J128]*3600+[.$K128]*60+[.$L128]" office:value-type="float" office:value="915.03" calcext:value-type="float">
            <text:p>915,0</text:p>
          </table:table-cell>
          <table:table-cell table:formula="of:=[.$M128]+[.$N128]/60+[.$O128]/3600" office:value-type="float" office:value="-0.0118333333333333" calcext:value-type="float">
            <text:p>-0,012</text:p>
          </table:table-cell>
        </table:table-row>
        <table:table-row table:style-name="ro1">
          <table:table-cell table:formula="of:=DATE(2022;1;1)+ROW([.A129])-3" office:value-type="date" office:date-value="2022-05-07" calcext:value-type="date">
            <text:p>2022-05-07</text:p>
          </table:table-cell>
          <table:table-cell table:formula="of:=[$Mars.B127]" office:value-type="float" office:value="23" calcext:value-type="float">
            <text:p>23</text:p>
          </table:table-cell>
          <table:table-cell table:formula="of:=[$Mars.C127]" office:value-type="float" office:value="11" calcext:value-type="float">
            <text:p>11</text:p>
          </table:table-cell>
          <table:table-cell table:formula="of:=[$Mars.D127]" office:value-type="float" office:value="44.63" calcext:value-type="float">
            <text:p>44,63</text:p>
          </table:table-cell>
          <table:table-cell table:formula="of:=IF([$Mars.$E127]=&quot;+&quot;; [$Mars.F127]; -1*[$Mars.F127])" office:value-type="float" office:value="-6" calcext:value-type="float">
            <text:p>-6</text:p>
          </table:table-cell>
          <table:table-cell table:formula="of:=IF([$Mars.$E127]=&quot;+&quot;; [$Mars.G127]; -1*[$Mars.G127])" office:value-type="float" office:value="-53" calcext:value-type="float">
            <text:p>-53</text:p>
          </table:table-cell>
          <table:table-cell table:formula="of:=IF([$Mars.$E127]=&quot;+&quot;; [$Mars.H127]; -1*[$Mars.H127])" office:value-type="float" office:value="-47.8" calcext:value-type="float">
            <text:p>-47,8</text:p>
          </table:table-cell>
          <table:table-cell table:formula="of:=[$Mars.$B127]*3600+[$Mars.$C127]*60+[$Mars.$D127]" office:value-type="float" office:value="83504.63" calcext:value-type="float">
            <text:p>83504,6</text:p>
          </table:table-cell>
          <table:table-cell table:formula="of:=[.$E129]+[.$F129]/60+[.$G129]/3600" office:value-type="float" office:value="-6.89661111111111" calcext:value-type="float">
            <text:p>-6,897</text:p>
          </table:table-cell>
          <table:table-cell table:formula="of:=[$Vénusz.B127]" office:value-type="float" office:value="0" calcext:value-type="float">
            <text:p>0</text:p>
          </table:table-cell>
          <table:table-cell table:formula="of:=[$Vénusz.C127]" office:value-type="float" office:value="19" calcext:value-type="float">
            <text:p>19</text:p>
          </table:table-cell>
          <table:table-cell table:formula="of:=[$Vénusz.D127]" office:value-type="float" office:value="30.89" calcext:value-type="float">
            <text:p>30,89</text:p>
          </table:table-cell>
          <table:table-cell table:formula="of:=IF([$Vénusz.$E127]=&quot;+&quot;; [$Vénusz.F127]; -1*[$Vénusz.F127])" office:value-type="float" office:value="0" calcext:value-type="float">
            <text:p>0</text:p>
          </table:table-cell>
          <table:table-cell table:formula="of:=IF([$Vénusz.$E127]=&quot;+&quot;; [$Vénusz.G127]; -1*[$Vénusz.G127])" office:value-type="float" office:value="24" calcext:value-type="float">
            <text:p>24</text:p>
          </table:table-cell>
          <table:table-cell table:formula="of:=IF([$Vénusz.$E127]=&quot;+&quot;; [$Vénusz.H127]; -1*[$Vénusz.H127])" office:value-type="float" office:value="23.5" calcext:value-type="float">
            <text:p>23,5</text:p>
          </table:table-cell>
          <table:table-cell table:formula="of:=[.$J129]*3600+[.$K129]*60+[.$L129]" office:value-type="float" office:value="1170.89" calcext:value-type="float">
            <text:p>1170,9</text:p>
          </table:table-cell>
          <table:table-cell table:formula="of:=[.$M129]+[.$N129]/60+[.$O129]/3600" office:value-type="float" office:value="0.406527777777778" calcext:value-type="float">
            <text:p>0,407</text:p>
          </table:table-cell>
        </table:table-row>
        <table:table-row table:style-name="ro1">
          <table:table-cell table:formula="of:=DATE(2022;1;1)+ROW([.A130])-3" office:value-type="date" office:date-value="2022-05-08" calcext:value-type="date">
            <text:p>2022-05-08</text:p>
          </table:table-cell>
          <table:table-cell table:formula="of:=[$Mars.B128]" office:value-type="float" office:value="23" calcext:value-type="float">
            <text:p>23</text:p>
          </table:table-cell>
          <table:table-cell table:formula="of:=[$Mars.C128]" office:value-type="float" office:value="14" calcext:value-type="float">
            <text:p>14</text:p>
          </table:table-cell>
          <table:table-cell table:formula="of:=[$Mars.D128]" office:value-type="float" office:value="33" calcext:value-type="float">
            <text:p>33</text:p>
          </table:table-cell>
          <table:table-cell table:formula="of:=IF([$Mars.$E128]=&quot;+&quot;; [$Mars.F128]; -1*[$Mars.F128])" office:value-type="float" office:value="-6" calcext:value-type="float">
            <text:p>-6</text:p>
          </table:table-cell>
          <table:table-cell table:formula="of:=IF([$Mars.$E128]=&quot;+&quot;; [$Mars.G128]; -1*[$Mars.G128])" office:value-type="float" office:value="-36" calcext:value-type="float">
            <text:p>-36</text:p>
          </table:table-cell>
          <table:table-cell table:formula="of:=IF([$Mars.$E128]=&quot;+&quot;; [$Mars.H128]; -1*[$Mars.H128])" office:value-type="float" office:value="-39.9" calcext:value-type="float">
            <text:p>-39,9</text:p>
          </table:table-cell>
          <table:table-cell table:formula="of:=[$Mars.$B128]*3600+[$Mars.$C128]*60+[$Mars.$D128]" office:value-type="float" office:value="83673" calcext:value-type="float">
            <text:p>83673,0</text:p>
          </table:table-cell>
          <table:table-cell table:formula="of:=[.$E130]+[.$F130]/60+[.$G130]/3600" office:value-type="float" office:value="-6.61108333333333" calcext:value-type="float">
            <text:p>-6,611</text:p>
          </table:table-cell>
          <table:table-cell table:formula="of:=[$Vénusz.B128]" office:value-type="float" office:value="0" calcext:value-type="float">
            <text:p>0</text:p>
          </table:table-cell>
          <table:table-cell table:formula="of:=[$Vénusz.C128]" office:value-type="float" office:value="23" calcext:value-type="float">
            <text:p>23</text:p>
          </table:table-cell>
          <table:table-cell table:formula="of:=[$Vénusz.D128]" office:value-type="float" office:value="46.99" calcext:value-type="float">
            <text:p>46,99</text:p>
          </table:table-cell>
          <table:table-cell table:formula="of:=IF([$Vénusz.$E128]=&quot;+&quot;; [$Vénusz.F128]; -1*[$Vénusz.F128])" office:value-type="float" office:value="0" calcext:value-type="float">
            <text:p>0</text:p>
          </table:table-cell>
          <table:table-cell table:formula="of:=IF([$Vénusz.$E128]=&quot;+&quot;; [$Vénusz.G128]; -1*[$Vénusz.G128])" office:value-type="float" office:value="49" calcext:value-type="float">
            <text:p>49</text:p>
          </table:table-cell>
          <table:table-cell table:formula="of:=IF([$Vénusz.$E128]=&quot;+&quot;; [$Vénusz.H128]; -1*[$Vénusz.H128])" office:value-type="float" office:value="34.5" calcext:value-type="float">
            <text:p>34,5</text:p>
          </table:table-cell>
          <table:table-cell table:formula="of:=[.$J130]*3600+[.$K130]*60+[.$L130]" office:value-type="float" office:value="1426.99" calcext:value-type="float">
            <text:p>1427,0</text:p>
          </table:table-cell>
          <table:table-cell table:formula="of:=[.$M130]+[.$N130]/60+[.$O130]/3600" office:value-type="float" office:value="0.82625" calcext:value-type="float">
            <text:p>0,826</text:p>
          </table:table-cell>
        </table:table-row>
        <table:table-row table:style-name="ro1">
          <table:table-cell table:formula="of:=DATE(2022;1;1)+ROW([.A131])-3" office:value-type="date" office:date-value="2022-05-09" calcext:value-type="date">
            <text:p>2022-05-09</text:p>
          </table:table-cell>
          <table:table-cell table:formula="of:=[$Mars.B129]" office:value-type="float" office:value="23" calcext:value-type="float">
            <text:p>23</text:p>
          </table:table-cell>
          <table:table-cell table:formula="of:=[$Mars.C129]" office:value-type="float" office:value="17" calcext:value-type="float">
            <text:p>17</text:p>
          </table:table-cell>
          <table:table-cell table:formula="of:=[$Mars.D129]" office:value-type="float" office:value="21.11" calcext:value-type="float">
            <text:p>21,11</text:p>
          </table:table-cell>
          <table:table-cell table:formula="of:=IF([$Mars.$E129]=&quot;+&quot;; [$Mars.F129]; -1*[$Mars.F129])" office:value-type="float" office:value="-6" calcext:value-type="float">
            <text:p>-6</text:p>
          </table:table-cell>
          <table:table-cell table:formula="of:=IF([$Mars.$E129]=&quot;+&quot;; [$Mars.G129]; -1*[$Mars.G129])" office:value-type="float" office:value="-19" calcext:value-type="float">
            <text:p>-19</text:p>
          </table:table-cell>
          <table:table-cell table:formula="of:=IF([$Mars.$E129]=&quot;+&quot;; [$Mars.H129]; -1*[$Mars.H129])" office:value-type="float" office:value="-29.5" calcext:value-type="float">
            <text:p>-29,5</text:p>
          </table:table-cell>
          <table:table-cell table:formula="of:=[$Mars.$B129]*3600+[$Mars.$C129]*60+[$Mars.$D129]" office:value-type="float" office:value="83841.11" calcext:value-type="float">
            <text:p>83841,1</text:p>
          </table:table-cell>
          <table:table-cell table:formula="of:=[.$E131]+[.$F131]/60+[.$G131]/3600" office:value-type="float" office:value="-6.32486111111111" calcext:value-type="float">
            <text:p>-6,325</text:p>
          </table:table-cell>
          <table:table-cell table:formula="of:=[$Vénusz.B129]" office:value-type="float" office:value="0" calcext:value-type="float">
            <text:p>0</text:p>
          </table:table-cell>
          <table:table-cell table:formula="of:=[$Vénusz.C129]" office:value-type="float" office:value="28" calcext:value-type="float">
            <text:p>28</text:p>
          </table:table-cell>
          <table:table-cell table:formula="of:=[$Vénusz.D129]" office:value-type="float" office:value="3.33" calcext:value-type="float">
            <text:p>3,33</text:p>
          </table:table-cell>
          <table:table-cell table:formula="of:=IF([$Vénusz.$E129]=&quot;+&quot;; [$Vénusz.F129]; -1*[$Vénusz.F129])" office:value-type="float" office:value="1" calcext:value-type="float">
            <text:p>1</text:p>
          </table:table-cell>
          <table:table-cell table:formula="of:=IF([$Vénusz.$E129]=&quot;+&quot;; [$Vénusz.G129]; -1*[$Vénusz.G129])" office:value-type="float" office:value="14" calcext:value-type="float">
            <text:p>14</text:p>
          </table:table-cell>
          <table:table-cell table:formula="of:=IF([$Vénusz.$E129]=&quot;+&quot;; [$Vénusz.H129]; -1*[$Vénusz.H129])" office:value-type="float" office:value="49.9" calcext:value-type="float">
            <text:p>49,9</text:p>
          </table:table-cell>
          <table:table-cell table:formula="of:=[.$J131]*3600+[.$K131]*60+[.$L131]" office:value-type="float" office:value="1683.33" calcext:value-type="float">
            <text:p>1683,3</text:p>
          </table:table-cell>
          <table:table-cell table:formula="of:=[.$M131]+[.$N131]/60+[.$O131]/3600" office:value-type="float" office:value="1.24719444444444" calcext:value-type="float">
            <text:p>1,247</text:p>
          </table:table-cell>
        </table:table-row>
        <table:table-row table:style-name="ro1">
          <table:table-cell table:formula="of:=DATE(2022;1;1)+ROW([.A132])-3" office:value-type="date" office:date-value="2022-05-10" calcext:value-type="date">
            <text:p>2022-05-10</text:p>
          </table:table-cell>
          <table:table-cell table:formula="of:=[$Mars.B130]" office:value-type="float" office:value="23" calcext:value-type="float">
            <text:p>23</text:p>
          </table:table-cell>
          <table:table-cell table:formula="of:=[$Mars.C130]" office:value-type="float" office:value="20" calcext:value-type="float">
            <text:p>20</text:p>
          </table:table-cell>
          <table:table-cell table:formula="of:=[$Mars.D130]" office:value-type="float" office:value="8.97" calcext:value-type="float">
            <text:p>8,97</text:p>
          </table:table-cell>
          <table:table-cell table:formula="of:=IF([$Mars.$E130]=&quot;+&quot;; [$Mars.F130]; -1*[$Mars.F130])" office:value-type="float" office:value="-6" calcext:value-type="float">
            <text:p>-6</text:p>
          </table:table-cell>
          <table:table-cell table:formula="of:=IF([$Mars.$E130]=&quot;+&quot;; [$Mars.G130]; -1*[$Mars.G130])" office:value-type="float" office:value="-2" calcext:value-type="float">
            <text:p>-2</text:p>
          </table:table-cell>
          <table:table-cell table:formula="of:=IF([$Mars.$E130]=&quot;+&quot;; [$Mars.H130]; -1*[$Mars.H130])" office:value-type="float" office:value="-16.8" calcext:value-type="float">
            <text:p>-16,8</text:p>
          </table:table-cell>
          <table:table-cell table:formula="of:=[$Mars.$B130]*3600+[$Mars.$C130]*60+[$Mars.$D130]" office:value-type="float" office:value="84008.97" calcext:value-type="float">
            <text:p>84009,0</text:p>
          </table:table-cell>
          <table:table-cell table:formula="of:=[.$E132]+[.$F132]/60+[.$G132]/3600" office:value-type="float" office:value="-6.038" calcext:value-type="float">
            <text:p>-6,038</text:p>
          </table:table-cell>
          <table:table-cell table:formula="of:=[$Vénusz.B130]" office:value-type="float" office:value="0" calcext:value-type="float">
            <text:p>0</text:p>
          </table:table-cell>
          <table:table-cell table:formula="of:=[$Vénusz.C130]" office:value-type="float" office:value="32" calcext:value-type="float">
            <text:p>32</text:p>
          </table:table-cell>
          <table:table-cell table:formula="of:=[$Vénusz.D130]" office:value-type="float" office:value="19.95" calcext:value-type="float">
            <text:p>19,95</text:p>
          </table:table-cell>
          <table:table-cell table:formula="of:=IF([$Vénusz.$E130]=&quot;+&quot;; [$Vénusz.F130]; -1*[$Vénusz.F130])" office:value-type="float" office:value="1" calcext:value-type="float">
            <text:p>1</text:p>
          </table:table-cell>
          <table:table-cell table:formula="of:=IF([$Vénusz.$E130]=&quot;+&quot;; [$Vénusz.G130]; -1*[$Vénusz.G130])" office:value-type="float" office:value="40" calcext:value-type="float">
            <text:p>40</text:p>
          </table:table-cell>
          <table:table-cell table:formula="of:=IF([$Vénusz.$E130]=&quot;+&quot;; [$Vénusz.H130]; -1*[$Vénusz.H130])" office:value-type="float" office:value="9" calcext:value-type="float">
            <text:p>9</text:p>
          </table:table-cell>
          <table:table-cell table:formula="of:=[.$J132]*3600+[.$K132]*60+[.$L132]" office:value-type="float" office:value="1939.95" calcext:value-type="float">
            <text:p>1940,0</text:p>
          </table:table-cell>
          <table:table-cell table:formula="of:=[.$M132]+[.$N132]/60+[.$O132]/3600" office:value-type="float" office:value="1.66916666666667" calcext:value-type="float">
            <text:p>1,669</text:p>
          </table:table-cell>
        </table:table-row>
        <table:table-row table:style-name="ro1">
          <table:table-cell table:formula="of:=DATE(2022;1;1)+ROW([.A133])-3" office:value-type="date" office:date-value="2022-05-11" calcext:value-type="date">
            <text:p>2022-05-11</text:p>
          </table:table-cell>
          <table:table-cell table:formula="of:=[$Mars.B131]" office:value-type="float" office:value="23" calcext:value-type="float">
            <text:p>23</text:p>
          </table:table-cell>
          <table:table-cell table:formula="of:=[$Mars.C131]" office:value-type="float" office:value="22" calcext:value-type="float">
            <text:p>22</text:p>
          </table:table-cell>
          <table:table-cell table:formula="of:=[$Mars.D131]" office:value-type="float" office:value="56.58" calcext:value-type="float">
            <text:p>56,58</text:p>
          </table:table-cell>
          <table:table-cell table:formula="of:=IF([$Mars.$E131]=&quot;+&quot;; [$Mars.F131]; -1*[$Mars.F131])" office:value-type="float" office:value="-5" calcext:value-type="float">
            <text:p>-5</text:p>
          </table:table-cell>
          <table:table-cell table:formula="of:=IF([$Mars.$E131]=&quot;+&quot;; [$Mars.G131]; -1*[$Mars.G131])" office:value-type="float" office:value="-45" calcext:value-type="float">
            <text:p>-45</text:p>
          </table:table-cell>
          <table:table-cell table:formula="of:=IF([$Mars.$E131]=&quot;+&quot;; [$Mars.H131]; -1*[$Mars.H131])" office:value-type="float" office:value="-1.8" calcext:value-type="float">
            <text:p>-1,8</text:p>
          </table:table-cell>
          <table:table-cell table:formula="of:=[$Mars.$B131]*3600+[$Mars.$C131]*60+[$Mars.$D131]" office:value-type="float" office:value="84176.58" calcext:value-type="float">
            <text:p>84176,6</text:p>
          </table:table-cell>
          <table:table-cell table:formula="of:=[.$E133]+[.$F133]/60+[.$G133]/3600" office:value-type="float" office:value="-5.7505" calcext:value-type="float">
            <text:p>-5,751</text:p>
          </table:table-cell>
          <table:table-cell table:formula="of:=[$Vénusz.B131]" office:value-type="float" office:value="0" calcext:value-type="float">
            <text:p>0</text:p>
          </table:table-cell>
          <table:table-cell table:formula="of:=[$Vénusz.C131]" office:value-type="float" office:value="36" calcext:value-type="float">
            <text:p>36</text:p>
          </table:table-cell>
          <table:table-cell table:formula="of:=[$Vénusz.D131]" office:value-type="float" office:value="36.86" calcext:value-type="float">
            <text:p>36,86</text:p>
          </table:table-cell>
          <table:table-cell table:formula="of:=IF([$Vénusz.$E131]=&quot;+&quot;; [$Vénusz.F131]; -1*[$Vénusz.F131])" office:value-type="float" office:value="2" calcext:value-type="float">
            <text:p>2</text:p>
          </table:table-cell>
          <table:table-cell table:formula="of:=IF([$Vénusz.$E131]=&quot;+&quot;; [$Vénusz.G131]; -1*[$Vénusz.G131])" office:value-type="float" office:value="5" calcext:value-type="float">
            <text:p>5</text:p>
          </table:table-cell>
          <table:table-cell table:formula="of:=IF([$Vénusz.$E131]=&quot;+&quot;; [$Vénusz.H131]; -1*[$Vénusz.H131])" office:value-type="float" office:value="31.2" calcext:value-type="float">
            <text:p>31,2</text:p>
          </table:table-cell>
          <table:table-cell table:formula="of:=[.$J133]*3600+[.$K133]*60+[.$L133]" office:value-type="float" office:value="2196.86" calcext:value-type="float">
            <text:p>2196,9</text:p>
          </table:table-cell>
          <table:table-cell table:formula="of:=[.$M133]+[.$N133]/60+[.$O133]/3600" office:value-type="float" office:value="2.092" calcext:value-type="float">
            <text:p>2,092</text:p>
          </table:table-cell>
        </table:table-row>
        <table:table-row table:style-name="ro1">
          <table:table-cell table:formula="of:=DATE(2022;1;1)+ROW([.A134])-3" office:value-type="date" office:date-value="2022-05-12" calcext:value-type="date">
            <text:p>2022-05-12</text:p>
          </table:table-cell>
          <table:table-cell table:formula="of:=[$Mars.B132]" office:value-type="float" office:value="23" calcext:value-type="float">
            <text:p>23</text:p>
          </table:table-cell>
          <table:table-cell table:formula="of:=[$Mars.C132]" office:value-type="float" office:value="25" calcext:value-type="float">
            <text:p>25</text:p>
          </table:table-cell>
          <table:table-cell table:formula="of:=[$Mars.D132]" office:value-type="float" office:value="43.96" calcext:value-type="float">
            <text:p>43,96</text:p>
          </table:table-cell>
          <table:table-cell table:formula="of:=IF([$Mars.$E132]=&quot;+&quot;; [$Mars.F132]; -1*[$Mars.F132])" office:value-type="float" office:value="-5" calcext:value-type="float">
            <text:p>-5</text:p>
          </table:table-cell>
          <table:table-cell table:formula="of:=IF([$Mars.$E132]=&quot;+&quot;; [$Mars.G132]; -1*[$Mars.G132])" office:value-type="float" office:value="-27" calcext:value-type="float">
            <text:p>-27</text:p>
          </table:table-cell>
          <table:table-cell table:formula="of:=IF([$Mars.$E132]=&quot;+&quot;; [$Mars.H132]; -1*[$Mars.H132])" office:value-type="float" office:value="-44.8" calcext:value-type="float">
            <text:p>-44,8</text:p>
          </table:table-cell>
          <table:table-cell table:formula="of:=[$Mars.$B132]*3600+[$Mars.$C132]*60+[$Mars.$D132]" office:value-type="float" office:value="84343.96" calcext:value-type="float">
            <text:p>84344,0</text:p>
          </table:table-cell>
          <table:table-cell table:formula="of:=[.$E134]+[.$F134]/60+[.$G134]/3600" office:value-type="float" office:value="-5.46244444444444" calcext:value-type="float">
            <text:p>-5,462</text:p>
          </table:table-cell>
          <table:table-cell table:formula="of:=[$Vénusz.B132]" office:value-type="float" office:value="0" calcext:value-type="float">
            <text:p>0</text:p>
          </table:table-cell>
          <table:table-cell table:formula="of:=[$Vénusz.C132]" office:value-type="float" office:value="40" calcext:value-type="float">
            <text:p>40</text:p>
          </table:table-cell>
          <table:table-cell table:formula="of:=[$Vénusz.D132]" office:value-type="float" office:value="54.09" calcext:value-type="float">
            <text:p>54,09</text:p>
          </table:table-cell>
          <table:table-cell table:formula="of:=IF([$Vénusz.$E132]=&quot;+&quot;; [$Vénusz.F132]; -1*[$Vénusz.F132])" office:value-type="float" office:value="2" calcext:value-type="float">
            <text:p>2</text:p>
          </table:table-cell>
          <table:table-cell table:formula="of:=IF([$Vénusz.$E132]=&quot;+&quot;; [$Vénusz.G132]; -1*[$Vénusz.G132])" office:value-type="float" office:value="30" calcext:value-type="float">
            <text:p>30</text:p>
          </table:table-cell>
          <table:table-cell table:formula="of:=IF([$Vénusz.$E132]=&quot;+&quot;; [$Vénusz.H132]; -1*[$Vénusz.H132])" office:value-type="float" office:value="55.9" calcext:value-type="float">
            <text:p>55,9</text:p>
          </table:table-cell>
          <table:table-cell table:formula="of:=[.$J134]*3600+[.$K134]*60+[.$L134]" office:value-type="float" office:value="2454.09" calcext:value-type="float">
            <text:p>2454,1</text:p>
          </table:table-cell>
          <table:table-cell table:formula="of:=[.$M134]+[.$N134]/60+[.$O134]/3600" office:value-type="float" office:value="2.51552777777778" calcext:value-type="float">
            <text:p>2,516</text:p>
          </table:table-cell>
        </table:table-row>
        <table:table-row table:style-name="ro1">
          <table:table-cell table:formula="of:=DATE(2022;1;1)+ROW([.A135])-3" office:value-type="date" office:date-value="2022-05-13" calcext:value-type="date">
            <text:p>2022-05-13</text:p>
          </table:table-cell>
          <table:table-cell table:formula="of:=[$Mars.B133]" office:value-type="float" office:value="23" calcext:value-type="float">
            <text:p>23</text:p>
          </table:table-cell>
          <table:table-cell table:formula="of:=[$Mars.C133]" office:value-type="float" office:value="28" calcext:value-type="float">
            <text:p>28</text:p>
          </table:table-cell>
          <table:table-cell table:formula="of:=[$Mars.D133]" office:value-type="float" office:value="31.1" calcext:value-type="float">
            <text:p>31,1</text:p>
          </table:table-cell>
          <table:table-cell table:formula="of:=IF([$Mars.$E133]=&quot;+&quot;; [$Mars.F133]; -1*[$Mars.F133])" office:value-type="float" office:value="-5" calcext:value-type="float">
            <text:p>-5</text:p>
          </table:table-cell>
          <table:table-cell table:formula="of:=IF([$Mars.$E133]=&quot;+&quot;; [$Mars.G133]; -1*[$Mars.G133])" office:value-type="float" office:value="-10" calcext:value-type="float">
            <text:p>-10</text:p>
          </table:table-cell>
          <table:table-cell table:formula="of:=IF([$Mars.$E133]=&quot;+&quot;; [$Mars.H133]; -1*[$Mars.H133])" office:value-type="float" office:value="-26" calcext:value-type="float">
            <text:p>-26</text:p>
          </table:table-cell>
          <table:table-cell table:formula="of:=[$Mars.$B133]*3600+[$Mars.$C133]*60+[$Mars.$D133]" office:value-type="float" office:value="84511.1" calcext:value-type="float">
            <text:p>84511,1</text:p>
          </table:table-cell>
          <table:table-cell table:formula="of:=[.$E135]+[.$F135]/60+[.$G135]/3600" office:value-type="float" office:value="-5.17388888888889" calcext:value-type="float">
            <text:p>-5,174</text:p>
          </table:table-cell>
          <table:table-cell table:formula="of:=[$Vénusz.B133]" office:value-type="float" office:value="0" calcext:value-type="float">
            <text:p>0</text:p>
          </table:table-cell>
          <table:table-cell table:formula="of:=[$Vénusz.C133]" office:value-type="float" office:value="45" calcext:value-type="float">
            <text:p>45</text:p>
          </table:table-cell>
          <table:table-cell table:formula="of:=[$Vénusz.D133]" office:value-type="float" office:value="11.68" calcext:value-type="float">
            <text:p>11,68</text:p>
          </table:table-cell>
          <table:table-cell table:formula="of:=IF([$Vénusz.$E133]=&quot;+&quot;; [$Vénusz.F133]; -1*[$Vénusz.F133])" office:value-type="float" office:value="2" calcext:value-type="float">
            <text:p>2</text:p>
          </table:table-cell>
          <table:table-cell table:formula="of:=IF([$Vénusz.$E133]=&quot;+&quot;; [$Vénusz.G133]; -1*[$Vénusz.G133])" office:value-type="float" office:value="56" calcext:value-type="float">
            <text:p>56</text:p>
          </table:table-cell>
          <table:table-cell table:formula="of:=IF([$Vénusz.$E133]=&quot;+&quot;; [$Vénusz.H133]; -1*[$Vénusz.H133])" office:value-type="float" office:value="22.4" calcext:value-type="float">
            <text:p>22,4</text:p>
          </table:table-cell>
          <table:table-cell table:formula="of:=[.$J135]*3600+[.$K135]*60+[.$L135]" office:value-type="float" office:value="2711.68" calcext:value-type="float">
            <text:p>2711,7</text:p>
          </table:table-cell>
          <table:table-cell table:formula="of:=[.$M135]+[.$N135]/60+[.$O135]/3600" office:value-type="float" office:value="2.93955555555556" calcext:value-type="float">
            <text:p>2,940</text:p>
          </table:table-cell>
        </table:table-row>
        <table:table-row table:style-name="ro1">
          <table:table-cell table:formula="of:=DATE(2022;1;1)+ROW([.A136])-3" office:value-type="date" office:date-value="2022-05-14" calcext:value-type="date">
            <text:p>2022-05-14</text:p>
          </table:table-cell>
          <table:table-cell table:formula="of:=[$Mars.B134]" office:value-type="float" office:value="23" calcext:value-type="float">
            <text:p>23</text:p>
          </table:table-cell>
          <table:table-cell table:formula="of:=[$Mars.C134]" office:value-type="float" office:value="31" calcext:value-type="float">
            <text:p>31</text:p>
          </table:table-cell>
          <table:table-cell table:formula="of:=[$Mars.D134]" office:value-type="float" office:value="18.03" calcext:value-type="float">
            <text:p>18,03</text:p>
          </table:table-cell>
          <table:table-cell table:formula="of:=IF([$Mars.$E134]=&quot;+&quot;; [$Mars.F134]; -1*[$Mars.F134])" office:value-type="float" office:value="-4" calcext:value-type="float">
            <text:p>-4</text:p>
          </table:table-cell>
          <table:table-cell table:formula="of:=IF([$Mars.$E134]=&quot;+&quot;; [$Mars.G134]; -1*[$Mars.G134])" office:value-type="float" office:value="-53" calcext:value-type="float">
            <text:p>-53</text:p>
          </table:table-cell>
          <table:table-cell table:formula="of:=IF([$Mars.$E134]=&quot;+&quot;; [$Mars.H134]; -1*[$Mars.H134])" office:value-type="float" office:value="-5.4" calcext:value-type="float">
            <text:p>-5,4</text:p>
          </table:table-cell>
          <table:table-cell table:formula="of:=[$Mars.$B134]*3600+[$Mars.$C134]*60+[$Mars.$D134]" office:value-type="float" office:value="84678.03" calcext:value-type="float">
            <text:p>84678,0</text:p>
          </table:table-cell>
          <table:table-cell table:formula="of:=[.$E136]+[.$F136]/60+[.$G136]/3600" office:value-type="float" office:value="-4.88483333333333" calcext:value-type="float">
            <text:p>-4,885</text:p>
          </table:table-cell>
          <table:table-cell table:formula="of:=[$Vénusz.B134]" office:value-type="float" office:value="0" calcext:value-type="float">
            <text:p>0</text:p>
          </table:table-cell>
          <table:table-cell table:formula="of:=[$Vénusz.C134]" office:value-type="float" office:value="49" calcext:value-type="float">
            <text:p>49</text:p>
          </table:table-cell>
          <table:table-cell table:formula="of:=[$Vénusz.D134]" office:value-type="float" office:value="29.64" calcext:value-type="float">
            <text:p>29,64</text:p>
          </table:table-cell>
          <table:table-cell table:formula="of:=IF([$Vénusz.$E134]=&quot;+&quot;; [$Vénusz.F134]; -1*[$Vénusz.F134])" office:value-type="float" office:value="3" calcext:value-type="float">
            <text:p>3</text:p>
          </table:table-cell>
          <table:table-cell table:formula="of:=IF([$Vénusz.$E134]=&quot;+&quot;; [$Vénusz.G134]; -1*[$Vénusz.G134])" office:value-type="float" office:value="21" calcext:value-type="float">
            <text:p>21</text:p>
          </table:table-cell>
          <table:table-cell table:formula="of:=IF([$Vénusz.$E134]=&quot;+&quot;; [$Vénusz.H134]; -1*[$Vénusz.H134])" office:value-type="float" office:value="50.1" calcext:value-type="float">
            <text:p>50,1</text:p>
          </table:table-cell>
          <table:table-cell table:formula="of:=[.$J136]*3600+[.$K136]*60+[.$L136]" office:value-type="float" office:value="2969.64" calcext:value-type="float">
            <text:p>2969,6</text:p>
          </table:table-cell>
          <table:table-cell table:formula="of:=[.$M136]+[.$N136]/60+[.$O136]/3600" office:value-type="float" office:value="3.36391666666667" calcext:value-type="float">
            <text:p>3,364</text:p>
          </table:table-cell>
        </table:table-row>
        <table:table-row table:style-name="ro1">
          <table:table-cell table:formula="of:=DATE(2022;1;1)+ROW([.A137])-3" office:value-type="date" office:date-value="2022-05-15" calcext:value-type="date">
            <text:p>2022-05-15</text:p>
          </table:table-cell>
          <table:table-cell table:formula="of:=[$Mars.B135]" office:value-type="float" office:value="23" calcext:value-type="float">
            <text:p>23</text:p>
          </table:table-cell>
          <table:table-cell table:formula="of:=[$Mars.C135]" office:value-type="float" office:value="34" calcext:value-type="float">
            <text:p>34</text:p>
          </table:table-cell>
          <table:table-cell table:formula="of:=[$Mars.D135]" office:value-type="float" office:value="4.74" calcext:value-type="float">
            <text:p>4,74</text:p>
          </table:table-cell>
          <table:table-cell table:formula="of:=IF([$Mars.$E135]=&quot;+&quot;; [$Mars.F135]; -1*[$Mars.F135])" office:value-type="float" office:value="-4" calcext:value-type="float">
            <text:p>-4</text:p>
          </table:table-cell>
          <table:table-cell table:formula="of:=IF([$Mars.$E135]=&quot;+&quot;; [$Mars.G135]; -1*[$Mars.G135])" office:value-type="float" office:value="-35" calcext:value-type="float">
            <text:p>-35</text:p>
          </table:table-cell>
          <table:table-cell table:formula="of:=IF([$Mars.$E135]=&quot;+&quot;; [$Mars.H135]; -1*[$Mars.H135])" office:value-type="float" office:value="-43.3" calcext:value-type="float">
            <text:p>-43,3</text:p>
          </table:table-cell>
          <table:table-cell table:formula="of:=[$Mars.$B135]*3600+[$Mars.$C135]*60+[$Mars.$D135]" office:value-type="float" office:value="84844.74" calcext:value-type="float">
            <text:p>84844,7</text:p>
          </table:table-cell>
          <table:table-cell table:formula="of:=[.$E137]+[.$F137]/60+[.$G137]/3600" office:value-type="float" office:value="-4.59536111111111" calcext:value-type="float">
            <text:p>-4,595</text:p>
          </table:table-cell>
          <table:table-cell table:formula="of:=[$Vénusz.B135]" office:value-type="float" office:value="0" calcext:value-type="float">
            <text:p>0</text:p>
          </table:table-cell>
          <table:table-cell table:formula="of:=[$Vénusz.C135]" office:value-type="float" office:value="53" calcext:value-type="float">
            <text:p>53</text:p>
          </table:table-cell>
          <table:table-cell table:formula="of:=[$Vénusz.D135]" office:value-type="float" office:value="48" calcext:value-type="float">
            <text:p>48</text:p>
          </table:table-cell>
          <table:table-cell table:formula="of:=IF([$Vénusz.$E135]=&quot;+&quot;; [$Vénusz.F135]; -1*[$Vénusz.F135])" office:value-type="float" office:value="3" calcext:value-type="float">
            <text:p>3</text:p>
          </table:table-cell>
          <table:table-cell table:formula="of:=IF([$Vénusz.$E135]=&quot;+&quot;; [$Vénusz.G135]; -1*[$Vénusz.G135])" office:value-type="float" office:value="47" calcext:value-type="float">
            <text:p>47</text:p>
          </table:table-cell>
          <table:table-cell table:formula="of:=IF([$Vénusz.$E135]=&quot;+&quot;; [$Vénusz.H135]; -1*[$Vénusz.H135])" office:value-type="float" office:value="18.4" calcext:value-type="float">
            <text:p>18,4</text:p>
          </table:table-cell>
          <table:table-cell table:formula="of:=[.$J137]*3600+[.$K137]*60+[.$L137]" office:value-type="float" office:value="3228" calcext:value-type="float">
            <text:p>3228,0</text:p>
          </table:table-cell>
          <table:table-cell table:formula="of:=[.$M137]+[.$N137]/60+[.$O137]/3600" office:value-type="float" office:value="3.78844444444444" calcext:value-type="float">
            <text:p>3,788</text:p>
          </table:table-cell>
        </table:table-row>
        <table:table-row table:style-name="ro1">
          <table:table-cell table:formula="of:=DATE(2022;1;1)+ROW([.A138])-3" office:value-type="date" office:date-value="2022-05-16" calcext:value-type="date">
            <text:p>2022-05-16</text:p>
          </table:table-cell>
          <table:table-cell table:formula="of:=[$Mars.B136]" office:value-type="float" office:value="23" calcext:value-type="float">
            <text:p>23</text:p>
          </table:table-cell>
          <table:table-cell table:formula="of:=[$Mars.C136]" office:value-type="float" office:value="36" calcext:value-type="float">
            <text:p>36</text:p>
          </table:table-cell>
          <table:table-cell table:formula="of:=[$Mars.D136]" office:value-type="float" office:value="51.24" calcext:value-type="float">
            <text:p>51,24</text:p>
          </table:table-cell>
          <table:table-cell table:formula="of:=IF([$Mars.$E136]=&quot;+&quot;; [$Mars.F136]; -1*[$Mars.F136])" office:value-type="float" office:value="-4" calcext:value-type="float">
            <text:p>-4</text:p>
          </table:table-cell>
          <table:table-cell table:formula="of:=IF([$Mars.$E136]=&quot;+&quot;; [$Mars.G136]; -1*[$Mars.G136])" office:value-type="float" office:value="-18" calcext:value-type="float">
            <text:p>-18</text:p>
          </table:table-cell>
          <table:table-cell table:formula="of:=IF([$Mars.$E136]=&quot;+&quot;; [$Mars.H136]; -1*[$Mars.H136])" office:value-type="float" office:value="-19.8" calcext:value-type="float">
            <text:p>-19,8</text:p>
          </table:table-cell>
          <table:table-cell table:formula="of:=[$Mars.$B136]*3600+[$Mars.$C136]*60+[$Mars.$D136]" office:value-type="float" office:value="85011.24" calcext:value-type="float">
            <text:p>85011,2</text:p>
          </table:table-cell>
          <table:table-cell table:formula="of:=[.$E138]+[.$F138]/60+[.$G138]/3600" office:value-type="float" office:value="-4.3055" calcext:value-type="float">
            <text:p>-4,306</text:p>
          </table:table-cell>
          <table:table-cell table:formula="of:=[$Vénusz.B136]" office:value-type="float" office:value="0" calcext:value-type="float">
            <text:p>0</text:p>
          </table:table-cell>
          <table:table-cell table:formula="of:=[$Vénusz.C136]" office:value-type="float" office:value="58" calcext:value-type="float">
            <text:p>58</text:p>
          </table:table-cell>
          <table:table-cell table:formula="of:=[$Vénusz.D136]" office:value-type="float" office:value="6.81" calcext:value-type="float">
            <text:p>6,81</text:p>
          </table:table-cell>
          <table:table-cell table:formula="of:=IF([$Vénusz.$E136]=&quot;+&quot;; [$Vénusz.F136]; -1*[$Vénusz.F136])" office:value-type="float" office:value="4" calcext:value-type="float">
            <text:p>4</text:p>
          </table:table-cell>
          <table:table-cell table:formula="of:=IF([$Vénusz.$E136]=&quot;+&quot;; [$Vénusz.G136]; -1*[$Vénusz.G136])" office:value-type="float" office:value="12" calcext:value-type="float">
            <text:p>12</text:p>
          </table:table-cell>
          <table:table-cell table:formula="of:=IF([$Vénusz.$E136]=&quot;+&quot;; [$Vénusz.H136]; -1*[$Vénusz.H136])" office:value-type="float" office:value="46.7" calcext:value-type="float">
            <text:p>46,7</text:p>
          </table:table-cell>
          <table:table-cell table:formula="of:=[.$J138]*3600+[.$K138]*60+[.$L138]" office:value-type="float" office:value="3486.81" calcext:value-type="float">
            <text:p>3486,8</text:p>
          </table:table-cell>
          <table:table-cell table:formula="of:=[.$M138]+[.$N138]/60+[.$O138]/3600" office:value-type="float" office:value="4.21297222222222" calcext:value-type="float">
            <text:p>4,213</text:p>
          </table:table-cell>
        </table:table-row>
        <table:table-row table:style-name="ro1">
          <table:table-cell table:formula="of:=DATE(2022;1;1)+ROW([.A139])-3" office:value-type="date" office:date-value="2022-05-17" calcext:value-type="date">
            <text:p>2022-05-17</text:p>
          </table:table-cell>
          <table:table-cell table:formula="of:=[$Mars.B137]" office:value-type="float" office:value="23" calcext:value-type="float">
            <text:p>23</text:p>
          </table:table-cell>
          <table:table-cell table:formula="of:=[$Mars.C137]" office:value-type="float" office:value="39" calcext:value-type="float">
            <text:p>39</text:p>
          </table:table-cell>
          <table:table-cell table:formula="of:=[$Mars.D137]" office:value-type="float" office:value="37.54" calcext:value-type="float">
            <text:p>37,54</text:p>
          </table:table-cell>
          <table:table-cell table:formula="of:=IF([$Mars.$E137]=&quot;+&quot;; [$Mars.F137]; -1*[$Mars.F137])" office:value-type="float" office:value="-4" calcext:value-type="float">
            <text:p>-4</text:p>
          </table:table-cell>
          <table:table-cell table:formula="of:=IF([$Mars.$E137]=&quot;+&quot;; [$Mars.G137]; -1*[$Mars.G137])" office:value-type="float" office:value="-0" calcext:value-type="float">
            <text:p>0</text:p>
          </table:table-cell>
          <table:table-cell table:formula="of:=IF([$Mars.$E137]=&quot;+&quot;; [$Mars.H137]; -1*[$Mars.H137])" office:value-type="float" office:value="-55.1" calcext:value-type="float">
            <text:p>-55,1</text:p>
          </table:table-cell>
          <table:table-cell table:formula="of:=[$Mars.$B137]*3600+[$Mars.$C137]*60+[$Mars.$D137]" office:value-type="float" office:value="85177.54" calcext:value-type="float">
            <text:p>85177,5</text:p>
          </table:table-cell>
          <table:table-cell table:formula="of:=[.$E139]+[.$F139]/60+[.$G139]/3600" office:value-type="float" office:value="-4.01530555555556" calcext:value-type="float">
            <text:p>-4,015</text:p>
          </table:table-cell>
          <table:table-cell table:formula="of:=[$Vénusz.B137]" office:value-type="float" office:value="1" calcext:value-type="float">
            <text:p>1</text:p>
          </table:table-cell>
          <table:table-cell table:formula="of:=[$Vénusz.C137]" office:value-type="float" office:value="2" calcext:value-type="float">
            <text:p>2</text:p>
          </table:table-cell>
          <table:table-cell table:formula="of:=[$Vénusz.D137]" office:value-type="float" office:value="26.07" calcext:value-type="float">
            <text:p>26,07</text:p>
          </table:table-cell>
          <table:table-cell table:formula="of:=IF([$Vénusz.$E137]=&quot;+&quot;; [$Vénusz.F137]; -1*[$Vénusz.F137])" office:value-type="float" office:value="4" calcext:value-type="float">
            <text:p>4</text:p>
          </table:table-cell>
          <table:table-cell table:formula="of:=IF([$Vénusz.$E137]=&quot;+&quot;; [$Vénusz.G137]; -1*[$Vénusz.G137])" office:value-type="float" office:value="38" calcext:value-type="float">
            <text:p>38</text:p>
          </table:table-cell>
          <table:table-cell table:formula="of:=IF([$Vénusz.$E137]=&quot;+&quot;; [$Vénusz.H137]; -1*[$Vénusz.H137])" office:value-type="float" office:value="14.3" calcext:value-type="float">
            <text:p>14,3</text:p>
          </table:table-cell>
          <table:table-cell table:formula="of:=[.$J139]*3600+[.$K139]*60+[.$L139]" office:value-type="float" office:value="3746.07" calcext:value-type="float">
            <text:p>3746,1</text:p>
          </table:table-cell>
          <table:table-cell table:formula="of:=[.$M139]+[.$N139]/60+[.$O139]/3600" office:value-type="float" office:value="4.63730555555556" calcext:value-type="float">
            <text:p>4,637</text:p>
          </table:table-cell>
        </table:table-row>
        <table:table-row table:style-name="ro1">
          <table:table-cell table:formula="of:=DATE(2022;1;1)+ROW([.A140])-3" office:value-type="date" office:date-value="2022-05-18" calcext:value-type="date">
            <text:p>2022-05-18</text:p>
          </table:table-cell>
          <table:table-cell table:formula="of:=[$Mars.B138]" office:value-type="float" office:value="23" calcext:value-type="float">
            <text:p>23</text:p>
          </table:table-cell>
          <table:table-cell table:formula="of:=[$Mars.C138]" office:value-type="float" office:value="42" calcext:value-type="float">
            <text:p>42</text:p>
          </table:table-cell>
          <table:table-cell table:formula="of:=[$Mars.D138]" office:value-type="float" office:value="23.64" calcext:value-type="float">
            <text:p>23,64</text:p>
          </table:table-cell>
          <table:table-cell table:formula="of:=IF([$Mars.$E138]=&quot;+&quot;; [$Mars.F138]; -1*[$Mars.F138])" office:value-type="float" office:value="-3" calcext:value-type="float">
            <text:p>-3</text:p>
          </table:table-cell>
          <table:table-cell table:formula="of:=IF([$Mars.$E138]=&quot;+&quot;; [$Mars.G138]; -1*[$Mars.G138])" office:value-type="float" office:value="-43" calcext:value-type="float">
            <text:p>-43</text:p>
          </table:table-cell>
          <table:table-cell table:formula="of:=IF([$Mars.$E138]=&quot;+&quot;; [$Mars.H138]; -1*[$Mars.H138])" office:value-type="float" office:value="-29.4" calcext:value-type="float">
            <text:p>-29,4</text:p>
          </table:table-cell>
          <table:table-cell table:formula="of:=[$Mars.$B138]*3600+[$Mars.$C138]*60+[$Mars.$D138]" office:value-type="float" office:value="85343.64" calcext:value-type="float">
            <text:p>85343,6</text:p>
          </table:table-cell>
          <table:table-cell table:formula="of:=[.$E140]+[.$F140]/60+[.$G140]/3600" office:value-type="float" office:value="-3.72483333333333" calcext:value-type="float">
            <text:p>-3,725</text:p>
          </table:table-cell>
          <table:table-cell table:formula="of:=[$Vénusz.B138]" office:value-type="float" office:value="1" calcext:value-type="float">
            <text:p>1</text:p>
          </table:table-cell>
          <table:table-cell table:formula="of:=[$Vénusz.C138]" office:value-type="float" office:value="6" calcext:value-type="float">
            <text:p>6</text:p>
          </table:table-cell>
          <table:table-cell table:formula="of:=[$Vénusz.D138]" office:value-type="float" office:value="45.83" calcext:value-type="float">
            <text:p>45,83</text:p>
          </table:table-cell>
          <table:table-cell table:formula="of:=IF([$Vénusz.$E138]=&quot;+&quot;; [$Vénusz.F138]; -1*[$Vénusz.F138])" office:value-type="float" office:value="5" calcext:value-type="float">
            <text:p>5</text:p>
          </table:table-cell>
          <table:table-cell table:formula="of:=IF([$Vénusz.$E138]=&quot;+&quot;; [$Vénusz.G138]; -1*[$Vénusz.G138])" office:value-type="float" office:value="3" calcext:value-type="float">
            <text:p>3</text:p>
          </table:table-cell>
          <table:table-cell table:formula="of:=IF([$Vénusz.$E138]=&quot;+&quot;; [$Vénusz.H138]; -1*[$Vénusz.H138])" office:value-type="float" office:value="40.7" calcext:value-type="float">
            <text:p>40,7</text:p>
          </table:table-cell>
          <table:table-cell table:formula="of:=[.$J140]*3600+[.$K140]*60+[.$L140]" office:value-type="float" office:value="4005.83" calcext:value-type="float">
            <text:p>4005,8</text:p>
          </table:table-cell>
          <table:table-cell table:formula="of:=[.$M140]+[.$N140]/60+[.$O140]/3600" office:value-type="float" office:value="5.06130555555556" calcext:value-type="float">
            <text:p>5,061</text:p>
          </table:table-cell>
        </table:table-row>
        <table:table-row table:style-name="ro1">
          <table:table-cell table:formula="of:=DATE(2022;1;1)+ROW([.A141])-3" office:value-type="date" office:date-value="2022-05-19" calcext:value-type="date">
            <text:p>2022-05-19</text:p>
          </table:table-cell>
          <table:table-cell table:formula="of:=[$Mars.B139]" office:value-type="float" office:value="23" calcext:value-type="float">
            <text:p>23</text:p>
          </table:table-cell>
          <table:table-cell table:formula="of:=[$Mars.C139]" office:value-type="float" office:value="45" calcext:value-type="float">
            <text:p>45</text:p>
          </table:table-cell>
          <table:table-cell table:formula="of:=[$Mars.D139]" office:value-type="float" office:value="9.55" calcext:value-type="float">
            <text:p>9,55</text:p>
          </table:table-cell>
          <table:table-cell table:formula="of:=IF([$Mars.$E139]=&quot;+&quot;; [$Mars.F139]; -1*[$Mars.F139])" office:value-type="float" office:value="-3" calcext:value-type="float">
            <text:p>-3</text:p>
          </table:table-cell>
          <table:table-cell table:formula="of:=IF([$Mars.$E139]=&quot;+&quot;; [$Mars.G139]; -1*[$Mars.G139])" office:value-type="float" office:value="-26" calcext:value-type="float">
            <text:p>-26</text:p>
          </table:table-cell>
          <table:table-cell table:formula="of:=IF([$Mars.$E139]=&quot;+&quot;; [$Mars.H139]; -1*[$Mars.H139])" office:value-type="float" office:value="-2.7" calcext:value-type="float">
            <text:p>-2,7</text:p>
          </table:table-cell>
          <table:table-cell table:formula="of:=[$Mars.$B139]*3600+[$Mars.$C139]*60+[$Mars.$D139]" office:value-type="float" office:value="85509.55" calcext:value-type="float">
            <text:p>85509,6</text:p>
          </table:table-cell>
          <table:table-cell table:formula="of:=[.$E141]+[.$F141]/60+[.$G141]/3600" office:value-type="float" office:value="-3.43408333333333" calcext:value-type="float">
            <text:p>-3,434</text:p>
          </table:table-cell>
          <table:table-cell table:formula="of:=[$Vénusz.B139]" office:value-type="float" office:value="1" calcext:value-type="float">
            <text:p>1</text:p>
          </table:table-cell>
          <table:table-cell table:formula="of:=[$Vénusz.C139]" office:value-type="float" office:value="11" calcext:value-type="float">
            <text:p>11</text:p>
          </table:table-cell>
          <table:table-cell table:formula="of:=[$Vénusz.D139]" office:value-type="float" office:value="6.1" calcext:value-type="float">
            <text:p>6,1</text:p>
          </table:table-cell>
          <table:table-cell table:formula="of:=IF([$Vénusz.$E139]=&quot;+&quot;; [$Vénusz.F139]; -1*[$Vénusz.F139])" office:value-type="float" office:value="5" calcext:value-type="float">
            <text:p>5</text:p>
          </table:table-cell>
          <table:table-cell table:formula="of:=IF([$Vénusz.$E139]=&quot;+&quot;; [$Vénusz.G139]; -1*[$Vénusz.G139])" office:value-type="float" office:value="29" calcext:value-type="float">
            <text:p>29</text:p>
          </table:table-cell>
          <table:table-cell table:formula="of:=IF([$Vénusz.$E139]=&quot;+&quot;; [$Vénusz.H139]; -1*[$Vénusz.H139])" office:value-type="float" office:value="5" calcext:value-type="float">
            <text:p>5</text:p>
          </table:table-cell>
          <table:table-cell table:formula="of:=[.$J141]*3600+[.$K141]*60+[.$L141]" office:value-type="float" office:value="4266.1" calcext:value-type="float">
            <text:p>4266,1</text:p>
          </table:table-cell>
          <table:table-cell table:formula="of:=[.$M141]+[.$N141]/60+[.$O141]/3600" office:value-type="float" office:value="5.48472222222222" calcext:value-type="float">
            <text:p>5,485</text:p>
          </table:table-cell>
        </table:table-row>
        <table:table-row table:style-name="ro1">
          <table:table-cell table:formula="of:=DATE(2022;1;1)+ROW([.A142])-3" office:value-type="date" office:date-value="2022-05-20" calcext:value-type="date">
            <text:p>2022-05-20</text:p>
          </table:table-cell>
          <table:table-cell table:formula="of:=[$Mars.B140]" office:value-type="float" office:value="23" calcext:value-type="float">
            <text:p>23</text:p>
          </table:table-cell>
          <table:table-cell table:formula="of:=[$Mars.C140]" office:value-type="float" office:value="47" calcext:value-type="float">
            <text:p>47</text:p>
          </table:table-cell>
          <table:table-cell table:formula="of:=[$Mars.D140]" office:value-type="float" office:value="55.28" calcext:value-type="float">
            <text:p>55,28</text:p>
          </table:table-cell>
          <table:table-cell table:formula="of:=IF([$Mars.$E140]=&quot;+&quot;; [$Mars.F140]; -1*[$Mars.F140])" office:value-type="float" office:value="-3" calcext:value-type="float">
            <text:p>-3</text:p>
          </table:table-cell>
          <table:table-cell table:formula="of:=IF([$Mars.$E140]=&quot;+&quot;; [$Mars.G140]; -1*[$Mars.G140])" office:value-type="float" office:value="-8" calcext:value-type="float">
            <text:p>-8</text:p>
          </table:table-cell>
          <table:table-cell table:formula="of:=IF([$Mars.$E140]=&quot;+&quot;; [$Mars.H140]; -1*[$Mars.H140])" office:value-type="float" office:value="-35.3" calcext:value-type="float">
            <text:p>-35,3</text:p>
          </table:table-cell>
          <table:table-cell table:formula="of:=[$Mars.$B140]*3600+[$Mars.$C140]*60+[$Mars.$D140]" office:value-type="float" office:value="85675.28" calcext:value-type="float">
            <text:p>85675,3</text:p>
          </table:table-cell>
          <table:table-cell table:formula="of:=[.$E142]+[.$F142]/60+[.$G142]/3600" office:value-type="float" office:value="-3.14313888888889" calcext:value-type="float">
            <text:p>-3,143</text:p>
          </table:table-cell>
          <table:table-cell table:formula="of:=[$Vénusz.B140]" office:value-type="float" office:value="1" calcext:value-type="float">
            <text:p>1</text:p>
          </table:table-cell>
          <table:table-cell table:formula="of:=[$Vénusz.C140]" office:value-type="float" office:value="15" calcext:value-type="float">
            <text:p>15</text:p>
          </table:table-cell>
          <table:table-cell table:formula="of:=[$Vénusz.D140]" office:value-type="float" office:value="26.92" calcext:value-type="float">
            <text:p>26,92</text:p>
          </table:table-cell>
          <table:table-cell table:formula="of:=IF([$Vénusz.$E140]=&quot;+&quot;; [$Vénusz.F140]; -1*[$Vénusz.F140])" office:value-type="float" office:value="5" calcext:value-type="float">
            <text:p>5</text:p>
          </table:table-cell>
          <table:table-cell table:formula="of:=IF([$Vénusz.$E140]=&quot;+&quot;; [$Vénusz.G140]; -1*[$Vénusz.G140])" office:value-type="float" office:value="54" calcext:value-type="float">
            <text:p>54</text:p>
          </table:table-cell>
          <table:table-cell table:formula="of:=IF([$Vénusz.$E140]=&quot;+&quot;; [$Vénusz.H140]; -1*[$Vénusz.H140])" office:value-type="float" office:value="26.8" calcext:value-type="float">
            <text:p>26,8</text:p>
          </table:table-cell>
          <table:table-cell table:formula="of:=[.$J142]*3600+[.$K142]*60+[.$L142]" office:value-type="float" office:value="4526.92" calcext:value-type="float">
            <text:p>4526,9</text:p>
          </table:table-cell>
          <table:table-cell table:formula="of:=[.$M142]+[.$N142]/60+[.$O142]/3600" office:value-type="float" office:value="5.90744444444445" calcext:value-type="float">
            <text:p>5,907</text:p>
          </table:table-cell>
        </table:table-row>
        <table:table-row table:style-name="ro1">
          <table:table-cell table:formula="of:=DATE(2022;1;1)+ROW([.A143])-3" office:value-type="date" office:date-value="2022-05-21" calcext:value-type="date">
            <text:p>2022-05-21</text:p>
          </table:table-cell>
          <table:table-cell table:formula="of:=[$Mars.B141]" office:value-type="float" office:value="23" calcext:value-type="float">
            <text:p>23</text:p>
          </table:table-cell>
          <table:table-cell table:formula="of:=[$Mars.C141]" office:value-type="float" office:value="50" calcext:value-type="float">
            <text:p>50</text:p>
          </table:table-cell>
          <table:table-cell table:formula="of:=[$Mars.D141]" office:value-type="float" office:value="40.83" calcext:value-type="float">
            <text:p>40,83</text:p>
          </table:table-cell>
          <table:table-cell table:formula="of:=IF([$Mars.$E141]=&quot;+&quot;; [$Mars.F141]; -1*[$Mars.F141])" office:value-type="float" office:value="-2" calcext:value-type="float">
            <text:p>-2</text:p>
          </table:table-cell>
          <table:table-cell table:formula="of:=IF([$Mars.$E141]=&quot;+&quot;; [$Mars.G141]; -1*[$Mars.G141])" office:value-type="float" office:value="-51" calcext:value-type="float">
            <text:p>-51</text:p>
          </table:table-cell>
          <table:table-cell table:formula="of:=IF([$Mars.$E141]=&quot;+&quot;; [$Mars.H141]; -1*[$Mars.H141])" office:value-type="float" office:value="-7.4" calcext:value-type="float">
            <text:p>-7,4</text:p>
          </table:table-cell>
          <table:table-cell table:formula="of:=[$Mars.$B141]*3600+[$Mars.$C141]*60+[$Mars.$D141]" office:value-type="float" office:value="85840.83" calcext:value-type="float">
            <text:p>85840,8</text:p>
          </table:table-cell>
          <table:table-cell table:formula="of:=[.$E143]+[.$F143]/60+[.$G143]/3600" office:value-type="float" office:value="-2.85205555555556" calcext:value-type="float">
            <text:p>-2,852</text:p>
          </table:table-cell>
          <table:table-cell table:formula="of:=[$Vénusz.B141]" office:value-type="float" office:value="1" calcext:value-type="float">
            <text:p>1</text:p>
          </table:table-cell>
          <table:table-cell table:formula="of:=[$Vénusz.C141]" office:value-type="float" office:value="19" calcext:value-type="float">
            <text:p>19</text:p>
          </table:table-cell>
          <table:table-cell table:formula="of:=[$Vénusz.D141]" office:value-type="float" office:value="48.32" calcext:value-type="float">
            <text:p>48,32</text:p>
          </table:table-cell>
          <table:table-cell table:formula="of:=IF([$Vénusz.$E141]=&quot;+&quot;; [$Vénusz.F141]; -1*[$Vénusz.F141])" office:value-type="float" office:value="6" calcext:value-type="float">
            <text:p>6</text:p>
          </table:table-cell>
          <table:table-cell table:formula="of:=IF([$Vénusz.$E141]=&quot;+&quot;; [$Vénusz.G141]; -1*[$Vénusz.G141])" office:value-type="float" office:value="19" calcext:value-type="float">
            <text:p>19</text:p>
          </table:table-cell>
          <table:table-cell table:formula="of:=IF([$Vénusz.$E141]=&quot;+&quot;; [$Vénusz.H141]; -1*[$Vénusz.H141])" office:value-type="float" office:value="45.3" calcext:value-type="float">
            <text:p>45,3</text:p>
          </table:table-cell>
          <table:table-cell table:formula="of:=[.$J143]*3600+[.$K143]*60+[.$L143]" office:value-type="float" office:value="4788.32" calcext:value-type="float">
            <text:p>4788,3</text:p>
          </table:table-cell>
          <table:table-cell table:formula="of:=[.$M143]+[.$N143]/60+[.$O143]/3600" office:value-type="float" office:value="6.32925" calcext:value-type="float">
            <text:p>6,329</text:p>
          </table:table-cell>
        </table:table-row>
        <table:table-row table:style-name="ro1">
          <table:table-cell table:formula="of:=DATE(2022;1;1)+ROW([.A144])-3" office:value-type="date" office:date-value="2022-05-22" calcext:value-type="date">
            <text:p>2022-05-22</text:p>
          </table:table-cell>
          <table:table-cell table:formula="of:=[$Mars.B142]" office:value-type="float" office:value="23" calcext:value-type="float">
            <text:p>23</text:p>
          </table:table-cell>
          <table:table-cell table:formula="of:=[$Mars.C142]" office:value-type="float" office:value="53" calcext:value-type="float">
            <text:p>53</text:p>
          </table:table-cell>
          <table:table-cell table:formula="of:=[$Mars.D142]" office:value-type="float" office:value="26.19" calcext:value-type="float">
            <text:p>26,19</text:p>
          </table:table-cell>
          <table:table-cell table:formula="of:=IF([$Mars.$E142]=&quot;+&quot;; [$Mars.F142]; -1*[$Mars.F142])" office:value-type="float" office:value="-2" calcext:value-type="float">
            <text:p>-2</text:p>
          </table:table-cell>
          <table:table-cell table:formula="of:=IF([$Mars.$E142]=&quot;+&quot;; [$Mars.G142]; -1*[$Mars.G142])" office:value-type="float" office:value="-33" calcext:value-type="float">
            <text:p>-33</text:p>
          </table:table-cell>
          <table:table-cell table:formula="of:=IF([$Mars.$E142]=&quot;+&quot;; [$Mars.H142]; -1*[$Mars.H142])" office:value-type="float" office:value="-39.2" calcext:value-type="float">
            <text:p>-39,2</text:p>
          </table:table-cell>
          <table:table-cell table:formula="of:=[$Mars.$B142]*3600+[$Mars.$C142]*60+[$Mars.$D142]" office:value-type="float" office:value="86006.19" calcext:value-type="float">
            <text:p>86006,2</text:p>
          </table:table-cell>
          <table:table-cell table:formula="of:=[.$E144]+[.$F144]/60+[.$G144]/3600" office:value-type="float" office:value="-2.56088888888889" calcext:value-type="float">
            <text:p>-2,561</text:p>
          </table:table-cell>
          <table:table-cell table:formula="of:=[$Vénusz.B142]" office:value-type="float" office:value="1" calcext:value-type="float">
            <text:p>1</text:p>
          </table:table-cell>
          <table:table-cell table:formula="of:=[$Vénusz.C142]" office:value-type="float" office:value="24" calcext:value-type="float">
            <text:p>24</text:p>
          </table:table-cell>
          <table:table-cell table:formula="of:=[$Vénusz.D142]" office:value-type="float" office:value="10.31" calcext:value-type="float">
            <text:p>10,31</text:p>
          </table:table-cell>
          <table:table-cell table:formula="of:=IF([$Vénusz.$E142]=&quot;+&quot;; [$Vénusz.F142]; -1*[$Vénusz.F142])" office:value-type="float" office:value="6" calcext:value-type="float">
            <text:p>6</text:p>
          </table:table-cell>
          <table:table-cell table:formula="of:=IF([$Vénusz.$E142]=&quot;+&quot;; [$Vénusz.G142]; -1*[$Vénusz.G142])" office:value-type="float" office:value="44" calcext:value-type="float">
            <text:p>44</text:p>
          </table:table-cell>
          <table:table-cell table:formula="of:=IF([$Vénusz.$E142]=&quot;+&quot;; [$Vénusz.H142]; -1*[$Vénusz.H142])" office:value-type="float" office:value="59.9" calcext:value-type="float">
            <text:p>59,9</text:p>
          </table:table-cell>
          <table:table-cell table:formula="of:=[.$J144]*3600+[.$K144]*60+[.$L144]" office:value-type="float" office:value="5050.31" calcext:value-type="float">
            <text:p>5050,3</text:p>
          </table:table-cell>
          <table:table-cell table:formula="of:=[.$M144]+[.$N144]/60+[.$O144]/3600" office:value-type="float" office:value="6.74997222222222" calcext:value-type="float">
            <text:p>6,750</text:p>
          </table:table-cell>
        </table:table-row>
        <table:table-row table:style-name="ro1">
          <table:table-cell table:formula="of:=DATE(2022;1;1)+ROW([.A145])-3" office:value-type="date" office:date-value="2022-05-23" calcext:value-type="date">
            <text:p>2022-05-23</text:p>
          </table:table-cell>
          <table:table-cell table:formula="of:=[$Mars.B143]" office:value-type="float" office:value="23" calcext:value-type="float">
            <text:p>23</text:p>
          </table:table-cell>
          <table:table-cell table:formula="of:=[$Mars.C143]" office:value-type="float" office:value="56" calcext:value-type="float">
            <text:p>56</text:p>
          </table:table-cell>
          <table:table-cell table:formula="of:=[$Mars.D143]" office:value-type="float" office:value="11.38" calcext:value-type="float">
            <text:p>11,38</text:p>
          </table:table-cell>
          <table:table-cell table:formula="of:=IF([$Mars.$E143]=&quot;+&quot;; [$Mars.F143]; -1*[$Mars.F143])" office:value-type="float" office:value="-2" calcext:value-type="float">
            <text:p>-2</text:p>
          </table:table-cell>
          <table:table-cell table:formula="of:=IF([$Mars.$E143]=&quot;+&quot;; [$Mars.G143]; -1*[$Mars.G143])" office:value-type="float" office:value="-16" calcext:value-type="float">
            <text:p>-16</text:p>
          </table:table-cell>
          <table:table-cell table:formula="of:=IF([$Mars.$E143]=&quot;+&quot;; [$Mars.H143]; -1*[$Mars.H143])" office:value-type="float" office:value="-10.8" calcext:value-type="float">
            <text:p>-10,8</text:p>
          </table:table-cell>
          <table:table-cell table:formula="of:=[$Mars.$B143]*3600+[$Mars.$C143]*60+[$Mars.$D143]" office:value-type="float" office:value="86171.38" calcext:value-type="float">
            <text:p>86171,4</text:p>
          </table:table-cell>
          <table:table-cell table:formula="of:=[.$E145]+[.$F145]/60+[.$G145]/3600" office:value-type="float" office:value="-2.26966666666667" calcext:value-type="float">
            <text:p>-2,270</text:p>
          </table:table-cell>
          <table:table-cell table:formula="of:=[$Vénusz.B143]" office:value-type="float" office:value="1" calcext:value-type="float">
            <text:p>1</text:p>
          </table:table-cell>
          <table:table-cell table:formula="of:=[$Vénusz.C143]" office:value-type="float" office:value="28" calcext:value-type="float">
            <text:p>28</text:p>
          </table:table-cell>
          <table:table-cell table:formula="of:=[$Vénusz.D143]" office:value-type="float" office:value="32.93" calcext:value-type="float">
            <text:p>32,93</text:p>
          </table:table-cell>
          <table:table-cell table:formula="of:=IF([$Vénusz.$E143]=&quot;+&quot;; [$Vénusz.F143]; -1*[$Vénusz.F143])" office:value-type="float" office:value="7" calcext:value-type="float">
            <text:p>7</text:p>
          </table:table-cell>
          <table:table-cell table:formula="of:=IF([$Vénusz.$E143]=&quot;+&quot;; [$Vénusz.G143]; -1*[$Vénusz.G143])" office:value-type="float" office:value="10" calcext:value-type="float">
            <text:p>10</text:p>
          </table:table-cell>
          <table:table-cell table:formula="of:=IF([$Vénusz.$E143]=&quot;+&quot;; [$Vénusz.H143]; -1*[$Vénusz.H143])" office:value-type="float" office:value="9.9" calcext:value-type="float">
            <text:p>9,9</text:p>
          </table:table-cell>
          <table:table-cell table:formula="of:=[.$J145]*3600+[.$K145]*60+[.$L145]" office:value-type="float" office:value="5312.93" calcext:value-type="float">
            <text:p>5312,9</text:p>
          </table:table-cell>
          <table:table-cell table:formula="of:=[.$M145]+[.$N145]/60+[.$O145]/3600" office:value-type="float" office:value="7.16941666666667" calcext:value-type="float">
            <text:p>7,169</text:p>
          </table:table-cell>
        </table:table-row>
        <table:table-row table:style-name="ro1">
          <table:table-cell table:formula="of:=DATE(2022;1;1)+ROW([.A146])-3" office:value-type="date" office:date-value="2022-05-24" calcext:value-type="date">
            <text:p>2022-05-24</text:p>
          </table:table-cell>
          <table:table-cell table:formula="of:=[$Mars.B144]" office:value-type="float" office:value="23" calcext:value-type="float">
            <text:p>23</text:p>
          </table:table-cell>
          <table:table-cell table:formula="of:=[$Mars.C144]" office:value-type="float" office:value="58" calcext:value-type="float">
            <text:p>58</text:p>
          </table:table-cell>
          <table:table-cell table:formula="of:=[$Mars.D144]" office:value-type="float" office:value="56.39" calcext:value-type="float">
            <text:p>56,39</text:p>
          </table:table-cell>
          <table:table-cell table:formula="of:=IF([$Mars.$E144]=&quot;+&quot;; [$Mars.F144]; -1*[$Mars.F144])" office:value-type="float" office:value="-1" calcext:value-type="float">
            <text:p>-1</text:p>
          </table:table-cell>
          <table:table-cell table:formula="of:=IF([$Mars.$E144]=&quot;+&quot;; [$Mars.G144]; -1*[$Mars.G144])" office:value-type="float" office:value="-58" calcext:value-type="float">
            <text:p>-58</text:p>
          </table:table-cell>
          <table:table-cell table:formula="of:=IF([$Mars.$E144]=&quot;+&quot;; [$Mars.H144]; -1*[$Mars.H144])" office:value-type="float" office:value="-42.5" calcext:value-type="float">
            <text:p>-42,5</text:p>
          </table:table-cell>
          <table:table-cell table:formula="of:=[$Mars.$B144]*3600+[$Mars.$C144]*60+[$Mars.$D144]" office:value-type="float" office:value="86336.39" calcext:value-type="float">
            <text:p>86336,4</text:p>
          </table:table-cell>
          <table:table-cell table:formula="of:=[.$E146]+[.$F146]/60+[.$G146]/3600" office:value-type="float" office:value="-1.97847222222222" calcext:value-type="float">
            <text:p>-1,978</text:p>
          </table:table-cell>
          <table:table-cell table:formula="of:=[$Vénusz.B144]" office:value-type="float" office:value="1" calcext:value-type="float">
            <text:p>1</text:p>
          </table:table-cell>
          <table:table-cell table:formula="of:=[$Vénusz.C144]" office:value-type="float" office:value="32" calcext:value-type="float">
            <text:p>32</text:p>
          </table:table-cell>
          <table:table-cell table:formula="of:=[$Vénusz.D144]" office:value-type="float" office:value="56.2" calcext:value-type="float">
            <text:p>56,2</text:p>
          </table:table-cell>
          <table:table-cell table:formula="of:=IF([$Vénusz.$E144]=&quot;+&quot;; [$Vénusz.F144]; -1*[$Vénusz.F144])" office:value-type="float" office:value="7" calcext:value-type="float">
            <text:p>7</text:p>
          </table:table-cell>
          <table:table-cell table:formula="of:=IF([$Vénusz.$E144]=&quot;+&quot;; [$Vénusz.G144]; -1*[$Vénusz.G144])" office:value-type="float" office:value="35" calcext:value-type="float">
            <text:p>35</text:p>
          </table:table-cell>
          <table:table-cell table:formula="of:=IF([$Vénusz.$E144]=&quot;+&quot;; [$Vénusz.H144]; -1*[$Vénusz.H144])" office:value-type="float" office:value="14.5" calcext:value-type="float">
            <text:p>14,5</text:p>
          </table:table-cell>
          <table:table-cell table:formula="of:=[.$J146]*3600+[.$K146]*60+[.$L146]" office:value-type="float" office:value="5576.2" calcext:value-type="float">
            <text:p>5576,2</text:p>
          </table:table-cell>
          <table:table-cell table:formula="of:=[.$M146]+[.$N146]/60+[.$O146]/3600" office:value-type="float" office:value="7.58736111111111" calcext:value-type="float">
            <text:p>7,587</text:p>
          </table:table-cell>
        </table:table-row>
        <table:table-row table:style-name="ro1">
          <table:table-cell table:formula="of:=DATE(2022;1;1)+ROW([.A147])-3" office:value-type="date" office:date-value="2022-05-25" calcext:value-type="date">
            <text:p>2022-05-25</text:p>
          </table:table-cell>
          <table:table-cell table:formula="of:=[$Mars.B145]" office:value-type="float" office:value="0" calcext:value-type="float">
            <text:p>0</text:p>
          </table:table-cell>
          <table:table-cell table:formula="of:=[$Mars.C145]" office:value-type="float" office:value="1" calcext:value-type="float">
            <text:p>1</text:p>
          </table:table-cell>
          <table:table-cell table:formula="of:=[$Mars.D145]" office:value-type="float" office:value="41.23" calcext:value-type="float">
            <text:p>41,23</text:p>
          </table:table-cell>
          <table:table-cell table:formula="of:=IF([$Mars.$E145]=&quot;+&quot;; [$Mars.F145]; -1*[$Mars.F145])" office:value-type="float" office:value="-1" calcext:value-type="float">
            <text:p>-1</text:p>
          </table:table-cell>
          <table:table-cell table:formula="of:=IF([$Mars.$E145]=&quot;+&quot;; [$Mars.G145]; -1*[$Mars.G145])" office:value-type="float" office:value="-41" calcext:value-type="float">
            <text:p>-41</text:p>
          </table:table-cell>
          <table:table-cell table:formula="of:=IF([$Mars.$E145]=&quot;+&quot;; [$Mars.H145]; -1*[$Mars.H145])" office:value-type="float" office:value="-14.4" calcext:value-type="float">
            <text:p>-14,4</text:p>
          </table:table-cell>
          <table:table-cell table:formula="of:=[$Mars.$B145]*3600+[$Mars.$C145]*60+[$Mars.$D145]" office:value-type="float" office:value="101.23" calcext:value-type="float">
            <text:p>101,2</text:p>
          </table:table-cell>
          <table:table-cell table:formula="of:=[.$E147]+[.$F147]/60+[.$G147]/3600" office:value-type="float" office:value="-1.68733333333333" calcext:value-type="float">
            <text:p>-1,687</text:p>
          </table:table-cell>
          <table:table-cell table:formula="of:=[$Vénusz.B145]" office:value-type="float" office:value="1" calcext:value-type="float">
            <text:p>1</text:p>
          </table:table-cell>
          <table:table-cell table:formula="of:=[$Vénusz.C145]" office:value-type="float" office:value="37" calcext:value-type="float">
            <text:p>37</text:p>
          </table:table-cell>
          <table:table-cell table:formula="of:=[$Vénusz.D145]" office:value-type="float" office:value="20.13" calcext:value-type="float">
            <text:p>20,13</text:p>
          </table:table-cell>
          <table:table-cell table:formula="of:=IF([$Vénusz.$E145]=&quot;+&quot;; [$Vénusz.F145]; -1*[$Vénusz.F145])" office:value-type="float" office:value="8" calcext:value-type="float">
            <text:p>8</text:p>
          </table:table-cell>
          <table:table-cell table:formula="of:=IF([$Vénusz.$E145]=&quot;+&quot;; [$Vénusz.G145]; -1*[$Vénusz.G145])" office:value-type="float" office:value="0" calcext:value-type="float">
            <text:p>0</text:p>
          </table:table-cell>
          <table:table-cell table:formula="of:=IF([$Vénusz.$E145]=&quot;+&quot;; [$Vénusz.H145]; -1*[$Vénusz.H145])" office:value-type="float" office:value="13.1" calcext:value-type="float">
            <text:p>13,1</text:p>
          </table:table-cell>
          <table:table-cell table:formula="of:=[.$J147]*3600+[.$K147]*60+[.$L147]" office:value-type="float" office:value="5840.13" calcext:value-type="float">
            <text:p>5840,1</text:p>
          </table:table-cell>
          <table:table-cell table:formula="of:=[.$M147]+[.$N147]/60+[.$O147]/3600" office:value-type="float" office:value="8.00363888888889" calcext:value-type="float">
            <text:p>8,004</text:p>
          </table:table-cell>
        </table:table-row>
        <table:table-row table:style-name="ro1">
          <table:table-cell table:formula="of:=DATE(2022;1;1)+ROW([.A148])-3" office:value-type="date" office:date-value="2022-05-26" calcext:value-type="date">
            <text:p>2022-05-26</text:p>
          </table:table-cell>
          <table:table-cell table:formula="of:=[$Mars.B146]" office:value-type="float" office:value="0" calcext:value-type="float">
            <text:p>0</text:p>
          </table:table-cell>
          <table:table-cell table:formula="of:=[$Mars.C146]" office:value-type="float" office:value="4" calcext:value-type="float">
            <text:p>4</text:p>
          </table:table-cell>
          <table:table-cell table:formula="of:=[$Mars.D146]" office:value-type="float" office:value="25.89" calcext:value-type="float">
            <text:p>25,89</text:p>
          </table:table-cell>
          <table:table-cell table:formula="of:=IF([$Mars.$E146]=&quot;+&quot;; [$Mars.F146]; -1*[$Mars.F146])" office:value-type="float" office:value="-1" calcext:value-type="float">
            <text:p>-1</text:p>
          </table:table-cell>
          <table:table-cell table:formula="of:=IF([$Mars.$E146]=&quot;+&quot;; [$Mars.G146]; -1*[$Mars.G146])" office:value-type="float" office:value="-23" calcext:value-type="float">
            <text:p>-23</text:p>
          </table:table-cell>
          <table:table-cell table:formula="of:=IF([$Mars.$E146]=&quot;+&quot;; [$Mars.H146]; -1*[$Mars.H146])" office:value-type="float" office:value="-46.8" calcext:value-type="float">
            <text:p>-46,8</text:p>
          </table:table-cell>
          <table:table-cell table:formula="of:=[$Mars.$B146]*3600+[$Mars.$C146]*60+[$Mars.$D146]" office:value-type="float" office:value="265.89" calcext:value-type="float">
            <text:p>265,9</text:p>
          </table:table-cell>
          <table:table-cell table:formula="of:=[.$E148]+[.$F148]/60+[.$G148]/3600" office:value-type="float" office:value="-1.39633333333333" calcext:value-type="float">
            <text:p>-1,396</text:p>
          </table:table-cell>
          <table:table-cell table:formula="of:=[$Vénusz.B146]" office:value-type="float" office:value="1" calcext:value-type="float">
            <text:p>1</text:p>
          </table:table-cell>
          <table:table-cell table:formula="of:=[$Vénusz.C146]" office:value-type="float" office:value="41" calcext:value-type="float">
            <text:p>41</text:p>
          </table:table-cell>
          <table:table-cell table:formula="of:=[$Vénusz.D146]" office:value-type="float" office:value="44.76" calcext:value-type="float">
            <text:p>44,76</text:p>
          </table:table-cell>
          <table:table-cell table:formula="of:=IF([$Vénusz.$E146]=&quot;+&quot;; [$Vénusz.F146]; -1*[$Vénusz.F146])" office:value-type="float" office:value="8" calcext:value-type="float">
            <text:p>8</text:p>
          </table:table-cell>
          <table:table-cell table:formula="of:=IF([$Vénusz.$E146]=&quot;+&quot;; [$Vénusz.G146]; -1*[$Vénusz.G146])" office:value-type="float" office:value="25" calcext:value-type="float">
            <text:p>25</text:p>
          </table:table-cell>
          <table:table-cell table:formula="of:=IF([$Vénusz.$E146]=&quot;+&quot;; [$Vénusz.H146]; -1*[$Vénusz.H146])" office:value-type="float" office:value="5" calcext:value-type="float">
            <text:p>5</text:p>
          </table:table-cell>
          <table:table-cell table:formula="of:=[.$J148]*3600+[.$K148]*60+[.$L148]" office:value-type="float" office:value="6104.76" calcext:value-type="float">
            <text:p>6104,8</text:p>
          </table:table-cell>
          <table:table-cell table:formula="of:=[.$M148]+[.$N148]/60+[.$O148]/3600" office:value-type="float" office:value="8.41805555555555" calcext:value-type="float">
            <text:p>8,418</text:p>
          </table:table-cell>
        </table:table-row>
        <table:table-row table:style-name="ro1">
          <table:table-cell table:formula="of:=DATE(2022;1;1)+ROW([.A149])-3" office:value-type="date" office:date-value="2022-05-27" calcext:value-type="date">
            <text:p>2022-05-27</text:p>
          </table:table-cell>
          <table:table-cell table:formula="of:=[$Mars.B147]" office:value-type="float" office:value="0" calcext:value-type="float">
            <text:p>0</text:p>
          </table:table-cell>
          <table:table-cell table:formula="of:=[$Mars.C147]" office:value-type="float" office:value="7" calcext:value-type="float">
            <text:p>7</text:p>
          </table:table-cell>
          <table:table-cell table:formula="of:=[$Mars.D147]" office:value-type="float" office:value="10.39" calcext:value-type="float">
            <text:p>10,39</text:p>
          </table:table-cell>
          <table:table-cell table:formula="of:=IF([$Mars.$E147]=&quot;+&quot;; [$Mars.F147]; -1*[$Mars.F147])" office:value-type="float" office:value="-1" calcext:value-type="float">
            <text:p>-1</text:p>
          </table:table-cell>
          <table:table-cell table:formula="of:=IF([$Mars.$E147]=&quot;+&quot;; [$Mars.G147]; -1*[$Mars.G147])" office:value-type="float" office:value="-6" calcext:value-type="float">
            <text:p>-6</text:p>
          </table:table-cell>
          <table:table-cell table:formula="of:=IF([$Mars.$E147]=&quot;+&quot;; [$Mars.H147]; -1*[$Mars.H147])" office:value-type="float" office:value="-19.8" calcext:value-type="float">
            <text:p>-19,8</text:p>
          </table:table-cell>
          <table:table-cell table:formula="of:=[$Mars.$B147]*3600+[$Mars.$C147]*60+[$Mars.$D147]" office:value-type="float" office:value="430.39" calcext:value-type="float">
            <text:p>430,4</text:p>
          </table:table-cell>
          <table:table-cell table:formula="of:=[.$E149]+[.$F149]/60+[.$G149]/3600" office:value-type="float" office:value="-1.1055" calcext:value-type="float">
            <text:p>-1,106</text:p>
          </table:table-cell>
          <table:table-cell table:formula="of:=[$Vénusz.B147]" office:value-type="float" office:value="1" calcext:value-type="float">
            <text:p>1</text:p>
          </table:table-cell>
          <table:table-cell table:formula="of:=[$Vénusz.C147]" office:value-type="float" office:value="46" calcext:value-type="float">
            <text:p>46</text:p>
          </table:table-cell>
          <table:table-cell table:formula="of:=[$Vénusz.D147]" office:value-type="float" office:value="10.1" calcext:value-type="float">
            <text:p>10,1</text:p>
          </table:table-cell>
          <table:table-cell table:formula="of:=IF([$Vénusz.$E147]=&quot;+&quot;; [$Vénusz.F147]; -1*[$Vénusz.F147])" office:value-type="float" office:value="8" calcext:value-type="float">
            <text:p>8</text:p>
          </table:table-cell>
          <table:table-cell table:formula="of:=IF([$Vénusz.$E147]=&quot;+&quot;; [$Vénusz.G147]; -1*[$Vénusz.G147])" office:value-type="float" office:value="49" calcext:value-type="float">
            <text:p>49</text:p>
          </table:table-cell>
          <table:table-cell table:formula="of:=IF([$Vénusz.$E147]=&quot;+&quot;; [$Vénusz.H147]; -1*[$Vénusz.H147])" office:value-type="float" office:value="49.5" calcext:value-type="float">
            <text:p>49,5</text:p>
          </table:table-cell>
          <table:table-cell table:formula="of:=[.$J149]*3600+[.$K149]*60+[.$L149]" office:value-type="float" office:value="6370.1" calcext:value-type="float">
            <text:p>6370,1</text:p>
          </table:table-cell>
          <table:table-cell table:formula="of:=[.$M149]+[.$N149]/60+[.$O149]/3600" office:value-type="float" office:value="8.83041666666667" calcext:value-type="float">
            <text:p>8,830</text:p>
          </table:table-cell>
        </table:table-row>
        <table:table-row table:style-name="ro1">
          <table:table-cell table:formula="of:=DATE(2022;1;1)+ROW([.A150])-3" office:value-type="date" office:date-value="2022-05-28" calcext:value-type="date">
            <text:p>2022-05-28</text:p>
          </table:table-cell>
          <table:table-cell table:formula="of:=[$Mars.B148]" office:value-type="float" office:value="0" calcext:value-type="float">
            <text:p>0</text:p>
          </table:table-cell>
          <table:table-cell table:formula="of:=[$Mars.C148]" office:value-type="float" office:value="9" calcext:value-type="float">
            <text:p>9</text:p>
          </table:table-cell>
          <table:table-cell table:formula="of:=[$Mars.D148]" office:value-type="float" office:value="54.71" calcext:value-type="float">
            <text:p>54,71</text:p>
          </table:table-cell>
          <table:table-cell table:formula="of:=IF([$Mars.$E148]=&quot;+&quot;; [$Mars.F148]; -1*[$Mars.F148])" office:value-type="float" office:value="-0" calcext:value-type="float">
            <text:p>0</text:p>
          </table:table-cell>
          <table:table-cell table:formula="of:=IF([$Mars.$E148]=&quot;+&quot;; [$Mars.G148]; -1*[$Mars.G148])" office:value-type="float" office:value="-48" calcext:value-type="float">
            <text:p>-48</text:p>
          </table:table-cell>
          <table:table-cell table:formula="of:=IF([$Mars.$E148]=&quot;+&quot;; [$Mars.H148]; -1*[$Mars.H148])" office:value-type="float" office:value="-53.6" calcext:value-type="float">
            <text:p>-53,6</text:p>
          </table:table-cell>
          <table:table-cell table:formula="of:=[$Mars.$B148]*3600+[$Mars.$C148]*60+[$Mars.$D148]" office:value-type="float" office:value="594.71" calcext:value-type="float">
            <text:p>594,7</text:p>
          </table:table-cell>
          <table:table-cell table:formula="of:=[.$E150]+[.$F150]/60+[.$G150]/3600" office:value-type="float" office:value="-0.814888888888889" calcext:value-type="float">
            <text:p>-0,815</text:p>
          </table:table-cell>
          <table:table-cell table:formula="of:=[$Vénusz.B148]" office:value-type="float" office:value="1" calcext:value-type="float">
            <text:p>1</text:p>
          </table:table-cell>
          <table:table-cell table:formula="of:=[$Vénusz.C148]" office:value-type="float" office:value="50" calcext:value-type="float">
            <text:p>50</text:p>
          </table:table-cell>
          <table:table-cell table:formula="of:=[$Vénusz.D148]" office:value-type="float" office:value="36.18" calcext:value-type="float">
            <text:p>36,18</text:p>
          </table:table-cell>
          <table:table-cell table:formula="of:=IF([$Vénusz.$E148]=&quot;+&quot;; [$Vénusz.F148]; -1*[$Vénusz.F148])" office:value-type="float" office:value="9" calcext:value-type="float">
            <text:p>9</text:p>
          </table:table-cell>
          <table:table-cell table:formula="of:=IF([$Vénusz.$E148]=&quot;+&quot;; [$Vénusz.G148]; -1*[$Vénusz.G148])" office:value-type="float" office:value="14" calcext:value-type="float">
            <text:p>14</text:p>
          </table:table-cell>
          <table:table-cell table:formula="of:=IF([$Vénusz.$E148]=&quot;+&quot;; [$Vénusz.H148]; -1*[$Vénusz.H148])" office:value-type="float" office:value="25.9" calcext:value-type="float">
            <text:p>25,9</text:p>
          </table:table-cell>
          <table:table-cell table:formula="of:=[.$J150]*3600+[.$K150]*60+[.$L150]" office:value-type="float" office:value="6636.18" calcext:value-type="float">
            <text:p>6636,2</text:p>
          </table:table-cell>
          <table:table-cell table:formula="of:=[.$M150]+[.$N150]/60+[.$O150]/3600" office:value-type="float" office:value="9.24052777777778" calcext:value-type="float">
            <text:p>9,241</text:p>
          </table:table-cell>
        </table:table-row>
        <table:table-row table:style-name="ro1">
          <table:table-cell table:formula="of:=DATE(2022;1;1)+ROW([.A151])-3" office:value-type="date" office:date-value="2022-05-29" calcext:value-type="date">
            <text:p>2022-05-29</text:p>
          </table:table-cell>
          <table:table-cell table:formula="of:=[$Mars.B149]" office:value-type="float" office:value="0" calcext:value-type="float">
            <text:p>0</text:p>
          </table:table-cell>
          <table:table-cell table:formula="of:=[$Mars.C149]" office:value-type="float" office:value="12" calcext:value-type="float">
            <text:p>12</text:p>
          </table:table-cell>
          <table:table-cell table:formula="of:=[$Mars.D149]" office:value-type="float" office:value="38.87" calcext:value-type="float">
            <text:p>38,87</text:p>
          </table:table-cell>
          <table:table-cell table:formula="of:=IF([$Mars.$E149]=&quot;+&quot;; [$Mars.F149]; -1*[$Mars.F149])" office:value-type="float" office:value="-0" calcext:value-type="float">
            <text:p>0</text:p>
          </table:table-cell>
          <table:table-cell table:formula="of:=IF([$Mars.$E149]=&quot;+&quot;; [$Mars.G149]; -1*[$Mars.G149])" office:value-type="float" office:value="-31" calcext:value-type="float">
            <text:p>-31</text:p>
          </table:table-cell>
          <table:table-cell table:formula="of:=IF([$Mars.$E149]=&quot;+&quot;; [$Mars.H149]; -1*[$Mars.H149])" office:value-type="float" office:value="-28.5" calcext:value-type="float">
            <text:p>-28,5</text:p>
          </table:table-cell>
          <table:table-cell table:formula="of:=[$Mars.$B149]*3600+[$Mars.$C149]*60+[$Mars.$D149]" office:value-type="float" office:value="758.87" calcext:value-type="float">
            <text:p>758,9</text:p>
          </table:table-cell>
          <table:table-cell table:formula="of:=[.$E151]+[.$F151]/60+[.$G151]/3600" office:value-type="float" office:value="-0.524583333333333" calcext:value-type="float">
            <text:p>-0,525</text:p>
          </table:table-cell>
          <table:table-cell table:formula="of:=[$Vénusz.B149]" office:value-type="float" office:value="1" calcext:value-type="float">
            <text:p>1</text:p>
          </table:table-cell>
          <table:table-cell table:formula="of:=[$Vénusz.C149]" office:value-type="float" office:value="55" calcext:value-type="float">
            <text:p>55</text:p>
          </table:table-cell>
          <table:table-cell table:formula="of:=[$Vénusz.D149]" office:value-type="float" office:value="3.03" calcext:value-type="float">
            <text:p>3,03</text:p>
          </table:table-cell>
          <table:table-cell table:formula="of:=IF([$Vénusz.$E149]=&quot;+&quot;; [$Vénusz.F149]; -1*[$Vénusz.F149])" office:value-type="float" office:value="9" calcext:value-type="float">
            <text:p>9</text:p>
          </table:table-cell>
          <table:table-cell table:formula="of:=IF([$Vénusz.$E149]=&quot;+&quot;; [$Vénusz.G149]; -1*[$Vénusz.G149])" office:value-type="float" office:value="38" calcext:value-type="float">
            <text:p>38</text:p>
          </table:table-cell>
          <table:table-cell table:formula="of:=IF([$Vénusz.$E149]=&quot;+&quot;; [$Vénusz.H149]; -1*[$Vénusz.H149])" office:value-type="float" office:value="53.5" calcext:value-type="float">
            <text:p>53,5</text:p>
          </table:table-cell>
          <table:table-cell table:formula="of:=[.$J151]*3600+[.$K151]*60+[.$L151]" office:value-type="float" office:value="6903.03" calcext:value-type="float">
            <text:p>6903,0</text:p>
          </table:table-cell>
          <table:table-cell table:formula="of:=[.$M151]+[.$N151]/60+[.$O151]/3600" office:value-type="float" office:value="9.64819444444444" calcext:value-type="float">
            <text:p>9,648</text:p>
          </table:table-cell>
        </table:table-row>
        <table:table-row table:style-name="ro1">
          <table:table-cell table:formula="of:=DATE(2022;1;1)+ROW([.A152])-3" office:value-type="date" office:date-value="2022-05-30" calcext:value-type="date">
            <text:p>2022-05-30</text:p>
          </table:table-cell>
          <table:table-cell table:formula="of:=[$Mars.B150]" office:value-type="float" office:value="0" calcext:value-type="float">
            <text:p>0</text:p>
          </table:table-cell>
          <table:table-cell table:formula="of:=[$Mars.C150]" office:value-type="float" office:value="15" calcext:value-type="float">
            <text:p>15</text:p>
          </table:table-cell>
          <table:table-cell table:formula="of:=[$Mars.D150]" office:value-type="float" office:value="22.86" calcext:value-type="float">
            <text:p>22,86</text:p>
          </table:table-cell>
          <table:table-cell table:formula="of:=IF([$Mars.$E150]=&quot;+&quot;; [$Mars.F150]; -1*[$Mars.F150])" office:value-type="float" office:value="-0" calcext:value-type="float">
            <text:p>0</text:p>
          </table:table-cell>
          <table:table-cell table:formula="of:=IF([$Mars.$E150]=&quot;+&quot;; [$Mars.G150]; -1*[$Mars.G150])" office:value-type="float" office:value="-14" calcext:value-type="float">
            <text:p>-14</text:p>
          </table:table-cell>
          <table:table-cell table:formula="of:=IF([$Mars.$E150]=&quot;+&quot;; [$Mars.H150]; -1*[$Mars.H150])" office:value-type="float" office:value="-4.5" calcext:value-type="float">
            <text:p>-4,5</text:p>
          </table:table-cell>
          <table:table-cell table:formula="of:=[$Mars.$B150]*3600+[$Mars.$C150]*60+[$Mars.$D150]" office:value-type="float" office:value="922.86" calcext:value-type="float">
            <text:p>922,9</text:p>
          </table:table-cell>
          <table:table-cell table:formula="of:=[.$E152]+[.$F152]/60+[.$G152]/3600" office:value-type="float" office:value="-0.234583333333333" calcext:value-type="float">
            <text:p>-0,235</text:p>
          </table:table-cell>
          <table:table-cell table:formula="of:=[$Vénusz.B150]" office:value-type="float" office:value="1" calcext:value-type="float">
            <text:p>1</text:p>
          </table:table-cell>
          <table:table-cell table:formula="of:=[$Vénusz.C150]" office:value-type="float" office:value="59" calcext:value-type="float">
            <text:p>59</text:p>
          </table:table-cell>
          <table:table-cell table:formula="of:=[$Vénusz.D150]" office:value-type="float" office:value="30.65" calcext:value-type="float">
            <text:p>30,65</text:p>
          </table:table-cell>
          <table:table-cell table:formula="of:=IF([$Vénusz.$E150]=&quot;+&quot;; [$Vénusz.F150]; -1*[$Vénusz.F150])" office:value-type="float" office:value="10" calcext:value-type="float">
            <text:p>10</text:p>
          </table:table-cell>
          <table:table-cell table:formula="of:=IF([$Vénusz.$E150]=&quot;+&quot;; [$Vénusz.G150]; -1*[$Vénusz.G150])" office:value-type="float" office:value="3" calcext:value-type="float">
            <text:p>3</text:p>
          </table:table-cell>
          <table:table-cell table:formula="of:=IF([$Vénusz.$E150]=&quot;+&quot;; [$Vénusz.H150]; -1*[$Vénusz.H150])" office:value-type="float" office:value="11.5" calcext:value-type="float">
            <text:p>11,5</text:p>
          </table:table-cell>
          <table:table-cell table:formula="of:=[.$J152]*3600+[.$K152]*60+[.$L152]" office:value-type="float" office:value="7170.65" calcext:value-type="float">
            <text:p>7170,7</text:p>
          </table:table-cell>
          <table:table-cell table:formula="of:=[.$M152]+[.$N152]/60+[.$O152]/3600" office:value-type="float" office:value="10.0531944444444" calcext:value-type="float">
            <text:p>10,053</text:p>
          </table:table-cell>
        </table:table-row>
        <table:table-row table:style-name="ro1">
          <table:table-cell table:formula="of:=DATE(2022;1;1)+ROW([.A153])-3" office:value-type="date" office:date-value="2022-05-31" calcext:value-type="date">
            <text:p>2022-05-31</text:p>
          </table:table-cell>
          <table:table-cell table:formula="of:=[$Mars.B151]" office:value-type="float" office:value="0" calcext:value-type="float">
            <text:p>0</text:p>
          </table:table-cell>
          <table:table-cell table:formula="of:=[$Mars.C151]" office:value-type="float" office:value="18" calcext:value-type="float">
            <text:p>18</text:p>
          </table:table-cell>
          <table:table-cell table:formula="of:=[$Mars.D151]" office:value-type="float" office:value="6.69" calcext:value-type="float">
            <text:p>6,69</text:p>
          </table:table-cell>
          <table:table-cell table:formula="of:=IF([$Mars.$E151]=&quot;+&quot;; [$Mars.F151]; -1*[$Mars.F151])" office:value-type="float" office:value="0" calcext:value-type="float">
            <text:p>0</text:p>
          </table:table-cell>
          <table:table-cell table:formula="of:=IF([$Mars.$E151]=&quot;+&quot;; [$Mars.G151]; -1*[$Mars.G151])" office:value-type="float" office:value="3" calcext:value-type="float">
            <text:p>3</text:p>
          </table:table-cell>
          <table:table-cell table:formula="of:=IF([$Mars.$E151]=&quot;+&quot;; [$Mars.H151]; -1*[$Mars.H151])" office:value-type="float" office:value="18" calcext:value-type="float">
            <text:p>18</text:p>
          </table:table-cell>
          <table:table-cell table:formula="of:=[$Mars.$B151]*3600+[$Mars.$C151]*60+[$Mars.$D151]" office:value-type="float" office:value="1086.69" calcext:value-type="float">
            <text:p>1086,7</text:p>
          </table:table-cell>
          <table:table-cell table:formula="of:=[.$E153]+[.$F153]/60+[.$G153]/3600" office:value-type="float" office:value="0.055" calcext:value-type="float">
            <text:p>0,055</text:p>
          </table:table-cell>
          <table:table-cell table:formula="of:=[$Vénusz.B151]" office:value-type="float" office:value="2" calcext:value-type="float">
            <text:p>2</text:p>
          </table:table-cell>
          <table:table-cell table:formula="of:=[$Vénusz.C151]" office:value-type="float" office:value="3" calcext:value-type="float">
            <text:p>3</text:p>
          </table:table-cell>
          <table:table-cell table:formula="of:=[$Vénusz.D151]" office:value-type="float" office:value="59.09" calcext:value-type="float">
            <text:p>59,09</text:p>
          </table:table-cell>
          <table:table-cell table:formula="of:=IF([$Vénusz.$E151]=&quot;+&quot;; [$Vénusz.F151]; -1*[$Vénusz.F151])" office:value-type="float" office:value="10" calcext:value-type="float">
            <text:p>10</text:p>
          </table:table-cell>
          <table:table-cell table:formula="of:=IF([$Vénusz.$E151]=&quot;+&quot;; [$Vénusz.G151]; -1*[$Vénusz.G151])" office:value-type="float" office:value="27" calcext:value-type="float">
            <text:p>27</text:p>
          </table:table-cell>
          <table:table-cell table:formula="of:=IF([$Vénusz.$E151]=&quot;+&quot;; [$Vénusz.H151]; -1*[$Vénusz.H151])" office:value-type="float" office:value="19.3" calcext:value-type="float">
            <text:p>19,3</text:p>
          </table:table-cell>
          <table:table-cell table:formula="of:=[.$J153]*3600+[.$K153]*60+[.$L153]" office:value-type="float" office:value="7439.09" calcext:value-type="float">
            <text:p>7439,1</text:p>
          </table:table-cell>
          <table:table-cell table:formula="of:=[.$M153]+[.$N153]/60+[.$O153]/3600" office:value-type="float" office:value="10.4553611111111" calcext:value-type="float">
            <text:p>10,455</text:p>
          </table:table-cell>
        </table:table-row>
        <table:table-row table:style-name="ro1">
          <table:table-cell table:formula="of:=DATE(2022;1;1)+ROW([.A154])-3" office:value-type="date" office:date-value="2022-06-01" calcext:value-type="date">
            <text:p>2022-06-01</text:p>
          </table:table-cell>
          <table:table-cell table:formula="of:=[$Mars.B152]" office:value-type="float" office:value="0" calcext:value-type="float">
            <text:p>0</text:p>
          </table:table-cell>
          <table:table-cell table:formula="of:=[$Mars.C152]" office:value-type="float" office:value="20" calcext:value-type="float">
            <text:p>20</text:p>
          </table:table-cell>
          <table:table-cell table:formula="of:=[$Mars.D152]" office:value-type="float" office:value="50.36" calcext:value-type="float">
            <text:p>50,36</text:p>
          </table:table-cell>
          <table:table-cell table:formula="of:=IF([$Mars.$E152]=&quot;+&quot;; [$Mars.F152]; -1*[$Mars.F152])" office:value-type="float" office:value="0" calcext:value-type="float">
            <text:p>0</text:p>
          </table:table-cell>
          <table:table-cell table:formula="of:=IF([$Mars.$E152]=&quot;+&quot;; [$Mars.G152]; -1*[$Mars.G152])" office:value-type="float" office:value="20" calcext:value-type="float">
            <text:p>20</text:p>
          </table:table-cell>
          <table:table-cell table:formula="of:=IF([$Mars.$E152]=&quot;+&quot;; [$Mars.H152]; -1*[$Mars.H152])" office:value-type="float" office:value="39" calcext:value-type="float">
            <text:p>39</text:p>
          </table:table-cell>
          <table:table-cell table:formula="of:=[$Mars.$B152]*3600+[$Mars.$C152]*60+[$Mars.$D152]" office:value-type="float" office:value="1250.36" calcext:value-type="float">
            <text:p>1250,4</text:p>
          </table:table-cell>
          <table:table-cell table:formula="of:=[.$E154]+[.$F154]/60+[.$G154]/3600" office:value-type="float" office:value="0.344166666666667" calcext:value-type="float">
            <text:p>0,344</text:p>
          </table:table-cell>
          <table:table-cell table:formula="of:=[$Vénusz.B152]" office:value-type="float" office:value="2" calcext:value-type="float">
            <text:p>2</text:p>
          </table:table-cell>
          <table:table-cell table:formula="of:=[$Vénusz.C152]" office:value-type="float" office:value="8" calcext:value-type="float">
            <text:p>8</text:p>
          </table:table-cell>
          <table:table-cell table:formula="of:=[$Vénusz.D152]" office:value-type="float" office:value="28.36" calcext:value-type="float">
            <text:p>28,36</text:p>
          </table:table-cell>
          <table:table-cell table:formula="of:=IF([$Vénusz.$E152]=&quot;+&quot;; [$Vénusz.F152]; -1*[$Vénusz.F152])" office:value-type="float" office:value="10" calcext:value-type="float">
            <text:p>10</text:p>
          </table:table-cell>
          <table:table-cell table:formula="of:=IF([$Vénusz.$E152]=&quot;+&quot;; [$Vénusz.G152]; -1*[$Vénusz.G152])" office:value-type="float" office:value="51" calcext:value-type="float">
            <text:p>51</text:p>
          </table:table-cell>
          <table:table-cell table:formula="of:=IF([$Vénusz.$E152]=&quot;+&quot;; [$Vénusz.H152]; -1*[$Vénusz.H152])" office:value-type="float" office:value="16.3" calcext:value-type="float">
            <text:p>16,3</text:p>
          </table:table-cell>
          <table:table-cell table:formula="of:=[.$J154]*3600+[.$K154]*60+[.$L154]" office:value-type="float" office:value="7708.36" calcext:value-type="float">
            <text:p>7708,4</text:p>
          </table:table-cell>
          <table:table-cell table:formula="of:=[.$M154]+[.$N154]/60+[.$O154]/3600" office:value-type="float" office:value="10.8545277777778" calcext:value-type="float">
            <text:p>10,855</text:p>
          </table:table-cell>
        </table:table-row>
        <table:table-row table:style-name="ro1">
          <table:table-cell table:formula="of:=DATE(2022;1;1)+ROW([.A155])-3" office:value-type="date" office:date-value="2022-06-02" calcext:value-type="date">
            <text:p>2022-06-02</text:p>
          </table:table-cell>
          <table:table-cell table:formula="of:=[$Mars.B153]" office:value-type="float" office:value="0" calcext:value-type="float">
            <text:p>0</text:p>
          </table:table-cell>
          <table:table-cell table:formula="of:=[$Mars.C153]" office:value-type="float" office:value="23" calcext:value-type="float">
            <text:p>23</text:p>
          </table:table-cell>
          <table:table-cell table:formula="of:=[$Mars.D153]" office:value-type="float" office:value="33.88" calcext:value-type="float">
            <text:p>33,88</text:p>
          </table:table-cell>
          <table:table-cell table:formula="of:=IF([$Mars.$E153]=&quot;+&quot;; [$Mars.F153]; -1*[$Mars.F153])" office:value-type="float" office:value="0" calcext:value-type="float">
            <text:p>0</text:p>
          </table:table-cell>
          <table:table-cell table:formula="of:=IF([$Mars.$E153]=&quot;+&quot;; [$Mars.G153]; -1*[$Mars.G153])" office:value-type="float" office:value="37" calcext:value-type="float">
            <text:p>37</text:p>
          </table:table-cell>
          <table:table-cell table:formula="of:=IF([$Mars.$E153]=&quot;+&quot;; [$Mars.H153]; -1*[$Mars.H153])" office:value-type="float" office:value="58.2" calcext:value-type="float">
            <text:p>58,2</text:p>
          </table:table-cell>
          <table:table-cell table:formula="of:=[$Mars.$B153]*3600+[$Mars.$C153]*60+[$Mars.$D153]" office:value-type="float" office:value="1413.88" calcext:value-type="float">
            <text:p>1413,9</text:p>
          </table:table-cell>
          <table:table-cell table:formula="of:=[.$E155]+[.$F155]/60+[.$G155]/3600" office:value-type="float" office:value="0.632833333333333" calcext:value-type="float">
            <text:p>0,633</text:p>
          </table:table-cell>
          <table:table-cell table:formula="of:=[$Vénusz.B153]" office:value-type="float" office:value="2" calcext:value-type="float">
            <text:p>2</text:p>
          </table:table-cell>
          <table:table-cell table:formula="of:=[$Vénusz.C153]" office:value-type="float" office:value="12" calcext:value-type="float">
            <text:p>12</text:p>
          </table:table-cell>
          <table:table-cell table:formula="of:=[$Vénusz.D153]" office:value-type="float" office:value="58.48" calcext:value-type="float">
            <text:p>58,48</text:p>
          </table:table-cell>
          <table:table-cell table:formula="of:=IF([$Vénusz.$E153]=&quot;+&quot;; [$Vénusz.F153]; -1*[$Vénusz.F153])" office:value-type="float" office:value="11" calcext:value-type="float">
            <text:p>11</text:p>
          </table:table-cell>
          <table:table-cell table:formula="of:=IF([$Vénusz.$E153]=&quot;+&quot;; [$Vénusz.G153]; -1*[$Vénusz.G153])" office:value-type="float" office:value="15" calcext:value-type="float">
            <text:p>15</text:p>
          </table:table-cell>
          <table:table-cell table:formula="of:=IF([$Vénusz.$E153]=&quot;+&quot;; [$Vénusz.H153]; -1*[$Vénusz.H153])" office:value-type="float" office:value="1.6" calcext:value-type="float">
            <text:p>1,6</text:p>
          </table:table-cell>
          <table:table-cell table:formula="of:=[.$J155]*3600+[.$K155]*60+[.$L155]" office:value-type="float" office:value="7978.48" calcext:value-type="float">
            <text:p>7978,5</text:p>
          </table:table-cell>
          <table:table-cell table:formula="of:=[.$M155]+[.$N155]/60+[.$O155]/3600" office:value-type="float" office:value="11.2504444444444" calcext:value-type="float">
            <text:p>11,250</text:p>
          </table:table-cell>
        </table:table-row>
        <table:table-row table:style-name="ro1">
          <table:table-cell table:formula="of:=DATE(2022;1;1)+ROW([.A156])-3" office:value-type="date" office:date-value="2022-06-03" calcext:value-type="date">
            <text:p>2022-06-03</text:p>
          </table:table-cell>
          <table:table-cell table:formula="of:=[$Mars.B154]" office:value-type="float" office:value="0" calcext:value-type="float">
            <text:p>0</text:p>
          </table:table-cell>
          <table:table-cell table:formula="of:=[$Mars.C154]" office:value-type="float" office:value="26" calcext:value-type="float">
            <text:p>26</text:p>
          </table:table-cell>
          <table:table-cell table:formula="of:=[$Mars.D154]" office:value-type="float" office:value="17.24" calcext:value-type="float">
            <text:p>17,24</text:p>
          </table:table-cell>
          <table:table-cell table:formula="of:=IF([$Mars.$E154]=&quot;+&quot;; [$Mars.F154]; -1*[$Mars.F154])" office:value-type="float" office:value="0" calcext:value-type="float">
            <text:p>0</text:p>
          </table:table-cell>
          <table:table-cell table:formula="of:=IF([$Mars.$E154]=&quot;+&quot;; [$Mars.G154]; -1*[$Mars.G154])" office:value-type="float" office:value="55" calcext:value-type="float">
            <text:p>55</text:p>
          </table:table-cell>
          <table:table-cell table:formula="of:=IF([$Mars.$E154]=&quot;+&quot;; [$Mars.H154]; -1*[$Mars.H154])" office:value-type="float" office:value="15.6" calcext:value-type="float">
            <text:p>15,6</text:p>
          </table:table-cell>
          <table:table-cell table:formula="of:=[$Mars.$B154]*3600+[$Mars.$C154]*60+[$Mars.$D154]" office:value-type="float" office:value="1577.24" calcext:value-type="float">
            <text:p>1577,2</text:p>
          </table:table-cell>
          <table:table-cell table:formula="of:=[.$E156]+[.$F156]/60+[.$G156]/3600" office:value-type="float" office:value="0.921" calcext:value-type="float">
            <text:p>0,921</text:p>
          </table:table-cell>
          <table:table-cell table:formula="of:=[$Vénusz.B154]" office:value-type="float" office:value="2" calcext:value-type="float">
            <text:p>2</text:p>
          </table:table-cell>
          <table:table-cell table:formula="of:=[$Vénusz.C154]" office:value-type="float" office:value="17" calcext:value-type="float">
            <text:p>17</text:p>
          </table:table-cell>
          <table:table-cell table:formula="of:=[$Vénusz.D154]" office:value-type="float" office:value="29.47" calcext:value-type="float">
            <text:p>29,47</text:p>
          </table:table-cell>
          <table:table-cell table:formula="of:=IF([$Vénusz.$E154]=&quot;+&quot;; [$Vénusz.F154]; -1*[$Vénusz.F154])" office:value-type="float" office:value="11" calcext:value-type="float">
            <text:p>11</text:p>
          </table:table-cell>
          <table:table-cell table:formula="of:=IF([$Vénusz.$E154]=&quot;+&quot;; [$Vénusz.G154]; -1*[$Vénusz.G154])" office:value-type="float" office:value="38" calcext:value-type="float">
            <text:p>38</text:p>
          </table:table-cell>
          <table:table-cell table:formula="of:=IF([$Vénusz.$E154]=&quot;+&quot;; [$Vénusz.H154]; -1*[$Vénusz.H154])" office:value-type="float" office:value="34.6" calcext:value-type="float">
            <text:p>34,6</text:p>
          </table:table-cell>
          <table:table-cell table:formula="of:=[.$J156]*3600+[.$K156]*60+[.$L156]" office:value-type="float" office:value="8249.47" calcext:value-type="float">
            <text:p>8249,5</text:p>
          </table:table-cell>
          <table:table-cell table:formula="of:=[.$M156]+[.$N156]/60+[.$O156]/3600" office:value-type="float" office:value="11.6429444444444" calcext:value-type="float">
            <text:p>11,643</text:p>
          </table:table-cell>
        </table:table-row>
        <table:table-row table:style-name="ro1">
          <table:table-cell table:formula="of:=DATE(2022;1;1)+ROW([.A157])-3" office:value-type="date" office:date-value="2022-06-04" calcext:value-type="date">
            <text:p>2022-06-04</text:p>
          </table:table-cell>
          <table:table-cell table:formula="of:=[$Mars.B155]" office:value-type="float" office:value="0" calcext:value-type="float">
            <text:p>0</text:p>
          </table:table-cell>
          <table:table-cell table:formula="of:=[$Mars.C155]" office:value-type="float" office:value="29" calcext:value-type="float">
            <text:p>29</text:p>
          </table:table-cell>
          <table:table-cell table:formula="of:=[$Mars.D155]" office:value-type="float" office:value="0.45" calcext:value-type="float">
            <text:p>0,45</text:p>
          </table:table-cell>
          <table:table-cell table:formula="of:=IF([$Mars.$E155]=&quot;+&quot;; [$Mars.F155]; -1*[$Mars.F155])" office:value-type="float" office:value="1" calcext:value-type="float">
            <text:p>1</text:p>
          </table:table-cell>
          <table:table-cell table:formula="of:=IF([$Mars.$E155]=&quot;+&quot;; [$Mars.G155]; -1*[$Mars.G155])" office:value-type="float" office:value="12" calcext:value-type="float">
            <text:p>12</text:p>
          </table:table-cell>
          <table:table-cell table:formula="of:=IF([$Mars.$E155]=&quot;+&quot;; [$Mars.H155]; -1*[$Mars.H155])" office:value-type="float" office:value="30.8" calcext:value-type="float">
            <text:p>30,8</text:p>
          </table:table-cell>
          <table:table-cell table:formula="of:=[$Mars.$B155]*3600+[$Mars.$C155]*60+[$Mars.$D155]" office:value-type="float" office:value="1740.45" calcext:value-type="float">
            <text:p>1740,5</text:p>
          </table:table-cell>
          <table:table-cell table:formula="of:=[.$E157]+[.$F157]/60+[.$G157]/3600" office:value-type="float" office:value="1.20855555555556" calcext:value-type="float">
            <text:p>1,209</text:p>
          </table:table-cell>
          <table:table-cell table:formula="of:=[$Vénusz.B155]" office:value-type="float" office:value="2" calcext:value-type="float">
            <text:p>2</text:p>
          </table:table-cell>
          <table:table-cell table:formula="of:=[$Vénusz.C155]" office:value-type="float" office:value="22" calcext:value-type="float">
            <text:p>22</text:p>
          </table:table-cell>
          <table:table-cell table:formula="of:=[$Vénusz.D155]" office:value-type="float" office:value="1.35" calcext:value-type="float">
            <text:p>1,35</text:p>
          </table:table-cell>
          <table:table-cell table:formula="of:=IF([$Vénusz.$E155]=&quot;+&quot;; [$Vénusz.F155]; -1*[$Vénusz.F155])" office:value-type="float" office:value="12" calcext:value-type="float">
            <text:p>12</text:p>
          </table:table-cell>
          <table:table-cell table:formula="of:=IF([$Vénusz.$E155]=&quot;+&quot;; [$Vénusz.G155]; -1*[$Vénusz.G155])" office:value-type="float" office:value="1" calcext:value-type="float">
            <text:p>1</text:p>
          </table:table-cell>
          <table:table-cell table:formula="of:=IF([$Vénusz.$E155]=&quot;+&quot;; [$Vénusz.H155]; -1*[$Vénusz.H155])" office:value-type="float" office:value="54.6" calcext:value-type="float">
            <text:p>54,6</text:p>
          </table:table-cell>
          <table:table-cell table:formula="of:=[.$J157]*3600+[.$K157]*60+[.$L157]" office:value-type="float" office:value="8521.35" calcext:value-type="float">
            <text:p>8521,4</text:p>
          </table:table-cell>
          <table:table-cell table:formula="of:=[.$M157]+[.$N157]/60+[.$O157]/3600" office:value-type="float" office:value="12.0318333333333" calcext:value-type="float">
            <text:p>12,032</text:p>
          </table:table-cell>
        </table:table-row>
        <table:table-row table:style-name="ro1">
          <table:table-cell table:formula="of:=DATE(2022;1;1)+ROW([.A158])-3" office:value-type="date" office:date-value="2022-06-05" calcext:value-type="date">
            <text:p>2022-06-05</text:p>
          </table:table-cell>
          <table:table-cell table:formula="of:=[$Mars.B156]" office:value-type="float" office:value="0" calcext:value-type="float">
            <text:p>0</text:p>
          </table:table-cell>
          <table:table-cell table:formula="of:=[$Mars.C156]" office:value-type="float" office:value="31" calcext:value-type="float">
            <text:p>31</text:p>
          </table:table-cell>
          <table:table-cell table:formula="of:=[$Mars.D156]" office:value-type="float" office:value="43.52" calcext:value-type="float">
            <text:p>43,52</text:p>
          </table:table-cell>
          <table:table-cell table:formula="of:=IF([$Mars.$E156]=&quot;+&quot;; [$Mars.F156]; -1*[$Mars.F156])" office:value-type="float" office:value="1" calcext:value-type="float">
            <text:p>1</text:p>
          </table:table-cell>
          <table:table-cell table:formula="of:=IF([$Mars.$E156]=&quot;+&quot;; [$Mars.G156]; -1*[$Mars.G156])" office:value-type="float" office:value="29" calcext:value-type="float">
            <text:p>29</text:p>
          </table:table-cell>
          <table:table-cell table:formula="of:=IF([$Mars.$E156]=&quot;+&quot;; [$Mars.H156]; -1*[$Mars.H156])" office:value-type="float" office:value="43.7" calcext:value-type="float">
            <text:p>43,7</text:p>
          </table:table-cell>
          <table:table-cell table:formula="of:=[$Mars.$B156]*3600+[$Mars.$C156]*60+[$Mars.$D156]" office:value-type="float" office:value="1903.52" calcext:value-type="float">
            <text:p>1903,5</text:p>
          </table:table-cell>
          <table:table-cell table:formula="of:=[.$E158]+[.$F158]/60+[.$G158]/3600" office:value-type="float" office:value="1.49547222222222" calcext:value-type="float">
            <text:p>1,495</text:p>
          </table:table-cell>
          <table:table-cell table:formula="of:=[$Vénusz.B156]" office:value-type="float" office:value="2" calcext:value-type="float">
            <text:p>2</text:p>
          </table:table-cell>
          <table:table-cell table:formula="of:=[$Vénusz.C156]" office:value-type="float" office:value="26" calcext:value-type="float">
            <text:p>26</text:p>
          </table:table-cell>
          <table:table-cell table:formula="of:=[$Vénusz.D156]" office:value-type="float" office:value="34.16" calcext:value-type="float">
            <text:p>34,16</text:p>
          </table:table-cell>
          <table:table-cell table:formula="of:=IF([$Vénusz.$E156]=&quot;+&quot;; [$Vénusz.F156]; -1*[$Vénusz.F156])" office:value-type="float" office:value="12" calcext:value-type="float">
            <text:p>12</text:p>
          </table:table-cell>
          <table:table-cell table:formula="of:=IF([$Vénusz.$E156]=&quot;+&quot;; [$Vénusz.G156]; -1*[$Vénusz.G156])" office:value-type="float" office:value="25" calcext:value-type="float">
            <text:p>25</text:p>
          </table:table-cell>
          <table:table-cell table:formula="of:=IF([$Vénusz.$E156]=&quot;+&quot;; [$Vénusz.H156]; -1*[$Vénusz.H156])" office:value-type="float" office:value="0.9" calcext:value-type="float">
            <text:p>0,9</text:p>
          </table:table-cell>
          <table:table-cell table:formula="of:=[.$J158]*3600+[.$K158]*60+[.$L158]" office:value-type="float" office:value="8794.16" calcext:value-type="float">
            <text:p>8794,2</text:p>
          </table:table-cell>
          <table:table-cell table:formula="of:=[.$M158]+[.$N158]/60+[.$O158]/3600" office:value-type="float" office:value="12.4169166666667" calcext:value-type="float">
            <text:p>12,417</text:p>
          </table:table-cell>
        </table:table-row>
        <table:table-row table:style-name="ro1">
          <table:table-cell table:formula="of:=DATE(2022;1;1)+ROW([.A159])-3" office:value-type="date" office:date-value="2022-06-06" calcext:value-type="date">
            <text:p>2022-06-06</text:p>
          </table:table-cell>
          <table:table-cell table:formula="of:=[$Mars.B157]" office:value-type="float" office:value="0" calcext:value-type="float">
            <text:p>0</text:p>
          </table:table-cell>
          <table:table-cell table:formula="of:=[$Mars.C157]" office:value-type="float" office:value="34" calcext:value-type="float">
            <text:p>34</text:p>
          </table:table-cell>
          <table:table-cell table:formula="of:=[$Mars.D157]" office:value-type="float" office:value="26.44" calcext:value-type="float">
            <text:p>26,44</text:p>
          </table:table-cell>
          <table:table-cell table:formula="of:=IF([$Mars.$E157]=&quot;+&quot;; [$Mars.F157]; -1*[$Mars.F157])" office:value-type="float" office:value="1" calcext:value-type="float">
            <text:p>1</text:p>
          </table:table-cell>
          <table:table-cell table:formula="of:=IF([$Mars.$E157]=&quot;+&quot;; [$Mars.G157]; -1*[$Mars.G157])" office:value-type="float" office:value="46" calcext:value-type="float">
            <text:p>46</text:p>
          </table:table-cell>
          <table:table-cell table:formula="of:=IF([$Mars.$E157]=&quot;+&quot;; [$Mars.H157]; -1*[$Mars.H157])" office:value-type="float" office:value="54.3" calcext:value-type="float">
            <text:p>54,3</text:p>
          </table:table-cell>
          <table:table-cell table:formula="of:=[$Mars.$B157]*3600+[$Mars.$C157]*60+[$Mars.$D157]" office:value-type="float" office:value="2066.44" calcext:value-type="float">
            <text:p>2066,4</text:p>
          </table:table-cell>
          <table:table-cell table:formula="of:=[.$E159]+[.$F159]/60+[.$G159]/3600" office:value-type="float" office:value="1.78175" calcext:value-type="float">
            <text:p>1,782</text:p>
          </table:table-cell>
          <table:table-cell table:formula="of:=[$Vénusz.B157]" office:value-type="float" office:value="2" calcext:value-type="float">
            <text:p>2</text:p>
          </table:table-cell>
          <table:table-cell table:formula="of:=[$Vénusz.C157]" office:value-type="float" office:value="31" calcext:value-type="float">
            <text:p>31</text:p>
          </table:table-cell>
          <table:table-cell table:formula="of:=[$Vénusz.D157]" office:value-type="float" office:value="7.9" calcext:value-type="float">
            <text:p>7,9</text:p>
          </table:table-cell>
          <table:table-cell table:formula="of:=IF([$Vénusz.$E157]=&quot;+&quot;; [$Vénusz.F157]; -1*[$Vénusz.F157])" office:value-type="float" office:value="12" calcext:value-type="float">
            <text:p>12</text:p>
          </table:table-cell>
          <table:table-cell table:formula="of:=IF([$Vénusz.$E157]=&quot;+&quot;; [$Vénusz.G157]; -1*[$Vénusz.G157])" office:value-type="float" office:value="47" calcext:value-type="float">
            <text:p>47</text:p>
          </table:table-cell>
          <table:table-cell table:formula="of:=IF([$Vénusz.$E157]=&quot;+&quot;; [$Vénusz.H157]; -1*[$Vénusz.H157])" office:value-type="float" office:value="52.8" calcext:value-type="float">
            <text:p>52,8</text:p>
          </table:table-cell>
          <table:table-cell table:formula="of:=[.$J159]*3600+[.$K159]*60+[.$L159]" office:value-type="float" office:value="9067.9" calcext:value-type="float">
            <text:p>9067,9</text:p>
          </table:table-cell>
          <table:table-cell table:formula="of:=[.$M159]+[.$N159]/60+[.$O159]/3600" office:value-type="float" office:value="12.798" calcext:value-type="float">
            <text:p>12,798</text:p>
          </table:table-cell>
        </table:table-row>
        <table:table-row table:style-name="ro1">
          <table:table-cell table:formula="of:=DATE(2022;1;1)+ROW([.A160])-3" office:value-type="date" office:date-value="2022-06-07" calcext:value-type="date">
            <text:p>2022-06-07</text:p>
          </table:table-cell>
          <table:table-cell table:formula="of:=[$Mars.B158]" office:value-type="float" office:value="0" calcext:value-type="float">
            <text:p>0</text:p>
          </table:table-cell>
          <table:table-cell table:formula="of:=[$Mars.C158]" office:value-type="float" office:value="37" calcext:value-type="float">
            <text:p>37</text:p>
          </table:table-cell>
          <table:table-cell table:formula="of:=[$Mars.D158]" office:value-type="float" office:value="9.23" calcext:value-type="float">
            <text:p>9,23</text:p>
          </table:table-cell>
          <table:table-cell table:formula="of:=IF([$Mars.$E158]=&quot;+&quot;; [$Mars.F158]; -1*[$Mars.F158])" office:value-type="float" office:value="2" calcext:value-type="float">
            <text:p>2</text:p>
          </table:table-cell>
          <table:table-cell table:formula="of:=IF([$Mars.$E158]=&quot;+&quot;; [$Mars.G158]; -1*[$Mars.G158])" office:value-type="float" office:value="4" calcext:value-type="float">
            <text:p>4</text:p>
          </table:table-cell>
          <table:table-cell table:formula="of:=IF([$Mars.$E158]=&quot;+&quot;; [$Mars.H158]; -1*[$Mars.H158])" office:value-type="float" office:value="2.2" calcext:value-type="float">
            <text:p>2,2</text:p>
          </table:table-cell>
          <table:table-cell table:formula="of:=[$Mars.$B158]*3600+[$Mars.$C158]*60+[$Mars.$D158]" office:value-type="float" office:value="2229.23" calcext:value-type="float">
            <text:p>2229,2</text:p>
          </table:table-cell>
          <table:table-cell table:formula="of:=[.$E160]+[.$F160]/60+[.$G160]/3600" office:value-type="float" office:value="2.06727777777778" calcext:value-type="float">
            <text:p>2,067</text:p>
          </table:table-cell>
          <table:table-cell table:formula="of:=[$Vénusz.B158]" office:value-type="float" office:value="2" calcext:value-type="float">
            <text:p>2</text:p>
          </table:table-cell>
          <table:table-cell table:formula="of:=[$Vénusz.C158]" office:value-type="float" office:value="35" calcext:value-type="float">
            <text:p>35</text:p>
          </table:table-cell>
          <table:table-cell table:formula="of:=[$Vénusz.D158]" office:value-type="float" office:value="42.59" calcext:value-type="float">
            <text:p>42,59</text:p>
          </table:table-cell>
          <table:table-cell table:formula="of:=IF([$Vénusz.$E158]=&quot;+&quot;; [$Vénusz.F158]; -1*[$Vénusz.F158])" office:value-type="float" office:value="13" calcext:value-type="float">
            <text:p>13</text:p>
          </table:table-cell>
          <table:table-cell table:formula="of:=IF([$Vénusz.$E158]=&quot;+&quot;; [$Vénusz.G158]; -1*[$Vénusz.G158])" office:value-type="float" office:value="10" calcext:value-type="float">
            <text:p>10</text:p>
          </table:table-cell>
          <table:table-cell table:formula="of:=IF([$Vénusz.$E158]=&quot;+&quot;; [$Vénusz.H158]; -1*[$Vénusz.H158])" office:value-type="float" office:value="29.7" calcext:value-type="float">
            <text:p>29,7</text:p>
          </table:table-cell>
          <table:table-cell table:formula="of:=[.$J160]*3600+[.$K160]*60+[.$L160]" office:value-type="float" office:value="9342.59" calcext:value-type="float">
            <text:p>9342,6</text:p>
          </table:table-cell>
          <table:table-cell table:formula="of:=[.$M160]+[.$N160]/60+[.$O160]/3600" office:value-type="float" office:value="13.1749166666667" calcext:value-type="float">
            <text:p>13,175</text:p>
          </table:table-cell>
        </table:table-row>
        <table:table-row table:style-name="ro1">
          <table:table-cell table:formula="of:=DATE(2022;1;1)+ROW([.A161])-3" office:value-type="date" office:date-value="2022-06-08" calcext:value-type="date">
            <text:p>2022-06-08</text:p>
          </table:table-cell>
          <table:table-cell table:formula="of:=[$Mars.B159]" office:value-type="float" office:value="0" calcext:value-type="float">
            <text:p>0</text:p>
          </table:table-cell>
          <table:table-cell table:formula="of:=[$Mars.C159]" office:value-type="float" office:value="39" calcext:value-type="float">
            <text:p>39</text:p>
          </table:table-cell>
          <table:table-cell table:formula="of:=[$Mars.D159]" office:value-type="float" office:value="51.88" calcext:value-type="float">
            <text:p>51,88</text:p>
          </table:table-cell>
          <table:table-cell table:formula="of:=IF([$Mars.$E159]=&quot;+&quot;; [$Mars.F159]; -1*[$Mars.F159])" office:value-type="float" office:value="2" calcext:value-type="float">
            <text:p>2</text:p>
          </table:table-cell>
          <table:table-cell table:formula="of:=IF([$Mars.$E159]=&quot;+&quot;; [$Mars.G159]; -1*[$Mars.G159])" office:value-type="float" office:value="21" calcext:value-type="float">
            <text:p>21</text:p>
          </table:table-cell>
          <table:table-cell table:formula="of:=IF([$Mars.$E159]=&quot;+&quot;; [$Mars.H159]; -1*[$Mars.H159])" office:value-type="float" office:value="7.5" calcext:value-type="float">
            <text:p>7,5</text:p>
          </table:table-cell>
          <table:table-cell table:formula="of:=[$Mars.$B159]*3600+[$Mars.$C159]*60+[$Mars.$D159]" office:value-type="float" office:value="2391.88" calcext:value-type="float">
            <text:p>2391,9</text:p>
          </table:table-cell>
          <table:table-cell table:formula="of:=[.$E161]+[.$F161]/60+[.$G161]/3600" office:value-type="float" office:value="2.35208333333333" calcext:value-type="float">
            <text:p>2,352</text:p>
          </table:table-cell>
          <table:table-cell table:formula="of:=[$Vénusz.B159]" office:value-type="float" office:value="2" calcext:value-type="float">
            <text:p>2</text:p>
          </table:table-cell>
          <table:table-cell table:formula="of:=[$Vénusz.C159]" office:value-type="float" office:value="40" calcext:value-type="float">
            <text:p>40</text:p>
          </table:table-cell>
          <table:table-cell table:formula="of:=[$Vénusz.D159]" office:value-type="float" office:value="18.27" calcext:value-type="float">
            <text:p>18,27</text:p>
          </table:table-cell>
          <table:table-cell table:formula="of:=IF([$Vénusz.$E159]=&quot;+&quot;; [$Vénusz.F159]; -1*[$Vénusz.F159])" office:value-type="float" office:value="13" calcext:value-type="float">
            <text:p>13</text:p>
          </table:table-cell>
          <table:table-cell table:formula="of:=IF([$Vénusz.$E159]=&quot;+&quot;; [$Vénusz.G159]; -1*[$Vénusz.G159])" office:value-type="float" office:value="32" calcext:value-type="float">
            <text:p>32</text:p>
          </table:table-cell>
          <table:table-cell table:formula="of:=IF([$Vénusz.$E159]=&quot;+&quot;; [$Vénusz.H159]; -1*[$Vénusz.H159])" office:value-type="float" office:value="50.8" calcext:value-type="float">
            <text:p>50,8</text:p>
          </table:table-cell>
          <table:table-cell table:formula="of:=[.$J161]*3600+[.$K161]*60+[.$L161]" office:value-type="float" office:value="9618.27" calcext:value-type="float">
            <text:p>9618,3</text:p>
          </table:table-cell>
          <table:table-cell table:formula="of:=[.$M161]+[.$N161]/60+[.$O161]/3600" office:value-type="float" office:value="13.5474444444444" calcext:value-type="float">
            <text:p>13,547</text:p>
          </table:table-cell>
        </table:table-row>
        <table:table-row table:style-name="ro1">
          <table:table-cell table:formula="of:=DATE(2022;1;1)+ROW([.A162])-3" office:value-type="date" office:date-value="2022-06-09" calcext:value-type="date">
            <text:p>2022-06-09</text:p>
          </table:table-cell>
          <table:table-cell table:formula="of:=[$Mars.B160]" office:value-type="float" office:value="0" calcext:value-type="float">
            <text:p>0</text:p>
          </table:table-cell>
          <table:table-cell table:formula="of:=[$Mars.C160]" office:value-type="float" office:value="42" calcext:value-type="float">
            <text:p>42</text:p>
          </table:table-cell>
          <table:table-cell table:formula="of:=[$Mars.D160]" office:value-type="float" office:value="34.41" calcext:value-type="float">
            <text:p>34,41</text:p>
          </table:table-cell>
          <table:table-cell table:formula="of:=IF([$Mars.$E160]=&quot;+&quot;; [$Mars.F160]; -1*[$Mars.F160])" office:value-type="float" office:value="2" calcext:value-type="float">
            <text:p>2</text:p>
          </table:table-cell>
          <table:table-cell table:formula="of:=IF([$Mars.$E160]=&quot;+&quot;; [$Mars.G160]; -1*[$Mars.G160])" office:value-type="float" office:value="38" calcext:value-type="float">
            <text:p>38</text:p>
          </table:table-cell>
          <table:table-cell table:formula="of:=IF([$Mars.$E160]=&quot;+&quot;; [$Mars.H160]; -1*[$Mars.H160])" office:value-type="float" office:value="9.8" calcext:value-type="float">
            <text:p>9,8</text:p>
          </table:table-cell>
          <table:table-cell table:formula="of:=[$Mars.$B160]*3600+[$Mars.$C160]*60+[$Mars.$D160]" office:value-type="float" office:value="2554.41" calcext:value-type="float">
            <text:p>2554,4</text:p>
          </table:table-cell>
          <table:table-cell table:formula="of:=[.$E162]+[.$F162]/60+[.$G162]/3600" office:value-type="float" office:value="2.63605555555556" calcext:value-type="float">
            <text:p>2,636</text:p>
          </table:table-cell>
          <table:table-cell table:formula="of:=[$Vénusz.B160]" office:value-type="float" office:value="2" calcext:value-type="float">
            <text:p>2</text:p>
          </table:table-cell>
          <table:table-cell table:formula="of:=[$Vénusz.C160]" office:value-type="float" office:value="44" calcext:value-type="float">
            <text:p>44</text:p>
          </table:table-cell>
          <table:table-cell table:formula="of:=[$Vénusz.D160]" office:value-type="float" office:value="54.94" calcext:value-type="float">
            <text:p>54,94</text:p>
          </table:table-cell>
          <table:table-cell table:formula="of:=IF([$Vénusz.$E160]=&quot;+&quot;; [$Vénusz.F160]; -1*[$Vénusz.F160])" office:value-type="float" office:value="13" calcext:value-type="float">
            <text:p>13</text:p>
          </table:table-cell>
          <table:table-cell table:formula="of:=IF([$Vénusz.$E160]=&quot;+&quot;; [$Vénusz.G160]; -1*[$Vénusz.G160])" office:value-type="float" office:value="54" calcext:value-type="float">
            <text:p>54</text:p>
          </table:table-cell>
          <table:table-cell table:formula="of:=IF([$Vénusz.$E160]=&quot;+&quot;; [$Vénusz.H160]; -1*[$Vénusz.H160])" office:value-type="float" office:value="55.4" calcext:value-type="float">
            <text:p>55,4</text:p>
          </table:table-cell>
          <table:table-cell table:formula="of:=[.$J162]*3600+[.$K162]*60+[.$L162]" office:value-type="float" office:value="9894.94" calcext:value-type="float">
            <text:p>9894,9</text:p>
          </table:table-cell>
          <table:table-cell table:formula="of:=[.$M162]+[.$N162]/60+[.$O162]/3600" office:value-type="float" office:value="13.9153888888889" calcext:value-type="float">
            <text:p>13,915</text:p>
          </table:table-cell>
        </table:table-row>
        <table:table-row table:style-name="ro1">
          <table:table-cell table:formula="of:=DATE(2022;1;1)+ROW([.A163])-3" office:value-type="date" office:date-value="2022-06-10" calcext:value-type="date">
            <text:p>2022-06-10</text:p>
          </table:table-cell>
          <table:table-cell table:formula="of:=[$Mars.B161]" office:value-type="float" office:value="0" calcext:value-type="float">
            <text:p>0</text:p>
          </table:table-cell>
          <table:table-cell table:formula="of:=[$Mars.C161]" office:value-type="float" office:value="45" calcext:value-type="float">
            <text:p>45</text:p>
          </table:table-cell>
          <table:table-cell table:formula="of:=[$Mars.D161]" office:value-type="float" office:value="16.81" calcext:value-type="float">
            <text:p>16,81</text:p>
          </table:table-cell>
          <table:table-cell table:formula="of:=IF([$Mars.$E161]=&quot;+&quot;; [$Mars.F161]; -1*[$Mars.F161])" office:value-type="float" office:value="2" calcext:value-type="float">
            <text:p>2</text:p>
          </table:table-cell>
          <table:table-cell table:formula="of:=IF([$Mars.$E161]=&quot;+&quot;; [$Mars.G161]; -1*[$Mars.G161])" office:value-type="float" office:value="55" calcext:value-type="float">
            <text:p>55</text:p>
          </table:table-cell>
          <table:table-cell table:formula="of:=IF([$Mars.$E161]=&quot;+&quot;; [$Mars.H161]; -1*[$Mars.H161])" office:value-type="float" office:value="9.1" calcext:value-type="float">
            <text:p>9,1</text:p>
          </table:table-cell>
          <table:table-cell table:formula="of:=[$Mars.$B161]*3600+[$Mars.$C161]*60+[$Mars.$D161]" office:value-type="float" office:value="2716.81" calcext:value-type="float">
            <text:p>2716,8</text:p>
          </table:table-cell>
          <table:table-cell table:formula="of:=[.$E163]+[.$F163]/60+[.$G163]/3600" office:value-type="float" office:value="2.91919444444444" calcext:value-type="float">
            <text:p>2,919</text:p>
          </table:table-cell>
          <table:table-cell table:formula="of:=[$Vénusz.B161]" office:value-type="float" office:value="2" calcext:value-type="float">
            <text:p>2</text:p>
          </table:table-cell>
          <table:table-cell table:formula="of:=[$Vénusz.C161]" office:value-type="float" office:value="49" calcext:value-type="float">
            <text:p>49</text:p>
          </table:table-cell>
          <table:table-cell table:formula="of:=[$Vénusz.D161]" office:value-type="float" office:value="32.62" calcext:value-type="float">
            <text:p>32,62</text:p>
          </table:table-cell>
          <table:table-cell table:formula="of:=IF([$Vénusz.$E161]=&quot;+&quot;; [$Vénusz.F161]; -1*[$Vénusz.F161])" office:value-type="float" office:value="14" calcext:value-type="float">
            <text:p>14</text:p>
          </table:table-cell>
          <table:table-cell table:formula="of:=IF([$Vénusz.$E161]=&quot;+&quot;; [$Vénusz.G161]; -1*[$Vénusz.G161])" office:value-type="float" office:value="16" calcext:value-type="float">
            <text:p>16</text:p>
          </table:table-cell>
          <table:table-cell table:formula="of:=IF([$Vénusz.$E161]=&quot;+&quot;; [$Vénusz.H161]; -1*[$Vénusz.H161])" office:value-type="float" office:value="43" calcext:value-type="float">
            <text:p>43</text:p>
          </table:table-cell>
          <table:table-cell table:formula="of:=[.$J163]*3600+[.$K163]*60+[.$L163]" office:value-type="float" office:value="10172.62" calcext:value-type="float">
            <text:p>10172,6</text:p>
          </table:table-cell>
          <table:table-cell table:formula="of:=[.$M163]+[.$N163]/60+[.$O163]/3600" office:value-type="float" office:value="14.2786111111111" calcext:value-type="float">
            <text:p>14,279</text:p>
          </table:table-cell>
        </table:table-row>
        <table:table-row table:style-name="ro1">
          <table:table-cell table:formula="of:=DATE(2022;1;1)+ROW([.A164])-3" office:value-type="date" office:date-value="2022-06-11" calcext:value-type="date">
            <text:p>2022-06-11</text:p>
          </table:table-cell>
          <table:table-cell table:formula="of:=[$Mars.B162]" office:value-type="float" office:value="0" calcext:value-type="float">
            <text:p>0</text:p>
          </table:table-cell>
          <table:table-cell table:formula="of:=[$Mars.C162]" office:value-type="float" office:value="47" calcext:value-type="float">
            <text:p>47</text:p>
          </table:table-cell>
          <table:table-cell table:formula="of:=[$Mars.D162]" office:value-type="float" office:value="59.09" calcext:value-type="float">
            <text:p>59,09</text:p>
          </table:table-cell>
          <table:table-cell table:formula="of:=IF([$Mars.$E162]=&quot;+&quot;; [$Mars.F162]; -1*[$Mars.F162])" office:value-type="float" office:value="3" calcext:value-type="float">
            <text:p>3</text:p>
          </table:table-cell>
          <table:table-cell table:formula="of:=IF([$Mars.$E162]=&quot;+&quot;; [$Mars.G162]; -1*[$Mars.G162])" office:value-type="float" office:value="12" calcext:value-type="float">
            <text:p>12</text:p>
          </table:table-cell>
          <table:table-cell table:formula="of:=IF([$Mars.$E162]=&quot;+&quot;; [$Mars.H162]; -1*[$Mars.H162])" office:value-type="float" office:value="5.3" calcext:value-type="float">
            <text:p>5,3</text:p>
          </table:table-cell>
          <table:table-cell table:formula="of:=[$Mars.$B162]*3600+[$Mars.$C162]*60+[$Mars.$D162]" office:value-type="float" office:value="2879.09" calcext:value-type="float">
            <text:p>2879,1</text:p>
          </table:table-cell>
          <table:table-cell table:formula="of:=[.$E164]+[.$F164]/60+[.$G164]/3600" office:value-type="float" office:value="3.20147222222222" calcext:value-type="float">
            <text:p>3,201</text:p>
          </table:table-cell>
          <table:table-cell table:formula="of:=[$Vénusz.B162]" office:value-type="float" office:value="2" calcext:value-type="float">
            <text:p>2</text:p>
          </table:table-cell>
          <table:table-cell table:formula="of:=[$Vénusz.C162]" office:value-type="float" office:value="54" calcext:value-type="float">
            <text:p>54</text:p>
          </table:table-cell>
          <table:table-cell table:formula="of:=[$Vénusz.D162]" office:value-type="float" office:value="11.34" calcext:value-type="float">
            <text:p>11,34</text:p>
          </table:table-cell>
          <table:table-cell table:formula="of:=IF([$Vénusz.$E162]=&quot;+&quot;; [$Vénusz.F162]; -1*[$Vénusz.F162])" office:value-type="float" office:value="14" calcext:value-type="float">
            <text:p>14</text:p>
          </table:table-cell>
          <table:table-cell table:formula="of:=IF([$Vénusz.$E162]=&quot;+&quot;; [$Vénusz.G162]; -1*[$Vénusz.G162])" office:value-type="float" office:value="38" calcext:value-type="float">
            <text:p>38</text:p>
          </table:table-cell>
          <table:table-cell table:formula="of:=IF([$Vénusz.$E162]=&quot;+&quot;; [$Vénusz.H162]; -1*[$Vénusz.H162])" office:value-type="float" office:value="12.7" calcext:value-type="float">
            <text:p>12,7</text:p>
          </table:table-cell>
          <table:table-cell table:formula="of:=[.$J164]*3600+[.$K164]*60+[.$L164]" office:value-type="float" office:value="10451.34" calcext:value-type="float">
            <text:p>10451,3</text:p>
          </table:table-cell>
          <table:table-cell table:formula="of:=[.$M164]+[.$N164]/60+[.$O164]/3600" office:value-type="float" office:value="14.6368611111111" calcext:value-type="float">
            <text:p>14,637</text:p>
          </table:table-cell>
        </table:table-row>
        <table:table-row table:style-name="ro1">
          <table:table-cell table:formula="of:=DATE(2022;1;1)+ROW([.A165])-3" office:value-type="date" office:date-value="2022-06-12" calcext:value-type="date">
            <text:p>2022-06-12</text:p>
          </table:table-cell>
          <table:table-cell table:formula="of:=[$Mars.B163]" office:value-type="float" office:value="0" calcext:value-type="float">
            <text:p>0</text:p>
          </table:table-cell>
          <table:table-cell table:formula="of:=[$Mars.C163]" office:value-type="float" office:value="50" calcext:value-type="float">
            <text:p>50</text:p>
          </table:table-cell>
          <table:table-cell table:formula="of:=[$Mars.D163]" office:value-type="float" office:value="41.27" calcext:value-type="float">
            <text:p>41,27</text:p>
          </table:table-cell>
          <table:table-cell table:formula="of:=IF([$Mars.$E163]=&quot;+&quot;; [$Mars.F163]; -1*[$Mars.F163])" office:value-type="float" office:value="3" calcext:value-type="float">
            <text:p>3</text:p>
          </table:table-cell>
          <table:table-cell table:formula="of:=IF([$Mars.$E163]=&quot;+&quot;; [$Mars.G163]; -1*[$Mars.G163])" office:value-type="float" office:value="28" calcext:value-type="float">
            <text:p>28</text:p>
          </table:table-cell>
          <table:table-cell table:formula="of:=IF([$Mars.$E163]=&quot;+&quot;; [$Mars.H163]; -1*[$Mars.H163])" office:value-type="float" office:value="58.1" calcext:value-type="float">
            <text:p>58,1</text:p>
          </table:table-cell>
          <table:table-cell table:formula="of:=[$Mars.$B163]*3600+[$Mars.$C163]*60+[$Mars.$D163]" office:value-type="float" office:value="3041.27" calcext:value-type="float">
            <text:p>3041,3</text:p>
          </table:table-cell>
          <table:table-cell table:formula="of:=[.$E165]+[.$F165]/60+[.$G165]/3600" office:value-type="float" office:value="3.48280555555556" calcext:value-type="float">
            <text:p>3,483</text:p>
          </table:table-cell>
          <table:table-cell table:formula="of:=[$Vénusz.B163]" office:value-type="float" office:value="2" calcext:value-type="float">
            <text:p>2</text:p>
          </table:table-cell>
          <table:table-cell table:formula="of:=[$Vénusz.C163]" office:value-type="float" office:value="58" calcext:value-type="float">
            <text:p>58</text:p>
          </table:table-cell>
          <table:table-cell table:formula="of:=[$Vénusz.D163]" office:value-type="float" office:value="51.11" calcext:value-type="float">
            <text:p>51,11</text:p>
          </table:table-cell>
          <table:table-cell table:formula="of:=IF([$Vénusz.$E163]=&quot;+&quot;; [$Vénusz.F163]; -1*[$Vénusz.F163])" office:value-type="float" office:value="14" calcext:value-type="float">
            <text:p>14</text:p>
          </table:table-cell>
          <table:table-cell table:formula="of:=IF([$Vénusz.$E163]=&quot;+&quot;; [$Vénusz.G163]; -1*[$Vénusz.G163])" office:value-type="float" office:value="59" calcext:value-type="float">
            <text:p>59</text:p>
          </table:table-cell>
          <table:table-cell table:formula="of:=IF([$Vénusz.$E163]=&quot;+&quot;; [$Vénusz.H163]; -1*[$Vénusz.H163])" office:value-type="float" office:value="24" calcext:value-type="float">
            <text:p>24</text:p>
          </table:table-cell>
          <table:table-cell table:formula="of:=[.$J165]*3600+[.$K165]*60+[.$L165]" office:value-type="float" office:value="10731.11" calcext:value-type="float">
            <text:p>10731,1</text:p>
          </table:table-cell>
          <table:table-cell table:formula="of:=[.$M165]+[.$N165]/60+[.$O165]/3600" office:value-type="float" office:value="14.99" calcext:value-type="float">
            <text:p>14,990</text:p>
          </table:table-cell>
        </table:table-row>
        <table:table-row table:style-name="ro1">
          <table:table-cell table:formula="of:=DATE(2022;1;1)+ROW([.A166])-3" office:value-type="date" office:date-value="2022-06-13" calcext:value-type="date">
            <text:p>2022-06-13</text:p>
          </table:table-cell>
          <table:table-cell table:formula="of:=[$Mars.B164]" office:value-type="float" office:value="0" calcext:value-type="float">
            <text:p>0</text:p>
          </table:table-cell>
          <table:table-cell table:formula="of:=[$Mars.C164]" office:value-type="float" office:value="53" calcext:value-type="float">
            <text:p>53</text:p>
          </table:table-cell>
          <table:table-cell table:formula="of:=[$Mars.D164]" office:value-type="float" office:value="23.33" calcext:value-type="float">
            <text:p>23,33</text:p>
          </table:table-cell>
          <table:table-cell table:formula="of:=IF([$Mars.$E164]=&quot;+&quot;; [$Mars.F164]; -1*[$Mars.F164])" office:value-type="float" office:value="3" calcext:value-type="float">
            <text:p>3</text:p>
          </table:table-cell>
          <table:table-cell table:formula="of:=IF([$Mars.$E164]=&quot;+&quot;; [$Mars.G164]; -1*[$Mars.G164])" office:value-type="float" office:value="45" calcext:value-type="float">
            <text:p>45</text:p>
          </table:table-cell>
          <table:table-cell table:formula="of:=IF([$Mars.$E164]=&quot;+&quot;; [$Mars.H164]; -1*[$Mars.H164])" office:value-type="float" office:value="47.5" calcext:value-type="float">
            <text:p>47,5</text:p>
          </table:table-cell>
          <table:table-cell table:formula="of:=[$Mars.$B164]*3600+[$Mars.$C164]*60+[$Mars.$D164]" office:value-type="float" office:value="3203.33" calcext:value-type="float">
            <text:p>3203,3</text:p>
          </table:table-cell>
          <table:table-cell table:formula="of:=[.$E166]+[.$F166]/60+[.$G166]/3600" office:value-type="float" office:value="3.76319444444444" calcext:value-type="float">
            <text:p>3,763</text:p>
          </table:table-cell>
          <table:table-cell table:formula="of:=[$Vénusz.B164]" office:value-type="float" office:value="3" calcext:value-type="float">
            <text:p>3</text:p>
          </table:table-cell>
          <table:table-cell table:formula="of:=[$Vénusz.C164]" office:value-type="float" office:value="3" calcext:value-type="float">
            <text:p>3</text:p>
          </table:table-cell>
          <table:table-cell table:formula="of:=[$Vénusz.D164]" office:value-type="float" office:value="31.94" calcext:value-type="float">
            <text:p>31,94</text:p>
          </table:table-cell>
          <table:table-cell table:formula="of:=IF([$Vénusz.$E164]=&quot;+&quot;; [$Vénusz.F164]; -1*[$Vénusz.F164])" office:value-type="float" office:value="15" calcext:value-type="float">
            <text:p>15</text:p>
          </table:table-cell>
          <table:table-cell table:formula="of:=IF([$Vénusz.$E164]=&quot;+&quot;; [$Vénusz.G164]; -1*[$Vénusz.G164])" office:value-type="float" office:value="20" calcext:value-type="float">
            <text:p>20</text:p>
          </table:table-cell>
          <table:table-cell table:formula="of:=IF([$Vénusz.$E164]=&quot;+&quot;; [$Vénusz.H164]; -1*[$Vénusz.H164])" office:value-type="float" office:value="16.1" calcext:value-type="float">
            <text:p>16,1</text:p>
          </table:table-cell>
          <table:table-cell table:formula="of:=[.$J166]*3600+[.$K166]*60+[.$L166]" office:value-type="float" office:value="11011.94" calcext:value-type="float">
            <text:p>11011,9</text:p>
          </table:table-cell>
          <table:table-cell table:formula="of:=[.$M166]+[.$N166]/60+[.$O166]/3600" office:value-type="float" office:value="15.3378055555556" calcext:value-type="float">
            <text:p>15,338</text:p>
          </table:table-cell>
        </table:table-row>
        <table:table-row table:style-name="ro1">
          <table:table-cell table:formula="of:=DATE(2022;1;1)+ROW([.A167])-3" office:value-type="date" office:date-value="2022-06-14" calcext:value-type="date">
            <text:p>2022-06-14</text:p>
          </table:table-cell>
          <table:table-cell table:formula="of:=[$Mars.B165]" office:value-type="float" office:value="0" calcext:value-type="float">
            <text:p>0</text:p>
          </table:table-cell>
          <table:table-cell table:formula="of:=[$Mars.C165]" office:value-type="float" office:value="56" calcext:value-type="float">
            <text:p>56</text:p>
          </table:table-cell>
          <table:table-cell table:formula="of:=[$Mars.D165]" office:value-type="float" office:value="5.29" calcext:value-type="float">
            <text:p>5,29</text:p>
          </table:table-cell>
          <table:table-cell table:formula="of:=IF([$Mars.$E165]=&quot;+&quot;; [$Mars.F165]; -1*[$Mars.F165])" office:value-type="float" office:value="4" calcext:value-type="float">
            <text:p>4</text:p>
          </table:table-cell>
          <table:table-cell table:formula="of:=IF([$Mars.$E165]=&quot;+&quot;; [$Mars.G165]; -1*[$Mars.G165])" office:value-type="float" office:value="2" calcext:value-type="float">
            <text:p>2</text:p>
          </table:table-cell>
          <table:table-cell table:formula="of:=IF([$Mars.$E165]=&quot;+&quot;; [$Mars.H165]; -1*[$Mars.H165])" office:value-type="float" office:value="33.4" calcext:value-type="float">
            <text:p>33,4</text:p>
          </table:table-cell>
          <table:table-cell table:formula="of:=[$Mars.$B165]*3600+[$Mars.$C165]*60+[$Mars.$D165]" office:value-type="float" office:value="3365.29" calcext:value-type="float">
            <text:p>3365,3</text:p>
          </table:table-cell>
          <table:table-cell table:formula="of:=[.$E167]+[.$F167]/60+[.$G167]/3600" office:value-type="float" office:value="4.04261111111111" calcext:value-type="float">
            <text:p>4,043</text:p>
          </table:table-cell>
          <table:table-cell table:formula="of:=[$Vénusz.B165]" office:value-type="float" office:value="3" calcext:value-type="float">
            <text:p>3</text:p>
          </table:table-cell>
          <table:table-cell table:formula="of:=[$Vénusz.C165]" office:value-type="float" office:value="8" calcext:value-type="float">
            <text:p>8</text:p>
          </table:table-cell>
          <table:table-cell table:formula="of:=[$Vénusz.D165]" office:value-type="float" office:value="13.86" calcext:value-type="float">
            <text:p>13,86</text:p>
          </table:table-cell>
          <table:table-cell table:formula="of:=IF([$Vénusz.$E165]=&quot;+&quot;; [$Vénusz.F165]; -1*[$Vénusz.F165])" office:value-type="float" office:value="15" calcext:value-type="float">
            <text:p>15</text:p>
          </table:table-cell>
          <table:table-cell table:formula="of:=IF([$Vénusz.$E165]=&quot;+&quot;; [$Vénusz.G165]; -1*[$Vénusz.G165])" office:value-type="float" office:value="40" calcext:value-type="float">
            <text:p>40</text:p>
          </table:table-cell>
          <table:table-cell table:formula="of:=IF([$Vénusz.$E165]=&quot;+&quot;; [$Vénusz.H165]; -1*[$Vénusz.H165])" office:value-type="float" office:value="48.4" calcext:value-type="float">
            <text:p>48,4</text:p>
          </table:table-cell>
          <table:table-cell table:formula="of:=[.$J167]*3600+[.$K167]*60+[.$L167]" office:value-type="float" office:value="11293.86" calcext:value-type="float">
            <text:p>11293,9</text:p>
          </table:table-cell>
          <table:table-cell table:formula="of:=[.$M167]+[.$N167]/60+[.$O167]/3600" office:value-type="float" office:value="15.6801111111111" calcext:value-type="float">
            <text:p>15,680</text:p>
          </table:table-cell>
        </table:table-row>
        <table:table-row table:style-name="ro1">
          <table:table-cell table:formula="of:=DATE(2022;1;1)+ROW([.A168])-3" office:value-type="date" office:date-value="2022-06-15" calcext:value-type="date">
            <text:p>2022-06-15</text:p>
          </table:table-cell>
          <table:table-cell table:formula="of:=[$Mars.B166]" office:value-type="float" office:value="0" calcext:value-type="float">
            <text:p>0</text:p>
          </table:table-cell>
          <table:table-cell table:formula="of:=[$Mars.C166]" office:value-type="float" office:value="58" calcext:value-type="float">
            <text:p>58</text:p>
          </table:table-cell>
          <table:table-cell table:formula="of:=[$Mars.D166]" office:value-type="float" office:value="47.15" calcext:value-type="float">
            <text:p>47,15</text:p>
          </table:table-cell>
          <table:table-cell table:formula="of:=IF([$Mars.$E166]=&quot;+&quot;; [$Mars.F166]; -1*[$Mars.F166])" office:value-type="float" office:value="4" calcext:value-type="float">
            <text:p>4</text:p>
          </table:table-cell>
          <table:table-cell table:formula="of:=IF([$Mars.$E166]=&quot;+&quot;; [$Mars.G166]; -1*[$Mars.G166])" office:value-type="float" office:value="19" calcext:value-type="float">
            <text:p>19</text:p>
          </table:table-cell>
          <table:table-cell table:formula="of:=IF([$Mars.$E166]=&quot;+&quot;; [$Mars.H166]; -1*[$Mars.H166])" office:value-type="float" office:value="15.5" calcext:value-type="float">
            <text:p>15,5</text:p>
          </table:table-cell>
          <table:table-cell table:formula="of:=[$Mars.$B166]*3600+[$Mars.$C166]*60+[$Mars.$D166]" office:value-type="float" office:value="3527.15" calcext:value-type="float">
            <text:p>3527,2</text:p>
          </table:table-cell>
          <table:table-cell table:formula="of:=[.$E168]+[.$F168]/60+[.$G168]/3600" office:value-type="float" office:value="4.32097222222222" calcext:value-type="float">
            <text:p>4,321</text:p>
          </table:table-cell>
          <table:table-cell table:formula="of:=[$Vénusz.B166]" office:value-type="float" office:value="3" calcext:value-type="float">
            <text:p>3</text:p>
          </table:table-cell>
          <table:table-cell table:formula="of:=[$Vénusz.C166]" office:value-type="float" office:value="12" calcext:value-type="float">
            <text:p>12</text:p>
          </table:table-cell>
          <table:table-cell table:formula="of:=[$Vénusz.D166]" office:value-type="float" office:value="56.87" calcext:value-type="float">
            <text:p>56,87</text:p>
          </table:table-cell>
          <table:table-cell table:formula="of:=IF([$Vénusz.$E166]=&quot;+&quot;; [$Vénusz.F166]; -1*[$Vénusz.F166])" office:value-type="float" office:value="16" calcext:value-type="float">
            <text:p>16</text:p>
          </table:table-cell>
          <table:table-cell table:formula="of:=IF([$Vénusz.$E166]=&quot;+&quot;; [$Vénusz.G166]; -1*[$Vénusz.G166])" office:value-type="float" office:value="1" calcext:value-type="float">
            <text:p>1</text:p>
          </table:table-cell>
          <table:table-cell table:formula="of:=IF([$Vénusz.$E166]=&quot;+&quot;; [$Vénusz.H166]; -1*[$Vénusz.H166])" office:value-type="float" office:value="0.2" calcext:value-type="float">
            <text:p>0,2</text:p>
          </table:table-cell>
          <table:table-cell table:formula="of:=[.$J168]*3600+[.$K168]*60+[.$L168]" office:value-type="float" office:value="11576.87" calcext:value-type="float">
            <text:p>11576,9</text:p>
          </table:table-cell>
          <table:table-cell table:formula="of:=[.$M168]+[.$N168]/60+[.$O168]/3600" office:value-type="float" office:value="16.0167222222222" calcext:value-type="float">
            <text:p>16,017</text:p>
          </table:table-cell>
        </table:table-row>
        <table:table-row table:style-name="ro1">
          <table:table-cell table:formula="of:=DATE(2022;1;1)+ROW([.A169])-3" office:value-type="date" office:date-value="2022-06-16" calcext:value-type="date">
            <text:p>2022-06-16</text:p>
          </table:table-cell>
          <table:table-cell table:formula="of:=[$Mars.B167]" office:value-type="float" office:value="1" calcext:value-type="float">
            <text:p>1</text:p>
          </table:table-cell>
          <table:table-cell table:formula="of:=[$Mars.C167]" office:value-type="float" office:value="1" calcext:value-type="float">
            <text:p>1</text:p>
          </table:table-cell>
          <table:table-cell table:formula="of:=[$Mars.D167]" office:value-type="float" office:value="28.92" calcext:value-type="float">
            <text:p>28,92</text:p>
          </table:table-cell>
          <table:table-cell table:formula="of:=IF([$Mars.$E167]=&quot;+&quot;; [$Mars.F167]; -1*[$Mars.F167])" office:value-type="float" office:value="4" calcext:value-type="float">
            <text:p>4</text:p>
          </table:table-cell>
          <table:table-cell table:formula="of:=IF([$Mars.$E167]=&quot;+&quot;; [$Mars.G167]; -1*[$Mars.G167])" office:value-type="float" office:value="35" calcext:value-type="float">
            <text:p>35</text:p>
          </table:table-cell>
          <table:table-cell table:formula="of:=IF([$Mars.$E167]=&quot;+&quot;; [$Mars.H167]; -1*[$Mars.H167])" office:value-type="float" office:value="53.8" calcext:value-type="float">
            <text:p>53,8</text:p>
          </table:table-cell>
          <table:table-cell table:formula="of:=[$Mars.$B167]*3600+[$Mars.$C167]*60+[$Mars.$D167]" office:value-type="float" office:value="3688.92" calcext:value-type="float">
            <text:p>3688,9</text:p>
          </table:table-cell>
          <table:table-cell table:formula="of:=[.$E169]+[.$F169]/60+[.$G169]/3600" office:value-type="float" office:value="4.59827777777778" calcext:value-type="float">
            <text:p>4,598</text:p>
          </table:table-cell>
          <table:table-cell table:formula="of:=[$Vénusz.B167]" office:value-type="float" office:value="3" calcext:value-type="float">
            <text:p>3</text:p>
          </table:table-cell>
          <table:table-cell table:formula="of:=[$Vénusz.C167]" office:value-type="float" office:value="17" calcext:value-type="float">
            <text:p>17</text:p>
          </table:table-cell>
          <table:table-cell table:formula="of:=[$Vénusz.D167]" office:value-type="float" office:value="41" calcext:value-type="float">
            <text:p>41</text:p>
          </table:table-cell>
          <table:table-cell table:formula="of:=IF([$Vénusz.$E167]=&quot;+&quot;; [$Vénusz.F167]; -1*[$Vénusz.F167])" office:value-type="float" office:value="16" calcext:value-type="float">
            <text:p>16</text:p>
          </table:table-cell>
          <table:table-cell table:formula="of:=IF([$Vénusz.$E167]=&quot;+&quot;; [$Vénusz.G167]; -1*[$Vénusz.G167])" office:value-type="float" office:value="20" calcext:value-type="float">
            <text:p>20</text:p>
          </table:table-cell>
          <table:table-cell table:formula="of:=IF([$Vénusz.$E167]=&quot;+&quot;; [$Vénusz.H167]; -1*[$Vénusz.H167])" office:value-type="float" office:value="50.9" calcext:value-type="float">
            <text:p>50,9</text:p>
          </table:table-cell>
          <table:table-cell table:formula="of:=[.$J169]*3600+[.$K169]*60+[.$L169]" office:value-type="float" office:value="11861" calcext:value-type="float">
            <text:p>11861,0</text:p>
          </table:table-cell>
          <table:table-cell table:formula="of:=[.$M169]+[.$N169]/60+[.$O169]/3600" office:value-type="float" office:value="16.3474722222222" calcext:value-type="float">
            <text:p>16,347</text:p>
          </table:table-cell>
        </table:table-row>
        <table:table-row table:style-name="ro1">
          <table:table-cell table:formula="of:=DATE(2022;1;1)+ROW([.A170])-3" office:value-type="date" office:date-value="2022-06-17" calcext:value-type="date">
            <text:p>2022-06-17</text:p>
          </table:table-cell>
          <table:table-cell table:formula="of:=[$Mars.B168]" office:value-type="float" office:value="1" calcext:value-type="float">
            <text:p>1</text:p>
          </table:table-cell>
          <table:table-cell table:formula="of:=[$Mars.C168]" office:value-type="float" office:value="4" calcext:value-type="float">
            <text:p>4</text:p>
          </table:table-cell>
          <table:table-cell table:formula="of:=[$Mars.D168]" office:value-type="float" office:value="10.6" calcext:value-type="float">
            <text:p>10,6</text:p>
          </table:table-cell>
          <table:table-cell table:formula="of:=IF([$Mars.$E168]=&quot;+&quot;; [$Mars.F168]; -1*[$Mars.F168])" office:value-type="float" office:value="4" calcext:value-type="float">
            <text:p>4</text:p>
          </table:table-cell>
          <table:table-cell table:formula="of:=IF([$Mars.$E168]=&quot;+&quot;; [$Mars.G168]; -1*[$Mars.G168])" office:value-type="float" office:value="52" calcext:value-type="float">
            <text:p>52</text:p>
          </table:table-cell>
          <table:table-cell table:formula="of:=IF([$Mars.$E168]=&quot;+&quot;; [$Mars.H168]; -1*[$Mars.H168])" office:value-type="float" office:value="28.1" calcext:value-type="float">
            <text:p>28,1</text:p>
          </table:table-cell>
          <table:table-cell table:formula="of:=[$Mars.$B168]*3600+[$Mars.$C168]*60+[$Mars.$D168]" office:value-type="float" office:value="3850.6" calcext:value-type="float">
            <text:p>3850,6</text:p>
          </table:table-cell>
          <table:table-cell table:formula="of:=[.$E170]+[.$F170]/60+[.$G170]/3600" office:value-type="float" office:value="4.87447222222222" calcext:value-type="float">
            <text:p>4,874</text:p>
          </table:table-cell>
          <table:table-cell table:formula="of:=[$Vénusz.B168]" office:value-type="float" office:value="3" calcext:value-type="float">
            <text:p>3</text:p>
          </table:table-cell>
          <table:table-cell table:formula="of:=[$Vénusz.C168]" office:value-type="float" office:value="22" calcext:value-type="float">
            <text:p>22</text:p>
          </table:table-cell>
          <table:table-cell table:formula="of:=[$Vénusz.D168]" office:value-type="float" office:value="26.25" calcext:value-type="float">
            <text:p>26,25</text:p>
          </table:table-cell>
          <table:table-cell table:formula="of:=IF([$Vénusz.$E168]=&quot;+&quot;; [$Vénusz.F168]; -1*[$Vénusz.F168])" office:value-type="float" office:value="16" calcext:value-type="float">
            <text:p>16</text:p>
          </table:table-cell>
          <table:table-cell table:formula="of:=IF([$Vénusz.$E168]=&quot;+&quot;; [$Vénusz.G168]; -1*[$Vénusz.G168])" office:value-type="float" office:value="40" calcext:value-type="float">
            <text:p>40</text:p>
          </table:table-cell>
          <table:table-cell table:formula="of:=IF([$Vénusz.$E168]=&quot;+&quot;; [$Vénusz.H168]; -1*[$Vénusz.H168])" office:value-type="float" office:value="19.7" calcext:value-type="float">
            <text:p>19,7</text:p>
          </table:table-cell>
          <table:table-cell table:formula="of:=[.$J170]*3600+[.$K170]*60+[.$L170]" office:value-type="float" office:value="12146.25" calcext:value-type="float">
            <text:p>12146,3</text:p>
          </table:table-cell>
          <table:table-cell table:formula="of:=[.$M170]+[.$N170]/60+[.$O170]/3600" office:value-type="float" office:value="16.6721388888889" calcext:value-type="float">
            <text:p>16,672</text:p>
          </table:table-cell>
        </table:table-row>
        <table:table-row table:style-name="ro1">
          <table:table-cell table:formula="of:=DATE(2022;1;1)+ROW([.A171])-3" office:value-type="date" office:date-value="2022-06-18" calcext:value-type="date">
            <text:p>2022-06-18</text:p>
          </table:table-cell>
          <table:table-cell table:formula="of:=[$Mars.B169]" office:value-type="float" office:value="1" calcext:value-type="float">
            <text:p>1</text:p>
          </table:table-cell>
          <table:table-cell table:formula="of:=[$Mars.C169]" office:value-type="float" office:value="6" calcext:value-type="float">
            <text:p>6</text:p>
          </table:table-cell>
          <table:table-cell table:formula="of:=[$Mars.D169]" office:value-type="float" office:value="52.18" calcext:value-type="float">
            <text:p>52,18</text:p>
          </table:table-cell>
          <table:table-cell table:formula="of:=IF([$Mars.$E169]=&quot;+&quot;; [$Mars.F169]; -1*[$Mars.F169])" office:value-type="float" office:value="5" calcext:value-type="float">
            <text:p>5</text:p>
          </table:table-cell>
          <table:table-cell table:formula="of:=IF([$Mars.$E169]=&quot;+&quot;; [$Mars.G169]; -1*[$Mars.G169])" office:value-type="float" office:value="8" calcext:value-type="float">
            <text:p>8</text:p>
          </table:table-cell>
          <table:table-cell table:formula="of:=IF([$Mars.$E169]=&quot;+&quot;; [$Mars.H169]; -1*[$Mars.H169])" office:value-type="float" office:value="58.2" calcext:value-type="float">
            <text:p>58,2</text:p>
          </table:table-cell>
          <table:table-cell table:formula="of:=[$Mars.$B169]*3600+[$Mars.$C169]*60+[$Mars.$D169]" office:value-type="float" office:value="4012.18" calcext:value-type="float">
            <text:p>4012,2</text:p>
          </table:table-cell>
          <table:table-cell table:formula="of:=[.$E171]+[.$F171]/60+[.$G171]/3600" office:value-type="float" office:value="5.1495" calcext:value-type="float">
            <text:p>5,150</text:p>
          </table:table-cell>
          <table:table-cell table:formula="of:=[$Vénusz.B169]" office:value-type="float" office:value="3" calcext:value-type="float">
            <text:p>3</text:p>
          </table:table-cell>
          <table:table-cell table:formula="of:=[$Vénusz.C169]" office:value-type="float" office:value="27" calcext:value-type="float">
            <text:p>27</text:p>
          </table:table-cell>
          <table:table-cell table:formula="of:=[$Vénusz.D169]" office:value-type="float" office:value="12.62" calcext:value-type="float">
            <text:p>12,62</text:p>
          </table:table-cell>
          <table:table-cell table:formula="of:=IF([$Vénusz.$E169]=&quot;+&quot;; [$Vénusz.F169]; -1*[$Vénusz.F169])" office:value-type="float" office:value="16" calcext:value-type="float">
            <text:p>16</text:p>
          </table:table-cell>
          <table:table-cell table:formula="of:=IF([$Vénusz.$E169]=&quot;+&quot;; [$Vénusz.G169]; -1*[$Vénusz.G169])" office:value-type="float" office:value="59" calcext:value-type="float">
            <text:p>59</text:p>
          </table:table-cell>
          <table:table-cell table:formula="of:=IF([$Vénusz.$E169]=&quot;+&quot;; [$Vénusz.H169]; -1*[$Vénusz.H169])" office:value-type="float" office:value="26" calcext:value-type="float">
            <text:p>26</text:p>
          </table:table-cell>
          <table:table-cell table:formula="of:=[.$J171]*3600+[.$K171]*60+[.$L171]" office:value-type="float" office:value="12432.62" calcext:value-type="float">
            <text:p>12432,6</text:p>
          </table:table-cell>
          <table:table-cell table:formula="of:=[.$M171]+[.$N171]/60+[.$O171]/3600" office:value-type="float" office:value="16.9905555555556" calcext:value-type="float">
            <text:p>16,991</text:p>
          </table:table-cell>
        </table:table-row>
        <table:table-row table:style-name="ro1">
          <table:table-cell table:formula="of:=DATE(2022;1;1)+ROW([.A172])-3" office:value-type="date" office:date-value="2022-06-19" calcext:value-type="date">
            <text:p>2022-06-19</text:p>
          </table:table-cell>
          <table:table-cell table:formula="of:=[$Mars.B170]" office:value-type="float" office:value="1" calcext:value-type="float">
            <text:p>1</text:p>
          </table:table-cell>
          <table:table-cell table:formula="of:=[$Mars.C170]" office:value-type="float" office:value="9" calcext:value-type="float">
            <text:p>9</text:p>
          </table:table-cell>
          <table:table-cell table:formula="of:=[$Mars.D170]" office:value-type="float" office:value="33.66" calcext:value-type="float">
            <text:p>33,66</text:p>
          </table:table-cell>
          <table:table-cell table:formula="of:=IF([$Mars.$E170]=&quot;+&quot;; [$Mars.F170]; -1*[$Mars.F170])" office:value-type="float" office:value="5" calcext:value-type="float">
            <text:p>5</text:p>
          </table:table-cell>
          <table:table-cell table:formula="of:=IF([$Mars.$E170]=&quot;+&quot;; [$Mars.G170]; -1*[$Mars.G170])" office:value-type="float" office:value="25" calcext:value-type="float">
            <text:p>25</text:p>
          </table:table-cell>
          <table:table-cell table:formula="of:=IF([$Mars.$E170]=&quot;+&quot;; [$Mars.H170]; -1*[$Mars.H170])" office:value-type="float" office:value="23.9" calcext:value-type="float">
            <text:p>23,9</text:p>
          </table:table-cell>
          <table:table-cell table:formula="of:=[$Mars.$B170]*3600+[$Mars.$C170]*60+[$Mars.$D170]" office:value-type="float" office:value="4173.66" calcext:value-type="float">
            <text:p>4173,7</text:p>
          </table:table-cell>
          <table:table-cell table:formula="of:=[.$E172]+[.$F172]/60+[.$G172]/3600" office:value-type="float" office:value="5.42330555555556" calcext:value-type="float">
            <text:p>5,423</text:p>
          </table:table-cell>
          <table:table-cell table:formula="of:=[$Vénusz.B170]" office:value-type="float" office:value="3" calcext:value-type="float">
            <text:p>3</text:p>
          </table:table-cell>
          <table:table-cell table:formula="of:=[$Vénusz.C170]" office:value-type="float" office:value="32" calcext:value-type="float">
            <text:p>32</text:p>
          </table:table-cell>
          <table:table-cell table:formula="of:=[$Vénusz.D170]" office:value-type="float" office:value="0.14" calcext:value-type="float">
            <text:p>0,14</text:p>
          </table:table-cell>
          <table:table-cell table:formula="of:=IF([$Vénusz.$E170]=&quot;+&quot;; [$Vénusz.F170]; -1*[$Vénusz.F170])" office:value-type="float" office:value="17" calcext:value-type="float">
            <text:p>17</text:p>
          </table:table-cell>
          <table:table-cell table:formula="of:=IF([$Vénusz.$E170]=&quot;+&quot;; [$Vénusz.G170]; -1*[$Vénusz.G170])" office:value-type="float" office:value="18" calcext:value-type="float">
            <text:p>18</text:p>
          </table:table-cell>
          <table:table-cell table:formula="of:=IF([$Vénusz.$E170]=&quot;+&quot;; [$Vénusz.H170]; -1*[$Vénusz.H170])" office:value-type="float" office:value="9.1" calcext:value-type="float">
            <text:p>9,1</text:p>
          </table:table-cell>
          <table:table-cell table:formula="of:=[.$J172]*3600+[.$K172]*60+[.$L172]" office:value-type="float" office:value="12720.14" calcext:value-type="float">
            <text:p>12720,1</text:p>
          </table:table-cell>
          <table:table-cell table:formula="of:=[.$M172]+[.$N172]/60+[.$O172]/3600" office:value-type="float" office:value="17.3025277777778" calcext:value-type="float">
            <text:p>17,303</text:p>
          </table:table-cell>
        </table:table-row>
        <table:table-row table:style-name="ro1">
          <table:table-cell table:formula="of:=DATE(2022;1;1)+ROW([.A173])-3" office:value-type="date" office:date-value="2022-06-20" calcext:value-type="date">
            <text:p>2022-06-20</text:p>
          </table:table-cell>
          <table:table-cell table:formula="of:=[$Mars.B171]" office:value-type="float" office:value="1" calcext:value-type="float">
            <text:p>1</text:p>
          </table:table-cell>
          <table:table-cell table:formula="of:=[$Mars.C171]" office:value-type="float" office:value="12" calcext:value-type="float">
            <text:p>12</text:p>
          </table:table-cell>
          <table:table-cell table:formula="of:=[$Mars.D171]" office:value-type="float" office:value="15.06" calcext:value-type="float">
            <text:p>15,06</text:p>
          </table:table-cell>
          <table:table-cell table:formula="of:=IF([$Mars.$E171]=&quot;+&quot;; [$Mars.F171]; -1*[$Mars.F171])" office:value-type="float" office:value="5" calcext:value-type="float">
            <text:p>5</text:p>
          </table:table-cell>
          <table:table-cell table:formula="of:=IF([$Mars.$E171]=&quot;+&quot;; [$Mars.G171]; -1*[$Mars.G171])" office:value-type="float" office:value="41" calcext:value-type="float">
            <text:p>41</text:p>
          </table:table-cell>
          <table:table-cell table:formula="of:=IF([$Mars.$E171]=&quot;+&quot;; [$Mars.H171]; -1*[$Mars.H171])" office:value-type="float" office:value="45.2" calcext:value-type="float">
            <text:p>45,2</text:p>
          </table:table-cell>
          <table:table-cell table:formula="of:=[$Mars.$B171]*3600+[$Mars.$C171]*60+[$Mars.$D171]" office:value-type="float" office:value="4335.06" calcext:value-type="float">
            <text:p>4335,1</text:p>
          </table:table-cell>
          <table:table-cell table:formula="of:=[.$E173]+[.$F173]/60+[.$G173]/3600" office:value-type="float" office:value="5.69588888888889" calcext:value-type="float">
            <text:p>5,696</text:p>
          </table:table-cell>
          <table:table-cell table:formula="of:=[$Vénusz.B171]" office:value-type="float" office:value="3" calcext:value-type="float">
            <text:p>3</text:p>
          </table:table-cell>
          <table:table-cell table:formula="of:=[$Vénusz.C171]" office:value-type="float" office:value="36" calcext:value-type="float">
            <text:p>36</text:p>
          </table:table-cell>
          <table:table-cell table:formula="of:=[$Vénusz.D171]" office:value-type="float" office:value="48.79" calcext:value-type="float">
            <text:p>48,79</text:p>
          </table:table-cell>
          <table:table-cell table:formula="of:=IF([$Vénusz.$E171]=&quot;+&quot;; [$Vénusz.F171]; -1*[$Vénusz.F171])" office:value-type="float" office:value="17" calcext:value-type="float">
            <text:p>17</text:p>
          </table:table-cell>
          <table:table-cell table:formula="of:=IF([$Vénusz.$E171]=&quot;+&quot;; [$Vénusz.G171]; -1*[$Vénusz.G171])" office:value-type="float" office:value="36" calcext:value-type="float">
            <text:p>36</text:p>
          </table:table-cell>
          <table:table-cell table:formula="of:=IF([$Vénusz.$E171]=&quot;+&quot;; [$Vénusz.H171]; -1*[$Vénusz.H171])" office:value-type="float" office:value="28.2" calcext:value-type="float">
            <text:p>28,2</text:p>
          </table:table-cell>
          <table:table-cell table:formula="of:=[.$J173]*3600+[.$K173]*60+[.$L173]" office:value-type="float" office:value="13008.79" calcext:value-type="float">
            <text:p>13008,8</text:p>
          </table:table-cell>
          <table:table-cell table:formula="of:=[.$M173]+[.$N173]/60+[.$O173]/3600" office:value-type="float" office:value="17.6078333333333" calcext:value-type="float">
            <text:p>17,608</text:p>
          </table:table-cell>
        </table:table-row>
        <table:table-row table:style-name="ro1">
          <table:table-cell table:formula="of:=DATE(2022;1;1)+ROW([.A174])-3" office:value-type="date" office:date-value="2022-06-21" calcext:value-type="date">
            <text:p>2022-06-21</text:p>
          </table:table-cell>
          <table:table-cell table:formula="of:=[$Mars.B172]" office:value-type="float" office:value="1" calcext:value-type="float">
            <text:p>1</text:p>
          </table:table-cell>
          <table:table-cell table:formula="of:=[$Mars.C172]" office:value-type="float" office:value="14" calcext:value-type="float">
            <text:p>14</text:p>
          </table:table-cell>
          <table:table-cell table:formula="of:=[$Mars.D172]" office:value-type="float" office:value="56.35" calcext:value-type="float">
            <text:p>56,35</text:p>
          </table:table-cell>
          <table:table-cell table:formula="of:=IF([$Mars.$E172]=&quot;+&quot;; [$Mars.F172]; -1*[$Mars.F172])" office:value-type="float" office:value="5" calcext:value-type="float">
            <text:p>5</text:p>
          </table:table-cell>
          <table:table-cell table:formula="of:=IF([$Mars.$E172]=&quot;+&quot;; [$Mars.G172]; -1*[$Mars.G172])" office:value-type="float" office:value="58" calcext:value-type="float">
            <text:p>58</text:p>
          </table:table-cell>
          <table:table-cell table:formula="of:=IF([$Mars.$E172]=&quot;+&quot;; [$Mars.H172]; -1*[$Mars.H172])" office:value-type="float" office:value="1.8" calcext:value-type="float">
            <text:p>1,8</text:p>
          </table:table-cell>
          <table:table-cell table:formula="of:=[$Mars.$B172]*3600+[$Mars.$C172]*60+[$Mars.$D172]" office:value-type="float" office:value="4496.35" calcext:value-type="float">
            <text:p>4496,4</text:p>
          </table:table-cell>
          <table:table-cell table:formula="of:=[.$E174]+[.$F174]/60+[.$G174]/3600" office:value-type="float" office:value="5.96716666666667" calcext:value-type="float">
            <text:p>5,967</text:p>
          </table:table-cell>
          <table:table-cell table:formula="of:=[$Vénusz.B172]" office:value-type="float" office:value="3" calcext:value-type="float">
            <text:p>3</text:p>
          </table:table-cell>
          <table:table-cell table:formula="of:=[$Vénusz.C172]" office:value-type="float" office:value="41" calcext:value-type="float">
            <text:p>41</text:p>
          </table:table-cell>
          <table:table-cell table:formula="of:=[$Vénusz.D172]" office:value-type="float" office:value="38.57" calcext:value-type="float">
            <text:p>38,57</text:p>
          </table:table-cell>
          <table:table-cell table:formula="of:=IF([$Vénusz.$E172]=&quot;+&quot;; [$Vénusz.F172]; -1*[$Vénusz.F172])" office:value-type="float" office:value="17" calcext:value-type="float">
            <text:p>17</text:p>
          </table:table-cell>
          <table:table-cell table:formula="of:=IF([$Vénusz.$E172]=&quot;+&quot;; [$Vénusz.G172]; -1*[$Vénusz.G172])" office:value-type="float" office:value="54" calcext:value-type="float">
            <text:p>54</text:p>
          </table:table-cell>
          <table:table-cell table:formula="of:=IF([$Vénusz.$E172]=&quot;+&quot;; [$Vénusz.H172]; -1*[$Vénusz.H172])" office:value-type="float" office:value="22.8" calcext:value-type="float">
            <text:p>22,8</text:p>
          </table:table-cell>
          <table:table-cell table:formula="of:=[.$J174]*3600+[.$K174]*60+[.$L174]" office:value-type="float" office:value="13298.57" calcext:value-type="float">
            <text:p>13298,6</text:p>
          </table:table-cell>
          <table:table-cell table:formula="of:=[.$M174]+[.$N174]/60+[.$O174]/3600" office:value-type="float" office:value="17.9063333333333" calcext:value-type="float">
            <text:p>17,906</text:p>
          </table:table-cell>
        </table:table-row>
        <table:table-row table:style-name="ro1">
          <table:table-cell table:formula="of:=DATE(2022;1;1)+ROW([.A175])-3" office:value-type="date" office:date-value="2022-06-22" calcext:value-type="date">
            <text:p>2022-06-22</text:p>
          </table:table-cell>
          <table:table-cell table:formula="of:=[$Mars.B173]" office:value-type="float" office:value="1" calcext:value-type="float">
            <text:p>1</text:p>
          </table:table-cell>
          <table:table-cell table:formula="of:=[$Mars.C173]" office:value-type="float" office:value="17" calcext:value-type="float">
            <text:p>17</text:p>
          </table:table-cell>
          <table:table-cell table:formula="of:=[$Mars.D173]" office:value-type="float" office:value="37.55" calcext:value-type="float">
            <text:p>37,55</text:p>
          </table:table-cell>
          <table:table-cell table:formula="of:=IF([$Mars.$E173]=&quot;+&quot;; [$Mars.F173]; -1*[$Mars.F173])" office:value-type="float" office:value="6" calcext:value-type="float">
            <text:p>6</text:p>
          </table:table-cell>
          <table:table-cell table:formula="of:=IF([$Mars.$E173]=&quot;+&quot;; [$Mars.G173]; -1*[$Mars.G173])" office:value-type="float" office:value="14" calcext:value-type="float">
            <text:p>14</text:p>
          </table:table-cell>
          <table:table-cell table:formula="of:=IF([$Mars.$E173]=&quot;+&quot;; [$Mars.H173]; -1*[$Mars.H173])" office:value-type="float" office:value="13.6" calcext:value-type="float">
            <text:p>13,6</text:p>
          </table:table-cell>
          <table:table-cell table:formula="of:=[$Mars.$B173]*3600+[$Mars.$C173]*60+[$Mars.$D173]" office:value-type="float" office:value="4657.55" calcext:value-type="float">
            <text:p>4657,6</text:p>
          </table:table-cell>
          <table:table-cell table:formula="of:=[.$E175]+[.$F175]/60+[.$G175]/3600" office:value-type="float" office:value="6.23711111111111" calcext:value-type="float">
            <text:p>6,237</text:p>
          </table:table-cell>
          <table:table-cell table:formula="of:=[$Vénusz.B173]" office:value-type="float" office:value="3" calcext:value-type="float">
            <text:p>3</text:p>
          </table:table-cell>
          <table:table-cell table:formula="of:=[$Vénusz.C173]" office:value-type="float" office:value="46" calcext:value-type="float">
            <text:p>46</text:p>
          </table:table-cell>
          <table:table-cell table:formula="of:=[$Vénusz.D173]" office:value-type="float" office:value="29.5" calcext:value-type="float">
            <text:p>29,5</text:p>
          </table:table-cell>
          <table:table-cell table:formula="of:=IF([$Vénusz.$E173]=&quot;+&quot;; [$Vénusz.F173]; -1*[$Vénusz.F173])" office:value-type="float" office:value="18" calcext:value-type="float">
            <text:p>18</text:p>
          </table:table-cell>
          <table:table-cell table:formula="of:=IF([$Vénusz.$E173]=&quot;+&quot;; [$Vénusz.G173]; -1*[$Vénusz.G173])" office:value-type="float" office:value="11" calcext:value-type="float">
            <text:p>11</text:p>
          </table:table-cell>
          <table:table-cell table:formula="of:=IF([$Vénusz.$E173]=&quot;+&quot;; [$Vénusz.H173]; -1*[$Vénusz.H173])" office:value-type="float" office:value="52.2" calcext:value-type="float">
            <text:p>52,2</text:p>
          </table:table-cell>
          <table:table-cell table:formula="of:=[.$J175]*3600+[.$K175]*60+[.$L175]" office:value-type="float" office:value="13589.5" calcext:value-type="float">
            <text:p>13589,5</text:p>
          </table:table-cell>
          <table:table-cell table:formula="of:=[.$M175]+[.$N175]/60+[.$O175]/3600" office:value-type="float" office:value="18.1978333333333" calcext:value-type="float">
            <text:p>18,198</text:p>
          </table:table-cell>
        </table:table-row>
        <table:table-row table:style-name="ro1">
          <table:table-cell table:formula="of:=DATE(2022;1;1)+ROW([.A176])-3" office:value-type="date" office:date-value="2022-06-23" calcext:value-type="date">
            <text:p>2022-06-23</text:p>
          </table:table-cell>
          <table:table-cell table:formula="of:=[$Mars.B174]" office:value-type="float" office:value="1" calcext:value-type="float">
            <text:p>1</text:p>
          </table:table-cell>
          <table:table-cell table:formula="of:=[$Mars.C174]" office:value-type="float" office:value="20" calcext:value-type="float">
            <text:p>20</text:p>
          </table:table-cell>
          <table:table-cell table:formula="of:=[$Mars.D174]" office:value-type="float" office:value="18.64" calcext:value-type="float">
            <text:p>18,64</text:p>
          </table:table-cell>
          <table:table-cell table:formula="of:=IF([$Mars.$E174]=&quot;+&quot;; [$Mars.F174]; -1*[$Mars.F174])" office:value-type="float" office:value="6" calcext:value-type="float">
            <text:p>6</text:p>
          </table:table-cell>
          <table:table-cell table:formula="of:=IF([$Mars.$E174]=&quot;+&quot;; [$Mars.G174]; -1*[$Mars.G174])" office:value-type="float" office:value="30" calcext:value-type="float">
            <text:p>30</text:p>
          </table:table-cell>
          <table:table-cell table:formula="of:=IF([$Mars.$E174]=&quot;+&quot;; [$Mars.H174]; -1*[$Mars.H174])" office:value-type="float" office:value="20.4" calcext:value-type="float">
            <text:p>20,4</text:p>
          </table:table-cell>
          <table:table-cell table:formula="of:=[$Mars.$B174]*3600+[$Mars.$C174]*60+[$Mars.$D174]" office:value-type="float" office:value="4818.64" calcext:value-type="float">
            <text:p>4818,6</text:p>
          </table:table-cell>
          <table:table-cell table:formula="of:=[.$E176]+[.$F176]/60+[.$G176]/3600" office:value-type="float" office:value="6.50566666666667" calcext:value-type="float">
            <text:p>6,506</text:p>
          </table:table-cell>
          <table:table-cell table:formula="of:=[$Vénusz.B174]" office:value-type="float" office:value="3" calcext:value-type="float">
            <text:p>3</text:p>
          </table:table-cell>
          <table:table-cell table:formula="of:=[$Vénusz.C174]" office:value-type="float" office:value="51" calcext:value-type="float">
            <text:p>51</text:p>
          </table:table-cell>
          <table:table-cell table:formula="of:=[$Vénusz.D174]" office:value-type="float" office:value="21.56" calcext:value-type="float">
            <text:p>21,56</text:p>
          </table:table-cell>
          <table:table-cell table:formula="of:=IF([$Vénusz.$E174]=&quot;+&quot;; [$Vénusz.F174]; -1*[$Vénusz.F174])" office:value-type="float" office:value="18" calcext:value-type="float">
            <text:p>18</text:p>
          </table:table-cell>
          <table:table-cell table:formula="of:=IF([$Vénusz.$E174]=&quot;+&quot;; [$Vénusz.G174]; -1*[$Vénusz.G174])" office:value-type="float" office:value="28" calcext:value-type="float">
            <text:p>28</text:p>
          </table:table-cell>
          <table:table-cell table:formula="of:=IF([$Vénusz.$E174]=&quot;+&quot;; [$Vénusz.H174]; -1*[$Vénusz.H174])" office:value-type="float" office:value="55.6" calcext:value-type="float">
            <text:p>55,6</text:p>
          </table:table-cell>
          <table:table-cell table:formula="of:=[.$J176]*3600+[.$K176]*60+[.$L176]" office:value-type="float" office:value="13881.56" calcext:value-type="float">
            <text:p>13881,6</text:p>
          </table:table-cell>
          <table:table-cell table:formula="of:=[.$M176]+[.$N176]/60+[.$O176]/3600" office:value-type="float" office:value="18.4821111111111" calcext:value-type="float">
            <text:p>18,482</text:p>
          </table:table-cell>
        </table:table-row>
        <table:table-row table:style-name="ro1">
          <table:table-cell table:formula="of:=DATE(2022;1;1)+ROW([.A177])-3" office:value-type="date" office:date-value="2022-06-24" calcext:value-type="date">
            <text:p>2022-06-24</text:p>
          </table:table-cell>
          <table:table-cell table:formula="of:=[$Mars.B175]" office:value-type="float" office:value="1" calcext:value-type="float">
            <text:p>1</text:p>
          </table:table-cell>
          <table:table-cell table:formula="of:=[$Mars.C175]" office:value-type="float" office:value="22" calcext:value-type="float">
            <text:p>22</text:p>
          </table:table-cell>
          <table:table-cell table:formula="of:=[$Mars.D175]" office:value-type="float" office:value="59.63" calcext:value-type="float">
            <text:p>59,63</text:p>
          </table:table-cell>
          <table:table-cell table:formula="of:=IF([$Mars.$E175]=&quot;+&quot;; [$Mars.F175]; -1*[$Mars.F175])" office:value-type="float" office:value="6" calcext:value-type="float">
            <text:p>6</text:p>
          </table:table-cell>
          <table:table-cell table:formula="of:=IF([$Mars.$E175]=&quot;+&quot;; [$Mars.G175]; -1*[$Mars.G175])" office:value-type="float" office:value="46" calcext:value-type="float">
            <text:p>46</text:p>
          </table:table-cell>
          <table:table-cell table:formula="of:=IF([$Mars.$E175]=&quot;+&quot;; [$Mars.H175]; -1*[$Mars.H175])" office:value-type="float" office:value="22" calcext:value-type="float">
            <text:p>22</text:p>
          </table:table-cell>
          <table:table-cell table:formula="of:=[$Mars.$B175]*3600+[$Mars.$C175]*60+[$Mars.$D175]" office:value-type="float" office:value="4979.63" calcext:value-type="float">
            <text:p>4979,6</text:p>
          </table:table-cell>
          <table:table-cell table:formula="of:=[.$E177]+[.$F177]/60+[.$G177]/3600" office:value-type="float" office:value="6.77277777777778" calcext:value-type="float">
            <text:p>6,773</text:p>
          </table:table-cell>
          <table:table-cell table:formula="of:=[$Vénusz.B175]" office:value-type="float" office:value="3" calcext:value-type="float">
            <text:p>3</text:p>
          </table:table-cell>
          <table:table-cell table:formula="of:=[$Vénusz.C175]" office:value-type="float" office:value="56" calcext:value-type="float">
            <text:p>56</text:p>
          </table:table-cell>
          <table:table-cell table:formula="of:=[$Vénusz.D175]" office:value-type="float" office:value="14.74" calcext:value-type="float">
            <text:p>14,74</text:p>
          </table:table-cell>
          <table:table-cell table:formula="of:=IF([$Vénusz.$E175]=&quot;+&quot;; [$Vénusz.F175]; -1*[$Vénusz.F175])" office:value-type="float" office:value="18" calcext:value-type="float">
            <text:p>18</text:p>
          </table:table-cell>
          <table:table-cell table:formula="of:=IF([$Vénusz.$E175]=&quot;+&quot;; [$Vénusz.G175]; -1*[$Vénusz.G175])" office:value-type="float" office:value="45" calcext:value-type="float">
            <text:p>45</text:p>
          </table:table-cell>
          <table:table-cell table:formula="of:=IF([$Vénusz.$E175]=&quot;+&quot;; [$Vénusz.H175]; -1*[$Vénusz.H175])" office:value-type="float" office:value="32.4" calcext:value-type="float">
            <text:p>32,4</text:p>
          </table:table-cell>
          <table:table-cell table:formula="of:=[.$J177]*3600+[.$K177]*60+[.$L177]" office:value-type="float" office:value="14174.74" calcext:value-type="float">
            <text:p>14174,7</text:p>
          </table:table-cell>
          <table:table-cell table:formula="of:=[.$M177]+[.$N177]/60+[.$O177]/3600" office:value-type="float" office:value="18.759" calcext:value-type="float">
            <text:p>18,759</text:p>
          </table:table-cell>
        </table:table-row>
        <table:table-row table:style-name="ro1">
          <table:table-cell table:formula="of:=DATE(2022;1;1)+ROW([.A178])-3" office:value-type="date" office:date-value="2022-06-25" calcext:value-type="date">
            <text:p>2022-06-25</text:p>
          </table:table-cell>
          <table:table-cell table:formula="of:=[$Mars.B176]" office:value-type="float" office:value="1" calcext:value-type="float">
            <text:p>1</text:p>
          </table:table-cell>
          <table:table-cell table:formula="of:=[$Mars.C176]" office:value-type="float" office:value="25" calcext:value-type="float">
            <text:p>25</text:p>
          </table:table-cell>
          <table:table-cell table:formula="of:=[$Mars.D176]" office:value-type="float" office:value="40.51" calcext:value-type="float">
            <text:p>40,51</text:p>
          </table:table-cell>
          <table:table-cell table:formula="of:=IF([$Mars.$E176]=&quot;+&quot;; [$Mars.F176]; -1*[$Mars.F176])" office:value-type="float" office:value="7" calcext:value-type="float">
            <text:p>7</text:p>
          </table:table-cell>
          <table:table-cell table:formula="of:=IF([$Mars.$E176]=&quot;+&quot;; [$Mars.G176]; -1*[$Mars.G176])" office:value-type="float" office:value="2" calcext:value-type="float">
            <text:p>2</text:p>
          </table:table-cell>
          <table:table-cell table:formula="of:=IF([$Mars.$E176]=&quot;+&quot;; [$Mars.H176]; -1*[$Mars.H176])" office:value-type="float" office:value="18.3" calcext:value-type="float">
            <text:p>18,3</text:p>
          </table:table-cell>
          <table:table-cell table:formula="of:=[$Mars.$B176]*3600+[$Mars.$C176]*60+[$Mars.$D176]" office:value-type="float" office:value="5140.51" calcext:value-type="float">
            <text:p>5140,5</text:p>
          </table:table-cell>
          <table:table-cell table:formula="of:=[.$E178]+[.$F178]/60+[.$G178]/3600" office:value-type="float" office:value="7.03841666666667" calcext:value-type="float">
            <text:p>7,038</text:p>
          </table:table-cell>
          <table:table-cell table:formula="of:=[$Vénusz.B176]" office:value-type="float" office:value="4" calcext:value-type="float">
            <text:p>4</text:p>
          </table:table-cell>
          <table:table-cell table:formula="of:=[$Vénusz.C176]" office:value-type="float" office:value="1" calcext:value-type="float">
            <text:p>1</text:p>
          </table:table-cell>
          <table:table-cell table:formula="of:=[$Vénusz.D176]" office:value-type="float" office:value="9.04" calcext:value-type="float">
            <text:p>9,04</text:p>
          </table:table-cell>
          <table:table-cell table:formula="of:=IF([$Vénusz.$E176]=&quot;+&quot;; [$Vénusz.F176]; -1*[$Vénusz.F176])" office:value-type="float" office:value="19" calcext:value-type="float">
            <text:p>19</text:p>
          </table:table-cell>
          <table:table-cell table:formula="of:=IF([$Vénusz.$E176]=&quot;+&quot;; [$Vénusz.G176]; -1*[$Vénusz.G176])" office:value-type="float" office:value="1" calcext:value-type="float">
            <text:p>1</text:p>
          </table:table-cell>
          <table:table-cell table:formula="of:=IF([$Vénusz.$E176]=&quot;+&quot;; [$Vénusz.H176]; -1*[$Vénusz.H176])" office:value-type="float" office:value="41.9" calcext:value-type="float">
            <text:p>41,9</text:p>
          </table:table-cell>
          <table:table-cell table:formula="of:=[.$J178]*3600+[.$K178]*60+[.$L178]" office:value-type="float" office:value="14469.04" calcext:value-type="float">
            <text:p>14469,0</text:p>
          </table:table-cell>
          <table:table-cell table:formula="of:=[.$M178]+[.$N178]/60+[.$O178]/3600" office:value-type="float" office:value="19.0283055555556" calcext:value-type="float">
            <text:p>19,028</text:p>
          </table:table-cell>
        </table:table-row>
        <table:table-row table:style-name="ro1">
          <table:table-cell table:formula="of:=DATE(2022;1;1)+ROW([.A179])-3" office:value-type="date" office:date-value="2022-06-26" calcext:value-type="date">
            <text:p>2022-06-26</text:p>
          </table:table-cell>
          <table:table-cell table:formula="of:=[$Mars.B177]" office:value-type="float" office:value="1" calcext:value-type="float">
            <text:p>1</text:p>
          </table:table-cell>
          <table:table-cell table:formula="of:=[$Mars.C177]" office:value-type="float" office:value="28" calcext:value-type="float">
            <text:p>28</text:p>
          </table:table-cell>
          <table:table-cell table:formula="of:=[$Mars.D177]" office:value-type="float" office:value="21.28" calcext:value-type="float">
            <text:p>21,28</text:p>
          </table:table-cell>
          <table:table-cell table:formula="of:=IF([$Mars.$E177]=&quot;+&quot;; [$Mars.F177]; -1*[$Mars.F177])" office:value-type="float" office:value="7" calcext:value-type="float">
            <text:p>7</text:p>
          </table:table-cell>
          <table:table-cell table:formula="of:=IF([$Mars.$E177]=&quot;+&quot;; [$Mars.G177]; -1*[$Mars.G177])" office:value-type="float" office:value="18" calcext:value-type="float">
            <text:p>18</text:p>
          </table:table-cell>
          <table:table-cell table:formula="of:=IF([$Mars.$E177]=&quot;+&quot;; [$Mars.H177]; -1*[$Mars.H177])" office:value-type="float" office:value="9.1" calcext:value-type="float">
            <text:p>9,1</text:p>
          </table:table-cell>
          <table:table-cell table:formula="of:=[$Mars.$B177]*3600+[$Mars.$C177]*60+[$Mars.$D177]" office:value-type="float" office:value="5301.28" calcext:value-type="float">
            <text:p>5301,3</text:p>
          </table:table-cell>
          <table:table-cell table:formula="of:=[.$E179]+[.$F179]/60+[.$G179]/3600" office:value-type="float" office:value="7.30252777777778" calcext:value-type="float">
            <text:p>7,303</text:p>
          </table:table-cell>
          <table:table-cell table:formula="of:=[$Vénusz.B177]" office:value-type="float" office:value="4" calcext:value-type="float">
            <text:p>4</text:p>
          </table:table-cell>
          <table:table-cell table:formula="of:=[$Vénusz.C177]" office:value-type="float" office:value="6" calcext:value-type="float">
            <text:p>6</text:p>
          </table:table-cell>
          <table:table-cell table:formula="of:=[$Vénusz.D177]" office:value-type="float" office:value="4.44" calcext:value-type="float">
            <text:p>4,44</text:p>
          </table:table-cell>
          <table:table-cell table:formula="of:=IF([$Vénusz.$E177]=&quot;+&quot;; [$Vénusz.F177]; -1*[$Vénusz.F177])" office:value-type="float" office:value="19" calcext:value-type="float">
            <text:p>19</text:p>
          </table:table-cell>
          <table:table-cell table:formula="of:=IF([$Vénusz.$E177]=&quot;+&quot;; [$Vénusz.G177]; -1*[$Vénusz.G177])" office:value-type="float" office:value="17" calcext:value-type="float">
            <text:p>17</text:p>
          </table:table-cell>
          <table:table-cell table:formula="of:=IF([$Vénusz.$E177]=&quot;+&quot;; [$Vénusz.H177]; -1*[$Vénusz.H177])" office:value-type="float" office:value="23.4" calcext:value-type="float">
            <text:p>23,4</text:p>
          </table:table-cell>
          <table:table-cell table:formula="of:=[.$J179]*3600+[.$K179]*60+[.$L179]" office:value-type="float" office:value="14764.44" calcext:value-type="float">
            <text:p>14764,4</text:p>
          </table:table-cell>
          <table:table-cell table:formula="of:=[.$M179]+[.$N179]/60+[.$O179]/3600" office:value-type="float" office:value="19.2898333333333" calcext:value-type="float">
            <text:p>19,290</text:p>
          </table:table-cell>
        </table:table-row>
        <table:table-row table:style-name="ro1">
          <table:table-cell table:formula="of:=DATE(2022;1;1)+ROW([.A180])-3" office:value-type="date" office:date-value="2022-06-27" calcext:value-type="date">
            <text:p>2022-06-27</text:p>
          </table:table-cell>
          <table:table-cell table:formula="of:=[$Mars.B178]" office:value-type="float" office:value="1" calcext:value-type="float">
            <text:p>1</text:p>
          </table:table-cell>
          <table:table-cell table:formula="of:=[$Mars.C178]" office:value-type="float" office:value="31" calcext:value-type="float">
            <text:p>31</text:p>
          </table:table-cell>
          <table:table-cell table:formula="of:=[$Mars.D178]" office:value-type="float" office:value="1.94" calcext:value-type="float">
            <text:p>1,94</text:p>
          </table:table-cell>
          <table:table-cell table:formula="of:=IF([$Mars.$E178]=&quot;+&quot;; [$Mars.F178]; -1*[$Mars.F178])" office:value-type="float" office:value="7" calcext:value-type="float">
            <text:p>7</text:p>
          </table:table-cell>
          <table:table-cell table:formula="of:=IF([$Mars.$E178]=&quot;+&quot;; [$Mars.G178]; -1*[$Mars.G178])" office:value-type="float" office:value="33" calcext:value-type="float">
            <text:p>33</text:p>
          </table:table-cell>
          <table:table-cell table:formula="of:=IF([$Mars.$E178]=&quot;+&quot;; [$Mars.H178]; -1*[$Mars.H178])" office:value-type="float" office:value="54.2" calcext:value-type="float">
            <text:p>54,2</text:p>
          </table:table-cell>
          <table:table-cell table:formula="of:=[$Mars.$B178]*3600+[$Mars.$C178]*60+[$Mars.$D178]" office:value-type="float" office:value="5461.94" calcext:value-type="float">
            <text:p>5461,9</text:p>
          </table:table-cell>
          <table:table-cell table:formula="of:=[.$E180]+[.$F180]/60+[.$G180]/3600" office:value-type="float" office:value="7.56505555555556" calcext:value-type="float">
            <text:p>7,565</text:p>
          </table:table-cell>
          <table:table-cell table:formula="of:=[$Vénusz.B178]" office:value-type="float" office:value="4" calcext:value-type="float">
            <text:p>4</text:p>
          </table:table-cell>
          <table:table-cell table:formula="of:=[$Vénusz.C178]" office:value-type="float" office:value="11" calcext:value-type="float">
            <text:p>11</text:p>
          </table:table-cell>
          <table:table-cell table:formula="of:=[$Vénusz.D178]" office:value-type="float" office:value="0.95" calcext:value-type="float">
            <text:p>0,95</text:p>
          </table:table-cell>
          <table:table-cell table:formula="of:=IF([$Vénusz.$E178]=&quot;+&quot;; [$Vénusz.F178]; -1*[$Vénusz.F178])" office:value-type="float" office:value="19" calcext:value-type="float">
            <text:p>19</text:p>
          </table:table-cell>
          <table:table-cell table:formula="of:=IF([$Vénusz.$E178]=&quot;+&quot;; [$Vénusz.G178]; -1*[$Vénusz.G178])" office:value-type="float" office:value="32" calcext:value-type="float">
            <text:p>32</text:p>
          </table:table-cell>
          <table:table-cell table:formula="of:=IF([$Vénusz.$E178]=&quot;+&quot;; [$Vénusz.H178]; -1*[$Vénusz.H178])" office:value-type="float" office:value="36.4" calcext:value-type="float">
            <text:p>36,4</text:p>
          </table:table-cell>
          <table:table-cell table:formula="of:=[.$J180]*3600+[.$K180]*60+[.$L180]" office:value-type="float" office:value="15060.95" calcext:value-type="float">
            <text:p>15061,0</text:p>
          </table:table-cell>
          <table:table-cell table:formula="of:=[.$M180]+[.$N180]/60+[.$O180]/3600" office:value-type="float" office:value="19.5434444444444" calcext:value-type="float">
            <text:p>19,543</text:p>
          </table:table-cell>
        </table:table-row>
        <table:table-row table:style-name="ro1">
          <table:table-cell table:formula="of:=DATE(2022;1;1)+ROW([.A181])-3" office:value-type="date" office:date-value="2022-06-28" calcext:value-type="date">
            <text:p>2022-06-28</text:p>
          </table:table-cell>
          <table:table-cell table:formula="of:=[$Mars.B179]" office:value-type="float" office:value="1" calcext:value-type="float">
            <text:p>1</text:p>
          </table:table-cell>
          <table:table-cell table:formula="of:=[$Mars.C179]" office:value-type="float" office:value="33" calcext:value-type="float">
            <text:p>33</text:p>
          </table:table-cell>
          <table:table-cell table:formula="of:=[$Mars.D179]" office:value-type="float" office:value="42.48" calcext:value-type="float">
            <text:p>42,48</text:p>
          </table:table-cell>
          <table:table-cell table:formula="of:=IF([$Mars.$E179]=&quot;+&quot;; [$Mars.F179]; -1*[$Mars.F179])" office:value-type="float" office:value="7" calcext:value-type="float">
            <text:p>7</text:p>
          </table:table-cell>
          <table:table-cell table:formula="of:=IF([$Mars.$E179]=&quot;+&quot;; [$Mars.G179]; -1*[$Mars.G179])" office:value-type="float" office:value="49" calcext:value-type="float">
            <text:p>49</text:p>
          </table:table-cell>
          <table:table-cell table:formula="of:=IF([$Mars.$E179]=&quot;+&quot;; [$Mars.H179]; -1*[$Mars.H179])" office:value-type="float" office:value="33.5" calcext:value-type="float">
            <text:p>33,5</text:p>
          </table:table-cell>
          <table:table-cell table:formula="of:=[$Mars.$B179]*3600+[$Mars.$C179]*60+[$Mars.$D179]" office:value-type="float" office:value="5622.48" calcext:value-type="float">
            <text:p>5622,5</text:p>
          </table:table-cell>
          <table:table-cell table:formula="of:=[.$E181]+[.$F181]/60+[.$G181]/3600" office:value-type="float" office:value="7.82597222222222" calcext:value-type="float">
            <text:p>7,826</text:p>
          </table:table-cell>
          <table:table-cell table:formula="of:=[$Vénusz.B179]" office:value-type="float" office:value="4" calcext:value-type="float">
            <text:p>4</text:p>
          </table:table-cell>
          <table:table-cell table:formula="of:=[$Vénusz.C179]" office:value-type="float" office:value="15" calcext:value-type="float">
            <text:p>15</text:p>
          </table:table-cell>
          <table:table-cell table:formula="of:=[$Vénusz.D179]" office:value-type="float" office:value="58.53" calcext:value-type="float">
            <text:p>58,53</text:p>
          </table:table-cell>
          <table:table-cell table:formula="of:=IF([$Vénusz.$E179]=&quot;+&quot;; [$Vénusz.F179]; -1*[$Vénusz.F179])" office:value-type="float" office:value="19" calcext:value-type="float">
            <text:p>19</text:p>
          </table:table-cell>
          <table:table-cell table:formula="of:=IF([$Vénusz.$E179]=&quot;+&quot;; [$Vénusz.G179]; -1*[$Vénusz.G179])" office:value-type="float" office:value="47" calcext:value-type="float">
            <text:p>47</text:p>
          </table:table-cell>
          <table:table-cell table:formula="of:=IF([$Vénusz.$E179]=&quot;+&quot;; [$Vénusz.H179]; -1*[$Vénusz.H179])" office:value-type="float" office:value="20.2" calcext:value-type="float">
            <text:p>20,2</text:p>
          </table:table-cell>
          <table:table-cell table:formula="of:=[.$J181]*3600+[.$K181]*60+[.$L181]" office:value-type="float" office:value="15358.53" calcext:value-type="float">
            <text:p>15358,5</text:p>
          </table:table-cell>
          <table:table-cell table:formula="of:=[.$M181]+[.$N181]/60+[.$O181]/3600" office:value-type="float" office:value="19.7889444444444" calcext:value-type="float">
            <text:p>19,789</text:p>
          </table:table-cell>
        </table:table-row>
        <table:table-row table:style-name="ro1">
          <table:table-cell table:formula="of:=DATE(2022;1;1)+ROW([.A182])-3" office:value-type="date" office:date-value="2022-06-29" calcext:value-type="date">
            <text:p>2022-06-29</text:p>
          </table:table-cell>
          <table:table-cell table:formula="of:=[$Mars.B180]" office:value-type="float" office:value="1" calcext:value-type="float">
            <text:p>1</text:p>
          </table:table-cell>
          <table:table-cell table:formula="of:=[$Mars.C180]" office:value-type="float" office:value="36" calcext:value-type="float">
            <text:p>36</text:p>
          </table:table-cell>
          <table:table-cell table:formula="of:=[$Mars.D180]" office:value-type="float" office:value="22.9" calcext:value-type="float">
            <text:p>22,9</text:p>
          </table:table-cell>
          <table:table-cell table:formula="of:=IF([$Mars.$E180]=&quot;+&quot;; [$Mars.F180]; -1*[$Mars.F180])" office:value-type="float" office:value="8" calcext:value-type="float">
            <text:p>8</text:p>
          </table:table-cell>
          <table:table-cell table:formula="of:=IF([$Mars.$E180]=&quot;+&quot;; [$Mars.G180]; -1*[$Mars.G180])" office:value-type="float" office:value="5" calcext:value-type="float">
            <text:p>5</text:p>
          </table:table-cell>
          <table:table-cell table:formula="of:=IF([$Mars.$E180]=&quot;+&quot;; [$Mars.H180]; -1*[$Mars.H180])" office:value-type="float" office:value="6.8" calcext:value-type="float">
            <text:p>6,8</text:p>
          </table:table-cell>
          <table:table-cell table:formula="of:=[$Mars.$B180]*3600+[$Mars.$C180]*60+[$Mars.$D180]" office:value-type="float" office:value="5782.9" calcext:value-type="float">
            <text:p>5782,9</text:p>
          </table:table-cell>
          <table:table-cell table:formula="of:=[.$E182]+[.$F182]/60+[.$G182]/3600" office:value-type="float" office:value="8.08522222222222" calcext:value-type="float">
            <text:p>8,085</text:p>
          </table:table-cell>
          <table:table-cell table:formula="of:=[$Vénusz.B180]" office:value-type="float" office:value="4" calcext:value-type="float">
            <text:p>4</text:p>
          </table:table-cell>
          <table:table-cell table:formula="of:=[$Vénusz.C180]" office:value-type="float" office:value="20" calcext:value-type="float">
            <text:p>20</text:p>
          </table:table-cell>
          <table:table-cell table:formula="of:=[$Vénusz.D180]" office:value-type="float" office:value="57.18" calcext:value-type="float">
            <text:p>57,18</text:p>
          </table:table-cell>
          <table:table-cell table:formula="of:=IF([$Vénusz.$E180]=&quot;+&quot;; [$Vénusz.F180]; -1*[$Vénusz.F180])" office:value-type="float" office:value="20" calcext:value-type="float">
            <text:p>20</text:p>
          </table:table-cell>
          <table:table-cell table:formula="of:=IF([$Vénusz.$E180]=&quot;+&quot;; [$Vénusz.G180]; -1*[$Vénusz.G180])" office:value-type="float" office:value="1" calcext:value-type="float">
            <text:p>1</text:p>
          </table:table-cell>
          <table:table-cell table:formula="of:=IF([$Vénusz.$E180]=&quot;+&quot;; [$Vénusz.H180]; -1*[$Vénusz.H180])" office:value-type="float" office:value="34.2" calcext:value-type="float">
            <text:p>34,2</text:p>
          </table:table-cell>
          <table:table-cell table:formula="of:=[.$J182]*3600+[.$K182]*60+[.$L182]" office:value-type="float" office:value="15657.18" calcext:value-type="float">
            <text:p>15657,2</text:p>
          </table:table-cell>
          <table:table-cell table:formula="of:=[.$M182]+[.$N182]/60+[.$O182]/3600" office:value-type="float" office:value="20.0261666666667" calcext:value-type="float">
            <text:p>20,026</text:p>
          </table:table-cell>
        </table:table-row>
        <table:table-row table:style-name="ro1">
          <table:table-cell table:formula="of:=DATE(2022;1;1)+ROW([.A183])-3" office:value-type="date" office:date-value="2022-06-30" calcext:value-type="date">
            <text:p>2022-06-30</text:p>
          </table:table-cell>
          <table:table-cell table:formula="of:=[$Mars.B181]" office:value-type="float" office:value="1" calcext:value-type="float">
            <text:p>1</text:p>
          </table:table-cell>
          <table:table-cell table:formula="of:=[$Mars.C181]" office:value-type="float" office:value="39" calcext:value-type="float">
            <text:p>39</text:p>
          </table:table-cell>
          <table:table-cell table:formula="of:=[$Mars.D181]" office:value-type="float" office:value="3.2" calcext:value-type="float">
            <text:p>3,2</text:p>
          </table:table-cell>
          <table:table-cell table:formula="of:=IF([$Mars.$E181]=&quot;+&quot;; [$Mars.F181]; -1*[$Mars.F181])" office:value-type="float" office:value="8" calcext:value-type="float">
            <text:p>8</text:p>
          </table:table-cell>
          <table:table-cell table:formula="of:=IF([$Mars.$E181]=&quot;+&quot;; [$Mars.G181]; -1*[$Mars.G181])" office:value-type="float" office:value="20" calcext:value-type="float">
            <text:p>20</text:p>
          </table:table-cell>
          <table:table-cell table:formula="of:=IF([$Mars.$E181]=&quot;+&quot;; [$Mars.H181]; -1*[$Mars.H181])" office:value-type="float" office:value="34.1" calcext:value-type="float">
            <text:p>34,1</text:p>
          </table:table-cell>
          <table:table-cell table:formula="of:=[$Mars.$B181]*3600+[$Mars.$C181]*60+[$Mars.$D181]" office:value-type="float" office:value="5943.2" calcext:value-type="float">
            <text:p>5943,2</text:p>
          </table:table-cell>
          <table:table-cell table:formula="of:=[.$E183]+[.$F183]/60+[.$G183]/3600" office:value-type="float" office:value="8.34280555555556" calcext:value-type="float">
            <text:p>8,343</text:p>
          </table:table-cell>
          <table:table-cell table:formula="of:=[$Vénusz.B181]" office:value-type="float" office:value="4" calcext:value-type="float">
            <text:p>4</text:p>
          </table:table-cell>
          <table:table-cell table:formula="of:=[$Vénusz.C181]" office:value-type="float" office:value="25" calcext:value-type="float">
            <text:p>25</text:p>
          </table:table-cell>
          <table:table-cell table:formula="of:=[$Vénusz.D181]" office:value-type="float" office:value="56.88" calcext:value-type="float">
            <text:p>56,88</text:p>
          </table:table-cell>
          <table:table-cell table:formula="of:=IF([$Vénusz.$E181]=&quot;+&quot;; [$Vénusz.F181]; -1*[$Vénusz.F181])" office:value-type="float" office:value="20" calcext:value-type="float">
            <text:p>20</text:p>
          </table:table-cell>
          <table:table-cell table:formula="of:=IF([$Vénusz.$E181]=&quot;+&quot;; [$Vénusz.G181]; -1*[$Vénusz.G181])" office:value-type="float" office:value="15" calcext:value-type="float">
            <text:p>15</text:p>
          </table:table-cell>
          <table:table-cell table:formula="of:=IF([$Vénusz.$E181]=&quot;+&quot;; [$Vénusz.H181]; -1*[$Vénusz.H181])" office:value-type="float" office:value="17.7" calcext:value-type="float">
            <text:p>17,7</text:p>
          </table:table-cell>
          <table:table-cell table:formula="of:=[.$J183]*3600+[.$K183]*60+[.$L183]" office:value-type="float" office:value="15956.88" calcext:value-type="float">
            <text:p>15956,9</text:p>
          </table:table-cell>
          <table:table-cell table:formula="of:=[.$M183]+[.$N183]/60+[.$O183]/3600" office:value-type="float" office:value="20.2549166666667" calcext:value-type="float">
            <text:p>20,255</text:p>
          </table:table-cell>
        </table:table-row>
        <table:table-row table:style-name="ro1">
          <table:table-cell table:formula="of:=DATE(2022;1;1)+ROW([.A184])-3" office:value-type="date" office:date-value="2022-07-01" calcext:value-type="date">
            <text:p>2022-07-01</text:p>
          </table:table-cell>
          <table:table-cell table:formula="of:=[$Mars.B182]" office:value-type="float" office:value="1" calcext:value-type="float">
            <text:p>1</text:p>
          </table:table-cell>
          <table:table-cell table:formula="of:=[$Mars.C182]" office:value-type="float" office:value="41" calcext:value-type="float">
            <text:p>41</text:p>
          </table:table-cell>
          <table:table-cell table:formula="of:=[$Mars.D182]" office:value-type="float" office:value="43.37" calcext:value-type="float">
            <text:p>43,37</text:p>
          </table:table-cell>
          <table:table-cell table:formula="of:=IF([$Mars.$E182]=&quot;+&quot;; [$Mars.F182]; -1*[$Mars.F182])" office:value-type="float" office:value="8" calcext:value-type="float">
            <text:p>8</text:p>
          </table:table-cell>
          <table:table-cell table:formula="of:=IF([$Mars.$E182]=&quot;+&quot;; [$Mars.G182]; -1*[$Mars.G182])" office:value-type="float" office:value="35" calcext:value-type="float">
            <text:p>35</text:p>
          </table:table-cell>
          <table:table-cell table:formula="of:=IF([$Mars.$E182]=&quot;+&quot;; [$Mars.H182]; -1*[$Mars.H182])" office:value-type="float" office:value="55.1" calcext:value-type="float">
            <text:p>55,1</text:p>
          </table:table-cell>
          <table:table-cell table:formula="of:=[$Mars.$B182]*3600+[$Mars.$C182]*60+[$Mars.$D182]" office:value-type="float" office:value="6103.37" calcext:value-type="float">
            <text:p>6103,4</text:p>
          </table:table-cell>
          <table:table-cell table:formula="of:=[.$E184]+[.$F184]/60+[.$G184]/3600" office:value-type="float" office:value="8.59863888888889" calcext:value-type="float">
            <text:p>8,599</text:p>
          </table:table-cell>
          <table:table-cell table:formula="of:=[$Vénusz.B182]" office:value-type="float" office:value="4" calcext:value-type="float">
            <text:p>4</text:p>
          </table:table-cell>
          <table:table-cell table:formula="of:=[$Vénusz.C182]" office:value-type="float" office:value="30" calcext:value-type="float">
            <text:p>30</text:p>
          </table:table-cell>
          <table:table-cell table:formula="of:=[$Vénusz.D182]" office:value-type="float" office:value="57.6" calcext:value-type="float">
            <text:p>57,6</text:p>
          </table:table-cell>
          <table:table-cell table:formula="of:=IF([$Vénusz.$E182]=&quot;+&quot;; [$Vénusz.F182]; -1*[$Vénusz.F182])" office:value-type="float" office:value="20" calcext:value-type="float">
            <text:p>20</text:p>
          </table:table-cell>
          <table:table-cell table:formula="of:=IF([$Vénusz.$E182]=&quot;+&quot;; [$Vénusz.G182]; -1*[$Vénusz.G182])" office:value-type="float" office:value="28" calcext:value-type="float">
            <text:p>28</text:p>
          </table:table-cell>
          <table:table-cell table:formula="of:=IF([$Vénusz.$E182]=&quot;+&quot;; [$Vénusz.H182]; -1*[$Vénusz.H182])" office:value-type="float" office:value="30.3" calcext:value-type="float">
            <text:p>30,3</text:p>
          </table:table-cell>
          <table:table-cell table:formula="of:=[.$J184]*3600+[.$K184]*60+[.$L184]" office:value-type="float" office:value="16257.6" calcext:value-type="float">
            <text:p>16257,6</text:p>
          </table:table-cell>
          <table:table-cell table:formula="of:=[.$M184]+[.$N184]/60+[.$O184]/3600" office:value-type="float" office:value="20.4750833333333" calcext:value-type="float">
            <text:p>20,475</text:p>
          </table:table-cell>
        </table:table-row>
        <table:table-row table:style-name="ro1">
          <table:table-cell table:formula="of:=DATE(2022;1;1)+ROW([.A185])-3" office:value-type="date" office:date-value="2022-07-02" calcext:value-type="date">
            <text:p>2022-07-02</text:p>
          </table:table-cell>
          <table:table-cell table:formula="of:=[$Mars.B183]" office:value-type="float" office:value="1" calcext:value-type="float">
            <text:p>1</text:p>
          </table:table-cell>
          <table:table-cell table:formula="of:=[$Mars.C183]" office:value-type="float" office:value="44" calcext:value-type="float">
            <text:p>44</text:p>
          </table:table-cell>
          <table:table-cell table:formula="of:=[$Mars.D183]" office:value-type="float" office:value="23.41" calcext:value-type="float">
            <text:p>23,41</text:p>
          </table:table-cell>
          <table:table-cell table:formula="of:=IF([$Mars.$E183]=&quot;+&quot;; [$Mars.F183]; -1*[$Mars.F183])" office:value-type="float" office:value="8" calcext:value-type="float">
            <text:p>8</text:p>
          </table:table-cell>
          <table:table-cell table:formula="of:=IF([$Mars.$E183]=&quot;+&quot;; [$Mars.G183]; -1*[$Mars.G183])" office:value-type="float" office:value="51" calcext:value-type="float">
            <text:p>51</text:p>
          </table:table-cell>
          <table:table-cell table:formula="of:=IF([$Mars.$E183]=&quot;+&quot;; [$Mars.H183]; -1*[$Mars.H183])" office:value-type="float" office:value="9.8" calcext:value-type="float">
            <text:p>9,8</text:p>
          </table:table-cell>
          <table:table-cell table:formula="of:=[$Mars.$B183]*3600+[$Mars.$C183]*60+[$Mars.$D183]" office:value-type="float" office:value="6263.41" calcext:value-type="float">
            <text:p>6263,4</text:p>
          </table:table-cell>
          <table:table-cell table:formula="of:=[.$E185]+[.$F185]/60+[.$G185]/3600" office:value-type="float" office:value="8.85272222222222" calcext:value-type="float">
            <text:p>8,853</text:p>
          </table:table-cell>
          <table:table-cell table:formula="of:=[$Vénusz.B183]" office:value-type="float" office:value="4" calcext:value-type="float">
            <text:p>4</text:p>
          </table:table-cell>
          <table:table-cell table:formula="of:=[$Vénusz.C183]" office:value-type="float" office:value="35" calcext:value-type="float">
            <text:p>35</text:p>
          </table:table-cell>
          <table:table-cell table:formula="of:=[$Vénusz.D183]" office:value-type="float" office:value="59.33" calcext:value-type="float">
            <text:p>59,33</text:p>
          </table:table-cell>
          <table:table-cell table:formula="of:=IF([$Vénusz.$E183]=&quot;+&quot;; [$Vénusz.F183]; -1*[$Vénusz.F183])" office:value-type="float" office:value="20" calcext:value-type="float">
            <text:p>20</text:p>
          </table:table-cell>
          <table:table-cell table:formula="of:=IF([$Vénusz.$E183]=&quot;+&quot;; [$Vénusz.G183]; -1*[$Vénusz.G183])" office:value-type="float" office:value="41" calcext:value-type="float">
            <text:p>41</text:p>
          </table:table-cell>
          <table:table-cell table:formula="of:=IF([$Vénusz.$E183]=&quot;+&quot;; [$Vénusz.H183]; -1*[$Vénusz.H183])" office:value-type="float" office:value="11.2" calcext:value-type="float">
            <text:p>11,2</text:p>
          </table:table-cell>
          <table:table-cell table:formula="of:=[.$J185]*3600+[.$K185]*60+[.$L185]" office:value-type="float" office:value="16559.33" calcext:value-type="float">
            <text:p>16559,3</text:p>
          </table:table-cell>
          <table:table-cell table:formula="of:=[.$M185]+[.$N185]/60+[.$O185]/3600" office:value-type="float" office:value="20.6864444444444" calcext:value-type="float">
            <text:p>20,686</text:p>
          </table:table-cell>
        </table:table-row>
        <table:table-row table:style-name="ro1">
          <table:table-cell table:formula="of:=DATE(2022;1;1)+ROW([.A186])-3" office:value-type="date" office:date-value="2022-07-03" calcext:value-type="date">
            <text:p>2022-07-03</text:p>
          </table:table-cell>
          <table:table-cell table:formula="of:=[$Mars.B184]" office:value-type="float" office:value="1" calcext:value-type="float">
            <text:p>1</text:p>
          </table:table-cell>
          <table:table-cell table:formula="of:=[$Mars.C184]" office:value-type="float" office:value="47" calcext:value-type="float">
            <text:p>47</text:p>
          </table:table-cell>
          <table:table-cell table:formula="of:=[$Mars.D184]" office:value-type="float" office:value="3.33" calcext:value-type="float">
            <text:p>3,33</text:p>
          </table:table-cell>
          <table:table-cell table:formula="of:=IF([$Mars.$E184]=&quot;+&quot;; [$Mars.F184]; -1*[$Mars.F184])" office:value-type="float" office:value="9" calcext:value-type="float">
            <text:p>9</text:p>
          </table:table-cell>
          <table:table-cell table:formula="of:=IF([$Mars.$E184]=&quot;+&quot;; [$Mars.G184]; -1*[$Mars.G184])" office:value-type="float" office:value="6" calcext:value-type="float">
            <text:p>6</text:p>
          </table:table-cell>
          <table:table-cell table:formula="of:=IF([$Mars.$E184]=&quot;+&quot;; [$Mars.H184]; -1*[$Mars.H184])" office:value-type="float" office:value="17.9" calcext:value-type="float">
            <text:p>17,9</text:p>
          </table:table-cell>
          <table:table-cell table:formula="of:=[$Mars.$B184]*3600+[$Mars.$C184]*60+[$Mars.$D184]" office:value-type="float" office:value="6423.33" calcext:value-type="float">
            <text:p>6423,3</text:p>
          </table:table-cell>
          <table:table-cell table:formula="of:=[.$E186]+[.$F186]/60+[.$G186]/3600" office:value-type="float" office:value="9.10497222222222" calcext:value-type="float">
            <text:p>9,105</text:p>
          </table:table-cell>
          <table:table-cell table:formula="of:=[$Vénusz.B184]" office:value-type="float" office:value="4" calcext:value-type="float">
            <text:p>4</text:p>
          </table:table-cell>
          <table:table-cell table:formula="of:=[$Vénusz.C184]" office:value-type="float" office:value="41" calcext:value-type="float">
            <text:p>41</text:p>
          </table:table-cell>
          <table:table-cell table:formula="of:=[$Vénusz.D184]" office:value-type="float" office:value="2.04" calcext:value-type="float">
            <text:p>2,04</text:p>
          </table:table-cell>
          <table:table-cell table:formula="of:=IF([$Vénusz.$E184]=&quot;+&quot;; [$Vénusz.F184]; -1*[$Vénusz.F184])" office:value-type="float" office:value="20" calcext:value-type="float">
            <text:p>20</text:p>
          </table:table-cell>
          <table:table-cell table:formula="of:=IF([$Vénusz.$E184]=&quot;+&quot;; [$Vénusz.G184]; -1*[$Vénusz.G184])" office:value-type="float" office:value="53" calcext:value-type="float">
            <text:p>53</text:p>
          </table:table-cell>
          <table:table-cell table:formula="of:=IF([$Vénusz.$E184]=&quot;+&quot;; [$Vénusz.H184]; -1*[$Vénusz.H184])" office:value-type="float" office:value="19.9" calcext:value-type="float">
            <text:p>19,9</text:p>
          </table:table-cell>
          <table:table-cell table:formula="of:=[.$J186]*3600+[.$K186]*60+[.$L186]" office:value-type="float" office:value="16862.04" calcext:value-type="float">
            <text:p>16862,0</text:p>
          </table:table-cell>
          <table:table-cell table:formula="of:=[.$M186]+[.$N186]/60+[.$O186]/3600" office:value-type="float" office:value="20.8888611111111" calcext:value-type="float">
            <text:p>20,889</text:p>
          </table:table-cell>
        </table:table-row>
        <table:table-row table:style-name="ro1">
          <table:table-cell table:formula="of:=DATE(2022;1;1)+ROW([.A187])-3" office:value-type="date" office:date-value="2022-07-04" calcext:value-type="date">
            <text:p>2022-07-04</text:p>
          </table:table-cell>
          <table:table-cell table:formula="of:=[$Mars.B185]" office:value-type="float" office:value="1" calcext:value-type="float">
            <text:p>1</text:p>
          </table:table-cell>
          <table:table-cell table:formula="of:=[$Mars.C185]" office:value-type="float" office:value="49" calcext:value-type="float">
            <text:p>49</text:p>
          </table:table-cell>
          <table:table-cell table:formula="of:=[$Mars.D185]" office:value-type="float" office:value="43.11" calcext:value-type="float">
            <text:p>43,11</text:p>
          </table:table-cell>
          <table:table-cell table:formula="of:=IF([$Mars.$E185]=&quot;+&quot;; [$Mars.F185]; -1*[$Mars.F185])" office:value-type="float" office:value="9" calcext:value-type="float">
            <text:p>9</text:p>
          </table:table-cell>
          <table:table-cell table:formula="of:=IF([$Mars.$E185]=&quot;+&quot;; [$Mars.G185]; -1*[$Mars.G185])" office:value-type="float" office:value="21" calcext:value-type="float">
            <text:p>21</text:p>
          </table:table-cell>
          <table:table-cell table:formula="of:=IF([$Mars.$E185]=&quot;+&quot;; [$Mars.H185]; -1*[$Mars.H185])" office:value-type="float" office:value="19.4" calcext:value-type="float">
            <text:p>19,4</text:p>
          </table:table-cell>
          <table:table-cell table:formula="of:=[$Mars.$B185]*3600+[$Mars.$C185]*60+[$Mars.$D185]" office:value-type="float" office:value="6583.11" calcext:value-type="float">
            <text:p>6583,1</text:p>
          </table:table-cell>
          <table:table-cell table:formula="of:=[.$E187]+[.$F187]/60+[.$G187]/3600" office:value-type="float" office:value="9.35538888888889" calcext:value-type="float">
            <text:p>9,355</text:p>
          </table:table-cell>
          <table:table-cell table:formula="of:=[$Vénusz.B185]" office:value-type="float" office:value="4" calcext:value-type="float">
            <text:p>4</text:p>
          </table:table-cell>
          <table:table-cell table:formula="of:=[$Vénusz.C185]" office:value-type="float" office:value="46" calcext:value-type="float">
            <text:p>46</text:p>
          </table:table-cell>
          <table:table-cell table:formula="of:=[$Vénusz.D185]" office:value-type="float" office:value="5.71" calcext:value-type="float">
            <text:p>5,71</text:p>
          </table:table-cell>
          <table:table-cell table:formula="of:=IF([$Vénusz.$E185]=&quot;+&quot;; [$Vénusz.F185]; -1*[$Vénusz.F185])" office:value-type="float" office:value="21" calcext:value-type="float">
            <text:p>21</text:p>
          </table:table-cell>
          <table:table-cell table:formula="of:=IF([$Vénusz.$E185]=&quot;+&quot;; [$Vénusz.G185]; -1*[$Vénusz.G185])" office:value-type="float" office:value="4" calcext:value-type="float">
            <text:p>4</text:p>
          </table:table-cell>
          <table:table-cell table:formula="of:=IF([$Vénusz.$E185]=&quot;+&quot;; [$Vénusz.H185]; -1*[$Vénusz.H185])" office:value-type="float" office:value="55.9" calcext:value-type="float">
            <text:p>55,9</text:p>
          </table:table-cell>
          <table:table-cell table:formula="of:=[.$J187]*3600+[.$K187]*60+[.$L187]" office:value-type="float" office:value="17165.71" calcext:value-type="float">
            <text:p>17165,7</text:p>
          </table:table-cell>
          <table:table-cell table:formula="of:=[.$M187]+[.$N187]/60+[.$O187]/3600" office:value-type="float" office:value="21.0821944444444" calcext:value-type="float">
            <text:p>21,082</text:p>
          </table:table-cell>
        </table:table-row>
        <table:table-row table:style-name="ro1">
          <table:table-cell table:formula="of:=DATE(2022;1;1)+ROW([.A188])-3" office:value-type="date" office:date-value="2022-07-05" calcext:value-type="date">
            <text:p>2022-07-05</text:p>
          </table:table-cell>
          <table:table-cell table:formula="of:=[$Mars.B186]" office:value-type="float" office:value="1" calcext:value-type="float">
            <text:p>1</text:p>
          </table:table-cell>
          <table:table-cell table:formula="of:=[$Mars.C186]" office:value-type="float" office:value="52" calcext:value-type="float">
            <text:p>52</text:p>
          </table:table-cell>
          <table:table-cell table:formula="of:=[$Mars.D186]" office:value-type="float" office:value="22.76" calcext:value-type="float">
            <text:p>22,76</text:p>
          </table:table-cell>
          <table:table-cell table:formula="of:=IF([$Mars.$E186]=&quot;+&quot;; [$Mars.F186]; -1*[$Mars.F186])" office:value-type="float" office:value="9" calcext:value-type="float">
            <text:p>9</text:p>
          </table:table-cell>
          <table:table-cell table:formula="of:=IF([$Mars.$E186]=&quot;+&quot;; [$Mars.G186]; -1*[$Mars.G186])" office:value-type="float" office:value="36" calcext:value-type="float">
            <text:p>36</text:p>
          </table:table-cell>
          <table:table-cell table:formula="of:=IF([$Mars.$E186]=&quot;+&quot;; [$Mars.H186]; -1*[$Mars.H186])" office:value-type="float" office:value="14.2" calcext:value-type="float">
            <text:p>14,2</text:p>
          </table:table-cell>
          <table:table-cell table:formula="of:=[$Mars.$B186]*3600+[$Mars.$C186]*60+[$Mars.$D186]" office:value-type="float" office:value="6742.76" calcext:value-type="float">
            <text:p>6742,8</text:p>
          </table:table-cell>
          <table:table-cell table:formula="of:=[.$E188]+[.$F188]/60+[.$G188]/3600" office:value-type="float" office:value="9.60394444444444" calcext:value-type="float">
            <text:p>9,604</text:p>
          </table:table-cell>
          <table:table-cell table:formula="of:=[$Vénusz.B186]" office:value-type="float" office:value="4" calcext:value-type="float">
            <text:p>4</text:p>
          </table:table-cell>
          <table:table-cell table:formula="of:=[$Vénusz.C186]" office:value-type="float" office:value="51" calcext:value-type="float">
            <text:p>51</text:p>
          </table:table-cell>
          <table:table-cell table:formula="of:=[$Vénusz.D186]" office:value-type="float" office:value="10.31" calcext:value-type="float">
            <text:p>10,31</text:p>
          </table:table-cell>
          <table:table-cell table:formula="of:=IF([$Vénusz.$E186]=&quot;+&quot;; [$Vénusz.F186]; -1*[$Vénusz.F186])" office:value-type="float" office:value="21" calcext:value-type="float">
            <text:p>21</text:p>
          </table:table-cell>
          <table:table-cell table:formula="of:=IF([$Vénusz.$E186]=&quot;+&quot;; [$Vénusz.G186]; -1*[$Vénusz.G186])" office:value-type="float" office:value="15" calcext:value-type="float">
            <text:p>15</text:p>
          </table:table-cell>
          <table:table-cell table:formula="of:=IF([$Vénusz.$E186]=&quot;+&quot;; [$Vénusz.H186]; -1*[$Vénusz.H186])" office:value-type="float" office:value="58.7" calcext:value-type="float">
            <text:p>58,7</text:p>
          </table:table-cell>
          <table:table-cell table:formula="of:=[.$J188]*3600+[.$K188]*60+[.$L188]" office:value-type="float" office:value="17470.31" calcext:value-type="float">
            <text:p>17470,3</text:p>
          </table:table-cell>
          <table:table-cell table:formula="of:=[.$M188]+[.$N188]/60+[.$O188]/3600" office:value-type="float" office:value="21.2663055555556" calcext:value-type="float">
            <text:p>21,266</text:p>
          </table:table-cell>
        </table:table-row>
        <table:table-row table:style-name="ro1">
          <table:table-cell table:formula="of:=DATE(2022;1;1)+ROW([.A189])-3" office:value-type="date" office:date-value="2022-07-06" calcext:value-type="date">
            <text:p>2022-07-06</text:p>
          </table:table-cell>
          <table:table-cell table:formula="of:=[$Mars.B187]" office:value-type="float" office:value="1" calcext:value-type="float">
            <text:p>1</text:p>
          </table:table-cell>
          <table:table-cell table:formula="of:=[$Mars.C187]" office:value-type="float" office:value="55" calcext:value-type="float">
            <text:p>55</text:p>
          </table:table-cell>
          <table:table-cell table:formula="of:=[$Mars.D187]" office:value-type="float" office:value="2.27" calcext:value-type="float">
            <text:p>2,27</text:p>
          </table:table-cell>
          <table:table-cell table:formula="of:=IF([$Mars.$E187]=&quot;+&quot;; [$Mars.F187]; -1*[$Mars.F187])" office:value-type="float" office:value="9" calcext:value-type="float">
            <text:p>9</text:p>
          </table:table-cell>
          <table:table-cell table:formula="of:=IF([$Mars.$E187]=&quot;+&quot;; [$Mars.G187]; -1*[$Mars.G187])" office:value-type="float" office:value="51" calcext:value-type="float">
            <text:p>51</text:p>
          </table:table-cell>
          <table:table-cell table:formula="of:=IF([$Mars.$E187]=&quot;+&quot;; [$Mars.H187]; -1*[$Mars.H187])" office:value-type="float" office:value="2.1" calcext:value-type="float">
            <text:p>2,1</text:p>
          </table:table-cell>
          <table:table-cell table:formula="of:=[$Mars.$B187]*3600+[$Mars.$C187]*60+[$Mars.$D187]" office:value-type="float" office:value="6902.27" calcext:value-type="float">
            <text:p>6902,3</text:p>
          </table:table-cell>
          <table:table-cell table:formula="of:=[.$E189]+[.$F189]/60+[.$G189]/3600" office:value-type="float" office:value="9.85058333333333" calcext:value-type="float">
            <text:p>9,851</text:p>
          </table:table-cell>
          <table:table-cell table:formula="of:=[$Vénusz.B187]" office:value-type="float" office:value="4" calcext:value-type="float">
            <text:p>4</text:p>
          </table:table-cell>
          <table:table-cell table:formula="of:=[$Vénusz.C187]" office:value-type="float" office:value="56" calcext:value-type="float">
            <text:p>56</text:p>
          </table:table-cell>
          <table:table-cell table:formula="of:=[$Vénusz.D187]" office:value-type="float" office:value="15.82" calcext:value-type="float">
            <text:p>15,82</text:p>
          </table:table-cell>
          <table:table-cell table:formula="of:=IF([$Vénusz.$E187]=&quot;+&quot;; [$Vénusz.F187]; -1*[$Vénusz.F187])" office:value-type="float" office:value="21" calcext:value-type="float">
            <text:p>21</text:p>
          </table:table-cell>
          <table:table-cell table:formula="of:=IF([$Vénusz.$E187]=&quot;+&quot;; [$Vénusz.G187]; -1*[$Vénusz.G187])" office:value-type="float" office:value="26" calcext:value-type="float">
            <text:p>26</text:p>
          </table:table-cell>
          <table:table-cell table:formula="of:=IF([$Vénusz.$E187]=&quot;+&quot;; [$Vénusz.H187]; -1*[$Vénusz.H187])" office:value-type="float" office:value="27.8" calcext:value-type="float">
            <text:p>27,8</text:p>
          </table:table-cell>
          <table:table-cell table:formula="of:=[.$J189]*3600+[.$K189]*60+[.$L189]" office:value-type="float" office:value="17775.82" calcext:value-type="float">
            <text:p>17775,8</text:p>
          </table:table-cell>
          <table:table-cell table:formula="of:=[.$M189]+[.$N189]/60+[.$O189]/3600" office:value-type="float" office:value="21.4410555555556" calcext:value-type="float">
            <text:p>21,441</text:p>
          </table:table-cell>
        </table:table-row>
        <table:table-row table:style-name="ro1">
          <table:table-cell table:formula="of:=DATE(2022;1;1)+ROW([.A190])-3" office:value-type="date" office:date-value="2022-07-07" calcext:value-type="date">
            <text:p>2022-07-07</text:p>
          </table:table-cell>
          <table:table-cell table:formula="of:=[$Mars.B188]" office:value-type="float" office:value="1" calcext:value-type="float">
            <text:p>1</text:p>
          </table:table-cell>
          <table:table-cell table:formula="of:=[$Mars.C188]" office:value-type="float" office:value="57" calcext:value-type="float">
            <text:p>57</text:p>
          </table:table-cell>
          <table:table-cell table:formula="of:=[$Mars.D188]" office:value-type="float" office:value="41.64" calcext:value-type="float">
            <text:p>41,64</text:p>
          </table:table-cell>
          <table:table-cell table:formula="of:=IF([$Mars.$E188]=&quot;+&quot;; [$Mars.F188]; -1*[$Mars.F188])" office:value-type="float" office:value="10" calcext:value-type="float">
            <text:p>10</text:p>
          </table:table-cell>
          <table:table-cell table:formula="of:=IF([$Mars.$E188]=&quot;+&quot;; [$Mars.G188]; -1*[$Mars.G188])" office:value-type="float" office:value="5" calcext:value-type="float">
            <text:p>5</text:p>
          </table:table-cell>
          <table:table-cell table:formula="of:=IF([$Mars.$E188]=&quot;+&quot;; [$Mars.H188]; -1*[$Mars.H188])" office:value-type="float" office:value="43.1" calcext:value-type="float">
            <text:p>43,1</text:p>
          </table:table-cell>
          <table:table-cell table:formula="of:=[$Mars.$B188]*3600+[$Mars.$C188]*60+[$Mars.$D188]" office:value-type="float" office:value="7061.64" calcext:value-type="float">
            <text:p>7061,6</text:p>
          </table:table-cell>
          <table:table-cell table:formula="of:=[.$E190]+[.$F190]/60+[.$G190]/3600" office:value-type="float" office:value="10.0953055555556" calcext:value-type="float">
            <text:p>10,095</text:p>
          </table:table-cell>
          <table:table-cell table:formula="of:=[$Vénusz.B188]" office:value-type="float" office:value="5" calcext:value-type="float">
            <text:p>5</text:p>
          </table:table-cell>
          <table:table-cell table:formula="of:=[$Vénusz.C188]" office:value-type="float" office:value="1" calcext:value-type="float">
            <text:p>1</text:p>
          </table:table-cell>
          <table:table-cell table:formula="of:=[$Vénusz.D188]" office:value-type="float" office:value="22.19" calcext:value-type="float">
            <text:p>22,19</text:p>
          </table:table-cell>
          <table:table-cell table:formula="of:=IF([$Vénusz.$E188]=&quot;+&quot;; [$Vénusz.F188]; -1*[$Vénusz.F188])" office:value-type="float" office:value="21" calcext:value-type="float">
            <text:p>21</text:p>
          </table:table-cell>
          <table:table-cell table:formula="of:=IF([$Vénusz.$E188]=&quot;+&quot;; [$Vénusz.G188]; -1*[$Vénusz.G188])" office:value-type="float" office:value="36" calcext:value-type="float">
            <text:p>36</text:p>
          </table:table-cell>
          <table:table-cell table:formula="of:=IF([$Vénusz.$E188]=&quot;+&quot;; [$Vénusz.H188]; -1*[$Vénusz.H188])" office:value-type="float" office:value="22.5" calcext:value-type="float">
            <text:p>22,5</text:p>
          </table:table-cell>
          <table:table-cell table:formula="of:=[.$J190]*3600+[.$K190]*60+[.$L190]" office:value-type="float" office:value="18082.19" calcext:value-type="float">
            <text:p>18082,2</text:p>
          </table:table-cell>
          <table:table-cell table:formula="of:=[.$M190]+[.$N190]/60+[.$O190]/3600" office:value-type="float" office:value="21.60625" calcext:value-type="float">
            <text:p>21,606</text:p>
          </table:table-cell>
        </table:table-row>
        <table:table-row table:style-name="ro1">
          <table:table-cell table:formula="of:=DATE(2022;1;1)+ROW([.A191])-3" office:value-type="date" office:date-value="2022-07-08" calcext:value-type="date">
            <text:p>2022-07-08</text:p>
          </table:table-cell>
          <table:table-cell table:formula="of:=[$Mars.B189]" office:value-type="float" office:value="2" calcext:value-type="float">
            <text:p>2</text:p>
          </table:table-cell>
          <table:table-cell table:formula="of:=[$Mars.C189]" office:value-type="float" office:value="0" calcext:value-type="float">
            <text:p>0</text:p>
          </table:table-cell>
          <table:table-cell table:formula="of:=[$Mars.D189]" office:value-type="float" office:value="20.88" calcext:value-type="float">
            <text:p>20,88</text:p>
          </table:table-cell>
          <table:table-cell table:formula="of:=IF([$Mars.$E189]=&quot;+&quot;; [$Mars.F189]; -1*[$Mars.F189])" office:value-type="float" office:value="10" calcext:value-type="float">
            <text:p>10</text:p>
          </table:table-cell>
          <table:table-cell table:formula="of:=IF([$Mars.$E189]=&quot;+&quot;; [$Mars.G189]; -1*[$Mars.G189])" office:value-type="float" office:value="20" calcext:value-type="float">
            <text:p>20</text:p>
          </table:table-cell>
          <table:table-cell table:formula="of:=IF([$Mars.$E189]=&quot;+&quot;; [$Mars.H189]; -1*[$Mars.H189])" office:value-type="float" office:value="17" calcext:value-type="float">
            <text:p>17</text:p>
          </table:table-cell>
          <table:table-cell table:formula="of:=[$Mars.$B189]*3600+[$Mars.$C189]*60+[$Mars.$D189]" office:value-type="float" office:value="7220.88" calcext:value-type="float">
            <text:p>7220,9</text:p>
          </table:table-cell>
          <table:table-cell table:formula="of:=[.$E191]+[.$F191]/60+[.$G191]/3600" office:value-type="float" office:value="10.3380555555556" calcext:value-type="float">
            <text:p>10,338</text:p>
          </table:table-cell>
          <table:table-cell table:formula="of:=[$Vénusz.B189]" office:value-type="float" office:value="5" calcext:value-type="float">
            <text:p>5</text:p>
          </table:table-cell>
          <table:table-cell table:formula="of:=[$Vénusz.C189]" office:value-type="float" office:value="6" calcext:value-type="float">
            <text:p>6</text:p>
          </table:table-cell>
          <table:table-cell table:formula="of:=[$Vénusz.D189]" office:value-type="float" office:value="29.41" calcext:value-type="float">
            <text:p>29,41</text:p>
          </table:table-cell>
          <table:table-cell table:formula="of:=IF([$Vénusz.$E189]=&quot;+&quot;; [$Vénusz.F189]; -1*[$Vénusz.F189])" office:value-type="float" office:value="21" calcext:value-type="float">
            <text:p>21</text:p>
          </table:table-cell>
          <table:table-cell table:formula="of:=IF([$Vénusz.$E189]=&quot;+&quot;; [$Vénusz.G189]; -1*[$Vénusz.G189])" office:value-type="float" office:value="45" calcext:value-type="float">
            <text:p>45</text:p>
          </table:table-cell>
          <table:table-cell table:formula="of:=IF([$Vénusz.$E189]=&quot;+&quot;; [$Vénusz.H189]; -1*[$Vénusz.H189])" office:value-type="float" office:value="42.6" calcext:value-type="float">
            <text:p>42,6</text:p>
          </table:table-cell>
          <table:table-cell table:formula="of:=[.$J191]*3600+[.$K191]*60+[.$L191]" office:value-type="float" office:value="18389.41" calcext:value-type="float">
            <text:p>18389,4</text:p>
          </table:table-cell>
          <table:table-cell table:formula="of:=[.$M191]+[.$N191]/60+[.$O191]/3600" office:value-type="float" office:value="21.7618333333333" calcext:value-type="float">
            <text:p>21,762</text:p>
          </table:table-cell>
        </table:table-row>
        <table:table-row table:style-name="ro1">
          <table:table-cell table:formula="of:=DATE(2022;1;1)+ROW([.A192])-3" office:value-type="date" office:date-value="2022-07-09" calcext:value-type="date">
            <text:p>2022-07-09</text:p>
          </table:table-cell>
          <table:table-cell table:formula="of:=[$Mars.B190]" office:value-type="float" office:value="2" calcext:value-type="float">
            <text:p>2</text:p>
          </table:table-cell>
          <table:table-cell table:formula="of:=[$Mars.C190]" office:value-type="float" office:value="2" calcext:value-type="float">
            <text:p>2</text:p>
          </table:table-cell>
          <table:table-cell table:formula="of:=[$Mars.D190]" office:value-type="float" office:value="59.97" calcext:value-type="float">
            <text:p>59,97</text:p>
          </table:table-cell>
          <table:table-cell table:formula="of:=IF([$Mars.$E190]=&quot;+&quot;; [$Mars.F190]; -1*[$Mars.F190])" office:value-type="float" office:value="10" calcext:value-type="float">
            <text:p>10</text:p>
          </table:table-cell>
          <table:table-cell table:formula="of:=IF([$Mars.$E190]=&quot;+&quot;; [$Mars.G190]; -1*[$Mars.G190])" office:value-type="float" office:value="34" calcext:value-type="float">
            <text:p>34</text:p>
          </table:table-cell>
          <table:table-cell table:formula="of:=IF([$Mars.$E190]=&quot;+&quot;; [$Mars.H190]; -1*[$Mars.H190])" office:value-type="float" office:value="43.8" calcext:value-type="float">
            <text:p>43,8</text:p>
          </table:table-cell>
          <table:table-cell table:formula="of:=[$Mars.$B190]*3600+[$Mars.$C190]*60+[$Mars.$D190]" office:value-type="float" office:value="7379.97" calcext:value-type="float">
            <text:p>7380,0</text:p>
          </table:table-cell>
          <table:table-cell table:formula="of:=[.$E192]+[.$F192]/60+[.$G192]/3600" office:value-type="float" office:value="10.5788333333333" calcext:value-type="float">
            <text:p>10,579</text:p>
          </table:table-cell>
          <table:table-cell table:formula="of:=[$Vénusz.B190]" office:value-type="float" office:value="5" calcext:value-type="float">
            <text:p>5</text:p>
          </table:table-cell>
          <table:table-cell table:formula="of:=[$Vénusz.C190]" office:value-type="float" office:value="11" calcext:value-type="float">
            <text:p>11</text:p>
          </table:table-cell>
          <table:table-cell table:formula="of:=[$Vénusz.D190]" office:value-type="float" office:value="37.44" calcext:value-type="float">
            <text:p>37,44</text:p>
          </table:table-cell>
          <table:table-cell table:formula="of:=IF([$Vénusz.$E190]=&quot;+&quot;; [$Vénusz.F190]; -1*[$Vénusz.F190])" office:value-type="float" office:value="21" calcext:value-type="float">
            <text:p>21</text:p>
          </table:table-cell>
          <table:table-cell table:formula="of:=IF([$Vénusz.$E190]=&quot;+&quot;; [$Vénusz.G190]; -1*[$Vénusz.G190])" office:value-type="float" office:value="54" calcext:value-type="float">
            <text:p>54</text:p>
          </table:table-cell>
          <table:table-cell table:formula="of:=IF([$Vénusz.$E190]=&quot;+&quot;; [$Vénusz.H190]; -1*[$Vénusz.H190])" office:value-type="float" office:value="27.5" calcext:value-type="float">
            <text:p>27,5</text:p>
          </table:table-cell>
          <table:table-cell table:formula="of:=[.$J192]*3600+[.$K192]*60+[.$L192]" office:value-type="float" office:value="18697.44" calcext:value-type="float">
            <text:p>18697,4</text:p>
          </table:table-cell>
          <table:table-cell table:formula="of:=[.$M192]+[.$N192]/60+[.$O192]/3600" office:value-type="float" office:value="21.9076388888889" calcext:value-type="float">
            <text:p>21,908</text:p>
          </table:table-cell>
        </table:table-row>
        <table:table-row table:style-name="ro1">
          <table:table-cell table:formula="of:=DATE(2022;1;1)+ROW([.A193])-3" office:value-type="date" office:date-value="2022-07-10" calcext:value-type="date">
            <text:p>2022-07-10</text:p>
          </table:table-cell>
          <table:table-cell table:formula="of:=[$Mars.B191]" office:value-type="float" office:value="2" calcext:value-type="float">
            <text:p>2</text:p>
          </table:table-cell>
          <table:table-cell table:formula="of:=[$Mars.C191]" office:value-type="float" office:value="5" calcext:value-type="float">
            <text:p>5</text:p>
          </table:table-cell>
          <table:table-cell table:formula="of:=[$Mars.D191]" office:value-type="float" office:value="38.92" calcext:value-type="float">
            <text:p>38,92</text:p>
          </table:table-cell>
          <table:table-cell table:formula="of:=IF([$Mars.$E191]=&quot;+&quot;; [$Mars.F191]; -1*[$Mars.F191])" office:value-type="float" office:value="10" calcext:value-type="float">
            <text:p>10</text:p>
          </table:table-cell>
          <table:table-cell table:formula="of:=IF([$Mars.$E191]=&quot;+&quot;; [$Mars.G191]; -1*[$Mars.G191])" office:value-type="float" office:value="49" calcext:value-type="float">
            <text:p>49</text:p>
          </table:table-cell>
          <table:table-cell table:formula="of:=IF([$Mars.$E191]=&quot;+&quot;; [$Mars.H191]; -1*[$Mars.H191])" office:value-type="float" office:value="3.3" calcext:value-type="float">
            <text:p>3,3</text:p>
          </table:table-cell>
          <table:table-cell table:formula="of:=[$Mars.$B191]*3600+[$Mars.$C191]*60+[$Mars.$D191]" office:value-type="float" office:value="7538.92" calcext:value-type="float">
            <text:p>7538,9</text:p>
          </table:table-cell>
          <table:table-cell table:formula="of:=[.$E193]+[.$F193]/60+[.$G193]/3600" office:value-type="float" office:value="10.8175833333333" calcext:value-type="float">
            <text:p>10,818</text:p>
          </table:table-cell>
          <table:table-cell table:formula="of:=[$Vénusz.B191]" office:value-type="float" office:value="5" calcext:value-type="float">
            <text:p>5</text:p>
          </table:table-cell>
          <table:table-cell table:formula="of:=[$Vénusz.C191]" office:value-type="float" office:value="16" calcext:value-type="float">
            <text:p>16</text:p>
          </table:table-cell>
          <table:table-cell table:formula="of:=[$Vénusz.D191]" office:value-type="float" office:value="46.24" calcext:value-type="float">
            <text:p>46,24</text:p>
          </table:table-cell>
          <table:table-cell table:formula="of:=IF([$Vénusz.$E191]=&quot;+&quot;; [$Vénusz.F191]; -1*[$Vénusz.F191])" office:value-type="float" office:value="22" calcext:value-type="float">
            <text:p>22</text:p>
          </table:table-cell>
          <table:table-cell table:formula="of:=IF([$Vénusz.$E191]=&quot;+&quot;; [$Vénusz.G191]; -1*[$Vénusz.G191])" office:value-type="float" office:value="2" calcext:value-type="float">
            <text:p>2</text:p>
          </table:table-cell>
          <table:table-cell table:formula="of:=IF([$Vénusz.$E191]=&quot;+&quot;; [$Vénusz.H191]; -1*[$Vénusz.H191])" office:value-type="float" office:value="36.8" calcext:value-type="float">
            <text:p>36,8</text:p>
          </table:table-cell>
          <table:table-cell table:formula="of:=[.$J193]*3600+[.$K193]*60+[.$L193]" office:value-type="float" office:value="19006.24" calcext:value-type="float">
            <text:p>19006,2</text:p>
          </table:table-cell>
          <table:table-cell table:formula="of:=[.$M193]+[.$N193]/60+[.$O193]/3600" office:value-type="float" office:value="22.0435555555556" calcext:value-type="float">
            <text:p>22,044</text:p>
          </table:table-cell>
        </table:table-row>
        <table:table-row table:style-name="ro1">
          <table:table-cell table:formula="of:=DATE(2022;1;1)+ROW([.A194])-3" office:value-type="date" office:date-value="2022-07-11" calcext:value-type="date">
            <text:p>2022-07-11</text:p>
          </table:table-cell>
          <table:table-cell table:formula="of:=[$Mars.B192]" office:value-type="float" office:value="2" calcext:value-type="float">
            <text:p>2</text:p>
          </table:table-cell>
          <table:table-cell table:formula="of:=[$Mars.C192]" office:value-type="float" office:value="8" calcext:value-type="float">
            <text:p>8</text:p>
          </table:table-cell>
          <table:table-cell table:formula="of:=[$Mars.D192]" office:value-type="float" office:value="17.73" calcext:value-type="float">
            <text:p>17,73</text:p>
          </table:table-cell>
          <table:table-cell table:formula="of:=IF([$Mars.$E192]=&quot;+&quot;; [$Mars.F192]; -1*[$Mars.F192])" office:value-type="float" office:value="11" calcext:value-type="float">
            <text:p>11</text:p>
          </table:table-cell>
          <table:table-cell table:formula="of:=IF([$Mars.$E192]=&quot;+&quot;; [$Mars.G192]; -1*[$Mars.G192])" office:value-type="float" office:value="3" calcext:value-type="float">
            <text:p>3</text:p>
          </table:table-cell>
          <table:table-cell table:formula="of:=IF([$Mars.$E192]=&quot;+&quot;; [$Mars.H192]; -1*[$Mars.H192])" office:value-type="float" office:value="15.5" calcext:value-type="float">
            <text:p>15,5</text:p>
          </table:table-cell>
          <table:table-cell table:formula="of:=[$Mars.$B192]*3600+[$Mars.$C192]*60+[$Mars.$D192]" office:value-type="float" office:value="7697.73" calcext:value-type="float">
            <text:p>7697,7</text:p>
          </table:table-cell>
          <table:table-cell table:formula="of:=[.$E194]+[.$F194]/60+[.$G194]/3600" office:value-type="float" office:value="11.0543055555556" calcext:value-type="float">
            <text:p>11,054</text:p>
          </table:table-cell>
          <table:table-cell table:formula="of:=[$Vénusz.B192]" office:value-type="float" office:value="5" calcext:value-type="float">
            <text:p>5</text:p>
          </table:table-cell>
          <table:table-cell table:formula="of:=[$Vénusz.C192]" office:value-type="float" office:value="21" calcext:value-type="float">
            <text:p>21</text:p>
          </table:table-cell>
          <table:table-cell table:formula="of:=[$Vénusz.D192]" office:value-type="float" office:value="55.78" calcext:value-type="float">
            <text:p>55,78</text:p>
          </table:table-cell>
          <table:table-cell table:formula="of:=IF([$Vénusz.$E192]=&quot;+&quot;; [$Vénusz.F192]; -1*[$Vénusz.F192])" office:value-type="float" office:value="22" calcext:value-type="float">
            <text:p>22</text:p>
          </table:table-cell>
          <table:table-cell table:formula="of:=IF([$Vénusz.$E192]=&quot;+&quot;; [$Vénusz.G192]; -1*[$Vénusz.G192])" office:value-type="float" office:value="10" calcext:value-type="float">
            <text:p>10</text:p>
          </table:table-cell>
          <table:table-cell table:formula="of:=IF([$Vénusz.$E192]=&quot;+&quot;; [$Vénusz.H192]; -1*[$Vénusz.H192])" office:value-type="float" office:value="10.1" calcext:value-type="float">
            <text:p>10,1</text:p>
          </table:table-cell>
          <table:table-cell table:formula="of:=[.$J194]*3600+[.$K194]*60+[.$L194]" office:value-type="float" office:value="19315.78" calcext:value-type="float">
            <text:p>19315,8</text:p>
          </table:table-cell>
          <table:table-cell table:formula="of:=[.$M194]+[.$N194]/60+[.$O194]/3600" office:value-type="float" office:value="22.1694722222222" calcext:value-type="float">
            <text:p>22,169</text:p>
          </table:table-cell>
        </table:table-row>
        <table:table-row table:style-name="ro1">
          <table:table-cell table:formula="of:=DATE(2022;1;1)+ROW([.A195])-3" office:value-type="date" office:date-value="2022-07-12" calcext:value-type="date">
            <text:p>2022-07-12</text:p>
          </table:table-cell>
          <table:table-cell table:formula="of:=[$Mars.B193]" office:value-type="float" office:value="2" calcext:value-type="float">
            <text:p>2</text:p>
          </table:table-cell>
          <table:table-cell table:formula="of:=[$Mars.C193]" office:value-type="float" office:value="10" calcext:value-type="float">
            <text:p>10</text:p>
          </table:table-cell>
          <table:table-cell table:formula="of:=[$Mars.D193]" office:value-type="float" office:value="56.39" calcext:value-type="float">
            <text:p>56,39</text:p>
          </table:table-cell>
          <table:table-cell table:formula="of:=IF([$Mars.$E193]=&quot;+&quot;; [$Mars.F193]; -1*[$Mars.F193])" office:value-type="float" office:value="11" calcext:value-type="float">
            <text:p>11</text:p>
          </table:table-cell>
          <table:table-cell table:formula="of:=IF([$Mars.$E193]=&quot;+&quot;; [$Mars.G193]; -1*[$Mars.G193])" office:value-type="float" office:value="17" calcext:value-type="float">
            <text:p>17</text:p>
          </table:table-cell>
          <table:table-cell table:formula="of:=IF([$Mars.$E193]=&quot;+&quot;; [$Mars.H193]; -1*[$Mars.H193])" office:value-type="float" office:value="20.2" calcext:value-type="float">
            <text:p>20,2</text:p>
          </table:table-cell>
          <table:table-cell table:formula="of:=[$Mars.$B193]*3600+[$Mars.$C193]*60+[$Mars.$D193]" office:value-type="float" office:value="7856.39" calcext:value-type="float">
            <text:p>7856,4</text:p>
          </table:table-cell>
          <table:table-cell table:formula="of:=[.$E195]+[.$F195]/60+[.$G195]/3600" office:value-type="float" office:value="11.2889444444444" calcext:value-type="float">
            <text:p>11,289</text:p>
          </table:table-cell>
          <table:table-cell table:formula="of:=[$Vénusz.B193]" office:value-type="float" office:value="5" calcext:value-type="float">
            <text:p>5</text:p>
          </table:table-cell>
          <table:table-cell table:formula="of:=[$Vénusz.C193]" office:value-type="float" office:value="27" calcext:value-type="float">
            <text:p>27</text:p>
          </table:table-cell>
          <table:table-cell table:formula="of:=[$Vénusz.D193]" office:value-type="float" office:value="6.02" calcext:value-type="float">
            <text:p>6,02</text:p>
          </table:table-cell>
          <table:table-cell table:formula="of:=IF([$Vénusz.$E193]=&quot;+&quot;; [$Vénusz.F193]; -1*[$Vénusz.F193])" office:value-type="float" office:value="22" calcext:value-type="float">
            <text:p>22</text:p>
          </table:table-cell>
          <table:table-cell table:formula="of:=IF([$Vénusz.$E193]=&quot;+&quot;; [$Vénusz.G193]; -1*[$Vénusz.G193])" office:value-type="float" office:value="17" calcext:value-type="float">
            <text:p>17</text:p>
          </table:table-cell>
          <table:table-cell table:formula="of:=IF([$Vénusz.$E193]=&quot;+&quot;; [$Vénusz.H193]; -1*[$Vénusz.H193])" office:value-type="float" office:value="6.9" calcext:value-type="float">
            <text:p>6,9</text:p>
          </table:table-cell>
          <table:table-cell table:formula="of:=[.$J195]*3600+[.$K195]*60+[.$L195]" office:value-type="float" office:value="19626.02" calcext:value-type="float">
            <text:p>19626,0</text:p>
          </table:table-cell>
          <table:table-cell table:formula="of:=[.$M195]+[.$N195]/60+[.$O195]/3600" office:value-type="float" office:value="22.28525" calcext:value-type="float">
            <text:p>22,285</text:p>
          </table:table-cell>
        </table:table-row>
        <table:table-row table:style-name="ro1">
          <table:table-cell table:formula="of:=DATE(2022;1;1)+ROW([.A196])-3" office:value-type="date" office:date-value="2022-07-13" calcext:value-type="date">
            <text:p>2022-07-13</text:p>
          </table:table-cell>
          <table:table-cell table:formula="of:=[$Mars.B194]" office:value-type="float" office:value="2" calcext:value-type="float">
            <text:p>2</text:p>
          </table:table-cell>
          <table:table-cell table:formula="of:=[$Mars.C194]" office:value-type="float" office:value="13" calcext:value-type="float">
            <text:p>13</text:p>
          </table:table-cell>
          <table:table-cell table:formula="of:=[$Mars.D194]" office:value-type="float" office:value="34.91" calcext:value-type="float">
            <text:p>34,91</text:p>
          </table:table-cell>
          <table:table-cell table:formula="of:=IF([$Mars.$E194]=&quot;+&quot;; [$Mars.F194]; -1*[$Mars.F194])" office:value-type="float" office:value="11" calcext:value-type="float">
            <text:p>11</text:p>
          </table:table-cell>
          <table:table-cell table:formula="of:=IF([$Mars.$E194]=&quot;+&quot;; [$Mars.G194]; -1*[$Mars.G194])" office:value-type="float" office:value="31" calcext:value-type="float">
            <text:p>31</text:p>
          </table:table-cell>
          <table:table-cell table:formula="of:=IF([$Mars.$E194]=&quot;+&quot;; [$Mars.H194]; -1*[$Mars.H194])" office:value-type="float" office:value="17.5" calcext:value-type="float">
            <text:p>17,5</text:p>
          </table:table-cell>
          <table:table-cell table:formula="of:=[$Mars.$B194]*3600+[$Mars.$C194]*60+[$Mars.$D194]" office:value-type="float" office:value="8014.91" calcext:value-type="float">
            <text:p>8014,9</text:p>
          </table:table-cell>
          <table:table-cell table:formula="of:=[.$E196]+[.$F196]/60+[.$G196]/3600" office:value-type="float" office:value="11.5215277777778" calcext:value-type="float">
            <text:p>11,522</text:p>
          </table:table-cell>
          <table:table-cell table:formula="of:=[$Vénusz.B194]" office:value-type="float" office:value="5" calcext:value-type="float">
            <text:p>5</text:p>
          </table:table-cell>
          <table:table-cell table:formula="of:=[$Vénusz.C194]" office:value-type="float" office:value="32" calcext:value-type="float">
            <text:p>32</text:p>
          </table:table-cell>
          <table:table-cell table:formula="of:=[$Vénusz.D194]" office:value-type="float" office:value="16.93" calcext:value-type="float">
            <text:p>16,93</text:p>
          </table:table-cell>
          <table:table-cell table:formula="of:=IF([$Vénusz.$E194]=&quot;+&quot;; [$Vénusz.F194]; -1*[$Vénusz.F194])" office:value-type="float" office:value="22" calcext:value-type="float">
            <text:p>22</text:p>
          </table:table-cell>
          <table:table-cell table:formula="of:=IF([$Vénusz.$E194]=&quot;+&quot;; [$Vénusz.G194]; -1*[$Vénusz.G194])" office:value-type="float" office:value="23" calcext:value-type="float">
            <text:p>23</text:p>
          </table:table-cell>
          <table:table-cell table:formula="of:=IF([$Vénusz.$E194]=&quot;+&quot;; [$Vénusz.H194]; -1*[$Vénusz.H194])" office:value-type="float" office:value="27" calcext:value-type="float">
            <text:p>27</text:p>
          </table:table-cell>
          <table:table-cell table:formula="of:=[.$J196]*3600+[.$K196]*60+[.$L196]" office:value-type="float" office:value="19936.93" calcext:value-type="float">
            <text:p>19936,9</text:p>
          </table:table-cell>
          <table:table-cell table:formula="of:=[.$M196]+[.$N196]/60+[.$O196]/3600" office:value-type="float" office:value="22.3908333333333" calcext:value-type="float">
            <text:p>22,391</text:p>
          </table:table-cell>
        </table:table-row>
        <table:table-row table:style-name="ro1">
          <table:table-cell table:formula="of:=DATE(2022;1;1)+ROW([.A197])-3" office:value-type="date" office:date-value="2022-07-14" calcext:value-type="date">
            <text:p>2022-07-14</text:p>
          </table:table-cell>
          <table:table-cell table:formula="of:=[$Mars.B195]" office:value-type="float" office:value="2" calcext:value-type="float">
            <text:p>2</text:p>
          </table:table-cell>
          <table:table-cell table:formula="of:=[$Mars.C195]" office:value-type="float" office:value="16" calcext:value-type="float">
            <text:p>16</text:p>
          </table:table-cell>
          <table:table-cell table:formula="of:=[$Mars.D195]" office:value-type="float" office:value="13.28" calcext:value-type="float">
            <text:p>13,28</text:p>
          </table:table-cell>
          <table:table-cell table:formula="of:=IF([$Mars.$E195]=&quot;+&quot;; [$Mars.F195]; -1*[$Mars.F195])" office:value-type="float" office:value="11" calcext:value-type="float">
            <text:p>11</text:p>
          </table:table-cell>
          <table:table-cell table:formula="of:=IF([$Mars.$E195]=&quot;+&quot;; [$Mars.G195]; -1*[$Mars.G195])" office:value-type="float" office:value="45" calcext:value-type="float">
            <text:p>45</text:p>
          </table:table-cell>
          <table:table-cell table:formula="of:=IF([$Mars.$E195]=&quot;+&quot;; [$Mars.H195]; -1*[$Mars.H195])" office:value-type="float" office:value="7.2" calcext:value-type="float">
            <text:p>7,2</text:p>
          </table:table-cell>
          <table:table-cell table:formula="of:=[$Mars.$B195]*3600+[$Mars.$C195]*60+[$Mars.$D195]" office:value-type="float" office:value="8173.28" calcext:value-type="float">
            <text:p>8173,3</text:p>
          </table:table-cell>
          <table:table-cell table:formula="of:=[.$E197]+[.$F197]/60+[.$G197]/3600" office:value-type="float" office:value="11.752" calcext:value-type="float">
            <text:p>11,752</text:p>
          </table:table-cell>
          <table:table-cell table:formula="of:=[$Vénusz.B195]" office:value-type="float" office:value="5" calcext:value-type="float">
            <text:p>5</text:p>
          </table:table-cell>
          <table:table-cell table:formula="of:=[$Vénusz.C195]" office:value-type="float" office:value="37" calcext:value-type="float">
            <text:p>37</text:p>
          </table:table-cell>
          <table:table-cell table:formula="of:=[$Vénusz.D195]" office:value-type="float" office:value="28.47" calcext:value-type="float">
            <text:p>28,47</text:p>
          </table:table-cell>
          <table:table-cell table:formula="of:=IF([$Vénusz.$E195]=&quot;+&quot;; [$Vénusz.F195]; -1*[$Vénusz.F195])" office:value-type="float" office:value="22" calcext:value-type="float">
            <text:p>22</text:p>
          </table:table-cell>
          <table:table-cell table:formula="of:=IF([$Vénusz.$E195]=&quot;+&quot;; [$Vénusz.G195]; -1*[$Vénusz.G195])" office:value-type="float" office:value="29" calcext:value-type="float">
            <text:p>29</text:p>
          </table:table-cell>
          <table:table-cell table:formula="of:=IF([$Vénusz.$E195]=&quot;+&quot;; [$Vénusz.H195]; -1*[$Vénusz.H195])" office:value-type="float" office:value="9.9" calcext:value-type="float">
            <text:p>9,9</text:p>
          </table:table-cell>
          <table:table-cell table:formula="of:=[.$J197]*3600+[.$K197]*60+[.$L197]" office:value-type="float" office:value="20248.47" calcext:value-type="float">
            <text:p>20248,5</text:p>
          </table:table-cell>
          <table:table-cell table:formula="of:=[.$M197]+[.$N197]/60+[.$O197]/3600" office:value-type="float" office:value="22.4860833333333" calcext:value-type="float">
            <text:p>22,486</text:p>
          </table:table-cell>
        </table:table-row>
        <table:table-row table:style-name="ro1">
          <table:table-cell table:formula="of:=DATE(2022;1;1)+ROW([.A198])-3" office:value-type="date" office:date-value="2022-07-15" calcext:value-type="date">
            <text:p>2022-07-15</text:p>
          </table:table-cell>
          <table:table-cell table:formula="of:=[$Mars.B196]" office:value-type="float" office:value="2" calcext:value-type="float">
            <text:p>2</text:p>
          </table:table-cell>
          <table:table-cell table:formula="of:=[$Mars.C196]" office:value-type="float" office:value="18" calcext:value-type="float">
            <text:p>18</text:p>
          </table:table-cell>
          <table:table-cell table:formula="of:=[$Mars.D196]" office:value-type="float" office:value="51.49" calcext:value-type="float">
            <text:p>51,49</text:p>
          </table:table-cell>
          <table:table-cell table:formula="of:=IF([$Mars.$E196]=&quot;+&quot;; [$Mars.F196]; -1*[$Mars.F196])" office:value-type="float" office:value="11" calcext:value-type="float">
            <text:p>11</text:p>
          </table:table-cell>
          <table:table-cell table:formula="of:=IF([$Mars.$E196]=&quot;+&quot;; [$Mars.G196]; -1*[$Mars.G196])" office:value-type="float" office:value="58" calcext:value-type="float">
            <text:p>58</text:p>
          </table:table-cell>
          <table:table-cell table:formula="of:=IF([$Mars.$E196]=&quot;+&quot;; [$Mars.H196]; -1*[$Mars.H196])" office:value-type="float" office:value="49.2" calcext:value-type="float">
            <text:p>49,2</text:p>
          </table:table-cell>
          <table:table-cell table:formula="of:=[$Mars.$B196]*3600+[$Mars.$C196]*60+[$Mars.$D196]" office:value-type="float" office:value="8331.49" calcext:value-type="float">
            <text:p>8331,5</text:p>
          </table:table-cell>
          <table:table-cell table:formula="of:=[.$E198]+[.$F198]/60+[.$G198]/3600" office:value-type="float" office:value="11.9803333333333" calcext:value-type="float">
            <text:p>11,980</text:p>
          </table:table-cell>
          <table:table-cell table:formula="of:=[$Vénusz.B196]" office:value-type="float" office:value="5" calcext:value-type="float">
            <text:p>5</text:p>
          </table:table-cell>
          <table:table-cell table:formula="of:=[$Vénusz.C196]" office:value-type="float" office:value="42" calcext:value-type="float">
            <text:p>42</text:p>
          </table:table-cell>
          <table:table-cell table:formula="of:=[$Vénusz.D196]" office:value-type="float" office:value="40.6" calcext:value-type="float">
            <text:p>40,6</text:p>
          </table:table-cell>
          <table:table-cell table:formula="of:=IF([$Vénusz.$E196]=&quot;+&quot;; [$Vénusz.F196]; -1*[$Vénusz.F196])" office:value-type="float" office:value="22" calcext:value-type="float">
            <text:p>22</text:p>
          </table:table-cell>
          <table:table-cell table:formula="of:=IF([$Vénusz.$E196]=&quot;+&quot;; [$Vénusz.G196]; -1*[$Vénusz.G196])" office:value-type="float" office:value="34" calcext:value-type="float">
            <text:p>34</text:p>
          </table:table-cell>
          <table:table-cell table:formula="of:=IF([$Vénusz.$E196]=&quot;+&quot;; [$Vénusz.H196]; -1*[$Vénusz.H196])" office:value-type="float" office:value="15.4" calcext:value-type="float">
            <text:p>15,4</text:p>
          </table:table-cell>
          <table:table-cell table:formula="of:=[.$J198]*3600+[.$K198]*60+[.$L198]" office:value-type="float" office:value="20560.6" calcext:value-type="float">
            <text:p>20560,6</text:p>
          </table:table-cell>
          <table:table-cell table:formula="of:=[.$M198]+[.$N198]/60+[.$O198]/3600" office:value-type="float" office:value="22.5709444444444" calcext:value-type="float">
            <text:p>22,571</text:p>
          </table:table-cell>
        </table:table-row>
        <table:table-row table:style-name="ro1">
          <table:table-cell table:formula="of:=DATE(2022;1;1)+ROW([.A199])-3" office:value-type="date" office:date-value="2022-07-16" calcext:value-type="date">
            <text:p>2022-07-16</text:p>
          </table:table-cell>
          <table:table-cell table:formula="of:=[$Mars.B197]" office:value-type="float" office:value="2" calcext:value-type="float">
            <text:p>2</text:p>
          </table:table-cell>
          <table:table-cell table:formula="of:=[$Mars.C197]" office:value-type="float" office:value="21" calcext:value-type="float">
            <text:p>21</text:p>
          </table:table-cell>
          <table:table-cell table:formula="of:=[$Mars.D197]" office:value-type="float" office:value="29.55" calcext:value-type="float">
            <text:p>29,55</text:p>
          </table:table-cell>
          <table:table-cell table:formula="of:=IF([$Mars.$E197]=&quot;+&quot;; [$Mars.F197]; -1*[$Mars.F197])" office:value-type="float" office:value="12" calcext:value-type="float">
            <text:p>12</text:p>
          </table:table-cell>
          <table:table-cell table:formula="of:=IF([$Mars.$E197]=&quot;+&quot;; [$Mars.G197]; -1*[$Mars.G197])" office:value-type="float" office:value="12" calcext:value-type="float">
            <text:p>12</text:p>
          </table:table-cell>
          <table:table-cell table:formula="of:=IF([$Mars.$E197]=&quot;+&quot;; [$Mars.H197]; -1*[$Mars.H197])" office:value-type="float" office:value="23.4" calcext:value-type="float">
            <text:p>23,4</text:p>
          </table:table-cell>
          <table:table-cell table:formula="of:=[$Mars.$B197]*3600+[$Mars.$C197]*60+[$Mars.$D197]" office:value-type="float" office:value="8489.55" calcext:value-type="float">
            <text:p>8489,6</text:p>
          </table:table-cell>
          <table:table-cell table:formula="of:=[.$E199]+[.$F199]/60+[.$G199]/3600" office:value-type="float" office:value="12.2065" calcext:value-type="float">
            <text:p>12,207</text:p>
          </table:table-cell>
          <table:table-cell table:formula="of:=[$Vénusz.B197]" office:value-type="float" office:value="5" calcext:value-type="float">
            <text:p>5</text:p>
          </table:table-cell>
          <table:table-cell table:formula="of:=[$Vénusz.C197]" office:value-type="float" office:value="47" calcext:value-type="float">
            <text:p>47</text:p>
          </table:table-cell>
          <table:table-cell table:formula="of:=[$Vénusz.D197]" office:value-type="float" office:value="53.28" calcext:value-type="float">
            <text:p>53,28</text:p>
          </table:table-cell>
          <table:table-cell table:formula="of:=IF([$Vénusz.$E197]=&quot;+&quot;; [$Vénusz.F197]; -1*[$Vénusz.F197])" office:value-type="float" office:value="22" calcext:value-type="float">
            <text:p>22</text:p>
          </table:table-cell>
          <table:table-cell table:formula="of:=IF([$Vénusz.$E197]=&quot;+&quot;; [$Vénusz.G197]; -1*[$Vénusz.G197])" office:value-type="float" office:value="38" calcext:value-type="float">
            <text:p>38</text:p>
          </table:table-cell>
          <table:table-cell table:formula="of:=IF([$Vénusz.$E197]=&quot;+&quot;; [$Vénusz.H197]; -1*[$Vénusz.H197])" office:value-type="float" office:value="43.1" calcext:value-type="float">
            <text:p>43,1</text:p>
          </table:table-cell>
          <table:table-cell table:formula="of:=[.$J199]*3600+[.$K199]*60+[.$L199]" office:value-type="float" office:value="20873.28" calcext:value-type="float">
            <text:p>20873,3</text:p>
          </table:table-cell>
          <table:table-cell table:formula="of:=[.$M199]+[.$N199]/60+[.$O199]/3600" office:value-type="float" office:value="22.6453055555556" calcext:value-type="float">
            <text:p>22,645</text:p>
          </table:table-cell>
        </table:table-row>
        <table:table-row table:style-name="ro1">
          <table:table-cell table:formula="of:=DATE(2022;1;1)+ROW([.A200])-3" office:value-type="date" office:date-value="2022-07-17" calcext:value-type="date">
            <text:p>2022-07-17</text:p>
          </table:table-cell>
          <table:table-cell table:formula="of:=[$Mars.B198]" office:value-type="float" office:value="2" calcext:value-type="float">
            <text:p>2</text:p>
          </table:table-cell>
          <table:table-cell table:formula="of:=[$Mars.C198]" office:value-type="float" office:value="24" calcext:value-type="float">
            <text:p>24</text:p>
          </table:table-cell>
          <table:table-cell table:formula="of:=[$Mars.D198]" office:value-type="float" office:value="7.44" calcext:value-type="float">
            <text:p>7,44</text:p>
          </table:table-cell>
          <table:table-cell table:formula="of:=IF([$Mars.$E198]=&quot;+&quot;; [$Mars.F198]; -1*[$Mars.F198])" office:value-type="float" office:value="12" calcext:value-type="float">
            <text:p>12</text:p>
          </table:table-cell>
          <table:table-cell table:formula="of:=IF([$Mars.$E198]=&quot;+&quot;; [$Mars.G198]; -1*[$Mars.G198])" office:value-type="float" office:value="25" calcext:value-type="float">
            <text:p>25</text:p>
          </table:table-cell>
          <table:table-cell table:formula="of:=IF([$Mars.$E198]=&quot;+&quot;; [$Mars.H198]; -1*[$Mars.H198])" office:value-type="float" office:value="49.8" calcext:value-type="float">
            <text:p>49,8</text:p>
          </table:table-cell>
          <table:table-cell table:formula="of:=[$Mars.$B198]*3600+[$Mars.$C198]*60+[$Mars.$D198]" office:value-type="float" office:value="8647.44" calcext:value-type="float">
            <text:p>8647,4</text:p>
          </table:table-cell>
          <table:table-cell table:formula="of:=[.$E200]+[.$F200]/60+[.$G200]/3600" office:value-type="float" office:value="12.4305" calcext:value-type="float">
            <text:p>12,431</text:p>
          </table:table-cell>
          <table:table-cell table:formula="of:=[$Vénusz.B198]" office:value-type="float" office:value="5" calcext:value-type="float">
            <text:p>5</text:p>
          </table:table-cell>
          <table:table-cell table:formula="of:=[$Vénusz.C198]" office:value-type="float" office:value="53" calcext:value-type="float">
            <text:p>53</text:p>
          </table:table-cell>
          <table:table-cell table:formula="of:=[$Vénusz.D198]" office:value-type="float" office:value="6.46" calcext:value-type="float">
            <text:p>6,46</text:p>
          </table:table-cell>
          <table:table-cell table:formula="of:=IF([$Vénusz.$E198]=&quot;+&quot;; [$Vénusz.F198]; -1*[$Vénusz.F198])" office:value-type="float" office:value="22" calcext:value-type="float">
            <text:p>22</text:p>
          </table:table-cell>
          <table:table-cell table:formula="of:=IF([$Vénusz.$E198]=&quot;+&quot;; [$Vénusz.G198]; -1*[$Vénusz.G198])" office:value-type="float" office:value="42" calcext:value-type="float">
            <text:p>42</text:p>
          </table:table-cell>
          <table:table-cell table:formula="of:=IF([$Vénusz.$E198]=&quot;+&quot;; [$Vénusz.H198]; -1*[$Vénusz.H198])" office:value-type="float" office:value="32.7" calcext:value-type="float">
            <text:p>32,7</text:p>
          </table:table-cell>
          <table:table-cell table:formula="of:=[.$J200]*3600+[.$K200]*60+[.$L200]" office:value-type="float" office:value="21186.46" calcext:value-type="float">
            <text:p>21186,5</text:p>
          </table:table-cell>
          <table:table-cell table:formula="of:=[.$M200]+[.$N200]/60+[.$O200]/3600" office:value-type="float" office:value="22.7090833333333" calcext:value-type="float">
            <text:p>22,709</text:p>
          </table:table-cell>
        </table:table-row>
        <table:table-row table:style-name="ro1">
          <table:table-cell table:formula="of:=DATE(2022;1;1)+ROW([.A201])-3" office:value-type="date" office:date-value="2022-07-18" calcext:value-type="date">
            <text:p>2022-07-18</text:p>
          </table:table-cell>
          <table:table-cell table:formula="of:=[$Mars.B199]" office:value-type="float" office:value="2" calcext:value-type="float">
            <text:p>2</text:p>
          </table:table-cell>
          <table:table-cell table:formula="of:=[$Mars.C199]" office:value-type="float" office:value="26" calcext:value-type="float">
            <text:p>26</text:p>
          </table:table-cell>
          <table:table-cell table:formula="of:=[$Mars.D199]" office:value-type="float" office:value="45.15" calcext:value-type="float">
            <text:p>45,15</text:p>
          </table:table-cell>
          <table:table-cell table:formula="of:=IF([$Mars.$E199]=&quot;+&quot;; [$Mars.F199]; -1*[$Mars.F199])" office:value-type="float" office:value="12" calcext:value-type="float">
            <text:p>12</text:p>
          </table:table-cell>
          <table:table-cell table:formula="of:=IF([$Mars.$E199]=&quot;+&quot;; [$Mars.G199]; -1*[$Mars.G199])" office:value-type="float" office:value="39" calcext:value-type="float">
            <text:p>39</text:p>
          </table:table-cell>
          <table:table-cell table:formula="of:=IF([$Mars.$E199]=&quot;+&quot;; [$Mars.H199]; -1*[$Mars.H199])" office:value-type="float" office:value="8.1" calcext:value-type="float">
            <text:p>8,1</text:p>
          </table:table-cell>
          <table:table-cell table:formula="of:=[$Mars.$B199]*3600+[$Mars.$C199]*60+[$Mars.$D199]" office:value-type="float" office:value="8805.15" calcext:value-type="float">
            <text:p>8805,2</text:p>
          </table:table-cell>
          <table:table-cell table:formula="of:=[.$E201]+[.$F201]/60+[.$G201]/3600" office:value-type="float" office:value="12.65225" calcext:value-type="float">
            <text:p>12,652</text:p>
          </table:table-cell>
          <table:table-cell table:formula="of:=[$Vénusz.B199]" office:value-type="float" office:value="5" calcext:value-type="float">
            <text:p>5</text:p>
          </table:table-cell>
          <table:table-cell table:formula="of:=[$Vénusz.C199]" office:value-type="float" office:value="58" calcext:value-type="float">
            <text:p>58</text:p>
          </table:table-cell>
          <table:table-cell table:formula="of:=[$Vénusz.D199]" office:value-type="float" office:value="20.1" calcext:value-type="float">
            <text:p>20,1</text:p>
          </table:table-cell>
          <table:table-cell table:formula="of:=IF([$Vénusz.$E199]=&quot;+&quot;; [$Vénusz.F199]; -1*[$Vénusz.F199])" office:value-type="float" office:value="22" calcext:value-type="float">
            <text:p>22</text:p>
          </table:table-cell>
          <table:table-cell table:formula="of:=IF([$Vénusz.$E199]=&quot;+&quot;; [$Vénusz.G199]; -1*[$Vénusz.G199])" office:value-type="float" office:value="45" calcext:value-type="float">
            <text:p>45</text:p>
          </table:table-cell>
          <table:table-cell table:formula="of:=IF([$Vénusz.$E199]=&quot;+&quot;; [$Vénusz.H199]; -1*[$Vénusz.H199])" office:value-type="float" office:value="44" calcext:value-type="float">
            <text:p>44</text:p>
          </table:table-cell>
          <table:table-cell table:formula="of:=[.$J201]*3600+[.$K201]*60+[.$L201]" office:value-type="float" office:value="21500.1" calcext:value-type="float">
            <text:p>21500,1</text:p>
          </table:table-cell>
          <table:table-cell table:formula="of:=[.$M201]+[.$N201]/60+[.$O201]/3600" office:value-type="float" office:value="22.7622222222222" calcext:value-type="float">
            <text:p>22,762</text:p>
          </table:table-cell>
        </table:table-row>
        <table:table-row table:style-name="ro1">
          <table:table-cell table:formula="of:=DATE(2022;1;1)+ROW([.A202])-3" office:value-type="date" office:date-value="2022-07-19" calcext:value-type="date">
            <text:p>2022-07-19</text:p>
          </table:table-cell>
          <table:table-cell table:formula="of:=[$Mars.B200]" office:value-type="float" office:value="2" calcext:value-type="float">
            <text:p>2</text:p>
          </table:table-cell>
          <table:table-cell table:formula="of:=[$Mars.C200]" office:value-type="float" office:value="29" calcext:value-type="float">
            <text:p>29</text:p>
          </table:table-cell>
          <table:table-cell table:formula="of:=[$Mars.D200]" office:value-type="float" office:value="22.68" calcext:value-type="float">
            <text:p>22,68</text:p>
          </table:table-cell>
          <table:table-cell table:formula="of:=IF([$Mars.$E200]=&quot;+&quot;; [$Mars.F200]; -1*[$Mars.F200])" office:value-type="float" office:value="12" calcext:value-type="float">
            <text:p>12</text:p>
          </table:table-cell>
          <table:table-cell table:formula="of:=IF([$Mars.$E200]=&quot;+&quot;; [$Mars.G200]; -1*[$Mars.G200])" office:value-type="float" office:value="52" calcext:value-type="float">
            <text:p>52</text:p>
          </table:table-cell>
          <table:table-cell table:formula="of:=IF([$Mars.$E200]=&quot;+&quot;; [$Mars.H200]; -1*[$Mars.H200])" office:value-type="float" office:value="18.4" calcext:value-type="float">
            <text:p>18,4</text:p>
          </table:table-cell>
          <table:table-cell table:formula="of:=[$Mars.$B200]*3600+[$Mars.$C200]*60+[$Mars.$D200]" office:value-type="float" office:value="8962.68" calcext:value-type="float">
            <text:p>8962,7</text:p>
          </table:table-cell>
          <table:table-cell table:formula="of:=[.$E202]+[.$F202]/60+[.$G202]/3600" office:value-type="float" office:value="12.8717777777778" calcext:value-type="float">
            <text:p>12,872</text:p>
          </table:table-cell>
          <table:table-cell table:formula="of:=[$Vénusz.B200]" office:value-type="float" office:value="6" calcext:value-type="float">
            <text:p>6</text:p>
          </table:table-cell>
          <table:table-cell table:formula="of:=[$Vénusz.C200]" office:value-type="float" office:value="3" calcext:value-type="float">
            <text:p>3</text:p>
          </table:table-cell>
          <table:table-cell table:formula="of:=[$Vénusz.D200]" office:value-type="float" office:value="34.14" calcext:value-type="float">
            <text:p>34,14</text:p>
          </table:table-cell>
          <table:table-cell table:formula="of:=IF([$Vénusz.$E200]=&quot;+&quot;; [$Vénusz.F200]; -1*[$Vénusz.F200])" office:value-type="float" office:value="22" calcext:value-type="float">
            <text:p>22</text:p>
          </table:table-cell>
          <table:table-cell table:formula="of:=IF([$Vénusz.$E200]=&quot;+&quot;; [$Vénusz.G200]; -1*[$Vénusz.G200])" office:value-type="float" office:value="48" calcext:value-type="float">
            <text:p>48</text:p>
          </table:table-cell>
          <table:table-cell table:formula="of:=IF([$Vénusz.$E200]=&quot;+&quot;; [$Vénusz.H200]; -1*[$Vénusz.H200])" office:value-type="float" office:value="16.7" calcext:value-type="float">
            <text:p>16,7</text:p>
          </table:table-cell>
          <table:table-cell table:formula="of:=[.$J202]*3600+[.$K202]*60+[.$L202]" office:value-type="float" office:value="21814.14" calcext:value-type="float">
            <text:p>21814,1</text:p>
          </table:table-cell>
          <table:table-cell table:formula="of:=[.$M202]+[.$N202]/60+[.$O202]/3600" office:value-type="float" office:value="22.8046388888889" calcext:value-type="float">
            <text:p>22,805</text:p>
          </table:table-cell>
        </table:table-row>
        <table:table-row table:style-name="ro1">
          <table:table-cell table:formula="of:=DATE(2022;1;1)+ROW([.A203])-3" office:value-type="date" office:date-value="2022-07-20" calcext:value-type="date">
            <text:p>2022-07-20</text:p>
          </table:table-cell>
          <table:table-cell table:formula="of:=[$Mars.B201]" office:value-type="float" office:value="2" calcext:value-type="float">
            <text:p>2</text:p>
          </table:table-cell>
          <table:table-cell table:formula="of:=[$Mars.C201]" office:value-type="float" office:value="32" calcext:value-type="float">
            <text:p>32</text:p>
          </table:table-cell>
          <table:table-cell table:formula="of:=[$Mars.D201]" office:value-type="float" office:value="0" calcext:value-type="float">
            <text:p>0</text:p>
          </table:table-cell>
          <table:table-cell table:formula="of:=IF([$Mars.$E201]=&quot;+&quot;; [$Mars.F201]; -1*[$Mars.F201])" office:value-type="float" office:value="13" calcext:value-type="float">
            <text:p>13</text:p>
          </table:table-cell>
          <table:table-cell table:formula="of:=IF([$Mars.$E201]=&quot;+&quot;; [$Mars.G201]; -1*[$Mars.G201])" office:value-type="float" office:value="5" calcext:value-type="float">
            <text:p>5</text:p>
          </table:table-cell>
          <table:table-cell table:formula="of:=IF([$Mars.$E201]=&quot;+&quot;; [$Mars.H201]; -1*[$Mars.H201])" office:value-type="float" office:value="20.4" calcext:value-type="float">
            <text:p>20,4</text:p>
          </table:table-cell>
          <table:table-cell table:formula="of:=[$Mars.$B201]*3600+[$Mars.$C201]*60+[$Mars.$D201]" office:value-type="float" office:value="9120" calcext:value-type="float">
            <text:p>9120,0</text:p>
          </table:table-cell>
          <table:table-cell table:formula="of:=[.$E203]+[.$F203]/60+[.$G203]/3600" office:value-type="float" office:value="13.089" calcext:value-type="float">
            <text:p>13,089</text:p>
          </table:table-cell>
          <table:table-cell table:formula="of:=[$Vénusz.B201]" office:value-type="float" office:value="6" calcext:value-type="float">
            <text:p>6</text:p>
          </table:table-cell>
          <table:table-cell table:formula="of:=[$Vénusz.C201]" office:value-type="float" office:value="8" calcext:value-type="float">
            <text:p>8</text:p>
          </table:table-cell>
          <table:table-cell table:formula="of:=[$Vénusz.D201]" office:value-type="float" office:value="48.55" calcext:value-type="float">
            <text:p>48,55</text:p>
          </table:table-cell>
          <table:table-cell table:formula="of:=IF([$Vénusz.$E201]=&quot;+&quot;; [$Vénusz.F201]; -1*[$Vénusz.F201])" office:value-type="float" office:value="22" calcext:value-type="float">
            <text:p>22</text:p>
          </table:table-cell>
          <table:table-cell table:formula="of:=IF([$Vénusz.$E201]=&quot;+&quot;; [$Vénusz.G201]; -1*[$Vénusz.G201])" office:value-type="float" office:value="50" calcext:value-type="float">
            <text:p>50</text:p>
          </table:table-cell>
          <table:table-cell table:formula="of:=IF([$Vénusz.$E201]=&quot;+&quot;; [$Vénusz.H201]; -1*[$Vénusz.H201])" office:value-type="float" office:value="10.5" calcext:value-type="float">
            <text:p>10,5</text:p>
          </table:table-cell>
          <table:table-cell table:formula="of:=[.$J203]*3600+[.$K203]*60+[.$L203]" office:value-type="float" office:value="22128.55" calcext:value-type="float">
            <text:p>22128,6</text:p>
          </table:table-cell>
          <table:table-cell table:formula="of:=[.$M203]+[.$N203]/60+[.$O203]/3600" office:value-type="float" office:value="22.83625" calcext:value-type="float">
            <text:p>22,836</text:p>
          </table:table-cell>
        </table:table-row>
        <table:table-row table:style-name="ro1">
          <table:table-cell table:formula="of:=DATE(2022;1;1)+ROW([.A204])-3" office:value-type="date" office:date-value="2022-07-21" calcext:value-type="date">
            <text:p>2022-07-21</text:p>
          </table:table-cell>
          <table:table-cell table:formula="of:=[$Mars.B202]" office:value-type="float" office:value="2" calcext:value-type="float">
            <text:p>2</text:p>
          </table:table-cell>
          <table:table-cell table:formula="of:=[$Mars.C202]" office:value-type="float" office:value="34" calcext:value-type="float">
            <text:p>34</text:p>
          </table:table-cell>
          <table:table-cell table:formula="of:=[$Mars.D202]" office:value-type="float" office:value="37.12" calcext:value-type="float">
            <text:p>37,12</text:p>
          </table:table-cell>
          <table:table-cell table:formula="of:=IF([$Mars.$E202]=&quot;+&quot;; [$Mars.F202]; -1*[$Mars.F202])" office:value-type="float" office:value="13" calcext:value-type="float">
            <text:p>13</text:p>
          </table:table-cell>
          <table:table-cell table:formula="of:=IF([$Mars.$E202]=&quot;+&quot;; [$Mars.G202]; -1*[$Mars.G202])" office:value-type="float" office:value="18" calcext:value-type="float">
            <text:p>18</text:p>
          </table:table-cell>
          <table:table-cell table:formula="of:=IF([$Mars.$E202]=&quot;+&quot;; [$Mars.H202]; -1*[$Mars.H202])" office:value-type="float" office:value="14.1" calcext:value-type="float">
            <text:p>14,1</text:p>
          </table:table-cell>
          <table:table-cell table:formula="of:=[$Mars.$B202]*3600+[$Mars.$C202]*60+[$Mars.$D202]" office:value-type="float" office:value="9277.12" calcext:value-type="float">
            <text:p>9277,1</text:p>
          </table:table-cell>
          <table:table-cell table:formula="of:=[.$E204]+[.$F204]/60+[.$G204]/3600" office:value-type="float" office:value="13.3039166666667" calcext:value-type="float">
            <text:p>13,304</text:p>
          </table:table-cell>
          <table:table-cell table:formula="of:=[$Vénusz.B202]" office:value-type="float" office:value="6" calcext:value-type="float">
            <text:p>6</text:p>
          </table:table-cell>
          <table:table-cell table:formula="of:=[$Vénusz.C202]" office:value-type="float" office:value="14" calcext:value-type="float">
            <text:p>14</text:p>
          </table:table-cell>
          <table:table-cell table:formula="of:=[$Vénusz.D202]" office:value-type="float" office:value="3.26" calcext:value-type="float">
            <text:p>3,26</text:p>
          </table:table-cell>
          <table:table-cell table:formula="of:=IF([$Vénusz.$E202]=&quot;+&quot;; [$Vénusz.F202]; -1*[$Vénusz.F202])" office:value-type="float" office:value="22" calcext:value-type="float">
            <text:p>22</text:p>
          </table:table-cell>
          <table:table-cell table:formula="of:=IF([$Vénusz.$E202]=&quot;+&quot;; [$Vénusz.G202]; -1*[$Vénusz.G202])" office:value-type="float" office:value="51" calcext:value-type="float">
            <text:p>51</text:p>
          </table:table-cell>
          <table:table-cell table:formula="of:=IF([$Vénusz.$E202]=&quot;+&quot;; [$Vénusz.H202]; -1*[$Vénusz.H202])" office:value-type="float" office:value="25.4" calcext:value-type="float">
            <text:p>25,4</text:p>
          </table:table-cell>
          <table:table-cell table:formula="of:=[.$J204]*3600+[.$K204]*60+[.$L204]" office:value-type="float" office:value="22443.26" calcext:value-type="float">
            <text:p>22443,3</text:p>
          </table:table-cell>
          <table:table-cell table:formula="of:=[.$M204]+[.$N204]/60+[.$O204]/3600" office:value-type="float" office:value="22.8570555555556" calcext:value-type="float">
            <text:p>22,857</text:p>
          </table:table-cell>
        </table:table-row>
        <table:table-row table:style-name="ro1">
          <table:table-cell table:formula="of:=DATE(2022;1;1)+ROW([.A205])-3" office:value-type="date" office:date-value="2022-07-22" calcext:value-type="date">
            <text:p>2022-07-22</text:p>
          </table:table-cell>
          <table:table-cell table:formula="of:=[$Mars.B203]" office:value-type="float" office:value="2" calcext:value-type="float">
            <text:p>2</text:p>
          </table:table-cell>
          <table:table-cell table:formula="of:=[$Mars.C203]" office:value-type="float" office:value="37" calcext:value-type="float">
            <text:p>37</text:p>
          </table:table-cell>
          <table:table-cell table:formula="of:=[$Mars.D203]" office:value-type="float" office:value="14.02" calcext:value-type="float">
            <text:p>14,02</text:p>
          </table:table-cell>
          <table:table-cell table:formula="of:=IF([$Mars.$E203]=&quot;+&quot;; [$Mars.F203]; -1*[$Mars.F203])" office:value-type="float" office:value="13" calcext:value-type="float">
            <text:p>13</text:p>
          </table:table-cell>
          <table:table-cell table:formula="of:=IF([$Mars.$E203]=&quot;+&quot;; [$Mars.G203]; -1*[$Mars.G203])" office:value-type="float" office:value="30" calcext:value-type="float">
            <text:p>30</text:p>
          </table:table-cell>
          <table:table-cell table:formula="of:=IF([$Mars.$E203]=&quot;+&quot;; [$Mars.H203]; -1*[$Mars.H203])" office:value-type="float" office:value="59.4" calcext:value-type="float">
            <text:p>59,4</text:p>
          </table:table-cell>
          <table:table-cell table:formula="of:=[$Mars.$B203]*3600+[$Mars.$C203]*60+[$Mars.$D203]" office:value-type="float" office:value="9434.02" calcext:value-type="float">
            <text:p>9434,0</text:p>
          </table:table-cell>
          <table:table-cell table:formula="of:=[.$E205]+[.$F205]/60+[.$G205]/3600" office:value-type="float" office:value="13.5165" calcext:value-type="float">
            <text:p>13,517</text:p>
          </table:table-cell>
          <table:table-cell table:formula="of:=[$Vénusz.B203]" office:value-type="float" office:value="6" calcext:value-type="float">
            <text:p>6</text:p>
          </table:table-cell>
          <table:table-cell table:formula="of:=[$Vénusz.C203]" office:value-type="float" office:value="19" calcext:value-type="float">
            <text:p>19</text:p>
          </table:table-cell>
          <table:table-cell table:formula="of:=[$Vénusz.D203]" office:value-type="float" office:value="18.22" calcext:value-type="float">
            <text:p>18,22</text:p>
          </table:table-cell>
          <table:table-cell table:formula="of:=IF([$Vénusz.$E203]=&quot;+&quot;; [$Vénusz.F203]; -1*[$Vénusz.F203])" office:value-type="float" office:value="22" calcext:value-type="float">
            <text:p>22</text:p>
          </table:table-cell>
          <table:table-cell table:formula="of:=IF([$Vénusz.$E203]=&quot;+&quot;; [$Vénusz.G203]; -1*[$Vénusz.G203])" office:value-type="float" office:value="52" calcext:value-type="float">
            <text:p>52</text:p>
          </table:table-cell>
          <table:table-cell table:formula="of:=IF([$Vénusz.$E203]=&quot;+&quot;; [$Vénusz.H203]; -1*[$Vénusz.H203])" office:value-type="float" office:value="1.2" calcext:value-type="float">
            <text:p>1,2</text:p>
          </table:table-cell>
          <table:table-cell table:formula="of:=[.$J205]*3600+[.$K205]*60+[.$L205]" office:value-type="float" office:value="22758.22" calcext:value-type="float">
            <text:p>22758,2</text:p>
          </table:table-cell>
          <table:table-cell table:formula="of:=[.$M205]+[.$N205]/60+[.$O205]/3600" office:value-type="float" office:value="22.867" calcext:value-type="float">
            <text:p>22,867</text:p>
          </table:table-cell>
        </table:table-row>
        <table:table-row table:style-name="ro1">
          <table:table-cell table:formula="of:=DATE(2022;1;1)+ROW([.A206])-3" office:value-type="date" office:date-value="2022-07-23" calcext:value-type="date">
            <text:p>2022-07-23</text:p>
          </table:table-cell>
          <table:table-cell table:formula="of:=[$Mars.B204]" office:value-type="float" office:value="2" calcext:value-type="float">
            <text:p>2</text:p>
          </table:table-cell>
          <table:table-cell table:formula="of:=[$Mars.C204]" office:value-type="float" office:value="39" calcext:value-type="float">
            <text:p>39</text:p>
          </table:table-cell>
          <table:table-cell table:formula="of:=[$Mars.D204]" office:value-type="float" office:value="50.69" calcext:value-type="float">
            <text:p>50,69</text:p>
          </table:table-cell>
          <table:table-cell table:formula="of:=IF([$Mars.$E204]=&quot;+&quot;; [$Mars.F204]; -1*[$Mars.F204])" office:value-type="float" office:value="13" calcext:value-type="float">
            <text:p>13</text:p>
          </table:table-cell>
          <table:table-cell table:formula="of:=IF([$Mars.$E204]=&quot;+&quot;; [$Mars.G204]; -1*[$Mars.G204])" office:value-type="float" office:value="43" calcext:value-type="float">
            <text:p>43</text:p>
          </table:table-cell>
          <table:table-cell table:formula="of:=IF([$Mars.$E204]=&quot;+&quot;; [$Mars.H204]; -1*[$Mars.H204])" office:value-type="float" office:value="36.1" calcext:value-type="float">
            <text:p>36,1</text:p>
          </table:table-cell>
          <table:table-cell table:formula="of:=[$Mars.$B204]*3600+[$Mars.$C204]*60+[$Mars.$D204]" office:value-type="float" office:value="9590.69" calcext:value-type="float">
            <text:p>9590,7</text:p>
          </table:table-cell>
          <table:table-cell table:formula="of:=[.$E206]+[.$F206]/60+[.$G206]/3600" office:value-type="float" office:value="13.7266944444444" calcext:value-type="float">
            <text:p>13,727</text:p>
          </table:table-cell>
          <table:table-cell table:formula="of:=[$Vénusz.B204]" office:value-type="float" office:value="6" calcext:value-type="float">
            <text:p>6</text:p>
          </table:table-cell>
          <table:table-cell table:formula="of:=[$Vénusz.C204]" office:value-type="float" office:value="24" calcext:value-type="float">
            <text:p>24</text:p>
          </table:table-cell>
          <table:table-cell table:formula="of:=[$Vénusz.D204]" office:value-type="float" office:value="33.39" calcext:value-type="float">
            <text:p>33,39</text:p>
          </table:table-cell>
          <table:table-cell table:formula="of:=IF([$Vénusz.$E204]=&quot;+&quot;; [$Vénusz.F204]; -1*[$Vénusz.F204])" office:value-type="float" office:value="22" calcext:value-type="float">
            <text:p>22</text:p>
          </table:table-cell>
          <table:table-cell table:formula="of:=IF([$Vénusz.$E204]=&quot;+&quot;; [$Vénusz.G204]; -1*[$Vénusz.G204])" office:value-type="float" office:value="51" calcext:value-type="float">
            <text:p>51</text:p>
          </table:table-cell>
          <table:table-cell table:formula="of:=IF([$Vénusz.$E204]=&quot;+&quot;; [$Vénusz.H204]; -1*[$Vénusz.H204])" office:value-type="float" office:value="57.6" calcext:value-type="float">
            <text:p>57,6</text:p>
          </table:table-cell>
          <table:table-cell table:formula="of:=[.$J206]*3600+[.$K206]*60+[.$L206]" office:value-type="float" office:value="23073.39" calcext:value-type="float">
            <text:p>23073,4</text:p>
          </table:table-cell>
          <table:table-cell table:formula="of:=[.$M206]+[.$N206]/60+[.$O206]/3600" office:value-type="float" office:value="22.866" calcext:value-type="float">
            <text:p>22,866</text:p>
          </table:table-cell>
        </table:table-row>
        <table:table-row table:style-name="ro1">
          <table:table-cell table:formula="of:=DATE(2022;1;1)+ROW([.A207])-3" office:value-type="date" office:date-value="2022-07-24" calcext:value-type="date">
            <text:p>2022-07-24</text:p>
          </table:table-cell>
          <table:table-cell table:formula="of:=[$Mars.B205]" office:value-type="float" office:value="2" calcext:value-type="float">
            <text:p>2</text:p>
          </table:table-cell>
          <table:table-cell table:formula="of:=[$Mars.C205]" office:value-type="float" office:value="42" calcext:value-type="float">
            <text:p>42</text:p>
          </table:table-cell>
          <table:table-cell table:formula="of:=[$Mars.D205]" office:value-type="float" office:value="27.11" calcext:value-type="float">
            <text:p>27,11</text:p>
          </table:table-cell>
          <table:table-cell table:formula="of:=IF([$Mars.$E205]=&quot;+&quot;; [$Mars.F205]; -1*[$Mars.F205])" office:value-type="float" office:value="13" calcext:value-type="float">
            <text:p>13</text:p>
          </table:table-cell>
          <table:table-cell table:formula="of:=IF([$Mars.$E205]=&quot;+&quot;; [$Mars.G205]; -1*[$Mars.G205])" office:value-type="float" office:value="56" calcext:value-type="float">
            <text:p>56</text:p>
          </table:table-cell>
          <table:table-cell table:formula="of:=IF([$Mars.$E205]=&quot;+&quot;; [$Mars.H205]; -1*[$Mars.H205])" office:value-type="float" office:value="4.3" calcext:value-type="float">
            <text:p>4,3</text:p>
          </table:table-cell>
          <table:table-cell table:formula="of:=[$Mars.$B205]*3600+[$Mars.$C205]*60+[$Mars.$D205]" office:value-type="float" office:value="9747.11" calcext:value-type="float">
            <text:p>9747,1</text:p>
          </table:table-cell>
          <table:table-cell table:formula="of:=[.$E207]+[.$F207]/60+[.$G207]/3600" office:value-type="float" office:value="13.9345277777778" calcext:value-type="float">
            <text:p>13,935</text:p>
          </table:table-cell>
          <table:table-cell table:formula="of:=[$Vénusz.B205]" office:value-type="float" office:value="6" calcext:value-type="float">
            <text:p>6</text:p>
          </table:table-cell>
          <table:table-cell table:formula="of:=[$Vénusz.C205]" office:value-type="float" office:value="29" calcext:value-type="float">
            <text:p>29</text:p>
          </table:table-cell>
          <table:table-cell table:formula="of:=[$Vénusz.D205]" office:value-type="float" office:value="48.71" calcext:value-type="float">
            <text:p>48,71</text:p>
          </table:table-cell>
          <table:table-cell table:formula="of:=IF([$Vénusz.$E205]=&quot;+&quot;; [$Vénusz.F205]; -1*[$Vénusz.F205])" office:value-type="float" office:value="22" calcext:value-type="float">
            <text:p>22</text:p>
          </table:table-cell>
          <table:table-cell table:formula="of:=IF([$Vénusz.$E205]=&quot;+&quot;; [$Vénusz.G205]; -1*[$Vénusz.G205])" office:value-type="float" office:value="51" calcext:value-type="float">
            <text:p>51</text:p>
          </table:table-cell>
          <table:table-cell table:formula="of:=IF([$Vénusz.$E205]=&quot;+&quot;; [$Vénusz.H205]; -1*[$Vénusz.H205])" office:value-type="float" office:value="14.6" calcext:value-type="float">
            <text:p>14,6</text:p>
          </table:table-cell>
          <table:table-cell table:formula="of:=[.$J207]*3600+[.$K207]*60+[.$L207]" office:value-type="float" office:value="23388.71" calcext:value-type="float">
            <text:p>23388,7</text:p>
          </table:table-cell>
          <table:table-cell table:formula="of:=[.$M207]+[.$N207]/60+[.$O207]/3600" office:value-type="float" office:value="22.8540555555556" calcext:value-type="float">
            <text:p>22,854</text:p>
          </table:table-cell>
        </table:table-row>
        <table:table-row table:style-name="ro1">
          <table:table-cell table:formula="of:=DATE(2022;1;1)+ROW([.A208])-3" office:value-type="date" office:date-value="2022-07-25" calcext:value-type="date">
            <text:p>2022-07-25</text:p>
          </table:table-cell>
          <table:table-cell table:formula="of:=[$Mars.B206]" office:value-type="float" office:value="2" calcext:value-type="float">
            <text:p>2</text:p>
          </table:table-cell>
          <table:table-cell table:formula="of:=[$Mars.C206]" office:value-type="float" office:value="45" calcext:value-type="float">
            <text:p>45</text:p>
          </table:table-cell>
          <table:table-cell table:formula="of:=[$Mars.D206]" office:value-type="float" office:value="3.27" calcext:value-type="float">
            <text:p>3,27</text:p>
          </table:table-cell>
          <table:table-cell table:formula="of:=IF([$Mars.$E206]=&quot;+&quot;; [$Mars.F206]; -1*[$Mars.F206])" office:value-type="float" office:value="14" calcext:value-type="float">
            <text:p>14</text:p>
          </table:table-cell>
          <table:table-cell table:formula="of:=IF([$Mars.$E206]=&quot;+&quot;; [$Mars.G206]; -1*[$Mars.G206])" office:value-type="float" office:value="8" calcext:value-type="float">
            <text:p>8</text:p>
          </table:table-cell>
          <table:table-cell table:formula="of:=IF([$Mars.$E206]=&quot;+&quot;; [$Mars.H206]; -1*[$Mars.H206])" office:value-type="float" office:value="23.7" calcext:value-type="float">
            <text:p>23,7</text:p>
          </table:table-cell>
          <table:table-cell table:formula="of:=[$Mars.$B206]*3600+[$Mars.$C206]*60+[$Mars.$D206]" office:value-type="float" office:value="9903.27" calcext:value-type="float">
            <text:p>9903,3</text:p>
          </table:table-cell>
          <table:table-cell table:formula="of:=[.$E208]+[.$F208]/60+[.$G208]/3600" office:value-type="float" office:value="14.1399166666667" calcext:value-type="float">
            <text:p>14,140</text:p>
          </table:table-cell>
          <table:table-cell table:formula="of:=[$Vénusz.B206]" office:value-type="float" office:value="6" calcext:value-type="float">
            <text:p>6</text:p>
          </table:table-cell>
          <table:table-cell table:formula="of:=[$Vénusz.C206]" office:value-type="float" office:value="35" calcext:value-type="float">
            <text:p>35</text:p>
          </table:table-cell>
          <table:table-cell table:formula="of:=[$Vénusz.D206]" office:value-type="float" office:value="4.12" calcext:value-type="float">
            <text:p>4,12</text:p>
          </table:table-cell>
          <table:table-cell table:formula="of:=IF([$Vénusz.$E206]=&quot;+&quot;; [$Vénusz.F206]; -1*[$Vénusz.F206])" office:value-type="float" office:value="22" calcext:value-type="float">
            <text:p>22</text:p>
          </table:table-cell>
          <table:table-cell table:formula="of:=IF([$Vénusz.$E206]=&quot;+&quot;; [$Vénusz.G206]; -1*[$Vénusz.G206])" office:value-type="float" office:value="49" calcext:value-type="float">
            <text:p>49</text:p>
          </table:table-cell>
          <table:table-cell table:formula="of:=IF([$Vénusz.$E206]=&quot;+&quot;; [$Vénusz.H206]; -1*[$Vénusz.H206])" office:value-type="float" office:value="52.2" calcext:value-type="float">
            <text:p>52,2</text:p>
          </table:table-cell>
          <table:table-cell table:formula="of:=[.$J208]*3600+[.$K208]*60+[.$L208]" office:value-type="float" office:value="23704.12" calcext:value-type="float">
            <text:p>23704,1</text:p>
          </table:table-cell>
          <table:table-cell table:formula="of:=[.$M208]+[.$N208]/60+[.$O208]/3600" office:value-type="float" office:value="22.8311666666667" calcext:value-type="float">
            <text:p>22,831</text:p>
          </table:table-cell>
        </table:table-row>
        <table:table-row table:style-name="ro1">
          <table:table-cell table:formula="of:=DATE(2022;1;1)+ROW([.A209])-3" office:value-type="date" office:date-value="2022-07-26" calcext:value-type="date">
            <text:p>2022-07-26</text:p>
          </table:table-cell>
          <table:table-cell table:formula="of:=[$Mars.B207]" office:value-type="float" office:value="2" calcext:value-type="float">
            <text:p>2</text:p>
          </table:table-cell>
          <table:table-cell table:formula="of:=[$Mars.C207]" office:value-type="float" office:value="47" calcext:value-type="float">
            <text:p>47</text:p>
          </table:table-cell>
          <table:table-cell table:formula="of:=[$Mars.D207]" office:value-type="float" office:value="39.16" calcext:value-type="float">
            <text:p>39,16</text:p>
          </table:table-cell>
          <table:table-cell table:formula="of:=IF([$Mars.$E207]=&quot;+&quot;; [$Mars.F207]; -1*[$Mars.F207])" office:value-type="float" office:value="14" calcext:value-type="float">
            <text:p>14</text:p>
          </table:table-cell>
          <table:table-cell table:formula="of:=IF([$Mars.$E207]=&quot;+&quot;; [$Mars.G207]; -1*[$Mars.G207])" office:value-type="float" office:value="20" calcext:value-type="float">
            <text:p>20</text:p>
          </table:table-cell>
          <table:table-cell table:formula="of:=IF([$Mars.$E207]=&quot;+&quot;; [$Mars.H207]; -1*[$Mars.H207])" office:value-type="float" office:value="34.3" calcext:value-type="float">
            <text:p>34,3</text:p>
          </table:table-cell>
          <table:table-cell table:formula="of:=[$Mars.$B207]*3600+[$Mars.$C207]*60+[$Mars.$D207]" office:value-type="float" office:value="10059.16" calcext:value-type="float">
            <text:p>10059,2</text:p>
          </table:table-cell>
          <table:table-cell table:formula="of:=[.$E209]+[.$F209]/60+[.$G209]/3600" office:value-type="float" office:value="14.3428611111111" calcext:value-type="float">
            <text:p>14,343</text:p>
          </table:table-cell>
          <table:table-cell table:formula="of:=[$Vénusz.B207]" office:value-type="float" office:value="6" calcext:value-type="float">
            <text:p>6</text:p>
          </table:table-cell>
          <table:table-cell table:formula="of:=[$Vénusz.C207]" office:value-type="float" office:value="40" calcext:value-type="float">
            <text:p>40</text:p>
          </table:table-cell>
          <table:table-cell table:formula="of:=[$Vénusz.D207]" office:value-type="float" office:value="19.57" calcext:value-type="float">
            <text:p>19,57</text:p>
          </table:table-cell>
          <table:table-cell table:formula="of:=IF([$Vénusz.$E207]=&quot;+&quot;; [$Vénusz.F207]; -1*[$Vénusz.F207])" office:value-type="float" office:value="22" calcext:value-type="float">
            <text:p>22</text:p>
          </table:table-cell>
          <table:table-cell table:formula="of:=IF([$Vénusz.$E207]=&quot;+&quot;; [$Vénusz.G207]; -1*[$Vénusz.G207])" office:value-type="float" office:value="47" calcext:value-type="float">
            <text:p>47</text:p>
          </table:table-cell>
          <table:table-cell table:formula="of:=IF([$Vénusz.$E207]=&quot;+&quot;; [$Vénusz.H207]; -1*[$Vénusz.H207])" office:value-type="float" office:value="50.2" calcext:value-type="float">
            <text:p>50,2</text:p>
          </table:table-cell>
          <table:table-cell table:formula="of:=[.$J209]*3600+[.$K209]*60+[.$L209]" office:value-type="float" office:value="24019.57" calcext:value-type="float">
            <text:p>24019,6</text:p>
          </table:table-cell>
          <table:table-cell table:formula="of:=[.$M209]+[.$N209]/60+[.$O209]/3600" office:value-type="float" office:value="22.7972777777778" calcext:value-type="float">
            <text:p>22,797</text:p>
          </table:table-cell>
        </table:table-row>
        <table:table-row table:style-name="ro1">
          <table:table-cell table:formula="of:=DATE(2022;1;1)+ROW([.A210])-3" office:value-type="date" office:date-value="2022-07-27" calcext:value-type="date">
            <text:p>2022-07-27</text:p>
          </table:table-cell>
          <table:table-cell table:formula="of:=[$Mars.B208]" office:value-type="float" office:value="2" calcext:value-type="float">
            <text:p>2</text:p>
          </table:table-cell>
          <table:table-cell table:formula="of:=[$Mars.C208]" office:value-type="float" office:value="50" calcext:value-type="float">
            <text:p>50</text:p>
          </table:table-cell>
          <table:table-cell table:formula="of:=[$Mars.D208]" office:value-type="float" office:value="14.77" calcext:value-type="float">
            <text:p>14,77</text:p>
          </table:table-cell>
          <table:table-cell table:formula="of:=IF([$Mars.$E208]=&quot;+&quot;; [$Mars.F208]; -1*[$Mars.F208])" office:value-type="float" office:value="14" calcext:value-type="float">
            <text:p>14</text:p>
          </table:table-cell>
          <table:table-cell table:formula="of:=IF([$Mars.$E208]=&quot;+&quot;; [$Mars.G208]; -1*[$Mars.G208])" office:value-type="float" office:value="32" calcext:value-type="float">
            <text:p>32</text:p>
          </table:table-cell>
          <table:table-cell table:formula="of:=IF([$Mars.$E208]=&quot;+&quot;; [$Mars.H208]; -1*[$Mars.H208])" office:value-type="float" office:value="36" calcext:value-type="float">
            <text:p>36</text:p>
          </table:table-cell>
          <table:table-cell table:formula="of:=[$Mars.$B208]*3600+[$Mars.$C208]*60+[$Mars.$D208]" office:value-type="float" office:value="10214.77" calcext:value-type="float">
            <text:p>10214,8</text:p>
          </table:table-cell>
          <table:table-cell table:formula="of:=[.$E210]+[.$F210]/60+[.$G210]/3600" office:value-type="float" office:value="14.5433333333333" calcext:value-type="float">
            <text:p>14,543</text:p>
          </table:table-cell>
          <table:table-cell table:formula="of:=[$Vénusz.B208]" office:value-type="float" office:value="6" calcext:value-type="float">
            <text:p>6</text:p>
          </table:table-cell>
          <table:table-cell table:formula="of:=[$Vénusz.C208]" office:value-type="float" office:value="45" calcext:value-type="float">
            <text:p>45</text:p>
          </table:table-cell>
          <table:table-cell table:formula="of:=[$Vénusz.D208]" office:value-type="float" office:value="35.01" calcext:value-type="float">
            <text:p>35,01</text:p>
          </table:table-cell>
          <table:table-cell table:formula="of:=IF([$Vénusz.$E208]=&quot;+&quot;; [$Vénusz.F208]; -1*[$Vénusz.F208])" office:value-type="float" office:value="22" calcext:value-type="float">
            <text:p>22</text:p>
          </table:table-cell>
          <table:table-cell table:formula="of:=IF([$Vénusz.$E208]=&quot;+&quot;; [$Vénusz.G208]; -1*[$Vénusz.G208])" office:value-type="float" office:value="45" calcext:value-type="float">
            <text:p>45</text:p>
          </table:table-cell>
          <table:table-cell table:formula="of:=IF([$Vénusz.$E208]=&quot;+&quot;; [$Vénusz.H208]; -1*[$Vénusz.H208])" office:value-type="float" office:value="8.7" calcext:value-type="float">
            <text:p>8,7</text:p>
          </table:table-cell>
          <table:table-cell table:formula="of:=[.$J210]*3600+[.$K210]*60+[.$L210]" office:value-type="float" office:value="24335.01" calcext:value-type="float">
            <text:p>24335,0</text:p>
          </table:table-cell>
          <table:table-cell table:formula="of:=[.$M210]+[.$N210]/60+[.$O210]/3600" office:value-type="float" office:value="22.7524166666667" calcext:value-type="float">
            <text:p>22,752</text:p>
          </table:table-cell>
        </table:table-row>
        <table:table-row table:style-name="ro1">
          <table:table-cell table:formula="of:=DATE(2022;1;1)+ROW([.A211])-3" office:value-type="date" office:date-value="2022-07-28" calcext:value-type="date">
            <text:p>2022-07-28</text:p>
          </table:table-cell>
          <table:table-cell table:formula="of:=[$Mars.B209]" office:value-type="float" office:value="2" calcext:value-type="float">
            <text:p>2</text:p>
          </table:table-cell>
          <table:table-cell table:formula="of:=[$Mars.C209]" office:value-type="float" office:value="52" calcext:value-type="float">
            <text:p>52</text:p>
          </table:table-cell>
          <table:table-cell table:formula="of:=[$Mars.D209]" office:value-type="float" office:value="50.08" calcext:value-type="float">
            <text:p>50,08</text:p>
          </table:table-cell>
          <table:table-cell table:formula="of:=IF([$Mars.$E209]=&quot;+&quot;; [$Mars.F209]; -1*[$Mars.F209])" office:value-type="float" office:value="14" calcext:value-type="float">
            <text:p>14</text:p>
          </table:table-cell>
          <table:table-cell table:formula="of:=IF([$Mars.$E209]=&quot;+&quot;; [$Mars.G209]; -1*[$Mars.G209])" office:value-type="float" office:value="44" calcext:value-type="float">
            <text:p>44</text:p>
          </table:table-cell>
          <table:table-cell table:formula="of:=IF([$Mars.$E209]=&quot;+&quot;; [$Mars.H209]; -1*[$Mars.H209])" office:value-type="float" office:value="28.8" calcext:value-type="float">
            <text:p>28,8</text:p>
          </table:table-cell>
          <table:table-cell table:formula="of:=[$Mars.$B209]*3600+[$Mars.$C209]*60+[$Mars.$D209]" office:value-type="float" office:value="10370.08" calcext:value-type="float">
            <text:p>10370,1</text:p>
          </table:table-cell>
          <table:table-cell table:formula="of:=[.$E211]+[.$F211]/60+[.$G211]/3600" office:value-type="float" office:value="14.7413333333333" calcext:value-type="float">
            <text:p>14,741</text:p>
          </table:table-cell>
          <table:table-cell table:formula="of:=[$Vénusz.B209]" office:value-type="float" office:value="6" calcext:value-type="float">
            <text:p>6</text:p>
          </table:table-cell>
          <table:table-cell table:formula="of:=[$Vénusz.C209]" office:value-type="float" office:value="50" calcext:value-type="float">
            <text:p>50</text:p>
          </table:table-cell>
          <table:table-cell table:formula="of:=[$Vénusz.D209]" office:value-type="float" office:value="50.38" calcext:value-type="float">
            <text:p>50,38</text:p>
          </table:table-cell>
          <table:table-cell table:formula="of:=IF([$Vénusz.$E209]=&quot;+&quot;; [$Vénusz.F209]; -1*[$Vénusz.F209])" office:value-type="float" office:value="22" calcext:value-type="float">
            <text:p>22</text:p>
          </table:table-cell>
          <table:table-cell table:formula="of:=IF([$Vénusz.$E209]=&quot;+&quot;; [$Vénusz.G209]; -1*[$Vénusz.G209])" office:value-type="float" office:value="41" calcext:value-type="float">
            <text:p>41</text:p>
          </table:table-cell>
          <table:table-cell table:formula="of:=IF([$Vénusz.$E209]=&quot;+&quot;; [$Vénusz.H209]; -1*[$Vénusz.H209])" office:value-type="float" office:value="47.7" calcext:value-type="float">
            <text:p>47,7</text:p>
          </table:table-cell>
          <table:table-cell table:formula="of:=[.$J211]*3600+[.$K211]*60+[.$L211]" office:value-type="float" office:value="24650.38" calcext:value-type="float">
            <text:p>24650,4</text:p>
          </table:table-cell>
          <table:table-cell table:formula="of:=[.$M211]+[.$N211]/60+[.$O211]/3600" office:value-type="float" office:value="22.6965833333333" calcext:value-type="float">
            <text:p>22,697</text:p>
          </table:table-cell>
        </table:table-row>
        <table:table-row table:style-name="ro1">
          <table:table-cell table:formula="of:=DATE(2022;1;1)+ROW([.A212])-3" office:value-type="date" office:date-value="2022-07-29" calcext:value-type="date">
            <text:p>2022-07-29</text:p>
          </table:table-cell>
          <table:table-cell table:formula="of:=[$Mars.B210]" office:value-type="float" office:value="2" calcext:value-type="float">
            <text:p>2</text:p>
          </table:table-cell>
          <table:table-cell table:formula="of:=[$Mars.C210]" office:value-type="float" office:value="55" calcext:value-type="float">
            <text:p>55</text:p>
          </table:table-cell>
          <table:table-cell table:formula="of:=[$Mars.D210]" office:value-type="float" office:value="25.08" calcext:value-type="float">
            <text:p>25,08</text:p>
          </table:table-cell>
          <table:table-cell table:formula="of:=IF([$Mars.$E210]=&quot;+&quot;; [$Mars.F210]; -1*[$Mars.F210])" office:value-type="float" office:value="14" calcext:value-type="float">
            <text:p>14</text:p>
          </table:table-cell>
          <table:table-cell table:formula="of:=IF([$Mars.$E210]=&quot;+&quot;; [$Mars.G210]; -1*[$Mars.G210])" office:value-type="float" office:value="56" calcext:value-type="float">
            <text:p>56</text:p>
          </table:table-cell>
          <table:table-cell table:formula="of:=IF([$Mars.$E210]=&quot;+&quot;; [$Mars.H210]; -1*[$Mars.H210])" office:value-type="float" office:value="12.6" calcext:value-type="float">
            <text:p>12,6</text:p>
          </table:table-cell>
          <table:table-cell table:formula="of:=[$Mars.$B210]*3600+[$Mars.$C210]*60+[$Mars.$D210]" office:value-type="float" office:value="10525.08" calcext:value-type="float">
            <text:p>10525,1</text:p>
          </table:table-cell>
          <table:table-cell table:formula="of:=[.$E212]+[.$F212]/60+[.$G212]/3600" office:value-type="float" office:value="14.9368333333333" calcext:value-type="float">
            <text:p>14,937</text:p>
          </table:table-cell>
          <table:table-cell table:formula="of:=[$Vénusz.B210]" office:value-type="float" office:value="6" calcext:value-type="float">
            <text:p>6</text:p>
          </table:table-cell>
          <table:table-cell table:formula="of:=[$Vénusz.C210]" office:value-type="float" office:value="56" calcext:value-type="float">
            <text:p>56</text:p>
          </table:table-cell>
          <table:table-cell table:formula="of:=[$Vénusz.D210]" office:value-type="float" office:value="5.64" calcext:value-type="float">
            <text:p>5,64</text:p>
          </table:table-cell>
          <table:table-cell table:formula="of:=IF([$Vénusz.$E210]=&quot;+&quot;; [$Vénusz.F210]; -1*[$Vénusz.F210])" office:value-type="float" office:value="22" calcext:value-type="float">
            <text:p>22</text:p>
          </table:table-cell>
          <table:table-cell table:formula="of:=IF([$Vénusz.$E210]=&quot;+&quot;; [$Vénusz.G210]; -1*[$Vénusz.G210])" office:value-type="float" office:value="37" calcext:value-type="float">
            <text:p>37</text:p>
          </table:table-cell>
          <table:table-cell table:formula="of:=IF([$Vénusz.$E210]=&quot;+&quot;; [$Vénusz.H210]; -1*[$Vénusz.H210])" office:value-type="float" office:value="47.2" calcext:value-type="float">
            <text:p>47,2</text:p>
          </table:table-cell>
          <table:table-cell table:formula="of:=[.$J212]*3600+[.$K212]*60+[.$L212]" office:value-type="float" office:value="24965.64" calcext:value-type="float">
            <text:p>24965,6</text:p>
          </table:table-cell>
          <table:table-cell table:formula="of:=[.$M212]+[.$N212]/60+[.$O212]/3600" office:value-type="float" office:value="22.6297777777778" calcext:value-type="float">
            <text:p>22,630</text:p>
          </table:table-cell>
        </table:table-row>
        <table:table-row table:style-name="ro1">
          <table:table-cell table:formula="of:=DATE(2022;1;1)+ROW([.A213])-3" office:value-type="date" office:date-value="2022-07-30" calcext:value-type="date">
            <text:p>2022-07-30</text:p>
          </table:table-cell>
          <table:table-cell table:formula="of:=[$Mars.B211]" office:value-type="float" office:value="2" calcext:value-type="float">
            <text:p>2</text:p>
          </table:table-cell>
          <table:table-cell table:formula="of:=[$Mars.C211]" office:value-type="float" office:value="57" calcext:value-type="float">
            <text:p>57</text:p>
          </table:table-cell>
          <table:table-cell table:formula="of:=[$Mars.D211]" office:value-type="float" office:value="59.76" calcext:value-type="float">
            <text:p>59,76</text:p>
          </table:table-cell>
          <table:table-cell table:formula="of:=IF([$Mars.$E211]=&quot;+&quot;; [$Mars.F211]; -1*[$Mars.F211])" office:value-type="float" office:value="15" calcext:value-type="float">
            <text:p>15</text:p>
          </table:table-cell>
          <table:table-cell table:formula="of:=IF([$Mars.$E211]=&quot;+&quot;; [$Mars.G211]; -1*[$Mars.G211])" office:value-type="float" office:value="7" calcext:value-type="float">
            <text:p>7</text:p>
          </table:table-cell>
          <table:table-cell table:formula="of:=IF([$Mars.$E211]=&quot;+&quot;; [$Mars.H211]; -1*[$Mars.H211])" office:value-type="float" office:value="47.3" calcext:value-type="float">
            <text:p>47,3</text:p>
          </table:table-cell>
          <table:table-cell table:formula="of:=[$Mars.$B211]*3600+[$Mars.$C211]*60+[$Mars.$D211]" office:value-type="float" office:value="10679.76" calcext:value-type="float">
            <text:p>10679,8</text:p>
          </table:table-cell>
          <table:table-cell table:formula="of:=[.$E213]+[.$F213]/60+[.$G213]/3600" office:value-type="float" office:value="15.1298055555556" calcext:value-type="float">
            <text:p>15,130</text:p>
          </table:table-cell>
          <table:table-cell table:formula="of:=[$Vénusz.B211]" office:value-type="float" office:value="7" calcext:value-type="float">
            <text:p>7</text:p>
          </table:table-cell>
          <table:table-cell table:formula="of:=[$Vénusz.C211]" office:value-type="float" office:value="1" calcext:value-type="float">
            <text:p>1</text:p>
          </table:table-cell>
          <table:table-cell table:formula="of:=[$Vénusz.D211]" office:value-type="float" office:value="20.72" calcext:value-type="float">
            <text:p>20,72</text:p>
          </table:table-cell>
          <table:table-cell table:formula="of:=IF([$Vénusz.$E211]=&quot;+&quot;; [$Vénusz.F211]; -1*[$Vénusz.F211])" office:value-type="float" office:value="22" calcext:value-type="float">
            <text:p>22</text:p>
          </table:table-cell>
          <table:table-cell table:formula="of:=IF([$Vénusz.$E211]=&quot;+&quot;; [$Vénusz.G211]; -1*[$Vénusz.G211])" office:value-type="float" office:value="33" calcext:value-type="float">
            <text:p>33</text:p>
          </table:table-cell>
          <table:table-cell table:formula="of:=IF([$Vénusz.$E211]=&quot;+&quot;; [$Vénusz.H211]; -1*[$Vénusz.H211])" office:value-type="float" office:value="7.3" calcext:value-type="float">
            <text:p>7,3</text:p>
          </table:table-cell>
          <table:table-cell table:formula="of:=[.$J213]*3600+[.$K213]*60+[.$L213]" office:value-type="float" office:value="25280.72" calcext:value-type="float">
            <text:p>25280,7</text:p>
          </table:table-cell>
          <table:table-cell table:formula="of:=[.$M213]+[.$N213]/60+[.$O213]/3600" office:value-type="float" office:value="22.5520277777778" calcext:value-type="float">
            <text:p>22,552</text:p>
          </table:table-cell>
        </table:table-row>
        <table:table-row table:style-name="ro1">
          <table:table-cell table:formula="of:=DATE(2022;1;1)+ROW([.A214])-3" office:value-type="date" office:date-value="2022-07-31" calcext:value-type="date">
            <text:p>2022-07-31</text:p>
          </table:table-cell>
          <table:table-cell table:formula="of:=[$Mars.B212]" office:value-type="float" office:value="3" calcext:value-type="float">
            <text:p>3</text:p>
          </table:table-cell>
          <table:table-cell table:formula="of:=[$Mars.C212]" office:value-type="float" office:value="0" calcext:value-type="float">
            <text:p>0</text:p>
          </table:table-cell>
          <table:table-cell table:formula="of:=[$Mars.D212]" office:value-type="float" office:value="34.11" calcext:value-type="float">
            <text:p>34,11</text:p>
          </table:table-cell>
          <table:table-cell table:formula="of:=IF([$Mars.$E212]=&quot;+&quot;; [$Mars.F212]; -1*[$Mars.F212])" office:value-type="float" office:value="15" calcext:value-type="float">
            <text:p>15</text:p>
          </table:table-cell>
          <table:table-cell table:formula="of:=IF([$Mars.$E212]=&quot;+&quot;; [$Mars.G212]; -1*[$Mars.G212])" office:value-type="float" office:value="19" calcext:value-type="float">
            <text:p>19</text:p>
          </table:table-cell>
          <table:table-cell table:formula="of:=IF([$Mars.$E212]=&quot;+&quot;; [$Mars.H212]; -1*[$Mars.H212])" office:value-type="float" office:value="12.9" calcext:value-type="float">
            <text:p>12,9</text:p>
          </table:table-cell>
          <table:table-cell table:formula="of:=[$Mars.$B212]*3600+[$Mars.$C212]*60+[$Mars.$D212]" office:value-type="float" office:value="10834.11" calcext:value-type="float">
            <text:p>10834,1</text:p>
          </table:table-cell>
          <table:table-cell table:formula="of:=[.$E214]+[.$F214]/60+[.$G214]/3600" office:value-type="float" office:value="15.32025" calcext:value-type="float">
            <text:p>15,320</text:p>
          </table:table-cell>
          <table:table-cell table:formula="of:=[$Vénusz.B212]" office:value-type="float" office:value="7" calcext:value-type="float">
            <text:p>7</text:p>
          </table:table-cell>
          <table:table-cell table:formula="of:=[$Vénusz.C212]" office:value-type="float" office:value="6" calcext:value-type="float">
            <text:p>6</text:p>
          </table:table-cell>
          <table:table-cell table:formula="of:=[$Vénusz.D212]" office:value-type="float" office:value="35.58" calcext:value-type="float">
            <text:p>35,58</text:p>
          </table:table-cell>
          <table:table-cell table:formula="of:=IF([$Vénusz.$E212]=&quot;+&quot;; [$Vénusz.F212]; -1*[$Vénusz.F212])" office:value-type="float" office:value="22" calcext:value-type="float">
            <text:p>22</text:p>
          </table:table-cell>
          <table:table-cell table:formula="of:=IF([$Vénusz.$E212]=&quot;+&quot;; [$Vénusz.G212]; -1*[$Vénusz.G212])" office:value-type="float" office:value="27" calcext:value-type="float">
            <text:p>27</text:p>
          </table:table-cell>
          <table:table-cell table:formula="of:=IF([$Vénusz.$E212]=&quot;+&quot;; [$Vénusz.H212]; -1*[$Vénusz.H212])" office:value-type="float" office:value="48.1" calcext:value-type="float">
            <text:p>48,1</text:p>
          </table:table-cell>
          <table:table-cell table:formula="of:=[.$J214]*3600+[.$K214]*60+[.$L214]" office:value-type="float" office:value="25595.58" calcext:value-type="float">
            <text:p>25595,6</text:p>
          </table:table-cell>
          <table:table-cell table:formula="of:=[.$M214]+[.$N214]/60+[.$O214]/3600" office:value-type="float" office:value="22.4633611111111" calcext:value-type="float">
            <text:p>22,463</text:p>
          </table:table-cell>
        </table:table-row>
        <table:table-row table:style-name="ro1">
          <table:table-cell table:formula="of:=DATE(2022;1;1)+ROW([.A215])-3" office:value-type="date" office:date-value="2022-08-01" calcext:value-type="date">
            <text:p>2022-08-01</text:p>
          </table:table-cell>
          <table:table-cell table:formula="of:=[$Mars.B213]" office:value-type="float" office:value="3" calcext:value-type="float">
            <text:p>3</text:p>
          </table:table-cell>
          <table:table-cell table:formula="of:=[$Mars.C213]" office:value-type="float" office:value="3" calcext:value-type="float">
            <text:p>3</text:p>
          </table:table-cell>
          <table:table-cell table:formula="of:=[$Mars.D213]" office:value-type="float" office:value="8.1" calcext:value-type="float">
            <text:p>8,1</text:p>
          </table:table-cell>
          <table:table-cell table:formula="of:=IF([$Mars.$E213]=&quot;+&quot;; [$Mars.F213]; -1*[$Mars.F213])" office:value-type="float" office:value="15" calcext:value-type="float">
            <text:p>15</text:p>
          </table:table-cell>
          <table:table-cell table:formula="of:=IF([$Mars.$E213]=&quot;+&quot;; [$Mars.G213]; -1*[$Mars.G213])" office:value-type="float" office:value="30" calcext:value-type="float">
            <text:p>30</text:p>
          </table:table-cell>
          <table:table-cell table:formula="of:=IF([$Mars.$E213]=&quot;+&quot;; [$Mars.H213]; -1*[$Mars.H213])" office:value-type="float" office:value="29.3" calcext:value-type="float">
            <text:p>29,3</text:p>
          </table:table-cell>
          <table:table-cell table:formula="of:=[$Mars.$B213]*3600+[$Mars.$C213]*60+[$Mars.$D213]" office:value-type="float" office:value="10988.1" calcext:value-type="float">
            <text:p>10988,1</text:p>
          </table:table-cell>
          <table:table-cell table:formula="of:=[.$E215]+[.$F215]/60+[.$G215]/3600" office:value-type="float" office:value="15.5081388888889" calcext:value-type="float">
            <text:p>15,508</text:p>
          </table:table-cell>
          <table:table-cell table:formula="of:=[$Vénusz.B213]" office:value-type="float" office:value="7" calcext:value-type="float">
            <text:p>7</text:p>
          </table:table-cell>
          <table:table-cell table:formula="of:=[$Vénusz.C213]" office:value-type="float" office:value="11" calcext:value-type="float">
            <text:p>11</text:p>
          </table:table-cell>
          <table:table-cell table:formula="of:=[$Vénusz.D213]" office:value-type="float" office:value="50.16" calcext:value-type="float">
            <text:p>50,16</text:p>
          </table:table-cell>
          <table:table-cell table:formula="of:=IF([$Vénusz.$E213]=&quot;+&quot;; [$Vénusz.F213]; -1*[$Vénusz.F213])" office:value-type="float" office:value="22" calcext:value-type="float">
            <text:p>22</text:p>
          </table:table-cell>
          <table:table-cell table:formula="of:=IF([$Vénusz.$E213]=&quot;+&quot;; [$Vénusz.G213]; -1*[$Vénusz.G213])" office:value-type="float" office:value="21" calcext:value-type="float">
            <text:p>21</text:p>
          </table:table-cell>
          <table:table-cell table:formula="of:=IF([$Vénusz.$E213]=&quot;+&quot;; [$Vénusz.H213]; -1*[$Vénusz.H213])" office:value-type="float" office:value="49.7" calcext:value-type="float">
            <text:p>49,7</text:p>
          </table:table-cell>
          <table:table-cell table:formula="of:=[.$J215]*3600+[.$K215]*60+[.$L215]" office:value-type="float" office:value="25910.16" calcext:value-type="float">
            <text:p>25910,2</text:p>
          </table:table-cell>
          <table:table-cell table:formula="of:=[.$M215]+[.$N215]/60+[.$O215]/3600" office:value-type="float" office:value="22.3638055555556" calcext:value-type="float">
            <text:p>22,364</text:p>
          </table:table-cell>
        </table:table-row>
        <table:table-row table:style-name="ro1">
          <table:table-cell table:formula="of:=DATE(2022;1;1)+ROW([.A216])-3" office:value-type="date" office:date-value="2022-08-02" calcext:value-type="date">
            <text:p>2022-08-02</text:p>
          </table:table-cell>
          <table:table-cell table:formula="of:=[$Mars.B214]" office:value-type="float" office:value="3" calcext:value-type="float">
            <text:p>3</text:p>
          </table:table-cell>
          <table:table-cell table:formula="of:=[$Mars.C214]" office:value-type="float" office:value="5" calcext:value-type="float">
            <text:p>5</text:p>
          </table:table-cell>
          <table:table-cell table:formula="of:=[$Mars.D214]" office:value-type="float" office:value="41.74" calcext:value-type="float">
            <text:p>41,74</text:p>
          </table:table-cell>
          <table:table-cell table:formula="of:=IF([$Mars.$E214]=&quot;+&quot;; [$Mars.F214]; -1*[$Mars.F214])" office:value-type="float" office:value="15" calcext:value-type="float">
            <text:p>15</text:p>
          </table:table-cell>
          <table:table-cell table:formula="of:=IF([$Mars.$E214]=&quot;+&quot;; [$Mars.G214]; -1*[$Mars.G214])" office:value-type="float" office:value="41" calcext:value-type="float">
            <text:p>41</text:p>
          </table:table-cell>
          <table:table-cell table:formula="of:=IF([$Mars.$E214]=&quot;+&quot;; [$Mars.H214]; -1*[$Mars.H214])" office:value-type="float" office:value="36.5" calcext:value-type="float">
            <text:p>36,5</text:p>
          </table:table-cell>
          <table:table-cell table:formula="of:=[$Mars.$B214]*3600+[$Mars.$C214]*60+[$Mars.$D214]" office:value-type="float" office:value="11141.74" calcext:value-type="float">
            <text:p>11141,7</text:p>
          </table:table-cell>
          <table:table-cell table:formula="of:=[.$E216]+[.$F216]/60+[.$G216]/3600" office:value-type="float" office:value="15.6934722222222" calcext:value-type="float">
            <text:p>15,693</text:p>
          </table:table-cell>
          <table:table-cell table:formula="of:=[$Vénusz.B214]" office:value-type="float" office:value="7" calcext:value-type="float">
            <text:p>7</text:p>
          </table:table-cell>
          <table:table-cell table:formula="of:=[$Vénusz.C214]" office:value-type="float" office:value="17" calcext:value-type="float">
            <text:p>17</text:p>
          </table:table-cell>
          <table:table-cell table:formula="of:=[$Vénusz.D214]" office:value-type="float" office:value="4.42" calcext:value-type="float">
            <text:p>4,42</text:p>
          </table:table-cell>
          <table:table-cell table:formula="of:=IF([$Vénusz.$E214]=&quot;+&quot;; [$Vénusz.F214]; -1*[$Vénusz.F214])" office:value-type="float" office:value="22" calcext:value-type="float">
            <text:p>22</text:p>
          </table:table-cell>
          <table:table-cell table:formula="of:=IF([$Vénusz.$E214]=&quot;+&quot;; [$Vénusz.G214]; -1*[$Vénusz.G214])" office:value-type="float" office:value="15" calcext:value-type="float">
            <text:p>15</text:p>
          </table:table-cell>
          <table:table-cell table:formula="of:=IF([$Vénusz.$E214]=&quot;+&quot;; [$Vénusz.H214]; -1*[$Vénusz.H214])" office:value-type="float" office:value="12.3" calcext:value-type="float">
            <text:p>12,3</text:p>
          </table:table-cell>
          <table:table-cell table:formula="of:=[.$J216]*3600+[.$K216]*60+[.$L216]" office:value-type="float" office:value="26224.42" calcext:value-type="float">
            <text:p>26224,4</text:p>
          </table:table-cell>
          <table:table-cell table:formula="of:=[.$M216]+[.$N216]/60+[.$O216]/3600" office:value-type="float" office:value="22.2534166666667" calcext:value-type="float">
            <text:p>22,253</text:p>
          </table:table-cell>
        </table:table-row>
        <table:table-row table:style-name="ro1">
          <table:table-cell table:formula="of:=DATE(2022;1;1)+ROW([.A217])-3" office:value-type="date" office:date-value="2022-08-03" calcext:value-type="date">
            <text:p>2022-08-03</text:p>
          </table:table-cell>
          <table:table-cell table:formula="of:=[$Mars.B215]" office:value-type="float" office:value="3" calcext:value-type="float">
            <text:p>3</text:p>
          </table:table-cell>
          <table:table-cell table:formula="of:=[$Mars.C215]" office:value-type="float" office:value="8" calcext:value-type="float">
            <text:p>8</text:p>
          </table:table-cell>
          <table:table-cell table:formula="of:=[$Mars.D215]" office:value-type="float" office:value="15" calcext:value-type="float">
            <text:p>15</text:p>
          </table:table-cell>
          <table:table-cell table:formula="of:=IF([$Mars.$E215]=&quot;+&quot;; [$Mars.F215]; -1*[$Mars.F215])" office:value-type="float" office:value="15" calcext:value-type="float">
            <text:p>15</text:p>
          </table:table-cell>
          <table:table-cell table:formula="of:=IF([$Mars.$E215]=&quot;+&quot;; [$Mars.G215]; -1*[$Mars.G215])" office:value-type="float" office:value="52" calcext:value-type="float">
            <text:p>52</text:p>
          </table:table-cell>
          <table:table-cell table:formula="of:=IF([$Mars.$E215]=&quot;+&quot;; [$Mars.H215]; -1*[$Mars.H215])" office:value-type="float" office:value="34.5" calcext:value-type="float">
            <text:p>34,5</text:p>
          </table:table-cell>
          <table:table-cell table:formula="of:=[$Mars.$B215]*3600+[$Mars.$C215]*60+[$Mars.$D215]" office:value-type="float" office:value="11295" calcext:value-type="float">
            <text:p>11295,0</text:p>
          </table:table-cell>
          <table:table-cell table:formula="of:=[.$E217]+[.$F217]/60+[.$G217]/3600" office:value-type="float" office:value="15.87625" calcext:value-type="float">
            <text:p>15,876</text:p>
          </table:table-cell>
          <table:table-cell table:formula="of:=[$Vénusz.B215]" office:value-type="float" office:value="7" calcext:value-type="float">
            <text:p>7</text:p>
          </table:table-cell>
          <table:table-cell table:formula="of:=[$Vénusz.C215]" office:value-type="float" office:value="22" calcext:value-type="float">
            <text:p>22</text:p>
          </table:table-cell>
          <table:table-cell table:formula="of:=[$Vénusz.D215]" office:value-type="float" office:value="18.31" calcext:value-type="float">
            <text:p>18,31</text:p>
          </table:table-cell>
          <table:table-cell table:formula="of:=IF([$Vénusz.$E215]=&quot;+&quot;; [$Vénusz.F215]; -1*[$Vénusz.F215])" office:value-type="float" office:value="22" calcext:value-type="float">
            <text:p>22</text:p>
          </table:table-cell>
          <table:table-cell table:formula="of:=IF([$Vénusz.$E215]=&quot;+&quot;; [$Vénusz.G215]; -1*[$Vénusz.G215])" office:value-type="float" office:value="7" calcext:value-type="float">
            <text:p>7</text:p>
          </table:table-cell>
          <table:table-cell table:formula="of:=IF([$Vénusz.$E215]=&quot;+&quot;; [$Vénusz.H215]; -1*[$Vénusz.H215])" office:value-type="float" office:value="56" calcext:value-type="float">
            <text:p>56</text:p>
          </table:table-cell>
          <table:table-cell table:formula="of:=[.$J217]*3600+[.$K217]*60+[.$L217]" office:value-type="float" office:value="26538.31" calcext:value-type="float">
            <text:p>26538,3</text:p>
          </table:table-cell>
          <table:table-cell table:formula="of:=[.$M217]+[.$N217]/60+[.$O217]/3600" office:value-type="float" office:value="22.1322222222222" calcext:value-type="float">
            <text:p>22,132</text:p>
          </table:table-cell>
        </table:table-row>
        <table:table-row table:style-name="ro1">
          <table:table-cell table:formula="of:=DATE(2022;1;1)+ROW([.A218])-3" office:value-type="date" office:date-value="2022-08-04" calcext:value-type="date">
            <text:p>2022-08-04</text:p>
          </table:table-cell>
          <table:table-cell table:formula="of:=[$Mars.B216]" office:value-type="float" office:value="3" calcext:value-type="float">
            <text:p>3</text:p>
          </table:table-cell>
          <table:table-cell table:formula="of:=[$Mars.C216]" office:value-type="float" office:value="10" calcext:value-type="float">
            <text:p>10</text:p>
          </table:table-cell>
          <table:table-cell table:formula="of:=[$Mars.D216]" office:value-type="float" office:value="47.88" calcext:value-type="float">
            <text:p>47,88</text:p>
          </table:table-cell>
          <table:table-cell table:formula="of:=IF([$Mars.$E216]=&quot;+&quot;; [$Mars.F216]; -1*[$Mars.F216])" office:value-type="float" office:value="16" calcext:value-type="float">
            <text:p>16</text:p>
          </table:table-cell>
          <table:table-cell table:formula="of:=IF([$Mars.$E216]=&quot;+&quot;; [$Mars.G216]; -1*[$Mars.G216])" office:value-type="float" office:value="3" calcext:value-type="float">
            <text:p>3</text:p>
          </table:table-cell>
          <table:table-cell table:formula="of:=IF([$Mars.$E216]=&quot;+&quot;; [$Mars.H216]; -1*[$Mars.H216])" office:value-type="float" office:value="23.2" calcext:value-type="float">
            <text:p>23,2</text:p>
          </table:table-cell>
          <table:table-cell table:formula="of:=[$Mars.$B216]*3600+[$Mars.$C216]*60+[$Mars.$D216]" office:value-type="float" office:value="11447.88" calcext:value-type="float">
            <text:p>11447,9</text:p>
          </table:table-cell>
          <table:table-cell table:formula="of:=[.$E218]+[.$F218]/60+[.$G218]/3600" office:value-type="float" office:value="16.0564444444444" calcext:value-type="float">
            <text:p>16,056</text:p>
          </table:table-cell>
          <table:table-cell table:formula="of:=[$Vénusz.B216]" office:value-type="float" office:value="7" calcext:value-type="float">
            <text:p>7</text:p>
          </table:table-cell>
          <table:table-cell table:formula="of:=[$Vénusz.C216]" office:value-type="float" office:value="27" calcext:value-type="float">
            <text:p>27</text:p>
          </table:table-cell>
          <table:table-cell table:formula="of:=[$Vénusz.D216]" office:value-type="float" office:value="31.78" calcext:value-type="float">
            <text:p>31,78</text:p>
          </table:table-cell>
          <table:table-cell table:formula="of:=IF([$Vénusz.$E216]=&quot;+&quot;; [$Vénusz.F216]; -1*[$Vénusz.F216])" office:value-type="float" office:value="22" calcext:value-type="float">
            <text:p>22</text:p>
          </table:table-cell>
          <table:table-cell table:formula="of:=IF([$Vénusz.$E216]=&quot;+&quot;; [$Vénusz.G216]; -1*[$Vénusz.G216])" office:value-type="float" office:value="0" calcext:value-type="float">
            <text:p>0</text:p>
          </table:table-cell>
          <table:table-cell table:formula="of:=IF([$Vénusz.$E216]=&quot;+&quot;; [$Vénusz.H216]; -1*[$Vénusz.H216])" office:value-type="float" office:value="1.2" calcext:value-type="float">
            <text:p>1,2</text:p>
          </table:table-cell>
          <table:table-cell table:formula="of:=[.$J218]*3600+[.$K218]*60+[.$L218]" office:value-type="float" office:value="26851.78" calcext:value-type="float">
            <text:p>26851,8</text:p>
          </table:table-cell>
          <table:table-cell table:formula="of:=[.$M218]+[.$N218]/60+[.$O218]/3600" office:value-type="float" office:value="22.0003333333333" calcext:value-type="float">
            <text:p>22,000</text:p>
          </table:table-cell>
        </table:table-row>
        <table:table-row table:style-name="ro1">
          <table:table-cell table:formula="of:=DATE(2022;1;1)+ROW([.A219])-3" office:value-type="date" office:date-value="2022-08-05" calcext:value-type="date">
            <text:p>2022-08-05</text:p>
          </table:table-cell>
          <table:table-cell table:formula="of:=[$Mars.B217]" office:value-type="float" office:value="3" calcext:value-type="float">
            <text:p>3</text:p>
          </table:table-cell>
          <table:table-cell table:formula="of:=[$Mars.C217]" office:value-type="float" office:value="13" calcext:value-type="float">
            <text:p>13</text:p>
          </table:table-cell>
          <table:table-cell table:formula="of:=[$Mars.D217]" office:value-type="float" office:value="20.36" calcext:value-type="float">
            <text:p>20,36</text:p>
          </table:table-cell>
          <table:table-cell table:formula="of:=IF([$Mars.$E217]=&quot;+&quot;; [$Mars.F217]; -1*[$Mars.F217])" office:value-type="float" office:value="16" calcext:value-type="float">
            <text:p>16</text:p>
          </table:table-cell>
          <table:table-cell table:formula="of:=IF([$Mars.$E217]=&quot;+&quot;; [$Mars.G217]; -1*[$Mars.G217])" office:value-type="float" office:value="14" calcext:value-type="float">
            <text:p>14</text:p>
          </table:table-cell>
          <table:table-cell table:formula="of:=IF([$Mars.$E217]=&quot;+&quot;; [$Mars.H217]; -1*[$Mars.H217])" office:value-type="float" office:value="2.6" calcext:value-type="float">
            <text:p>2,6</text:p>
          </table:table-cell>
          <table:table-cell table:formula="of:=[$Mars.$B217]*3600+[$Mars.$C217]*60+[$Mars.$D217]" office:value-type="float" office:value="11600.36" calcext:value-type="float">
            <text:p>11600,4</text:p>
          </table:table-cell>
          <table:table-cell table:formula="of:=[.$E219]+[.$F219]/60+[.$G219]/3600" office:value-type="float" office:value="16.2340555555556" calcext:value-type="float">
            <text:p>16,234</text:p>
          </table:table-cell>
          <table:table-cell table:formula="of:=[$Vénusz.B217]" office:value-type="float" office:value="7" calcext:value-type="float">
            <text:p>7</text:p>
          </table:table-cell>
          <table:table-cell table:formula="of:=[$Vénusz.C217]" office:value-type="float" office:value="32" calcext:value-type="float">
            <text:p>32</text:p>
          </table:table-cell>
          <table:table-cell table:formula="of:=[$Vénusz.D217]" office:value-type="float" office:value="44.78" calcext:value-type="float">
            <text:p>44,78</text:p>
          </table:table-cell>
          <table:table-cell table:formula="of:=IF([$Vénusz.$E217]=&quot;+&quot;; [$Vénusz.F217]; -1*[$Vénusz.F217])" office:value-type="float" office:value="21" calcext:value-type="float">
            <text:p>21</text:p>
          </table:table-cell>
          <table:table-cell table:formula="of:=IF([$Vénusz.$E217]=&quot;+&quot;; [$Vénusz.G217]; -1*[$Vénusz.G217])" office:value-type="float" office:value="51" calcext:value-type="float">
            <text:p>51</text:p>
          </table:table-cell>
          <table:table-cell table:formula="of:=IF([$Vénusz.$E217]=&quot;+&quot;; [$Vénusz.H217]; -1*[$Vénusz.H217])" office:value-type="float" office:value="27.9" calcext:value-type="float">
            <text:p>27,9</text:p>
          </table:table-cell>
          <table:table-cell table:formula="of:=[.$J219]*3600+[.$K219]*60+[.$L219]" office:value-type="float" office:value="27164.78" calcext:value-type="float">
            <text:p>27164,8</text:p>
          </table:table-cell>
          <table:table-cell table:formula="of:=[.$M219]+[.$N219]/60+[.$O219]/3600" office:value-type="float" office:value="21.85775" calcext:value-type="float">
            <text:p>21,858</text:p>
          </table:table-cell>
        </table:table-row>
        <table:table-row table:style-name="ro1">
          <table:table-cell table:formula="of:=DATE(2022;1;1)+ROW([.A220])-3" office:value-type="date" office:date-value="2022-08-06" calcext:value-type="date">
            <text:p>2022-08-06</text:p>
          </table:table-cell>
          <table:table-cell table:formula="of:=[$Mars.B218]" office:value-type="float" office:value="3" calcext:value-type="float">
            <text:p>3</text:p>
          </table:table-cell>
          <table:table-cell table:formula="of:=[$Mars.C218]" office:value-type="float" office:value="15" calcext:value-type="float">
            <text:p>15</text:p>
          </table:table-cell>
          <table:table-cell table:formula="of:=[$Mars.D218]" office:value-type="float" office:value="52.43" calcext:value-type="float">
            <text:p>52,43</text:p>
          </table:table-cell>
          <table:table-cell table:formula="of:=IF([$Mars.$E218]=&quot;+&quot;; [$Mars.F218]; -1*[$Mars.F218])" office:value-type="float" office:value="16" calcext:value-type="float">
            <text:p>16</text:p>
          </table:table-cell>
          <table:table-cell table:formula="of:=IF([$Mars.$E218]=&quot;+&quot;; [$Mars.G218]; -1*[$Mars.G218])" office:value-type="float" office:value="24" calcext:value-type="float">
            <text:p>24</text:p>
          </table:table-cell>
          <table:table-cell table:formula="of:=IF([$Mars.$E218]=&quot;+&quot;; [$Mars.H218]; -1*[$Mars.H218])" office:value-type="float" office:value="32.7" calcext:value-type="float">
            <text:p>32,7</text:p>
          </table:table-cell>
          <table:table-cell table:formula="of:=[$Mars.$B218]*3600+[$Mars.$C218]*60+[$Mars.$D218]" office:value-type="float" office:value="11752.43" calcext:value-type="float">
            <text:p>11752,4</text:p>
          </table:table-cell>
          <table:table-cell table:formula="of:=[.$E220]+[.$F220]/60+[.$G220]/3600" office:value-type="float" office:value="16.4090833333333" calcext:value-type="float">
            <text:p>16,409</text:p>
          </table:table-cell>
          <table:table-cell table:formula="of:=[$Vénusz.B218]" office:value-type="float" office:value="7" calcext:value-type="float">
            <text:p>7</text:p>
          </table:table-cell>
          <table:table-cell table:formula="of:=[$Vénusz.C218]" office:value-type="float" office:value="37" calcext:value-type="float">
            <text:p>37</text:p>
          </table:table-cell>
          <table:table-cell table:formula="of:=[$Vénusz.D218]" office:value-type="float" office:value="57.28" calcext:value-type="float">
            <text:p>57,28</text:p>
          </table:table-cell>
          <table:table-cell table:formula="of:=IF([$Vénusz.$E218]=&quot;+&quot;; [$Vénusz.F218]; -1*[$Vénusz.F218])" office:value-type="float" office:value="21" calcext:value-type="float">
            <text:p>21</text:p>
          </table:table-cell>
          <table:table-cell table:formula="of:=IF([$Vénusz.$E218]=&quot;+&quot;; [$Vénusz.G218]; -1*[$Vénusz.G218])" office:value-type="float" office:value="42" calcext:value-type="float">
            <text:p>42</text:p>
          </table:table-cell>
          <table:table-cell table:formula="of:=IF([$Vénusz.$E218]=&quot;+&quot;; [$Vénusz.H218]; -1*[$Vénusz.H218])" office:value-type="float" office:value="16.6" calcext:value-type="float">
            <text:p>16,6</text:p>
          </table:table-cell>
          <table:table-cell table:formula="of:=[.$J220]*3600+[.$K220]*60+[.$L220]" office:value-type="float" office:value="27477.28" calcext:value-type="float">
            <text:p>27477,3</text:p>
          </table:table-cell>
          <table:table-cell table:formula="of:=[.$M220]+[.$N220]/60+[.$O220]/3600" office:value-type="float" office:value="21.7046111111111" calcext:value-type="float">
            <text:p>21,705</text:p>
          </table:table-cell>
        </table:table-row>
        <table:table-row table:style-name="ro1">
          <table:table-cell table:formula="of:=DATE(2022;1;1)+ROW([.A221])-3" office:value-type="date" office:date-value="2022-08-07" calcext:value-type="date">
            <text:p>2022-08-07</text:p>
          </table:table-cell>
          <table:table-cell table:formula="of:=[$Mars.B219]" office:value-type="float" office:value="3" calcext:value-type="float">
            <text:p>3</text:p>
          </table:table-cell>
          <table:table-cell table:formula="of:=[$Mars.C219]" office:value-type="float" office:value="18" calcext:value-type="float">
            <text:p>18</text:p>
          </table:table-cell>
          <table:table-cell table:formula="of:=[$Mars.D219]" office:value-type="float" office:value="24.08" calcext:value-type="float">
            <text:p>24,08</text:p>
          </table:table-cell>
          <table:table-cell table:formula="of:=IF([$Mars.$E219]=&quot;+&quot;; [$Mars.F219]; -1*[$Mars.F219])" office:value-type="float" office:value="16" calcext:value-type="float">
            <text:p>16</text:p>
          </table:table-cell>
          <table:table-cell table:formula="of:=IF([$Mars.$E219]=&quot;+&quot;; [$Mars.G219]; -1*[$Mars.G219])" office:value-type="float" office:value="34" calcext:value-type="float">
            <text:p>34</text:p>
          </table:table-cell>
          <table:table-cell table:formula="of:=IF([$Mars.$E219]=&quot;+&quot;; [$Mars.H219]; -1*[$Mars.H219])" office:value-type="float" office:value="53.6" calcext:value-type="float">
            <text:p>53,6</text:p>
          </table:table-cell>
          <table:table-cell table:formula="of:=[$Mars.$B219]*3600+[$Mars.$C219]*60+[$Mars.$D219]" office:value-type="float" office:value="11904.08" calcext:value-type="float">
            <text:p>11904,1</text:p>
          </table:table-cell>
          <table:table-cell table:formula="of:=[.$E221]+[.$F221]/60+[.$G221]/3600" office:value-type="float" office:value="16.5815555555556" calcext:value-type="float">
            <text:p>16,582</text:p>
          </table:table-cell>
          <table:table-cell table:formula="of:=[$Vénusz.B219]" office:value-type="float" office:value="7" calcext:value-type="float">
            <text:p>7</text:p>
          </table:table-cell>
          <table:table-cell table:formula="of:=[$Vénusz.C219]" office:value-type="float" office:value="43" calcext:value-type="float">
            <text:p>43</text:p>
          </table:table-cell>
          <table:table-cell table:formula="of:=[$Vénusz.D219]" office:value-type="float" office:value="9.22" calcext:value-type="float">
            <text:p>9,22</text:p>
          </table:table-cell>
          <table:table-cell table:formula="of:=IF([$Vénusz.$E219]=&quot;+&quot;; [$Vénusz.F219]; -1*[$Vénusz.F219])" office:value-type="float" office:value="21" calcext:value-type="float">
            <text:p>21</text:p>
          </table:table-cell>
          <table:table-cell table:formula="of:=IF([$Vénusz.$E219]=&quot;+&quot;; [$Vénusz.G219]; -1*[$Vénusz.G219])" office:value-type="float" office:value="32" calcext:value-type="float">
            <text:p>32</text:p>
          </table:table-cell>
          <table:table-cell table:formula="of:=IF([$Vénusz.$E219]=&quot;+&quot;; [$Vénusz.H219]; -1*[$Vénusz.H219])" office:value-type="float" office:value="27.4" calcext:value-type="float">
            <text:p>27,4</text:p>
          </table:table-cell>
          <table:table-cell table:formula="of:=[.$J221]*3600+[.$K221]*60+[.$L221]" office:value-type="float" office:value="27789.22" calcext:value-type="float">
            <text:p>27789,2</text:p>
          </table:table-cell>
          <table:table-cell table:formula="of:=[.$M221]+[.$N221]/60+[.$O221]/3600" office:value-type="float" office:value="21.5409444444444" calcext:value-type="float">
            <text:p>21,541</text:p>
          </table:table-cell>
        </table:table-row>
        <table:table-row table:style-name="ro1">
          <table:table-cell table:formula="of:=DATE(2022;1;1)+ROW([.A222])-3" office:value-type="date" office:date-value="2022-08-08" calcext:value-type="date">
            <text:p>2022-08-08</text:p>
          </table:table-cell>
          <table:table-cell table:formula="of:=[$Mars.B220]" office:value-type="float" office:value="3" calcext:value-type="float">
            <text:p>3</text:p>
          </table:table-cell>
          <table:table-cell table:formula="of:=[$Mars.C220]" office:value-type="float" office:value="20" calcext:value-type="float">
            <text:p>20</text:p>
          </table:table-cell>
          <table:table-cell table:formula="of:=[$Mars.D220]" office:value-type="float" office:value="55.3" calcext:value-type="float">
            <text:p>55,3</text:p>
          </table:table-cell>
          <table:table-cell table:formula="of:=IF([$Mars.$E220]=&quot;+&quot;; [$Mars.F220]; -1*[$Mars.F220])" office:value-type="float" office:value="16" calcext:value-type="float">
            <text:p>16</text:p>
          </table:table-cell>
          <table:table-cell table:formula="of:=IF([$Mars.$E220]=&quot;+&quot;; [$Mars.G220]; -1*[$Mars.G220])" office:value-type="float" office:value="45" calcext:value-type="float">
            <text:p>45</text:p>
          </table:table-cell>
          <table:table-cell table:formula="of:=IF([$Mars.$E220]=&quot;+&quot;; [$Mars.H220]; -1*[$Mars.H220])" office:value-type="float" office:value="5.1" calcext:value-type="float">
            <text:p>5,1</text:p>
          </table:table-cell>
          <table:table-cell table:formula="of:=[$Mars.$B220]*3600+[$Mars.$C220]*60+[$Mars.$D220]" office:value-type="float" office:value="12055.3" calcext:value-type="float">
            <text:p>12055,3</text:p>
          </table:table-cell>
          <table:table-cell table:formula="of:=[.$E222]+[.$F222]/60+[.$G222]/3600" office:value-type="float" office:value="16.7514166666667" calcext:value-type="float">
            <text:p>16,751</text:p>
          </table:table-cell>
          <table:table-cell table:formula="of:=[$Vénusz.B220]" office:value-type="float" office:value="7" calcext:value-type="float">
            <text:p>7</text:p>
          </table:table-cell>
          <table:table-cell table:formula="of:=[$Vénusz.C220]" office:value-type="float" office:value="48" calcext:value-type="float">
            <text:p>48</text:p>
          </table:table-cell>
          <table:table-cell table:formula="of:=[$Vénusz.D220]" office:value-type="float" office:value="20.59" calcext:value-type="float">
            <text:p>20,59</text:p>
          </table:table-cell>
          <table:table-cell table:formula="of:=IF([$Vénusz.$E220]=&quot;+&quot;; [$Vénusz.F220]; -1*[$Vénusz.F220])" office:value-type="float" office:value="21" calcext:value-type="float">
            <text:p>21</text:p>
          </table:table-cell>
          <table:table-cell table:formula="of:=IF([$Vénusz.$E220]=&quot;+&quot;; [$Vénusz.G220]; -1*[$Vénusz.G220])" office:value-type="float" office:value="22" calcext:value-type="float">
            <text:p>22</text:p>
          </table:table-cell>
          <table:table-cell table:formula="of:=IF([$Vénusz.$E220]=&quot;+&quot;; [$Vénusz.H220]; -1*[$Vénusz.H220])" office:value-type="float" office:value="0.7" calcext:value-type="float">
            <text:p>0,7</text:p>
          </table:table-cell>
          <table:table-cell table:formula="of:=[.$J222]*3600+[.$K222]*60+[.$L222]" office:value-type="float" office:value="28100.59" calcext:value-type="float">
            <text:p>28100,6</text:p>
          </table:table-cell>
          <table:table-cell table:formula="of:=[.$M222]+[.$N222]/60+[.$O222]/3600" office:value-type="float" office:value="21.3668611111111" calcext:value-type="float">
            <text:p>21,367</text:p>
          </table:table-cell>
        </table:table-row>
        <table:table-row table:style-name="ro1">
          <table:table-cell table:formula="of:=DATE(2022;1;1)+ROW([.A223])-3" office:value-type="date" office:date-value="2022-08-09" calcext:value-type="date">
            <text:p>2022-08-09</text:p>
          </table:table-cell>
          <table:table-cell table:formula="of:=[$Mars.B221]" office:value-type="float" office:value="3" calcext:value-type="float">
            <text:p>3</text:p>
          </table:table-cell>
          <table:table-cell table:formula="of:=[$Mars.C221]" office:value-type="float" office:value="23" calcext:value-type="float">
            <text:p>23</text:p>
          </table:table-cell>
          <table:table-cell table:formula="of:=[$Mars.D221]" office:value-type="float" office:value="26.08" calcext:value-type="float">
            <text:p>26,08</text:p>
          </table:table-cell>
          <table:table-cell table:formula="of:=IF([$Mars.$E221]=&quot;+&quot;; [$Mars.F221]; -1*[$Mars.F221])" office:value-type="float" office:value="16" calcext:value-type="float">
            <text:p>16</text:p>
          </table:table-cell>
          <table:table-cell table:formula="of:=IF([$Mars.$E221]=&quot;+&quot;; [$Mars.G221]; -1*[$Mars.G221])" office:value-type="float" office:value="55" calcext:value-type="float">
            <text:p>55</text:p>
          </table:table-cell>
          <table:table-cell table:formula="of:=IF([$Mars.$E221]=&quot;+&quot;; [$Mars.H221]; -1*[$Mars.H221])" office:value-type="float" office:value="7.4" calcext:value-type="float">
            <text:p>7,4</text:p>
          </table:table-cell>
          <table:table-cell table:formula="of:=[$Mars.$B221]*3600+[$Mars.$C221]*60+[$Mars.$D221]" office:value-type="float" office:value="12206.08" calcext:value-type="float">
            <text:p>12206,1</text:p>
          </table:table-cell>
          <table:table-cell table:formula="of:=[.$E223]+[.$F223]/60+[.$G223]/3600" office:value-type="float" office:value="16.9187222222222" calcext:value-type="float">
            <text:p>16,919</text:p>
          </table:table-cell>
          <table:table-cell table:formula="of:=[$Vénusz.B221]" office:value-type="float" office:value="7" calcext:value-type="float">
            <text:p>7</text:p>
          </table:table-cell>
          <table:table-cell table:formula="of:=[$Vénusz.C221]" office:value-type="float" office:value="53" calcext:value-type="float">
            <text:p>53</text:p>
          </table:table-cell>
          <table:table-cell table:formula="of:=[$Vénusz.D221]" office:value-type="float" office:value="31.33" calcext:value-type="float">
            <text:p>31,33</text:p>
          </table:table-cell>
          <table:table-cell table:formula="of:=IF([$Vénusz.$E221]=&quot;+&quot;; [$Vénusz.F221]; -1*[$Vénusz.F221])" office:value-type="float" office:value="21" calcext:value-type="float">
            <text:p>21</text:p>
          </table:table-cell>
          <table:table-cell table:formula="of:=IF([$Vénusz.$E221]=&quot;+&quot;; [$Vénusz.G221]; -1*[$Vénusz.G221])" office:value-type="float" office:value="10" calcext:value-type="float">
            <text:p>10</text:p>
          </table:table-cell>
          <table:table-cell table:formula="of:=IF([$Vénusz.$E221]=&quot;+&quot;; [$Vénusz.H221]; -1*[$Vénusz.H221])" office:value-type="float" office:value="56.9" calcext:value-type="float">
            <text:p>56,9</text:p>
          </table:table-cell>
          <table:table-cell table:formula="of:=[.$J223]*3600+[.$K223]*60+[.$L223]" office:value-type="float" office:value="28411.33" calcext:value-type="float">
            <text:p>28411,3</text:p>
          </table:table-cell>
          <table:table-cell table:formula="of:=[.$M223]+[.$N223]/60+[.$O223]/3600" office:value-type="float" office:value="21.1824722222222" calcext:value-type="float">
            <text:p>21,182</text:p>
          </table:table-cell>
        </table:table-row>
        <table:table-row table:style-name="ro1">
          <table:table-cell table:formula="of:=DATE(2022;1;1)+ROW([.A224])-3" office:value-type="date" office:date-value="2022-08-10" calcext:value-type="date">
            <text:p>2022-08-10</text:p>
          </table:table-cell>
          <table:table-cell table:formula="of:=[$Mars.B222]" office:value-type="float" office:value="3" calcext:value-type="float">
            <text:p>3</text:p>
          </table:table-cell>
          <table:table-cell table:formula="of:=[$Mars.C222]" office:value-type="float" office:value="25" calcext:value-type="float">
            <text:p>25</text:p>
          </table:table-cell>
          <table:table-cell table:formula="of:=[$Mars.D222]" office:value-type="float" office:value="56.4" calcext:value-type="float">
            <text:p>56,4</text:p>
          </table:table-cell>
          <table:table-cell table:formula="of:=IF([$Mars.$E222]=&quot;+&quot;; [$Mars.F222]; -1*[$Mars.F222])" office:value-type="float" office:value="17" calcext:value-type="float">
            <text:p>17</text:p>
          </table:table-cell>
          <table:table-cell table:formula="of:=IF([$Mars.$E222]=&quot;+&quot;; [$Mars.G222]; -1*[$Mars.G222])" office:value-type="float" office:value="5" calcext:value-type="float">
            <text:p>5</text:p>
          </table:table-cell>
          <table:table-cell table:formula="of:=IF([$Mars.$E222]=&quot;+&quot;; [$Mars.H222]; -1*[$Mars.H222])" office:value-type="float" office:value="0.4" calcext:value-type="float">
            <text:p>0,4</text:p>
          </table:table-cell>
          <table:table-cell table:formula="of:=[$Mars.$B222]*3600+[$Mars.$C222]*60+[$Mars.$D222]" office:value-type="float" office:value="12356.4" calcext:value-type="float">
            <text:p>12356,4</text:p>
          </table:table-cell>
          <table:table-cell table:formula="of:=[.$E224]+[.$F224]/60+[.$G224]/3600" office:value-type="float" office:value="17.0834444444444" calcext:value-type="float">
            <text:p>17,083</text:p>
          </table:table-cell>
          <table:table-cell table:formula="of:=[$Vénusz.B222]" office:value-type="float" office:value="7" calcext:value-type="float">
            <text:p>7</text:p>
          </table:table-cell>
          <table:table-cell table:formula="of:=[$Vénusz.C222]" office:value-type="float" office:value="58" calcext:value-type="float">
            <text:p>58</text:p>
          </table:table-cell>
          <table:table-cell table:formula="of:=[$Vénusz.D222]" office:value-type="float" office:value="41.41" calcext:value-type="float">
            <text:p>41,41</text:p>
          </table:table-cell>
          <table:table-cell table:formula="of:=IF([$Vénusz.$E222]=&quot;+&quot;; [$Vénusz.F222]; -1*[$Vénusz.F222])" office:value-type="float" office:value="20" calcext:value-type="float">
            <text:p>20</text:p>
          </table:table-cell>
          <table:table-cell table:formula="of:=IF([$Vénusz.$E222]=&quot;+&quot;; [$Vénusz.G222]; -1*[$Vénusz.G222])" office:value-type="float" office:value="59" calcext:value-type="float">
            <text:p>59</text:p>
          </table:table-cell>
          <table:table-cell table:formula="of:=IF([$Vénusz.$E222]=&quot;+&quot;; [$Vénusz.H222]; -1*[$Vénusz.H222])" office:value-type="float" office:value="16.2" calcext:value-type="float">
            <text:p>16,2</text:p>
          </table:table-cell>
          <table:table-cell table:formula="of:=[.$J224]*3600+[.$K224]*60+[.$L224]" office:value-type="float" office:value="28721.41" calcext:value-type="float">
            <text:p>28721,4</text:p>
          </table:table-cell>
          <table:table-cell table:formula="of:=[.$M224]+[.$N224]/60+[.$O224]/3600" office:value-type="float" office:value="20.9878333333333" calcext:value-type="float">
            <text:p>20,988</text:p>
          </table:table-cell>
        </table:table-row>
        <table:table-row table:style-name="ro1">
          <table:table-cell table:formula="of:=DATE(2022;1;1)+ROW([.A225])-3" office:value-type="date" office:date-value="2022-08-11" calcext:value-type="date">
            <text:p>2022-08-11</text:p>
          </table:table-cell>
          <table:table-cell table:formula="of:=[$Mars.B223]" office:value-type="float" office:value="3" calcext:value-type="float">
            <text:p>3</text:p>
          </table:table-cell>
          <table:table-cell table:formula="of:=[$Mars.C223]" office:value-type="float" office:value="28" calcext:value-type="float">
            <text:p>28</text:p>
          </table:table-cell>
          <table:table-cell table:formula="of:=[$Mars.D223]" office:value-type="float" office:value="26.26" calcext:value-type="float">
            <text:p>26,26</text:p>
          </table:table-cell>
          <table:table-cell table:formula="of:=IF([$Mars.$E223]=&quot;+&quot;; [$Mars.F223]; -1*[$Mars.F223])" office:value-type="float" office:value="17" calcext:value-type="float">
            <text:p>17</text:p>
          </table:table-cell>
          <table:table-cell table:formula="of:=IF([$Mars.$E223]=&quot;+&quot;; [$Mars.G223]; -1*[$Mars.G223])" office:value-type="float" office:value="14" calcext:value-type="float">
            <text:p>14</text:p>
          </table:table-cell>
          <table:table-cell table:formula="of:=IF([$Mars.$E223]=&quot;+&quot;; [$Mars.H223]; -1*[$Mars.H223])" office:value-type="float" office:value="44.1" calcext:value-type="float">
            <text:p>44,1</text:p>
          </table:table-cell>
          <table:table-cell table:formula="of:=[$Mars.$B223]*3600+[$Mars.$C223]*60+[$Mars.$D223]" office:value-type="float" office:value="12506.26" calcext:value-type="float">
            <text:p>12506,3</text:p>
          </table:table-cell>
          <table:table-cell table:formula="of:=[.$E225]+[.$F225]/60+[.$G225]/3600" office:value-type="float" office:value="17.2455833333333" calcext:value-type="float">
            <text:p>17,246</text:p>
          </table:table-cell>
          <table:table-cell table:formula="of:=[$Vénusz.B223]" office:value-type="float" office:value="8" calcext:value-type="float">
            <text:p>8</text:p>
          </table:table-cell>
          <table:table-cell table:formula="of:=[$Vénusz.C223]" office:value-type="float" office:value="3" calcext:value-type="float">
            <text:p>3</text:p>
          </table:table-cell>
          <table:table-cell table:formula="of:=[$Vénusz.D223]" office:value-type="float" office:value="50.81" calcext:value-type="float">
            <text:p>50,81</text:p>
          </table:table-cell>
          <table:table-cell table:formula="of:=IF([$Vénusz.$E223]=&quot;+&quot;; [$Vénusz.F223]; -1*[$Vénusz.F223])" office:value-type="float" office:value="20" calcext:value-type="float">
            <text:p>20</text:p>
          </table:table-cell>
          <table:table-cell table:formula="of:=IF([$Vénusz.$E223]=&quot;+&quot;; [$Vénusz.G223]; -1*[$Vénusz.G223])" office:value-type="float" office:value="46" calcext:value-type="float">
            <text:p>46</text:p>
          </table:table-cell>
          <table:table-cell table:formula="of:=IF([$Vénusz.$E223]=&quot;+&quot;; [$Vénusz.H223]; -1*[$Vénusz.H223])" office:value-type="float" office:value="59" calcext:value-type="float">
            <text:p>59</text:p>
          </table:table-cell>
          <table:table-cell table:formula="of:=[.$J225]*3600+[.$K225]*60+[.$L225]" office:value-type="float" office:value="29030.81" calcext:value-type="float">
            <text:p>29030,8</text:p>
          </table:table-cell>
          <table:table-cell table:formula="of:=[.$M225]+[.$N225]/60+[.$O225]/3600" office:value-type="float" office:value="20.7830555555556" calcext:value-type="float">
            <text:p>20,783</text:p>
          </table:table-cell>
        </table:table-row>
        <table:table-row table:style-name="ro1">
          <table:table-cell table:formula="of:=DATE(2022;1;1)+ROW([.A226])-3" office:value-type="date" office:date-value="2022-08-12" calcext:value-type="date">
            <text:p>2022-08-12</text:p>
          </table:table-cell>
          <table:table-cell table:formula="of:=[$Mars.B224]" office:value-type="float" office:value="3" calcext:value-type="float">
            <text:p>3</text:p>
          </table:table-cell>
          <table:table-cell table:formula="of:=[$Mars.C224]" office:value-type="float" office:value="30" calcext:value-type="float">
            <text:p>30</text:p>
          </table:table-cell>
          <table:table-cell table:formula="of:=[$Mars.D224]" office:value-type="float" office:value="55.63" calcext:value-type="float">
            <text:p>55,63</text:p>
          </table:table-cell>
          <table:table-cell table:formula="of:=IF([$Mars.$E224]=&quot;+&quot;; [$Mars.F224]; -1*[$Mars.F224])" office:value-type="float" office:value="17" calcext:value-type="float">
            <text:p>17</text:p>
          </table:table-cell>
          <table:table-cell table:formula="of:=IF([$Mars.$E224]=&quot;+&quot;; [$Mars.G224]; -1*[$Mars.G224])" office:value-type="float" office:value="24" calcext:value-type="float">
            <text:p>24</text:p>
          </table:table-cell>
          <table:table-cell table:formula="of:=IF([$Mars.$E224]=&quot;+&quot;; [$Mars.H224]; -1*[$Mars.H224])" office:value-type="float" office:value="18.6" calcext:value-type="float">
            <text:p>18,6</text:p>
          </table:table-cell>
          <table:table-cell table:formula="of:=[$Mars.$B224]*3600+[$Mars.$C224]*60+[$Mars.$D224]" office:value-type="float" office:value="12655.63" calcext:value-type="float">
            <text:p>12655,6</text:p>
          </table:table-cell>
          <table:table-cell table:formula="of:=[.$E226]+[.$F226]/60+[.$G226]/3600" office:value-type="float" office:value="17.4051666666667" calcext:value-type="float">
            <text:p>17,405</text:p>
          </table:table-cell>
          <table:table-cell table:formula="of:=[$Vénusz.B224]" office:value-type="float" office:value="8" calcext:value-type="float">
            <text:p>8</text:p>
          </table:table-cell>
          <table:table-cell table:formula="of:=[$Vénusz.C224]" office:value-type="float" office:value="8" calcext:value-type="float">
            <text:p>8</text:p>
          </table:table-cell>
          <table:table-cell table:formula="of:=[$Vénusz.D224]" office:value-type="float" office:value="59.49" calcext:value-type="float">
            <text:p>59,49</text:p>
          </table:table-cell>
          <table:table-cell table:formula="of:=IF([$Vénusz.$E224]=&quot;+&quot;; [$Vénusz.F224]; -1*[$Vénusz.F224])" office:value-type="float" office:value="20" calcext:value-type="float">
            <text:p>20</text:p>
          </table:table-cell>
          <table:table-cell table:formula="of:=IF([$Vénusz.$E224]=&quot;+&quot;; [$Vénusz.G224]; -1*[$Vénusz.G224])" office:value-type="float" office:value="34" calcext:value-type="float">
            <text:p>34</text:p>
          </table:table-cell>
          <table:table-cell table:formula="of:=IF([$Vénusz.$E224]=&quot;+&quot;; [$Vénusz.H224]; -1*[$Vénusz.H224])" office:value-type="float" office:value="5.8" calcext:value-type="float">
            <text:p>5,8</text:p>
          </table:table-cell>
          <table:table-cell table:formula="of:=[.$J226]*3600+[.$K226]*60+[.$L226]" office:value-type="float" office:value="29339.49" calcext:value-type="float">
            <text:p>29339,5</text:p>
          </table:table-cell>
          <table:table-cell table:formula="of:=[.$M226]+[.$N226]/60+[.$O226]/3600" office:value-type="float" office:value="20.5682777777778" calcext:value-type="float">
            <text:p>20,568</text:p>
          </table:table-cell>
        </table:table-row>
        <table:table-row table:style-name="ro1">
          <table:table-cell table:formula="of:=DATE(2022;1;1)+ROW([.A227])-3" office:value-type="date" office:date-value="2022-08-13" calcext:value-type="date">
            <text:p>2022-08-13</text:p>
          </table:table-cell>
          <table:table-cell table:formula="of:=[$Mars.B225]" office:value-type="float" office:value="3" calcext:value-type="float">
            <text:p>3</text:p>
          </table:table-cell>
          <table:table-cell table:formula="of:=[$Mars.C225]" office:value-type="float" office:value="33" calcext:value-type="float">
            <text:p>33</text:p>
          </table:table-cell>
          <table:table-cell table:formula="of:=[$Mars.D225]" office:value-type="float" office:value="24.51" calcext:value-type="float">
            <text:p>24,51</text:p>
          </table:table-cell>
          <table:table-cell table:formula="of:=IF([$Mars.$E225]=&quot;+&quot;; [$Mars.F225]; -1*[$Mars.F225])" office:value-type="float" office:value="17" calcext:value-type="float">
            <text:p>17</text:p>
          </table:table-cell>
          <table:table-cell table:formula="of:=IF([$Mars.$E225]=&quot;+&quot;; [$Mars.G225]; -1*[$Mars.G225])" office:value-type="float" office:value="33" calcext:value-type="float">
            <text:p>33</text:p>
          </table:table-cell>
          <table:table-cell table:formula="of:=IF([$Mars.$E225]=&quot;+&quot;; [$Mars.H225]; -1*[$Mars.H225])" office:value-type="float" office:value="43.8" calcext:value-type="float">
            <text:p>43,8</text:p>
          </table:table-cell>
          <table:table-cell table:formula="of:=[$Mars.$B225]*3600+[$Mars.$C225]*60+[$Mars.$D225]" office:value-type="float" office:value="12804.51" calcext:value-type="float">
            <text:p>12804,5</text:p>
          </table:table-cell>
          <table:table-cell table:formula="of:=[.$E227]+[.$F227]/60+[.$G227]/3600" office:value-type="float" office:value="17.5621666666667" calcext:value-type="float">
            <text:p>17,562</text:p>
          </table:table-cell>
          <table:table-cell table:formula="of:=[$Vénusz.B225]" office:value-type="float" office:value="8" calcext:value-type="float">
            <text:p>8</text:p>
          </table:table-cell>
          <table:table-cell table:formula="of:=[$Vénusz.C225]" office:value-type="float" office:value="14" calcext:value-type="float">
            <text:p>14</text:p>
          </table:table-cell>
          <table:table-cell table:formula="of:=[$Vénusz.D225]" office:value-type="float" office:value="7.42" calcext:value-type="float">
            <text:p>7,42</text:p>
          </table:table-cell>
          <table:table-cell table:formula="of:=IF([$Vénusz.$E225]=&quot;+&quot;; [$Vénusz.F225]; -1*[$Vénusz.F225])" office:value-type="float" office:value="20" calcext:value-type="float">
            <text:p>20</text:p>
          </table:table-cell>
          <table:table-cell table:formula="of:=IF([$Vénusz.$E225]=&quot;+&quot;; [$Vénusz.G225]; -1*[$Vénusz.G225])" office:value-type="float" office:value="20" calcext:value-type="float">
            <text:p>20</text:p>
          </table:table-cell>
          <table:table-cell table:formula="of:=IF([$Vénusz.$E225]=&quot;+&quot;; [$Vénusz.H225]; -1*[$Vénusz.H225])" office:value-type="float" office:value="36.9" calcext:value-type="float">
            <text:p>36,9</text:p>
          </table:table-cell>
          <table:table-cell table:formula="of:=[.$J227]*3600+[.$K227]*60+[.$L227]" office:value-type="float" office:value="29647.42" calcext:value-type="float">
            <text:p>29647,4</text:p>
          </table:table-cell>
          <table:table-cell table:formula="of:=[.$M227]+[.$N227]/60+[.$O227]/3600" office:value-type="float" office:value="20.3435833333333" calcext:value-type="float">
            <text:p>20,344</text:p>
          </table:table-cell>
        </table:table-row>
        <table:table-row table:style-name="ro1">
          <table:table-cell table:formula="of:=DATE(2022;1;1)+ROW([.A228])-3" office:value-type="date" office:date-value="2022-08-14" calcext:value-type="date">
            <text:p>2022-08-14</text:p>
          </table:table-cell>
          <table:table-cell table:formula="of:=[$Mars.B226]" office:value-type="float" office:value="3" calcext:value-type="float">
            <text:p>3</text:p>
          </table:table-cell>
          <table:table-cell table:formula="of:=[$Mars.C226]" office:value-type="float" office:value="35" calcext:value-type="float">
            <text:p>35</text:p>
          </table:table-cell>
          <table:table-cell table:formula="of:=[$Mars.D226]" office:value-type="float" office:value="52.86" calcext:value-type="float">
            <text:p>52,86</text:p>
          </table:table-cell>
          <table:table-cell table:formula="of:=IF([$Mars.$E226]=&quot;+&quot;; [$Mars.F226]; -1*[$Mars.F226])" office:value-type="float" office:value="17" calcext:value-type="float">
            <text:p>17</text:p>
          </table:table-cell>
          <table:table-cell table:formula="of:=IF([$Mars.$E226]=&quot;+&quot;; [$Mars.G226]; -1*[$Mars.G226])" office:value-type="float" office:value="42" calcext:value-type="float">
            <text:p>42</text:p>
          </table:table-cell>
          <table:table-cell table:formula="of:=IF([$Mars.$E226]=&quot;+&quot;; [$Mars.H226]; -1*[$Mars.H226])" office:value-type="float" office:value="59.8" calcext:value-type="float">
            <text:p>59,8</text:p>
          </table:table-cell>
          <table:table-cell table:formula="of:=[$Mars.$B226]*3600+[$Mars.$C226]*60+[$Mars.$D226]" office:value-type="float" office:value="12952.86" calcext:value-type="float">
            <text:p>12952,9</text:p>
          </table:table-cell>
          <table:table-cell table:formula="of:=[.$E228]+[.$F228]/60+[.$G228]/3600" office:value-type="float" office:value="17.7166111111111" calcext:value-type="float">
            <text:p>17,717</text:p>
          </table:table-cell>
          <table:table-cell table:formula="of:=[$Vénusz.B226]" office:value-type="float" office:value="8" calcext:value-type="float">
            <text:p>8</text:p>
          </table:table-cell>
          <table:table-cell table:formula="of:=[$Vénusz.C226]" office:value-type="float" office:value="19" calcext:value-type="float">
            <text:p>19</text:p>
          </table:table-cell>
          <table:table-cell table:formula="of:=[$Vénusz.D226]" office:value-type="float" office:value="14.59" calcext:value-type="float">
            <text:p>14,59</text:p>
          </table:table-cell>
          <table:table-cell table:formula="of:=IF([$Vénusz.$E226]=&quot;+&quot;; [$Vénusz.F226]; -1*[$Vénusz.F226])" office:value-type="float" office:value="20" calcext:value-type="float">
            <text:p>20</text:p>
          </table:table-cell>
          <table:table-cell table:formula="of:=IF([$Vénusz.$E226]=&quot;+&quot;; [$Vénusz.G226]; -1*[$Vénusz.G226])" office:value-type="float" office:value="6" calcext:value-type="float">
            <text:p>6</text:p>
          </table:table-cell>
          <table:table-cell table:formula="of:=IF([$Vénusz.$E226]=&quot;+&quot;; [$Vénusz.H226]; -1*[$Vénusz.H226])" office:value-type="float" office:value="32.8" calcext:value-type="float">
            <text:p>32,8</text:p>
          </table:table-cell>
          <table:table-cell table:formula="of:=[.$J228]*3600+[.$K228]*60+[.$L228]" office:value-type="float" office:value="29954.59" calcext:value-type="float">
            <text:p>29954,6</text:p>
          </table:table-cell>
          <table:table-cell table:formula="of:=[.$M228]+[.$N228]/60+[.$O228]/3600" office:value-type="float" office:value="20.1091111111111" calcext:value-type="float">
            <text:p>20,109</text:p>
          </table:table-cell>
        </table:table-row>
        <table:table-row table:style-name="ro1">
          <table:table-cell table:formula="of:=DATE(2022;1;1)+ROW([.A229])-3" office:value-type="date" office:date-value="2022-08-15" calcext:value-type="date">
            <text:p>2022-08-15</text:p>
          </table:table-cell>
          <table:table-cell table:formula="of:=[$Mars.B227]" office:value-type="float" office:value="3" calcext:value-type="float">
            <text:p>3</text:p>
          </table:table-cell>
          <table:table-cell table:formula="of:=[$Mars.C227]" office:value-type="float" office:value="38" calcext:value-type="float">
            <text:p>38</text:p>
          </table:table-cell>
          <table:table-cell table:formula="of:=[$Mars.D227]" office:value-type="float" office:value="20.69" calcext:value-type="float">
            <text:p>20,69</text:p>
          </table:table-cell>
          <table:table-cell table:formula="of:=IF([$Mars.$E227]=&quot;+&quot;; [$Mars.F227]; -1*[$Mars.F227])" office:value-type="float" office:value="17" calcext:value-type="float">
            <text:p>17</text:p>
          </table:table-cell>
          <table:table-cell table:formula="of:=IF([$Mars.$E227]=&quot;+&quot;; [$Mars.G227]; -1*[$Mars.G227])" office:value-type="float" office:value="52" calcext:value-type="float">
            <text:p>52</text:p>
          </table:table-cell>
          <table:table-cell table:formula="of:=IF([$Mars.$E227]=&quot;+&quot;; [$Mars.H227]; -1*[$Mars.H227])" office:value-type="float" office:value="6.5" calcext:value-type="float">
            <text:p>6,5</text:p>
          </table:table-cell>
          <table:table-cell table:formula="of:=[$Mars.$B227]*3600+[$Mars.$C227]*60+[$Mars.$D227]" office:value-type="float" office:value="13100.69" calcext:value-type="float">
            <text:p>13100,7</text:p>
          </table:table-cell>
          <table:table-cell table:formula="of:=[.$E229]+[.$F229]/60+[.$G229]/3600" office:value-type="float" office:value="17.8684722222222" calcext:value-type="float">
            <text:p>17,868</text:p>
          </table:table-cell>
          <table:table-cell table:formula="of:=[$Vénusz.B227]" office:value-type="float" office:value="8" calcext:value-type="float">
            <text:p>8</text:p>
          </table:table-cell>
          <table:table-cell table:formula="of:=[$Vénusz.C227]" office:value-type="float" office:value="24" calcext:value-type="float">
            <text:p>24</text:p>
          </table:table-cell>
          <table:table-cell table:formula="of:=[$Vénusz.D227]" office:value-type="float" office:value="20.96" calcext:value-type="float">
            <text:p>20,96</text:p>
          </table:table-cell>
          <table:table-cell table:formula="of:=IF([$Vénusz.$E227]=&quot;+&quot;; [$Vénusz.F227]; -1*[$Vénusz.F227])" office:value-type="float" office:value="19" calcext:value-type="float">
            <text:p>19</text:p>
          </table:table-cell>
          <table:table-cell table:formula="of:=IF([$Vénusz.$E227]=&quot;+&quot;; [$Vénusz.G227]; -1*[$Vénusz.G227])" office:value-type="float" office:value="51" calcext:value-type="float">
            <text:p>51</text:p>
          </table:table-cell>
          <table:table-cell table:formula="of:=IF([$Vénusz.$E227]=&quot;+&quot;; [$Vénusz.H227]; -1*[$Vénusz.H227])" office:value-type="float" office:value="53.9" calcext:value-type="float">
            <text:p>53,9</text:p>
          </table:table-cell>
          <table:table-cell table:formula="of:=[.$J229]*3600+[.$K229]*60+[.$L229]" office:value-type="float" office:value="30260.96" calcext:value-type="float">
            <text:p>30261,0</text:p>
          </table:table-cell>
          <table:table-cell table:formula="of:=[.$M229]+[.$N229]/60+[.$O229]/3600" office:value-type="float" office:value="19.8649722222222" calcext:value-type="float">
            <text:p>19,865</text:p>
          </table:table-cell>
        </table:table-row>
        <table:table-row table:style-name="ro1">
          <table:table-cell table:formula="of:=DATE(2022;1;1)+ROW([.A230])-3" office:value-type="date" office:date-value="2022-08-16" calcext:value-type="date">
            <text:p>2022-08-16</text:p>
          </table:table-cell>
          <table:table-cell table:formula="of:=[$Mars.B228]" office:value-type="float" office:value="3" calcext:value-type="float">
            <text:p>3</text:p>
          </table:table-cell>
          <table:table-cell table:formula="of:=[$Mars.C228]" office:value-type="float" office:value="40" calcext:value-type="float">
            <text:p>40</text:p>
          </table:table-cell>
          <table:table-cell table:formula="of:=[$Mars.D228]" office:value-type="float" office:value="47.95" calcext:value-type="float">
            <text:p>47,95</text:p>
          </table:table-cell>
          <table:table-cell table:formula="of:=IF([$Mars.$E228]=&quot;+&quot;; [$Mars.F228]; -1*[$Mars.F228])" office:value-type="float" office:value="18" calcext:value-type="float">
            <text:p>18</text:p>
          </table:table-cell>
          <table:table-cell table:formula="of:=IF([$Mars.$E228]=&quot;+&quot;; [$Mars.G228]; -1*[$Mars.G228])" office:value-type="float" office:value="1" calcext:value-type="float">
            <text:p>1</text:p>
          </table:table-cell>
          <table:table-cell table:formula="of:=IF([$Mars.$E228]=&quot;+&quot;; [$Mars.H228]; -1*[$Mars.H228])" office:value-type="float" office:value="3.8" calcext:value-type="float">
            <text:p>3,8</text:p>
          </table:table-cell>
          <table:table-cell table:formula="of:=[$Mars.$B228]*3600+[$Mars.$C228]*60+[$Mars.$D228]" office:value-type="float" office:value="13247.95" calcext:value-type="float">
            <text:p>13248,0</text:p>
          </table:table-cell>
          <table:table-cell table:formula="of:=[.$E230]+[.$F230]/60+[.$G230]/3600" office:value-type="float" office:value="18.0177222222222" calcext:value-type="float">
            <text:p>18,018</text:p>
          </table:table-cell>
          <table:table-cell table:formula="of:=[$Vénusz.B228]" office:value-type="float" office:value="8" calcext:value-type="float">
            <text:p>8</text:p>
          </table:table-cell>
          <table:table-cell table:formula="of:=[$Vénusz.C228]" office:value-type="float" office:value="29" calcext:value-type="float">
            <text:p>29</text:p>
          </table:table-cell>
          <table:table-cell table:formula="of:=[$Vénusz.D228]" office:value-type="float" office:value="26.51" calcext:value-type="float">
            <text:p>26,51</text:p>
          </table:table-cell>
          <table:table-cell table:formula="of:=IF([$Vénusz.$E228]=&quot;+&quot;; [$Vénusz.F228]; -1*[$Vénusz.F228])" office:value-type="float" office:value="19" calcext:value-type="float">
            <text:p>19</text:p>
          </table:table-cell>
          <table:table-cell table:formula="of:=IF([$Vénusz.$E228]=&quot;+&quot;; [$Vénusz.G228]; -1*[$Vénusz.G228])" office:value-type="float" office:value="36" calcext:value-type="float">
            <text:p>36</text:p>
          </table:table-cell>
          <table:table-cell table:formula="of:=IF([$Vénusz.$E228]=&quot;+&quot;; [$Vénusz.H228]; -1*[$Vénusz.H228])" office:value-type="float" office:value="40.7" calcext:value-type="float">
            <text:p>40,7</text:p>
          </table:table-cell>
          <table:table-cell table:formula="of:=[.$J230]*3600+[.$K230]*60+[.$L230]" office:value-type="float" office:value="30566.51" calcext:value-type="float">
            <text:p>30566,5</text:p>
          </table:table-cell>
          <table:table-cell table:formula="of:=[.$M230]+[.$N230]/60+[.$O230]/3600" office:value-type="float" office:value="19.6113055555556" calcext:value-type="float">
            <text:p>19,611</text:p>
          </table:table-cell>
        </table:table-row>
        <table:table-row table:style-name="ro1">
          <table:table-cell table:formula="of:=DATE(2022;1;1)+ROW([.A231])-3" office:value-type="date" office:date-value="2022-08-17" calcext:value-type="date">
            <text:p>2022-08-17</text:p>
          </table:table-cell>
          <table:table-cell table:formula="of:=[$Mars.B229]" office:value-type="float" office:value="3" calcext:value-type="float">
            <text:p>3</text:p>
          </table:table-cell>
          <table:table-cell table:formula="of:=[$Mars.C229]" office:value-type="float" office:value="43" calcext:value-type="float">
            <text:p>43</text:p>
          </table:table-cell>
          <table:table-cell table:formula="of:=[$Mars.D229]" office:value-type="float" office:value="14.63" calcext:value-type="float">
            <text:p>14,63</text:p>
          </table:table-cell>
          <table:table-cell table:formula="of:=IF([$Mars.$E229]=&quot;+&quot;; [$Mars.F229]; -1*[$Mars.F229])" office:value-type="float" office:value="18" calcext:value-type="float">
            <text:p>18</text:p>
          </table:table-cell>
          <table:table-cell table:formula="of:=IF([$Mars.$E229]=&quot;+&quot;; [$Mars.G229]; -1*[$Mars.G229])" office:value-type="float" office:value="9" calcext:value-type="float">
            <text:p>9</text:p>
          </table:table-cell>
          <table:table-cell table:formula="of:=IF([$Mars.$E229]=&quot;+&quot;; [$Mars.H229]; -1*[$Mars.H229])" office:value-type="float" office:value="51.9" calcext:value-type="float">
            <text:p>51,9</text:p>
          </table:table-cell>
          <table:table-cell table:formula="of:=[$Mars.$B229]*3600+[$Mars.$C229]*60+[$Mars.$D229]" office:value-type="float" office:value="13394.63" calcext:value-type="float">
            <text:p>13394,6</text:p>
          </table:table-cell>
          <table:table-cell table:formula="of:=[.$E231]+[.$F231]/60+[.$G231]/3600" office:value-type="float" office:value="18.1644166666667" calcext:value-type="float">
            <text:p>18,164</text:p>
          </table:table-cell>
          <table:table-cell table:formula="of:=[$Vénusz.B229]" office:value-type="float" office:value="8" calcext:value-type="float">
            <text:p>8</text:p>
          </table:table-cell>
          <table:table-cell table:formula="of:=[$Vénusz.C229]" office:value-type="float" office:value="34" calcext:value-type="float">
            <text:p>34</text:p>
          </table:table-cell>
          <table:table-cell table:formula="of:=[$Vénusz.D229]" office:value-type="float" office:value="31.22" calcext:value-type="float">
            <text:p>31,22</text:p>
          </table:table-cell>
          <table:table-cell table:formula="of:=IF([$Vénusz.$E229]=&quot;+&quot;; [$Vénusz.F229]; -1*[$Vénusz.F229])" office:value-type="float" office:value="19" calcext:value-type="float">
            <text:p>19</text:p>
          </table:table-cell>
          <table:table-cell table:formula="of:=IF([$Vénusz.$E229]=&quot;+&quot;; [$Vénusz.G229]; -1*[$Vénusz.G229])" office:value-type="float" office:value="20" calcext:value-type="float">
            <text:p>20</text:p>
          </table:table-cell>
          <table:table-cell table:formula="of:=IF([$Vénusz.$E229]=&quot;+&quot;; [$Vénusz.H229]; -1*[$Vénusz.H229])" office:value-type="float" office:value="53.6" calcext:value-type="float">
            <text:p>53,6</text:p>
          </table:table-cell>
          <table:table-cell table:formula="of:=[.$J231]*3600+[.$K231]*60+[.$L231]" office:value-type="float" office:value="30871.22" calcext:value-type="float">
            <text:p>30871,2</text:p>
          </table:table-cell>
          <table:table-cell table:formula="of:=[.$M231]+[.$N231]/60+[.$O231]/3600" office:value-type="float" office:value="19.3482222222222" calcext:value-type="float">
            <text:p>19,348</text:p>
          </table:table-cell>
        </table:table-row>
        <table:table-row table:style-name="ro1">
          <table:table-cell table:formula="of:=DATE(2022;1;1)+ROW([.A232])-3" office:value-type="date" office:date-value="2022-08-18" calcext:value-type="date">
            <text:p>2022-08-18</text:p>
          </table:table-cell>
          <table:table-cell table:formula="of:=[$Mars.B230]" office:value-type="float" office:value="3" calcext:value-type="float">
            <text:p>3</text:p>
          </table:table-cell>
          <table:table-cell table:formula="of:=[$Mars.C230]" office:value-type="float" office:value="45" calcext:value-type="float">
            <text:p>45</text:p>
          </table:table-cell>
          <table:table-cell table:formula="of:=[$Mars.D230]" office:value-type="float" office:value="40.7" calcext:value-type="float">
            <text:p>40,7</text:p>
          </table:table-cell>
          <table:table-cell table:formula="of:=IF([$Mars.$E230]=&quot;+&quot;; [$Mars.F230]; -1*[$Mars.F230])" office:value-type="float" office:value="18" calcext:value-type="float">
            <text:p>18</text:p>
          </table:table-cell>
          <table:table-cell table:formula="of:=IF([$Mars.$E230]=&quot;+&quot;; [$Mars.G230]; -1*[$Mars.G230])" office:value-type="float" office:value="18" calcext:value-type="float">
            <text:p>18</text:p>
          </table:table-cell>
          <table:table-cell table:formula="of:=IF([$Mars.$E230]=&quot;+&quot;; [$Mars.H230]; -1*[$Mars.H230])" office:value-type="float" office:value="30.8" calcext:value-type="float">
            <text:p>30,8</text:p>
          </table:table-cell>
          <table:table-cell table:formula="of:=[$Mars.$B230]*3600+[$Mars.$C230]*60+[$Mars.$D230]" office:value-type="float" office:value="13540.7" calcext:value-type="float">
            <text:p>13540,7</text:p>
          </table:table-cell>
          <table:table-cell table:formula="of:=[.$E232]+[.$F232]/60+[.$G232]/3600" office:value-type="float" office:value="18.3085555555556" calcext:value-type="float">
            <text:p>18,309</text:p>
          </table:table-cell>
          <table:table-cell table:formula="of:=[$Vénusz.B230]" office:value-type="float" office:value="8" calcext:value-type="float">
            <text:p>8</text:p>
          </table:table-cell>
          <table:table-cell table:formula="of:=[$Vénusz.C230]" office:value-type="float" office:value="39" calcext:value-type="float">
            <text:p>39</text:p>
          </table:table-cell>
          <table:table-cell table:formula="of:=[$Vénusz.D230]" office:value-type="float" office:value="35.07" calcext:value-type="float">
            <text:p>35,07</text:p>
          </table:table-cell>
          <table:table-cell table:formula="of:=IF([$Vénusz.$E230]=&quot;+&quot;; [$Vénusz.F230]; -1*[$Vénusz.F230])" office:value-type="float" office:value="19" calcext:value-type="float">
            <text:p>19</text:p>
          </table:table-cell>
          <table:table-cell table:formula="of:=IF([$Vénusz.$E230]=&quot;+&quot;; [$Vénusz.G230]; -1*[$Vénusz.G230])" office:value-type="float" office:value="4" calcext:value-type="float">
            <text:p>4</text:p>
          </table:table-cell>
          <table:table-cell table:formula="of:=IF([$Vénusz.$E230]=&quot;+&quot;; [$Vénusz.H230]; -1*[$Vénusz.H230])" office:value-type="float" office:value="33.2" calcext:value-type="float">
            <text:p>33,2</text:p>
          </table:table-cell>
          <table:table-cell table:formula="of:=[.$J232]*3600+[.$K232]*60+[.$L232]" office:value-type="float" office:value="31175.07" calcext:value-type="float">
            <text:p>31175,1</text:p>
          </table:table-cell>
          <table:table-cell table:formula="of:=[.$M232]+[.$N232]/60+[.$O232]/3600" office:value-type="float" office:value="19.0758888888889" calcext:value-type="float">
            <text:p>19,076</text:p>
          </table:table-cell>
        </table:table-row>
        <table:table-row table:style-name="ro1">
          <table:table-cell table:formula="of:=DATE(2022;1;1)+ROW([.A233])-3" office:value-type="date" office:date-value="2022-08-19" calcext:value-type="date">
            <text:p>2022-08-19</text:p>
          </table:table-cell>
          <table:table-cell table:formula="of:=[$Mars.B231]" office:value-type="float" office:value="3" calcext:value-type="float">
            <text:p>3</text:p>
          </table:table-cell>
          <table:table-cell table:formula="of:=[$Mars.C231]" office:value-type="float" office:value="48" calcext:value-type="float">
            <text:p>48</text:p>
          </table:table-cell>
          <table:table-cell table:formula="of:=[$Mars.D231]" office:value-type="float" office:value="6.14" calcext:value-type="float">
            <text:p>6,14</text:p>
          </table:table-cell>
          <table:table-cell table:formula="of:=IF([$Mars.$E231]=&quot;+&quot;; [$Mars.F231]; -1*[$Mars.F231])" office:value-type="float" office:value="18" calcext:value-type="float">
            <text:p>18</text:p>
          </table:table-cell>
          <table:table-cell table:formula="of:=IF([$Mars.$E231]=&quot;+&quot;; [$Mars.G231]; -1*[$Mars.G231])" office:value-type="float" office:value="27" calcext:value-type="float">
            <text:p>27</text:p>
          </table:table-cell>
          <table:table-cell table:formula="of:=IF([$Mars.$E231]=&quot;+&quot;; [$Mars.H231]; -1*[$Mars.H231])" office:value-type="float" office:value="0.3" calcext:value-type="float">
            <text:p>0,3</text:p>
          </table:table-cell>
          <table:table-cell table:formula="of:=[$Mars.$B231]*3600+[$Mars.$C231]*60+[$Mars.$D231]" office:value-type="float" office:value="13686.14" calcext:value-type="float">
            <text:p>13686,1</text:p>
          </table:table-cell>
          <table:table-cell table:formula="of:=[.$E233]+[.$F233]/60+[.$G233]/3600" office:value-type="float" office:value="18.4500833333333" calcext:value-type="float">
            <text:p>18,450</text:p>
          </table:table-cell>
          <table:table-cell table:formula="of:=[$Vénusz.B231]" office:value-type="float" office:value="8" calcext:value-type="float">
            <text:p>8</text:p>
          </table:table-cell>
          <table:table-cell table:formula="of:=[$Vénusz.C231]" office:value-type="float" office:value="44" calcext:value-type="float">
            <text:p>44</text:p>
          </table:table-cell>
          <table:table-cell table:formula="of:=[$Vénusz.D231]" office:value-type="float" office:value="38.04" calcext:value-type="float">
            <text:p>38,04</text:p>
          </table:table-cell>
          <table:table-cell table:formula="of:=IF([$Vénusz.$E231]=&quot;+&quot;; [$Vénusz.F231]; -1*[$Vénusz.F231])" office:value-type="float" office:value="18" calcext:value-type="float">
            <text:p>18</text:p>
          </table:table-cell>
          <table:table-cell table:formula="of:=IF([$Vénusz.$E231]=&quot;+&quot;; [$Vénusz.G231]; -1*[$Vénusz.G231])" office:value-type="float" office:value="47" calcext:value-type="float">
            <text:p>47</text:p>
          </table:table-cell>
          <table:table-cell table:formula="of:=IF([$Vénusz.$E231]=&quot;+&quot;; [$Vénusz.H231]; -1*[$Vénusz.H231])" office:value-type="float" office:value="40" calcext:value-type="float">
            <text:p>40</text:p>
          </table:table-cell>
          <table:table-cell table:formula="of:=[.$J233]*3600+[.$K233]*60+[.$L233]" office:value-type="float" office:value="31478.04" calcext:value-type="float">
            <text:p>31478,0</text:p>
          </table:table-cell>
          <table:table-cell table:formula="of:=[.$M233]+[.$N233]/60+[.$O233]/3600" office:value-type="float" office:value="18.7944444444444" calcext:value-type="float">
            <text:p>18,794</text:p>
          </table:table-cell>
        </table:table-row>
        <table:table-row table:style-name="ro1">
          <table:table-cell table:formula="of:=DATE(2022;1;1)+ROW([.A234])-3" office:value-type="date" office:date-value="2022-08-20" calcext:value-type="date">
            <text:p>2022-08-20</text:p>
          </table:table-cell>
          <table:table-cell table:formula="of:=[$Mars.B232]" office:value-type="float" office:value="3" calcext:value-type="float">
            <text:p>3</text:p>
          </table:table-cell>
          <table:table-cell table:formula="of:=[$Mars.C232]" office:value-type="float" office:value="50" calcext:value-type="float">
            <text:p>50</text:p>
          </table:table-cell>
          <table:table-cell table:formula="of:=[$Mars.D232]" office:value-type="float" office:value="30.93" calcext:value-type="float">
            <text:p>30,93</text:p>
          </table:table-cell>
          <table:table-cell table:formula="of:=IF([$Mars.$E232]=&quot;+&quot;; [$Mars.F232]; -1*[$Mars.F232])" office:value-type="float" office:value="18" calcext:value-type="float">
            <text:p>18</text:p>
          </table:table-cell>
          <table:table-cell table:formula="of:=IF([$Mars.$E232]=&quot;+&quot;; [$Mars.G232]; -1*[$Mars.G232])" office:value-type="float" office:value="35" calcext:value-type="float">
            <text:p>35</text:p>
          </table:table-cell>
          <table:table-cell table:formula="of:=IF([$Mars.$E232]=&quot;+&quot;; [$Mars.H232]; -1*[$Mars.H232])" office:value-type="float" office:value="20.6" calcext:value-type="float">
            <text:p>20,6</text:p>
          </table:table-cell>
          <table:table-cell table:formula="of:=[$Mars.$B232]*3600+[$Mars.$C232]*60+[$Mars.$D232]" office:value-type="float" office:value="13830.93" calcext:value-type="float">
            <text:p>13830,9</text:p>
          </table:table-cell>
          <table:table-cell table:formula="of:=[.$E234]+[.$F234]/60+[.$G234]/3600" office:value-type="float" office:value="18.5890555555556" calcext:value-type="float">
            <text:p>18,589</text:p>
          </table:table-cell>
          <table:table-cell table:formula="of:=[$Vénusz.B232]" office:value-type="float" office:value="8" calcext:value-type="float">
            <text:p>8</text:p>
          </table:table-cell>
          <table:table-cell table:formula="of:=[$Vénusz.C232]" office:value-type="float" office:value="49" calcext:value-type="float">
            <text:p>49</text:p>
          </table:table-cell>
          <table:table-cell table:formula="of:=[$Vénusz.D232]" office:value-type="float" office:value="40.12" calcext:value-type="float">
            <text:p>40,12</text:p>
          </table:table-cell>
          <table:table-cell table:formula="of:=IF([$Vénusz.$E232]=&quot;+&quot;; [$Vénusz.F232]; -1*[$Vénusz.F232])" office:value-type="float" office:value="18" calcext:value-type="float">
            <text:p>18</text:p>
          </table:table-cell>
          <table:table-cell table:formula="of:=IF([$Vénusz.$E232]=&quot;+&quot;; [$Vénusz.G232]; -1*[$Vénusz.G232])" office:value-type="float" office:value="30" calcext:value-type="float">
            <text:p>30</text:p>
          </table:table-cell>
          <table:table-cell table:formula="of:=IF([$Vénusz.$E232]=&quot;+&quot;; [$Vénusz.H232]; -1*[$Vénusz.H232])" office:value-type="float" office:value="14.5" calcext:value-type="float">
            <text:p>14,5</text:p>
          </table:table-cell>
          <table:table-cell table:formula="of:=[.$J234]*3600+[.$K234]*60+[.$L234]" office:value-type="float" office:value="31780.12" calcext:value-type="float">
            <text:p>31780,1</text:p>
          </table:table-cell>
          <table:table-cell table:formula="of:=[.$M234]+[.$N234]/60+[.$O234]/3600" office:value-type="float" office:value="18.5040277777778" calcext:value-type="float">
            <text:p>18,504</text:p>
          </table:table-cell>
        </table:table-row>
        <table:table-row table:style-name="ro1">
          <table:table-cell table:formula="of:=DATE(2022;1;1)+ROW([.A235])-3" office:value-type="date" office:date-value="2022-08-21" calcext:value-type="date">
            <text:p>2022-08-21</text:p>
          </table:table-cell>
          <table:table-cell table:formula="of:=[$Mars.B233]" office:value-type="float" office:value="3" calcext:value-type="float">
            <text:p>3</text:p>
          </table:table-cell>
          <table:table-cell table:formula="of:=[$Mars.C233]" office:value-type="float" office:value="52" calcext:value-type="float">
            <text:p>52</text:p>
          </table:table-cell>
          <table:table-cell table:formula="of:=[$Mars.D233]" office:value-type="float" office:value="55.03" calcext:value-type="float">
            <text:p>55,03</text:p>
          </table:table-cell>
          <table:table-cell table:formula="of:=IF([$Mars.$E233]=&quot;+&quot;; [$Mars.F233]; -1*[$Mars.F233])" office:value-type="float" office:value="18" calcext:value-type="float">
            <text:p>18</text:p>
          </table:table-cell>
          <table:table-cell table:formula="of:=IF([$Mars.$E233]=&quot;+&quot;; [$Mars.G233]; -1*[$Mars.G233])" office:value-type="float" office:value="43" calcext:value-type="float">
            <text:p>43</text:p>
          </table:table-cell>
          <table:table-cell table:formula="of:=IF([$Mars.$E233]=&quot;+&quot;; [$Mars.H233]; -1*[$Mars.H233])" office:value-type="float" office:value="31.6" calcext:value-type="float">
            <text:p>31,6</text:p>
          </table:table-cell>
          <table:table-cell table:formula="of:=[$Mars.$B233]*3600+[$Mars.$C233]*60+[$Mars.$D233]" office:value-type="float" office:value="13975.03" calcext:value-type="float">
            <text:p>13975,0</text:p>
          </table:table-cell>
          <table:table-cell table:formula="of:=[.$E235]+[.$F235]/60+[.$G235]/3600" office:value-type="float" office:value="18.7254444444444" calcext:value-type="float">
            <text:p>18,725</text:p>
          </table:table-cell>
          <table:table-cell table:formula="of:=[$Vénusz.B233]" office:value-type="float" office:value="8" calcext:value-type="float">
            <text:p>8</text:p>
          </table:table-cell>
          <table:table-cell table:formula="of:=[$Vénusz.C233]" office:value-type="float" office:value="54" calcext:value-type="float">
            <text:p>54</text:p>
          </table:table-cell>
          <table:table-cell table:formula="of:=[$Vénusz.D233]" office:value-type="float" office:value="41.28" calcext:value-type="float">
            <text:p>41,28</text:p>
          </table:table-cell>
          <table:table-cell table:formula="of:=IF([$Vénusz.$E233]=&quot;+&quot;; [$Vénusz.F233]; -1*[$Vénusz.F233])" office:value-type="float" office:value="18" calcext:value-type="float">
            <text:p>18</text:p>
          </table:table-cell>
          <table:table-cell table:formula="of:=IF([$Vénusz.$E233]=&quot;+&quot;; [$Vénusz.G233]; -1*[$Vénusz.G233])" office:value-type="float" office:value="12" calcext:value-type="float">
            <text:p>12</text:p>
          </table:table-cell>
          <table:table-cell table:formula="of:=IF([$Vénusz.$E233]=&quot;+&quot;; [$Vénusz.H233]; -1*[$Vénusz.H233])" office:value-type="float" office:value="17.2" calcext:value-type="float">
            <text:p>17,2</text:p>
          </table:table-cell>
          <table:table-cell table:formula="of:=[.$J235]*3600+[.$K235]*60+[.$L235]" office:value-type="float" office:value="32081.28" calcext:value-type="float">
            <text:p>32081,3</text:p>
          </table:table-cell>
          <table:table-cell table:formula="of:=[.$M235]+[.$N235]/60+[.$O235]/3600" office:value-type="float" office:value="18.2047777777778" calcext:value-type="float">
            <text:p>18,205</text:p>
          </table:table-cell>
        </table:table-row>
        <table:table-row table:style-name="ro1">
          <table:table-cell table:formula="of:=DATE(2022;1;1)+ROW([.A236])-3" office:value-type="date" office:date-value="2022-08-22" calcext:value-type="date">
            <text:p>2022-08-22</text:p>
          </table:table-cell>
          <table:table-cell table:formula="of:=[$Mars.B234]" office:value-type="float" office:value="3" calcext:value-type="float">
            <text:p>3</text:p>
          </table:table-cell>
          <table:table-cell table:formula="of:=[$Mars.C234]" office:value-type="float" office:value="55" calcext:value-type="float">
            <text:p>55</text:p>
          </table:table-cell>
          <table:table-cell table:formula="of:=[$Mars.D234]" office:value-type="float" office:value="18.42" calcext:value-type="float">
            <text:p>18,42</text:p>
          </table:table-cell>
          <table:table-cell table:formula="of:=IF([$Mars.$E234]=&quot;+&quot;; [$Mars.F234]; -1*[$Mars.F234])" office:value-type="float" office:value="18" calcext:value-type="float">
            <text:p>18</text:p>
          </table:table-cell>
          <table:table-cell table:formula="of:=IF([$Mars.$E234]=&quot;+&quot;; [$Mars.G234]; -1*[$Mars.G234])" office:value-type="float" office:value="51" calcext:value-type="float">
            <text:p>51</text:p>
          </table:table-cell>
          <table:table-cell table:formula="of:=IF([$Mars.$E234]=&quot;+&quot;; [$Mars.H234]; -1*[$Mars.H234])" office:value-type="float" office:value="33.3" calcext:value-type="float">
            <text:p>33,3</text:p>
          </table:table-cell>
          <table:table-cell table:formula="of:=[$Mars.$B234]*3600+[$Mars.$C234]*60+[$Mars.$D234]" office:value-type="float" office:value="14118.42" calcext:value-type="float">
            <text:p>14118,4</text:p>
          </table:table-cell>
          <table:table-cell table:formula="of:=[.$E236]+[.$F236]/60+[.$G236]/3600" office:value-type="float" office:value="18.85925" calcext:value-type="float">
            <text:p>18,859</text:p>
          </table:table-cell>
          <table:table-cell table:formula="of:=[$Vénusz.B234]" office:value-type="float" office:value="8" calcext:value-type="float">
            <text:p>8</text:p>
          </table:table-cell>
          <table:table-cell table:formula="of:=[$Vénusz.C234]" office:value-type="float" office:value="59" calcext:value-type="float">
            <text:p>59</text:p>
          </table:table-cell>
          <table:table-cell table:formula="of:=[$Vénusz.D234]" office:value-type="float" office:value="41.53" calcext:value-type="float">
            <text:p>41,53</text:p>
          </table:table-cell>
          <table:table-cell table:formula="of:=IF([$Vénusz.$E234]=&quot;+&quot;; [$Vénusz.F234]; -1*[$Vénusz.F234])" office:value-type="float" office:value="17" calcext:value-type="float">
            <text:p>17</text:p>
          </table:table-cell>
          <table:table-cell table:formula="of:=IF([$Vénusz.$E234]=&quot;+&quot;; [$Vénusz.G234]; -1*[$Vénusz.G234])" office:value-type="float" office:value="53" calcext:value-type="float">
            <text:p>53</text:p>
          </table:table-cell>
          <table:table-cell table:formula="of:=IF([$Vénusz.$E234]=&quot;+&quot;; [$Vénusz.H234]; -1*[$Vénusz.H234])" office:value-type="float" office:value="48.8" calcext:value-type="float">
            <text:p>48,8</text:p>
          </table:table-cell>
          <table:table-cell table:formula="of:=[.$J236]*3600+[.$K236]*60+[.$L236]" office:value-type="float" office:value="32381.53" calcext:value-type="float">
            <text:p>32381,5</text:p>
          </table:table-cell>
          <table:table-cell table:formula="of:=[.$M236]+[.$N236]/60+[.$O236]/3600" office:value-type="float" office:value="17.8968888888889" calcext:value-type="float">
            <text:p>17,897</text:p>
          </table:table-cell>
        </table:table-row>
        <table:table-row table:style-name="ro1">
          <table:table-cell table:formula="of:=DATE(2022;1;1)+ROW([.A237])-3" office:value-type="date" office:date-value="2022-08-23" calcext:value-type="date">
            <text:p>2022-08-23</text:p>
          </table:table-cell>
          <table:table-cell table:formula="of:=[$Mars.B235]" office:value-type="float" office:value="3" calcext:value-type="float">
            <text:p>3</text:p>
          </table:table-cell>
          <table:table-cell table:formula="of:=[$Mars.C235]" office:value-type="float" office:value="57" calcext:value-type="float">
            <text:p>57</text:p>
          </table:table-cell>
          <table:table-cell table:formula="of:=[$Mars.D235]" office:value-type="float" office:value="41.08" calcext:value-type="float">
            <text:p>41,08</text:p>
          </table:table-cell>
          <table:table-cell table:formula="of:=IF([$Mars.$E235]=&quot;+&quot;; [$Mars.F235]; -1*[$Mars.F235])" office:value-type="float" office:value="18" calcext:value-type="float">
            <text:p>18</text:p>
          </table:table-cell>
          <table:table-cell table:formula="of:=IF([$Mars.$E235]=&quot;+&quot;; [$Mars.G235]; -1*[$Mars.G235])" office:value-type="float" office:value="59" calcext:value-type="float">
            <text:p>59</text:p>
          </table:table-cell>
          <table:table-cell table:formula="of:=IF([$Mars.$E235]=&quot;+&quot;; [$Mars.H235]; -1*[$Mars.H235])" office:value-type="float" office:value="25.9" calcext:value-type="float">
            <text:p>25,9</text:p>
          </table:table-cell>
          <table:table-cell table:formula="of:=[$Mars.$B235]*3600+[$Mars.$C235]*60+[$Mars.$D235]" office:value-type="float" office:value="14261.08" calcext:value-type="float">
            <text:p>14261,1</text:p>
          </table:table-cell>
          <table:table-cell table:formula="of:=[.$E237]+[.$F237]/60+[.$G237]/3600" office:value-type="float" office:value="18.9905277777778" calcext:value-type="float">
            <text:p>18,991</text:p>
          </table:table-cell>
          <table:table-cell table:formula="of:=[$Vénusz.B235]" office:value-type="float" office:value="9" calcext:value-type="float">
            <text:p>9</text:p>
          </table:table-cell>
          <table:table-cell table:formula="of:=[$Vénusz.C235]" office:value-type="float" office:value="4" calcext:value-type="float">
            <text:p>4</text:p>
          </table:table-cell>
          <table:table-cell table:formula="of:=[$Vénusz.D235]" office:value-type="float" office:value="40.84" calcext:value-type="float">
            <text:p>40,84</text:p>
          </table:table-cell>
          <table:table-cell table:formula="of:=IF([$Vénusz.$E235]=&quot;+&quot;; [$Vénusz.F235]; -1*[$Vénusz.F235])" office:value-type="float" office:value="17" calcext:value-type="float">
            <text:p>17</text:p>
          </table:table-cell>
          <table:table-cell table:formula="of:=IF([$Vénusz.$E235]=&quot;+&quot;; [$Vénusz.G235]; -1*[$Vénusz.G235])" office:value-type="float" office:value="34" calcext:value-type="float">
            <text:p>34</text:p>
          </table:table-cell>
          <table:table-cell table:formula="of:=IF([$Vénusz.$E235]=&quot;+&quot;; [$Vénusz.H235]; -1*[$Vénusz.H235])" office:value-type="float" office:value="49.9" calcext:value-type="float">
            <text:p>49,9</text:p>
          </table:table-cell>
          <table:table-cell table:formula="of:=[.$J237]*3600+[.$K237]*60+[.$L237]" office:value-type="float" office:value="32680.84" calcext:value-type="float">
            <text:p>32680,8</text:p>
          </table:table-cell>
          <table:table-cell table:formula="of:=[.$M237]+[.$N237]/60+[.$O237]/3600" office:value-type="float" office:value="17.5805277777778" calcext:value-type="float">
            <text:p>17,581</text:p>
          </table:table-cell>
        </table:table-row>
        <table:table-row table:style-name="ro1">
          <table:table-cell table:formula="of:=DATE(2022;1;1)+ROW([.A238])-3" office:value-type="date" office:date-value="2022-08-24" calcext:value-type="date">
            <text:p>2022-08-24</text:p>
          </table:table-cell>
          <table:table-cell table:formula="of:=[$Mars.B236]" office:value-type="float" office:value="4" calcext:value-type="float">
            <text:p>4</text:p>
          </table:table-cell>
          <table:table-cell table:formula="of:=[$Mars.C236]" office:value-type="float" office:value="0" calcext:value-type="float">
            <text:p>0</text:p>
          </table:table-cell>
          <table:table-cell table:formula="of:=[$Mars.D236]" office:value-type="float" office:value="2.98" calcext:value-type="float">
            <text:p>2,98</text:p>
          </table:table-cell>
          <table:table-cell table:formula="of:=IF([$Mars.$E236]=&quot;+&quot;; [$Mars.F236]; -1*[$Mars.F236])" office:value-type="float" office:value="19" calcext:value-type="float">
            <text:p>19</text:p>
          </table:table-cell>
          <table:table-cell table:formula="of:=IF([$Mars.$E236]=&quot;+&quot;; [$Mars.G236]; -1*[$Mars.G236])" office:value-type="float" office:value="7" calcext:value-type="float">
            <text:p>7</text:p>
          </table:table-cell>
          <table:table-cell table:formula="of:=IF([$Mars.$E236]=&quot;+&quot;; [$Mars.H236]; -1*[$Mars.H236])" office:value-type="float" office:value="9.3" calcext:value-type="float">
            <text:p>9,3</text:p>
          </table:table-cell>
          <table:table-cell table:formula="of:=[$Mars.$B236]*3600+[$Mars.$C236]*60+[$Mars.$D236]" office:value-type="float" office:value="14402.98" calcext:value-type="float">
            <text:p>14403,0</text:p>
          </table:table-cell>
          <table:table-cell table:formula="of:=[.$E238]+[.$F238]/60+[.$G238]/3600" office:value-type="float" office:value="19.11925" calcext:value-type="float">
            <text:p>19,119</text:p>
          </table:table-cell>
          <table:table-cell table:formula="of:=[$Vénusz.B236]" office:value-type="float" office:value="9" calcext:value-type="float">
            <text:p>9</text:p>
          </table:table-cell>
          <table:table-cell table:formula="of:=[$Vénusz.C236]" office:value-type="float" office:value="9" calcext:value-type="float">
            <text:p>9</text:p>
          </table:table-cell>
          <table:table-cell table:formula="of:=[$Vénusz.D236]" office:value-type="float" office:value="39.2" calcext:value-type="float">
            <text:p>39,2</text:p>
          </table:table-cell>
          <table:table-cell table:formula="of:=IF([$Vénusz.$E236]=&quot;+&quot;; [$Vénusz.F236]; -1*[$Vénusz.F236])" office:value-type="float" office:value="17" calcext:value-type="float">
            <text:p>17</text:p>
          </table:table-cell>
          <table:table-cell table:formula="of:=IF([$Vénusz.$E236]=&quot;+&quot;; [$Vénusz.G236]; -1*[$Vénusz.G236])" office:value-type="float" office:value="15" calcext:value-type="float">
            <text:p>15</text:p>
          </table:table-cell>
          <table:table-cell table:formula="of:=IF([$Vénusz.$E236]=&quot;+&quot;; [$Vénusz.H236]; -1*[$Vénusz.H236])" office:value-type="float" office:value="21" calcext:value-type="float">
            <text:p>21</text:p>
          </table:table-cell>
          <table:table-cell table:formula="of:=[.$J238]*3600+[.$K238]*60+[.$L238]" office:value-type="float" office:value="32979.2" calcext:value-type="float">
            <text:p>32979,2</text:p>
          </table:table-cell>
          <table:table-cell table:formula="of:=[.$M238]+[.$N238]/60+[.$O238]/3600" office:value-type="float" office:value="17.2558333333333" calcext:value-type="float">
            <text:p>17,256</text:p>
          </table:table-cell>
        </table:table-row>
        <table:table-row table:style-name="ro1">
          <table:table-cell table:formula="of:=DATE(2022;1;1)+ROW([.A239])-3" office:value-type="date" office:date-value="2022-08-25" calcext:value-type="date">
            <text:p>2022-08-25</text:p>
          </table:table-cell>
          <table:table-cell table:formula="of:=[$Mars.B237]" office:value-type="float" office:value="4" calcext:value-type="float">
            <text:p>4</text:p>
          </table:table-cell>
          <table:table-cell table:formula="of:=[$Mars.C237]" office:value-type="float" office:value="2" calcext:value-type="float">
            <text:p>2</text:p>
          </table:table-cell>
          <table:table-cell table:formula="of:=[$Mars.D237]" office:value-type="float" office:value="24.09" calcext:value-type="float">
            <text:p>24,09</text:p>
          </table:table-cell>
          <table:table-cell table:formula="of:=IF([$Mars.$E237]=&quot;+&quot;; [$Mars.F237]; -1*[$Mars.F237])" office:value-type="float" office:value="19" calcext:value-type="float">
            <text:p>19</text:p>
          </table:table-cell>
          <table:table-cell table:formula="of:=IF([$Mars.$E237]=&quot;+&quot;; [$Mars.G237]; -1*[$Mars.G237])" office:value-type="float" office:value="14" calcext:value-type="float">
            <text:p>14</text:p>
          </table:table-cell>
          <table:table-cell table:formula="of:=IF([$Mars.$E237]=&quot;+&quot;; [$Mars.H237]; -1*[$Mars.H237])" office:value-type="float" office:value="43.6" calcext:value-type="float">
            <text:p>43,6</text:p>
          </table:table-cell>
          <table:table-cell table:formula="of:=[$Mars.$B237]*3600+[$Mars.$C237]*60+[$Mars.$D237]" office:value-type="float" office:value="14544.09" calcext:value-type="float">
            <text:p>14544,1</text:p>
          </table:table-cell>
          <table:table-cell table:formula="of:=[.$E239]+[.$F239]/60+[.$G239]/3600" office:value-type="float" office:value="19.2454444444444" calcext:value-type="float">
            <text:p>19,245</text:p>
          </table:table-cell>
          <table:table-cell table:formula="of:=[$Vénusz.B237]" office:value-type="float" office:value="9" calcext:value-type="float">
            <text:p>9</text:p>
          </table:table-cell>
          <table:table-cell table:formula="of:=[$Vénusz.C237]" office:value-type="float" office:value="14" calcext:value-type="float">
            <text:p>14</text:p>
          </table:table-cell>
          <table:table-cell table:formula="of:=[$Vénusz.D237]" office:value-type="float" office:value="36.62" calcext:value-type="float">
            <text:p>36,62</text:p>
          </table:table-cell>
          <table:table-cell table:formula="of:=IF([$Vénusz.$E237]=&quot;+&quot;; [$Vénusz.F237]; -1*[$Vénusz.F237])" office:value-type="float" office:value="16" calcext:value-type="float">
            <text:p>16</text:p>
          </table:table-cell>
          <table:table-cell table:formula="of:=IF([$Vénusz.$E237]=&quot;+&quot;; [$Vénusz.G237]; -1*[$Vénusz.G237])" office:value-type="float" office:value="55" calcext:value-type="float">
            <text:p>55</text:p>
          </table:table-cell>
          <table:table-cell table:formula="of:=IF([$Vénusz.$E237]=&quot;+&quot;; [$Vénusz.H237]; -1*[$Vénusz.H237])" office:value-type="float" office:value="22.7" calcext:value-type="float">
            <text:p>22,7</text:p>
          </table:table-cell>
          <table:table-cell table:formula="of:=[.$J239]*3600+[.$K239]*60+[.$L239]" office:value-type="float" office:value="33276.62" calcext:value-type="float">
            <text:p>33276,6</text:p>
          </table:table-cell>
          <table:table-cell table:formula="of:=[.$M239]+[.$N239]/60+[.$O239]/3600" office:value-type="float" office:value="16.9229722222222" calcext:value-type="float">
            <text:p>16,923</text:p>
          </table:table-cell>
        </table:table-row>
        <table:table-row table:style-name="ro1">
          <table:table-cell table:formula="of:=DATE(2022;1;1)+ROW([.A240])-3" office:value-type="date" office:date-value="2022-08-26" calcext:value-type="date">
            <text:p>2022-08-26</text:p>
          </table:table-cell>
          <table:table-cell table:formula="of:=[$Mars.B238]" office:value-type="float" office:value="4" calcext:value-type="float">
            <text:p>4</text:p>
          </table:table-cell>
          <table:table-cell table:formula="of:=[$Mars.C238]" office:value-type="float" office:value="4" calcext:value-type="float">
            <text:p>4</text:p>
          </table:table-cell>
          <table:table-cell table:formula="of:=[$Mars.D238]" office:value-type="float" office:value="44.38" calcext:value-type="float">
            <text:p>44,38</text:p>
          </table:table-cell>
          <table:table-cell table:formula="of:=IF([$Mars.$E238]=&quot;+&quot;; [$Mars.F238]; -1*[$Mars.F238])" office:value-type="float" office:value="19" calcext:value-type="float">
            <text:p>19</text:p>
          </table:table-cell>
          <table:table-cell table:formula="of:=IF([$Mars.$E238]=&quot;+&quot;; [$Mars.G238]; -1*[$Mars.G238])" office:value-type="float" office:value="22" calcext:value-type="float">
            <text:p>22</text:p>
          </table:table-cell>
          <table:table-cell table:formula="of:=IF([$Mars.$E238]=&quot;+&quot;; [$Mars.H238]; -1*[$Mars.H238])" office:value-type="float" office:value="8.8" calcext:value-type="float">
            <text:p>8,8</text:p>
          </table:table-cell>
          <table:table-cell table:formula="of:=[$Mars.$B238]*3600+[$Mars.$C238]*60+[$Mars.$D238]" office:value-type="float" office:value="14684.38" calcext:value-type="float">
            <text:p>14684,4</text:p>
          </table:table-cell>
          <table:table-cell table:formula="of:=[.$E240]+[.$F240]/60+[.$G240]/3600" office:value-type="float" office:value="19.3691111111111" calcext:value-type="float">
            <text:p>19,369</text:p>
          </table:table-cell>
          <table:table-cell table:formula="of:=[$Vénusz.B238]" office:value-type="float" office:value="9" calcext:value-type="float">
            <text:p>9</text:p>
          </table:table-cell>
          <table:table-cell table:formula="of:=[$Vénusz.C238]" office:value-type="float" office:value="19" calcext:value-type="float">
            <text:p>19</text:p>
          </table:table-cell>
          <table:table-cell table:formula="of:=[$Vénusz.D238]" office:value-type="float" office:value="33.08" calcext:value-type="float">
            <text:p>33,08</text:p>
          </table:table-cell>
          <table:table-cell table:formula="of:=IF([$Vénusz.$E238]=&quot;+&quot;; [$Vénusz.F238]; -1*[$Vénusz.F238])" office:value-type="float" office:value="16" calcext:value-type="float">
            <text:p>16</text:p>
          </table:table-cell>
          <table:table-cell table:formula="of:=IF([$Vénusz.$E238]=&quot;+&quot;; [$Vénusz.G238]; -1*[$Vénusz.G238])" office:value-type="float" office:value="34" calcext:value-type="float">
            <text:p>34</text:p>
          </table:table-cell>
          <table:table-cell table:formula="of:=IF([$Vénusz.$E238]=&quot;+&quot;; [$Vénusz.H238]; -1*[$Vénusz.H238])" office:value-type="float" office:value="55.7" calcext:value-type="float">
            <text:p>55,7</text:p>
          </table:table-cell>
          <table:table-cell table:formula="of:=[.$J240]*3600+[.$K240]*60+[.$L240]" office:value-type="float" office:value="33573.08" calcext:value-type="float">
            <text:p>33573,1</text:p>
          </table:table-cell>
          <table:table-cell table:formula="of:=[.$M240]+[.$N240]/60+[.$O240]/3600" office:value-type="float" office:value="16.5821388888889" calcext:value-type="float">
            <text:p>16,582</text:p>
          </table:table-cell>
        </table:table-row>
        <table:table-row table:style-name="ro1">
          <table:table-cell table:formula="of:=DATE(2022;1;1)+ROW([.A241])-3" office:value-type="date" office:date-value="2022-08-27" calcext:value-type="date">
            <text:p>2022-08-27</text:p>
          </table:table-cell>
          <table:table-cell table:formula="of:=[$Mars.B239]" office:value-type="float" office:value="4" calcext:value-type="float">
            <text:p>4</text:p>
          </table:table-cell>
          <table:table-cell table:formula="of:=[$Mars.C239]" office:value-type="float" office:value="7" calcext:value-type="float">
            <text:p>7</text:p>
          </table:table-cell>
          <table:table-cell table:formula="of:=[$Mars.D239]" office:value-type="float" office:value="3.82" calcext:value-type="float">
            <text:p>3,82</text:p>
          </table:table-cell>
          <table:table-cell table:formula="of:=IF([$Mars.$E239]=&quot;+&quot;; [$Mars.F239]; -1*[$Mars.F239])" office:value-type="float" office:value="19" calcext:value-type="float">
            <text:p>19</text:p>
          </table:table-cell>
          <table:table-cell table:formula="of:=IF([$Mars.$E239]=&quot;+&quot;; [$Mars.G239]; -1*[$Mars.G239])" office:value-type="float" office:value="29" calcext:value-type="float">
            <text:p>29</text:p>
          </table:table-cell>
          <table:table-cell table:formula="of:=IF([$Mars.$E239]=&quot;+&quot;; [$Mars.H239]; -1*[$Mars.H239])" office:value-type="float" office:value="25" calcext:value-type="float">
            <text:p>25</text:p>
          </table:table-cell>
          <table:table-cell table:formula="of:=[$Mars.$B239]*3600+[$Mars.$C239]*60+[$Mars.$D239]" office:value-type="float" office:value="14823.82" calcext:value-type="float">
            <text:p>14823,8</text:p>
          </table:table-cell>
          <table:table-cell table:formula="of:=[.$E241]+[.$F241]/60+[.$G241]/3600" office:value-type="float" office:value="19.4902777777778" calcext:value-type="float">
            <text:p>19,490</text:p>
          </table:table-cell>
          <table:table-cell table:formula="of:=[$Vénusz.B239]" office:value-type="float" office:value="9" calcext:value-type="float">
            <text:p>9</text:p>
          </table:table-cell>
          <table:table-cell table:formula="of:=[$Vénusz.C239]" office:value-type="float" office:value="24" calcext:value-type="float">
            <text:p>24</text:p>
          </table:table-cell>
          <table:table-cell table:formula="of:=[$Vénusz.D239]" office:value-type="float" office:value="28.58" calcext:value-type="float">
            <text:p>28,58</text:p>
          </table:table-cell>
          <table:table-cell table:formula="of:=IF([$Vénusz.$E239]=&quot;+&quot;; [$Vénusz.F239]; -1*[$Vénusz.F239])" office:value-type="float" office:value="16" calcext:value-type="float">
            <text:p>16</text:p>
          </table:table-cell>
          <table:table-cell table:formula="of:=IF([$Vénusz.$E239]=&quot;+&quot;; [$Vénusz.G239]; -1*[$Vénusz.G239])" office:value-type="float" office:value="14" calcext:value-type="float">
            <text:p>14</text:p>
          </table:table-cell>
          <table:table-cell table:formula="of:=IF([$Vénusz.$E239]=&quot;+&quot;; [$Vénusz.H239]; -1*[$Vénusz.H239])" office:value-type="float" office:value="0.6" calcext:value-type="float">
            <text:p>0,6</text:p>
          </table:table-cell>
          <table:table-cell table:formula="of:=[.$J241]*3600+[.$K241]*60+[.$L241]" office:value-type="float" office:value="33868.58" calcext:value-type="float">
            <text:p>33868,6</text:p>
          </table:table-cell>
          <table:table-cell table:formula="of:=[.$M241]+[.$N241]/60+[.$O241]/3600" office:value-type="float" office:value="16.2335" calcext:value-type="float">
            <text:p>16,234</text:p>
          </table:table-cell>
        </table:table-row>
        <table:table-row table:style-name="ro1">
          <table:table-cell table:formula="of:=DATE(2022;1;1)+ROW([.A242])-3" office:value-type="date" office:date-value="2022-08-28" calcext:value-type="date">
            <text:p>2022-08-28</text:p>
          </table:table-cell>
          <table:table-cell table:formula="of:=[$Mars.B240]" office:value-type="float" office:value="4" calcext:value-type="float">
            <text:p>4</text:p>
          </table:table-cell>
          <table:table-cell table:formula="of:=[$Mars.C240]" office:value-type="float" office:value="9" calcext:value-type="float">
            <text:p>9</text:p>
          </table:table-cell>
          <table:table-cell table:formula="of:=[$Mars.D240]" office:value-type="float" office:value="22.4" calcext:value-type="float">
            <text:p>22,4</text:p>
          </table:table-cell>
          <table:table-cell table:formula="of:=IF([$Mars.$E240]=&quot;+&quot;; [$Mars.F240]; -1*[$Mars.F240])" office:value-type="float" office:value="19" calcext:value-type="float">
            <text:p>19</text:p>
          </table:table-cell>
          <table:table-cell table:formula="of:=IF([$Mars.$E240]=&quot;+&quot;; [$Mars.G240]; -1*[$Mars.G240])" office:value-type="float" office:value="36" calcext:value-type="float">
            <text:p>36</text:p>
          </table:table-cell>
          <table:table-cell table:formula="of:=IF([$Mars.$E240]=&quot;+&quot;; [$Mars.H240]; -1*[$Mars.H240])" office:value-type="float" office:value="32.3" calcext:value-type="float">
            <text:p>32,3</text:p>
          </table:table-cell>
          <table:table-cell table:formula="of:=[$Mars.$B240]*3600+[$Mars.$C240]*60+[$Mars.$D240]" office:value-type="float" office:value="14962.4" calcext:value-type="float">
            <text:p>14962,4</text:p>
          </table:table-cell>
          <table:table-cell table:formula="of:=[.$E242]+[.$F242]/60+[.$G242]/3600" office:value-type="float" office:value="19.6089722222222" calcext:value-type="float">
            <text:p>19,609</text:p>
          </table:table-cell>
          <table:table-cell table:formula="of:=[$Vénusz.B240]" office:value-type="float" office:value="9" calcext:value-type="float">
            <text:p>9</text:p>
          </table:table-cell>
          <table:table-cell table:formula="of:=[$Vénusz.C240]" office:value-type="float" office:value="29" calcext:value-type="float">
            <text:p>29</text:p>
          </table:table-cell>
          <table:table-cell table:formula="of:=[$Vénusz.D240]" office:value-type="float" office:value="23.12" calcext:value-type="float">
            <text:p>23,12</text:p>
          </table:table-cell>
          <table:table-cell table:formula="of:=IF([$Vénusz.$E240]=&quot;+&quot;; [$Vénusz.F240]; -1*[$Vénusz.F240])" office:value-type="float" office:value="15" calcext:value-type="float">
            <text:p>15</text:p>
          </table:table-cell>
          <table:table-cell table:formula="of:=IF([$Vénusz.$E240]=&quot;+&quot;; [$Vénusz.G240]; -1*[$Vénusz.G240])" office:value-type="float" office:value="52" calcext:value-type="float">
            <text:p>52</text:p>
          </table:table-cell>
          <table:table-cell table:formula="of:=IF([$Vénusz.$E240]=&quot;+&quot;; [$Vénusz.H240]; -1*[$Vénusz.H240])" office:value-type="float" office:value="38.1" calcext:value-type="float">
            <text:p>38,1</text:p>
          </table:table-cell>
          <table:table-cell table:formula="of:=[.$J242]*3600+[.$K242]*60+[.$L242]" office:value-type="float" office:value="34163.12" calcext:value-type="float">
            <text:p>34163,1</text:p>
          </table:table-cell>
          <table:table-cell table:formula="of:=[.$M242]+[.$N242]/60+[.$O242]/3600" office:value-type="float" office:value="15.87725" calcext:value-type="float">
            <text:p>15,877</text:p>
          </table:table-cell>
        </table:table-row>
        <table:table-row table:style-name="ro1">
          <table:table-cell table:formula="of:=DATE(2022;1;1)+ROW([.A243])-3" office:value-type="date" office:date-value="2022-08-29" calcext:value-type="date">
            <text:p>2022-08-29</text:p>
          </table:table-cell>
          <table:table-cell table:formula="of:=[$Mars.B241]" office:value-type="float" office:value="4" calcext:value-type="float">
            <text:p>4</text:p>
          </table:table-cell>
          <table:table-cell table:formula="of:=[$Mars.C241]" office:value-type="float" office:value="11" calcext:value-type="float">
            <text:p>11</text:p>
          </table:table-cell>
          <table:table-cell table:formula="of:=[$Mars.D241]" office:value-type="float" office:value="40.08" calcext:value-type="float">
            <text:p>40,08</text:p>
          </table:table-cell>
          <table:table-cell table:formula="of:=IF([$Mars.$E241]=&quot;+&quot;; [$Mars.F241]; -1*[$Mars.F241])" office:value-type="float" office:value="19" calcext:value-type="float">
            <text:p>19</text:p>
          </table:table-cell>
          <table:table-cell table:formula="of:=IF([$Mars.$E241]=&quot;+&quot;; [$Mars.G241]; -1*[$Mars.G241])" office:value-type="float" office:value="43" calcext:value-type="float">
            <text:p>43</text:p>
          </table:table-cell>
          <table:table-cell table:formula="of:=IF([$Mars.$E241]=&quot;+&quot;; [$Mars.H241]; -1*[$Mars.H241])" office:value-type="float" office:value="30.7" calcext:value-type="float">
            <text:p>30,7</text:p>
          </table:table-cell>
          <table:table-cell table:formula="of:=[$Mars.$B241]*3600+[$Mars.$C241]*60+[$Mars.$D241]" office:value-type="float" office:value="15100.08" calcext:value-type="float">
            <text:p>15100,1</text:p>
          </table:table-cell>
          <table:table-cell table:formula="of:=[.$E243]+[.$F243]/60+[.$G243]/3600" office:value-type="float" office:value="19.7251944444444" calcext:value-type="float">
            <text:p>19,725</text:p>
          </table:table-cell>
          <table:table-cell table:formula="of:=[$Vénusz.B241]" office:value-type="float" office:value="9" calcext:value-type="float">
            <text:p>9</text:p>
          </table:table-cell>
          <table:table-cell table:formula="of:=[$Vénusz.C241]" office:value-type="float" office:value="34" calcext:value-type="float">
            <text:p>34</text:p>
          </table:table-cell>
          <table:table-cell table:formula="of:=[$Vénusz.D241]" office:value-type="float" office:value="16.71" calcext:value-type="float">
            <text:p>16,71</text:p>
          </table:table-cell>
          <table:table-cell table:formula="of:=IF([$Vénusz.$E241]=&quot;+&quot;; [$Vénusz.F241]; -1*[$Vénusz.F241])" office:value-type="float" office:value="15" calcext:value-type="float">
            <text:p>15</text:p>
          </table:table-cell>
          <table:table-cell table:formula="of:=IF([$Vénusz.$E241]=&quot;+&quot;; [$Vénusz.G241]; -1*[$Vénusz.G241])" office:value-type="float" office:value="30" calcext:value-type="float">
            <text:p>30</text:p>
          </table:table-cell>
          <table:table-cell table:formula="of:=IF([$Vénusz.$E241]=&quot;+&quot;; [$Vénusz.H241]; -1*[$Vénusz.H241])" office:value-type="float" office:value="48.7" calcext:value-type="float">
            <text:p>48,7</text:p>
          </table:table-cell>
          <table:table-cell table:formula="of:=[.$J243]*3600+[.$K243]*60+[.$L243]" office:value-type="float" office:value="34456.71" calcext:value-type="float">
            <text:p>34456,7</text:p>
          </table:table-cell>
          <table:table-cell table:formula="of:=[.$M243]+[.$N243]/60+[.$O243]/3600" office:value-type="float" office:value="15.5135277777778" calcext:value-type="float">
            <text:p>15,514</text:p>
          </table:table-cell>
        </table:table-row>
        <table:table-row table:style-name="ro1">
          <table:table-cell table:formula="of:=DATE(2022;1;1)+ROW([.A244])-3" office:value-type="date" office:date-value="2022-08-30" calcext:value-type="date">
            <text:p>2022-08-30</text:p>
          </table:table-cell>
          <table:table-cell table:formula="of:=[$Mars.B242]" office:value-type="float" office:value="4" calcext:value-type="float">
            <text:p>4</text:p>
          </table:table-cell>
          <table:table-cell table:formula="of:=[$Mars.C242]" office:value-type="float" office:value="13" calcext:value-type="float">
            <text:p>13</text:p>
          </table:table-cell>
          <table:table-cell table:formula="of:=[$Mars.D242]" office:value-type="float" office:value="56.83" calcext:value-type="float">
            <text:p>56,83</text:p>
          </table:table-cell>
          <table:table-cell table:formula="of:=IF([$Mars.$E242]=&quot;+&quot;; [$Mars.F242]; -1*[$Mars.F242])" office:value-type="float" office:value="19" calcext:value-type="float">
            <text:p>19</text:p>
          </table:table-cell>
          <table:table-cell table:formula="of:=IF([$Mars.$E242]=&quot;+&quot;; [$Mars.G242]; -1*[$Mars.G242])" office:value-type="float" office:value="50" calcext:value-type="float">
            <text:p>50</text:p>
          </table:table-cell>
          <table:table-cell table:formula="of:=IF([$Mars.$E242]=&quot;+&quot;; [$Mars.H242]; -1*[$Mars.H242])" office:value-type="float" office:value="20.3" calcext:value-type="float">
            <text:p>20,3</text:p>
          </table:table-cell>
          <table:table-cell table:formula="of:=[$Mars.$B242]*3600+[$Mars.$C242]*60+[$Mars.$D242]" office:value-type="float" office:value="15236.83" calcext:value-type="float">
            <text:p>15236,8</text:p>
          </table:table-cell>
          <table:table-cell table:formula="of:=[.$E244]+[.$F244]/60+[.$G244]/3600" office:value-type="float" office:value="19.8389722222222" calcext:value-type="float">
            <text:p>19,839</text:p>
          </table:table-cell>
          <table:table-cell table:formula="of:=[$Vénusz.B242]" office:value-type="float" office:value="9" calcext:value-type="float">
            <text:p>9</text:p>
          </table:table-cell>
          <table:table-cell table:formula="of:=[$Vénusz.C242]" office:value-type="float" office:value="39" calcext:value-type="float">
            <text:p>39</text:p>
          </table:table-cell>
          <table:table-cell table:formula="of:=[$Vénusz.D242]" office:value-type="float" office:value="9.35" calcext:value-type="float">
            <text:p>9,35</text:p>
          </table:table-cell>
          <table:table-cell table:formula="of:=IF([$Vénusz.$E242]=&quot;+&quot;; [$Vénusz.F242]; -1*[$Vénusz.F242])" office:value-type="float" office:value="15" calcext:value-type="float">
            <text:p>15</text:p>
          </table:table-cell>
          <table:table-cell table:formula="of:=IF([$Vénusz.$E242]=&quot;+&quot;; [$Vénusz.G242]; -1*[$Vénusz.G242])" office:value-type="float" office:value="8" calcext:value-type="float">
            <text:p>8</text:p>
          </table:table-cell>
          <table:table-cell table:formula="of:=IF([$Vénusz.$E242]=&quot;+&quot;; [$Vénusz.H242]; -1*[$Vénusz.H242])" office:value-type="float" office:value="33.3" calcext:value-type="float">
            <text:p>33,3</text:p>
          </table:table-cell>
          <table:table-cell table:formula="of:=[.$J244]*3600+[.$K244]*60+[.$L244]" office:value-type="float" office:value="34749.35" calcext:value-type="float">
            <text:p>34749,4</text:p>
          </table:table-cell>
          <table:table-cell table:formula="of:=[.$M244]+[.$N244]/60+[.$O244]/3600" office:value-type="float" office:value="15.1425833333333" calcext:value-type="float">
            <text:p>15,143</text:p>
          </table:table-cell>
        </table:table-row>
        <table:table-row table:style-name="ro1">
          <table:table-cell table:formula="of:=DATE(2022;1;1)+ROW([.A245])-3" office:value-type="date" office:date-value="2022-08-31" calcext:value-type="date">
            <text:p>2022-08-31</text:p>
          </table:table-cell>
          <table:table-cell table:formula="of:=[$Mars.B243]" office:value-type="float" office:value="4" calcext:value-type="float">
            <text:p>4</text:p>
          </table:table-cell>
          <table:table-cell table:formula="of:=[$Mars.C243]" office:value-type="float" office:value="16" calcext:value-type="float">
            <text:p>16</text:p>
          </table:table-cell>
          <table:table-cell table:formula="of:=[$Mars.D243]" office:value-type="float" office:value="12.63" calcext:value-type="float">
            <text:p>12,63</text:p>
          </table:table-cell>
          <table:table-cell table:formula="of:=IF([$Mars.$E243]=&quot;+&quot;; [$Mars.F243]; -1*[$Mars.F243])" office:value-type="float" office:value="19" calcext:value-type="float">
            <text:p>19</text:p>
          </table:table-cell>
          <table:table-cell table:formula="of:=IF([$Mars.$E243]=&quot;+&quot;; [$Mars.G243]; -1*[$Mars.G243])" office:value-type="float" office:value="57" calcext:value-type="float">
            <text:p>57</text:p>
          </table:table-cell>
          <table:table-cell table:formula="of:=IF([$Mars.$E243]=&quot;+&quot;; [$Mars.H243]; -1*[$Mars.H243])" office:value-type="float" office:value="1.2" calcext:value-type="float">
            <text:p>1,2</text:p>
          </table:table-cell>
          <table:table-cell table:formula="of:=[$Mars.$B243]*3600+[$Mars.$C243]*60+[$Mars.$D243]" office:value-type="float" office:value="15372.63" calcext:value-type="float">
            <text:p>15372,6</text:p>
          </table:table-cell>
          <table:table-cell table:formula="of:=[.$E245]+[.$F245]/60+[.$G245]/3600" office:value-type="float" office:value="19.9503333333333" calcext:value-type="float">
            <text:p>19,950</text:p>
          </table:table-cell>
          <table:table-cell table:formula="of:=[$Vénusz.B243]" office:value-type="float" office:value="9" calcext:value-type="float">
            <text:p>9</text:p>
          </table:table-cell>
          <table:table-cell table:formula="of:=[$Vénusz.C243]" office:value-type="float" office:value="44" calcext:value-type="float">
            <text:p>44</text:p>
          </table:table-cell>
          <table:table-cell table:formula="of:=[$Vénusz.D243]" office:value-type="float" office:value="1.03" calcext:value-type="float">
            <text:p>1,03</text:p>
          </table:table-cell>
          <table:table-cell table:formula="of:=IF([$Vénusz.$E243]=&quot;+&quot;; [$Vénusz.F243]; -1*[$Vénusz.F243])" office:value-type="float" office:value="14" calcext:value-type="float">
            <text:p>14</text:p>
          </table:table-cell>
          <table:table-cell table:formula="of:=IF([$Vénusz.$E243]=&quot;+&quot;; [$Vénusz.G243]; -1*[$Vénusz.G243])" office:value-type="float" office:value="45" calcext:value-type="float">
            <text:p>45</text:p>
          </table:table-cell>
          <table:table-cell table:formula="of:=IF([$Vénusz.$E243]=&quot;+&quot;; [$Vénusz.H243]; -1*[$Vénusz.H243])" office:value-type="float" office:value="52.4" calcext:value-type="float">
            <text:p>52,4</text:p>
          </table:table-cell>
          <table:table-cell table:formula="of:=[.$J245]*3600+[.$K245]*60+[.$L245]" office:value-type="float" office:value="35041.03" calcext:value-type="float">
            <text:p>35041,0</text:p>
          </table:table-cell>
          <table:table-cell table:formula="of:=[.$M245]+[.$N245]/60+[.$O245]/3600" office:value-type="float" office:value="14.7645555555556" calcext:value-type="float">
            <text:p>14,765</text:p>
          </table:table-cell>
        </table:table-row>
        <table:table-row table:style-name="ro1">
          <table:table-cell table:formula="of:=DATE(2022;1;1)+ROW([.A246])-3" office:value-type="date" office:date-value="2022-09-01" calcext:value-type="date">
            <text:p>2022-09-01</text:p>
          </table:table-cell>
          <table:table-cell table:formula="of:=[$Mars.B244]" office:value-type="float" office:value="4" calcext:value-type="float">
            <text:p>4</text:p>
          </table:table-cell>
          <table:table-cell table:formula="of:=[$Mars.C244]" office:value-type="float" office:value="18" calcext:value-type="float">
            <text:p>18</text:p>
          </table:table-cell>
          <table:table-cell table:formula="of:=[$Mars.D244]" office:value-type="float" office:value="27.45" calcext:value-type="float">
            <text:p>27,45</text:p>
          </table:table-cell>
          <table:table-cell table:formula="of:=IF([$Mars.$E244]=&quot;+&quot;; [$Mars.F244]; -1*[$Mars.F244])" office:value-type="float" office:value="20" calcext:value-type="float">
            <text:p>20</text:p>
          </table:table-cell>
          <table:table-cell table:formula="of:=IF([$Mars.$E244]=&quot;+&quot;; [$Mars.G244]; -1*[$Mars.G244])" office:value-type="float" office:value="3" calcext:value-type="float">
            <text:p>3</text:p>
          </table:table-cell>
          <table:table-cell table:formula="of:=IF([$Mars.$E244]=&quot;+&quot;; [$Mars.H244]; -1*[$Mars.H244])" office:value-type="float" office:value="33.5" calcext:value-type="float">
            <text:p>33,5</text:p>
          </table:table-cell>
          <table:table-cell table:formula="of:=[$Mars.$B244]*3600+[$Mars.$C244]*60+[$Mars.$D244]" office:value-type="float" office:value="15507.45" calcext:value-type="float">
            <text:p>15507,5</text:p>
          </table:table-cell>
          <table:table-cell table:formula="of:=[.$E246]+[.$F246]/60+[.$G246]/3600" office:value-type="float" office:value="20.0593055555556" calcext:value-type="float">
            <text:p>20,059</text:p>
          </table:table-cell>
          <table:table-cell table:formula="of:=[$Vénusz.B244]" office:value-type="float" office:value="9" calcext:value-type="float">
            <text:p>9</text:p>
          </table:table-cell>
          <table:table-cell table:formula="of:=[$Vénusz.C244]" office:value-type="float" office:value="48" calcext:value-type="float">
            <text:p>48</text:p>
          </table:table-cell>
          <table:table-cell table:formula="of:=[$Vénusz.D244]" office:value-type="float" office:value="51.78" calcext:value-type="float">
            <text:p>51,78</text:p>
          </table:table-cell>
          <table:table-cell table:formula="of:=IF([$Vénusz.$E244]=&quot;+&quot;; [$Vénusz.F244]; -1*[$Vénusz.F244])" office:value-type="float" office:value="14" calcext:value-type="float">
            <text:p>14</text:p>
          </table:table-cell>
          <table:table-cell table:formula="of:=IF([$Vénusz.$E244]=&quot;+&quot;; [$Vénusz.G244]; -1*[$Vénusz.G244])" office:value-type="float" office:value="22" calcext:value-type="float">
            <text:p>22</text:p>
          </table:table-cell>
          <table:table-cell table:formula="of:=IF([$Vénusz.$E244]=&quot;+&quot;; [$Vénusz.H244]; -1*[$Vénusz.H244])" office:value-type="float" office:value="46.7" calcext:value-type="float">
            <text:p>46,7</text:p>
          </table:table-cell>
          <table:table-cell table:formula="of:=[.$J246]*3600+[.$K246]*60+[.$L246]" office:value-type="float" office:value="35331.78" calcext:value-type="float">
            <text:p>35331,8</text:p>
          </table:table-cell>
          <table:table-cell table:formula="of:=[.$M246]+[.$N246]/60+[.$O246]/3600" office:value-type="float" office:value="14.3796388888889" calcext:value-type="float">
            <text:p>14,380</text:p>
          </table:table-cell>
        </table:table-row>
        <table:table-row table:style-name="ro1">
          <table:table-cell table:formula="of:=DATE(2022;1;1)+ROW([.A247])-3" office:value-type="date" office:date-value="2022-09-02" calcext:value-type="date">
            <text:p>2022-09-02</text:p>
          </table:table-cell>
          <table:table-cell table:formula="of:=[$Mars.B245]" office:value-type="float" office:value="4" calcext:value-type="float">
            <text:p>4</text:p>
          </table:table-cell>
          <table:table-cell table:formula="of:=[$Mars.C245]" office:value-type="float" office:value="20" calcext:value-type="float">
            <text:p>20</text:p>
          </table:table-cell>
          <table:table-cell table:formula="of:=[$Mars.D245]" office:value-type="float" office:value="41.27" calcext:value-type="float">
            <text:p>41,27</text:p>
          </table:table-cell>
          <table:table-cell table:formula="of:=IF([$Mars.$E245]=&quot;+&quot;; [$Mars.F245]; -1*[$Mars.F245])" office:value-type="float" office:value="20" calcext:value-type="float">
            <text:p>20</text:p>
          </table:table-cell>
          <table:table-cell table:formula="of:=IF([$Mars.$E245]=&quot;+&quot;; [$Mars.G245]; -1*[$Mars.G245])" office:value-type="float" office:value="9" calcext:value-type="float">
            <text:p>9</text:p>
          </table:table-cell>
          <table:table-cell table:formula="of:=IF([$Mars.$E245]=&quot;+&quot;; [$Mars.H245]; -1*[$Mars.H245])" office:value-type="float" office:value="57.4" calcext:value-type="float">
            <text:p>57,4</text:p>
          </table:table-cell>
          <table:table-cell table:formula="of:=[$Mars.$B245]*3600+[$Mars.$C245]*60+[$Mars.$D245]" office:value-type="float" office:value="15641.27" calcext:value-type="float">
            <text:p>15641,3</text:p>
          </table:table-cell>
          <table:table-cell table:formula="of:=[.$E247]+[.$F247]/60+[.$G247]/3600" office:value-type="float" office:value="20.1659444444444" calcext:value-type="float">
            <text:p>20,166</text:p>
          </table:table-cell>
          <table:table-cell table:formula="of:=[$Vénusz.B245]" office:value-type="float" office:value="9" calcext:value-type="float">
            <text:p>9</text:p>
          </table:table-cell>
          <table:table-cell table:formula="of:=[$Vénusz.C245]" office:value-type="float" office:value="53" calcext:value-type="float">
            <text:p>53</text:p>
          </table:table-cell>
          <table:table-cell table:formula="of:=[$Vénusz.D245]" office:value-type="float" office:value="41.6" calcext:value-type="float">
            <text:p>41,6</text:p>
          </table:table-cell>
          <table:table-cell table:formula="of:=IF([$Vénusz.$E245]=&quot;+&quot;; [$Vénusz.F245]; -1*[$Vénusz.F245])" office:value-type="float" office:value="13" calcext:value-type="float">
            <text:p>13</text:p>
          </table:table-cell>
          <table:table-cell table:formula="of:=IF([$Vénusz.$E245]=&quot;+&quot;; [$Vénusz.G245]; -1*[$Vénusz.G245])" office:value-type="float" office:value="59" calcext:value-type="float">
            <text:p>59</text:p>
          </table:table-cell>
          <table:table-cell table:formula="of:=IF([$Vénusz.$E245]=&quot;+&quot;; [$Vénusz.H245]; -1*[$Vénusz.H245])" office:value-type="float" office:value="16.9" calcext:value-type="float">
            <text:p>16,9</text:p>
          </table:table-cell>
          <table:table-cell table:formula="of:=[.$J247]*3600+[.$K247]*60+[.$L247]" office:value-type="float" office:value="35621.6" calcext:value-type="float">
            <text:p>35621,6</text:p>
          </table:table-cell>
          <table:table-cell table:formula="of:=[.$M247]+[.$N247]/60+[.$O247]/3600" office:value-type="float" office:value="13.9880277777778" calcext:value-type="float">
            <text:p>13,988</text:p>
          </table:table-cell>
        </table:table-row>
        <table:table-row table:style-name="ro1">
          <table:table-cell table:formula="of:=DATE(2022;1;1)+ROW([.A248])-3" office:value-type="date" office:date-value="2022-09-03" calcext:value-type="date">
            <text:p>2022-09-03</text:p>
          </table:table-cell>
          <table:table-cell table:formula="of:=[$Mars.B246]" office:value-type="float" office:value="4" calcext:value-type="float">
            <text:p>4</text:p>
          </table:table-cell>
          <table:table-cell table:formula="of:=[$Mars.C246]" office:value-type="float" office:value="22" calcext:value-type="float">
            <text:p>22</text:p>
          </table:table-cell>
          <table:table-cell table:formula="of:=[$Mars.D246]" office:value-type="float" office:value="54.06" calcext:value-type="float">
            <text:p>54,06</text:p>
          </table:table-cell>
          <table:table-cell table:formula="of:=IF([$Mars.$E246]=&quot;+&quot;; [$Mars.F246]; -1*[$Mars.F246])" office:value-type="float" office:value="20" calcext:value-type="float">
            <text:p>20</text:p>
          </table:table-cell>
          <table:table-cell table:formula="of:=IF([$Mars.$E246]=&quot;+&quot;; [$Mars.G246]; -1*[$Mars.G246])" office:value-type="float" office:value="16" calcext:value-type="float">
            <text:p>16</text:p>
          </table:table-cell>
          <table:table-cell table:formula="of:=IF([$Mars.$E246]=&quot;+&quot;; [$Mars.H246]; -1*[$Mars.H246])" office:value-type="float" office:value="12.9" calcext:value-type="float">
            <text:p>12,9</text:p>
          </table:table-cell>
          <table:table-cell table:formula="of:=[$Mars.$B246]*3600+[$Mars.$C246]*60+[$Mars.$D246]" office:value-type="float" office:value="15774.06" calcext:value-type="float">
            <text:p>15774,1</text:p>
          </table:table-cell>
          <table:table-cell table:formula="of:=[.$E248]+[.$F248]/60+[.$G248]/3600" office:value-type="float" office:value="20.27025" calcext:value-type="float">
            <text:p>20,270</text:p>
          </table:table-cell>
          <table:table-cell table:formula="of:=[$Vénusz.B246]" office:value-type="float" office:value="9" calcext:value-type="float">
            <text:p>9</text:p>
          </table:table-cell>
          <table:table-cell table:formula="of:=[$Vénusz.C246]" office:value-type="float" office:value="58" calcext:value-type="float">
            <text:p>58</text:p>
          </table:table-cell>
          <table:table-cell table:formula="of:=[$Vénusz.D246]" office:value-type="float" office:value="30.49" calcext:value-type="float">
            <text:p>30,49</text:p>
          </table:table-cell>
          <table:table-cell table:formula="of:=IF([$Vénusz.$E246]=&quot;+&quot;; [$Vénusz.F246]; -1*[$Vénusz.F246])" office:value-type="float" office:value="13" calcext:value-type="float">
            <text:p>13</text:p>
          </table:table-cell>
          <table:table-cell table:formula="of:=IF([$Vénusz.$E246]=&quot;+&quot;; [$Vénusz.G246]; -1*[$Vénusz.G246])" office:value-type="float" office:value="35" calcext:value-type="float">
            <text:p>35</text:p>
          </table:table-cell>
          <table:table-cell table:formula="of:=IF([$Vénusz.$E246]=&quot;+&quot;; [$Vénusz.H246]; -1*[$Vénusz.H246])" office:value-type="float" office:value="23.8" calcext:value-type="float">
            <text:p>23,8</text:p>
          </table:table-cell>
          <table:table-cell table:formula="of:=[.$J248]*3600+[.$K248]*60+[.$L248]" office:value-type="float" office:value="35910.49" calcext:value-type="float">
            <text:p>35910,5</text:p>
          </table:table-cell>
          <table:table-cell table:formula="of:=[.$M248]+[.$N248]/60+[.$O248]/3600" office:value-type="float" office:value="13.5899444444444" calcext:value-type="float">
            <text:p>13,590</text:p>
          </table:table-cell>
        </table:table-row>
        <table:table-row table:style-name="ro1">
          <table:table-cell table:formula="of:=DATE(2022;1;1)+ROW([.A249])-3" office:value-type="date" office:date-value="2022-09-04" calcext:value-type="date">
            <text:p>2022-09-04</text:p>
          </table:table-cell>
          <table:table-cell table:formula="of:=[$Mars.B247]" office:value-type="float" office:value="4" calcext:value-type="float">
            <text:p>4</text:p>
          </table:table-cell>
          <table:table-cell table:formula="of:=[$Mars.C247]" office:value-type="float" office:value="25" calcext:value-type="float">
            <text:p>25</text:p>
          </table:table-cell>
          <table:table-cell table:formula="of:=[$Mars.D247]" office:value-type="float" office:value="5.8" calcext:value-type="float">
            <text:p>5,8</text:p>
          </table:table-cell>
          <table:table-cell table:formula="of:=IF([$Mars.$E247]=&quot;+&quot;; [$Mars.F247]; -1*[$Mars.F247])" office:value-type="float" office:value="20" calcext:value-type="float">
            <text:p>20</text:p>
          </table:table-cell>
          <table:table-cell table:formula="of:=IF([$Mars.$E247]=&quot;+&quot;; [$Mars.G247]; -1*[$Mars.G247])" office:value-type="float" office:value="22" calcext:value-type="float">
            <text:p>22</text:p>
          </table:table-cell>
          <table:table-cell table:formula="of:=IF([$Mars.$E247]=&quot;+&quot;; [$Mars.H247]; -1*[$Mars.H247])" office:value-type="float" office:value="20.1" calcext:value-type="float">
            <text:p>20,1</text:p>
          </table:table-cell>
          <table:table-cell table:formula="of:=[$Mars.$B247]*3600+[$Mars.$C247]*60+[$Mars.$D247]" office:value-type="float" office:value="15905.8" calcext:value-type="float">
            <text:p>15905,8</text:p>
          </table:table-cell>
          <table:table-cell table:formula="of:=[.$E249]+[.$F249]/60+[.$G249]/3600" office:value-type="float" office:value="20.37225" calcext:value-type="float">
            <text:p>20,372</text:p>
          </table:table-cell>
          <table:table-cell table:formula="of:=[$Vénusz.B247]" office:value-type="float" office:value="10" calcext:value-type="float">
            <text:p>10</text:p>
          </table:table-cell>
          <table:table-cell table:formula="of:=[$Vénusz.C247]" office:value-type="float" office:value="3" calcext:value-type="float">
            <text:p>3</text:p>
          </table:table-cell>
          <table:table-cell table:formula="of:=[$Vénusz.D247]" office:value-type="float" office:value="18.49" calcext:value-type="float">
            <text:p>18,49</text:p>
          </table:table-cell>
          <table:table-cell table:formula="of:=IF([$Vénusz.$E247]=&quot;+&quot;; [$Vénusz.F247]; -1*[$Vénusz.F247])" office:value-type="float" office:value="13" calcext:value-type="float">
            <text:p>13</text:p>
          </table:table-cell>
          <table:table-cell table:formula="of:=IF([$Vénusz.$E247]=&quot;+&quot;; [$Vénusz.G247]; -1*[$Vénusz.G247])" office:value-type="float" office:value="11" calcext:value-type="float">
            <text:p>11</text:p>
          </table:table-cell>
          <table:table-cell table:formula="of:=IF([$Vénusz.$E247]=&quot;+&quot;; [$Vénusz.H247]; -1*[$Vénusz.H247])" office:value-type="float" office:value="8" calcext:value-type="float">
            <text:p>8</text:p>
          </table:table-cell>
          <table:table-cell table:formula="of:=[.$J249]*3600+[.$K249]*60+[.$L249]" office:value-type="float" office:value="36198.49" calcext:value-type="float">
            <text:p>36198,5</text:p>
          </table:table-cell>
          <table:table-cell table:formula="of:=[.$M249]+[.$N249]/60+[.$O249]/3600" office:value-type="float" office:value="13.1855555555556" calcext:value-type="float">
            <text:p>13,186</text:p>
          </table:table-cell>
        </table:table-row>
        <table:table-row table:style-name="ro1">
          <table:table-cell table:formula="of:=DATE(2022;1;1)+ROW([.A250])-3" office:value-type="date" office:date-value="2022-09-05" calcext:value-type="date">
            <text:p>2022-09-05</text:p>
          </table:table-cell>
          <table:table-cell table:formula="of:=[$Mars.B248]" office:value-type="float" office:value="4" calcext:value-type="float">
            <text:p>4</text:p>
          </table:table-cell>
          <table:table-cell table:formula="of:=[$Mars.C248]" office:value-type="float" office:value="27" calcext:value-type="float">
            <text:p>27</text:p>
          </table:table-cell>
          <table:table-cell table:formula="of:=[$Mars.D248]" office:value-type="float" office:value="16.46" calcext:value-type="float">
            <text:p>16,46</text:p>
          </table:table-cell>
          <table:table-cell table:formula="of:=IF([$Mars.$E248]=&quot;+&quot;; [$Mars.F248]; -1*[$Mars.F248])" office:value-type="float" office:value="20" calcext:value-type="float">
            <text:p>20</text:p>
          </table:table-cell>
          <table:table-cell table:formula="of:=IF([$Mars.$E248]=&quot;+&quot;; [$Mars.G248]; -1*[$Mars.G248])" office:value-type="float" office:value="28" calcext:value-type="float">
            <text:p>28</text:p>
          </table:table-cell>
          <table:table-cell table:formula="of:=IF([$Mars.$E248]=&quot;+&quot;; [$Mars.H248]; -1*[$Mars.H248])" office:value-type="float" office:value="19.2" calcext:value-type="float">
            <text:p>19,2</text:p>
          </table:table-cell>
          <table:table-cell table:formula="of:=[$Mars.$B248]*3600+[$Mars.$C248]*60+[$Mars.$D248]" office:value-type="float" office:value="16036.46" calcext:value-type="float">
            <text:p>16036,5</text:p>
          </table:table-cell>
          <table:table-cell table:formula="of:=[.$E250]+[.$F250]/60+[.$G250]/3600" office:value-type="float" office:value="20.472" calcext:value-type="float">
            <text:p>20,472</text:p>
          </table:table-cell>
          <table:table-cell table:formula="of:=[$Vénusz.B248]" office:value-type="float" office:value="10" calcext:value-type="float">
            <text:p>10</text:p>
          </table:table-cell>
          <table:table-cell table:formula="of:=[$Vénusz.C248]" office:value-type="float" office:value="8" calcext:value-type="float">
            <text:p>8</text:p>
          </table:table-cell>
          <table:table-cell table:formula="of:=[$Vénusz.D248]" office:value-type="float" office:value="5.59" calcext:value-type="float">
            <text:p>5,59</text:p>
          </table:table-cell>
          <table:table-cell table:formula="of:=IF([$Vénusz.$E248]=&quot;+&quot;; [$Vénusz.F248]; -1*[$Vénusz.F248])" office:value-type="float" office:value="12" calcext:value-type="float">
            <text:p>12</text:p>
          </table:table-cell>
          <table:table-cell table:formula="of:=IF([$Vénusz.$E248]=&quot;+&quot;; [$Vénusz.G248]; -1*[$Vénusz.G248])" office:value-type="float" office:value="46" calcext:value-type="float">
            <text:p>46</text:p>
          </table:table-cell>
          <table:table-cell table:formula="of:=IF([$Vénusz.$E248]=&quot;+&quot;; [$Vénusz.H248]; -1*[$Vénusz.H248])" office:value-type="float" office:value="30.1" calcext:value-type="float">
            <text:p>30,1</text:p>
          </table:table-cell>
          <table:table-cell table:formula="of:=[.$J250]*3600+[.$K250]*60+[.$L250]" office:value-type="float" office:value="36485.59" calcext:value-type="float">
            <text:p>36485,6</text:p>
          </table:table-cell>
          <table:table-cell table:formula="of:=[.$M250]+[.$N250]/60+[.$O250]/3600" office:value-type="float" office:value="12.7750277777778" calcext:value-type="float">
            <text:p>12,775</text:p>
          </table:table-cell>
        </table:table-row>
        <table:table-row table:style-name="ro1">
          <table:table-cell table:formula="of:=DATE(2022;1;1)+ROW([.A251])-3" office:value-type="date" office:date-value="2022-09-06" calcext:value-type="date">
            <text:p>2022-09-06</text:p>
          </table:table-cell>
          <table:table-cell table:formula="of:=[$Mars.B249]" office:value-type="float" office:value="4" calcext:value-type="float">
            <text:p>4</text:p>
          </table:table-cell>
          <table:table-cell table:formula="of:=[$Mars.C249]" office:value-type="float" office:value="29" calcext:value-type="float">
            <text:p>29</text:p>
          </table:table-cell>
          <table:table-cell table:formula="of:=[$Mars.D249]" office:value-type="float" office:value="26.01" calcext:value-type="float">
            <text:p>26,01</text:p>
          </table:table-cell>
          <table:table-cell table:formula="of:=IF([$Mars.$E249]=&quot;+&quot;; [$Mars.F249]; -1*[$Mars.F249])" office:value-type="float" office:value="20" calcext:value-type="float">
            <text:p>20</text:p>
          </table:table-cell>
          <table:table-cell table:formula="of:=IF([$Mars.$E249]=&quot;+&quot;; [$Mars.G249]; -1*[$Mars.G249])" office:value-type="float" office:value="34" calcext:value-type="float">
            <text:p>34</text:p>
          </table:table-cell>
          <table:table-cell table:formula="of:=IF([$Mars.$E249]=&quot;+&quot;; [$Mars.H249]; -1*[$Mars.H249])" office:value-type="float" office:value="10.4" calcext:value-type="float">
            <text:p>10,4</text:p>
          </table:table-cell>
          <table:table-cell table:formula="of:=[$Mars.$B249]*3600+[$Mars.$C249]*60+[$Mars.$D249]" office:value-type="float" office:value="16166.01" calcext:value-type="float">
            <text:p>16166,0</text:p>
          </table:table-cell>
          <table:table-cell table:formula="of:=[.$E251]+[.$F251]/60+[.$G251]/3600" office:value-type="float" office:value="20.5695555555556" calcext:value-type="float">
            <text:p>20,570</text:p>
          </table:table-cell>
          <table:table-cell table:formula="of:=[$Vénusz.B249]" office:value-type="float" office:value="10" calcext:value-type="float">
            <text:p>10</text:p>
          </table:table-cell>
          <table:table-cell table:formula="of:=[$Vénusz.C249]" office:value-type="float" office:value="12" calcext:value-type="float">
            <text:p>12</text:p>
          </table:table-cell>
          <table:table-cell table:formula="of:=[$Vénusz.D249]" office:value-type="float" office:value="51.83" calcext:value-type="float">
            <text:p>51,83</text:p>
          </table:table-cell>
          <table:table-cell table:formula="of:=IF([$Vénusz.$E249]=&quot;+&quot;; [$Vénusz.F249]; -1*[$Vénusz.F249])" office:value-type="float" office:value="12" calcext:value-type="float">
            <text:p>12</text:p>
          </table:table-cell>
          <table:table-cell table:formula="of:=IF([$Vénusz.$E249]=&quot;+&quot;; [$Vénusz.G249]; -1*[$Vénusz.G249])" office:value-type="float" office:value="21" calcext:value-type="float">
            <text:p>21</text:p>
          </table:table-cell>
          <table:table-cell table:formula="of:=IF([$Vénusz.$E249]=&quot;+&quot;; [$Vénusz.H249]; -1*[$Vénusz.H249])" office:value-type="float" office:value="30.9" calcext:value-type="float">
            <text:p>30,9</text:p>
          </table:table-cell>
          <table:table-cell table:formula="of:=[.$J251]*3600+[.$K251]*60+[.$L251]" office:value-type="float" office:value="36771.83" calcext:value-type="float">
            <text:p>36771,8</text:p>
          </table:table-cell>
          <table:table-cell table:formula="of:=[.$M251]+[.$N251]/60+[.$O251]/3600" office:value-type="float" office:value="12.3585833333333" calcext:value-type="float">
            <text:p>12,359</text:p>
          </table:table-cell>
        </table:table-row>
        <table:table-row table:style-name="ro1">
          <table:table-cell table:formula="of:=DATE(2022;1;1)+ROW([.A252])-3" office:value-type="date" office:date-value="2022-09-07" calcext:value-type="date">
            <text:p>2022-09-07</text:p>
          </table:table-cell>
          <table:table-cell table:formula="of:=[$Mars.B250]" office:value-type="float" office:value="4" calcext:value-type="float">
            <text:p>4</text:p>
          </table:table-cell>
          <table:table-cell table:formula="of:=[$Mars.C250]" office:value-type="float" office:value="31" calcext:value-type="float">
            <text:p>31</text:p>
          </table:table-cell>
          <table:table-cell table:formula="of:=[$Mars.D250]" office:value-type="float" office:value="34.43" calcext:value-type="float">
            <text:p>34,43</text:p>
          </table:table-cell>
          <table:table-cell table:formula="of:=IF([$Mars.$E250]=&quot;+&quot;; [$Mars.F250]; -1*[$Mars.F250])" office:value-type="float" office:value="20" calcext:value-type="float">
            <text:p>20</text:p>
          </table:table-cell>
          <table:table-cell table:formula="of:=IF([$Mars.$E250]=&quot;+&quot;; [$Mars.G250]; -1*[$Mars.G250])" office:value-type="float" office:value="39" calcext:value-type="float">
            <text:p>39</text:p>
          </table:table-cell>
          <table:table-cell table:formula="of:=IF([$Mars.$E250]=&quot;+&quot;; [$Mars.H250]; -1*[$Mars.H250])" office:value-type="float" office:value="53.7" calcext:value-type="float">
            <text:p>53,7</text:p>
          </table:table-cell>
          <table:table-cell table:formula="of:=[$Mars.$B250]*3600+[$Mars.$C250]*60+[$Mars.$D250]" office:value-type="float" office:value="16294.43" calcext:value-type="float">
            <text:p>16294,4</text:p>
          </table:table-cell>
          <table:table-cell table:formula="of:=[.$E252]+[.$F252]/60+[.$G252]/3600" office:value-type="float" office:value="20.6649166666667" calcext:value-type="float">
            <text:p>20,665</text:p>
          </table:table-cell>
          <table:table-cell table:formula="of:=[$Vénusz.B250]" office:value-type="float" office:value="10" calcext:value-type="float">
            <text:p>10</text:p>
          </table:table-cell>
          <table:table-cell table:formula="of:=[$Vénusz.C250]" office:value-type="float" office:value="17" calcext:value-type="float">
            <text:p>17</text:p>
          </table:table-cell>
          <table:table-cell table:formula="of:=[$Vénusz.D250]" office:value-type="float" office:value="37.22" calcext:value-type="float">
            <text:p>37,22</text:p>
          </table:table-cell>
          <table:table-cell table:formula="of:=IF([$Vénusz.$E250]=&quot;+&quot;; [$Vénusz.F250]; -1*[$Vénusz.F250])" office:value-type="float" office:value="11" calcext:value-type="float">
            <text:p>11</text:p>
          </table:table-cell>
          <table:table-cell table:formula="of:=IF([$Vénusz.$E250]=&quot;+&quot;; [$Vénusz.G250]; -1*[$Vénusz.G250])" office:value-type="float" office:value="56" calcext:value-type="float">
            <text:p>56</text:p>
          </table:table-cell>
          <table:table-cell table:formula="of:=IF([$Vénusz.$E250]=&quot;+&quot;; [$Vénusz.H250]; -1*[$Vénusz.H250])" office:value-type="float" office:value="11.2" calcext:value-type="float">
            <text:p>11,2</text:p>
          </table:table-cell>
          <table:table-cell table:formula="of:=[.$J252]*3600+[.$K252]*60+[.$L252]" office:value-type="float" office:value="37057.22" calcext:value-type="float">
            <text:p>37057,2</text:p>
          </table:table-cell>
          <table:table-cell table:formula="of:=[.$M252]+[.$N252]/60+[.$O252]/3600" office:value-type="float" office:value="11.9364444444444" calcext:value-type="float">
            <text:p>11,936</text:p>
          </table:table-cell>
        </table:table-row>
        <table:table-row table:style-name="ro1">
          <table:table-cell table:formula="of:=DATE(2022;1;1)+ROW([.A253])-3" office:value-type="date" office:date-value="2022-09-08" calcext:value-type="date">
            <text:p>2022-09-08</text:p>
          </table:table-cell>
          <table:table-cell table:formula="of:=[$Mars.B251]" office:value-type="float" office:value="4" calcext:value-type="float">
            <text:p>4</text:p>
          </table:table-cell>
          <table:table-cell table:formula="of:=[$Mars.C251]" office:value-type="float" office:value="33" calcext:value-type="float">
            <text:p>33</text:p>
          </table:table-cell>
          <table:table-cell table:formula="of:=[$Mars.D251]" office:value-type="float" office:value="41.7" calcext:value-type="float">
            <text:p>41,7</text:p>
          </table:table-cell>
          <table:table-cell table:formula="of:=IF([$Mars.$E251]=&quot;+&quot;; [$Mars.F251]; -1*[$Mars.F251])" office:value-type="float" office:value="20" calcext:value-type="float">
            <text:p>20</text:p>
          </table:table-cell>
          <table:table-cell table:formula="of:=IF([$Mars.$E251]=&quot;+&quot;; [$Mars.G251]; -1*[$Mars.G251])" office:value-type="float" office:value="45" calcext:value-type="float">
            <text:p>45</text:p>
          </table:table-cell>
          <table:table-cell table:formula="of:=IF([$Mars.$E251]=&quot;+&quot;; [$Mars.H251]; -1*[$Mars.H251])" office:value-type="float" office:value="29.2" calcext:value-type="float">
            <text:p>29,2</text:p>
          </table:table-cell>
          <table:table-cell table:formula="of:=[$Mars.$B251]*3600+[$Mars.$C251]*60+[$Mars.$D251]" office:value-type="float" office:value="16421.7" calcext:value-type="float">
            <text:p>16421,7</text:p>
          </table:table-cell>
          <table:table-cell table:formula="of:=[.$E253]+[.$F253]/60+[.$G253]/3600" office:value-type="float" office:value="20.7581111111111" calcext:value-type="float">
            <text:p>20,758</text:p>
          </table:table-cell>
          <table:table-cell table:formula="of:=[$Vénusz.B251]" office:value-type="float" office:value="10" calcext:value-type="float">
            <text:p>10</text:p>
          </table:table-cell>
          <table:table-cell table:formula="of:=[$Vénusz.C251]" office:value-type="float" office:value="22" calcext:value-type="float">
            <text:p>22</text:p>
          </table:table-cell>
          <table:table-cell table:formula="of:=[$Vénusz.D251]" office:value-type="float" office:value="21.78" calcext:value-type="float">
            <text:p>21,78</text:p>
          </table:table-cell>
          <table:table-cell table:formula="of:=IF([$Vénusz.$E251]=&quot;+&quot;; [$Vénusz.F251]; -1*[$Vénusz.F251])" office:value-type="float" office:value="11" calcext:value-type="float">
            <text:p>11</text:p>
          </table:table-cell>
          <table:table-cell table:formula="of:=IF([$Vénusz.$E251]=&quot;+&quot;; [$Vénusz.G251]; -1*[$Vénusz.G251])" office:value-type="float" office:value="30" calcext:value-type="float">
            <text:p>30</text:p>
          </table:table-cell>
          <table:table-cell table:formula="of:=IF([$Vénusz.$E251]=&quot;+&quot;; [$Vénusz.H251]; -1*[$Vénusz.H251])" office:value-type="float" office:value="31.4" calcext:value-type="float">
            <text:p>31,4</text:p>
          </table:table-cell>
          <table:table-cell table:formula="of:=[.$J253]*3600+[.$K253]*60+[.$L253]" office:value-type="float" office:value="37341.78" calcext:value-type="float">
            <text:p>37341,8</text:p>
          </table:table-cell>
          <table:table-cell table:formula="of:=[.$M253]+[.$N253]/60+[.$O253]/3600" office:value-type="float" office:value="11.5087222222222" calcext:value-type="float">
            <text:p>11,509</text:p>
          </table:table-cell>
        </table:table-row>
        <table:table-row table:style-name="ro1">
          <table:table-cell table:formula="of:=DATE(2022;1;1)+ROW([.A254])-3" office:value-type="date" office:date-value="2022-09-09" calcext:value-type="date">
            <text:p>2022-09-09</text:p>
          </table:table-cell>
          <table:table-cell table:formula="of:=[$Mars.B252]" office:value-type="float" office:value="4" calcext:value-type="float">
            <text:p>4</text:p>
          </table:table-cell>
          <table:table-cell table:formula="of:=[$Mars.C252]" office:value-type="float" office:value="35" calcext:value-type="float">
            <text:p>35</text:p>
          </table:table-cell>
          <table:table-cell table:formula="of:=[$Mars.D252]" office:value-type="float" office:value="47.78" calcext:value-type="float">
            <text:p>47,78</text:p>
          </table:table-cell>
          <table:table-cell table:formula="of:=IF([$Mars.$E252]=&quot;+&quot;; [$Mars.F252]; -1*[$Mars.F252])" office:value-type="float" office:value="20" calcext:value-type="float">
            <text:p>20</text:p>
          </table:table-cell>
          <table:table-cell table:formula="of:=IF([$Mars.$E252]=&quot;+&quot;; [$Mars.G252]; -1*[$Mars.G252])" office:value-type="float" office:value="50" calcext:value-type="float">
            <text:p>50</text:p>
          </table:table-cell>
          <table:table-cell table:formula="of:=IF([$Mars.$E252]=&quot;+&quot;; [$Mars.H252]; -1*[$Mars.H252])" office:value-type="float" office:value="57.2" calcext:value-type="float">
            <text:p>57,2</text:p>
          </table:table-cell>
          <table:table-cell table:formula="of:=[$Mars.$B252]*3600+[$Mars.$C252]*60+[$Mars.$D252]" office:value-type="float" office:value="16547.78" calcext:value-type="float">
            <text:p>16547,8</text:p>
          </table:table-cell>
          <table:table-cell table:formula="of:=[.$E254]+[.$F254]/60+[.$G254]/3600" office:value-type="float" office:value="20.8492222222222" calcext:value-type="float">
            <text:p>20,849</text:p>
          </table:table-cell>
          <table:table-cell table:formula="of:=[$Vénusz.B252]" office:value-type="float" office:value="10" calcext:value-type="float">
            <text:p>10</text:p>
          </table:table-cell>
          <table:table-cell table:formula="of:=[$Vénusz.C252]" office:value-type="float" office:value="27" calcext:value-type="float">
            <text:p>27</text:p>
          </table:table-cell>
          <table:table-cell table:formula="of:=[$Vénusz.D252]" office:value-type="float" office:value="5.54" calcext:value-type="float">
            <text:p>5,54</text:p>
          </table:table-cell>
          <table:table-cell table:formula="of:=IF([$Vénusz.$E252]=&quot;+&quot;; [$Vénusz.F252]; -1*[$Vénusz.F252])" office:value-type="float" office:value="11" calcext:value-type="float">
            <text:p>11</text:p>
          </table:table-cell>
          <table:table-cell table:formula="of:=IF([$Vénusz.$E252]=&quot;+&quot;; [$Vénusz.G252]; -1*[$Vénusz.G252])" office:value-type="float" office:value="4" calcext:value-type="float">
            <text:p>4</text:p>
          </table:table-cell>
          <table:table-cell table:formula="of:=IF([$Vénusz.$E252]=&quot;+&quot;; [$Vénusz.H252]; -1*[$Vénusz.H252])" office:value-type="float" office:value="32.5" calcext:value-type="float">
            <text:p>32,5</text:p>
          </table:table-cell>
          <table:table-cell table:formula="of:=[.$J254]*3600+[.$K254]*60+[.$L254]" office:value-type="float" office:value="37625.54" calcext:value-type="float">
            <text:p>37625,5</text:p>
          </table:table-cell>
          <table:table-cell table:formula="of:=[.$M254]+[.$N254]/60+[.$O254]/3600" office:value-type="float" office:value="11.0756944444444" calcext:value-type="float">
            <text:p>11,076</text:p>
          </table:table-cell>
        </table:table-row>
        <table:table-row table:style-name="ro1">
          <table:table-cell table:formula="of:=DATE(2022;1;1)+ROW([.A255])-3" office:value-type="date" office:date-value="2022-09-10" calcext:value-type="date">
            <text:p>2022-09-10</text:p>
          </table:table-cell>
          <table:table-cell table:formula="of:=[$Mars.B253]" office:value-type="float" office:value="4" calcext:value-type="float">
            <text:p>4</text:p>
          </table:table-cell>
          <table:table-cell table:formula="of:=[$Mars.C253]" office:value-type="float" office:value="37" calcext:value-type="float">
            <text:p>37</text:p>
          </table:table-cell>
          <table:table-cell table:formula="of:=[$Mars.D253]" office:value-type="float" office:value="52.64" calcext:value-type="float">
            <text:p>52,64</text:p>
          </table:table-cell>
          <table:table-cell table:formula="of:=IF([$Mars.$E253]=&quot;+&quot;; [$Mars.F253]; -1*[$Mars.F253])" office:value-type="float" office:value="20" calcext:value-type="float">
            <text:p>20</text:p>
          </table:table-cell>
          <table:table-cell table:formula="of:=IF([$Mars.$E253]=&quot;+&quot;; [$Mars.G253]; -1*[$Mars.G253])" office:value-type="float" office:value="56" calcext:value-type="float">
            <text:p>56</text:p>
          </table:table-cell>
          <table:table-cell table:formula="of:=IF([$Mars.$E253]=&quot;+&quot;; [$Mars.H253]; -1*[$Mars.H253])" office:value-type="float" office:value="17.7" calcext:value-type="float">
            <text:p>17,7</text:p>
          </table:table-cell>
          <table:table-cell table:formula="of:=[$Mars.$B253]*3600+[$Mars.$C253]*60+[$Mars.$D253]" office:value-type="float" office:value="16672.64" calcext:value-type="float">
            <text:p>16672,6</text:p>
          </table:table-cell>
          <table:table-cell table:formula="of:=[.$E255]+[.$F255]/60+[.$G255]/3600" office:value-type="float" office:value="20.93825" calcext:value-type="float">
            <text:p>20,938</text:p>
          </table:table-cell>
          <table:table-cell table:formula="of:=[$Vénusz.B253]" office:value-type="float" office:value="10" calcext:value-type="float">
            <text:p>10</text:p>
          </table:table-cell>
          <table:table-cell table:formula="of:=[$Vénusz.C253]" office:value-type="float" office:value="31" calcext:value-type="float">
            <text:p>31</text:p>
          </table:table-cell>
          <table:table-cell table:formula="of:=[$Vénusz.D253]" office:value-type="float" office:value="48.53" calcext:value-type="float">
            <text:p>48,53</text:p>
          </table:table-cell>
          <table:table-cell table:formula="of:=IF([$Vénusz.$E253]=&quot;+&quot;; [$Vénusz.F253]; -1*[$Vénusz.F253])" office:value-type="float" office:value="10" calcext:value-type="float">
            <text:p>10</text:p>
          </table:table-cell>
          <table:table-cell table:formula="of:=IF([$Vénusz.$E253]=&quot;+&quot;; [$Vénusz.G253]; -1*[$Vénusz.G253])" office:value-type="float" office:value="38" calcext:value-type="float">
            <text:p>38</text:p>
          </table:table-cell>
          <table:table-cell table:formula="of:=IF([$Vénusz.$E253]=&quot;+&quot;; [$Vénusz.H253]; -1*[$Vénusz.H253])" office:value-type="float" office:value="15" calcext:value-type="float">
            <text:p>15</text:p>
          </table:table-cell>
          <table:table-cell table:formula="of:=[.$J255]*3600+[.$K255]*60+[.$L255]" office:value-type="float" office:value="37908.53" calcext:value-type="float">
            <text:p>37908,5</text:p>
          </table:table-cell>
          <table:table-cell table:formula="of:=[.$M255]+[.$N255]/60+[.$O255]/3600" office:value-type="float" office:value="10.6375" calcext:value-type="float">
            <text:p>10,638</text:p>
          </table:table-cell>
        </table:table-row>
        <table:table-row table:style-name="ro1">
          <table:table-cell table:formula="of:=DATE(2022;1;1)+ROW([.A256])-3" office:value-type="date" office:date-value="2022-09-11" calcext:value-type="date">
            <text:p>2022-09-11</text:p>
          </table:table-cell>
          <table:table-cell table:formula="of:=[$Mars.B254]" office:value-type="float" office:value="4" calcext:value-type="float">
            <text:p>4</text:p>
          </table:table-cell>
          <table:table-cell table:formula="of:=[$Mars.C254]" office:value-type="float" office:value="39" calcext:value-type="float">
            <text:p>39</text:p>
          </table:table-cell>
          <table:table-cell table:formula="of:=[$Mars.D254]" office:value-type="float" office:value="56.25" calcext:value-type="float">
            <text:p>56,25</text:p>
          </table:table-cell>
          <table:table-cell table:formula="of:=IF([$Mars.$E254]=&quot;+&quot;; [$Mars.F254]; -1*[$Mars.F254])" office:value-type="float" office:value="21" calcext:value-type="float">
            <text:p>21</text:p>
          </table:table-cell>
          <table:table-cell table:formula="of:=IF([$Mars.$E254]=&quot;+&quot;; [$Mars.G254]; -1*[$Mars.G254])" office:value-type="float" office:value="1" calcext:value-type="float">
            <text:p>1</text:p>
          </table:table-cell>
          <table:table-cell table:formula="of:=IF([$Mars.$E254]=&quot;+&quot;; [$Mars.H254]; -1*[$Mars.H254])" office:value-type="float" office:value="30.9" calcext:value-type="float">
            <text:p>30,9</text:p>
          </table:table-cell>
          <table:table-cell table:formula="of:=[$Mars.$B254]*3600+[$Mars.$C254]*60+[$Mars.$D254]" office:value-type="float" office:value="16796.25" calcext:value-type="float">
            <text:p>16796,3</text:p>
          </table:table-cell>
          <table:table-cell table:formula="of:=[.$E256]+[.$F256]/60+[.$G256]/3600" office:value-type="float" office:value="21.02525" calcext:value-type="float">
            <text:p>21,025</text:p>
          </table:table-cell>
          <table:table-cell table:formula="of:=[$Vénusz.B254]" office:value-type="float" office:value="10" calcext:value-type="float">
            <text:p>10</text:p>
          </table:table-cell>
          <table:table-cell table:formula="of:=[$Vénusz.C254]" office:value-type="float" office:value="36" calcext:value-type="float">
            <text:p>36</text:p>
          </table:table-cell>
          <table:table-cell table:formula="of:=[$Vénusz.D254]" office:value-type="float" office:value="30.77" calcext:value-type="float">
            <text:p>30,77</text:p>
          </table:table-cell>
          <table:table-cell table:formula="of:=IF([$Vénusz.$E254]=&quot;+&quot;; [$Vénusz.F254]; -1*[$Vénusz.F254])" office:value-type="float" office:value="10" calcext:value-type="float">
            <text:p>10</text:p>
          </table:table-cell>
          <table:table-cell table:formula="of:=IF([$Vénusz.$E254]=&quot;+&quot;; [$Vénusz.G254]; -1*[$Vénusz.G254])" office:value-type="float" office:value="11" calcext:value-type="float">
            <text:p>11</text:p>
          </table:table-cell>
          <table:table-cell table:formula="of:=IF([$Vénusz.$E254]=&quot;+&quot;; [$Vénusz.H254]; -1*[$Vénusz.H254])" office:value-type="float" office:value="39.6" calcext:value-type="float">
            <text:p>39,6</text:p>
          </table:table-cell>
          <table:table-cell table:formula="of:=[.$J256]*3600+[.$K256]*60+[.$L256]" office:value-type="float" office:value="38190.77" calcext:value-type="float">
            <text:p>38190,8</text:p>
          </table:table-cell>
          <table:table-cell table:formula="of:=[.$M256]+[.$N256]/60+[.$O256]/3600" office:value-type="float" office:value="10.1943333333333" calcext:value-type="float">
            <text:p>10,194</text:p>
          </table:table-cell>
        </table:table-row>
        <table:table-row table:style-name="ro1">
          <table:table-cell table:formula="of:=DATE(2022;1;1)+ROW([.A257])-3" office:value-type="date" office:date-value="2022-09-12" calcext:value-type="date">
            <text:p>2022-09-12</text:p>
          </table:table-cell>
          <table:table-cell table:formula="of:=[$Mars.B255]" office:value-type="float" office:value="4" calcext:value-type="float">
            <text:p>4</text:p>
          </table:table-cell>
          <table:table-cell table:formula="of:=[$Mars.C255]" office:value-type="float" office:value="41" calcext:value-type="float">
            <text:p>41</text:p>
          </table:table-cell>
          <table:table-cell table:formula="of:=[$Mars.D255]" office:value-type="float" office:value="58.57" calcext:value-type="float">
            <text:p>58,57</text:p>
          </table:table-cell>
          <table:table-cell table:formula="of:=IF([$Mars.$E255]=&quot;+&quot;; [$Mars.F255]; -1*[$Mars.F255])" office:value-type="float" office:value="21" calcext:value-type="float">
            <text:p>21</text:p>
          </table:table-cell>
          <table:table-cell table:formula="of:=IF([$Mars.$E255]=&quot;+&quot;; [$Mars.G255]; -1*[$Mars.G255])" office:value-type="float" office:value="6" calcext:value-type="float">
            <text:p>6</text:p>
          </table:table-cell>
          <table:table-cell table:formula="of:=IF([$Mars.$E255]=&quot;+&quot;; [$Mars.H255]; -1*[$Mars.H255])" office:value-type="float" office:value="36.9" calcext:value-type="float">
            <text:p>36,9</text:p>
          </table:table-cell>
          <table:table-cell table:formula="of:=[$Mars.$B255]*3600+[$Mars.$C255]*60+[$Mars.$D255]" office:value-type="float" office:value="16918.57" calcext:value-type="float">
            <text:p>16918,6</text:p>
          </table:table-cell>
          <table:table-cell table:formula="of:=[.$E257]+[.$F257]/60+[.$G257]/3600" office:value-type="float" office:value="21.11025" calcext:value-type="float">
            <text:p>21,110</text:p>
          </table:table-cell>
          <table:table-cell table:formula="of:=[$Vénusz.B255]" office:value-type="float" office:value="10" calcext:value-type="float">
            <text:p>10</text:p>
          </table:table-cell>
          <table:table-cell table:formula="of:=[$Vénusz.C255]" office:value-type="float" office:value="41" calcext:value-type="float">
            <text:p>41</text:p>
          </table:table-cell>
          <table:table-cell table:formula="of:=[$Vénusz.D255]" office:value-type="float" office:value="12.29" calcext:value-type="float">
            <text:p>12,29</text:p>
          </table:table-cell>
          <table:table-cell table:formula="of:=IF([$Vénusz.$E255]=&quot;+&quot;; [$Vénusz.F255]; -1*[$Vénusz.F255])" office:value-type="float" office:value="9" calcext:value-type="float">
            <text:p>9</text:p>
          </table:table-cell>
          <table:table-cell table:formula="of:=IF([$Vénusz.$E255]=&quot;+&quot;; [$Vénusz.G255]; -1*[$Vénusz.G255])" office:value-type="float" office:value="44" calcext:value-type="float">
            <text:p>44</text:p>
          </table:table-cell>
          <table:table-cell table:formula="of:=IF([$Vénusz.$E255]=&quot;+&quot;; [$Vénusz.H255]; -1*[$Vénusz.H255])" office:value-type="float" office:value="47.1" calcext:value-type="float">
            <text:p>47,1</text:p>
          </table:table-cell>
          <table:table-cell table:formula="of:=[.$J257]*3600+[.$K257]*60+[.$L257]" office:value-type="float" office:value="38472.29" calcext:value-type="float">
            <text:p>38472,3</text:p>
          </table:table-cell>
          <table:table-cell table:formula="of:=[.$M257]+[.$N257]/60+[.$O257]/3600" office:value-type="float" office:value="9.74641666666667" calcext:value-type="float">
            <text:p>9,746</text:p>
          </table:table-cell>
        </table:table-row>
        <table:table-row table:style-name="ro1">
          <table:table-cell table:formula="of:=DATE(2022;1;1)+ROW([.A258])-3" office:value-type="date" office:date-value="2022-09-13" calcext:value-type="date">
            <text:p>2022-09-13</text:p>
          </table:table-cell>
          <table:table-cell table:formula="of:=[$Mars.B256]" office:value-type="float" office:value="4" calcext:value-type="float">
            <text:p>4</text:p>
          </table:table-cell>
          <table:table-cell table:formula="of:=[$Mars.C256]" office:value-type="float" office:value="43" calcext:value-type="float">
            <text:p>43</text:p>
          </table:table-cell>
          <table:table-cell table:formula="of:=[$Mars.D256]" office:value-type="float" office:value="59.57" calcext:value-type="float">
            <text:p>59,57</text:p>
          </table:table-cell>
          <table:table-cell table:formula="of:=IF([$Mars.$E256]=&quot;+&quot;; [$Mars.F256]; -1*[$Mars.F256])" office:value-type="float" office:value="21" calcext:value-type="float">
            <text:p>21</text:p>
          </table:table-cell>
          <table:table-cell table:formula="of:=IF([$Mars.$E256]=&quot;+&quot;; [$Mars.G256]; -1*[$Mars.G256])" office:value-type="float" office:value="11" calcext:value-type="float">
            <text:p>11</text:p>
          </table:table-cell>
          <table:table-cell table:formula="of:=IF([$Mars.$E256]=&quot;+&quot;; [$Mars.H256]; -1*[$Mars.H256])" office:value-type="float" office:value="35.8" calcext:value-type="float">
            <text:p>35,8</text:p>
          </table:table-cell>
          <table:table-cell table:formula="of:=[$Mars.$B256]*3600+[$Mars.$C256]*60+[$Mars.$D256]" office:value-type="float" office:value="17039.57" calcext:value-type="float">
            <text:p>17039,6</text:p>
          </table:table-cell>
          <table:table-cell table:formula="of:=[.$E258]+[.$F258]/60+[.$G258]/3600" office:value-type="float" office:value="21.1932777777778" calcext:value-type="float">
            <text:p>21,193</text:p>
          </table:table-cell>
          <table:table-cell table:formula="of:=[$Vénusz.B256]" office:value-type="float" office:value="10" calcext:value-type="float">
            <text:p>10</text:p>
          </table:table-cell>
          <table:table-cell table:formula="of:=[$Vénusz.C256]" office:value-type="float" office:value="45" calcext:value-type="float">
            <text:p>45</text:p>
          </table:table-cell>
          <table:table-cell table:formula="of:=[$Vénusz.D256]" office:value-type="float" office:value="53.12" calcext:value-type="float">
            <text:p>53,12</text:p>
          </table:table-cell>
          <table:table-cell table:formula="of:=IF([$Vénusz.$E256]=&quot;+&quot;; [$Vénusz.F256]; -1*[$Vénusz.F256])" office:value-type="float" office:value="9" calcext:value-type="float">
            <text:p>9</text:p>
          </table:table-cell>
          <table:table-cell table:formula="of:=IF([$Vénusz.$E256]=&quot;+&quot;; [$Vénusz.G256]; -1*[$Vénusz.G256])" office:value-type="float" office:value="17" calcext:value-type="float">
            <text:p>17</text:p>
          </table:table-cell>
          <table:table-cell table:formula="of:=IF([$Vénusz.$E256]=&quot;+&quot;; [$Vénusz.H256]; -1*[$Vénusz.H256])" office:value-type="float" office:value="38.1" calcext:value-type="float">
            <text:p>38,1</text:p>
          </table:table-cell>
          <table:table-cell table:formula="of:=[.$J258]*3600+[.$K258]*60+[.$L258]" office:value-type="float" office:value="38753.12" calcext:value-type="float">
            <text:p>38753,1</text:p>
          </table:table-cell>
          <table:table-cell table:formula="of:=[.$M258]+[.$N258]/60+[.$O258]/3600" office:value-type="float" office:value="9.29391666666667" calcext:value-type="float">
            <text:p>9,294</text:p>
          </table:table-cell>
        </table:table-row>
        <table:table-row table:style-name="ro1">
          <table:table-cell table:formula="of:=DATE(2022;1;1)+ROW([.A259])-3" office:value-type="date" office:date-value="2022-09-14" calcext:value-type="date">
            <text:p>2022-09-14</text:p>
          </table:table-cell>
          <table:table-cell table:formula="of:=[$Mars.B257]" office:value-type="float" office:value="4" calcext:value-type="float">
            <text:p>4</text:p>
          </table:table-cell>
          <table:table-cell table:formula="of:=[$Mars.C257]" office:value-type="float" office:value="45" calcext:value-type="float">
            <text:p>45</text:p>
          </table:table-cell>
          <table:table-cell table:formula="of:=[$Mars.D257]" office:value-type="float" office:value="59.2" calcext:value-type="float">
            <text:p>59,2</text:p>
          </table:table-cell>
          <table:table-cell table:formula="of:=IF([$Mars.$E257]=&quot;+&quot;; [$Mars.F257]; -1*[$Mars.F257])" office:value-type="float" office:value="21" calcext:value-type="float">
            <text:p>21</text:p>
          </table:table-cell>
          <table:table-cell table:formula="of:=IF([$Mars.$E257]=&quot;+&quot;; [$Mars.G257]; -1*[$Mars.G257])" office:value-type="float" office:value="16" calcext:value-type="float">
            <text:p>16</text:p>
          </table:table-cell>
          <table:table-cell table:formula="of:=IF([$Mars.$E257]=&quot;+&quot;; [$Mars.H257]; -1*[$Mars.H257])" office:value-type="float" office:value="27.7" calcext:value-type="float">
            <text:p>27,7</text:p>
          </table:table-cell>
          <table:table-cell table:formula="of:=[$Mars.$B257]*3600+[$Mars.$C257]*60+[$Mars.$D257]" office:value-type="float" office:value="17159.2" calcext:value-type="float">
            <text:p>17159,2</text:p>
          </table:table-cell>
          <table:table-cell table:formula="of:=[.$E259]+[.$F259]/60+[.$G259]/3600" office:value-type="float" office:value="21.2743611111111" calcext:value-type="float">
            <text:p>21,274</text:p>
          </table:table-cell>
          <table:table-cell table:formula="of:=[$Vénusz.B257]" office:value-type="float" office:value="10" calcext:value-type="float">
            <text:p>10</text:p>
          </table:table-cell>
          <table:table-cell table:formula="of:=[$Vénusz.C257]" office:value-type="float" office:value="50" calcext:value-type="float">
            <text:p>50</text:p>
          </table:table-cell>
          <table:table-cell table:formula="of:=[$Vénusz.D257]" office:value-type="float" office:value="33.3" calcext:value-type="float">
            <text:p>33,3</text:p>
          </table:table-cell>
          <table:table-cell table:formula="of:=IF([$Vénusz.$E257]=&quot;+&quot;; [$Vénusz.F257]; -1*[$Vénusz.F257])" office:value-type="float" office:value="8" calcext:value-type="float">
            <text:p>8</text:p>
          </table:table-cell>
          <table:table-cell table:formula="of:=IF([$Vénusz.$E257]=&quot;+&quot;; [$Vénusz.G257]; -1*[$Vénusz.G257])" office:value-type="float" office:value="50" calcext:value-type="float">
            <text:p>50</text:p>
          </table:table-cell>
          <table:table-cell table:formula="of:=IF([$Vénusz.$E257]=&quot;+&quot;; [$Vénusz.H257]; -1*[$Vénusz.H257])" office:value-type="float" office:value="13.3" calcext:value-type="float">
            <text:p>13,3</text:p>
          </table:table-cell>
          <table:table-cell table:formula="of:=[.$J259]*3600+[.$K259]*60+[.$L259]" office:value-type="float" office:value="39033.3" calcext:value-type="float">
            <text:p>39033,3</text:p>
          </table:table-cell>
          <table:table-cell table:formula="of:=[.$M259]+[.$N259]/60+[.$O259]/3600" office:value-type="float" office:value="8.83702777777778" calcext:value-type="float">
            <text:p>8,837</text:p>
          </table:table-cell>
        </table:table-row>
        <table:table-row table:style-name="ro1">
          <table:table-cell table:formula="of:=DATE(2022;1;1)+ROW([.A260])-3" office:value-type="date" office:date-value="2022-09-15" calcext:value-type="date">
            <text:p>2022-09-15</text:p>
          </table:table-cell>
          <table:table-cell table:formula="of:=[$Mars.B258]" office:value-type="float" office:value="4" calcext:value-type="float">
            <text:p>4</text:p>
          </table:table-cell>
          <table:table-cell table:formula="of:=[$Mars.C258]" office:value-type="float" office:value="47" calcext:value-type="float">
            <text:p>47</text:p>
          </table:table-cell>
          <table:table-cell table:formula="of:=[$Mars.D258]" office:value-type="float" office:value="57.42" calcext:value-type="float">
            <text:p>57,42</text:p>
          </table:table-cell>
          <table:table-cell table:formula="of:=IF([$Mars.$E258]=&quot;+&quot;; [$Mars.F258]; -1*[$Mars.F258])" office:value-type="float" office:value="21" calcext:value-type="float">
            <text:p>21</text:p>
          </table:table-cell>
          <table:table-cell table:formula="of:=IF([$Mars.$E258]=&quot;+&quot;; [$Mars.G258]; -1*[$Mars.G258])" office:value-type="float" office:value="21" calcext:value-type="float">
            <text:p>21</text:p>
          </table:table-cell>
          <table:table-cell table:formula="of:=IF([$Mars.$E258]=&quot;+&quot;; [$Mars.H258]; -1*[$Mars.H258])" office:value-type="float" office:value="12.8" calcext:value-type="float">
            <text:p>12,8</text:p>
          </table:table-cell>
          <table:table-cell table:formula="of:=[$Mars.$B258]*3600+[$Mars.$C258]*60+[$Mars.$D258]" office:value-type="float" office:value="17277.42" calcext:value-type="float">
            <text:p>17277,4</text:p>
          </table:table-cell>
          <table:table-cell table:formula="of:=[.$E260]+[.$F260]/60+[.$G260]/3600" office:value-type="float" office:value="21.3535555555556" calcext:value-type="float">
            <text:p>21,354</text:p>
          </table:table-cell>
          <table:table-cell table:formula="of:=[$Vénusz.B258]" office:value-type="float" office:value="10" calcext:value-type="float">
            <text:p>10</text:p>
          </table:table-cell>
          <table:table-cell table:formula="of:=[$Vénusz.C258]" office:value-type="float" office:value="55" calcext:value-type="float">
            <text:p>55</text:p>
          </table:table-cell>
          <table:table-cell table:formula="of:=[$Vénusz.D258]" office:value-type="float" office:value="12.84" calcext:value-type="float">
            <text:p>12,84</text:p>
          </table:table-cell>
          <table:table-cell table:formula="of:=IF([$Vénusz.$E258]=&quot;+&quot;; [$Vénusz.F258]; -1*[$Vénusz.F258])" office:value-type="float" office:value="8" calcext:value-type="float">
            <text:p>8</text:p>
          </table:table-cell>
          <table:table-cell table:formula="of:=IF([$Vénusz.$E258]=&quot;+&quot;; [$Vénusz.G258]; -1*[$Vénusz.G258])" office:value-type="float" office:value="22" calcext:value-type="float">
            <text:p>22</text:p>
          </table:table-cell>
          <table:table-cell table:formula="of:=IF([$Vénusz.$E258]=&quot;+&quot;; [$Vénusz.H258]; -1*[$Vénusz.H258])" office:value-type="float" office:value="33.5" calcext:value-type="float">
            <text:p>33,5</text:p>
          </table:table-cell>
          <table:table-cell table:formula="of:=[.$J260]*3600+[.$K260]*60+[.$L260]" office:value-type="float" office:value="39312.84" calcext:value-type="float">
            <text:p>39312,8</text:p>
          </table:table-cell>
          <table:table-cell table:formula="of:=[.$M260]+[.$N260]/60+[.$O260]/3600" office:value-type="float" office:value="8.37597222222222" calcext:value-type="float">
            <text:p>8,376</text:p>
          </table:table-cell>
        </table:table-row>
        <table:table-row table:style-name="ro1">
          <table:table-cell table:formula="of:=DATE(2022;1;1)+ROW([.A261])-3" office:value-type="date" office:date-value="2022-09-16" calcext:value-type="date">
            <text:p>2022-09-16</text:p>
          </table:table-cell>
          <table:table-cell table:formula="of:=[$Mars.B259]" office:value-type="float" office:value="4" calcext:value-type="float">
            <text:p>4</text:p>
          </table:table-cell>
          <table:table-cell table:formula="of:=[$Mars.C259]" office:value-type="float" office:value="49" calcext:value-type="float">
            <text:p>49</text:p>
          </table:table-cell>
          <table:table-cell table:formula="of:=[$Mars.D259]" office:value-type="float" office:value="54.2" calcext:value-type="float">
            <text:p>54,2</text:p>
          </table:table-cell>
          <table:table-cell table:formula="of:=IF([$Mars.$E259]=&quot;+&quot;; [$Mars.F259]; -1*[$Mars.F259])" office:value-type="float" office:value="21" calcext:value-type="float">
            <text:p>21</text:p>
          </table:table-cell>
          <table:table-cell table:formula="of:=IF([$Mars.$E259]=&quot;+&quot;; [$Mars.G259]; -1*[$Mars.G259])" office:value-type="float" office:value="25" calcext:value-type="float">
            <text:p>25</text:p>
          </table:table-cell>
          <table:table-cell table:formula="of:=IF([$Mars.$E259]=&quot;+&quot;; [$Mars.H259]; -1*[$Mars.H259])" office:value-type="float" office:value="51.3" calcext:value-type="float">
            <text:p>51,3</text:p>
          </table:table-cell>
          <table:table-cell table:formula="of:=[$Mars.$B259]*3600+[$Mars.$C259]*60+[$Mars.$D259]" office:value-type="float" office:value="17394.2" calcext:value-type="float">
            <text:p>17394,2</text:p>
          </table:table-cell>
          <table:table-cell table:formula="of:=[.$E261]+[.$F261]/60+[.$G261]/3600" office:value-type="float" office:value="21.4309166666667" calcext:value-type="float">
            <text:p>21,431</text:p>
          </table:table-cell>
          <table:table-cell table:formula="of:=[$Vénusz.B259]" office:value-type="float" office:value="10" calcext:value-type="float">
            <text:p>10</text:p>
          </table:table-cell>
          <table:table-cell table:formula="of:=[$Vénusz.C259]" office:value-type="float" office:value="59" calcext:value-type="float">
            <text:p>59</text:p>
          </table:table-cell>
          <table:table-cell table:formula="of:=[$Vénusz.D259]" office:value-type="float" office:value="51.79" calcext:value-type="float">
            <text:p>51,79</text:p>
          </table:table-cell>
          <table:table-cell table:formula="of:=IF([$Vénusz.$E259]=&quot;+&quot;; [$Vénusz.F259]; -1*[$Vénusz.F259])" office:value-type="float" office:value="7" calcext:value-type="float">
            <text:p>7</text:p>
          </table:table-cell>
          <table:table-cell table:formula="of:=IF([$Vénusz.$E259]=&quot;+&quot;; [$Vénusz.G259]; -1*[$Vénusz.G259])" office:value-type="float" office:value="54" calcext:value-type="float">
            <text:p>54</text:p>
          </table:table-cell>
          <table:table-cell table:formula="of:=IF([$Vénusz.$E259]=&quot;+&quot;; [$Vénusz.H259]; -1*[$Vénusz.H259])" office:value-type="float" office:value="39.3" calcext:value-type="float">
            <text:p>39,3</text:p>
          </table:table-cell>
          <table:table-cell table:formula="of:=[.$J261]*3600+[.$K261]*60+[.$L261]" office:value-type="float" office:value="39591.79" calcext:value-type="float">
            <text:p>39591,8</text:p>
          </table:table-cell>
          <table:table-cell table:formula="of:=[.$M261]+[.$N261]/60+[.$O261]/3600" office:value-type="float" office:value="7.91091666666667" calcext:value-type="float">
            <text:p>7,911</text:p>
          </table:table-cell>
        </table:table-row>
        <table:table-row table:style-name="ro1">
          <table:table-cell table:formula="of:=DATE(2022;1;1)+ROW([.A262])-3" office:value-type="date" office:date-value="2022-09-17" calcext:value-type="date">
            <text:p>2022-09-17</text:p>
          </table:table-cell>
          <table:table-cell table:formula="of:=[$Mars.B260]" office:value-type="float" office:value="4" calcext:value-type="float">
            <text:p>4</text:p>
          </table:table-cell>
          <table:table-cell table:formula="of:=[$Mars.C260]" office:value-type="float" office:value="51" calcext:value-type="float">
            <text:p>51</text:p>
          </table:table-cell>
          <table:table-cell table:formula="of:=[$Mars.D260]" office:value-type="float" office:value="49.48" calcext:value-type="float">
            <text:p>49,48</text:p>
          </table:table-cell>
          <table:table-cell table:formula="of:=IF([$Mars.$E260]=&quot;+&quot;; [$Mars.F260]; -1*[$Mars.F260])" office:value-type="float" office:value="21" calcext:value-type="float">
            <text:p>21</text:p>
          </table:table-cell>
          <table:table-cell table:formula="of:=IF([$Mars.$E260]=&quot;+&quot;; [$Mars.G260]; -1*[$Mars.G260])" office:value-type="float" office:value="30" calcext:value-type="float">
            <text:p>30</text:p>
          </table:table-cell>
          <table:table-cell table:formula="of:=IF([$Mars.$E260]=&quot;+&quot;; [$Mars.H260]; -1*[$Mars.H260])" office:value-type="float" office:value="23.2" calcext:value-type="float">
            <text:p>23,2</text:p>
          </table:table-cell>
          <table:table-cell table:formula="of:=[$Mars.$B260]*3600+[$Mars.$C260]*60+[$Mars.$D260]" office:value-type="float" office:value="17509.48" calcext:value-type="float">
            <text:p>17509,5</text:p>
          </table:table-cell>
          <table:table-cell table:formula="of:=[.$E262]+[.$F262]/60+[.$G262]/3600" office:value-type="float" office:value="21.5064444444444" calcext:value-type="float">
            <text:p>21,506</text:p>
          </table:table-cell>
          <table:table-cell table:formula="of:=[$Vénusz.B260]" office:value-type="float" office:value="11" calcext:value-type="float">
            <text:p>11</text:p>
          </table:table-cell>
          <table:table-cell table:formula="of:=[$Vénusz.C260]" office:value-type="float" office:value="4" calcext:value-type="float">
            <text:p>4</text:p>
          </table:table-cell>
          <table:table-cell table:formula="of:=[$Vénusz.D260]" office:value-type="float" office:value="30.17" calcext:value-type="float">
            <text:p>30,17</text:p>
          </table:table-cell>
          <table:table-cell table:formula="of:=IF([$Vénusz.$E260]=&quot;+&quot;; [$Vénusz.F260]; -1*[$Vénusz.F260])" office:value-type="float" office:value="7" calcext:value-type="float">
            <text:p>7</text:p>
          </table:table-cell>
          <table:table-cell table:formula="of:=IF([$Vénusz.$E260]=&quot;+&quot;; [$Vénusz.G260]; -1*[$Vénusz.G260])" office:value-type="float" office:value="26" calcext:value-type="float">
            <text:p>26</text:p>
          </table:table-cell>
          <table:table-cell table:formula="of:=IF([$Vénusz.$E260]=&quot;+&quot;; [$Vénusz.H260]; -1*[$Vénusz.H260])" office:value-type="float" office:value="31.5" calcext:value-type="float">
            <text:p>31,5</text:p>
          </table:table-cell>
          <table:table-cell table:formula="of:=[.$J262]*3600+[.$K262]*60+[.$L262]" office:value-type="float" office:value="39870.17" calcext:value-type="float">
            <text:p>39870,2</text:p>
          </table:table-cell>
          <table:table-cell table:formula="of:=[.$M262]+[.$N262]/60+[.$O262]/3600" office:value-type="float" office:value="7.44208333333333" calcext:value-type="float">
            <text:p>7,442</text:p>
          </table:table-cell>
        </table:table-row>
        <table:table-row table:style-name="ro1">
          <table:table-cell table:formula="of:=DATE(2022;1;1)+ROW([.A263])-3" office:value-type="date" office:date-value="2022-09-18" calcext:value-type="date">
            <text:p>2022-09-18</text:p>
          </table:table-cell>
          <table:table-cell table:formula="of:=[$Mars.B261]" office:value-type="float" office:value="4" calcext:value-type="float">
            <text:p>4</text:p>
          </table:table-cell>
          <table:table-cell table:formula="of:=[$Mars.C261]" office:value-type="float" office:value="53" calcext:value-type="float">
            <text:p>53</text:p>
          </table:table-cell>
          <table:table-cell table:formula="of:=[$Mars.D261]" office:value-type="float" office:value="43.22" calcext:value-type="float">
            <text:p>43,22</text:p>
          </table:table-cell>
          <table:table-cell table:formula="of:=IF([$Mars.$E261]=&quot;+&quot;; [$Mars.F261]; -1*[$Mars.F261])" office:value-type="float" office:value="21" calcext:value-type="float">
            <text:p>21</text:p>
          </table:table-cell>
          <table:table-cell table:formula="of:=IF([$Mars.$E261]=&quot;+&quot;; [$Mars.G261]; -1*[$Mars.G261])" office:value-type="float" office:value="34" calcext:value-type="float">
            <text:p>34</text:p>
          </table:table-cell>
          <table:table-cell table:formula="of:=IF([$Mars.$E261]=&quot;+&quot;; [$Mars.H261]; -1*[$Mars.H261])" office:value-type="float" office:value="48.7" calcext:value-type="float">
            <text:p>48,7</text:p>
          </table:table-cell>
          <table:table-cell table:formula="of:=[$Mars.$B261]*3600+[$Mars.$C261]*60+[$Mars.$D261]" office:value-type="float" office:value="17623.22" calcext:value-type="float">
            <text:p>17623,2</text:p>
          </table:table-cell>
          <table:table-cell table:formula="of:=[.$E263]+[.$F263]/60+[.$G263]/3600" office:value-type="float" office:value="21.5801944444444" calcext:value-type="float">
            <text:p>21,580</text:p>
          </table:table-cell>
          <table:table-cell table:formula="of:=[$Vénusz.B261]" office:value-type="float" office:value="11" calcext:value-type="float">
            <text:p>11</text:p>
          </table:table-cell>
          <table:table-cell table:formula="of:=[$Vénusz.C261]" office:value-type="float" office:value="9" calcext:value-type="float">
            <text:p>9</text:p>
          </table:table-cell>
          <table:table-cell table:formula="of:=[$Vénusz.D261]" office:value-type="float" office:value="8.01" calcext:value-type="float">
            <text:p>8,01</text:p>
          </table:table-cell>
          <table:table-cell table:formula="of:=IF([$Vénusz.$E261]=&quot;+&quot;; [$Vénusz.F261]; -1*[$Vénusz.F261])" office:value-type="float" office:value="6" calcext:value-type="float">
            <text:p>6</text:p>
          </table:table-cell>
          <table:table-cell table:formula="of:=IF([$Vénusz.$E261]=&quot;+&quot;; [$Vénusz.G261]; -1*[$Vénusz.G261])" office:value-type="float" office:value="58" calcext:value-type="float">
            <text:p>58</text:p>
          </table:table-cell>
          <table:table-cell table:formula="of:=IF([$Vénusz.$E261]=&quot;+&quot;; [$Vénusz.H261]; -1*[$Vénusz.H261])" office:value-type="float" office:value="10.8" calcext:value-type="float">
            <text:p>10,8</text:p>
          </table:table-cell>
          <table:table-cell table:formula="of:=[.$J263]*3600+[.$K263]*60+[.$L263]" office:value-type="float" office:value="40148.01" calcext:value-type="float">
            <text:p>40148,0</text:p>
          </table:table-cell>
          <table:table-cell table:formula="of:=[.$M263]+[.$N263]/60+[.$O263]/3600" office:value-type="float" office:value="6.96966666666667" calcext:value-type="float">
            <text:p>6,970</text:p>
          </table:table-cell>
        </table:table-row>
        <table:table-row table:style-name="ro1">
          <table:table-cell table:formula="of:=DATE(2022;1;1)+ROW([.A264])-3" office:value-type="date" office:date-value="2022-09-19" calcext:value-type="date">
            <text:p>2022-09-19</text:p>
          </table:table-cell>
          <table:table-cell table:formula="of:=[$Mars.B262]" office:value-type="float" office:value="4" calcext:value-type="float">
            <text:p>4</text:p>
          </table:table-cell>
          <table:table-cell table:formula="of:=[$Mars.C262]" office:value-type="float" office:value="55" calcext:value-type="float">
            <text:p>55</text:p>
          </table:table-cell>
          <table:table-cell table:formula="of:=[$Mars.D262]" office:value-type="float" office:value="35.38" calcext:value-type="float">
            <text:p>35,38</text:p>
          </table:table-cell>
          <table:table-cell table:formula="of:=IF([$Mars.$E262]=&quot;+&quot;; [$Mars.F262]; -1*[$Mars.F262])" office:value-type="float" office:value="21" calcext:value-type="float">
            <text:p>21</text:p>
          </table:table-cell>
          <table:table-cell table:formula="of:=IF([$Mars.$E262]=&quot;+&quot;; [$Mars.G262]; -1*[$Mars.G262])" office:value-type="float" office:value="39" calcext:value-type="float">
            <text:p>39</text:p>
          </table:table-cell>
          <table:table-cell table:formula="of:=IF([$Mars.$E262]=&quot;+&quot;; [$Mars.H262]; -1*[$Mars.H262])" office:value-type="float" office:value="8" calcext:value-type="float">
            <text:p>8</text:p>
          </table:table-cell>
          <table:table-cell table:formula="of:=[$Mars.$B262]*3600+[$Mars.$C262]*60+[$Mars.$D262]" office:value-type="float" office:value="17735.38" calcext:value-type="float">
            <text:p>17735,4</text:p>
          </table:table-cell>
          <table:table-cell table:formula="of:=[.$E264]+[.$F264]/60+[.$G264]/3600" office:value-type="float" office:value="21.6522222222222" calcext:value-type="float">
            <text:p>21,652</text:p>
          </table:table-cell>
          <table:table-cell table:formula="of:=[$Vénusz.B262]" office:value-type="float" office:value="11" calcext:value-type="float">
            <text:p>11</text:p>
          </table:table-cell>
          <table:table-cell table:formula="of:=[$Vénusz.C262]" office:value-type="float" office:value="13" calcext:value-type="float">
            <text:p>13</text:p>
          </table:table-cell>
          <table:table-cell table:formula="of:=[$Vénusz.D262]" office:value-type="float" office:value="45.36" calcext:value-type="float">
            <text:p>45,36</text:p>
          </table:table-cell>
          <table:table-cell table:formula="of:=IF([$Vénusz.$E262]=&quot;+&quot;; [$Vénusz.F262]; -1*[$Vénusz.F262])" office:value-type="float" office:value="6" calcext:value-type="float">
            <text:p>6</text:p>
          </table:table-cell>
          <table:table-cell table:formula="of:=IF([$Vénusz.$E262]=&quot;+&quot;; [$Vénusz.G262]; -1*[$Vénusz.G262])" office:value-type="float" office:value="29" calcext:value-type="float">
            <text:p>29</text:p>
          </table:table-cell>
          <table:table-cell table:formula="of:=IF([$Vénusz.$E262]=&quot;+&quot;; [$Vénusz.H262]; -1*[$Vénusz.H262])" office:value-type="float" office:value="37.9" calcext:value-type="float">
            <text:p>37,9</text:p>
          </table:table-cell>
          <table:table-cell table:formula="of:=[.$J264]*3600+[.$K264]*60+[.$L264]" office:value-type="float" office:value="40425.36" calcext:value-type="float">
            <text:p>40425,4</text:p>
          </table:table-cell>
          <table:table-cell table:formula="of:=[.$M264]+[.$N264]/60+[.$O264]/3600" office:value-type="float" office:value="6.49386111111111" calcext:value-type="float">
            <text:p>6,494</text:p>
          </table:table-cell>
        </table:table-row>
        <table:table-row table:style-name="ro1">
          <table:table-cell table:formula="of:=DATE(2022;1;1)+ROW([.A265])-3" office:value-type="date" office:date-value="2022-09-20" calcext:value-type="date">
            <text:p>2022-09-20</text:p>
          </table:table-cell>
          <table:table-cell table:formula="of:=[$Mars.B263]" office:value-type="float" office:value="4" calcext:value-type="float">
            <text:p>4</text:p>
          </table:table-cell>
          <table:table-cell table:formula="of:=[$Mars.C263]" office:value-type="float" office:value="57" calcext:value-type="float">
            <text:p>57</text:p>
          </table:table-cell>
          <table:table-cell table:formula="of:=[$Mars.D263]" office:value-type="float" office:value="25.91" calcext:value-type="float">
            <text:p>25,91</text:p>
          </table:table-cell>
          <table:table-cell table:formula="of:=IF([$Mars.$E263]=&quot;+&quot;; [$Mars.F263]; -1*[$Mars.F263])" office:value-type="float" office:value="21" calcext:value-type="float">
            <text:p>21</text:p>
          </table:table-cell>
          <table:table-cell table:formula="of:=IF([$Mars.$E263]=&quot;+&quot;; [$Mars.G263]; -1*[$Mars.G263])" office:value-type="float" office:value="43" calcext:value-type="float">
            <text:p>43</text:p>
          </table:table-cell>
          <table:table-cell table:formula="of:=IF([$Mars.$E263]=&quot;+&quot;; [$Mars.H263]; -1*[$Mars.H263])" office:value-type="float" office:value="21.2" calcext:value-type="float">
            <text:p>21,2</text:p>
          </table:table-cell>
          <table:table-cell table:formula="of:=[$Mars.$B263]*3600+[$Mars.$C263]*60+[$Mars.$D263]" office:value-type="float" office:value="17845.91" calcext:value-type="float">
            <text:p>17845,9</text:p>
          </table:table-cell>
          <table:table-cell table:formula="of:=[.$E265]+[.$F265]/60+[.$G265]/3600" office:value-type="float" office:value="21.7225555555556" calcext:value-type="float">
            <text:p>21,723</text:p>
          </table:table-cell>
          <table:table-cell table:formula="of:=[$Vénusz.B263]" office:value-type="float" office:value="11" calcext:value-type="float">
            <text:p>11</text:p>
          </table:table-cell>
          <table:table-cell table:formula="of:=[$Vénusz.C263]" office:value-type="float" office:value="18" calcext:value-type="float">
            <text:p>18</text:p>
          </table:table-cell>
          <table:table-cell table:formula="of:=[$Vénusz.D263]" office:value-type="float" office:value="22.24" calcext:value-type="float">
            <text:p>22,24</text:p>
          </table:table-cell>
          <table:table-cell table:formula="of:=IF([$Vénusz.$E263]=&quot;+&quot;; [$Vénusz.F263]; -1*[$Vénusz.F263])" office:value-type="float" office:value="6" calcext:value-type="float">
            <text:p>6</text:p>
          </table:table-cell>
          <table:table-cell table:formula="of:=IF([$Vénusz.$E263]=&quot;+&quot;; [$Vénusz.G263]; -1*[$Vénusz.G263])" office:value-type="float" office:value="0" calcext:value-type="float">
            <text:p>0</text:p>
          </table:table-cell>
          <table:table-cell table:formula="of:=IF([$Vénusz.$E263]=&quot;+&quot;; [$Vénusz.H263]; -1*[$Vénusz.H263])" office:value-type="float" office:value="53.5" calcext:value-type="float">
            <text:p>53,5</text:p>
          </table:table-cell>
          <table:table-cell table:formula="of:=[.$J265]*3600+[.$K265]*60+[.$L265]" office:value-type="float" office:value="40702.24" calcext:value-type="float">
            <text:p>40702,2</text:p>
          </table:table-cell>
          <table:table-cell table:formula="of:=[.$M265]+[.$N265]/60+[.$O265]/3600" office:value-type="float" office:value="6.01486111111111" calcext:value-type="float">
            <text:p>6,015</text:p>
          </table:table-cell>
        </table:table-row>
        <table:table-row table:style-name="ro1">
          <table:table-cell table:formula="of:=DATE(2022;1;1)+ROW([.A266])-3" office:value-type="date" office:date-value="2022-09-21" calcext:value-type="date">
            <text:p>2022-09-21</text:p>
          </table:table-cell>
          <table:table-cell table:formula="of:=[$Mars.B264]" office:value-type="float" office:value="4" calcext:value-type="float">
            <text:p>4</text:p>
          </table:table-cell>
          <table:table-cell table:formula="of:=[$Mars.C264]" office:value-type="float" office:value="59" calcext:value-type="float">
            <text:p>59</text:p>
          </table:table-cell>
          <table:table-cell table:formula="of:=[$Mars.D264]" office:value-type="float" office:value="14.77" calcext:value-type="float">
            <text:p>14,77</text:p>
          </table:table-cell>
          <table:table-cell table:formula="of:=IF([$Mars.$E264]=&quot;+&quot;; [$Mars.F264]; -1*[$Mars.F264])" office:value-type="float" office:value="21" calcext:value-type="float">
            <text:p>21</text:p>
          </table:table-cell>
          <table:table-cell table:formula="of:=IF([$Mars.$E264]=&quot;+&quot;; [$Mars.G264]; -1*[$Mars.G264])" office:value-type="float" office:value="47" calcext:value-type="float">
            <text:p>47</text:p>
          </table:table-cell>
          <table:table-cell table:formula="of:=IF([$Mars.$E264]=&quot;+&quot;; [$Mars.H264]; -1*[$Mars.H264])" office:value-type="float" office:value="28.5" calcext:value-type="float">
            <text:p>28,5</text:p>
          </table:table-cell>
          <table:table-cell table:formula="of:=[$Mars.$B264]*3600+[$Mars.$C264]*60+[$Mars.$D264]" office:value-type="float" office:value="17954.77" calcext:value-type="float">
            <text:p>17954,8</text:p>
          </table:table-cell>
          <table:table-cell table:formula="of:=[.$E266]+[.$F266]/60+[.$G266]/3600" office:value-type="float" office:value="21.79125" calcext:value-type="float">
            <text:p>21,791</text:p>
          </table:table-cell>
          <table:table-cell table:formula="of:=[$Vénusz.B264]" office:value-type="float" office:value="11" calcext:value-type="float">
            <text:p>11</text:p>
          </table:table-cell>
          <table:table-cell table:formula="of:=[$Vénusz.C264]" office:value-type="float" office:value="22" calcext:value-type="float">
            <text:p>22</text:p>
          </table:table-cell>
          <table:table-cell table:formula="of:=[$Vénusz.D264]" office:value-type="float" office:value="58.68" calcext:value-type="float">
            <text:p>58,68</text:p>
          </table:table-cell>
          <table:table-cell table:formula="of:=IF([$Vénusz.$E264]=&quot;+&quot;; [$Vénusz.F264]; -1*[$Vénusz.F264])" office:value-type="float" office:value="5" calcext:value-type="float">
            <text:p>5</text:p>
          </table:table-cell>
          <table:table-cell table:formula="of:=IF([$Vénusz.$E264]=&quot;+&quot;; [$Vénusz.G264]; -1*[$Vénusz.G264])" office:value-type="float" office:value="31" calcext:value-type="float">
            <text:p>31</text:p>
          </table:table-cell>
          <table:table-cell table:formula="of:=IF([$Vénusz.$E264]=&quot;+&quot;; [$Vénusz.H264]; -1*[$Vénusz.H264])" office:value-type="float" office:value="58.3" calcext:value-type="float">
            <text:p>58,3</text:p>
          </table:table-cell>
          <table:table-cell table:formula="of:=[.$J266]*3600+[.$K266]*60+[.$L266]" office:value-type="float" office:value="40978.68" calcext:value-type="float">
            <text:p>40978,7</text:p>
          </table:table-cell>
          <table:table-cell table:formula="of:=[.$M266]+[.$N266]/60+[.$O266]/3600" office:value-type="float" office:value="5.53286111111111" calcext:value-type="float">
            <text:p>5,533</text:p>
          </table:table-cell>
        </table:table-row>
        <table:table-row table:style-name="ro1">
          <table:table-cell table:formula="of:=DATE(2022;1;1)+ROW([.A267])-3" office:value-type="date" office:date-value="2022-09-22" calcext:value-type="date">
            <text:p>2022-09-22</text:p>
          </table:table-cell>
          <table:table-cell table:formula="of:=[$Mars.B265]" office:value-type="float" office:value="5" calcext:value-type="float">
            <text:p>5</text:p>
          </table:table-cell>
          <table:table-cell table:formula="of:=[$Mars.C265]" office:value-type="float" office:value="1" calcext:value-type="float">
            <text:p>1</text:p>
          </table:table-cell>
          <table:table-cell table:formula="of:=[$Mars.D265]" office:value-type="float" office:value="1.9" calcext:value-type="float">
            <text:p>1,9</text:p>
          </table:table-cell>
          <table:table-cell table:formula="of:=IF([$Mars.$E265]=&quot;+&quot;; [$Mars.F265]; -1*[$Mars.F265])" office:value-type="float" office:value="21" calcext:value-type="float">
            <text:p>21</text:p>
          </table:table-cell>
          <table:table-cell table:formula="of:=IF([$Mars.$E265]=&quot;+&quot;; [$Mars.G265]; -1*[$Mars.G265])" office:value-type="float" office:value="51" calcext:value-type="float">
            <text:p>51</text:p>
          </table:table-cell>
          <table:table-cell table:formula="of:=IF([$Mars.$E265]=&quot;+&quot;; [$Mars.H265]; -1*[$Mars.H265])" office:value-type="float" office:value="30.1" calcext:value-type="float">
            <text:p>30,1</text:p>
          </table:table-cell>
          <table:table-cell table:formula="of:=[$Mars.$B265]*3600+[$Mars.$C265]*60+[$Mars.$D265]" office:value-type="float" office:value="18061.9" calcext:value-type="float">
            <text:p>18061,9</text:p>
          </table:table-cell>
          <table:table-cell table:formula="of:=[.$E267]+[.$F267]/60+[.$G267]/3600" office:value-type="float" office:value="21.8583611111111" calcext:value-type="float">
            <text:p>21,858</text:p>
          </table:table-cell>
          <table:table-cell table:formula="of:=[$Vénusz.B265]" office:value-type="float" office:value="11" calcext:value-type="float">
            <text:p>11</text:p>
          </table:table-cell>
          <table:table-cell table:formula="of:=[$Vénusz.C265]" office:value-type="float" office:value="27" calcext:value-type="float">
            <text:p>27</text:p>
          </table:table-cell>
          <table:table-cell table:formula="of:=[$Vénusz.D265]" office:value-type="float" office:value="34.73" calcext:value-type="float">
            <text:p>34,73</text:p>
          </table:table-cell>
          <table:table-cell table:formula="of:=IF([$Vénusz.$E265]=&quot;+&quot;; [$Vénusz.F265]; -1*[$Vénusz.F265])" office:value-type="float" office:value="5" calcext:value-type="float">
            <text:p>5</text:p>
          </table:table-cell>
          <table:table-cell table:formula="of:=IF([$Vénusz.$E265]=&quot;+&quot;; [$Vénusz.G265]; -1*[$Vénusz.G265])" office:value-type="float" office:value="2" calcext:value-type="float">
            <text:p>2</text:p>
          </table:table-cell>
          <table:table-cell table:formula="of:=IF([$Vénusz.$E265]=&quot;+&quot;; [$Vénusz.H265]; -1*[$Vénusz.H265])" office:value-type="float" office:value="53.1" calcext:value-type="float">
            <text:p>53,1</text:p>
          </table:table-cell>
          <table:table-cell table:formula="of:=[.$J267]*3600+[.$K267]*60+[.$L267]" office:value-type="float" office:value="41254.73" calcext:value-type="float">
            <text:p>41254,7</text:p>
          </table:table-cell>
          <table:table-cell table:formula="of:=[.$M267]+[.$N267]/60+[.$O267]/3600" office:value-type="float" office:value="5.04808333333333" calcext:value-type="float">
            <text:p>5,048</text:p>
          </table:table-cell>
        </table:table-row>
        <table:table-row table:style-name="ro1">
          <table:table-cell table:formula="of:=DATE(2022;1;1)+ROW([.A268])-3" office:value-type="date" office:date-value="2022-09-23" calcext:value-type="date">
            <text:p>2022-09-23</text:p>
          </table:table-cell>
          <table:table-cell table:formula="of:=[$Mars.B266]" office:value-type="float" office:value="5" calcext:value-type="float">
            <text:p>5</text:p>
          </table:table-cell>
          <table:table-cell table:formula="of:=[$Mars.C266]" office:value-type="float" office:value="2" calcext:value-type="float">
            <text:p>2</text:p>
          </table:table-cell>
          <table:table-cell table:formula="of:=[$Mars.D266]" office:value-type="float" office:value="47.26" calcext:value-type="float">
            <text:p>47,26</text:p>
          </table:table-cell>
          <table:table-cell table:formula="of:=IF([$Mars.$E266]=&quot;+&quot;; [$Mars.F266]; -1*[$Mars.F266])" office:value-type="float" office:value="21" calcext:value-type="float">
            <text:p>21</text:p>
          </table:table-cell>
          <table:table-cell table:formula="of:=IF([$Mars.$E266]=&quot;+&quot;; [$Mars.G266]; -1*[$Mars.G266])" office:value-type="float" office:value="55" calcext:value-type="float">
            <text:p>55</text:p>
          </table:table-cell>
          <table:table-cell table:formula="of:=IF([$Mars.$E266]=&quot;+&quot;; [$Mars.H266]; -1*[$Mars.H266])" office:value-type="float" office:value="26.2" calcext:value-type="float">
            <text:p>26,2</text:p>
          </table:table-cell>
          <table:table-cell table:formula="of:=[$Mars.$B266]*3600+[$Mars.$C266]*60+[$Mars.$D266]" office:value-type="float" office:value="18167.26" calcext:value-type="float">
            <text:p>18167,3</text:p>
          </table:table-cell>
          <table:table-cell table:formula="of:=[.$E268]+[.$F268]/60+[.$G268]/3600" office:value-type="float" office:value="21.9239444444444" calcext:value-type="float">
            <text:p>21,924</text:p>
          </table:table-cell>
          <table:table-cell table:formula="of:=[$Vénusz.B266]" office:value-type="float" office:value="11" calcext:value-type="float">
            <text:p>11</text:p>
          </table:table-cell>
          <table:table-cell table:formula="of:=[$Vénusz.C266]" office:value-type="float" office:value="32" calcext:value-type="float">
            <text:p>32</text:p>
          </table:table-cell>
          <table:table-cell table:formula="of:=[$Vénusz.D266]" office:value-type="float" office:value="10.41" calcext:value-type="float">
            <text:p>10,41</text:p>
          </table:table-cell>
          <table:table-cell table:formula="of:=IF([$Vénusz.$E266]=&quot;+&quot;; [$Vénusz.F266]; -1*[$Vénusz.F266])" office:value-type="float" office:value="4" calcext:value-type="float">
            <text:p>4</text:p>
          </table:table-cell>
          <table:table-cell table:formula="of:=IF([$Vénusz.$E266]=&quot;+&quot;; [$Vénusz.G266]; -1*[$Vénusz.G266])" office:value-type="float" office:value="33" calcext:value-type="float">
            <text:p>33</text:p>
          </table:table-cell>
          <table:table-cell table:formula="of:=IF([$Vénusz.$E266]=&quot;+&quot;; [$Vénusz.H266]; -1*[$Vénusz.H266])" office:value-type="float" office:value="38.7" calcext:value-type="float">
            <text:p>38,7</text:p>
          </table:table-cell>
          <table:table-cell table:formula="of:=[.$J268]*3600+[.$K268]*60+[.$L268]" office:value-type="float" office:value="41530.41" calcext:value-type="float">
            <text:p>41530,4</text:p>
          </table:table-cell>
          <table:table-cell table:formula="of:=[.$M268]+[.$N268]/60+[.$O268]/3600" office:value-type="float" office:value="4.56075" calcext:value-type="float">
            <text:p>4,561</text:p>
          </table:table-cell>
        </table:table-row>
        <table:table-row table:style-name="ro1">
          <table:table-cell table:formula="of:=DATE(2022;1;1)+ROW([.A269])-3" office:value-type="date" office:date-value="2022-09-24" calcext:value-type="date">
            <text:p>2022-09-24</text:p>
          </table:table-cell>
          <table:table-cell table:formula="of:=[$Mars.B267]" office:value-type="float" office:value="5" calcext:value-type="float">
            <text:p>5</text:p>
          </table:table-cell>
          <table:table-cell table:formula="of:=[$Mars.C267]" office:value-type="float" office:value="4" calcext:value-type="float">
            <text:p>4</text:p>
          </table:table-cell>
          <table:table-cell table:formula="of:=[$Mars.D267]" office:value-type="float" office:value="30.81" calcext:value-type="float">
            <text:p>30,81</text:p>
          </table:table-cell>
          <table:table-cell table:formula="of:=IF([$Mars.$E267]=&quot;+&quot;; [$Mars.F267]; -1*[$Mars.F267])" office:value-type="float" office:value="21" calcext:value-type="float">
            <text:p>21</text:p>
          </table:table-cell>
          <table:table-cell table:formula="of:=IF([$Mars.$E267]=&quot;+&quot;; [$Mars.G267]; -1*[$Mars.G267])" office:value-type="float" office:value="59" calcext:value-type="float">
            <text:p>59</text:p>
          </table:table-cell>
          <table:table-cell table:formula="of:=IF([$Mars.$E267]=&quot;+&quot;; [$Mars.H267]; -1*[$Mars.H267])" office:value-type="float" office:value="16.9" calcext:value-type="float">
            <text:p>16,9</text:p>
          </table:table-cell>
          <table:table-cell table:formula="of:=[$Mars.$B267]*3600+[$Mars.$C267]*60+[$Mars.$D267]" office:value-type="float" office:value="18270.81" calcext:value-type="float">
            <text:p>18270,8</text:p>
          </table:table-cell>
          <table:table-cell table:formula="of:=[.$E269]+[.$F269]/60+[.$G269]/3600" office:value-type="float" office:value="21.9880277777778" calcext:value-type="float">
            <text:p>21,988</text:p>
          </table:table-cell>
          <table:table-cell table:formula="of:=[$Vénusz.B267]" office:value-type="float" office:value="11" calcext:value-type="float">
            <text:p>11</text:p>
          </table:table-cell>
          <table:table-cell table:formula="of:=[$Vénusz.C267]" office:value-type="float" office:value="36" calcext:value-type="float">
            <text:p>36</text:p>
          </table:table-cell>
          <table:table-cell table:formula="of:=[$Vénusz.D267]" office:value-type="float" office:value="45.77" calcext:value-type="float">
            <text:p>45,77</text:p>
          </table:table-cell>
          <table:table-cell table:formula="of:=IF([$Vénusz.$E267]=&quot;+&quot;; [$Vénusz.F267]; -1*[$Vénusz.F267])" office:value-type="float" office:value="4" calcext:value-type="float">
            <text:p>4</text:p>
          </table:table-cell>
          <table:table-cell table:formula="of:=IF([$Vénusz.$E267]=&quot;+&quot;; [$Vénusz.G267]; -1*[$Vénusz.G267])" office:value-type="float" office:value="4" calcext:value-type="float">
            <text:p>4</text:p>
          </table:table-cell>
          <table:table-cell table:formula="of:=IF([$Vénusz.$E267]=&quot;+&quot;; [$Vénusz.H267]; -1*[$Vénusz.H267])" office:value-type="float" office:value="15.7" calcext:value-type="float">
            <text:p>15,7</text:p>
          </table:table-cell>
          <table:table-cell table:formula="of:=[.$J269]*3600+[.$K269]*60+[.$L269]" office:value-type="float" office:value="41805.77" calcext:value-type="float">
            <text:p>41805,8</text:p>
          </table:table-cell>
          <table:table-cell table:formula="of:=[.$M269]+[.$N269]/60+[.$O269]/3600" office:value-type="float" office:value="4.07102777777778" calcext:value-type="float">
            <text:p>4,071</text:p>
          </table:table-cell>
        </table:table-row>
        <table:table-row table:style-name="ro1">
          <table:table-cell table:formula="of:=DATE(2022;1;1)+ROW([.A270])-3" office:value-type="date" office:date-value="2022-09-25" calcext:value-type="date">
            <text:p>2022-09-25</text:p>
          </table:table-cell>
          <table:table-cell table:formula="of:=[$Mars.B268]" office:value-type="float" office:value="5" calcext:value-type="float">
            <text:p>5</text:p>
          </table:table-cell>
          <table:table-cell table:formula="of:=[$Mars.C268]" office:value-type="float" office:value="6" calcext:value-type="float">
            <text:p>6</text:p>
          </table:table-cell>
          <table:table-cell table:formula="of:=[$Mars.D268]" office:value-type="float" office:value="12.49" calcext:value-type="float">
            <text:p>12,49</text:p>
          </table:table-cell>
          <table:table-cell table:formula="of:=IF([$Mars.$E268]=&quot;+&quot;; [$Mars.F268]; -1*[$Mars.F268])" office:value-type="float" office:value="22" calcext:value-type="float">
            <text:p>22</text:p>
          </table:table-cell>
          <table:table-cell table:formula="of:=IF([$Mars.$E268]=&quot;+&quot;; [$Mars.G268]; -1*[$Mars.G268])" office:value-type="float" office:value="3" calcext:value-type="float">
            <text:p>3</text:p>
          </table:table-cell>
          <table:table-cell table:formula="of:=IF([$Mars.$E268]=&quot;+&quot;; [$Mars.H268]; -1*[$Mars.H268])" office:value-type="float" office:value="2.4" calcext:value-type="float">
            <text:p>2,4</text:p>
          </table:table-cell>
          <table:table-cell table:formula="of:=[$Mars.$B268]*3600+[$Mars.$C268]*60+[$Mars.$D268]" office:value-type="float" office:value="18372.49" calcext:value-type="float">
            <text:p>18372,5</text:p>
          </table:table-cell>
          <table:table-cell table:formula="of:=[.$E270]+[.$F270]/60+[.$G270]/3600" office:value-type="float" office:value="22.0506666666667" calcext:value-type="float">
            <text:p>22,051</text:p>
          </table:table-cell>
          <table:table-cell table:formula="of:=[$Vénusz.B268]" office:value-type="float" office:value="11" calcext:value-type="float">
            <text:p>11</text:p>
          </table:table-cell>
          <table:table-cell table:formula="of:=[$Vénusz.C268]" office:value-type="float" office:value="41" calcext:value-type="float">
            <text:p>41</text:p>
          </table:table-cell>
          <table:table-cell table:formula="of:=[$Vénusz.D268]" office:value-type="float" office:value="20.83" calcext:value-type="float">
            <text:p>20,83</text:p>
          </table:table-cell>
          <table:table-cell table:formula="of:=IF([$Vénusz.$E268]=&quot;+&quot;; [$Vénusz.F268]; -1*[$Vénusz.F268])" office:value-type="float" office:value="3" calcext:value-type="float">
            <text:p>3</text:p>
          </table:table-cell>
          <table:table-cell table:formula="of:=IF([$Vénusz.$E268]=&quot;+&quot;; [$Vénusz.G268]; -1*[$Vénusz.G268])" office:value-type="float" office:value="34" calcext:value-type="float">
            <text:p>34</text:p>
          </table:table-cell>
          <table:table-cell table:formula="of:=IF([$Vénusz.$E268]=&quot;+&quot;; [$Vénusz.H268]; -1*[$Vénusz.H268])" office:value-type="float" office:value="44.9" calcext:value-type="float">
            <text:p>44,9</text:p>
          </table:table-cell>
          <table:table-cell table:formula="of:=[.$J270]*3600+[.$K270]*60+[.$L270]" office:value-type="float" office:value="42080.83" calcext:value-type="float">
            <text:p>42080,8</text:p>
          </table:table-cell>
          <table:table-cell table:formula="of:=[.$M270]+[.$N270]/60+[.$O270]/3600" office:value-type="float" office:value="3.57913888888889" calcext:value-type="float">
            <text:p>3,579</text:p>
          </table:table-cell>
        </table:table-row>
        <table:table-row table:style-name="ro1">
          <table:table-cell table:formula="of:=DATE(2022;1;1)+ROW([.A271])-3" office:value-type="date" office:date-value="2022-09-26" calcext:value-type="date">
            <text:p>2022-09-26</text:p>
          </table:table-cell>
          <table:table-cell table:formula="of:=[$Mars.B269]" office:value-type="float" office:value="5" calcext:value-type="float">
            <text:p>5</text:p>
          </table:table-cell>
          <table:table-cell table:formula="of:=[$Mars.C269]" office:value-type="float" office:value="7" calcext:value-type="float">
            <text:p>7</text:p>
          </table:table-cell>
          <table:table-cell table:formula="of:=[$Mars.D269]" office:value-type="float" office:value="52.26" calcext:value-type="float">
            <text:p>52,26</text:p>
          </table:table-cell>
          <table:table-cell table:formula="of:=IF([$Mars.$E269]=&quot;+&quot;; [$Mars.F269]; -1*[$Mars.F269])" office:value-type="float" office:value="22" calcext:value-type="float">
            <text:p>22</text:p>
          </table:table-cell>
          <table:table-cell table:formula="of:=IF([$Mars.$E269]=&quot;+&quot;; [$Mars.G269]; -1*[$Mars.G269])" office:value-type="float" office:value="6" calcext:value-type="float">
            <text:p>6</text:p>
          </table:table-cell>
          <table:table-cell table:formula="of:=IF([$Mars.$E269]=&quot;+&quot;; [$Mars.H269]; -1*[$Mars.H269])" office:value-type="float" office:value="42.9" calcext:value-type="float">
            <text:p>42,9</text:p>
          </table:table-cell>
          <table:table-cell table:formula="of:=[$Mars.$B269]*3600+[$Mars.$C269]*60+[$Mars.$D269]" office:value-type="float" office:value="18472.26" calcext:value-type="float">
            <text:p>18472,3</text:p>
          </table:table-cell>
          <table:table-cell table:formula="of:=[.$E271]+[.$F271]/60+[.$G271]/3600" office:value-type="float" office:value="22.1119166666667" calcext:value-type="float">
            <text:p>22,112</text:p>
          </table:table-cell>
          <table:table-cell table:formula="of:=[$Vénusz.B269]" office:value-type="float" office:value="11" calcext:value-type="float">
            <text:p>11</text:p>
          </table:table-cell>
          <table:table-cell table:formula="of:=[$Vénusz.C269]" office:value-type="float" office:value="45" calcext:value-type="float">
            <text:p>45</text:p>
          </table:table-cell>
          <table:table-cell table:formula="of:=[$Vénusz.D269]" office:value-type="float" office:value="55.64" calcext:value-type="float">
            <text:p>55,64</text:p>
          </table:table-cell>
          <table:table-cell table:formula="of:=IF([$Vénusz.$E269]=&quot;+&quot;; [$Vénusz.F269]; -1*[$Vénusz.F269])" office:value-type="float" office:value="3" calcext:value-type="float">
            <text:p>3</text:p>
          </table:table-cell>
          <table:table-cell table:formula="of:=IF([$Vénusz.$E269]=&quot;+&quot;; [$Vénusz.G269]; -1*[$Vénusz.G269])" office:value-type="float" office:value="5" calcext:value-type="float">
            <text:p>5</text:p>
          </table:table-cell>
          <table:table-cell table:formula="of:=IF([$Vénusz.$E269]=&quot;+&quot;; [$Vénusz.H269]; -1*[$Vénusz.H269])" office:value-type="float" office:value="7" calcext:value-type="float">
            <text:p>7</text:p>
          </table:table-cell>
          <table:table-cell table:formula="of:=[.$J271]*3600+[.$K271]*60+[.$L271]" office:value-type="float" office:value="42355.64" calcext:value-type="float">
            <text:p>42355,6</text:p>
          </table:table-cell>
          <table:table-cell table:formula="of:=[.$M271]+[.$N271]/60+[.$O271]/3600" office:value-type="float" office:value="3.08527777777778" calcext:value-type="float">
            <text:p>3,085</text:p>
          </table:table-cell>
        </table:table-row>
        <table:table-row table:style-name="ro1">
          <table:table-cell table:formula="of:=DATE(2022;1;1)+ROW([.A272])-3" office:value-type="date" office:date-value="2022-09-27" calcext:value-type="date">
            <text:p>2022-09-27</text:p>
          </table:table-cell>
          <table:table-cell table:formula="of:=[$Mars.B270]" office:value-type="float" office:value="5" calcext:value-type="float">
            <text:p>5</text:p>
          </table:table-cell>
          <table:table-cell table:formula="of:=[$Mars.C270]" office:value-type="float" office:value="9" calcext:value-type="float">
            <text:p>9</text:p>
          </table:table-cell>
          <table:table-cell table:formula="of:=[$Mars.D270]" office:value-type="float" office:value="30.06" calcext:value-type="float">
            <text:p>30,06</text:p>
          </table:table-cell>
          <table:table-cell table:formula="of:=IF([$Mars.$E270]=&quot;+&quot;; [$Mars.F270]; -1*[$Mars.F270])" office:value-type="float" office:value="22" calcext:value-type="float">
            <text:p>22</text:p>
          </table:table-cell>
          <table:table-cell table:formula="of:=IF([$Mars.$E270]=&quot;+&quot;; [$Mars.G270]; -1*[$Mars.G270])" office:value-type="float" office:value="10" calcext:value-type="float">
            <text:p>10</text:p>
          </table:table-cell>
          <table:table-cell table:formula="of:=IF([$Mars.$E270]=&quot;+&quot;; [$Mars.H270]; -1*[$Mars.H270])" office:value-type="float" office:value="18.7" calcext:value-type="float">
            <text:p>18,7</text:p>
          </table:table-cell>
          <table:table-cell table:formula="of:=[$Mars.$B270]*3600+[$Mars.$C270]*60+[$Mars.$D270]" office:value-type="float" office:value="18570.06" calcext:value-type="float">
            <text:p>18570,1</text:p>
          </table:table-cell>
          <table:table-cell table:formula="of:=[.$E272]+[.$F272]/60+[.$G272]/3600" office:value-type="float" office:value="22.1718611111111" calcext:value-type="float">
            <text:p>22,172</text:p>
          </table:table-cell>
          <table:table-cell table:formula="of:=[$Vénusz.B270]" office:value-type="float" office:value="11" calcext:value-type="float">
            <text:p>11</text:p>
          </table:table-cell>
          <table:table-cell table:formula="of:=[$Vénusz.C270]" office:value-type="float" office:value="50" calcext:value-type="float">
            <text:p>50</text:p>
          </table:table-cell>
          <table:table-cell table:formula="of:=[$Vénusz.D270]" office:value-type="float" office:value="30.23" calcext:value-type="float">
            <text:p>30,23</text:p>
          </table:table-cell>
          <table:table-cell table:formula="of:=IF([$Vénusz.$E270]=&quot;+&quot;; [$Vénusz.F270]; -1*[$Vénusz.F270])" office:value-type="float" office:value="2" calcext:value-type="float">
            <text:p>2</text:p>
          </table:table-cell>
          <table:table-cell table:formula="of:=IF([$Vénusz.$E270]=&quot;+&quot;; [$Vénusz.G270]; -1*[$Vénusz.G270])" office:value-type="float" office:value="35" calcext:value-type="float">
            <text:p>35</text:p>
          </table:table-cell>
          <table:table-cell table:formula="of:=IF([$Vénusz.$E270]=&quot;+&quot;; [$Vénusz.H270]; -1*[$Vénusz.H270])" office:value-type="float" office:value="22.8" calcext:value-type="float">
            <text:p>22,8</text:p>
          </table:table-cell>
          <table:table-cell table:formula="of:=[.$J272]*3600+[.$K272]*60+[.$L272]" office:value-type="float" office:value="42630.23" calcext:value-type="float">
            <text:p>42630,2</text:p>
          </table:table-cell>
          <table:table-cell table:formula="of:=[.$M272]+[.$N272]/60+[.$O272]/3600" office:value-type="float" office:value="2.58966666666667" calcext:value-type="float">
            <text:p>2,590</text:p>
          </table:table-cell>
        </table:table-row>
        <table:table-row table:style-name="ro1">
          <table:table-cell table:formula="of:=DATE(2022;1;1)+ROW([.A273])-3" office:value-type="date" office:date-value="2022-09-28" calcext:value-type="date">
            <text:p>2022-09-28</text:p>
          </table:table-cell>
          <table:table-cell table:formula="of:=[$Mars.B271]" office:value-type="float" office:value="5" calcext:value-type="float">
            <text:p>5</text:p>
          </table:table-cell>
          <table:table-cell table:formula="of:=[$Mars.C271]" office:value-type="float" office:value="11" calcext:value-type="float">
            <text:p>11</text:p>
          </table:table-cell>
          <table:table-cell table:formula="of:=[$Mars.D271]" office:value-type="float" office:value="5.86" calcext:value-type="float">
            <text:p>5,86</text:p>
          </table:table-cell>
          <table:table-cell table:formula="of:=IF([$Mars.$E271]=&quot;+&quot;; [$Mars.F271]; -1*[$Mars.F271])" office:value-type="float" office:value="22" calcext:value-type="float">
            <text:p>22</text:p>
          </table:table-cell>
          <table:table-cell table:formula="of:=IF([$Mars.$E271]=&quot;+&quot;; [$Mars.G271]; -1*[$Mars.G271])" office:value-type="float" office:value="13" calcext:value-type="float">
            <text:p>13</text:p>
          </table:table-cell>
          <table:table-cell table:formula="of:=IF([$Mars.$E271]=&quot;+&quot;; [$Mars.H271]; -1*[$Mars.H271])" office:value-type="float" office:value="50" calcext:value-type="float">
            <text:p>50</text:p>
          </table:table-cell>
          <table:table-cell table:formula="of:=[$Mars.$B271]*3600+[$Mars.$C271]*60+[$Mars.$D271]" office:value-type="float" office:value="18665.86" calcext:value-type="float">
            <text:p>18665,9</text:p>
          </table:table-cell>
          <table:table-cell table:formula="of:=[.$E273]+[.$F273]/60+[.$G273]/3600" office:value-type="float" office:value="22.2305555555556" calcext:value-type="float">
            <text:p>22,231</text:p>
          </table:table-cell>
          <table:table-cell table:formula="of:=[$Vénusz.B271]" office:value-type="float" office:value="11" calcext:value-type="float">
            <text:p>11</text:p>
          </table:table-cell>
          <table:table-cell table:formula="of:=[$Vénusz.C271]" office:value-type="float" office:value="55" calcext:value-type="float">
            <text:p>55</text:p>
          </table:table-cell>
          <table:table-cell table:formula="of:=[$Vénusz.D271]" office:value-type="float" office:value="4.64" calcext:value-type="float">
            <text:p>4,64</text:p>
          </table:table-cell>
          <table:table-cell table:formula="of:=IF([$Vénusz.$E271]=&quot;+&quot;; [$Vénusz.F271]; -1*[$Vénusz.F271])" office:value-type="float" office:value="2" calcext:value-type="float">
            <text:p>2</text:p>
          </table:table-cell>
          <table:table-cell table:formula="of:=IF([$Vénusz.$E271]=&quot;+&quot;; [$Vénusz.G271]; -1*[$Vénusz.G271])" office:value-type="float" office:value="5" calcext:value-type="float">
            <text:p>5</text:p>
          </table:table-cell>
          <table:table-cell table:formula="of:=IF([$Vénusz.$E271]=&quot;+&quot;; [$Vénusz.H271]; -1*[$Vénusz.H271])" office:value-type="float" office:value="33.1" calcext:value-type="float">
            <text:p>33,1</text:p>
          </table:table-cell>
          <table:table-cell table:formula="of:=[.$J273]*3600+[.$K273]*60+[.$L273]" office:value-type="float" office:value="42904.64" calcext:value-type="float">
            <text:p>42904,6</text:p>
          </table:table-cell>
          <table:table-cell table:formula="of:=[.$M273]+[.$N273]/60+[.$O273]/3600" office:value-type="float" office:value="2.09252777777778" calcext:value-type="float">
            <text:p>2,093</text:p>
          </table:table-cell>
        </table:table-row>
        <table:table-row table:style-name="ro1">
          <table:table-cell table:formula="of:=DATE(2022;1;1)+ROW([.A274])-3" office:value-type="date" office:date-value="2022-09-29" calcext:value-type="date">
            <text:p>2022-09-29</text:p>
          </table:table-cell>
          <table:table-cell table:formula="of:=[$Mars.B272]" office:value-type="float" office:value="5" calcext:value-type="float">
            <text:p>5</text:p>
          </table:table-cell>
          <table:table-cell table:formula="of:=[$Mars.C272]" office:value-type="float" office:value="12" calcext:value-type="float">
            <text:p>12</text:p>
          </table:table-cell>
          <table:table-cell table:formula="of:=[$Mars.D272]" office:value-type="float" office:value="39.61" calcext:value-type="float">
            <text:p>39,61</text:p>
          </table:table-cell>
          <table:table-cell table:formula="of:=IF([$Mars.$E272]=&quot;+&quot;; [$Mars.F272]; -1*[$Mars.F272])" office:value-type="float" office:value="22" calcext:value-type="float">
            <text:p>22</text:p>
          </table:table-cell>
          <table:table-cell table:formula="of:=IF([$Mars.$E272]=&quot;+&quot;; [$Mars.G272]; -1*[$Mars.G272])" office:value-type="float" office:value="17" calcext:value-type="float">
            <text:p>17</text:p>
          </table:table-cell>
          <table:table-cell table:formula="of:=IF([$Mars.$E272]=&quot;+&quot;; [$Mars.H272]; -1*[$Mars.H272])" office:value-type="float" office:value="16.8" calcext:value-type="float">
            <text:p>16,8</text:p>
          </table:table-cell>
          <table:table-cell table:formula="of:=[$Mars.$B272]*3600+[$Mars.$C272]*60+[$Mars.$D272]" office:value-type="float" office:value="18759.61" calcext:value-type="float">
            <text:p>18759,6</text:p>
          </table:table-cell>
          <table:table-cell table:formula="of:=[.$E274]+[.$F274]/60+[.$G274]/3600" office:value-type="float" office:value="22.288" calcext:value-type="float">
            <text:p>22,288</text:p>
          </table:table-cell>
          <table:table-cell table:formula="of:=[$Vénusz.B272]" office:value-type="float" office:value="11" calcext:value-type="float">
            <text:p>11</text:p>
          </table:table-cell>
          <table:table-cell table:formula="of:=[$Vénusz.C272]" office:value-type="float" office:value="59" calcext:value-type="float">
            <text:p>59</text:p>
          </table:table-cell>
          <table:table-cell table:formula="of:=[$Vénusz.D272]" office:value-type="float" office:value="38.91" calcext:value-type="float">
            <text:p>38,91</text:p>
          </table:table-cell>
          <table:table-cell table:formula="of:=IF([$Vénusz.$E272]=&quot;+&quot;; [$Vénusz.F272]; -1*[$Vénusz.F272])" office:value-type="float" office:value="1" calcext:value-type="float">
            <text:p>1</text:p>
          </table:table-cell>
          <table:table-cell table:formula="of:=IF([$Vénusz.$E272]=&quot;+&quot;; [$Vénusz.G272]; -1*[$Vénusz.G272])" office:value-type="float" office:value="35" calcext:value-type="float">
            <text:p>35</text:p>
          </table:table-cell>
          <table:table-cell table:formula="of:=IF([$Vénusz.$E272]=&quot;+&quot;; [$Vénusz.H272]; -1*[$Vénusz.H272])" office:value-type="float" office:value="38.5" calcext:value-type="float">
            <text:p>38,5</text:p>
          </table:table-cell>
          <table:table-cell table:formula="of:=[.$J274]*3600+[.$K274]*60+[.$L274]" office:value-type="float" office:value="43178.91" calcext:value-type="float">
            <text:p>43178,9</text:p>
          </table:table-cell>
          <table:table-cell table:formula="of:=[.$M274]+[.$N274]/60+[.$O274]/3600" office:value-type="float" office:value="1.59402777777778" calcext:value-type="float">
            <text:p>1,594</text:p>
          </table:table-cell>
        </table:table-row>
        <table:table-row table:style-name="ro1">
          <table:table-cell table:formula="of:=DATE(2022;1;1)+ROW([.A275])-3" office:value-type="date" office:date-value="2022-09-30" calcext:value-type="date">
            <text:p>2022-09-30</text:p>
          </table:table-cell>
          <table:table-cell table:formula="of:=[$Mars.B273]" office:value-type="float" office:value="5" calcext:value-type="float">
            <text:p>5</text:p>
          </table:table-cell>
          <table:table-cell table:formula="of:=[$Mars.C273]" office:value-type="float" office:value="14" calcext:value-type="float">
            <text:p>14</text:p>
          </table:table-cell>
          <table:table-cell table:formula="of:=[$Mars.D273]" office:value-type="float" office:value="11.25" calcext:value-type="float">
            <text:p>11,25</text:p>
          </table:table-cell>
          <table:table-cell table:formula="of:=IF([$Mars.$E273]=&quot;+&quot;; [$Mars.F273]; -1*[$Mars.F273])" office:value-type="float" office:value="22" calcext:value-type="float">
            <text:p>22</text:p>
          </table:table-cell>
          <table:table-cell table:formula="of:=IF([$Mars.$E273]=&quot;+&quot;; [$Mars.G273]; -1*[$Mars.G273])" office:value-type="float" office:value="20" calcext:value-type="float">
            <text:p>20</text:p>
          </table:table-cell>
          <table:table-cell table:formula="of:=IF([$Mars.$E273]=&quot;+&quot;; [$Mars.H273]; -1*[$Mars.H273])" office:value-type="float" office:value="39.6" calcext:value-type="float">
            <text:p>39,6</text:p>
          </table:table-cell>
          <table:table-cell table:formula="of:=[$Mars.$B273]*3600+[$Mars.$C273]*60+[$Mars.$D273]" office:value-type="float" office:value="18851.25" calcext:value-type="float">
            <text:p>18851,3</text:p>
          </table:table-cell>
          <table:table-cell table:formula="of:=[.$E275]+[.$F275]/60+[.$G275]/3600" office:value-type="float" office:value="22.3443333333333" calcext:value-type="float">
            <text:p>22,344</text:p>
          </table:table-cell>
          <table:table-cell table:formula="of:=[$Vénusz.B273]" office:value-type="float" office:value="12" calcext:value-type="float">
            <text:p>12</text:p>
          </table:table-cell>
          <table:table-cell table:formula="of:=[$Vénusz.C273]" office:value-type="float" office:value="4" calcext:value-type="float">
            <text:p>4</text:p>
          </table:table-cell>
          <table:table-cell table:formula="of:=[$Vénusz.D273]" office:value-type="float" office:value="13.07" calcext:value-type="float">
            <text:p>13,07</text:p>
          </table:table-cell>
          <table:table-cell table:formula="of:=IF([$Vénusz.$E273]=&quot;+&quot;; [$Vénusz.F273]; -1*[$Vénusz.F273])" office:value-type="float" office:value="1" calcext:value-type="float">
            <text:p>1</text:p>
          </table:table-cell>
          <table:table-cell table:formula="of:=IF([$Vénusz.$E273]=&quot;+&quot;; [$Vénusz.G273]; -1*[$Vénusz.G273])" office:value-type="float" office:value="5" calcext:value-type="float">
            <text:p>5</text:p>
          </table:table-cell>
          <table:table-cell table:formula="of:=IF([$Vénusz.$E273]=&quot;+&quot;; [$Vénusz.H273]; -1*[$Vénusz.H273])" office:value-type="float" office:value="39.9" calcext:value-type="float">
            <text:p>39,9</text:p>
          </table:table-cell>
          <table:table-cell table:formula="of:=[.$J275]*3600+[.$K275]*60+[.$L275]" office:value-type="float" office:value="43453.07" calcext:value-type="float">
            <text:p>43453,1</text:p>
          </table:table-cell>
          <table:table-cell table:formula="of:=[.$M275]+[.$N275]/60+[.$O275]/3600" office:value-type="float" office:value="1.09441666666667" calcext:value-type="float">
            <text:p>1,094</text:p>
          </table:table-cell>
        </table:table-row>
        <table:table-row table:style-name="ro1">
          <table:table-cell table:formula="of:=DATE(2022;1;1)+ROW([.A276])-3" office:value-type="date" office:date-value="2022-10-01" calcext:value-type="date">
            <text:p>2022-10-01</text:p>
          </table:table-cell>
          <table:table-cell table:formula="of:=[$Mars.B274]" office:value-type="float" office:value="5" calcext:value-type="float">
            <text:p>5</text:p>
          </table:table-cell>
          <table:table-cell table:formula="of:=[$Mars.C274]" office:value-type="float" office:value="15" calcext:value-type="float">
            <text:p>15</text:p>
          </table:table-cell>
          <table:table-cell table:formula="of:=[$Mars.D274]" office:value-type="float" office:value="40.76" calcext:value-type="float">
            <text:p>40,76</text:p>
          </table:table-cell>
          <table:table-cell table:formula="of:=IF([$Mars.$E274]=&quot;+&quot;; [$Mars.F274]; -1*[$Mars.F274])" office:value-type="float" office:value="22" calcext:value-type="float">
            <text:p>22</text:p>
          </table:table-cell>
          <table:table-cell table:formula="of:=IF([$Mars.$E274]=&quot;+&quot;; [$Mars.G274]; -1*[$Mars.G274])" office:value-type="float" office:value="23" calcext:value-type="float">
            <text:p>23</text:p>
          </table:table-cell>
          <table:table-cell table:formula="of:=IF([$Mars.$E274]=&quot;+&quot;; [$Mars.H274]; -1*[$Mars.H274])" office:value-type="float" office:value="58.5" calcext:value-type="float">
            <text:p>58,5</text:p>
          </table:table-cell>
          <table:table-cell table:formula="of:=[$Mars.$B274]*3600+[$Mars.$C274]*60+[$Mars.$D274]" office:value-type="float" office:value="18940.76" calcext:value-type="float">
            <text:p>18940,8</text:p>
          </table:table-cell>
          <table:table-cell table:formula="of:=[.$E276]+[.$F276]/60+[.$G276]/3600" office:value-type="float" office:value="22.3995833333333" calcext:value-type="float">
            <text:p>22,400</text:p>
          </table:table-cell>
          <table:table-cell table:formula="of:=[$Vénusz.B274]" office:value-type="float" office:value="12" calcext:value-type="float">
            <text:p>12</text:p>
          </table:table-cell>
          <table:table-cell table:formula="of:=[$Vénusz.C274]" office:value-type="float" office:value="8" calcext:value-type="float">
            <text:p>8</text:p>
          </table:table-cell>
          <table:table-cell table:formula="of:=[$Vénusz.D274]" office:value-type="float" office:value="47.17" calcext:value-type="float">
            <text:p>47,17</text:p>
          </table:table-cell>
          <table:table-cell table:formula="of:=IF([$Vénusz.$E274]=&quot;+&quot;; [$Vénusz.F274]; -1*[$Vénusz.F274])" office:value-type="float" office:value="0" calcext:value-type="float">
            <text:p>0</text:p>
          </table:table-cell>
          <table:table-cell table:formula="of:=IF([$Vénusz.$E274]=&quot;+&quot;; [$Vénusz.G274]; -1*[$Vénusz.G274])" office:value-type="float" office:value="35" calcext:value-type="float">
            <text:p>35</text:p>
          </table:table-cell>
          <table:table-cell table:formula="of:=IF([$Vénusz.$E274]=&quot;+&quot;; [$Vénusz.H274]; -1*[$Vénusz.H274])" office:value-type="float" office:value="37.9" calcext:value-type="float">
            <text:p>37,9</text:p>
          </table:table-cell>
          <table:table-cell table:formula="of:=[.$J276]*3600+[.$K276]*60+[.$L276]" office:value-type="float" office:value="43727.17" calcext:value-type="float">
            <text:p>43727,2</text:p>
          </table:table-cell>
          <table:table-cell table:formula="of:=[.$M276]+[.$N276]/60+[.$O276]/3600" office:value-type="float" office:value="0.593861111111111" calcext:value-type="float">
            <text:p>0,594</text:p>
          </table:table-cell>
        </table:table-row>
        <table:table-row table:style-name="ro1">
          <table:table-cell table:formula="of:=DATE(2022;1;1)+ROW([.A277])-3" office:value-type="date" office:date-value="2022-10-02" calcext:value-type="date">
            <text:p>2022-10-02</text:p>
          </table:table-cell>
          <table:table-cell table:formula="of:=[$Mars.B275]" office:value-type="float" office:value="5" calcext:value-type="float">
            <text:p>5</text:p>
          </table:table-cell>
          <table:table-cell table:formula="of:=[$Mars.C275]" office:value-type="float" office:value="17" calcext:value-type="float">
            <text:p>17</text:p>
          </table:table-cell>
          <table:table-cell table:formula="of:=[$Mars.D275]" office:value-type="float" office:value="8.07" calcext:value-type="float">
            <text:p>8,07</text:p>
          </table:table-cell>
          <table:table-cell table:formula="of:=IF([$Mars.$E275]=&quot;+&quot;; [$Mars.F275]; -1*[$Mars.F275])" office:value-type="float" office:value="22" calcext:value-type="float">
            <text:p>22</text:p>
          </table:table-cell>
          <table:table-cell table:formula="of:=IF([$Mars.$E275]=&quot;+&quot;; [$Mars.G275]; -1*[$Mars.G275])" office:value-type="float" office:value="27" calcext:value-type="float">
            <text:p>27</text:p>
          </table:table-cell>
          <table:table-cell table:formula="of:=IF([$Mars.$E275]=&quot;+&quot;; [$Mars.H275]; -1*[$Mars.H275])" office:value-type="float" office:value="13.6" calcext:value-type="float">
            <text:p>13,6</text:p>
          </table:table-cell>
          <table:table-cell table:formula="of:=[$Mars.$B275]*3600+[$Mars.$C275]*60+[$Mars.$D275]" office:value-type="float" office:value="19028.07" calcext:value-type="float">
            <text:p>19028,1</text:p>
          </table:table-cell>
          <table:table-cell table:formula="of:=[.$E277]+[.$F277]/60+[.$G277]/3600" office:value-type="float" office:value="22.4537777777778" calcext:value-type="float">
            <text:p>22,454</text:p>
          </table:table-cell>
          <table:table-cell table:formula="of:=[$Vénusz.B275]" office:value-type="float" office:value="12" calcext:value-type="float">
            <text:p>12</text:p>
          </table:table-cell>
          <table:table-cell table:formula="of:=[$Vénusz.C275]" office:value-type="float" office:value="13" calcext:value-type="float">
            <text:p>13</text:p>
          </table:table-cell>
          <table:table-cell table:formula="of:=[$Vénusz.D275]" office:value-type="float" office:value="21.23" calcext:value-type="float">
            <text:p>21,23</text:p>
          </table:table-cell>
          <table:table-cell table:formula="of:=IF([$Vénusz.$E275]=&quot;+&quot;; [$Vénusz.F275]; -1*[$Vénusz.F275])" office:value-type="float" office:value="0" calcext:value-type="float">
            <text:p>0</text:p>
          </table:table-cell>
          <table:table-cell table:formula="of:=IF([$Vénusz.$E275]=&quot;+&quot;; [$Vénusz.G275]; -1*[$Vénusz.G275])" office:value-type="float" office:value="5" calcext:value-type="float">
            <text:p>5</text:p>
          </table:table-cell>
          <table:table-cell table:formula="of:=IF([$Vénusz.$E275]=&quot;+&quot;; [$Vénusz.H275]; -1*[$Vénusz.H275])" office:value-type="float" office:value="33.3" calcext:value-type="float">
            <text:p>33,3</text:p>
          </table:table-cell>
          <table:table-cell table:formula="of:=[.$J277]*3600+[.$K277]*60+[.$L277]" office:value-type="float" office:value="44001.23" calcext:value-type="float">
            <text:p>44001,2</text:p>
          </table:table-cell>
          <table:table-cell table:formula="of:=[.$M277]+[.$N277]/60+[.$O277]/3600" office:value-type="float" office:value="0.0925833333333333" calcext:value-type="float">
            <text:p>0,093</text:p>
          </table:table-cell>
        </table:table-row>
        <table:table-row table:style-name="ro1">
          <table:table-cell table:formula="of:=DATE(2022;1;1)+ROW([.A278])-3" office:value-type="date" office:date-value="2022-10-03" calcext:value-type="date">
            <text:p>2022-10-03</text:p>
          </table:table-cell>
          <table:table-cell table:formula="of:=[$Mars.B276]" office:value-type="float" office:value="5" calcext:value-type="float">
            <text:p>5</text:p>
          </table:table-cell>
          <table:table-cell table:formula="of:=[$Mars.C276]" office:value-type="float" office:value="18" calcext:value-type="float">
            <text:p>18</text:p>
          </table:table-cell>
          <table:table-cell table:formula="of:=[$Mars.D276]" office:value-type="float" office:value="33.15" calcext:value-type="float">
            <text:p>33,15</text:p>
          </table:table-cell>
          <table:table-cell table:formula="of:=IF([$Mars.$E276]=&quot;+&quot;; [$Mars.F276]; -1*[$Mars.F276])" office:value-type="float" office:value="22" calcext:value-type="float">
            <text:p>22</text:p>
          </table:table-cell>
          <table:table-cell table:formula="of:=IF([$Mars.$E276]=&quot;+&quot;; [$Mars.G276]; -1*[$Mars.G276])" office:value-type="float" office:value="30" calcext:value-type="float">
            <text:p>30</text:p>
          </table:table-cell>
          <table:table-cell table:formula="of:=IF([$Mars.$E276]=&quot;+&quot;; [$Mars.H276]; -1*[$Mars.H276])" office:value-type="float" office:value="25.3" calcext:value-type="float">
            <text:p>25,3</text:p>
          </table:table-cell>
          <table:table-cell table:formula="of:=[$Mars.$B276]*3600+[$Mars.$C276]*60+[$Mars.$D276]" office:value-type="float" office:value="19113.15" calcext:value-type="float">
            <text:p>19113,2</text:p>
          </table:table-cell>
          <table:table-cell table:formula="of:=[.$E278]+[.$F278]/60+[.$G278]/3600" office:value-type="float" office:value="22.5070277777778" calcext:value-type="float">
            <text:p>22,507</text:p>
          </table:table-cell>
          <table:table-cell table:formula="of:=[$Vénusz.B276]" office:value-type="float" office:value="12" calcext:value-type="float">
            <text:p>12</text:p>
          </table:table-cell>
          <table:table-cell table:formula="of:=[$Vénusz.C276]" office:value-type="float" office:value="17" calcext:value-type="float">
            <text:p>17</text:p>
          </table:table-cell>
          <table:table-cell table:formula="of:=[$Vénusz.D276]" office:value-type="float" office:value="55.32" calcext:value-type="float">
            <text:p>55,32</text:p>
          </table:table-cell>
          <table:table-cell table:formula="of:=IF([$Vénusz.$E276]=&quot;+&quot;; [$Vénusz.F276]; -1*[$Vénusz.F276])" office:value-type="float" office:value="-0" calcext:value-type="float">
            <text:p>0</text:p>
          </table:table-cell>
          <table:table-cell table:formula="of:=IF([$Vénusz.$E276]=&quot;+&quot;; [$Vénusz.G276]; -1*[$Vénusz.G276])" office:value-type="float" office:value="-24" calcext:value-type="float">
            <text:p>-24</text:p>
          </table:table-cell>
          <table:table-cell table:formula="of:=IF([$Vénusz.$E276]=&quot;+&quot;; [$Vénusz.H276]; -1*[$Vénusz.H276])" office:value-type="float" office:value="-33.1" calcext:value-type="float">
            <text:p>-33,1</text:p>
          </table:table-cell>
          <table:table-cell table:formula="of:=[.$J278]*3600+[.$K278]*60+[.$L278]" office:value-type="float" office:value="44275.32" calcext:value-type="float">
            <text:p>44275,3</text:p>
          </table:table-cell>
          <table:table-cell table:formula="of:=[.$M278]+[.$N278]/60+[.$O278]/3600" office:value-type="float" office:value="-0.409194444444444" calcext:value-type="float">
            <text:p>-0,409</text:p>
          </table:table-cell>
        </table:table-row>
        <table:table-row table:style-name="ro1">
          <table:table-cell table:formula="of:=DATE(2022;1;1)+ROW([.A279])-3" office:value-type="date" office:date-value="2022-10-04" calcext:value-type="date">
            <text:p>2022-10-04</text:p>
          </table:table-cell>
          <table:table-cell table:formula="of:=[$Mars.B277]" office:value-type="float" office:value="5" calcext:value-type="float">
            <text:p>5</text:p>
          </table:table-cell>
          <table:table-cell table:formula="of:=[$Mars.C277]" office:value-type="float" office:value="19" calcext:value-type="float">
            <text:p>19</text:p>
          </table:table-cell>
          <table:table-cell table:formula="of:=[$Mars.D277]" office:value-type="float" office:value="55.96" calcext:value-type="float">
            <text:p>55,96</text:p>
          </table:table-cell>
          <table:table-cell table:formula="of:=IF([$Mars.$E277]=&quot;+&quot;; [$Mars.F277]; -1*[$Mars.F277])" office:value-type="float" office:value="22" calcext:value-type="float">
            <text:p>22</text:p>
          </table:table-cell>
          <table:table-cell table:formula="of:=IF([$Mars.$E277]=&quot;+&quot;; [$Mars.G277]; -1*[$Mars.G277])" office:value-type="float" office:value="33" calcext:value-type="float">
            <text:p>33</text:p>
          </table:table-cell>
          <table:table-cell table:formula="of:=IF([$Mars.$E277]=&quot;+&quot;; [$Mars.H277]; -1*[$Mars.H277])" office:value-type="float" office:value="33.8" calcext:value-type="float">
            <text:p>33,8</text:p>
          </table:table-cell>
          <table:table-cell table:formula="of:=[$Mars.$B277]*3600+[$Mars.$C277]*60+[$Mars.$D277]" office:value-type="float" office:value="19195.96" calcext:value-type="float">
            <text:p>19196,0</text:p>
          </table:table-cell>
          <table:table-cell table:formula="of:=[.$E279]+[.$F279]/60+[.$G279]/3600" office:value-type="float" office:value="22.5593888888889" calcext:value-type="float">
            <text:p>22,559</text:p>
          </table:table-cell>
          <table:table-cell table:formula="of:=[$Vénusz.B277]" office:value-type="float" office:value="12" calcext:value-type="float">
            <text:p>12</text:p>
          </table:table-cell>
          <table:table-cell table:formula="of:=[$Vénusz.C277]" office:value-type="float" office:value="22" calcext:value-type="float">
            <text:p>22</text:p>
          </table:table-cell>
          <table:table-cell table:formula="of:=[$Vénusz.D277]" office:value-type="float" office:value="29.45" calcext:value-type="float">
            <text:p>29,45</text:p>
          </table:table-cell>
          <table:table-cell table:formula="of:=IF([$Vénusz.$E277]=&quot;+&quot;; [$Vénusz.F277]; -1*[$Vénusz.F277])" office:value-type="float" office:value="-0" calcext:value-type="float">
            <text:p>0</text:p>
          </table:table-cell>
          <table:table-cell table:formula="of:=IF([$Vénusz.$E277]=&quot;+&quot;; [$Vénusz.G277]; -1*[$Vénusz.G277])" office:value-type="float" office:value="-54" calcext:value-type="float">
            <text:p>-54</text:p>
          </table:table-cell>
          <table:table-cell table:formula="of:=IF([$Vénusz.$E277]=&quot;+&quot;; [$Vénusz.H277]; -1*[$Vénusz.H277])" office:value-type="float" office:value="-40.6" calcext:value-type="float">
            <text:p>-40,6</text:p>
          </table:table-cell>
          <table:table-cell table:formula="of:=[.$J279]*3600+[.$K279]*60+[.$L279]" office:value-type="float" office:value="44549.45" calcext:value-type="float">
            <text:p>44549,5</text:p>
          </table:table-cell>
          <table:table-cell table:formula="of:=[.$M279]+[.$N279]/60+[.$O279]/3600" office:value-type="float" office:value="-0.911277777777778" calcext:value-type="float">
            <text:p>-0,911</text:p>
          </table:table-cell>
        </table:table-row>
        <table:table-row table:style-name="ro1">
          <table:table-cell table:formula="of:=DATE(2022;1;1)+ROW([.A280])-3" office:value-type="date" office:date-value="2022-10-05" calcext:value-type="date">
            <text:p>2022-10-05</text:p>
          </table:table-cell>
          <table:table-cell table:formula="of:=[$Mars.B278]" office:value-type="float" office:value="5" calcext:value-type="float">
            <text:p>5</text:p>
          </table:table-cell>
          <table:table-cell table:formula="of:=[$Mars.C278]" office:value-type="float" office:value="21" calcext:value-type="float">
            <text:p>21</text:p>
          </table:table-cell>
          <table:table-cell table:formula="of:=[$Mars.D278]" office:value-type="float" office:value="16.44" calcext:value-type="float">
            <text:p>16,44</text:p>
          </table:table-cell>
          <table:table-cell table:formula="of:=IF([$Mars.$E278]=&quot;+&quot;; [$Mars.F278]; -1*[$Mars.F278])" office:value-type="float" office:value="22" calcext:value-type="float">
            <text:p>22</text:p>
          </table:table-cell>
          <table:table-cell table:formula="of:=IF([$Mars.$E278]=&quot;+&quot;; [$Mars.G278]; -1*[$Mars.G278])" office:value-type="float" office:value="36" calcext:value-type="float">
            <text:p>36</text:p>
          </table:table-cell>
          <table:table-cell table:formula="of:=IF([$Mars.$E278]=&quot;+&quot;; [$Mars.H278]; -1*[$Mars.H278])" office:value-type="float" office:value="39.3" calcext:value-type="float">
            <text:p>39,3</text:p>
          </table:table-cell>
          <table:table-cell table:formula="of:=[$Mars.$B278]*3600+[$Mars.$C278]*60+[$Mars.$D278]" office:value-type="float" office:value="19276.44" calcext:value-type="float">
            <text:p>19276,4</text:p>
          </table:table-cell>
          <table:table-cell table:formula="of:=[.$E280]+[.$F280]/60+[.$G280]/3600" office:value-type="float" office:value="22.6109166666667" calcext:value-type="float">
            <text:p>22,611</text:p>
          </table:table-cell>
          <table:table-cell table:formula="of:=[$Vénusz.B278]" office:value-type="float" office:value="12" calcext:value-type="float">
            <text:p>12</text:p>
          </table:table-cell>
          <table:table-cell table:formula="of:=[$Vénusz.C278]" office:value-type="float" office:value="27" calcext:value-type="float">
            <text:p>27</text:p>
          </table:table-cell>
          <table:table-cell table:formula="of:=[$Vénusz.D278]" office:value-type="float" office:value="3.68" calcext:value-type="float">
            <text:p>3,68</text:p>
          </table:table-cell>
          <table:table-cell table:formula="of:=IF([$Vénusz.$E278]=&quot;+&quot;; [$Vénusz.F278]; -1*[$Vénusz.F278])" office:value-type="float" office:value="-1" calcext:value-type="float">
            <text:p>-1</text:p>
          </table:table-cell>
          <table:table-cell table:formula="of:=IF([$Vénusz.$E278]=&quot;+&quot;; [$Vénusz.G278]; -1*[$Vénusz.G278])" office:value-type="float" office:value="-24" calcext:value-type="float">
            <text:p>-24</text:p>
          </table:table-cell>
          <table:table-cell table:formula="of:=IF([$Vénusz.$E278]=&quot;+&quot;; [$Vénusz.H278]; -1*[$Vénusz.H278])" office:value-type="float" office:value="-48.4" calcext:value-type="float">
            <text:p>-48,4</text:p>
          </table:table-cell>
          <table:table-cell table:formula="of:=[.$J280]*3600+[.$K280]*60+[.$L280]" office:value-type="float" office:value="44823.68" calcext:value-type="float">
            <text:p>44823,7</text:p>
          </table:table-cell>
          <table:table-cell table:formula="of:=[.$M280]+[.$N280]/60+[.$O280]/3600" office:value-type="float" office:value="-1.41344444444444" calcext:value-type="float">
            <text:p>-1,413</text:p>
          </table:table-cell>
        </table:table-row>
        <table:table-row table:style-name="ro1">
          <table:table-cell table:formula="of:=DATE(2022;1;1)+ROW([.A281])-3" office:value-type="date" office:date-value="2022-10-06" calcext:value-type="date">
            <text:p>2022-10-06</text:p>
          </table:table-cell>
          <table:table-cell table:formula="of:=[$Mars.B279]" office:value-type="float" office:value="5" calcext:value-type="float">
            <text:p>5</text:p>
          </table:table-cell>
          <table:table-cell table:formula="of:=[$Mars.C279]" office:value-type="float" office:value="22" calcext:value-type="float">
            <text:p>22</text:p>
          </table:table-cell>
          <table:table-cell table:formula="of:=[$Mars.D279]" office:value-type="float" office:value="34.55" calcext:value-type="float">
            <text:p>34,55</text:p>
          </table:table-cell>
          <table:table-cell table:formula="of:=IF([$Mars.$E279]=&quot;+&quot;; [$Mars.F279]; -1*[$Mars.F279])" office:value-type="float" office:value="22" calcext:value-type="float">
            <text:p>22</text:p>
          </table:table-cell>
          <table:table-cell table:formula="of:=IF([$Mars.$E279]=&quot;+&quot;; [$Mars.G279]; -1*[$Mars.G279])" office:value-type="float" office:value="39" calcext:value-type="float">
            <text:p>39</text:p>
          </table:table-cell>
          <table:table-cell table:formula="of:=IF([$Mars.$E279]=&quot;+&quot;; [$Mars.H279]; -1*[$Mars.H279])" office:value-type="float" office:value="41.9" calcext:value-type="float">
            <text:p>41,9</text:p>
          </table:table-cell>
          <table:table-cell table:formula="of:=[$Mars.$B279]*3600+[$Mars.$C279]*60+[$Mars.$D279]" office:value-type="float" office:value="19354.55" calcext:value-type="float">
            <text:p>19354,6</text:p>
          </table:table-cell>
          <table:table-cell table:formula="of:=[.$E281]+[.$F281]/60+[.$G281]/3600" office:value-type="float" office:value="22.6616388888889" calcext:value-type="float">
            <text:p>22,662</text:p>
          </table:table-cell>
          <table:table-cell table:formula="of:=[$Vénusz.B279]" office:value-type="float" office:value="12" calcext:value-type="float">
            <text:p>12</text:p>
          </table:table-cell>
          <table:table-cell table:formula="of:=[$Vénusz.C279]" office:value-type="float" office:value="31" calcext:value-type="float">
            <text:p>31</text:p>
          </table:table-cell>
          <table:table-cell table:formula="of:=[$Vénusz.D279]" office:value-type="float" office:value="38.05" calcext:value-type="float">
            <text:p>38,05</text:p>
          </table:table-cell>
          <table:table-cell table:formula="of:=IF([$Vénusz.$E279]=&quot;+&quot;; [$Vénusz.F279]; -1*[$Vénusz.F279])" office:value-type="float" office:value="-1" calcext:value-type="float">
            <text:p>-1</text:p>
          </table:table-cell>
          <table:table-cell table:formula="of:=IF([$Vénusz.$E279]=&quot;+&quot;; [$Vénusz.G279]; -1*[$Vénusz.G279])" office:value-type="float" office:value="-54" calcext:value-type="float">
            <text:p>-54</text:p>
          </table:table-cell>
          <table:table-cell table:formula="of:=IF([$Vénusz.$E279]=&quot;+&quot;; [$Vénusz.H279]; -1*[$Vénusz.H279])" office:value-type="float" office:value="-55.9" calcext:value-type="float">
            <text:p>-55,9</text:p>
          </table:table-cell>
          <table:table-cell table:formula="of:=[.$J281]*3600+[.$K281]*60+[.$L281]" office:value-type="float" office:value="45098.05" calcext:value-type="float">
            <text:p>45098,1</text:p>
          </table:table-cell>
          <table:table-cell table:formula="of:=[.$M281]+[.$N281]/60+[.$O281]/3600" office:value-type="float" office:value="-1.91552777777778" calcext:value-type="float">
            <text:p>-1,916</text:p>
          </table:table-cell>
        </table:table-row>
        <table:table-row table:style-name="ro1">
          <table:table-cell table:formula="of:=DATE(2022;1;1)+ROW([.A282])-3" office:value-type="date" office:date-value="2022-10-07" calcext:value-type="date">
            <text:p>2022-10-07</text:p>
          </table:table-cell>
          <table:table-cell table:formula="of:=[$Mars.B280]" office:value-type="float" office:value="5" calcext:value-type="float">
            <text:p>5</text:p>
          </table:table-cell>
          <table:table-cell table:formula="of:=[$Mars.C280]" office:value-type="float" office:value="23" calcext:value-type="float">
            <text:p>23</text:p>
          </table:table-cell>
          <table:table-cell table:formula="of:=[$Mars.D280]" office:value-type="float" office:value="50.24" calcext:value-type="float">
            <text:p>50,24</text:p>
          </table:table-cell>
          <table:table-cell table:formula="of:=IF([$Mars.$E280]=&quot;+&quot;; [$Mars.F280]; -1*[$Mars.F280])" office:value-type="float" office:value="22" calcext:value-type="float">
            <text:p>22</text:p>
          </table:table-cell>
          <table:table-cell table:formula="of:=IF([$Mars.$E280]=&quot;+&quot;; [$Mars.G280]; -1*[$Mars.G280])" office:value-type="float" office:value="42" calcext:value-type="float">
            <text:p>42</text:p>
          </table:table-cell>
          <table:table-cell table:formula="of:=IF([$Mars.$E280]=&quot;+&quot;; [$Mars.H280]; -1*[$Mars.H280])" office:value-type="float" office:value="41.9" calcext:value-type="float">
            <text:p>41,9</text:p>
          </table:table-cell>
          <table:table-cell table:formula="of:=[$Mars.$B280]*3600+[$Mars.$C280]*60+[$Mars.$D280]" office:value-type="float" office:value="19430.24" calcext:value-type="float">
            <text:p>19430,2</text:p>
          </table:table-cell>
          <table:table-cell table:formula="of:=[.$E282]+[.$F282]/60+[.$G282]/3600" office:value-type="float" office:value="22.7116388888889" calcext:value-type="float">
            <text:p>22,712</text:p>
          </table:table-cell>
          <table:table-cell table:formula="of:=[$Vénusz.B280]" office:value-type="float" office:value="12" calcext:value-type="float">
            <text:p>12</text:p>
          </table:table-cell>
          <table:table-cell table:formula="of:=[$Vénusz.C280]" office:value-type="float" office:value="36" calcext:value-type="float">
            <text:p>36</text:p>
          </table:table-cell>
          <table:table-cell table:formula="of:=[$Vénusz.D280]" office:value-type="float" office:value="12.59" calcext:value-type="float">
            <text:p>12,59</text:p>
          </table:table-cell>
          <table:table-cell table:formula="of:=IF([$Vénusz.$E280]=&quot;+&quot;; [$Vénusz.F280]; -1*[$Vénusz.F280])" office:value-type="float" office:value="-2" calcext:value-type="float">
            <text:p>-2</text:p>
          </table:table-cell>
          <table:table-cell table:formula="of:=IF([$Vénusz.$E280]=&quot;+&quot;; [$Vénusz.G280]; -1*[$Vénusz.G280])" office:value-type="float" office:value="-25" calcext:value-type="float">
            <text:p>-25</text:p>
          </table:table-cell>
          <table:table-cell table:formula="of:=IF([$Vénusz.$E280]=&quot;+&quot;; [$Vénusz.H280]; -1*[$Vénusz.H280])" office:value-type="float" office:value="-2.2" calcext:value-type="float">
            <text:p>-2,2</text:p>
          </table:table-cell>
          <table:table-cell table:formula="of:=[.$J282]*3600+[.$K282]*60+[.$L282]" office:value-type="float" office:value="45372.59" calcext:value-type="float">
            <text:p>45372,6</text:p>
          </table:table-cell>
          <table:table-cell table:formula="of:=[.$M282]+[.$N282]/60+[.$O282]/3600" office:value-type="float" office:value="-2.41727777777778" calcext:value-type="float">
            <text:p>-2,417</text:p>
          </table:table-cell>
        </table:table-row>
        <table:table-row table:style-name="ro1">
          <table:table-cell table:formula="of:=DATE(2022;1;1)+ROW([.A283])-3" office:value-type="date" office:date-value="2022-10-08" calcext:value-type="date">
            <text:p>2022-10-08</text:p>
          </table:table-cell>
          <table:table-cell table:formula="of:=[$Mars.B281]" office:value-type="float" office:value="5" calcext:value-type="float">
            <text:p>5</text:p>
          </table:table-cell>
          <table:table-cell table:formula="of:=[$Mars.C281]" office:value-type="float" office:value="25" calcext:value-type="float">
            <text:p>25</text:p>
          </table:table-cell>
          <table:table-cell table:formula="of:=[$Mars.D281]" office:value-type="float" office:value="3.46" calcext:value-type="float">
            <text:p>3,46</text:p>
          </table:table-cell>
          <table:table-cell table:formula="of:=IF([$Mars.$E281]=&quot;+&quot;; [$Mars.F281]; -1*[$Mars.F281])" office:value-type="float" office:value="22" calcext:value-type="float">
            <text:p>22</text:p>
          </table:table-cell>
          <table:table-cell table:formula="of:=IF([$Mars.$E281]=&quot;+&quot;; [$Mars.G281]; -1*[$Mars.G281])" office:value-type="float" office:value="45" calcext:value-type="float">
            <text:p>45</text:p>
          </table:table-cell>
          <table:table-cell table:formula="of:=IF([$Mars.$E281]=&quot;+&quot;; [$Mars.H281]; -1*[$Mars.H281])" office:value-type="float" office:value="39.6" calcext:value-type="float">
            <text:p>39,6</text:p>
          </table:table-cell>
          <table:table-cell table:formula="of:=[$Mars.$B281]*3600+[$Mars.$C281]*60+[$Mars.$D281]" office:value-type="float" office:value="19503.46" calcext:value-type="float">
            <text:p>19503,5</text:p>
          </table:table-cell>
          <table:table-cell table:formula="of:=[.$E283]+[.$F283]/60+[.$G283]/3600" office:value-type="float" office:value="22.761" calcext:value-type="float">
            <text:p>22,761</text:p>
          </table:table-cell>
          <table:table-cell table:formula="of:=[$Vénusz.B281]" office:value-type="float" office:value="12" calcext:value-type="float">
            <text:p>12</text:p>
          </table:table-cell>
          <table:table-cell table:formula="of:=[$Vénusz.C281]" office:value-type="float" office:value="40" calcext:value-type="float">
            <text:p>40</text:p>
          </table:table-cell>
          <table:table-cell table:formula="of:=[$Vénusz.D281]" office:value-type="float" office:value="47.36" calcext:value-type="float">
            <text:p>47,36</text:p>
          </table:table-cell>
          <table:table-cell table:formula="of:=IF([$Vénusz.$E281]=&quot;+&quot;; [$Vénusz.F281]; -1*[$Vénusz.F281])" office:value-type="float" office:value="-2" calcext:value-type="float">
            <text:p>-2</text:p>
          </table:table-cell>
          <table:table-cell table:formula="of:=IF([$Vénusz.$E281]=&quot;+&quot;; [$Vénusz.G281]; -1*[$Vénusz.G281])" office:value-type="float" office:value="-55" calcext:value-type="float">
            <text:p>-55</text:p>
          </table:table-cell>
          <table:table-cell table:formula="of:=IF([$Vénusz.$E281]=&quot;+&quot;; [$Vénusz.H281]; -1*[$Vénusz.H281])" office:value-type="float" office:value="-6.7" calcext:value-type="float">
            <text:p>-6,7</text:p>
          </table:table-cell>
          <table:table-cell table:formula="of:=[.$J283]*3600+[.$K283]*60+[.$L283]" office:value-type="float" office:value="45647.36" calcext:value-type="float">
            <text:p>45647,4</text:p>
          </table:table-cell>
          <table:table-cell table:formula="of:=[.$M283]+[.$N283]/60+[.$O283]/3600" office:value-type="float" office:value="-2.91852777777778" calcext:value-type="float">
            <text:p>-2,919</text:p>
          </table:table-cell>
        </table:table-row>
        <table:table-row table:style-name="ro1">
          <table:table-cell table:formula="of:=DATE(2022;1;1)+ROW([.A284])-3" office:value-type="date" office:date-value="2022-10-09" calcext:value-type="date">
            <text:p>2022-10-09</text:p>
          </table:table-cell>
          <table:table-cell table:formula="of:=[$Mars.B282]" office:value-type="float" office:value="5" calcext:value-type="float">
            <text:p>5</text:p>
          </table:table-cell>
          <table:table-cell table:formula="of:=[$Mars.C282]" office:value-type="float" office:value="26" calcext:value-type="float">
            <text:p>26</text:p>
          </table:table-cell>
          <table:table-cell table:formula="of:=[$Mars.D282]" office:value-type="float" office:value="14.15" calcext:value-type="float">
            <text:p>14,15</text:p>
          </table:table-cell>
          <table:table-cell table:formula="of:=IF([$Mars.$E282]=&quot;+&quot;; [$Mars.F282]; -1*[$Mars.F282])" office:value-type="float" office:value="22" calcext:value-type="float">
            <text:p>22</text:p>
          </table:table-cell>
          <table:table-cell table:formula="of:=IF([$Mars.$E282]=&quot;+&quot;; [$Mars.G282]; -1*[$Mars.G282])" office:value-type="float" office:value="48" calcext:value-type="float">
            <text:p>48</text:p>
          </table:table-cell>
          <table:table-cell table:formula="of:=IF([$Mars.$E282]=&quot;+&quot;; [$Mars.H282]; -1*[$Mars.H282])" office:value-type="float" office:value="35" calcext:value-type="float">
            <text:p>35</text:p>
          </table:table-cell>
          <table:table-cell table:formula="of:=[$Mars.$B282]*3600+[$Mars.$C282]*60+[$Mars.$D282]" office:value-type="float" office:value="19574.15" calcext:value-type="float">
            <text:p>19574,2</text:p>
          </table:table-cell>
          <table:table-cell table:formula="of:=[.$E284]+[.$F284]/60+[.$G284]/3600" office:value-type="float" office:value="22.8097222222222" calcext:value-type="float">
            <text:p>22,810</text:p>
          </table:table-cell>
          <table:table-cell table:formula="of:=[$Vénusz.B282]" office:value-type="float" office:value="12" calcext:value-type="float">
            <text:p>12</text:p>
          </table:table-cell>
          <table:table-cell table:formula="of:=[$Vénusz.C282]" office:value-type="float" office:value="45" calcext:value-type="float">
            <text:p>45</text:p>
          </table:table-cell>
          <table:table-cell table:formula="of:=[$Vénusz.D282]" office:value-type="float" office:value="22.4" calcext:value-type="float">
            <text:p>22,4</text:p>
          </table:table-cell>
          <table:table-cell table:formula="of:=IF([$Vénusz.$E282]=&quot;+&quot;; [$Vénusz.F282]; -1*[$Vénusz.F282])" office:value-type="float" office:value="-3" calcext:value-type="float">
            <text:p>-3</text:p>
          </table:table-cell>
          <table:table-cell table:formula="of:=IF([$Vénusz.$E282]=&quot;+&quot;; [$Vénusz.G282]; -1*[$Vénusz.G282])" office:value-type="float" office:value="-25" calcext:value-type="float">
            <text:p>-25</text:p>
          </table:table-cell>
          <table:table-cell table:formula="of:=IF([$Vénusz.$E282]=&quot;+&quot;; [$Vénusz.H282]; -1*[$Vénusz.H282])" office:value-type="float" office:value="-8.6" calcext:value-type="float">
            <text:p>-8,6</text:p>
          </table:table-cell>
          <table:table-cell table:formula="of:=[.$J284]*3600+[.$K284]*60+[.$L284]" office:value-type="float" office:value="45922.4" calcext:value-type="float">
            <text:p>45922,4</text:p>
          </table:table-cell>
          <table:table-cell table:formula="of:=[.$M284]+[.$N284]/60+[.$O284]/3600" office:value-type="float" office:value="-3.41905555555556" calcext:value-type="float">
            <text:p>-3,419</text:p>
          </table:table-cell>
        </table:table-row>
        <table:table-row table:style-name="ro1">
          <table:table-cell table:formula="of:=DATE(2022;1;1)+ROW([.A285])-3" office:value-type="date" office:date-value="2022-10-10" calcext:value-type="date">
            <text:p>2022-10-10</text:p>
          </table:table-cell>
          <table:table-cell table:formula="of:=[$Mars.B283]" office:value-type="float" office:value="5" calcext:value-type="float">
            <text:p>5</text:p>
          </table:table-cell>
          <table:table-cell table:formula="of:=[$Mars.C283]" office:value-type="float" office:value="27" calcext:value-type="float">
            <text:p>27</text:p>
          </table:table-cell>
          <table:table-cell table:formula="of:=[$Mars.D283]" office:value-type="float" office:value="22.26" calcext:value-type="float">
            <text:p>22,26</text:p>
          </table:table-cell>
          <table:table-cell table:formula="of:=IF([$Mars.$E283]=&quot;+&quot;; [$Mars.F283]; -1*[$Mars.F283])" office:value-type="float" office:value="22" calcext:value-type="float">
            <text:p>22</text:p>
          </table:table-cell>
          <table:table-cell table:formula="of:=IF([$Mars.$E283]=&quot;+&quot;; [$Mars.G283]; -1*[$Mars.G283])" office:value-type="float" office:value="51" calcext:value-type="float">
            <text:p>51</text:p>
          </table:table-cell>
          <table:table-cell table:formula="of:=IF([$Mars.$E283]=&quot;+&quot;; [$Mars.H283]; -1*[$Mars.H283])" office:value-type="float" office:value="28.4" calcext:value-type="float">
            <text:p>28,4</text:p>
          </table:table-cell>
          <table:table-cell table:formula="of:=[$Mars.$B283]*3600+[$Mars.$C283]*60+[$Mars.$D283]" office:value-type="float" office:value="19642.26" calcext:value-type="float">
            <text:p>19642,3</text:p>
          </table:table-cell>
          <table:table-cell table:formula="of:=[.$E285]+[.$F285]/60+[.$G285]/3600" office:value-type="float" office:value="22.8578888888889" calcext:value-type="float">
            <text:p>22,858</text:p>
          </table:table-cell>
          <table:table-cell table:formula="of:=[$Vénusz.B283]" office:value-type="float" office:value="12" calcext:value-type="float">
            <text:p>12</text:p>
          </table:table-cell>
          <table:table-cell table:formula="of:=[$Vénusz.C283]" office:value-type="float" office:value="49" calcext:value-type="float">
            <text:p>49</text:p>
          </table:table-cell>
          <table:table-cell table:formula="of:=[$Vénusz.D283]" office:value-type="float" office:value="57.74" calcext:value-type="float">
            <text:p>57,74</text:p>
          </table:table-cell>
          <table:table-cell table:formula="of:=IF([$Vénusz.$E283]=&quot;+&quot;; [$Vénusz.F283]; -1*[$Vénusz.F283])" office:value-type="float" office:value="-3" calcext:value-type="float">
            <text:p>-3</text:p>
          </table:table-cell>
          <table:table-cell table:formula="of:=IF([$Vénusz.$E283]=&quot;+&quot;; [$Vénusz.G283]; -1*[$Vénusz.G283])" office:value-type="float" office:value="-55" calcext:value-type="float">
            <text:p>-55</text:p>
          </table:table-cell>
          <table:table-cell table:formula="of:=IF([$Vénusz.$E283]=&quot;+&quot;; [$Vénusz.H283]; -1*[$Vénusz.H283])" office:value-type="float" office:value="-7.2" calcext:value-type="float">
            <text:p>-7,2</text:p>
          </table:table-cell>
          <table:table-cell table:formula="of:=[.$J285]*3600+[.$K285]*60+[.$L285]" office:value-type="float" office:value="46197.74" calcext:value-type="float">
            <text:p>46197,7</text:p>
          </table:table-cell>
          <table:table-cell table:formula="of:=[.$M285]+[.$N285]/60+[.$O285]/3600" office:value-type="float" office:value="-3.91866666666667" calcext:value-type="float">
            <text:p>-3,919</text:p>
          </table:table-cell>
        </table:table-row>
        <table:table-row table:style-name="ro1">
          <table:table-cell table:formula="of:=DATE(2022;1;1)+ROW([.A286])-3" office:value-type="date" office:date-value="2022-10-11" calcext:value-type="date">
            <text:p>2022-10-11</text:p>
          </table:table-cell>
          <table:table-cell table:formula="of:=[$Mars.B284]" office:value-type="float" office:value="5" calcext:value-type="float">
            <text:p>5</text:p>
          </table:table-cell>
          <table:table-cell table:formula="of:=[$Mars.C284]" office:value-type="float" office:value="28" calcext:value-type="float">
            <text:p>28</text:p>
          </table:table-cell>
          <table:table-cell table:formula="of:=[$Mars.D284]" office:value-type="float" office:value="27.72" calcext:value-type="float">
            <text:p>27,72</text:p>
          </table:table-cell>
          <table:table-cell table:formula="of:=IF([$Mars.$E284]=&quot;+&quot;; [$Mars.F284]; -1*[$Mars.F284])" office:value-type="float" office:value="22" calcext:value-type="float">
            <text:p>22</text:p>
          </table:table-cell>
          <table:table-cell table:formula="of:=IF([$Mars.$E284]=&quot;+&quot;; [$Mars.G284]; -1*[$Mars.G284])" office:value-type="float" office:value="54" calcext:value-type="float">
            <text:p>54</text:p>
          </table:table-cell>
          <table:table-cell table:formula="of:=IF([$Mars.$E284]=&quot;+&quot;; [$Mars.H284]; -1*[$Mars.H284])" office:value-type="float" office:value="19.9" calcext:value-type="float">
            <text:p>19,9</text:p>
          </table:table-cell>
          <table:table-cell table:formula="of:=[$Mars.$B284]*3600+[$Mars.$C284]*60+[$Mars.$D284]" office:value-type="float" office:value="19707.72" calcext:value-type="float">
            <text:p>19707,7</text:p>
          </table:table-cell>
          <table:table-cell table:formula="of:=[.$E286]+[.$F286]/60+[.$G286]/3600" office:value-type="float" office:value="22.9055277777778" calcext:value-type="float">
            <text:p>22,906</text:p>
          </table:table-cell>
          <table:table-cell table:formula="of:=[$Vénusz.B284]" office:value-type="float" office:value="12" calcext:value-type="float">
            <text:p>12</text:p>
          </table:table-cell>
          <table:table-cell table:formula="of:=[$Vénusz.C284]" office:value-type="float" office:value="54" calcext:value-type="float">
            <text:p>54</text:p>
          </table:table-cell>
          <table:table-cell table:formula="of:=[$Vénusz.D284]" office:value-type="float" office:value="33.44" calcext:value-type="float">
            <text:p>33,44</text:p>
          </table:table-cell>
          <table:table-cell table:formula="of:=IF([$Vénusz.$E284]=&quot;+&quot;; [$Vénusz.F284]; -1*[$Vénusz.F284])" office:value-type="float" office:value="-4" calcext:value-type="float">
            <text:p>-4</text:p>
          </table:table-cell>
          <table:table-cell table:formula="of:=IF([$Vénusz.$E284]=&quot;+&quot;; [$Vénusz.G284]; -1*[$Vénusz.G284])" office:value-type="float" office:value="-25" calcext:value-type="float">
            <text:p>-25</text:p>
          </table:table-cell>
          <table:table-cell table:formula="of:=IF([$Vénusz.$E284]=&quot;+&quot;; [$Vénusz.H284]; -1*[$Vénusz.H284])" office:value-type="float" office:value="-1.8" calcext:value-type="float">
            <text:p>-1,8</text:p>
          </table:table-cell>
          <table:table-cell table:formula="of:=[.$J286]*3600+[.$K286]*60+[.$L286]" office:value-type="float" office:value="46473.44" calcext:value-type="float">
            <text:p>46473,4</text:p>
          </table:table-cell>
          <table:table-cell table:formula="of:=[.$M286]+[.$N286]/60+[.$O286]/3600" office:value-type="float" office:value="-4.41716666666667" calcext:value-type="float">
            <text:p>-4,417</text:p>
          </table:table-cell>
        </table:table-row>
        <table:table-row table:style-name="ro1">
          <table:table-cell table:formula="of:=DATE(2022;1;1)+ROW([.A287])-3" office:value-type="date" office:date-value="2022-10-12" calcext:value-type="date">
            <text:p>2022-10-12</text:p>
          </table:table-cell>
          <table:table-cell table:formula="of:=[$Mars.B285]" office:value-type="float" office:value="5" calcext:value-type="float">
            <text:p>5</text:p>
          </table:table-cell>
          <table:table-cell table:formula="of:=[$Mars.C285]" office:value-type="float" office:value="29" calcext:value-type="float">
            <text:p>29</text:p>
          </table:table-cell>
          <table:table-cell table:formula="of:=[$Mars.D285]" office:value-type="float" office:value="30.47" calcext:value-type="float">
            <text:p>30,47</text:p>
          </table:table-cell>
          <table:table-cell table:formula="of:=IF([$Mars.$E285]=&quot;+&quot;; [$Mars.F285]; -1*[$Mars.F285])" office:value-type="float" office:value="22" calcext:value-type="float">
            <text:p>22</text:p>
          </table:table-cell>
          <table:table-cell table:formula="of:=IF([$Mars.$E285]=&quot;+&quot;; [$Mars.G285]; -1*[$Mars.G285])" office:value-type="float" office:value="57" calcext:value-type="float">
            <text:p>57</text:p>
          </table:table-cell>
          <table:table-cell table:formula="of:=IF([$Mars.$E285]=&quot;+&quot;; [$Mars.H285]; -1*[$Mars.H285])" office:value-type="float" office:value="9.8" calcext:value-type="float">
            <text:p>9,8</text:p>
          </table:table-cell>
          <table:table-cell table:formula="of:=[$Mars.$B285]*3600+[$Mars.$C285]*60+[$Mars.$D285]" office:value-type="float" office:value="19770.47" calcext:value-type="float">
            <text:p>19770,5</text:p>
          </table:table-cell>
          <table:table-cell table:formula="of:=[.$E287]+[.$F287]/60+[.$G287]/3600" office:value-type="float" office:value="22.9527222222222" calcext:value-type="float">
            <text:p>22,953</text:p>
          </table:table-cell>
          <table:table-cell table:formula="of:=[$Vénusz.B285]" office:value-type="float" office:value="12" calcext:value-type="float">
            <text:p>12</text:p>
          </table:table-cell>
          <table:table-cell table:formula="of:=[$Vénusz.C285]" office:value-type="float" office:value="59" calcext:value-type="float">
            <text:p>59</text:p>
          </table:table-cell>
          <table:table-cell table:formula="of:=[$Vénusz.D285]" office:value-type="float" office:value="9.54" calcext:value-type="float">
            <text:p>9,54</text:p>
          </table:table-cell>
          <table:table-cell table:formula="of:=IF([$Vénusz.$E285]=&quot;+&quot;; [$Vénusz.F285]; -1*[$Vénusz.F285])" office:value-type="float" office:value="-4" calcext:value-type="float">
            <text:p>-4</text:p>
          </table:table-cell>
          <table:table-cell table:formula="of:=IF([$Vénusz.$E285]=&quot;+&quot;; [$Vénusz.G285]; -1*[$Vénusz.G285])" office:value-type="float" office:value="-54" calcext:value-type="float">
            <text:p>-54</text:p>
          </table:table-cell>
          <table:table-cell table:formula="of:=IF([$Vénusz.$E285]=&quot;+&quot;; [$Vénusz.H285]; -1*[$Vénusz.H285])" office:value-type="float" office:value="-51.6" calcext:value-type="float">
            <text:p>-51,6</text:p>
          </table:table-cell>
          <table:table-cell table:formula="of:=[.$J287]*3600+[.$K287]*60+[.$L287]" office:value-type="float" office:value="46749.54" calcext:value-type="float">
            <text:p>46749,5</text:p>
          </table:table-cell>
          <table:table-cell table:formula="of:=[.$M287]+[.$N287]/60+[.$O287]/3600" office:value-type="float" office:value="-4.91433333333333" calcext:value-type="float">
            <text:p>-4,914</text:p>
          </table:table-cell>
        </table:table-row>
        <table:table-row table:style-name="ro1">
          <table:table-cell table:formula="of:=DATE(2022;1;1)+ROW([.A288])-3" office:value-type="date" office:date-value="2022-10-13" calcext:value-type="date">
            <text:p>2022-10-13</text:p>
          </table:table-cell>
          <table:table-cell table:formula="of:=[$Mars.B286]" office:value-type="float" office:value="5" calcext:value-type="float">
            <text:p>5</text:p>
          </table:table-cell>
          <table:table-cell table:formula="of:=[$Mars.C286]" office:value-type="float" office:value="30" calcext:value-type="float">
            <text:p>30</text:p>
          </table:table-cell>
          <table:table-cell table:formula="of:=[$Mars.D286]" office:value-type="float" office:value="30.46" calcext:value-type="float">
            <text:p>30,46</text:p>
          </table:table-cell>
          <table:table-cell table:formula="of:=IF([$Mars.$E286]=&quot;+&quot;; [$Mars.F286]; -1*[$Mars.F286])" office:value-type="float" office:value="22" calcext:value-type="float">
            <text:p>22</text:p>
          </table:table-cell>
          <table:table-cell table:formula="of:=IF([$Mars.$E286]=&quot;+&quot;; [$Mars.G286]; -1*[$Mars.G286])" office:value-type="float" office:value="59" calcext:value-type="float">
            <text:p>59</text:p>
          </table:table-cell>
          <table:table-cell table:formula="of:=IF([$Mars.$E286]=&quot;+&quot;; [$Mars.H286]; -1*[$Mars.H286])" office:value-type="float" office:value="58.2" calcext:value-type="float">
            <text:p>58,2</text:p>
          </table:table-cell>
          <table:table-cell table:formula="of:=[$Mars.$B286]*3600+[$Mars.$C286]*60+[$Mars.$D286]" office:value-type="float" office:value="19830.46" calcext:value-type="float">
            <text:p>19830,5</text:p>
          </table:table-cell>
          <table:table-cell table:formula="of:=[.$E288]+[.$F288]/60+[.$G288]/3600" office:value-type="float" office:value="22.9995" calcext:value-type="float">
            <text:p>23,000</text:p>
          </table:table-cell>
          <table:table-cell table:formula="of:=[$Vénusz.B286]" office:value-type="float" office:value="13" calcext:value-type="float">
            <text:p>13</text:p>
          </table:table-cell>
          <table:table-cell table:formula="of:=[$Vénusz.C286]" office:value-type="float" office:value="3" calcext:value-type="float">
            <text:p>3</text:p>
          </table:table-cell>
          <table:table-cell table:formula="of:=[$Vénusz.D286]" office:value-type="float" office:value="46.07" calcext:value-type="float">
            <text:p>46,07</text:p>
          </table:table-cell>
          <table:table-cell table:formula="of:=IF([$Vénusz.$E286]=&quot;+&quot;; [$Vénusz.F286]; -1*[$Vénusz.F286])" office:value-type="float" office:value="-5" calcext:value-type="float">
            <text:p>-5</text:p>
          </table:table-cell>
          <table:table-cell table:formula="of:=IF([$Vénusz.$E286]=&quot;+&quot;; [$Vénusz.G286]; -1*[$Vénusz.G286])" office:value-type="float" office:value="-24" calcext:value-type="float">
            <text:p>-24</text:p>
          </table:table-cell>
          <table:table-cell table:formula="of:=IF([$Vénusz.$E286]=&quot;+&quot;; [$Vénusz.H286]; -1*[$Vénusz.H286])" office:value-type="float" office:value="-35.8" calcext:value-type="float">
            <text:p>-35,8</text:p>
          </table:table-cell>
          <table:table-cell table:formula="of:=[.$J288]*3600+[.$K288]*60+[.$L288]" office:value-type="float" office:value="47026.07" calcext:value-type="float">
            <text:p>47026,1</text:p>
          </table:table-cell>
          <table:table-cell table:formula="of:=[.$M288]+[.$N288]/60+[.$O288]/3600" office:value-type="float" office:value="-5.40994444444445" calcext:value-type="float">
            <text:p>-5,410</text:p>
          </table:table-cell>
        </table:table-row>
        <table:table-row table:style-name="ro1">
          <table:table-cell table:formula="of:=DATE(2022;1;1)+ROW([.A289])-3" office:value-type="date" office:date-value="2022-10-14" calcext:value-type="date">
            <text:p>2022-10-14</text:p>
          </table:table-cell>
          <table:table-cell table:formula="of:=[$Mars.B287]" office:value-type="float" office:value="5" calcext:value-type="float">
            <text:p>5</text:p>
          </table:table-cell>
          <table:table-cell table:formula="of:=[$Mars.C287]" office:value-type="float" office:value="31" calcext:value-type="float">
            <text:p>31</text:p>
          </table:table-cell>
          <table:table-cell table:formula="of:=[$Mars.D287]" office:value-type="float" office:value="27.61" calcext:value-type="float">
            <text:p>27,61</text:p>
          </table:table-cell>
          <table:table-cell table:formula="of:=IF([$Mars.$E287]=&quot;+&quot;; [$Mars.F287]; -1*[$Mars.F287])" office:value-type="float" office:value="23" calcext:value-type="float">
            <text:p>23</text:p>
          </table:table-cell>
          <table:table-cell table:formula="of:=IF([$Mars.$E287]=&quot;+&quot;; [$Mars.G287]; -1*[$Mars.G287])" office:value-type="float" office:value="2" calcext:value-type="float">
            <text:p>2</text:p>
          </table:table-cell>
          <table:table-cell table:formula="of:=IF([$Mars.$E287]=&quot;+&quot;; [$Mars.H287]; -1*[$Mars.H287])" office:value-type="float" office:value="45.3" calcext:value-type="float">
            <text:p>45,3</text:p>
          </table:table-cell>
          <table:table-cell table:formula="of:=[$Mars.$B287]*3600+[$Mars.$C287]*60+[$Mars.$D287]" office:value-type="float" office:value="19887.61" calcext:value-type="float">
            <text:p>19887,6</text:p>
          </table:table-cell>
          <table:table-cell table:formula="of:=[.$E289]+[.$F289]/60+[.$G289]/3600" office:value-type="float" office:value="23.0459166666667" calcext:value-type="float">
            <text:p>23,046</text:p>
          </table:table-cell>
          <table:table-cell table:formula="of:=[$Vénusz.B287]" office:value-type="float" office:value="13" calcext:value-type="float">
            <text:p>13</text:p>
          </table:table-cell>
          <table:table-cell table:formula="of:=[$Vénusz.C287]" office:value-type="float" office:value="8" calcext:value-type="float">
            <text:p>8</text:p>
          </table:table-cell>
          <table:table-cell table:formula="of:=[$Vénusz.D287]" office:value-type="float" office:value="23.08" calcext:value-type="float">
            <text:p>23,08</text:p>
          </table:table-cell>
          <table:table-cell table:formula="of:=IF([$Vénusz.$E287]=&quot;+&quot;; [$Vénusz.F287]; -1*[$Vénusz.F287])" office:value-type="float" office:value="-5" calcext:value-type="float">
            <text:p>-5</text:p>
          </table:table-cell>
          <table:table-cell table:formula="of:=IF([$Vénusz.$E287]=&quot;+&quot;; [$Vénusz.G287]; -1*[$Vénusz.G287])" office:value-type="float" office:value="-54" calcext:value-type="float">
            <text:p>-54</text:p>
          </table:table-cell>
          <table:table-cell table:formula="of:=IF([$Vénusz.$E287]=&quot;+&quot;; [$Vénusz.H287]; -1*[$Vénusz.H287])" office:value-type="float" office:value="-13.8" calcext:value-type="float">
            <text:p>-13,8</text:p>
          </table:table-cell>
          <table:table-cell table:formula="of:=[.$J289]*3600+[.$K289]*60+[.$L289]" office:value-type="float" office:value="47303.08" calcext:value-type="float">
            <text:p>47303,1</text:p>
          </table:table-cell>
          <table:table-cell table:formula="of:=[.$M289]+[.$N289]/60+[.$O289]/3600" office:value-type="float" office:value="-5.90383333333333" calcext:value-type="float">
            <text:p>-5,904</text:p>
          </table:table-cell>
        </table:table-row>
        <table:table-row table:style-name="ro1">
          <table:table-cell table:formula="of:=DATE(2022;1;1)+ROW([.A290])-3" office:value-type="date" office:date-value="2022-10-15" calcext:value-type="date">
            <text:p>2022-10-15</text:p>
          </table:table-cell>
          <table:table-cell table:formula="of:=[$Mars.B288]" office:value-type="float" office:value="5" calcext:value-type="float">
            <text:p>5</text:p>
          </table:table-cell>
          <table:table-cell table:formula="of:=[$Mars.C288]" office:value-type="float" office:value="32" calcext:value-type="float">
            <text:p>32</text:p>
          </table:table-cell>
          <table:table-cell table:formula="of:=[$Mars.D288]" office:value-type="float" office:value="21.87" calcext:value-type="float">
            <text:p>21,87</text:p>
          </table:table-cell>
          <table:table-cell table:formula="of:=IF([$Mars.$E288]=&quot;+&quot;; [$Mars.F288]; -1*[$Mars.F288])" office:value-type="float" office:value="23" calcext:value-type="float">
            <text:p>23</text:p>
          </table:table-cell>
          <table:table-cell table:formula="of:=IF([$Mars.$E288]=&quot;+&quot;; [$Mars.G288]; -1*[$Mars.G288])" office:value-type="float" office:value="5" calcext:value-type="float">
            <text:p>5</text:p>
          </table:table-cell>
          <table:table-cell table:formula="of:=IF([$Mars.$E288]=&quot;+&quot;; [$Mars.H288]; -1*[$Mars.H288])" office:value-type="float" office:value="31.2" calcext:value-type="float">
            <text:p>31,2</text:p>
          </table:table-cell>
          <table:table-cell table:formula="of:=[$Mars.$B288]*3600+[$Mars.$C288]*60+[$Mars.$D288]" office:value-type="float" office:value="19941.87" calcext:value-type="float">
            <text:p>19941,9</text:p>
          </table:table-cell>
          <table:table-cell table:formula="of:=[.$E290]+[.$F290]/60+[.$G290]/3600" office:value-type="float" office:value="23.092" calcext:value-type="float">
            <text:p>23,092</text:p>
          </table:table-cell>
          <table:table-cell table:formula="of:=[$Vénusz.B288]" office:value-type="float" office:value="13" calcext:value-type="float">
            <text:p>13</text:p>
          </table:table-cell>
          <table:table-cell table:formula="of:=[$Vénusz.C288]" office:value-type="float" office:value="13" calcext:value-type="float">
            <text:p>13</text:p>
          </table:table-cell>
          <table:table-cell table:formula="of:=[$Vénusz.D288]" office:value-type="float" office:value="0.61" calcext:value-type="float">
            <text:p>0,61</text:p>
          </table:table-cell>
          <table:table-cell table:formula="of:=IF([$Vénusz.$E288]=&quot;+&quot;; [$Vénusz.F288]; -1*[$Vénusz.F288])" office:value-type="float" office:value="-6" calcext:value-type="float">
            <text:p>-6</text:p>
          </table:table-cell>
          <table:table-cell table:formula="of:=IF([$Vénusz.$E288]=&quot;+&quot;; [$Vénusz.G288]; -1*[$Vénusz.G288])" office:value-type="float" office:value="-23" calcext:value-type="float">
            <text:p>-23</text:p>
          </table:table-cell>
          <table:table-cell table:formula="of:=IF([$Vénusz.$E288]=&quot;+&quot;; [$Vénusz.H288]; -1*[$Vénusz.H288])" office:value-type="float" office:value="-44.7" calcext:value-type="float">
            <text:p>-44,7</text:p>
          </table:table-cell>
          <table:table-cell table:formula="of:=[.$J290]*3600+[.$K290]*60+[.$L290]" office:value-type="float" office:value="47580.61" calcext:value-type="float">
            <text:p>47580,6</text:p>
          </table:table-cell>
          <table:table-cell table:formula="of:=[.$M290]+[.$N290]/60+[.$O290]/3600" office:value-type="float" office:value="-6.39575" calcext:value-type="float">
            <text:p>-6,396</text:p>
          </table:table-cell>
        </table:table-row>
        <table:table-row table:style-name="ro1">
          <table:table-cell table:formula="of:=DATE(2022;1;1)+ROW([.A291])-3" office:value-type="date" office:date-value="2022-10-16" calcext:value-type="date">
            <text:p>2022-10-16</text:p>
          </table:table-cell>
          <table:table-cell table:formula="of:=[$Mars.B289]" office:value-type="float" office:value="5" calcext:value-type="float">
            <text:p>5</text:p>
          </table:table-cell>
          <table:table-cell table:formula="of:=[$Mars.C289]" office:value-type="float" office:value="33" calcext:value-type="float">
            <text:p>33</text:p>
          </table:table-cell>
          <table:table-cell table:formula="of:=[$Mars.D289]" office:value-type="float" office:value="13.16" calcext:value-type="float">
            <text:p>13,16</text:p>
          </table:table-cell>
          <table:table-cell table:formula="of:=IF([$Mars.$E289]=&quot;+&quot;; [$Mars.F289]; -1*[$Mars.F289])" office:value-type="float" office:value="23" calcext:value-type="float">
            <text:p>23</text:p>
          </table:table-cell>
          <table:table-cell table:formula="of:=IF([$Mars.$E289]=&quot;+&quot;; [$Mars.G289]; -1*[$Mars.G289])" office:value-type="float" office:value="8" calcext:value-type="float">
            <text:p>8</text:p>
          </table:table-cell>
          <table:table-cell table:formula="of:=IF([$Mars.$E289]=&quot;+&quot;; [$Mars.H289]; -1*[$Mars.H289])" office:value-type="float" office:value="16.2" calcext:value-type="float">
            <text:p>16,2</text:p>
          </table:table-cell>
          <table:table-cell table:formula="of:=[$Mars.$B289]*3600+[$Mars.$C289]*60+[$Mars.$D289]" office:value-type="float" office:value="19993.16" calcext:value-type="float">
            <text:p>19993,2</text:p>
          </table:table-cell>
          <table:table-cell table:formula="of:=[.$E291]+[.$F291]/60+[.$G291]/3600" office:value-type="float" office:value="23.1378333333333" calcext:value-type="float">
            <text:p>23,138</text:p>
          </table:table-cell>
          <table:table-cell table:formula="of:=[$Vénusz.B289]" office:value-type="float" office:value="13" calcext:value-type="float">
            <text:p>13</text:p>
          </table:table-cell>
          <table:table-cell table:formula="of:=[$Vénusz.C289]" office:value-type="float" office:value="17" calcext:value-type="float">
            <text:p>17</text:p>
          </table:table-cell>
          <table:table-cell table:formula="of:=[$Vénusz.D289]" office:value-type="float" office:value="38.71" calcext:value-type="float">
            <text:p>38,71</text:p>
          </table:table-cell>
          <table:table-cell table:formula="of:=IF([$Vénusz.$E289]=&quot;+&quot;; [$Vénusz.F289]; -1*[$Vénusz.F289])" office:value-type="float" office:value="-6" calcext:value-type="float">
            <text:p>-6</text:p>
          </table:table-cell>
          <table:table-cell table:formula="of:=IF([$Vénusz.$E289]=&quot;+&quot;; [$Vénusz.G289]; -1*[$Vénusz.G289])" office:value-type="float" office:value="-53" calcext:value-type="float">
            <text:p>-53</text:p>
          </table:table-cell>
          <table:table-cell table:formula="of:=IF([$Vénusz.$E289]=&quot;+&quot;; [$Vénusz.H289]; -1*[$Vénusz.H289])" office:value-type="float" office:value="-7.9" calcext:value-type="float">
            <text:p>-7,9</text:p>
          </table:table-cell>
          <table:table-cell table:formula="of:=[.$J291]*3600+[.$K291]*60+[.$L291]" office:value-type="float" office:value="47858.71" calcext:value-type="float">
            <text:p>47858,7</text:p>
          </table:table-cell>
          <table:table-cell table:formula="of:=[.$M291]+[.$N291]/60+[.$O291]/3600" office:value-type="float" office:value="-6.88552777777778" calcext:value-type="float">
            <text:p>-6,886</text:p>
          </table:table-cell>
        </table:table-row>
        <table:table-row table:style-name="ro1">
          <table:table-cell table:formula="of:=DATE(2022;1;1)+ROW([.A292])-3" office:value-type="date" office:date-value="2022-10-17" calcext:value-type="date">
            <text:p>2022-10-17</text:p>
          </table:table-cell>
          <table:table-cell table:formula="of:=[$Mars.B290]" office:value-type="float" office:value="5" calcext:value-type="float">
            <text:p>5</text:p>
          </table:table-cell>
          <table:table-cell table:formula="of:=[$Mars.C290]" office:value-type="float" office:value="34" calcext:value-type="float">
            <text:p>34</text:p>
          </table:table-cell>
          <table:table-cell table:formula="of:=[$Mars.D290]" office:value-type="float" office:value="1.42" calcext:value-type="float">
            <text:p>1,42</text:p>
          </table:table-cell>
          <table:table-cell table:formula="of:=IF([$Mars.$E290]=&quot;+&quot;; [$Mars.F290]; -1*[$Mars.F290])" office:value-type="float" office:value="23" calcext:value-type="float">
            <text:p>23</text:p>
          </table:table-cell>
          <table:table-cell table:formula="of:=IF([$Mars.$E290]=&quot;+&quot;; [$Mars.G290]; -1*[$Mars.G290])" office:value-type="float" office:value="11" calcext:value-type="float">
            <text:p>11</text:p>
          </table:table-cell>
          <table:table-cell table:formula="of:=IF([$Mars.$E290]=&quot;+&quot;; [$Mars.H290]; -1*[$Mars.H290])" office:value-type="float" office:value="0.3" calcext:value-type="float">
            <text:p>0,3</text:p>
          </table:table-cell>
          <table:table-cell table:formula="of:=[$Mars.$B290]*3600+[$Mars.$C290]*60+[$Mars.$D290]" office:value-type="float" office:value="20041.42" calcext:value-type="float">
            <text:p>20041,4</text:p>
          </table:table-cell>
          <table:table-cell table:formula="of:=[.$E292]+[.$F292]/60+[.$G292]/3600" office:value-type="float" office:value="23.1834166666667" calcext:value-type="float">
            <text:p>23,183</text:p>
          </table:table-cell>
          <table:table-cell table:formula="of:=[$Vénusz.B290]" office:value-type="float" office:value="13" calcext:value-type="float">
            <text:p>13</text:p>
          </table:table-cell>
          <table:table-cell table:formula="of:=[$Vénusz.C290]" office:value-type="float" office:value="22" calcext:value-type="float">
            <text:p>22</text:p>
          </table:table-cell>
          <table:table-cell table:formula="of:=[$Vénusz.D290]" office:value-type="float" office:value="17.4" calcext:value-type="float">
            <text:p>17,4</text:p>
          </table:table-cell>
          <table:table-cell table:formula="of:=IF([$Vénusz.$E290]=&quot;+&quot;; [$Vénusz.F290]; -1*[$Vénusz.F290])" office:value-type="float" office:value="-7" calcext:value-type="float">
            <text:p>-7</text:p>
          </table:table-cell>
          <table:table-cell table:formula="of:=IF([$Vénusz.$E290]=&quot;+&quot;; [$Vénusz.G290]; -1*[$Vénusz.G290])" office:value-type="float" office:value="-22" calcext:value-type="float">
            <text:p>-22</text:p>
          </table:table-cell>
          <table:table-cell table:formula="of:=IF([$Vénusz.$E290]=&quot;+&quot;; [$Vénusz.H290]; -1*[$Vénusz.H290])" office:value-type="float" office:value="-22.5" calcext:value-type="float">
            <text:p>-22,5</text:p>
          </table:table-cell>
          <table:table-cell table:formula="of:=[.$J292]*3600+[.$K292]*60+[.$L292]" office:value-type="float" office:value="48137.4" calcext:value-type="float">
            <text:p>48137,4</text:p>
          </table:table-cell>
          <table:table-cell table:formula="of:=[.$M292]+[.$N292]/60+[.$O292]/3600" office:value-type="float" office:value="-7.37291666666667" calcext:value-type="float">
            <text:p>-7,373</text:p>
          </table:table-cell>
        </table:table-row>
        <table:table-row table:style-name="ro1">
          <table:table-cell table:formula="of:=DATE(2022;1;1)+ROW([.A293])-3" office:value-type="date" office:date-value="2022-10-18" calcext:value-type="date">
            <text:p>2022-10-18</text:p>
          </table:table-cell>
          <table:table-cell table:formula="of:=[$Mars.B291]" office:value-type="float" office:value="5" calcext:value-type="float">
            <text:p>5</text:p>
          </table:table-cell>
          <table:table-cell table:formula="of:=[$Mars.C291]" office:value-type="float" office:value="34" calcext:value-type="float">
            <text:p>34</text:p>
          </table:table-cell>
          <table:table-cell table:formula="of:=[$Mars.D291]" office:value-type="float" office:value="46.59" calcext:value-type="float">
            <text:p>46,59</text:p>
          </table:table-cell>
          <table:table-cell table:formula="of:=IF([$Mars.$E291]=&quot;+&quot;; [$Mars.F291]; -1*[$Mars.F291])" office:value-type="float" office:value="23" calcext:value-type="float">
            <text:p>23</text:p>
          </table:table-cell>
          <table:table-cell table:formula="of:=IF([$Mars.$E291]=&quot;+&quot;; [$Mars.G291]; -1*[$Mars.G291])" office:value-type="float" office:value="13" calcext:value-type="float">
            <text:p>13</text:p>
          </table:table-cell>
          <table:table-cell table:formula="of:=IF([$Mars.$E291]=&quot;+&quot;; [$Mars.H291]; -1*[$Mars.H291])" office:value-type="float" office:value="43.7" calcext:value-type="float">
            <text:p>43,7</text:p>
          </table:table-cell>
          <table:table-cell table:formula="of:=[$Mars.$B291]*3600+[$Mars.$C291]*60+[$Mars.$D291]" office:value-type="float" office:value="20086.59" calcext:value-type="float">
            <text:p>20086,6</text:p>
          </table:table-cell>
          <table:table-cell table:formula="of:=[.$E293]+[.$F293]/60+[.$G293]/3600" office:value-type="float" office:value="23.2288055555556" calcext:value-type="float">
            <text:p>23,229</text:p>
          </table:table-cell>
          <table:table-cell table:formula="of:=[$Vénusz.B291]" office:value-type="float" office:value="13" calcext:value-type="float">
            <text:p>13</text:p>
          </table:table-cell>
          <table:table-cell table:formula="of:=[$Vénusz.C291]" office:value-type="float" office:value="26" calcext:value-type="float">
            <text:p>26</text:p>
          </table:table-cell>
          <table:table-cell table:formula="of:=[$Vénusz.D291]" office:value-type="float" office:value="56.73" calcext:value-type="float">
            <text:p>56,73</text:p>
          </table:table-cell>
          <table:table-cell table:formula="of:=IF([$Vénusz.$E291]=&quot;+&quot;; [$Vénusz.F291]; -1*[$Vénusz.F291])" office:value-type="float" office:value="-7" calcext:value-type="float">
            <text:p>-7</text:p>
          </table:table-cell>
          <table:table-cell table:formula="of:=IF([$Vénusz.$E291]=&quot;+&quot;; [$Vénusz.G291]; -1*[$Vénusz.G291])" office:value-type="float" office:value="-51" calcext:value-type="float">
            <text:p>-51</text:p>
          </table:table-cell>
          <table:table-cell table:formula="of:=IF([$Vénusz.$E291]=&quot;+&quot;; [$Vénusz.H291]; -1*[$Vénusz.H291])" office:value-type="float" office:value="-27.7" calcext:value-type="float">
            <text:p>-27,7</text:p>
          </table:table-cell>
          <table:table-cell table:formula="of:=[.$J293]*3600+[.$K293]*60+[.$L293]" office:value-type="float" office:value="48416.73" calcext:value-type="float">
            <text:p>48416,7</text:p>
          </table:table-cell>
          <table:table-cell table:formula="of:=[.$M293]+[.$N293]/60+[.$O293]/3600" office:value-type="float" office:value="-7.85769444444444" calcext:value-type="float">
            <text:p>-7,858</text:p>
          </table:table-cell>
        </table:table-row>
        <table:table-row table:style-name="ro1">
          <table:table-cell table:formula="of:=DATE(2022;1;1)+ROW([.A294])-3" office:value-type="date" office:date-value="2022-10-19" calcext:value-type="date">
            <text:p>2022-10-19</text:p>
          </table:table-cell>
          <table:table-cell table:formula="of:=[$Mars.B292]" office:value-type="float" office:value="5" calcext:value-type="float">
            <text:p>5</text:p>
          </table:table-cell>
          <table:table-cell table:formula="of:=[$Mars.C292]" office:value-type="float" office:value="35" calcext:value-type="float">
            <text:p>35</text:p>
          </table:table-cell>
          <table:table-cell table:formula="of:=[$Mars.D292]" office:value-type="float" office:value="28.6" calcext:value-type="float">
            <text:p>28,6</text:p>
          </table:table-cell>
          <table:table-cell table:formula="of:=IF([$Mars.$E292]=&quot;+&quot;; [$Mars.F292]; -1*[$Mars.F292])" office:value-type="float" office:value="23" calcext:value-type="float">
            <text:p>23</text:p>
          </table:table-cell>
          <table:table-cell table:formula="of:=IF([$Mars.$E292]=&quot;+&quot;; [$Mars.G292]; -1*[$Mars.G292])" office:value-type="float" office:value="16" calcext:value-type="float">
            <text:p>16</text:p>
          </table:table-cell>
          <table:table-cell table:formula="of:=IF([$Mars.$E292]=&quot;+&quot;; [$Mars.H292]; -1*[$Mars.H292])" office:value-type="float" office:value="26.5" calcext:value-type="float">
            <text:p>26,5</text:p>
          </table:table-cell>
          <table:table-cell table:formula="of:=[$Mars.$B292]*3600+[$Mars.$C292]*60+[$Mars.$D292]" office:value-type="float" office:value="20128.6" calcext:value-type="float">
            <text:p>20128,6</text:p>
          </table:table-cell>
          <table:table-cell table:formula="of:=[.$E294]+[.$F294]/60+[.$G294]/3600" office:value-type="float" office:value="23.2740277777778" calcext:value-type="float">
            <text:p>23,274</text:p>
          </table:table-cell>
          <table:table-cell table:formula="of:=[$Vénusz.B292]" office:value-type="float" office:value="13" calcext:value-type="float">
            <text:p>13</text:p>
          </table:table-cell>
          <table:table-cell table:formula="of:=[$Vénusz.C292]" office:value-type="float" office:value="31" calcext:value-type="float">
            <text:p>31</text:p>
          </table:table-cell>
          <table:table-cell table:formula="of:=[$Vénusz.D292]" office:value-type="float" office:value="36.74" calcext:value-type="float">
            <text:p>36,74</text:p>
          </table:table-cell>
          <table:table-cell table:formula="of:=IF([$Vénusz.$E292]=&quot;+&quot;; [$Vénusz.F292]; -1*[$Vénusz.F292])" office:value-type="float" office:value="-8" calcext:value-type="float">
            <text:p>-8</text:p>
          </table:table-cell>
          <table:table-cell table:formula="of:=IF([$Vénusz.$E292]=&quot;+&quot;; [$Vénusz.G292]; -1*[$Vénusz.G292])" office:value-type="float" office:value="-20" calcext:value-type="float">
            <text:p>-20</text:p>
          </table:table-cell>
          <table:table-cell table:formula="of:=IF([$Vénusz.$E292]=&quot;+&quot;; [$Vénusz.H292]; -1*[$Vénusz.H292])" office:value-type="float" office:value="-22.8" calcext:value-type="float">
            <text:p>-22,8</text:p>
          </table:table-cell>
          <table:table-cell table:formula="of:=[.$J294]*3600+[.$K294]*60+[.$L294]" office:value-type="float" office:value="48696.74" calcext:value-type="float">
            <text:p>48696,7</text:p>
          </table:table-cell>
          <table:table-cell table:formula="of:=[.$M294]+[.$N294]/60+[.$O294]/3600" office:value-type="float" office:value="-8.33966666666667" calcext:value-type="float">
            <text:p>-8,340</text:p>
          </table:table-cell>
        </table:table-row>
        <table:table-row table:style-name="ro1">
          <table:table-cell table:formula="of:=DATE(2022;1;1)+ROW([.A295])-3" office:value-type="date" office:date-value="2022-10-20" calcext:value-type="date">
            <text:p>2022-10-20</text:p>
          </table:table-cell>
          <table:table-cell table:formula="of:=[$Mars.B293]" office:value-type="float" office:value="5" calcext:value-type="float">
            <text:p>5</text:p>
          </table:table-cell>
          <table:table-cell table:formula="of:=[$Mars.C293]" office:value-type="float" office:value="36" calcext:value-type="float">
            <text:p>36</text:p>
          </table:table-cell>
          <table:table-cell table:formula="of:=[$Mars.D293]" office:value-type="float" office:value="7.38" calcext:value-type="float">
            <text:p>7,38</text:p>
          </table:table-cell>
          <table:table-cell table:formula="of:=IF([$Mars.$E293]=&quot;+&quot;; [$Mars.F293]; -1*[$Mars.F293])" office:value-type="float" office:value="23" calcext:value-type="float">
            <text:p>23</text:p>
          </table:table-cell>
          <table:table-cell table:formula="of:=IF([$Mars.$E293]=&quot;+&quot;; [$Mars.G293]; -1*[$Mars.G293])" office:value-type="float" office:value="19" calcext:value-type="float">
            <text:p>19</text:p>
          </table:table-cell>
          <table:table-cell table:formula="of:=IF([$Mars.$E293]=&quot;+&quot;; [$Mars.H293]; -1*[$Mars.H293])" office:value-type="float" office:value="9" calcext:value-type="float">
            <text:p>9</text:p>
          </table:table-cell>
          <table:table-cell table:formula="of:=[$Mars.$B293]*3600+[$Mars.$C293]*60+[$Mars.$D293]" office:value-type="float" office:value="20167.38" calcext:value-type="float">
            <text:p>20167,4</text:p>
          </table:table-cell>
          <table:table-cell table:formula="of:=[.$E295]+[.$F295]/60+[.$G295]/3600" office:value-type="float" office:value="23.3191666666667" calcext:value-type="float">
            <text:p>23,319</text:p>
          </table:table-cell>
          <table:table-cell table:formula="of:=[$Vénusz.B293]" office:value-type="float" office:value="13" calcext:value-type="float">
            <text:p>13</text:p>
          </table:table-cell>
          <table:table-cell table:formula="of:=[$Vénusz.C293]" office:value-type="float" office:value="36" calcext:value-type="float">
            <text:p>36</text:p>
          </table:table-cell>
          <table:table-cell table:formula="of:=[$Vénusz.D293]" office:value-type="float" office:value="17.46" calcext:value-type="float">
            <text:p>17,46</text:p>
          </table:table-cell>
          <table:table-cell table:formula="of:=IF([$Vénusz.$E293]=&quot;+&quot;; [$Vénusz.F293]; -1*[$Vénusz.F293])" office:value-type="float" office:value="-8" calcext:value-type="float">
            <text:p>-8</text:p>
          </table:table-cell>
          <table:table-cell table:formula="of:=IF([$Vénusz.$E293]=&quot;+&quot;; [$Vénusz.G293]; -1*[$Vénusz.G293])" office:value-type="float" office:value="-49" calcext:value-type="float">
            <text:p>-49</text:p>
          </table:table-cell>
          <table:table-cell table:formula="of:=IF([$Vénusz.$E293]=&quot;+&quot;; [$Vénusz.H293]; -1*[$Vénusz.H293])" office:value-type="float" office:value="-7.1" calcext:value-type="float">
            <text:p>-7,1</text:p>
          </table:table-cell>
          <table:table-cell table:formula="of:=[.$J295]*3600+[.$K295]*60+[.$L295]" office:value-type="float" office:value="48977.46" calcext:value-type="float">
            <text:p>48977,5</text:p>
          </table:table-cell>
          <table:table-cell table:formula="of:=[.$M295]+[.$N295]/60+[.$O295]/3600" office:value-type="float" office:value="-8.81863888888889" calcext:value-type="float">
            <text:p>-8,819</text:p>
          </table:table-cell>
        </table:table-row>
        <table:table-row table:style-name="ro1">
          <table:table-cell table:formula="of:=DATE(2022;1;1)+ROW([.A296])-3" office:value-type="date" office:date-value="2022-10-21" calcext:value-type="date">
            <text:p>2022-10-21</text:p>
          </table:table-cell>
          <table:table-cell table:formula="of:=[$Mars.B294]" office:value-type="float" office:value="5" calcext:value-type="float">
            <text:p>5</text:p>
          </table:table-cell>
          <table:table-cell table:formula="of:=[$Mars.C294]" office:value-type="float" office:value="36" calcext:value-type="float">
            <text:p>36</text:p>
          </table:table-cell>
          <table:table-cell table:formula="of:=[$Mars.D294]" office:value-type="float" office:value="42.88" calcext:value-type="float">
            <text:p>42,88</text:p>
          </table:table-cell>
          <table:table-cell table:formula="of:=IF([$Mars.$E294]=&quot;+&quot;; [$Mars.F294]; -1*[$Mars.F294])" office:value-type="float" office:value="23" calcext:value-type="float">
            <text:p>23</text:p>
          </table:table-cell>
          <table:table-cell table:formula="of:=IF([$Mars.$E294]=&quot;+&quot;; [$Mars.G294]; -1*[$Mars.G294])" office:value-type="float" office:value="21" calcext:value-type="float">
            <text:p>21</text:p>
          </table:table-cell>
          <table:table-cell table:formula="of:=IF([$Mars.$E294]=&quot;+&quot;; [$Mars.H294]; -1*[$Mars.H294])" office:value-type="float" office:value="51.1" calcext:value-type="float">
            <text:p>51,1</text:p>
          </table:table-cell>
          <table:table-cell table:formula="of:=[$Mars.$B294]*3600+[$Mars.$C294]*60+[$Mars.$D294]" office:value-type="float" office:value="20202.88" calcext:value-type="float">
            <text:p>20202,9</text:p>
          </table:table-cell>
          <table:table-cell table:formula="of:=[.$E296]+[.$F296]/60+[.$G296]/3600" office:value-type="float" office:value="23.3641944444444" calcext:value-type="float">
            <text:p>23,364</text:p>
          </table:table-cell>
          <table:table-cell table:formula="of:=[$Vénusz.B294]" office:value-type="float" office:value="13" calcext:value-type="float">
            <text:p>13</text:p>
          </table:table-cell>
          <table:table-cell table:formula="of:=[$Vénusz.C294]" office:value-type="float" office:value="40" calcext:value-type="float">
            <text:p>40</text:p>
          </table:table-cell>
          <table:table-cell table:formula="of:=[$Vénusz.D294]" office:value-type="float" office:value="58.94" calcext:value-type="float">
            <text:p>58,94</text:p>
          </table:table-cell>
          <table:table-cell table:formula="of:=IF([$Vénusz.$E294]=&quot;+&quot;; [$Vénusz.F294]; -1*[$Vénusz.F294])" office:value-type="float" office:value="-9" calcext:value-type="float">
            <text:p>-9</text:p>
          </table:table-cell>
          <table:table-cell table:formula="of:=IF([$Vénusz.$E294]=&quot;+&quot;; [$Vénusz.G294]; -1*[$Vénusz.G294])" office:value-type="float" office:value="-17" calcext:value-type="float">
            <text:p>-17</text:p>
          </table:table-cell>
          <table:table-cell table:formula="of:=IF([$Vénusz.$E294]=&quot;+&quot;; [$Vénusz.H294]; -1*[$Vénusz.H294])" office:value-type="float" office:value="-39.7" calcext:value-type="float">
            <text:p>-39,7</text:p>
          </table:table-cell>
          <table:table-cell table:formula="of:=[.$J296]*3600+[.$K296]*60+[.$L296]" office:value-type="float" office:value="49258.94" calcext:value-type="float">
            <text:p>49258,9</text:p>
          </table:table-cell>
          <table:table-cell table:formula="of:=[.$M296]+[.$N296]/60+[.$O296]/3600" office:value-type="float" office:value="-9.29436111111111" calcext:value-type="float">
            <text:p>-9,294</text:p>
          </table:table-cell>
        </table:table-row>
        <table:table-row table:style-name="ro1">
          <table:table-cell table:formula="of:=DATE(2022;1;1)+ROW([.A297])-3" office:value-type="date" office:date-value="2022-10-22" calcext:value-type="date">
            <text:p>2022-10-22</text:p>
          </table:table-cell>
          <table:table-cell table:formula="of:=[$Mars.B295]" office:value-type="float" office:value="5" calcext:value-type="float">
            <text:p>5</text:p>
          </table:table-cell>
          <table:table-cell table:formula="of:=[$Mars.C295]" office:value-type="float" office:value="37" calcext:value-type="float">
            <text:p>37</text:p>
          </table:table-cell>
          <table:table-cell table:formula="of:=[$Mars.D295]" office:value-type="float" office:value="15.03" calcext:value-type="float">
            <text:p>15,03</text:p>
          </table:table-cell>
          <table:table-cell table:formula="of:=IF([$Mars.$E295]=&quot;+&quot;; [$Mars.F295]; -1*[$Mars.F295])" office:value-type="float" office:value="23" calcext:value-type="float">
            <text:p>23</text:p>
          </table:table-cell>
          <table:table-cell table:formula="of:=IF([$Mars.$E295]=&quot;+&quot;; [$Mars.G295]; -1*[$Mars.G295])" office:value-type="float" office:value="24" calcext:value-type="float">
            <text:p>24</text:p>
          </table:table-cell>
          <table:table-cell table:formula="of:=IF([$Mars.$E295]=&quot;+&quot;; [$Mars.H295]; -1*[$Mars.H295])" office:value-type="float" office:value="33.1" calcext:value-type="float">
            <text:p>33,1</text:p>
          </table:table-cell>
          <table:table-cell table:formula="of:=[$Mars.$B295]*3600+[$Mars.$C295]*60+[$Mars.$D295]" office:value-type="float" office:value="20235.03" calcext:value-type="float">
            <text:p>20235,0</text:p>
          </table:table-cell>
          <table:table-cell table:formula="of:=[.$E297]+[.$F297]/60+[.$G297]/3600" office:value-type="float" office:value="23.4091944444444" calcext:value-type="float">
            <text:p>23,409</text:p>
          </table:table-cell>
          <table:table-cell table:formula="of:=[$Vénusz.B295]" office:value-type="float" office:value="13" calcext:value-type="float">
            <text:p>13</text:p>
          </table:table-cell>
          <table:table-cell table:formula="of:=[$Vénusz.C295]" office:value-type="float" office:value="45" calcext:value-type="float">
            <text:p>45</text:p>
          </table:table-cell>
          <table:table-cell table:formula="of:=[$Vénusz.D295]" office:value-type="float" office:value="41.2" calcext:value-type="float">
            <text:p>41,2</text:p>
          </table:table-cell>
          <table:table-cell table:formula="of:=IF([$Vénusz.$E295]=&quot;+&quot;; [$Vénusz.F295]; -1*[$Vénusz.F295])" office:value-type="float" office:value="-9" calcext:value-type="float">
            <text:p>-9</text:p>
          </table:table-cell>
          <table:table-cell table:formula="of:=IF([$Vénusz.$E295]=&quot;+&quot;; [$Vénusz.G295]; -1*[$Vénusz.G295])" office:value-type="float" office:value="-45" calcext:value-type="float">
            <text:p>-45</text:p>
          </table:table-cell>
          <table:table-cell table:formula="of:=IF([$Vénusz.$E295]=&quot;+&quot;; [$Vénusz.H295]; -1*[$Vénusz.H295])" office:value-type="float" office:value="-59.8" calcext:value-type="float">
            <text:p>-59,8</text:p>
          </table:table-cell>
          <table:table-cell table:formula="of:=[.$J297]*3600+[.$K297]*60+[.$L297]" office:value-type="float" office:value="49541.2" calcext:value-type="float">
            <text:p>49541,2</text:p>
          </table:table-cell>
          <table:table-cell table:formula="of:=[.$M297]+[.$N297]/60+[.$O297]/3600" office:value-type="float" office:value="-9.76661111111111" calcext:value-type="float">
            <text:p>-9,767</text:p>
          </table:table-cell>
        </table:table-row>
        <table:table-row table:style-name="ro1">
          <table:table-cell table:formula="of:=DATE(2022;1;1)+ROW([.A298])-3" office:value-type="date" office:date-value="2022-10-23" calcext:value-type="date">
            <text:p>2022-10-23</text:p>
          </table:table-cell>
          <table:table-cell table:formula="of:=[$Mars.B296]" office:value-type="float" office:value="5" calcext:value-type="float">
            <text:p>5</text:p>
          </table:table-cell>
          <table:table-cell table:formula="of:=[$Mars.C296]" office:value-type="float" office:value="37" calcext:value-type="float">
            <text:p>37</text:p>
          </table:table-cell>
          <table:table-cell table:formula="of:=[$Mars.D296]" office:value-type="float" office:value="43.78" calcext:value-type="float">
            <text:p>43,78</text:p>
          </table:table-cell>
          <table:table-cell table:formula="of:=IF([$Mars.$E296]=&quot;+&quot;; [$Mars.F296]; -1*[$Mars.F296])" office:value-type="float" office:value="23" calcext:value-type="float">
            <text:p>23</text:p>
          </table:table-cell>
          <table:table-cell table:formula="of:=IF([$Mars.$E296]=&quot;+&quot;; [$Mars.G296]; -1*[$Mars.G296])" office:value-type="float" office:value="27" calcext:value-type="float">
            <text:p>27</text:p>
          </table:table-cell>
          <table:table-cell table:formula="of:=IF([$Mars.$E296]=&quot;+&quot;; [$Mars.H296]; -1*[$Mars.H296])" office:value-type="float" office:value="15" calcext:value-type="float">
            <text:p>15</text:p>
          </table:table-cell>
          <table:table-cell table:formula="of:=[$Mars.$B296]*3600+[$Mars.$C296]*60+[$Mars.$D296]" office:value-type="float" office:value="20263.78" calcext:value-type="float">
            <text:p>20263,8</text:p>
          </table:table-cell>
          <table:table-cell table:formula="of:=[.$E298]+[.$F298]/60+[.$G298]/3600" office:value-type="float" office:value="23.4541666666667" calcext:value-type="float">
            <text:p>23,454</text:p>
          </table:table-cell>
          <table:table-cell table:formula="of:=[$Vénusz.B296]" office:value-type="float" office:value="13" calcext:value-type="float">
            <text:p>13</text:p>
          </table:table-cell>
          <table:table-cell table:formula="of:=[$Vénusz.C296]" office:value-type="float" office:value="50" calcext:value-type="float">
            <text:p>50</text:p>
          </table:table-cell>
          <table:table-cell table:formula="of:=[$Vénusz.D296]" office:value-type="float" office:value="24.28" calcext:value-type="float">
            <text:p>24,28</text:p>
          </table:table-cell>
          <table:table-cell table:formula="of:=IF([$Vénusz.$E296]=&quot;+&quot;; [$Vénusz.F296]; -1*[$Vénusz.F296])" office:value-type="float" office:value="-10" calcext:value-type="float">
            <text:p>-10</text:p>
          </table:table-cell>
          <table:table-cell table:formula="of:=IF([$Vénusz.$E296]=&quot;+&quot;; [$Vénusz.G296]; -1*[$Vénusz.G296])" office:value-type="float" office:value="-14" calcext:value-type="float">
            <text:p>-14</text:p>
          </table:table-cell>
          <table:table-cell table:formula="of:=IF([$Vénusz.$E296]=&quot;+&quot;; [$Vénusz.H296]; -1*[$Vénusz.H296])" office:value-type="float" office:value="-6.6" calcext:value-type="float">
            <text:p>-6,6</text:p>
          </table:table-cell>
          <table:table-cell table:formula="of:=[.$J298]*3600+[.$K298]*60+[.$L298]" office:value-type="float" office:value="49824.28" calcext:value-type="float">
            <text:p>49824,3</text:p>
          </table:table-cell>
          <table:table-cell table:formula="of:=[.$M298]+[.$N298]/60+[.$O298]/3600" office:value-type="float" office:value="-10.2351666666667" calcext:value-type="float">
            <text:p>-10,235</text:p>
          </table:table-cell>
        </table:table-row>
        <table:table-row table:style-name="ro1">
          <table:table-cell table:formula="of:=DATE(2022;1;1)+ROW([.A299])-3" office:value-type="date" office:date-value="2022-10-24" calcext:value-type="date">
            <text:p>2022-10-24</text:p>
          </table:table-cell>
          <table:table-cell table:formula="of:=[$Mars.B297]" office:value-type="float" office:value="5" calcext:value-type="float">
            <text:p>5</text:p>
          </table:table-cell>
          <table:table-cell table:formula="of:=[$Mars.C297]" office:value-type="float" office:value="38" calcext:value-type="float">
            <text:p>38</text:p>
          </table:table-cell>
          <table:table-cell table:formula="of:=[$Mars.D297]" office:value-type="float" office:value="9.06" calcext:value-type="float">
            <text:p>9,06</text:p>
          </table:table-cell>
          <table:table-cell table:formula="of:=IF([$Mars.$E297]=&quot;+&quot;; [$Mars.F297]; -1*[$Mars.F297])" office:value-type="float" office:value="23" calcext:value-type="float">
            <text:p>23</text:p>
          </table:table-cell>
          <table:table-cell table:formula="of:=IF([$Mars.$E297]=&quot;+&quot;; [$Mars.G297]; -1*[$Mars.G297])" office:value-type="float" office:value="29" calcext:value-type="float">
            <text:p>29</text:p>
          </table:table-cell>
          <table:table-cell table:formula="of:=IF([$Mars.$E297]=&quot;+&quot;; [$Mars.H297]; -1*[$Mars.H297])" office:value-type="float" office:value="56.9" calcext:value-type="float">
            <text:p>56,9</text:p>
          </table:table-cell>
          <table:table-cell table:formula="of:=[$Mars.$B297]*3600+[$Mars.$C297]*60+[$Mars.$D297]" office:value-type="float" office:value="20289.06" calcext:value-type="float">
            <text:p>20289,1</text:p>
          </table:table-cell>
          <table:table-cell table:formula="of:=[.$E299]+[.$F299]/60+[.$G299]/3600" office:value-type="float" office:value="23.4991388888889" calcext:value-type="float">
            <text:p>23,499</text:p>
          </table:table-cell>
          <table:table-cell table:formula="of:=[$Vénusz.B297]" office:value-type="float" office:value="13" calcext:value-type="float">
            <text:p>13</text:p>
          </table:table-cell>
          <table:table-cell table:formula="of:=[$Vénusz.C297]" office:value-type="float" office:value="55" calcext:value-type="float">
            <text:p>55</text:p>
          </table:table-cell>
          <table:table-cell table:formula="of:=[$Vénusz.D297]" office:value-type="float" office:value="8.21" calcext:value-type="float">
            <text:p>8,21</text:p>
          </table:table-cell>
          <table:table-cell table:formula="of:=IF([$Vénusz.$E297]=&quot;+&quot;; [$Vénusz.F297]; -1*[$Vénusz.F297])" office:value-type="float" office:value="-10" calcext:value-type="float">
            <text:p>-10</text:p>
          </table:table-cell>
          <table:table-cell table:formula="of:=IF([$Vénusz.$E297]=&quot;+&quot;; [$Vénusz.G297]; -1*[$Vénusz.G297])" office:value-type="float" office:value="-41" calcext:value-type="float">
            <text:p>-41</text:p>
          </table:table-cell>
          <table:table-cell table:formula="of:=IF([$Vénusz.$E297]=&quot;+&quot;; [$Vénusz.H297]; -1*[$Vénusz.H297])" office:value-type="float" office:value="-59.4" calcext:value-type="float">
            <text:p>-59,4</text:p>
          </table:table-cell>
          <table:table-cell table:formula="of:=[.$J299]*3600+[.$K299]*60+[.$L299]" office:value-type="float" office:value="50108.21" calcext:value-type="float">
            <text:p>50108,2</text:p>
          </table:table-cell>
          <table:table-cell table:formula="of:=[.$M299]+[.$N299]/60+[.$O299]/3600" office:value-type="float" office:value="-10.6998333333333" calcext:value-type="float">
            <text:p>-10,700</text:p>
          </table:table-cell>
        </table:table-row>
        <table:table-row table:style-name="ro1">
          <table:table-cell table:formula="of:=DATE(2022;1;1)+ROW([.A300])-3" office:value-type="date" office:date-value="2022-10-25" calcext:value-type="date">
            <text:p>2022-10-25</text:p>
          </table:table-cell>
          <table:table-cell table:formula="of:=[$Mars.B298]" office:value-type="float" office:value="5" calcext:value-type="float">
            <text:p>5</text:p>
          </table:table-cell>
          <table:table-cell table:formula="of:=[$Mars.C298]" office:value-type="float" office:value="38" calcext:value-type="float">
            <text:p>38</text:p>
          </table:table-cell>
          <table:table-cell table:formula="of:=[$Mars.D298]" office:value-type="float" office:value="30.82" calcext:value-type="float">
            <text:p>30,82</text:p>
          </table:table-cell>
          <table:table-cell table:formula="of:=IF([$Mars.$E298]=&quot;+&quot;; [$Mars.F298]; -1*[$Mars.F298])" office:value-type="float" office:value="23" calcext:value-type="float">
            <text:p>23</text:p>
          </table:table-cell>
          <table:table-cell table:formula="of:=IF([$Mars.$E298]=&quot;+&quot;; [$Mars.G298]; -1*[$Mars.G298])" office:value-type="float" office:value="32" calcext:value-type="float">
            <text:p>32</text:p>
          </table:table-cell>
          <table:table-cell table:formula="of:=IF([$Mars.$E298]=&quot;+&quot;; [$Mars.H298]; -1*[$Mars.H298])" office:value-type="float" office:value="38.9" calcext:value-type="float">
            <text:p>38,9</text:p>
          </table:table-cell>
          <table:table-cell table:formula="of:=[$Mars.$B298]*3600+[$Mars.$C298]*60+[$Mars.$D298]" office:value-type="float" office:value="20310.82" calcext:value-type="float">
            <text:p>20310,8</text:p>
          </table:table-cell>
          <table:table-cell table:formula="of:=[.$E300]+[.$F300]/60+[.$G300]/3600" office:value-type="float" office:value="23.5441388888889" calcext:value-type="float">
            <text:p>23,544</text:p>
          </table:table-cell>
          <table:table-cell table:formula="of:=[$Vénusz.B298]" office:value-type="float" office:value="13" calcext:value-type="float">
            <text:p>13</text:p>
          </table:table-cell>
          <table:table-cell table:formula="of:=[$Vénusz.C298]" office:value-type="float" office:value="59" calcext:value-type="float">
            <text:p>59</text:p>
          </table:table-cell>
          <table:table-cell table:formula="of:=[$Vénusz.D298]" office:value-type="float" office:value="53.03" calcext:value-type="float">
            <text:p>53,03</text:p>
          </table:table-cell>
          <table:table-cell table:formula="of:=IF([$Vénusz.$E298]=&quot;+&quot;; [$Vénusz.F298]; -1*[$Vénusz.F298])" office:value-type="float" office:value="-11" calcext:value-type="float">
            <text:p>-11</text:p>
          </table:table-cell>
          <table:table-cell table:formula="of:=IF([$Vénusz.$E298]=&quot;+&quot;; [$Vénusz.G298]; -1*[$Vénusz.G298])" office:value-type="float" office:value="-9" calcext:value-type="float">
            <text:p>-9</text:p>
          </table:table-cell>
          <table:table-cell table:formula="of:=IF([$Vénusz.$E298]=&quot;+&quot;; [$Vénusz.H298]; -1*[$Vénusz.H298])" office:value-type="float" office:value="-37.3" calcext:value-type="float">
            <text:p>-37,3</text:p>
          </table:table-cell>
          <table:table-cell table:formula="of:=[.$J300]*3600+[.$K300]*60+[.$L300]" office:value-type="float" office:value="50393.03" calcext:value-type="float">
            <text:p>50393,0</text:p>
          </table:table-cell>
          <table:table-cell table:formula="of:=[.$M300]+[.$N300]/60+[.$O300]/3600" office:value-type="float" office:value="-11.1603611111111" calcext:value-type="float">
            <text:p>-11,160</text:p>
          </table:table-cell>
        </table:table-row>
        <table:table-row table:style-name="ro1">
          <table:table-cell table:formula="of:=DATE(2022;1;1)+ROW([.A301])-3" office:value-type="date" office:date-value="2022-10-26" calcext:value-type="date">
            <text:p>2022-10-26</text:p>
          </table:table-cell>
          <table:table-cell table:formula="of:=[$Mars.B299]" office:value-type="float" office:value="5" calcext:value-type="float">
            <text:p>5</text:p>
          </table:table-cell>
          <table:table-cell table:formula="of:=[$Mars.C299]" office:value-type="float" office:value="38" calcext:value-type="float">
            <text:p>38</text:p>
          </table:table-cell>
          <table:table-cell table:formula="of:=[$Mars.D299]" office:value-type="float" office:value="49.02" calcext:value-type="float">
            <text:p>49,02</text:p>
          </table:table-cell>
          <table:table-cell table:formula="of:=IF([$Mars.$E299]=&quot;+&quot;; [$Mars.F299]; -1*[$Mars.F299])" office:value-type="float" office:value="23" calcext:value-type="float">
            <text:p>23</text:p>
          </table:table-cell>
          <table:table-cell table:formula="of:=IF([$Mars.$E299]=&quot;+&quot;; [$Mars.G299]; -1*[$Mars.G299])" office:value-type="float" office:value="35" calcext:value-type="float">
            <text:p>35</text:p>
          </table:table-cell>
          <table:table-cell table:formula="of:=IF([$Mars.$E299]=&quot;+&quot;; [$Mars.H299]; -1*[$Mars.H299])" office:value-type="float" office:value="21" calcext:value-type="float">
            <text:p>21</text:p>
          </table:table-cell>
          <table:table-cell table:formula="of:=[$Mars.$B299]*3600+[$Mars.$C299]*60+[$Mars.$D299]" office:value-type="float" office:value="20329.02" calcext:value-type="float">
            <text:p>20329,0</text:p>
          </table:table-cell>
          <table:table-cell table:formula="of:=[.$E301]+[.$F301]/60+[.$G301]/3600" office:value-type="float" office:value="23.5891666666667" calcext:value-type="float">
            <text:p>23,589</text:p>
          </table:table-cell>
          <table:table-cell table:formula="of:=[$Vénusz.B299]" office:value-type="float" office:value="14" calcext:value-type="float">
            <text:p>14</text:p>
          </table:table-cell>
          <table:table-cell table:formula="of:=[$Vénusz.C299]" office:value-type="float" office:value="4" calcext:value-type="float">
            <text:p>4</text:p>
          </table:table-cell>
          <table:table-cell table:formula="of:=[$Vénusz.D299]" office:value-type="float" office:value="38.77" calcext:value-type="float">
            <text:p>38,77</text:p>
          </table:table-cell>
          <table:table-cell table:formula="of:=IF([$Vénusz.$E299]=&quot;+&quot;; [$Vénusz.F299]; -1*[$Vénusz.F299])" office:value-type="float" office:value="-11" calcext:value-type="float">
            <text:p>-11</text:p>
          </table:table-cell>
          <table:table-cell table:formula="of:=IF([$Vénusz.$E299]=&quot;+&quot;; [$Vénusz.G299]; -1*[$Vénusz.G299])" office:value-type="float" office:value="-36" calcext:value-type="float">
            <text:p>-36</text:p>
          </table:table-cell>
          <table:table-cell table:formula="of:=IF([$Vénusz.$E299]=&quot;+&quot;; [$Vénusz.H299]; -1*[$Vénusz.H299])" office:value-type="float" office:value="-59.6" calcext:value-type="float">
            <text:p>-59,6</text:p>
          </table:table-cell>
          <table:table-cell table:formula="of:=[.$J301]*3600+[.$K301]*60+[.$L301]" office:value-type="float" office:value="50678.77" calcext:value-type="float">
            <text:p>50678,8</text:p>
          </table:table-cell>
          <table:table-cell table:formula="of:=[.$M301]+[.$N301]/60+[.$O301]/3600" office:value-type="float" office:value="-11.6165555555556" calcext:value-type="float">
            <text:p>-11,617</text:p>
          </table:table-cell>
        </table:table-row>
        <table:table-row table:style-name="ro1">
          <table:table-cell table:formula="of:=DATE(2022;1;1)+ROW([.A302])-3" office:value-type="date" office:date-value="2022-10-27" calcext:value-type="date">
            <text:p>2022-10-27</text:p>
          </table:table-cell>
          <table:table-cell table:formula="of:=[$Mars.B300]" office:value-type="float" office:value="5" calcext:value-type="float">
            <text:p>5</text:p>
          </table:table-cell>
          <table:table-cell table:formula="of:=[$Mars.C300]" office:value-type="float" office:value="39" calcext:value-type="float">
            <text:p>39</text:p>
          </table:table-cell>
          <table:table-cell table:formula="of:=[$Mars.D300]" office:value-type="float" office:value="3.6" calcext:value-type="float">
            <text:p>3,6</text:p>
          </table:table-cell>
          <table:table-cell table:formula="of:=IF([$Mars.$E300]=&quot;+&quot;; [$Mars.F300]; -1*[$Mars.F300])" office:value-type="float" office:value="23" calcext:value-type="float">
            <text:p>23</text:p>
          </table:table-cell>
          <table:table-cell table:formula="of:=IF([$Mars.$E300]=&quot;+&quot;; [$Mars.G300]; -1*[$Mars.G300])" office:value-type="float" office:value="38" calcext:value-type="float">
            <text:p>38</text:p>
          </table:table-cell>
          <table:table-cell table:formula="of:=IF([$Mars.$E300]=&quot;+&quot;; [$Mars.H300]; -1*[$Mars.H300])" office:value-type="float" office:value="3.4" calcext:value-type="float">
            <text:p>3,4</text:p>
          </table:table-cell>
          <table:table-cell table:formula="of:=[$Mars.$B300]*3600+[$Mars.$C300]*60+[$Mars.$D300]" office:value-type="float" office:value="20343.6" calcext:value-type="float">
            <text:p>20343,6</text:p>
          </table:table-cell>
          <table:table-cell table:formula="of:=[.$E302]+[.$F302]/60+[.$G302]/3600" office:value-type="float" office:value="23.6342777777778" calcext:value-type="float">
            <text:p>23,634</text:p>
          </table:table-cell>
          <table:table-cell table:formula="of:=[$Vénusz.B300]" office:value-type="float" office:value="14" calcext:value-type="float">
            <text:p>14</text:p>
          </table:table-cell>
          <table:table-cell table:formula="of:=[$Vénusz.C300]" office:value-type="float" office:value="9" calcext:value-type="float">
            <text:p>9</text:p>
          </table:table-cell>
          <table:table-cell table:formula="of:=[$Vénusz.D300]" office:value-type="float" office:value="25.45" calcext:value-type="float">
            <text:p>25,45</text:p>
          </table:table-cell>
          <table:table-cell table:formula="of:=IF([$Vénusz.$E300]=&quot;+&quot;; [$Vénusz.F300]; -1*[$Vénusz.F300])" office:value-type="float" office:value="-12" calcext:value-type="float">
            <text:p>-12</text:p>
          </table:table-cell>
          <table:table-cell table:formula="of:=IF([$Vénusz.$E300]=&quot;+&quot;; [$Vénusz.G300]; -1*[$Vénusz.G300])" office:value-type="float" office:value="-4" calcext:value-type="float">
            <text:p>-4</text:p>
          </table:table-cell>
          <table:table-cell table:formula="of:=IF([$Vénusz.$E300]=&quot;+&quot;; [$Vénusz.H300]; -1*[$Vénusz.H300])" office:value-type="float" office:value="-5.3" calcext:value-type="float">
            <text:p>-5,3</text:p>
          </table:table-cell>
          <table:table-cell table:formula="of:=[.$J302]*3600+[.$K302]*60+[.$L302]" office:value-type="float" office:value="50965.45" calcext:value-type="float">
            <text:p>50965,5</text:p>
          </table:table-cell>
          <table:table-cell table:formula="of:=[.$M302]+[.$N302]/60+[.$O302]/3600" office:value-type="float" office:value="-12.0681388888889" calcext:value-type="float">
            <text:p>-12,068</text:p>
          </table:table-cell>
        </table:table-row>
        <table:table-row table:style-name="ro1">
          <table:table-cell table:formula="of:=DATE(2022;1;1)+ROW([.A303])-3" office:value-type="date" office:date-value="2022-10-28" calcext:value-type="date">
            <text:p>2022-10-28</text:p>
          </table:table-cell>
          <table:table-cell table:formula="of:=[$Mars.B301]" office:value-type="float" office:value="5" calcext:value-type="float">
            <text:p>5</text:p>
          </table:table-cell>
          <table:table-cell table:formula="of:=[$Mars.C301]" office:value-type="float" office:value="39" calcext:value-type="float">
            <text:p>39</text:p>
          </table:table-cell>
          <table:table-cell table:formula="of:=[$Mars.D301]" office:value-type="float" office:value="14.53" calcext:value-type="float">
            <text:p>14,53</text:p>
          </table:table-cell>
          <table:table-cell table:formula="of:=IF([$Mars.$E301]=&quot;+&quot;; [$Mars.F301]; -1*[$Mars.F301])" office:value-type="float" office:value="23" calcext:value-type="float">
            <text:p>23</text:p>
          </table:table-cell>
          <table:table-cell table:formula="of:=IF([$Mars.$E301]=&quot;+&quot;; [$Mars.G301]; -1*[$Mars.G301])" office:value-type="float" office:value="40" calcext:value-type="float">
            <text:p>40</text:p>
          </table:table-cell>
          <table:table-cell table:formula="of:=IF([$Mars.$E301]=&quot;+&quot;; [$Mars.H301]; -1*[$Mars.H301])" office:value-type="float" office:value="46" calcext:value-type="float">
            <text:p>46</text:p>
          </table:table-cell>
          <table:table-cell table:formula="of:=[$Mars.$B301]*3600+[$Mars.$C301]*60+[$Mars.$D301]" office:value-type="float" office:value="20354.53" calcext:value-type="float">
            <text:p>20354,5</text:p>
          </table:table-cell>
          <table:table-cell table:formula="of:=[.$E303]+[.$F303]/60+[.$G303]/3600" office:value-type="float" office:value="23.6794444444444" calcext:value-type="float">
            <text:p>23,679</text:p>
          </table:table-cell>
          <table:table-cell table:formula="of:=[$Vénusz.B301]" office:value-type="float" office:value="14" calcext:value-type="float">
            <text:p>14</text:p>
          </table:table-cell>
          <table:table-cell table:formula="of:=[$Vénusz.C301]" office:value-type="float" office:value="14" calcext:value-type="float">
            <text:p>14</text:p>
          </table:table-cell>
          <table:table-cell table:formula="of:=[$Vénusz.D301]" office:value-type="float" office:value="13.1" calcext:value-type="float">
            <text:p>13,1</text:p>
          </table:table-cell>
          <table:table-cell table:formula="of:=IF([$Vénusz.$E301]=&quot;+&quot;; [$Vénusz.F301]; -1*[$Vénusz.F301])" office:value-type="float" office:value="-12" calcext:value-type="float">
            <text:p>-12</text:p>
          </table:table-cell>
          <table:table-cell table:formula="of:=IF([$Vénusz.$E301]=&quot;+&quot;; [$Vénusz.G301]; -1*[$Vénusz.G301])" office:value-type="float" office:value="-30" calcext:value-type="float">
            <text:p>-30</text:p>
          </table:table-cell>
          <table:table-cell table:formula="of:=IF([$Vénusz.$E301]=&quot;+&quot;; [$Vénusz.H301]; -1*[$Vénusz.H301])" office:value-type="float" office:value="-53.8" calcext:value-type="float">
            <text:p>-53,8</text:p>
          </table:table-cell>
          <table:table-cell table:formula="of:=[.$J303]*3600+[.$K303]*60+[.$L303]" office:value-type="float" office:value="51253.1" calcext:value-type="float">
            <text:p>51253,1</text:p>
          </table:table-cell>
          <table:table-cell table:formula="of:=[.$M303]+[.$N303]/60+[.$O303]/3600" office:value-type="float" office:value="-12.5149444444444" calcext:value-type="float">
            <text:p>-12,515</text:p>
          </table:table-cell>
        </table:table-row>
        <table:table-row table:style-name="ro1">
          <table:table-cell table:formula="of:=DATE(2022;1;1)+ROW([.A304])-3" office:value-type="date" office:date-value="2022-10-29" calcext:value-type="date">
            <text:p>2022-10-29</text:p>
          </table:table-cell>
          <table:table-cell table:formula="of:=[$Mars.B302]" office:value-type="float" office:value="5" calcext:value-type="float">
            <text:p>5</text:p>
          </table:table-cell>
          <table:table-cell table:formula="of:=[$Mars.C302]" office:value-type="float" office:value="39" calcext:value-type="float">
            <text:p>39</text:p>
          </table:table-cell>
          <table:table-cell table:formula="of:=[$Mars.D302]" office:value-type="float" office:value="21.76" calcext:value-type="float">
            <text:p>21,76</text:p>
          </table:table-cell>
          <table:table-cell table:formula="of:=IF([$Mars.$E302]=&quot;+&quot;; [$Mars.F302]; -1*[$Mars.F302])" office:value-type="float" office:value="23" calcext:value-type="float">
            <text:p>23</text:p>
          </table:table-cell>
          <table:table-cell table:formula="of:=IF([$Mars.$E302]=&quot;+&quot;; [$Mars.G302]; -1*[$Mars.G302])" office:value-type="float" office:value="43" calcext:value-type="float">
            <text:p>43</text:p>
          </table:table-cell>
          <table:table-cell table:formula="of:=IF([$Mars.$E302]=&quot;+&quot;; [$Mars.H302]; -1*[$Mars.H302])" office:value-type="float" office:value="28.9" calcext:value-type="float">
            <text:p>28,9</text:p>
          </table:table-cell>
          <table:table-cell table:formula="of:=[$Mars.$B302]*3600+[$Mars.$C302]*60+[$Mars.$D302]" office:value-type="float" office:value="20361.76" calcext:value-type="float">
            <text:p>20361,8</text:p>
          </table:table-cell>
          <table:table-cell table:formula="of:=[.$E304]+[.$F304]/60+[.$G304]/3600" office:value-type="float" office:value="23.7246944444444" calcext:value-type="float">
            <text:p>23,725</text:p>
          </table:table-cell>
          <table:table-cell table:formula="of:=[$Vénusz.B302]" office:value-type="float" office:value="14" calcext:value-type="float">
            <text:p>14</text:p>
          </table:table-cell>
          <table:table-cell table:formula="of:=[$Vénusz.C302]" office:value-type="float" office:value="19" calcext:value-type="float">
            <text:p>19</text:p>
          </table:table-cell>
          <table:table-cell table:formula="of:=[$Vénusz.D302]" office:value-type="float" office:value="1.75" calcext:value-type="float">
            <text:p>1,75</text:p>
          </table:table-cell>
          <table:table-cell table:formula="of:=IF([$Vénusz.$E302]=&quot;+&quot;; [$Vénusz.F302]; -1*[$Vénusz.F302])" office:value-type="float" office:value="-12" calcext:value-type="float">
            <text:p>-12</text:p>
          </table:table-cell>
          <table:table-cell table:formula="of:=IF([$Vénusz.$E302]=&quot;+&quot;; [$Vénusz.G302]; -1*[$Vénusz.G302])" office:value-type="float" office:value="-57" calcext:value-type="float">
            <text:p>-57</text:p>
          </table:table-cell>
          <table:table-cell table:formula="of:=IF([$Vénusz.$E302]=&quot;+&quot;; [$Vénusz.H302]; -1*[$Vénusz.H302])" office:value-type="float" office:value="-24.1" calcext:value-type="float">
            <text:p>-24,1</text:p>
          </table:table-cell>
          <table:table-cell table:formula="of:=[.$J304]*3600+[.$K304]*60+[.$L304]" office:value-type="float" office:value="51541.75" calcext:value-type="float">
            <text:p>51541,8</text:p>
          </table:table-cell>
          <table:table-cell table:formula="of:=[.$M304]+[.$N304]/60+[.$O304]/3600" office:value-type="float" office:value="-12.9566944444444" calcext:value-type="float">
            <text:p>-12,957</text:p>
          </table:table-cell>
        </table:table-row>
        <table:table-row table:style-name="ro1">
          <table:table-cell table:formula="of:=DATE(2022;1;1)+ROW([.A305])-3" office:value-type="date" office:date-value="2022-10-30" calcext:value-type="date">
            <text:p>2022-10-30</text:p>
          </table:table-cell>
          <table:table-cell table:formula="of:=[$Mars.B303]" office:value-type="float" office:value="5" calcext:value-type="float">
            <text:p>5</text:p>
          </table:table-cell>
          <table:table-cell table:formula="of:=[$Mars.C303]" office:value-type="float" office:value="39" calcext:value-type="float">
            <text:p>39</text:p>
          </table:table-cell>
          <table:table-cell table:formula="of:=[$Mars.D303]" office:value-type="float" office:value="25.27" calcext:value-type="float">
            <text:p>25,27</text:p>
          </table:table-cell>
          <table:table-cell table:formula="of:=IF([$Mars.$E303]=&quot;+&quot;; [$Mars.F303]; -1*[$Mars.F303])" office:value-type="float" office:value="23" calcext:value-type="float">
            <text:p>23</text:p>
          </table:table-cell>
          <table:table-cell table:formula="of:=IF([$Mars.$E303]=&quot;+&quot;; [$Mars.G303]; -1*[$Mars.G303])" office:value-type="float" office:value="46" calcext:value-type="float">
            <text:p>46</text:p>
          </table:table-cell>
          <table:table-cell table:formula="of:=IF([$Mars.$E303]=&quot;+&quot;; [$Mars.H303]; -1*[$Mars.H303])" office:value-type="float" office:value="12" calcext:value-type="float">
            <text:p>12</text:p>
          </table:table-cell>
          <table:table-cell table:formula="of:=[$Mars.$B303]*3600+[$Mars.$C303]*60+[$Mars.$D303]" office:value-type="float" office:value="20365.27" calcext:value-type="float">
            <text:p>20365,3</text:p>
          </table:table-cell>
          <table:table-cell table:formula="of:=[.$E305]+[.$F305]/60+[.$G305]/3600" office:value-type="float" office:value="23.77" calcext:value-type="float">
            <text:p>23,770</text:p>
          </table:table-cell>
          <table:table-cell table:formula="of:=[$Vénusz.B303]" office:value-type="float" office:value="14" calcext:value-type="float">
            <text:p>14</text:p>
          </table:table-cell>
          <table:table-cell table:formula="of:=[$Vénusz.C303]" office:value-type="float" office:value="23" calcext:value-type="float">
            <text:p>23</text:p>
          </table:table-cell>
          <table:table-cell table:formula="of:=[$Vénusz.D303]" office:value-type="float" office:value="51.42" calcext:value-type="float">
            <text:p>51,42</text:p>
          </table:table-cell>
          <table:table-cell table:formula="of:=IF([$Vénusz.$E303]=&quot;+&quot;; [$Vénusz.F303]; -1*[$Vénusz.F303])" office:value-type="float" office:value="-13" calcext:value-type="float">
            <text:p>-13</text:p>
          </table:table-cell>
          <table:table-cell table:formula="of:=IF([$Vénusz.$E303]=&quot;+&quot;; [$Vénusz.G303]; -1*[$Vénusz.G303])" office:value-type="float" office:value="-23" calcext:value-type="float">
            <text:p>-23</text:p>
          </table:table-cell>
          <table:table-cell table:formula="of:=IF([$Vénusz.$E303]=&quot;+&quot;; [$Vénusz.H303]; -1*[$Vénusz.H303])" office:value-type="float" office:value="-35.4" calcext:value-type="float">
            <text:p>-35,4</text:p>
          </table:table-cell>
          <table:table-cell table:formula="of:=[.$J305]*3600+[.$K305]*60+[.$L305]" office:value-type="float" office:value="51831.42" calcext:value-type="float">
            <text:p>51831,4</text:p>
          </table:table-cell>
          <table:table-cell table:formula="of:=[.$M305]+[.$N305]/60+[.$O305]/3600" office:value-type="float" office:value="-13.3931666666667" calcext:value-type="float">
            <text:p>-13,393</text:p>
          </table:table-cell>
        </table:table-row>
        <table:table-row table:style-name="ro1">
          <table:table-cell table:formula="of:=DATE(2022;1;1)+ROW([.A306])-3" office:value-type="date" office:date-value="2022-10-31" calcext:value-type="date">
            <text:p>2022-10-31</text:p>
          </table:table-cell>
          <table:table-cell table:formula="of:=[$Mars.B304]" office:value-type="float" office:value="5" calcext:value-type="float">
            <text:p>5</text:p>
          </table:table-cell>
          <table:table-cell table:formula="of:=[$Mars.C304]" office:value-type="float" office:value="39" calcext:value-type="float">
            <text:p>39</text:p>
          </table:table-cell>
          <table:table-cell table:formula="of:=[$Mars.D304]" office:value-type="float" office:value="25.03" calcext:value-type="float">
            <text:p>25,03</text:p>
          </table:table-cell>
          <table:table-cell table:formula="of:=IF([$Mars.$E304]=&quot;+&quot;; [$Mars.F304]; -1*[$Mars.F304])" office:value-type="float" office:value="23" calcext:value-type="float">
            <text:p>23</text:p>
          </table:table-cell>
          <table:table-cell table:formula="of:=IF([$Mars.$E304]=&quot;+&quot;; [$Mars.G304]; -1*[$Mars.G304])" office:value-type="float" office:value="48" calcext:value-type="float">
            <text:p>48</text:p>
          </table:table-cell>
          <table:table-cell table:formula="of:=IF([$Mars.$E304]=&quot;+&quot;; [$Mars.H304]; -1*[$Mars.H304])" office:value-type="float" office:value="55.4" calcext:value-type="float">
            <text:p>55,4</text:p>
          </table:table-cell>
          <table:table-cell table:formula="of:=[$Mars.$B304]*3600+[$Mars.$C304]*60+[$Mars.$D304]" office:value-type="float" office:value="20365.03" calcext:value-type="float">
            <text:p>20365,0</text:p>
          </table:table-cell>
          <table:table-cell table:formula="of:=[.$E306]+[.$F306]/60+[.$G306]/3600" office:value-type="float" office:value="23.8153888888889" calcext:value-type="float">
            <text:p>23,815</text:p>
          </table:table-cell>
          <table:table-cell table:formula="of:=[$Vénusz.B304]" office:value-type="float" office:value="14" calcext:value-type="float">
            <text:p>14</text:p>
          </table:table-cell>
          <table:table-cell table:formula="of:=[$Vénusz.C304]" office:value-type="float" office:value="28" calcext:value-type="float">
            <text:p>28</text:p>
          </table:table-cell>
          <table:table-cell table:formula="of:=[$Vénusz.D304]" office:value-type="float" office:value="42.14" calcext:value-type="float">
            <text:p>42,14</text:p>
          </table:table-cell>
          <table:table-cell table:formula="of:=IF([$Vénusz.$E304]=&quot;+&quot;; [$Vénusz.F304]; -1*[$Vénusz.F304])" office:value-type="float" office:value="-13" calcext:value-type="float">
            <text:p>-13</text:p>
          </table:table-cell>
          <table:table-cell table:formula="of:=IF([$Vénusz.$E304]=&quot;+&quot;; [$Vénusz.G304]; -1*[$Vénusz.G304])" office:value-type="float" office:value="-49" calcext:value-type="float">
            <text:p>-49</text:p>
          </table:table-cell>
          <table:table-cell table:formula="of:=IF([$Vénusz.$E304]=&quot;+&quot;; [$Vénusz.H304]; -1*[$Vénusz.H304])" office:value-type="float" office:value="-27.1" calcext:value-type="float">
            <text:p>-27,1</text:p>
          </table:table-cell>
          <table:table-cell table:formula="of:=[.$J306]*3600+[.$K306]*60+[.$L306]" office:value-type="float" office:value="52122.14" calcext:value-type="float">
            <text:p>52122,1</text:p>
          </table:table-cell>
          <table:table-cell table:formula="of:=[.$M306]+[.$N306]/60+[.$O306]/3600" office:value-type="float" office:value="-13.8241944444444" calcext:value-type="float">
            <text:p>-13,824</text:p>
          </table:table-cell>
        </table:table-row>
        <table:table-row table:style-name="ro1">
          <table:table-cell table:formula="of:=DATE(2022;1;1)+ROW([.A307])-3" office:value-type="date" office:date-value="2022-11-01" calcext:value-type="date">
            <text:p>2022-11-01</text:p>
          </table:table-cell>
          <table:table-cell table:formula="of:=[$Mars.B305]" office:value-type="float" office:value="5" calcext:value-type="float">
            <text:p>5</text:p>
          </table:table-cell>
          <table:table-cell table:formula="of:=[$Mars.C305]" office:value-type="float" office:value="39" calcext:value-type="float">
            <text:p>39</text:p>
          </table:table-cell>
          <table:table-cell table:formula="of:=[$Mars.D305]" office:value-type="float" office:value="21.01" calcext:value-type="float">
            <text:p>21,01</text:p>
          </table:table-cell>
          <table:table-cell table:formula="of:=IF([$Mars.$E305]=&quot;+&quot;; [$Mars.F305]; -1*[$Mars.F305])" office:value-type="float" office:value="23" calcext:value-type="float">
            <text:p>23</text:p>
          </table:table-cell>
          <table:table-cell table:formula="of:=IF([$Mars.$E305]=&quot;+&quot;; [$Mars.G305]; -1*[$Mars.G305])" office:value-type="float" office:value="51" calcext:value-type="float">
            <text:p>51</text:p>
          </table:table-cell>
          <table:table-cell table:formula="of:=IF([$Mars.$E305]=&quot;+&quot;; [$Mars.H305]; -1*[$Mars.H305])" office:value-type="float" office:value="39" calcext:value-type="float">
            <text:p>39</text:p>
          </table:table-cell>
          <table:table-cell table:formula="of:=[$Mars.$B305]*3600+[$Mars.$C305]*60+[$Mars.$D305]" office:value-type="float" office:value="20361.01" calcext:value-type="float">
            <text:p>20361,0</text:p>
          </table:table-cell>
          <table:table-cell table:formula="of:=[.$E307]+[.$F307]/60+[.$G307]/3600" office:value-type="float" office:value="23.8608333333333" calcext:value-type="float">
            <text:p>23,861</text:p>
          </table:table-cell>
          <table:table-cell table:formula="of:=[$Vénusz.B305]" office:value-type="float" office:value="14" calcext:value-type="float">
            <text:p>14</text:p>
          </table:table-cell>
          <table:table-cell table:formula="of:=[$Vénusz.C305]" office:value-type="float" office:value="33" calcext:value-type="float">
            <text:p>33</text:p>
          </table:table-cell>
          <table:table-cell table:formula="of:=[$Vénusz.D305]" office:value-type="float" office:value="33.94" calcext:value-type="float">
            <text:p>33,94</text:p>
          </table:table-cell>
          <table:table-cell table:formula="of:=IF([$Vénusz.$E305]=&quot;+&quot;; [$Vénusz.F305]; -1*[$Vénusz.F305])" office:value-type="float" office:value="-14" calcext:value-type="float">
            <text:p>-14</text:p>
          </table:table-cell>
          <table:table-cell table:formula="of:=IF([$Vénusz.$E305]=&quot;+&quot;; [$Vénusz.G305]; -1*[$Vénusz.G305])" office:value-type="float" office:value="-14" calcext:value-type="float">
            <text:p>-14</text:p>
          </table:table-cell>
          <table:table-cell table:formula="of:=IF([$Vénusz.$E305]=&quot;+&quot;; [$Vénusz.H305]; -1*[$Vénusz.H305])" office:value-type="float" office:value="-58.1" calcext:value-type="float">
            <text:p>-58,1</text:p>
          </table:table-cell>
          <table:table-cell table:formula="of:=[.$J307]*3600+[.$K307]*60+[.$L307]" office:value-type="float" office:value="52413.94" calcext:value-type="float">
            <text:p>52413,9</text:p>
          </table:table-cell>
          <table:table-cell table:formula="of:=[.$M307]+[.$N307]/60+[.$O307]/3600" office:value-type="float" office:value="-14.2494722222222" calcext:value-type="float">
            <text:p>-14,249</text:p>
          </table:table-cell>
        </table:table-row>
        <table:table-row table:style-name="ro1">
          <table:table-cell table:formula="of:=DATE(2022;1;1)+ROW([.A308])-3" office:value-type="date" office:date-value="2022-11-02" calcext:value-type="date">
            <text:p>2022-11-02</text:p>
          </table:table-cell>
          <table:table-cell table:formula="of:=[$Mars.B306]" office:value-type="float" office:value="5" calcext:value-type="float">
            <text:p>5</text:p>
          </table:table-cell>
          <table:table-cell table:formula="of:=[$Mars.C306]" office:value-type="float" office:value="39" calcext:value-type="float">
            <text:p>39</text:p>
          </table:table-cell>
          <table:table-cell table:formula="of:=[$Mars.D306]" office:value-type="float" office:value="13.19" calcext:value-type="float">
            <text:p>13,19</text:p>
          </table:table-cell>
          <table:table-cell table:formula="of:=IF([$Mars.$E306]=&quot;+&quot;; [$Mars.F306]; -1*[$Mars.F306])" office:value-type="float" office:value="23" calcext:value-type="float">
            <text:p>23</text:p>
          </table:table-cell>
          <table:table-cell table:formula="of:=IF([$Mars.$E306]=&quot;+&quot;; [$Mars.G306]; -1*[$Mars.G306])" office:value-type="float" office:value="54" calcext:value-type="float">
            <text:p>54</text:p>
          </table:table-cell>
          <table:table-cell table:formula="of:=IF([$Mars.$E306]=&quot;+&quot;; [$Mars.H306]; -1*[$Mars.H306])" office:value-type="float" office:value="22.7" calcext:value-type="float">
            <text:p>22,7</text:p>
          </table:table-cell>
          <table:table-cell table:formula="of:=[$Mars.$B306]*3600+[$Mars.$C306]*60+[$Mars.$D306]" office:value-type="float" office:value="20353.19" calcext:value-type="float">
            <text:p>20353,2</text:p>
          </table:table-cell>
          <table:table-cell table:formula="of:=[.$E308]+[.$F308]/60+[.$G308]/3600" office:value-type="float" office:value="23.9063055555556" calcext:value-type="float">
            <text:p>23,906</text:p>
          </table:table-cell>
          <table:table-cell table:formula="of:=[$Vénusz.B306]" office:value-type="float" office:value="14" calcext:value-type="float">
            <text:p>14</text:p>
          </table:table-cell>
          <table:table-cell table:formula="of:=[$Vénusz.C306]" office:value-type="float" office:value="38" calcext:value-type="float">
            <text:p>38</text:p>
          </table:table-cell>
          <table:table-cell table:formula="of:=[$Vénusz.D306]" office:value-type="float" office:value="26.83" calcext:value-type="float">
            <text:p>26,83</text:p>
          </table:table-cell>
          <table:table-cell table:formula="of:=IF([$Vénusz.$E306]=&quot;+&quot;; [$Vénusz.F306]; -1*[$Vénusz.F306])" office:value-type="float" office:value="-14" calcext:value-type="float">
            <text:p>-14</text:p>
          </table:table-cell>
          <table:table-cell table:formula="of:=IF([$Vénusz.$E306]=&quot;+&quot;; [$Vénusz.G306]; -1*[$Vénusz.G306])" office:value-type="float" office:value="-40" calcext:value-type="float">
            <text:p>-40</text:p>
          </table:table-cell>
          <table:table-cell table:formula="of:=IF([$Vénusz.$E306]=&quot;+&quot;; [$Vénusz.H306]; -1*[$Vénusz.H306])" office:value-type="float" office:value="-7.8" calcext:value-type="float">
            <text:p>-7,8</text:p>
          </table:table-cell>
          <table:table-cell table:formula="of:=[.$J308]*3600+[.$K308]*60+[.$L308]" office:value-type="float" office:value="52706.83" calcext:value-type="float">
            <text:p>52706,8</text:p>
          </table:table-cell>
          <table:table-cell table:formula="of:=[.$M308]+[.$N308]/60+[.$O308]/3600" office:value-type="float" office:value="-14.6688333333333" calcext:value-type="float">
            <text:p>-14,669</text:p>
          </table:table-cell>
        </table:table-row>
        <table:table-row table:style-name="ro1">
          <table:table-cell table:formula="of:=DATE(2022;1;1)+ROW([.A309])-3" office:value-type="date" office:date-value="2022-11-03" calcext:value-type="date">
            <text:p>2022-11-03</text:p>
          </table:table-cell>
          <table:table-cell table:formula="of:=[$Mars.B307]" office:value-type="float" office:value="5" calcext:value-type="float">
            <text:p>5</text:p>
          </table:table-cell>
          <table:table-cell table:formula="of:=[$Mars.C307]" office:value-type="float" office:value="39" calcext:value-type="float">
            <text:p>39</text:p>
          </table:table-cell>
          <table:table-cell table:formula="of:=[$Mars.D307]" office:value-type="float" office:value="1.55" calcext:value-type="float">
            <text:p>1,55</text:p>
          </table:table-cell>
          <table:table-cell table:formula="of:=IF([$Mars.$E307]=&quot;+&quot;; [$Mars.F307]; -1*[$Mars.F307])" office:value-type="float" office:value="23" calcext:value-type="float">
            <text:p>23</text:p>
          </table:table-cell>
          <table:table-cell table:formula="of:=IF([$Mars.$E307]=&quot;+&quot;; [$Mars.G307]; -1*[$Mars.G307])" office:value-type="float" office:value="57" calcext:value-type="float">
            <text:p>57</text:p>
          </table:table-cell>
          <table:table-cell table:formula="of:=IF([$Mars.$E307]=&quot;+&quot;; [$Mars.H307]; -1*[$Mars.H307])" office:value-type="float" office:value="6.4" calcext:value-type="float">
            <text:p>6,4</text:p>
          </table:table-cell>
          <table:table-cell table:formula="of:=[$Mars.$B307]*3600+[$Mars.$C307]*60+[$Mars.$D307]" office:value-type="float" office:value="20341.55" calcext:value-type="float">
            <text:p>20341,6</text:p>
          </table:table-cell>
          <table:table-cell table:formula="of:=[.$E309]+[.$F309]/60+[.$G309]/3600" office:value-type="float" office:value="23.9517777777778" calcext:value-type="float">
            <text:p>23,952</text:p>
          </table:table-cell>
          <table:table-cell table:formula="of:=[$Vénusz.B307]" office:value-type="float" office:value="14" calcext:value-type="float">
            <text:p>14</text:p>
          </table:table-cell>
          <table:table-cell table:formula="of:=[$Vénusz.C307]" office:value-type="float" office:value="43" calcext:value-type="float">
            <text:p>43</text:p>
          </table:table-cell>
          <table:table-cell table:formula="of:=[$Vénusz.D307]" office:value-type="float" office:value="20.83" calcext:value-type="float">
            <text:p>20,83</text:p>
          </table:table-cell>
          <table:table-cell table:formula="of:=IF([$Vénusz.$E307]=&quot;+&quot;; [$Vénusz.F307]; -1*[$Vénusz.F307])" office:value-type="float" office:value="-15" calcext:value-type="float">
            <text:p>-15</text:p>
          </table:table-cell>
          <table:table-cell table:formula="of:=IF([$Vénusz.$E307]=&quot;+&quot;; [$Vénusz.G307]; -1*[$Vénusz.G307])" office:value-type="float" office:value="-4" calcext:value-type="float">
            <text:p>-4</text:p>
          </table:table-cell>
          <table:table-cell table:formula="of:=IF([$Vénusz.$E307]=&quot;+&quot;; [$Vénusz.H307]; -1*[$Vénusz.H307])" office:value-type="float" office:value="-55.3" calcext:value-type="float">
            <text:p>-55,3</text:p>
          </table:table-cell>
          <table:table-cell table:formula="of:=[.$J309]*3600+[.$K309]*60+[.$L309]" office:value-type="float" office:value="53000.83" calcext:value-type="float">
            <text:p>53000,8</text:p>
          </table:table-cell>
          <table:table-cell table:formula="of:=[.$M309]+[.$N309]/60+[.$O309]/3600" office:value-type="float" office:value="-15.0820277777778" calcext:value-type="float">
            <text:p>-15,082</text:p>
          </table:table-cell>
        </table:table-row>
        <table:table-row table:style-name="ro1">
          <table:table-cell table:formula="of:=DATE(2022;1;1)+ROW([.A310])-3" office:value-type="date" office:date-value="2022-11-04" calcext:value-type="date">
            <text:p>2022-11-04</text:p>
          </table:table-cell>
          <table:table-cell table:formula="of:=[$Mars.B308]" office:value-type="float" office:value="5" calcext:value-type="float">
            <text:p>5</text:p>
          </table:table-cell>
          <table:table-cell table:formula="of:=[$Mars.C308]" office:value-type="float" office:value="38" calcext:value-type="float">
            <text:p>38</text:p>
          </table:table-cell>
          <table:table-cell table:formula="of:=[$Mars.D308]" office:value-type="float" office:value="46.08" calcext:value-type="float">
            <text:p>46,08</text:p>
          </table:table-cell>
          <table:table-cell table:formula="of:=IF([$Mars.$E308]=&quot;+&quot;; [$Mars.F308]; -1*[$Mars.F308])" office:value-type="float" office:value="23" calcext:value-type="float">
            <text:p>23</text:p>
          </table:table-cell>
          <table:table-cell table:formula="of:=IF([$Mars.$E308]=&quot;+&quot;; [$Mars.G308]; -1*[$Mars.G308])" office:value-type="float" office:value="59" calcext:value-type="float">
            <text:p>59</text:p>
          </table:table-cell>
          <table:table-cell table:formula="of:=IF([$Mars.$E308]=&quot;+&quot;; [$Mars.H308]; -1*[$Mars.H308])" office:value-type="float" office:value="50.1" calcext:value-type="float">
            <text:p>50,1</text:p>
          </table:table-cell>
          <table:table-cell table:formula="of:=[$Mars.$B308]*3600+[$Mars.$C308]*60+[$Mars.$D308]" office:value-type="float" office:value="20326.08" calcext:value-type="float">
            <text:p>20326,1</text:p>
          </table:table-cell>
          <table:table-cell table:formula="of:=[.$E310]+[.$F310]/60+[.$G310]/3600" office:value-type="float" office:value="23.99725" calcext:value-type="float">
            <text:p>23,997</text:p>
          </table:table-cell>
          <table:table-cell table:formula="of:=[$Vénusz.B308]" office:value-type="float" office:value="14" calcext:value-type="float">
            <text:p>14</text:p>
          </table:table-cell>
          <table:table-cell table:formula="of:=[$Vénusz.C308]" office:value-type="float" office:value="48" calcext:value-type="float">
            <text:p>48</text:p>
          </table:table-cell>
          <table:table-cell table:formula="of:=[$Vénusz.D308]" office:value-type="float" office:value="15.97" calcext:value-type="float">
            <text:p>15,97</text:p>
          </table:table-cell>
          <table:table-cell table:formula="of:=IF([$Vénusz.$E308]=&quot;+&quot;; [$Vénusz.F308]; -1*[$Vénusz.F308])" office:value-type="float" office:value="-15" calcext:value-type="float">
            <text:p>-15</text:p>
          </table:table-cell>
          <table:table-cell table:formula="of:=IF([$Vénusz.$E308]=&quot;+&quot;; [$Vénusz.G308]; -1*[$Vénusz.G308])" office:value-type="float" office:value="-29" calcext:value-type="float">
            <text:p>-29</text:p>
          </table:table-cell>
          <table:table-cell table:formula="of:=IF([$Vénusz.$E308]=&quot;+&quot;; [$Vénusz.H308]; -1*[$Vénusz.H308])" office:value-type="float" office:value="-19.9" calcext:value-type="float">
            <text:p>-19,9</text:p>
          </table:table-cell>
          <table:table-cell table:formula="of:=[.$J310]*3600+[.$K310]*60+[.$L310]" office:value-type="float" office:value="53295.97" calcext:value-type="float">
            <text:p>53296,0</text:p>
          </table:table-cell>
          <table:table-cell table:formula="of:=[.$M310]+[.$N310]/60+[.$O310]/3600" office:value-type="float" office:value="-15.4888611111111" calcext:value-type="float">
            <text:p>-15,489</text:p>
          </table:table-cell>
        </table:table-row>
        <table:table-row table:style-name="ro1">
          <table:table-cell table:formula="of:=DATE(2022;1;1)+ROW([.A311])-3" office:value-type="date" office:date-value="2022-11-05" calcext:value-type="date">
            <text:p>2022-11-05</text:p>
          </table:table-cell>
          <table:table-cell table:formula="of:=[$Mars.B309]" office:value-type="float" office:value="5" calcext:value-type="float">
            <text:p>5</text:p>
          </table:table-cell>
          <table:table-cell table:formula="of:=[$Mars.C309]" office:value-type="float" office:value="38" calcext:value-type="float">
            <text:p>38</text:p>
          </table:table-cell>
          <table:table-cell table:formula="of:=[$Mars.D309]" office:value-type="float" office:value="26.75" calcext:value-type="float">
            <text:p>26,75</text:p>
          </table:table-cell>
          <table:table-cell table:formula="of:=IF([$Mars.$E309]=&quot;+&quot;; [$Mars.F309]; -1*[$Mars.F309])" office:value-type="float" office:value="24" calcext:value-type="float">
            <text:p>24</text:p>
          </table:table-cell>
          <table:table-cell table:formula="of:=IF([$Mars.$E309]=&quot;+&quot;; [$Mars.G309]; -1*[$Mars.G309])" office:value-type="float" office:value="2" calcext:value-type="float">
            <text:p>2</text:p>
          </table:table-cell>
          <table:table-cell table:formula="of:=IF([$Mars.$E309]=&quot;+&quot;; [$Mars.H309]; -1*[$Mars.H309])" office:value-type="float" office:value="33.4" calcext:value-type="float">
            <text:p>33,4</text:p>
          </table:table-cell>
          <table:table-cell table:formula="of:=[$Mars.$B309]*3600+[$Mars.$C309]*60+[$Mars.$D309]" office:value-type="float" office:value="20306.75" calcext:value-type="float">
            <text:p>20306,8</text:p>
          </table:table-cell>
          <table:table-cell table:formula="of:=[.$E311]+[.$F311]/60+[.$G311]/3600" office:value-type="float" office:value="24.0426111111111" calcext:value-type="float">
            <text:p>24,043</text:p>
          </table:table-cell>
          <table:table-cell table:formula="of:=[$Vénusz.B309]" office:value-type="float" office:value="14" calcext:value-type="float">
            <text:p>14</text:p>
          </table:table-cell>
          <table:table-cell table:formula="of:=[$Vénusz.C309]" office:value-type="float" office:value="53" calcext:value-type="float">
            <text:p>53</text:p>
          </table:table-cell>
          <table:table-cell table:formula="of:=[$Vénusz.D309]" office:value-type="float" office:value="12.27" calcext:value-type="float">
            <text:p>12,27</text:p>
          </table:table-cell>
          <table:table-cell table:formula="of:=IF([$Vénusz.$E309]=&quot;+&quot;; [$Vénusz.F309]; -1*[$Vénusz.F309])" office:value-type="float" office:value="-15" calcext:value-type="float">
            <text:p>-15</text:p>
          </table:table-cell>
          <table:table-cell table:formula="of:=IF([$Vénusz.$E309]=&quot;+&quot;; [$Vénusz.G309]; -1*[$Vénusz.G309])" office:value-type="float" office:value="-53" calcext:value-type="float">
            <text:p>-53</text:p>
          </table:table-cell>
          <table:table-cell table:formula="of:=IF([$Vénusz.$E309]=&quot;+&quot;; [$Vénusz.H309]; -1*[$Vénusz.H309])" office:value-type="float" office:value="-20.7" calcext:value-type="float">
            <text:p>-20,7</text:p>
          </table:table-cell>
          <table:table-cell table:formula="of:=[.$J311]*3600+[.$K311]*60+[.$L311]" office:value-type="float" office:value="53592.27" calcext:value-type="float">
            <text:p>53592,3</text:p>
          </table:table-cell>
          <table:table-cell table:formula="of:=[.$M311]+[.$N311]/60+[.$O311]/3600" office:value-type="float" office:value="-15.8890833333333" calcext:value-type="float">
            <text:p>-15,889</text:p>
          </table:table-cell>
        </table:table-row>
        <table:table-row table:style-name="ro1">
          <table:table-cell table:formula="of:=DATE(2022;1;1)+ROW([.A312])-3" office:value-type="date" office:date-value="2022-11-06" calcext:value-type="date">
            <text:p>2022-11-06</text:p>
          </table:table-cell>
          <table:table-cell table:formula="of:=[$Mars.B310]" office:value-type="float" office:value="5" calcext:value-type="float">
            <text:p>5</text:p>
          </table:table-cell>
          <table:table-cell table:formula="of:=[$Mars.C310]" office:value-type="float" office:value="38" calcext:value-type="float">
            <text:p>38</text:p>
          </table:table-cell>
          <table:table-cell table:formula="of:=[$Mars.D310]" office:value-type="float" office:value="3.57" calcext:value-type="float">
            <text:p>3,57</text:p>
          </table:table-cell>
          <table:table-cell table:formula="of:=IF([$Mars.$E310]=&quot;+&quot;; [$Mars.F310]; -1*[$Mars.F310])" office:value-type="float" office:value="24" calcext:value-type="float">
            <text:p>24</text:p>
          </table:table-cell>
          <table:table-cell table:formula="of:=IF([$Mars.$E310]=&quot;+&quot;; [$Mars.G310]; -1*[$Mars.G310])" office:value-type="float" office:value="5" calcext:value-type="float">
            <text:p>5</text:p>
          </table:table-cell>
          <table:table-cell table:formula="of:=IF([$Mars.$E310]=&quot;+&quot;; [$Mars.H310]; -1*[$Mars.H310])" office:value-type="float" office:value="16.3" calcext:value-type="float">
            <text:p>16,3</text:p>
          </table:table-cell>
          <table:table-cell table:formula="of:=[$Mars.$B310]*3600+[$Mars.$C310]*60+[$Mars.$D310]" office:value-type="float" office:value="20283.57" calcext:value-type="float">
            <text:p>20283,6</text:p>
          </table:table-cell>
          <table:table-cell table:formula="of:=[.$E312]+[.$F312]/60+[.$G312]/3600" office:value-type="float" office:value="24.0878611111111" calcext:value-type="float">
            <text:p>24,088</text:p>
          </table:table-cell>
          <table:table-cell table:formula="of:=[$Vénusz.B310]" office:value-type="float" office:value="14" calcext:value-type="float">
            <text:p>14</text:p>
          </table:table-cell>
          <table:table-cell table:formula="of:=[$Vénusz.C310]" office:value-type="float" office:value="58" calcext:value-type="float">
            <text:p>58</text:p>
          </table:table-cell>
          <table:table-cell table:formula="of:=[$Vénusz.D310]" office:value-type="float" office:value="9.74" calcext:value-type="float">
            <text:p>9,74</text:p>
          </table:table-cell>
          <table:table-cell table:formula="of:=IF([$Vénusz.$E310]=&quot;+&quot;; [$Vénusz.F310]; -1*[$Vénusz.F310])" office:value-type="float" office:value="-16" calcext:value-type="float">
            <text:p>-16</text:p>
          </table:table-cell>
          <table:table-cell table:formula="of:=IF([$Vénusz.$E310]=&quot;+&quot;; [$Vénusz.G310]; -1*[$Vénusz.G310])" office:value-type="float" office:value="-16" calcext:value-type="float">
            <text:p>-16</text:p>
          </table:table-cell>
          <table:table-cell table:formula="of:=IF([$Vénusz.$E310]=&quot;+&quot;; [$Vénusz.H310]; -1*[$Vénusz.H310])" office:value-type="float" office:value="-56.9" calcext:value-type="float">
            <text:p>-56,9</text:p>
          </table:table-cell>
          <table:table-cell table:formula="of:=[.$J312]*3600+[.$K312]*60+[.$L312]" office:value-type="float" office:value="53889.74" calcext:value-type="float">
            <text:p>53889,7</text:p>
          </table:table-cell>
          <table:table-cell table:formula="of:=[.$M312]+[.$N312]/60+[.$O312]/3600" office:value-type="float" office:value="-16.2824722222222" calcext:value-type="float">
            <text:p>-16,282</text:p>
          </table:table-cell>
        </table:table-row>
        <table:table-row table:style-name="ro1">
          <table:table-cell table:formula="of:=DATE(2022;1;1)+ROW([.A313])-3" office:value-type="date" office:date-value="2022-11-07" calcext:value-type="date">
            <text:p>2022-11-07</text:p>
          </table:table-cell>
          <table:table-cell table:formula="of:=[$Mars.B311]" office:value-type="float" office:value="5" calcext:value-type="float">
            <text:p>5</text:p>
          </table:table-cell>
          <table:table-cell table:formula="of:=[$Mars.C311]" office:value-type="float" office:value="37" calcext:value-type="float">
            <text:p>37</text:p>
          </table:table-cell>
          <table:table-cell table:formula="of:=[$Mars.D311]" office:value-type="float" office:value="36.52" calcext:value-type="float">
            <text:p>36,52</text:p>
          </table:table-cell>
          <table:table-cell table:formula="of:=IF([$Mars.$E311]=&quot;+&quot;; [$Mars.F311]; -1*[$Mars.F311])" office:value-type="float" office:value="24" calcext:value-type="float">
            <text:p>24</text:p>
          </table:table-cell>
          <table:table-cell table:formula="of:=IF([$Mars.$E311]=&quot;+&quot;; [$Mars.G311]; -1*[$Mars.G311])" office:value-type="float" office:value="7" calcext:value-type="float">
            <text:p>7</text:p>
          </table:table-cell>
          <table:table-cell table:formula="of:=IF([$Mars.$E311]=&quot;+&quot;; [$Mars.H311]; -1*[$Mars.H311])" office:value-type="float" office:value="58.6" calcext:value-type="float">
            <text:p>58,6</text:p>
          </table:table-cell>
          <table:table-cell table:formula="of:=[$Mars.$B311]*3600+[$Mars.$C311]*60+[$Mars.$D311]" office:value-type="float" office:value="20256.52" calcext:value-type="float">
            <text:p>20256,5</text:p>
          </table:table-cell>
          <table:table-cell table:formula="of:=[.$E313]+[.$F313]/60+[.$G313]/3600" office:value-type="float" office:value="24.1329444444444" calcext:value-type="float">
            <text:p>24,133</text:p>
          </table:table-cell>
          <table:table-cell table:formula="of:=[$Vénusz.B311]" office:value-type="float" office:value="15" calcext:value-type="float">
            <text:p>15</text:p>
          </table:table-cell>
          <table:table-cell table:formula="of:=[$Vénusz.C311]" office:value-type="float" office:value="3" calcext:value-type="float">
            <text:p>3</text:p>
          </table:table-cell>
          <table:table-cell table:formula="of:=[$Vénusz.D311]" office:value-type="float" office:value="8.4" calcext:value-type="float">
            <text:p>8,4</text:p>
          </table:table-cell>
          <table:table-cell table:formula="of:=IF([$Vénusz.$E311]=&quot;+&quot;; [$Vénusz.F311]; -1*[$Vénusz.F311])" office:value-type="float" office:value="-16" calcext:value-type="float">
            <text:p>-16</text:p>
          </table:table-cell>
          <table:table-cell table:formula="of:=IF([$Vénusz.$E311]=&quot;+&quot;; [$Vénusz.G311]; -1*[$Vénusz.G311])" office:value-type="float" office:value="-40" calcext:value-type="float">
            <text:p>-40</text:p>
          </table:table-cell>
          <table:table-cell table:formula="of:=IF([$Vénusz.$E311]=&quot;+&quot;; [$Vénusz.H311]; -1*[$Vénusz.H311])" office:value-type="float" office:value="-7.9" calcext:value-type="float">
            <text:p>-7,9</text:p>
          </table:table-cell>
          <table:table-cell table:formula="of:=[.$J313]*3600+[.$K313]*60+[.$L313]" office:value-type="float" office:value="54188.4" calcext:value-type="float">
            <text:p>54188,4</text:p>
          </table:table-cell>
          <table:table-cell table:formula="of:=[.$M313]+[.$N313]/60+[.$O313]/3600" office:value-type="float" office:value="-16.6688611111111" calcext:value-type="float">
            <text:p>-16,669</text:p>
          </table:table-cell>
        </table:table-row>
        <table:table-row table:style-name="ro1">
          <table:table-cell table:formula="of:=DATE(2022;1;1)+ROW([.A314])-3" office:value-type="date" office:date-value="2022-11-08" calcext:value-type="date">
            <text:p>2022-11-08</text:p>
          </table:table-cell>
          <table:table-cell table:formula="of:=[$Mars.B312]" office:value-type="float" office:value="5" calcext:value-type="float">
            <text:p>5</text:p>
          </table:table-cell>
          <table:table-cell table:formula="of:=[$Mars.C312]" office:value-type="float" office:value="37" calcext:value-type="float">
            <text:p>37</text:p>
          </table:table-cell>
          <table:table-cell table:formula="of:=[$Mars.D312]" office:value-type="float" office:value="5.59" calcext:value-type="float">
            <text:p>5,59</text:p>
          </table:table-cell>
          <table:table-cell table:formula="of:=IF([$Mars.$E312]=&quot;+&quot;; [$Mars.F312]; -1*[$Mars.F312])" office:value-type="float" office:value="24" calcext:value-type="float">
            <text:p>24</text:p>
          </table:table-cell>
          <table:table-cell table:formula="of:=IF([$Mars.$E312]=&quot;+&quot;; [$Mars.G312]; -1*[$Mars.G312])" office:value-type="float" office:value="10" calcext:value-type="float">
            <text:p>10</text:p>
          </table:table-cell>
          <table:table-cell table:formula="of:=IF([$Mars.$E312]=&quot;+&quot;; [$Mars.H312]; -1*[$Mars.H312])" office:value-type="float" office:value="40" calcext:value-type="float">
            <text:p>40</text:p>
          </table:table-cell>
          <table:table-cell table:formula="of:=[$Mars.$B312]*3600+[$Mars.$C312]*60+[$Mars.$D312]" office:value-type="float" office:value="20225.59" calcext:value-type="float">
            <text:p>20225,6</text:p>
          </table:table-cell>
          <table:table-cell table:formula="of:=[.$E314]+[.$F314]/60+[.$G314]/3600" office:value-type="float" office:value="24.1777777777778" calcext:value-type="float">
            <text:p>24,178</text:p>
          </table:table-cell>
          <table:table-cell table:formula="of:=[$Vénusz.B312]" office:value-type="float" office:value="15" calcext:value-type="float">
            <text:p>15</text:p>
          </table:table-cell>
          <table:table-cell table:formula="of:=[$Vénusz.C312]" office:value-type="float" office:value="8" calcext:value-type="float">
            <text:p>8</text:p>
          </table:table-cell>
          <table:table-cell table:formula="of:=[$Vénusz.D312]" office:value-type="float" office:value="8.26" calcext:value-type="float">
            <text:p>8,26</text:p>
          </table:table-cell>
          <table:table-cell table:formula="of:=IF([$Vénusz.$E312]=&quot;+&quot;; [$Vénusz.F312]; -1*[$Vénusz.F312])" office:value-type="float" office:value="-17" calcext:value-type="float">
            <text:p>-17</text:p>
          </table:table-cell>
          <table:table-cell table:formula="of:=IF([$Vénusz.$E312]=&quot;+&quot;; [$Vénusz.G312]; -1*[$Vénusz.G312])" office:value-type="float" office:value="-2" calcext:value-type="float">
            <text:p>-2</text:p>
          </table:table-cell>
          <table:table-cell table:formula="of:=IF([$Vénusz.$E312]=&quot;+&quot;; [$Vénusz.H312]; -1*[$Vénusz.H312])" office:value-type="float" office:value="-52.7" calcext:value-type="float">
            <text:p>-52,7</text:p>
          </table:table-cell>
          <table:table-cell table:formula="of:=[.$J314]*3600+[.$K314]*60+[.$L314]" office:value-type="float" office:value="54488.26" calcext:value-type="float">
            <text:p>54488,3</text:p>
          </table:table-cell>
          <table:table-cell table:formula="of:=[.$M314]+[.$N314]/60+[.$O314]/3600" office:value-type="float" office:value="-17.0479722222222" calcext:value-type="float">
            <text:p>-17,048</text:p>
          </table:table-cell>
        </table:table-row>
        <table:table-row table:style-name="ro1">
          <table:table-cell table:formula="of:=DATE(2022;1;1)+ROW([.A315])-3" office:value-type="date" office:date-value="2022-11-09" calcext:value-type="date">
            <text:p>2022-11-09</text:p>
          </table:table-cell>
          <table:table-cell table:formula="of:=[$Mars.B313]" office:value-type="float" office:value="5" calcext:value-type="float">
            <text:p>5</text:p>
          </table:table-cell>
          <table:table-cell table:formula="of:=[$Mars.C313]" office:value-type="float" office:value="36" calcext:value-type="float">
            <text:p>36</text:p>
          </table:table-cell>
          <table:table-cell table:formula="of:=[$Mars.D313]" office:value-type="float" office:value="30.8" calcext:value-type="float">
            <text:p>30,8</text:p>
          </table:table-cell>
          <table:table-cell table:formula="of:=IF([$Mars.$E313]=&quot;+&quot;; [$Mars.F313]; -1*[$Mars.F313])" office:value-type="float" office:value="24" calcext:value-type="float">
            <text:p>24</text:p>
          </table:table-cell>
          <table:table-cell table:formula="of:=IF([$Mars.$E313]=&quot;+&quot;; [$Mars.G313]; -1*[$Mars.G313])" office:value-type="float" office:value="13" calcext:value-type="float">
            <text:p>13</text:p>
          </table:table-cell>
          <table:table-cell table:formula="of:=IF([$Mars.$E313]=&quot;+&quot;; [$Mars.H313]; -1*[$Mars.H313])" office:value-type="float" office:value="20.3" calcext:value-type="float">
            <text:p>20,3</text:p>
          </table:table-cell>
          <table:table-cell table:formula="of:=[$Mars.$B313]*3600+[$Mars.$C313]*60+[$Mars.$D313]" office:value-type="float" office:value="20190.8" calcext:value-type="float">
            <text:p>20190,8</text:p>
          </table:table-cell>
          <table:table-cell table:formula="of:=[.$E315]+[.$F315]/60+[.$G315]/3600" office:value-type="float" office:value="24.2223055555556" calcext:value-type="float">
            <text:p>24,222</text:p>
          </table:table-cell>
          <table:table-cell table:formula="of:=[$Vénusz.B313]" office:value-type="float" office:value="15" calcext:value-type="float">
            <text:p>15</text:p>
          </table:table-cell>
          <table:table-cell table:formula="of:=[$Vénusz.C313]" office:value-type="float" office:value="13" calcext:value-type="float">
            <text:p>13</text:p>
          </table:table-cell>
          <table:table-cell table:formula="of:=[$Vénusz.D313]" office:value-type="float" office:value="9.33" calcext:value-type="float">
            <text:p>9,33</text:p>
          </table:table-cell>
          <table:table-cell table:formula="of:=IF([$Vénusz.$E313]=&quot;+&quot;; [$Vénusz.F313]; -1*[$Vénusz.F313])" office:value-type="float" office:value="-17" calcext:value-type="float">
            <text:p>-17</text:p>
          </table:table-cell>
          <table:table-cell table:formula="of:=IF([$Vénusz.$E313]=&quot;+&quot;; [$Vénusz.G313]; -1*[$Vénusz.G313])" office:value-type="float" office:value="-25" calcext:value-type="float">
            <text:p>-25</text:p>
          </table:table-cell>
          <table:table-cell table:formula="of:=IF([$Vénusz.$E313]=&quot;+&quot;; [$Vénusz.H313]; -1*[$Vénusz.H313])" office:value-type="float" office:value="-10.6" calcext:value-type="float">
            <text:p>-10,6</text:p>
          </table:table-cell>
          <table:table-cell table:formula="of:=[.$J315]*3600+[.$K315]*60+[.$L315]" office:value-type="float" office:value="54789.33" calcext:value-type="float">
            <text:p>54789,3</text:p>
          </table:table-cell>
          <table:table-cell table:formula="of:=[.$M315]+[.$N315]/60+[.$O315]/3600" office:value-type="float" office:value="-17.4196111111111" calcext:value-type="float">
            <text:p>-17,420</text:p>
          </table:table-cell>
        </table:table-row>
        <table:table-row table:style-name="ro1">
          <table:table-cell table:formula="of:=DATE(2022;1;1)+ROW([.A316])-3" office:value-type="date" office:date-value="2022-11-10" calcext:value-type="date">
            <text:p>2022-11-10</text:p>
          </table:table-cell>
          <table:table-cell table:formula="of:=[$Mars.B314]" office:value-type="float" office:value="5" calcext:value-type="float">
            <text:p>5</text:p>
          </table:table-cell>
          <table:table-cell table:formula="of:=[$Mars.C314]" office:value-type="float" office:value="35" calcext:value-type="float">
            <text:p>35</text:p>
          </table:table-cell>
          <table:table-cell table:formula="of:=[$Mars.D314]" office:value-type="float" office:value="52.16" calcext:value-type="float">
            <text:p>52,16</text:p>
          </table:table-cell>
          <table:table-cell table:formula="of:=IF([$Mars.$E314]=&quot;+&quot;; [$Mars.F314]; -1*[$Mars.F314])" office:value-type="float" office:value="24" calcext:value-type="float">
            <text:p>24</text:p>
          </table:table-cell>
          <table:table-cell table:formula="of:=IF([$Mars.$E314]=&quot;+&quot;; [$Mars.G314]; -1*[$Mars.G314])" office:value-type="float" office:value="15" calcext:value-type="float">
            <text:p>15</text:p>
          </table:table-cell>
          <table:table-cell table:formula="of:=IF([$Mars.$E314]=&quot;+&quot;; [$Mars.H314]; -1*[$Mars.H314])" office:value-type="float" office:value="59.2" calcext:value-type="float">
            <text:p>59,2</text:p>
          </table:table-cell>
          <table:table-cell table:formula="of:=[$Mars.$B314]*3600+[$Mars.$C314]*60+[$Mars.$D314]" office:value-type="float" office:value="20152.16" calcext:value-type="float">
            <text:p>20152,2</text:p>
          </table:table-cell>
          <table:table-cell table:formula="of:=[.$E316]+[.$F316]/60+[.$G316]/3600" office:value-type="float" office:value="24.2664444444444" calcext:value-type="float">
            <text:p>24,266</text:p>
          </table:table-cell>
          <table:table-cell table:formula="of:=[$Vénusz.B314]" office:value-type="float" office:value="15" calcext:value-type="float">
            <text:p>15</text:p>
          </table:table-cell>
          <table:table-cell table:formula="of:=[$Vénusz.C314]" office:value-type="float" office:value="18" calcext:value-type="float">
            <text:p>18</text:p>
          </table:table-cell>
          <table:table-cell table:formula="of:=[$Vénusz.D314]" office:value-type="float" office:value="11.63" calcext:value-type="float">
            <text:p>11,63</text:p>
          </table:table-cell>
          <table:table-cell table:formula="of:=IF([$Vénusz.$E314]=&quot;+&quot;; [$Vénusz.F314]; -1*[$Vénusz.F314])" office:value-type="float" office:value="-17" calcext:value-type="float">
            <text:p>-17</text:p>
          </table:table-cell>
          <table:table-cell table:formula="of:=IF([$Vénusz.$E314]=&quot;+&quot;; [$Vénusz.G314]; -1*[$Vénusz.G314])" office:value-type="float" office:value="-47" calcext:value-type="float">
            <text:p>-47</text:p>
          </table:table-cell>
          <table:table-cell table:formula="of:=IF([$Vénusz.$E314]=&quot;+&quot;; [$Vénusz.H314]; -1*[$Vénusz.H314])" office:value-type="float" office:value="-0.8" calcext:value-type="float">
            <text:p>-0,8</text:p>
          </table:table-cell>
          <table:table-cell table:formula="of:=[.$J316]*3600+[.$K316]*60+[.$L316]" office:value-type="float" office:value="55091.63" calcext:value-type="float">
            <text:p>55091,6</text:p>
          </table:table-cell>
          <table:table-cell table:formula="of:=[.$M316]+[.$N316]/60+[.$O316]/3600" office:value-type="float" office:value="-17.7835555555556" calcext:value-type="float">
            <text:p>-17,784</text:p>
          </table:table-cell>
        </table:table-row>
        <table:table-row table:style-name="ro1">
          <table:table-cell table:formula="of:=DATE(2022;1;1)+ROW([.A317])-3" office:value-type="date" office:date-value="2022-11-11" calcext:value-type="date">
            <text:p>2022-11-11</text:p>
          </table:table-cell>
          <table:table-cell table:formula="of:=[$Mars.B315]" office:value-type="float" office:value="5" calcext:value-type="float">
            <text:p>5</text:p>
          </table:table-cell>
          <table:table-cell table:formula="of:=[$Mars.C315]" office:value-type="float" office:value="35" calcext:value-type="float">
            <text:p>35</text:p>
          </table:table-cell>
          <table:table-cell table:formula="of:=[$Mars.D315]" office:value-type="float" office:value="9.66" calcext:value-type="float">
            <text:p>9,66</text:p>
          </table:table-cell>
          <table:table-cell table:formula="of:=IF([$Mars.$E315]=&quot;+&quot;; [$Mars.F315]; -1*[$Mars.F315])" office:value-type="float" office:value="24" calcext:value-type="float">
            <text:p>24</text:p>
          </table:table-cell>
          <table:table-cell table:formula="of:=IF([$Mars.$E315]=&quot;+&quot;; [$Mars.G315]; -1*[$Mars.G315])" office:value-type="float" office:value="18" calcext:value-type="float">
            <text:p>18</text:p>
          </table:table-cell>
          <table:table-cell table:formula="of:=IF([$Mars.$E315]=&quot;+&quot;; [$Mars.H315]; -1*[$Mars.H315])" office:value-type="float" office:value="36.3" calcext:value-type="float">
            <text:p>36,3</text:p>
          </table:table-cell>
          <table:table-cell table:formula="of:=[$Mars.$B315]*3600+[$Mars.$C315]*60+[$Mars.$D315]" office:value-type="float" office:value="20109.66" calcext:value-type="float">
            <text:p>20109,7</text:p>
          </table:table-cell>
          <table:table-cell table:formula="of:=[.$E317]+[.$F317]/60+[.$G317]/3600" office:value-type="float" office:value="24.3100833333333" calcext:value-type="float">
            <text:p>24,310</text:p>
          </table:table-cell>
          <table:table-cell table:formula="of:=[$Vénusz.B315]" office:value-type="float" office:value="15" calcext:value-type="float">
            <text:p>15</text:p>
          </table:table-cell>
          <table:table-cell table:formula="of:=[$Vénusz.C315]" office:value-type="float" office:value="23" calcext:value-type="float">
            <text:p>23</text:p>
          </table:table-cell>
          <table:table-cell table:formula="of:=[$Vénusz.D315]" office:value-type="float" office:value="15.16" calcext:value-type="float">
            <text:p>15,16</text:p>
          </table:table-cell>
          <table:table-cell table:formula="of:=IF([$Vénusz.$E315]=&quot;+&quot;; [$Vénusz.F315]; -1*[$Vénusz.F315])" office:value-type="float" office:value="-18" calcext:value-type="float">
            <text:p>-18</text:p>
          </table:table-cell>
          <table:table-cell table:formula="of:=IF([$Vénusz.$E315]=&quot;+&quot;; [$Vénusz.G315]; -1*[$Vénusz.G315])" office:value-type="float" office:value="-8" calcext:value-type="float">
            <text:p>-8</text:p>
          </table:table-cell>
          <table:table-cell table:formula="of:=IF([$Vénusz.$E315]=&quot;+&quot;; [$Vénusz.H315]; -1*[$Vénusz.H315])" office:value-type="float" office:value="-22.6" calcext:value-type="float">
            <text:p>-22,6</text:p>
          </table:table-cell>
          <table:table-cell table:formula="of:=[.$J317]*3600+[.$K317]*60+[.$L317]" office:value-type="float" office:value="55395.16" calcext:value-type="float">
            <text:p>55395,2</text:p>
          </table:table-cell>
          <table:table-cell table:formula="of:=[.$M317]+[.$N317]/60+[.$O317]/3600" office:value-type="float" office:value="-18.1396111111111" calcext:value-type="float">
            <text:p>-18,140</text:p>
          </table:table-cell>
        </table:table-row>
        <table:table-row table:style-name="ro1">
          <table:table-cell table:formula="of:=DATE(2022;1;1)+ROW([.A318])-3" office:value-type="date" office:date-value="2022-11-12" calcext:value-type="date">
            <text:p>2022-11-12</text:p>
          </table:table-cell>
          <table:table-cell table:formula="of:=[$Mars.B316]" office:value-type="float" office:value="5" calcext:value-type="float">
            <text:p>5</text:p>
          </table:table-cell>
          <table:table-cell table:formula="of:=[$Mars.C316]" office:value-type="float" office:value="34" calcext:value-type="float">
            <text:p>34</text:p>
          </table:table-cell>
          <table:table-cell table:formula="of:=[$Mars.D316]" office:value-type="float" office:value="23.36" calcext:value-type="float">
            <text:p>23,36</text:p>
          </table:table-cell>
          <table:table-cell table:formula="of:=IF([$Mars.$E316]=&quot;+&quot;; [$Mars.F316]; -1*[$Mars.F316])" office:value-type="float" office:value="24" calcext:value-type="float">
            <text:p>24</text:p>
          </table:table-cell>
          <table:table-cell table:formula="of:=IF([$Mars.$E316]=&quot;+&quot;; [$Mars.G316]; -1*[$Mars.G316])" office:value-type="float" office:value="21" calcext:value-type="float">
            <text:p>21</text:p>
          </table:table-cell>
          <table:table-cell table:formula="of:=IF([$Mars.$E316]=&quot;+&quot;; [$Mars.H316]; -1*[$Mars.H316])" office:value-type="float" office:value="11.5" calcext:value-type="float">
            <text:p>11,5</text:p>
          </table:table-cell>
          <table:table-cell table:formula="of:=[$Mars.$B316]*3600+[$Mars.$C316]*60+[$Mars.$D316]" office:value-type="float" office:value="20063.36" calcext:value-type="float">
            <text:p>20063,4</text:p>
          </table:table-cell>
          <table:table-cell table:formula="of:=[.$E318]+[.$F318]/60+[.$G318]/3600" office:value-type="float" office:value="24.3531944444444" calcext:value-type="float">
            <text:p>24,353</text:p>
          </table:table-cell>
          <table:table-cell table:formula="of:=[$Vénusz.B316]" office:value-type="float" office:value="15" calcext:value-type="float">
            <text:p>15</text:p>
          </table:table-cell>
          <table:table-cell table:formula="of:=[$Vénusz.C316]" office:value-type="float" office:value="28" calcext:value-type="float">
            <text:p>28</text:p>
          </table:table-cell>
          <table:table-cell table:formula="of:=[$Vénusz.D316]" office:value-type="float" office:value="19.93" calcext:value-type="float">
            <text:p>19,93</text:p>
          </table:table-cell>
          <table:table-cell table:formula="of:=IF([$Vénusz.$E316]=&quot;+&quot;; [$Vénusz.F316]; -1*[$Vénusz.F316])" office:value-type="float" office:value="-18" calcext:value-type="float">
            <text:p>-18</text:p>
          </table:table-cell>
          <table:table-cell table:formula="of:=IF([$Vénusz.$E316]=&quot;+&quot;; [$Vénusz.G316]; -1*[$Vénusz.G316])" office:value-type="float" office:value="-29" calcext:value-type="float">
            <text:p>-29</text:p>
          </table:table-cell>
          <table:table-cell table:formula="of:=IF([$Vénusz.$E316]=&quot;+&quot;; [$Vénusz.H316]; -1*[$Vénusz.H316])" office:value-type="float" office:value="-15.2" calcext:value-type="float">
            <text:p>-15,2</text:p>
          </table:table-cell>
          <table:table-cell table:formula="of:=[.$J318]*3600+[.$K318]*60+[.$L318]" office:value-type="float" office:value="55699.93" calcext:value-type="float">
            <text:p>55699,9</text:p>
          </table:table-cell>
          <table:table-cell table:formula="of:=[.$M318]+[.$N318]/60+[.$O318]/3600" office:value-type="float" office:value="-18.4875555555556" calcext:value-type="float">
            <text:p>-18,488</text:p>
          </table:table-cell>
        </table:table-row>
        <table:table-row table:style-name="ro1">
          <table:table-cell table:formula="of:=DATE(2022;1;1)+ROW([.A319])-3" office:value-type="date" office:date-value="2022-11-13" calcext:value-type="date">
            <text:p>2022-11-13</text:p>
          </table:table-cell>
          <table:table-cell table:formula="of:=[$Mars.B317]" office:value-type="float" office:value="5" calcext:value-type="float">
            <text:p>5</text:p>
          </table:table-cell>
          <table:table-cell table:formula="of:=[$Mars.C317]" office:value-type="float" office:value="33" calcext:value-type="float">
            <text:p>33</text:p>
          </table:table-cell>
          <table:table-cell table:formula="of:=[$Mars.D317]" office:value-type="float" office:value="33.26" calcext:value-type="float">
            <text:p>33,26</text:p>
          </table:table-cell>
          <table:table-cell table:formula="of:=IF([$Mars.$E317]=&quot;+&quot;; [$Mars.F317]; -1*[$Mars.F317])" office:value-type="float" office:value="24" calcext:value-type="float">
            <text:p>24</text:p>
          </table:table-cell>
          <table:table-cell table:formula="of:=IF([$Mars.$E317]=&quot;+&quot;; [$Mars.G317]; -1*[$Mars.G317])" office:value-type="float" office:value="23" calcext:value-type="float">
            <text:p>23</text:p>
          </table:table-cell>
          <table:table-cell table:formula="of:=IF([$Mars.$E317]=&quot;+&quot;; [$Mars.H317]; -1*[$Mars.H317])" office:value-type="float" office:value="44.2" calcext:value-type="float">
            <text:p>44,2</text:p>
          </table:table-cell>
          <table:table-cell table:formula="of:=[$Mars.$B317]*3600+[$Mars.$C317]*60+[$Mars.$D317]" office:value-type="float" office:value="20013.26" calcext:value-type="float">
            <text:p>20013,3</text:p>
          </table:table-cell>
          <table:table-cell table:formula="of:=[.$E319]+[.$F319]/60+[.$G319]/3600" office:value-type="float" office:value="24.3956111111111" calcext:value-type="float">
            <text:p>24,396</text:p>
          </table:table-cell>
          <table:table-cell table:formula="of:=[$Vénusz.B317]" office:value-type="float" office:value="15" calcext:value-type="float">
            <text:p>15</text:p>
          </table:table-cell>
          <table:table-cell table:formula="of:=[$Vénusz.C317]" office:value-type="float" office:value="33" calcext:value-type="float">
            <text:p>33</text:p>
          </table:table-cell>
          <table:table-cell table:formula="of:=[$Vénusz.D317]" office:value-type="float" office:value="25.93" calcext:value-type="float">
            <text:p>25,93</text:p>
          </table:table-cell>
          <table:table-cell table:formula="of:=IF([$Vénusz.$E317]=&quot;+&quot;; [$Vénusz.F317]; -1*[$Vénusz.F317])" office:value-type="float" office:value="-18" calcext:value-type="float">
            <text:p>-18</text:p>
          </table:table-cell>
          <table:table-cell table:formula="of:=IF([$Vénusz.$E317]=&quot;+&quot;; [$Vénusz.G317]; -1*[$Vénusz.G317])" office:value-type="float" office:value="-49" calcext:value-type="float">
            <text:p>-49</text:p>
          </table:table-cell>
          <table:table-cell table:formula="of:=IF([$Vénusz.$E317]=&quot;+&quot;; [$Vénusz.H317]; -1*[$Vénusz.H317])" office:value-type="float" office:value="-37.8" calcext:value-type="float">
            <text:p>-37,8</text:p>
          </table:table-cell>
          <table:table-cell table:formula="of:=[.$J319]*3600+[.$K319]*60+[.$L319]" office:value-type="float" office:value="56005.93" calcext:value-type="float">
            <text:p>56005,9</text:p>
          </table:table-cell>
          <table:table-cell table:formula="of:=[.$M319]+[.$N319]/60+[.$O319]/3600" office:value-type="float" office:value="-18.8271666666667" calcext:value-type="float">
            <text:p>-18,827</text:p>
          </table:table-cell>
        </table:table-row>
        <table:table-row table:style-name="ro1">
          <table:table-cell table:formula="of:=DATE(2022;1;1)+ROW([.A320])-3" office:value-type="date" office:date-value="2022-11-14" calcext:value-type="date">
            <text:p>2022-11-14</text:p>
          </table:table-cell>
          <table:table-cell table:formula="of:=[$Mars.B318]" office:value-type="float" office:value="5" calcext:value-type="float">
            <text:p>5</text:p>
          </table:table-cell>
          <table:table-cell table:formula="of:=[$Mars.C318]" office:value-type="float" office:value="32" calcext:value-type="float">
            <text:p>32</text:p>
          </table:table-cell>
          <table:table-cell table:formula="of:=[$Mars.D318]" office:value-type="float" office:value="39.42" calcext:value-type="float">
            <text:p>39,42</text:p>
          </table:table-cell>
          <table:table-cell table:formula="of:=IF([$Mars.$E318]=&quot;+&quot;; [$Mars.F318]; -1*[$Mars.F318])" office:value-type="float" office:value="24" calcext:value-type="float">
            <text:p>24</text:p>
          </table:table-cell>
          <table:table-cell table:formula="of:=IF([$Mars.$E318]=&quot;+&quot;; [$Mars.G318]; -1*[$Mars.G318])" office:value-type="float" office:value="26" calcext:value-type="float">
            <text:p>26</text:p>
          </table:table-cell>
          <table:table-cell table:formula="of:=IF([$Mars.$E318]=&quot;+&quot;; [$Mars.H318]; -1*[$Mars.H318])" office:value-type="float" office:value="14.3" calcext:value-type="float">
            <text:p>14,3</text:p>
          </table:table-cell>
          <table:table-cell table:formula="of:=[$Mars.$B318]*3600+[$Mars.$C318]*60+[$Mars.$D318]" office:value-type="float" office:value="19959.42" calcext:value-type="float">
            <text:p>19959,4</text:p>
          </table:table-cell>
          <table:table-cell table:formula="of:=[.$E320]+[.$F320]/60+[.$G320]/3600" office:value-type="float" office:value="24.4373055555556" calcext:value-type="float">
            <text:p>24,437</text:p>
          </table:table-cell>
          <table:table-cell table:formula="of:=[$Vénusz.B318]" office:value-type="float" office:value="15" calcext:value-type="float">
            <text:p>15</text:p>
          </table:table-cell>
          <table:table-cell table:formula="of:=[$Vénusz.C318]" office:value-type="float" office:value="38" calcext:value-type="float">
            <text:p>38</text:p>
          </table:table-cell>
          <table:table-cell table:formula="of:=[$Vénusz.D318]" office:value-type="float" office:value="33.17" calcext:value-type="float">
            <text:p>33,17</text:p>
          </table:table-cell>
          <table:table-cell table:formula="of:=IF([$Vénusz.$E318]=&quot;+&quot;; [$Vénusz.F318]; -1*[$Vénusz.F318])" office:value-type="float" office:value="-19" calcext:value-type="float">
            <text:p>-19</text:p>
          </table:table-cell>
          <table:table-cell table:formula="of:=IF([$Vénusz.$E318]=&quot;+&quot;; [$Vénusz.G318]; -1*[$Vénusz.G318])" office:value-type="float" office:value="-9" calcext:value-type="float">
            <text:p>-9</text:p>
          </table:table-cell>
          <table:table-cell table:formula="of:=IF([$Vénusz.$E318]=&quot;+&quot;; [$Vénusz.H318]; -1*[$Vénusz.H318])" office:value-type="float" office:value="-29.7" calcext:value-type="float">
            <text:p>-29,7</text:p>
          </table:table-cell>
          <table:table-cell table:formula="of:=[.$J320]*3600+[.$K320]*60+[.$L320]" office:value-type="float" office:value="56313.17" calcext:value-type="float">
            <text:p>56313,2</text:p>
          </table:table-cell>
          <table:table-cell table:formula="of:=[.$M320]+[.$N320]/60+[.$O320]/3600" office:value-type="float" office:value="-19.15825" calcext:value-type="float">
            <text:p>-19,158</text:p>
          </table:table-cell>
        </table:table-row>
        <table:table-row table:style-name="ro1">
          <table:table-cell table:formula="of:=DATE(2022;1;1)+ROW([.A321])-3" office:value-type="date" office:date-value="2022-11-15" calcext:value-type="date">
            <text:p>2022-11-15</text:p>
          </table:table-cell>
          <table:table-cell table:formula="of:=[$Mars.B319]" office:value-type="float" office:value="5" calcext:value-type="float">
            <text:p>5</text:p>
          </table:table-cell>
          <table:table-cell table:formula="of:=[$Mars.C319]" office:value-type="float" office:value="31" calcext:value-type="float">
            <text:p>31</text:p>
          </table:table-cell>
          <table:table-cell table:formula="of:=[$Mars.D319]" office:value-type="float" office:value="41.89" calcext:value-type="float">
            <text:p>41,89</text:p>
          </table:table-cell>
          <table:table-cell table:formula="of:=IF([$Mars.$E319]=&quot;+&quot;; [$Mars.F319]; -1*[$Mars.F319])" office:value-type="float" office:value="24" calcext:value-type="float">
            <text:p>24</text:p>
          </table:table-cell>
          <table:table-cell table:formula="of:=IF([$Mars.$E319]=&quot;+&quot;; [$Mars.G319]; -1*[$Mars.G319])" office:value-type="float" office:value="28" calcext:value-type="float">
            <text:p>28</text:p>
          </table:table-cell>
          <table:table-cell table:formula="of:=IF([$Mars.$E319]=&quot;+&quot;; [$Mars.H319]; -1*[$Mars.H319])" office:value-type="float" office:value="41.2" calcext:value-type="float">
            <text:p>41,2</text:p>
          </table:table-cell>
          <table:table-cell table:formula="of:=[$Mars.$B319]*3600+[$Mars.$C319]*60+[$Mars.$D319]" office:value-type="float" office:value="19901.89" calcext:value-type="float">
            <text:p>19901,9</text:p>
          </table:table-cell>
          <table:table-cell table:formula="of:=[.$E321]+[.$F321]/60+[.$G321]/3600" office:value-type="float" office:value="24.4781111111111" calcext:value-type="float">
            <text:p>24,478</text:p>
          </table:table-cell>
          <table:table-cell table:formula="of:=[$Vénusz.B319]" office:value-type="float" office:value="15" calcext:value-type="float">
            <text:p>15</text:p>
          </table:table-cell>
          <table:table-cell table:formula="of:=[$Vénusz.C319]" office:value-type="float" office:value="43" calcext:value-type="float">
            <text:p>43</text:p>
          </table:table-cell>
          <table:table-cell table:formula="of:=[$Vénusz.D319]" office:value-type="float" office:value="41.65" calcext:value-type="float">
            <text:p>41,65</text:p>
          </table:table-cell>
          <table:table-cell table:formula="of:=IF([$Vénusz.$E319]=&quot;+&quot;; [$Vénusz.F319]; -1*[$Vénusz.F319])" office:value-type="float" office:value="-19" calcext:value-type="float">
            <text:p>-19</text:p>
          </table:table-cell>
          <table:table-cell table:formula="of:=IF([$Vénusz.$E319]=&quot;+&quot;; [$Vénusz.G319]; -1*[$Vénusz.G319])" office:value-type="float" office:value="-28" calcext:value-type="float">
            <text:p>-28</text:p>
          </table:table-cell>
          <table:table-cell table:formula="of:=IF([$Vénusz.$E319]=&quot;+&quot;; [$Vénusz.H319]; -1*[$Vénusz.H319])" office:value-type="float" office:value="-50" calcext:value-type="float">
            <text:p>-50</text:p>
          </table:table-cell>
          <table:table-cell table:formula="of:=[.$J321]*3600+[.$K321]*60+[.$L321]" office:value-type="float" office:value="56621.65" calcext:value-type="float">
            <text:p>56621,7</text:p>
          </table:table-cell>
          <table:table-cell table:formula="of:=[.$M321]+[.$N321]/60+[.$O321]/3600" office:value-type="float" office:value="-19.4805555555556" calcext:value-type="float">
            <text:p>-19,481</text:p>
          </table:table-cell>
        </table:table-row>
        <table:table-row table:style-name="ro1">
          <table:table-cell table:formula="of:=DATE(2022;1;1)+ROW([.A322])-3" office:value-type="date" office:date-value="2022-11-16" calcext:value-type="date">
            <text:p>2022-11-16</text:p>
          </table:table-cell>
          <table:table-cell table:formula="of:=[$Mars.B320]" office:value-type="float" office:value="5" calcext:value-type="float">
            <text:p>5</text:p>
          </table:table-cell>
          <table:table-cell table:formula="of:=[$Mars.C320]" office:value-type="float" office:value="30" calcext:value-type="float">
            <text:p>30</text:p>
          </table:table-cell>
          <table:table-cell table:formula="of:=[$Mars.D320]" office:value-type="float" office:value="40.74" calcext:value-type="float">
            <text:p>40,74</text:p>
          </table:table-cell>
          <table:table-cell table:formula="of:=IF([$Mars.$E320]=&quot;+&quot;; [$Mars.F320]; -1*[$Mars.F320])" office:value-type="float" office:value="24" calcext:value-type="float">
            <text:p>24</text:p>
          </table:table-cell>
          <table:table-cell table:formula="of:=IF([$Mars.$E320]=&quot;+&quot;; [$Mars.G320]; -1*[$Mars.G320])" office:value-type="float" office:value="31" calcext:value-type="float">
            <text:p>31</text:p>
          </table:table-cell>
          <table:table-cell table:formula="of:=IF([$Mars.$E320]=&quot;+&quot;; [$Mars.H320]; -1*[$Mars.H320])" office:value-type="float" office:value="4.7" calcext:value-type="float">
            <text:p>4,7</text:p>
          </table:table-cell>
          <table:table-cell table:formula="of:=[$Mars.$B320]*3600+[$Mars.$C320]*60+[$Mars.$D320]" office:value-type="float" office:value="19840.74" calcext:value-type="float">
            <text:p>19840,7</text:p>
          </table:table-cell>
          <table:table-cell table:formula="of:=[.$E322]+[.$F322]/60+[.$G322]/3600" office:value-type="float" office:value="24.5179722222222" calcext:value-type="float">
            <text:p>24,518</text:p>
          </table:table-cell>
          <table:table-cell table:formula="of:=[$Vénusz.B320]" office:value-type="float" office:value="15" calcext:value-type="float">
            <text:p>15</text:p>
          </table:table-cell>
          <table:table-cell table:formula="of:=[$Vénusz.C320]" office:value-type="float" office:value="48" calcext:value-type="float">
            <text:p>48</text:p>
          </table:table-cell>
          <table:table-cell table:formula="of:=[$Vénusz.D320]" office:value-type="float" office:value="51.36" calcext:value-type="float">
            <text:p>51,36</text:p>
          </table:table-cell>
          <table:table-cell table:formula="of:=IF([$Vénusz.$E320]=&quot;+&quot;; [$Vénusz.F320]; -1*[$Vénusz.F320])" office:value-type="float" office:value="-19" calcext:value-type="float">
            <text:p>-19</text:p>
          </table:table-cell>
          <table:table-cell table:formula="of:=IF([$Vénusz.$E320]=&quot;+&quot;; [$Vénusz.G320]; -1*[$Vénusz.G320])" office:value-type="float" office:value="-47" calcext:value-type="float">
            <text:p>-47</text:p>
          </table:table-cell>
          <table:table-cell table:formula="of:=IF([$Vénusz.$E320]=&quot;+&quot;; [$Vénusz.H320]; -1*[$Vénusz.H320])" office:value-type="float" office:value="-38.1" calcext:value-type="float">
            <text:p>-38,1</text:p>
          </table:table-cell>
          <table:table-cell table:formula="of:=[.$J322]*3600+[.$K322]*60+[.$L322]" office:value-type="float" office:value="56931.36" calcext:value-type="float">
            <text:p>56931,4</text:p>
          </table:table-cell>
          <table:table-cell table:formula="of:=[.$M322]+[.$N322]/60+[.$O322]/3600" office:value-type="float" office:value="-19.7939166666667" calcext:value-type="float">
            <text:p>-19,794</text:p>
          </table:table-cell>
        </table:table-row>
        <table:table-row table:style-name="ro1">
          <table:table-cell table:formula="of:=DATE(2022;1;1)+ROW([.A323])-3" office:value-type="date" office:date-value="2022-11-17" calcext:value-type="date">
            <text:p>2022-11-17</text:p>
          </table:table-cell>
          <table:table-cell table:formula="of:=[$Mars.B321]" office:value-type="float" office:value="5" calcext:value-type="float">
            <text:p>5</text:p>
          </table:table-cell>
          <table:table-cell table:formula="of:=[$Mars.C321]" office:value-type="float" office:value="29" calcext:value-type="float">
            <text:p>29</text:p>
          </table:table-cell>
          <table:table-cell table:formula="of:=[$Mars.D321]" office:value-type="float" office:value="36.02" calcext:value-type="float">
            <text:p>36,02</text:p>
          </table:table-cell>
          <table:table-cell table:formula="of:=IF([$Mars.$E321]=&quot;+&quot;; [$Mars.F321]; -1*[$Mars.F321])" office:value-type="float" office:value="24" calcext:value-type="float">
            <text:p>24</text:p>
          </table:table-cell>
          <table:table-cell table:formula="of:=IF([$Mars.$E321]=&quot;+&quot;; [$Mars.G321]; -1*[$Mars.G321])" office:value-type="float" office:value="33" calcext:value-type="float">
            <text:p>33</text:p>
          </table:table-cell>
          <table:table-cell table:formula="of:=IF([$Mars.$E321]=&quot;+&quot;; [$Mars.H321]; -1*[$Mars.H321])" office:value-type="float" office:value="24.3" calcext:value-type="float">
            <text:p>24,3</text:p>
          </table:table-cell>
          <table:table-cell table:formula="of:=[$Mars.$B321]*3600+[$Mars.$C321]*60+[$Mars.$D321]" office:value-type="float" office:value="19776.02" calcext:value-type="float">
            <text:p>19776,0</text:p>
          </table:table-cell>
          <table:table-cell table:formula="of:=[.$E323]+[.$F323]/60+[.$G323]/3600" office:value-type="float" office:value="24.55675" calcext:value-type="float">
            <text:p>24,557</text:p>
          </table:table-cell>
          <table:table-cell table:formula="of:=[$Vénusz.B321]" office:value-type="float" office:value="15" calcext:value-type="float">
            <text:p>15</text:p>
          </table:table-cell>
          <table:table-cell table:formula="of:=[$Vénusz.C321]" office:value-type="float" office:value="54" calcext:value-type="float">
            <text:p>54</text:p>
          </table:table-cell>
          <table:table-cell table:formula="of:=[$Vénusz.D321]" office:value-type="float" office:value="2.28" calcext:value-type="float">
            <text:p>2,28</text:p>
          </table:table-cell>
          <table:table-cell table:formula="of:=IF([$Vénusz.$E321]=&quot;+&quot;; [$Vénusz.F321]; -1*[$Vénusz.F321])" office:value-type="float" office:value="-20" calcext:value-type="float">
            <text:p>-20</text:p>
          </table:table-cell>
          <table:table-cell table:formula="of:=IF([$Vénusz.$E321]=&quot;+&quot;; [$Vénusz.G321]; -1*[$Vénusz.G321])" office:value-type="float" office:value="-5" calcext:value-type="float">
            <text:p>-5</text:p>
          </table:table-cell>
          <table:table-cell table:formula="of:=IF([$Vénusz.$E321]=&quot;+&quot;; [$Vénusz.H321]; -1*[$Vénusz.H321])" office:value-type="float" office:value="-53.3" calcext:value-type="float">
            <text:p>-53,3</text:p>
          </table:table-cell>
          <table:table-cell table:formula="of:=[.$J323]*3600+[.$K323]*60+[.$L323]" office:value-type="float" office:value="57242.28" calcext:value-type="float">
            <text:p>57242,3</text:p>
          </table:table-cell>
          <table:table-cell table:formula="of:=[.$M323]+[.$N323]/60+[.$O323]/3600" office:value-type="float" office:value="-20.0981388888889" calcext:value-type="float">
            <text:p>-20,098</text:p>
          </table:table-cell>
        </table:table-row>
        <table:table-row table:style-name="ro1">
          <table:table-cell table:formula="of:=DATE(2022;1;1)+ROW([.A324])-3" office:value-type="date" office:date-value="2022-11-18" calcext:value-type="date">
            <text:p>2022-11-18</text:p>
          </table:table-cell>
          <table:table-cell table:formula="of:=[$Mars.B322]" office:value-type="float" office:value="5" calcext:value-type="float">
            <text:p>5</text:p>
          </table:table-cell>
          <table:table-cell table:formula="of:=[$Mars.C322]" office:value-type="float" office:value="28" calcext:value-type="float">
            <text:p>28</text:p>
          </table:table-cell>
          <table:table-cell table:formula="of:=[$Mars.D322]" office:value-type="float" office:value="27.84" calcext:value-type="float">
            <text:p>27,84</text:p>
          </table:table-cell>
          <table:table-cell table:formula="of:=IF([$Mars.$E322]=&quot;+&quot;; [$Mars.F322]; -1*[$Mars.F322])" office:value-type="float" office:value="24" calcext:value-type="float">
            <text:p>24</text:p>
          </table:table-cell>
          <table:table-cell table:formula="of:=IF([$Mars.$E322]=&quot;+&quot;; [$Mars.G322]; -1*[$Mars.G322])" office:value-type="float" office:value="35" calcext:value-type="float">
            <text:p>35</text:p>
          </table:table-cell>
          <table:table-cell table:formula="of:=IF([$Mars.$E322]=&quot;+&quot;; [$Mars.H322]; -1*[$Mars.H322])" office:value-type="float" office:value="39.7" calcext:value-type="float">
            <text:p>39,7</text:p>
          </table:table-cell>
          <table:table-cell table:formula="of:=[$Mars.$B322]*3600+[$Mars.$C322]*60+[$Mars.$D322]" office:value-type="float" office:value="19707.84" calcext:value-type="float">
            <text:p>19707,8</text:p>
          </table:table-cell>
          <table:table-cell table:formula="of:=[.$E324]+[.$F324]/60+[.$G324]/3600" office:value-type="float" office:value="24.5943611111111" calcext:value-type="float">
            <text:p>24,594</text:p>
          </table:table-cell>
          <table:table-cell table:formula="of:=[$Vénusz.B322]" office:value-type="float" office:value="15" calcext:value-type="float">
            <text:p>15</text:p>
          </table:table-cell>
          <table:table-cell table:formula="of:=[$Vénusz.C322]" office:value-type="float" office:value="59" calcext:value-type="float">
            <text:p>59</text:p>
          </table:table-cell>
          <table:table-cell table:formula="of:=[$Vénusz.D322]" office:value-type="float" office:value="14.41" calcext:value-type="float">
            <text:p>14,41</text:p>
          </table:table-cell>
          <table:table-cell table:formula="of:=IF([$Vénusz.$E322]=&quot;+&quot;; [$Vénusz.F322]; -1*[$Vénusz.F322])" office:value-type="float" office:value="-20" calcext:value-type="float">
            <text:p>-20</text:p>
          </table:table-cell>
          <table:table-cell table:formula="of:=IF([$Vénusz.$E322]=&quot;+&quot;; [$Vénusz.G322]; -1*[$Vénusz.G322])" office:value-type="float" office:value="-23" calcext:value-type="float">
            <text:p>-23</text:p>
          </table:table-cell>
          <table:table-cell table:formula="of:=IF([$Vénusz.$E322]=&quot;+&quot;; [$Vénusz.H322]; -1*[$Vénusz.H322])" office:value-type="float" office:value="-34.7" calcext:value-type="float">
            <text:p>-34,7</text:p>
          </table:table-cell>
          <table:table-cell table:formula="of:=[.$J324]*3600+[.$K324]*60+[.$L324]" office:value-type="float" office:value="57554.41" calcext:value-type="float">
            <text:p>57554,4</text:p>
          </table:table-cell>
          <table:table-cell table:formula="of:=[.$M324]+[.$N324]/60+[.$O324]/3600" office:value-type="float" office:value="-20.3929722222222" calcext:value-type="float">
            <text:p>-20,393</text:p>
          </table:table-cell>
        </table:table-row>
        <table:table-row table:style-name="ro1">
          <table:table-cell table:formula="of:=DATE(2022;1;1)+ROW([.A325])-3" office:value-type="date" office:date-value="2022-11-19" calcext:value-type="date">
            <text:p>2022-11-19</text:p>
          </table:table-cell>
          <table:table-cell table:formula="of:=[$Mars.B323]" office:value-type="float" office:value="5" calcext:value-type="float">
            <text:p>5</text:p>
          </table:table-cell>
          <table:table-cell table:formula="of:=[$Mars.C323]" office:value-type="float" office:value="27" calcext:value-type="float">
            <text:p>27</text:p>
          </table:table-cell>
          <table:table-cell table:formula="of:=[$Mars.D323]" office:value-type="float" office:value="16.29" calcext:value-type="float">
            <text:p>16,29</text:p>
          </table:table-cell>
          <table:table-cell table:formula="of:=IF([$Mars.$E323]=&quot;+&quot;; [$Mars.F323]; -1*[$Mars.F323])" office:value-type="float" office:value="24" calcext:value-type="float">
            <text:p>24</text:p>
          </table:table-cell>
          <table:table-cell table:formula="of:=IF([$Mars.$E323]=&quot;+&quot;; [$Mars.G323]; -1*[$Mars.G323])" office:value-type="float" office:value="37" calcext:value-type="float">
            <text:p>37</text:p>
          </table:table-cell>
          <table:table-cell table:formula="of:=IF([$Mars.$E323]=&quot;+&quot;; [$Mars.H323]; -1*[$Mars.H323])" office:value-type="float" office:value="50.4" calcext:value-type="float">
            <text:p>50,4</text:p>
          </table:table-cell>
          <table:table-cell table:formula="of:=[$Mars.$B323]*3600+[$Mars.$C323]*60+[$Mars.$D323]" office:value-type="float" office:value="19636.29" calcext:value-type="float">
            <text:p>19636,3</text:p>
          </table:table-cell>
          <table:table-cell table:formula="of:=[.$E325]+[.$F325]/60+[.$G325]/3600" office:value-type="float" office:value="24.6306666666667" calcext:value-type="float">
            <text:p>24,631</text:p>
          </table:table-cell>
          <table:table-cell table:formula="of:=[$Vénusz.B323]" office:value-type="float" office:value="16" calcext:value-type="float">
            <text:p>16</text:p>
          </table:table-cell>
          <table:table-cell table:formula="of:=[$Vénusz.C323]" office:value-type="float" office:value="4" calcext:value-type="float">
            <text:p>4</text:p>
          </table:table-cell>
          <table:table-cell table:formula="of:=[$Vénusz.D323]" office:value-type="float" office:value="27.74" calcext:value-type="float">
            <text:p>27,74</text:p>
          </table:table-cell>
          <table:table-cell table:formula="of:=IF([$Vénusz.$E323]=&quot;+&quot;; [$Vénusz.F323]; -1*[$Vénusz.F323])" office:value-type="float" office:value="-20" calcext:value-type="float">
            <text:p>-20</text:p>
          </table:table-cell>
          <table:table-cell table:formula="of:=IF([$Vénusz.$E323]=&quot;+&quot;; [$Vénusz.G323]; -1*[$Vénusz.G323])" office:value-type="float" office:value="-40" calcext:value-type="float">
            <text:p>-40</text:p>
          </table:table-cell>
          <table:table-cell table:formula="of:=IF([$Vénusz.$E323]=&quot;+&quot;; [$Vénusz.H323]; -1*[$Vénusz.H323])" office:value-type="float" office:value="-41.7" calcext:value-type="float">
            <text:p>-41,7</text:p>
          </table:table-cell>
          <table:table-cell table:formula="of:=[.$J325]*3600+[.$K325]*60+[.$L325]" office:value-type="float" office:value="57867.74" calcext:value-type="float">
            <text:p>57867,7</text:p>
          </table:table-cell>
          <table:table-cell table:formula="of:=[.$M325]+[.$N325]/60+[.$O325]/3600" office:value-type="float" office:value="-20.67825" calcext:value-type="float">
            <text:p>-20,678</text:p>
          </table:table-cell>
        </table:table-row>
        <table:table-row table:style-name="ro1">
          <table:table-cell table:formula="of:=DATE(2022;1;1)+ROW([.A326])-3" office:value-type="date" office:date-value="2022-11-20" calcext:value-type="date">
            <text:p>2022-11-20</text:p>
          </table:table-cell>
          <table:table-cell table:formula="of:=[$Mars.B324]" office:value-type="float" office:value="5" calcext:value-type="float">
            <text:p>5</text:p>
          </table:table-cell>
          <table:table-cell table:formula="of:=[$Mars.C324]" office:value-type="float" office:value="26" calcext:value-type="float">
            <text:p>26</text:p>
          </table:table-cell>
          <table:table-cell table:formula="of:=[$Mars.D324]" office:value-type="float" office:value="1.48" calcext:value-type="float">
            <text:p>1,48</text:p>
          </table:table-cell>
          <table:table-cell table:formula="of:=IF([$Mars.$E324]=&quot;+&quot;; [$Mars.F324]; -1*[$Mars.F324])" office:value-type="float" office:value="24" calcext:value-type="float">
            <text:p>24</text:p>
          </table:table-cell>
          <table:table-cell table:formula="of:=IF([$Mars.$E324]=&quot;+&quot;; [$Mars.G324]; -1*[$Mars.G324])" office:value-type="float" office:value="39" calcext:value-type="float">
            <text:p>39</text:p>
          </table:table-cell>
          <table:table-cell table:formula="of:=IF([$Mars.$E324]=&quot;+&quot;; [$Mars.H324]; -1*[$Mars.H324])" office:value-type="float" office:value="56" calcext:value-type="float">
            <text:p>56</text:p>
          </table:table-cell>
          <table:table-cell table:formula="of:=[$Mars.$B324]*3600+[$Mars.$C324]*60+[$Mars.$D324]" office:value-type="float" office:value="19561.48" calcext:value-type="float">
            <text:p>19561,5</text:p>
          </table:table-cell>
          <table:table-cell table:formula="of:=[.$E326]+[.$F326]/60+[.$G326]/3600" office:value-type="float" office:value="24.6655555555556" calcext:value-type="float">
            <text:p>24,666</text:p>
          </table:table-cell>
          <table:table-cell table:formula="of:=[$Vénusz.B324]" office:value-type="float" office:value="16" calcext:value-type="float">
            <text:p>16</text:p>
          </table:table-cell>
          <table:table-cell table:formula="of:=[$Vénusz.C324]" office:value-type="float" office:value="9" calcext:value-type="float">
            <text:p>9</text:p>
          </table:table-cell>
          <table:table-cell table:formula="of:=[$Vénusz.D324]" office:value-type="float" office:value="42.24" calcext:value-type="float">
            <text:p>42,24</text:p>
          </table:table-cell>
          <table:table-cell table:formula="of:=IF([$Vénusz.$E324]=&quot;+&quot;; [$Vénusz.F324]; -1*[$Vénusz.F324])" office:value-type="float" office:value="-20" calcext:value-type="float">
            <text:p>-20</text:p>
          </table:table-cell>
          <table:table-cell table:formula="of:=IF([$Vénusz.$E324]=&quot;+&quot;; [$Vénusz.G324]; -1*[$Vénusz.G324])" office:value-type="float" office:value="-57" calcext:value-type="float">
            <text:p>-57</text:p>
          </table:table-cell>
          <table:table-cell table:formula="of:=IF([$Vénusz.$E324]=&quot;+&quot;; [$Vénusz.H324]; -1*[$Vénusz.H324])" office:value-type="float" office:value="-13.5" calcext:value-type="float">
            <text:p>-13,5</text:p>
          </table:table-cell>
          <table:table-cell table:formula="of:=[.$J326]*3600+[.$K326]*60+[.$L326]" office:value-type="float" office:value="58182.24" calcext:value-type="float">
            <text:p>58182,2</text:p>
          </table:table-cell>
          <table:table-cell table:formula="of:=[.$M326]+[.$N326]/60+[.$O326]/3600" office:value-type="float" office:value="-20.95375" calcext:value-type="float">
            <text:p>-20,954</text:p>
          </table:table-cell>
        </table:table-row>
        <table:table-row table:style-name="ro1">
          <table:table-cell table:formula="of:=DATE(2022;1;1)+ROW([.A327])-3" office:value-type="date" office:date-value="2022-11-21" calcext:value-type="date">
            <text:p>2022-11-21</text:p>
          </table:table-cell>
          <table:table-cell table:formula="of:=[$Mars.B325]" office:value-type="float" office:value="5" calcext:value-type="float">
            <text:p>5</text:p>
          </table:table-cell>
          <table:table-cell table:formula="of:=[$Mars.C325]" office:value-type="float" office:value="24" calcext:value-type="float">
            <text:p>24</text:p>
          </table:table-cell>
          <table:table-cell table:formula="of:=[$Mars.D325]" office:value-type="float" office:value="43.53" calcext:value-type="float">
            <text:p>43,53</text:p>
          </table:table-cell>
          <table:table-cell table:formula="of:=IF([$Mars.$E325]=&quot;+&quot;; [$Mars.F325]; -1*[$Mars.F325])" office:value-type="float" office:value="24" calcext:value-type="float">
            <text:p>24</text:p>
          </table:table-cell>
          <table:table-cell table:formula="of:=IF([$Mars.$E325]=&quot;+&quot;; [$Mars.G325]; -1*[$Mars.G325])" office:value-type="float" office:value="41" calcext:value-type="float">
            <text:p>41</text:p>
          </table:table-cell>
          <table:table-cell table:formula="of:=IF([$Mars.$E325]=&quot;+&quot;; [$Mars.H325]; -1*[$Mars.H325])" office:value-type="float" office:value="56.1" calcext:value-type="float">
            <text:p>56,1</text:p>
          </table:table-cell>
          <table:table-cell table:formula="of:=[$Mars.$B325]*3600+[$Mars.$C325]*60+[$Mars.$D325]" office:value-type="float" office:value="19483.53" calcext:value-type="float">
            <text:p>19483,5</text:p>
          </table:table-cell>
          <table:table-cell table:formula="of:=[.$E327]+[.$F327]/60+[.$G327]/3600" office:value-type="float" office:value="24.6989166666667" calcext:value-type="float">
            <text:p>24,699</text:p>
          </table:table-cell>
          <table:table-cell table:formula="of:=[$Vénusz.B325]" office:value-type="float" office:value="16" calcext:value-type="float">
            <text:p>16</text:p>
          </table:table-cell>
          <table:table-cell table:formula="of:=[$Vénusz.C325]" office:value-type="float" office:value="14" calcext:value-type="float">
            <text:p>14</text:p>
          </table:table-cell>
          <table:table-cell table:formula="of:=[$Vénusz.D325]" office:value-type="float" office:value="57.89" calcext:value-type="float">
            <text:p>57,89</text:p>
          </table:table-cell>
          <table:table-cell table:formula="of:=IF([$Vénusz.$E325]=&quot;+&quot;; [$Vénusz.F325]; -1*[$Vénusz.F325])" office:value-type="float" office:value="-21" calcext:value-type="float">
            <text:p>-21</text:p>
          </table:table-cell>
          <table:table-cell table:formula="of:=IF([$Vénusz.$E325]=&quot;+&quot;; [$Vénusz.G325]; -1*[$Vénusz.G325])" office:value-type="float" office:value="-13" calcext:value-type="float">
            <text:p>-13</text:p>
          </table:table-cell>
          <table:table-cell table:formula="of:=IF([$Vénusz.$E325]=&quot;+&quot;; [$Vénusz.H325]; -1*[$Vénusz.H325])" office:value-type="float" office:value="-9.6" calcext:value-type="float">
            <text:p>-9,6</text:p>
          </table:table-cell>
          <table:table-cell table:formula="of:=[.$J327]*3600+[.$K327]*60+[.$L327]" office:value-type="float" office:value="58497.89" calcext:value-type="float">
            <text:p>58497,9</text:p>
          </table:table-cell>
          <table:table-cell table:formula="of:=[.$M327]+[.$N327]/60+[.$O327]/3600" office:value-type="float" office:value="-21.2193333333333" calcext:value-type="float">
            <text:p>-21,219</text:p>
          </table:table-cell>
        </table:table-row>
        <table:table-row table:style-name="ro1">
          <table:table-cell table:formula="of:=DATE(2022;1;1)+ROW([.A328])-3" office:value-type="date" office:date-value="2022-11-22" calcext:value-type="date">
            <text:p>2022-11-22</text:p>
          </table:table-cell>
          <table:table-cell table:formula="of:=[$Mars.B326]" office:value-type="float" office:value="5" calcext:value-type="float">
            <text:p>5</text:p>
          </table:table-cell>
          <table:table-cell table:formula="of:=[$Mars.C326]" office:value-type="float" office:value="23" calcext:value-type="float">
            <text:p>23</text:p>
          </table:table-cell>
          <table:table-cell table:formula="of:=[$Mars.D326]" office:value-type="float" office:value="22.59" calcext:value-type="float">
            <text:p>22,59</text:p>
          </table:table-cell>
          <table:table-cell table:formula="of:=IF([$Mars.$E326]=&quot;+&quot;; [$Mars.F326]; -1*[$Mars.F326])" office:value-type="float" office:value="24" calcext:value-type="float">
            <text:p>24</text:p>
          </table:table-cell>
          <table:table-cell table:formula="of:=IF([$Mars.$E326]=&quot;+&quot;; [$Mars.G326]; -1*[$Mars.G326])" office:value-type="float" office:value="43" calcext:value-type="float">
            <text:p>43</text:p>
          </table:table-cell>
          <table:table-cell table:formula="of:=IF([$Mars.$E326]=&quot;+&quot;; [$Mars.H326]; -1*[$Mars.H326])" office:value-type="float" office:value="50.5" calcext:value-type="float">
            <text:p>50,5</text:p>
          </table:table-cell>
          <table:table-cell table:formula="of:=[$Mars.$B326]*3600+[$Mars.$C326]*60+[$Mars.$D326]" office:value-type="float" office:value="19402.59" calcext:value-type="float">
            <text:p>19402,6</text:p>
          </table:table-cell>
          <table:table-cell table:formula="of:=[.$E328]+[.$F328]/60+[.$G328]/3600" office:value-type="float" office:value="24.7306944444444" calcext:value-type="float">
            <text:p>24,731</text:p>
          </table:table-cell>
          <table:table-cell table:formula="of:=[$Vénusz.B326]" office:value-type="float" office:value="16" calcext:value-type="float">
            <text:p>16</text:p>
          </table:table-cell>
          <table:table-cell table:formula="of:=[$Vénusz.C326]" office:value-type="float" office:value="20" calcext:value-type="float">
            <text:p>20</text:p>
          </table:table-cell>
          <table:table-cell table:formula="of:=[$Vénusz.D326]" office:value-type="float" office:value="14.67" calcext:value-type="float">
            <text:p>14,67</text:p>
          </table:table-cell>
          <table:table-cell table:formula="of:=IF([$Vénusz.$E326]=&quot;+&quot;; [$Vénusz.F326]; -1*[$Vénusz.F326])" office:value-type="float" office:value="-21" calcext:value-type="float">
            <text:p>-21</text:p>
          </table:table-cell>
          <table:table-cell table:formula="of:=IF([$Vénusz.$E326]=&quot;+&quot;; [$Vénusz.G326]; -1*[$Vénusz.G326])" office:value-type="float" office:value="-28" calcext:value-type="float">
            <text:p>-28</text:p>
          </table:table-cell>
          <table:table-cell table:formula="of:=IF([$Vénusz.$E326]=&quot;+&quot;; [$Vénusz.H326]; -1*[$Vénusz.H326])" office:value-type="float" office:value="-29.1" calcext:value-type="float">
            <text:p>-29,1</text:p>
          </table:table-cell>
          <table:table-cell table:formula="of:=[.$J328]*3600+[.$K328]*60+[.$L328]" office:value-type="float" office:value="58814.67" calcext:value-type="float">
            <text:p>58814,7</text:p>
          </table:table-cell>
          <table:table-cell table:formula="of:=[.$M328]+[.$N328]/60+[.$O328]/3600" office:value-type="float" office:value="-21.47475" calcext:value-type="float">
            <text:p>-21,475</text:p>
          </table:table-cell>
        </table:table-row>
        <table:table-row table:style-name="ro1">
          <table:table-cell table:formula="of:=DATE(2022;1;1)+ROW([.A329])-3" office:value-type="date" office:date-value="2022-11-23" calcext:value-type="date">
            <text:p>2022-11-23</text:p>
          </table:table-cell>
          <table:table-cell table:formula="of:=[$Mars.B327]" office:value-type="float" office:value="5" calcext:value-type="float">
            <text:p>5</text:p>
          </table:table-cell>
          <table:table-cell table:formula="of:=[$Mars.C327]" office:value-type="float" office:value="21" calcext:value-type="float">
            <text:p>21</text:p>
          </table:table-cell>
          <table:table-cell table:formula="of:=[$Mars.D327]" office:value-type="float" office:value="58.79" calcext:value-type="float">
            <text:p>58,79</text:p>
          </table:table-cell>
          <table:table-cell table:formula="of:=IF([$Mars.$E327]=&quot;+&quot;; [$Mars.F327]; -1*[$Mars.F327])" office:value-type="float" office:value="24" calcext:value-type="float">
            <text:p>24</text:p>
          </table:table-cell>
          <table:table-cell table:formula="of:=IF([$Mars.$E327]=&quot;+&quot;; [$Mars.G327]; -1*[$Mars.G327])" office:value-type="float" office:value="45" calcext:value-type="float">
            <text:p>45</text:p>
          </table:table-cell>
          <table:table-cell table:formula="of:=IF([$Mars.$E327]=&quot;+&quot;; [$Mars.H327]; -1*[$Mars.H327])" office:value-type="float" office:value="38.6" calcext:value-type="float">
            <text:p>38,6</text:p>
          </table:table-cell>
          <table:table-cell table:formula="of:=[$Mars.$B327]*3600+[$Mars.$C327]*60+[$Mars.$D327]" office:value-type="float" office:value="19318.79" calcext:value-type="float">
            <text:p>19318,8</text:p>
          </table:table-cell>
          <table:table-cell table:formula="of:=[.$E329]+[.$F329]/60+[.$G329]/3600" office:value-type="float" office:value="24.7607222222222" calcext:value-type="float">
            <text:p>24,761</text:p>
          </table:table-cell>
          <table:table-cell table:formula="of:=[$Vénusz.B327]" office:value-type="float" office:value="16" calcext:value-type="float">
            <text:p>16</text:p>
          </table:table-cell>
          <table:table-cell table:formula="of:=[$Vénusz.C327]" office:value-type="float" office:value="25" calcext:value-type="float">
            <text:p>25</text:p>
          </table:table-cell>
          <table:table-cell table:formula="of:=[$Vénusz.D327]" office:value-type="float" office:value="32.55" calcext:value-type="float">
            <text:p>32,55</text:p>
          </table:table-cell>
          <table:table-cell table:formula="of:=IF([$Vénusz.$E327]=&quot;+&quot;; [$Vénusz.F327]; -1*[$Vénusz.F327])" office:value-type="float" office:value="-21" calcext:value-type="float">
            <text:p>-21</text:p>
          </table:table-cell>
          <table:table-cell table:formula="of:=IF([$Vénusz.$E327]=&quot;+&quot;; [$Vénusz.G327]; -1*[$Vénusz.G327])" office:value-type="float" office:value="-43" calcext:value-type="float">
            <text:p>-43</text:p>
          </table:table-cell>
          <table:table-cell table:formula="of:=IF([$Vénusz.$E327]=&quot;+&quot;; [$Vénusz.H327]; -1*[$Vénusz.H327])" office:value-type="float" office:value="-11.5" calcext:value-type="float">
            <text:p>-11,5</text:p>
          </table:table-cell>
          <table:table-cell table:formula="of:=[.$J329]*3600+[.$K329]*60+[.$L329]" office:value-type="float" office:value="59132.55" calcext:value-type="float">
            <text:p>59132,6</text:p>
          </table:table-cell>
          <table:table-cell table:formula="of:=[.$M329]+[.$N329]/60+[.$O329]/3600" office:value-type="float" office:value="-21.7198611111111" calcext:value-type="float">
            <text:p>-21,720</text:p>
          </table:table-cell>
        </table:table-row>
        <table:table-row table:style-name="ro1">
          <table:table-cell table:formula="of:=DATE(2022;1;1)+ROW([.A330])-3" office:value-type="date" office:date-value="2022-11-24" calcext:value-type="date">
            <text:p>2022-11-24</text:p>
          </table:table-cell>
          <table:table-cell table:formula="of:=[$Mars.B328]" office:value-type="float" office:value="5" calcext:value-type="float">
            <text:p>5</text:p>
          </table:table-cell>
          <table:table-cell table:formula="of:=[$Mars.C328]" office:value-type="float" office:value="20" calcext:value-type="float">
            <text:p>20</text:p>
          </table:table-cell>
          <table:table-cell table:formula="of:=[$Mars.D328]" office:value-type="float" office:value="32.3" calcext:value-type="float">
            <text:p>32,3</text:p>
          </table:table-cell>
          <table:table-cell table:formula="of:=IF([$Mars.$E328]=&quot;+&quot;; [$Mars.F328]; -1*[$Mars.F328])" office:value-type="float" office:value="24" calcext:value-type="float">
            <text:p>24</text:p>
          </table:table-cell>
          <table:table-cell table:formula="of:=IF([$Mars.$E328]=&quot;+&quot;; [$Mars.G328]; -1*[$Mars.G328])" office:value-type="float" office:value="47" calcext:value-type="float">
            <text:p>47</text:p>
          </table:table-cell>
          <table:table-cell table:formula="of:=IF([$Mars.$E328]=&quot;+&quot;; [$Mars.H328]; -1*[$Mars.H328])" office:value-type="float" office:value="20.2" calcext:value-type="float">
            <text:p>20,2</text:p>
          </table:table-cell>
          <table:table-cell table:formula="of:=[$Mars.$B328]*3600+[$Mars.$C328]*60+[$Mars.$D328]" office:value-type="float" office:value="19232.3" calcext:value-type="float">
            <text:p>19232,3</text:p>
          </table:table-cell>
          <table:table-cell table:formula="of:=[.$E330]+[.$F330]/60+[.$G330]/3600" office:value-type="float" office:value="24.7889444444444" calcext:value-type="float">
            <text:p>24,789</text:p>
          </table:table-cell>
          <table:table-cell table:formula="of:=[$Vénusz.B328]" office:value-type="float" office:value="16" calcext:value-type="float">
            <text:p>16</text:p>
          </table:table-cell>
          <table:table-cell table:formula="of:=[$Vénusz.C328]" office:value-type="float" office:value="30" calcext:value-type="float">
            <text:p>30</text:p>
          </table:table-cell>
          <table:table-cell table:formula="of:=[$Vénusz.D328]" office:value-type="float" office:value="51.5" calcext:value-type="float">
            <text:p>51,5</text:p>
          </table:table-cell>
          <table:table-cell table:formula="of:=IF([$Vénusz.$E328]=&quot;+&quot;; [$Vénusz.F328]; -1*[$Vénusz.F328])" office:value-type="float" office:value="-21" calcext:value-type="float">
            <text:p>-21</text:p>
          </table:table-cell>
          <table:table-cell table:formula="of:=IF([$Vénusz.$E328]=&quot;+&quot;; [$Vénusz.G328]; -1*[$Vénusz.G328])" office:value-type="float" office:value="-57" calcext:value-type="float">
            <text:p>-57</text:p>
          </table:table-cell>
          <table:table-cell table:formula="of:=IF([$Vénusz.$E328]=&quot;+&quot;; [$Vénusz.H328]; -1*[$Vénusz.H328])" office:value-type="float" office:value="-16" calcext:value-type="float">
            <text:p>-16</text:p>
          </table:table-cell>
          <table:table-cell table:formula="of:=[.$J330]*3600+[.$K330]*60+[.$L330]" office:value-type="float" office:value="59451.5" calcext:value-type="float">
            <text:p>59451,5</text:p>
          </table:table-cell>
          <table:table-cell table:formula="of:=[.$M330]+[.$N330]/60+[.$O330]/3600" office:value-type="float" office:value="-21.9544444444444" calcext:value-type="float">
            <text:p>-21,954</text:p>
          </table:table-cell>
        </table:table-row>
        <table:table-row table:style-name="ro1">
          <table:table-cell table:formula="of:=DATE(2022;1;1)+ROW([.A331])-3" office:value-type="date" office:date-value="2022-11-25" calcext:value-type="date">
            <text:p>2022-11-25</text:p>
          </table:table-cell>
          <table:table-cell table:formula="of:=[$Mars.B329]" office:value-type="float" office:value="5" calcext:value-type="float">
            <text:p>5</text:p>
          </table:table-cell>
          <table:table-cell table:formula="of:=[$Mars.C329]" office:value-type="float" office:value="19" calcext:value-type="float">
            <text:p>19</text:p>
          </table:table-cell>
          <table:table-cell table:formula="of:=[$Mars.D329]" office:value-type="float" office:value="3.31" calcext:value-type="float">
            <text:p>3,31</text:p>
          </table:table-cell>
          <table:table-cell table:formula="of:=IF([$Mars.$E329]=&quot;+&quot;; [$Mars.F329]; -1*[$Mars.F329])" office:value-type="float" office:value="24" calcext:value-type="float">
            <text:p>24</text:p>
          </table:table-cell>
          <table:table-cell table:formula="of:=IF([$Mars.$E329]=&quot;+&quot;; [$Mars.G329]; -1*[$Mars.G329])" office:value-type="float" office:value="48" calcext:value-type="float">
            <text:p>48</text:p>
          </table:table-cell>
          <table:table-cell table:formula="of:=IF([$Mars.$E329]=&quot;+&quot;; [$Mars.H329]; -1*[$Mars.H329])" office:value-type="float" office:value="54.9" calcext:value-type="float">
            <text:p>54,9</text:p>
          </table:table-cell>
          <table:table-cell table:formula="of:=[$Mars.$B329]*3600+[$Mars.$C329]*60+[$Mars.$D329]" office:value-type="float" office:value="19143.31" calcext:value-type="float">
            <text:p>19143,3</text:p>
          </table:table-cell>
          <table:table-cell table:formula="of:=[.$E331]+[.$F331]/60+[.$G331]/3600" office:value-type="float" office:value="24.81525" calcext:value-type="float">
            <text:p>24,815</text:p>
          </table:table-cell>
          <table:table-cell table:formula="of:=[$Vénusz.B329]" office:value-type="float" office:value="16" calcext:value-type="float">
            <text:p>16</text:p>
          </table:table-cell>
          <table:table-cell table:formula="of:=[$Vénusz.C329]" office:value-type="float" office:value="36" calcext:value-type="float">
            <text:p>36</text:p>
          </table:table-cell>
          <table:table-cell table:formula="of:=[$Vénusz.D329]" office:value-type="float" office:value="11.49" calcext:value-type="float">
            <text:p>11,49</text:p>
          </table:table-cell>
          <table:table-cell table:formula="of:=IF([$Vénusz.$E329]=&quot;+&quot;; [$Vénusz.F329]; -1*[$Vénusz.F329])" office:value-type="float" office:value="-22" calcext:value-type="float">
            <text:p>-22</text:p>
          </table:table-cell>
          <table:table-cell table:formula="of:=IF([$Vénusz.$E329]=&quot;+&quot;; [$Vénusz.G329]; -1*[$Vénusz.G329])" office:value-type="float" office:value="-10" calcext:value-type="float">
            <text:p>-10</text:p>
          </table:table-cell>
          <table:table-cell table:formula="of:=IF([$Vénusz.$E329]=&quot;+&quot;; [$Vénusz.H329]; -1*[$Vénusz.H329])" office:value-type="float" office:value="-42.1" calcext:value-type="float">
            <text:p>-42,1</text:p>
          </table:table-cell>
          <table:table-cell table:formula="of:=[.$J331]*3600+[.$K331]*60+[.$L331]" office:value-type="float" office:value="59771.49" calcext:value-type="float">
            <text:p>59771,5</text:p>
          </table:table-cell>
          <table:table-cell table:formula="of:=[.$M331]+[.$N331]/60+[.$O331]/3600" office:value-type="float" office:value="-22.1783611111111" calcext:value-type="float">
            <text:p>-22,178</text:p>
          </table:table-cell>
        </table:table-row>
        <table:table-row table:style-name="ro1">
          <table:table-cell table:formula="of:=DATE(2022;1;1)+ROW([.A332])-3" office:value-type="date" office:date-value="2022-11-26" calcext:value-type="date">
            <text:p>2022-11-26</text:p>
          </table:table-cell>
          <table:table-cell table:formula="of:=[$Mars.B330]" office:value-type="float" office:value="5" calcext:value-type="float">
            <text:p>5</text:p>
          </table:table-cell>
          <table:table-cell table:formula="of:=[$Mars.C330]" office:value-type="float" office:value="17" calcext:value-type="float">
            <text:p>17</text:p>
          </table:table-cell>
          <table:table-cell table:formula="of:=[$Mars.D330]" office:value-type="float" office:value="32" calcext:value-type="float">
            <text:p>32</text:p>
          </table:table-cell>
          <table:table-cell table:formula="of:=IF([$Mars.$E330]=&quot;+&quot;; [$Mars.F330]; -1*[$Mars.F330])" office:value-type="float" office:value="24" calcext:value-type="float">
            <text:p>24</text:p>
          </table:table-cell>
          <table:table-cell table:formula="of:=IF([$Mars.$E330]=&quot;+&quot;; [$Mars.G330]; -1*[$Mars.G330])" office:value-type="float" office:value="50" calcext:value-type="float">
            <text:p>50</text:p>
          </table:table-cell>
          <table:table-cell table:formula="of:=IF([$Mars.$E330]=&quot;+&quot;; [$Mars.H330]; -1*[$Mars.H330])" office:value-type="float" office:value="22.5" calcext:value-type="float">
            <text:p>22,5</text:p>
          </table:table-cell>
          <table:table-cell table:formula="of:=[$Mars.$B330]*3600+[$Mars.$C330]*60+[$Mars.$D330]" office:value-type="float" office:value="19052" calcext:value-type="float">
            <text:p>19052,0</text:p>
          </table:table-cell>
          <table:table-cell table:formula="of:=[.$E332]+[.$F332]/60+[.$G332]/3600" office:value-type="float" office:value="24.8395833333333" calcext:value-type="float">
            <text:p>24,840</text:p>
          </table:table-cell>
          <table:table-cell table:formula="of:=[$Vénusz.B330]" office:value-type="float" office:value="16" calcext:value-type="float">
            <text:p>16</text:p>
          </table:table-cell>
          <table:table-cell table:formula="of:=[$Vénusz.C330]" office:value-type="float" office:value="41" calcext:value-type="float">
            <text:p>41</text:p>
          </table:table-cell>
          <table:table-cell table:formula="of:=[$Vénusz.D330]" office:value-type="float" office:value="32.47" calcext:value-type="float">
            <text:p>32,47</text:p>
          </table:table-cell>
          <table:table-cell table:formula="of:=IF([$Vénusz.$E330]=&quot;+&quot;; [$Vénusz.F330]; -1*[$Vénusz.F330])" office:value-type="float" office:value="-22" calcext:value-type="float">
            <text:p>-22</text:p>
          </table:table-cell>
          <table:table-cell table:formula="of:=IF([$Vénusz.$E330]=&quot;+&quot;; [$Vénusz.G330]; -1*[$Vénusz.G330])" office:value-type="float" office:value="-23" calcext:value-type="float">
            <text:p>-23</text:p>
          </table:table-cell>
          <table:table-cell table:formula="of:=IF([$Vénusz.$E330]=&quot;+&quot;; [$Vénusz.H330]; -1*[$Vénusz.H330])" office:value-type="float" office:value="-29.2" calcext:value-type="float">
            <text:p>-29,2</text:p>
          </table:table-cell>
          <table:table-cell table:formula="of:=[.$J332]*3600+[.$K332]*60+[.$L332]" office:value-type="float" office:value="60092.47" calcext:value-type="float">
            <text:p>60092,5</text:p>
          </table:table-cell>
          <table:table-cell table:formula="of:=[.$M332]+[.$N332]/60+[.$O332]/3600" office:value-type="float" office:value="-22.3914444444444" calcext:value-type="float">
            <text:p>-22,391</text:p>
          </table:table-cell>
        </table:table-row>
        <table:table-row table:style-name="ro1">
          <table:table-cell table:formula="of:=DATE(2022;1;1)+ROW([.A333])-3" office:value-type="date" office:date-value="2022-11-27" calcext:value-type="date">
            <text:p>2022-11-27</text:p>
          </table:table-cell>
          <table:table-cell table:formula="of:=[$Mars.B331]" office:value-type="float" office:value="5" calcext:value-type="float">
            <text:p>5</text:p>
          </table:table-cell>
          <table:table-cell table:formula="of:=[$Mars.C331]" office:value-type="float" office:value="15" calcext:value-type="float">
            <text:p>15</text:p>
          </table:table-cell>
          <table:table-cell table:formula="of:=[$Mars.D331]" office:value-type="float" office:value="58.57" calcext:value-type="float">
            <text:p>58,57</text:p>
          </table:table-cell>
          <table:table-cell table:formula="of:=IF([$Mars.$E331]=&quot;+&quot;; [$Mars.F331]; -1*[$Mars.F331])" office:value-type="float" office:value="24" calcext:value-type="float">
            <text:p>24</text:p>
          </table:table-cell>
          <table:table-cell table:formula="of:=IF([$Mars.$E331]=&quot;+&quot;; [$Mars.G331]; -1*[$Mars.G331])" office:value-type="float" office:value="51" calcext:value-type="float">
            <text:p>51</text:p>
          </table:table-cell>
          <table:table-cell table:formula="of:=IF([$Mars.$E331]=&quot;+&quot;; [$Mars.H331]; -1*[$Mars.H331])" office:value-type="float" office:value="42.7" calcext:value-type="float">
            <text:p>42,7</text:p>
          </table:table-cell>
          <table:table-cell table:formula="of:=[$Mars.$B331]*3600+[$Mars.$C331]*60+[$Mars.$D331]" office:value-type="float" office:value="18958.57" calcext:value-type="float">
            <text:p>18958,6</text:p>
          </table:table-cell>
          <table:table-cell table:formula="of:=[.$E333]+[.$F333]/60+[.$G333]/3600" office:value-type="float" office:value="24.8618611111111" calcext:value-type="float">
            <text:p>24,862</text:p>
          </table:table-cell>
          <table:table-cell table:formula="of:=[$Vénusz.B331]" office:value-type="float" office:value="16" calcext:value-type="float">
            <text:p>16</text:p>
          </table:table-cell>
          <table:table-cell table:formula="of:=[$Vénusz.C331]" office:value-type="float" office:value="46" calcext:value-type="float">
            <text:p>46</text:p>
          </table:table-cell>
          <table:table-cell table:formula="of:=[$Vénusz.D331]" office:value-type="float" office:value="54.4" calcext:value-type="float">
            <text:p>54,4</text:p>
          </table:table-cell>
          <table:table-cell table:formula="of:=IF([$Vénusz.$E331]=&quot;+&quot;; [$Vénusz.F331]; -1*[$Vénusz.F331])" office:value-type="float" office:value="-22" calcext:value-type="float">
            <text:p>-22</text:p>
          </table:table-cell>
          <table:table-cell table:formula="of:=IF([$Vénusz.$E331]=&quot;+&quot;; [$Vénusz.G331]; -1*[$Vénusz.G331])" office:value-type="float" office:value="-35" calcext:value-type="float">
            <text:p>-35</text:p>
          </table:table-cell>
          <table:table-cell table:formula="of:=IF([$Vénusz.$E331]=&quot;+&quot;; [$Vénusz.H331]; -1*[$Vénusz.H331])" office:value-type="float" office:value="-36.6" calcext:value-type="float">
            <text:p>-36,6</text:p>
          </table:table-cell>
          <table:table-cell table:formula="of:=[.$J333]*3600+[.$K333]*60+[.$L333]" office:value-type="float" office:value="60414.4" calcext:value-type="float">
            <text:p>60414,4</text:p>
          </table:table-cell>
          <table:table-cell table:formula="of:=[.$M333]+[.$N333]/60+[.$O333]/3600" office:value-type="float" office:value="-22.5935" calcext:value-type="float">
            <text:p>-22,594</text:p>
          </table:table-cell>
        </table:table-row>
        <table:table-row table:style-name="ro1">
          <table:table-cell table:formula="of:=DATE(2022;1;1)+ROW([.A334])-3" office:value-type="date" office:date-value="2022-11-28" calcext:value-type="date">
            <text:p>2022-11-28</text:p>
          </table:table-cell>
          <table:table-cell table:formula="of:=[$Mars.B332]" office:value-type="float" office:value="5" calcext:value-type="float">
            <text:p>5</text:p>
          </table:table-cell>
          <table:table-cell table:formula="of:=[$Mars.C332]" office:value-type="float" office:value="14" calcext:value-type="float">
            <text:p>14</text:p>
          </table:table-cell>
          <table:table-cell table:formula="of:=[$Mars.D332]" office:value-type="float" office:value="23.22" calcext:value-type="float">
            <text:p>23,22</text:p>
          </table:table-cell>
          <table:table-cell table:formula="of:=IF([$Mars.$E332]=&quot;+&quot;; [$Mars.F332]; -1*[$Mars.F332])" office:value-type="float" office:value="24" calcext:value-type="float">
            <text:p>24</text:p>
          </table:table-cell>
          <table:table-cell table:formula="of:=IF([$Mars.$E332]=&quot;+&quot;; [$Mars.G332]; -1*[$Mars.G332])" office:value-type="float" office:value="52" calcext:value-type="float">
            <text:p>52</text:p>
          </table:table-cell>
          <table:table-cell table:formula="of:=IF([$Mars.$E332]=&quot;+&quot;; [$Mars.H332]; -1*[$Mars.H332])" office:value-type="float" office:value="55.2" calcext:value-type="float">
            <text:p>55,2</text:p>
          </table:table-cell>
          <table:table-cell table:formula="of:=[$Mars.$B332]*3600+[$Mars.$C332]*60+[$Mars.$D332]" office:value-type="float" office:value="18863.22" calcext:value-type="float">
            <text:p>18863,2</text:p>
          </table:table-cell>
          <table:table-cell table:formula="of:=[.$E334]+[.$F334]/60+[.$G334]/3600" office:value-type="float" office:value="24.882" calcext:value-type="float">
            <text:p>24,882</text:p>
          </table:table-cell>
          <table:table-cell table:formula="of:=[$Vénusz.B332]" office:value-type="float" office:value="16" calcext:value-type="float">
            <text:p>16</text:p>
          </table:table-cell>
          <table:table-cell table:formula="of:=[$Vénusz.C332]" office:value-type="float" office:value="52" calcext:value-type="float">
            <text:p>52</text:p>
          </table:table-cell>
          <table:table-cell table:formula="of:=[$Vénusz.D332]" office:value-type="float" office:value="17.25" calcext:value-type="float">
            <text:p>17,25</text:p>
          </table:table-cell>
          <table:table-cell table:formula="of:=IF([$Vénusz.$E332]=&quot;+&quot;; [$Vénusz.F332]; -1*[$Vénusz.F332])" office:value-type="float" office:value="-22" calcext:value-type="float">
            <text:p>-22</text:p>
          </table:table-cell>
          <table:table-cell table:formula="of:=IF([$Vénusz.$E332]=&quot;+&quot;; [$Vénusz.G332]; -1*[$Vénusz.G332])" office:value-type="float" office:value="-47" calcext:value-type="float">
            <text:p>-47</text:p>
          </table:table-cell>
          <table:table-cell table:formula="of:=IF([$Vénusz.$E332]=&quot;+&quot;; [$Vénusz.H332]; -1*[$Vénusz.H332])" office:value-type="float" office:value="-3.9" calcext:value-type="float">
            <text:p>-3,9</text:p>
          </table:table-cell>
          <table:table-cell table:formula="of:=[.$J334]*3600+[.$K334]*60+[.$L334]" office:value-type="float" office:value="60737.25" calcext:value-type="float">
            <text:p>60737,3</text:p>
          </table:table-cell>
          <table:table-cell table:formula="of:=[.$M334]+[.$N334]/60+[.$O334]/3600" office:value-type="float" office:value="-22.7844166666667" calcext:value-type="float">
            <text:p>-22,784</text:p>
          </table:table-cell>
        </table:table-row>
        <table:table-row table:style-name="ro1">
          <table:table-cell table:formula="of:=DATE(2022;1;1)+ROW([.A335])-3" office:value-type="date" office:date-value="2022-11-29" calcext:value-type="date">
            <text:p>2022-11-29</text:p>
          </table:table-cell>
          <table:table-cell table:formula="of:=[$Mars.B333]" office:value-type="float" office:value="5" calcext:value-type="float">
            <text:p>5</text:p>
          </table:table-cell>
          <table:table-cell table:formula="of:=[$Mars.C333]" office:value-type="float" office:value="12" calcext:value-type="float">
            <text:p>12</text:p>
          </table:table-cell>
          <table:table-cell table:formula="of:=[$Mars.D333]" office:value-type="float" office:value="46.17" calcext:value-type="float">
            <text:p>46,17</text:p>
          </table:table-cell>
          <table:table-cell table:formula="of:=IF([$Mars.$E333]=&quot;+&quot;; [$Mars.F333]; -1*[$Mars.F333])" office:value-type="float" office:value="24" calcext:value-type="float">
            <text:p>24</text:p>
          </table:table-cell>
          <table:table-cell table:formula="of:=IF([$Mars.$E333]=&quot;+&quot;; [$Mars.G333]; -1*[$Mars.G333])" office:value-type="float" office:value="53" calcext:value-type="float">
            <text:p>53</text:p>
          </table:table-cell>
          <table:table-cell table:formula="of:=IF([$Mars.$E333]=&quot;+&quot;; [$Mars.H333]; -1*[$Mars.H333])" office:value-type="float" office:value="59.8" calcext:value-type="float">
            <text:p>59,8</text:p>
          </table:table-cell>
          <table:table-cell table:formula="of:=[$Mars.$B333]*3600+[$Mars.$C333]*60+[$Mars.$D333]" office:value-type="float" office:value="18766.17" calcext:value-type="float">
            <text:p>18766,2</text:p>
          </table:table-cell>
          <table:table-cell table:formula="of:=[.$E335]+[.$F335]/60+[.$G335]/3600" office:value-type="float" office:value="24.8999444444444" calcext:value-type="float">
            <text:p>24,900</text:p>
          </table:table-cell>
          <table:table-cell table:formula="of:=[$Vénusz.B333]" office:value-type="float" office:value="16" calcext:value-type="float">
            <text:p>16</text:p>
          </table:table-cell>
          <table:table-cell table:formula="of:=[$Vénusz.C333]" office:value-type="float" office:value="57" calcext:value-type="float">
            <text:p>57</text:p>
          </table:table-cell>
          <table:table-cell table:formula="of:=[$Vénusz.D333]" office:value-type="float" office:value="40.96" calcext:value-type="float">
            <text:p>40,96</text:p>
          </table:table-cell>
          <table:table-cell table:formula="of:=IF([$Vénusz.$E333]=&quot;+&quot;; [$Vénusz.F333]; -1*[$Vénusz.F333])" office:value-type="float" office:value="-22" calcext:value-type="float">
            <text:p>-22</text:p>
          </table:table-cell>
          <table:table-cell table:formula="of:=IF([$Vénusz.$E333]=&quot;+&quot;; [$Vénusz.G333]; -1*[$Vénusz.G333])" office:value-type="float" office:value="-57" calcext:value-type="float">
            <text:p>-57</text:p>
          </table:table-cell>
          <table:table-cell table:formula="of:=IF([$Vénusz.$E333]=&quot;+&quot;; [$Vénusz.H333]; -1*[$Vénusz.H333])" office:value-type="float" office:value="-50.4" calcext:value-type="float">
            <text:p>-50,4</text:p>
          </table:table-cell>
          <table:table-cell table:formula="of:=[.$J335]*3600+[.$K335]*60+[.$L335]" office:value-type="float" office:value="61060.96" calcext:value-type="float">
            <text:p>61061,0</text:p>
          </table:table-cell>
          <table:table-cell table:formula="of:=[.$M335]+[.$N335]/60+[.$O335]/3600" office:value-type="float" office:value="-22.964" calcext:value-type="float">
            <text:p>-22,964</text:p>
          </table:table-cell>
        </table:table-row>
        <table:table-row table:style-name="ro1">
          <table:table-cell table:formula="of:=DATE(2022;1;1)+ROW([.A336])-3" office:value-type="date" office:date-value="2022-11-30" calcext:value-type="date">
            <text:p>2022-11-30</text:p>
          </table:table-cell>
          <table:table-cell table:formula="of:=[$Mars.B334]" office:value-type="float" office:value="5" calcext:value-type="float">
            <text:p>5</text:p>
          </table:table-cell>
          <table:table-cell table:formula="of:=[$Mars.C334]" office:value-type="float" office:value="11" calcext:value-type="float">
            <text:p>11</text:p>
          </table:table-cell>
          <table:table-cell table:formula="of:=[$Mars.D334]" office:value-type="float" office:value="7.64" calcext:value-type="float">
            <text:p>7,64</text:p>
          </table:table-cell>
          <table:table-cell table:formula="of:=IF([$Mars.$E334]=&quot;+&quot;; [$Mars.F334]; -1*[$Mars.F334])" office:value-type="float" office:value="24" calcext:value-type="float">
            <text:p>24</text:p>
          </table:table-cell>
          <table:table-cell table:formula="of:=IF([$Mars.$E334]=&quot;+&quot;; [$Mars.G334]; -1*[$Mars.G334])" office:value-type="float" office:value="54" calcext:value-type="float">
            <text:p>54</text:p>
          </table:table-cell>
          <table:table-cell table:formula="of:=IF([$Mars.$E334]=&quot;+&quot;; [$Mars.H334]; -1*[$Mars.H334])" office:value-type="float" office:value="56.4" calcext:value-type="float">
            <text:p>56,4</text:p>
          </table:table-cell>
          <table:table-cell table:formula="of:=[$Mars.$B334]*3600+[$Mars.$C334]*60+[$Mars.$D334]" office:value-type="float" office:value="18667.64" calcext:value-type="float">
            <text:p>18667,6</text:p>
          </table:table-cell>
          <table:table-cell table:formula="of:=[.$E336]+[.$F336]/60+[.$G336]/3600" office:value-type="float" office:value="24.9156666666667" calcext:value-type="float">
            <text:p>24,916</text:p>
          </table:table-cell>
          <table:table-cell table:formula="of:=[$Vénusz.B334]" office:value-type="float" office:value="17" calcext:value-type="float">
            <text:p>17</text:p>
          </table:table-cell>
          <table:table-cell table:formula="of:=[$Vénusz.C334]" office:value-type="float" office:value="3" calcext:value-type="float">
            <text:p>3</text:p>
          </table:table-cell>
          <table:table-cell table:formula="of:=[$Vénusz.D334]" office:value-type="float" office:value="5.5" calcext:value-type="float">
            <text:p>5,5</text:p>
          </table:table-cell>
          <table:table-cell table:formula="of:=IF([$Vénusz.$E334]=&quot;+&quot;; [$Vénusz.F334]; -1*[$Vénusz.F334])" office:value-type="float" office:value="-23" calcext:value-type="float">
            <text:p>-23</text:p>
          </table:table-cell>
          <table:table-cell table:formula="of:=IF([$Vénusz.$E334]=&quot;+&quot;; [$Vénusz.G334]; -1*[$Vénusz.G334])" office:value-type="float" office:value="-7" calcext:value-type="float">
            <text:p>-7</text:p>
          </table:table-cell>
          <table:table-cell table:formula="of:=IF([$Vénusz.$E334]=&quot;+&quot;; [$Vénusz.H334]; -1*[$Vénusz.H334])" office:value-type="float" office:value="-55.7" calcext:value-type="float">
            <text:p>-55,7</text:p>
          </table:table-cell>
          <table:table-cell table:formula="of:=[.$J336]*3600+[.$K336]*60+[.$L336]" office:value-type="float" office:value="61385.5" calcext:value-type="float">
            <text:p>61385,5</text:p>
          </table:table-cell>
          <table:table-cell table:formula="of:=[.$M336]+[.$N336]/60+[.$O336]/3600" office:value-type="float" office:value="-23.1321388888889" calcext:value-type="float">
            <text:p>-23,132</text:p>
          </table:table-cell>
        </table:table-row>
        <table:table-row table:style-name="ro1">
          <table:table-cell table:formula="of:=DATE(2022;1;1)+ROW([.A337])-3" office:value-type="date" office:date-value="2022-12-01" calcext:value-type="date">
            <text:p>2022-12-01</text:p>
          </table:table-cell>
          <table:table-cell table:formula="of:=[$Mars.B335]" office:value-type="float" office:value="5" calcext:value-type="float">
            <text:p>5</text:p>
          </table:table-cell>
          <table:table-cell table:formula="of:=[$Mars.C335]" office:value-type="float" office:value="9" calcext:value-type="float">
            <text:p>9</text:p>
          </table:table-cell>
          <table:table-cell table:formula="of:=[$Mars.D335]" office:value-type="float" office:value="27.84" calcext:value-type="float">
            <text:p>27,84</text:p>
          </table:table-cell>
          <table:table-cell table:formula="of:=IF([$Mars.$E335]=&quot;+&quot;; [$Mars.F335]; -1*[$Mars.F335])" office:value-type="float" office:value="24" calcext:value-type="float">
            <text:p>24</text:p>
          </table:table-cell>
          <table:table-cell table:formula="of:=IF([$Mars.$E335]=&quot;+&quot;; [$Mars.G335]; -1*[$Mars.G335])" office:value-type="float" office:value="55" calcext:value-type="float">
            <text:p>55</text:p>
          </table:table-cell>
          <table:table-cell table:formula="of:=IF([$Mars.$E335]=&quot;+&quot;; [$Mars.H335]; -1*[$Mars.H335])" office:value-type="float" office:value="44.9" calcext:value-type="float">
            <text:p>44,9</text:p>
          </table:table-cell>
          <table:table-cell table:formula="of:=[$Mars.$B335]*3600+[$Mars.$C335]*60+[$Mars.$D335]" office:value-type="float" office:value="18567.84" calcext:value-type="float">
            <text:p>18567,8</text:p>
          </table:table-cell>
          <table:table-cell table:formula="of:=[.$E337]+[.$F337]/60+[.$G337]/3600" office:value-type="float" office:value="24.9291388888889" calcext:value-type="float">
            <text:p>24,929</text:p>
          </table:table-cell>
          <table:table-cell table:formula="of:=[$Vénusz.B335]" office:value-type="float" office:value="17" calcext:value-type="float">
            <text:p>17</text:p>
          </table:table-cell>
          <table:table-cell table:formula="of:=[$Vénusz.C335]" office:value-type="float" office:value="8" calcext:value-type="float">
            <text:p>8</text:p>
          </table:table-cell>
          <table:table-cell table:formula="of:=[$Vénusz.D335]" office:value-type="float" office:value="30.8" calcext:value-type="float">
            <text:p>30,8</text:p>
          </table:table-cell>
          <table:table-cell table:formula="of:=IF([$Vénusz.$E335]=&quot;+&quot;; [$Vénusz.F335]; -1*[$Vénusz.F335])" office:value-type="float" office:value="-23" calcext:value-type="float">
            <text:p>-23</text:p>
          </table:table-cell>
          <table:table-cell table:formula="of:=IF([$Vénusz.$E335]=&quot;+&quot;; [$Vénusz.G335]; -1*[$Vénusz.G335])" office:value-type="float" office:value="-17" calcext:value-type="float">
            <text:p>-17</text:p>
          </table:table-cell>
          <table:table-cell table:formula="of:=IF([$Vénusz.$E335]=&quot;+&quot;; [$Vénusz.H335]; -1*[$Vénusz.H335])" office:value-type="float" office:value="-19.4" calcext:value-type="float">
            <text:p>-19,4</text:p>
          </table:table-cell>
          <table:table-cell table:formula="of:=[.$J337]*3600+[.$K337]*60+[.$L337]" office:value-type="float" office:value="61710.8" calcext:value-type="float">
            <text:p>61710,8</text:p>
          </table:table-cell>
          <table:table-cell table:formula="of:=[.$M337]+[.$N337]/60+[.$O337]/3600" office:value-type="float" office:value="-23.2887222222222" calcext:value-type="float">
            <text:p>-23,289</text:p>
          </table:table-cell>
        </table:table-row>
        <table:table-row table:style-name="ro1">
          <table:table-cell table:formula="of:=DATE(2022;1;1)+ROW([.A338])-3" office:value-type="date" office:date-value="2022-12-02" calcext:value-type="date">
            <text:p>2022-12-02</text:p>
          </table:table-cell>
          <table:table-cell table:formula="of:=[$Mars.B336]" office:value-type="float" office:value="5" calcext:value-type="float">
            <text:p>5</text:p>
          </table:table-cell>
          <table:table-cell table:formula="of:=[$Mars.C336]" office:value-type="float" office:value="7" calcext:value-type="float">
            <text:p>7</text:p>
          </table:table-cell>
          <table:table-cell table:formula="of:=[$Mars.D336]" office:value-type="float" office:value="47" calcext:value-type="float">
            <text:p>47</text:p>
          </table:table-cell>
          <table:table-cell table:formula="of:=IF([$Mars.$E336]=&quot;+&quot;; [$Mars.F336]; -1*[$Mars.F336])" office:value-type="float" office:value="24" calcext:value-type="float">
            <text:p>24</text:p>
          </table:table-cell>
          <table:table-cell table:formula="of:=IF([$Mars.$E336]=&quot;+&quot;; [$Mars.G336]; -1*[$Mars.G336])" office:value-type="float" office:value="56" calcext:value-type="float">
            <text:p>56</text:p>
          </table:table-cell>
          <table:table-cell table:formula="of:=IF([$Mars.$E336]=&quot;+&quot;; [$Mars.H336]; -1*[$Mars.H336])" office:value-type="float" office:value="25.1" calcext:value-type="float">
            <text:p>25,1</text:p>
          </table:table-cell>
          <table:table-cell table:formula="of:=[$Mars.$B336]*3600+[$Mars.$C336]*60+[$Mars.$D336]" office:value-type="float" office:value="18467" calcext:value-type="float">
            <text:p>18467,0</text:p>
          </table:table-cell>
          <table:table-cell table:formula="of:=[.$E338]+[.$F338]/60+[.$G338]/3600" office:value-type="float" office:value="24.9403055555556" calcext:value-type="float">
            <text:p>24,940</text:p>
          </table:table-cell>
          <table:table-cell table:formula="of:=[$Vénusz.B336]" office:value-type="float" office:value="17" calcext:value-type="float">
            <text:p>17</text:p>
          </table:table-cell>
          <table:table-cell table:formula="of:=[$Vénusz.C336]" office:value-type="float" office:value="13" calcext:value-type="float">
            <text:p>13</text:p>
          </table:table-cell>
          <table:table-cell table:formula="of:=[$Vénusz.D336]" office:value-type="float" office:value="56.83" calcext:value-type="float">
            <text:p>56,83</text:p>
          </table:table-cell>
          <table:table-cell table:formula="of:=IF([$Vénusz.$E336]=&quot;+&quot;; [$Vénusz.F336]; -1*[$Vénusz.F336])" office:value-type="float" office:value="-23" calcext:value-type="float">
            <text:p>-23</text:p>
          </table:table-cell>
          <table:table-cell table:formula="of:=IF([$Vénusz.$E336]=&quot;+&quot;; [$Vénusz.G336]; -1*[$Vénusz.G336])" office:value-type="float" office:value="-26" calcext:value-type="float">
            <text:p>-26</text:p>
          </table:table-cell>
          <table:table-cell table:formula="of:=IF([$Vénusz.$E336]=&quot;+&quot;; [$Vénusz.H336]; -1*[$Vénusz.H336])" office:value-type="float" office:value="-0.9" calcext:value-type="float">
            <text:p>-0,9</text:p>
          </table:table-cell>
          <table:table-cell table:formula="of:=[.$J338]*3600+[.$K338]*60+[.$L338]" office:value-type="float" office:value="62036.83" calcext:value-type="float">
            <text:p>62036,8</text:p>
          </table:table-cell>
          <table:table-cell table:formula="of:=[.$M338]+[.$N338]/60+[.$O338]/3600" office:value-type="float" office:value="-23.4335833333333" calcext:value-type="float">
            <text:p>-23,434</text:p>
          </table:table-cell>
        </table:table-row>
        <table:table-row table:style-name="ro1">
          <table:table-cell table:formula="of:=DATE(2022;1;1)+ROW([.A339])-3" office:value-type="date" office:date-value="2022-12-03" calcext:value-type="date">
            <text:p>2022-12-03</text:p>
          </table:table-cell>
          <table:table-cell table:formula="of:=[$Mars.B337]" office:value-type="float" office:value="5" calcext:value-type="float">
            <text:p>5</text:p>
          </table:table-cell>
          <table:table-cell table:formula="of:=[$Mars.C337]" office:value-type="float" office:value="6" calcext:value-type="float">
            <text:p>6</text:p>
          </table:table-cell>
          <table:table-cell table:formula="of:=[$Mars.D337]" office:value-type="float" office:value="5.35" calcext:value-type="float">
            <text:p>5,35</text:p>
          </table:table-cell>
          <table:table-cell table:formula="of:=IF([$Mars.$E337]=&quot;+&quot;; [$Mars.F337]; -1*[$Mars.F337])" office:value-type="float" office:value="24" calcext:value-type="float">
            <text:p>24</text:p>
          </table:table-cell>
          <table:table-cell table:formula="of:=IF([$Mars.$E337]=&quot;+&quot;; [$Mars.G337]; -1*[$Mars.G337])" office:value-type="float" office:value="56" calcext:value-type="float">
            <text:p>56</text:p>
          </table:table-cell>
          <table:table-cell table:formula="of:=IF([$Mars.$E337]=&quot;+&quot;; [$Mars.H337]; -1*[$Mars.H337])" office:value-type="float" office:value="57.1" calcext:value-type="float">
            <text:p>57,1</text:p>
          </table:table-cell>
          <table:table-cell table:formula="of:=[$Mars.$B337]*3600+[$Mars.$C337]*60+[$Mars.$D337]" office:value-type="float" office:value="18365.35" calcext:value-type="float">
            <text:p>18365,4</text:p>
          </table:table-cell>
          <table:table-cell table:formula="of:=[.$E339]+[.$F339]/60+[.$G339]/3600" office:value-type="float" office:value="24.9491944444444" calcext:value-type="float">
            <text:p>24,949</text:p>
          </table:table-cell>
          <table:table-cell table:formula="of:=[$Vénusz.B337]" office:value-type="float" office:value="17" calcext:value-type="float">
            <text:p>17</text:p>
          </table:table-cell>
          <table:table-cell table:formula="of:=[$Vénusz.C337]" office:value-type="float" office:value="19" calcext:value-type="float">
            <text:p>19</text:p>
          </table:table-cell>
          <table:table-cell table:formula="of:=[$Vénusz.D337]" office:value-type="float" office:value="23.52" calcext:value-type="float">
            <text:p>23,52</text:p>
          </table:table-cell>
          <table:table-cell table:formula="of:=IF([$Vénusz.$E337]=&quot;+&quot;; [$Vénusz.F337]; -1*[$Vénusz.F337])" office:value-type="float" office:value="-23" calcext:value-type="float">
            <text:p>-23</text:p>
          </table:table-cell>
          <table:table-cell table:formula="of:=IF([$Vénusz.$E337]=&quot;+&quot;; [$Vénusz.G337]; -1*[$Vénusz.G337])" office:value-type="float" office:value="-33" calcext:value-type="float">
            <text:p>-33</text:p>
          </table:table-cell>
          <table:table-cell table:formula="of:=IF([$Vénusz.$E337]=&quot;+&quot;; [$Vénusz.H337]; -1*[$Vénusz.H337])" office:value-type="float" office:value="-59.9" calcext:value-type="float">
            <text:p>-59,9</text:p>
          </table:table-cell>
          <table:table-cell table:formula="of:=[.$J339]*3600+[.$K339]*60+[.$L339]" office:value-type="float" office:value="62363.52" calcext:value-type="float">
            <text:p>62363,5</text:p>
          </table:table-cell>
          <table:table-cell table:formula="of:=[.$M339]+[.$N339]/60+[.$O339]/3600" office:value-type="float" office:value="-23.5666388888889" calcext:value-type="float">
            <text:p>-23,567</text:p>
          </table:table-cell>
        </table:table-row>
        <table:table-row table:style-name="ro1">
          <table:table-cell table:formula="of:=DATE(2022;1;1)+ROW([.A340])-3" office:value-type="date" office:date-value="2022-12-04" calcext:value-type="date">
            <text:p>2022-12-04</text:p>
          </table:table-cell>
          <table:table-cell table:formula="of:=[$Mars.B338]" office:value-type="float" office:value="5" calcext:value-type="float">
            <text:p>5</text:p>
          </table:table-cell>
          <table:table-cell table:formula="of:=[$Mars.C338]" office:value-type="float" office:value="4" calcext:value-type="float">
            <text:p>4</text:p>
          </table:table-cell>
          <table:table-cell table:formula="of:=[$Mars.D338]" office:value-type="float" office:value="23.09" calcext:value-type="float">
            <text:p>23,09</text:p>
          </table:table-cell>
          <table:table-cell table:formula="of:=IF([$Mars.$E338]=&quot;+&quot;; [$Mars.F338]; -1*[$Mars.F338])" office:value-type="float" office:value="24" calcext:value-type="float">
            <text:p>24</text:p>
          </table:table-cell>
          <table:table-cell table:formula="of:=IF([$Mars.$E338]=&quot;+&quot;; [$Mars.G338]; -1*[$Mars.G338])" office:value-type="float" office:value="57" calcext:value-type="float">
            <text:p>57</text:p>
          </table:table-cell>
          <table:table-cell table:formula="of:=IF([$Mars.$E338]=&quot;+&quot;; [$Mars.H338]; -1*[$Mars.H338])" office:value-type="float" office:value="20.7" calcext:value-type="float">
            <text:p>20,7</text:p>
          </table:table-cell>
          <table:table-cell table:formula="of:=[$Mars.$B338]*3600+[$Mars.$C338]*60+[$Mars.$D338]" office:value-type="float" office:value="18263.09" calcext:value-type="float">
            <text:p>18263,1</text:p>
          </table:table-cell>
          <table:table-cell table:formula="of:=[.$E340]+[.$F340]/60+[.$G340]/3600" office:value-type="float" office:value="24.95575" calcext:value-type="float">
            <text:p>24,956</text:p>
          </table:table-cell>
          <table:table-cell table:formula="of:=[$Vénusz.B338]" office:value-type="float" office:value="17" calcext:value-type="float">
            <text:p>17</text:p>
          </table:table-cell>
          <table:table-cell table:formula="of:=[$Vénusz.C338]" office:value-type="float" office:value="24" calcext:value-type="float">
            <text:p>24</text:p>
          </table:table-cell>
          <table:table-cell table:formula="of:=[$Vénusz.D338]" office:value-type="float" office:value="50.83" calcext:value-type="float">
            <text:p>50,83</text:p>
          </table:table-cell>
          <table:table-cell table:formula="of:=IF([$Vénusz.$E338]=&quot;+&quot;; [$Vénusz.F338]; -1*[$Vénusz.F338])" office:value-type="float" office:value="-23" calcext:value-type="float">
            <text:p>-23</text:p>
          </table:table-cell>
          <table:table-cell table:formula="of:=IF([$Vénusz.$E338]=&quot;+&quot;; [$Vénusz.G338]; -1*[$Vénusz.G338])" office:value-type="float" office:value="-41" calcext:value-type="float">
            <text:p>-41</text:p>
          </table:table-cell>
          <table:table-cell table:formula="of:=IF([$Vénusz.$E338]=&quot;+&quot;; [$Vénusz.H338]; -1*[$Vénusz.H338])" office:value-type="float" office:value="-16.1" calcext:value-type="float">
            <text:p>-16,1</text:p>
          </table:table-cell>
          <table:table-cell table:formula="of:=[.$J340]*3600+[.$K340]*60+[.$L340]" office:value-type="float" office:value="62690.83" calcext:value-type="float">
            <text:p>62690,8</text:p>
          </table:table-cell>
          <table:table-cell table:formula="of:=[.$M340]+[.$N340]/60+[.$O340]/3600" office:value-type="float" office:value="-23.6878055555556" calcext:value-type="float">
            <text:p>-23,688</text:p>
          </table:table-cell>
        </table:table-row>
        <table:table-row table:style-name="ro1">
          <table:table-cell table:formula="of:=DATE(2022;1;1)+ROW([.A341])-3" office:value-type="date" office:date-value="2022-12-05" calcext:value-type="date">
            <text:p>2022-12-05</text:p>
          </table:table-cell>
          <table:table-cell table:formula="of:=[$Mars.B339]" office:value-type="float" office:value="5" calcext:value-type="float">
            <text:p>5</text:p>
          </table:table-cell>
          <table:table-cell table:formula="of:=[$Mars.C339]" office:value-type="float" office:value="2" calcext:value-type="float">
            <text:p>2</text:p>
          </table:table-cell>
          <table:table-cell table:formula="of:=[$Mars.D339]" office:value-type="float" office:value="40.47" calcext:value-type="float">
            <text:p>40,47</text:p>
          </table:table-cell>
          <table:table-cell table:formula="of:=IF([$Mars.$E339]=&quot;+&quot;; [$Mars.F339]; -1*[$Mars.F339])" office:value-type="float" office:value="24" calcext:value-type="float">
            <text:p>24</text:p>
          </table:table-cell>
          <table:table-cell table:formula="of:=IF([$Mars.$E339]=&quot;+&quot;; [$Mars.G339]; -1*[$Mars.G339])" office:value-type="float" office:value="57" calcext:value-type="float">
            <text:p>57</text:p>
          </table:table-cell>
          <table:table-cell table:formula="of:=IF([$Mars.$E339]=&quot;+&quot;; [$Mars.H339]; -1*[$Mars.H339])" office:value-type="float" office:value="36.1" calcext:value-type="float">
            <text:p>36,1</text:p>
          </table:table-cell>
          <table:table-cell table:formula="of:=[$Mars.$B339]*3600+[$Mars.$C339]*60+[$Mars.$D339]" office:value-type="float" office:value="18160.47" calcext:value-type="float">
            <text:p>18160,5</text:p>
          </table:table-cell>
          <table:table-cell table:formula="of:=[.$E341]+[.$F341]/60+[.$G341]/3600" office:value-type="float" office:value="24.9600277777778" calcext:value-type="float">
            <text:p>24,960</text:p>
          </table:table-cell>
          <table:table-cell table:formula="of:=[$Vénusz.B339]" office:value-type="float" office:value="17" calcext:value-type="float">
            <text:p>17</text:p>
          </table:table-cell>
          <table:table-cell table:formula="of:=[$Vénusz.C339]" office:value-type="float" office:value="30" calcext:value-type="float">
            <text:p>30</text:p>
          </table:table-cell>
          <table:table-cell table:formula="of:=[$Vénusz.D339]" office:value-type="float" office:value="18.7" calcext:value-type="float">
            <text:p>18,7</text:p>
          </table:table-cell>
          <table:table-cell table:formula="of:=IF([$Vénusz.$E339]=&quot;+&quot;; [$Vénusz.F339]; -1*[$Vénusz.F339])" office:value-type="float" office:value="-23" calcext:value-type="float">
            <text:p>-23</text:p>
          </table:table-cell>
          <table:table-cell table:formula="of:=IF([$Vénusz.$E339]=&quot;+&quot;; [$Vénusz.G339]; -1*[$Vénusz.G339])" office:value-type="float" office:value="-47" calcext:value-type="float">
            <text:p>-47</text:p>
          </table:table-cell>
          <table:table-cell table:formula="of:=IF([$Vénusz.$E339]=&quot;+&quot;; [$Vénusz.H339]; -1*[$Vénusz.H339])" office:value-type="float" office:value="-48.9" calcext:value-type="float">
            <text:p>-48,9</text:p>
          </table:table-cell>
          <table:table-cell table:formula="of:=[.$J341]*3600+[.$K341]*60+[.$L341]" office:value-type="float" office:value="63018.7" calcext:value-type="float">
            <text:p>63018,7</text:p>
          </table:table-cell>
          <table:table-cell table:formula="of:=[.$M341]+[.$N341]/60+[.$O341]/3600" office:value-type="float" office:value="-23.7969166666667" calcext:value-type="float">
            <text:p>-23,797</text:p>
          </table:table-cell>
        </table:table-row>
        <table:table-row table:style-name="ro1">
          <table:table-cell table:formula="of:=DATE(2022;1;1)+ROW([.A342])-3" office:value-type="date" office:date-value="2022-12-06" calcext:value-type="date">
            <text:p>2022-12-06</text:p>
          </table:table-cell>
          <table:table-cell table:formula="of:=[$Mars.B340]" office:value-type="float" office:value="5" calcext:value-type="float">
            <text:p>5</text:p>
          </table:table-cell>
          <table:table-cell table:formula="of:=[$Mars.C340]" office:value-type="float" office:value="0" calcext:value-type="float">
            <text:p>0</text:p>
          </table:table-cell>
          <table:table-cell table:formula="of:=[$Mars.D340]" office:value-type="float" office:value="57.7" calcext:value-type="float">
            <text:p>57,7</text:p>
          </table:table-cell>
          <table:table-cell table:formula="of:=IF([$Mars.$E340]=&quot;+&quot;; [$Mars.F340]; -1*[$Mars.F340])" office:value-type="float" office:value="24" calcext:value-type="float">
            <text:p>24</text:p>
          </table:table-cell>
          <table:table-cell table:formula="of:=IF([$Mars.$E340]=&quot;+&quot;; [$Mars.G340]; -1*[$Mars.G340])" office:value-type="float" office:value="57" calcext:value-type="float">
            <text:p>57</text:p>
          </table:table-cell>
          <table:table-cell table:formula="of:=IF([$Mars.$E340]=&quot;+&quot;; [$Mars.H340]; -1*[$Mars.H340])" office:value-type="float" office:value="43.3" calcext:value-type="float">
            <text:p>43,3</text:p>
          </table:table-cell>
          <table:table-cell table:formula="of:=[$Mars.$B340]*3600+[$Mars.$C340]*60+[$Mars.$D340]" office:value-type="float" office:value="18057.7" calcext:value-type="float">
            <text:p>18057,7</text:p>
          </table:table-cell>
          <table:table-cell table:formula="of:=[.$E342]+[.$F342]/60+[.$G342]/3600" office:value-type="float" office:value="24.9620277777778" calcext:value-type="float">
            <text:p>24,962</text:p>
          </table:table-cell>
          <table:table-cell table:formula="of:=[$Vénusz.B340]" office:value-type="float" office:value="17" calcext:value-type="float">
            <text:p>17</text:p>
          </table:table-cell>
          <table:table-cell table:formula="of:=[$Vénusz.C340]" office:value-type="float" office:value="35" calcext:value-type="float">
            <text:p>35</text:p>
          </table:table-cell>
          <table:table-cell table:formula="of:=[$Vénusz.D340]" office:value-type="float" office:value="47.07" calcext:value-type="float">
            <text:p>47,07</text:p>
          </table:table-cell>
          <table:table-cell table:formula="of:=IF([$Vénusz.$E340]=&quot;+&quot;; [$Vénusz.F340]; -1*[$Vénusz.F340])" office:value-type="float" office:value="-23" calcext:value-type="float">
            <text:p>-23</text:p>
          </table:table-cell>
          <table:table-cell table:formula="of:=IF([$Vénusz.$E340]=&quot;+&quot;; [$Vénusz.G340]; -1*[$Vénusz.G340])" office:value-type="float" office:value="-53" calcext:value-type="float">
            <text:p>-53</text:p>
          </table:table-cell>
          <table:table-cell table:formula="of:=IF([$Vénusz.$E340]=&quot;+&quot;; [$Vénusz.H340]; -1*[$Vénusz.H340])" office:value-type="float" office:value="-38.2" calcext:value-type="float">
            <text:p>-38,2</text:p>
          </table:table-cell>
          <table:table-cell table:formula="of:=[.$J342]*3600+[.$K342]*60+[.$L342]" office:value-type="float" office:value="63347.07" calcext:value-type="float">
            <text:p>63347,1</text:p>
          </table:table-cell>
          <table:table-cell table:formula="of:=[.$M342]+[.$N342]/60+[.$O342]/3600" office:value-type="float" office:value="-23.8939444444444" calcext:value-type="float">
            <text:p>-23,894</text:p>
          </table:table-cell>
        </table:table-row>
        <table:table-row table:style-name="ro1">
          <table:table-cell table:formula="of:=DATE(2022;1;1)+ROW([.A343])-3" office:value-type="date" office:date-value="2022-12-07" calcext:value-type="date">
            <text:p>2022-12-07</text:p>
          </table:table-cell>
          <table:table-cell table:formula="of:=[$Mars.B341]" office:value-type="float" office:value="4" calcext:value-type="float">
            <text:p>4</text:p>
          </table:table-cell>
          <table:table-cell table:formula="of:=[$Mars.C341]" office:value-type="float" office:value="59" calcext:value-type="float">
            <text:p>59</text:p>
          </table:table-cell>
          <table:table-cell table:formula="of:=[$Mars.D341]" office:value-type="float" office:value="15.01" calcext:value-type="float">
            <text:p>15,01</text:p>
          </table:table-cell>
          <table:table-cell table:formula="of:=IF([$Mars.$E341]=&quot;+&quot;; [$Mars.F341]; -1*[$Mars.F341])" office:value-type="float" office:value="24" calcext:value-type="float">
            <text:p>24</text:p>
          </table:table-cell>
          <table:table-cell table:formula="of:=IF([$Mars.$E341]=&quot;+&quot;; [$Mars.G341]; -1*[$Mars.G341])" office:value-type="float" office:value="57" calcext:value-type="float">
            <text:p>57</text:p>
          </table:table-cell>
          <table:table-cell table:formula="of:=IF([$Mars.$E341]=&quot;+&quot;; [$Mars.H341]; -1*[$Mars.H341])" office:value-type="float" office:value="42.4" calcext:value-type="float">
            <text:p>42,4</text:p>
          </table:table-cell>
          <table:table-cell table:formula="of:=[$Mars.$B341]*3600+[$Mars.$C341]*60+[$Mars.$D341]" office:value-type="float" office:value="17955.01" calcext:value-type="float">
            <text:p>17955,0</text:p>
          </table:table-cell>
          <table:table-cell table:formula="of:=[.$E343]+[.$F343]/60+[.$G343]/3600" office:value-type="float" office:value="24.9617777777778" calcext:value-type="float">
            <text:p>24,962</text:p>
          </table:table-cell>
          <table:table-cell table:formula="of:=[$Vénusz.B341]" office:value-type="float" office:value="17" calcext:value-type="float">
            <text:p>17</text:p>
          </table:table-cell>
          <table:table-cell table:formula="of:=[$Vénusz.C341]" office:value-type="float" office:value="41" calcext:value-type="float">
            <text:p>41</text:p>
          </table:table-cell>
          <table:table-cell table:formula="of:=[$Vénusz.D341]" office:value-type="float" office:value="15.88" calcext:value-type="float">
            <text:p>15,88</text:p>
          </table:table-cell>
          <table:table-cell table:formula="of:=IF([$Vénusz.$E341]=&quot;+&quot;; [$Vénusz.F341]; -1*[$Vénusz.F341])" office:value-type="float" office:value="-23" calcext:value-type="float">
            <text:p>-23</text:p>
          </table:table-cell>
          <table:table-cell table:formula="of:=IF([$Vénusz.$E341]=&quot;+&quot;; [$Vénusz.G341]; -1*[$Vénusz.G341])" office:value-type="float" office:value="-58" calcext:value-type="float">
            <text:p>-58</text:p>
          </table:table-cell>
          <table:table-cell table:formula="of:=IF([$Vénusz.$E341]=&quot;+&quot;; [$Vénusz.H341]; -1*[$Vénusz.H341])" office:value-type="float" office:value="-43.6" calcext:value-type="float">
            <text:p>-43,6</text:p>
          </table:table-cell>
          <table:table-cell table:formula="of:=[.$J343]*3600+[.$K343]*60+[.$L343]" office:value-type="float" office:value="63675.88" calcext:value-type="float">
            <text:p>63675,9</text:p>
          </table:table-cell>
          <table:table-cell table:formula="of:=[.$M343]+[.$N343]/60+[.$O343]/3600" office:value-type="float" office:value="-23.9787777777778" calcext:value-type="float">
            <text:p>-23,979</text:p>
          </table:table-cell>
        </table:table-row>
        <table:table-row table:style-name="ro1">
          <table:table-cell table:formula="of:=DATE(2022;1;1)+ROW([.A344])-3" office:value-type="date" office:date-value="2022-12-08" calcext:value-type="date">
            <text:p>2022-12-08</text:p>
          </table:table-cell>
          <table:table-cell table:formula="of:=[$Mars.B342]" office:value-type="float" office:value="4" calcext:value-type="float">
            <text:p>4</text:p>
          </table:table-cell>
          <table:table-cell table:formula="of:=[$Mars.C342]" office:value-type="float" office:value="57" calcext:value-type="float">
            <text:p>57</text:p>
          </table:table-cell>
          <table:table-cell table:formula="of:=[$Mars.D342]" office:value-type="float" office:value="32.61" calcext:value-type="float">
            <text:p>32,61</text:p>
          </table:table-cell>
          <table:table-cell table:formula="of:=IF([$Mars.$E342]=&quot;+&quot;; [$Mars.F342]; -1*[$Mars.F342])" office:value-type="float" office:value="24" calcext:value-type="float">
            <text:p>24</text:p>
          </table:table-cell>
          <table:table-cell table:formula="of:=IF([$Mars.$E342]=&quot;+&quot;; [$Mars.G342]; -1*[$Mars.G342])" office:value-type="float" office:value="57" calcext:value-type="float">
            <text:p>57</text:p>
          </table:table-cell>
          <table:table-cell table:formula="of:=IF([$Mars.$E342]=&quot;+&quot;; [$Mars.H342]; -1*[$Mars.H342])" office:value-type="float" office:value="33.6" calcext:value-type="float">
            <text:p>33,6</text:p>
          </table:table-cell>
          <table:table-cell table:formula="of:=[$Mars.$B342]*3600+[$Mars.$C342]*60+[$Mars.$D342]" office:value-type="float" office:value="17852.61" calcext:value-type="float">
            <text:p>17852,6</text:p>
          </table:table-cell>
          <table:table-cell table:formula="of:=[.$E344]+[.$F344]/60+[.$G344]/3600" office:value-type="float" office:value="24.9593333333333" calcext:value-type="float">
            <text:p>24,959</text:p>
          </table:table-cell>
          <table:table-cell table:formula="of:=[$Vénusz.B342]" office:value-type="float" office:value="17" calcext:value-type="float">
            <text:p>17</text:p>
          </table:table-cell>
          <table:table-cell table:formula="of:=[$Vénusz.C342]" office:value-type="float" office:value="46" calcext:value-type="float">
            <text:p>46</text:p>
          </table:table-cell>
          <table:table-cell table:formula="of:=[$Vénusz.D342]" office:value-type="float" office:value="45.08" calcext:value-type="float">
            <text:p>45,08</text:p>
          </table:table-cell>
          <table:table-cell table:formula="of:=IF([$Vénusz.$E342]=&quot;+&quot;; [$Vénusz.F342]; -1*[$Vénusz.F342])" office:value-type="float" office:value="-24" calcext:value-type="float">
            <text:p>-24</text:p>
          </table:table-cell>
          <table:table-cell table:formula="of:=IF([$Vénusz.$E342]=&quot;+&quot;; [$Vénusz.G342]; -1*[$Vénusz.G342])" office:value-type="float" office:value="-3" calcext:value-type="float">
            <text:p>-3</text:p>
          </table:table-cell>
          <table:table-cell table:formula="of:=IF([$Vénusz.$E342]=&quot;+&quot;; [$Vénusz.H342]; -1*[$Vénusz.H342])" office:value-type="float" office:value="-5" calcext:value-type="float">
            <text:p>-5</text:p>
          </table:table-cell>
          <table:table-cell table:formula="of:=[.$J344]*3600+[.$K344]*60+[.$L344]" office:value-type="float" office:value="64005.08" calcext:value-type="float">
            <text:p>64005,1</text:p>
          </table:table-cell>
          <table:table-cell table:formula="of:=[.$M344]+[.$N344]/60+[.$O344]/3600" office:value-type="float" office:value="-24.0513888888889" calcext:value-type="float">
            <text:p>-24,051</text:p>
          </table:table-cell>
        </table:table-row>
        <table:table-row table:style-name="ro1">
          <table:table-cell table:formula="of:=DATE(2022;1;1)+ROW([.A345])-3" office:value-type="date" office:date-value="2022-12-09" calcext:value-type="date">
            <text:p>2022-12-09</text:p>
          </table:table-cell>
          <table:table-cell table:formula="of:=[$Mars.B343]" office:value-type="float" office:value="4" calcext:value-type="float">
            <text:p>4</text:p>
          </table:table-cell>
          <table:table-cell table:formula="of:=[$Mars.C343]" office:value-type="float" office:value="55" calcext:value-type="float">
            <text:p>55</text:p>
          </table:table-cell>
          <table:table-cell table:formula="of:=[$Mars.D343]" office:value-type="float" office:value="50.72" calcext:value-type="float">
            <text:p>50,72</text:p>
          </table:table-cell>
          <table:table-cell table:formula="of:=IF([$Mars.$E343]=&quot;+&quot;; [$Mars.F343]; -1*[$Mars.F343])" office:value-type="float" office:value="24" calcext:value-type="float">
            <text:p>24</text:p>
          </table:table-cell>
          <table:table-cell table:formula="of:=IF([$Mars.$E343]=&quot;+&quot;; [$Mars.G343]; -1*[$Mars.G343])" office:value-type="float" office:value="57" calcext:value-type="float">
            <text:p>57</text:p>
          </table:table-cell>
          <table:table-cell table:formula="of:=IF([$Mars.$E343]=&quot;+&quot;; [$Mars.H343]; -1*[$Mars.H343])" office:value-type="float" office:value="17.2" calcext:value-type="float">
            <text:p>17,2</text:p>
          </table:table-cell>
          <table:table-cell table:formula="of:=[$Mars.$B343]*3600+[$Mars.$C343]*60+[$Mars.$D343]" office:value-type="float" office:value="17750.72" calcext:value-type="float">
            <text:p>17750,7</text:p>
          </table:table-cell>
          <table:table-cell table:formula="of:=[.$E345]+[.$F345]/60+[.$G345]/3600" office:value-type="float" office:value="24.9547777777778" calcext:value-type="float">
            <text:p>24,955</text:p>
          </table:table-cell>
          <table:table-cell table:formula="of:=[$Vénusz.B343]" office:value-type="float" office:value="17" calcext:value-type="float">
            <text:p>17</text:p>
          </table:table-cell>
          <table:table-cell table:formula="of:=[$Vénusz.C343]" office:value-type="float" office:value="52" calcext:value-type="float">
            <text:p>52</text:p>
          </table:table-cell>
          <table:table-cell table:formula="of:=[$Vénusz.D343]" office:value-type="float" office:value="14.61" calcext:value-type="float">
            <text:p>14,61</text:p>
          </table:table-cell>
          <table:table-cell table:formula="of:=IF([$Vénusz.$E343]=&quot;+&quot;; [$Vénusz.F343]; -1*[$Vénusz.F343])" office:value-type="float" office:value="-24" calcext:value-type="float">
            <text:p>-24</text:p>
          </table:table-cell>
          <table:table-cell table:formula="of:=IF([$Vénusz.$E343]=&quot;+&quot;; [$Vénusz.G343]; -1*[$Vénusz.G343])" office:value-type="float" office:value="-6" calcext:value-type="float">
            <text:p>-6</text:p>
          </table:table-cell>
          <table:table-cell table:formula="of:=IF([$Vénusz.$E343]=&quot;+&quot;; [$Vénusz.H343]; -1*[$Vénusz.H343])" office:value-type="float" office:value="-41.9" calcext:value-type="float">
            <text:p>-41,9</text:p>
          </table:table-cell>
          <table:table-cell table:formula="of:=[.$J345]*3600+[.$K345]*60+[.$L345]" office:value-type="float" office:value="64334.61" calcext:value-type="float">
            <text:p>64334,6</text:p>
          </table:table-cell>
          <table:table-cell table:formula="of:=[.$M345]+[.$N345]/60+[.$O345]/3600" office:value-type="float" office:value="-24.1116388888889" calcext:value-type="float">
            <text:p>-24,112</text:p>
          </table:table-cell>
        </table:table-row>
        <table:table-row table:style-name="ro1">
          <table:table-cell table:formula="of:=DATE(2022;1;1)+ROW([.A346])-3" office:value-type="date" office:date-value="2022-12-10" calcext:value-type="date">
            <text:p>2022-12-10</text:p>
          </table:table-cell>
          <table:table-cell table:formula="of:=[$Mars.B344]" office:value-type="float" office:value="4" calcext:value-type="float">
            <text:p>4</text:p>
          </table:table-cell>
          <table:table-cell table:formula="of:=[$Mars.C344]" office:value-type="float" office:value="54" calcext:value-type="float">
            <text:p>54</text:p>
          </table:table-cell>
          <table:table-cell table:formula="of:=[$Mars.D344]" office:value-type="float" office:value="9.57" calcext:value-type="float">
            <text:p>9,57</text:p>
          </table:table-cell>
          <table:table-cell table:formula="of:=IF([$Mars.$E344]=&quot;+&quot;; [$Mars.F344]; -1*[$Mars.F344])" office:value-type="float" office:value="24" calcext:value-type="float">
            <text:p>24</text:p>
          </table:table-cell>
          <table:table-cell table:formula="of:=IF([$Mars.$E344]=&quot;+&quot;; [$Mars.G344]; -1*[$Mars.G344])" office:value-type="float" office:value="56" calcext:value-type="float">
            <text:p>56</text:p>
          </table:table-cell>
          <table:table-cell table:formula="of:=IF([$Mars.$E344]=&quot;+&quot;; [$Mars.H344]; -1*[$Mars.H344])" office:value-type="float" office:value="53.3" calcext:value-type="float">
            <text:p>53,3</text:p>
          </table:table-cell>
          <table:table-cell table:formula="of:=[$Mars.$B344]*3600+[$Mars.$C344]*60+[$Mars.$D344]" office:value-type="float" office:value="17649.57" calcext:value-type="float">
            <text:p>17649,6</text:p>
          </table:table-cell>
          <table:table-cell table:formula="of:=[.$E346]+[.$F346]/60+[.$G346]/3600" office:value-type="float" office:value="24.9481388888889" calcext:value-type="float">
            <text:p>24,948</text:p>
          </table:table-cell>
          <table:table-cell table:formula="of:=[$Vénusz.B344]" office:value-type="float" office:value="17" calcext:value-type="float">
            <text:p>17</text:p>
          </table:table-cell>
          <table:table-cell table:formula="of:=[$Vénusz.C344]" office:value-type="float" office:value="57" calcext:value-type="float">
            <text:p>57</text:p>
          </table:table-cell>
          <table:table-cell table:formula="of:=[$Vénusz.D344]" office:value-type="float" office:value="44.4" calcext:value-type="float">
            <text:p>44,4</text:p>
          </table:table-cell>
          <table:table-cell table:formula="of:=IF([$Vénusz.$E344]=&quot;+&quot;; [$Vénusz.F344]; -1*[$Vénusz.F344])" office:value-type="float" office:value="-24" calcext:value-type="float">
            <text:p>-24</text:p>
          </table:table-cell>
          <table:table-cell table:formula="of:=IF([$Vénusz.$E344]=&quot;+&quot;; [$Vénusz.G344]; -1*[$Vénusz.G344])" office:value-type="float" office:value="-9" calcext:value-type="float">
            <text:p>-9</text:p>
          </table:table-cell>
          <table:table-cell table:formula="of:=IF([$Vénusz.$E344]=&quot;+&quot;; [$Vénusz.H344]; -1*[$Vénusz.H344])" office:value-type="float" office:value="-34.4" calcext:value-type="float">
            <text:p>-34,4</text:p>
          </table:table-cell>
          <table:table-cell table:formula="of:=[.$J346]*3600+[.$K346]*60+[.$L346]" office:value-type="float" office:value="64664.4" calcext:value-type="float">
            <text:p>64664,4</text:p>
          </table:table-cell>
          <table:table-cell table:formula="of:=[.$M346]+[.$N346]/60+[.$O346]/3600" office:value-type="float" office:value="-24.1595555555556" calcext:value-type="float">
            <text:p>-24,160</text:p>
          </table:table-cell>
        </table:table-row>
        <table:table-row table:style-name="ro1">
          <table:table-cell table:formula="of:=DATE(2022;1;1)+ROW([.A347])-3" office:value-type="date" office:date-value="2022-12-11" calcext:value-type="date">
            <text:p>2022-12-11</text:p>
          </table:table-cell>
          <table:table-cell table:formula="of:=[$Mars.B345]" office:value-type="float" office:value="4" calcext:value-type="float">
            <text:p>4</text:p>
          </table:table-cell>
          <table:table-cell table:formula="of:=[$Mars.C345]" office:value-type="float" office:value="52" calcext:value-type="float">
            <text:p>52</text:p>
          </table:table-cell>
          <table:table-cell table:formula="of:=[$Mars.D345]" office:value-type="float" office:value="29.35" calcext:value-type="float">
            <text:p>29,35</text:p>
          </table:table-cell>
          <table:table-cell table:formula="of:=IF([$Mars.$E345]=&quot;+&quot;; [$Mars.F345]; -1*[$Mars.F345])" office:value-type="float" office:value="24" calcext:value-type="float">
            <text:p>24</text:p>
          </table:table-cell>
          <table:table-cell table:formula="of:=IF([$Mars.$E345]=&quot;+&quot;; [$Mars.G345]; -1*[$Mars.G345])" office:value-type="float" office:value="56" calcext:value-type="float">
            <text:p>56</text:p>
          </table:table-cell>
          <table:table-cell table:formula="of:=IF([$Mars.$E345]=&quot;+&quot;; [$Mars.H345]; -1*[$Mars.H345])" office:value-type="float" office:value="22.3" calcext:value-type="float">
            <text:p>22,3</text:p>
          </table:table-cell>
          <table:table-cell table:formula="of:=[$Mars.$B345]*3600+[$Mars.$C345]*60+[$Mars.$D345]" office:value-type="float" office:value="17549.35" calcext:value-type="float">
            <text:p>17549,4</text:p>
          </table:table-cell>
          <table:table-cell table:formula="of:=[.$E347]+[.$F347]/60+[.$G347]/3600" office:value-type="float" office:value="24.9395277777778" calcext:value-type="float">
            <text:p>24,940</text:p>
          </table:table-cell>
          <table:table-cell table:formula="of:=[$Vénusz.B345]" office:value-type="float" office:value="18" calcext:value-type="float">
            <text:p>18</text:p>
          </table:table-cell>
          <table:table-cell table:formula="of:=[$Vénusz.C345]" office:value-type="float" office:value="3" calcext:value-type="float">
            <text:p>3</text:p>
          </table:table-cell>
          <table:table-cell table:formula="of:=[$Vénusz.D345]" office:value-type="float" office:value="14.39" calcext:value-type="float">
            <text:p>14,39</text:p>
          </table:table-cell>
          <table:table-cell table:formula="of:=IF([$Vénusz.$E345]=&quot;+&quot;; [$Vénusz.F345]; -1*[$Vénusz.F345])" office:value-type="float" office:value="-24" calcext:value-type="float">
            <text:p>-24</text:p>
          </table:table-cell>
          <table:table-cell table:formula="of:=IF([$Vénusz.$E345]=&quot;+&quot;; [$Vénusz.G345]; -1*[$Vénusz.G345])" office:value-type="float" office:value="-11" calcext:value-type="float">
            <text:p>-11</text:p>
          </table:table-cell>
          <table:table-cell table:formula="of:=IF([$Vénusz.$E345]=&quot;+&quot;; [$Vénusz.H345]; -1*[$Vénusz.H345])" office:value-type="float" office:value="-42.2" calcext:value-type="float">
            <text:p>-42,2</text:p>
          </table:table-cell>
          <table:table-cell table:formula="of:=[.$J347]*3600+[.$K347]*60+[.$L347]" office:value-type="float" office:value="64994.39" calcext:value-type="float">
            <text:p>64994,4</text:p>
          </table:table-cell>
          <table:table-cell table:formula="of:=[.$M347]+[.$N347]/60+[.$O347]/3600" office:value-type="float" office:value="-24.1950555555556" calcext:value-type="float">
            <text:p>-24,195</text:p>
          </table:table-cell>
        </table:table-row>
        <table:table-row table:style-name="ro1">
          <table:table-cell table:formula="of:=DATE(2022;1;1)+ROW([.A348])-3" office:value-type="date" office:date-value="2022-12-12" calcext:value-type="date">
            <text:p>2022-12-12</text:p>
          </table:table-cell>
          <table:table-cell table:formula="of:=[$Mars.B346]" office:value-type="float" office:value="4" calcext:value-type="float">
            <text:p>4</text:p>
          </table:table-cell>
          <table:table-cell table:formula="of:=[$Mars.C346]" office:value-type="float" office:value="50" calcext:value-type="float">
            <text:p>50</text:p>
          </table:table-cell>
          <table:table-cell table:formula="of:=[$Mars.D346]" office:value-type="float" office:value="50.29" calcext:value-type="float">
            <text:p>50,29</text:p>
          </table:table-cell>
          <table:table-cell table:formula="of:=IF([$Mars.$E346]=&quot;+&quot;; [$Mars.F346]; -1*[$Mars.F346])" office:value-type="float" office:value="24" calcext:value-type="float">
            <text:p>24</text:p>
          </table:table-cell>
          <table:table-cell table:formula="of:=IF([$Mars.$E346]=&quot;+&quot;; [$Mars.G346]; -1*[$Mars.G346])" office:value-type="float" office:value="55" calcext:value-type="float">
            <text:p>55</text:p>
          </table:table-cell>
          <table:table-cell table:formula="of:=IF([$Mars.$E346]=&quot;+&quot;; [$Mars.H346]; -1*[$Mars.H346])" office:value-type="float" office:value="44.5" calcext:value-type="float">
            <text:p>44,5</text:p>
          </table:table-cell>
          <table:table-cell table:formula="of:=[$Mars.$B346]*3600+[$Mars.$C346]*60+[$Mars.$D346]" office:value-type="float" office:value="17450.29" calcext:value-type="float">
            <text:p>17450,3</text:p>
          </table:table-cell>
          <table:table-cell table:formula="of:=[.$E348]+[.$F348]/60+[.$G348]/3600" office:value-type="float" office:value="24.9290277777778" calcext:value-type="float">
            <text:p>24,929</text:p>
          </table:table-cell>
          <table:table-cell table:formula="of:=[$Vénusz.B346]" office:value-type="float" office:value="18" calcext:value-type="float">
            <text:p>18</text:p>
          </table:table-cell>
          <table:table-cell table:formula="of:=[$Vénusz.C346]" office:value-type="float" office:value="8" calcext:value-type="float">
            <text:p>8</text:p>
          </table:table-cell>
          <table:table-cell table:formula="of:=[$Vénusz.D346]" office:value-type="float" office:value="44.52" calcext:value-type="float">
            <text:p>44,52</text:p>
          </table:table-cell>
          <table:table-cell table:formula="of:=IF([$Vénusz.$E346]=&quot;+&quot;; [$Vénusz.F346]; -1*[$Vénusz.F346])" office:value-type="float" office:value="-24" calcext:value-type="float">
            <text:p>-24</text:p>
          </table:table-cell>
          <table:table-cell table:formula="of:=IF([$Vénusz.$E346]=&quot;+&quot;; [$Vénusz.G346]; -1*[$Vénusz.G346])" office:value-type="float" office:value="-13" calcext:value-type="float">
            <text:p>-13</text:p>
          </table:table-cell>
          <table:table-cell table:formula="of:=IF([$Vénusz.$E346]=&quot;+&quot;; [$Vénusz.H346]; -1*[$Vénusz.H346])" office:value-type="float" office:value="-5.2" calcext:value-type="float">
            <text:p>-5,2</text:p>
          </table:table-cell>
          <table:table-cell table:formula="of:=[.$J348]*3600+[.$K348]*60+[.$L348]" office:value-type="float" office:value="65324.52" calcext:value-type="float">
            <text:p>65324,5</text:p>
          </table:table-cell>
          <table:table-cell table:formula="of:=[.$M348]+[.$N348]/60+[.$O348]/3600" office:value-type="float" office:value="-24.2181111111111" calcext:value-type="float">
            <text:p>-24,218</text:p>
          </table:table-cell>
        </table:table-row>
        <table:table-row table:style-name="ro1">
          <table:table-cell table:formula="of:=DATE(2022;1;1)+ROW([.A349])-3" office:value-type="date" office:date-value="2022-12-13" calcext:value-type="date">
            <text:p>2022-12-13</text:p>
          </table:table-cell>
          <table:table-cell table:formula="of:=[$Mars.B347]" office:value-type="float" office:value="4" calcext:value-type="float">
            <text:p>4</text:p>
          </table:table-cell>
          <table:table-cell table:formula="of:=[$Mars.C347]" office:value-type="float" office:value="49" calcext:value-type="float">
            <text:p>49</text:p>
          </table:table-cell>
          <table:table-cell table:formula="of:=[$Mars.D347]" office:value-type="float" office:value="12.58" calcext:value-type="float">
            <text:p>12,58</text:p>
          </table:table-cell>
          <table:table-cell table:formula="of:=IF([$Mars.$E347]=&quot;+&quot;; [$Mars.F347]; -1*[$Mars.F347])" office:value-type="float" office:value="24" calcext:value-type="float">
            <text:p>24</text:p>
          </table:table-cell>
          <table:table-cell table:formula="of:=IF([$Mars.$E347]=&quot;+&quot;; [$Mars.G347]; -1*[$Mars.G347])" office:value-type="float" office:value="55" calcext:value-type="float">
            <text:p>55</text:p>
          </table:table-cell>
          <table:table-cell table:formula="of:=IF([$Mars.$E347]=&quot;+&quot;; [$Mars.H347]; -1*[$Mars.H347])" office:value-type="float" office:value="0.4" calcext:value-type="float">
            <text:p>0,4</text:p>
          </table:table-cell>
          <table:table-cell table:formula="of:=[$Mars.$B347]*3600+[$Mars.$C347]*60+[$Mars.$D347]" office:value-type="float" office:value="17352.58" calcext:value-type="float">
            <text:p>17352,6</text:p>
          </table:table-cell>
          <table:table-cell table:formula="of:=[.$E349]+[.$F349]/60+[.$G349]/3600" office:value-type="float" office:value="24.9167777777778" calcext:value-type="float">
            <text:p>24,917</text:p>
          </table:table-cell>
          <table:table-cell table:formula="of:=[$Vénusz.B347]" office:value-type="float" office:value="18" calcext:value-type="float">
            <text:p>18</text:p>
          </table:table-cell>
          <table:table-cell table:formula="of:=[$Vénusz.C347]" office:value-type="float" office:value="14" calcext:value-type="float">
            <text:p>14</text:p>
          </table:table-cell>
          <table:table-cell table:formula="of:=[$Vénusz.D347]" office:value-type="float" office:value="14.72" calcext:value-type="float">
            <text:p>14,72</text:p>
          </table:table-cell>
          <table:table-cell table:formula="of:=IF([$Vénusz.$E347]=&quot;+&quot;; [$Vénusz.F347]; -1*[$Vénusz.F347])" office:value-type="float" office:value="-24" calcext:value-type="float">
            <text:p>-24</text:p>
          </table:table-cell>
          <table:table-cell table:formula="of:=IF([$Vénusz.$E347]=&quot;+&quot;; [$Vénusz.G347]; -1*[$Vénusz.G347])" office:value-type="float" office:value="-13" calcext:value-type="float">
            <text:p>-13</text:p>
          </table:table-cell>
          <table:table-cell table:formula="of:=IF([$Vénusz.$E347]=&quot;+&quot;; [$Vénusz.H347]; -1*[$Vénusz.H347])" office:value-type="float" office:value="-43.3" calcext:value-type="float">
            <text:p>-43,3</text:p>
          </table:table-cell>
          <table:table-cell table:formula="of:=[.$J349]*3600+[.$K349]*60+[.$L349]" office:value-type="float" office:value="65654.72" calcext:value-type="float">
            <text:p>65654,7</text:p>
          </table:table-cell>
          <table:table-cell table:formula="of:=[.$M349]+[.$N349]/60+[.$O349]/3600" office:value-type="float" office:value="-24.2286944444444" calcext:value-type="float">
            <text:p>-24,229</text:p>
          </table:table-cell>
        </table:table-row>
        <table:table-row table:style-name="ro1">
          <table:table-cell table:formula="of:=DATE(2022;1;1)+ROW([.A350])-3" office:value-type="date" office:date-value="2022-12-14" calcext:value-type="date">
            <text:p>2022-12-14</text:p>
          </table:table-cell>
          <table:table-cell table:formula="of:=[$Mars.B348]" office:value-type="float" office:value="4" calcext:value-type="float">
            <text:p>4</text:p>
          </table:table-cell>
          <table:table-cell table:formula="of:=[$Mars.C348]" office:value-type="float" office:value="47" calcext:value-type="float">
            <text:p>47</text:p>
          </table:table-cell>
          <table:table-cell table:formula="of:=[$Mars.D348]" office:value-type="float" office:value="36.42" calcext:value-type="float">
            <text:p>36,42</text:p>
          </table:table-cell>
          <table:table-cell table:formula="of:=IF([$Mars.$E348]=&quot;+&quot;; [$Mars.F348]; -1*[$Mars.F348])" office:value-type="float" office:value="24" calcext:value-type="float">
            <text:p>24</text:p>
          </table:table-cell>
          <table:table-cell table:formula="of:=IF([$Mars.$E348]=&quot;+&quot;; [$Mars.G348]; -1*[$Mars.G348])" office:value-type="float" office:value="54" calcext:value-type="float">
            <text:p>54</text:p>
          </table:table-cell>
          <table:table-cell table:formula="of:=IF([$Mars.$E348]=&quot;+&quot;; [$Mars.H348]; -1*[$Mars.H348])" office:value-type="float" office:value="10.2" calcext:value-type="float">
            <text:p>10,2</text:p>
          </table:table-cell>
          <table:table-cell table:formula="of:=[$Mars.$B348]*3600+[$Mars.$C348]*60+[$Mars.$D348]" office:value-type="float" office:value="17256.42" calcext:value-type="float">
            <text:p>17256,4</text:p>
          </table:table-cell>
          <table:table-cell table:formula="of:=[.$E350]+[.$F350]/60+[.$G350]/3600" office:value-type="float" office:value="24.9028333333333" calcext:value-type="float">
            <text:p>24,903</text:p>
          </table:table-cell>
          <table:table-cell table:formula="of:=[$Vénusz.B348]" office:value-type="float" office:value="18" calcext:value-type="float">
            <text:p>18</text:p>
          </table:table-cell>
          <table:table-cell table:formula="of:=[$Vénusz.C348]" office:value-type="float" office:value="19" calcext:value-type="float">
            <text:p>19</text:p>
          </table:table-cell>
          <table:table-cell table:formula="of:=[$Vénusz.D348]" office:value-type="float" office:value="44.93" calcext:value-type="float">
            <text:p>44,93</text:p>
          </table:table-cell>
          <table:table-cell table:formula="of:=IF([$Vénusz.$E348]=&quot;+&quot;; [$Vénusz.F348]; -1*[$Vénusz.F348])" office:value-type="float" office:value="-24" calcext:value-type="float">
            <text:p>-24</text:p>
          </table:table-cell>
          <table:table-cell table:formula="of:=IF([$Vénusz.$E348]=&quot;+&quot;; [$Vénusz.G348]; -1*[$Vénusz.G348])" office:value-type="float" office:value="-13" calcext:value-type="float">
            <text:p>-13</text:p>
          </table:table-cell>
          <table:table-cell table:formula="of:=IF([$Vénusz.$E348]=&quot;+&quot;; [$Vénusz.H348]; -1*[$Vénusz.H348])" office:value-type="float" office:value="-36.4" calcext:value-type="float">
            <text:p>-36,4</text:p>
          </table:table-cell>
          <table:table-cell table:formula="of:=[.$J350]*3600+[.$K350]*60+[.$L350]" office:value-type="float" office:value="65984.93" calcext:value-type="float">
            <text:p>65984,9</text:p>
          </table:table-cell>
          <table:table-cell table:formula="of:=[.$M350]+[.$N350]/60+[.$O350]/3600" office:value-type="float" office:value="-24.2267777777778" calcext:value-type="float">
            <text:p>-24,227</text:p>
          </table:table-cell>
        </table:table-row>
        <table:table-row table:style-name="ro1">
          <table:table-cell table:formula="of:=DATE(2022;1;1)+ROW([.A351])-3" office:value-type="date" office:date-value="2022-12-15" calcext:value-type="date">
            <text:p>2022-12-15</text:p>
          </table:table-cell>
          <table:table-cell table:formula="of:=[$Mars.B349]" office:value-type="float" office:value="4" calcext:value-type="float">
            <text:p>4</text:p>
          </table:table-cell>
          <table:table-cell table:formula="of:=[$Mars.C349]" office:value-type="float" office:value="46" calcext:value-type="float">
            <text:p>46</text:p>
          </table:table-cell>
          <table:table-cell table:formula="of:=[$Mars.D349]" office:value-type="float" office:value="2.01" calcext:value-type="float">
            <text:p>2,01</text:p>
          </table:table-cell>
          <table:table-cell table:formula="of:=IF([$Mars.$E349]=&quot;+&quot;; [$Mars.F349]; -1*[$Mars.F349])" office:value-type="float" office:value="24" calcext:value-type="float">
            <text:p>24</text:p>
          </table:table-cell>
          <table:table-cell table:formula="of:=IF([$Mars.$E349]=&quot;+&quot;; [$Mars.G349]; -1*[$Mars.G349])" office:value-type="float" office:value="53" calcext:value-type="float">
            <text:p>53</text:p>
          </table:table-cell>
          <table:table-cell table:formula="of:=IF([$Mars.$E349]=&quot;+&quot;; [$Mars.H349]; -1*[$Mars.H349])" office:value-type="float" office:value="14.6" calcext:value-type="float">
            <text:p>14,6</text:p>
          </table:table-cell>
          <table:table-cell table:formula="of:=[$Mars.$B349]*3600+[$Mars.$C349]*60+[$Mars.$D349]" office:value-type="float" office:value="17162.01" calcext:value-type="float">
            <text:p>17162,0</text:p>
          </table:table-cell>
          <table:table-cell table:formula="of:=[.$E351]+[.$F351]/60+[.$G351]/3600" office:value-type="float" office:value="24.8873888888889" calcext:value-type="float">
            <text:p>24,887</text:p>
          </table:table-cell>
          <table:table-cell table:formula="of:=[$Vénusz.B349]" office:value-type="float" office:value="18" calcext:value-type="float">
            <text:p>18</text:p>
          </table:table-cell>
          <table:table-cell table:formula="of:=[$Vénusz.C349]" office:value-type="float" office:value="25" calcext:value-type="float">
            <text:p>25</text:p>
          </table:table-cell>
          <table:table-cell table:formula="of:=[$Vénusz.D349]" office:value-type="float" office:value="15.09" calcext:value-type="float">
            <text:p>15,09</text:p>
          </table:table-cell>
          <table:table-cell table:formula="of:=IF([$Vénusz.$E349]=&quot;+&quot;; [$Vénusz.F349]; -1*[$Vénusz.F349])" office:value-type="float" office:value="-24" calcext:value-type="float">
            <text:p>-24</text:p>
          </table:table-cell>
          <table:table-cell table:formula="of:=IF([$Vénusz.$E349]=&quot;+&quot;; [$Vénusz.G349]; -1*[$Vénusz.G349])" office:value-type="float" office:value="-12" calcext:value-type="float">
            <text:p>-12</text:p>
          </table:table-cell>
          <table:table-cell table:formula="of:=IF([$Vénusz.$E349]=&quot;+&quot;; [$Vénusz.H349]; -1*[$Vénusz.H349])" office:value-type="float" office:value="-44.5" calcext:value-type="float">
            <text:p>-44,5</text:p>
          </table:table-cell>
          <table:table-cell table:formula="of:=[.$J351]*3600+[.$K351]*60+[.$L351]" office:value-type="float" office:value="66315.09" calcext:value-type="float">
            <text:p>66315,1</text:p>
          </table:table-cell>
          <table:table-cell table:formula="of:=[.$M351]+[.$N351]/60+[.$O351]/3600" office:value-type="float" office:value="-24.2123611111111" calcext:value-type="float">
            <text:p>-24,212</text:p>
          </table:table-cell>
        </table:table-row>
        <table:table-row table:style-name="ro1">
          <table:table-cell table:formula="of:=DATE(2022;1;1)+ROW([.A352])-3" office:value-type="date" office:date-value="2022-12-16" calcext:value-type="date">
            <text:p>2022-12-16</text:p>
          </table:table-cell>
          <table:table-cell table:formula="of:=[$Mars.B350]" office:value-type="float" office:value="4" calcext:value-type="float">
            <text:p>4</text:p>
          </table:table-cell>
          <table:table-cell table:formula="of:=[$Mars.C350]" office:value-type="float" office:value="44" calcext:value-type="float">
            <text:p>44</text:p>
          </table:table-cell>
          <table:table-cell table:formula="of:=[$Mars.D350]" office:value-type="float" office:value="29.52" calcext:value-type="float">
            <text:p>29,52</text:p>
          </table:table-cell>
          <table:table-cell table:formula="of:=IF([$Mars.$E350]=&quot;+&quot;; [$Mars.F350]; -1*[$Mars.F350])" office:value-type="float" office:value="24" calcext:value-type="float">
            <text:p>24</text:p>
          </table:table-cell>
          <table:table-cell table:formula="of:=IF([$Mars.$E350]=&quot;+&quot;; [$Mars.G350]; -1*[$Mars.G350])" office:value-type="float" office:value="52" calcext:value-type="float">
            <text:p>52</text:p>
          </table:table-cell>
          <table:table-cell table:formula="of:=IF([$Mars.$E350]=&quot;+&quot;; [$Mars.H350]; -1*[$Mars.H350])" office:value-type="float" office:value="14" calcext:value-type="float">
            <text:p>14</text:p>
          </table:table-cell>
          <table:table-cell table:formula="of:=[$Mars.$B350]*3600+[$Mars.$C350]*60+[$Mars.$D350]" office:value-type="float" office:value="17069.52" calcext:value-type="float">
            <text:p>17069,5</text:p>
          </table:table-cell>
          <table:table-cell table:formula="of:=[.$E352]+[.$F352]/60+[.$G352]/3600" office:value-type="float" office:value="24.8705555555556" calcext:value-type="float">
            <text:p>24,871</text:p>
          </table:table-cell>
          <table:table-cell table:formula="of:=[$Vénusz.B350]" office:value-type="float" office:value="18" calcext:value-type="float">
            <text:p>18</text:p>
          </table:table-cell>
          <table:table-cell table:formula="of:=[$Vénusz.C350]" office:value-type="float" office:value="30" calcext:value-type="float">
            <text:p>30</text:p>
          </table:table-cell>
          <table:table-cell table:formula="of:=[$Vénusz.D350]" office:value-type="float" office:value="45.12" calcext:value-type="float">
            <text:p>45,12</text:p>
          </table:table-cell>
          <table:table-cell table:formula="of:=IF([$Vénusz.$E350]=&quot;+&quot;; [$Vénusz.F350]; -1*[$Vénusz.F350])" office:value-type="float" office:value="-24" calcext:value-type="float">
            <text:p>-24</text:p>
          </table:table-cell>
          <table:table-cell table:formula="of:=IF([$Vénusz.$E350]=&quot;+&quot;; [$Vénusz.G350]; -1*[$Vénusz.G350])" office:value-type="float" office:value="-11" calcext:value-type="float">
            <text:p>-11</text:p>
          </table:table-cell>
          <table:table-cell table:formula="of:=IF([$Vénusz.$E350]=&quot;+&quot;; [$Vénusz.H350]; -1*[$Vénusz.H350])" office:value-type="float" office:value="-7.7" calcext:value-type="float">
            <text:p>-7,7</text:p>
          </table:table-cell>
          <table:table-cell table:formula="of:=[.$J352]*3600+[.$K352]*60+[.$L352]" office:value-type="float" office:value="66645.12" calcext:value-type="float">
            <text:p>66645,1</text:p>
          </table:table-cell>
          <table:table-cell table:formula="of:=[.$M352]+[.$N352]/60+[.$O352]/3600" office:value-type="float" office:value="-24.1854722222222" calcext:value-type="float">
            <text:p>-24,185</text:p>
          </table:table-cell>
        </table:table-row>
        <table:table-row table:style-name="ro1">
          <table:table-cell table:formula="of:=DATE(2022;1;1)+ROW([.A353])-3" office:value-type="date" office:date-value="2022-12-17" calcext:value-type="date">
            <text:p>2022-12-17</text:p>
          </table:table-cell>
          <table:table-cell table:formula="of:=[$Mars.B351]" office:value-type="float" office:value="4" calcext:value-type="float">
            <text:p>4</text:p>
          </table:table-cell>
          <table:table-cell table:formula="of:=[$Mars.C351]" office:value-type="float" office:value="42" calcext:value-type="float">
            <text:p>42</text:p>
          </table:table-cell>
          <table:table-cell table:formula="of:=[$Mars.D351]" office:value-type="float" office:value="59.14" calcext:value-type="float">
            <text:p>59,14</text:p>
          </table:table-cell>
          <table:table-cell table:formula="of:=IF([$Mars.$E351]=&quot;+&quot;; [$Mars.F351]; -1*[$Mars.F351])" office:value-type="float" office:value="24" calcext:value-type="float">
            <text:p>24</text:p>
          </table:table-cell>
          <table:table-cell table:formula="of:=IF([$Mars.$E351]=&quot;+&quot;; [$Mars.G351]; -1*[$Mars.G351])" office:value-type="float" office:value="51" calcext:value-type="float">
            <text:p>51</text:p>
          </table:table-cell>
          <table:table-cell table:formula="of:=IF([$Mars.$E351]=&quot;+&quot;; [$Mars.H351]; -1*[$Mars.H351])" office:value-type="float" office:value="8.8" calcext:value-type="float">
            <text:p>8,8</text:p>
          </table:table-cell>
          <table:table-cell table:formula="of:=[$Mars.$B351]*3600+[$Mars.$C351]*60+[$Mars.$D351]" office:value-type="float" office:value="16979.14" calcext:value-type="float">
            <text:p>16979,1</text:p>
          </table:table-cell>
          <table:table-cell table:formula="of:=[.$E353]+[.$F353]/60+[.$G353]/3600" office:value-type="float" office:value="24.8524444444444" calcext:value-type="float">
            <text:p>24,852</text:p>
          </table:table-cell>
          <table:table-cell table:formula="of:=[$Vénusz.B351]" office:value-type="float" office:value="18" calcext:value-type="float">
            <text:p>18</text:p>
          </table:table-cell>
          <table:table-cell table:formula="of:=[$Vénusz.C351]" office:value-type="float" office:value="36" calcext:value-type="float">
            <text:p>36</text:p>
          </table:table-cell>
          <table:table-cell table:formula="of:=[$Vénusz.D351]" office:value-type="float" office:value="14.97" calcext:value-type="float">
            <text:p>14,97</text:p>
          </table:table-cell>
          <table:table-cell table:formula="of:=IF([$Vénusz.$E351]=&quot;+&quot;; [$Vénusz.F351]; -1*[$Vénusz.F351])" office:value-type="float" office:value="-24" calcext:value-type="float">
            <text:p>-24</text:p>
          </table:table-cell>
          <table:table-cell table:formula="of:=IF([$Vénusz.$E351]=&quot;+&quot;; [$Vénusz.G351]; -1*[$Vénusz.G351])" office:value-type="float" office:value="-8" calcext:value-type="float">
            <text:p>-8</text:p>
          </table:table-cell>
          <table:table-cell table:formula="of:=IF([$Vénusz.$E351]=&quot;+&quot;; [$Vénusz.H351]; -1*[$Vénusz.H351])" office:value-type="float" office:value="-46" calcext:value-type="float">
            <text:p>-46</text:p>
          </table:table-cell>
          <table:table-cell table:formula="of:=[.$J353]*3600+[.$K353]*60+[.$L353]" office:value-type="float" office:value="66974.97" calcext:value-type="float">
            <text:p>66975,0</text:p>
          </table:table-cell>
          <table:table-cell table:formula="of:=[.$M353]+[.$N353]/60+[.$O353]/3600" office:value-type="float" office:value="-24.1461111111111" calcext:value-type="float">
            <text:p>-24,146</text:p>
          </table:table-cell>
        </table:table-row>
        <table:table-row table:style-name="ro1">
          <table:table-cell table:formula="of:=DATE(2022;1;1)+ROW([.A354])-3" office:value-type="date" office:date-value="2022-12-18" calcext:value-type="date">
            <text:p>2022-12-18</text:p>
          </table:table-cell>
          <table:table-cell table:formula="of:=[$Mars.B352]" office:value-type="float" office:value="4" calcext:value-type="float">
            <text:p>4</text:p>
          </table:table-cell>
          <table:table-cell table:formula="of:=[$Mars.C352]" office:value-type="float" office:value="41" calcext:value-type="float">
            <text:p>41</text:p>
          </table:table-cell>
          <table:table-cell table:formula="of:=[$Mars.D352]" office:value-type="float" office:value="31.03" calcext:value-type="float">
            <text:p>31,03</text:p>
          </table:table-cell>
          <table:table-cell table:formula="of:=IF([$Mars.$E352]=&quot;+&quot;; [$Mars.F352]; -1*[$Mars.F352])" office:value-type="float" office:value="24" calcext:value-type="float">
            <text:p>24</text:p>
          </table:table-cell>
          <table:table-cell table:formula="of:=IF([$Mars.$E352]=&quot;+&quot;; [$Mars.G352]; -1*[$Mars.G352])" office:value-type="float" office:value="49" calcext:value-type="float">
            <text:p>49</text:p>
          </table:table-cell>
          <table:table-cell table:formula="of:=IF([$Mars.$E352]=&quot;+&quot;; [$Mars.H352]; -1*[$Mars.H352])" office:value-type="float" office:value="59.6" calcext:value-type="float">
            <text:p>59,6</text:p>
          </table:table-cell>
          <table:table-cell table:formula="of:=[$Mars.$B352]*3600+[$Mars.$C352]*60+[$Mars.$D352]" office:value-type="float" office:value="16891.03" calcext:value-type="float">
            <text:p>16891,0</text:p>
          </table:table-cell>
          <table:table-cell table:formula="of:=[.$E354]+[.$F354]/60+[.$G354]/3600" office:value-type="float" office:value="24.8332222222222" calcext:value-type="float">
            <text:p>24,833</text:p>
          </table:table-cell>
          <table:table-cell table:formula="of:=[$Vénusz.B352]" office:value-type="float" office:value="18" calcext:value-type="float">
            <text:p>18</text:p>
          </table:table-cell>
          <table:table-cell table:formula="of:=[$Vénusz.C352]" office:value-type="float" office:value="41" calcext:value-type="float">
            <text:p>41</text:p>
          </table:table-cell>
          <table:table-cell table:formula="of:=[$Vénusz.D352]" office:value-type="float" office:value="44.57" calcext:value-type="float">
            <text:p>44,57</text:p>
          </table:table-cell>
          <table:table-cell table:formula="of:=IF([$Vénusz.$E352]=&quot;+&quot;; [$Vénusz.F352]; -1*[$Vénusz.F352])" office:value-type="float" office:value="-24" calcext:value-type="float">
            <text:p>-24</text:p>
          </table:table-cell>
          <table:table-cell table:formula="of:=IF([$Vénusz.$E352]=&quot;+&quot;; [$Vénusz.G352]; -1*[$Vénusz.G352])" office:value-type="float" office:value="-5" calcext:value-type="float">
            <text:p>-5</text:p>
          </table:table-cell>
          <table:table-cell table:formula="of:=IF([$Vénusz.$E352]=&quot;+&quot;; [$Vénusz.H352]; -1*[$Vénusz.H352])" office:value-type="float" office:value="-39.5" calcext:value-type="float">
            <text:p>-39,5</text:p>
          </table:table-cell>
          <table:table-cell table:formula="of:=[.$J354]*3600+[.$K354]*60+[.$L354]" office:value-type="float" office:value="67304.57" calcext:value-type="float">
            <text:p>67304,6</text:p>
          </table:table-cell>
          <table:table-cell table:formula="of:=[.$M354]+[.$N354]/60+[.$O354]/3600" office:value-type="float" office:value="-24.0943055555556" calcext:value-type="float">
            <text:p>-24,094</text:p>
          </table:table-cell>
        </table:table-row>
        <table:table-row table:style-name="ro1">
          <table:table-cell table:formula="of:=DATE(2022;1;1)+ROW([.A355])-3" office:value-type="date" office:date-value="2022-12-19" calcext:value-type="date">
            <text:p>2022-12-19</text:p>
          </table:table-cell>
          <table:table-cell table:formula="of:=[$Mars.B353]" office:value-type="float" office:value="4" calcext:value-type="float">
            <text:p>4</text:p>
          </table:table-cell>
          <table:table-cell table:formula="of:=[$Mars.C353]" office:value-type="float" office:value="40" calcext:value-type="float">
            <text:p>40</text:p>
          </table:table-cell>
          <table:table-cell table:formula="of:=[$Mars.D353]" office:value-type="float" office:value="5.36" calcext:value-type="float">
            <text:p>5,36</text:p>
          </table:table-cell>
          <table:table-cell table:formula="of:=IF([$Mars.$E353]=&quot;+&quot;; [$Mars.F353]; -1*[$Mars.F353])" office:value-type="float" office:value="24" calcext:value-type="float">
            <text:p>24</text:p>
          </table:table-cell>
          <table:table-cell table:formula="of:=IF([$Mars.$E353]=&quot;+&quot;; [$Mars.G353]; -1*[$Mars.G353])" office:value-type="float" office:value="48" calcext:value-type="float">
            <text:p>48</text:p>
          </table:table-cell>
          <table:table-cell table:formula="of:=IF([$Mars.$E353]=&quot;+&quot;; [$Mars.H353]; -1*[$Mars.H353])" office:value-type="float" office:value="47.1" calcext:value-type="float">
            <text:p>47,1</text:p>
          </table:table-cell>
          <table:table-cell table:formula="of:=[$Mars.$B353]*3600+[$Mars.$C353]*60+[$Mars.$D353]" office:value-type="float" office:value="16805.36" calcext:value-type="float">
            <text:p>16805,4</text:p>
          </table:table-cell>
          <table:table-cell table:formula="of:=[.$E355]+[.$F355]/60+[.$G355]/3600" office:value-type="float" office:value="24.8130833333333" calcext:value-type="float">
            <text:p>24,813</text:p>
          </table:table-cell>
          <table:table-cell table:formula="of:=[$Vénusz.B353]" office:value-type="float" office:value="18" calcext:value-type="float">
            <text:p>18</text:p>
          </table:table-cell>
          <table:table-cell table:formula="of:=[$Vénusz.C353]" office:value-type="float" office:value="47" calcext:value-type="float">
            <text:p>47</text:p>
          </table:table-cell>
          <table:table-cell table:formula="of:=[$Vénusz.D353]" office:value-type="float" office:value="13.85" calcext:value-type="float">
            <text:p>13,85</text:p>
          </table:table-cell>
          <table:table-cell table:formula="of:=IF([$Vénusz.$E353]=&quot;+&quot;; [$Vénusz.F353]; -1*[$Vénusz.F353])" office:value-type="float" office:value="-24" calcext:value-type="float">
            <text:p>-24</text:p>
          </table:table-cell>
          <table:table-cell table:formula="of:=IF([$Vénusz.$E353]=&quot;+&quot;; [$Vénusz.G353]; -1*[$Vénusz.G353])" office:value-type="float" office:value="-1" calcext:value-type="float">
            <text:p>-1</text:p>
          </table:table-cell>
          <table:table-cell table:formula="of:=IF([$Vénusz.$E353]=&quot;+&quot;; [$Vénusz.H353]; -1*[$Vénusz.H353])" office:value-type="float" office:value="-48.2" calcext:value-type="float">
            <text:p>-48,2</text:p>
          </table:table-cell>
          <table:table-cell table:formula="of:=[.$J355]*3600+[.$K355]*60+[.$L355]" office:value-type="float" office:value="67633.85" calcext:value-type="float">
            <text:p>67633,9</text:p>
          </table:table-cell>
          <table:table-cell table:formula="of:=[.$M355]+[.$N355]/60+[.$O355]/3600" office:value-type="float" office:value="-24.0300555555556" calcext:value-type="float">
            <text:p>-24,030</text:p>
          </table:table-cell>
        </table:table-row>
        <table:table-row table:style-name="ro1">
          <table:table-cell table:formula="of:=DATE(2022;1;1)+ROW([.A356])-3" office:value-type="date" office:date-value="2022-12-20" calcext:value-type="date">
            <text:p>2022-12-20</text:p>
          </table:table-cell>
          <table:table-cell table:formula="of:=[$Mars.B354]" office:value-type="float" office:value="4" calcext:value-type="float">
            <text:p>4</text:p>
          </table:table-cell>
          <table:table-cell table:formula="of:=[$Mars.C354]" office:value-type="float" office:value="38" calcext:value-type="float">
            <text:p>38</text:p>
          </table:table-cell>
          <table:table-cell table:formula="of:=[$Mars.D354]" office:value-type="float" office:value="42.28" calcext:value-type="float">
            <text:p>42,28</text:p>
          </table:table-cell>
          <table:table-cell table:formula="of:=IF([$Mars.$E354]=&quot;+&quot;; [$Mars.F354]; -1*[$Mars.F354])" office:value-type="float" office:value="24" calcext:value-type="float">
            <text:p>24</text:p>
          </table:table-cell>
          <table:table-cell table:formula="of:=IF([$Mars.$E354]=&quot;+&quot;; [$Mars.G354]; -1*[$Mars.G354])" office:value-type="float" office:value="47" calcext:value-type="float">
            <text:p>47</text:p>
          </table:table-cell>
          <table:table-cell table:formula="of:=IF([$Mars.$E354]=&quot;+&quot;; [$Mars.H354]; -1*[$Mars.H354])" office:value-type="float" office:value="31.6" calcext:value-type="float">
            <text:p>31,6</text:p>
          </table:table-cell>
          <table:table-cell table:formula="of:=[$Mars.$B354]*3600+[$Mars.$C354]*60+[$Mars.$D354]" office:value-type="float" office:value="16722.28" calcext:value-type="float">
            <text:p>16722,3</text:p>
          </table:table-cell>
          <table:table-cell table:formula="of:=[.$E356]+[.$F356]/60+[.$G356]/3600" office:value-type="float" office:value="24.7921111111111" calcext:value-type="float">
            <text:p>24,792</text:p>
          </table:table-cell>
          <table:table-cell table:formula="of:=[$Vénusz.B354]" office:value-type="float" office:value="18" calcext:value-type="float">
            <text:p>18</text:p>
          </table:table-cell>
          <table:table-cell table:formula="of:=[$Vénusz.C354]" office:value-type="float" office:value="52" calcext:value-type="float">
            <text:p>52</text:p>
          </table:table-cell>
          <table:table-cell table:formula="of:=[$Vénusz.D354]" office:value-type="float" office:value="42.75" calcext:value-type="float">
            <text:p>42,75</text:p>
          </table:table-cell>
          <table:table-cell table:formula="of:=IF([$Vénusz.$E354]=&quot;+&quot;; [$Vénusz.F354]; -1*[$Vénusz.F354])" office:value-type="float" office:value="-23" calcext:value-type="float">
            <text:p>-23</text:p>
          </table:table-cell>
          <table:table-cell table:formula="of:=IF([$Vénusz.$E354]=&quot;+&quot;; [$Vénusz.G354]; -1*[$Vénusz.G354])" office:value-type="float" office:value="-57" calcext:value-type="float">
            <text:p>-57</text:p>
          </table:table-cell>
          <table:table-cell table:formula="of:=IF([$Vénusz.$E354]=&quot;+&quot;; [$Vénusz.H354]; -1*[$Vénusz.H354])" office:value-type="float" office:value="-12.4" calcext:value-type="float">
            <text:p>-12,4</text:p>
          </table:table-cell>
          <table:table-cell table:formula="of:=[.$J356]*3600+[.$K356]*60+[.$L356]" office:value-type="float" office:value="67962.75" calcext:value-type="float">
            <text:p>67962,8</text:p>
          </table:table-cell>
          <table:table-cell table:formula="of:=[.$M356]+[.$N356]/60+[.$O356]/3600" office:value-type="float" office:value="-23.9534444444444" calcext:value-type="float">
            <text:p>-23,953</text:p>
          </table:table-cell>
        </table:table-row>
        <table:table-row table:style-name="ro1">
          <table:table-cell table:formula="of:=DATE(2022;1;1)+ROW([.A357])-3" office:value-type="date" office:date-value="2022-12-21" calcext:value-type="date">
            <text:p>2022-12-21</text:p>
          </table:table-cell>
          <table:table-cell table:formula="of:=[$Mars.B355]" office:value-type="float" office:value="4" calcext:value-type="float">
            <text:p>4</text:p>
          </table:table-cell>
          <table:table-cell table:formula="of:=[$Mars.C355]" office:value-type="float" office:value="37" calcext:value-type="float">
            <text:p>37</text:p>
          </table:table-cell>
          <table:table-cell table:formula="of:=[$Mars.D355]" office:value-type="float" office:value="21.94" calcext:value-type="float">
            <text:p>21,94</text:p>
          </table:table-cell>
          <table:table-cell table:formula="of:=IF([$Mars.$E355]=&quot;+&quot;; [$Mars.F355]; -1*[$Mars.F355])" office:value-type="float" office:value="24" calcext:value-type="float">
            <text:p>24</text:p>
          </table:table-cell>
          <table:table-cell table:formula="of:=IF([$Mars.$E355]=&quot;+&quot;; [$Mars.G355]; -1*[$Mars.G355])" office:value-type="float" office:value="46" calcext:value-type="float">
            <text:p>46</text:p>
          </table:table-cell>
          <table:table-cell table:formula="of:=IF([$Mars.$E355]=&quot;+&quot;; [$Mars.H355]; -1*[$Mars.H355])" office:value-type="float" office:value="13.9" calcext:value-type="float">
            <text:p>13,9</text:p>
          </table:table-cell>
          <table:table-cell table:formula="of:=[$Mars.$B355]*3600+[$Mars.$C355]*60+[$Mars.$D355]" office:value-type="float" office:value="16641.94" calcext:value-type="float">
            <text:p>16641,9</text:p>
          </table:table-cell>
          <table:table-cell table:formula="of:=[.$E357]+[.$F357]/60+[.$G357]/3600" office:value-type="float" office:value="24.7705277777778" calcext:value-type="float">
            <text:p>24,771</text:p>
          </table:table-cell>
          <table:table-cell table:formula="of:=[$Vénusz.B355]" office:value-type="float" office:value="18" calcext:value-type="float">
            <text:p>18</text:p>
          </table:table-cell>
          <table:table-cell table:formula="of:=[$Vénusz.C355]" office:value-type="float" office:value="58" calcext:value-type="float">
            <text:p>58</text:p>
          </table:table-cell>
          <table:table-cell table:formula="of:=[$Vénusz.D355]" office:value-type="float" office:value="11.2" calcext:value-type="float">
            <text:p>11,2</text:p>
          </table:table-cell>
          <table:table-cell table:formula="of:=IF([$Vénusz.$E355]=&quot;+&quot;; [$Vénusz.F355]; -1*[$Vénusz.F355])" office:value-type="float" office:value="-23" calcext:value-type="float">
            <text:p>-23</text:p>
          </table:table-cell>
          <table:table-cell table:formula="of:=IF([$Vénusz.$E355]=&quot;+&quot;; [$Vénusz.G355]; -1*[$Vénusz.G355])" office:value-type="float" office:value="-51" calcext:value-type="float">
            <text:p>-51</text:p>
          </table:table-cell>
          <table:table-cell table:formula="of:=IF([$Vénusz.$E355]=&quot;+&quot;; [$Vénusz.H355]; -1*[$Vénusz.H355])" office:value-type="float" office:value="-52.2" calcext:value-type="float">
            <text:p>-52,2</text:p>
          </table:table-cell>
          <table:table-cell table:formula="of:=[.$J357]*3600+[.$K357]*60+[.$L357]" office:value-type="float" office:value="68291.2" calcext:value-type="float">
            <text:p>68291,2</text:p>
          </table:table-cell>
          <table:table-cell table:formula="of:=[.$M357]+[.$N357]/60+[.$O357]/3600" office:value-type="float" office:value="-23.8645" calcext:value-type="float">
            <text:p>-23,865</text:p>
          </table:table-cell>
        </table:table-row>
        <table:table-row table:style-name="ro1">
          <table:table-cell table:formula="of:=DATE(2022;1;1)+ROW([.A358])-3" office:value-type="date" office:date-value="2022-12-22" calcext:value-type="date">
            <text:p>2022-12-22</text:p>
          </table:table-cell>
          <table:table-cell table:formula="of:=[$Mars.B356]" office:value-type="float" office:value="4" calcext:value-type="float">
            <text:p>4</text:p>
          </table:table-cell>
          <table:table-cell table:formula="of:=[$Mars.C356]" office:value-type="float" office:value="36" calcext:value-type="float">
            <text:p>36</text:p>
          </table:table-cell>
          <table:table-cell table:formula="of:=[$Mars.D356]" office:value-type="float" office:value="4.47" calcext:value-type="float">
            <text:p>4,47</text:p>
          </table:table-cell>
          <table:table-cell table:formula="of:=IF([$Mars.$E356]=&quot;+&quot;; [$Mars.F356]; -1*[$Mars.F356])" office:value-type="float" office:value="24" calcext:value-type="float">
            <text:p>24</text:p>
          </table:table-cell>
          <table:table-cell table:formula="of:=IF([$Mars.$E356]=&quot;+&quot;; [$Mars.G356]; -1*[$Mars.G356])" office:value-type="float" office:value="44" calcext:value-type="float">
            <text:p>44</text:p>
          </table:table-cell>
          <table:table-cell table:formula="of:=IF([$Mars.$E356]=&quot;+&quot;; [$Mars.H356]; -1*[$Mars.H356])" office:value-type="float" office:value="54.4" calcext:value-type="float">
            <text:p>54,4</text:p>
          </table:table-cell>
          <table:table-cell table:formula="of:=[$Mars.$B356]*3600+[$Mars.$C356]*60+[$Mars.$D356]" office:value-type="float" office:value="16564.47" calcext:value-type="float">
            <text:p>16564,5</text:p>
          </table:table-cell>
          <table:table-cell table:formula="of:=[.$E358]+[.$F358]/60+[.$G358]/3600" office:value-type="float" office:value="24.7484444444444" calcext:value-type="float">
            <text:p>24,748</text:p>
          </table:table-cell>
          <table:table-cell table:formula="of:=[$Vénusz.B356]" office:value-type="float" office:value="19" calcext:value-type="float">
            <text:p>19</text:p>
          </table:table-cell>
          <table:table-cell table:formula="of:=[$Vénusz.C356]" office:value-type="float" office:value="3" calcext:value-type="float">
            <text:p>3</text:p>
          </table:table-cell>
          <table:table-cell table:formula="of:=[$Vénusz.D356]" office:value-type="float" office:value="39.15" calcext:value-type="float">
            <text:p>39,15</text:p>
          </table:table-cell>
          <table:table-cell table:formula="of:=IF([$Vénusz.$E356]=&quot;+&quot;; [$Vénusz.F356]; -1*[$Vénusz.F356])" office:value-type="float" office:value="-23" calcext:value-type="float">
            <text:p>-23</text:p>
          </table:table-cell>
          <table:table-cell table:formula="of:=IF([$Vénusz.$E356]=&quot;+&quot;; [$Vénusz.G356]; -1*[$Vénusz.G356])" office:value-type="float" office:value="-45" calcext:value-type="float">
            <text:p>-45</text:p>
          </table:table-cell>
          <table:table-cell table:formula="of:=IF([$Vénusz.$E356]=&quot;+&quot;; [$Vénusz.H356]; -1*[$Vénusz.H356])" office:value-type="float" office:value="-47.9" calcext:value-type="float">
            <text:p>-47,9</text:p>
          </table:table-cell>
          <table:table-cell table:formula="of:=[.$J358]*3600+[.$K358]*60+[.$L358]" office:value-type="float" office:value="68619.15" calcext:value-type="float">
            <text:p>68619,2</text:p>
          </table:table-cell>
          <table:table-cell table:formula="of:=[.$M358]+[.$N358]/60+[.$O358]/3600" office:value-type="float" office:value="-23.7633055555556" calcext:value-type="float">
            <text:p>-23,763</text:p>
          </table:table-cell>
        </table:table-row>
        <table:table-row table:style-name="ro1">
          <table:table-cell table:formula="of:=DATE(2022;1;1)+ROW([.A359])-3" office:value-type="date" office:date-value="2022-12-23" calcext:value-type="date">
            <text:p>2022-12-23</text:p>
          </table:table-cell>
          <table:table-cell table:formula="of:=[$Mars.B357]" office:value-type="float" office:value="4" calcext:value-type="float">
            <text:p>4</text:p>
          </table:table-cell>
          <table:table-cell table:formula="of:=[$Mars.C357]" office:value-type="float" office:value="34" calcext:value-type="float">
            <text:p>34</text:p>
          </table:table-cell>
          <table:table-cell table:formula="of:=[$Mars.D357]" office:value-type="float" office:value="50.01" calcext:value-type="float">
            <text:p>50,01</text:p>
          </table:table-cell>
          <table:table-cell table:formula="of:=IF([$Mars.$E357]=&quot;+&quot;; [$Mars.F357]; -1*[$Mars.F357])" office:value-type="float" office:value="24" calcext:value-type="float">
            <text:p>24</text:p>
          </table:table-cell>
          <table:table-cell table:formula="of:=IF([$Mars.$E357]=&quot;+&quot;; [$Mars.G357]; -1*[$Mars.G357])" office:value-type="float" office:value="43" calcext:value-type="float">
            <text:p>43</text:p>
          </table:table-cell>
          <table:table-cell table:formula="of:=IF([$Mars.$E357]=&quot;+&quot;; [$Mars.H357]; -1*[$Mars.H357])" office:value-type="float" office:value="33.9" calcext:value-type="float">
            <text:p>33,9</text:p>
          </table:table-cell>
          <table:table-cell table:formula="of:=[$Mars.$B357]*3600+[$Mars.$C357]*60+[$Mars.$D357]" office:value-type="float" office:value="16490.01" calcext:value-type="float">
            <text:p>16490,0</text:p>
          </table:table-cell>
          <table:table-cell table:formula="of:=[.$E359]+[.$F359]/60+[.$G359]/3600" office:value-type="float" office:value="24.7260833333333" calcext:value-type="float">
            <text:p>24,726</text:p>
          </table:table-cell>
          <table:table-cell table:formula="of:=[$Vénusz.B357]" office:value-type="float" office:value="19" calcext:value-type="float">
            <text:p>19</text:p>
          </table:table-cell>
          <table:table-cell table:formula="of:=[$Vénusz.C357]" office:value-type="float" office:value="9" calcext:value-type="float">
            <text:p>9</text:p>
          </table:table-cell>
          <table:table-cell table:formula="of:=[$Vénusz.D357]" office:value-type="float" office:value="6.53" calcext:value-type="float">
            <text:p>6,53</text:p>
          </table:table-cell>
          <table:table-cell table:formula="of:=IF([$Vénusz.$E357]=&quot;+&quot;; [$Vénusz.F357]; -1*[$Vénusz.F357])" office:value-type="float" office:value="-23" calcext:value-type="float">
            <text:p>-23</text:p>
          </table:table-cell>
          <table:table-cell table:formula="of:=IF([$Vénusz.$E357]=&quot;+&quot;; [$Vénusz.G357]; -1*[$Vénusz.G357])" office:value-type="float" office:value="-38" calcext:value-type="float">
            <text:p>-38</text:p>
          </table:table-cell>
          <table:table-cell table:formula="of:=IF([$Vénusz.$E357]=&quot;+&quot;; [$Vénusz.H357]; -1*[$Vénusz.H357])" office:value-type="float" office:value="-59.6" calcext:value-type="float">
            <text:p>-59,6</text:p>
          </table:table-cell>
          <table:table-cell table:formula="of:=[.$J359]*3600+[.$K359]*60+[.$L359]" office:value-type="float" office:value="68946.53" calcext:value-type="float">
            <text:p>68946,5</text:p>
          </table:table-cell>
          <table:table-cell table:formula="of:=[.$M359]+[.$N359]/60+[.$O359]/3600" office:value-type="float" office:value="-23.6498888888889" calcext:value-type="float">
            <text:p>-23,650</text:p>
          </table:table-cell>
        </table:table-row>
        <table:table-row table:style-name="ro1">
          <table:table-cell table:formula="of:=DATE(2022;1;1)+ROW([.A360])-3" office:value-type="date" office:date-value="2022-12-24" calcext:value-type="date">
            <text:p>2022-12-24</text:p>
          </table:table-cell>
          <table:table-cell table:formula="of:=[$Mars.B358]" office:value-type="float" office:value="4" calcext:value-type="float">
            <text:p>4</text:p>
          </table:table-cell>
          <table:table-cell table:formula="of:=[$Mars.C358]" office:value-type="float" office:value="33" calcext:value-type="float">
            <text:p>33</text:p>
          </table:table-cell>
          <table:table-cell table:formula="of:=[$Mars.D358]" office:value-type="float" office:value="38.66" calcext:value-type="float">
            <text:p>38,66</text:p>
          </table:table-cell>
          <table:table-cell table:formula="of:=IF([$Mars.$E358]=&quot;+&quot;; [$Mars.F358]; -1*[$Mars.F358])" office:value-type="float" office:value="24" calcext:value-type="float">
            <text:p>24</text:p>
          </table:table-cell>
          <table:table-cell table:formula="of:=IF([$Mars.$E358]=&quot;+&quot;; [$Mars.G358]; -1*[$Mars.G358])" office:value-type="float" office:value="42" calcext:value-type="float">
            <text:p>42</text:p>
          </table:table-cell>
          <table:table-cell table:formula="of:=IF([$Mars.$E358]=&quot;+&quot;; [$Mars.H358]; -1*[$Mars.H358])" office:value-type="float" office:value="12.8" calcext:value-type="float">
            <text:p>12,8</text:p>
          </table:table-cell>
          <table:table-cell table:formula="of:=[$Mars.$B358]*3600+[$Mars.$C358]*60+[$Mars.$D358]" office:value-type="float" office:value="16418.66" calcext:value-type="float">
            <text:p>16418,7</text:p>
          </table:table-cell>
          <table:table-cell table:formula="of:=[.$E360]+[.$F360]/60+[.$G360]/3600" office:value-type="float" office:value="24.7035555555556" calcext:value-type="float">
            <text:p>24,704</text:p>
          </table:table-cell>
          <table:table-cell table:formula="of:=[$Vénusz.B358]" office:value-type="float" office:value="19" calcext:value-type="float">
            <text:p>19</text:p>
          </table:table-cell>
          <table:table-cell table:formula="of:=[$Vénusz.C358]" office:value-type="float" office:value="14" calcext:value-type="float">
            <text:p>14</text:p>
          </table:table-cell>
          <table:table-cell table:formula="of:=[$Vénusz.D358]" office:value-type="float" office:value="33.27" calcext:value-type="float">
            <text:p>33,27</text:p>
          </table:table-cell>
          <table:table-cell table:formula="of:=IF([$Vénusz.$E358]=&quot;+&quot;; [$Vénusz.F358]; -1*[$Vénusz.F358])" office:value-type="float" office:value="-23" calcext:value-type="float">
            <text:p>-23</text:p>
          </table:table-cell>
          <table:table-cell table:formula="of:=IF([$Vénusz.$E358]=&quot;+&quot;; [$Vénusz.G358]; -1*[$Vénusz.G358])" office:value-type="float" office:value="-31" calcext:value-type="float">
            <text:p>-31</text:p>
          </table:table-cell>
          <table:table-cell table:formula="of:=IF([$Vénusz.$E358]=&quot;+&quot;; [$Vénusz.H358]; -1*[$Vénusz.H358])" office:value-type="float" office:value="-27.7" calcext:value-type="float">
            <text:p>-27,7</text:p>
          </table:table-cell>
          <table:table-cell table:formula="of:=[.$J360]*3600+[.$K360]*60+[.$L360]" office:value-type="float" office:value="69273.27" calcext:value-type="float">
            <text:p>69273,3</text:p>
          </table:table-cell>
          <table:table-cell table:formula="of:=[.$M360]+[.$N360]/60+[.$O360]/3600" office:value-type="float" office:value="-23.5243611111111" calcext:value-type="float">
            <text:p>-23,524</text:p>
          </table:table-cell>
        </table:table-row>
        <table:table-row table:style-name="ro1">
          <table:table-cell table:formula="of:=DATE(2022;1;1)+ROW([.A361])-3" office:value-type="date" office:date-value="2022-12-25" calcext:value-type="date">
            <text:p>2022-12-25</text:p>
          </table:table-cell>
          <table:table-cell table:formula="of:=[$Mars.B359]" office:value-type="float" office:value="4" calcext:value-type="float">
            <text:p>4</text:p>
          </table:table-cell>
          <table:table-cell table:formula="of:=[$Mars.C359]" office:value-type="float" office:value="32" calcext:value-type="float">
            <text:p>32</text:p>
          </table:table-cell>
          <table:table-cell table:formula="of:=[$Mars.D359]" office:value-type="float" office:value="30.54" calcext:value-type="float">
            <text:p>30,54</text:p>
          </table:table-cell>
          <table:table-cell table:formula="of:=IF([$Mars.$E359]=&quot;+&quot;; [$Mars.F359]; -1*[$Mars.F359])" office:value-type="float" office:value="24" calcext:value-type="float">
            <text:p>24</text:p>
          </table:table-cell>
          <table:table-cell table:formula="of:=IF([$Mars.$E359]=&quot;+&quot;; [$Mars.G359]; -1*[$Mars.G359])" office:value-type="float" office:value="40" calcext:value-type="float">
            <text:p>40</text:p>
          </table:table-cell>
          <table:table-cell table:formula="of:=IF([$Mars.$E359]=&quot;+&quot;; [$Mars.H359]; -1*[$Mars.H359])" office:value-type="float" office:value="51.7" calcext:value-type="float">
            <text:p>51,7</text:p>
          </table:table-cell>
          <table:table-cell table:formula="of:=[$Mars.$B359]*3600+[$Mars.$C359]*60+[$Mars.$D359]" office:value-type="float" office:value="16350.54" calcext:value-type="float">
            <text:p>16350,5</text:p>
          </table:table-cell>
          <table:table-cell table:formula="of:=[.$E361]+[.$F361]/60+[.$G361]/3600" office:value-type="float" office:value="24.6810277777778" calcext:value-type="float">
            <text:p>24,681</text:p>
          </table:table-cell>
          <table:table-cell table:formula="of:=[$Vénusz.B359]" office:value-type="float" office:value="19" calcext:value-type="float">
            <text:p>19</text:p>
          </table:table-cell>
          <table:table-cell table:formula="of:=[$Vénusz.C359]" office:value-type="float" office:value="19" calcext:value-type="float">
            <text:p>19</text:p>
          </table:table-cell>
          <table:table-cell table:formula="of:=[$Vénusz.D359]" office:value-type="float" office:value="59.32" calcext:value-type="float">
            <text:p>59,32</text:p>
          </table:table-cell>
          <table:table-cell table:formula="of:=IF([$Vénusz.$E359]=&quot;+&quot;; [$Vénusz.F359]; -1*[$Vénusz.F359])" office:value-type="float" office:value="-23" calcext:value-type="float">
            <text:p>-23</text:p>
          </table:table-cell>
          <table:table-cell table:formula="of:=IF([$Vénusz.$E359]=&quot;+&quot;; [$Vénusz.G359]; -1*[$Vénusz.G359])" office:value-type="float" office:value="-23" calcext:value-type="float">
            <text:p>-23</text:p>
          </table:table-cell>
          <table:table-cell table:formula="of:=IF([$Vénusz.$E359]=&quot;+&quot;; [$Vénusz.H359]; -1*[$Vénusz.H359])" office:value-type="float" office:value="-12.6" calcext:value-type="float">
            <text:p>-12,6</text:p>
          </table:table-cell>
          <table:table-cell table:formula="of:=[.$J361]*3600+[.$K361]*60+[.$L361]" office:value-type="float" office:value="69599.32" calcext:value-type="float">
            <text:p>69599,3</text:p>
          </table:table-cell>
          <table:table-cell table:formula="of:=[.$M361]+[.$N361]/60+[.$O361]/3600" office:value-type="float" office:value="-23.3868333333333" calcext:value-type="float">
            <text:p>-23,387</text:p>
          </table:table-cell>
        </table:table-row>
        <table:table-row table:style-name="ro1">
          <table:table-cell table:formula="of:=DATE(2022;1;1)+ROW([.A362])-3" office:value-type="date" office:date-value="2022-12-26" calcext:value-type="date">
            <text:p>2022-12-26</text:p>
          </table:table-cell>
          <table:table-cell table:formula="of:=[$Mars.B360]" office:value-type="float" office:value="4" calcext:value-type="float">
            <text:p>4</text:p>
          </table:table-cell>
          <table:table-cell table:formula="of:=[$Mars.C360]" office:value-type="float" office:value="31" calcext:value-type="float">
            <text:p>31</text:p>
          </table:table-cell>
          <table:table-cell table:formula="of:=[$Mars.D360]" office:value-type="float" office:value="25.75" calcext:value-type="float">
            <text:p>25,75</text:p>
          </table:table-cell>
          <table:table-cell table:formula="of:=IF([$Mars.$E360]=&quot;+&quot;; [$Mars.F360]; -1*[$Mars.F360])" office:value-type="float" office:value="24" calcext:value-type="float">
            <text:p>24</text:p>
          </table:table-cell>
          <table:table-cell table:formula="of:=IF([$Mars.$E360]=&quot;+&quot;; [$Mars.G360]; -1*[$Mars.G360])" office:value-type="float" office:value="39" calcext:value-type="float">
            <text:p>39</text:p>
          </table:table-cell>
          <table:table-cell table:formula="of:=IF([$Mars.$E360]=&quot;+&quot;; [$Mars.H360]; -1*[$Mars.H360])" office:value-type="float" office:value="31.3" calcext:value-type="float">
            <text:p>31,3</text:p>
          </table:table-cell>
          <table:table-cell table:formula="of:=[$Mars.$B360]*3600+[$Mars.$C360]*60+[$Mars.$D360]" office:value-type="float" office:value="16285.75" calcext:value-type="float">
            <text:p>16285,8</text:p>
          </table:table-cell>
          <table:table-cell table:formula="of:=[.$E362]+[.$F362]/60+[.$G362]/3600" office:value-type="float" office:value="24.6586944444444" calcext:value-type="float">
            <text:p>24,659</text:p>
          </table:table-cell>
          <table:table-cell table:formula="of:=[$Vénusz.B360]" office:value-type="float" office:value="19" calcext:value-type="float">
            <text:p>19</text:p>
          </table:table-cell>
          <table:table-cell table:formula="of:=[$Vénusz.C360]" office:value-type="float" office:value="25" calcext:value-type="float">
            <text:p>25</text:p>
          </table:table-cell>
          <table:table-cell table:formula="of:=[$Vénusz.D360]" office:value-type="float" office:value="24.62" calcext:value-type="float">
            <text:p>24,62</text:p>
          </table:table-cell>
          <table:table-cell table:formula="of:=IF([$Vénusz.$E360]=&quot;+&quot;; [$Vénusz.F360]; -1*[$Vénusz.F360])" office:value-type="float" office:value="-23" calcext:value-type="float">
            <text:p>-23</text:p>
          </table:table-cell>
          <table:table-cell table:formula="of:=IF([$Vénusz.$E360]=&quot;+&quot;; [$Vénusz.G360]; -1*[$Vénusz.G360])" office:value-type="float" office:value="-14" calcext:value-type="float">
            <text:p>-14</text:p>
          </table:table-cell>
          <table:table-cell table:formula="of:=IF([$Vénusz.$E360]=&quot;+&quot;; [$Vénusz.H360]; -1*[$Vénusz.H360])" office:value-type="float" office:value="-14.5" calcext:value-type="float">
            <text:p>-14,5</text:p>
          </table:table-cell>
          <table:table-cell table:formula="of:=[.$J362]*3600+[.$K362]*60+[.$L362]" office:value-type="float" office:value="69924.62" calcext:value-type="float">
            <text:p>69924,6</text:p>
          </table:table-cell>
          <table:table-cell table:formula="of:=[.$M362]+[.$N362]/60+[.$O362]/3600" office:value-type="float" office:value="-23.2373611111111" calcext:value-type="float">
            <text:p>-23,237</text:p>
          </table:table-cell>
        </table:table-row>
        <table:table-row table:style-name="ro1">
          <table:table-cell table:formula="of:=DATE(2022;1;1)+ROW([.A363])-3" office:value-type="date" office:date-value="2022-12-27" calcext:value-type="date">
            <text:p>2022-12-27</text:p>
          </table:table-cell>
          <table:table-cell table:formula="of:=[$Mars.B361]" office:value-type="float" office:value="4" calcext:value-type="float">
            <text:p>4</text:p>
          </table:table-cell>
          <table:table-cell table:formula="of:=[$Mars.C361]" office:value-type="float" office:value="30" calcext:value-type="float">
            <text:p>30</text:p>
          </table:table-cell>
          <table:table-cell table:formula="of:=[$Mars.D361]" office:value-type="float" office:value="24.34" calcext:value-type="float">
            <text:p>24,34</text:p>
          </table:table-cell>
          <table:table-cell table:formula="of:=IF([$Mars.$E361]=&quot;+&quot;; [$Mars.F361]; -1*[$Mars.F361])" office:value-type="float" office:value="24" calcext:value-type="float">
            <text:p>24</text:p>
          </table:table-cell>
          <table:table-cell table:formula="of:=IF([$Mars.$E361]=&quot;+&quot;; [$Mars.G361]; -1*[$Mars.G361])" office:value-type="float" office:value="38" calcext:value-type="float">
            <text:p>38</text:p>
          </table:table-cell>
          <table:table-cell table:formula="of:=IF([$Mars.$E361]=&quot;+&quot;; [$Mars.H361]; -1*[$Mars.H361])" office:value-type="float" office:value="12" calcext:value-type="float">
            <text:p>12</text:p>
          </table:table-cell>
          <table:table-cell table:formula="of:=[$Mars.$B361]*3600+[$Mars.$C361]*60+[$Mars.$D361]" office:value-type="float" office:value="16224.34" calcext:value-type="float">
            <text:p>16224,3</text:p>
          </table:table-cell>
          <table:table-cell table:formula="of:=[.$E363]+[.$F363]/60+[.$G363]/3600" office:value-type="float" office:value="24.6366666666667" calcext:value-type="float">
            <text:p>24,637</text:p>
          </table:table-cell>
          <table:table-cell table:formula="of:=[$Vénusz.B361]" office:value-type="float" office:value="19" calcext:value-type="float">
            <text:p>19</text:p>
          </table:table-cell>
          <table:table-cell table:formula="of:=[$Vénusz.C361]" office:value-type="float" office:value="30" calcext:value-type="float">
            <text:p>30</text:p>
          </table:table-cell>
          <table:table-cell table:formula="of:=[$Vénusz.D361]" office:value-type="float" office:value="49.11" calcext:value-type="float">
            <text:p>49,11</text:p>
          </table:table-cell>
          <table:table-cell table:formula="of:=IF([$Vénusz.$E361]=&quot;+&quot;; [$Vénusz.F361]; -1*[$Vénusz.F361])" office:value-type="float" office:value="-23" calcext:value-type="float">
            <text:p>-23</text:p>
          </table:table-cell>
          <table:table-cell table:formula="of:=IF([$Vénusz.$E361]=&quot;+&quot;; [$Vénusz.G361]; -1*[$Vénusz.G361])" office:value-type="float" office:value="-4" calcext:value-type="float">
            <text:p>-4</text:p>
          </table:table-cell>
          <table:table-cell table:formula="of:=IF([$Vénusz.$E361]=&quot;+&quot;; [$Vénusz.H361]; -1*[$Vénusz.H361])" office:value-type="float" office:value="-33.9" calcext:value-type="float">
            <text:p>-33,9</text:p>
          </table:table-cell>
          <table:table-cell table:formula="of:=[.$J363]*3600+[.$K363]*60+[.$L363]" office:value-type="float" office:value="70249.11" calcext:value-type="float">
            <text:p>70249,1</text:p>
          </table:table-cell>
          <table:table-cell table:formula="of:=[.$M363]+[.$N363]/60+[.$O363]/3600" office:value-type="float" office:value="-23.0760833333333" calcext:value-type="float">
            <text:p>-23,076</text:p>
          </table:table-cell>
        </table:table-row>
        <table:table-row table:style-name="ro1">
          <table:table-cell table:formula="of:=DATE(2022;1;1)+ROW([.A364])-3" office:value-type="date" office:date-value="2022-12-28" calcext:value-type="date">
            <text:p>2022-12-28</text:p>
          </table:table-cell>
          <table:table-cell table:formula="of:=[$Mars.B362]" office:value-type="float" office:value="4" calcext:value-type="float">
            <text:p>4</text:p>
          </table:table-cell>
          <table:table-cell table:formula="of:=[$Mars.C362]" office:value-type="float" office:value="29" calcext:value-type="float">
            <text:p>29</text:p>
          </table:table-cell>
          <table:table-cell table:formula="of:=[$Mars.D362]" office:value-type="float" office:value="26.41" calcext:value-type="float">
            <text:p>26,41</text:p>
          </table:table-cell>
          <table:table-cell table:formula="of:=IF([$Mars.$E362]=&quot;+&quot;; [$Mars.F362]; -1*[$Mars.F362])" office:value-type="float" office:value="24" calcext:value-type="float">
            <text:p>24</text:p>
          </table:table-cell>
          <table:table-cell table:formula="of:=IF([$Mars.$E362]=&quot;+&quot;; [$Mars.G362]; -1*[$Mars.G362])" office:value-type="float" office:value="36" calcext:value-type="float">
            <text:p>36</text:p>
          </table:table-cell>
          <table:table-cell table:formula="of:=IF([$Mars.$E362]=&quot;+&quot;; [$Mars.H362]; -1*[$Mars.H362])" office:value-type="float" office:value="54.2" calcext:value-type="float">
            <text:p>54,2</text:p>
          </table:table-cell>
          <table:table-cell table:formula="of:=[$Mars.$B362]*3600+[$Mars.$C362]*60+[$Mars.$D362]" office:value-type="float" office:value="16166.41" calcext:value-type="float">
            <text:p>16166,4</text:p>
          </table:table-cell>
          <table:table-cell table:formula="of:=[.$E364]+[.$F364]/60+[.$G364]/3600" office:value-type="float" office:value="24.6150555555556" calcext:value-type="float">
            <text:p>24,615</text:p>
          </table:table-cell>
          <table:table-cell table:formula="of:=[$Vénusz.B362]" office:value-type="float" office:value="19" calcext:value-type="float">
            <text:p>19</text:p>
          </table:table-cell>
          <table:table-cell table:formula="of:=[$Vénusz.C362]" office:value-type="float" office:value="36" calcext:value-type="float">
            <text:p>36</text:p>
          </table:table-cell>
          <table:table-cell table:formula="of:=[$Vénusz.D362]" office:value-type="float" office:value="12.74" calcext:value-type="float">
            <text:p>12,74</text:p>
          </table:table-cell>
          <table:table-cell table:formula="of:=IF([$Vénusz.$E362]=&quot;+&quot;; [$Vénusz.F362]; -1*[$Vénusz.F362])" office:value-type="float" office:value="-22" calcext:value-type="float">
            <text:p>-22</text:p>
          </table:table-cell>
          <table:table-cell table:formula="of:=IF([$Vénusz.$E362]=&quot;+&quot;; [$Vénusz.G362]; -1*[$Vénusz.G362])" office:value-type="float" office:value="-54" calcext:value-type="float">
            <text:p>-54</text:p>
          </table:table-cell>
          <table:table-cell table:formula="of:=IF([$Vénusz.$E362]=&quot;+&quot;; [$Vénusz.H362]; -1*[$Vénusz.H362])" office:value-type="float" office:value="-11.2" calcext:value-type="float">
            <text:p>-11,2</text:p>
          </table:table-cell>
          <table:table-cell table:formula="of:=[.$J364]*3600+[.$K364]*60+[.$L364]" office:value-type="float" office:value="70572.74" calcext:value-type="float">
            <text:p>70572,7</text:p>
          </table:table-cell>
          <table:table-cell table:formula="of:=[.$M364]+[.$N364]/60+[.$O364]/3600" office:value-type="float" office:value="-22.9031111111111" calcext:value-type="float">
            <text:p>-22,903</text:p>
          </table:table-cell>
        </table:table-row>
        <table:table-row table:style-name="ro1">
          <table:table-cell table:formula="of:=DATE(2022;1;1)+ROW([.A365])-3" office:value-type="date" office:date-value="2022-12-29" calcext:value-type="date">
            <text:p>2022-12-29</text:p>
          </table:table-cell>
          <table:table-cell table:formula="of:=[$Mars.B363]" office:value-type="float" office:value="4" calcext:value-type="float">
            <text:p>4</text:p>
          </table:table-cell>
          <table:table-cell table:formula="of:=[$Mars.C363]" office:value-type="float" office:value="28" calcext:value-type="float">
            <text:p>28</text:p>
          </table:table-cell>
          <table:table-cell table:formula="of:=[$Mars.D363]" office:value-type="float" office:value="31.99" calcext:value-type="float">
            <text:p>31,99</text:p>
          </table:table-cell>
          <table:table-cell table:formula="of:=IF([$Mars.$E363]=&quot;+&quot;; [$Mars.F363]; -1*[$Mars.F363])" office:value-type="float" office:value="24" calcext:value-type="float">
            <text:p>24</text:p>
          </table:table-cell>
          <table:table-cell table:formula="of:=IF([$Mars.$E363]=&quot;+&quot;; [$Mars.G363]; -1*[$Mars.G363])" office:value-type="float" office:value="35" calcext:value-type="float">
            <text:p>35</text:p>
          </table:table-cell>
          <table:table-cell table:formula="of:=IF([$Mars.$E363]=&quot;+&quot;; [$Mars.H363]; -1*[$Mars.H363])" office:value-type="float" office:value="38.6" calcext:value-type="float">
            <text:p>38,6</text:p>
          </table:table-cell>
          <table:table-cell table:formula="of:=[$Mars.$B363]*3600+[$Mars.$C363]*60+[$Mars.$D363]" office:value-type="float" office:value="16111.99" calcext:value-type="float">
            <text:p>16112,0</text:p>
          </table:table-cell>
          <table:table-cell table:formula="of:=[.$E365]+[.$F365]/60+[.$G365]/3600" office:value-type="float" office:value="24.5940555555556" calcext:value-type="float">
            <text:p>24,594</text:p>
          </table:table-cell>
          <table:table-cell table:formula="of:=[$Vénusz.B363]" office:value-type="float" office:value="19" calcext:value-type="float">
            <text:p>19</text:p>
          </table:table-cell>
          <table:table-cell table:formula="of:=[$Vénusz.C363]" office:value-type="float" office:value="41" calcext:value-type="float">
            <text:p>41</text:p>
          </table:table-cell>
          <table:table-cell table:formula="of:=[$Vénusz.D363]" office:value-type="float" office:value="35.46" calcext:value-type="float">
            <text:p>35,46</text:p>
          </table:table-cell>
          <table:table-cell table:formula="of:=IF([$Vénusz.$E363]=&quot;+&quot;; [$Vénusz.F363]; -1*[$Vénusz.F363])" office:value-type="float" office:value="-22" calcext:value-type="float">
            <text:p>-22</text:p>
          </table:table-cell>
          <table:table-cell table:formula="of:=IF([$Vénusz.$E363]=&quot;+&quot;; [$Vénusz.G363]; -1*[$Vénusz.G363])" office:value-type="float" office:value="-43" calcext:value-type="float">
            <text:p>-43</text:p>
          </table:table-cell>
          <table:table-cell table:formula="of:=IF([$Vénusz.$E363]=&quot;+&quot;; [$Vénusz.H363]; -1*[$Vénusz.H363])" office:value-type="float" office:value="-6.8" calcext:value-type="float">
            <text:p>-6,8</text:p>
          </table:table-cell>
          <table:table-cell table:formula="of:=[.$J365]*3600+[.$K365]*60+[.$L365]" office:value-type="float" office:value="70895.46" calcext:value-type="float">
            <text:p>70895,5</text:p>
          </table:table-cell>
          <table:table-cell table:formula="of:=[.$M365]+[.$N365]/60+[.$O365]/3600" office:value-type="float" office:value="-22.7185555555556" calcext:value-type="float">
            <text:p>-22,719</text:p>
          </table:table-cell>
        </table:table-row>
        <table:table-row table:style-name="ro1">
          <table:table-cell table:formula="of:=DATE(2022;1;1)+ROW([.A366])-3" office:value-type="date" office:date-value="2022-12-30" calcext:value-type="date">
            <text:p>2022-12-30</text:p>
          </table:table-cell>
          <table:table-cell table:formula="of:=[$Mars.B364]" office:value-type="float" office:value="4" calcext:value-type="float">
            <text:p>4</text:p>
          </table:table-cell>
          <table:table-cell table:formula="of:=[$Mars.C364]" office:value-type="float" office:value="27" calcext:value-type="float">
            <text:p>27</text:p>
          </table:table-cell>
          <table:table-cell table:formula="of:=[$Mars.D364]" office:value-type="float" office:value="41.14" calcext:value-type="float">
            <text:p>41,14</text:p>
          </table:table-cell>
          <table:table-cell table:formula="of:=IF([$Mars.$E364]=&quot;+&quot;; [$Mars.F364]; -1*[$Mars.F364])" office:value-type="float" office:value="24" calcext:value-type="float">
            <text:p>24</text:p>
          </table:table-cell>
          <table:table-cell table:formula="of:=IF([$Mars.$E364]=&quot;+&quot;; [$Mars.G364]; -1*[$Mars.G364])" office:value-type="float" office:value="34" calcext:value-type="float">
            <text:p>34</text:p>
          </table:table-cell>
          <table:table-cell table:formula="of:=IF([$Mars.$E364]=&quot;+&quot;; [$Mars.H364]; -1*[$Mars.H364])" office:value-type="float" office:value="25.4" calcext:value-type="float">
            <text:p>25,4</text:p>
          </table:table-cell>
          <table:table-cell table:formula="of:=[$Mars.$B364]*3600+[$Mars.$C364]*60+[$Mars.$D364]" office:value-type="float" office:value="16061.14" calcext:value-type="float">
            <text:p>16061,1</text:p>
          </table:table-cell>
          <table:table-cell table:formula="of:=[.$E366]+[.$F366]/60+[.$G366]/3600" office:value-type="float" office:value="24.5737222222222" calcext:value-type="float">
            <text:p>24,574</text:p>
          </table:table-cell>
          <table:table-cell table:formula="of:=[$Vénusz.B364]" office:value-type="float" office:value="19" calcext:value-type="float">
            <text:p>19</text:p>
          </table:table-cell>
          <table:table-cell table:formula="of:=[$Vénusz.C364]" office:value-type="float" office:value="46" calcext:value-type="float">
            <text:p>46</text:p>
          </table:table-cell>
          <table:table-cell table:formula="of:=[$Vénusz.D364]" office:value-type="float" office:value="57.21" calcext:value-type="float">
            <text:p>57,21</text:p>
          </table:table-cell>
          <table:table-cell table:formula="of:=IF([$Vénusz.$E364]=&quot;+&quot;; [$Vénusz.F364]; -1*[$Vénusz.F364])" office:value-type="float" office:value="-22" calcext:value-type="float">
            <text:p>-22</text:p>
          </table:table-cell>
          <table:table-cell table:formula="of:=IF([$Vénusz.$E364]=&quot;+&quot;; [$Vénusz.G364]; -1*[$Vénusz.G364])" office:value-type="float" office:value="-31" calcext:value-type="float">
            <text:p>-31</text:p>
          </table:table-cell>
          <table:table-cell table:formula="of:=IF([$Vénusz.$E364]=&quot;+&quot;; [$Vénusz.H364]; -1*[$Vénusz.H364])" office:value-type="float" office:value="-21.2" calcext:value-type="float">
            <text:p>-21,2</text:p>
          </table:table-cell>
          <table:table-cell table:formula="of:=[.$J366]*3600+[.$K366]*60+[.$L366]" office:value-type="float" office:value="71217.21" calcext:value-type="float">
            <text:p>71217,2</text:p>
          </table:table-cell>
          <table:table-cell table:formula="of:=[.$M366]+[.$N366]/60+[.$O366]/3600" office:value-type="float" office:value="-22.5225555555556" calcext:value-type="float">
            <text:p>-22,523</text:p>
          </table:table-cell>
        </table:table-row>
        <table:table-row table:style-name="ro1">
          <table:table-cell table:formula="of:=DATE(2022;1;1)+ROW([.A367])-3" office:value-type="date" office:date-value="2022-12-31" calcext:value-type="date">
            <text:p>2022-12-31</text:p>
          </table:table-cell>
          <table:table-cell table:formula="of:=[$Mars.B365]" office:value-type="float" office:value="4" calcext:value-type="float">
            <text:p>4</text:p>
          </table:table-cell>
          <table:table-cell table:formula="of:=[$Mars.C365]" office:value-type="float" office:value="26" calcext:value-type="float">
            <text:p>26</text:p>
          </table:table-cell>
          <table:table-cell table:formula="of:=[$Mars.D365]" office:value-type="float" office:value="53.87" calcext:value-type="float">
            <text:p>53,87</text:p>
          </table:table-cell>
          <table:table-cell table:formula="of:=IF([$Mars.$E365]=&quot;+&quot;; [$Mars.F365]; -1*[$Mars.F365])" office:value-type="float" office:value="24" calcext:value-type="float">
            <text:p>24</text:p>
          </table:table-cell>
          <table:table-cell table:formula="of:=IF([$Mars.$E365]=&quot;+&quot;; [$Mars.G365]; -1*[$Mars.G365])" office:value-type="float" office:value="33" calcext:value-type="float">
            <text:p>33</text:p>
          </table:table-cell>
          <table:table-cell table:formula="of:=IF([$Mars.$E365]=&quot;+&quot;; [$Mars.H365]; -1*[$Mars.H365])" office:value-type="float" office:value="15.2" calcext:value-type="float">
            <text:p>15,2</text:p>
          </table:table-cell>
          <table:table-cell table:formula="of:=[$Mars.$B365]*3600+[$Mars.$C365]*60+[$Mars.$D365]" office:value-type="float" office:value="16013.87" calcext:value-type="float">
            <text:p>16013,9</text:p>
          </table:table-cell>
          <table:table-cell table:formula="of:=[.$E367]+[.$F367]/60+[.$G367]/3600" office:value-type="float" office:value="24.5542222222222" calcext:value-type="float">
            <text:p>24,554</text:p>
          </table:table-cell>
          <table:table-cell table:formula="of:=[$Vénusz.B365]" office:value-type="float" office:value="19" calcext:value-type="float">
            <text:p>19</text:p>
          </table:table-cell>
          <table:table-cell table:formula="of:=[$Vénusz.C365]" office:value-type="float" office:value="52" calcext:value-type="float">
            <text:p>52</text:p>
          </table:table-cell>
          <table:table-cell table:formula="of:=[$Vénusz.D365]" office:value-type="float" office:value="17.95" calcext:value-type="float">
            <text:p>17,95</text:p>
          </table:table-cell>
          <table:table-cell table:formula="of:=IF([$Vénusz.$E365]=&quot;+&quot;; [$Vénusz.F365]; -1*[$Vénusz.F365])" office:value-type="float" office:value="-22" calcext:value-type="float">
            <text:p>-22</text:p>
          </table:table-cell>
          <table:table-cell table:formula="of:=IF([$Vénusz.$E365]=&quot;+&quot;; [$Vénusz.G365]; -1*[$Vénusz.G365])" office:value-type="float" office:value="-18" calcext:value-type="float">
            <text:p>-18</text:p>
          </table:table-cell>
          <table:table-cell table:formula="of:=IF([$Vénusz.$E365]=&quot;+&quot;; [$Vénusz.H365]; -1*[$Vénusz.H365])" office:value-type="float" office:value="-55" calcext:value-type="float">
            <text:p>-55</text:p>
          </table:table-cell>
          <table:table-cell table:formula="of:=[.$J367]*3600+[.$K367]*60+[.$L367]" office:value-type="float" office:value="71537.95" calcext:value-type="float">
            <text:p>71538,0</text:p>
          </table:table-cell>
          <table:table-cell table:formula="of:=[.$M367]+[.$N367]/60+[.$O367]/3600" office:value-type="float" office:value="-22.3152777777778" calcext:value-type="float">
            <text:p>-22,315</text:p>
          </table:table-cell>
        </table:table-row>
        <table:table-row table:style-name="ro1" table:number-rows-repeated="132">
          <table:table-cell table:style-name="Default" table:number-columns-repeated="7"/>
          <table:table-cell table:style-name="ce7"/>
          <table:table-cell table:style-name="Default" table:number-columns-repeated="7"/>
          <table:table-cell table:style-name="ce7"/>
          <table:table-cell table:style-name="Default"/>
        </table:table-row>
        <table:table-row table:style-name="ro1">
          <table:table-cell table:style-name="Default" table:number-columns-repeated="7"/>
          <table:table-cell table:style-name="ce7"/>
          <table:table-cell table:style-name="Default" table:number-columns-repeated="7"/>
          <table:table-cell table:style-name="ce7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Nyílhegy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48">
      <number:number number:decimal-places="12" number:min-decimal-places="12" number:min-integer-digits="1"/>
    </number:number-style>
    <number:number-style style:name="N149">
      <number:number number:decimal-places="11" number:min-decimal-places="11" number:min-integer-digits="1"/>
    </number:number-style>
    <number:number-style style:name="N150">
      <number:number number:decimal-places="13" number:min-decimal-places="13" number:min-integer-digits="1"/>
    </number:number-style>
    <number:number-style style:name="N151">
      <number:number number:decimal-places="14" number:min-decimal-places="14" number:min-integer-digits="1"/>
    </number:number-style>
    <number:number-style style:name="N152">
      <number:number number:decimal-places="15" number:min-decimal-places="15" number:min-integer-digits="1"/>
    </number:number-style>
    <number:number-style style:name="N153">
      <number:number number:decimal-places="16" number:min-decimal-places="16" number:min-integer-digits="1"/>
    </number:number-style>
    <number:number-style style:name="N154">
      <number:number number:decimal-places="10" number:min-decimal-places="10" number:min-integer-digits="1"/>
    </number:number-style>
    <number:number-style style:name="N155">
      <number:number number:decimal-places="9" number:min-decimal-places="9" number:min-integer-digits="1"/>
    </number:number-style>
    <number:number-style style:name="N156">
      <number:number number:decimal-places="8" number:min-decimal-places="8" number:min-integer-digits="1"/>
    </number:number-style>
    <number:number-style style:name="N157">
      <number:number number:decimal-places="7" number:min-decimal-places="7" number:min-integer-digits="1"/>
    </number:number-style>
    <number:number-style style:name="N158">
      <number:number number:decimal-places="6" number:min-decimal-places="6" number:min-integer-digits="1"/>
    </number:number-style>
    <number:number-style style:name="N159">
      <number:number number:decimal-places="5" number:min-decimal-places="5" number:min-integer-digits="1"/>
    </number:number-style>
    <number:number-style style:name="N160">
      <number:number number:decimal-places="4" number:min-decimal-places="4" number:min-integer-digits="1"/>
    </number:number-style>
    <number:number-style style:name="N161">
      <number:number number:decimal-places="3" number:min-decimal-places="3" number:min-integer-digits="1"/>
    </number:number-style>
    <number:number-style style:name="N16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9">0000.00.00</text:date>, <text:time style:data-style-name="N2" text:time-value="23:14:35.343028729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9T22:36:35.928836305</meta:creation-date>
    <dc:date>2025-04-19T23:22:08.604441096</dc:date>
    <meta:editing-duration>PT43M17S</meta:editing-duration>
    <meta:editing-cycles>18</meta:editing-cycles>
    <meta:generator>LibreOffice/24.8.4.2$Linux_X86_64 LibreOffice_project/480$Build-2</meta:generator>
    <meta:document-statistic meta:table-count="3" meta:cell-count="12065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61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</office:automatic-styles>
  <office:body>
    <office:chart>
      <chart:chart svg:width="29.457cm" svg:height="13.055cm" xlink:href=".." xlink:type="simple" chart:class="chart:line" chart:column-mapping="1 0" chart:style-name="ch1">
        <chart:title svg:x="3.359cm" svg:y="0.558cm" chart:style-name="ch2">
          <text:p><text:span text:style-name="T1">A Mars és a Vénusz mozgása 2022-ben – Dec</text:span></text:p>
        </chart:title>
        <chart:plot-area chart:style-name="ch3" table:cell-range-address="Pályák.Q3:Pályák.Q367 Pályák.I3:Pályák.I367" svg:x="1.78cm" svg:y="0.276cm" svg:width="27.085cm" svg:height="12.427cm">
          <chart:coordinate-region svg:x="3.198cm" svg:y="0.475cm" svg:width="25.667cm" svg:height="12.02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ályák.Q3:Pályák.Q367" chart:class="chart:line">
            <chart:data-point chart:repeated="365"/>
          </chart:series>
          <chart:series chart:style-name="ch8" chart:values-cell-range-address="Pályák.I3:Pályák.I367" chart:class="chart:line">
            <chart:data-point chart:repeated="36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szlop Q</text:p>
              </table:table-cell>
              <table:table-cell office:value-type="string">
                <text:p>Oszlop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8.6319722222222">
                <text:p>-18.6319722222222</text:p>
                <draw:g>
                  <svg:desc>Pályák.Q3:Pályák.Q367</svg:desc>
                </draw:g>
              </table:table-cell>
              <table:table-cell office:value-type="float" office:value="-22.4611944444444">
                <text:p>-22.4611944444444</text:p>
                <draw:g>
                  <svg:desc>Pályák.I3:Pályák.I3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8.4564166666667">
                <text:p>-18.4564166666667</text:p>
              </table:table-cell>
              <table:table-cell office:value-type="float" office:value="-22.5608333333333">
                <text:p>-22.5608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8.2851666666667">
                <text:p>-18.2851666666667</text:p>
              </table:table-cell>
              <table:table-cell office:value-type="float" office:value="-22.6570277777778">
                <text:p>-22.6570277777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8.1185277777778">
                <text:p>-18.1185277777778</text:p>
              </table:table-cell>
              <table:table-cell office:value-type="float" office:value="-22.7497222222222">
                <text:p>-22.74972222222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7.9568055555556">
                <text:p>-17.9568055555556</text:p>
              </table:table-cell>
              <table:table-cell office:value-type="float" office:value="-22.8388888888889">
                <text:p>-22.83888888888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7.8003055555556">
                <text:p>-17.8003055555556</text:p>
              </table:table-cell>
              <table:table-cell office:value-type="float" office:value="-22.9245">
                <text:p>-22.92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7.6494166666667">
                <text:p>-17.6494166666667</text:p>
              </table:table-cell>
              <table:table-cell office:value-type="float" office:value="-23.0065277777778">
                <text:p>-23.00652777777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7.5044722222222">
                <text:p>-17.5044722222222</text:p>
              </table:table-cell>
              <table:table-cell office:value-type="float" office:value="-23.0849166666667">
                <text:p>-23.08491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7.3658055555556">
                <text:p>-17.3658055555556</text:p>
              </table:table-cell>
              <table:table-cell office:value-type="float" office:value="-23.1596944444444">
                <text:p>-23.15969444444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7.2337777777778">
                <text:p>-17.2337777777778</text:p>
              </table:table-cell>
              <table:table-cell office:value-type="float" office:value="-23.2308055555556">
                <text:p>-23.23080555555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7.1086944444444">
                <text:p>-17.1086944444444</text:p>
              </table:table-cell>
              <table:table-cell office:value-type="float" office:value="-23.2981944444444">
                <text:p>-23.29819444444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6.9908888888889">
                <text:p>-16.9908888888889</text:p>
              </table:table-cell>
              <table:table-cell office:value-type="float" office:value="-23.3619166666667">
                <text:p>-23.36191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6.8806666666667">
                <text:p>-16.8806666666667</text:p>
              </table:table-cell>
              <table:table-cell office:value-type="float" office:value="-23.4218888888889">
                <text:p>-23.42188888888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6.7782777777778">
                <text:p>-16.7782777777778</text:p>
              </table:table-cell>
              <table:table-cell office:value-type="float" office:value="-23.4780833333333">
                <text:p>-23.47808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6.6838888888889">
                <text:p>-16.6838888888889</text:p>
              </table:table-cell>
              <table:table-cell office:value-type="float" office:value="-23.5305277777778">
                <text:p>-23.53052777777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6.5977222222222">
                <text:p>-16.5977222222222</text:p>
              </table:table-cell>
              <table:table-cell office:value-type="float" office:value="-23.5791666666667">
                <text:p>-23.5791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6.5198888888889">
                <text:p>-16.5198888888889</text:p>
              </table:table-cell>
              <table:table-cell office:value-type="float" office:value="-23.6239722222222">
                <text:p>-23.62397222222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6.4504722222222">
                <text:p>-16.4504722222222</text:p>
              </table:table-cell>
              <table:table-cell office:value-type="float" office:value="-23.6649722222222">
                <text:p>-23.66497222222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6.3894444444444">
                <text:p>-16.3894444444444</text:p>
              </table:table-cell>
              <table:table-cell office:value-type="float" office:value="-23.7020833333333">
                <text:p>-23.70208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6.3367777777778">
                <text:p>-16.3367777777778</text:p>
              </table:table-cell>
              <table:table-cell office:value-type="float" office:value="-23.7353611111111">
                <text:p>-23.73536111111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6.2923888888889">
                <text:p>-16.2923888888889</text:p>
              </table:table-cell>
              <table:table-cell office:value-type="float" office:value="-23.7647222222222">
                <text:p>-23.76472222222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6.2560833333333">
                <text:p>-16.2560833333333</text:p>
              </table:table-cell>
              <table:table-cell office:value-type="float" office:value="-23.7901944444444">
                <text:p>-23.79019444444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6.2276944444444">
                <text:p>-16.2276944444444</text:p>
              </table:table-cell>
              <table:table-cell office:value-type="float" office:value="-23.8117222222222">
                <text:p>-23.81172222222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6.2069166666667">
                <text:p>-16.2069166666667</text:p>
              </table:table-cell>
              <table:table-cell office:value-type="float" office:value="-23.8293333333333">
                <text:p>-23.82933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6.1934722222222">
                <text:p>-16.1934722222222</text:p>
              </table:table-cell>
              <table:table-cell office:value-type="float" office:value="-23.8429722222222">
                <text:p>-23.84297222222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6.1870277777778">
                <text:p>-16.1870277777778</text:p>
              </table:table-cell>
              <table:table-cell office:value-type="float" office:value="-23.8526666666667">
                <text:p>-23.85266666666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6.1871666666667">
                <text:p>-16.1871666666667</text:p>
              </table:table-cell>
              <table:table-cell office:value-type="float" office:value="-23.8583888888889">
                <text:p>-23.85838888888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6.1934722222222">
                <text:p>-16.1934722222222</text:p>
              </table:table-cell>
              <table:table-cell office:value-type="float" office:value="-23.8601111111111">
                <text:p>-23.86011111111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6.2055277777778">
                <text:p>-16.2055277777778</text:p>
              </table:table-cell>
              <table:table-cell office:value-type="float" office:value="-23.8578611111111">
                <text:p>-23.85786111111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6.2228611111111">
                <text:p>-16.2228611111111</text:p>
              </table:table-cell>
              <table:table-cell office:value-type="float" office:value="-23.8515833333333">
                <text:p>-23.85158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6.2450277777778">
                <text:p>-16.2450277777778</text:p>
              </table:table-cell>
              <table:table-cell office:value-type="float" office:value="-23.8413055555556">
                <text:p>-23.84130555555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6.2715555555556">
                <text:p>-16.2715555555556</text:p>
              </table:table-cell>
              <table:table-cell office:value-type="float" office:value="-23.827">
                <text:p>-23.8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6.3019166666667">
                <text:p>-16.3019166666667</text:p>
              </table:table-cell>
              <table:table-cell office:value-type="float" office:value="-23.8086666666667">
                <text:p>-23.808666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6.3356388888889">
                <text:p>-16.3356388888889</text:p>
              </table:table-cell>
              <table:table-cell office:value-type="float" office:value="-23.7863055555556">
                <text:p>-23.78630555555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6.37225">
                <text:p>-16.37225</text:p>
              </table:table-cell>
              <table:table-cell office:value-type="float" office:value="-23.7599444444444">
                <text:p>-23.75994444444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6.4112777777778">
                <text:p>-16.4112777777778</text:p>
              </table:table-cell>
              <table:table-cell office:value-type="float" office:value="-23.7295277777778">
                <text:p>-23.72952777777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6.4521944444444">
                <text:p>-16.4521944444444</text:p>
              </table:table-cell>
              <table:table-cell office:value-type="float" office:value="-23.6950833333333">
                <text:p>-23.6950833333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6.4945555555556">
                <text:p>-16.4945555555556</text:p>
              </table:table-cell>
              <table:table-cell office:value-type="float" office:value="-23.6566388888889">
                <text:p>-23.65663888888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6.5378611111111">
                <text:p>-16.5378611111111</text:p>
              </table:table-cell>
              <table:table-cell office:value-type="float" office:value="-23.6141666666667">
                <text:p>-23.614166666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6.5816388888889">
                <text:p>-16.5816388888889</text:p>
              </table:table-cell>
              <table:table-cell office:value-type="float" office:value="-23.5676666666667">
                <text:p>-23.5676666666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6.6254444444444">
                <text:p>-16.6254444444444</text:p>
              </table:table-cell>
              <table:table-cell office:value-type="float" office:value="-23.5171388888889">
                <text:p>-23.51713888888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6.6688055555556">
                <text:p>-16.6688055555556</text:p>
              </table:table-cell>
              <table:table-cell office:value-type="float" office:value="-23.4626388888889">
                <text:p>-23.46263888888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6.7112777777778">
                <text:p>-16.7112777777778</text:p>
              </table:table-cell>
              <table:table-cell office:value-type="float" office:value="-23.4041111111111">
                <text:p>-23.40411111111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6.7524722222222">
                <text:p>-16.7524722222222</text:p>
              </table:table-cell>
              <table:table-cell office:value-type="float" office:value="-23.3416111111111">
                <text:p>-23.34161111111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6.7919166666667">
                <text:p>-16.7919166666667</text:p>
              </table:table-cell>
              <table:table-cell office:value-type="float" office:value="-23.2751111111111">
                <text:p>-23.27511111111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6.8292222222222">
                <text:p>-16.8292222222222</text:p>
              </table:table-cell>
              <table:table-cell office:value-type="float" office:value="-23.2046666666667">
                <text:p>-23.2046666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6.864">
                <text:p>-16.864</text:p>
              </table:table-cell>
              <table:table-cell office:value-type="float" office:value="-23.13025">
                <text:p>-23.130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6.8958611111111">
                <text:p>-16.8958611111111</text:p>
              </table:table-cell>
              <table:table-cell office:value-type="float" office:value="-23.0518611111111">
                <text:p>-23.05186111111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6.9244444444444">
                <text:p>-16.9244444444444</text:p>
              </table:table-cell>
              <table:table-cell office:value-type="float" office:value="-22.9695555555556">
                <text:p>-22.96955555555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6.9493888888889">
                <text:p>-16.9493888888889</text:p>
              </table:table-cell>
              <table:table-cell office:value-type="float" office:value="-22.8833055555556">
                <text:p>-22.88330555555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6.9703888888889">
                <text:p>-16.9703888888889</text:p>
              </table:table-cell>
              <table:table-cell office:value-type="float" office:value="-22.7931666666667">
                <text:p>-22.79316666666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6.9870555555556">
                <text:p>-16.9870555555556</text:p>
              </table:table-cell>
              <table:table-cell office:value-type="float" office:value="-22.6991111111111">
                <text:p>-22.69911111111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6.9991388888889">
                <text:p>-16.9991388888889</text:p>
              </table:table-cell>
              <table:table-cell office:value-type="float" office:value="-22.6011666666667">
                <text:p>-22.6011666666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7.0063333333333">
                <text:p>-17.0063333333333</text:p>
              </table:table-cell>
              <table:table-cell office:value-type="float" office:value="-22.4993888888889">
                <text:p>-22.49938888888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7.0083333333333">
                <text:p>-17.0083333333333</text:p>
              </table:table-cell>
              <table:table-cell office:value-type="float" office:value="-22.39375">
                <text:p>-22.393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7.0049166666667">
                <text:p>-17.0049166666667</text:p>
              </table:table-cell>
              <table:table-cell office:value-type="float" office:value="-22.2842777777778">
                <text:p>-22.284277777777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6.9958333333333">
                <text:p>-16.9958333333333</text:p>
              </table:table-cell>
              <table:table-cell office:value-type="float" office:value="-22.171">
                <text:p>-22.17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6.9808611111111">
                <text:p>-16.9808611111111</text:p>
              </table:table-cell>
              <table:table-cell office:value-type="float" office:value="-22.0539444444444">
                <text:p>-22.05394444444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6.9597777777778">
                <text:p>-16.9597777777778</text:p>
              </table:table-cell>
              <table:table-cell office:value-type="float" office:value="-21.9331388888889">
                <text:p>-21.93313888888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16.9323888888889">
                <text:p>-16.9323888888889</text:p>
              </table:table-cell>
              <table:table-cell office:value-type="float" office:value="-21.8085833333333">
                <text:p>-21.808583333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6.8985277777778">
                <text:p>-16.8985277777778</text:p>
              </table:table-cell>
              <table:table-cell office:value-type="float" office:value="-21.6803333333333">
                <text:p>-21.68033333333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6.8580555555556">
                <text:p>-16.8580555555556</text:p>
              </table:table-cell>
              <table:table-cell office:value-type="float" office:value="-21.5484166666667">
                <text:p>-21.54841666666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6.8107777777778">
                <text:p>-16.8107777777778</text:p>
              </table:table-cell>
              <table:table-cell office:value-type="float" office:value="-21.4128333333333">
                <text:p>-21.4128333333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6.7565833333333">
                <text:p>-16.7565833333333</text:p>
              </table:table-cell>
              <table:table-cell office:value-type="float" office:value="-21.2736388888889">
                <text:p>-21.27363888888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6.6953333333333">
                <text:p>-16.6953333333333</text:p>
              </table:table-cell>
              <table:table-cell office:value-type="float" office:value="-21.1308611111111">
                <text:p>-21.13086111111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16.6269444444444">
                <text:p>-16.6269444444444</text:p>
              </table:table-cell>
              <table:table-cell office:value-type="float" office:value="-20.9845277777778">
                <text:p>-20.984527777777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16.5512777777778">
                <text:p>-16.5512777777778</text:p>
              </table:table-cell>
              <table:table-cell office:value-type="float" office:value="-20.8346666666667">
                <text:p>-20.83466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6.4682222222222">
                <text:p>-16.4682222222222</text:p>
              </table:table-cell>
              <table:table-cell office:value-type="float" office:value="-20.6813055555556">
                <text:p>-20.68130555555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6.37775">
                <text:p>-16.37775</text:p>
              </table:table-cell>
              <table:table-cell office:value-type="float" office:value="-20.5245">
                <text:p>-20.52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6.27975">
                <text:p>-16.27975</text:p>
              </table:table-cell>
              <table:table-cell office:value-type="float" office:value="-20.36425">
                <text:p>-20.364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6.1741388888889">
                <text:p>-16.1741388888889</text:p>
              </table:table-cell>
              <table:table-cell office:value-type="float" office:value="-20.2006388888889">
                <text:p>-20.20063888888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6.0608888888889">
                <text:p>-16.0608888888889</text:p>
              </table:table-cell>
              <table:table-cell office:value-type="float" office:value="-20.0336388888889">
                <text:p>-20.03363888888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15.9399166666667">
                <text:p>-15.9399166666667</text:p>
              </table:table-cell>
              <table:table-cell office:value-type="float" office:value="-19.8633055555556">
                <text:p>-19.86330555555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5.81125">
                <text:p>-15.81125</text:p>
              </table:table-cell>
              <table:table-cell office:value-type="float" office:value="-19.6897222222222">
                <text:p>-19.68972222222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15.6747777777778">
                <text:p>-15.6747777777778</text:p>
              </table:table-cell>
              <table:table-cell office:value-type="float" office:value="-19.5128611111111">
                <text:p>-19.51286111111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5.5305277777778">
                <text:p>-15.5305277777778</text:p>
              </table:table-cell>
              <table:table-cell office:value-type="float" office:value="-19.3327777777778">
                <text:p>-19.332777777777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15.3784722222222">
                <text:p>-15.3784722222222</text:p>
              </table:table-cell>
              <table:table-cell office:value-type="float" office:value="-19.1495">
                <text:p>-19.14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5.2186111111111">
                <text:p>-15.2186111111111</text:p>
              </table:table-cell>
              <table:table-cell office:value-type="float" office:value="-18.9630833333333">
                <text:p>-18.96308333333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5.0509444444444">
                <text:p>-15.0509444444444</text:p>
              </table:table-cell>
              <table:table-cell office:value-type="float" office:value="-18.7735555555556">
                <text:p>-18.77355555555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4.8755">
                <text:p>-14.8755</text:p>
              </table:table-cell>
              <table:table-cell office:value-type="float" office:value="-18.5809444444444">
                <text:p>-18.580944444444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4.69225">
                <text:p>-14.69225</text:p>
              </table:table-cell>
              <table:table-cell office:value-type="float" office:value="-18.3853055555556">
                <text:p>-18.38530555555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4.5012777777778">
                <text:p>-14.5012777777778</text:p>
              </table:table-cell>
              <table:table-cell office:value-type="float" office:value="-18.1866666666667">
                <text:p>-18.18666666666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4.3026111111111">
                <text:p>-14.3026111111111</text:p>
              </table:table-cell>
              <table:table-cell office:value-type="float" office:value="-17.9850555555556">
                <text:p>-17.985055555555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4.0962777777778">
                <text:p>-14.0962777777778</text:p>
              </table:table-cell>
              <table:table-cell office:value-type="float" office:value="-17.7805555555556">
                <text:p>-17.78055555555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13.8823611111111">
                <text:p>-13.8823611111111</text:p>
              </table:table-cell>
              <table:table-cell office:value-type="float" office:value="-17.5731666666667">
                <text:p>-17.57316666666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3.6609444444444">
                <text:p>-13.6609444444444</text:p>
              </table:table-cell>
              <table:table-cell office:value-type="float" office:value="-17.3629444444444">
                <text:p>-17.36294444444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13.4320833333333">
                <text:p>-13.4320833333333</text:p>
              </table:table-cell>
              <table:table-cell office:value-type="float" office:value="-17.1499444444444">
                <text:p>-17.14994444444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3.1958888888889">
                <text:p>-13.1958888888889</text:p>
              </table:table-cell>
              <table:table-cell office:value-type="float" office:value="-16.9341944444444">
                <text:p>-16.93419444444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2.9524166666667">
                <text:p>-12.9524166666667</text:p>
              </table:table-cell>
              <table:table-cell office:value-type="float" office:value="-16.7157777777778">
                <text:p>-16.71577777777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2.7018055555556">
                <text:p>-12.7018055555556</text:p>
              </table:table-cell>
              <table:table-cell office:value-type="float" office:value="-16.4946944444444">
                <text:p>-16.49469444444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2.4441388888889">
                <text:p>-12.4441388888889</text:p>
              </table:table-cell>
              <table:table-cell office:value-type="float" office:value="-16.2710555555556">
                <text:p>-16.27105555555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2.1795555555556">
                <text:p>-12.1795555555556</text:p>
              </table:table-cell>
              <table:table-cell office:value-type="float" office:value="-16.0448611111111">
                <text:p>-16.04486111111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11.9081111111111">
                <text:p>-11.9081111111111</text:p>
              </table:table-cell>
              <table:table-cell office:value-type="float" office:value="-15.8161666666667">
                <text:p>-15.81616666666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11.6299722222222">
                <text:p>-11.6299722222222</text:p>
              </table:table-cell>
              <table:table-cell office:value-type="float" office:value="-15.585">
                <text:p>-15.58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11.34525">
                <text:p>-11.34525</text:p>
              </table:table-cell>
              <table:table-cell office:value-type="float" office:value="-15.3514722222222">
                <text:p>-15.35147222222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11.0540555555556">
                <text:p>-11.0540555555556</text:p>
              </table:table-cell>
              <table:table-cell office:value-type="float" office:value="-15.1155833333333">
                <text:p>-15.11558333333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10.7565">
                <text:p>-10.7565</text:p>
              </table:table-cell>
              <table:table-cell office:value-type="float" office:value="-14.8773888888889">
                <text:p>-14.87738888888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0.45275">
                <text:p>-10.45275</text:p>
              </table:table-cell>
              <table:table-cell office:value-type="float" office:value="-14.6369444444444">
                <text:p>-14.63694444444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0.1429166666667">
                <text:p>-10.1429166666667</text:p>
              </table:table-cell>
              <table:table-cell office:value-type="float" office:value="-14.3943055555556">
                <text:p>-14.394305555555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9.82711111111111">
                <text:p>-9.82711111111111</text:p>
              </table:table-cell>
              <table:table-cell office:value-type="float" office:value="-14.1494722222222">
                <text:p>-14.149472222222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9.5055">
                <text:p>-9.5055</text:p>
              </table:table-cell>
              <table:table-cell office:value-type="float" office:value="-13.9025555555556">
                <text:p>-13.902555555555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9.17819444444444">
                <text:p>-9.17819444444444</text:p>
              </table:table-cell>
              <table:table-cell office:value-type="float" office:value="-13.6535555555556">
                <text:p>-13.653555555555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8.84533333333333">
                <text:p>-8.84533333333333</text:p>
              </table:table-cell>
              <table:table-cell office:value-type="float" office:value="-13.4025555555556">
                <text:p>-13.40255555555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8.50708333333333">
                <text:p>-8.50708333333333</text:p>
              </table:table-cell>
              <table:table-cell office:value-type="float" office:value="-13.1495555555556">
                <text:p>-13.149555555555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8.16355555555556">
                <text:p>-8.16355555555556</text:p>
              </table:table-cell>
              <table:table-cell office:value-type="float" office:value="-12.8946111111111">
                <text:p>-12.894611111111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7.81491666666667">
                <text:p>-7.81491666666667</text:p>
              </table:table-cell>
              <table:table-cell office:value-type="float" office:value="-12.6378055555556">
                <text:p>-12.637805555555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7.46127777777778">
                <text:p>-7.46127777777778</text:p>
              </table:table-cell>
              <table:table-cell office:value-type="float" office:value="-12.3791666666667">
                <text:p>-12.379166666666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7.10283333333333">
                <text:p>-7.10283333333333</text:p>
              </table:table-cell>
              <table:table-cell office:value-type="float" office:value="-12.1187222222222">
                <text:p>-12.118722222222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6.73969444444445">
                <text:p>-6.73969444444445</text:p>
              </table:table-cell>
              <table:table-cell office:value-type="float" office:value="-11.8565277777778">
                <text:p>-11.856527777777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6.37202777777778">
                <text:p>-6.37202777777778</text:p>
              </table:table-cell>
              <table:table-cell office:value-type="float" office:value="-11.5926111111111">
                <text:p>-11.592611111111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6">
                <text:p>-6</text:p>
              </table:table-cell>
              <table:table-cell office:value-type="float" office:value="-11.3270555555556">
                <text:p>-11.327055555555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5.62375">
                <text:p>-5.62375</text:p>
              </table:table-cell>
              <table:table-cell office:value-type="float" office:value="-11.0598888888889">
                <text:p>-11.059888888888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5.24347222222222">
                <text:p>-5.24347222222222</text:p>
              </table:table-cell>
              <table:table-cell office:value-type="float" office:value="-10.7911944444444">
                <text:p>-10.791194444444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4.85930555555556">
                <text:p>-4.85930555555556</text:p>
              </table:table-cell>
              <table:table-cell office:value-type="float" office:value="-10.5209722222222">
                <text:p>-10.520972222222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4.47144444444445">
                <text:p>-4.47144444444445</text:p>
              </table:table-cell>
              <table:table-cell office:value-type="float" office:value="-10.2493333333333">
                <text:p>-10.24933333333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4.08008333333333">
                <text:p>-4.08008333333333</text:p>
              </table:table-cell>
              <table:table-cell office:value-type="float" office:value="-9.97627777777778">
                <text:p>-9.9762777777777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3.68536111111111">
                <text:p>-3.68536111111111</text:p>
              </table:table-cell>
              <table:table-cell office:value-type="float" office:value="-9.70188888888889">
                <text:p>-9.7018888888888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3.28744444444444">
                <text:p>-3.28744444444444</text:p>
              </table:table-cell>
              <table:table-cell office:value-type="float" office:value="-9.42622222222222">
                <text:p>-9.426222222222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2.88658333333333">
                <text:p>-2.88658333333333</text:p>
              </table:table-cell>
              <table:table-cell office:value-type="float" office:value="-9.14933333333333">
                <text:p>-9.149333333333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2.48288888888889">
                <text:p>-2.48288888888889</text:p>
              </table:table-cell>
              <table:table-cell office:value-type="float" office:value="-8.87127777777778">
                <text:p>-8.8712777777777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2.07658333333333">
                <text:p>-2.07658333333333</text:p>
              </table:table-cell>
              <table:table-cell office:value-type="float" office:value="-8.59211111111111">
                <text:p>-8.5921111111111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.66780555555556">
                <text:p>-1.66780555555556</text:p>
              </table:table-cell>
              <table:table-cell office:value-type="float" office:value="-8.31188888888889">
                <text:p>-8.3118888888888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.25677777777778">
                <text:p>-1.25677777777778</text:p>
              </table:table-cell>
              <table:table-cell office:value-type="float" office:value="-8.03063888888889">
                <text:p>-8.0306388888888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843638888888889">
                <text:p>-0.843638888888889</text:p>
              </table:table-cell>
              <table:table-cell office:value-type="float" office:value="-7.74844444444445">
                <text:p>-7.7484444444444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428611111111111">
                <text:p>-0.428611111111111</text:p>
              </table:table-cell>
              <table:table-cell office:value-type="float" office:value="-7.46533333333333">
                <text:p>-7.4653333333333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0118333333333333">
                <text:p>-0.0118333333333333</text:p>
              </table:table-cell>
              <table:table-cell office:value-type="float" office:value="-7.18136111111111">
                <text:p>-7.1813611111111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406527777777778">
                <text:p>0.406527777777778</text:p>
              </table:table-cell>
              <table:table-cell office:value-type="float" office:value="-6.89661111111111">
                <text:p>-6.8966111111111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82625">
                <text:p>0.82625</text:p>
              </table:table-cell>
              <table:table-cell office:value-type="float" office:value="-6.61108333333333">
                <text:p>-6.611083333333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24719444444444">
                <text:p>1.24719444444444</text:p>
              </table:table-cell>
              <table:table-cell office:value-type="float" office:value="-6.32486111111111">
                <text:p>-6.3248611111111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66916666666667">
                <text:p>1.66916666666667</text:p>
              </table:table-cell>
              <table:table-cell office:value-type="float" office:value="-6.038">
                <text:p>-6.0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092">
                <text:p>2.092</text:p>
              </table:table-cell>
              <table:table-cell office:value-type="float" office:value="-5.7505">
                <text:p>-5.750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51552777777778">
                <text:p>2.51552777777778</text:p>
              </table:table-cell>
              <table:table-cell office:value-type="float" office:value="-5.46244444444444">
                <text:p>-5.4624444444444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93955555555556">
                <text:p>2.93955555555556</text:p>
              </table:table-cell>
              <table:table-cell office:value-type="float" office:value="-5.17388888888889">
                <text:p>-5.1738888888888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.36391666666667">
                <text:p>3.36391666666667</text:p>
              </table:table-cell>
              <table:table-cell office:value-type="float" office:value="-4.88483333333333">
                <text:p>-4.8848333333333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78844444444444">
                <text:p>3.78844444444444</text:p>
              </table:table-cell>
              <table:table-cell office:value-type="float" office:value="-4.59536111111111">
                <text:p>-4.5953611111111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.21297222222222">
                <text:p>4.21297222222222</text:p>
              </table:table-cell>
              <table:table-cell office:value-type="float" office:value="-4.3055">
                <text:p>-4.305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.63730555555556">
                <text:p>4.63730555555556</text:p>
              </table:table-cell>
              <table:table-cell office:value-type="float" office:value="-4.01530555555556">
                <text:p>-4.0153055555555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.06130555555556">
                <text:p>5.06130555555556</text:p>
              </table:table-cell>
              <table:table-cell office:value-type="float" office:value="-3.72483333333333">
                <text:p>-3.724833333333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.48472222222222">
                <text:p>5.48472222222222</text:p>
              </table:table-cell>
              <table:table-cell office:value-type="float" office:value="-3.43408333333333">
                <text:p>-3.4340833333333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.90744444444445">
                <text:p>5.90744444444445</text:p>
              </table:table-cell>
              <table:table-cell office:value-type="float" office:value="-3.14313888888889">
                <text:p>-3.1431388888888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.32925">
                <text:p>6.32925</text:p>
              </table:table-cell>
              <table:table-cell office:value-type="float" office:value="-2.85205555555556">
                <text:p>-2.8520555555555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.74997222222222">
                <text:p>6.74997222222222</text:p>
              </table:table-cell>
              <table:table-cell office:value-type="float" office:value="-2.56088888888889">
                <text:p>-2.5608888888888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.16941666666667">
                <text:p>7.16941666666667</text:p>
              </table:table-cell>
              <table:table-cell office:value-type="float" office:value="-2.26966666666667">
                <text:p>-2.2696666666666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.58736111111111">
                <text:p>7.58736111111111</text:p>
              </table:table-cell>
              <table:table-cell office:value-type="float" office:value="-1.97847222222222">
                <text:p>-1.9784722222222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.00363888888889">
                <text:p>8.00363888888889</text:p>
              </table:table-cell>
              <table:table-cell office:value-type="float" office:value="-1.68733333333333">
                <text:p>-1.687333333333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8.41805555555555">
                <text:p>8.41805555555555</text:p>
              </table:table-cell>
              <table:table-cell office:value-type="float" office:value="-1.39633333333333">
                <text:p>-1.3963333333333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.83041666666667">
                <text:p>8.83041666666667</text:p>
              </table:table-cell>
              <table:table-cell office:value-type="float" office:value="-1.1055">
                <text:p>-1.105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.24052777777778">
                <text:p>9.24052777777778</text:p>
              </table:table-cell>
              <table:table-cell office:value-type="float" office:value="-0.814888888888889">
                <text:p>-0.81488888888888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.64819444444444">
                <text:p>9.64819444444444</text:p>
              </table:table-cell>
              <table:table-cell office:value-type="float" office:value="-0.524583333333333">
                <text:p>-0.5245833333333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.0531944444444">
                <text:p>10.0531944444444</text:p>
              </table:table-cell>
              <table:table-cell office:value-type="float" office:value="-0.234583333333333">
                <text:p>-0.2345833333333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.4553611111111">
                <text:p>10.4553611111111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.8545277777778">
                <text:p>10.8545277777778</text:p>
              </table:table-cell>
              <table:table-cell office:value-type="float" office:value="0.344166666666667">
                <text:p>0.34416666666666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.2504444444444">
                <text:p>11.2504444444444</text:p>
              </table:table-cell>
              <table:table-cell office:value-type="float" office:value="0.632833333333333">
                <text:p>0.63283333333333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.6429444444444">
                <text:p>11.6429444444444</text:p>
              </table:table-cell>
              <table:table-cell office:value-type="float" office:value="0.921">
                <text:p>0.92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2.0318333333333">
                <text:p>12.0318333333333</text:p>
              </table:table-cell>
              <table:table-cell office:value-type="float" office:value="1.20855555555556">
                <text:p>1.2085555555555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.4169166666667">
                <text:p>12.4169166666667</text:p>
              </table:table-cell>
              <table:table-cell office:value-type="float" office:value="1.49547222222222">
                <text:p>1.4954722222222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.798">
                <text:p>12.798</text:p>
              </table:table-cell>
              <table:table-cell office:value-type="float" office:value="1.78175">
                <text:p>1.781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3.1749166666667">
                <text:p>13.1749166666667</text:p>
              </table:table-cell>
              <table:table-cell office:value-type="float" office:value="2.06727777777778">
                <text:p>2.0672777777777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3.5474444444444">
                <text:p>13.5474444444444</text:p>
              </table:table-cell>
              <table:table-cell office:value-type="float" office:value="2.35208333333333">
                <text:p>2.3520833333333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3.9153888888889">
                <text:p>13.9153888888889</text:p>
              </table:table-cell>
              <table:table-cell office:value-type="float" office:value="2.63605555555556">
                <text:p>2.636055555555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.2786111111111">
                <text:p>14.2786111111111</text:p>
              </table:table-cell>
              <table:table-cell office:value-type="float" office:value="2.91919444444444">
                <text:p>2.9191944444444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.6368611111111">
                <text:p>14.6368611111111</text:p>
              </table:table-cell>
              <table:table-cell office:value-type="float" office:value="3.20147222222222">
                <text:p>3.2014722222222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4.99">
                <text:p>14.99</text:p>
              </table:table-cell>
              <table:table-cell office:value-type="float" office:value="3.48280555555556">
                <text:p>3.4828055555555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5.3378055555556">
                <text:p>15.3378055555556</text:p>
              </table:table-cell>
              <table:table-cell office:value-type="float" office:value="3.76319444444444">
                <text:p>3.7631944444444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5.6801111111111">
                <text:p>15.6801111111111</text:p>
              </table:table-cell>
              <table:table-cell office:value-type="float" office:value="4.04261111111111">
                <text:p>4.0426111111111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.0167222222222">
                <text:p>16.0167222222222</text:p>
              </table:table-cell>
              <table:table-cell office:value-type="float" office:value="4.32097222222222">
                <text:p>4.3209722222222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.3474722222222">
                <text:p>16.3474722222222</text:p>
              </table:table-cell>
              <table:table-cell office:value-type="float" office:value="4.59827777777778">
                <text:p>4.5982777777777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.6721388888889">
                <text:p>16.6721388888889</text:p>
              </table:table-cell>
              <table:table-cell office:value-type="float" office:value="4.87447222222222">
                <text:p>4.8744722222222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.9905555555556">
                <text:p>16.9905555555556</text:p>
              </table:table-cell>
              <table:table-cell office:value-type="float" office:value="5.1495">
                <text:p>5.149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.3025277777778">
                <text:p>17.3025277777778</text:p>
              </table:table-cell>
              <table:table-cell office:value-type="float" office:value="5.42330555555556">
                <text:p>5.4233055555555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.6078333333333">
                <text:p>17.6078333333333</text:p>
              </table:table-cell>
              <table:table-cell office:value-type="float" office:value="5.69588888888889">
                <text:p>5.6958888888888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.9063333333333">
                <text:p>17.9063333333333</text:p>
              </table:table-cell>
              <table:table-cell office:value-type="float" office:value="5.96716666666667">
                <text:p>5.9671666666666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.1978333333333">
                <text:p>18.1978333333333</text:p>
              </table:table-cell>
              <table:table-cell office:value-type="float" office:value="6.23711111111111">
                <text:p>6.2371111111111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.4821111111111">
                <text:p>18.4821111111111</text:p>
              </table:table-cell>
              <table:table-cell office:value-type="float" office:value="6.50566666666667">
                <text:p>6.5056666666666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.759">
                <text:p>18.759</text:p>
              </table:table-cell>
              <table:table-cell office:value-type="float" office:value="6.77277777777778">
                <text:p>6.7727777777777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.0283055555556">
                <text:p>19.0283055555556</text:p>
              </table:table-cell>
              <table:table-cell office:value-type="float" office:value="7.03841666666667">
                <text:p>7.0384166666666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.2898333333333">
                <text:p>19.2898333333333</text:p>
              </table:table-cell>
              <table:table-cell office:value-type="float" office:value="7.30252777777778">
                <text:p>7.3025277777777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.5434444444444">
                <text:p>19.5434444444444</text:p>
              </table:table-cell>
              <table:table-cell office:value-type="float" office:value="7.56505555555556">
                <text:p>7.5650555555555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.7889444444444">
                <text:p>19.7889444444444</text:p>
              </table:table-cell>
              <table:table-cell office:value-type="float" office:value="7.82597222222222">
                <text:p>7.8259722222222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0.0261666666667">
                <text:p>20.0261666666667</text:p>
              </table:table-cell>
              <table:table-cell office:value-type="float" office:value="8.08522222222222">
                <text:p>8.0852222222222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.2549166666667">
                <text:p>20.2549166666667</text:p>
              </table:table-cell>
              <table:table-cell office:value-type="float" office:value="8.34280555555556">
                <text:p>8.3428055555555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0.4750833333333">
                <text:p>20.4750833333333</text:p>
              </table:table-cell>
              <table:table-cell office:value-type="float" office:value="8.59863888888889">
                <text:p>8.5986388888888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0.6864444444444">
                <text:p>20.6864444444444</text:p>
              </table:table-cell>
              <table:table-cell office:value-type="float" office:value="8.85272222222222">
                <text:p>8.8527222222222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0.8888611111111">
                <text:p>20.8888611111111</text:p>
              </table:table-cell>
              <table:table-cell office:value-type="float" office:value="9.10497222222222">
                <text:p>9.1049722222222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1.0821944444444">
                <text:p>21.0821944444444</text:p>
              </table:table-cell>
              <table:table-cell office:value-type="float" office:value="9.35538888888889">
                <text:p>9.3553888888888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1.2663055555556">
                <text:p>21.2663055555556</text:p>
              </table:table-cell>
              <table:table-cell office:value-type="float" office:value="9.60394444444444">
                <text:p>9.6039444444444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1.4410555555556">
                <text:p>21.4410555555556</text:p>
              </table:table-cell>
              <table:table-cell office:value-type="float" office:value="9.85058333333333">
                <text:p>9.8505833333333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1.60625">
                <text:p>21.60625</text:p>
              </table:table-cell>
              <table:table-cell office:value-type="float" office:value="10.0953055555556">
                <text:p>10.095305555555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1.7618333333333">
                <text:p>21.7618333333333</text:p>
              </table:table-cell>
              <table:table-cell office:value-type="float" office:value="10.3380555555556">
                <text:p>10.338055555555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1.9076388888889">
                <text:p>21.9076388888889</text:p>
              </table:table-cell>
              <table:table-cell office:value-type="float" office:value="10.5788333333333">
                <text:p>10.578833333333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2.0435555555556">
                <text:p>22.0435555555556</text:p>
              </table:table-cell>
              <table:table-cell office:value-type="float" office:value="10.8175833333333">
                <text:p>10.817583333333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2.1694722222222">
                <text:p>22.1694722222222</text:p>
              </table:table-cell>
              <table:table-cell office:value-type="float" office:value="11.0543055555556">
                <text:p>11.054305555555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2.28525">
                <text:p>22.28525</text:p>
              </table:table-cell>
              <table:table-cell office:value-type="float" office:value="11.2889444444444">
                <text:p>11.288944444444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2.3908333333333">
                <text:p>22.3908333333333</text:p>
              </table:table-cell>
              <table:table-cell office:value-type="float" office:value="11.5215277777778">
                <text:p>11.521527777777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2.4860833333333">
                <text:p>22.4860833333333</text:p>
              </table:table-cell>
              <table:table-cell office:value-type="float" office:value="11.752">
                <text:p>11.75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2.5709444444444">
                <text:p>22.5709444444444</text:p>
              </table:table-cell>
              <table:table-cell office:value-type="float" office:value="11.9803333333333">
                <text:p>11.980333333333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2.6453055555556">
                <text:p>22.6453055555556</text:p>
              </table:table-cell>
              <table:table-cell office:value-type="float" office:value="12.2065">
                <text:p>12.206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2.7090833333333">
                <text:p>22.7090833333333</text:p>
              </table:table-cell>
              <table:table-cell office:value-type="float" office:value="12.4305">
                <text:p>12.430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2.7622222222222">
                <text:p>22.7622222222222</text:p>
              </table:table-cell>
              <table:table-cell office:value-type="float" office:value="12.65225">
                <text:p>12.6522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2.8046388888889">
                <text:p>22.8046388888889</text:p>
              </table:table-cell>
              <table:table-cell office:value-type="float" office:value="12.8717777777778">
                <text:p>12.871777777777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2.83625">
                <text:p>22.83625</text:p>
              </table:table-cell>
              <table:table-cell office:value-type="float" office:value="13.089">
                <text:p>13.08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2.8570555555556">
                <text:p>22.8570555555556</text:p>
              </table:table-cell>
              <table:table-cell office:value-type="float" office:value="13.3039166666667">
                <text:p>13.303916666666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2.867">
                <text:p>22.867</text:p>
              </table:table-cell>
              <table:table-cell office:value-type="float" office:value="13.5165">
                <text:p>13.516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2.866">
                <text:p>22.866</text:p>
              </table:table-cell>
              <table:table-cell office:value-type="float" office:value="13.7266944444444">
                <text:p>13.726694444444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2.8540555555556">
                <text:p>22.8540555555556</text:p>
              </table:table-cell>
              <table:table-cell office:value-type="float" office:value="13.9345277777778">
                <text:p>13.934527777777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.8311666666667">
                <text:p>22.8311666666667</text:p>
              </table:table-cell>
              <table:table-cell office:value-type="float" office:value="14.1399166666667">
                <text:p>14.139916666666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.7972777777778">
                <text:p>22.7972777777778</text:p>
              </table:table-cell>
              <table:table-cell office:value-type="float" office:value="14.3428611111111">
                <text:p>14.342861111111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.7524166666667">
                <text:p>22.7524166666667</text:p>
              </table:table-cell>
              <table:table-cell office:value-type="float" office:value="14.5433333333333">
                <text:p>14.543333333333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.6965833333333">
                <text:p>22.6965833333333</text:p>
              </table:table-cell>
              <table:table-cell office:value-type="float" office:value="14.7413333333333">
                <text:p>14.741333333333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.6297777777778">
                <text:p>22.6297777777778</text:p>
              </table:table-cell>
              <table:table-cell office:value-type="float" office:value="14.9368333333333">
                <text:p>14.936833333333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.5520277777778">
                <text:p>22.5520277777778</text:p>
              </table:table-cell>
              <table:table-cell office:value-type="float" office:value="15.1298055555556">
                <text:p>15.129805555555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.4633611111111">
                <text:p>22.4633611111111</text:p>
              </table:table-cell>
              <table:table-cell office:value-type="float" office:value="15.32025">
                <text:p>15.3202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.3638055555556">
                <text:p>22.3638055555556</text:p>
              </table:table-cell>
              <table:table-cell office:value-type="float" office:value="15.5081388888889">
                <text:p>15.508138888888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.2534166666667">
                <text:p>22.2534166666667</text:p>
              </table:table-cell>
              <table:table-cell office:value-type="float" office:value="15.6934722222222">
                <text:p>15.693472222222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.1322222222222">
                <text:p>22.1322222222222</text:p>
              </table:table-cell>
              <table:table-cell office:value-type="float" office:value="15.87625">
                <text:p>15.8762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2.0003333333333">
                <text:p>22.0003333333333</text:p>
              </table:table-cell>
              <table:table-cell office:value-type="float" office:value="16.0564444444444">
                <text:p>16.056444444444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.85775">
                <text:p>21.85775</text:p>
              </table:table-cell>
              <table:table-cell office:value-type="float" office:value="16.2340555555556">
                <text:p>16.234055555555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.7046111111111">
                <text:p>21.7046111111111</text:p>
              </table:table-cell>
              <table:table-cell office:value-type="float" office:value="16.4090833333333">
                <text:p>16.409083333333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.5409444444444">
                <text:p>21.5409444444444</text:p>
              </table:table-cell>
              <table:table-cell office:value-type="float" office:value="16.5815555555556">
                <text:p>16.581555555555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.3668611111111">
                <text:p>21.3668611111111</text:p>
              </table:table-cell>
              <table:table-cell office:value-type="float" office:value="16.7514166666667">
                <text:p>16.751416666666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1.1824722222222">
                <text:p>21.1824722222222</text:p>
              </table:table-cell>
              <table:table-cell office:value-type="float" office:value="16.9187222222222">
                <text:p>16.918722222222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0.9878333333333">
                <text:p>20.9878333333333</text:p>
              </table:table-cell>
              <table:table-cell office:value-type="float" office:value="17.0834444444444">
                <text:p>17.083444444444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0.7830555555556">
                <text:p>20.7830555555556</text:p>
              </table:table-cell>
              <table:table-cell office:value-type="float" office:value="17.2455833333333">
                <text:p>17.245583333333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0.5682777777778">
                <text:p>20.5682777777778</text:p>
              </table:table-cell>
              <table:table-cell office:value-type="float" office:value="17.4051666666667">
                <text:p>17.405166666666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0.3435833333333">
                <text:p>20.3435833333333</text:p>
              </table:table-cell>
              <table:table-cell office:value-type="float" office:value="17.5621666666667">
                <text:p>17.562166666666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0.1091111111111">
                <text:p>20.1091111111111</text:p>
              </table:table-cell>
              <table:table-cell office:value-type="float" office:value="17.7166111111111">
                <text:p>17.716611111111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9.8649722222222">
                <text:p>19.8649722222222</text:p>
              </table:table-cell>
              <table:table-cell office:value-type="float" office:value="17.8684722222222">
                <text:p>17.868472222222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9.6113055555556">
                <text:p>19.6113055555556</text:p>
              </table:table-cell>
              <table:table-cell office:value-type="float" office:value="18.0177222222222">
                <text:p>18.017722222222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9.3482222222222">
                <text:p>19.3482222222222</text:p>
              </table:table-cell>
              <table:table-cell office:value-type="float" office:value="18.1644166666667">
                <text:p>18.164416666666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9.0758888888889">
                <text:p>19.0758888888889</text:p>
              </table:table-cell>
              <table:table-cell office:value-type="float" office:value="18.3085555555556">
                <text:p>18.308555555555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8.7944444444444">
                <text:p>18.7944444444444</text:p>
              </table:table-cell>
              <table:table-cell office:value-type="float" office:value="18.4500833333333">
                <text:p>18.450083333333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8.5040277777778">
                <text:p>18.5040277777778</text:p>
              </table:table-cell>
              <table:table-cell office:value-type="float" office:value="18.5890555555556">
                <text:p>18.589055555555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8.2047777777778">
                <text:p>18.2047777777778</text:p>
              </table:table-cell>
              <table:table-cell office:value-type="float" office:value="18.7254444444444">
                <text:p>18.725444444444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7.8968888888889">
                <text:p>17.8968888888889</text:p>
              </table:table-cell>
              <table:table-cell office:value-type="float" office:value="18.85925">
                <text:p>18.8592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7.5805277777778">
                <text:p>17.5805277777778</text:p>
              </table:table-cell>
              <table:table-cell office:value-type="float" office:value="18.9905277777778">
                <text:p>18.990527777777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7.2558333333333">
                <text:p>17.2558333333333</text:p>
              </table:table-cell>
              <table:table-cell office:value-type="float" office:value="19.11925">
                <text:p>19.1192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6.9229722222222">
                <text:p>16.9229722222222</text:p>
              </table:table-cell>
              <table:table-cell office:value-type="float" office:value="19.2454444444444">
                <text:p>19.245444444444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6.5821388888889">
                <text:p>16.5821388888889</text:p>
              </table:table-cell>
              <table:table-cell office:value-type="float" office:value="19.3691111111111">
                <text:p>19.369111111111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6.2335">
                <text:p>16.2335</text:p>
              </table:table-cell>
              <table:table-cell office:value-type="float" office:value="19.4902777777778">
                <text:p>19.490277777777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5.87725">
                <text:p>15.87725</text:p>
              </table:table-cell>
              <table:table-cell office:value-type="float" office:value="19.6089722222222">
                <text:p>19.608972222222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5.5135277777778">
                <text:p>15.5135277777778</text:p>
              </table:table-cell>
              <table:table-cell office:value-type="float" office:value="19.7251944444444">
                <text:p>19.725194444444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5.1425833333333">
                <text:p>15.1425833333333</text:p>
              </table:table-cell>
              <table:table-cell office:value-type="float" office:value="19.8389722222222">
                <text:p>19.838972222222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.7645555555556">
                <text:p>14.7645555555556</text:p>
              </table:table-cell>
              <table:table-cell office:value-type="float" office:value="19.9503333333333">
                <text:p>19.950333333333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4.3796388888889">
                <text:p>14.3796388888889</text:p>
              </table:table-cell>
              <table:table-cell office:value-type="float" office:value="20.0593055555556">
                <text:p>20.059305555555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3.9880277777778">
                <text:p>13.9880277777778</text:p>
              </table:table-cell>
              <table:table-cell office:value-type="float" office:value="20.1659444444444">
                <text:p>20.165944444444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3.5899444444444">
                <text:p>13.5899444444444</text:p>
              </table:table-cell>
              <table:table-cell office:value-type="float" office:value="20.27025">
                <text:p>20.2702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3.1855555555556">
                <text:p>13.1855555555556</text:p>
              </table:table-cell>
              <table:table-cell office:value-type="float" office:value="20.37225">
                <text:p>20.3722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.7750277777778">
                <text:p>12.7750277777778</text:p>
              </table:table-cell>
              <table:table-cell office:value-type="float" office:value="20.472">
                <text:p>20.47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.3585833333333">
                <text:p>12.3585833333333</text:p>
              </table:table-cell>
              <table:table-cell office:value-type="float" office:value="20.5695555555556">
                <text:p>20.569555555555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1.9364444444444">
                <text:p>11.9364444444444</text:p>
              </table:table-cell>
              <table:table-cell office:value-type="float" office:value="20.6649166666667">
                <text:p>20.664916666666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1.5087222222222">
                <text:p>11.5087222222222</text:p>
              </table:table-cell>
              <table:table-cell office:value-type="float" office:value="20.7581111111111">
                <text:p>20.758111111111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1.0756944444444">
                <text:p>11.0756944444444</text:p>
              </table:table-cell>
              <table:table-cell office:value-type="float" office:value="20.8492222222222">
                <text:p>20.849222222222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.6375">
                <text:p>10.6375</text:p>
              </table:table-cell>
              <table:table-cell office:value-type="float" office:value="20.93825">
                <text:p>20.9382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.1943333333333">
                <text:p>10.1943333333333</text:p>
              </table:table-cell>
              <table:table-cell office:value-type="float" office:value="21.02525">
                <text:p>21.0252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.74641666666667">
                <text:p>9.74641666666667</text:p>
              </table:table-cell>
              <table:table-cell office:value-type="float" office:value="21.11025">
                <text:p>21.1102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.29391666666667">
                <text:p>9.29391666666667</text:p>
              </table:table-cell>
              <table:table-cell office:value-type="float" office:value="21.1932777777778">
                <text:p>21.193277777777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.83702777777778">
                <text:p>8.83702777777778</text:p>
              </table:table-cell>
              <table:table-cell office:value-type="float" office:value="21.2743611111111">
                <text:p>21.274361111111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.37597222222222">
                <text:p>8.37597222222222</text:p>
              </table:table-cell>
              <table:table-cell office:value-type="float" office:value="21.3535555555556">
                <text:p>21.353555555555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.91091666666667">
                <text:p>7.91091666666667</text:p>
              </table:table-cell>
              <table:table-cell office:value-type="float" office:value="21.4309166666667">
                <text:p>21.430916666666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.44208333333333">
                <text:p>7.44208333333333</text:p>
              </table:table-cell>
              <table:table-cell office:value-type="float" office:value="21.5064444444444">
                <text:p>21.506444444444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.96966666666667">
                <text:p>6.96966666666667</text:p>
              </table:table-cell>
              <table:table-cell office:value-type="float" office:value="21.5801944444444">
                <text:p>21.580194444444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.49386111111111">
                <text:p>6.49386111111111</text:p>
              </table:table-cell>
              <table:table-cell office:value-type="float" office:value="21.6522222222222">
                <text:p>21.652222222222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.01486111111111">
                <text:p>6.01486111111111</text:p>
              </table:table-cell>
              <table:table-cell office:value-type="float" office:value="21.7225555555556">
                <text:p>21.722555555555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.53286111111111">
                <text:p>5.53286111111111</text:p>
              </table:table-cell>
              <table:table-cell office:value-type="float" office:value="21.79125">
                <text:p>21.7912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.04808333333333">
                <text:p>5.04808333333333</text:p>
              </table:table-cell>
              <table:table-cell office:value-type="float" office:value="21.8583611111111">
                <text:p>21.858361111111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.56075">
                <text:p>4.56075</text:p>
              </table:table-cell>
              <table:table-cell office:value-type="float" office:value="21.9239444444444">
                <text:p>21.923944444444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.07102777777778">
                <text:p>4.07102777777778</text:p>
              </table:table-cell>
              <table:table-cell office:value-type="float" office:value="21.9880277777778">
                <text:p>21.988027777777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.57913888888889">
                <text:p>3.57913888888889</text:p>
              </table:table-cell>
              <table:table-cell office:value-type="float" office:value="22.0506666666667">
                <text:p>22.050666666666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.08527777777778">
                <text:p>3.08527777777778</text:p>
              </table:table-cell>
              <table:table-cell office:value-type="float" office:value="22.1119166666667">
                <text:p>22.111916666666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58966666666667">
                <text:p>2.58966666666667</text:p>
              </table:table-cell>
              <table:table-cell office:value-type="float" office:value="22.1718611111111">
                <text:p>22.171861111111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09252777777778">
                <text:p>2.09252777777778</text:p>
              </table:table-cell>
              <table:table-cell office:value-type="float" office:value="22.2305555555556">
                <text:p>22.230555555555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59402777777778">
                <text:p>1.59402777777778</text:p>
              </table:table-cell>
              <table:table-cell office:value-type="float" office:value="22.288">
                <text:p>22.28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09441666666667">
                <text:p>1.09441666666667</text:p>
              </table:table-cell>
              <table:table-cell office:value-type="float" office:value="22.3443333333333">
                <text:p>22.344333333333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593861111111111">
                <text:p>0.593861111111111</text:p>
              </table:table-cell>
              <table:table-cell office:value-type="float" office:value="22.3995833333333">
                <text:p>22.399583333333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925833333333333">
                <text:p>0.0925833333333333</text:p>
              </table:table-cell>
              <table:table-cell office:value-type="float" office:value="22.4537777777778">
                <text:p>22.453777777777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0.409194444444444">
                <text:p>-0.409194444444444</text:p>
              </table:table-cell>
              <table:table-cell office:value-type="float" office:value="22.5070277777778">
                <text:p>22.507027777777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911277777777778">
                <text:p>-0.911277777777778</text:p>
              </table:table-cell>
              <table:table-cell office:value-type="float" office:value="22.5593888888889">
                <text:p>22.559388888888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1.41344444444444">
                <text:p>-1.41344444444444</text:p>
              </table:table-cell>
              <table:table-cell office:value-type="float" office:value="22.6109166666667">
                <text:p>22.610916666666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1.91552777777778">
                <text:p>-1.91552777777778</text:p>
              </table:table-cell>
              <table:table-cell office:value-type="float" office:value="22.6616388888889">
                <text:p>22.661638888888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2.41727777777778">
                <text:p>-2.41727777777778</text:p>
              </table:table-cell>
              <table:table-cell office:value-type="float" office:value="22.7116388888889">
                <text:p>22.711638888888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2.91852777777778">
                <text:p>-2.91852777777778</text:p>
              </table:table-cell>
              <table:table-cell office:value-type="float" office:value="22.761">
                <text:p>22.76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3.41905555555556">
                <text:p>-3.41905555555556</text:p>
              </table:table-cell>
              <table:table-cell office:value-type="float" office:value="22.8097222222222">
                <text:p>22.809722222222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3.91866666666667">
                <text:p>-3.91866666666667</text:p>
              </table:table-cell>
              <table:table-cell office:value-type="float" office:value="22.8578888888889">
                <text:p>22.857888888888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4.41716666666667">
                <text:p>-4.41716666666667</text:p>
              </table:table-cell>
              <table:table-cell office:value-type="float" office:value="22.9055277777778">
                <text:p>22.905527777777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4.91433333333333">
                <text:p>-4.91433333333333</text:p>
              </table:table-cell>
              <table:table-cell office:value-type="float" office:value="22.9527222222222">
                <text:p>22.952722222222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5.40994444444445">
                <text:p>-5.40994444444445</text:p>
              </table:table-cell>
              <table:table-cell office:value-type="float" office:value="22.9995">
                <text:p>22.999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5.90383333333333">
                <text:p>-5.90383333333333</text:p>
              </table:table-cell>
              <table:table-cell office:value-type="float" office:value="23.0459166666667">
                <text:p>23.045916666666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6.39575">
                <text:p>-6.39575</text:p>
              </table:table-cell>
              <table:table-cell office:value-type="float" office:value="23.092">
                <text:p>23.09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6.88552777777778">
                <text:p>-6.88552777777778</text:p>
              </table:table-cell>
              <table:table-cell office:value-type="float" office:value="23.1378333333333">
                <text:p>23.137833333333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7.37291666666667">
                <text:p>-7.37291666666667</text:p>
              </table:table-cell>
              <table:table-cell office:value-type="float" office:value="23.1834166666667">
                <text:p>23.183416666666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7.85769444444444">
                <text:p>-7.85769444444444</text:p>
              </table:table-cell>
              <table:table-cell office:value-type="float" office:value="23.2288055555556">
                <text:p>23.228805555555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8.33966666666667">
                <text:p>-8.33966666666667</text:p>
              </table:table-cell>
              <table:table-cell office:value-type="float" office:value="23.2740277777778">
                <text:p>23.274027777777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8.81863888888889">
                <text:p>-8.81863888888889</text:p>
              </table:table-cell>
              <table:table-cell office:value-type="float" office:value="23.3191666666667">
                <text:p>23.319166666666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9.29436111111111">
                <text:p>-9.29436111111111</text:p>
              </table:table-cell>
              <table:table-cell office:value-type="float" office:value="23.3641944444444">
                <text:p>23.364194444444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9.76661111111111">
                <text:p>-9.76661111111111</text:p>
              </table:table-cell>
              <table:table-cell office:value-type="float" office:value="23.4091944444444">
                <text:p>23.409194444444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10.2351666666667">
                <text:p>-10.2351666666667</text:p>
              </table:table-cell>
              <table:table-cell office:value-type="float" office:value="23.4541666666667">
                <text:p>23.454166666666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10.6998333333333">
                <text:p>-10.6998333333333</text:p>
              </table:table-cell>
              <table:table-cell office:value-type="float" office:value="23.4991388888889">
                <text:p>23.499138888888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11.1603611111111">
                <text:p>-11.1603611111111</text:p>
              </table:table-cell>
              <table:table-cell office:value-type="float" office:value="23.5441388888889">
                <text:p>23.544138888888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11.6165555555556">
                <text:p>-11.6165555555556</text:p>
              </table:table-cell>
              <table:table-cell office:value-type="float" office:value="23.5891666666667">
                <text:p>23.589166666666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12.0681388888889">
                <text:p>-12.0681388888889</text:p>
              </table:table-cell>
              <table:table-cell office:value-type="float" office:value="23.6342777777778">
                <text:p>23.634277777777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12.5149444444444">
                <text:p>-12.5149444444444</text:p>
              </table:table-cell>
              <table:table-cell office:value-type="float" office:value="23.6794444444444">
                <text:p>23.679444444444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12.9566944444444">
                <text:p>-12.9566944444444</text:p>
              </table:table-cell>
              <table:table-cell office:value-type="float" office:value="23.7246944444444">
                <text:p>23.724694444444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13.3931666666667">
                <text:p>-13.3931666666667</text:p>
              </table:table-cell>
              <table:table-cell office:value-type="float" office:value="23.77">
                <text:p>23.7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13.8241944444444">
                <text:p>-13.8241944444444</text:p>
              </table:table-cell>
              <table:table-cell office:value-type="float" office:value="23.8153888888889">
                <text:p>23.815388888888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14.2494722222222">
                <text:p>-14.2494722222222</text:p>
              </table:table-cell>
              <table:table-cell office:value-type="float" office:value="23.8608333333333">
                <text:p>23.860833333333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14.6688333333333">
                <text:p>-14.6688333333333</text:p>
              </table:table-cell>
              <table:table-cell office:value-type="float" office:value="23.9063055555556">
                <text:p>23.906305555555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15.0820277777778">
                <text:p>-15.0820277777778</text:p>
              </table:table-cell>
              <table:table-cell office:value-type="float" office:value="23.9517777777778">
                <text:p>23.951777777777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15.4888611111111">
                <text:p>-15.4888611111111</text:p>
              </table:table-cell>
              <table:table-cell office:value-type="float" office:value="23.99725">
                <text:p>23.9972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15.8890833333333">
                <text:p>-15.8890833333333</text:p>
              </table:table-cell>
              <table:table-cell office:value-type="float" office:value="24.0426111111111">
                <text:p>24.042611111111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16.2824722222222">
                <text:p>-16.2824722222222</text:p>
              </table:table-cell>
              <table:table-cell office:value-type="float" office:value="24.0878611111111">
                <text:p>24.087861111111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16.6688611111111">
                <text:p>-16.6688611111111</text:p>
              </table:table-cell>
              <table:table-cell office:value-type="float" office:value="24.1329444444444">
                <text:p>24.132944444444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17.0479722222222">
                <text:p>-17.0479722222222</text:p>
              </table:table-cell>
              <table:table-cell office:value-type="float" office:value="24.1777777777778">
                <text:p>24.177777777777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17.4196111111111">
                <text:p>-17.4196111111111</text:p>
              </table:table-cell>
              <table:table-cell office:value-type="float" office:value="24.2223055555556">
                <text:p>24.222305555555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17.7835555555556">
                <text:p>-17.7835555555556</text:p>
              </table:table-cell>
              <table:table-cell office:value-type="float" office:value="24.2664444444444">
                <text:p>24.266444444444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18.1396111111111">
                <text:p>-18.1396111111111</text:p>
              </table:table-cell>
              <table:table-cell office:value-type="float" office:value="24.3100833333333">
                <text:p>24.310083333333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18.4875555555556">
                <text:p>-18.4875555555556</text:p>
              </table:table-cell>
              <table:table-cell office:value-type="float" office:value="24.3531944444444">
                <text:p>24.353194444444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18.8271666666667">
                <text:p>-18.8271666666667</text:p>
              </table:table-cell>
              <table:table-cell office:value-type="float" office:value="24.3956111111111">
                <text:p>24.395611111111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19.15825">
                <text:p>-19.15825</text:p>
              </table:table-cell>
              <table:table-cell office:value-type="float" office:value="24.4373055555556">
                <text:p>24.437305555555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19.4805555555556">
                <text:p>-19.4805555555556</text:p>
              </table:table-cell>
              <table:table-cell office:value-type="float" office:value="24.4781111111111">
                <text:p>24.478111111111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19.7939166666667">
                <text:p>-19.7939166666667</text:p>
              </table:table-cell>
              <table:table-cell office:value-type="float" office:value="24.5179722222222">
                <text:p>24.517972222222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20.0981388888889">
                <text:p>-20.0981388888889</text:p>
              </table:table-cell>
              <table:table-cell office:value-type="float" office:value="24.55675">
                <text:p>24.5567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20.3929722222222">
                <text:p>-20.3929722222222</text:p>
              </table:table-cell>
              <table:table-cell office:value-type="float" office:value="24.5943611111111">
                <text:p>24.594361111111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20.67825">
                <text:p>-20.67825</text:p>
              </table:table-cell>
              <table:table-cell office:value-type="float" office:value="24.6306666666667">
                <text:p>24.630666666666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20.95375">
                <text:p>-20.95375</text:p>
              </table:table-cell>
              <table:table-cell office:value-type="float" office:value="24.6655555555556">
                <text:p>24.665555555555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21.2193333333333">
                <text:p>-21.2193333333333</text:p>
              </table:table-cell>
              <table:table-cell office:value-type="float" office:value="24.6989166666667">
                <text:p>24.698916666666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21.47475">
                <text:p>-21.47475</text:p>
              </table:table-cell>
              <table:table-cell office:value-type="float" office:value="24.7306944444444">
                <text:p>24.730694444444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21.7198611111111">
                <text:p>-21.7198611111111</text:p>
              </table:table-cell>
              <table:table-cell office:value-type="float" office:value="24.7607222222222">
                <text:p>24.760722222222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21.9544444444444">
                <text:p>-21.9544444444444</text:p>
              </table:table-cell>
              <table:table-cell office:value-type="float" office:value="24.7889444444444">
                <text:p>24.788944444444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22.1783611111111">
                <text:p>-22.1783611111111</text:p>
              </table:table-cell>
              <table:table-cell office:value-type="float" office:value="24.81525">
                <text:p>24.8152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22.3914444444444">
                <text:p>-22.3914444444444</text:p>
              </table:table-cell>
              <table:table-cell office:value-type="float" office:value="24.8395833333333">
                <text:p>24.839583333333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22.5935">
                <text:p>-22.5935</text:p>
              </table:table-cell>
              <table:table-cell office:value-type="float" office:value="24.8618611111111">
                <text:p>24.861861111111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22.7844166666667">
                <text:p>-22.7844166666667</text:p>
              </table:table-cell>
              <table:table-cell office:value-type="float" office:value="24.882">
                <text:p>24.88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22.964">
                <text:p>-22.964</text:p>
              </table:table-cell>
              <table:table-cell office:value-type="float" office:value="24.8999444444444">
                <text:p>24.899944444444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23.1321388888889">
                <text:p>-23.1321388888889</text:p>
              </table:table-cell>
              <table:table-cell office:value-type="float" office:value="24.9156666666667">
                <text:p>24.915666666666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23.2887222222222">
                <text:p>-23.2887222222222</text:p>
              </table:table-cell>
              <table:table-cell office:value-type="float" office:value="24.9291388888889">
                <text:p>24.929138888888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23.4335833333333">
                <text:p>-23.4335833333333</text:p>
              </table:table-cell>
              <table:table-cell office:value-type="float" office:value="24.9403055555556">
                <text:p>24.940305555555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23.5666388888889">
                <text:p>-23.5666388888889</text:p>
              </table:table-cell>
              <table:table-cell office:value-type="float" office:value="24.9491944444444">
                <text:p>24.949194444444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23.6878055555556">
                <text:p>-23.6878055555556</text:p>
              </table:table-cell>
              <table:table-cell office:value-type="float" office:value="24.95575">
                <text:p>24.9557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23.7969166666667">
                <text:p>-23.7969166666667</text:p>
              </table:table-cell>
              <table:table-cell office:value-type="float" office:value="24.9600277777778">
                <text:p>24.960027777777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23.8939444444444">
                <text:p>-23.8939444444444</text:p>
              </table:table-cell>
              <table:table-cell office:value-type="float" office:value="24.9620277777778">
                <text:p>24.962027777777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23.9787777777778">
                <text:p>-23.9787777777778</text:p>
              </table:table-cell>
              <table:table-cell office:value-type="float" office:value="24.9617777777778">
                <text:p>24.961777777777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24.0513888888889">
                <text:p>-24.0513888888889</text:p>
              </table:table-cell>
              <table:table-cell office:value-type="float" office:value="24.9593333333333">
                <text:p>24.959333333333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24.1116388888889">
                <text:p>-24.1116388888889</text:p>
              </table:table-cell>
              <table:table-cell office:value-type="float" office:value="24.9547777777778">
                <text:p>24.954777777777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24.1595555555556">
                <text:p>-24.1595555555556</text:p>
              </table:table-cell>
              <table:table-cell office:value-type="float" office:value="24.9481388888889">
                <text:p>24.948138888888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24.1950555555556">
                <text:p>-24.1950555555556</text:p>
              </table:table-cell>
              <table:table-cell office:value-type="float" office:value="24.9395277777778">
                <text:p>24.939527777777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24.2181111111111">
                <text:p>-24.2181111111111</text:p>
              </table:table-cell>
              <table:table-cell office:value-type="float" office:value="24.9290277777778">
                <text:p>24.929027777777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24.2286944444444">
                <text:p>-24.2286944444444</text:p>
              </table:table-cell>
              <table:table-cell office:value-type="float" office:value="24.9167777777778">
                <text:p>24.916777777777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24.2267777777778">
                <text:p>-24.2267777777778</text:p>
              </table:table-cell>
              <table:table-cell office:value-type="float" office:value="24.9028333333333">
                <text:p>24.902833333333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24.2123611111111">
                <text:p>-24.2123611111111</text:p>
              </table:table-cell>
              <table:table-cell office:value-type="float" office:value="24.8873888888889">
                <text:p>24.887388888888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24.1854722222222">
                <text:p>-24.1854722222222</text:p>
              </table:table-cell>
              <table:table-cell office:value-type="float" office:value="24.8705555555556">
                <text:p>24.870555555555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24.1461111111111">
                <text:p>-24.1461111111111</text:p>
              </table:table-cell>
              <table:table-cell office:value-type="float" office:value="24.8524444444444">
                <text:p>24.852444444444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24.0943055555556">
                <text:p>-24.0943055555556</text:p>
              </table:table-cell>
              <table:table-cell office:value-type="float" office:value="24.8332222222222">
                <text:p>24.833222222222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24.0300555555556">
                <text:p>-24.0300555555556</text:p>
              </table:table-cell>
              <table:table-cell office:value-type="float" office:value="24.8130833333333">
                <text:p>24.813083333333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23.9534444444444">
                <text:p>-23.9534444444444</text:p>
              </table:table-cell>
              <table:table-cell office:value-type="float" office:value="24.7921111111111">
                <text:p>24.792111111111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23.8645">
                <text:p>-23.8645</text:p>
              </table:table-cell>
              <table:table-cell office:value-type="float" office:value="24.7705277777778">
                <text:p>24.770527777777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23.7633055555556">
                <text:p>-23.7633055555556</text:p>
              </table:table-cell>
              <table:table-cell office:value-type="float" office:value="24.7484444444444">
                <text:p>24.748444444444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23.6498888888889">
                <text:p>-23.6498888888889</text:p>
              </table:table-cell>
              <table:table-cell office:value-type="float" office:value="24.7260833333333">
                <text:p>24.726083333333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23.5243611111111">
                <text:p>-23.5243611111111</text:p>
              </table:table-cell>
              <table:table-cell office:value-type="float" office:value="24.7035555555556">
                <text:p>24.703555555555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23.3868333333333">
                <text:p>-23.3868333333333</text:p>
              </table:table-cell>
              <table:table-cell office:value-type="float" office:value="24.6810277777778">
                <text:p>24.681027777777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23.2373611111111">
                <text:p>-23.2373611111111</text:p>
              </table:table-cell>
              <table:table-cell office:value-type="float" office:value="24.6586944444444">
                <text:p>24.658694444444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23.0760833333333">
                <text:p>-23.0760833333333</text:p>
              </table:table-cell>
              <table:table-cell office:value-type="float" office:value="24.6366666666667">
                <text:p>24.636666666666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22.9031111111111">
                <text:p>-22.9031111111111</text:p>
              </table:table-cell>
              <table:table-cell office:value-type="float" office:value="24.6150555555556">
                <text:p>24.615055555555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22.7185555555556">
                <text:p>-22.7185555555556</text:p>
              </table:table-cell>
              <table:table-cell office:value-type="float" office:value="24.5940555555556">
                <text:p>24.594055555555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22.5225555555556">
                <text:p>-22.5225555555556</text:p>
              </table:table-cell>
              <table:table-cell office:value-type="float" office:value="24.5737222222222">
                <text:p>24.573722222222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22.3152777777778">
                <text:p>-22.3152777777778</text:p>
              </table:table-cell>
              <table:table-cell office:value-type="float" office:value="24.5542222222222">
                <text:p>24.55422222222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